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10000000F86A92D6C323385C9.png" manifest:media-type="image/png"/>
  <manifest:file-entry manifest:full-path="Pictures/10000000000000090000000710D202AE0C5B062A.png" manifest:media-type="image/png"/>
  <manifest:file-entry manifest:full-path="Pictures/10000000000001E600000003E45AE5F1ABD5D679.png" manifest:media-type="image/png"/>
  <manifest:file-entry manifest:full-path="Pictures/100000000000002400000009ACBBF74EFECD97EA.png" manifest:media-type="image/png"/>
  <manifest:file-entry manifest:full-path="Pictures/100000000000003D000000064AA0F38FAB968871.png" manifest:media-type="image/png"/>
  <manifest:file-entry manifest:full-path="Pictures/1000000000000024000000037F93EDC2BD99815F.png" manifest:media-type="image/png"/>
  <manifest:file-entry manifest:full-path="Pictures/10000000000000120000000388BF3EED12D0A6AC.png" manifest:media-type="image/png"/>
  <manifest:file-entry manifest:full-path="Pictures/100000000000002400000003A8453AC9CAF27EB9.png" manifest:media-type="image/png"/>
  <manifest:file-entry manifest:full-path="Pictures/10000000000000240000000578262D540C22A64A.png" manifest:media-type="image/png"/>
  <manifest:file-entry manifest:full-path="Pictures/100000000000001200000003DB79BFA403BCC06C.png" manifest:media-type="image/png"/>
  <manifest:file-entry manifest:full-path="Pictures/100000000000002400000003261174663D4EDD4F.png" manifest:media-type="image/png"/>
  <manifest:file-entry manifest:full-path="Pictures/10000000000000240000001042B25588E4648FB2.png" manifest:media-type="image/png"/>
  <manifest:file-entry manifest:full-path="Pictures/100000000000002400000003922F635B30FCB51F.png" manifest:media-type="image/png"/>
  <manifest:file-entry manifest:full-path="Pictures/1000000000000024000000035E23BC8377D10133.png" manifest:media-type="image/png"/>
  <manifest:file-entry manifest:full-path="Pictures/1000000000000024000000042A3B804261588ECD.png" manifest:media-type="image/png"/>
  <manifest:file-entry manifest:full-path="Pictures/100000000000001200000009CE9A14FA3CCA6E40.png" manifest:media-type="image/png"/>
  <manifest:file-entry manifest:full-path="Pictures/100000000000002500000016E7A280523A2AE1D1.png" manifest:media-type="image/png"/>
  <manifest:file-entry manifest:full-path="Pictures/100000000000008900000009BC2232E5AF144C33.png" manifest:media-type="image/png"/>
  <manifest:file-entry manifest:full-path="Pictures/10000000000000120000000343D831E62528E28F.png" manifest:media-type="image/png"/>
  <manifest:file-entry manifest:full-path="Pictures/100000000000008900000003174074961E04B08B.png" manifest:media-type="image/png"/>
  <manifest:file-entry manifest:full-path="Pictures/10000000000001E60000000350D719117575A54E.png" manifest:media-type="image/png"/>
  <manifest:file-entry manifest:full-path="Pictures/1000000000000024000000035FCEBD60ADDB9507.png" manifest:media-type="image/png"/>
  <manifest:file-entry manifest:full-path="Pictures/1000000000000024000000038DE39FB5B9BD9562.png" manifest:media-type="image/png"/>
  <manifest:file-entry manifest:full-path="Pictures/1000000000000094000000037F0D0F2383C7BF03.png" manifest:media-type="image/png"/>
  <manifest:file-entry manifest:full-path="Pictures/1000000000000024000000034DAFB295073BF1F5.png" manifest:media-type="image/png"/>
  <manifest:file-entry manifest:full-path="Pictures/10000000000000240000000399AF640640F3D3A8.png" manifest:media-type="image/png"/>
  <manifest:file-entry manifest:full-path="Pictures/10000000000000240000000AF1872D505DBC608C.png" manifest:media-type="image/png"/>
  <manifest:file-entry manifest:full-path="Pictures/10000000000000890000000364EB8D982E0B8467.png" manifest:media-type="image/png"/>
  <manifest:file-entry manifest:full-path="Pictures/100000000000002400000005FABA5C322C1478AF.png" manifest:media-type="image/png"/>
  <manifest:file-entry manifest:full-path="Pictures/10000000000000120000000EF1FE800203D954FF.png" manifest:media-type="image/png"/>
  <manifest:file-entry manifest:full-path="Pictures/10000000000000120000001BE90717F0E70E4887.png" manifest:media-type="image/png"/>
  <manifest:file-entry manifest:full-path="Pictures/10000000000001E6000000062F0FDDA85A09CDEE.png" manifest:media-type="image/png"/>
  <manifest:file-entry manifest:full-path="Pictures/100000000000000900000007E3A1674A8BC4E52F.png" manifest:media-type="image/png"/>
  <manifest:file-entry manifest:full-path="Pictures/100000000000008900000003ACF2FD943165FE85.png" manifest:media-type="image/png"/>
  <manifest:file-entry manifest:full-path="Pictures/1000000000000024000000043BAB5F7FEB01102F.png" manifest:media-type="image/png"/>
  <manifest:file-entry manifest:full-path="Pictures/10000000000000240000000A9B3530D37ACE1488.png" manifest:media-type="image/png"/>
  <manifest:file-entry manifest:full-path="Pictures/100000000000002500000016B350C2263ACF9ABB.png" manifest:media-type="image/png"/>
  <manifest:file-entry manifest:full-path="Pictures/10000000000000240000000E28ED21E9EE05F0B3.png" manifest:media-type="image/png"/>
  <manifest:file-entry manifest:full-path="Pictures/100000000000002400000012AFFFF31569DC4983.png" manifest:media-type="image/png"/>
  <manifest:file-entry manifest:full-path="Pictures/10000000000000120000000356062B5E89C026B6.png" manifest:media-type="image/png"/>
  <manifest:file-entry manifest:full-path="Pictures/10000000000000240000000C7FB3F46499E45352.png" manifest:media-type="image/png"/>
  <manifest:file-entry manifest:full-path="Pictures/10000000000000110000001B0538F99845762FC7.png" manifest:media-type="image/png"/>
  <manifest:file-entry manifest:full-path="Pictures/10000000000000890000000398A7B44C73C0ACA5.png" manifest:media-type="image/png"/>
  <manifest:file-entry manifest:full-path="Pictures/100000000000002400000003FC7C591FBF57EB10.png" manifest:media-type="image/png"/>
  <manifest:file-entry manifest:full-path="Pictures/100000000000002400000014E62AB87615A77C37.png" manifest:media-type="image/png"/>
  <manifest:file-entry manifest:full-path="Pictures/10000000000000240000000BDBD67C5954DBB013.png" manifest:media-type="image/png"/>
  <manifest:file-entry manifest:full-path="Pictures/100000000000001200000003C217B94D6473A4BC.png" manifest:media-type="image/png"/>
  <manifest:file-entry manifest:full-path="Pictures/100000000000001200000003FB7E89B5A7AACBF1.png" manifest:media-type="image/png"/>
  <manifest:file-entry manifest:full-path="Pictures/100000000000001200000003A20CE1A5F800B3B6.png" manifest:media-type="image/png"/>
  <manifest:file-entry manifest:full-path="Pictures/1000000000000012000000042D755F5498B5D91A.png" manifest:media-type="image/png"/>
  <manifest:file-entry manifest:full-path="Pictures/10000000000000240000001312B36B1E3C31951A.png" manifest:media-type="image/png"/>
  <manifest:file-entry manifest:full-path="Pictures/10000000000000130000000F539929D0C067560D.png" manifest:media-type="image/png"/>
  <manifest:file-entry manifest:full-path="Pictures/100000000000001200000003E3E068C7EDB1D69A.png" manifest:media-type="image/png"/>
  <manifest:file-entry manifest:full-path="Pictures/1000000000000012000000038160331ECF232C1F.png" manifest:media-type="image/png"/>
  <manifest:file-entry manifest:full-path="Pictures/1000000000000012000000036087D86B06DE36DA.png" manifest:media-type="image/png"/>
  <manifest:file-entry manifest:full-path="Pictures/10000000000000030000001B175DCC540DDEB20A.png" manifest:media-type="image/png"/>
  <manifest:file-entry manifest:full-path="Pictures/1000000000000012000000032FE3F16B9F525326.png" manifest:media-type="image/png"/>
  <manifest:file-entry manifest:full-path="Pictures/100000000000002B000000034A3C1ED7E504D0AE.png" manifest:media-type="image/png"/>
  <manifest:file-entry manifest:full-path="Pictures/100000000000000700000007FBAF02C91331F0F6.png" manifest:media-type="image/png"/>
  <manifest:file-entry manifest:full-path="Pictures/10000000000000240000000D6B510BEC91A8F3FE.png" manifest:media-type="image/png"/>
  <manifest:file-entry manifest:full-path="Pictures/10000000000000070000000768F37BFDA43BE0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LTStd1" svg:font-family="HelveticaLTStd"/>
    <style:font-face style:name="Times1" svg:font-family="Times"/>
    <style:font-face style:name="TimesNewRoman1" svg:font-family="TimesNewRoman"/>
    <style:font-face style:name="DejaVu Sans1" svg:font-family="'DejaVu Sans'" style:font-pitch="variable"/>
    <style:font-face style:name="HelveticaLTStd" svg:font-family="HelveticaLTStd" style:font-pitch="variable"/>
    <style:font-face style:name="Liberation Serif1" svg:font-family="'Liberation Serif'" style:font-pitch="variable"/>
    <style:font-face style:name="Times" svg:font-family="Time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4119"/>
    </style:style>
    <style:style style:name="gr2" style:family="graphic" style:parent-style-name="standard">
      <style:graphic-properties draw:stroke="none" draw:fill="solid" draw:fill-color="#d04c21"/>
    </style:style>
    <style:style style:name="gr3" style:family="graphic" style:parent-style-name="standard">
      <style:graphic-properties draw:stroke="none" draw:fill="solid" draw:fill-color="#d4572b"/>
    </style:style>
    <style:style style:name="gr4" style:family="graphic" style:parent-style-name="standard">
      <style:graphic-properties draw:stroke="none" draw:fill="solid" draw:fill-color="#db7043"/>
    </style:style>
    <style:style style:name="gr5" style:family="graphic" style:parent-style-name="standard">
      <style:graphic-properties draw:stroke="none" draw:fill="solid" draw:fill-color="#d76436"/>
    </style:style>
    <style:style style:name="gr6" style:family="graphic" style:parent-style-name="standard">
      <style:graphic-properties draw:stroke="none" draw:fill="solid" draw:fill-color="#df7e51"/>
    </style:style>
    <style:style style:name="gr7" style:family="graphic" style:parent-style-name="standard">
      <style:graphic-properties draw:stroke="none" draw:fill="solid" draw:fill-color="#e38c61"/>
    </style:style>
    <style:style style:name="gr8" style:family="graphic" style:parent-style-name="standard">
      <style:graphic-properties draw:stroke="none" draw:fill="solid" draw:fill-color="#e79b73"/>
    </style:style>
    <style:style style:name="gr9" style:family="graphic" style:parent-style-name="standard">
      <style:graphic-properties draw:stroke="none" draw:fill="solid" draw:fill-color="#ebaa86"/>
    </style:style>
    <style:style style:name="gr10" style:family="graphic" style:parent-style-name="standard">
      <style:graphic-properties draw:stroke="none" draw:fill="solid" draw:fill-color="#efba9c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66686d"/>
    </style:style>
    <style:style style:name="gr15" style:family="graphic" style:parent-style-name="standard">
      <style:graphic-properties draw:stroke="none" draw:fill="solid" draw:fill-color="#3b3a3c"/>
    </style:style>
    <style:style style:name="gr16" style:family="graphic" style:parent-style-name="standard">
      <style:graphic-properties draw:stroke="none" draw:fill="solid" draw:fill-color="#464446"/>
    </style:style>
    <style:style style:name="gr17" style:family="graphic" style:parent-style-name="standard">
      <style:graphic-properties draw:stroke="none" draw:fill="solid" draw:fill-color="#524f51"/>
    </style:style>
    <style:style style:name="gr18" style:family="graphic" style:parent-style-name="standard">
      <style:graphic-properties draw:stroke="none" draw:fill="solid" draw:fill-color="#5f5c5e"/>
    </style:style>
    <style:style style:name="gr19" style:family="graphic" style:parent-style-name="standard">
      <style:graphic-properties draw:stroke="none" draw:fill="solid" draw:fill-color="#6d6a6b"/>
    </style:style>
    <style:style style:name="gr20" style:family="graphic" style:parent-style-name="standard">
      <style:graphic-properties draw:stroke="none" draw:fill="solid" draw:fill-color="#7c797a"/>
    </style:style>
    <style:style style:name="gr21" style:family="graphic" style:parent-style-name="standard">
      <style:graphic-properties draw:stroke="none" draw:fill="solid" draw:fill-color="#8d8a8b"/>
    </style:style>
    <style:style style:name="gr22" style:family="graphic" style:parent-style-name="standard">
      <style:graphic-properties draw:stroke="none" draw:fill="solid" draw:fill-color="#9f9d9d"/>
    </style:style>
    <style:style style:name="gr23" style:family="graphic" style:parent-style-name="standard">
      <style:graphic-properties draw:stroke="none" draw:fill="solid" draw:fill-color="#b2b1b2"/>
    </style:style>
    <style:style style:name="gr24" style:family="graphic" style:parent-style-name="standard">
      <style:graphic-properties draw:stroke="none" draw:fill="solid" draw:fill-color="#c7c7c8"/>
    </style:style>
    <style:style style:name="gr25" style:family="graphic" style:parent-style-name="standard">
      <style:graphic-properties draw:stroke="none" draw:fill="solid" draw:fill-color="#736996"/>
    </style:style>
    <style:style style:name="gr26" style:family="graphic" style:parent-style-name="standard">
      <style:graphic-properties draw:stroke="none" draw:fill="solid" draw:fill-color="#7c729d"/>
    </style:style>
    <style:style style:name="gr27" style:family="graphic" style:parent-style-name="standard">
      <style:graphic-properties draw:stroke="none" draw:fill="solid" draw:fill-color="#857ba4"/>
    </style:style>
    <style:style style:name="gr28" style:family="graphic" style:parent-style-name="standard">
      <style:graphic-properties draw:stroke="none" draw:fill="solid" draw:fill-color="#8f85ab"/>
    </style:style>
    <style:style style:name="gr29" style:family="graphic" style:parent-style-name="standard">
      <style:graphic-properties draw:stroke="none" draw:fill="solid" draw:fill-color="#998fb2"/>
    </style:style>
    <style:style style:name="gr30" style:family="graphic" style:parent-style-name="standard">
      <style:graphic-properties draw:stroke="none" draw:fill="solid" draw:fill-color="#a49aba"/>
    </style:style>
    <style:style style:name="gr31" style:family="graphic" style:parent-style-name="standard">
      <style:graphic-properties draw:stroke="none" draw:fill="solid" draw:fill-color="#afa6c2"/>
    </style:style>
    <style:style style:name="gr32" style:family="graphic" style:parent-style-name="standard">
      <style:graphic-properties draw:stroke="none" draw:fill="solid" draw:fill-color="#bab2ca"/>
    </style:style>
    <style:style style:name="gr33" style:family="graphic" style:parent-style-name="standard">
      <style:graphic-properties draw:stroke="none" draw:fill="solid" draw:fill-color="#c6bfd3"/>
    </style:style>
    <style:style style:name="gr34" style:family="graphic" style:parent-style-name="standard">
      <style:graphic-properties draw:stroke="none" draw:fill="solid" draw:fill-color="#d3ccdc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6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4d6424"/>
    </style:style>
    <style:style style:name="gr38" style:family="graphic" style:parent-style-name="standard">
      <style:graphic-properties draw:stroke="none" draw:fill="solid" draw:fill-color="#576c2d"/>
    </style:style>
    <style:style style:name="gr39" style:family="graphic" style:parent-style-name="standard">
      <style:graphic-properties draw:stroke="none" draw:fill="solid" draw:fill-color="#627437"/>
    </style:style>
    <style:style style:name="gr40" style:family="graphic" style:parent-style-name="standard">
      <style:graphic-properties draw:stroke="none" draw:fill="solid" draw:fill-color="#6d7d42"/>
    </style:style>
    <style:style style:name="gr41" style:family="graphic" style:parent-style-name="standard">
      <style:graphic-properties draw:stroke="none" draw:fill="solid" draw:fill-color="#79864e"/>
    </style:style>
    <style:style style:name="gr42" style:family="graphic" style:parent-style-name="standard">
      <style:graphic-properties draw:stroke="none" draw:fill="solid" draw:fill-color="#86915b"/>
    </style:style>
    <style:style style:name="gr43" style:family="graphic" style:parent-style-name="standard">
      <style:graphic-properties draw:stroke="none" draw:fill="solid" draw:fill-color="#939c6a"/>
    </style:style>
    <style:style style:name="gr44" style:family="graphic" style:parent-style-name="standard">
      <style:graphic-properties draw:stroke="none" draw:fill="solid" draw:fill-color="#a1a77a"/>
    </style:style>
    <style:style style:name="gr45" style:family="graphic" style:parent-style-name="standard">
      <style:graphic-properties draw:stroke="none" draw:fill="solid" draw:fill-color="#afb48c"/>
    </style:style>
    <style:style style:name="gr46" style:family="graphic" style:parent-style-name="standard">
      <style:graphic-properties draw:stroke="none" draw:fill="solid" draw:fill-color="#bec2a0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0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2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solid" draw:fill-color="#cb4321"/>
    </style:style>
    <style:style style:name="gr51" style:family="graphic" style:parent-style-name="standard">
      <style:graphic-properties draw:stroke="none" draw:fill="solid" draw:fill-color="#cf4f29"/>
    </style:style>
    <style:style style:name="gr52" style:family="graphic" style:parent-style-name="standard">
      <style:graphic-properties draw:stroke="none" draw:fill="solid" draw:fill-color="#d25a33"/>
    </style:style>
    <style:style style:name="gr53" style:family="graphic" style:parent-style-name="standard">
      <style:graphic-properties draw:stroke="none" draw:fill="solid" draw:fill-color="#d5673e"/>
    </style:style>
    <style:style style:name="gr54" style:family="graphic" style:parent-style-name="standard">
      <style:graphic-properties draw:stroke="none" draw:fill="solid" draw:fill-color="#d9734a"/>
    </style:style>
    <style:style style:name="gr55" style:family="graphic" style:parent-style-name="standard">
      <style:graphic-properties draw:stroke="none" draw:fill="solid" draw:fill-color="#dd8059"/>
    </style:style>
    <style:style style:name="gr56" style:family="graphic" style:parent-style-name="standard">
      <style:graphic-properties draw:stroke="none" draw:fill="solid" draw:fill-color="#e18e68"/>
    </style:style>
    <style:style style:name="gr57" style:family="graphic" style:parent-style-name="standard">
      <style:graphic-properties draw:stroke="none" draw:fill="solid" draw:fill-color="#e59d79"/>
    </style:style>
    <style:style style:name="gr58" style:family="graphic" style:parent-style-name="standard">
      <style:graphic-properties draw:stroke="none" draw:fill="solid" draw:fill-color="#e9ac8c"/>
    </style:style>
    <style:style style:name="gr59" style:family="graphic" style:parent-style-name="standard">
      <style:graphic-properties draw:stroke="none" draw:fill="solid" draw:fill-color="#edbca0"/>
    </style:style>
    <style:style style:name="gr60" style:family="graphic" style:parent-style-name="standard">
      <style:graphic-properties draw:stroke="none" draw:fill="solid" draw:fill-color="#916e77"/>
    </style:style>
    <style:style style:name="gr61" style:family="graphic" style:parent-style-name="standard">
      <style:graphic-properties draw:stroke="none" draw:fill="solid" draw:fill-color="#916d77"/>
    </style:style>
    <style:style style:name="gr62" style:family="graphic" style:parent-style-name="standard">
      <style:graphic-properties draw:stroke="none" draw:fill="solid" draw:fill-color="#906c76"/>
    </style:style>
    <style:style style:name="gr63" style:family="graphic" style:parent-style-name="standard">
      <style:graphic-properties draw:stroke="none" draw:fill="solid" draw:fill-color="#906b75"/>
    </style:style>
    <style:style style:name="gr64" style:family="graphic" style:parent-style-name="standard">
      <style:graphic-properties draw:stroke="none" draw:fill="solid" draw:fill-color="#8f6b75"/>
    </style:style>
    <style:style style:name="gr65" style:family="graphic" style:parent-style-name="standard">
      <style:graphic-properties draw:stroke="none" draw:fill="solid" draw:fill-color="#8f6a74"/>
    </style:style>
    <style:style style:name="gr66" style:family="graphic" style:parent-style-name="standard">
      <style:graphic-properties draw:stroke="none" draw:fill="solid" draw:fill-color="#8e6a74"/>
    </style:style>
    <style:style style:name="gr67" style:family="graphic" style:parent-style-name="standard">
      <style:graphic-properties draw:stroke="none" draw:fill="solid" draw:fill-color="#8e6973"/>
    </style:style>
    <style:style style:name="gr68" style:family="graphic" style:parent-style-name="standard">
      <style:graphic-properties draw:stroke="none" draw:fill="solid" draw:fill-color="#8d6973"/>
    </style:style>
    <style:style style:name="gr69" style:family="graphic" style:parent-style-name="standard">
      <style:graphic-properties draw:stroke="none" draw:fill="solid" draw:fill-color="#8d6872"/>
    </style:style>
    <style:style style:name="gr70" style:family="graphic" style:parent-style-name="standard">
      <style:graphic-properties draw:stroke="none" draw:fill="solid" draw:fill-color="#8c6772"/>
    </style:style>
    <style:style style:name="gr71" style:family="graphic" style:parent-style-name="standard">
      <style:graphic-properties draw:stroke="none" draw:fill="solid" draw:fill-color="#8c6771"/>
    </style:style>
    <style:style style:name="gr72" style:family="graphic" style:parent-style-name="standard">
      <style:graphic-properties draw:stroke="none" draw:fill="solid" draw:fill-color="#8b6671"/>
    </style:style>
    <style:style style:name="gr73" style:family="graphic" style:parent-style-name="standard">
      <style:graphic-properties draw:stroke="none" draw:fill="solid" draw:fill-color="#8b6670"/>
    </style:style>
    <style:style style:name="gr74" style:family="graphic" style:parent-style-name="standard">
      <style:graphic-properties draw:stroke="none" draw:fill="solid" draw:fill-color="#8a6570"/>
    </style:style>
    <style:style style:name="gr75" style:family="graphic" style:parent-style-name="standard">
      <style:graphic-properties draw:stroke="none" draw:fill="solid" draw:fill-color="#8a656f"/>
    </style:style>
    <style:style style:name="gr76" style:family="graphic" style:parent-style-name="standard">
      <style:graphic-properties draw:stroke="none" draw:fill="solid" draw:fill-color="#8a646f"/>
    </style:style>
    <style:style style:name="gr77" style:family="graphic" style:parent-style-name="standard">
      <style:graphic-properties draw:stroke="none" draw:fill="solid" draw:fill-color="#89646e"/>
    </style:style>
    <style:style style:name="gr78" style:family="graphic" style:parent-style-name="standard">
      <style:graphic-properties draw:stroke="none" draw:fill="solid" draw:fill-color="#89636e"/>
    </style:style>
    <style:style style:name="gr79" style:family="graphic" style:parent-style-name="standard">
      <style:graphic-properties draw:stroke="none" draw:fill="solid" draw:fill-color="#88636d"/>
    </style:style>
    <style:style style:name="gr80" style:family="graphic" style:parent-style-name="standard">
      <style:graphic-properties draw:stroke="none" draw:fill="solid" draw:fill-color="#88626d"/>
    </style:style>
    <style:style style:name="gr81" style:family="graphic" style:parent-style-name="standard">
      <style:graphic-properties draw:stroke="none" draw:fill="solid" draw:fill-color="#87626c"/>
    </style:style>
    <style:style style:name="gr82" style:family="graphic" style:parent-style-name="standard">
      <style:graphic-properties draw:stroke="none" draw:fill="solid" draw:fill-color="#87616c"/>
    </style:style>
    <style:style style:name="gr83" style:family="graphic" style:parent-style-name="standard">
      <style:graphic-properties draw:stroke="none" draw:fill="solid" draw:fill-color="#86606b"/>
    </style:style>
    <style:style style:name="gr84" style:family="graphic" style:parent-style-name="standard">
      <style:graphic-properties draw:stroke="none" draw:fill="solid" draw:fill-color="#855f6b"/>
    </style:style>
    <style:style style:name="gr85" style:family="graphic" style:parent-style-name="standard">
      <style:graphic-properties draw:stroke="none" draw:fill="solid" draw:fill-color="#855f6a"/>
    </style:style>
    <style:style style:name="gr86" style:family="graphic" style:parent-style-name="standard">
      <style:graphic-properties draw:stroke="none" draw:fill="solid" draw:fill-color="#855e6a"/>
    </style:style>
    <style:style style:name="gr87" style:family="graphic" style:parent-style-name="standard">
      <style:graphic-properties draw:stroke="none" draw:fill="solid" draw:fill-color="#845e69"/>
    </style:style>
    <style:style style:name="gr88" style:family="graphic" style:parent-style-name="standard">
      <style:graphic-properties draw:stroke="none" draw:fill="solid" draw:fill-color="#845d69"/>
    </style:style>
    <style:style style:name="gr89" style:family="graphic" style:parent-style-name="standard">
      <style:graphic-properties draw:stroke="none" draw:fill="solid" draw:fill-color="#835d68"/>
    </style:style>
    <style:style style:name="gr90" style:family="graphic" style:parent-style-name="standard">
      <style:graphic-properties draw:stroke="none" draw:fill="solid" draw:fill-color="#835c68"/>
    </style:style>
    <style:style style:name="gr91" style:family="graphic" style:parent-style-name="standard">
      <style:graphic-properties draw:stroke="none" draw:fill="solid" draw:fill-color="#825c67"/>
    </style:style>
    <style:style style:name="gr92" style:family="graphic" style:parent-style-name="standard">
      <style:graphic-properties draw:stroke="none" draw:fill="solid" draw:fill-color="#825b67"/>
    </style:style>
    <style:style style:name="gr93" style:family="graphic" style:parent-style-name="standard">
      <style:graphic-properties draw:stroke="none" draw:fill="solid" draw:fill-color="#825b66"/>
    </style:style>
    <style:style style:name="gr94" style:family="graphic" style:parent-style-name="standard">
      <style:graphic-properties draw:stroke="none" draw:fill="solid" draw:fill-color="#815a66"/>
    </style:style>
    <style:style style:name="gr95" style:family="graphic" style:parent-style-name="standard">
      <style:graphic-properties draw:stroke="none" draw:fill="solid" draw:fill-color="#805965"/>
    </style:style>
    <style:style style:name="gr96" style:family="graphic" style:parent-style-name="standard">
      <style:graphic-properties draw:stroke="none" draw:fill="solid" draw:fill-color="#7f5864"/>
    </style:style>
    <style:style style:name="gr97" style:family="graphic" style:parent-style-name="standard">
      <style:graphic-properties draw:stroke="none" draw:fill="solid" draw:fill-color="#7f5763"/>
    </style:style>
    <style:style style:name="gr98" style:family="graphic" style:parent-style-name="standard">
      <style:graphic-properties draw:stroke="none" draw:fill="solid" draw:fill-color="#7e5763"/>
    </style:style>
    <style:style style:name="gr99" style:family="graphic" style:parent-style-name="standard">
      <style:graphic-properties draw:stroke="none" draw:fill="solid" draw:fill-color="#7e5662"/>
    </style:style>
    <style:style style:name="gr100" style:family="graphic" style:parent-style-name="standard">
      <style:graphic-properties draw:stroke="none" draw:fill="solid" draw:fill-color="#7d5662"/>
    </style:style>
    <style:style style:name="gr101" style:family="graphic" style:parent-style-name="standard">
      <style:graphic-properties draw:stroke="none" draw:fill="solid" draw:fill-color="#7d5562"/>
    </style:style>
    <style:style style:name="gr102" style:family="graphic" style:parent-style-name="standard">
      <style:graphic-properties draw:stroke="none" draw:fill="solid" draw:fill-color="#7c5561"/>
    </style:style>
    <style:style style:name="gr103" style:family="graphic" style:parent-style-name="standard">
      <style:graphic-properties draw:stroke="none" draw:fill="solid" draw:fill-color="#7c5461"/>
    </style:style>
    <style:style style:name="gr104" style:family="graphic" style:parent-style-name="standard">
      <style:graphic-properties draw:stroke="none" draw:fill="solid" draw:fill-color="#7c5460"/>
    </style:style>
    <style:style style:name="gr105" style:family="graphic" style:parent-style-name="standard">
      <style:graphic-properties draw:stroke="none" draw:fill="solid" draw:fill-color="#7b5460"/>
    </style:style>
    <style:style style:name="gr106" style:family="graphic" style:parent-style-name="standard">
      <style:graphic-properties draw:stroke="none" draw:fill="solid" draw:fill-color="#7b535f"/>
    </style:style>
    <style:style style:name="gr107" style:family="graphic" style:parent-style-name="standard">
      <style:graphic-properties draw:stroke="none" draw:fill="solid" draw:fill-color="#7a535f"/>
    </style:style>
    <style:style style:name="gr108" style:family="graphic" style:parent-style-name="standard">
      <style:graphic-properties draw:stroke="none" draw:fill="solid" draw:fill-color="#7a525f"/>
    </style:style>
    <style:style style:name="gr109" style:family="graphic" style:parent-style-name="standard">
      <style:graphic-properties draw:stroke="none" draw:fill="solid" draw:fill-color="#79525e"/>
    </style:style>
    <style:style style:name="gr110" style:family="graphic" style:parent-style-name="standard">
      <style:graphic-properties draw:stroke="none" draw:fill="solid" draw:fill-color="#79515e"/>
    </style:style>
    <style:style style:name="gr111" style:family="graphic" style:parent-style-name="standard">
      <style:graphic-properties draw:stroke="none" draw:fill="solid" draw:fill-color="#78505d"/>
    </style:style>
    <style:style style:name="gr112" style:family="graphic" style:parent-style-name="standard">
      <style:graphic-properties draw:stroke="none" draw:fill="solid" draw:fill-color="#784f5c"/>
    </style:style>
    <style:style style:name="gr113" style:family="graphic" style:parent-style-name="standard">
      <style:graphic-properties draw:stroke="none" draw:fill="solid" draw:fill-color="#774f5c"/>
    </style:style>
    <style:style style:name="gr114" style:family="graphic" style:parent-style-name="standard">
      <style:graphic-properties draw:stroke="none" draw:fill="solid" draw:fill-color="#774f5b"/>
    </style:style>
    <style:style style:name="gr115" style:family="graphic" style:parent-style-name="standard">
      <style:graphic-properties draw:stroke="none" draw:fill="solid" draw:fill-color="#764e5b"/>
    </style:style>
    <style:style style:name="gr116" style:family="graphic" style:parent-style-name="standard">
      <style:graphic-properties draw:stroke="none" draw:fill="solid" draw:fill-color="#764d5a"/>
    </style:style>
    <style:style style:name="gr117" style:family="graphic" style:parent-style-name="standard">
      <style:graphic-properties draw:stroke="none" draw:fill="solid" draw:fill-color="#754d5a"/>
    </style:style>
    <style:style style:name="gr118" style:family="graphic" style:parent-style-name="standard">
      <style:graphic-properties draw:stroke="none" draw:fill="solid" draw:fill-color="#754c59"/>
    </style:style>
    <style:style style:name="gr119" style:family="graphic" style:parent-style-name="standard">
      <style:graphic-properties draw:stroke="none" draw:fill="solid" draw:fill-color="#744c59"/>
    </style:style>
    <style:style style:name="gr120" style:family="graphic" style:parent-style-name="standard">
      <style:graphic-properties draw:stroke="none" draw:fill="solid" draw:fill-color="#744b58"/>
    </style:style>
    <style:style style:name="gr121" style:family="graphic" style:parent-style-name="standard">
      <style:graphic-properties draw:stroke="none" draw:fill="solid" draw:fill-color="#734a58"/>
    </style:style>
    <style:style style:name="gr122" style:family="graphic" style:parent-style-name="standard">
      <style:graphic-properties draw:stroke="none" draw:fill="solid" draw:fill-color="#734a57"/>
    </style:style>
    <style:style style:name="gr123" style:family="graphic" style:parent-style-name="standard">
      <style:graphic-properties draw:stroke="none" draw:fill="solid" draw:fill-color="#724a57"/>
    </style:style>
    <style:style style:name="gr124" style:family="graphic" style:parent-style-name="standard">
      <style:graphic-properties draw:stroke="none" draw:fill="solid" draw:fill-color="#724956"/>
    </style:style>
    <style:style style:name="gr125" style:family="graphic" style:parent-style-name="standard">
      <style:graphic-properties draw:stroke="none" draw:fill="solid" draw:fill-color="#714856"/>
    </style:style>
    <style:style style:name="gr126" style:family="graphic" style:parent-style-name="standard">
      <style:graphic-properties draw:stroke="none" draw:fill="solid" draw:fill-color="#714855"/>
    </style:style>
    <style:style style:name="gr127" style:family="graphic" style:parent-style-name="standard">
      <style:graphic-properties draw:stroke="none" draw:fill="solid" draw:fill-color="#704755"/>
    </style:style>
    <style:style style:name="gr128" style:family="graphic" style:parent-style-name="standard">
      <style:graphic-properties draw:stroke="none" draw:fill="solid" draw:fill-color="#704754"/>
    </style:style>
    <style:style style:name="gr129" style:family="graphic" style:parent-style-name="standard">
      <style:graphic-properties draw:stroke="none" draw:fill="solid" draw:fill-color="#6f4654"/>
    </style:style>
    <style:style style:name="gr130" style:family="graphic" style:parent-style-name="standard">
      <style:graphic-properties draw:stroke="none" draw:fill="solid" draw:fill-color="#6f4653"/>
    </style:style>
    <style:style style:name="gr131" style:family="graphic" style:parent-style-name="standard">
      <style:graphic-properties draw:stroke="none" draw:fill="solid" draw:fill-color="#6e4553"/>
    </style:style>
    <style:style style:name="gr132" style:family="graphic" style:parent-style-name="standard">
      <style:graphic-properties draw:stroke="none" draw:fill="solid" draw:fill-color="#6e4452"/>
    </style:style>
    <style:style style:name="gr133" style:family="graphic" style:parent-style-name="standard">
      <style:graphic-properties draw:stroke="none" draw:fill="solid" draw:fill-color="#6d4452"/>
    </style:style>
    <style:style style:name="gr134" style:family="graphic" style:parent-style-name="standard">
      <style:graphic-properties draw:stroke="none" draw:fill="solid" draw:fill-color="#6d4451"/>
    </style:style>
    <style:style style:name="gr135" style:family="graphic" style:parent-style-name="standard">
      <style:graphic-properties draw:stroke="none" draw:fill="solid" draw:fill-color="#6c4351"/>
    </style:style>
    <style:style style:name="gr136" style:family="graphic" style:parent-style-name="standard">
      <style:graphic-properties draw:stroke="none" draw:fill="solid" draw:fill-color="#6c4250"/>
    </style:style>
    <style:style style:name="gr137" style:family="graphic" style:parent-style-name="standard">
      <style:graphic-properties draw:stroke="none" draw:fill="solid" draw:fill-color="#6b4250"/>
    </style:style>
    <style:style style:name="gr138" style:family="graphic" style:parent-style-name="standard">
      <style:graphic-properties draw:stroke="none" draw:fill="solid" draw:fill-color="#6b414f"/>
    </style:style>
    <style:style style:name="gr139" style:family="graphic" style:parent-style-name="standard">
      <style:graphic-properties draw:stroke="none" draw:fill="solid" draw:fill-color="#6a414f"/>
    </style:style>
    <style:style style:name="gr140" style:family="graphic" style:parent-style-name="standard">
      <style:graphic-properties draw:stroke="none" draw:fill="solid" draw:fill-color="#6a404f"/>
    </style:style>
    <style:style style:name="gr141" style:family="graphic" style:parent-style-name="standard">
      <style:graphic-properties draw:stroke="none" draw:fill="solid" draw:fill-color="#69404e"/>
    </style:style>
    <style:style style:name="gr142" style:family="graphic" style:parent-style-name="standard">
      <style:graphic-properties draw:stroke="none" draw:fill="solid" draw:fill-color="#693f4d"/>
    </style:style>
    <style:style style:name="gr143" style:family="graphic" style:parent-style-name="standard">
      <style:graphic-properties draw:stroke="none" draw:fill="solid" draw:fill-color="#683f4d"/>
    </style:style>
    <style:style style:name="gr144" style:family="graphic" style:parent-style-name="standard">
      <style:graphic-properties draw:stroke="none" draw:fill="solid" draw:fill-color="#683e4d"/>
    </style:style>
    <style:style style:name="gr145" style:family="graphic" style:parent-style-name="standard">
      <style:graphic-properties draw:stroke="none" draw:fill="solid" draw:fill-color="#683e4c"/>
    </style:style>
    <style:style style:name="gr146" style:family="graphic" style:parent-style-name="standard">
      <style:graphic-properties draw:stroke="none" draw:fill="solid" draw:fill-color="#673e4c"/>
    </style:style>
    <style:style style:name="gr147" style:family="graphic" style:parent-style-name="standard">
      <style:graphic-properties draw:stroke="none" draw:fill="solid" draw:fill-color="#673d4c"/>
    </style:style>
    <style:style style:name="gr148" style:family="graphic" style:parent-style-name="standard">
      <style:graphic-properties draw:stroke="none" draw:fill="solid" draw:fill-color="#663d4b"/>
    </style:style>
    <style:style style:name="gr149" style:family="graphic" style:parent-style-name="standard">
      <style:graphic-properties draw:stroke="none" draw:fill="solid" draw:fill-color="#663c4b"/>
    </style:style>
    <style:style style:name="gr150" style:family="graphic" style:parent-style-name="standard">
      <style:graphic-properties draw:stroke="none" draw:fill="solid" draw:fill-color="#653c4a"/>
    </style:style>
    <style:style style:name="gr151" style:family="graphic" style:parent-style-name="standard">
      <style:graphic-properties draw:stroke="none" draw:fill="solid" draw:fill-color="#653b4a"/>
    </style:style>
    <style:style style:name="gr152" style:family="graphic" style:parent-style-name="standard">
      <style:graphic-properties draw:stroke="none" draw:fill="solid" draw:fill-color="#643a49"/>
    </style:style>
    <style:style style:name="gr153" style:family="graphic" style:parent-style-name="standard">
      <style:graphic-properties draw:stroke="none" draw:fill="solid" draw:fill-color="#643a48"/>
    </style:style>
    <style:style style:name="gr154" style:family="graphic" style:parent-style-name="standard">
      <style:graphic-properties draw:stroke="none" draw:fill="solid" draw:fill-color="#633948"/>
    </style:style>
    <style:style style:name="gr155" style:family="graphic" style:parent-style-name="standard">
      <style:graphic-properties draw:stroke="none" draw:fill="solid" draw:fill-color="#623947"/>
    </style:style>
    <style:style style:name="gr156" style:family="graphic" style:parent-style-name="standard">
      <style:graphic-properties draw:stroke="none" draw:fill="solid" draw:fill-color="#623847"/>
    </style:style>
    <style:style style:name="gr157" style:family="graphic" style:parent-style-name="standard">
      <style:graphic-properties draw:stroke="none" draw:fill="solid" draw:fill-color="#613746"/>
    </style:style>
    <style:style style:name="gr158" style:family="graphic" style:parent-style-name="standard">
      <style:graphic-properties draw:stroke="none" draw:fill="solid" draw:fill-color="#603645"/>
    </style:style>
    <style:style style:name="gr159" style:family="graphic" style:parent-style-name="standard">
      <style:graphic-properties draw:stroke="none" draw:fill="solid" draw:fill-color="#5f3544"/>
    </style:style>
    <style:style style:name="gr160" style:family="graphic" style:parent-style-name="standard">
      <style:graphic-properties draw:stroke="none" draw:fill="solid" draw:fill-color="#5e3443"/>
    </style:style>
    <style:style style:name="gr161" style:family="graphic" style:parent-style-name="standard">
      <style:graphic-properties draw:stroke="none" draw:fill="solid" draw:fill-color="#5e3343"/>
    </style:style>
    <style:style style:name="gr162" style:family="graphic" style:parent-style-name="standard">
      <style:graphic-properties draw:stroke="none" draw:fill="solid" draw:fill-color="#5d3343"/>
    </style:style>
    <style:style style:name="gr163" style:family="graphic" style:parent-style-name="standard">
      <style:graphic-properties draw:stroke="none" draw:fill="solid" draw:fill-color="#5d3342"/>
    </style:style>
    <style:style style:name="gr164" style:family="graphic" style:parent-style-name="standard">
      <style:graphic-properties draw:stroke="none" draw:fill="solid" draw:fill-color="#5d3242"/>
    </style:style>
    <style:style style:name="gr165" style:family="graphic" style:parent-style-name="standard">
      <style:graphic-properties draw:stroke="none" draw:fill="solid" draw:fill-color="#5c3242"/>
    </style:style>
    <style:style style:name="gr166" style:family="graphic" style:parent-style-name="standard">
      <style:graphic-properties draw:stroke="none" draw:fill="solid" draw:fill-color="#5c3241"/>
    </style:style>
    <style:style style:name="gr167" style:family="graphic" style:parent-style-name="standard">
      <style:graphic-properties draw:stroke="none" draw:fill="solid" draw:fill-color="#5c3141"/>
    </style:style>
    <style:style style:name="gr168" style:family="graphic" style:parent-style-name="standard">
      <style:graphic-properties draw:stroke="none" draw:fill="solid" draw:fill-color="#5b3141"/>
    </style:style>
    <style:style style:name="gr169" style:family="graphic" style:parent-style-name="standard">
      <style:graphic-properties draw:stroke="none" draw:fill="solid" draw:fill-color="#5b3140"/>
    </style:style>
    <style:style style:name="gr170" style:family="graphic" style:parent-style-name="standard">
      <style:graphic-properties draw:stroke="none" draw:fill="solid" draw:fill-color="#5b3040"/>
    </style:style>
    <style:style style:name="gr171" style:family="graphic" style:parent-style-name="standard">
      <style:graphic-properties draw:stroke="none" draw:fill="solid" draw:fill-color="#5a3040"/>
    </style:style>
    <style:style style:name="gr172" style:family="graphic" style:parent-style-name="standard">
      <style:graphic-properties draw:stroke="none" draw:fill="solid" draw:fill-color="#5a303f"/>
    </style:style>
    <style:style style:name="gr173" style:family="graphic" style:parent-style-name="standard">
      <style:graphic-properties draw:stroke="none" draw:fill="solid" draw:fill-color="#5a2f3f"/>
    </style:style>
    <style:style style:name="gr174" style:family="graphic" style:parent-style-name="standard">
      <style:graphic-properties draw:stroke="none" draw:fill="solid" draw:fill-color="#592f3f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solid" draw:fill-color="#656263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3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9" style:family="graphic" style:parent-style-name="standard">
      <style:graphic-properties draw:stroke="none" draw:fill="solid" draw:fill-color="#393536"/>
    </style:style>
    <style:style style:name="gr180" style:family="graphic" style:parent-style-name="standard">
      <style:graphic-properties draw:stroke="none" draw:fill="solid" draw:fill-color="#494646"/>
    </style:style>
    <style:style style:name="gr181" style:family="graphic" style:parent-style-name="standard">
      <style:graphic-properties draw:stroke="none" draw:fill="solid" draw:fill-color="#595656"/>
    </style:style>
    <style:style style:name="gr182" style:family="graphic" style:parent-style-name="standard">
      <style:graphic-properties draw:stroke="none" draw:fill="solid" draw:fill-color="#696667"/>
    </style:style>
    <style:style style:name="gr183" style:family="graphic" style:parent-style-name="standard">
      <style:graphic-properties draw:stroke="none" draw:fill="solid" draw:fill-color="#797677"/>
    </style:style>
    <style:style style:name="gr184" style:family="graphic" style:parent-style-name="standard">
      <style:graphic-properties draw:stroke="none" draw:fill="solid" draw:fill-color="#888687"/>
    </style:style>
    <style:style style:name="gr185" style:family="graphic" style:parent-style-name="standard">
      <style:graphic-properties draw:stroke="none" draw:fill="solid" draw:fill-color="#989697"/>
    </style:style>
    <style:style style:name="gr186" style:family="graphic" style:parent-style-name="standard">
      <style:graphic-properties draw:stroke="none" draw:fill="solid" draw:fill-color="#a8a7a7"/>
    </style:style>
    <style:style style:name="gr187" style:family="graphic" style:parent-style-name="standard">
      <style:graphic-properties draw:stroke="none" draw:fill="solid" draw:fill-color="#b8b7b7"/>
    </style:style>
    <style:style style:name="gr188" style:family="graphic" style:parent-style-name="standard">
      <style:graphic-properties draw:stroke="none" draw:fill="solid" draw:fill-color="#c8c7c7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9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39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9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51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37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832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9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solid" draw:fill-color="#4f5e1d"/>
    </style:style>
    <style:style style:name="gr197" style:family="graphic" style:parent-style-name="standard">
      <style:graphic-properties draw:stroke="none" draw:fill="solid" draw:fill-color="#5c6c29"/>
    </style:style>
    <style:style style:name="gr198" style:family="graphic" style:parent-style-name="standard">
      <style:graphic-properties draw:stroke="none" draw:fill="solid" draw:fill-color="#6a7a36"/>
    </style:style>
    <style:style style:name="gr199" style:family="graphic" style:parent-style-name="standard">
      <style:graphic-properties draw:stroke="none" draw:fill="solid" draw:fill-color="#798846"/>
    </style:style>
    <style:style style:name="gr200" style:family="graphic" style:parent-style-name="standard">
      <style:graphic-properties draw:stroke="none" draw:fill="solid" draw:fill-color="#899757"/>
    </style:style>
    <style:style style:name="gr201" style:family="graphic" style:parent-style-name="standard">
      <style:graphic-properties draw:stroke="none" draw:fill="solid" draw:fill-color="#99a66a"/>
    </style:style>
    <style:style style:name="gr202" style:family="graphic" style:parent-style-name="standard">
      <style:graphic-properties draw:stroke="none" draw:fill="solid" draw:fill-color="#a9b580"/>
    </style:style>
    <style:style style:name="gr203" style:family="graphic" style:parent-style-name="standard">
      <style:graphic-properties draw:stroke="none" draw:fill="solid" draw:fill-color="#bbc598"/>
    </style:style>
    <style:style style:name="gr204" style:family="graphic" style:parent-style-name="standard">
      <style:graphic-properties draw:stroke="none" draw:fill="solid" draw:fill-color="#cdd4b1"/>
    </style:style>
    <style:style style:name="gr205" style:family="graphic" style:parent-style-name="standard">
      <style:graphic-properties draw:stroke="none" draw:fill="solid" draw:fill-color="#e0e5cd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07" style:family="graphic" style:parent-style-name="standard">
      <style:graphic-properties draw:stroke="none" draw:fill="solid" draw:fill-color="#4c879e"/>
    </style:style>
    <style:style style:name="gr208" style:family="graphic" style:parent-style-name="standard">
      <style:graphic-properties draw:stroke="none" draw:fill="solid" draw:fill-color="#5690a6"/>
    </style:style>
    <style:style style:name="gr209" style:family="graphic" style:parent-style-name="standard">
      <style:graphic-properties draw:stroke="none" draw:fill="solid" draw:fill-color="#6299ad"/>
    </style:style>
    <style:style style:name="gr210" style:family="graphic" style:parent-style-name="standard">
      <style:graphic-properties draw:stroke="none" draw:fill="solid" draw:fill-color="#6ea2b5"/>
    </style:style>
    <style:style style:name="gr211" style:family="graphic" style:parent-style-name="standard">
      <style:graphic-properties draw:stroke="none" draw:fill="solid" draw:fill-color="#7babbc"/>
    </style:style>
    <style:style style:name="gr212" style:family="graphic" style:parent-style-name="standard">
      <style:graphic-properties draw:stroke="none" draw:fill="solid" draw:fill-color="#88b4c4"/>
    </style:style>
    <style:style style:name="gr213" style:family="graphic" style:parent-style-name="standard">
      <style:graphic-properties draw:stroke="none" draw:fill="solid" draw:fill-color="#97becc"/>
    </style:style>
    <style:style style:name="gr214" style:family="graphic" style:parent-style-name="standard">
      <style:graphic-properties draw:stroke="none" draw:fill="solid" draw:fill-color="#a5c7d3"/>
    </style:style>
    <style:style style:name="gr215" style:family="graphic" style:parent-style-name="standard">
      <style:graphic-properties draw:stroke="none" draw:fill="solid" draw:fill-color="#b5d1db"/>
    </style:style>
    <style:style style:name="gr216" style:family="graphic" style:parent-style-name="standard">
      <style:graphic-properties draw:stroke="none" draw:fill="solid" draw:fill-color="#c5dbe3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55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solid" draw:fill-color="#cb951a"/>
    </style:style>
    <style:style style:name="gr220" style:family="graphic" style:parent-style-name="standard">
      <style:graphic-properties draw:stroke="none" draw:fill="solid" draw:fill-color="#ce9c27"/>
    </style:style>
    <style:style style:name="gr221" style:family="graphic" style:parent-style-name="standard">
      <style:graphic-properties draw:stroke="none" draw:fill="solid" draw:fill-color="#d2a334"/>
    </style:style>
    <style:style style:name="gr222" style:family="graphic" style:parent-style-name="standard">
      <style:graphic-properties draw:stroke="none" draw:fill="solid" draw:fill-color="#d6aa43"/>
    </style:style>
    <style:style style:name="gr223" style:family="graphic" style:parent-style-name="standard">
      <style:graphic-properties draw:stroke="none" draw:fill="solid" draw:fill-color="#d9b152"/>
    </style:style>
    <style:style style:name="gr224" style:family="graphic" style:parent-style-name="standard">
      <style:graphic-properties draw:stroke="none" draw:fill="solid" draw:fill-color="#ddb962"/>
    </style:style>
    <style:style style:name="gr225" style:family="graphic" style:parent-style-name="standard">
      <style:graphic-properties draw:stroke="none" draw:fill="solid" draw:fill-color="#e1c173"/>
    </style:style>
    <style:style style:name="gr226" style:family="graphic" style:parent-style-name="standard">
      <style:graphic-properties draw:stroke="none" draw:fill="solid" draw:fill-color="#e6c985"/>
    </style:style>
    <style:style style:name="gr227" style:family="graphic" style:parent-style-name="standard">
      <style:graphic-properties draw:stroke="none" draw:fill="solid" draw:fill-color="#ead197"/>
    </style:style>
    <style:style style:name="gr228" style:family="graphic" style:parent-style-name="standard">
      <style:graphic-properties draw:stroke="none" draw:fill="solid" draw:fill-color="#eedaab"/>
    </style:style>
    <style:style style:name="gr229" style:family="graphic" style:parent-style-name="standard">
      <style:graphic-properties draw:stroke="none" draw:fill="solid" draw:fill-color="#22513f"/>
    </style:style>
    <style:style style:name="gr230" style:family="graphic" style:parent-style-name="standard">
      <style:graphic-properties draw:stroke="none" draw:fill="solid" draw:fill-color="#2c5c49"/>
    </style:style>
    <style:style style:name="gr231" style:family="graphic" style:parent-style-name="standard">
      <style:graphic-properties draw:stroke="none" draw:fill="solid" draw:fill-color="#376853"/>
    </style:style>
    <style:style style:name="gr232" style:family="graphic" style:parent-style-name="standard">
      <style:graphic-properties draw:stroke="none" draw:fill="solid" draw:fill-color="#44735e"/>
    </style:style>
    <style:style style:name="gr233" style:family="graphic" style:parent-style-name="standard">
      <style:graphic-properties draw:stroke="none" draw:fill="solid" draw:fill-color="#52806a"/>
    </style:style>
    <style:style style:name="gr234" style:family="graphic" style:parent-style-name="standard">
      <style:graphic-properties draw:stroke="none" draw:fill="solid" draw:fill-color="#608c77"/>
    </style:style>
    <style:style style:name="gr235" style:family="graphic" style:parent-style-name="standard">
      <style:graphic-properties draw:stroke="none" draw:fill="solid" draw:fill-color="#709984"/>
    </style:style>
    <style:style style:name="gr236" style:family="graphic" style:parent-style-name="standard">
      <style:graphic-properties draw:stroke="none" draw:fill="solid" draw:fill-color="#82a793"/>
    </style:style>
    <style:style style:name="gr237" style:family="graphic" style:parent-style-name="standard">
      <style:graphic-properties draw:stroke="none" draw:fill="solid" draw:fill-color="#94b5a2"/>
    </style:style>
    <style:style style:name="gr238" style:family="graphic" style:parent-style-name="standard">
      <style:graphic-properties draw:stroke="none" draw:fill="solid" draw:fill-color="#a8c3b3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cc4119"/>
    </style:style>
    <style:style style:name="P2" style:family="paragraph">
      <loext:graphic-properties draw:fill="solid" draw:fill-color="#d04c21"/>
    </style:style>
    <style:style style:name="P3" style:family="paragraph">
      <loext:graphic-properties draw:fill="solid" draw:fill-color="#d4572b"/>
    </style:style>
    <style:style style:name="P4" style:family="paragraph">
      <loext:graphic-properties draw:fill="solid" draw:fill-color="#db7043"/>
    </style:style>
    <style:style style:name="P5" style:family="paragraph">
      <loext:graphic-properties draw:fill="solid" draw:fill-color="#d76436"/>
    </style:style>
    <style:style style:name="P6" style:family="paragraph">
      <loext:graphic-properties draw:fill="solid" draw:fill-color="#df7e51"/>
    </style:style>
    <style:style style:name="P7" style:family="paragraph">
      <loext:graphic-properties draw:fill="solid" draw:fill-color="#e38c61"/>
    </style:style>
    <style:style style:name="P8" style:family="paragraph">
      <loext:graphic-properties draw:fill="solid" draw:fill-color="#e79b73"/>
    </style:style>
    <style:style style:name="P9" style:family="paragraph">
      <loext:graphic-properties draw:fill="solid" draw:fill-color="#ebaa86"/>
    </style:style>
    <style:style style:name="P10" style:family="paragraph">
      <loext:graphic-properties draw:fill="solid" draw:fill-color="#efba9c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14" style:family="paragraph">
      <loext:graphic-properties draw:fill="solid" draw:fill-color="#66686d"/>
    </style:style>
    <style:style style:name="P15" style:family="paragraph">
      <loext:graphic-properties draw:fill="solid" draw:fill-color="#3b3a3c"/>
    </style:style>
    <style:style style:name="P16" style:family="paragraph">
      <loext:graphic-properties draw:fill="solid" draw:fill-color="#464446"/>
    </style:style>
    <style:style style:name="P17" style:family="paragraph">
      <loext:graphic-properties draw:fill="solid" draw:fill-color="#524f51"/>
    </style:style>
    <style:style style:name="P18" style:family="paragraph">
      <loext:graphic-properties draw:fill="solid" draw:fill-color="#5f5c5e"/>
    </style:style>
    <style:style style:name="P19" style:family="paragraph">
      <loext:graphic-properties draw:fill="solid" draw:fill-color="#6d6a6b"/>
    </style:style>
    <style:style style:name="P20" style:family="paragraph">
      <loext:graphic-properties draw:fill="solid" draw:fill-color="#7c797a"/>
    </style:style>
    <style:style style:name="P21" style:family="paragraph">
      <loext:graphic-properties draw:fill="solid" draw:fill-color="#8d8a8b"/>
    </style:style>
    <style:style style:name="P22" style:family="paragraph">
      <loext:graphic-properties draw:fill="solid" draw:fill-color="#9f9d9d"/>
    </style:style>
    <style:style style:name="P23" style:family="paragraph">
      <loext:graphic-properties draw:fill="solid" draw:fill-color="#b2b1b2"/>
    </style:style>
    <style:style style:name="P24" style:family="paragraph">
      <loext:graphic-properties draw:fill="solid" draw:fill-color="#c7c7c8"/>
    </style:style>
    <style:style style:name="P25" style:family="paragraph">
      <loext:graphic-properties draw:fill="solid" draw:fill-color="#736996"/>
    </style:style>
    <style:style style:name="P26" style:family="paragraph">
      <loext:graphic-properties draw:fill="solid" draw:fill-color="#7c729d"/>
    </style:style>
    <style:style style:name="P27" style:family="paragraph">
      <loext:graphic-properties draw:fill="solid" draw:fill-color="#857ba4"/>
    </style:style>
    <style:style style:name="P28" style:family="paragraph">
      <loext:graphic-properties draw:fill="solid" draw:fill-color="#8f85ab"/>
    </style:style>
    <style:style style:name="P29" style:family="paragraph">
      <loext:graphic-properties draw:fill="solid" draw:fill-color="#998fb2"/>
    </style:style>
    <style:style style:name="P30" style:family="paragraph">
      <loext:graphic-properties draw:fill="solid" draw:fill-color="#a49aba"/>
    </style:style>
    <style:style style:name="P31" style:family="paragraph">
      <loext:graphic-properties draw:fill="solid" draw:fill-color="#afa6c2"/>
    </style:style>
    <style:style style:name="P32" style:family="paragraph">
      <loext:graphic-properties draw:fill="solid" draw:fill-color="#bab2ca"/>
    </style:style>
    <style:style style:name="P33" style:family="paragraph">
      <loext:graphic-properties draw:fill="solid" draw:fill-color="#c6bfd3"/>
    </style:style>
    <style:style style:name="P34" style:family="paragraph">
      <loext:graphic-properties draw:fill="solid" draw:fill-color="#d3ccdc"/>
    </style:style>
    <style:style style:name="P35" style:family="paragraph">
      <loext:graphic-properties draw:fill="none"/>
      <style:paragraph-properties style:writing-mode="lr-tb"/>
      <style:text-properties fo:font-size="7.80000019073486pt" style:font-size-asian="7.80000019073486pt" style:font-size-complex="7.80000019073486pt"/>
    </style:style>
    <style:style style:name="P36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37" style:family="paragraph">
      <loext:graphic-properties draw:fill="solid" draw:fill-color="#4d6424"/>
    </style:style>
    <style:style style:name="P38" style:family="paragraph">
      <loext:graphic-properties draw:fill="solid" draw:fill-color="#576c2d"/>
    </style:style>
    <style:style style:name="P39" style:family="paragraph">
      <loext:graphic-properties draw:fill="solid" draw:fill-color="#627437"/>
    </style:style>
    <style:style style:name="P40" style:family="paragraph">
      <loext:graphic-properties draw:fill="solid" draw:fill-color="#6d7d42"/>
    </style:style>
    <style:style style:name="P41" style:family="paragraph">
      <loext:graphic-properties draw:fill="solid" draw:fill-color="#79864e"/>
    </style:style>
    <style:style style:name="P42" style:family="paragraph">
      <loext:graphic-properties draw:fill="solid" draw:fill-color="#86915b"/>
    </style:style>
    <style:style style:name="P43" style:family="paragraph">
      <loext:graphic-properties draw:fill="solid" draw:fill-color="#939c6a"/>
    </style:style>
    <style:style style:name="P44" style:family="paragraph">
      <loext:graphic-properties draw:fill="solid" draw:fill-color="#a1a77a"/>
    </style:style>
    <style:style style:name="P45" style:family="paragraph">
      <loext:graphic-properties draw:fill="solid" draw:fill-color="#afb48c"/>
    </style:style>
    <style:style style:name="P46" style:family="paragraph">
      <loext:graphic-properties draw:fill="solid" draw:fill-color="#bec2a0"/>
    </style:style>
    <style:style style:name="P47" style:family="paragraph">
      <loext:graphic-properties draw:fill="none"/>
      <style:paragraph-properties style:writing-mode="lr-tb"/>
      <style:text-properties fo:font-size="8.69999980926514pt" style:font-size-asian="8.69999980926514pt" style:font-size-complex="8.69999980926514pt"/>
    </style:style>
    <style:style style:name="P48" style:family="paragraph">
      <loext:graphic-properties draw:fill="solid" draw:fill-color="#cb4321"/>
    </style:style>
    <style:style style:name="P49" style:family="paragraph">
      <loext:graphic-properties draw:fill="solid" draw:fill-color="#cf4f29"/>
    </style:style>
    <style:style style:name="P50" style:family="paragraph">
      <loext:graphic-properties draw:fill="solid" draw:fill-color="#d25a33"/>
    </style:style>
    <style:style style:name="P51" style:family="paragraph">
      <loext:graphic-properties draw:fill="solid" draw:fill-color="#d5673e"/>
    </style:style>
    <style:style style:name="P52" style:family="paragraph">
      <loext:graphic-properties draw:fill="solid" draw:fill-color="#d9734a"/>
    </style:style>
    <style:style style:name="P53" style:family="paragraph">
      <loext:graphic-properties draw:fill="solid" draw:fill-color="#dd8059"/>
    </style:style>
    <style:style style:name="P54" style:family="paragraph">
      <loext:graphic-properties draw:fill="solid" draw:fill-color="#e18e68"/>
    </style:style>
    <style:style style:name="P55" style:family="paragraph">
      <loext:graphic-properties draw:fill="solid" draw:fill-color="#e59d79"/>
    </style:style>
    <style:style style:name="P56" style:family="paragraph">
      <loext:graphic-properties draw:fill="solid" draw:fill-color="#e9ac8c"/>
    </style:style>
    <style:style style:name="P57" style:family="paragraph">
      <loext:graphic-properties draw:fill="solid" draw:fill-color="#edbca0"/>
    </style:style>
    <style:style style:name="P58" style:family="paragraph">
      <loext:graphic-properties draw:fill="solid" draw:fill-color="#916e77"/>
    </style:style>
    <style:style style:name="P59" style:family="paragraph">
      <loext:graphic-properties draw:fill="solid" draw:fill-color="#916d77"/>
    </style:style>
    <style:style style:name="P60" style:family="paragraph">
      <loext:graphic-properties draw:fill="solid" draw:fill-color="#906c76"/>
    </style:style>
    <style:style style:name="P61" style:family="paragraph">
      <loext:graphic-properties draw:fill="solid" draw:fill-color="#906b75"/>
    </style:style>
    <style:style style:name="P62" style:family="paragraph">
      <loext:graphic-properties draw:fill="solid" draw:fill-color="#8f6b75"/>
    </style:style>
    <style:style style:name="P63" style:family="paragraph">
      <loext:graphic-properties draw:fill="solid" draw:fill-color="#8f6a74"/>
    </style:style>
    <style:style style:name="P64" style:family="paragraph">
      <loext:graphic-properties draw:fill="solid" draw:fill-color="#8e6a74"/>
    </style:style>
    <style:style style:name="P65" style:family="paragraph">
      <loext:graphic-properties draw:fill="solid" draw:fill-color="#8e6973"/>
    </style:style>
    <style:style style:name="P66" style:family="paragraph">
      <loext:graphic-properties draw:fill="solid" draw:fill-color="#8d6973"/>
    </style:style>
    <style:style style:name="P67" style:family="paragraph">
      <loext:graphic-properties draw:fill="solid" draw:fill-color="#8d6872"/>
    </style:style>
    <style:style style:name="P68" style:family="paragraph">
      <loext:graphic-properties draw:fill="solid" draw:fill-color="#8c6772"/>
    </style:style>
    <style:style style:name="P69" style:family="paragraph">
      <loext:graphic-properties draw:fill="solid" draw:fill-color="#8c6771"/>
    </style:style>
    <style:style style:name="P70" style:family="paragraph">
      <loext:graphic-properties draw:fill="solid" draw:fill-color="#8b6671"/>
    </style:style>
    <style:style style:name="P71" style:family="paragraph">
      <loext:graphic-properties draw:fill="solid" draw:fill-color="#8b6670"/>
    </style:style>
    <style:style style:name="P72" style:family="paragraph">
      <loext:graphic-properties draw:fill="solid" draw:fill-color="#8a6570"/>
    </style:style>
    <style:style style:name="P73" style:family="paragraph">
      <loext:graphic-properties draw:fill="solid" draw:fill-color="#8a656f"/>
    </style:style>
    <style:style style:name="P74" style:family="paragraph">
      <loext:graphic-properties draw:fill="solid" draw:fill-color="#8a646f"/>
    </style:style>
    <style:style style:name="P75" style:family="paragraph">
      <loext:graphic-properties draw:fill="solid" draw:fill-color="#89646e"/>
    </style:style>
    <style:style style:name="P76" style:family="paragraph">
      <loext:graphic-properties draw:fill="solid" draw:fill-color="#89636e"/>
    </style:style>
    <style:style style:name="P77" style:family="paragraph">
      <loext:graphic-properties draw:fill="solid" draw:fill-color="#88636d"/>
    </style:style>
    <style:style style:name="P78" style:family="paragraph">
      <loext:graphic-properties draw:fill="solid" draw:fill-color="#88626d"/>
    </style:style>
    <style:style style:name="P79" style:family="paragraph">
      <loext:graphic-properties draw:fill="solid" draw:fill-color="#87626c"/>
    </style:style>
    <style:style style:name="P80" style:family="paragraph">
      <loext:graphic-properties draw:fill="solid" draw:fill-color="#87616c"/>
    </style:style>
    <style:style style:name="P81" style:family="paragraph">
      <loext:graphic-properties draw:fill="solid" draw:fill-color="#86606b"/>
    </style:style>
    <style:style style:name="P82" style:family="paragraph">
      <loext:graphic-properties draw:fill="solid" draw:fill-color="#855f6b"/>
    </style:style>
    <style:style style:name="P83" style:family="paragraph">
      <loext:graphic-properties draw:fill="solid" draw:fill-color="#855f6a"/>
    </style:style>
    <style:style style:name="P84" style:family="paragraph">
      <loext:graphic-properties draw:fill="solid" draw:fill-color="#855e6a"/>
    </style:style>
    <style:style style:name="P85" style:family="paragraph">
      <loext:graphic-properties draw:fill="solid" draw:fill-color="#845e69"/>
    </style:style>
    <style:style style:name="P86" style:family="paragraph">
      <loext:graphic-properties draw:fill="solid" draw:fill-color="#845d69"/>
    </style:style>
    <style:style style:name="P87" style:family="paragraph">
      <loext:graphic-properties draw:fill="solid" draw:fill-color="#835d68"/>
    </style:style>
    <style:style style:name="P88" style:family="paragraph">
      <loext:graphic-properties draw:fill="solid" draw:fill-color="#835c68"/>
    </style:style>
    <style:style style:name="P89" style:family="paragraph">
      <loext:graphic-properties draw:fill="solid" draw:fill-color="#825c67"/>
    </style:style>
    <style:style style:name="P90" style:family="paragraph">
      <loext:graphic-properties draw:fill="solid" draw:fill-color="#825b67"/>
    </style:style>
    <style:style style:name="P91" style:family="paragraph">
      <loext:graphic-properties draw:fill="solid" draw:fill-color="#825b66"/>
    </style:style>
    <style:style style:name="P92" style:family="paragraph">
      <loext:graphic-properties draw:fill="solid" draw:fill-color="#815a66"/>
    </style:style>
    <style:style style:name="P93" style:family="paragraph">
      <loext:graphic-properties draw:fill="solid" draw:fill-color="#805965"/>
    </style:style>
    <style:style style:name="P94" style:family="paragraph">
      <loext:graphic-properties draw:fill="solid" draw:fill-color="#7f5864"/>
    </style:style>
    <style:style style:name="P95" style:family="paragraph">
      <loext:graphic-properties draw:fill="solid" draw:fill-color="#7f5763"/>
    </style:style>
    <style:style style:name="P96" style:family="paragraph">
      <loext:graphic-properties draw:fill="solid" draw:fill-color="#7e5763"/>
    </style:style>
    <style:style style:name="P97" style:family="paragraph">
      <loext:graphic-properties draw:fill="solid" draw:fill-color="#7e5662"/>
    </style:style>
    <style:style style:name="P98" style:family="paragraph">
      <loext:graphic-properties draw:fill="solid" draw:fill-color="#7d5662"/>
    </style:style>
    <style:style style:name="P99" style:family="paragraph">
      <loext:graphic-properties draw:fill="solid" draw:fill-color="#7d5562"/>
    </style:style>
    <style:style style:name="P100" style:family="paragraph">
      <loext:graphic-properties draw:fill="solid" draw:fill-color="#7c5561"/>
    </style:style>
    <style:style style:name="P101" style:family="paragraph">
      <loext:graphic-properties draw:fill="solid" draw:fill-color="#7c5461"/>
    </style:style>
    <style:style style:name="P102" style:family="paragraph">
      <loext:graphic-properties draw:fill="solid" draw:fill-color="#7c5460"/>
    </style:style>
    <style:style style:name="P103" style:family="paragraph">
      <loext:graphic-properties draw:fill="solid" draw:fill-color="#7b5460"/>
    </style:style>
    <style:style style:name="P104" style:family="paragraph">
      <loext:graphic-properties draw:fill="solid" draw:fill-color="#7b535f"/>
    </style:style>
    <style:style style:name="P105" style:family="paragraph">
      <loext:graphic-properties draw:fill="solid" draw:fill-color="#7a535f"/>
    </style:style>
    <style:style style:name="P106" style:family="paragraph">
      <loext:graphic-properties draw:fill="solid" draw:fill-color="#7a525f"/>
    </style:style>
    <style:style style:name="P107" style:family="paragraph">
      <loext:graphic-properties draw:fill="solid" draw:fill-color="#79525e"/>
    </style:style>
    <style:style style:name="P108" style:family="paragraph">
      <loext:graphic-properties draw:fill="solid" draw:fill-color="#79515e"/>
    </style:style>
    <style:style style:name="P109" style:family="paragraph">
      <loext:graphic-properties draw:fill="solid" draw:fill-color="#78505d"/>
    </style:style>
    <style:style style:name="P110" style:family="paragraph">
      <loext:graphic-properties draw:fill="solid" draw:fill-color="#784f5c"/>
    </style:style>
    <style:style style:name="P111" style:family="paragraph">
      <loext:graphic-properties draw:fill="solid" draw:fill-color="#774f5c"/>
    </style:style>
    <style:style style:name="P112" style:family="paragraph">
      <loext:graphic-properties draw:fill="solid" draw:fill-color="#774f5b"/>
    </style:style>
    <style:style style:name="P113" style:family="paragraph">
      <loext:graphic-properties draw:fill="solid" draw:fill-color="#764e5b"/>
    </style:style>
    <style:style style:name="P114" style:family="paragraph">
      <loext:graphic-properties draw:fill="solid" draw:fill-color="#764d5a"/>
    </style:style>
    <style:style style:name="P115" style:family="paragraph">
      <loext:graphic-properties draw:fill="solid" draw:fill-color="#754d5a"/>
    </style:style>
    <style:style style:name="P116" style:family="paragraph">
      <loext:graphic-properties draw:fill="solid" draw:fill-color="#754c59"/>
    </style:style>
    <style:style style:name="P117" style:family="paragraph">
      <loext:graphic-properties draw:fill="solid" draw:fill-color="#744c59"/>
    </style:style>
    <style:style style:name="P118" style:family="paragraph">
      <loext:graphic-properties draw:fill="solid" draw:fill-color="#744b58"/>
    </style:style>
    <style:style style:name="P119" style:family="paragraph">
      <loext:graphic-properties draw:fill="solid" draw:fill-color="#734a58"/>
    </style:style>
    <style:style style:name="P120" style:family="paragraph">
      <loext:graphic-properties draw:fill="solid" draw:fill-color="#734a57"/>
    </style:style>
    <style:style style:name="P121" style:family="paragraph">
      <loext:graphic-properties draw:fill="solid" draw:fill-color="#724a57"/>
    </style:style>
    <style:style style:name="P122" style:family="paragraph">
      <loext:graphic-properties draw:fill="solid" draw:fill-color="#724956"/>
    </style:style>
    <style:style style:name="P123" style:family="paragraph">
      <loext:graphic-properties draw:fill="solid" draw:fill-color="#714856"/>
    </style:style>
    <style:style style:name="P124" style:family="paragraph">
      <loext:graphic-properties draw:fill="solid" draw:fill-color="#714855"/>
    </style:style>
    <style:style style:name="P125" style:family="paragraph">
      <loext:graphic-properties draw:fill="solid" draw:fill-color="#704755"/>
    </style:style>
    <style:style style:name="P126" style:family="paragraph">
      <loext:graphic-properties draw:fill="solid" draw:fill-color="#704754"/>
    </style:style>
    <style:style style:name="P127" style:family="paragraph">
      <loext:graphic-properties draw:fill="solid" draw:fill-color="#6f4654"/>
    </style:style>
    <style:style style:name="P128" style:family="paragraph">
      <loext:graphic-properties draw:fill="solid" draw:fill-color="#6f4653"/>
    </style:style>
    <style:style style:name="P129" style:family="paragraph">
      <loext:graphic-properties draw:fill="solid" draw:fill-color="#6e4553"/>
    </style:style>
    <style:style style:name="P130" style:family="paragraph">
      <loext:graphic-properties draw:fill="solid" draw:fill-color="#6e4452"/>
    </style:style>
    <style:style style:name="P131" style:family="paragraph">
      <loext:graphic-properties draw:fill="solid" draw:fill-color="#6d4452"/>
    </style:style>
    <style:style style:name="P132" style:family="paragraph">
      <loext:graphic-properties draw:fill="solid" draw:fill-color="#6d4451"/>
    </style:style>
    <style:style style:name="P133" style:family="paragraph">
      <loext:graphic-properties draw:fill="solid" draw:fill-color="#6c4351"/>
    </style:style>
    <style:style style:name="P134" style:family="paragraph">
      <loext:graphic-properties draw:fill="solid" draw:fill-color="#6c4250"/>
    </style:style>
    <style:style style:name="P135" style:family="paragraph">
      <loext:graphic-properties draw:fill="solid" draw:fill-color="#6b4250"/>
    </style:style>
    <style:style style:name="P136" style:family="paragraph">
      <loext:graphic-properties draw:fill="solid" draw:fill-color="#6b414f"/>
    </style:style>
    <style:style style:name="P137" style:family="paragraph">
      <loext:graphic-properties draw:fill="solid" draw:fill-color="#6a414f"/>
    </style:style>
    <style:style style:name="P138" style:family="paragraph">
      <loext:graphic-properties draw:fill="solid" draw:fill-color="#6a404f"/>
    </style:style>
    <style:style style:name="P139" style:family="paragraph">
      <loext:graphic-properties draw:fill="solid" draw:fill-color="#69404e"/>
    </style:style>
    <style:style style:name="P140" style:family="paragraph">
      <loext:graphic-properties draw:fill="solid" draw:fill-color="#693f4d"/>
    </style:style>
    <style:style style:name="P141" style:family="paragraph">
      <loext:graphic-properties draw:fill="solid" draw:fill-color="#683f4d"/>
    </style:style>
    <style:style style:name="P142" style:family="paragraph">
      <loext:graphic-properties draw:fill="solid" draw:fill-color="#683e4d"/>
    </style:style>
    <style:style style:name="P143" style:family="paragraph">
      <loext:graphic-properties draw:fill="solid" draw:fill-color="#683e4c"/>
    </style:style>
    <style:style style:name="P144" style:family="paragraph">
      <loext:graphic-properties draw:fill="solid" draw:fill-color="#673e4c"/>
    </style:style>
    <style:style style:name="P145" style:family="paragraph">
      <loext:graphic-properties draw:fill="solid" draw:fill-color="#673d4c"/>
    </style:style>
    <style:style style:name="P146" style:family="paragraph">
      <loext:graphic-properties draw:fill="solid" draw:fill-color="#663d4b"/>
    </style:style>
    <style:style style:name="P147" style:family="paragraph">
      <loext:graphic-properties draw:fill="solid" draw:fill-color="#663c4b"/>
    </style:style>
    <style:style style:name="P148" style:family="paragraph">
      <loext:graphic-properties draw:fill="solid" draw:fill-color="#653c4a"/>
    </style:style>
    <style:style style:name="P149" style:family="paragraph">
      <loext:graphic-properties draw:fill="solid" draw:fill-color="#653b4a"/>
    </style:style>
    <style:style style:name="P150" style:family="paragraph">
      <loext:graphic-properties draw:fill="solid" draw:fill-color="#643a49"/>
    </style:style>
    <style:style style:name="P151" style:family="paragraph">
      <loext:graphic-properties draw:fill="solid" draw:fill-color="#643a48"/>
    </style:style>
    <style:style style:name="P152" style:family="paragraph">
      <loext:graphic-properties draw:fill="solid" draw:fill-color="#633948"/>
    </style:style>
    <style:style style:name="P153" style:family="paragraph">
      <loext:graphic-properties draw:fill="solid" draw:fill-color="#623947"/>
    </style:style>
    <style:style style:name="P154" style:family="paragraph">
      <loext:graphic-properties draw:fill="solid" draw:fill-color="#623847"/>
    </style:style>
    <style:style style:name="P155" style:family="paragraph">
      <loext:graphic-properties draw:fill="solid" draw:fill-color="#613746"/>
    </style:style>
    <style:style style:name="P156" style:family="paragraph">
      <loext:graphic-properties draw:fill="solid" draw:fill-color="#603645"/>
    </style:style>
    <style:style style:name="P157" style:family="paragraph">
      <loext:graphic-properties draw:fill="solid" draw:fill-color="#5f3544"/>
    </style:style>
    <style:style style:name="P158" style:family="paragraph">
      <loext:graphic-properties draw:fill="solid" draw:fill-color="#5e3443"/>
    </style:style>
    <style:style style:name="P159" style:family="paragraph">
      <loext:graphic-properties draw:fill="solid" draw:fill-color="#5e3343"/>
    </style:style>
    <style:style style:name="P160" style:family="paragraph">
      <loext:graphic-properties draw:fill="solid" draw:fill-color="#5d3343"/>
    </style:style>
    <style:style style:name="P161" style:family="paragraph">
      <loext:graphic-properties draw:fill="solid" draw:fill-color="#5d3342"/>
    </style:style>
    <style:style style:name="P162" style:family="paragraph">
      <loext:graphic-properties draw:fill="solid" draw:fill-color="#5d3242"/>
    </style:style>
    <style:style style:name="P163" style:family="paragraph">
      <loext:graphic-properties draw:fill="solid" draw:fill-color="#5c3242"/>
    </style:style>
    <style:style style:name="P164" style:family="paragraph">
      <loext:graphic-properties draw:fill="solid" draw:fill-color="#5c3241"/>
    </style:style>
    <style:style style:name="P165" style:family="paragraph">
      <loext:graphic-properties draw:fill="solid" draw:fill-color="#5c3141"/>
    </style:style>
    <style:style style:name="P166" style:family="paragraph">
      <loext:graphic-properties draw:fill="solid" draw:fill-color="#5b3141"/>
    </style:style>
    <style:style style:name="P167" style:family="paragraph">
      <loext:graphic-properties draw:fill="solid" draw:fill-color="#5b3140"/>
    </style:style>
    <style:style style:name="P168" style:family="paragraph">
      <loext:graphic-properties draw:fill="solid" draw:fill-color="#5b3040"/>
    </style:style>
    <style:style style:name="P169" style:family="paragraph">
      <loext:graphic-properties draw:fill="solid" draw:fill-color="#5a3040"/>
    </style:style>
    <style:style style:name="P170" style:family="paragraph">
      <loext:graphic-properties draw:fill="solid" draw:fill-color="#5a303f"/>
    </style:style>
    <style:style style:name="P171" style:family="paragraph">
      <loext:graphic-properties draw:fill="solid" draw:fill-color="#5a2f3f"/>
    </style:style>
    <style:style style:name="P172" style:family="paragraph">
      <loext:graphic-properties draw:fill="solid" draw:fill-color="#592f3f"/>
    </style:style>
    <style:style style:name="P173" style:family="paragraph">
      <loext:graphic-properties draw:fill="solid" draw:fill-color="#656263"/>
    </style:style>
    <style:style style:name="P174" style:family="paragraph">
      <loext:graphic-properties draw:fill="none"/>
      <style:paragraph-properties fo:text-align="start" style:writing-mode="lr-tb"/>
      <style:text-properties style:font-name="Liberation Sans1" fo:font-size="9.10000038146973pt" style:font-size-asian="9.10000038146973pt" style:font-size-complex="9.10000038146973pt"/>
    </style:style>
    <style:style style:name="P175" style:family="paragraph">
      <loext:graphic-properties draw:fill="none"/>
    </style:style>
    <style:style style:name="P176" style:family="paragraph">
      <loext:graphic-properties draw:fill="solid" draw:fill-color="#393536"/>
    </style:style>
    <style:style style:name="P177" style:family="paragraph">
      <loext:graphic-properties draw:fill="solid" draw:fill-color="#494646"/>
    </style:style>
    <style:style style:name="P178" style:family="paragraph">
      <loext:graphic-properties draw:fill="solid" draw:fill-color="#595656"/>
    </style:style>
    <style:style style:name="P179" style:family="paragraph">
      <loext:graphic-properties draw:fill="solid" draw:fill-color="#696667"/>
    </style:style>
    <style:style style:name="P180" style:family="paragraph">
      <loext:graphic-properties draw:fill="solid" draw:fill-color="#797677"/>
    </style:style>
    <style:style style:name="P181" style:family="paragraph">
      <loext:graphic-properties draw:fill="solid" draw:fill-color="#888687"/>
    </style:style>
    <style:style style:name="P182" style:family="paragraph">
      <loext:graphic-properties draw:fill="solid" draw:fill-color="#989697"/>
    </style:style>
    <style:style style:name="P183" style:family="paragraph">
      <loext:graphic-properties draw:fill="solid" draw:fill-color="#a8a7a7"/>
    </style:style>
    <style:style style:name="P184" style:family="paragraph">
      <loext:graphic-properties draw:fill="solid" draw:fill-color="#b8b7b7"/>
    </style:style>
    <style:style style:name="P185" style:family="paragraph">
      <loext:graphic-properties draw:fill="solid" draw:fill-color="#c8c7c7"/>
    </style:style>
    <style:style style:name="P186" style:family="paragraph">
      <loext:graphic-properties draw:fill="none"/>
      <style:paragraph-properties style:writing-mode="lr-tb"/>
      <style:text-properties fo:font-size="7.40000009536743pt" style:font-size-asian="7.40000009536743pt" style:font-size-complex="7.40000009536743pt"/>
    </style:style>
    <style:style style:name="P187" style:family="paragraph">
      <loext:graphic-properties draw:fill="none"/>
      <style:paragraph-properties fo:text-align="start" style:writing-mode="lr-tb"/>
      <style:text-properties fo:font-size="7.40000009536743pt" style:font-size-asian="7.40000009536743pt" style:font-size-complex="7.40000009536743pt"/>
    </style:style>
    <style:style style:name="P188" style:family="paragraph">
      <loext:graphic-properties draw:fill="none"/>
      <style:paragraph-properties style:writing-mode="lr-tb"/>
      <style:text-properties fo:font-size="6.80000019073486pt" style:font-size-asian="6.80000019073486pt" style:font-size-complex="6.80000019073486pt"/>
    </style:style>
    <style:style style:name="P189" style:family="paragraph">
      <loext:graphic-properties draw:fill="none"/>
      <style:paragraph-properties style:writing-mode="lr-tb"/>
      <style:text-properties fo:font-size="7.30000019073486pt" style:font-size-asian="7.30000019073486pt" style:font-size-complex="7.30000019073486pt"/>
    </style:style>
    <style:style style:name="P190" style:family="paragraph">
      <loext:graphic-properties draw:fill="solid" draw:fill-color="#4f5e1d"/>
    </style:style>
    <style:style style:name="P191" style:family="paragraph">
      <loext:graphic-properties draw:fill="solid" draw:fill-color="#5c6c29"/>
    </style:style>
    <style:style style:name="P192" style:family="paragraph">
      <loext:graphic-properties draw:fill="solid" draw:fill-color="#6a7a36"/>
    </style:style>
    <style:style style:name="P193" style:family="paragraph">
      <loext:graphic-properties draw:fill="solid" draw:fill-color="#798846"/>
    </style:style>
    <style:style style:name="P194" style:family="paragraph">
      <loext:graphic-properties draw:fill="solid" draw:fill-color="#899757"/>
    </style:style>
    <style:style style:name="P195" style:family="paragraph">
      <loext:graphic-properties draw:fill="solid" draw:fill-color="#99a66a"/>
    </style:style>
    <style:style style:name="P196" style:family="paragraph">
      <loext:graphic-properties draw:fill="solid" draw:fill-color="#a9b580"/>
    </style:style>
    <style:style style:name="P197" style:family="paragraph">
      <loext:graphic-properties draw:fill="solid" draw:fill-color="#bbc598"/>
    </style:style>
    <style:style style:name="P198" style:family="paragraph">
      <loext:graphic-properties draw:fill="solid" draw:fill-color="#cdd4b1"/>
    </style:style>
    <style:style style:name="P199" style:family="paragraph">
      <loext:graphic-properties draw:fill="solid" draw:fill-color="#e0e5cd"/>
    </style:style>
    <style:style style:name="P200" style:family="paragraph">
      <loext:graphic-properties draw:fill="solid" draw:fill-color="#4c879e"/>
    </style:style>
    <style:style style:name="P201" style:family="paragraph">
      <loext:graphic-properties draw:fill="solid" draw:fill-color="#5690a6"/>
    </style:style>
    <style:style style:name="P202" style:family="paragraph">
      <loext:graphic-properties draw:fill="solid" draw:fill-color="#6299ad"/>
    </style:style>
    <style:style style:name="P203" style:family="paragraph">
      <loext:graphic-properties draw:fill="solid" draw:fill-color="#6ea2b5"/>
    </style:style>
    <style:style style:name="P204" style:family="paragraph">
      <loext:graphic-properties draw:fill="solid" draw:fill-color="#7babbc"/>
    </style:style>
    <style:style style:name="P205" style:family="paragraph">
      <loext:graphic-properties draw:fill="solid" draw:fill-color="#88b4c4"/>
    </style:style>
    <style:style style:name="P206" style:family="paragraph">
      <loext:graphic-properties draw:fill="solid" draw:fill-color="#97becc"/>
    </style:style>
    <style:style style:name="P207" style:family="paragraph">
      <loext:graphic-properties draw:fill="solid" draw:fill-color="#a5c7d3"/>
    </style:style>
    <style:style style:name="P208" style:family="paragraph">
      <loext:graphic-properties draw:fill="solid" draw:fill-color="#b5d1db"/>
    </style:style>
    <style:style style:name="P209" style:family="paragraph">
      <loext:graphic-properties draw:fill="solid" draw:fill-color="#c5dbe3"/>
    </style:style>
    <style:style style:name="P210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211" style:family="paragraph">
      <loext:graphic-properties draw:fill="none"/>
      <style:paragraph-properties fo:text-align="start" style:writing-mode="lr-tb"/>
      <style:text-properties fo:font-size="7.90000009536743pt" style:font-size-asian="7.90000009536743pt" style:font-size-complex="7.90000009536743pt"/>
    </style:style>
    <style:style style:name="P212" style:family="paragraph">
      <loext:graphic-properties draw:fill="solid" draw:fill-color="#cb951a"/>
    </style:style>
    <style:style style:name="P213" style:family="paragraph">
      <loext:graphic-properties draw:fill="solid" draw:fill-color="#ce9c27"/>
    </style:style>
    <style:style style:name="P214" style:family="paragraph">
      <loext:graphic-properties draw:fill="solid" draw:fill-color="#d2a334"/>
    </style:style>
    <style:style style:name="P215" style:family="paragraph">
      <loext:graphic-properties draw:fill="solid" draw:fill-color="#d6aa43"/>
    </style:style>
    <style:style style:name="P216" style:family="paragraph">
      <loext:graphic-properties draw:fill="solid" draw:fill-color="#d9b152"/>
    </style:style>
    <style:style style:name="P217" style:family="paragraph">
      <loext:graphic-properties draw:fill="solid" draw:fill-color="#ddb962"/>
    </style:style>
    <style:style style:name="P218" style:family="paragraph">
      <loext:graphic-properties draw:fill="solid" draw:fill-color="#e1c173"/>
    </style:style>
    <style:style style:name="P219" style:family="paragraph">
      <loext:graphic-properties draw:fill="solid" draw:fill-color="#e6c985"/>
    </style:style>
    <style:style style:name="P220" style:family="paragraph">
      <loext:graphic-properties draw:fill="solid" draw:fill-color="#ead197"/>
    </style:style>
    <style:style style:name="P221" style:family="paragraph">
      <loext:graphic-properties draw:fill="solid" draw:fill-color="#eedaab"/>
    </style:style>
    <style:style style:name="P222" style:family="paragraph">
      <loext:graphic-properties draw:fill="solid" draw:fill-color="#22513f"/>
    </style:style>
    <style:style style:name="P223" style:family="paragraph">
      <loext:graphic-properties draw:fill="solid" draw:fill-color="#2c5c49"/>
    </style:style>
    <style:style style:name="P224" style:family="paragraph">
      <loext:graphic-properties draw:fill="solid" draw:fill-color="#376853"/>
    </style:style>
    <style:style style:name="P225" style:family="paragraph">
      <loext:graphic-properties draw:fill="solid" draw:fill-color="#44735e"/>
    </style:style>
    <style:style style:name="P226" style:family="paragraph">
      <loext:graphic-properties draw:fill="solid" draw:fill-color="#52806a"/>
    </style:style>
    <style:style style:name="P227" style:family="paragraph">
      <loext:graphic-properties draw:fill="solid" draw:fill-color="#608c77"/>
    </style:style>
    <style:style style:name="P228" style:family="paragraph">
      <loext:graphic-properties draw:fill="solid" draw:fill-color="#709984"/>
    </style:style>
    <style:style style:name="P229" style:family="paragraph">
      <loext:graphic-properties draw:fill="solid" draw:fill-color="#82a793"/>
    </style:style>
    <style:style style:name="P230" style:family="paragraph">
      <loext:graphic-properties draw:fill="solid" draw:fill-color="#94b5a2"/>
    </style:style>
    <style:style style:name="P231" style:family="paragraph">
      <loext:graphic-properties draw:fill="solid" draw:fill-color="#a8c3b3"/>
    </style:style>
    <style:style style:name="P232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1" fo:font-size="9.10000038146973pt" style:font-size-asian="9.10000038146973pt" style:font-name-complex="TimesNewRoman1" style:font-size-complex="9.10000038146973pt"/>
    </style:style>
    <style:style style:name="T3" style:family="text">
      <style:text-properties fo:color="#005d45" style:font-name="Times1" fo:font-size="12pt" fo:font-weight="bold" style:font-size-asian="12pt" style:font-name-complex="Times1" style:font-size-complex="12pt" style:font-weight-complex="bold"/>
    </style:style>
    <style:style style:name="T4" style:family="text">
      <style:text-properties fo:color="#211d1d" style:font-name="HelveticaLTStd1" fo:font-size="7.80000019073486pt" style:font-size-asian="7.80000019073486pt" style:font-name-complex="HelveticaLTStd1" style:font-size-complex="7.80000019073486pt"/>
    </style:style>
    <style:style style:name="T5" style:family="text">
      <style:text-properties fo:color="#211d1d" style:font-name="HelveticaLTStd1" fo:font-size="8.5pt" style:font-size-asian="8.5pt" style:font-name-complex="HelveticaLTStd1" style:font-size-complex="8.5pt"/>
    </style:style>
    <style:style style:name="T6" style:family="text">
      <style:text-properties fo:color="#282e62" style:font-name="HelveticaLTStd1" fo:font-size="8.69999980926514pt" style:font-size-asian="8.69999980926514pt" style:font-name-complex="HelveticaLTStd1" style:font-size-complex="8.69999980926514pt"/>
    </style:style>
    <style:style style:name="T7" style:family="text">
      <style:text-properties fo:color="#4f4c4d" style:font-name="Liberation Sans1" fo:font-size="9.10000038146973pt" fo:font-weight="bold" style:font-size-asian="9.10000038146973pt" style:font-name-complex="HelveticaLTStd1" style:font-size-complex="9.10000038146973pt" style:font-weight-complex="bold"/>
    </style:style>
    <style:style style:name="T8" style:family="text">
      <style:text-properties fo:color="#231f20" style:font-name="HelveticaLTStd1" fo:font-size="7.40000009536743pt" style:font-size-asian="7.40000009536743pt" style:font-name-complex="HelveticaLTStd1" style:font-size-complex="7.40000009536743pt"/>
    </style:style>
    <style:style style:name="T9" style:family="text">
      <style:text-properties fo:color="#505155" style:font-name="HelveticaLTStd1" fo:font-size="6.80000019073486pt" style:font-size-asian="6.80000019073486pt" style:font-name-complex="HelveticaLTStd1" style:font-size-complex="6.80000019073486pt"/>
    </style:style>
    <style:style style:name="T10" style:family="text">
      <style:text-properties fo:color="#231f20" style:font-name="HelveticaLTStd1" fo:font-size="7.30000019073486pt" style:font-size-asian="7.30000019073486pt" style:font-name-complex="HelveticaLTStd1" style:font-size-complex="7.30000019073486pt"/>
    </style:style>
    <style:style style:name="T11" style:family="text">
      <style:text-properties fo:color="#003b59" style:font-name="HelveticaLTStd1" fo:font-size="7.90000009536743pt" fo:font-weight="bold" style:font-size-asian="7.90000009536743pt" style:font-name-complex="HelveticaLTStd1" style:font-size-complex="7.90000009536743pt" style:font-weight-complex="bold"/>
    </style:style>
    <style:style style:name="T12" style:family="text">
      <style:text-properties fo:color="#18372b" style:font-name="HelveticaLTStd1" fo:font-size="8.69999980926514pt" fo:font-weight="bold" style:font-size-asian="8.69999980926514pt" style:font-name-complex="HelveticaLTStd1" style:font-size-complex="8.69999980926514pt" style:font-weight-complex="bold"/>
    </style:style>
    <style:style style:name="T13" style:family="text">
      <style:text-properties fo:color="#18372b" style:font-name="HelveticaLTStd1" fo:font-size="7pt" fo:font-weight="bold" style:font-size-asian="7pt" style:font-name-complex="HelveticaLTStd1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399cm" svg:height="0.147cm" svg:x="9.2cm" svg:y="19.24cm" svg:viewBox="0 0 400 148" draw:points="0,148 400,148 400,0 0,0">
          <text:p/>
        </draw:polygon>
        <draw:polygon draw:style-name="gr2" draw:text-style-name="P2" draw:layer="layout" svg:width="0.399cm" svg:height="0.136cm" svg:x="9.2cm" svg:y="19.242cm" svg:viewBox="0 0 400 137" draw:points="0,137 400,137 400,0 0,0">
          <text:p/>
        </draw:polygon>
        <draw:polygon draw:style-name="gr3" draw:text-style-name="P3" draw:layer="layout" svg:width="0.399cm" svg:height="0.125cm" svg:x="9.2cm" svg:y="19.244cm" svg:viewBox="0 0 400 126" draw:points="0,126 400,126 400,0 0,0">
          <text:p/>
        </draw:polygon>
        <draw:polygon draw:style-name="gr4" draw:text-style-name="P4" draw:layer="layout" svg:width="0.399cm" svg:height="0.103cm" svg:x="9.2cm" svg:y="19.248cm" svg:viewBox="0 0 400 104" draw:points="0,104 400,104 400,0 0,0">
          <text:p/>
        </draw:polygon>
        <draw:polygon draw:style-name="gr5" draw:text-style-name="P5" draw:layer="layout" svg:width="0.399cm" svg:height="0.114cm" svg:x="9.2cm" svg:y="19.246cm" svg:viewBox="0 0 400 115" draw:points="0,115 400,115 400,0 0,0">
          <text:p/>
        </draw:polygon>
        <draw:polygon draw:style-name="gr6" draw:text-style-name="P6" draw:layer="layout" svg:width="0.399cm" svg:height="0.092cm" svg:x="9.2cm" svg:y="19.25cm" svg:viewBox="0 0 400 93" draw:points="0,93 400,93 400,0 0,0">
          <text:p/>
        </draw:polygon>
        <draw:polygon draw:style-name="gr7" draw:text-style-name="P7" draw:layer="layout" svg:width="0.399cm" svg:height="0.082cm" svg:x="9.2cm" svg:y="19.251cm" svg:viewBox="0 0 400 83" draw:points="0,83 400,83 400,0 0,0">
          <text:p/>
        </draw:polygon>
        <draw:polygon draw:style-name="gr8" draw:text-style-name="P8" draw:layer="layout" svg:width="0.399cm" svg:height="0.071cm" svg:x="9.2cm" svg:y="19.253cm" svg:viewBox="0 0 400 72" draw:points="0,72 400,72 400,0 0,0">
          <text:p/>
        </draw:polygon>
        <draw:polygon draw:style-name="gr9" draw:text-style-name="P9" draw:layer="layout" svg:width="0.399cm" svg:height="0.06cm" svg:x="9.2cm" svg:y="19.255cm" svg:viewBox="0 0 400 61" draw:points="0,61 400,61 400,0 0,0">
          <text:p/>
        </draw:polygon>
        <draw:polygon draw:style-name="gr10" draw:text-style-name="P10" draw:layer="layout" svg:width="0.399cm" svg:height="0.049cm" svg:x="9.2cm" svg:y="19.257cm" svg:viewBox="0 0 400 50" draw:points="0,50 400,50 400,0 0,0">
          <text:p/>
        </draw:polygon>
        <draw:frame draw:style-name="gr11" draw:text-style-name="P12" draw:layer="layout" svg:width="0.422cm" svg:height="0.471cm" svg:x="1.922cm" svg:y="26.47cm">
          <draw:text-box>
            <text:p text:style-name="P11"><text:span text:style-name="T1"><text:s/></text:span></text:p>
          </draw:text-box>
        </draw:frame>
        <draw:frame draw:style-name="gr12" draw:text-style-name="P13" draw:layer="layout" svg:width="0.321cm" svg:height="0.357cm" svg:x="19.702cm" svg:y="15.258cm">
          <draw:text-box>
            <text:p text:style-name="P11"><text:span text:style-name="T2"><text:s/></text:span></text:p>
          </draw:text-box>
        </draw:frame>
        <draw:frame draw:style-name="gr13" draw:text-style-name="P12" draw:layer="layout" svg:width="0.422cm" svg:height="0.424cm" svg:x="1.922cm" svg:y="25.788cm">
          <draw:text-box>
            <text:p text:style-name="P11"><text:span text:style-name="T3"><text:s/></text:span></text:p>
          </draw:text-box>
        </draw:frame>
        <draw:polygon draw:style-name="gr14" draw:text-style-name="P14" draw:layer="layout" svg:width="8.432cm" svg:height="1.662cm" svg:x="2cm" svg:y="22.337cm" svg:viewBox="0 0 8433 1663" draw:points="8426,1655 8426,1648 15,1648 15,15 8418,15 8418,1655 8426,1655 8426,1648 8426,1655 8433,1655 8433,0 0,0 0,1663 8433,1663 8433,1655">
          <text:p/>
        </draw:polygon>
        <draw:polygon draw:style-name="gr15" draw:text-style-name="P15" draw:layer="layout" svg:width="0.462cm" svg:height="0.146cm" svg:x="2.2cm" svg:y="22.591cm" svg:viewBox="0 0 463 147" draw:points="0,147 463,147 463,0 0,0">
          <text:p/>
        </draw:polygon>
        <draw:polygon draw:style-name="gr16" draw:text-style-name="P16" draw:layer="layout" svg:width="0.462cm" svg:height="0.135cm" svg:x="2.2cm" svg:y="22.593cm" svg:viewBox="0 0 463 136" draw:points="0,136 463,136 463,0 0,0">
          <text:p/>
        </draw:polygon>
        <draw:polygon draw:style-name="gr17" draw:text-style-name="P17" draw:layer="layout" svg:width="0.462cm" svg:height="0.124cm" svg:x="2.2cm" svg:y="22.595cm" svg:viewBox="0 0 463 125" draw:points="0,125 463,125 463,0 0,0">
          <text:p/>
        </draw:polygon>
        <draw:polygon draw:style-name="gr18" draw:text-style-name="P18" draw:layer="layout" svg:width="0.462cm" svg:height="0.114cm" svg:x="2.2cm" svg:y="22.596cm" svg:viewBox="0 0 463 115" draw:points="0,115 463,115 463,0 0,0">
          <text:p/>
        </draw:polygon>
        <draw:polygon draw:style-name="gr19" draw:text-style-name="P19" draw:layer="layout" svg:width="0.462cm" svg:height="0.103cm" svg:x="2.2cm" svg:y="22.598cm" svg:viewBox="0 0 463 104" draw:points="0,104 463,104 463,0 0,0">
          <text:p/>
        </draw:polygon>
        <draw:polygon draw:style-name="gr20" draw:text-style-name="P20" draw:layer="layout" svg:width="0.462cm" svg:height="0.092cm" svg:x="2.2cm" svg:y="22.6cm" svg:viewBox="0 0 463 93" draw:points="0,93 463,93 463,0 0,0">
          <text:p/>
        </draw:polygon>
        <draw:polygon draw:style-name="gr21" draw:text-style-name="P21" draw:layer="layout" svg:width="0.462cm" svg:height="0.081cm" svg:x="2.2cm" svg:y="22.602cm" svg:viewBox="0 0 463 82" draw:points="0,82 463,82 463,0 0,0">
          <text:p/>
        </draw:polygon>
        <draw:polygon draw:style-name="gr22" draw:text-style-name="P22" draw:layer="layout" svg:width="0.462cm" svg:height="0.07cm" svg:x="2.2cm" svg:y="22.604cm" svg:viewBox="0 0 463 71" draw:points="0,71 463,71 463,0 0,0">
          <text:p/>
        </draw:polygon>
        <draw:polygon draw:style-name="gr23" draw:text-style-name="P23" draw:layer="layout" svg:width="0.462cm" svg:height="0.059cm" svg:x="2.2cm" svg:y="22.606cm" svg:viewBox="0 0 463 60" draw:points="0,60 463,60 463,0 0,0">
          <text:p/>
        </draw:polygon>
        <draw:polygon draw:style-name="gr24" draw:text-style-name="P24" draw:layer="layout" svg:width="0.462cm" svg:height="0.049cm" svg:x="2.2cm" svg:y="22.607cm" svg:viewBox="0 0 463 50" draw:points="0,50 463,50 463,0 0,0">
          <text:p/>
        </draw:polygon>
        <draw:polygon draw:style-name="gr25" draw:text-style-name="P25" draw:layer="layout" svg:width="0.42cm" svg:height="0.148cm" svg:x="2.221cm" svg:y="23.078cm" svg:viewBox="0 0 421 149" draw:points="0,149 421,149 421,0 0,0">
          <text:p/>
        </draw:polygon>
        <draw:polygon draw:style-name="gr26" draw:text-style-name="P26" draw:layer="layout" svg:width="0.42cm" svg:height="0.137cm" svg:x="2.221cm" svg:y="23.08cm" svg:viewBox="0 0 421 138" draw:points="0,138 421,138 421,0 0,0">
          <text:p/>
        </draw:polygon>
        <draw:polygon draw:style-name="gr27" draw:text-style-name="P27" draw:layer="layout" svg:width="0.42cm" svg:height="0.126cm" svg:x="2.221cm" svg:y="23.082cm" svg:viewBox="0 0 421 127" draw:points="0,127 421,127 421,0 0,0">
          <text:p/>
        </draw:polygon>
        <draw:polygon draw:style-name="gr28" draw:text-style-name="P28" draw:layer="layout" svg:width="0.42cm" svg:height="0.115cm" svg:x="2.221cm" svg:y="23.084cm" svg:viewBox="0 0 421 116" draw:points="0,116 421,116 421,0 0,0">
          <text:p/>
        </draw:polygon>
        <draw:polygon draw:style-name="gr29" draw:text-style-name="P29" draw:layer="layout" svg:width="0.42cm" svg:height="0.104cm" svg:x="2.221cm" svg:y="23.087cm" svg:viewBox="0 0 421 105" draw:points="0,105 421,105 421,0 0,0">
          <text:p/>
        </draw:polygon>
        <draw:polygon draw:style-name="gr30" draw:text-style-name="P30" draw:layer="layout" svg:width="0.42cm" svg:height="0.093cm" svg:x="2.221cm" svg:y="23.089cm" svg:viewBox="0 0 421 94" draw:points="0,94 421,94 421,0 0,0">
          <text:p/>
        </draw:polygon>
        <draw:polygon draw:style-name="gr31" draw:text-style-name="P31" draw:layer="layout" svg:width="0.42cm" svg:height="0.082cm" svg:x="2.221cm" svg:y="23.091cm" svg:viewBox="0 0 421 83" draw:points="0,83 421,83 421,0 0,0">
          <text:p/>
        </draw:polygon>
        <draw:polygon draw:style-name="gr32" draw:text-style-name="P32" draw:layer="layout" svg:width="0.42cm" svg:height="0.071cm" svg:x="2.221cm" svg:y="23.093cm" svg:viewBox="0 0 421 72" draw:points="0,72 421,72 421,0 0,0">
          <text:p/>
        </draw:polygon>
        <draw:polygon draw:style-name="gr33" draw:text-style-name="P33" draw:layer="layout" svg:width="0.42cm" svg:height="0.061cm" svg:x="2.221cm" svg:y="23.095cm" svg:viewBox="0 0 421 62" draw:points="0,62 421,62 421,0 0,0">
          <text:p/>
        </draw:polygon>
        <draw:polygon draw:style-name="gr34" draw:text-style-name="P34" draw:layer="layout" svg:width="0.42cm" svg:height="0.049cm" svg:x="2.221cm" svg:y="23.098cm" svg:viewBox="0 0 421 50" draw:points="0,50 421,50 421,0 0,0">
          <text:p/>
        </draw:polygon>
        <draw:frame draw:style-name="gr35" draw:text-style-name="P35" draw:layer="layout" svg:width="0.607cm" svg:height="0.319cm" svg:x="2.866cm" svg:y="22.537cm">
          <draw:text-box>
            <text:p text:style-name="P11"><text:span text:style-name="T4">DNA</text:span></text:p>
          </draw:text-box>
        </draw:frame>
        <draw:frame draw:style-name="gr36" draw:text-style-name="P36" draw:layer="layout" svg:width="0.866cm" svg:height="0.352cm" svg:x="2.866cm" svg:y="22.977cm">
          <draw:text-box>
            <text:p text:style-name="P11"><text:span text:style-name="T5">Uracil</text:span></text:p>
          </draw:text-box>
        </draw:frame>
        <draw:polygon draw:style-name="gr37" draw:text-style-name="P37" draw:layer="layout" svg:width="0.462cm" svg:height="0.148cm" svg:x="2.2cm" svg:y="23.552cm" svg:viewBox="0 0 463 149" draw:points="0,149 463,149 463,0 0,0">
          <text:p/>
        </draw:polygon>
        <draw:polygon draw:style-name="gr38" draw:text-style-name="P38" draw:layer="layout" svg:width="0.462cm" svg:height="0.137cm" svg:x="2.2cm" svg:y="23.554cm" svg:viewBox="0 0 463 138" draw:points="0,138 463,138 463,0 0,0">
          <text:p/>
        </draw:polygon>
        <draw:polygon draw:style-name="gr39" draw:text-style-name="P39" draw:layer="layout" svg:width="0.462cm" svg:height="0.126cm" svg:x="2.2cm" svg:y="23.556cm" svg:viewBox="0 0 463 127" draw:points="0,127 463,127 463,0 0,0">
          <text:p/>
        </draw:polygon>
        <draw:polygon draw:style-name="gr40" draw:text-style-name="P40" draw:layer="layout" svg:width="0.462cm" svg:height="0.114cm" svg:x="2.2cm" svg:y="23.558cm" svg:viewBox="0 0 463 115" draw:points="0,115 463,115 463,0 0,0">
          <text:p/>
        </draw:polygon>
        <draw:polygon draw:style-name="gr41" draw:text-style-name="P41" draw:layer="layout" svg:width="0.462cm" svg:height="0.104cm" svg:x="2.2cm" svg:y="23.559cm" svg:viewBox="0 0 463 105" draw:points="0,105 463,105 463,0 0,0">
          <text:p/>
        </draw:polygon>
        <draw:polygon draw:style-name="gr42" draw:text-style-name="P42" draw:layer="layout" svg:width="0.462cm" svg:height="0.093cm" svg:x="2.2cm" svg:y="23.561cm" svg:viewBox="0 0 463 94" draw:points="0,94 463,94 463,0 0,0">
          <text:p/>
        </draw:polygon>
        <draw:polygon draw:style-name="gr43" draw:text-style-name="P43" draw:layer="layout" svg:width="0.462cm" svg:height="0.082cm" svg:x="2.2cm" svg:y="23.563cm" svg:viewBox="0 0 463 83" draw:points="0,83 463,83 463,0 0,0">
          <text:p/>
        </draw:polygon>
        <draw:polygon draw:style-name="gr44" draw:text-style-name="P44" draw:layer="layout" svg:width="0.462cm" svg:height="0.071cm" svg:x="2.2cm" svg:y="23.565cm" svg:viewBox="0 0 463 72" draw:points="0,72 463,72 463,0 0,0">
          <text:p/>
        </draw:polygon>
        <draw:polygon draw:style-name="gr45" draw:text-style-name="P45" draw:layer="layout" svg:width="0.462cm" svg:height="0.06cm" svg:x="2.2cm" svg:y="23.567cm" svg:viewBox="0 0 463 61" draw:points="0,61 463,61 463,0 0,0">
          <text:p/>
        </draw:polygon>
        <draw:polygon draw:style-name="gr46" draw:text-style-name="P46" draw:layer="layout" svg:width="0.462cm" svg:height="0.049cm" svg:x="2.2cm" svg:y="23.569cm" svg:viewBox="0 0 463 50" draw:points="0,50 463,50 463,0 0,0">
          <text:p/>
        </draw:polygon>
        <draw:frame draw:style-name="gr47" draw:text-style-name="P47" draw:layer="layout" svg:width="0.304cm" svg:height="0.361cm" svg:x="2.319cm" svg:y="22.965cm">
          <draw:text-box>
            <text:p text:style-name="P11"><text:span text:style-name="T6">U</text:span></text:p>
          </draw:text-box>
        </draw:frame>
        <draw:frame draw:style-name="gr48" draw:text-style-name="P35" draw:layer="layout" svg:width="1.822cm" svg:height="0.319cm" svg:x="2.866cm" svg:y="23.481cm">
          <draw:text-box>
            <text:p text:style-name="P11"><text:span text:style-name="T4">Barcode (BC)</text:span></text:p>
          </draw:text-box>
        </draw:frame>
        <draw:frame draw:style-name="gr48" draw:text-style-name="P35" draw:layer="layout" svg:width="1.822cm" svg:height="0.319cm" svg:x="5.73cm" svg:y="22.607cm">
          <draw:text-box>
            <text:p text:style-name="P11"><text:span text:style-name="T4">Barcode (BC)</text:span></text:p>
          </draw:text-box>
        </draw:frame>
        <draw:frame draw:style-name="gr49" draw:text-style-name="P35" draw:layer="layout" svg:width="1.336cm" svg:height="0.319cm" svg:x="5.73cm" svg:y="23.048cm">
          <draw:text-box>
            <text:p text:style-name="P11"><text:span text:style-name="T4">Adaptor</text:span></text:p>
          </draw:text-box>
        </draw:frame>
        <draw:polygon draw:style-name="gr50" draw:text-style-name="P48" draw:layer="layout" svg:width="0.461cm" svg:height="0.147cm" svg:x="5.053cm" svg:y="23.163cm" svg:viewBox="0 0 462 148" draw:points="0,148 462,148 462,0 0,0">
          <text:p/>
        </draw:polygon>
        <draw:polygon draw:style-name="gr51" draw:text-style-name="P49" draw:layer="layout" svg:width="0.461cm" svg:height="0.136cm" svg:x="5.053cm" svg:y="23.165cm" svg:viewBox="0 0 462 137" draw:points="0,137 462,137 462,0 0,0">
          <text:p/>
        </draw:polygon>
        <draw:polygon draw:style-name="gr52" draw:text-style-name="P50" draw:layer="layout" svg:width="0.461cm" svg:height="0.125cm" svg:x="5.053cm" svg:y="23.167cm" svg:viewBox="0 0 462 126" draw:points="0,126 462,126 462,0 0,0">
          <text:p/>
        </draw:polygon>
        <draw:polygon draw:style-name="gr53" draw:text-style-name="P51" draw:layer="layout" svg:width="0.461cm" svg:height="0.114cm" svg:x="5.053cm" svg:y="23.169cm" svg:viewBox="0 0 462 115" draw:points="0,115 462,115 462,0 0,0">
          <text:p/>
        </draw:polygon>
        <draw:polygon draw:style-name="gr54" draw:text-style-name="P52" draw:layer="layout" svg:width="0.461cm" svg:height="0.103cm" svg:x="5.053cm" svg:y="23.171cm" svg:viewBox="0 0 462 104" draw:points="0,104 462,104 462,0 0,0">
          <text:p/>
        </draw:polygon>
        <draw:polygon draw:style-name="gr55" draw:text-style-name="P53" draw:layer="layout" svg:width="0.461cm" svg:height="0.093cm" svg:x="5.053cm" svg:y="23.172cm" svg:viewBox="0 0 462 94" draw:points="0,94 462,94 462,0 0,0">
          <text:p/>
        </draw:polygon>
        <draw:polygon draw:style-name="gr56" draw:text-style-name="P54" draw:layer="layout" svg:width="0.461cm" svg:height="0.082cm" svg:x="5.053cm" svg:y="23.174cm" svg:viewBox="0 0 462 83" draw:points="0,83 462,83 462,0 0,0">
          <text:p/>
        </draw:polygon>
        <draw:polygon draw:style-name="gr57" draw:text-style-name="P55" draw:layer="layout" svg:width="0.461cm" svg:height="0.071cm" svg:x="5.053cm" svg:y="23.176cm" svg:viewBox="0 0 462 72" draw:points="0,72 462,72 462,0 0,0">
          <text:p/>
        </draw:polygon>
        <draw:polygon draw:style-name="gr58" draw:text-style-name="P56" draw:layer="layout" svg:width="0.461cm" svg:height="0.06cm" svg:x="5.053cm" svg:y="23.178cm" svg:viewBox="0 0 462 61" draw:points="0,61 462,61 462,0 0,0">
          <text:p/>
        </draw:polygon>
        <draw:polygon draw:style-name="gr59" draw:text-style-name="P57" draw:layer="layout" svg:width="0.461cm" svg:height="0.049cm" svg:x="5.053cm" svg:y="23.18cm" svg:viewBox="0 0 462 50" draw:points="0,50 462,50 462,0 0,0">
          <text:p/>
        </draw:polygon>
        <draw:path draw:style-name="gr60" draw:text-style-name="P58" draw:layer="layout" svg:width="0.174cm" svg:height="0.175cm" svg:x="5.2cm" svg:y="23.606cm" svg:viewBox="0 0 175 176" svg:d="M148 150l-2 3-3 2-3 2-3 3-3 1-2 2-3 2-3 1-3 1-4 2-3 1-3 1-4 1-3 1h-3l-4 1h-3-4l-3 1h-3l-4-1h-3l-3-1h-4-3l-3-1-4-2h-3l-4-2-3-1-3-1-3-2-3-1-2-3-3-1-3-3-3-2-2-2-4-2-2-3-2-2-3-3-1-2-3-4-1-2-2-3-2-3-2-3v-3l-2-3-1-3-1-4-1-3-1-4v-4-3l-1-4v-3-3-4-3l1-4v-3-3l1-4 1-3 1-3 1-3 1-4 1-3 2-3 2-3 1-3 2-3 2-3 2-2 3-3 2-2 2-3 3-2 3-2 3-3 2-2 3-2 3-2 3-1 3-2 3-2 3-1 4-1 3-1 3-1 4-1 3-1h3 4l3-1h3 4 3 4l3 1h4 3l3 1 4 1 3 1 3 1 3 2 3 1 3 2 3 1 3 2 3 2 3 2 3 2 2 2 2 3 3 2 3 2 1 3 2 3 3 2 1 3 3 3 1 3 2 3 1 3 1 3 2 4v3l2 3 1 4v3 3l1 4v3 4 3 3 4l-1 3v4 3l-1 3-1 4-1 3-1 3-2 4-1 3-2 3-1 3-2 3-2 3-2 2-2 3-2 3-3 2zM148 151l3-2 2-3 3-3 1-2 3-3 2-3 1-2 2-4 1-3 2-3 2-4v-3l2-3 1-3v-4l1-3v-4l1-3v-4-3-3-4-3l-1-4v-3l-1-3v-4l-2-3-1-3-1-4-1-3-2-3-1-4-2-3-2-2-1-3-3-3-2-2-2-3-3-3-2-2-2-2-3-3-3-2-3-2-3-2-3-1-2-2-3-2-4-1-3-2h-3l-3-1-4-2h-3-3l-4-1-3-1h-4-3-4-3l-3 1h-4l-3 1h-4l-3 1-3 1-4 1-3 1-3 2-3 1-4 2-3 2-2 2-3 1-3 2-2 3-4 2-3 2-2 3-2 3-3 2-1 3-2 3-2 3-2 3-2 3-1 3-2 3-1 3-1 3-1 4-1 3v3l-1 4v3l-1 4v3 4 3 4l1 3v3l1 4v4l1 4 2 3v3l2 3 1 3 2 3 2 3 1 3 2 3 2 3 2 3 3 2 2 3 2 2 3 3 3 2 3 2 2 3 3 1 3 2 3 2 3 1 3 2 3 1 4 1 3 1 4 2h3l3 1h4l3 1h3l4 1h3l3-1h4 3l4-1 3-1h3l4-1 3-2h3l4-2 3-2 3-1 3-2 3-1 3-2 2-2 3-2 3-3z">
          <text:p/>
        </draw:path>
        <draw:path draw:style-name="gr61" draw:text-style-name="P59" draw:layer="layout" svg:width="0.176cm" svg:height="0.176cm" svg:x="5.199cm" svg:y="23.605cm" svg:viewBox="0 0 177 177" svg:d="M149 151l-3 3-2 2-3 3-2 1-3 3-3 1-4 2-3 1-3 2-4 1-3 1-3 2h-4l-3 1-3 1-4 1h-3-4l-3 1h-3l-4-1h-3l-3-1h-4l-3-1-3-1-4-1-3-1-4-1-3-1-3-2-3-1-3-3-3-1-3-2-2-2-3-2-3-3-2-3-2-2-3-3-2-2-2-3-3-3-1-3-2-3-1-3-2-3-1-3-2-3-1-3-1-3-1-4-1-3v-4-3l-1-3v-4-3-4-3l1-4v-3-4l1-3 1-3 1-4 1-3 1-3 1-3 2-3 2-4 2-3 1-3 3-2 1-3 3-2 2-3 2-3 3-2 3-2 2-3 3-2 3-2 2-1 3-2 4-2 3-2 3-1 3-1 4-1 3-1 3-1 4-1h3 4l3-1h3 4 3 4l3 1h4 3l3 1 4 2h3l3 1 3 2 4 1 3 2 3 1 3 2 3 2 3 2 2 2 3 2 3 3 2 2 2 2 3 3 2 3 2 3 2 3 1 2 3 3 1 3 2 3 1 3 1 4 1 3 1 4 1 3 1 3v4l1 3v3 4 3 4 3l-1 4v3l-1 3-1 4v3l-2 3-1 3-1 4-2 3-1 3-2 4-1 2-3 3-2 3-2 2-2 3-2 3zM150 152l2-2 2-4 2-2 3-3 2-2 2-3 2-3 1-4 2-3 2-3 1-3 1-3 1-4 1-3 1-3 1-4v-3l1-4v-3-4-3-4-3l-1-3v-4l-1-3-1-3-1-4-1-3-2-4v-3l-2-3-2-3-2-3-1-3-3-3-1-2-3-3-2-3-2-3-2-2-4-2-2-3-3-1-2-3-3-2-3-1-4-2-3-2-3-1-4-2h-3l-3-1-4-2h-3-3l-4-1-3-1h-4-3-4-3l-4 1h-3l-4 1h-3l-3 1-4 1-3 1-3 2-3 1-3 1-4 2-3 2-3 2-3 2-2 1-3 3-2 2-3 2-3 4-2 2-2 2-2 3-2 3-2 3-2 3-2 3-1 3-1 4-2 3-1 3-1 3-1 4v3l-1 4v3l-1 4v3 4 3 4l1 3v4l1 3v3l1 4 2 3v3l2 4 1 3 2 3 2 3 1 3 2 2 2 3 2 3 3 3 2 2 2 3 3 3 3 2 2 3 3 1 3 3 2 1 3 2 4 2 3 2h3l4 2 3 1 3 1 4 1 3 1h4l3 1h3 4 3 3 4 3l4-1 3-1 3-1 4-1 3-1 3-1 4-1 3-2 4-2 3-1 3-2 3-2 3-1 2-3 3-2z">
          <text:p/>
        </draw:path>
        <draw:path draw:style-name="gr62" draw:text-style-name="P60" draw:layer="layout" svg:width="0.177cm" svg:height="0.178cm" svg:x="5.199cm" svg:y="23.605cm" svg:viewBox="0 0 178 179" svg:d="M150 153l-2 3-3 2-2 2-3 2-4 2-2 2-3 1-3 2-4 1-3 2-3 1-3 1-4 1-3 1-3 1h-4-3-4l-3 1h-4l-3-1h-4-3-4l-3-1-4-1-3-2h-3l-3-2-4-1-4-1-3-2-3-2-2-2-3-2-3-1-3-3-3-2-2-2-2-3-3-3-2-2-2-3-2-3-2-3-2-3-1-3-2-3-1-3-2-4-1-3-1-3-1-4-1-3v-3-4l-1-3v-4-3-4-3l1-4v-3-4l1-3 1-3 1-4 1-3 2-3v-4l2-3 2-3 2-2 1-3 3-3 2-3 2-3 2-2 3-3 2-2 3-3 3-3 2-1 3-3 3-1 3-2 3-2 4-2h3l3-2 3-1 4-1 3-1 3-1h4 3l4-1h3 4 3 4l3 1h4 3l4 1 3 2h3l4 1 3 2 3 1 3 2 3 1 3 2 4 2 2 2 3 2 2 2 3 3 3 3 2 3 2 2 3 3 1 3 2 3 2 3 2 3 2 3 1 3 1 3 2 3v4l2 3 1 3 1 4v3 4 3 4 3 4 3 4 3l-1 4-1 3-1 3-1 4-1 3-2 3-1 3-2 3-1 3-3 3-1 3-2 3-3 3-2 2-2 3zM151 154l2-3 3-2 2-3 2-3 3-3 1-3 2-2 2-3 2-3 1-4 1-3 1-3 1-3 2-4 1-3v-4-3l1-4v-3-4-3-4-3l-1-4v-3-4l-1-3-2-4-1-3-1-3-2-3v-4l-3-3-1-3-2-2-2-3-2-4-2-2-2-3-3-2-3-3-2-3-3-2-2-2-3-3-4-1-3-2-3-2-3-2-3-1-3-1-3-1-4-1-3-2h-3-4l-3-1-4-1h-4-3-4-3l-4 1h-3l-4 1h-3l-3 1-4 2h-3l-3 2-4 1-3 1-4 3-3 1-3 2-2 2-3 2-2 2-3 3-3 3-2 2-2 3-3 3-2 2-2 3-2 3-1 3-3 3-1 3-1 3-2 4v3l-2 4-1 3v3l-1 4v3l-1 4v3 4 3 4l1 3v4l1 3v4l1 3 2 3v4l2 3 1 3 2 3 2 3 1 3 2 4 2 3 2 2 3 3 2 2 2 3 3 3 3 2 3 2 2 2 3 2 3 2 3 1 3 2 4 1 3 2 3 1 4 1 3 2 4 1h3 3l4 1h4 3l4 1 3-1h4 3l4-1h3l4-1 3-1 3-2h4l3-2 3-1 3-2 3-2 3-1 3-2 3-3 3-1 2-3z">
          <text:p/>
        </draw:path>
        <draw:path draw:style-name="gr62" draw:text-style-name="P60" draw:layer="layout" svg:width="0.179cm" svg:height="0.179cm" svg:x="5.198cm" svg:y="23.604cm" svg:viewBox="0 0 180 180" svg:d="M152 155l-4 2-2 3-3 1-3 2-3 3-3 1-3 2-3 1-3 2-3 1-4 1-3 2-3 1h-4l-3 1-4 1h-3-4l-3 1-4-1h-3-4l-4-1h-3l-3-1h-4l-3-2-4-1-3-1-3-2-3-1-3-2-3-2-3-1-3-2-3-3-3-1-2-3-3-3-2-2-3-2-2-3-2-3-2-3-2-3-2-3-1-3-2-3-1-3-2-3-1-4-1-3-1-3-1-4v-3-4l-1-3v-4-3-4-3l1-4v-4-3l1-3 1-4 1-4 1-3 2-4v-3l2-3 2-3 2-3 1-3 3-3 2-2 2-3 3-3 2-2 2-3 3-2 3-2 3-2 2-3 3-1 3-2 3-2 3-2h4l3-2 3-1 4-1 3-1 3-1h4 3l4-1h3 4 3 4l4 1h3 4l3 1 3 2h4l3 2 3 1 3 1 3 2 3 1 3 3 4 1 3 2 2 3 3 2 3 2 3 3 2 2 3 3 2 2 2 4 2 3 1 2 2 3 2 3 1 4 2 3 1 3 1 3 2 4v4l1 4v3l1 4v3 4 3 4 3l-1 4v3l-1 3v4l-2 3-1 3-1 4-1 3-2 3-1 4-2 3-2 2-2 3-2 3-2 3-3 3-2 2zM153 155l2-2 2-3 3-3 2-2 1-3 3-3 1-3 3-3 1-4 2-3v-3l2-4 1-3 1-3 1-4 1-3v-3l1-4v-3-4-3-4-4l-1-3-1-4v-3l-1-5-1-3-1-3-2-4-1-3-2-3-1-3-2-3-1-3-3-3-2-3-2-3-3-3-2-2-2-2-3-3-3-2-3-2-3-3-3-1-3-2-3-2-3-2-3-1-4-1-3-1-3-1-4-1-3-1h-4l-3-1-4-1h-3-4-4-3l-4 1h-3l-4 1h-3l-3 1-4 2h-3l-4 2-3 1-3 2-3 2-3 1-3 2-3 2-3 2-2 3-3 2-3 2-2 3-2 3-3 2-2 3-2 3-2 3-1 2-2 4-2 3-1 3-2 4v3l-2 4-1 3v4l-1 3v4l-1 3v4 4 3 4l1 3v4l1 3v4l1 3 2 4v3l2 3 1 4 2 3 2 3 1 3 2 3 3 2 1 3 3 3 2 3 3 2 2 2 3 3 3 2 3 2 2 3 3 1 3 2 3 1 4 2 3 1 3 2 3 1 4 1 3 1 4 1h3l4 1h3 4 4 3 4 3l4-1 3-1 4-1h3l4-2 3-1 3-1 3-2 4-1 3-2 2-2 3-2 3-2 3-2 3-3z">
          <text:p/>
        </draw:path>
        <draw:path draw:style-name="gr63" draw:text-style-name="P61" draw:layer="layout" svg:width="0.18cm" svg:height="0.18cm" svg:x="5.197cm" svg:y="23.603cm" svg:viewBox="0 0 181 181" svg:d="M153 156l-3 2-2 2-3 3-3 2-3 1-3 3-3 1-4 2-3 1-3 2-3 1-4 1-3 1-4 1-3 1h-3-4-3l-4 1-3-1h-4-3-4-3l-4-1-4-2h-4l-3-1-3-2-3-1-4-2-3-1-3-2-3-2-2-2-4-2-3-2-2-3-2-2-3-2-3-3-2-3-2-3-2-2-2-3-2-3-1-3-2-4-1-3-2-3-1-4-1-4-1-3-1-4v-3-4l-1-3v-4-3-4-4l1-3v-4-3l1-4 1-3 1-4 1-3 2-3 1-3 2-3 1-4 2-2 2-3 2-3 2-3 2-3 3-3 2-2 2-2 3-3 3-2 3-2 3-3 3-1 3-2 3-1 3-2 3-1 3-2 4-1 3-1 5-1 3-1h4 3l4-1h3 4 4 3l4 1h3 3l4 2 3 1h3l4 2 3 1 3 1 4 2 3 1 3 3 3 1 2 2 3 3 3 2 3 2 2 3 2 2 3 3 2 2 2 4 2 3 2 3 2 3 1 3 2 3 1 3 2 4 1 3v3l2 4v3l1 4v3 4 4 3 4 3 4 3l-1 3-1 4-1 4-1 3-2 4-1 3-1 3-2 3-2 3-2 4-2 3-1 3-3 2-2 3-2 2zM153 156l3-2 3-3 2-2 2-3 2-3 2-3 2-3 2-3 2-4 1-3 1-3 2-3v-4l2-4 1-4v-3-3l1-4v-3-4-3-4-4l-1-3v-4-3l-2-4-1-3v-4l-2-3-2-3-1-3-2-4-1-3-3-3-1-2-2-4-3-3-2-2-2-3-3-2-3-3-2-2-3-2-3-2-3-2-3-2-3-2-4-2-3-1-3-1-4-1-3-1-3-1-4-1h-3l-3-1h-4l-3-1h-4-4-3l-4 1h-4l-3 1h-4l-4 1-4 2h-3l-3 2-3 1-4 2-3 2-3 1-3 2-2 2-3 2-3 3-3 2-3 2-2 3-2 3-3 3-2 2-2 3-2 3-1 3-2 3-2 3-1 3-2 4v3l-2 4-1 3v4l-1 3v4l-1 3v4 4 3 4l1 4v3l1 4v3l1 4 2 3v4l2 3 1 3 2 4 2 3 2 3 1 3 3 3 2 3 2 2 3 3 2 3 2 2 3 2 3 3 3 2 3 1 3 3 3 1 3 2 3 1 3 2 4 2h3l4 1 4 2h4 3l4 1h3 4 3 4 3l4-1h3 4l3-1 4-1 3-1 3-1 4-2 3-1 3-2 3-1 4-3 3-1 3-3 2-2 3-2z">
          <text:p/>
        </draw:path>
        <draw:path draw:style-name="gr64" draw:text-style-name="P62" draw:layer="layout" svg:width="0.182cm" svg:height="0.182cm" svg:x="5.196cm" svg:y="23.602cm" svg:viewBox="0 0 183 183" svg:d="M153 156l-2 3-3 2-2 3-3 2-3 2-4 2-3 2-3 1-3 2-4 2h-3l-3 2-4 1h-3l-4 1h-3l-4 1h-3-4-3-4-3l-4-1h-3l-4-1-3-1-4-1-3-1-4-1-3-2-3-1-3-2-3-1-3-3-3-1-4-3-2-3-3-2-2-2-3-3-2-3-2-2-3-3-2-3-1-3-3-3-1-3-2-4-1-3-2-3-1-4-1-3-1-3-1-4v-3-3l-1-4v-4-3-4-4l1-3v-4-3l1-4 1-3 1-4 1-3 2-4 1-3 2-3 1-3 2-3 2-3 2-3 2-3 2-3 3-2 2-3 3-2 2-3 3-2 4-2 2-2 3-2 3-2 3-1 4-2 3-1 3-2 3-1 4-1 3-1 4-1h3 4l4-1h3 4 4l3 1h4 3l3 1 4 1 3 1h3l4 2 3 1 3 1 4 2 3 2 3 2 3 2 3 1 3 3 2 2 3 2 3 3 2 3 2 2 3 3 2 3 2 3 3 3 1 3 2 4 1 3 2 3 1 3 1 4 1 3 1 4v3l1 4 1 3v4 3 3 4 3l-1 4v4l-1 3v4l-2 3-1 4-1 3-1 3-2 3-1 4-2 3-2 3-3 3-2 3-2 3-2 2-3 3zM154 157l2-3 3-2 2-3 2-3 3-3 3-3 1-3 2-3 1-3 2-3 2-4 1-3 1-4 1-3 1-4 1-3v-4l1-3v-4-4-3-3-4l-1-3-1-4-1-4v-3l-1-4-1-3-1-3-2-4-2-3-1-3-2-3-2-3-2-3-3-4-2-2-2-3-3-2-3-3-2-3-3-2-2-2-3-2-3-2-4-2-3-1-3-3h-4l-3-2-3-1-4-1-3-1-4-1h-3l-3-1h-4l-3-1h-4-4-3l-4 1h-4l-3 1h-4l-3 1-4 2h-3l-4 2-3 1-3 2-3 2-3 1-3 2-3 2-3 2-3 3-3 2-2 3-3 2-2 3-3 3-1 3-3 3-2 2-1 4-2 3-2 3-1 3-2 3v4l-2 3-1 4v3l-1 4v4l-1 3v4 4 3 4l1 4v3l1 3v4l2 3 1 3v4l2 3 1 3 2 4 2 3 2 4 1 3 3 2 2 3 2 3 3 2 2 3 3 3 2 2 3 3 4 2 2 2 3 2 3 2 4 1 3 2 3 2 3 1 4 1 3 1 4 1h3l4 1 4 1h3 4 3 4 3l4-1h3l4-1 3-1h4l3-2 4-1 3-1 3-2 3-1 4-3 3-1 3-3 3-1 3-2 2-3z">
          <text:p/>
        </draw:path>
        <draw:path draw:style-name="gr65" draw:text-style-name="P63" draw:layer="layout" svg:width="0.183cm" svg:height="0.183cm" svg:x="5.196cm" svg:y="23.602cm" svg:viewBox="0 0 184 184" svg:d="M156 159l-3 2-3 2-3 3-3 1-2 3-3 1-4 2-3 2-3 2-3 1-4 1-3 1-4 1-3 1-4 1h-3-4-4-3-4-4-3-4l-4-1h-3l-4-2h-3l-4-1-3-2-3-1-3-2-4-1-3-2-3-2-3-2-3-2-3-2-2-3-3-2-3-3-2-2-2-3-3-4-2-2-1-3-3-3-1-3-2-4-1-3-2-3-1-4v-3l-2-4-1-3v-4-3l-1-4v-4-3-4-3l1-4v-3-4l1-3 1-4 1-3 1-4 2-3 1-3 2-3 1-3 2-4 2-3 2-3 2-3 2-3 3-2 3-2 2-4 3-3 2-2 4-2 3-2 3-2 3-2 3-1 3-2 3-1 4-2 3-1 4-1 3-1 4-1h3 4l4-1h3 4 4l3 1h4 4l3 1 4 1 3 1h4l3 2 3 1 4 1 3 3 3 1 3 2 3 2 3 1 3 3 3 2 2 3 3 3 2 3 3 3 2 2 2 3 2 3 2 3 2 3 1 3 2 3 1 4 2 3 1 4v3l1 3 1 4 1 4v3 4 4 3 4 4 3 4l-1 3-1 4-1 3-1 4-2 3-1 3-2 4-1 3-2 3-1 3-3 3-2 3-2 2-3 3-2 3zM156 159l3-3 2-2 2-3 3-3 2-2 2-3 2-3 1-4 2-3 2-4 1-3 2-3v-4l2-3 1-3v-4-4l1-3v-4-4-3-4-4l-1-4v-3l-1-4-1-3-1-3v-4l-2-3-1-4-2-3-2-3-1-4-2-3-3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3 3 1 3 2 3 2 3 2 4 1 3 2h4l3 1 4 1 3 1h4l4 1h3 4 4 3 4l4-1h3 4l4-1 3-1 4-1 3-2 3-1 4-1 3-2 3-2 3-2 3-2 3-2 3-2 2-2z">
          <text:p/>
        </draw:path>
        <draw:path draw:style-name="gr66" draw:text-style-name="P64" draw:layer="layout" svg:width="0.185cm" svg:height="0.185cm" svg:x="5.195cm" svg:y="23.601cm" svg:viewBox="0 0 186 186" svg:d="M156 160l-3 3-2 2-3 2-3 2-3 2-3 2-3 2-3 2-4 1-3 1-3 1-4 2-3 1h-4l-4 1h-3l-4 1h-4-3-4-4-3l-4-1-3-1h-4l-3-1-3-1-4-1-3-1-4-2-3-1-3-2-4-2-3-2-3-2-3-2-2-2-3-3-2-2-4-3-2-3-2-2-3-3-1-3-2-3-2-3-2-3-2-3-1-4-1-3-2-3v-4l-2-3-1-4v-4-3l-1-4v-4-3-4-4l1-3v-4-3l1-4 1-4 1-3 1-4 2-3 1-4 2-3 1-3 3-3 1-3 2-3 3-4 2-2 2-3 3-2 2-3 3-3 3-1 3-3 3-2 3-2 3-2 3-1 4-2 3-1 3-2 4-1 3-1 4-1 4-1h3 3l4-1h3 4 4l3 1h4 4l3 1 4 1 3 1h4l3 2 4 1 3 2 3 2 3 1 3 2 3 2 3 2 3 3 3 2 3 2 2 3 3 2 2 3 3 3 1 2 3 3 2 3 1 4 3 3 1 3 2 4 1 3 1 4 1 4 1 3v4l1 3 1 4v4 4 3 4 4l-1 3v3l-1 4v3l-2 4-1 3-1 4-2 3-1 3-3 3-1 4-2 3-2 3-2 3-3 3-2 3-2 2zM156 160l4-2 2-3 2-2 2-3 3-4 1-3 3-3 1-3 3-3 1-4 2-3 1-3 1-4 1-4 1-3v-4l1-3 1-3v-4-4-3-4-4l-1-4-1-3-1-4v-4l-1-3-2-4v-3l-2-4-1-3-3-3-2-4-2-3-2-3-2-3-3-3-2-2-2-3-3-3-3-2-2-2-3-3-3-2-3-2-3-2-3-1-4-2-3-1-3-2-4-1-3-1-4-1-3-1h-4l-4-1h-4l-3-1h-4-4-3l-4 1h-3l-4 1h-3l-4 1-3 2h-4l-3 2-4 1-3 2-3 2-3 2-3 1-3 3-4 2-3 2-2 3-3 2-2 3-3 2-2 3-2 4-3 2-1 3-2 4-2 3-2 3-1 3-2 4v3l-2 4-1 4v4l-1 3v3l-1 4v4 4 3 4l1 4 1 4v3 4l2 3 1 4 1 3 1 3 1 4 2 3 2 4 2 3 2 3 2 3 2 2 2 3 3 3 3 3 2 2 3 2 3 2 3 3 3 2 3 2 3 2 4 2 3 1 3 2h4l3 2 4 1h3l4 1 3 1 3 1h4 4 4 3 4l4-1h4l3-1 4-1 3-1 4-1 3-1 3-1 4-2 3-2 4-2 3-1 3-2 2-3 3-2 3-2z">
          <text:p/>
        </draw:path>
        <draw:path draw:style-name="gr67" draw:text-style-name="P65" draw:layer="layout" svg:width="0.186cm" svg:height="0.186cm" svg:x="5.194cm" svg:y="23.6cm" svg:viewBox="0 0 187 187" svg:d="M158 161l-2 2-3 3-3 2-3 2-3 3-3 1-4 2-3 2-3 2h-4l-3 2-4 1-3 1-4 1-3 1h-4l-3 1h-4-3-4-4-5l-3-1-4-1-4-1-3-1h-3l-4-2-3-1-4-1-3-2-3-1-4-3-3-1-3-2-2-3-3-2-3-2-2-3-3-2-3-3-2-3-3-2-1-4-2-3-2-3-2-4-2-3-1-3-1-4-2-3v-4l-2-3-1-4v-3-4l-1-4v-4-3-4-4l1-4v-3-3l1-4 1-3 1-4 1-3 2-4 1-3 2-3 1-3 3-4 1-3 2-3 3-3 2-3 2-2 3-3 3-3 2-2 3-2 3-3 3-2 3-1 4-3 3-1 3-2 4-1 3-2 4-1 3-1 3-1 4-1h3 4l4-1h4 4 4l3 1h4 3l4 1 3 1 4 1h3l4 2 3 1 3 2 4 2 3 1 3 2 3 2 4 2 3 3 2 2 3 2 2 3 3 3 2 2 2 3 3 3 2 3 1 3 3 3 1 3 2 4 1 3 1 3 2 4v3l1 4 1 4 1 3 1 4v4 4 3 4 4l-1 3-1 3v4l-2 4v4l-1 4-2 3-1 3-2 4-1 3-2 3-2 3-2 3-2 3-2 3-3 3-2 3zM159 162l2-3 3-3 2-3 3-2 1-3 3-3 2-3 2-4 1-3 2-3 1-4 2-3v-4l1-3 2-5v-4l1-3v-3-4-4-3-4-4-4l-1-4-1-3-1-4-1-3-1-4-1-3-1-4-2-3-1-3-3-4-1-3-3-3-2-3-2-2-3-3-2-2-3-4-2-2-3-2-3-3-3-2-3-1-4-3-3-1-3-2-3-1-4-2-3-1-4-1-4-1-3-1h-4l-3-1h-3l-4-1h-4-4-4l-4 1-4 1h-3-4l-3 2-4 1h-3l-4 2-3 1-3 2-4 2-3 2-3 1-3 3-4 2-2 2-3 3-2 2-3 3-3 2-2 3-2 4-3 3-1 3-2 3-2 3-2 4-1 3-2 3v4l-1 4-2 3v4l-1 3v3l-1 4v4 4 3 4l1 4 1 4v3 4l2 4 1 3 1 4 1 3 1 4 3 3 1 3 2 3 2 3 2 4 3 3 2 3 2 2 3 3 3 2 2 3 3 2 3 2 3 3 3 1 4 3 3 1 3 2 4 1 3 1 4 1 3 1 3 1 4 1 4 1h3 5 4 4 3 4 3 4l3-1 4-1 4-2h3l4-2 3-1 4-1 3-2 3-2 3-2 3-2 3-2 3-3 3-2z">
          <text:p/>
        </draw:path>
        <draw:path draw:style-name="gr68" draw:text-style-name="P66" draw:layer="layout" svg:width="0.188cm" svg:height="0.188cm" svg:x="5.193cm" svg:y="23.599cm" svg:viewBox="0 0 189 189" svg:d="M159 163l-3 2-3 2-3 3-3 2-3 2-3 2-3 1-3 3h-4l-3 2-4 1-3 1-4 2-4 1h-3-4l-3 1h-4-3-4-4-4l-3-1h-4l-4-1-3-1-4-1-4-1-3-1-3-2-4-1-3-2-3-2-3-2-3-2-3-2-3-3-2-2-3-2-3-4-2-2-2-3-3-3-2-4-2-3-2-3-1-3-3-3-1-4-1-3-2-4v-3l-2-4-1-3v-4-3l-1-4v-4-3-4-4l1-4v-3-4l1-4 2-3v-3l1-4 2-3 1-4 2-3 1-3 3-4 1-3 2-3 3-3 2-3 2-2 4-3 2-3 3-2 2-2 3-3 3-2 3-1 4-3 3-1 3-2 4-1 3-2 4-1h3l3-2 4-1h4 4l3-1h4 4 4l4 1h3 3l4 1 3 1 4 1h4l3 2 4 1 3 2 3 2 3 1 4 2 3 2 3 2 3 3 3 2 2 2 3 3 2 3 3 3 2 2 2 3 3 3 1 3 3 4 2 3 1 3 2 4 1 3 1 4 1 3 1 4 1 3v4l1 4v4 3 4 3 4l-1 4v3 4l-2 4-1 3-1 4-1 3-2 4-1 3-2 3-2 4-2 3-3 3-1 3-3 2-2 3-3 4zM160 163l2-3 2-3 2-3 3-3 2-3 2-3 2-3 2-3 3-3 1-4 2-3 1-4 1-3 1-4 1-4v-3l1-4 1-4v-4-3-4-3-4l-1-4-1-4v-3l-1-4-1-4-2-3v-4l-2-3-1-4-3-3-2-3-2-3-2-3-2-3-3-3-2-3-2-2-3-3-3-3-3-2-3-3-3-2-3-1-3-3-3-1-4-2-3-1-4-2-3-1-4-1-3-1-4-1h-4l-3-1h-3l-4-1h-4-4-4l-3 1-4 1h-4-4l-3 2-3 1-4 1-3 1-4 1-3 2-3 2-4 2-3 2-3 2-3 2-3 2-3 3-2 3-3 2-3 3-2 3-2 3-2 3-2 3-2 4-2 3-2 3-1 4-1 3-1 4-1 3-2 3v4l-1 3v4l-1 4v4 4 3 4l1 4 1 3v4l1 3 1 4 1 4 1 3 2 4 1 3 2 3 1 4 2 3 2 3 2 3 3 3 2 3 2 4 3 2 3 3 3 2 2 3 3 2 3 1 3 3 4 1 3 3 3 1 4 2h3l4 2 3 1 4 1h4l3 1 4 1h4 4 4 3 4l3-1h4l4-1h3l4-2 4-1 3-1 4-2 3-1 3-2 4-1 3-3 3-1 3-3 2-2 3-2z">
          <text:p/>
        </draw:path>
        <draw:path draw:style-name="gr69" draw:text-style-name="P67" draw:layer="layout" svg:width="0.189cm" svg:height="0.189cm" svg:x="5.192cm" svg:y="23.598cm" svg:viewBox="0 0 190 190" svg:d="M161 163l-3 3-3 3-2 2-3 2-4 2-3 2-3 2-4 1-3 2-4 1-3 2-3 1-4 1-3 1-4 1h-4l-4 1h-3-4-4-4-3l-5-1-3-1-4-1h-4l-3-1-4-2-3-1-4-1-3-2-3-2-4-1-3-3-3-1-3-3-2-2-3-2-3-3-3-3-2-3-2-2-3-3-2-3-2-3-2-3-1-4-2-3-2-3-1-4-2-3v-4l-1-4-2-3v-4-4l-1-4v-4-3-4-3l1-4v-4-3l1-4 2-4v-3l2-4 1-3 1-4 2-3 2-3 2-4 2-3 1-3 3-2 2-3 3-3 3-3 2-3 3-2 3-2 3-3 3-1 3-3 3-2 3-2 3-2 4-1 3-1 4-2h4l3-2 4-1h4 5l3-1h3 4 4l4 1h3 4l4 1 4 1 3 1h4l3 2 4 1 3 2 4 2 3 1 3 3 3 2 3 2 3 2 3 3 2 3 3 2 3 2 2 3 2 4 3 3 2 3 2 3 1 3 2 3 2 4 1 3 1 4 2 3 1 4v4l1 3 1 3 1 4v4 4 3 4 4l-1 4-1 4-1 3v3l-1 4-1 3-2 4-1 3-2 4-1 3-2 3-2 3-2 4-3 3-2 3-2 3-3 2zM161 164l3-2 2-3 3-3 2-3 2-3 3-3 1-3 3-4 1-3 2-3 1-4 2-3 1-4v-4l1-3 1-3 1-4v-4-4-4-4-3-4-4l-1-3-1-4-1-3v-4l-2-4-1-3-1-4-2-3-2-3-2-4-2-3-2-3-2-3-2-3-3-3-3-3-2-2-3-2-3-3-2-3-3-1-4-3-3-3-3-1-4-2-3-1-4-2-3-1-3-1-4-1-4-1h-4l-3-1h-4l-4-1h-4-4-3l-4 1-4 1h-4-4l-4 2-3 1-4 1-3 1-4 1-3 2-3 2-4 3-3 2-3 1-3 3-3 2-2 3-3 3-3 3-2 2-2 3-3 3-2 3-2 3-2 3-2 3-2 4-1 3-1 4-1 3-1 4-2 4v3 4l-1 4-1 4v3 4 4 3l1 4 1 4v4l1 4 1 3 1 4 1 3 2 4 1 3 2 4 1 3 3 3 1 3 2 3 3 3 2 3 2 3 4 2 2 3 3 3 3 2 3 2 3 2 3 2 3 2 3 2 4 2 3 1 4 1 3 2h4l4 1 4 1 3 1h5 3 4 4 4 3 4 4l4-1 3-1 4-1 3-1 4-2 3-1 3-2 4-1 3-2 3-2 4-2 3-2 3-2 3-3z">
          <text:p/>
        </draw:path>
        <draw:path draw:style-name="gr70" draw:text-style-name="P68" draw:layer="layout" svg:width="0.191cm" svg:height="0.191cm" svg:x="5.192cm" svg:y="23.598cm" svg:viewBox="0 0 192 192" svg:d="M161 165l-2 3-3 2-3 3-3 2-4 2-3 2-3 1-4 2-3 1-3 2-4 2h-3l-4 2-3 1h-4-4l-4 1h-3-4-4-4-3l-4-1h-3l-4-1-4-1-4-1-3-1-4-1-3-2-4-1-3-2-3-2-3-2-3-2-3-2-3-2-3-4-3-2-3-2-2-3-2-3-3-3-2-3-2-4-2-3-1-3-2-4-2-3-1-3-2-4v-3l-1-4-2-3v-4-4l-1-4v-3-4-4-4l1-3v-4-4l1-3 2-4v-4l2-3 1-4 1-4 2-4 2-3 2-3 2-3 2-3 3-3 2-3 2-2 3-3 3-3 2-3 3-2 3-3 3-1 3-2 3-2 4-2 3-2 4-1 3-1 4-2h3l4-2 4-1h4 3l4-1h3 4 4l4 1h4 3l4 1 4 1 4 1 3 1 3 1 4 1 3 2 4 2 3 1 3 2 4 3 3 1 2 3 3 3 3 2 2 2 3 3 3 3 2 3 2 3 3 3 2 3 2 4 2 3 1 4 2 4 1 3 1 4 1 3 1 4 1 3v4l1 4v4 3 4 4 4l-1 3v4l-1 3-1 4-1 4v4l-2 3-2 4-1 3-2 3-2 4-1 3-4 3-2 3-2 3-3 3-2 3zM162 166l2-3 3-3 3-3 2-3 2-3 3-3 2-3 2-3 2-4 1-3 2-4 1-3 1-4 1-4 1-3v-4l1-4 1-3v-4-4-4-3-4l-1-4-1-4v-3l-1-4-1-3-1-4-2-4-1-3-2-5-2-3-1-3-2-3-4-3-1-3-3-3-3-3-2-3-3-3-2-2-3-2-3-3-3-2-4-2-3-2-3-2-4-2-3-1-4-2-3-1-3-1-4-1-4-1h-3l-4-1h-4l-4-1h-4-4l-3 1h-4l-4 1h-3-4l-4 2-4 1-3 1-4 1-3 1-4 2-3 2-3 2-3 2-4 2-2 3-3 2-3 2-2 3-4 3-2 3-2 2-3 3-2 3-2 3-2 4-1 3-3 3-1 5-1 3-1 4-1 4-2 4v3 4l-1 4-1 3v4 4 4 3l1 4 1 4v4l1 3 1 4 1 3 1 4 2 3 1 4 2 3 1 4 3 3 1 3 2 3 3 3 2 4 3 2 3 3 3 2 2 3 3 2 3 2 3 3 3 2 4 1 3 2 3 2 4 1 3 2 4 1 4 1 4 1h3l4 1 4 1h3 4 4 4 4l3-1h4l4-1h3l4-2 3-1 4-1 3-2 4-1 3-2 4-1 3-3 3-2 3-2 3-3 3-2z">
          <text:p/>
        </draw:path>
        <draw:path draw:style-name="gr71" draw:text-style-name="P69" draw:layer="layout" svg:width="0.192cm" svg:height="0.192cm" svg:x="5.191cm" svg:y="23.597cm" svg:viewBox="0 0 193 193" svg:d="M163 166l-3 3-2 2-3 2-3 3-3 2-3 2-4 2-3 1-4 2-3 2-4 1-3 1-4 1-4 1-4 1h-4l-3 1h-3-4-4-4-4l-4-1-4-1-3-1h-4l-4-1-4-2-3-1-4-1-3-2-3-2-4-1-3-3-3-2-3-2-3-3-3-2-3-2-2-3-3-3-2-3-3-3-2-3-2-3-2-3-1-4-2-3-2-4-1-3-2-4v-3l-1-4-1-4-1-3v-4l-1-4v-3-5-4-4l1-3v-4-4l1-3 2-4v-4l2-4 1-3 1-4 3-3 1-3 2-4 2-3 2-3 3-3 2-2 2-3 3-3 3-3 3-2 3-2 2-3 4-2 3-2 3-2 3-2 4-2 3-1 4-1 3-2h4l5-2 3-1h3 4 4l4-1h4 4l4 1h3 4l3 1 4 1 4 1 4 1 3 1 4 1 3 2 4 2 3 2 3 1 3 3 3 2 3 2 3 3 3 2 3 3 2 2 2 3 3 4 2 3 2 3 3 3 1 3 2 3 2 4 1 3 1 4 2 4 1 3v4l1 3 1 4 1 4v4 3 4 5 3l-1 4-1 4-1 4v3l-1 4-2 4v3l-2 4-2 3-1 4-2 3-2 3-2 3-3 3-2 3-2 3-3 2zM164 167l2-3 4-2 2-3 2-3 3-3 1-3 2-4 2-3 2-3 2-4 1-3 1-4 2-4v-3l1-4 1-4 1-4v-4-3-5-4-4-3-4l-1-4-1-3-1-4v-4l-2-3-1-4-2-3-2-4-1-3-2-4-2-3-2-3-3-3-2-3-2-3-3-3-3-3-3-2-2-2-3-3-3-2-3-2-4-2-3-2-3-2-4-1-4-2-3-1-4-1-4-1-3-1h-4l-4-1h-3l-4-1h-4-4l-4 1h-4l-4 1h-3l-3 1-5 1-4 1-4 1-3 2h-4l-3 3-4 1-3 2-3 2-3 2-3 3-3 2-3 2-2 4-4 2-2 3-2 3-3 3-2 3-1 3-3 3-1 4-2 3-1 3-2 4-1 4-1 3-2 4v4 4l-1 4-1 3v4 4 5 4l1 3 1 4v3l1 4 1 4 1 4 1 3 2 4 1 3 2 4 1 3 3 3 2 3 1 4 3 2 3 3 2 3 3 3 3 3 3 2 3 2 3 3 3 2 3 2 3 2 3 1 4 2 3 2 4 1 4 2h4l4 1 3 1 4 1h4 4 4 4 4 3 4 3l4-1 4-2h4l4-1 3-2 4-1 3-2 4-1 3-3 3-1 3-2 3-3 3-2 3-2z">
          <text:p/>
        </draw:path>
        <draw:path draw:style-name="gr72" draw:text-style-name="P70" draw:layer="layout" svg:width="0.194cm" svg:height="0.194cm" svg:x="5.19cm" svg:y="23.596cm" svg:viewBox="0 0 195 195" svg:d="M164 168l-3 2-3 3-3 2-3 2-3 3-3 1-3 2-4 2-3 2-4 1-3 2h-4l-4 1-4 2h-4-3l-4 1h-3-4-4-4-4l-4-1h-4l-3-1-4-1-3-1-4-1-4-2-3-1-4-2-3-1-3-2-3-2-3-2-3-3-4-2-3-2-3-4-2-2-2-3-3-3-3-2-1-4-3-3-2-3-1-4-2-4-2-3-1-4-2-3v-4l-1-4-1-4-1-3v-4l-1-3v-4-4-4-4l1-4v-4-3l1-4 2-4v-3l2-4 1-4 2-3 2-3 1-4 2-3 2-3 2-3 3-3 2-3 2-3 3-3 3-3 3-2 3-2 3-3 3-2 3-2 3-2 4-1 3-3 4-1 3-1 4-2h4l4-1 3-2h3 4 4l4-1h4 4l4 1h3 4l4 1 3 1 4 1 4 1 3 1 4 1 4 2 3 2 3 2 4 1 3 3 3 2 3 2 2 3 3 2 4 3 3 2 2 3 2 4 3 3 2 3 2 3 2 4 1 3 2 4 1 3 2 4 1 3 1 3 1 4 1 4v4l1 4v3 4 4 4 3l-1 4v4l-1 4-1 4-1 3-1 4-1 4-1 3-2 4-2 3-2 4-2 3-2 3-2 3-2 4-3 3-3 2zM164 168l4-2 2-3 3-3 3-4 2-3 2-3 2-3 1-3 3-4 1-4 2-3 1-4 1-3 1-4 1-4v-4l1-4 1-4v-3-4-4-4-4l-1-3-1-4v-4l-1-4-1-3-1-4-2-3-1-4-2-3-2-4-1-3-2-3-3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4 2 3 2 3 3 3 2 3 2 3 3 2 3 3 3 3 3 2 3 2 3 3 3 1 4 2 3 2 4 2 3 1 4 2 4 1 3 1 4 1h3l4 1 4 1h4 4 4 4 3l4-1h4l3-1 4-1 4-1 4-1 4-1 3-2 4-1 3-2 3-2 4-2 3-2 3-2 3-3 3-2z">
          <text:p/>
        </draw:path>
        <draw:path draw:style-name="gr73" draw:text-style-name="P71" draw:layer="layout" svg:width="0.196cm" svg:height="0.196cm" svg:x="5.189cm" svg:y="23.595cm" svg:viewBox="0 0 197 197" svg:d="M166 168l-3 3-3 2-3 3-3 2-3 2-3 2-4 2-3 2-4 2-3 2-4 1-4 1-3 1-4 1-3 1h-4l-4 1h-4-4-4-4-3l-4-1-4-1-4-1h-4l-3-1-4-2-4-1-3-2-4-2-3-2-4-2-3-1-3-3-3-2-4-2-3-3-2-3-3-2-2-3-3-3-2-3-2-3-3-3-1-4-2-3-2-3-2-4-1-3-2-4v-4l-1-4-1-4-1-3v-4l-1-4v-3-4-4-4l1-4v-4-4l2-3 1-4v-4l2-3 1-4 2-3 2-4 1-3 2-4 2-3 2-3 3-3 2-3 3-3 2-3 3-2 3-3 3-2 3-3 3-2 4-2 3-2 3-1 4-2 4-2 4-1 3-2h4l3-1 4-1 4-1h4 4l4-1h3 4l4 1h4 4l4 1 4 1 3 1 3 1 4 1 3 1 4 2 3 2 4 2 3 1 3 3 3 2 4 2 3 3 3 3 2 2 3 3 2 3 3 3 2 3 2 3 3 4 1 3 2 3 1 4 2 3 1 4 2 3 1 4v4l1 4 1 4 1 3v4 4 3 4 4l-1 4-1 4-1 4v4l-1 3-2 3v4l-2 4-1 3-3 4-1 3-3 3-1 3-2 3-4 4-2 3-2 3zM166 169l4-3 2-3 2-3 3-3 2-3 2-3 2-3 2-4 2-3 2-4 1-3 1-4 2-4v-3l1-4 1-4 1-4 1-4v-4-4-3-4-4l-1-4-1-4-1-3-1-4v-4l-2-3-1-4-2-3-1-4-2-3-2-4-2-3-2-3-2-3-3-4-3-3-2-2-3-3-3-2-3-3-3-3-3-2-3-2-4-2-3-1-4-3-3-1-4-2-4-1-3-1-3-1-4-1h-4l-4-1h-4l-4-1h-4-3l-4 1h-4l-4 1h-4l-4 1-4 1-3 1-3 1-4 2-5 1-3 2-4 1-3 3-3 1-3 2-3 3-3 2-3 3-3 3-3 3-2 3-3 3-3 3-1 3-2 3-3 3-1 4-2 3-1 4-2 3-1 4-1 4-1 4-1 3v4l-1 4-1 4v4 4 4l1 3v4l1 4v4l1 4 1 3 1 4 1 4 2 3 1 4 2 3 2 3 2 4 2 3 2 3 3 4 2 3 3 2 2 3 3 2 3 3 3 3 3 2 4 2 3 2 3 2 4 2 3 2 4 2 4 1 3 2h4l4 1 4 1 4 1 4 1h3 4 4 4 4l4-1 4-1h3l4-2h3l4-1 4-2 4-1 3-2 4-2 3-2 3-2 3-2 4-2 3-3 2-3z">
          <text:p/>
        </draw:path>
        <draw:path draw:style-name="gr74" draw:text-style-name="P72" draw:layer="layout" svg:width="0.197cm" svg:height="0.197cm" svg:x="5.189cm" svg:y="23.595cm" svg:viewBox="0 0 198 198" svg:d="M167 170l-3 3-2 3-3 2-4 2-3 3-4 1-3 3-4 1-3 2-4 1-4 2h-4l-3 1-4 2h-3l-4 1h-4-4-4-4-4-3-4l-4-1-4-1-4-1-4-1-3-1-4-2-3-1-4-2-3-1-3-3-4-1-3-2-3-3-4-2-2-3-3-2-2-4-3-2-3-3-2-3-2-3-3-4-1-3-2-3-2-4-2-3-1-4-1-4-1-4-1-3-1-4-1-3v-4-4l-1-4v-4-4-4l1-3v-4-4l2-4 1-4v-4l2-3 1-4 2-3 2-4 1-3 2-3 3-4 1-3 3-3 3-3 2-3 2-4 3-2 3-3 4-2 3-3 3-2 3-2 3-2 4-1 3-2 4-2 4-1 3-2h3l4-1 4-1 4-1h4 4l4-1h3 4l4 1h4 4l4 1 4 1 3 1 3 1 4 1 4 1 3 2 4 2 3 2 5 2 3 2 3 2 3 2 3 3 2 3 4 3 2 3 3 3 2 3 3 3 2 3 1 3 3 4 1 3 2 4 1 3 2 4 1 4 1 4 1 4 1 3 1 4v3 4 4 4 4 4 4l-1 3-1 4-1 4-1 4-1 4-2 4v3l-3 4-1 3-2 4-2 3-2 3-3 3-2 3-2 3-3 3zM168 171l2-3 3-3 3-2 2-3 2-4 3-3 2-3 2-4 1-3 2-3 1-4 2-4 1-4 1-4 1-3 1-4v-4l1-4v-4-4-4-4-4l-1-3v-4l-1-4-1-4-2-3v-4l-2-4-1-4-2-3-1-4-3-3-1-3-3-4-2-3-2-3-3-2-3-4-3-3-3-2-2-3-3-2-4-2-3-3-4-2-4-1-3-2-4-2-3-1-4-2-4-1-3-1-4-1h-4l-4-1h-4l-4-1h-4-3l-4 1h-4l-4 1h-4l-4 1-4 1-3 1-4 1-3 2-4 1-4 2-3 1-3 3-4 2-3 1-3 4-3 2-3 2-3 3-3 3-2 3-2 4-3 3-2 3-2 3-3 4-1 3-2 4-1 3-2 4-1 3-1 4-1 4-1 4v4l-1 4-1 3v4 4 4l1 4v4l1 4v3l1 4 1 4 1 3 1 4 2 4 1 4 2 3 2 4 2 3 2 3 2 3 3 3 2 3 3 3 2 3 3 3 3 2 4 3 3 2 3 2 3 2 4 3 3 1 4 2 3 1 4 2h3l4 2 4 1 4 1h4l4 1h3 4 4 4 4l4-1h4 3l4-2 4-1 4-1 3-1 4-2 4-1 3-2 4-2 4-2 3-2 3-2 3-3 3-3z">
          <text:p/>
        </draw:path>
        <draw:path draw:style-name="gr75" draw:text-style-name="P73" draw:layer="layout" svg:width="0.199cm" svg:height="0.199cm" svg:x="5.188cm" svg:y="23.594cm" svg:viewBox="0 0 200 200" svg:d="M169 172l-3 2-3 3-3 3-4 2-3 1-3 3-4 1-3 3-3 1-4 2h-3l-4 2-4 1-4 1h-4l-4 1-4 1h-3-4-4-4-4l-4-1-4-1h-3l-4-1-4-2-4-1-4-1-3-2-4-1-3-2-4-2-3-2-3-2-4-2-3-3-3-3-3-2-2-3-3-3-3-3-2-3-2-3-3-3-1-3-2-4-2-3-2-4-1-4-1-4-1-3-1-4-1-4-1-4v-3-4l-1-4v-4-4-4l1-4v-3l1-4 1-4 1-5v-4l2-3 1-4 2-3 2-4 1-3 2-4 3-3 2-3 2-3 3-4 2-3 3-2 2-3 3-2 4-3 3-3 3-1 4-3 3-2 3-1 4-2 4-2 3-1 4-2h4l4-1 4-1 4-1h3 4l4-1h4 4l4 1h4 3l4 1 4 1 4 1 4 1 4 2h3l4 3 3 1 4 2 3 2 3 2 4 3 3 2 2 2 3 3 3 3 2 3 4 2 2 3 2 3 2 4 2 3 2 3 2 4 1 3 2 4 1 4 1 4 2 4 1 4v3l1 4 1 4v4 4 4 4 4l-1 4-1 4v4l-1 3-1 4-2 4-1 3-2 4-1 3-2 4-1 3-3 3-2 4-2 3-2 3-3 3-3 3zM169 172l3-2 2-4 3-3 3-3 2-3 2-3 2-3 2-4 2-3 1-4 2-4 1-3 2-4 1-3v-4l1-4 1-4 1-4v-4-4-4-4-4l-1-4-1-4-1-3v-4l-2-5-1-4-1-3-2-4-1-4-2-3-2-3-3-4-2-3-2-3-2-3-3-3-3-3-2-2-3-3-3-3-3-2-4-2-3-3-3-2-4-1-3-2-3-2-4-1-4-2-4-1-4-1-4-1h-4l-3-1h-4l-4-1h-4-4l-4 1h-4l-3 1h-4l-4 1-4 1-4 1-4 1-4 2-3 1-4 2-3 1-3 3-4 2-3 2-3 3-4 2-3 2-3 3-2 3-3 3-2 3-3 3-2 4-2 3-2 3-2 4-2 3-1 4-2 4-1 3-1 3-1 5-1 4v4l-1 4-1 3v5 4 4l1 4v4l1 3v4l1 4 1 4 1 4 1 4 2 3 1 4 3 3 1 4 2 3 2 3 2 4 3 3 3 3 2 3 3 2 2 3 3 3 4 2 3 2 3 2 4 3 3 1 4 3 3 1 4 2 4 1 4 1 4 2h3l4 1 4 1 4 1h4 4 4 4 3l4-1 4-1 4-1h4l4-1 4-2 3-1 4-1 3-2 4-2 3-1 3-3 4-2 3-2 3-3 3-2z">
          <text:p/>
        </draw:path>
        <draw:path draw:style-name="gr76" draw:text-style-name="P74" draw:layer="layout" svg:width="0.2cm" svg:height="0.2cm" svg:x="5.187cm" svg:y="23.593cm" svg:viewBox="0 0 201 201" svg:d="M170 173l-3 3-3 2-3 2-3 3-4 2-3 2-3 2-4 2-4 2-3 1-4 1-4 2h-4l-4 1-4 1-4 1h-4-3-4-4-4-4-4l-4-1-4-1-3-1-4-1-4-1-4-2-4-1-3-2-4-2-3-1-4-3-3-2-3-2-3-3-3-2-2-3-3-2-3-4-3-3-2-3-2-3-2-4-2-3-2-3-2-4-2-3-1-4-1-3-1-4-1-4-1-4-1-4v-4-4l-1-4v-4-4-5l1-3v-4l1-4 1-4 1-4v-3l2-4 1-4 2-3 2-4 2-3 1-3 3-4 2-3 2-3 3-4 3-2 2-3 3-3 3-2 3-3 3-2 3-2 4-3 3-2 3-1 4-2 3-2 4-1 4-2h4l4-1 4-1 4-1h3 4l4-1h4 4l4 1h4 3l4 1 4 1 4 1 5 1 3 2 4 1 3 2 4 1 3 2 4 2 3 2 3 3 3 2 3 2 4 4 2 2 3 3 2 3 3 3 2 3 2 3 3 3 2 4 1 3 2 4 1 4 2 3 1 4 1 4 1 4 1 3 1 4v4 4 4 4 4 4 4l-1 5-1 4-1 3v4l-2 3-2 4-1 4-2 4-1 3-2 4-2 3-2 3-3 3-2 3-3 3-2 3zM170 173l3-2 3-3 3-3 2-3 2-3 3-4 1-3 3-3 1-4 2-4 1-3 2-4 1-4 1-4 1-3 1-4v-5l1-4v-4-4-4-4l-1-4v-4-4l-1-3-1-4-1-4-1-4-2-4-1-3-2-4-2-4-2-3-2-4-2-3-3-3-2-3-2-3-3-3-3-2-3-3-3-3-3-2-3-2-4-3-3-2-4-1-3-2-4-2-4-1-3-2-4-1-4-1-4-1h-5l-3-1h-4l-4-1h-4-4l-4 1h-4l-3 1h-5l-4 1-4 1-3 1-4 1-4 2-3 1-4 2-3 2-3 2-4 2-3 2-3 3-4 2-3 3-3 2-2 3-3 3-2 4-3 3-2 3-2 3-2 4-2 3-2 4-1 3-2 4-1 3-1 4-1 4-1 4v4l-1 4v3l-1 5v4 4l1 4v4l1 4v4l1 4 1 4 1 4 1 3 2 4 1 3 3 4 1 4 2 3 3 3 2 3 2 4 3 2 2 4 3 3 3 2 3 3 3 2 3 3 3 2 4 2 3 2 3 2 4 2 4 1 3 2 4 1 4 1 4 1 4 1h4l3 1h5 4 4 4 3l4-1h4l4-1 4-1 4-1 4-1 4-1 4-2 3-2 4-1 3-2 4-2 3-3 3-2 3-2 3-2z">
          <text:p/>
        </draw:path>
        <draw:path draw:style-name="gr77" draw:text-style-name="P75" draw:layer="layout" svg:width="0.202cm" svg:height="0.202cm" svg:x="5.186cm" svg:y="23.592cm" svg:viewBox="0 0 203 203" svg:d="M170 174l-3 3-3 3-3 2-3 2-3 3-4 2-3 1-4 2-3 2-4 2-4 1-4 1-3 1-4 1h-4l-4 1-4 1h-4-3-4-4-5l-4-1-4-1h-3l-4-1-4-2h-4l-3-2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3 4 3 2 4 3 2 3 2 3 2 3 3 3 2 4 2 3 2 4 1 4 2 3 2 4v4l2 4 1 3v4l1 4v4l1 4v4 4 4 4l-1 4-1 4v4l-1 3-1 4-1 4-2 5-2 3-1 4-2 4-2 3-1 3-3 4-2 3-2 3-3 3-3 3zM171 175l3-3 3-3 3-3 3-3 2-3 2-4 2-3 2-3 2-4 1-3 2-4 1-5 2-4 1-4v-3l1-4 1-4 1-4v-4-4-4-4l-1-4v-4l-1-4-1-4v-3l-2-4-1-4-1-4-2-4-1-4-3-3-1-4-2-3-3-3-2-4-2-3-3-2-3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3 3 3 3 2 3 2 3 3 4 2 3 1 4 3 4 1 3 2 4 1 4 1 4 2h4l3 1 4 1 4 1h4 5 4 3 4l4-1 4-1 5-1h3l4-1 3-2 4-1 4-1 4-2 3-2 4-1 3-3 4-2 3-2 3-3 3-3z">
          <text:p/>
        </draw:path>
        <draw:path draw:style-name="gr78" draw:text-style-name="P76" draw:layer="layout" svg:width="0.203cm" svg:height="0.203cm" svg:x="5.185cm" svg:y="23.591cm" svg:viewBox="0 0 204 204" svg:d="M173 175l-3 2-4 4-3 2-3 3-4 2-3 2-3 2-4 1-3 3-4 1-4 1-3 2h-4l-4 1-5 1-3 1h-4-4-4-4-4-4-4l-4-1-4-1-4-1-4-1-3-1-4-1-3-2-5-2-4-2-3-1-4-3-3-2-3-2-3-3-3-3-3-3-2-3-4-3-2-3-2-3-3-3-2-4-2-3-2-4-1-3-3-4-1-4-1-4-1-4-1-3-1-4-1-4v-4-4l-1-4v-3-4l1-5v-4-4l1-4 1-3 1-4 1-4 1-4 1-4 2-4 2-3 2-4 1-3 3-4 2-3 2-3 3-3 3-3 3-3 2-2 3-3 3-3 3-2 4-2 3-3 4-1 3-2 5-2 4-2 3-1 4-1 4-1 3-1 4-1 4-1h5 4l3-1h4 4l4 1h5 3l4 1 4 1 4 1 4 1 4 2 3 1 4 2 4 1 3 3 3 1 4 2 3 3 3 2 3 3 3 3 3 3 2 3 3 2 3 3 2 4 2 3 3 3 1 4 2 3 2 4 2 4 1 4 1 3 1 4 1 4 1 4 1 4v4 4 3 4 5 4 4l-1 3-1 4-1 4v4l-2 4-1 4-2 4-2 3-1 4-2 3-3 3-1 4-3 3-3 3-2 3-3 3zM173 176l3-3 3-3 2-4 2-3 3-3 2-3 2-4 3-3 1-4 2-3 1-4 2-4 1-4 1-4 1-4 1-4v-3l1-4v-4-5-4-3l-1-4v-4-4l-1-5-1-3-1-4-1-4-2-3-1-4-2-4-2-4-2-3-2-4-2-3-3-3-2-3-3-3-2-3-3-3-3-3-4-2-3-3-3-2-4-3-3-1-3-2-4-2-3-2-4-1-4-2h-4l-4-2-4-1h-4l-3-1h-5l-4-1h-4-4l-3 1h-5l-4 1h-4l-4 1-3 1-4 1-4 1-4 2-4 1-4 2-4 2-3 2-4 2-3 2-3 3-3 3-3 2-3 3-3 3-2 2-3 4-3 3-2 3-2 4-2 3-1 3-3 4-1 4-2 4-1 4-1 4-1 4-1 3v4l-1 4v4l-1 4v5 3l1 4v4l1 4v5l1 3 1 4 1 4 2 4 1 3 2 4 2 4 1 4 2 3 3 3 2 4 2 3 3 3 3 3 3 2 2 3 3 3 3 3 4 3 3 2 3 2 4 2 3 1 5 3 4 1 4 2 3 1 4 1 4 1 4 1h4l4 1h4 4 4 4 4l4-1h4l4-1 4-1 4-1 4-1 4-2 3-1 3-2 4-1 3-3 4-1 3-2 4-3 3-2 3-4z">
          <text:p/>
        </draw:path>
        <draw:path draw:style-name="gr79" draw:text-style-name="P77" draw:layer="layout" svg:width="0.205cm" svg:height="0.205cm" svg:x="5.185cm" svg:y="23.591cm" svg:viewBox="0 0 206 206" svg:d="M173 177l-2 3-3 3-3 2-4 2-3 3-4 1-3 2-4 2-4 2-3 1-4 2-4 1-4 1-4 1h-4l-4 1-4 1h-4-4-4-4-4l-4-1-4-1h-4l-4-1-4-2h-3l-4-2-4-1-4-3-3-1-4-3-3-1-3-2-4-3-3-3-3-2-2-3-3-3-4-3-2-3-2-3-3-4-2-3-2-3-2-4-1-4-3-3v-3l-2-4-1-4-1-4-1-4-1-5v-3-4l-1-4v-4-5l1-3v-4-4l1-4 1-4 1-4 1-4 1-3 1-4 2-4 2-4 2-3 2-4 2-3 2-3 3-4 2-3 3-2 3-3 3-3 3-3 3-3 3-2 3-3 4-1 3-3 4-2 3-2 4-2 4-1 4-1 4-1 3-1 4-1 4-1h4 5l3-1h4 4l4 1h5 3l4 1 4 1 4 1 4 1 4 2 4 1 4 2 3 1 4 3 3 2 4 2 3 3 3 3 3 2 3 2 4 3 2 3 3 4 2 3 3 3 2 3 2 4 2 3 2 4 2 3 1 4 2 3v4l2 4 1 4v5l1 3v4l1 4v4 4 4 4l-1 4-1 4v4l-1 4-2 4v3l-2 4-1 4-2 4-2 4-2 3-2 4-2 3-3 3-2 3-2 3-3 3zM174 177l3-2 3-3 3-3 2-3 2-4 3-3 2-3 1-4 3-4 1-3 2-4 1-4 1-4 2-4v-3l1-5 1-4 1-4v-4-3-5-4l-1-4v-4l-1-4-1-4v-4l-2-4-1-4-1-3-2-4-2-3-2-4-2-4-1-3-3-3-2-4-3-3-2-3-3-3-3-3-3-3-3-2-4-2-3-3-3-2-4-3-3-2-4-2-4-2-4-1-4-2h-4l-4-2-4-1h-4l-3-1h-4l-5-1h-4-4l-3 1h-5l-4 1h-4l-4 1-3 1-4 1-4 1-4 2-4 1-4 3-3 1-4 2-3 3-4 2-3 3-3 2-3 3-3 3-2 3-3 3-3 3-2 3-2 3-3 4-2 3-1 4-3 4-1 3-2 4-1 4-1 4-1 3-1 5v4l-1 4v4l-1 3v5 4l1 4v4l1 4v4l1 4 1 4 1 4 2 4 1 3 2 4 2 3 2 4 1 4 3 3 2 3 2 3 3 3 3 3 3 4 3 3 3 2 3 2 3 3 3 3 4 1 3 2 4 2 4 2 4 2 3 1 4 1 4 2h4l4 1 4 1 4 1h4 4 4 4 4l4-1 4-1 4-1h4l4-1 4-2 4-1 3-2 5-1 3-2 4-2 3-2 4-2 3-2 3-3 3-3z">
          <text:p/>
        </draw:path>
        <draw:path draw:style-name="gr80" draw:text-style-name="P78" draw:layer="layout" svg:width="0.206cm" svg:height="0.206cm" svg:x="5.184cm" svg:y="23.59cm" svg:viewBox="0 0 207 207" svg:d="M175 178l-3 3-3 2-3 4-3 2-4 2-3 2-4 2-3 2-4 1-4 2-4 1-4 2h-4l-3 1-4 1-4 1-5 1h-4-3-4-5-4l-4-1-3-1-4-1-5-1-4-1-4-1-3-1-4-2-3-2-4-2-3-2-4-2-3-2-3-3-3-2-4-3-3-3-3-3-2-3-4-3-2-3-3-3-2-3-1-4-3-4-1-3-2-4-1-4-2-4-1-3-1-4-1-4-1-4v-5-3l-1-4v-4-5l1-4v-4-3l1-4 1-5 1-4 1-4 1-3 1-4 2-3 2-4 2-5 2-3 2-4 3-3 2-3 3-3 3-3 3-3 3-3 3-3 3-2 3-3 4-2 3-2 4-2 3-2 4-2 4-2 3-1 4-1 4-1 4-1 4-1 4-1h3 5l4-1h4 4l4 1h4 4l4 1 4 1 4 1 3 1 4 2 4 1 4 2 4 1 3 3 4 2 3 2 3 3 4 2 3 2 3 3 2 3 3 3 3 3 3 3 2 4 2 3 2 3 2 4 2 4 2 3 2 4 1 4 1 4 1 4 1 4 1 4 1 4v4l1 4v4 4 4 4l-1 4-1 4-1 4-1 4-1 4-1 4-1 4-2 4-1 3-3 4-1 3-3 4-2 3-2 3-3 4-3 3-2 3zM176 179l3-3 2-3 3-3 3-4 2-3 2-3 2-4 2-3 2-3 2-4 1-4 2-4 1-4 1-4 1-4 1-3 1-5v-4-4-4-4-4-4-5l-1-3-1-4-1-4-1-4-2-4-1-4-1-4-2-3-2-5-2-3-3-4-1-3-3-3-3-3-2-3-3-3-3-3-3-4-3-2-3-2-3-3-4-2-3-2-4-2-4-2-3-2-4-1-4-2h-4l-4-2-4-1h-4l-4-1h-4l-4-1h-4-4l-5 1h-4l-3 1h-4l-4 1-5 1-4 1-3 1-4 2-3 1-4 3-4 1-3 2-4 3-3 2-4 2-3 3-3 3-2 2-3 3-4 3-3 3-2 3-2 4-3 3-2 4-1 4-3 4-1 4-2 4-1 3-1 4-1 4-1 4v5l-1 3v4l-1 4v5 4l1 4v4l1 4v4l1 4 1 4 1 3 2 4 1 4 2 4 2 4 2 3 1 4 3 3 2 4 3 3 3 3 3 3 3 3 3 2 3 3 3 3 3 2 4 2 3 3 4 2 4 2 3 2 4 1 3 1 4 2 4 1 4 1 5 1 3 1h4 4 5 4 3 4 5l4-1 4-1 3-1 4-1 4-1 4-2 4-1 4-2 4-1 3-3 4-2 3-2 3-2 4-3 3-2z">
          <text:p/>
        </draw:path>
        <draw:path draw:style-name="gr81" draw:text-style-name="P79" draw:layer="layout" svg:width="0.208cm" svg:height="0.208cm" svg:x="5.183cm" svg:y="23.589cm" svg:viewBox="0 0 209 209" svg:d="M177 180l-4 3-3 2-3 2-4 3-3 2-4 2-3 3-3 1-4 2-4 1-4 2-4 1-4 1-4 1-3 1h-4l-5 1h-5-3-4-5l-4-1h-4-3l-5-1-4-1-4-2-4-1-3-1-4-1-3-3-4-1-4-3-3-2-4-2-3-2-3-3-3-3-3-2-3-3-3-3-2-3-3-4-3-3-2-3-1-4-3-3-1-4-2-4-1-4-2-4-1-4-1-4-1-3-1-4v-4-5l-1-4v-3-5l1-4v-5-3l1-5 1-4 1-4 1-4 1-3 1-4 2-4 2-4 2-3 2-4 2-3 3-4 2-3 2-3 4-3 3-3 2-2 3-4 3-2 4-2 3-3 4-2 3-2 4-2 4-2 3-2 4-1 3-1 4-1 5-1 4-1 4-1h3 4l5-1h4 4l5 1h4 4l4 1 3 1 5 1 4 1 4 2 4 1 3 2 4 2 3 2 4 2 3 2 3 3 4 2 3 2 3 3 3 3 3 3 2 4 3 3 3 3 1 3 2 4 3 3 1 4 3 3 1 4 1 4 1 4 2 4 1 4 1 4v3 5l1 5v4 4 4l-1 4v4 4l-1 4-1 4-2 4v4l-2 4-1 3-2 4-2 3-2 4-2 4-2 3-3 3-2 3-3 3-2 4zM177 180l3-3 3-3 2-3 3-3 2-3 3-4 2-3 2-4 2-4 1-4 2-3 1-4 1-4 2-4 1-4v-4l1-4v-4l1-4v-4-4-4l-1-5v-5l-1-3v-4l-1-4-2-5-1-4-1-3-2-4-2-3-1-4-3-4-2-3-2-4-3-3-2-3-3-3-2-3-3-3-4-3-3-3-3-2-4-3-3-2-4-2-3-2-3-2-4-2-4-1-4-2h-4l-4-2-4-1h-4l-4-1h-4l-5-1h-4-4l-5 1h-4l-3 1h-4l-5 1-4 1-4 1-3 1-4 2-4 2-4 2-3 1-4 2-3 3-4 2-3 2-3 3-3 3-3 3-3 3-3 3-3 3-2 3-2 3-3 4-2 3-1 4-2 4-2 4-1 4-2 3-1 4-1 4-1 4v4l-1 4v5l-1 4v5 3l1 4v5l1 4v4l1 3 1 5 1 4 2 4 1 4 2 3 2 4 2 3 2 4 2 3 3 3 2 4 2 3 4 4 2 2 3 3 3 3 4 2 3 3 3 2 4 2 3 3 4 1 4 2 4 1 3 2 4 1 4 2 4 1h4l4 1h4l4 1h5 4 3 6l4-1 4-1h3l5-1 4-1 4-2 4-1 3-2 4-1 3-2 4-2 4-2 3-3 3-2 3-2 4-3z">
          <text:p/>
        </draw:path>
        <draw:path draw:style-name="gr82" draw:text-style-name="P80" draw:layer="layout" svg:width="0.209cm" svg:height="0.209cm" svg:x="5.182cm" svg:y="23.588cm" svg:viewBox="0 0 210 210" svg:d="M177 181l-3 2-4 4-3 2-3 2-3 2-4 3-4 2-3 2-4 1-3 2-4 1-4 2-4 1h-5l-3 1-4 1-4 1h-5-4-3-5l-4-1h-4l-4-1-4-1h-4l-4-2-4-2-4-1-4-2-3-1-4-2-3-2-4-2-3-3-3-2-4-2-3-3-3-3-3-3-3-3-2-3-2-4-4-3-1-3-2-4-3-4-1-3-2-4-1-3-2-4-1-5-1-5-1-3-1-4v-4-5l-1-4v-3-5l1-4v-4-4l1-4 1-4 1-4 1-4 2-4v-3l3-4 1-4 2-4 2-3 2-4 3-3 2-3 3-3 3-3 3-3 3-3 3-4 3-2 3-2 4-3 3-2 4-2 3-2 4-1 4-3 3-1 4-1 4-1 4-1 5-1 3-1h4 4l5-1h4 3l5 1h4 4l4 1 4 1 4 1 4 1 4 2 4 1 4 2 3 2 3 2 4 2 3 2 4 3 3 2 3 3 4 2 3 3 2 3 3 4 2 3 3 3 2 4 2 3 3 3 2 4 1 4 3 3v4l2 4 2 5v3l1 4 1 4v5l1 4v4 4 4l-1 4v4l-1 4-1 4v4l-2 4-1 5-1 3-2 4-1 4-3 4-1 4-3 3-3 4-2 3-3 3-2 3-3 3zM177 181l3-2 3-3 3-3 2-4 3-3 2-3 3-4 2-4 2-3 2-4 1-4 2-4 1-4 1-5 1-4 1-4 1-4v-4-4-4-4-4-5-4l-1-4-1-4-1-4-1-4-2-4-1-4-2-4-1-3-2-4-2-3-3-4-3-3-2-4-2-3-3-3-3-3-3-3-3-3-4-3-3-2-3-3-4-2-3-2-4-2-3-2-4-2-4-1-4-2h-4l-4-2-4-1h-4l-4-1h-4-5l-3-1h-4l-5 1h-4l-4 1h-4l-4 1-4 1-4 1-4 2-3 1-4 2-4 2-4 1-3 2-4 3-3 2-4 2-3 3-3 3-3 3-3 3-3 3-3 3-2 3-2 4-3 3-1 4-2 4-2 3-2 4-1 4-2 3-1 5-1 4-1 4v4l-1 4v4l-1 4v5 3l1 4v5l1 4v4l1 4 2 4v5l2 4 1 3 2 4 2 4 2 3 2 4 2 4 3 3 2 3 2 3 4 3 3 3 3 3 3 3 3 3 3 2 4 2 3 3 4 2 4 2 3 1 4 2 3 1 5 2 4 1 4 1 4 1 3 1h5 4 5 3 4 5 4l4-1 4-1 4-1h4l4-2 4-2 3-1 4-2 4-2 3-1 4-3 4-2 3-2 3-3 3-3z">
          <text:p/>
        </draw:path>
        <draw:path draw:style-name="gr83" draw:text-style-name="P81" draw:layer="layout" svg:width="0.211cm" svg:height="0.211cm" svg:x="5.182cm" svg:y="23.588cm" svg:viewBox="0 0 212 212" svg:d="M179 182l-3 3-3 3-3 2-4 3-3 2-4 2-3 2-4 2-4 2-4 1-4 2-4 1-3 1-4 1-5 1h-4l-4 1h-4-4-4-5l-3-1h-5-4l-4-1-4-1-3-1-5-2-5-2-3-1-4-2-4-1-3-2-3-3-4-2-3-2-3-3-4-3-3-3-3-3-3-4-2-3-2-3-3-3-2-4-2-4-3-3-1-4-2-4-1-3-2-4-1-4-1-4-1-5-1-3v-4-5l-1-4v-4-4l1-4v-4-5l1-3 1-4 1-4 1-5 2-4 1-3 2-4 1-3 3-4 1-4 2-3 3-4 2-3 3-3 3-3 3-3 3-3 3-3 3-3 4-2 3-3 4-2 3-2 4-2 3-1 4-3h5l4-2 4-1 3-1 4-1 5-1h4 4l4-1h4l4 1h5 3 4l5 1 4 1 4 1 4 1 3 2 4 1 4 2 4 2 4 2 3 2 4 2 3 3 3 2 4 3 3 3 2 2 3 3 3 4 3 3 2 3 2 4 3 3 2 3 1 4 2 4 1 4 2 4 2 4v4l2 4 1 4v4 4l1 4v4 5 4l-1 4v4 4l-1 4-1 4-1 4-1 4-2 4-1 4-3 4-1 3-2 4-2 4-2 3-3 3-3 4-2 3-3 4zM180 183l3-3 2-4 3-3 2-3 3-4 2-3 2-3 3-4 1-4 2-4 2-4 2-4v-4l2-3 1-5v-4l1-4v-4l1-4v-4-5-4l-1-4v-4l-1-4v-5l-2-3-1-4-1-4-2-4-1-4-2-4-2-4-2-3-2-3-2-4-3-3-3-3-2-4-3-3-3-3-3-3-3-2-3-3-4-3-3-2-4-1-4-3-3-1-4-3-4-1-4-2h-4l-4-2-4-1h-4l-5-1h-3-5l-4-1h-4l-4 1h-4l-4 1h-5l-4 1-3 1-5 1-4 2-4 1-4 2-4 2-3 2-4 1-4 3-3 2-3 3-4 2-3 4-2 2-3 3-4 3-2 3-3 4-2 3-3 4-1 3-2 4-2 4-2 4-1 3-2 4-1 4-1 5-1 4v3l-1 5v4l-1 4v4 4l1 5v4l1 4v4l1 4 2 4v4l2 4 1 3 2 4 2 4 2 4 2 4 2 3 3 4 2 3 3 3 3 4 3 3 3 3 3 2 3 3 4 3 3 2 4 2 3 2 4 2 3 2 4 1 5 2 4 1 4 1 4 2h4l4 1h5l3 1h5 4 4 4l4-1 4-1h5l4-1 3-2h4l4-2 4-2 4-1 4-2 4-2 3-2 3-3 4-2 3-3 4-2z">
          <text:p/>
        </draw:path>
        <draw:path draw:style-name="gr83" draw:text-style-name="P81" draw:layer="layout" svg:width="0.212cm" svg:height="0.212cm" svg:x="5.181cm" svg:y="23.587cm" svg:viewBox="0 0 213 213" svg:d="M180 183l-3 4-3 2-4 3-3 2-3 3-4 2-4 1-4 3-4 1-4 2-4 1-4 1-3 2h-4l-5 1-4 1-4 1h-4-4-4-5l-3-1h-5l-4-1-4-1-4-1-4-1-4-1-4-2-4-2-4-1-4-2-3-2-3-2-4-3-3-2-3-3-4-2-3-3-3-3-2-3-3-4-2-3-3-4-2-3-2-3-2-4-2-4-2-4-1-4-2-4-1-4-1-3-1-4-1-5v-4-4l-1-4v-4-5l1-4v-3-5l1-4 1-4 1-4 1-4 2-4 1-4 2-4 1-4 3-4 1-3 2-3 3-4 3-3 2-3 3-4 3-3 3-2 3-3 4-2 3-3 3-3 4-2 3-2 4-2 3-1 4-2 4-2 4-1 5-2 3-1 4-1 5-1h4 4l4-1h4l4 1h5 3 5l4 1 4 1 4 2 4 1 4 1 4 2 4 2 4 2 4 2 3 2 3 2 4 2 3 3 4 3 3 3 3 3 3 3 2 3 3 3 2 3 3 4 2 3 2 4 2 4 1 4 2 4 2 3 1 4 1 4 1 4 1 5 1 3v4l1 5v4 4 4l-1 4v5l-1 4-1 3v5l-2 4-1 4-1 4-2 4-2 3-2 4-2 4-2 3-3 4-2 3-2 3-3 3-3 3zM181 184l2-3 4-3 3-3 2-3 2-4 3-3 2-4 2-4 2-4 2-3 2-4v-4l2-4 1-4 1-4 1-4 1-4v-5-4-4-4-4-5-4l-1-4-1-4-1-4-1-4-2-4-1-4-2-4-1-4-3-3-1-4-2-4-3-3-3-4-2-3-2-3-4-3-3-3-3-3-3-2-4-3-3-3-4-2-3-2-4-2-4-1-4-3-4-1-4-1-4-2-4-2-4-1h-4l-5-1h-3-4l-5-1h-4l-4 1h-4l-5 1h-4l-4 1-4 1-4 2-4 2-4 1-4 2-3 1-4 3-4 1-3 2-4 3-3 3-3 2-3 3-3 3-3 3-4 4-2 3-2 3-3 4-2 3-2 3-2 4-2 4-2 4-1 4-2 4-1 4-1 3-1 5v4l-1 4v4l-1 4v5 4l1 4v4l1 4v5l1 4 2 3v5l2 4 1 4 2 4 2 3 2 4 2 3 2 4 3 3 2 3 3 4 3 3 3 3 3 3 3 3 4 2 3 3 4 3 3 2 3 1 4 3 4 1 4 2 4 1 4 2 4 1 3 1 5 1 4 1h5 3 4 5 4 4 4l5-1 4-1 4-1 4-1 4-1 4-1 4-2 4-2 4-2 3-2 4-2 4-2 3-3 3-2 4-3z">
          <text:p/>
        </draw:path>
        <draw:path draw:style-name="gr84" draw:text-style-name="P82" draw:layer="layout" svg:width="0.214cm" svg:height="0.214cm" svg:x="5.18cm" svg:y="23.586cm" svg:viewBox="0 0 215 215" svg:d="M182 185l-3 3-4 2-3 3-3 3-4 2-4 2-3 2-4 2-4 2-4 1-3 2-4 1-5 1-4 1-4 1h-4l-4 1h-5-4-4-4l-4-1h-5-3l-5-1-4-2h-4l-4-2-3-1-4-2-4-2-4-2-4-1-3-3-4-2-3-3-4-2-3-3-3-3-2-3-3-3-3-4-3-3-3-3-2-4-2-4-2-3-2-4-2-3-1-4-2-4-1-5-1-4-1-4-1-4v-4-4l-1-4v-4-5l1-4v-4-4l1-4 1-5 1-4 1-3 2-4 1-4 2-4 1-4 3-4 2-4 2-3 3-4 3-3 2-3 3-4 3-3 3-3 3-3 3-2 3-3 4-3 3-2 4-1 4-3 4-1 4-2 4-1 4-2 3-1 5-1 4-1 4-1h4 4l5-1h4l4 1h4 4 5l3 1 4 1 5 1 4 2 4 1 4 1 3 3 4 1 4 2 3 2 4 2 3 3 4 3 3 2 3 3 3 3 3 3 3 3 2 3 3 5 2 3 3 4 1 4 2 3 2 4 2 4 1 3 2 5v4l2 4 1 4v4 4l1 5v4 4 4l-1 4v5 3l-1 5-1 4-1 4-2 4-1 3-1 4-3 4-1 4-2 4-3 4-2 3-2 4-3 3-3 3-3 3zM182 186l3-3 3-3 2-3 3-4 3-3 2-4 2-3 3-4 1-4 2-4 2-4 1-4 1-4 2-4 1-4v-5l1-3v-4l1-5v-4-4-4l-1-5v-4l-1-4v-4l-2-4-1-5-1-4-2-3-1-4-2-4-2-4-2-4-2-3-2-4-3-4-3-3-3-4-3-3-2-3-3-2-4-3-3-2-3-3-4-2-4-2-4-3-4-1-3-3-4-1-4-1-4-1-4-1-5-2h-3l-4-1h-5-4l-4-1h-4l-5 1h-4l-4 1h-4l-5 1-4 1-3 1-4 2-4 1-4 2-4 2-4 2-4 2-3 2-4 3-3 2-3 2-4 4-3 3-3 3-2 3-3 3-3 4-3 4-2 3-2 3-2 4-2 4-2 4-1 4-2 5-1 3-1 4-1 4v5l-1 4v4l-1 4v5 4l1 4v4l1 5v3l1 4 2 5v4l2 4 1 4 2 3 2 4 2 4 2 4 2 3 3 4 4 3 2 3 3 3 3 3 3 3 3 3 3 3 4 2 3 2 4 3 3 2 4 2 4 2 4 1 4 2 4 1 4 1 4 2h5l3 1h5l4 1h4 4 4 5l4-1 4-1h4l5-1 4-2h4l3-2 4-1 4-3 4-1 4-3 4-2 3-2 4-3 3-2 3-3z">
          <text:p/>
        </draw:path>
        <draw:path draw:style-name="gr85" draw:text-style-name="P83" draw:layer="layout" svg:width="0.216cm" svg:height="0.216cm" svg:x="5.179cm" svg:y="23.585cm" svg:viewBox="0 0 217 217" svg:d="M183 187l-3 2-3 3-4 2-3 3-4 2-3 2-4 2-4 2-4 2-4 2-4 1-3 1-4 2h-5l-4 1-4 1-4 1h-5-4-4-5l-4-1h-5l-3-1-5-1-4-1-4-1-4-1-4-2-4-1-4-2-4-2-3-3-4-2-3-2-4-3-3-2-3-3-3-3-3-3-3-3-2-3-3-3-3-4-2-3-2-4-2-4-2-4-2-4-1-4-2-3-1-4-1-5-1-4-1-4v-4-4l-1-5v-4-4l1-4v-5-4l1-4 1-4 1-5 1-3 2-5 1-4 2-4 1-4 3-4 2-3 2-3 3-4 2-3 3-3 2-4 3-3 3-3 4-3 3-2 3-2 4-3 3-2 4-2 4-3 4-1 4-2 4-1 4-2 3-1 4-1 5-1 4-1h4 4l6-1h3l5 1h4 5 3l4 1 5 2h4l4 2 3 1 4 1 4 3 4 1 4 2 4 3 4 2 3 2 3 3 4 3 3 2 2 3 3 3 3 3 2 4 4 3 2 4 2 3 2 4 2 4 2 4 1 4 2 3 1 4 1 5 1 5 1 3 1 5v4l1 5v3 5 4l-1 4v4l-1 4-1 5v4l-2 4-1 4-1 4-2 4-2 4-2 4-2 3-2 3-2 4-3 3-3 4-2 3-3 3zM183 187l4-4 3-3 2-3 3-3 2-4 3-3 2-4 1-3 3-4 1-4 2-4 1-4 2-4 1-4 1-4 1-4 1-5v-4l1-4v-4-5-3l-1-5v-4l-1-5-1-3-1-6-1-4-2-4-1-3-2-4-1-4-3-4-2-4-2-4-2-3-3-4-2-3-3-3-3-3-3-3-3-3-3-3-4-2-3-3-4-2-3-2-4-3-4-1-4-2-4-1-4-2-4-1-4-1-4-2h-5-3l-5-1h-4l-5-1h-3l-6 1h-4l-4 1h-4l-5 1-4 1-3 1-5 2-4 1-4 2-4 2-4 2-3 2-3 2-4 3-3 2-3 3-4 3-3 3-3 3-3 3-3 4-2 3-3 4-2 3-2 3-2 4-2 4-2 4-1 4-2 4-1 4-1 5-1 4v4l-1 4v5l-1 4v4 4l1 5v4l1 4v4l1 5 2 4v4l2 3 1 5 2 4 2 4 3 3 1 4 2 4 4 3 2 4 2 3 3 3 3 3 3 3 4 2 3 3 3 3 4 2 3 2 4 2 4 3 4 1 4 2 4 1 4 2 4 1 4 1 4 1 4 1h4l5 1h5 4 4 5l4-1 4-1 4-1 5-1 4-1 3-1 5-1 4-2 4-2 4-2 3-2 3-2 4-3 3-2 4-2 3-3z">
          <text:p/>
        </draw:path>
        <draw:path draw:style-name="gr86" draw:text-style-name="P84" draw:layer="layout" svg:width="0.217cm" svg:height="0.217cm" svg:x="5.179cm" svg:y="23.585cm" svg:viewBox="0 0 218 218" svg:d="M183 187l-3 3-3 3-4 3-3 2-4 2-3 3-3 2-4 2-4 2-4 1-5 2-3 1-4 1-5 1-4 1-4 1h-4-5-4-4-4-5-4l-4-1-4-1-4-2h-5l-4-2-3-1-4-2-4-1-4-3-4-2-3-2-4-3-3-2-4-3-3-2-3-3-3-4-3-3-2-3-3-4-3-3-2-4-2-3-2-3-2-4-2-4-1-5-2-4-1-3-1-4-1-5-1-4v-4-5l-1-5v-4-4l1-4v-5-4l1-4 1-4 1-4 1-4 2-4 1-4 2-4 2-4 2-4 2-4 2-3 3-4 2-3 3-3 3-4 2-3 3-3 4-2 3-3 3-2 4-3 3-2 4-2 4-3 4-1 4-2 4-1 4-2 4-1 4-1 5-1 3-1h5 4l5-1h3l5 1h4 5 3l5 1 4 2h4l4 2 4 1 4 2 4 2 4 1 4 2 3 3 4 2 3 2 4 3 3 3 3 3 4 3 3 3 3 3 2 3 2 4 3 3 2 4 2 4 3 4 1 4 2 3 1 4 2 4v4l2 5 1 3 1 5v4 5 3 5 4 4 5l-1 5-1 4-1 3-1 5-2 4-1 4-2 4-1 3-3 4-1 4-3 4-2 3-2 4-3 3-3 3-3 3zM184 188l4-3 2-3 3-3 3-4 3-3 2-4 2-3 2-4 2-4 2-4 1-3 2-5 1-4 1-4 2-4 1-4v-5-5l1-4v-4-5-3l-1-5v-5-4l-1-4-2-4-1-4-1-5-2-3-1-4-2-4-2-4-2-4-3-3-2-4-2-4-3-3-3-3-3-3-4-3-3-3-3-2-4-3-3-3-4-2-3-2-4-3-4-1-4-2-4-1-4-2-3-1-5-1-4-2h-5-3l-5-1h-4l-5-1-3 1h-5-5l-4 1h-4l-4 1-4 2h-4l-4 2-4 1-4 2-4 2-4 2-4 2-3 2-4 3-3 2-3 3-4 3-3 3-3 3-3 4-2 3-3 3-3 4-2 3-2 3-2 4-2 4-2 4-1 5-2 4v3l-2 5-1 4v4l-1 4v5l-1 4v4 4l1 5v5l1 4v4l1 5 2 4v3l2 5 1 4 3 4 1 4 3 3 2 4 2 3 3 4 2 3 3 4 2 3 3 3 3 3 4 3 3 3 3 2 4 2 4 3 4 2 3 2 4 2 5 1 3 2 4 1 4 1 5 2 4 1h4 4l5 1h4 4 5 4l4-1h4l5-1 4-1 4-2h4l4-2 4-1 4-3 4-1 3-3 4-2 3-2 4-2 3-4 3-2z">
          <text:p/>
        </draw:path>
        <draw:path draw:style-name="gr87" draw:text-style-name="P85" draw:layer="layout" svg:width="0.219cm" svg:height="0.219cm" svg:x="5.178cm" svg:y="23.584cm" svg:viewBox="0 0 220 220" svg:d="M186 189l-4 3-3 2-3 3-4 3-3 2-4 2-4 3-4 1-4 2-3 2-4 1-5 1-4 2-4 1h-4l-4 1-5 1h-4-4-5-4l-4-1h-4l-5-1h-4l-4-2-4-1-4-1-4-2-4-1-4-3-3-1-4-3-4-2-5-2-3-2-3-4-4-2-3-3-3-3-2-3-3-4-3-3-2-4-2-3-3-4-2-4-1-4-3-4-1-4-2-5-1-3-1-4-1-5-1-4v-4-4l-1-5v-4-4l1-4v-5-4l1-4 1-4 1-5 1-4 2-4 1-4 2-4 2-4 2-4 2-3 2-4 3-4 3-3 2-3 3-3 3-3 3-3 3-3 3-3 4-2 4-3 4-2 4-2 4-2 4-2 3-2 4-1 4-2 5-1 4-1 3-1 5-1h4 5 4l4-1 5 1h3 5 4l5 1 3 2h5l4 2 4 1 4 2 3 2 4 1 4 2 4 3 4 2 3 2 4 3 3 3 3 3 3 3 3 3 2 3 4 3 2 4 2 4 2 3 3 4 2 4 2 4 1 3 2 4 1 5 1 4 2 4v4l1 4v5l1 4v4 5 4l-1 4v4l-1 5v4l-2 4-1 4-1 4-2 5-1 3-2 4-2 5-2 4-2 3-2 4-3 3-3 4-3 3-2 3zM186 190l3-3 3-4 3-3 2-3 3-4 3-3 1-4 3-4 2-5 1-4 2-3 1-4 2-5 1-4 1-4 1-4 1-5v-4l1-4v-4-5-4l-1-4v-5l-1-4-1-4-1-4-1-5-2-4-1-4-2-3-2-4-1-4-3-4-2-4-2-4-3-3-3-3-3-4-2-3-3-3-4-3-3-2-3-3-4-3-4-2-3-2-4-2-4-2-4-2-4-1-4-2-4-1-5-1-3-2h-5-4l-5-1h-3l-5-1-4 1h-4-5l-4 1h-5l-3 1-5 2h-4l-4 2-4 1-4 2-4 2-4 2-4 2-3 2-5 3-3 3-3 2-4 3-3 3-3 3-3 4-2 3-3 3-3 4-2 3-2 4-2 4-2 4-2 4-1 4-2 4v4l-2 4-1 5v3l-1 5v5l-1 4v4 4l1 5v4l1 4v5l1 4 2 4v4l2 4 1 4 3 4 1 4 3 4 2 4 2 4 3 3 2 4 3 3 3 3 3 3 3 3 3 3 3 3 4 3 4 2 4 2 4 3 4 1 4 2 3 2 4 1 5 2 4 1 4 1 4 1 5 1h4l4 1h4 5 4 4l5-1 4-1 4-1h4l5-2 4-1 4-1 3-3 5-1 4-2 3-2 4-2 4-3 3-2 4-3 3-2z">
          <text:p/>
        </draw:path>
        <draw:path draw:style-name="gr88" draw:text-style-name="P86" draw:layer="layout" svg:width="0.22cm" svg:height="0.22cm" svg:x="5.177cm" svg:y="23.583cm" svg:viewBox="0 0 221 221" svg:d="M187 190l-4 3-3 2-3 4-4 2-3 2-4 3-3 2-4 2-5 1-4 2-4 2-3 1-5 1-4 1-5 1-4 1h-5-4-4-5-4-4-4l-5-1-4-1-4-1-4-1-5-2-4-1-3-2-4-2-4-2-4-2-4-2-3-3-4-3-3-3-3-3-3-3-3-3-3-3-3-3-3-4-2-3-2-4-3-4-2-4-1-4-3-3-1-4-2-4-1-5-1-4-1-3-1-5v-5-4l-1-4v-4-5l1-3v-5-5l1-4 1-4 1-4 1-4 2-5 1-3 2-4 2-4 2-4 2-4 2-4 3-3 3-4 2-3 3-3 3-3 3-3 3-3 4-2 3-3 4-3 3-2 4-2 4-2 4-2 4-2 4-1 4-2 4-1 5-1 3-1 5-1h4 5 4l4-1 5 1h3 5 4l5 1 4 2h5l4 2 4 1 4 2 4 2 4 2 4 1 3 3 4 2 4 2 3 3 3 3 4 3 3 3 2 3 3 4 3 3 2 3 3 4 2 4 2 4 2 3 2 4 2 4 1 4 2 4 1 4 1 4 1 5 1 4v4 4 5 5 3 5 4l-1 4-1 4-1 5-1 4-2 4-1 4-2 4-1 4-3 4-2 4-2 4-3 3-2 4-2 3-3 3-3 4zM187 190l3-3 3-4 3-3 3-3 2-4 2-3 3-4 2-3 2-4 2-5 1-4 2-4 2-3v-5l2-4 1-5v-3-5l1-5v-3-5-5l-1-4v-4-4l-1-5-2-4v-4l-2-4-2-4-1-4-2-4-2-4-2-4-3-4-2-3-3-4-2-3-3-3-3-4-3-2-4-3-3-3-3-3-4-3-3-2-4-2-4-2-4-2-4-2-4-1-4-2-4-1-4-1-5-2h-4-5l-5-1h-3l-5-1-5 1h-3-5l-4 1h-5l-3 1-5 2h-4l-5 2-3 1-4 2-4 2-4 2-4 2-4 2-3 4-4 2-3 2-4 3-3 3-3 3-2 4-3 3-2 3-4 4-2 4-1 3-3 4-2 5-2 4-1 3-2 4v5l-2 4-1 4v4l-1 5v4l-1 4v5 4l1 4v5l1 4v5l1 3 2 5 1 4 1 4 2 4 2 4 1 4 3 4 2 4 2 3 3 4 3 4 2 3 3 3 3 3 3 3 3 3 4 3 3 3 4 2 4 3 4 2 4 2 4 2 3 1 4 2 5 2h4l4 2 4 1h4 5l4 1h4 5 4 4l5-1h4l5-1 4-1 5-1 3-2 5-1 4-2 4-2 4-2 3-1 4-3 3-2 4-3 3-3 4-3z">
          <text:p/>
        </draw:path>
        <draw:path draw:style-name="gr89" draw:text-style-name="P87" draw:layer="layout" svg:width="0.222cm" svg:height="0.222cm" svg:x="5.176cm" svg:y="23.582cm" svg:viewBox="0 0 223 223" svg:d="M187 191l-3 3-4 3-3 3-4 3-3 2-4 2-3 2-4 2-4 2-4 2-5 1-3 1-5 2-4 1h-5l-3 1-5 1h-4-4-5-4l-5-1h-4l-4-1h-5l-4-2-3-1-5-1-4-2-4-1-4-3-3-1-4-2-4-3-4-2-3-3-4-2-3-4-3-3-3-3-3-3-3-3-3-4-2-4-2-3-3-4-2-3-1-4-2-4-2-5-1-4-2-3-1-5-1-4-1-5v-3-5l-1-5v-3-5l1-5v-4-4l1-4 1-5 1-4 1-4 2-4 1-4 2-4 2-4 2-4 2-3 2-4 3-4 3-3 3-4 2-3 3-3 3-3 4-3 3-3 4-2 3-3 4-2 4-3 4-2 4-2 3-2 4-1 5-2 4-1 4-1 4-1 5-1h4 4 4l5-1 4 1h4 5 4l4 1 5 2h4l4 2 4 1 4 2 4 2 4 2 4 2 4 2 3 3 4 3 3 2 3 3 4 3 3 3 3 4 3 3 2 3 3 4 2 3 3 3 2 4 2 4 3 4 1 5 2 4 1 3 1 5 2 4v4l1 4v5l1 4v4 5 4l-1 5v4l-1 4v5l-2 4-1 4-1 4-2 4-1 4-2 4-3 4-2 4-3 3-2 4-2 4-3 3-3 3-3 3zM188 192l3-3 2-3 4-3 3-4 2-3 2-4 3-4 2-4 3-4 1-4 2-3 2-5 1-4 1-4 1-4 1-5 1-4v-4l1-5v-4-5-4l-1-4v-5l-1-4-1-4-1-5-1-4-1-4-2-4-2-4-2-4-2-4-2-4-3-3-2-4-3-3-2-4-4-3-3-3-3-3-3-3-4-4-3-2-4-2-3-3-4-2-3-3-4-2-5-2-4-1-4-2-4-1-4-1-5-2h-4-4l-5-1h-4l-4-1-5 1h-4-4l-5 1h-4l-4 1-4 2h-5l-4 2-4 1-4 2-4 2-4 3-4 2-3 2-4 3-4 3-3 3-3 2-3 3-3 4-3 3-3 3-2 4-3 3-2 4-2 4-3 4-1 4-3 3-1 5-2 4v4l-2 4-1 4v5l-1 4v4l-1 5v5 3l1 5v5l1 3v5l1 4 2 5 1 3 1 5 2 4 2 4 1 4 3 3 2 4 2 4 3 4 3 3 3 4 2 3 3 3 3 3 4 3 3 3 4 2 3 3 4 2 4 2 4 2 4 2 4 2 4 2 4 1 4 1 4 1 5 1 4 1h4l5 1h4 5 4l4-1h5l4-1 4-1h5l4-2 4-1 4-2 4-2 4-1 4-2 3-2 4-2 4-3 4-3 3-2 3-3z">
          <text:p/>
        </draw:path>
        <draw:path draw:style-name="gr90" draw:text-style-name="P88" draw:layer="layout" svg:width="0.223cm" svg:height="0.223cm" svg:x="5.175cm" svg:y="23.582cm" svg:viewBox="0 0 224 224" svg:d="M190 192l-4 3-3 3-3 2-4 3-4 3-4 2-4 2-4 2-4 1-3 2-4 2-5 1-4 2h-4l-4 1-5 1h-4l-4 1h-5-5-3l-5-1h-5l-4-1-4-1-4-1-5-1-3-1-4-2-6-2-4-2-3-2-4-2-4-2-3-3-4-2-3-3-4-3-3-3-3-3-2-3-4-4-3-3-2-4-2-4-3-4-2-3-1-4-2-4-2-4-1-5-2-3-1-5-1-4-1-5v-3-5l-1-5v-3-5l1-5v-4-4l1-5 1-4 1-4 1-4 2-4 1-5 3-3 1-4 2-4 3-4 2-5 2-3 3-4 3-3 3-3 3-4 3-3 3-2 3-3 4-2 4-4 3-2 4-1 4-3 4-2 5-2 4-1 4-2h4l4-2 5-1h4l4-1h5 4l4-1 5 1h4l4 1h5 4l5 2 3 1 5 1 4 2 4 1 4 2 4 2 4 2 4 2 3 3 4 2 3 3 4 3 3 3 3 3 3 3 3 3 2 4 3 3 3 5 2 3 2 4 2 4 2 4 2 4 1 4 2 4 1 4v5l2 4 1 4v5l1 4v4 5 4l-1 5v4l-1 4-1 5-1 4-1 4-2 4-1 5-2 3-1 4-3 4-2 4-2 4-3 4-2 3-3 4-3 3-2 3zM190 193l3-3 3-3 3-4 2-3 3-4 3-4 2-3 2-4 2-5 2-4 2-3 1-4 2-5v-4l2-4 1-5 1-4v-4-5-4-5-4-4l-1-5v-4l-2-4-1-5-1-4-1-4-1-4-3-4-1-5-3-3-1-4-2-5-4-3-2-4-3-3-2-4-3-3-3-3-4-3-3-2-3-3-4-3-4-2-4-2-4-3-4-2-4-2-4-1-4-2-4-1-4-1-4-1-5-1h-5l-3-1h-5-5-4-4-5l-4 1-4 1h-5l-4 2-4 1-4 1-5 2-4 2-4 2-4 2-4 2-4 2-4 3-3 2-4 3-3 3-3 3-3 3-3 4-2 3-3 3-3 4-2 5-2 4-3 4-1 4-3 3-1 4-2 5v4l-2 4-1 4v5l-1 4v4l-1 5v5 3l1 5v5l1 4v4l2 5 1 4 1 4 2 4 1 4 2 5 2 3 2 4 2 4 2 4 3 3 3 4 3 3 3 3 3 3 3 3 3 3 4 3 3 3 4 2 4 2 4 3 3 2 4 1 5 3 4 1 4 1 4 2h5l4 2 4 1h5l5 1h3 5 5l4-1h4l5-1 4-1 4-1 4-1 5-2 4-1 4-2 4-1 4-3 4-2 4-2 4-3 3-2 3-3 4-2z">
          <text:p/>
        </draw:path>
        <draw:path draw:style-name="gr91" draw:text-style-name="P89" draw:layer="layout" svg:width="0.225cm" svg:height="0.224cm" svg:x="5.175cm" svg:y="23.581cm" svg:viewBox="0 0 226 225" svg:d="M190 193l-3 4-3 2-4 3-3 2-4 3-3 2-4 2-4 2-4 2-5 2-3 1-6 2-4 1-4 1-4 1-5 1h-4-4-5-5-3-5-5l-4-1-4-2-5-1-4-1-4-1-4-1-4-3-4-1-4-3-4-2-3-2-4-3-3-2-4-3-3-3-3-3-3-3-3-3-4-3-2-4-3-3-2-4-3-4-1-4-2-4-2-4-2-4-1-4-2-5v-3l-2-5-1-4v-5-4l-1-5v-4-4l1-5v-4-4l1-5 1-5 1-4 1-4 2-5 1-4 3-3 1-4 2-4 3-4 2-4 2-4 3-3 3-4 3-3 3-3 3-3 3-3 4-3 3-2 4-3 4-2 4-2 3-3 4-1 4-3 5-1 4-2h4l4-2 5-1h4l4-1h5 4 4 5 5l3 1h5l5 1 4 1 4 1 5 1 4 2 4 1 4 2 4 2 4 2 4 3 4 2 3 2 3 3 4 3 3 3 3 3 4 3 2 4 3 3 2 4 3 3 3 4 1 4 2 3 2 5 2 4 2 4 1 4 1 4 1 6 2 3v5 5l1 4v4 5 4l-1 4v5 4l-1 4-2 5-1 4-1 5-2 3-1 4-3 4-1 5-2 4-3 3-2 4-3 3-2 3-3 4-4 3zM191 194l3-3 3-4 3-3 3-4 3-3 2-4 2-3 3-4 1-4 3-4 1-5 2-3 1-5 1-4 2-5v-3l1-5v-5l1-4v-4-5-4l-1-5-1-4v-5l-1-5-1-4-2-4v-4l-2-5-2-4-2-4-2-3-2-4-3-4-2-4-2-4-3-3-3-3-4-4-3-3-3-2-3-3-4-3-3-3-4-2-3-2-4-3-5-2-4-2-4-1-4-2-5-1-4-1-4-1-5-1h-5l-3-1h-5-5-4-4-5l-4 1-4 1h-5l-5 2-3 1-5 1-4 2-4 2-4 2-4 2-4 2-3 2-4 3-4 3-3 2-4 3-3 3-3 3-3 4-2 3-3 4-3 3-2 4-2 4-3 4-1 4-3 4-1 4-2 4v5l-2 4-1 5v5l-1 3v5l-1 5v4l1 4v5 4l1 5v4l2 5 1 4 1 4 2 4 1 4 2 4 2 4 2 4 2 4 2 4 3 4 3 3 3 4 3 3 3 3 3 3 3 3 4 3 4 2 3 3 4 2 4 2 3 2 4 2 5 2 4 2 4 1 4 1 5 1 4 2h4 5l5 1h3 5 5l4-1h4 5l4-1 4-1 5-2 5-1 4-2 4-1 4-2 4-2 4-2 3-3 4-2 4-2 3-3 4-3z">
          <text:p/>
        </draw:path>
        <draw:path draw:style-name="gr92" draw:text-style-name="P90" draw:layer="layout" svg:width="0.226cm" svg:height="0.226cm" svg:x="5.174cm" svg:y="23.581cm" svg:viewBox="0 0 227 227" svg:d="M191 195l-3 2-4 3-3 3-4 3-4 2-3 2-4 3-4 2-4 2-4 1-4 2-4 1-5 2-4 1h-4l-5 1h-4l-5 1h-4-5-4l-4-1h-5l-5-1-3-1-5-1-4-2h-4l-4-2-5-2-4-2-4-2-4-2-3-3-3-2-4-2-4-3-3-3-3-4-3-3-3-3-4-4-2-3-3-3-2-4-3-4-1-4-2-4-2-4-2-4-1-4-2-4v-5l-2-4-1-4v-5-5-5l-1-4v-4l1-5v-5-3l1-5 1-5 1-4 1-4 2-4 1-4 3-4 1-4 2-4 3-4 2-4 2-3 3-4 3-4 3-3 3-3 3-3 4-3 3-2 4-3 4-3 3-2 4-2 3-3 5-1 4-3 4-1 4-2h4l5-2 4-1h4l5-1h5 3 5 5 4l4 1h5l4 1 4 1 5 1 4 1 4 2 4 1 4 2 5 2 4 2 3 3 4 2 3 2 4 3 3 4 3 2 3 3 4 4 3 3 3 3 2 4 2 4 3 3 2 4 2 4 2 4 2 4 2 5v3l2 5 1 4 2 4v5l1 4 1 5v4 5 4l-1 4v6l-1 4-1 4-2 5-1 4-1 4-2 4-1 5-3 4-1 3-3 4-2 4-2 4-3 3-3 4-3 3-3 4zM192 195l3-3 3-3 2-3 3-4 3-4 3-4 2-3 2-5 2-3 2-4 2-4 1-5 2-4 1-4 2-5 1-4 1-4v-6-4-4-5-4-5l-1-4v-5l-2-4-1-4-2-5-1-4-1-4-2-4-2-5-2-3-3-4-2-4-2-3-3-4-3-4-3-3-3-3-3-3-3-3-4-3-3-3-4-3-4-2-3-2-4-3-4-1-4-3-5-1-3-2-5-1-4-1-5-1h-4l-5-1-4-1h-4-5-5-3-5l-5 1-4 1h-4l-5 2-4 1-4 1-4 2-5 2-4 2-3 2-4 2-4 2-4 3-3 3-4 2-3 3-3 3-3 3-3 4-3 3-3 4-3 4-2 4-2 4-3 4-1 4-2 3-2 5-1 4-1 4-2 4-1 5v5l-1 3v5l-1 5v4l1 5v4 5l1 5v4l2 4 1 5 1 4 2 4 1 4 2 5 2 4 2 4 3 3 2 4 2 3 3 4 3 3 3 4 3 3 3 3 4 3 3 3 4 3 4 2 3 2 4 3 4 2 4 2 4 1 5 2 3 1 5 2 5 1 3 1 5 1h5l4 1h4 5 4l5-1h4l5-1 4-1 4-1 5-1 4-2 4-1 4-2 5-1 3-3 4-2 4-2 4-2 3-3 4-3 3-3z">
          <text:p/>
        </draw:path>
        <draw:path draw:style-name="gr93" draw:text-style-name="P91" draw:layer="layout" svg:width="0.228cm" svg:height="0.227cm" svg:x="5.173cm" svg:y="23.58cm" svg:viewBox="0 0 229 228" svg:d="M193 196l-3 3-3 3-4 3-3 2-4 3-4 2-4 2-4 3-4 1-4 2-4 1-5 2-4 1-4 1-5 1-5 1h-3-5-5-4-5-4-4l-5-1-4-2h-4l-5-2-4-1-5-2-4-2-4-1-4-3-4-2-4-2-3-2-4-4-3-2-4-3-3-3-3-3-3-4-3-3-3-4-2-3-3-4-2-4-2-4-2-3-2-6-2-4-1-4-2-4v-5l-2-4-1-4v-5-4-4l-1-5v-5l1-4v-5-4l1-4 1-5 1-4 2-4 1-4 2-5 2-4 1-4 2-3 3-4 2-4 2-4 3-4 4-3 3-4 3-3 3-3 3-3 4-2 3-3 4-3 3-2 4-2 4-3 4-1 5-3 4-1 4-2h5l4-2 4-1h5l5-1h4 4 5 4 5l4 1h4l5 1 5 1 3 1 5 1 4 2 5 1 3 3 4 1 4 2 4 3 4 2 4 2 3 3 4 4 3 3 3 3 3 3 3 3 3 4 2 4 3 3 2 3 2 4 3 4 1 5 2 4 2 4 1 4 1 5 1 4 2 4v5 4l1 4v5 5 4l-1 4v5 4l-1 4-2 5v4l-2 4-2 5-1 4-2 4-2 4-2 5-3 3-3 4-2 4-3 4-2 3-3 3zM193 197l4-4 3-3 3-3 3-4 2-3 3-4 2-4 2-4 2-4 3-5 1-4 2-4 1-5 1-4 2-4v-5l1-4v-5l1-4v-4-5-5l-1-4-1-5v-4l-1-4-1-5-1-4-2-4-2-4-1-5-2-4-2-4-2-4-3-3-2-4-3-4-2-3-3-4-3-3-4-3-3-3-3-3-4-3-3-3-4-2-4-2-4-3-5-1-3-3-4-1-5-2-5-1-3-1-5-1h-5l-4-1-4-1h-5-4-5-5-3l-5 1-5 1h-4l-4 2-5 1-4 1-5 2-4 2-4 2-4 2-4 2-4 2-3 4-4 2-4 3-3 3-3 3-3 3-3 3-3 4-3 3-3 4-2 4-2 4-2 4-2 4-2 4-2 4-1 5-1 3-2 5-1 5v4l-1 4v5 4l-1 5 1 5v4 4l1 5v4l2 4 1 5 1 5 2 3 1 5 2 5 2 3 2 4 3 4 2 4 2 4 3 4 4 3 2 3 4 4 3 3 3 2 4 3 3 3 4 3 3 2 4 2 4 3 5 1 4 2 4 1 5 2 5 1 3 1 5 2h5 4l4 1h5 4 5l5-1h4 4l5-1 4-2h4l5-2 4-2 4-1 4-2 4-2 4-2 4-3 4-2 3-3 4-2 3-3z">
          <text:p/>
        </draw:path>
        <draw:path draw:style-name="gr94" draw:text-style-name="P92" draw:layer="layout" svg:width="0.229cm" svg:height="0.229cm" svg:x="5.172cm" svg:y="23.579cm" svg:viewBox="0 0 230 230" svg:d="M194 197l-3 3-3 3-4 3-4 3-3 2-4 2-4 3-4 1-4 3-5 1-4 2-5 1-4 1-4 2h-5l-4 1h-4l-5 1h-5-4-5l-4-1-4-1h-5l-5-1-3-1-5-1-5-2-4-2-3-1-5-2-4-2-4-2-4-3-3-2-4-3-3-3-3-2-4-4-3-4-3-3-3-3-3-4-2-4-3-4-2-4-2-4-2-3-2-4-2-5-1-4-2-4v-5l-2-4-1-4v-5-5-4l-1-4 1-5v-4-5-5l1-4 1-4 1-5 2-4 1-4 2-4 2-5 2-4 1-3 3-4 2-4 3-4 2-3 4-4 3-3 3-3 3-3 3-3 4-3 4-3 3-3 3-2 4-2 5-3 4-1 4-2 4-2 4-1 5-1 4-2 4-1h5l5-1h3 5 5 4 5l4 1h4l5 1 5 1 3 1 5 1 5 2 4 1 4 3 5 1 4 2 4 3 3 2 3 3 4 2 3 4 4 3 3 3 3 3 3 4 3 3 3 4 2 3 2 4 3 4 2 4 2 4 1 4 2 4 1 5 2 4 1 4v5l1 4 1 5 1 4v5 4 5l-1 4v4l-1 5-1 5-1 4-1 4-1 5-2 4-2 4-2 4-2 4-2 4-2 4-3 4-2 3-4 4-3 3-3 3zM195 197l3-3 3-4 3-3 3-4 3-3 2-3 2-4 3-5 2-4 1-4 3-4 1-4 2-5 1-4v-4l2-5 1-5v-3-5-5-4-5-4l-1-5-1-4-1-5v-4l-2-5-1-4-2-4-2-4-1-4-2-5-3-4-2-3-2-4-3-3-4-4-2-3-3-4-4-3-3-3-4-3-3-3-4-2-3-3-4-2-4-3-4-1-5-3-4-1-5-2-4-1-4-1-5-1h-4l-5-1-4-1h-5-4-5-5-3l-5 1-5 1h-4l-4 2-5 1-4 2-4 1-5 2-4 2-4 2-4 2-3 2-4 4-4 2-3 3-4 3-3 3-3 3-3 4-3 3-3 4-2 4-3 4-2 4-2 3-2 4-2 4-1 5-2 4-1 4-2 5-1 4v4l-1 5v5 4l-1 5 1 4v4l1 5v5 4l2 5 1 4 1 4 2 5 1 4 2 4 2 4 2 4 3 4 2 4 2 4 3 3 4 4 3 3 3 3 3 4 4 3 3 3 4 2 3 3 4 2 4 3 4 1 4 3 4 1 4 2 5 1 4 2 4 1h5l5 1 4 1 4 1h5 4 5l5-1h4l4-1 5-1 4-1 5-1 4-1 5-2 4-2 5-2 4-1 3-3 4-2 4-2 4-3 3-4 4-2z">
          <text:p/>
        </draw:path>
        <draw:path draw:style-name="gr94" draw:text-style-name="P92" draw:layer="layout" svg:width="0.231cm" svg:height="0.23cm" svg:x="5.172cm" svg:y="23.578cm" svg:viewBox="0 0 232 231" svg:d="M195 199l-3 3-4 2-3 3-4 3-4 3-4 2-3 2-4 2-5 2-4 2-4 1-4 2-5 1-4 1-5 1-4 1h-5-4-5-4-5-5l-4-1-4-1-5-1h-4l-4-2-5-1-4-2-4-2-4-2-4-1-4-3-4-2-4-3-4-2-3-4-3-3-4-3-3-3-3-3-3-4-3-3-2-4-3-3-2-4-2-4-2-5-2-4-2-4-1-4-2-5v-4l-2-4-1-5v-5-4-4l-1-5 1-4v-5-4-5l1-4 1-5 1-4 2-5 1-4 2-4 2-4 2-4 1-4 3-4 3-4 2-3 2-4 4-3 3-4 3-3 3-3 4-3 3-4 4-2 3-3 4-2 4-3 4-1 4-2 4-2 4-2 5-1 5-2 3-2 5-1h5l4-1h4 5 4 5 5l4 1h5l4 1 4 1 5 1 4 2 4 1 4 2 5 2 4 2 4 2 4 2 3 4 4 2 3 3 4 2 3 3 4 3 3 4 2 3 4 4 3 3 2 4 2 4 3 4 2 5 1 3 2 4 2 5 1 4 2 4v5l1 5 1 3 1 5 1 5v4 5 5l-1 4v4l-1 5-2 4v5l-1 4-2 4-1 4-3 5-1 4-2 4-3 4-2 4-2 3-3 4-3 4-3 3-3 4zM196 199l3-3 3-3 3-4 2-3 3-4 3-4 2-4 2-4 3-4 1-4 3-4 1-5 1-3 1-5 1-5 2-4v-5l1-4 1-4v-5-5-4l-1-5-1-5-1-4-1-4-1-5-1-4-2-4-1-5-2-4-2-4-2-4-2-4-2-4-3-4-3-4-3-3-3-3-3-4-3-3-3-3-4-3-4-3-3-2-4-3-4-3-4-1-4-2-4-2-5-2-3-2-5-1-5-2-3-1h-5l-5-1-4-1h-5-5-4-5l-4 1h-4l-5 1-5 1-4 1-4 2-5 2-4 1-4 2-4 2-5 2-4 2-3 3-4 2-3 3-4 3-3 3-4 3-3 3-3 4-3 3-3 4-2 4-2 3-3 4-2 4-2 5-2 4-1 4-2 4-1 5-1 4-2 4v5l-1 5v4 5l-1 4 1 5v5l1 3v5 5l2 4 1 5 1 4 2 4 1 4 3 5 1 4 2 4 3 4 2 3 3 4 2 4 4 3 3 4 3 3 3 3 4 3 3 3 4 3 3 3 4 2 4 2 5 2 4 2 3 2 5 1 4 2 5 1 4 1 5 1 4 1h4l5 1h5 4 5l4-1h5 5l4-1 4-2h5l4-2 4-1 5-2 4-2 4-2 3-2 4-3 4-3 4-2 4-3 3-3z">
          <text:p/>
        </draw:path>
        <draw:path draw:style-name="gr95" draw:text-style-name="P93" draw:layer="layout" svg:width="0.233cm" svg:height="0.232cm" svg:x="5.171cm" svg:y="23.578cm" svg:viewBox="0 0 234 233" svg:d="M197 200l-4 3-3 3-3 3-4 2-4 3-4 3-4 2-4 1-4 3-4 1-4 2-5 1-4 1-5 2h-4l-4 1h-5l-5 1h-4-5-5l-4-1-5-1h-4l-4-1-5-1-5-1-3-2-6-1-4-2-3-2-5-2-4-2-4-3-4-3-4-2-3-3-3-3-4-3-3-3-3-4-3-3-2-4-3-4-3-4-2-4-2-3-2-4-2-5-2-4-1-4-2-4v-5l-2-4-1-5v-5-4-4l-1-5 1-4v-5-5-4l1-5 2-4v-4l2-5 1-4 2-5 2-3 2-5 2-4 2-4 3-4 2-3 3-4 3-3 3-5 3-3 4-3 3-3 3-3 4-3 3-2 4-3 4-2 5-2 4-2 3-2 6-1 4-2 4-1 5-1 5-2h4 4l5-1h4 5 5 4l5 1h4l5 1 4 1 5 1 4 1 4 2 5 2 3 2 4 2 5 1 4 3 4 3 3 2 4 3 3 3 4 3 3 3 3 4 3 3 3 4 2 4 3 4 3 4 2 4 1 4 3 4 1 4 2 5 1 3 2 5 1 5v4l1 4 1 5 1 4v5 5 4l-1 5-1 4v4l-1 5-1 5-2 4v4l-2 5-2 4-2 4-2 4-2 4-3 4-2 4-3 4-2 3-4 3-3 4zM197 200l4-3 3-3 3-4 3-3 3-4 2-3 2-4 3-5 2-4 2-4 2-4 1-4 1-5 2-4v-5l2-5v-3l1-5 1-5v-4-5-5l-1-4-1-5-1-4-1-5v-4l-2-5-1-4-2-4-1-5-3-3-1-5-3-4-2-4-3-4-2-4-3-3-4-4-3-3-3-3-4-3-3-4-3-3-4-2-4-2-4-3-4-2-4-2-4-2-4-2-5-2h-4l-4-2-5-1h-5l-4-1-5-1h-4-5-5-4l-5 1h-5l-3 1-5 1-5 1-4 1-4 2-6 1-3 2-5 2-4 3-4 2-4 2-3 3-4 3-3 2-4 3-3 4-3 3-3 3-4 5-3 4-2 3-2 3-3 5-2 4-2 4-2 4-1 4-2 5-1 5-1 3-2 5v5l-1 4v5 5l-1 4 1 5v4l1 5v4 5l2 4 1 5 1 4 2 4 1 5 3 4 1 4 2 4 3 4 2 4 3 4 2 3 4 4 3 3 3 4 4 3 3 3 3 2 4 3 4 2 4 4 4 1 4 2 4 3 4 1 6 2 3 1 5 2 5 1h4l4 1 5 1 4 1h5 5 4l5-1h5l4-1 5-1 4-1 4-1 5-1 4-2 4-1 4-3 5-2 4-2 4-3 3-2 4-2 3-3 4-4z">
          <text:p/>
        </draw:path>
        <draw:path draw:style-name="gr95" draw:text-style-name="P93" draw:layer="layout" svg:width="0.234cm" svg:height="0.233cm" svg:x="5.17cm" svg:y="23.577cm" svg:viewBox="0 0 235 234" svg:d="M198 201l-3 3-4 3-3 3-4 3-4 2-3 3-4 2-5 2-4 2-4 2-4 1-5 2-5 1-4 1-5 1-4 1h-5l-5 1h-4-5-5l-4-1-5-1-4-1-4-1h-5l-5-2-3-1-5-2-5-1-3-3-4-2-4-2-4-3-4-2-4-3-4-2-3-4-4-3-3-3-3-4-3-3-2-3-3-4-3-4-2-4-2-4-2-5-2-3-2-5-1-4-2-4v-5l-2-5-1-4v-4-5-4l-1-5 1-5v-4-5-5l1-4 2-5v-4l2-4 1-5 2-5 2-4 2-4 2-4 2-5 3-3 2-3 3-4 3-4 3-3 3-3 4-4 3-3 3-3 4-3 4-2 4-2 4-3 4-2 4-2 4-2 5-1 4-2 4-1 5-1 5-2h3 5l5-1h4 5 5 4l5 1h4l5 1 5 1 4 1 5 1 5 2 3 2 5 2 4 2 4 2 4 2 3 3 4 2 4 3 3 3 4 3 3 3 3 4 3 3 3 3 3 4 3 4 2 4 2 4 2 5 2 3 2 5 1 5 2 4 1 5 1 4 1 4 1 5 1 5v4 5 4 5 5l-1 4v4l-2 5-1 4-1 5-1 5-1 4-3 4-1 4-3 4-2 5-2 3-3 4-3 3-2 4-3 4-3 3zM199 202l3-3 3-4 3-3 3-4 3-4 3-4 2-3 2-4 3-5 1-4 2-4 2-4 1-5 1-5 1-3 2-5v-5-4l1-5v-5-4-5l-1-4v-5l-1-5-1-4-1-5-1-4-2-4-1-6-2-4-2-4-3-4-1-4-3-4-3-4-3-4-2-3-3-3-3-4-4-3-3-3-4-4-3-2-4-3-4-2-3-3-5-2-4-2-5-2-3-2-5-2h-4l-5-2-5-1h-5l-4-1-5-1h-4-5-5-4l-5 1h-5l-4 1-4 1-5 1-4 1-5 2-4 1-4 2-4 2-4 3-5 2-4 2-3 3-4 3-3 3-4 3-3 3-3 3-3 4-4 3-2 4-3 4-2 3-3 4-2 4-2 5-2 4-1 5-2 5-1 4-1 4-2 5v4l-1 5v5 4l-1 5 1 5v4l1 5v4l1 5 1 4 1 5 1 4 2 5 1 4 3 4 1 4 2 4 3 4 3 4 2 4 3 3 3 4 3 3 3 3 4 4 3 3 3 3 4 3 4 2 4 2 4 3 5 2 3 2 5 2 4 1 4 2 5 1 4 1 5 1 4 1 5 1h4 5 5 4 5 5l4-1 5-1 4-2h5l5-2 4-1 4-2 5-2 4-3 4-2 4-2 4-3 3-3 4-2 4-3z">
          <text:p/>
        </draw:path>
        <draw:path draw:style-name="gr96" draw:text-style-name="P94" draw:layer="layout" svg:width="0.236cm" svg:height="0.235cm" svg:x="5.169cm" svg:y="23.576cm" svg:viewBox="0 0 237 236" svg:d="M199 203l-3 3-4 3-4 2-3 3-4 3-4 2-4 2-4 3-5 2-4 1-4 2-5 1-4 1-4 2-5 1h-5-4l-5 1h-5-4-5l-4-1h-5l-5-1-4-1-4-1-5-1-4-2-4-1-5-2-4-2-4-3-4-2-4-2-4-3-4-3-3-3-4-2-3-4-3-3-3-3-3-4-3-4-2-4-4-3-2-4-2-4-2-4-2-5-2-3-1-5-2-5v-4l-1-4-2-5v-4-5-5l-1-4 1-5v-5-5-5l1-4 2-5v-4l2-4 1-5 2-5 2-3 2-5 2-4 2-4 3-4 3-3 2-4 3-3 3-4 3-3 4-3 3-3 4-4 3-3 4-2 4-2 5-3 4-2 3-2 5-2 4-1 4-2 5-1 5-1 4-2h4 5l4-1h5 5 4 5l5 1h4l5 1 4 1 5 1 4 1 5 2 3 2 5 2 4 2 5 2 3 2 4 3 4 3 3 2 4 3 3 3 4 3 3 4 3 3 2 4 3 4 3 4 3 4 1 4 3 4 2 4 2 4 2 5 1 4 2 4 1 5 1 4v5l1 5 1 4v6 4 5l-1 4-1 5v5l-1 4-1 4-2 5v4l-3 4-2 5-1 4-3 4-2 4-2 4-3 4-3 4-3 4-3 3-3 4zM200 203l3-3 3-3 3-4 3-3 2-4 3-4 3-4 2-5 2-3 3-5 1-4 2-5 1-4 2-4 1-5v-4l1-5 1-5 1-4v-5-4-6l-1-4-1-5-1-5v-4l-1-5-2-5-1-3-2-5-1-5-3-3-3-5-2-4-2-4-3-4-3-4-3-3-3-3-3-4-3-3-3-3-4-4-4-2-4-3-4-2-3-3-4-2-5-2-4-2-4-1-4-2-5-1-5-2-4-1h-5l-4-1-5-1h-5-4-5-5l-4 1h-5l-4 1-5 1-5 1-4 1-4 2-5 1-4 2-4 2-4 3-4 2-4 2-4 3-4 3-3 3-3 3-4 3-3 3-3 4-4 4-2 3-3 4-2 3-3 5-2 4-2 4-2 4-1 5-2 4-1 5-1 4-2 5v4l-1 5v5 5l-1 5 1 4v5l1 5v4l1 5 1 4 1 4 1 5 2 5 1 3 3 5 2 4 1 5 3 3 3 4 2 4 3 4 3 3 3 4 3 3 4 3 3 3 4 3 4 3 4 3 4 2 4 2 4 3 4 2 4 1 5 2 4 1 4 2 5 1 4 1h5l5 1 4 1h5 4 5l5-1h4l5-1h5l4-2 5-1 4-1 4-2 5-2 4-2 4-2 4-2 4-3 4-2 4-3 4-2 3-3z">
          <text:p/>
        </draw:path>
        <draw:path draw:style-name="gr96" draw:text-style-name="P94" draw:layer="layout" svg:width="0.237cm" svg:height="0.236cm" svg:x="5.169cm" svg:y="23.575cm" svg:viewBox="0 0 238 237" svg:d="M201 204l-4 3-3 3-4 3-3 3-4 2-4 2-4 3-5 2-4 2-4 2-5 1-4 2-4 1-5 1-4 1-5 1h-5l-4 1h-5-5-4l-5-1-4-1-5-1h-5l-4-1-4-2-5-1-4-2-4-1-5-3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4 2 4 2 4 2 4 2 4 3 4 3 3 2 4 3 3 3 3 4 4 3 3 4 3 3 3 4 2 4 2 4 3 4 2 4 2 4 2 5 1 4 2 4 2 5v4l1 5 1 5 1 4v5 5 4 5 4l-1 5-1 5-1 4v6l-2 4-2 4-1 5-2 4-1 4-2 4-3 5-2 4-3 4-3 3-3 3-3 4-3 3zM201 204l4-3 3-3 3-4 3-4 3-3 3-4 2-4 2-4 2-5 2-4 2-4 1-5 2-4 1-4 1-6 1-4 1-5v-5l1-4v-5-4l-1-5v-5-4l-1-5-1-5-1-4-1-5-2-4-1-4-2-5-2-4-2-4-3-4-2-4-2-4-4-4-3-4-3-3-3-4-3-3-4-3-3-3-4-3-3-3-4-2-4-3-5-2-4-2-4-2-4-1-5-2-4-1-5-2-5-1h-4l-5-1-5-1h-4-5-4-5l-5 1h-4l-5 1-5 1-4 1-5 1-4 2-4 1-5 2-4 2-4 3-5 2-4 2-4 3-4 3-3 3-3 3-4 3-3 4-3 3-3 4-3 4-3 3-2 4-3 4-2 5-1 4-3 4-1 4-2 5-1 4-1 5-2 5v4 5l-1 4v5l-1 5 1 4v5l1 5v4l1 5 1 4 1 6 1 4 2 4 2 5 2 4 2 4 2 4 2 4 3 5 2 3 3 4 3 4 3 3 3 3 4 4 3 3 4 3 4 2 4 3 4 2 4 3 5 2 4 2 5 2 4 1 4 2 5 2h4l5 1 5 1 4 1h5 4 5 5 4 5l5-1 4-1 5-1 4-1 5-2 5-1 3-3 5-1 4-2 4-3 4-2 4-2 4-4 3-3 4-3z">
          <text:p/>
        </draw:path>
        <draw:path draw:style-name="gr97" draw:text-style-name="P95" draw:layer="layout" svg:width="0.238cm" svg:height="0.238cm" svg:x="5.169cm" svg:y="23.575cm" svg:viewBox="0 0 239 239" svg:d="M201 205l-3 3-4 3-3 3-4 3-4 3-4 2-4 2-4 3-5 1-3 2-5 2-5 2h-4l-5 2-4 1h-6-5l-4 1h-5-4-5l-5-1h-4l-5-1-5-1-4-1-5-1-4-2-4-1-5-3-4-1-4-2-4-3-4-2-4-3-4-3-4-3-3-3-4-3-3-4-3-3-3-4-3-3-2-3-3-6-2-4-2-4-2-4-2-4-2-5-2-4-1-4-1-5-1-4-1-5v-5l-1-4v-5l-1-5 1-4v-5l1-4v-5-5l2-4 1-5 1-5 2-4 1-4 3-5 1-3 2-5 3-4 2-4 3-4 3-4 3-3 3-3 3-4 4-3 3-3 3-4 4-2 4-3 4-2 5-3 4-2 3-2 5-2 5-1 3-2 5-1 5-1 4-2h5 5l4-1h5 4 5 5l4 1h6l4 1 5 1 5 1 4 2 5 1 4 2 4 2 4 2 5 2 4 2 4 3 3 3 4 3 3 3 4 3 3 3 3 3 3 4 3 4 4 4 2 4 2 4 3 3 2 4 2 5 2 5 1 3 2 5 1 5 1 4 1 5 1 5v4 5l1 4v5 5l-1 4v5l-1 5-1 4-1 5-1 4-2 4-1 5-2 4-2 4-2 5-2 4-2 4-3 4-3 4-3 4-3 4-3 3zM202 206l3-3 4-4 3-3 2-4 3-4 3-4 3-4 2-5 2-4 2-5 1-3 2-5 2-5 1-4 1-5 1-4v-5l1-5 1-4v-5-5l-1-4v-5l-1-5v-5l-1-5-1-3-1-5-2-5-2-4-2-4-1-5-3-4-2-4-2-4-3-4-3-4-3-4-3-3-3-4-4-3-3-3-4-3-4-3-3-2-4-3-4-3-4-2-5-2-4-2-4-1-5-2-4-1-5-2-4-1h-4l-7-1-4-1h-5-5-4-5l-4 1h-5l-5 1-4 1-5 1-5 1-4 2-4 1-5 3-4 1-4 3-4 2-4 2-4 3-4 3-3 3-4 4-3 3-3 3-3 4-4 3-3 4-2 3-3 4-2 5-3 4-1 4-3 4-1 5-2 4-1 5-1 4-1 5-1 4v5l-1 5v5 4 5 5l1 4 1 5v5l1 4 2 5v4l2 5 2 4 2 5 2 3 2 5 3 4 2 5 3 3 2 4 4 4 3 3 3 4 4 3 3 3 3 3 4 3 4 3 5 2 4 2 4 3 4 1 4 2 5 2 4 2 5 1 4 1 5 1h5l4 1 5 1h5 4 5l4-1h5l6-1h4l5-2 4-1 5-1 5-2 4-2 4-2 5-2 4-2 3-3 4-3 4-2 4-3 4-3z">
          <text:p/>
        </draw:path>
        <draw:path draw:style-name="gr98" draw:text-style-name="P96" draw:layer="layout" svg:width="0.239cm" svg:height="0.239cm" svg:x="5.168cm" svg:y="23.574cm" svg:viewBox="0 0 240 240" svg:d="M202 206l-3 3-4 3-4 3-4 2-4 4-3 3-4 2-5 2-4 2-4 2-5 2h-5l-4 2-5 1-4 1-5 1h-5l-4 1h-5-5-4l-5-1-4-1-5-1h-5l-4-1-5-2-5-1-4-2-4-2-5-2-4-2-3-2-5-3-4-3-4-3-3-3-4-3-3-3-4-4-3-3-3-4-2-4-3-3-3-4-2-4-2-5-2-4-2-4-2-4-2-5-1-4-1-5-1-5-1-4v-5l-1-5v-4-5-4-5l1-5v-5-5l2-4 1-4 1-5 2-4 1-5 3-4 1-4 2-4 3-5 3-4 2-4 3-4 3-3 3-3 3-4 4-3 3-3 4-3 4-3 4-3 4-2 4-3 4-2 4-1 5-3 4-1 4-2 5-1 4-1 5-2h5 4l5-1h5 4 5 4l5 1h6l4 1 4 1 5 1 4 2 5 1 4 2 4 2 5 2 4 2 4 2 4 4 3 2 4 3 4 3 3 3 4 3 3 4 3 3 4 4 2 4 3 4 3 4 2 4 2 4 2 5 2 4 2 4 1 5 2 4 1 4v5l1 5 1 5v5l1 4v5 4l-1 5-1 5-1 4v5l-1 5-2 4-1 5-2 4-1 4-3 5-1 4-2 4-4 4-2 4-3 4-2 4-4 3-4 4zM203 207l3-4 3-3 4-4 3-4 3-4 2-4 3-4 2-3 2-5 2-4 2-5 2-4 1-5 2-4v-5l1-5 1-4 1-5v-5-4-5-4-6l-1-4-1-5-1-5v-4l-2-5-1-4-2-4-2-5-2-4-2-5-2-3-3-4-3-5-2-4-3-3-4-4-4-3-3-4-3-3-4-3-4-3-4-2-4-3-3-3-5-2-4-1-5-3-4-1-4-2-5-1-4-2-5-1h-4l-5-1-6-1h-4-5-4-5l-5 1h-4l-5 1-5 1-4 1-5 1-4 2-5 1-4 3-4 1-4 3-5 2-4 3-4 2-4 3-3 4-3 3-4 3-3 3-3 4-4 3-3 4-2 4-3 4-2 4-3 5-1 3-3 5-1 5-2 3-1 5-1 5-1 4-1 5v5l-1 4v6 4 5 4l1 5 1 5v4l1 5 2 5v4l2 5 2 4 2 4 2 5 2 4 3 4 2 4 3 4 3 4 3 3 3 4 3 3 4 3 3 3 4 3 4 3 4 3 4 4 4 2 4 2 4 2 5 2 4 2 5 1 5 2h4l5 1 5 1 4 1h5 4 5 5 4 6l4-1 5-2h5l4-2 4-1 5-2 4-2 5-1 4-2 4-3 4-2 4-3 4-3 4-3 3-3z">
          <text:p/>
        </draw:path>
        <draw:path draw:style-name="gr99" draw:text-style-name="P97" draw:layer="layout" svg:width="0.241cm" svg:height="0.241cm" svg:x="5.167cm" svg:y="23.573cm" svg:viewBox="0 0 242 242" svg:d="M204 208l-4 3-3 3-4 3-3 3-4 3-5 2-4 2-4 3-4 1-5 2-4 2-4 1-5 1-5 1-4 2h-5-5l-5 1h-4-5-5l-4-1h-5l-5-1-4-1-5-1-4-1-5-2-5-1-4-3-4-1-5-2-4-3-4-3-3-2-4-3-5-3-4-3-3-3-3-4-3-3-3-3-3-4-3-4-3-5-2-4-2-3-2-5-2-4-2-5-2-4-1-5-1-4-1-5-1-5v-4l-1-5v-5-4-5-5l1-5v-4-5l2-5 1-4 1-5 2-4 1-4 3-5 1-4 2-5 3-3 3-4 2-4 3-4 3-4 3-4 3-3 4-3 3-3 5-3 4-3 4-2 4-4 4-2 4-2 5-2 4-3 4-1 5-2 4-1 5-1 5-2h4 5l5-1h4 5 4 5l5 1h5l5 1 4 1 5 1 5 2 3 1 5 2 5 3 4 2 4 2 4 2 4 3 4 3 4 3 3 3 3 3 4 4 3 3 3 4 4 3 2 4 3 4 2 4 3 4 2 5 1 3 3 5 1 5 2 4 1 4 1 5 1 4 1 5v5 5l1 5v4 5l-1 5v4l-1 5-1 4-1 5-1 5-2 4-1 5-2 5-2 3-2 5-3 4-2 4-2 4-3 3-4 4-3 4-3 3zM204 208l4-3 3-4 3-3 3-4 3-4 3-3 2-4 2-5 3-4 2-4 2-5 1-5 2-4 1-4 1-5 1-4v-6l1-4 1-5v-5-4l-1-5v-5l-1-5v-5l-1-4-2-5v-4l-2-5-1-5-3-4-1-4-3-4-2-5-3-4-2-3-3-4-4-4-3-4-3-3-3-3-4-4-3-3-4-2-3-3-5-3-4-3-4-2-4-2-5-3-4-1-4-2-5-1-5-2-4-1h-5l-5-1-4-1h-6-4-5-4l-5 1h-5l-5 1-5 1-4 1-5 1-4 2-4 1-5 3-4 2-5 2-3 3-4 3-5 2-3 3-5 3-3 3-4 3-3 4-3 3-4 4-2 4-3 4-2 4-3 4-2 4-2 5-3 4-1 4-2 5-1 5-1 4-1 5-1 5v4l-1 5v5 5 4 5l1 5 1 4v6l1 4 2 5v4l3 4 1 5 2 5 2 4 2 4 3 4 3 4 2 4 3 4 3 3 3 3 3 4 4 3 3 3 5 4 4 3 4 2 4 3 4 2 4 3 5 1 4 3 5 1 4 2h4l5 2 5 1h4l6 1 4 1h5 5 4l6-1h4l5-1 4-1 5-1 5-1 4-2 5-1 4-2 4-2 4-2 5-2 4-3 4-3 3-3 4-2 4-3z">
          <text:p/>
        </draw:path>
        <draw:path draw:style-name="gr100" draw:text-style-name="P98" draw:layer="layout" svg:width="0.243cm" svg:height="0.243cm" svg:x="5.166cm" svg:y="23.572cm" svg:viewBox="0 0 244 244" svg:d="M205 209l-3 4-4 3-4 2-4 3-3 3-4 3-5 2-4 1-4 3-4 1-5 2-5 1-4 2-5 1-4 1-5 1h-5l-5 1h-5-4-6l-4-1-6-1-4-1h-5l-5-2-4-1-4-1-5-2-4-2-5-2-4-2-4-2-4-3-4-3-4-3-4-3-3-3-4-3-3-4-3-3-3-4-3-4-2-3-4-4-2-4-2-5-2-4-2-4-2-5-2-4-1-4-1-5-1-5-1-5v-5l-1-4v-5-4-5-5l1-5v-5-4l2-5 1-5 1-4 2-5 1-4 3-4 2-5 2-4 2-4 3-4 3-4 2-4 3-5 3-3 4-4 3-3 4-3 4-3 3-3 5-2 4-3 3-3 5-2 4-1 5-3 4-1 4-2 5-1 4-1 5-1 5-1h5l5-1h5 5 4 6l4 1h5l4 1 5 1 5 1 4 2 5 1 4 2 4 2 5 2 4 2 4 3 4 3 4 3 3 2 4 3 4 4 3 3 3 3 3 4 3 5 3 3 3 4 3 4 2 5 2 4 2 4 2 4 2 5 1 4 1 5 2 5v4l1 5 1 4v6l1 4v5 5l-1 4-1 5-1 5v5l-1 5-2 4-1 4-2 5-1 4-3 5-2 4-2 4-2 4-3 4-3 4-3 4-3 3-3 4zM206 210l4-3 3-4 3-4 3-3 2-5 3-4 3-4 2-3 2-5 3-5 1-4 2-4 1-5 2-4v-5l1-5 1-4 1-6v-4l1-5v-5l-1-5v-5l-1-4-1-5-1-4-1-5-1-5-1-4-2-5-2-5-2-3-2-5-2-4-3-5-3-3-3-4-3-5-3-3-3-4-4-3-3-3-4-3-4-3-4-3-3-3-4-2-5-2-5-2-3-3-5-1-5-2-4-1-5-2-5-1h-4l-5-1-4-1h-6-4-5-5l-5 1h-5l-5 1-5 1-4 1-5 1-5 2-4 1-4 3-5 2-4 2-4 3-4 2-4 3-4 2-4 4-3 3-4 3-3 4-3 3-4 5-2 4-3 4-2 4-3 3-2 5-2 4-2 5-2 4-2 5-1 4-1 5-1 5-1 4v5l-1 5v5 5 4 5l1 4 1 6v4l1 5 2 5 1 4 2 5 1 4 2 4 2 5 2 4 3 5 3 3 2 4 3 4 3 4 3 3 4 4 3 3 4 3 4 3 4 3 4 3 4 2 3 3 5 1 5 3 4 2 4 2 5 1 4 1 5 1 5 1 4 1 6 1 4 1h6 4 5l5-1h5l5-1 4-2h5l4-2 5-1 5-2 4-1 4-3 5-1 4-3 4-3 4-2 4-3 4-3 4-3z">
          <text:p/>
        </draw:path>
        <draw:path draw:style-name="gr101" draw:text-style-name="P99" draw:layer="layout" svg:width="0.244cm" svg:height="0.244cm" svg:x="5.165cm" svg:y="23.571cm" svg:viewBox="0 0 245 245" svg:d="M207 210l-4 3-3 4-4 3-4 3-5 2-4 3-4 2-5 2-4 2-4 2-5 1-5 2-4 1-5 1-4 2-5 1h-5-5-5-4-5-5l-5-1-5-1-4-1-5-1-4-1-5-2-5-1-4-2-4-3-5-1-4-3-4-3-3-2-4-3-4-3-4-3-3-3-4-4-3-3-3-4-3-4-2-4-4-4-2-4-2-4-2-5-2-4-2-4-1-5-2-5-1-4-1-5-1-4v-6l-1-4v-5-5-4-6l1-4v-5l1-5 1-4 1-5 1-4 2-5 2-5 2-5 2-4 2-5 2-3 3-4 3-4 2-4 3-4 4-4 3-3 3-4 4-3 4-3 4-2 4-3 4-3 4-2 4-2 5-2 4-3 4-1 5-2 4-1 5-1 5-1 4-1h6l4-1h5 5 4 6l4 1h5l4 1 5 1 5 1 4 2 5 1 5 2 3 2 5 3 5 2 4 2 4 3 4 3 4 3 4 3 3 3 4 3 3 4 3 3 3 4 3 4 2 3 3 5 3 4 2 5 2 3 2 5 1 5 2 5 1 5 1 4 1 5 1 5 1 4v5 5 5 4 5l-1 6-1 4-1 5-1 4-1 5-2 5-1 4-2 4-2 5-2 4-3 4-2 4-3 4-2 5-3 3-4 3-3 4zM207 211l3-4 4-3 3-4 3-3 3-4 3-4 2-4 2-5 3-4 1-4 3-5 1-4 2-5 1-5 1-4 1-5 1-4v-6-5l1-4v-5l-1-5v-5-4l-1-5-1-5-2-4v-5l-2-5-2-5-2-5-2-4-2-4-3-5-2-4-2-3-3-4-3-4-4-4-3-4-3-3-4-3-3-3-4-3-4-3-5-3-4-2-4-2-5-2-4-3-5-1-5-2-4-1-5-2-5-1h-4l-5-1-4-1h-6-4-5-5l-5 1-5 1h-4l-5 1-5 1-4 1-5 2-4 2-5 2-4 2-5 2-3 3-5 2-4 3-4 2-4 4-3 3-4 3-3 4-3 3-3 4-3 4-3 4-2 4-3 4-2 4-2 5-2 5-2 5-2 4-1 4-1 6-1 4-1 5v5l-1 4v6 4 5 5l1 5 1 5v4l1 5 2 4 1 5 2 5 1 4 3 5 1 4 2 4 3 4 3 4 3 4 2 4 3 4 4 4 3 3 3 3 4 4 4 3 4 2 4 3 4 2 4 3 5 2 4 2 4 2 5 2 5 2h4l5 2 4 1 5 1h5l5 1h5 4 5l5-1h5 5l4-2 5-1 4-1 5-2 5-1 4-2 5-2 4-3 4-2 4-2 5-2 5-4 3-3 3-3z">
          <text:p/>
        </draw:path>
        <draw:path draw:style-name="gr102" draw:text-style-name="P100" draw:layer="layout" svg:width="0.246cm" svg:height="0.246cm" svg:x="5.165cm" svg:y="23.571cm" svg:viewBox="0 0 247 247" svg:d="M208 212l-4 3-4 3-3 3-4 3-4 3-4 2-5 2-3 3-5 2-5 1-4 2-5 1-5 2-4 1-5 1h-4l-5 1-6 1h-4-5-4l-6-1-4-1h-5l-5-1-4-2-5-1-5-1-4-2-5-2-4-2-4-3-4-2-5-2-4-3-3-3-4-3-4-3-3-4-3-3-4-4-3-3-3-4-3-4-3-4-2-4-3-4-2-4-2-5-2-5-1-4-2-5-1-4-1-5-1-5v-4l-1-6v-4-5-5-6l1-4v-5l1-5 1-4 1-6 1-4 2-4 2-5 2-4 2-5 3-4 2-4 3-4 3-4 3-4 3-4 3-4 3-3 4-3 3-4 4-3 4-2 3-3 5-3 4-2 5-2 3-2 5-2 5-2 4-2 5-1 5-1 4-1 5-1h4l6-1h4 5 5 5l5 1h4l5 1 5 1 4 1 5 2 4 1 5 2 5 2 4 3 4 2 4 2 5 3 4 3 3 3 3 3 4 3 4 3 3 4 3 4 3 4 4 3 2 4 2 4 3 5 2 4 2 4 2 5 2 4 1 5 1 5 2 4 1 5v5l1 4v6l1 5v5l-1 4v5l-1 5v5l-1 5-1 4-2 5-1 4-2 5-2 5-1 4-3 4-2 5-2 4-3 3-4 4-2 4-3 4-4 3zM209 213l3-4 3-4 3-3 3-4 3-4 3-4 3-4 2-4 2-5 2-4 2-5 2-5 1-4 2-5 1-4v-5l1-5 1-4v-6l1-4v-5l-1-5v-6l-1-4-1-5v-5l-2-5-1-5-1-4-3-5-1-4-2-4-3-5-2-4-2-5-3-3-3-4-3-4-3-4-4-3-3-4-4-3-4-3-3-3-4-2-4-4-5-2-4-2-4-2-4-3-5-1-4-2-5-1-5-2-4-1h-6l-4-1-5-1h-5-5-5-4l-6 1-4 1h-5l-4 1-5 1-5 1-4 2-5 2-5 2-4 2-4 2-5 3-4 2-3 3-4 3-4 3-4 3-3 3-4 4-3 3-3 4-3 4-2 5-4 4-3 3-2 5-2 5-2 4-2 4-2 5v4l-2 5-1 5-1 5v5l-1 4v6 5 5 4l1 6 1 4v5l1 5 2 4 1 5 2 4 1 5 3 5 1 4 2 4 4 5 3 4 3 4 3 3 3 4 3 4 3 3 4 3 4 3 3 3 4 4 4 3 4 2 5 2 4 3 4 2 5 1 4 3 5 1 5 1 4 2h5l5 1 4 1 6 1h4 5 5l5-1 5-1h4l5-1 5-1 5-2 4-1 5-2 4-1 5-3 4-2 4-2 5-3 3-3 4-2 4-3 4-3z">
          <text:p/>
        </draw:path>
        <draw:path draw:style-name="gr103" draw:text-style-name="P101" draw:layer="layout" svg:width="0.247cm" svg:height="0.247cm" svg:x="5.164cm" svg:y="23.57cm" svg:viewBox="0 0 248 248" svg:d="M210 213l-4 4-4 3-4 3-4 2-4 3-4 2-4 3-5 2-4 2-4 2-5 1-4 2-5 2h-5l-5 2h-5l-4 1h-5-5-5-5-5l-5-1-4-1-5-1-5-1-4-1-6-2-4-2-5-1-4-3-4-2-5-2-4-3-4-3-4-3-3-3-4-3-4-3-3-3-3-4-3-4-3-4-3-4-3-3-3-5-2-4-2-4-2-5-2-5-1-4-2-5-1-5-1-4-1-6v-4l-1-6v-4-5-5-5l1-5v-4l1-6 1-4 1-5 1-4 2-5 2-5 2-4 2-4 2-5 2-4 4-4 2-4 3-4 3-4 3-3 4-4 3-3 4-3 4-3 4-3 3-3 4-3 5-2 4-2 4-2 5-2 5-2 4-2 6-1 4-1 5-1 5-1h4l6-1h4 5 5 5l5 1h4l6 1 4 1 5 1 4 2 5 1 5 2 4 2 4 3 4 2 5 2 3 3 4 3 4 3 4 3 4 3 3 4 4 3 3 4 3 4 2 3 3 4 3 5 2 4 2 4 3 5 1 4 2 4 2 5 1 5 1 4 1 6 1 4 1 5v5 5 5 4 6l-1 4-1 5-1 5v5l-2 5-2 4-1 5-2 4-2 5-2 5-3 4-3 3-2 5-3 4-3 4-3 3-3 4zM210 213l3-3 4-3 3-4 3-4 3-4 2-4 3-4 3-4 2-5 1-4 3-4 1-5 2-5 1-4 1-6 1-5 1-5v-4-6l1-4v-5l-1-5v-5-5l-1-5-1-5-1-4-1-5-2-5-2-4-2-5-2-4-2-4-3-5-2-4-3-4-3-4-3-3-3-4-3-4-4-3-3-4-4-3-4-3-4-2-4-4-4-2-5-2-4-2-4-2-5-2-5-2-4-1-5-2-4-1h-6l-4-1-5-1h-5-5-5-4l-6 1-4 1h-5l-5 1-5 2h-5l-5 2-5 2-4 2-4 2-5 2-4 3-4 3-4 2-4 3-4 3-4 3-3 4-4 3-3 4-3 4-3 4-2 4-3 4-3 4-2 4-2 5-2 4-2 5-2 5v4l-2 5-1 4v6l-1 4-1 5v5 5 5 4l1 6 1 4v6l1 4 2 6 1 4 2 5 1 5 3 4 2 4 2 5 2 4 3 3 3 5 3 4 3 3 3 4 4 4 3 3 4 3 4 3 4 3 3 3 5 2 4 3 5 2 3 2 5 2 5 2 4 2 6 1 4 1 6 1 4 1h5 5l5 1h5 5l5-1h4l5-1 5-1 5-1 5-1 4-2 5-1 4-2 5-2 4-2 5-3 3-2 5-3 4-2 4-4 4-3z">
          <text:p/>
        </draw:path>
        <draw:path draw:style-name="gr104" draw:text-style-name="P102" draw:layer="layout" svg:width="0.249cm" svg:height="0.249cm" svg:x="5.163cm" svg:y="23.569cm" svg:viewBox="0 0 250 250" svg:d="M210 214l-3 4-4 3-3 3-4 3-5 3-4 2-4 2-4 3-5 2-4 1-5 2-5 2-5 1-5 1-5 1h-5l-4 1-5 1h-5-5l-5-1h-5l-5-1h-4l-6-1-4-2h-5l-5-2-4-2-5-2-4-2-4-2-4-3-5-2-4-3-3-3-4-3-4-3-3-4-4-3-3-4-3-3-3-4-3-5-3-4-2-3-2-6-3-4-2-4-2-5-1-5-2-4-1-6-1-4-1-5v-4l-1-6v-5-4-6-4l1-5v-4l1-6 1-4 1-5 1-5 2-4 2-5 2-5 2-4 2-4 2-5 4-4 2-3 3-4 3-4 3-4 4-3 3-4 4-3 4-3 4-3 3-2 5-4 4-2 5-2 4-2 4-2 5-2 4-2 5-1 5-1 5-1 5-1h4l6-1h4 5 5 5l5 1h4l6 1 4 1 6 1 4 2 5 1 4 3 5 1 4 3 5 2 3 2 5 3 4 3 4 3 4 3 3 4 3 3 4 4 3 3 3 4 3 4 3 4 2 4 3 5 2 3 2 5 2 5 2 4 2 5v4l2 5 1 5v5l1 5v4l1 6v4l-1 5v5l-1 5v5l-1 4-1 6-1 4-2 5-2 5-2 4-1 4-3 5-2 5-3 4-2 4-3 4-4 3-3 4-3 4zM211 215l3-4 4-3 3-4 3-4 3-3 3-5 2-4 3-5 2-4 2-5 2-4 2-5 1-5 1-4 2-5v-5l1-5 1-5v-5l1-5v-4l-1-6v-4l-1-5-1-5v-5l-2-5-1-4-2-5-2-4-1-5-2-5-3-4-2-4-2-5-3-4-3-3-4-4-3-4-3-4-4-3-3-3-4-3-4-3-4-3-4-4-4-2-4-2-5-2-5-2-4-2-5-2-4-1-6-1-4-2h-5l-5-1-5-1h-5-5-5-5l-5 1-4 1h-5l-5 1-5 2h-5l-4 2-5 2-5 2-4 2-4 2-5 3-4 3-3 2-5 3-3 3-4 3-4 4-3 3-4 4-3 4-2 4-3 4-3 4-3 4-2 5-2 4-2 5-1 5-3 4v5l-2 5-1 4v5l-1 5-1 5v4 6 4 6l1 5 1 4v5l1 5 2 5 1 4 2 5 1 5 3 4 2 4 2 6 2 4 3 4 3 4 3 4 3 4 3 3 4 3 3 4 4 3 4 4 4 3 4 2 4 3 5 2 4 3 4 2 5 1 4 2 5 2 5 1 4 2h5l5 1 5 1h5l5 1h5 5l5-1 4-1 6-1h4l5-1 5-2 5-1 5-2 4-1 5-3 4-2 4-2 5-3 4-3 4-3 3-3 4-3z">
          <text:p/>
        </draw:path>
        <draw:path draw:style-name="gr105" draw:text-style-name="P103" draw:layer="layout" svg:width="0.25cm" svg:height="0.25cm" svg:x="5.162cm" svg:y="23.568cm" svg:viewBox="0 0 251 251" svg:d="M211 215l-4 4-4 3-3 3-4 3-4 3-5 3-4 2-4 2-5 2-4 2-5 2-5 1-4 2h-5l-5 1-5 1-5 1h-4-6-4-6-4l-5-1-5-1-5-1-5-1-4-2-5-1-4-2-5-1-5-3-3-2-5-2-4-3-5-3-3-3-4-3-4-3-3-5-4-3-3-3-3-4-3-4-3-4-3-4-2-4-2-5-3-4-2-5-2-4-1-5-2-4-1-5-1-5-1-5v-5l-1-4v-6-4-6-4l1-5v-5l1-5 1-5 1-4 1-5 2-5 2-4 2-5 2-4 2-5 2-4 4-5 3-3 2-4 3-4 4-4 3-3 4-4 4-3 3-3 4-3 4-2 4-4 5-2 4-2 4-2 5-2 4-2 5-2 5-1 4-1 6-1 4-1h5l5-1h5 5 5 5l4 1h6l4 1 5 2h5l4 2 5 1 4 3 5 1 5 3 4 2 4 2 4 3 4 3 4 4 4 3 3 3 4 3 3 4 3 3 4 4 3 4 3 4 3 5 2 4 2 4 3 5 1 4 2 5 1 5 2 4 1 5 1 5 1 5 1 5v4 6 4 5 5l-1 5-1 4-1 6-1 4-1 5-1 5-2 4-2 5-3 5-1 3-3 5-3 4-3 5-3 3-3 4-3 4-4 3zM212 217l3-5 3-4 4-3 3-4 2-4 4-4 3-4 2-5 2-4 2-5 3-5 1-4 2-5 1-5 1-4 1-5 1-5v-5-5l1-5v-4l-1-6v-4-6l-1-4-1-5-1-5-2-5-1-5-2-4-2-5-2-4-2-4-2-5-4-4-3-5-3-3-3-4-3-4-4-3-3-4-4-3-4-3-3-3-4-3-5-3-4-3-4-2-4-2-5-2-4-2-5-2-5-1-5-1-5-2h-4l-6-1-4-1h-5-5-5-5l-5 1-5 1h-5l-5 1-4 2h-5l-5 3-4 1-5 2-4 2-5 2-4 3-5 3-3 3-4 2-4 3-4 4-4 3-3 4-3 4-3 4-3 4-3 3-3 4-3 5-2 5-1 3-3 5-1 5-2 4-1 5-2 5-1 5v5l-1 5-1 5v4 6 4 6l1 4 1 5v5l1 5 2 5 1 4 2 5 1 4 3 5 2 5 2 4 2 4 4 4 2 5 3 3 3 4 4 4 3 3 4 5 4 3 4 3 3 3 4 2 5 4 4 2 4 2 5 2 5 2 4 2 5 1 4 2 5 1 5 1 5 1h5 4l6 1h4 6l4-1h5l5-1 5-1 5-1 5-1 5-2 4-1 5-3 4-1 4-2 5-3 4-3 5-2 3-3 4-3 4-3z">
          <text:p/>
        </draw:path>
        <draw:path draw:style-name="gr106" draw:text-style-name="P104" draw:layer="layout" svg:width="0.252cm" svg:height="0.252cm" svg:x="5.162cm" svg:y="23.568cm" svg:viewBox="0 0 253 253" svg:d="M213 217l-3 3-4 3-4 3-4 3-5 2-3 4-5 2-5 3-3 1-5 3-5 1-4 2-6 1-4 1-5 1h-5l-5 1-5 1h-5-5l-5-1h-5l-4-1h-6l-4-1-5-2-5-1-4-2-5-1-4-2-5-2-5-2-4-3-4-4-4-2-4-3-4-3-4-3-3-4-4-3-3-4-3-4-4-4-2-4-3-4-2-4-3-5-3-4-2-5-2-4-1-5-2-5-1-4-1-5-1-5v-5l-1-5v-5-5-5-5l1-4v-6l1-4 1-5 1-5 2-5 1-5 2-4 2-5 3-4 2-4 3-5 2-4 3-4 4-3 3-4 3-4 3-4 4-3 3-4 4-3 4-2 4-3 5-4 4-2 4-2 5-2 4-2 5-2 5-2 4-1 5-1 5-1 5-1h5l4-1h6 4 6 4l5 1h5l5 1 4 2h6l4 2 5 1 5 3 4 1 4 3 5 2 4 3 4 2 4 3 4 4 4 3 4 3 3 4 4 3 3 3 3 4 3 4 2 5 3 4 3 4 2 5 2 4 2 4 1 5 2 5 1 5 2 5 1 4v5l1 5v5l1 5v5l-1 5v5l-1 5v5l-1 5-2 4v5l-2 4-1 5-3 5-2 4-2 5-3 5-2 3-3 4-2 5-3 4-4 3-3 4zM213 217l4-4 3-3 4-4 3-4 3-4 3-4 2-4 2-5 3-4 2-4 2-5 2-5 1-4 1-6 2-4v-5l1-5 1-5v-5l1-5v-5l-1-5v-5l-1-5-1-5v-4l-2-6-1-4-2-5-1-5-2-4-2-5-3-4-2-4-3-5-2-4-3-4-3-4-4-3-3-4-4-3-3-4-4-3-4-3-5-3-4-3-4-3-4-2-5-2-4-2-5-2-5-2-4-1-5-1-5-2h-5l-4-1-6-1h-4-6-4-6l-4 1-5 1h-5l-5 1-5 2-5 1-5 2-4 1-5 3-5 1-3 2-5 3-4 3-5 3-3 3-4 3-4 3-3 3-4 4-3 4-3 4-3 4-3 3-3 5-2 4-3 5-2 4-3 5-1 4-2 5-1 5-2 4-1 6v4l-1 5-1 5v5 5 5 5l1 5 1 5v5l1 5 2 4 1 6 2 4 1 5 3 5 3 3 2 5 2 5 3 4 3 3 3 4 4 4 3 4 3 4 4 3 3 4 4 3 4 2 5 3 4 4 4 2 4 3 5 1 4 3 5 1 5 2 5 1 5 2h4l6 1 4 1h5l5 1h5 5l5-1 5-1 5-1h5l5-1 5-2 4-1 5-2 5-2 4-2 5-2 4-2 4-4 4-2 4-3 5-3 3-4z">
          <text:p/>
        </draw:path>
        <draw:path draw:style-name="gr107" draw:text-style-name="P105" draw:layer="layout" svg:width="0.253cm" svg:height="0.253cm" svg:x="5.161cm" svg:y="23.567cm" svg:viewBox="0 0 254 254" svg:d="M214 218l-4 4-3 3-4 3-4 3-4 3-5 3-3 2-5 2-5 2-4 2-5 2-5 1-4 2h-6l-4 1-5 1-5 1-5 1h-5-5l-5-1h-5l-5-1-5-1-5-1-4-1-6-2-4-1-6-2-4-2-5-2-4-2-4-2-4-3-5-3-4-3-4-3-3-4-4-3-3-4-3-3-4-4-3-4-3-4-3-4-2-4-2-5-3-4-2-4-2-5-1-5-2-5-1-5-1-4-1-5v-5l-1-5v-5-5-5-5l1-5v-5l1-5 1-5 1-5 2-4 1-5 2-5 2-4 2-5 3-4 2-4 3-5 3-4 3-4 3-4 3-3 4-4 3-3 4-3 4-3 3-4 5-3 4-2 5-3 3-3 5-2 5-2 5-2 5-1 5-2 5-1 4-1 6-1h4l5-1h5 5 5 5l5 1h5l5 1 5 2h5l4 2 5 1 5 3 4 1 5 3 4 3 4 3 4 2 5 3 4 3 3 3 4 4 3 3 4 4 3 4 3 4 3 4 3 4 3 4 2 4 2 5 3 4 1 5 2 5 1 4 2 5 1 5 1 5 1 4 1 6v4l1 6v4l-1 5v6l-1 4-1 6-1 4-1 5-1 5-1 5-3 4-1 5-3 5-2 4-2 4-2 5-4 4-3 3-3 4-3 4-3 4zM215 219l4-3 3-4 3-4 3-4 3-4 3-4 3-4 2-5 2-4 3-5 1-5 2-4 2-5 1-4 1-6 1-4 1-6 1-4v-5-6-4-6-4l-1-6-1-4-1-6-1-4-2-5-1-4-2-5-2-5-2-4-2-5-2-5-3-3-4-5-2-4-3-4-4-4-3-3-4-4-4-3-3-3-4-4-4-3-4-2-5-2-4-4-5-2-4-2-5-2-5-2-4-1-5-1-5-2h-5l-5-1-5-1h-5-5-5-5l-5 1-5 1h-5l-4 1-6 2-4 1-5 2-5 1-5 3-5 1-4 3-4 3-5 3-4 3-3 3-4 3-4 3-4 4-3 3-4 4-3 4-3 3-3 5-3 4-2 5-2 4-2 4-3 5-1 4-2 6-1 4-2 5-1 5v5l-1 5-1 5v5 5 5 5l1 5 1 5v5l1 4 2 6 1 4 2 5 2 5 2 4 2 5 2 4 2 4 4 5 3 4 3 4 3 3 3 4 4 4 3 3 4 3 4 3 4 3 4 4 5 2 4 3 4 2 5 2 4 2 6 2 4 1 5 2 5 1 5 1 5 1 5 1h5 5 5 5 5l5-1 5-1 5-1 5-1 4-1 5-2 5-1 4-2 5-2 5-2 4-3 4-3 5-2 3-3 4-3 4-4z">
          <text:p/>
        </draw:path>
        <draw:path draw:style-name="gr108" draw:text-style-name="P106" draw:layer="layout" svg:width="0.255cm" svg:height="0.255cm" svg:x="5.16cm" svg:y="23.566cm" svg:viewBox="0 0 256 256" svg:d="M216 220l-4 3-4 4-4 3-4 3-4 2-4 2-5 3-4 3-5 1-5 3-4 1-5 2-4 1-5 1-6 1-5 1h-5l-5 1h-5-5l-5-1h-5-5l-5-1-5-1-5-2-5-1-4-2-5-1-4-2-5-2-5-2-4-3-4-3-4-3-5-3-4-3-3-3-3-3-4-4-3-4-3-4-4-4-3-3-3-5-2-4-2-4-3-5-1-5-3-4-1-5-2-5-1-5-1-5-1-4v-6l-1-4v-6-4-6-4l1-6v-4l1-6 1-4 1-5 2-5 1-5 2-5 2-4 3-4 2-5 2-4 3-4 3-5 3-4 3-4 4-4 3-3 4-4 3-3 4-3 4-3 4-3 5-3 4-3 4-2 5-2 4-2 5-2 5-1 4-2 6-1 4-1 5-1h5l5-1h5 5 5 5l5 1h5l6 1 5 2h4l5 2 5 1 4 3 5 2 5 2 4 3 5 2 4 2 3 3 4 4 4 3 4 3 4 4 3 3 4 4 3 5 2 4 3 4 3 4 3 5 2 4 2 5 2 5 1 4 2 5 1 5 2 4 1 6 1 4v6 4l1 6v4l-1 6v4 5l-1 5-1 5-2 5v5l-2 5-2 4-2 5-2 4-2 5-3 5-2 4-3 3-3 5-3 4-3 4-3 4zM217 220l3-3 4-4 3-4 3-4 3-4 2-4 3-4 2-5 3-5 2-3 2-6 2-4 1-5 1-5 2-5 1-5v-4l1-6v-4l1-6v-4l-1-6v-5l-1-5v-4l-1-6-2-4-1-6-2-4-1-5-3-5-1-4-3-5-3-4-2-4-3-4-3-5-3-5-3-3-3-3-4-4-4-3-4-4-4-3-4-3-4-3-5-2-4-2-4-3-5-2-5-2-4-2-6-1-4-1-5-2h-6l-5-1-5-1h-5-5-5-5l-5 1-5 1h-5l-5 1-5 2-4 1-5 2-5 1-5 3-4 2-4 2-5 2-4 3-5 3-3 3-4 3-4 4-4 3-3 4-4 4-3 4-3 4-2 4-4 5-2 4-2 4-2 5-3 4-1 5-2 5-1 5-2 5-1 4v6l-1 4-1 6v4 6 4 6l1 4 1 6v4l1 6 2 4 1 5 2 5 2 4 2 5 2 5 2 4 3 5 3 4 3 3 3 5 3 4 4 4 3 3 4 4 3 3 4 3 4 3 4 3 5 2 4 3 4 2 5 2 4 3 6 1 4 2 5 1 5 2 5 1h5l5 1h5l5 1h5 5l5-1 5-1h5l6-1 5-1 4-2 6-1 4-2 5-2 4-2 5-2 4-3 5-2 3-3 5-3 4-3 4-3z">
          <text:p/>
        </draw:path>
        <draw:path draw:style-name="gr109" draw:text-style-name="P107" draw:layer="layout" svg:width="0.256cm" svg:height="0.256cm" svg:x="5.159cm" svg:y="23.565cm" svg:viewBox="0 0 257 257" svg:d="M217 221l-4 3-4 3-4 3-5 4-3 3-5 2-4 3-5 2-4 2-5 2-4 2-6 1-4 2-5 1h-5l-5 1-5 1-5 1h-6-4l-6-1h-4l-6-1-4-1h-6l-4-2-5-2-4-1-6-2-4-2-5-2-4-3-5-2-4-2-4-3-4-3-4-3-4-3-3-4-4-3-3-4-3-4-4-5-3-4-2-3-3-5-2-5-3-4-1-5-3-5-1-4-2-5-1-4-1-6-1-4v-6l-1-4v-6-5-5-5l1-5v-5l1-5 1-5 1-4 2-6 1-4 2-5 2-5 3-5 2-4 2-4 3-5 3-4 3-4 3-4 4-3 3-4 4-3 3-4 4-3 4-3 5-3 4-3 4-2 5-2 4-3 4-2 6-2 4-1 5-2 5-1 5-1 5-1h5l5-1h5 5 5 5l5 1h5l5 1 5 2h4l6 2 4 2 5 2 5 2 4 2 4 3 5 2 4 3 4 2 4 4 4 3 4 3 4 4 4 3 3 4 3 4 3 5 3 4 2 4 3 4 3 5 1 4 2 6 2 4 1 5 2 5 2 5v5l1 5 1 5v5l1 5v5l-1 5v5l-1 5-1 5v5l-2 5-1 5-1 4-3 5-1 5-2 4-3 5-2 4-3 5-2 4-4 4-3 4-3 3-4 4zM217 222l3-4 4-4 4-4 3-3 3-4 3-5 3-5 2-3 2-5 3-5 1-4 2-5 1-5 2-5 1-5 1-5 1-5 1-5v-5-5-5-5-5l-1-5-1-5-1-5-1-5-2-5-1-5-2-4-2-6-2-4-3-5-2-5-2-3-3-5-4-4-3-4-3-4-4-3-3-4-4-3-4-3-5-4-4-3-3-3-5-2-5-2-4-3-5-2-5-2-4-2-5-1-5-1-5-2h-5l-5-1-5-1h-5-5-5-5l-5 1-5 1h-5l-5 1-5 2-5 1-5 2-5 1-4 3-5 2-4 2-4 2-5 4-4 2-4 3-4 3-4 4-3 3-4 4-3 4-3 4-3 3-3 5-4 4-2 5-2 4-2 5-3 5-1 5-2 4-1 5-2 5-1 5v5l-1 5-1 5v5 5 5 6l1 4 1 6v4l1 6 2 4 1 6 2 4 2 5 2 4 2 5 2 5 3 4 3 4 3 4 3 4 3 4 4 4 3 3 4 4 3 3 4 3 5 4 4 3 4 2 4 2 5 3 5 2 4 2 5 2 4 1 6 2 4 1 6 1 4 1 6 1h4 6 4 6 5l5-1 5-1 5-1h5l5-2 5-2 4-1 5-2 4-3 5-2 5-2 4-3 4-3 4-3 4-3 4-3z">
          <text:p/>
        </draw:path>
        <draw:path draw:style-name="gr110" draw:text-style-name="P108" draw:layer="layout" svg:width="0.26cm" svg:height="0.26cm" svg:x="5.158cm" svg:y="23.564cm" svg:viewBox="0 0 261 261" svg:d="M219 224l-4 3-4 3-4 3-4 3-4 3-4 2-5 3-4 2-5 2-4 2-5 2-5 2-5 1-5 1-5 1h-5l-5 1-5 1h-5-5l-5-1h-5l-5-1h-5l-5-1-6-2-5-1-5-2-4-1-5-3-5-2-4-2-4-3-5-2-4-3-4-3-4-3-4-4-4-3-3-4-4-4-3-4-3-3-3-4-2-5-3-4-3-4-2-5-1-5-3-4-1-5-2-5-1-5-1-5-1-5-1-5v-6-5-5-5-5-5l1-5 1-5 1-5 1-5 2-5 1-4 2-5 2-5 2-4 3-5 2-5 3-3 3-5 3-4 3-4 3-4 4-3 3-4 4-3 4-3 5-4 4-2 4-3 4-2 5-3 4-2 5-2 5-2 4-1 6-2 4-1 6-1 5-1 5-1h5 5 5 5 5 5l5 1 5 1 5 1 5 1 5 2 5 2 4 2 5 2 5 2 4 2 5 3 4 3 4 3 4 3 4 3 4 3 3 4 4 4 3 4 3 4 3 3 3 5 2 4 3 5 2 4 2 5 3 4 1 5 2 5 1 5 2 5 1 4v6l1 4v6l1 4v6l-1 5v5l-1 6v5l-1 5-2 5-1 4-2 6-1 4-2 5-2 5-2 4-3 4-3 5-2 4-3 4-3 4-4 4-3 4zM220 224l4-4 3-3 3-4 4-4 3-4 3-5 2-4 3-4 2-5 2-4 2-5 2-5 1-5 2-5 1-5 1-5 1-5 1-6v-5l1-5v-6l-1-4v-6l-1-4-1-6-1-5-1-5-2-4-1-6-2-4-2-5-2-5-3-4-2-5-3-4-2-4-3-4-4-5-3-4-3-3-4-4-4-3-4-3-4-4-5-3-3-2-5-3-5-2-4-3-5-2-4-2-5-1-6-2-4-1-6-2h-4l-6-1-4-1h-6-5-5-5l-5 1-5 1h-5l-6 1-5 2-5 1-4 2-6 1-4 3-5 2-5 2-4 2-4 4-4 3-5 3-4 3-3 3-4 4-3 4-4 3-3 4-3 4-3 5-3 4-3 4-2 5-2 5-2 4-2 5-2 4-1 6-2 4-1 6v4l-1 6-1 5v5 5 5 5l1 6 1 5v5l2 5 1 5 1 5 2 5 2 5 2 5 3 4 2 5 2 4 3 4 3 4 4 5 3 4 3 4 4 3 3 4 4 3 4 3 4 3 5 3 4 3 4 2 5 3 4 2 5 2 5 2 5 1 5 2 6 1 4 1 6 1 4 1h6l5 1h5l5-1h6l4-1 6-1 4-1 6-1 4-1 6-1 4-3 5-1 5-3 4-2 5-2 4-3 4-3 4-3 5-3 4-4z">
          <text:p/>
        </draw:path>
        <draw:path draw:style-name="gr111" draw:text-style-name="P109" draw:layer="layout" svg:width="0.261cm" svg:height="0.261cm" svg:x="5.157cm" svg:y="23.563cm" svg:viewBox="0 0 262 262" svg:d="M221 225l-4 3-4 4-4 3-4 3-5 2-3 4-5 2-5 2-4 2-5 2-5 2-6 2-4 1-6 1-4 1-6 1-4 1h-6-5-5-5-6l-4-1-6-1-4-1-6-1-4-2-5-1-5-2-5-2-5-3-4-2-4-2-5-3-4-3-4-3-4-4-4-3-4-3-4-4-3-3-3-4-3-5-3-4-3-4-2-4-3-5-2-4-2-5-3-6-1-5-2-5v-5l-2-5-1-5v-5l-1-5v-5-5-5-5l1-5v-6l1-4 1-6 1-4 2-6 1-4 3-5 1-5 3-4 2-5 3-5 2-3 3-5 4-4 3-4 3-4 4-3 3-4 4-3 4-3 5-4 4-3 4-3 4-2 5-2 4-3 5-2 5-2 5-1 5-2 5-1 5-1 5-1h5l5-1h5 5 5 6l4 1h6l4 1 6 2 4 1 7 2 4 1 5 2 5 2 4 2 5 3 4 3 4 2 5 3 4 3 4 3 3 4 4 4 3 3 4 4 3 5 3 3 3 5 3 4 2 5 2 4 3 5 2 4 2 5 1 5 2 5v5l2 5 1 6 1 4v6 4 6 5 5l-1 5-1 5-1 5-1 5-2 5-1 5-2 6-2 4-2 5-2 5-3 4-3 4-3 5-3 4-3 3-3 4-4 4zM221 226l4-4 4-4 3-4 3-4 3-4 3-4 3-5 3-4 2-5 1-5 3-4 1-6 2-5 1-5 2-5 1-5 1-5v-5-5l1-5v-6l-1-4v-6-5l-1-5-2-5-1-5-1-5-2-5-1-5-3-4-2-6-2-3-2-5-4-5-3-4-3-4-3-4-3-4-4-4-3-4-4-3-4-3-4-4-4-3-5-2-4-3-4-2-5-3-5-2-5-2-4-1-6-2-5-1-5-2h-5l-6-1-4-1h-6-5-5-5l-5 1-5 1h-5l-6 1-4 2-5 1-5 2-5 1-5 3-4 2-5 2-5 3-4 3-4 3-4 3-5 3-3 4-3 3-4 4-4 3-3 4-3 5-3 4-3 4-3 4-2 5-2 5-2 5-2 5-2 4-1 6-2 4-1 6v4l-1 6-1 4v6 5 5 5l1 5 1 5v5l2 6 1 4 1 5 2 6 2 5 2 5 3 4 2 5 2 4 3 4 3 5 4 4 3 4 3 3 4 4 3 4 4 3 4 3 5 3 4 3 4 4 5 2 4 2 5 2 5 2 4 2 6 2 4 1 5 1 5 2 6 1h4 6l5 1h5l5-1h6 4l6-1 5-1 5-2h5l5-2 5-2 5-2 4-2 5-2 5-3 4-3 5-2 4-3 3-3 4-4z">
          <text:p/>
        </draw:path>
        <draw:path draw:style-name="gr111" draw:text-style-name="P109" draw:layer="layout" svg:width="0.263cm" svg:height="0.263cm" svg:x="5.156cm" svg:y="23.562cm" svg:viewBox="0 0 264 264" svg:d="M221 227l-4 3-4 4-3 3-4 3-5 2-4 3-5 2-5 3-4 2-5 2-5 2-4 1-6 1-4 2-6 1h-5l-5 1h-5l-5 1h-5l-5-1h-6l-4-1h-6l-5-2-5-1-5-1-5-2-5-2-4-2-5-2-4-2-5-3-5-3-4-3-4-3-4-3-4-3-4-4-3-4-4-4-3-4-3-3-3-6-3-4-2-4-3-5-2-4-2-5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3 4 1 5 2 4 1 6 1 5 2 5v5l1 5v5l1 5v5l-1 6v4l-1 6v5l-1 5-2 5-1 5-2 5-1 5-3 4-1 5-3 5-3 4-2 5-3 4-4 5-3 4-3 4-4 4zM222 227l4-3 3-4 4-4 3-5 4-4 3-5 2-5 2-4 3-4 2-5 2-5 2-5 1-4 2-6 2-4v-6l1-5 1-5v-5l1-6-1-5v-5-5l-1-5-1-5-1-5-1-6-2-5-1-4-2-6-2-4-2-5-3-4-2-5-3-5-3-4-4-4-3-4-3-4-4-4-4-3-4-4-4-3-3-3-5-3-4-3-4-3-5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2 5 2 5 1 5 2 5 1 5 1 6 1 4 1h6l5 1h5l5-1h5l5-1 5-1h6l4-2 6-1 4-1 6-3 4-1 5-3 5-2 4-2 5-3 4-3 4-3 4-3 4-4z">
          <text:p/>
        </draw:path>
        <draw:path draw:style-name="gr112" draw:text-style-name="P110" draw:layer="layout" svg:width="0.263cm" svg:height="0.264cm" svg:x="5.155cm" svg:y="23.561cm" svg:viewBox="0 0 264 265" svg:d="M224 227l-4 3-4 4-4 3-5 3-4 4-4 3-5 2-4 2-5 3-5 1-5 2-5 2-5 1-5 1-5 1-5 1-5 1h-5-6-5-5-5l-5-1-5-1-6-1-4-1-6-2-4-1-5-3-5-1-5-3-5-2-4-3-4-2-5-4-4-3-3-3-4-4-5-3-4-4-4-4-3-4-3-4-3-4-3-5-2-4-3-4-2-5-2-5-2-5-2-5-2-5v-5l-2-5-1-5v-5l-1-5v-5-5-6-5l1-5v-5l1-6 1-4 1-6 2-4 1-6 3-4 1-5 3-5 2-4 3-5 3-4 2-4 4-4 3-5 3-4 4-3 5-4 4-3 4-3 3-4 5-3 5-2 4-3 4-2 5-3 5-1 5-3 4-1 6-2 5-1 5-1 5-1h5l5-1h6 4 6l5 1h5 5l6 1 4 2 6 1 4 2 6 1 4 2 5 2 4 2 5 3 5 3 4 3 4 3 4 3 4 3 4 4 4 3 3 4 4 4 3 4 3 4 3 4 3 5 2 4 2 5 3 5 1 4 3 6 1 4 2 5 1 5 1 6 1 4 1 6v5 5 5 6 5l-1 5-1 5-1 5-1 5-2 5-1 5-2 5-2 5-3 5-2 4-2 4-2 5-4 4-3 4-3 5-4 4-3 4zM224 227l3-3 4-4 3-4 4-4 3-5 3-4 3-4 2-5 2-4 3-5 2-5 1-5 2-5 2-5 1-5 1-5 1-5v-5-5-6-5-5-5-6l-1-5-2-5v-5l-2-5-2-5-2-5-1-4-3-5-2-5-3-4-2-5-4-5-3-3-3-4-4-5-3-3-3-4-4-4-4-3-5-3-4-3-4-3-5-2-5-3-4-3-5-1-4-3-5-1-5-2-5-1-5-2h-6l-4-1h-6l-5-1h-6-4-6l-5 1-5 1h-5l-5 1-6 2-5 1-4 2-6 2-4 2-5 2-4 2-5 3-5 3-4 3-4 3-4 4-4 3-4 4-4 3-3 4-3 4-4 4-3 5-3 4-2 5-3 4-2 5-2 5-2 4-2 6-1 4-2 6-1 4v6l-1 5-1 5v5 6 5 5l1 5 1 5v5l2 5 1 6 1 4 2 5 2 5 2 5 3 5 2 4 3 5 2 4 3 4 4 4 3 5 3 4 4 3 5 4 4 4 4 3 4 3 4 4 5 2 4 3 5 2 5 3 4 1 6 2 4 2 5 2h5l6 2 4 1h6 5l5 1h5l6-1h5 5l5-1 5-1 6-1 4-1 6-3 4-1 5-2 5-2 4-2 5-3 4-3 5-3 4-4 5-3 3-3z">
          <text:p/>
        </draw:path>
        <draw:path draw:style-name="gr113" draw:text-style-name="P111" draw:layer="layout" svg:width="0.265cm" svg:height="0.266cm" svg:x="5.155cm" svg:y="23.561cm" svg:viewBox="0 0 266 267" svg:d="M225 229l-4 4-4 3-4 3-4 3-5 3-4 2-5 3-5 3-4 2-5 2-4 1-6 3h-5l-5 2-5 1h-5l-5 1h-6l-5 1h-5l-5-1h-6l-5-1h-5l-6-2-5-1-5-1-4-2-6-2-4-2-5-2-5-2-4-3-5-3-4-3-4-3-4-3-4-4-4-4-4-3-3-4-4-4-3-4-3-5-2-4-3-4-3-5-2-4-2-5-2-5-2-5-2-5v-5l-2-5-1-5v-5l-1-6v-4-6-5-6l1-4v-6l1-5 1-5 1-5 2-5 1-5 3-5 1-4 3-6 3-4 2-4 3-5 3-5 3-3 3-4 3-4 4-4 4-4 4-3 4-4 4-3 4-3 5-2 5-3 4-3 5-2 4-1 6-3 4-2 5-2 6-1 6-1 4-1h6l5-1h5 5 6l5 1h5 5l5 1 6 2 4 1 6 2 4 2 5 2 5 2 4 2 5 3 4 3 5 3 4 3 5 3 3 3 4 4 4 4 3 3 4 4 3 4 3 4 3 5 3 4 3 5 2 5 2 4 2 5 2 4 2 6 1 4 1 6 2 4v6l1 5v6 4 6 5 5l-1 5v5l-1 6-2 4-1 6-2 5-1 5-3 5-2 4-2 5-3 4-3 5-2 4-3 4-4 4-3 4-4 4zM225 230l4-4 4-4 3-4 3-5 3-3 3-5 3-5 2-3 3-6 2-4 2-5 2-5 2-5 1-5 2-5v-6l1-4 1-6v-5-5-6-4-6l-1-5-1-6-1-4-1-6-1-5-2-5-2-4-2-6-2-4-3-5-3-4-2-5-3-4-3-5-3-3-4-4-4-4-3-4-4-4-4-3-4-3-5-3-4-3-4-3-5-3-5-2-4-1-6-3-4-2-6-2-4-1-6-1-5-1-5-1h-5l-5-1h-6-5-5l-5 1-6 1h-5l-5 1-6 2-5 1-5 2-5 3-4 1-6 3-4 3-4 2-5 3-4 3-4 3-4 3-5 3-3 4-4 4-3 4-3 4-4 4-3 4-3 5-2 5-2 4-3 5-2 4-2 6-2 4-1 6-2 5-1 5v5l-1 5-1 5v6 5 6 4l1 6 1 5v5l2 5 1 5 1 5 2 5 2 5 2 5 3 4 2 5 3 4 2 5 3 5 4 4 3 3 3 4 4 4 4 4 4 3 5 4 3 3 5 2 4 3 5 3 4 3 6 2 4 2 5 2 5 2 5 1 5 1 6 1 5 1 5 1h6l5 1h5l5-1h6l5-1 5-1h5l5-2 5-1 6-2 4-2 6-2 4-1 5-3 4-3 5-2 4-3 4-3 4-3 4-4z">
          <text:p/>
        </draw:path>
        <draw:path draw:style-name="gr114" draw:text-style-name="P112" draw:layer="layout" svg:width="0.266cm" svg:height="0.267cm" svg:x="5.154cm" svg:y="23.56cm" svg:viewBox="0 0 267 268" svg:d="M226 230l-4 4-4 3-4 3-4 4-4 3-5 2-4 3-5 2-5 2-5 2-5 2-6 1-5 2-5 1-5 1-5 1-5 1h-6-5-5-5-6l-5-1-5-1-5-1-5-1-5-2-5-1-5-3-5-1-5-2-5-4-4-2-4-3-5-2-4-3-4-4-4-3-4-4-4-4-3-4-3-4-4-4-3-4-2-5-3-4-3-5-2-5-2-4-2-5-2-5-2-5v-5l-2-5-1-5v-6l-1-5v-5-5-6-5l1-5v-5l1-5 1-6 1-4 2-6 1-4 3-6 2-4 2-5 3-5 2-4 3-5 3-4 3-4 3-4 4-4 3-4 4-5 5-3 4-3 3-3 5-3 5-3 4-2 4-3 6-3 4-1 5-3 5-1 5-2 5-1 5-1 5-1h6l5-1h5 5 6l5 1h5 5l5 2 6 1 4 1 7 2 4 1 6 3 4 1 5 2 4 3 5 3 4 3 4 3 4 3 5 3 4 4 3 5 4 3 4 4 3 4 3 5 3 4 2 4 3 5 3 5 2 4 1 6 3 4 1 5 2 5 1 6 1 4 1 6 1 5v5 5 5 6 5l-1 6-1 4-1 6-1 5-2 5-1 5-2 5-2 4-2 5-3 5-2 4-3 5-3 4-3 4-3 5-3 4-4 4zM227 230l3-3 4-3 3-5 3-4 4-4 3-4 3-5 2-5 2-4 3-5 2-5 2-5 1-5 2-5 1-5 1-6 1-4v-6-5-6-5-5-5-5l-1-6-2-5v-5l-2-5-1-5-3-5-1-5-3-4-2-5-3-5-2-4-3-5-4-4-3-4-3-4-4-4-4-5-4-3-4-4-4-3-4-3-5-3-5-2-4-3-5-2-4-2-5-3-5-1-6-2-5-1-6-1-4-1-6-1h-5l-5-1h-6-5-5l-5 1-6 1h-5l-5 2-5 1-6 1-4 2-5 2-5 2-5 3-4 2-5 2-5 3-4 3-4 4-4 3-4 3-4 4-4 4-3 5-3 4-4 3-3 5-3 5-2 4-2 5-3 5-2 4-2 5-2 5-1 5-1 5-2 6v5l-1 5-1 5v5 6 5 6l1 4 1 6v5l2 5 1 5 2 6 1 4 2 6 2 4 3 5 2 4 3 5 3 5 3 3 3 5 3 4 4 4 4 4 4 4 4 3 4 3 4 3 4 3 5 3 4 2 5 3 5 2 4 2 6 3 4 1 6 2h5l5 2 5 1h5 6l5 1h5l5-1h6 5l5-1 5-1 5-1 6-2 5-1 6-2 4-2 5-2 5-3 4-2 5-3 4-3 4-3 5-3 4-4z">
          <text:p/>
        </draw:path>
        <draw:path draw:style-name="gr115" draw:text-style-name="P113" draw:layer="layout" svg:width="0.268cm" svg:height="0.269cm" svg:x="5.153cm" svg:y="23.559cm" svg:viewBox="0 0 269 270" svg:d="M227 231l-4 4-4 4-5 3-4 3-4 3-5 2-4 3-5 3-5 1-4 3-6 1-4 2-6 1-5 2-5 1h-5l-6 1h-5l-5 1h-5l-5-1h-6l-5-1h-6l-4-2-6-1-5-1-5-2-5-2-5-2-4-2-5-3-4-2-5-3-4-3-5-4-3-3-4-3-4-4-4-3-4-4-3-4-3-5-3-4-3-4-3-5-3-4-2-5-2-5-2-5-1-5-2-5-1-5-2-5-1-6v-5l-1-5v-5-5-6-5l1-6v-4l1-6 2-5v-5l2-5 1-5 3-5 2-5 2-4 3-6 2-4 3-5 3-5 3-3 3-4 4-5 4-4 4-3 4-4 4-3 4-3 4-3 5-3 4-2 5-3 5-2 5-2 5-3 4-1 6-2h5l5-2 5-1h5l6-1h4 6 5l6 1h5 5l5 2 5 1 6 1 5 2 5 1 5 3 4 2 5 2 4 2 5 3 5 3 4 3 4 3 4 4 4 3 4 4 4 4 3 4 4 4 3 4 3 5 3 4 3 6 2 4 2 5 2 5 2 5 2 5 1 5 1 5 2 5v5l1 6v4 6 5 6 5l-1 5v5l-1 5-2 6-1 4-2 6-1 4-3 6-2 4-2 5-3 5-3 4-3 5-3 4-4 4-3 4-4 4zM227 232l4-4 3-4 4-4 4-3 3-5 3-5 3-4 3-5 2-5 2-4 3-5 1-5 2-5 1-5 1-6 1-4 1-6 1-5v-5-6-5-6-4l-1-6-1-5-1-5-1-6-1-4-2-6-2-4-3-5-1-5-3-5-3-5-3-5-3-4-3-5-4-3-3-5-4-4-3-3-4-4-4-3-5-4-4-3-4-2-5-3-4-3-5-2-5-2-5-3-5-1-5-2-6-1-4-1-6-1-5-1h-5l-6-1h-5-6-4l-6 1-5 1h-5l-6 2-4 1-6 1-4 2-6 2-4 2-5 3-5 2-4 2-5 3-5 3-3 4-5 3-4 3-4 4-4 4-3 4-3 4-4 4-3 4-2 5-3 5-2 5-3 5-2 5-2 5-2 5-1 5-1 5-2 5v5l-1 5-1 6v5 6 5 5l1 5 1 5v6l2 5 1 5 2 5 1 5 2 5 2 5 3 5 3 4 2 5 3 4 3 5 3 4 3 5 4 3 4 4 4 3 4 4 4 3 4 3 5 3 4 3 4 3 6 2 4 2 5 3 5 1 5 3 5 1 5 1 5 1 6 1 5 1h6l5 1h5l5-1h5l6-1 5-1h6l4-2 6-1 4-2 6-1 4-3 6-2 4-2 5-3 5-3 3-2 5-3 4-4 5-3z">
          <text:p/>
        </draw:path>
        <draw:path draw:style-name="gr115" draw:text-style-name="P113" draw:layer="layout" svg:width="0.27cm" svg:height="0.27cm" svg:x="5.152cm" svg:y="23.558cm" svg:viewBox="0 0 271 271" svg:d="M229 233l-4 4-5 3-3 4-5 3-4 2-5 3-4 2-5 3-5 2-5 2-5 2-5 1-5 2-5 1-5 1-6 1-5 1h-5l-6 1h-4l-6-1h-5l-6-1-5-1-5-1-5-1-5-2-5-2-5-1-5-3-5-2-5-2-5-3-4-3-4-3-5-3-4-3-4-4-3-3-4-4-5-4-3-4-3-4-3-5-3-4-3-5-3-5-2-4-2-5-2-5-1-5-2-5-1-5-2-5-1-6v-5l-1-5v-5-6-5-5l1-6v-5l1-5 2-5v-6l2-5 2-5 2-5 2-5 2-5 3-5 3-4 2-5 3-4 3-4 4-4 4-4 4-4 4-4 4-4 4-3 4-3 5-3 4-3 5-2 5-3 4-2 5-2 5-3 5-1 5-2h5l5-2 6-1h5l5-1h5 5 6l5 1h6 5l5 2 5 1 5 1 5 2 5 1 5 3 5 2 5 2 5 2 4 4 5 2 4 3 4 4 4 3 4 4 4 3 4 4 3 4 3 4 3 5 3 4 3 4 3 5 3 5 1 5 3 5 2 4 1 6 2 5 1 5 1 6 1 5 1 6v4 6 5 5 6l-1 5-1 6-1 4-1 6-2 5-1 5-2 5-2 5-2 4-3 5-2 4-3 5-3 5-3 4-3 4-4 4-3 4zM229 234l4-4 4-4 3-4 4-5 3-4 3-4 2-5 3-4 2-5 3-5 1-5 3-5 1-5 2-5v-5l2-5 1-6 1-5v-6-5-5-6-5l-1-5-1-5-2-6v-5l-2-5-2-6-2-4-2-6-2-4-3-5-2-5-3-4-3-5-3-5-3-3-4-4-3-4-4-4-5-4-4-3-3-3-5-3-5-3-4-3-5-3-5-2-4-2-6-3-4-1-6-2-5-1-5-1-5-1-5-1h-6l-5-1h-6-5-5l-5 1-5 1h-6l-5 2-6 1-4 1-6 2-4 2-6 2-4 3-5 2-4 2-5 3-4 3-5 4-3 3-5 3-4 4-3 4-5 4-3 5-4 3-3 5-2 5-3 4-2 5-3 5-2 4-2 6-2 4-1 6-1 6-2 4v6l-1 5-1 6v5 5 6 5l1 6 1 4v6l2 5 1 5 2 5 1 5 3 5 1 5 3 5 3 5 2 4 3 5 3 4 3 4 4 4 4 4 4 4 4 4 4 4 4 3 4 3 5 3 4 3 5 2 5 3 4 2 6 2 4 2 6 2 4 2h6l5 2 5 1 6 1h5 5 5 6 5l5-1 6-1 5-1 6-1 4-2 6-1 4-2 6-2 4-3 5-2 4-2 5-3 5-3 4-3 4-4 4-3z">
          <text:p/>
        </draw:path>
        <draw:path draw:style-name="gr116" draw:text-style-name="P114" draw:layer="layout" svg:width="0.271cm" svg:height="0.272cm" svg:x="5.152cm" svg:y="23.558cm" svg:viewBox="0 0 272 273" svg:d="M230 234l-4 4-4 3-4 3-5 3-4 3-5 4-4 2-5 2-5 3-5 2-5 1-5 2-5 1-5 2-5 1-6 1h-5-6l-5 1h-5l-5-1h-5-6l-5-1-6-2-6-1-4-1-6-2-4-2-6-2-4-3-5-2-5-2-4-3-5-3-4-3-4-4-4-3-4-4-4-4-3-4-4-4-3-4-3-4-3-5-3-5-3-4-2-5-1-5-3-5-1-5-2-5-1-5-2-6-1-5v-5l-1-5v-5-6-5-6l1-6v-5l1-6 2-4v-6l2-5 2-5 2-5 2-5 2-4 3-5 3-4 2-5 3-5 4-4 3-4 4-4 3-4 4-4 5-3 3-4 5-3 4-3 5-3 4-2 5-3 4-2 6-2 4-2 6-2 4-2h7l5-2 5-1h6l4-1h6 5 6l5 1h5 6l5 2 5 1 5 1 6 2 4 1 6 3 4 2 5 2 4 2 5 4 5 3 4 3 4 3 4 3 5 4 4 4 3 3 3 4 4 4 3 5 3 4 3 5 2 5 2 4 3 5 2 5 2 5 2 5 1 5 1 5 2 6 1 5v5 5 6 6 5 6 5l-1 5-2 6-1 4-1 6-2 5-2 5-1 4-3 6-2 4-3 5-3 5-3 4-3 4-3 5-4 4-3 3zM230 235l4-4 4-4 3-4 4-4 3-5 3-4 3-5 3-5 2-4 2-5 2-5 2-5 2-5 1-5 1-5 2-6v-5l1-5v-6-5-6-6-5l-1-6v-4l-2-6-1-5-1-5-3-5-1-5-2-5-3-5-2-5-2-5-4-4-3-5-3-4-3-4-4-4-3-4-4-4-4-3-4-4-5-3-4-3-4-3-5-3-4-3-6-2-4-2-5-3-5-1-6-2-4-1-6-1-5-1-6-1h-5l-5-1h-6-5-6l-5 1-5 1h-5l-5 2-7 1-5 1-5 2-5 2-5 2-4 3-5 2-4 3-5 2-5 3-4 4-4 3-4 4-4 3-4 4-4 5-3 4-3 4-3 4-3 5-3 4-2 5-3 5-2 5-2 5-2 5-1 5-1 5-2 5v6l-1 5-1 6v6 5 6 5l1 5 1 6v4l2 6 1 5 2 6 1 4 3 6 1 4 3 5 3 4 2 5 3 5 3 4 3 4 4 5 4 4 3 4 5 3 4 3 3 4 5 3 5 3 4 3 5 3 5 2 4 3 5 2 5 1 6 3 4 1 6 1 6 2h5l6 1h5l5 1h5l5-1h6l5-1h6l5-1 5-2 5-1 5-2 6-1 4-3 5-2 5-2 5-3 5-3 4-3 4-3 5-3 4-4z">
          <text:p/>
        </draw:path>
        <draw:path draw:style-name="gr117" draw:text-style-name="P115" draw:layer="layout" svg:width="0.273cm" svg:height="0.273cm" svg:x="5.151cm" svg:y="23.557cm" svg:viewBox="0 0 274 274" svg:d="M231 236l-4 3-3 4-5 3-4 3-5 3-4 3-5 2-5 3-5 2-4 2-6 2-5 1-5 2-6 2h-5l-6 1-5 1h-6l-5 1h-5l-5-1h-5l-6-1-5-1-6-1-5-1-5-2-5-2-5-1-5-3-5-2-4-2-6-3-4-3-4-3-5-3-4-4-4-3-4-4-3-4-4-3-4-5-3-4-3-5-3-4-3-5-2-4-3-5-1-5-3-5-1-5-2-5-1-5-2-6-1-5v-6l-1-5v-5-6-5-6l1-5v-5l1-6 2-5v-5l2-5 2-6 2-4 2-5 2-5 3-5 3-4 3-5 3-4 3-5 3-3 4-5 4-4 4-3 4-4 3-3 5-4 5-3 4-2 5-3 5-3 4-2 5-2 5-2 5-2 5-2h6l5-2 5-1h5l5-1h6 5 6l5 1h5 6l5 2 6 1 5 1 5 2 6 1 4 3 5 2 5 2 5 2 5 4 4 3 4 3 5 3 4 4 3 3 4 4 4 3 4 4 3 5 3 4 3 4 3 5 3 5 2 4 2 6 3 4 1 6 2 4 2 6 1 5 1 6 1 4 1 6v5 5 6 5 6l-1 5-1 5-1 6-1 6-2 5-1 5-2 5-2 5-2 5-3 4-3 5-2 4-3 5-3 5-4 4-3 4-4 4zM232 236l4-4 3-4 4-4 3-4 4-4 2-5 3-4 2-5 4-5 2-5 1-5 3-5 1-5 2-5 1-6 1-6 1-5 1-5v-6-5-6-5-5l-1-6-1-5-1-5-2-5-1-6-2-5-2-5-2-5-2-5-3-4-2-5-3-5-3-4-3-5-4-4-3-4-4-4-4-4-4-3-4-4-4-3-5-3-4-3-5-3-5-3-4-2-5-2-5-2-6-2-4-2-6-1-6-1-5-1-6-1h-5l-5-1h-6-5-6l-5 1-5 1h-5l-5 2-6 1-5 1-5 2-5 2-5 2-5 3-5 2-4 3-5 3-5 3-4 3-4 3-4 4-4 4-4 4-4 4-3 4-3 4-3 5-3 5-3 4-2 5-3 4-2 6-2 4-2 6-1 4-1 6-2 5v6l-1 5-1 5v6 5 6 5l1 5 1 6v6l2 5 1 5 2 5 1 6 3 4 2 5 2 5 3 5 3 5 2 4 3 5 4 4 3 4 4 4 4 4 4 3 4 4 4 3 4 4 5 3 4 2 5 3 5 3 5 2 5 2 5 2 5 1 5 2 5 2 6 1 5 1 5 1h5 6 5 5 6l5-1 6-1 5-1 6-1 6-2 4-1 6-2 5-2 5-2 4-3 5-2 4-3 5-3 5-3 4-3 4-4z">
          <text:p/>
        </draw:path>
        <draw:path draw:style-name="gr118" draw:text-style-name="P116" draw:layer="layout" svg:width="0.274cm" svg:height="0.275cm" svg:x="5.15cm" svg:y="23.556cm" svg:viewBox="0 0 275 276" svg:d="M233 237l-5 3-4 4-4 3-5 3-5 4-4 3-5 2-4 2-5 3-5 2-6 1-4 2-6 2-5 1-6 1-5 1h-5-6l-5 1h-6l-5-1h-5-5l-5-1-6-2-5-1-6-2-4-1-6-2-4-2-6-2-4-3-5-3-5-2-4-3-4-4-5-3-4-4-3-3-4-4-4-5-3-3-4-4-3-5-2-5-4-4-2-5-2-5-2-6-3-4-1-6-2-5-1-5-2-5-1-5v-6l-1-5v-6-5-5-6l1-5v-6l1-5 2-5v-6l2-4 2-6 2-4 2-6 2-4 3-5 3-5 3-4 3-5 3-5 3-3 4-4 4-4 4-4 4-4 4-3 4-3 5-3 4-3 5-3 5-3 5-2 5-2 5-2 5-2 5-2h5l6-2 4-1h6l5-1h6 5 5l6 1h5 6l5 2 5 1 6 1 4 2 6 2 5 2 5 2 4 2 5 2 5 4 4 3 5 3 4 3 4 4 5 3 4 4 4 4 3 4 4 4 3 5 3 4 3 5 2 4 3 5 2 5 2 5 2 5 2 5 1 6 1 5 2 5 1 5v5 6 5 6 5 5 6l-1 5-2 5v6l-2 5-2 5-2 5-1 5-3 6-3 5-2 4-3 5-3 5-3 3-3 5-4 4-3 4zM233 237l4-3 3-4 4-4 3-5 3-4 4-5 3-5 2-4 3-5 2-5 2-6 2-4 2-6 1-5 1-6 2-5v-5l1-6v-5-5-6-5l-1-6v-5-5l-2-6-1-5-2-5-2-5-1-6-2-4-3-5-2-5-3-5-2-5-4-4-3-4-3-5-4-4-3-3-4-4-6-4-3-3-5-4-4-3-5-3-4-3-5-3-5-2-5-2-5-2-5-2-5-2-6-1-5-1-5-1-6-1h-5l-6-1h-5-5-6l-5 1-6 1h-5l-5 2-5 1-5 1-6 2-4 2-6 2-4 3-5 2-5 3-4 3-5 3-5 3-3 3-5 4-4 4-4 4-3 4-4 4-3 4-3 5-3 5-2 4-3 5-3 5-2 5-2 5-1 5-2 5-1 6-2 5v5l-1 6-1 5v6 5 5 6l1 5 1 6v5l2 5 1 6 2 4 1 6 3 4 2 7 2 4 3 5 3 4 3 5 3 5 3 4 3 4 4 4 4 4 4 4 4 4 4 3 5 3 4 3 4 3 6 3 4 2 5 3 5 2 5 1 5 2 6 2 5 1 5 2h5l6 1h5l5 1h6l5-1h6l6-1h4l6-1 5-2 6-1 5-2 5-1 5-3 5-2 5-2 5-3 4-3 5-3 4-3 4-4 4-3z">
          <text:p/>
        </draw:path>
        <draw:path draw:style-name="gr119" draw:text-style-name="P117" draw:layer="layout" svg:width="0.276cm" svg:height="0.276cm" svg:x="5.149cm" svg:y="23.555cm" svg:viewBox="0 0 277 277" svg:d="M234 238l-4 4-4 3-5 4-4 3-4 3-5 2-5 4-5 2-5 2-5 2-5 2-5 2-5 1-6 2h-5l-5 1-5 1h-6l-6 1h-5l-6-1h-5l-5-1-6-1-4-1-6-2-5-1-6-2-4-1-6-3-4-2-5-2-5-3-5-3-4-4-4-3-4-3-5-4-4-3-3-4-4-4-3-4-3-5-4-5-3-5-4-4-2-5-2-4-2-6-3-4-1-6-2-4-1-6-2-5-1-6v-5l-1-5v-6-5-6-5l1-5v-6l1-5 2-6 1-5 2-5 1-5 2-5 2-5 2-5 3-5 4-5 3-4 3-5 3-4 4-4 3-4 4-4 3-4 5-4 4-3 5-3 4-3 5-3 4-3 5-3 5-2 5-2 5-2 5-2 6-2h4l6-2 5-1h5l6-1h5 6 5l5 1h6 5l5 2 6 1 5 1 6 2 4 2 6 2 4 2 6 2 4 3 5 3 5 3 3 3 5 4 4 3 5 4 3 3 3 4 4 4 4 5 3 4 3 4 3 5 3 4 2 6 2 4 3 5 1 5 2 6 1 5 2 5 1 5 1 6v5l1 5v6 5 6 5l-1 5-1 6-1 5-1 6-1 5-2 5-2 5-2 5-2 5-3 5-3 4-3 5-3 5-3 4-3 6-4 3-4 4zM234 239l4-4 4-4 4-4 3-5 3-5 3-4 3-5 3-5 2-5 2-5 2-4 3-6 1-5 2-5 1-6 1-5 1-6 1-5v-5-6-5-6l-1-5v-5l-2-6v-5l-2-5-1-6-2-5-2-5-2-5-2-5-2-5-4-4-3-5-3-4-3-5-3-4-4-5-4-3-3-4-4-4-4-3-5-4-4-3-5-3-5-3-4-3-5-2-5-2-5-2-5-2-6-2-5-1-5-1-5-1-6-1h-5l-6-1h-5-6-5l-6 1-5 1h-5l-6 2-5 1-5 2-5 1-6 2-4 2-6 3-4 3-5 2-5 3-4 3-4 3-5 4-4 3-3 4-4 4-4 5-4 3-3 5-3 5-3 4-3 5-3 5-3 4-2 6-2 4-1 6-2 5-1 5-2 6v5l-1 6-1 5v5 6 5 6l1 5 1 5v6l2 5 1 6 2 5 1 5 3 5 2 5 2 5 3 5 4 4 3 5 3 4 3 5 4 5 3 4 4 3 4 4 4 4 4 3 5 3 4 3 5 3 4 4 5 2 5 2 5 2 5 2 6 2 5 1 5 2 5 1 6 1 5 1h5 6 5 6 6l5-1 6-1 5-1 5-1 5-2 5-1 6-2 4-2 6-2 4-3 5-3 5-2 4-3 5-3 5-4 3-3z">
          <text:p/>
        </draw:path>
        <draw:path draw:style-name="gr120" draw:text-style-name="P118" draw:layer="layout" svg:width="0.277cm" svg:height="0.278cm" svg:x="5.148cm" svg:y="23.554cm" svg:viewBox="0 0 278 279" svg:d="M235 239l-4 4-4 3-4 4-5 3-5 4-4 2-5 3-4 2-6 3-4 2-6 2-5 1-5 2-5 1-6 1-5 1h-5-6l-6 1-5-1h-6-5-6l-5-1-5-2-6-1-4-2-6-1-5-2-5-2-6-2-5-3-4-3-5-3-4-4-5-3-4-3-4-4-4-4-4-3-3-4-4-5-3-4-3-4-3-5-4-5-2-4-2-6-2-4-3-6-1-4-2-6-1-5-2-6-1-5v-5l-1-6v-5-5-6-5l1-6v-5l1-5 2-6 1-5 2-6 1-5 2-5 2-5 2-5 3-4 3-5 3-5 3-4 3-5 4-4 4-4 4-4 3-4 4-3 5-4 4-3 4-3 5-3 5-3 4-3 6-2 5-2 5-2 6-1 5-2 5-1 5-2 6-1h5l5-1h6 5 6l6 1h5 6l5 2 5 1 5 1 5 2 6 2 4 2 6 2 4 2 5 3 5 3 4 3 5 3 5 4 3 3 4 4 4 3 4 4 4 5 3 4 3 4 3 5 3 5 3 4 3 5 2 5 2 5 2 5 1 5 2 5 1 6 1 5 2 5v6 5 6 5 5 6 5l-1 6-2 5v5l-2 6-1 5-3 6-2 4-2 5-3 5-2 5-3 4-3 5-3 5-3 4-4 4-4 4zM236 239l4-4 4-4 3-4 3-4 4-5 3-4 3-5 2-5 2-4 3-6 2-4 2-6 2-5 1-5 1-5 2-6v-5l1-5v-7-5-5-6l-1-5v-6l-1-5-1-5-1-6-2-5-1-6-2-4-2-6-3-4-2-6-3-4-3-5-3-4-3-5-3-4-4-4-4-4-4-4-4-3-4-4-4-3-5-4-5-2-4-4-5-3-5-2-5-2-5-2-6-2-4-2-6-1-5-1-5-1-6-1h-5l-6-1h-6-5l-6 1h-5l-5 1h-6l-5 2-5 1-6 2-5 1-5 2-6 2-5 3-4 3-6 2-4 3-4 3-5 3-4 4-4 4-4 4-4 4-4 4-3 4-4 4-3 5-3 4-2 5-3 5-3 5-1 5-3 5-1 5-2 6-1 4-2 6v5l-1 6-1 6v5 6 5l1 5v6l1 5 1 5 1 6 1 5 2 6 1 5 3 5 2 5 2 5 3 4 3 5 3 5 3 4 3 5 4 4 4 4 4 4 3 4 4 3 5 4 5 3 3 4 5 3 5 2 5 3 5 3 6 2 5 2 5 1 5 2 6 1 5 1 5 1 6 1h5 6l5 1 6-1h6l5-1h5l6-1 5-2 6-1 4-2 6-2 5-2 5-2 5-2 5-3 4-3 5-4 5-3 3-3 5-4z">
          <text:p/>
        </draw:path>
        <draw:path draw:style-name="gr120" draw:text-style-name="P118" draw:layer="layout" svg:width="0.279cm" svg:height="0.28cm" svg:x="5.148cm" svg:y="23.554cm" svg:viewBox="0 0 280 281" svg:d="M237 240l-4 4-5 4-4 3-4 3-5 3-5 4-4 3-6 2-4 2-6 2-5 2-5 2-5 1-5 2h-6l-5 1-6 1h-5l-7 1-5-1h-6-5l-6-1-5-1-5-1-6-2-5-1-5-2-5-1-6-3-4-2-5-3-5-2-5-3-4-3-4-4-5-3-4-3-4-4-3-4-4-5-4-4-3-4-3-5-3-5-4-4-2-5-2-4-2-6-3-4-1-6-2-5-1-6-1-5-2-5v-6-5l-1-6v-5-5-6l1-5v-6l1-6 2-5 1-5 2-5 1-6 3-5 1-5 3-5 2-5 3-4 3-5 3-4 4-4 3-5 4-4 4-4 3-3 4-4 5-4 5-3 3-3 5-3 5-3 5-3 5-2 5-2 5-2 5-2 6-1 5-2 5-2 6-1h5 5l6-1h5 6l7 1h5 5l6 2 5 1 6 2 4 1 6 3 5 1 5 3 5 2 5 3 4 3 5 2 5 4 3 3 5 4 4 3 4 4 4 5 3 4 3 3 4 5 3 5 3 4 3 5 2 5 2 5 3 5 1 5 2 5 1 6 2 5 1 6 1 5v5l1 6v5 6 5 6l-1 6-1 5-1 5-1 6-1 4-3 6-1 5-3 5-2 5-2 5-2 4-4 6-3 4-3 4-4 5-3 4-4 4zM237 241l4-4 3-3 4-5 4-4 3-5 3-4 3-5 3-4 2-6 2-4 3-6 1-5 2-5 2-5 1-6 1-5 1-5 1-6v-6-5-6-5l-1-6v-5l-2-5v-6l-2-5-1-6-2-5-1-5-3-5-2-5-3-5-2-5-4-4-3-5-3-5-4-4-3-4-4-4-3-4-5-4-4-3-4-3-5-4-5-3-4-3-5-2-5-3-5-2-5-2-5-2-5-3-6-1-5-1-6-1-5-1h-5l-6-1h-7-5l-6 1h-5l-5 1h-6l-5 2-5 1-6 3-5 1-5 3-5 1-6 2-4 3-5 3-5 3-4 3-5 4-4 3-4 4-4 4-4 3-3 4-4 5-3 5-3 4-3 5-3 4-3 5-2 5-2 5-3 5-1 5-2 6-1 5-2 5v6l-1 5-1 6v6 5 5l1 6v5l1 6 1 5 1 5 1 6 2 5 1 6 3 5 2 5 2 5 3 5 3 4 3 5 3 5 4 4 3 4 4 4 4 4 3 4 5 3 4 4 5 3 4 3 5 4 4 2 5 3 5 2 6 2 4 2 6 2 5 1 6 2h5l5 2 6 1h5 6l5 1 7-1h5l6-1 5-1 6-1 5-1 5-2 6-1 4-2 6-2 5-2 5-3 4-3 5-3 5-3 4-3 5-3 4-4z">
          <text:p/>
        </draw:path>
        <draw:path draw:style-name="gr121" draw:text-style-name="P119" draw:layer="layout" svg:width="0.28cm" svg:height="0.28cm" svg:x="5.147cm" svg:y="23.553cm" svg:viewBox="0 0 281 281" svg:d="M237 242l-3 4-4 4-5 3-5 3-4 3-5 3-5 2-5 3-5 3-6 1-4 3-6 1-5 2-5 1-6 1-5 1-6 1h-5-6-6-5-5l-6-1-5-2-6-1-5-1-5-2-6-1-4-2-6-2-5-2-5-3-4-3-5-3-5-3-4-3-4-4-5-4-4-4-3-3-4-4-3-4-4-5-3-4-3-5-3-5-3-4-2-6-2-4-3-6-1-5-2-5-1-6-1-5-2-6v-5-5l-1-6v-5-6-5l1-6v-6l1-5 2-5 1-6 2-5 1-5 3-5 2-6 2-4 2-5 4-4 3-5 3-5 3-4 4-5 3-4 4-4 3-3 5-5 4-3 5-4 4-3 5-3 4-3 5-3 5-2 6-1 4-3 6-1 5-2 6-1 5-2 5-1h6 5l6-1h5 6l6 1h5l5 1 6 1 5 1 6 1 5 2 5 2 5 2 5 2 5 3 5 2 5 3 5 3 4 4 5 3 4 4 4 4 4 4 4 4 3 4 4 4 3 5 3 5 3 4 3 5 3 4 2 6 2 4 2 6 1 5 2 6 1 5 1 5 2 6v5l1 6v5 5 6 6l-1 5-1 6-2 5v6l-2 5-2 5-2 5-2 5-2 5-3 5-3 5-2 5-3 4-3 5-4 4-4 4-3 4zM238 243l4-4 4-4 4-5 3-4 4-4 3-5 2-5 3-5 2-4 3-6 2-4 2-6 2-5 1-5 1-6 2-5 1-6v-5-5-7-5-5-6-5l-2-6-1-6-1-5-2-5-1-5-3-6-1-5-3-5-3-5-2-5-3-4-3-5-3-5-4-3-4-5-4-4-4-4-3-4-4-4-5-3-5-3-4-3-5-4-6-2-5-2-5-2-5-3-5-2-5-2-6-1-5-1-6-1h-5l-5-1-6-1h-6-5l-6 1h-5l-6 1h-5l-5 2-6 1-5 2-6 1-5 3-5 1-5 3-5 3-5 3-5 2-4 4-4 3-5 3-4 5-3 4-4 3-4 5-4 4-3 5-3 4-3 5-3 4-3 6-2 4-2 6-3 4-1 6-2 5-1 6-2 5v5l-1 6-1 5v6 6 5l1 6v5l1 6 1 6 1 5 1 5 2 5 2 5 2 6 2 5 2 5 3 4 3 6 3 4 3 4 4 5 3 5 4 3 4 4 4 4 4 4 5 3 4 4 4 3 5 3 5 2 5 3 5 3 5 1 5 3 6 1 5 2 5 1 6 1 5 2h6 5 5 7 5 5 6l5-1 6-2 5-1 5-1 6-2 5-2 5-1 5-3 5-3 6-2 5-3 4-3 5-3 4-4 4-3z">
          <text:p/>
        </draw:path>
        <draw:path draw:style-name="gr122" draw:text-style-name="P120" draw:layer="layout" svg:width="0.282cm" svg:height="0.282cm" svg:x="5.146cm" svg:y="23.552cm" svg:viewBox="0 0 283 283" svg:d="M238 244l-4 3-4 3-4 4-5 3-4 4-5 3-5 2-5 3-5 2-5 2-5 2-6 2-5 1-6 1-5 2h-5l-6 1h-5-6-6-5l-6-1h-5l-5-1-6-1-5-2-6-1-5-2-5-2-5-1-5-4-5-2-5-2-5-3-5-3-4-4-4-3-4-4-5-4-3-4-4-4-3-4-4-5-3-4-3-4-3-6-3-4-2-5-2-5-2-6-2-5-2-5-1-5-1-6-2-5v-6-6l-1-5v-5-6-6l1-5v-6l1-5 2-6 1-5 2-5 1-6 3-4 2-6 2-4 2-6 4-4 3-6 3-4 3-5 4-4 4-5 3-3 4-4 4-4 5-3 4-3 4-4 5-2 5-4 5-2 5-3 5-1 5-3 6-1 5-2 5-1 6-2 5-1h6 5l5-1h6 6l5 1h6l5 1 6 1 5 1 5 1 6 2 5 2 5 2 5 3 5 2 5 2 5 3 4 3 5 4 5 3 4 3 3 4 4 4 4 4 4 5 4 3 3 5 3 5 3 5 2 5 3 5 3 5 1 5 3 6 2 5 1 5 2 5 1 6 1 6v5l1 5v6 5 6 6l-1 5v5l-2 6-1 5-1 6-3 5-2 5-2 5-3 5-2 5-3 5-2 5-3 5-4 4-3 4-4 5-4 4zM239 244l4-4 4-4 3-4 4-5 3-4 3-5 3-5 3-4 2-6 3-4 3-6 1-5 2-5 1-6 2-5 1-6 1-5 1-5v-6-6-5-6l-1-5v-6l-1-6-1-5-2-5-1-6-2-5-3-5-1-5-3-6-3-4-2-5-3-6-3-4-4-5-3-4-4-4-4-5-4-3-4-4-4-3-5-4-4-3-5-3-5-4-4-2-6-2-4-2-6-3-5-1-6-3h-5l-5-2-6-1h-5l-6-1-5-1h-6-6l-5 1h-5l-6 1h-6l-5 2-6 1-5 2-5 1-5 3-6 2-4 2-6 3-4 3-5 3-4 3-5 3-5 4-4 3-3 5-4 3-4 4-4 5-3 4-3 4-3 7-3 4-3 5-2 5-2 5-3 5-1 6-2 5-1 5-2 6v5l-1 6-1 5v6 6 5l1 5v7l1 5 1 5 1 6 1 5 2 6 2 5 2 5 2 5 2 5 3 5 4 5 3 4 3 5 3 4 4 4 4 5 3 4 4 4 4 3 5 4 4 3 5 4 5 2 4 3 6 2 4 3 6 2 5 2 5 2 5 1 5 2 7 1 5 1h5l6 1h5 6 6 5l6-1 5-1 5-1 6-1 5-2 6-1 5-2 5-3 5-2 5-2 5-3 5-3 4-3 5-3 4-4 5-3z">
          <text:p/>
        </draw:path>
        <draw:path draw:style-name="gr123" draw:text-style-name="P121" draw:layer="layout" svg:width="0.283cm" svg:height="0.283cm" svg:x="5.145cm" svg:y="23.551cm" svg:viewBox="0 0 284 284" svg:d="M240 245l-3 4-5 3-5 4-4 3-5 3-5 3-4 2-6 3-4 2-6 2-5 3-5 1-6 2-5 1-6 1-5 1-5 1h-6-5-6-6l-5-1h-5l-6-2h-6l-5-2-6-2-4-1-6-2-5-3-5-2-5-2-5-3-4-3-5-4-5-3-5-3-4-4-4-3-4-4-4-5-3-4-3-4-4-5-3-5-3-4-3-6-2-4-2-6-2-4-2-6-2-5-1-5-1-6-2-5v-6-6l-1-5v-6-5-6l1-6v-5l1-5 2-6 1-5 2-6 1-6 3-5 2-5 2-5 2-5 4-4 3-6 3-4 3-4 4-5 4-4 3-4 4-4 4-3 5-4 5-3 5-3 4-3 5-4 5-2 5-2 5-2 6-3 4-1 6-2 5-1 6-2 6-1h5 6l5-1h5 7l5 1h5l6 1 5 1 6 1 5 1 5 2 6 2 5 2 5 3 5 2 5 2 4 3 6 3 4 4 4 3 5 3 4 4 4 4 3 5 4 4 3 4 4 5 3 4 3 5 3 5 3 4 2 6 2 5 2 6 1 5 2 5 2 6v5l2 6v6l1 5v6 5 6 5l-1 6-1 5-1 6-2 5-1 5-2 6-2 5-2 6-2 4-3 6-3 4-3 5-3 5-3 4-3 5-4 4-4 3zM241 245l4-4 4-4 3-4 4-4 3-5 3-4 3-6 3-4 3-5 2-5 2-6 2-5 1-5 2-5 1-6 2-6 1-5v-6-5-6-5-6-5l-1-6-1-6-1-5-1-6-2-5-1-5-3-7-2-4-2-6-3-5-3-5-2-4-3-5-4-5-3-4-4-4-4-4-4-4-4-4-4-3-5-4-4-3-5-3-5-4-5-2-5-2-5-2-5-3-5-1-5-3h-6l-5-2-6-1h-6l-5-1-5-1h-7-5l-5 1h-6l-6 1h-5l-6 2-5 1-6 2-5 1-5 3-5 2-5 2-5 3-5 3-5 3-5 3-4 3-5 4-5 4-3 4-4 3-4 4-3 5-4 5-3 4-3 5-3 4-3 6-2 4-2 6-3 5-1 6-2 6-1 5-2 6v5l-1 5-1 6v6 5 6l1 5v6l1 6 1 5 1 6 1 5 2 5 2 6 2 5 2 5 3 5 2 5 4 5 3 5 3 4 3 4 4 5 4 4 3 4 4 4 5 3 4 4 5 3 5 3 4 3 6 3 4 3 6 2 4 2 6 3 5 1 6 2 5 1 5 1 7 2h5 5 6 6 5 6 5l5-1 7-2h5l5-2 6-2 5-2 5-2 5-2 5-3 5-2 5-3 5-3 4-4 5-3 4-4z">
          <text:p/>
        </draw:path>
        <draw:path draw:style-name="gr124" draw:text-style-name="P122" draw:layer="layout" svg:width="0.285cm" svg:height="0.285cm" svg:x="5.145cm" svg:y="23.551cm" svg:viewBox="0 0 286 286" svg:d="M242 246l-5 4-3 4-5 3-5 4-4 3-5 3-5 2-5 2-5 3-5 2-5 2-6 2-5 1-6 1-6 2h-5l-6 1h-5-5-6-6l-5-1h-6l-6-1-6-1-5-1-6-2-5-2-6-2-4-2-6-2-4-3-6-3-4-3-5-3-5-3-3-4-5-3-4-4-4-5-4-3-3-5-3-4-4-4-3-5-3-6-2-4-3-6-2-4-2-6-2-5-2-5-1-6-1-5-2-6v-5-6l-1-5v-6-5-6l1-6v-6l1-5 2-6 1-5 2-6 1-5 3-5 2-6 2-4 2-6 4-4 3-5 3-5 4-4 3-5 4-4 3-4 4-3 5-4 4-4 4-3 5-3 5-3 5-4 5-2 5-2 5-2 5-3 5-1 6-2 5-1 6-2 6-1h6 5l6-1h5 6l6 1h5l5 1 7 1 5 1 5 1 6 2 4 2 6 2 5 3 5 2 5 2 5 3 5 3 4 4 5 3 4 4 4 3 4 5 4 4 4 4 3 4 4 5 3 5 2 4 3 5 3 5 2 6 2 4 2 6 2 5 2 5 1 6 1 5 1 6v6l1 6v5 6 6l-1 5v6 5l-2 5-1 7-2 5-2 5-1 5-2 5-3 6-2 4-3 5-3 5-3 5-3 5-4 4-3 4-4 4zM242 247l4-4 4-5 4-4 3-4 4-5 3-5 3-4 2-5 3-5 2-6 3-4 1-6 2-5 1-5 2-6 1-6 1-5v-6l1-5v-6-6-5l-1-6-1-6v-6l-1-5-2-6-1-5-2-5-2-6-2-5-3-6-2-4-3-5-3-5-3-5-3-5-4-3-3-5-4-4-5-4-4-4-4-3-4-3-5-4-4-3-6-3-4-3-6-2-4-2-6-3-5-1-6-2-5-1-5-2-6-1h-6l-5-1-6-1h-6-5l-6 1h-6l-5 1h-6l-6 2-5 1-6 2-5 1-5 3-6 2-4 2-6 3-4 3-5 3-5 3-4 4-5 3-4 4-4 4-4 3-3 5-4 4-4 5-3 4-3 5-3 5-3 5-2 5-2 6-3 4-1 6-2 5-1 5-2 6v6l-1 6v6l-1 6v5 6l1 5v6l1 5 1 6 1 5 1 6 2 5 2 5 2 6 2 5 3 5 2 5 4 5 3 5 3 4 4 5 3 4 4 4 3 4 5 4 4 4 4 4 5 3 5 3 4 3 5 3 5 2 5 3 5 2 6 2 5 2 6 1 5 2 6 1 6 1h6l5 1h6 6 5 5l6-1 6-1 5-1 6-1 5-1 6-2 5-2 5-3 5-2 5-2 5-3 5-3 5-3 4-4 5-3 4-4z">
          <text:p/>
        </draw:path>
        <draw:path draw:style-name="gr124" draw:text-style-name="P122" draw:layer="layout" svg:width="0.286cm" svg:height="0.286cm" svg:x="5.144cm" svg:y="23.55cm" svg:viewBox="0 0 287 287" svg:d="M243 247l-4 4-5 4-4 3-4 4-6 3-4 2-5 4-5 2-5 2-5 2-6 3-5 1-5 2-7 1-5 1-6 1-6 1h-5-5-6-6l-5-1h-6l-6-2h-5l-6-2-5-1-5-2-6-2-5-3-5-2-5-2-5-3-4-3-5-3-5-4-4-3-4-4-5-4-4-4-4-4-3-4-3-5-4-5-3-4-3-5-2-5-3-5-2-5-2-6-2-5-2-6-1-5-1-5-2-6v-5-6l-1-6v-6-5l1-6v-6-5l1-6 2-6 1-5 2-6 1-5 3-5 2-5 2-5 3-5 3-5 3-5 3-5 4-4 3-4 4-5 3-4 5-3 4-4 4-3 5-4 5-3 4-3 5-4 5-2 5-2 5-2 6-3 5-1 6-2 5-1 5-2 6-1h5 6l6-1h5 6l6 1h5l6 1 6 1 6 1 5 2 6 1 5 2 5 2 5 3 5 2 5 3 5 2 5 3 5 4 4 3 4 4 4 4 5 4 3 4 4 4 3 4 4 5 3 5 3 5 3 5 2 4 2 6 3 5 2 5 2 6 1 5 2 6v5l1 5 1 6 1 6v5 6 6l-1 6v5l-2 6v6l-2 5-1 6-2 5-2 6-2 4-2 6-3 5-3 5-3 4-3 5-3 4-4 5-4 4-3 5zM244 248l3-4 4-4 4-4 3-5 4-4 3-5 3-5 3-5 3-5 2-5 2-5 2-6 1-5 2-6 1-5 1-5 2-7v-5-6-6-6-5-6l-1-6-1-5-1-5-1-7-2-5-1-5-3-5-2-5-2-6-2-4-4-6-3-4-3-5-3-5-4-4-4-4-3-5-4-4-4-4-5-3-4-3-5-4-5-3-4-3-6-3-4-2-6-2-5-3-5-1-6-2-5-1-6-2-6-1h-6l-5-1-6-1h-6-5l-6 1h-6l-5 1-6 1-5 1-5 1-7 2-4 1-6 3-5 2-5 2-5 3-5 3-5 3-5 3-4 4-4 3-5 4-4 4-3 4-4 4-4 5-3 4-4 5-3 5-3 4-3 6-2 4-2 6-3 5-1 5-2 6-1 5-1 6-1 6-1 5v6l-1 6v5 6l1 6v6l1 5 1 6 1 6 1 5 2 6 2 5 3 5 2 5 2 5 2 5 4 5 3 5 3 5 4 4 3 4 4 5 4 4 4 3 4 4 4 3 5 4 5 3 4 3 6 4 4 2 6 2 5 2 6 3 5 1 5 2 6 1 5 1 6 1 6 1h5 6 6 5 5 7l5-1 5-2h7l5-2 5-2 6-2 5-2 6-2 4-3 6-3 4-3 5-3 4-3 5-4 4-3z">
          <text:p/>
        </draw:path>
        <draw:path draw:style-name="gr125" draw:text-style-name="P123" draw:layer="layout" svg:width="0.288cm" svg:height="0.288cm" svg:x="5.143cm" svg:y="23.549cm" svg:viewBox="0 0 289 289" svg:d="M244 249l-4 4-5 3-5 4-4 3-5 3-4 3-6 3-4 2-6 3-5 2-6 2-5 2-5 1-6 1-5 2h-6l-6 1h-5-6-6-5l-6-1h-6l-5-1-5-1-6-1-5-2-6-1-5-3-5-2-6-2-4-3-6-3-4-3-5-3-5-4-4-3-4-4-4-4-5-3-3-5-4-4-3-5-4-4-3-5-3-5-2-5-2-5-3-6-2-4-2-6-2-5-1-6-1-6-2-6v-5-6l-1-6v-5-5l1-7v-5-5l2-7 1-5 1-5 2-6 1-5 3-6 2-5 2-5 3-5 3-5 3-4 4-5 3-5 3-4 4-4 4-5 4-3 5-4 3-3 5-4 5-3 4-3 6-3 4-3 6-2 5-2 6-3 4-1 6-2 6-1 5-1 6-2h5 6l6-1h5 6l5 1h6l6 1 5 1 6 1 5 2 6 1 5 2 5 2 6 3 4 2 6 3 4 3 5 3 5 3 4 3 6 4 4 4 3 4 4 5 4 3 4 5 3 5 3 4 3 5 3 5 3 5 2 5 2 6 3 4 1 6 2 5 1 6 1 6 1 5v5l1 7v5 5 7l-1 5v5l-1 7-1 5-1 5-2 7-1 5-2 5-2 6-3 4-3 6-2 4-3 6-3 4-4 5-3 5-4 3-4 5zM245 249l4-4 4-4 4-4 3-5 4-5 3-4 3-5 2-5 3-5 2-5 2-6 2-5 2-5 1-7 2-5 1-5 1-6v-6l1-5v-7-5-5l-1-7-1-5v-5l-1-6-2-6-1-5-2-6-2-5-2-5-3-5-2-5-3-5-3-5-3-5-3-5-4-4-4-4-4-4-4-5-4-4-5-3-5-3-4-4-5-3-5-3-5-3-5-2-6-2-5-3-5-1-6-2-5-1-6-2-5-1h-5l-7-1-5-1h-6-5l-6 1h-6l-5 1-6 1-6 1-5 1-6 2-5 1-6 3-5 2-5 2-5 3-5 3-4 3-5 4-5 3-4 4-5 4-4 3-3 4-4 5-4 4-3 4-3 5-3 5-4 5-3 5-2 5-2 5-2 6-2 5-2 6-1 5-1 5-1 6-1 6v5l-1 6v6 5l1 6v6l1 5 1 6 1 6 1 6 2 5 2 6 3 5 2 6 2 4 2 6 4 4 3 5 4 4 3 5 3 5 4 4 4 4 4 4 5 4 4 3 5 4 5 3 4 3 5 2 5 3 6 3 4 2 6 2 5 2 5 1 7 2 5 1h5l6 1 6 1h5 6 6 5l6-1 6-1 5-1 6-1 6-1 5-3 6-1 4-3 6-2 5-2 5-3 5-3 5-3 4-3 5-4 4-4z">
          <text:p/>
        </draw:path>
        <draw:path draw:style-name="gr126" draw:text-style-name="P124" draw:layer="layout" svg:width="0.29cm" svg:height="0.29cm" svg:x="5.142cm" svg:y="23.548cm" svg:viewBox="0 0 291 291" svg:d="M246 250l-5 4-4 3-4 4-5 3-4 3-6 4-5 3-5 2-5 2-5 3-5 1-6 2-6 2-5 1-6 1-5 1-6 1h-6-5-6-6l-6-1-5-1-6-1h-5l-6-2-5-1-6-2-5-2-5-3-5-2-6-3-4-2-5-3-5-3-4-4-5-3-4-4-4-4-4-5-4-4-4-4-3-5-4-4-3-5-3-5-2-5-3-5-2-6-2-5-3-6-2-5-1-5-1-6-2-6v-5-6l-1-6v-5-6l1-6v-5-6l2-6 1-5 1-6 2-5 3-5 1-6 3-5 2-6 3-4 3-6 3-4 3-5 3-5 4-3 4-5 4-4 4-4 4-4 5-3 5-3 4-4 5-3 5-3 5-3 5-2 5-2 5-3 6-1 5-2 6-1 6-1 5-2h5 7l5-1h5 7l5 1h6l6 1 5 1 5 1 6 2 6 1 5 2 5 2 5 3 6 2 4 3 6 3 4 3 5 3 5 4 3 3 5 4 4 5 4 4 4 4 4 4 3 5 3 4 3 6 3 4 2 6 2 4 3 6 2 5 2 6 1 5 2 5v6l1 6 1 5 1 6v6 5 6l-1 6v6l-2 5v6l-2 5-1 6-2 5-2 5-2 6-2 5-3 6-2 5-4 5-3 4-3 5-4 4-3 5-4 4zM246 250l4-3 4-5 3-4 4-4 3-5 4-5 3-5 3-5 2-6 3-5 2-5 2-5 1-6 2-5 1-6 1-6 2-5v-6l1-6v-6-5-6l-1-6-1-5-1-6-1-6-1-5-2-5-1-6-2-5-3-6-2-5-2-5-3-5-4-5-3-4-3-5-4-5-3-4-4-4-5-4-4-4-4-4-5-3-5-4-4-3-5-3-5-2-5-3-5-2-6-3-5-1-5-2-6-1-6-2-5-1h-6l-6-1-5-1h-7-5l-5 1h-7l-5 1-6 1-5 1-6 1-5 2-6 1-5 3-5 2-6 2-4 3-6 4-4 3-5 3-5 3-4 4-4 4-5 3-4 4-4 5-3 4-3 5-4 5-3 4-3 5-2 5-3 6-2 4-2 6-3 5-2 6-1 6-1 5-1 6-1 6v5l-1 6v6 5l1 6v6l1 5 1 6 1 6 1 5 3 5 2 6 2 5 3 6 2 6 3 4 2 6 3 4 4 5 3 5 4 4 4 4 4 4 5 4 3 4 5 4 5 3 4 3 5 4 5 2 5 3 5 2 6 3 5 1 6 2 5 2 5 1 6 1 6 1 5 1 6 1h6 6 5 6l6-1 5-1 6-2h6l5-2 6-2 5-2 5-2 6-2 4-3 6-3 5-3 4-3 5-3 4-4 5-4z">
          <text:p/>
        </draw:path>
        <draw:path draw:style-name="gr127" draw:text-style-name="P125" draw:layer="layout" svg:width="0.291cm" svg:height="0.291cm" svg:x="5.142cm" svg:y="23.548cm" svg:viewBox="0 0 292 292" svg:d="M247 251l-4 4-5 4-4 4-5 3-5 3-4 3-6 3-4 2-6 3-5 2-6 2-5 2-5 1-6 1-6 2-5 1h-6-6-5-6-6-6l-5-1-6-1-6-1-5-1-6-2-5-2-6-2-5-2-5-2-5-3-5-3-6-3-4-4-5-3-5-4-3-3-5-4-4-4-4-4-4-5-3-5-4-5-3-4-2-6-3-4-2-6-3-5-2-5-2-6-2-5-1-6-1-5-2-6v-6-5l-1-6v-6-6l1-5v-6-6l2-5 1-5 1-7 2-5 2-5 2-6 2-4 3-6 2-5 3-5 3-4 4-5 3-5 3-4 4-5 4-4 5-4 4-4 4-3 5-3 5-4 5-3 5-3 5-3 5-2 6-2 5-3 6-1 5-2 5-1 6-1 6-2h5 6l6-1h5 6l6 1h6l5 1 6 1 6 1 5 2 6 1 5 2 5 2 6 3 4 3 6 2 5 3 4 3 5 3 4 4 5 4 4 4 4 4 4 4 4 4 3 5 4 4 3 5 3 5 3 5 3 5 2 5 2 5 3 6 1 5 2 6 1 5 1 5 1 7 1 5v6 6 5 6 6 6l-2 5-1 6-1 6-2 5-1 5-3 6-1 5-3 5-3 5-3 5-2 5-4 5-3 5-4 4-3 5-4 4zM247 252l4-4 4-4 4-6 4-4 3-4 3-6 3-4 3-6 2-4 3-6 2-5 2-6 2-5 1-5 2-6 1-6 1-5v-6l1-6v-6-5-6l-1-6v-5l-1-7-1-5-2-5-1-6-2-6-2-5-2-5-3-5-3-6-2-4-3-6-3-4-4-5-4-5-3-3-5-5-3-4-4-4-5-4-4-3-5-4-5-3-5-3-5-2-5-3-6-2-5-3-5-1-6-2-5-1-5-2-7-1h-5l-6-1-6-1h-6-5l-6 1h-6l-5 1-6 1-6 1-5 1-5 2-6 2-5 2-6 2-5 2-5 3-5 4-5 3-6 3-5 3-3 4-5 4-4 3-4 5-4 4-3 4-4 5-3 5-3 4-4 6-2 4-3 6-2 5-2 6-2 5-2 5-1 6-1 6-1 5-1 6v6l-1 5v6 6l1 6v5l1 7 1 5 1 5 1 6 3 6 1 5 3 6 2 4 2 6 3 5 3 5 3 4 4 6 3 4 3 5 4 5 5 3 4 4 4 4 4 4 5 3 5 3 6 3 4 3 6 3 5 3 5 2 6 2 5 2 6 1 5 2 5 1 7 1h5l6 1h6 6 5 6l6-1h5l6-2 6-1 5-1 5-3 6-1 5-2 6-3 5-3 5-2 5-3 5-3 4-4 5-3 4-4z">
          <text:p/>
        </draw:path>
        <draw:path draw:style-name="gr127" draw:text-style-name="P125" draw:layer="layout" svg:width="0.293cm" svg:height="0.293cm" svg:x="5.141cm" svg:y="23.547cm" svg:viewBox="0 0 294 294" svg:d="M248 252l-4 4-4 4-5 3-5 4-4 3-6 4-4 2-6 3-5 2-5 3-6 1-5 2-6 2-5 1-6 1-6 1-5 1h-6-5-7-5l-6-1-6-1h-7l-5-1-5-2-6-1-5-3-6-1-5-2-5-3-6-3-4-3-5-4-5-3-5-3-4-4-4-4-4-4-5-3-4-5-4-5-3-3-3-6-3-4-3-5-3-6-2-5-3-5-2-5-2-5-2-6-1-6-1-5-2-6v-6-5l-1-6v-6-6l1-5v-7-5l2-5 1-6 1-6 2-5 2-6 2-5 2-5 3-6 2-4 3-6 3-4 4-5 3-5 4-4 3-4 5-5 4-4 4-4 4-3 5-3 5-4 5-3 5-3 5-3 5-2 6-2 5-2 6-2 5-2 5-1 6-1 6-2h6 5l7-1h5 6l6 1h6l5 1 6 1 6 1 5 2 5 1 6 2 5 2 6 3 5 3 5 2 5 3 5 3 4 3 5 4 5 4 3 4 4 4 5 4 3 4 4 5 4 4 3 5 3 5 2 5 3 5 3 6 2 4 1 6 3 6 1 5 2 6 1 5v6l1 6 1 6v5 6 6l-1 5v6l-1 6-1 6-2 5-1 6-2 5-2 6-2 5-3 5-2 5-3 5-3 5-3 5-3 5-4 4-4 5-4 4zM249 253l4-5 4-4 4-4 3-5 3-5 4-4 3-6 3-4 2-6 2-5 3-5 2-6 1-5 2-6 2-5v-6l2-6v-6l1-5v-6-6-6l-1-5-1-6-1-6v-5l-2-6-2-6-2-5-1-6-3-5-2-5-3-5-2-5-3-5-4-5-3-5-4-4-4-4-4-5-4-4-4-4-5-4-4-3-5-4-5-3-5-3-5-2-5-3-5-2-5-2-7-2-5-2-5-1-6-2-6-1h-5l-6-1-6-1h-6-5l-7 1h-5l-6 1-6 1-6 1-6 1-5 2-6 2-5 2-5 2-6 3-4 2-6 4-4 3-5 3-5 4-4 3-5 4-4 4-4 4-4 5-3 3-4 5-3 6-3 4-4 5-2 5-3 6-2 5-2 5-2 6-2 5-1 6-1 6-1 5-1 5v7l-1 5v6 6l1 6v5l1 6 1 6 2 6v5l3 6 1 5 3 5 2 6 2 5 3 5 3 5 3 5 4 5 3 4 4 5 4 4 4 4 4 4 4 4 5 4 5 3 4 3 5 4 5 3 6 3 4 2 6 3 5 1 6 2 6 2 5 2h5l7 1 6 1 6 1h5 7 5 6l5-1 6-1 6-1 5-2 6-2 6-1 5-2 6-2 4-2 6-3 5-3 5-3 4-4 5-3 5-3 4-4z">
          <text:p/>
        </draw:path>
        <draw:path draw:style-name="gr128" draw:text-style-name="P126" draw:layer="layout" svg:width="0.294cm" svg:height="0.294cm" svg:x="5.14cm" svg:y="23.546cm" svg:viewBox="0 0 295 295" svg:d="M250 254l-5 4-5 4-4 3-5 4-4 3-5 3-5 2-6 4-4 2-6 2-5 2-6 1-7 2-5 1-6 2-6 1h-5-6-5-7-5-6l-6-1-6-1-5-1-6-1-6-2-5-2-6-2-5-2-5-2-5-3-5-3-5-3-5-4-4-3-5-3-4-4-4-4-4-5-4-4-4-4-4-5-3-5-3-4-3-6-3-4-2-6-3-5-2-5-2-6-2-5-1-6-1-6-1-5-1-6v-6l-1-6v-5-6l1-6v-6-5l2-6 1-6 1-5 2-6 2-5 2-6 2-5 3-5 2-6 3-4 3-5 4-5 3-5 4-4 4-4 4-4 4-5 4-4 5-3 5-4 4-3 5-3 5-3 5-2 5-3 6-3 5-1 6-3 5-1 6-2 5-1 7-2h5 5l7-1h5 6l6 1h6l5 1 6 1 6 2 5 2 6 1 6 3 6 1 4 2 6 3 5 3 5 3 4 3 6 4 4 3 4 4 5 4 4 3 4 5 4 5 3 4 3 5 4 5 3 4 3 6 3 4 2 6 2 5 2 5 2 6 2 5 1 6 1 6 1 6 1 5v6 6 5 6 6 6l-2 5-1 7-1 5-2 5-1 6-3 5-2 6-2 5-3 5-3 5-3 5-3 5-3 5-4 4-4 5-3 4zM250 254l4-4 4-4 4-4 3-5 4-4 3-6 3-4 3-6 3-4 2-6 2-5 2-5 2-6 2-6 1-5 1-6 1-6v-5l1-7v-6-5-6l-1-6v-6l-1-5-1-6-1-6-2-5-2-6-2-5-2-5-2-6-4-5-3-5-3-5-3-5-3-4-4-5-4-5-3-4-5-4-4-4-5-3-4-4-5-3-4-4-6-2-4-3-6-3-5-3-6-1-5-3-5-1-7-2-6-2-5-1h-6l-6-1-6-1h-6-5l-7 1h-5l-6 1-6 1-5 1-6 2-5 2-6 2-5 2-6 2-5 3-5 2-5 3-5 3-5 4-5 3-4 4-4 4-5 4-4 4-4 4-3 5-3 5-4 4-3 5-4 5-2 6-2 4-2 6-3 5-2 6-2 6-1 5-1 5-1 7-1 5v6l-1 6v6 5l1 6v6l1 6 1 5 2 6v6l3 5 1 6 3 5 2 5 2 6 3 5 3 5 3 5 4 5 3 4 4 4 4 5 4 4 5 4 3 4 5 3 5 4 4 3 6 3 4 3 6 3 5 3 5 2 6 2 5 2 6 2 6 1 5 1 6 1h6l6 1h5 7 5 6l5-1h7l5-2 5-1 7-2 6-2 5-1 6-2 5-3 5-3 5-3 5-2 5-4 5-3 4-4 5-4z">
          <text:p/>
        </draw:path>
        <draw:path draw:style-name="gr129" draw:text-style-name="P127" draw:layer="layout" svg:width="0.296cm" svg:height="0.296cm" svg:x="5.139cm" svg:y="23.545cm" svg:viewBox="0 0 297 297" svg:d="M250 255l-4 4-5 4-4 4-5 3-5 4-5 2-5 3-5 3-5 2-6 3-5 1-6 2-6 1-5 2-6 1-6 1-5 1h-6-6-6-5l-6-1-6-1h-6l-5-1-7-2-5-1-5-3-6-1-5-2-6-3-5-3-5-3-5-3-5-3-4-4-5-3-4-4-4-4-4-4-4-5-4-4-4-4-3-5-3-5-3-5-3-5-2-6-3-5-2-6-2-5-2-5-1-6-1-6-1-5-1-7v-5l-1-6v-5-7l1-5v-6-6l2-6 1-5 1-6 2-6 2-5 2-6 3-5 2-5 2-5 3-5 3-5 4-5 3-4 4-5 4-4 4-4 5-4 3-4 5-4 5-4 4-4 6-3 4-3 6-2 5-3 5-2 6-2 5-2 6-2 6-1 5-1 6-2h6 5l6-1h6 6l6 1h5l7 1 5 1 5 1 7 2 5 1 5 3 6 1 5 3 6 3 4 3 6 2 4 4 5 3 4 5 5 3 5 4 4 4 4 4 4 5 4 4 3 5 3 5 3 5 3 5 3 5 3 5 2 6 1 5 3 6 1 5 2 6 1 6v5l1 6 1 6v6 5 6l-1 6-1 6v6l-1 5-2 6-1 6-2 5-2 6-2 5-3 5-2 5-3 6-3 4-3 6-4 4-3 5-4 4-4 4zM251 256l4-4 5-5 3-4 4-5 4-4 3-5 3-5 3-5 2-6 2-5 3-5 2-6 2-5 1-5 2-7v-5l1-6 1-6 1-6v-6-5-6l-1-6-1-6-1-5v-7l-2-5-1-5-3-7-1-5-3-5-3-6-2-4-3-6-3-4-3-6-4-4-3-5-4-4-4-5-5-3-4-4-5-4-4-5-5-3-5-3-5-3-5-3-6-2-5-3-6-2-5-2-5-2-6-1-6-2-5-1h-7l-5-1-6-1h-6-6l-6 1h-5l-6 1-6 1-6 1-5 1-6 2-6 2-5 3-6 2-4 2-6 2-5 4-5 3-4 4-5 3-5 4-4 4-4 4-5 5-4 3-3 5-3 5-4 4-3 6-3 4-3 6-2 5-2 5-3 6-2 5-2 6-1 6-1 5-1 6-1 6v6l-1 5v7 5l1 6 1 6v6l1 6 2 5 1 6 2 6 1 5 3 6 2 5 3 5 2 5 3 5 3 5 4 5 3 4 4 5 4 4 4 4 5 4 4 4 5 4 4 4 5 3 5 3 5 3 5 2 6 3 5 2 6 2 5 3 5 1 6 2h6l5 1 7 1 5 1h6 6 6 6l5-1 6-1 6-1 6-2 5-1 6-2 5-2 6-2 5-3 5-2 6-3 4-3 5-3 5-4 5-3 4-4z">
          <text:p/>
        </draw:path>
        <draw:path draw:style-name="gr130" draw:text-style-name="P128" draw:layer="layout" svg:width="0.297cm" svg:height="0.297cm" svg:x="5.138cm" svg:y="23.544cm" svg:viewBox="0 0 298 298" svg:d="M252 257l-5 4-3 3-5 4-5 3-5 3-5 3-5 4-6 2-5 3-5 1-6 3-5 1-5 2-7 1-5 2-6 1-6 1h-6-5-6-6l-6-1-6-1-5-1-7-1-5-1-5-2-6-2-5-2-6-2-5-3-5-2-6-3-4-3-5-3-5-4-4-4-5-4-5-4-3-4-4-4-4-5-3-5-4-4-3-5-3-5-3-5-3-5-2-6-3-5-2-5-1-7-2-5-1-5-1-7-1-5v-6l-1-6v-6-6l1-5v-6-6l2-6 1-5 1-7 2-5 2-5 3-6 2-5 3-6 3-5 2-5 4-5 3-5 3-5 4-5 4-3 4-5 4-4 5-4 5-4 4-3 5-4 4-3 6-3 5-2 5-2 5-3 6-2 6-2 5-2 6-1 6-1 5-2h6 6l6-1h5 6l7 1h5l6 1 6 1 6 1 5 2 6 1 5 3 5 2 6 2 5 3 6 3 4 3 6 3 4 3 5 4 4 4 4 4 5 3 4 5 4 4 3 5 4 5 3 5 3 5 3 5 2 5 3 5 2 6 2 5 2 6 2 6 1 5 1 6 1 6 1 6 1 5v6 6 6l-1 6-1 6-1 6-1 5-1 6-2 6-1 5-3 5-2 6-2 5-2 6-4 4-3 6-3 4-4 5-3 5-3 4-5 5zM253 257l4-4 4-4 3-5 4-4 3-5 4-5 3-5 3-5 3-6 2-4 2-6 3-6 1-5 2-6 1-6 1-5 1-6 1-6v-6-5-7-6-5l-1-6-1-6-1-6-1-5-2-6-2-6-2-5-2-6-3-5-2-5-4-5-3-5-3-5-4-5-3-5-4-5-4-4-4-4-5-4-4-4-5-4-4-3-5-3-5-3-6-3-5-2-5-3-5-2-6-2-6-2-5-1-6-2-6-1h-6l-5-1-7-1h-6-5l-6 1h-6l-6 1-5 1-6 1-6 1-6 2-5 2-6 3-5 2-6 2-5 3-5 3-5 3-5 4-4 3-5 3-4 4-4 5-4 4-4 4-4 5-4 5-3 5-3 5-3 5-3 5-2 6-3 5-3 6-2 5-2 5-1 7-1 5-1 5-1 7v6l-1 5v6 6l1 6 1 6v5l1 7 2 5 1 6 2 6 1 5 3 5 3 6 3 5 2 6 3 4 3 6 4 4 3 5 4 4 4 4 4 5 4 4 5 4 5 3 4 4 5 3 5 3 5 4 5 2 6 2 5 2 5 3 7 2 5 2 5 1 7 1 5 1 6 1h6 6 6 5 6 6l6-1 5-2 7-1 5-2 6-1 5-3 6-2 5-2 6-3 4-3 6-3 4-3 5-3 5-4 4-4z">
          <text:p/>
        </draw:path>
        <draw:path draw:style-name="gr131" draw:text-style-name="P129" draw:layer="layout" svg:width="0.299cm" svg:height="0.299cm" svg:x="5.138cm" svg:y="23.544cm" svg:viewBox="0 0 300 300" svg:d="M254 258l-5 4-5 4-4 4-5 3-5 3-5 3-5 3-5 2-5 3-6 2-5 2-6 2-6 1-6 2-5 2h-6l-6 1h-6-5-7-6l-5-1h-6l-6-1-6-1-5-2-6-1-6-2-5-3-6-2-5-2-5-3-5-3-6-3-5-4-4-3-5-4-5-3-4-4-4-5-4-4-4-4-3-5-4-5-3-5-3-5-2-5-3-6-3-5-2-5-2-6-1-5-2-6-1-6-1-6-1-5v-6l-1-6v-6-6l1-5v-7-6l2-5 1-6 1-6 2-5 2-6 2-5 3-5 2-7 3-5 3-5 3-5 3-5 4-4 4-5 4-4 4-4 4-5 4-4 5-4 4-3 5-4 6-3 5-2 5-3 6-2 5-3 5-2 6-2 6-2 5-1 7-1 5-2h6 6l6-1h5 6l6 1h6l6 1 5 1 7 1 5 2 5 1 6 3 6 2 5 2 5 3 5 3 6 3 4 3 5 3 5 4 4 4 5 4 4 3 4 5 3 5 4 4 4 5 3 5 3 5 3 5 3 5 3 6 2 6 2 5 2 5 1 7 2 5 1 6 1 5v7l1 5v6 6 6l-1 6v5l-1 7-1 5-2 6-1 5-2 6-2 6-2 5-3 5-3 5-2 6-3 4-4 6-3 4-4 5-4 5-4 4zM254 258l4-4 4-4 4-4 4-5 3-5 4-5 3-5 2-5 3-5 2-6 3-5 2-5 2-7 1-5 2-5 1-6v-7l1-5 1-6v-6-6-6l-1-5-1-7v-6l-2-5-1-6-1-6-3-5-2-5-2-6-3-6-2-5-3-6-3-4-3-6-4-4-4-5-4-5-4-4-4-4-4-4-5-4-4-3-5-4-5-3-5-3-5-3-6-2-5-3-6-2-5-2-6-2-5-1-6-2-6-1h-6l-6-1-6-1h-6-5l-6 1h-6l-6 1-6 1-6 1-6 1-5 2-6 2-5 3-5 2-6 2-5 3-6 3-5 3-5 4-5 3-5 3-3 5-5 4-4 4-4 4-4 5-3 5-4 4-3 6-3 4-3 6-2 5-2 6-3 6-1 6-3 5-1 6-1 6-1 5-1 6v7l-1 5v6 6l1 6 1 6v5l1 6 2 6 1 6 2 5 1 6 3 6 2 5 3 5 2 5 3 6 4 4 3 5 4 5 4 4 4 5 4 4 4 4 4 4 5 4 5 3 5 4 5 3 6 2 5 3 5 3 6 2 5 2 6 2 6 2 5 1 6 2h6l6 1 5 1h6 7 5 6l6-1 6-1 6-1 5-2 6-1 6-2 5-2 6-3 5-2 5-2 6-3 4-3 6-3 4-4 5-3 5-4z">
          <text:p/>
        </draw:path>
        <draw:path draw:style-name="gr131" draw:text-style-name="P129" draw:layer="layout" svg:width="0.3cm" svg:height="0.3cm" svg:x="5.137cm" svg:y="23.543cm" svg:viewBox="0 0 301 301" svg:d="M254 259l-4 5-4 3-5 4-4 3-6 3-4 4-6 3-5 2-6 2-5 3-5 2-6 1-6 2-5 2h-6l-6 2-6 1h-6-6-6-6l-5-1-7-1-6-1-6-1-5-1-6-2-6-2-5-2-6-3-5-2-5-3-6-2-4-3-5-4-5-3-5-4-4-4-5-4-3-4-4-5-4-4-4-5-3-5-4-5-3-5-2-5-3-5-3-5-2-7-2-5-1-5-2-6-1-6-1-6-1-5v-7l-1-5v-6-6l1-6v-6-6l2-5 1-7 1-6 2-5 2-6 2-6 3-5 2-6 3-5 3-5 3-5 3-5 4-4 4-5 4-4 4-4 4-4 4-5 5-3 5-4 5-3 4-3 6-3 5-3 6-2 5-3 5-2 6-2 5-2 6-1 6-1 6-2h7 5l6-1h6 6l6 1h6l6 1 6 1 5 1 6 2 6 1 5 3 6 2 5 2 5 3 6 3 4 3 6 3 4 4 5 3 5 4 4 4 4 4 4 4 4 5 4 4 4 5 3 5 3 5 3 5 2 6 2 5 3 6 2 5 2 5 2 6 1 7 1 5 1 6 1 6 1 6v6 6 6l-1 6-1 5-1 6v6l-2 6-2 5-1 6-2 6-3 5-2 6-3 5-2 5-4 5-3 5-3 5-4 5-4 3-4 5zM255 260l4-4 5-5 3-4 4-5 3-5 3-4 4-6 3-5 3-5 2-6 2-5 2-6 2-5 2-6 1-6 1-6 1-5 1-6v-6-6-6-6-6l-1-6-1-6-1-5-1-7-3-6-1-6-2-5-3-6-2-5-2-5-3-5-4-5-3-5-3-5-4-5-4-4-4-5-5-3-4-5-4-4-6-3-4-4-5-3-5-3-6-3-5-2-5-3-6-2-5-2-6-2-6-1-5-2-6-1h-6l-6-1-6-1h-6-6l-6 1h-6l-6 1-6 1-6 1-6 1-5 3-6 1-6 3-5 2-6 2-5 3-5 3-5 3-5 4-4 3-5 4-4 4-4 4-5 5-4 3-4 5-3 5-4 5-3 5-3 5-3 5-2 6-2 5-3 6-1 5-3 6-1 6-1 7-1 5-1 6v6l-1 6v6 6l1 5 1 7v6l1 5 2 6 1 6 2 5 2 6 2 6 3 5 2 5 3 6 3 4 3 6 3 4 4 5 4 5 4 4 4 4 4 5 5 4 5 3 4 4 5 3 5 4 6 2 4 3 6 2 5 3 6 2 6 1 5 3 6 1 6 1 6 1 7 1h5 6 6 6 6 6l6-2 6-1 5-1 6-2 6-1 5-3 6-2 6-2 4-3 6-3 5-3 5-3 4-4 5-4 4-3z">
          <text:p/>
        </draw:path>
        <draw:path draw:style-name="gr132" draw:text-style-name="P130" draw:layer="layout" svg:width="0.302cm" svg:height="0.302cm" svg:x="5.136cm" svg:y="23.542cm" svg:viewBox="0 0 303 303" svg:d="M256 261l-5 3-4 4-5 4-5 4-4 3-6 3-5 3-5 2-5 3-6 2-6 2-5 2-6 2-6 1-6 1-5 1h-6l-6 1h-7-6-6l-5-1h-7l-6-1-5-2h-6l-6-3-5-1-6-3-6-2-5-2-5-3-5-3-5-4-5-3-5-3-4-4-5-3-5-5-3-4-4-5-4-4-4-5-3-4-3-6-3-4-3-6-3-5-3-6-1-5-3-6-1-6-2-5-1-6-1-5-1-7v-6l-1-5v-6-7l1-6v-5-7l2-5 1-7 1-5 2-6 2-6 2-5 3-5 2-6 3-5 3-6 3-4 3-5 4-5 4-5 4-4 4-4 4-4 5-4 5-4 4-4 5-3 5-3 5-3 5-3 6-2 5-3 5-2 7-2 5-2 6-1 6-1 6-2h5 6l6-1h6 6l7 1h6l6 1 6 1 5 1 6 2 6 1 5 3 5 2 6 2 5 3 6 3 5 3 5 3 4 4 6 3 3 4 5 4 5 4 4 5 3 4 4 4 3 6 4 4 3 6 3 4 3 6 2 5 2 6 3 5 1 6 3 6v6l2 5 1 7v5l1 7v6 6 5l-1 6v7l-1 5-1 6-1 6-2 6-2 5-2 6-2 5-3 5-3 6-3 5-3 6-3 4-3 5-4 4-4 5-4 5zM257 261l4-4 3-4 4-5 4-4 4-6 3-4 3-6 3-4 3-6 3-5 2-6 1-6 3-5 1-6 2-6 1-6v-5l1-7 1-6v-5-6-6l-1-7-1-5v-7l-2-6-1-5-2-7-2-5-2-5-2-6-3-5-3-6-2-5-3-5-4-5-3-5-4-4-4-5-4-5-4-3-5-4-4-4-5-4-5-4-5-3-5-3-5-2-5-3-6-3-5-2-6-2-6-2-6-1-5-2-6-1h-6l-6-1-7-1h-6-6l-6 1-6 1h-5l-6 1-7 1-5 1-6 3-6 1-5 3-5 2-6 2-5 3-6 3-4 3-6 4-4 3-5 4-4 4-4 4-5 5-4 4-4 5-3 4-4 5-3 5-3 5-3 5-2 6-2 5-3 6-1 6-3 5-1 6-1 6-1 6-1 7v5l-1 6v7 6l1 5 1 6v7l1 5 2 6 1 5 2 7 2 5 2 5 3 6 2 5 3 6 3 5 3 5 3 5 4 5 4 4 4 4 4 5 4 4 5 3 5 4 4 4 6 3 4 3 6 3 5 3 5 3 6 2 5 2 6 2 6 2 6 1 5 2h6l6 1 6 1h6 6 7l6-1h6l6-1 5-1 7-2 5-1 5-2 7-2 5-2 5-3 6-3 5-2 5-3 5-4 5-3 4-4 5-4z">
          <text:p/>
        </draw:path>
        <draw:path draw:style-name="gr133" draw:text-style-name="P131" draw:layer="layout" svg:width="0.303cm" svg:height="0.303cm" svg:x="5.135cm" svg:y="23.541cm" svg:viewBox="0 0 304 304" svg:d="M257 262l-4 4-5 4-4 4-5 3-5 4-5 3-5 2-6 3-6 2-5 3-7 2-5 2-5 1-7 2h-5l-6 2h-6l-6 1h-6-6-6l-6-1-6-1-6-1-5-1-6-1-6-2-6-2-5-2-6-2-5-3-6-3-5-3-5-3-5-3-5-4-4-4-5-4-4-3-4-5-4-4-4-5-4-4-3-6-3-4-3-6-3-5-3-5-3-6-1-5-3-6-1-6-2-5-1-6-1-6-1-6v-6l-1-5v-7-7l1-6v-5-6l2-6 1-6 1-6 2-5 2-6 2-6 3-5 2-6 3-5 3-5 3-5 4-5 3-4 4-5 4-5 4-4 4-4 5-4 5-4 4-4 6-3 4-3 6-3 5-3 5-2 6-3 5-2 6-2 6-2 5-1 6-1 6-1 6-1h6l6-1h6 6l6 1h6l6 1 6 1 5 1 6 2 6 1 6 3 5 2 6 2 6 3 5 3 5 3 5 3 5 4 4 4 5 4 5 3 4 4 4 5 4 4 4 5 3 5 4 5 3 5 2 5 3 6 3 5 2 5 2 6 2 5 2 6 1 6 1 6 1 6 1 5 1 7v6 6 6l-1 6-1 6-1 6v6l-2 6-1 6-3 5-1 6-3 5-2 6-3 5-3 5-3 5-3 5-4 5-4 5-4 5-4 3zM257 263l5-5 4-4 4-5 4-5 3-4 4-5 3-5 3-6 2-5 3-6 2-5 2-5 2-6 2-6 1-6 1-5 1-7 1-6v-6-6-6-6-7l-1-5-1-6-1-6-1-6-2-6-2-5-2-6-3-6-2-5-3-6-3-4-3-6-3-4-4-6-4-4-4-5-4-4-4-4-4-4-5-4-4-4-6-3-4-4-6-3-5-2-6-3-6-3-5-2-6-2-6-2-5-1-6-2-6-1h-6l-6-1h-6l-6-1h-6l-6 1-6 1h-6l-6 1-6 1-5 1-6 3-6 1-5 3-6 2-6 2-4 3-6 3-5 3-5 4-4 3-5 4-5 4-4 5-4 4-4 4-4 5-4 4-4 6-3 4-3 6-2 5-3 6-2 5-3 5-1 7-3 5v6l-2 6-1 6-1 6v5l-1 6v7 7l1 5 1 6v6l1 6 2 6 1 6 2 5 2 6 2 6 3 5 2 6 3 5 3 5 3 5 4 5 3 4 4 5 5 5 3 4 5 4 4 4 5 4 5 4 5 3 5 3 5 3 5 3 6 2 6 3 5 2 5 2 7 1 5 2 6 1 6 1 6 1h6 6 6 6 6 6l6-2 5-1 7-1 5-2 6-1 6-3 5-2 6-2 6-3 5-3 5-3 5-4 5-3 5-3 5-4z">
          <text:p/>
        </draw:path>
        <draw:path draw:style-name="gr134" draw:text-style-name="P132" draw:layer="layout" svg:width="0.305cm" svg:height="0.305cm" svg:x="5.135cm" svg:y="23.541cm" svg:viewBox="0 0 306 306" svg:d="M257 264l-3 3-5 4-5 4-5 3-5 4-5 3-5 2-6 4-5 2-6 2-5 3-6 1-6 2-6 1-5 1-6 1h-7l-6 1h-5-6-6l-7-1h-5l-6-1-6-2-6-1-6-2-5-1-6-3-5-2-6-2-5-3-5-3-6-3-4-4-5-3-5-4-4-4-5-4-4-5-4-4-4-5-3-4-4-5-3-5-3-5-3-5-3-6-2-5-2-6-3-6-1-5-2-6-1-7-1-6-1-6v-6l-1-5v-7-6l1-6v-5l1-7 1-6 1-5 1-6 2-6 2-6 2-5 3-6 3-5 2-5 3-6 3-4 4-6 4-4 4-5 4-5 3-4 5-4 5-4 4-4 5-3 5-4 5-3 5-3 5-3 5-2 7-3 5-2 5-2 7-2 5-1 6-1 5-1 7-1h6l6-1h5l7 1h6 6l5 1 6 1 7 1 5 2 6 1 6 3 5 2 5 2 6 3 5 3 6 3 4 4 6 3 4 4 5 4 4 3 4 5 4 4 4 4 4 5 4 6 4 4 3 6 3 4 3 6 2 5 2 5 3 7 1 5 3 6v5l2 7 1 6v5l1 6v7 6 5l-1 6v6l-1 7-1 5-1 7-2 5-2 6-2 6-2 5-3 6-3 5-3 5-3 6-3 4-4 5-4 5-4 4-4 5zM258 264l5-4 4-5 4-5 3-4 4-5 4-5 3-6 3-4 3-6 3-5 2-6 2-6 2-5 1-6 2-7 1-5v-7l1-6 1-6v-5-6-7l-1-6-1-6v-5l-2-7-1-6-2-5-1-6-3-6-2-5-2-5-4-6-3-5-3-6-3-4-4-5-4-5-4-4-4-5-5-4-4-4-5-4-4-4-5-3-5-3-5-3-5-3-6-3-5-3-6-2-6-2-5-2-6-1-7-2-5-1h-6l-6-1h-6l-7-1h-5l-6 1-6 1h-7l-5 1-6 2h-6l-6 3-6 1-5 3-6 2-5 3-5 2-6 3-4 3-6 4-4 3-5 4-5 5-4 4-4 4-4 5-4 5-4 4-3 5-4 5-3 6-2 4-3 6-2 6-3 5-1 6-2 6-1 5-2 6-1 6-1 6v6l-1 6v6 7l1 6 1 5v6l1 6 2 7 1 6 2 5 2 6 2 6 3 5 2 6 3 5 3 5 3 5 4 5 4 5 4 5 4 4 3 4 5 5 5 4 4 3 5 3 5 4 5 3 5 3 6 4 5 2 6 2 6 3 5 1 6 2 6 1 6 2h6l5 1 7 1h6 6 6l5-1h7l6-1 6-1 5-2 7-1 5-2 5-2 6-2 6-3 5-3 6-3 4-3 6-3 4-4 5-3 5-4z">
          <text:p/>
        </draw:path>
        <draw:path draw:style-name="gr135" draw:text-style-name="P133" draw:layer="layout" svg:width="0.307cm" svg:height="0.307cm" svg:x="5.134cm" svg:y="23.54cm" svg:viewBox="0 0 308 308" svg:d="M260 264l-5 5-5 4-4 3-5 4-5 3-5 3-5 3-6 3-5 2-6 3-6 2-5 2-6 1-5 2h-7l-6 2h-6l-5 1h-7-6-6l-6-1-5-1-7-1-6-1-5-2-6-1-6-2-6-2-5-2-6-3-5-3-5-3-5-3-5-4-5-3-5-4-4-4-5-4-4-4-4-5-4-4-3-5-5-5-3-5-3-5-3-6-3-5-2-6-2-6-3-6-1-5-2-6-1-6-1-6-1-6v-6l-1-6v-6-6l1-6v-6l1-6 1-6 1-6 2-5 1-7 2-5 2-5 3-7 3-5 2-5 3-5 4-5 4-5 4-5 4-4 3-5 4-5 5-3 4-5 5-4 5-3 5-4 5-3 5-3 6-2 5-3 5-3 6-2 6-2 5-2 6-1 7-1 5-1 6-1h6l7-1h5l6 1h6 6l7 1 5 1 6 1 6 2 6 2 5 2 6 2 6 2 5 3 5 4 5 3 5 3 5 3 5 4 4 4 5 3 5 5 3 5 4 4 4 5 4 5 3 4 3 6 3 5 3 5 3 6 2 5 2 6 2 6 1 5 2 6 1 6 1 6 1 6 1 6v6 6 6l-1 6-1 6-1 6v6l-2 6-1 6-3 5-1 6-3 7-3 5-2 6-3 4-3 6-4 5-3 5-4 4-4 5-4 5zM261 265l3-4 5-4 4-5 4-5 3-5 4-5 3-5 3-5 2-6 2-5 3-6 2-7 2-5 2-6 1-5 1-7 1-6 1-6 1-6v-6-6-6l-1-6-1-6-1-6-1-6-2-6-1-5-2-6-2-6-3-5-2-6-3-6-3-4-3-6-3-5-4-5-4-5-4-4-4-5-4-4-5-4-5-4-4-3-6-4-4-3-6-3-5-3-5-3-6-3-5-2-6-2-6-2-6-1-5-2-6-1h-7l-6-1h-6l-6-1h-5l-7 1-6 1h-6l-6 1-6 2-6 1-5 2-6 1-6 3-5 2-5 3-6 2-5 3-6 4-4 3-6 4-4 4-5 4-4 4-4 4-4 5-4 5-4 4-4 6-3 4-3 6-3 5-3 5-2 6-3 6-1 5-2 7-1 5-2 6-1 6v6l-1 6-1 6v6 6l1 6 1 6v6l1 6 2 6 1 6 2 6 2 5 2 6 3 7 2 5 3 5 3 5 3 5 5 5 4 5 4 5 3 4 5 5 4 3 4 5 5 4 6 3 4 4 6 3 5 3 5 2 6 3 5 3 6 2 6 2 5 1 6 2 6 1 6 1 6 1 6 1h6 6 7l5-1h6l6-2 7-1 5-1 6-2 5-1 7-2 5-3 5-2 6-3 5-3 6-3 4-3 6-4 4-4 5-4z">
          <text:p/>
        </draw:path>
        <draw:path draw:style-name="gr135" draw:text-style-name="P133" draw:layer="layout" svg:width="0.308cm" svg:height="0.308cm" svg:x="5.133cm" svg:y="23.539cm" svg:viewBox="0 0 309 309" svg:d="M261 266l-4 4-5 4-5 3-5 4-5 3-5 3-5 4-6 3-5 2-6 2-6 3-5 1-6 2-6 1-6 1-6 2h-6-6-6-6-6-6l-6-1-6-1-6-2-6-1-6-2-6-1-5-2-6-3-5-3-6-2-5-3-6-3-4-4-6-3-5-4-4-5-4-4-5-4-3-4-4-5-4-5-4-6-3-5-3-5-3-5-3-5-2-7-2-5-3-5-1-6-2-6-1-6-1-6-1-6v-6l-1-6v-6-6l1-6v-7l1-5 1-6 1-6 2-6 1-6 2-5 2-6 3-6 3-5 3-6 3-5 3-5 3-5 4-5 4-4 4-5 4-5 4-3 5-4 4-4 6-4 4-3 6-4 5-3 6-2 6-3 5-3 6-2 6-2 5-1 6-2 6-1 6-1 6-1h6l6-1h6l6 1h6 6l6 1 7 1 5 1 6 2 5 2 7 2 5 2 5 2 6 3 5 4 6 3 4 3 6 4 4 3 5 4 5 4 3 4 5 5 4 4 4 5 4 5 3 5 3 5 3 5 3 5 2 6 3 6 2 5 1 6 2 6 1 6 2 5 1 7 1 6v6 6 6 6 6l-1 6-1 6-1 6-1 6-2 6-2 5-2 6-3 6-2 5-2 6-4 5-3 5-3 6-4 5-3 5-4 4-5 4zM261 267l5-5 4-5 4-4 3-5 4-4 3-7 4-5 3-5 3-5 2-6 2-6 3-5 2-6 1-6 2-6 1-6 1-6v-6l1-6v-6-6-6l-1-6v-6l-1-7-2-5-1-6-2-6-1-6-3-6-2-5-2-6-3-5-4-5-3-6-3-4-4-6-3-5-4-4-5-4-4-5-4-3-5-4-5-4-5-4-5-3-5-3-5-3-6-3-6-3-5-2-6-2-6-2-6-1-5-1-7-2h-6l-6-1h-6l-6-1h-6l-6 1-6 1h-6l-6 1-6 2-6 1-6 2-5 1-7 3-5 2-6 3-6 2-5 3-5 4-5 3-5 4-4 4-5 4-5 4-3 4-5 5-4 5-4 5-3 5-3 5-3 5-3 6-2 5-3 6-2 5-2 6-2 6-1 6-2 6-1 5v6l-1 7-1 6v6 6l1 6 1 6v6l1 6 2 6 1 6 2 6 2 5 2 6 3 6 3 5 2 5 3 6 4 4 3 7 4 4 4 5 4 5 4 4 5 4 4 4 5 4 5 4 5 3 5 3 5 4 6 2 6 3 6 2 5 3 6 1 6 2 6 1 5 2 7 1h6l6 1h6 6 6l7-1h5l6-1 6-1 6-2 6-1 6-2 5-2 6-2 6-3 5-3 6-3 4-3 6-3 4-4 6-4 4-3z">
          <text:p/>
        </draw:path>
        <draw:path draw:style-name="gr136" draw:text-style-name="P134" draw:layer="layout" svg:width="0.31cm" svg:height="0.31cm" svg:x="5.132cm" svg:y="23.538cm" svg:viewBox="0 0 311 311" svg:d="M262 267l-4 4-4 4-6 4-4 4-6 3-4 3-6 3-5 3-6 3-6 2-5 2-6 2-6 1-6 2-6 1-6 1h-6l-6 1h-6-6-6l-7-1-6-1h-7l-5-2-6-2-6-1-6-2-5-2-6-2-6-3-5-3-5-3-5-3-5-4-5-4-5-3-4-4-5-5-5-4-3-5-4-5-4-4-3-6-4-4-3-6-3-5-3-6-2-5-2-6-3-6-1-6-2-5-1-6-1-6-1-6v-6l-1-6v-6-6l1-7v-6l1-6 1-5 1-7 2-6 1-5 3-6 1-6 3-5 3-5 3-6 3-5 3-6 3-4 4-6 4-4 4-5 4-4 5-4 4-4 5-4 5-4 5-3 5-4 5-3 6-2 5-3 5-3 7-2 5-2 6-1 6-2 6-1 6-1 6-1h7l6-1h6l6 1h6 6l6 1 6 2h6l6 2 6 2 5 2 6 2 6 3 5 2 6 4 4 3 6 3 4 4 6 3 4 4 5 4 4 5 5 4 3 4 4 5 3 5 4 5 3 5 3 6 3 5 3 5 2 6 2 6 2 5 1 7 2 6 2 5v6l1 7 1 6v6 6 6l-1 6-1 6v6l-1 6-2 5-1 7-3 6-2 5-2 6-3 6-3 5-2 5-4 5-3 6-4 4-3 5-4 4-4 5zM263 267l4-4 4-5 4-4 4-5 4-5 3-5 3-5 3-6 3-5 3-6 2-6 2-5 2-6 2-6 1-6 1-6 1-6 1-6 1-6v-6-6-6l-1-6-1-7-1-6-1-6-2-5-1-7-2-6-2-5-2-6-4-5-2-6-3-5-3-5-4-5-4-5-3-5-4-4-4-5-5-5-5-3-4-4-5-4-4-4-6-3-5-3-6-3-5-3-5-3-7-2-5-2-6-2-6-1-6-1-6-2h-6l-6-1h-6l-6-1h-6l-6 1-7 1h-6l-6 1-7 2-5 1-6 2-6 1-6 3-5 2-5 3-6 3-5 3-6 3-4 3-6 4-4 4-5 4-5 4-3 5-4 5-5 4-3 5-4 5-3 5-3 5-3 6-2 5-3 6-2 6-2 5-2 6-1 6-2 6-1 6v6l-1 6-1 7v6 6l1 6 1 6v6l1 6 2 6 1 6 2 5 2 7 2 5 3 5 3 7 2 5 4 5 3 5 3 5 4 5 4 5 4 4 4 5 5 5 4 3 5 4 6 4 4 3 6 4 5 3 5 2 6 4 5 2 6 2 6 2 6 1 5 2 6 1 7 1 6 1 7 1h6 6 6l6-1 6-1 6-1h6l6-2 6-2 6-2 6-1 5-3 6-3 5-2 6-3 5-3 5-4 5-3 5-4 4-4z">
          <text:p/>
        </draw:path>
        <draw:path draw:style-name="gr137" draw:text-style-name="P135" draw:layer="layout" svg:width="0.311cm" svg:height="0.311cm" svg:x="5.132cm" svg:y="23.538cm" svg:viewBox="0 0 312 312" svg:d="M264 267l-5 5-5 4-4 4-5 3-5 4-6 3-5 3-5 2-6 4-5 2-6 2-6 2-7 2-6 1-6 1-6 1-6 1h-6-6-6-6-6l-7-1-6-1-6-1-5-2-7-2-5-1-6-2-6-3-5-4-5-2-6-3-5-4-5-3-5-4-5-4-4-3-5-4-4-5-4-5-4-4-4-5-3-5-3-6-4-4-3-6-3-6-2-5-2-6-3-6-1-5-2-6-1-6-1-6-1-6v-6l-1-6v-7-6l1-6v-6l1-6 1-6 1-6 2-6 1-6 3-5 1-6 3-6 3-5 3-6 3-5 3-5 4-5 3-5 5-5 3-4 4-5 5-4 4-4 5-4 6-4 4-3 6-3 5-3 5-3 6-3 5-3 6-2 6-2 6-1 5-2 6-1 7-1 6-1h6l6-1h6l6 1h6 6l6 1 6 2h6l6 2 7 2 5 2 6 2 6 3 5 2 6 4 5 3 5 3 5 4 5 3 4 4 5 4 4 5 4 4 5 5 3 5 4 4 4 6 3 5 3 5 2 6 3 5 3 6 2 5 1 6 2 6 2 6 1 6 1 6 1 6v6 7 6 6 5l-1 7-1 6-1 6-1 6-3 5-1 7-2 5-3 6-2 6-3 5-3 5-3 6-3 4-4 6-4 4-4 5-4 5zM264 268l4-4 5-4 4-5 4-5 3-5 3-5 4-6 3-5 3-5 2-6 2-5 3-6 1-6 3-6v-6l2-6 1-6v-6l1-6v-6-6-7l-1-6v-6l-1-6-2-6-1-6-2-6-1-6-3-5-2-7-3-5-2-5-3-6-4-5-3-5-4-5-4-5-4-4-4-5-4-4-5-4-5-4-4-4-6-3-5-4-5-3-5-3-6-3-6-3-5-2-6-2-6-2-7-1-6-1-6-2h-6l-6-1h-6l-6-1h-6l-6 1-6 1h-6l-7 1-6 2-6 1-5 2-6 2-6 2-6 3-5 2-6 3-5 3-6 3-4 4-5 3-5 4-5 5-4 3-4 5-4 5-4 4-4 5-4 5-3 6-3 5-3 6-2 5-3 5-2 7-2 5-2 6-1 5-2 7-1 6v6l-1 6-1 6v6 7l1 6 1 6v6l1 6 2 6 1 6 2 6 2 5 2 7 3 5 3 5 3 6 3 5 3 6 4 4 3 5 5 5 3 4 5 5 4 4 4 4 6 4 5 4 5 3 5 3 5 3 5 3 6 4 6 2 5 2 6 2 7 2 5 1 6 2 6 1h7l6 1h6 6 6l6-1h7l6-1 5-1 6-1 7-2 6-2 6-2 5-2 6-4 6-2 5-3 5-4 5-3 5-3 5-4 5-4z">
          <text:p/>
        </draw:path>
        <draw:path draw:style-name="gr137" draw:text-style-name="P135" draw:layer="layout" svg:width="0.313cm" svg:height="0.313cm" svg:x="5.131cm" svg:y="23.537cm" svg:viewBox="0 0 314 314" svg:d="M265 270l-4 4-6 4-5 4-5 3-5 4-5 3-5 3-6 3-6 3-5 2-6 1-6 3-6 1-6 2-6 1h-6l-6 1-6 1h-6-6-7l-6-1-6-1h-6l-6-2-6-1-6-2-6-2-5-2-7-2-5-3-5-3-6-3-4-4-6-3-4-3-6-4-4-4-4-5-5-4-4-4-4-6-3-4-4-5-3-5-3-6-4-5-3-5-2-6-2-6-3-5-1-7-2-6-1-5-1-6-1-6v-7l-1-6v-6-6l1-6v-6l1-7 1-6 1-6 2-5 1-7 3-5 2-6 2-6 3-5 3-5 3-6 3-5 4-5 4-5 4-5 3-4 5-5 4-4 4-4 6-4 5-3 4-4 6-3 5-3 5-4 6-2 6-3 5-2 6-3 6-1 6-2 6-1 6-1 7-1h6l6-1h6l5 1h7 6l6 1 6 2h6l6 2 6 2 6 2 5 3 6 3 6 2 5 3 5 3 5 4 6 3 4 4 6 4 4 5 5 4 4 4 4 5 4 4 3 6 3 4 4 6 3 5 3 6 3 5 2 6 2 6 2 6 2 5 1 6 2 6v7l1 6 1 6v6 6 6l-1 7-1 6v5l-2 6-1 7-2 6-2 5-2 6-2 6-2 5-4 5-3 6-3 5-3 6-4 4-4 6-3 4-5 4zM265 271l5-5 4-5 4-4 4-5 4-5 3-5 3-5 3-6 3-5 3-6 2-6 2-5 2-6 2-6 1-7 1-5 1-6 1-6 1-7v-6-6-6l-1-6-1-6-1-7-1-6-2-6-1-6-3-5-1-7-2-5-3-5-4-6-2-5-4-6-3-5-4-5-4-5-3-5-5-3-4-5-4-5-6-4-5-3-5-3-5-4-6-3-5-4-5-2-6-2-6-3-5-3-7-2-6-1-6-1-6-2h-5l-7-1h-6l-6-1h-6l-6 1-6 1h-7l-6 1-6 2-6 1-6 2-6 2-6 2-5 3-6 3-5 3-5 3-6 3-5 4-5 4-5 4-4 3-5 5-4 4-4 4-4 5-4 6-3 4-4 6-3 5-3 5-2 6-3 6-2 5-2 6-2 6-1 6-2 6-1 6v7l-1 6-1 6v6 6l1 6 1 7v6l1 6 2 6 1 5 2 7 2 6 2 5 3 6 3 5 3 6 3 5 3 5 4 5 4 5 4 5 3 4 5 5 5 4 4 4 5 4 5 4 5 3 5 3 6 3 5 4 5 2 6 3 6 1 6 3 6 1 6 2 6 1 6 1 6 1 6 1h7 6 6l6-1 6-1 6-1h7l5-2 6-1 6-3 6-1 6-3 5-3 6-2 5-3 5-3 6-4 4-4 5-4 6-4z">
          <text:p/>
        </draw:path>
        <draw:path draw:style-name="gr138" draw:text-style-name="P136" draw:layer="layout" svg:width="0.314cm" svg:height="0.314cm" svg:x="5.13cm" svg:y="23.536cm" svg:viewBox="0 0 315 315" svg:d="M265 271l-4 4-5 4-5 4-4 4-6 4-5 3-6 3-5 2-5 3-7 2-5 2-6 2-6 2-6 1-6 1-6 1-6 1h-6-6-7-6-6l-6-1-6-1-6-1-7-2-5-1-6-3-6-1-6-3-5-3-6-3-5-3-5-3-6-3-4-4-5-4-5-4-4-4-5-5-4-4-4-5-3-5-4-5-3-6-3-4-4-6-3-6-2-5-2-6-3-6-1-6-2-5-1-6-1-7-1-6v-6l-1-6v-6-6l1-7v-6l1-6 1-6 1-6 2-6 1-6 3-6 2-5 2-7 3-5 3-5 3-6 4-5 3-5 4-5 4-5 3-4 5-4 5-5 4-4 5-4 5-4 5-4 5-3 6-3 5-3 5-3 6-3 6-1 5-3 7-1 6-2 6-1 6-1 6-1h6l7-1h6l6 1h6 6l6 1 6 2h6l6 2 6 2 6 3 6 2 5 2 6 2 5 4 5 3 6 4 4 3 6 3 5 5 4 5 4 4 5 4 3 5 4 5 4 5 3 5 4 6 2 5 4 5 3 6 2 5 1 6 3 6 1 6 2 6 1 6 1 6 1 7 1 6v6 6 6l-1 6-1 7-1 6-1 5-1 6-2 6-2 7-2 5-2 6-3 6-3 5-3 5-3 6-3 4-4 6-4 4-4 5-4 5zM266 272l5-5 3-4 5-5 4-4 3-6 4-5 3-6 3-5 3-5 2-6 3-6 2-5 2-7 1-6 2-5 1-6 1-6 1-7 1-6v-6-6-6l-1-6-1-7-1-6-1-6-2-6-1-6-3-6-1-6-3-5-3-6-3-6-3-5-3-6-3-4-4-6-4-4-4-5-4-4-5-5-4-4-5-5-5-3-5-4-6-3-4-4-6-3-6-3-5-2-6-2-6-3-6-1-6-2-5-1-7-2h-6l-6-1h-6l-6-1-7 1h-6l-6 1h-7l-6 1-5 2-6 1-7 2-6 2-5 2-6 3-6 2-5 3-5 3-6 3-4 4-6 4-5 4-4 4-5 5-4 5-4 4-4 5-4 5-3 5-4 5-3 6-3 5-2 5-3 6-2 6-2 5-2 7-1 6-2 6-1 6v6l-1 6-1 7v6 6l1 6 1 6v6l1 7 2 6 1 6 2 5 2 6 2 6 3 6 3 5 3 6 3 5 3 6 4 4 4 6 4 4 4 5 4 5 5 3 4 4 5 5 5 3 5 4 5 3 6 3 5 3 6 2 6 3 6 2 5 2 6 2 7 1 6 2 6 1h6l6 1h6 7 6l6-1h6l6-1 6-1 7-1 5-2 6-2 6-3 6-2 5-2 6-3 6-3 5-3 5-4 5-3 5-4 4-4z">
          <text:p/>
        </draw:path>
        <draw:path draw:style-name="gr139" draw:text-style-name="P137" draw:layer="layout" svg:width="0.316cm" svg:height="0.316cm" svg:x="5.129cm" svg:y="23.535cm" svg:viewBox="0 0 317 317" svg:d="M267 273l-4 4-5 4-4 3-6 4-4 3-6 4-5 3-6 3-6 2-5 2-6 3-7 2-5 1-6 2-6 1h-6l-7 1-6 1h-6-6-6l-6-1-7-1h-6l-6-2-6-1-6-2-6-2-6-3-5-2-6-2-6-3-5-3-6-3-4-4-6-3-4-5-6-4-4-4-4-4-5-5-4-5-3-5-4-5-3-5-3-5-4-6-3-5-2-6-2-6-2-6-2-5-2-6-1-7-1-6-1-6v-6l-1-6v-6-7l1-6v-6l1-6 1-6 1-6 2-7 1-6 3-5 2-6 2-6 3-5 3-6 3-5 4-5 3-6 4-5 4-5 4-4 4-5 5-5 5-3 5-4 5-4 5-4 5-3 5-3 6-3 6-3 5-2 6-2 6-3 6-1 6-2 6-1 6-1 6-1h6 6l7-1 6 1h7 6l6 1 6 2h6l6 3 6 1 5 3 6 2 6 2 5 3 6 3 5 3 5 4 6 3 4 4 5 4 5 4 4 5 5 4 4 5 4 4 3 7 4 4 3 6 3 5 3 5 2 7 3 5 2 5 2 7 2 6 1 6 2 6v6l1 6 1 7v6 6 6l-1 6-1 6v7l-2 6-1 5-2 6-1 6-3 6-2 6-2 5-3 6-4 5-3 6-4 5-3 5-3 5-5 5-4 4zM268 273l5-4 4-5 4-5 3-5 4-4 4-6 3-5 3-5 3-6 3-6 2-5 2-7 2-5 1-6 2-6 1-6 1-7 1-6 1-6v-6-6-6l-1-7-1-7-1-6-1-6-2-5-1-6-2-7-2-5-3-6-2-6-3-5-4-5-3-6-4-5-3-6-3-5-5-5-4-4-5-5-4-4-5-4-5-3-5-4-5-3-6-3-5-4-5-3-7-2-5-2-6-3-6-1-6-2-6-1-6-2h-6l-6-1h-7l-6-1-7 1h-6l-6 1h-6l-6 1-6 2-6 1-6 2-6 2-6 2-6 3-5 2-6 3-5 3-5 4-6 3-4 4-6 4-5 4-4 4-5 5-3 4-5 5-3 6-4 5-3 5-4 6-2 5-3 6-3 6-2 6-2 5-2 6-1 7-2 6-1 6v6l-1 6-1 6v7 6l1 6 1 6v6l1 6 2 7 1 6 2 6 2 5 2 6 3 6 3 5 3 6 3 5 4 5 3 6 4 4 4 6 4 4 4 4 5 5 5 4 5 4 5 3 5 4 6 3 5 4 6 3 5 2 6 2 6 3 6 2 6 1 6 2 6 1 6 1 7 1 6 1h6 6 6l6-1 7-1 6-1h6l6-2 6-1 6-3 6-2 5-2 6-3 6-3 5-3 6-3 5-3 5-4 5-4 5-4z">
          <text:p/>
        </draw:path>
        <draw:path draw:style-name="gr140" draw:text-style-name="P138" draw:layer="layout" svg:width="0.317cm" svg:height="0.317cm" svg:x="5.128cm" svg:y="23.534cm" svg:viewBox="0 0 318 318" svg:d="M269 274l-5 4-4 4-6 4-4 4-6 3-5 3-5 3-6 3-6 2-5 3-7 2-5 2-6 2-6 1-6 1-7 1-6 1-6 1h-6-6-6l-7-1-6-1-6-1-6-1-6-2-6-1-7-3-6-2-6-2-5-3-6-3-5-3-6-3-5-4-5-4-5-3-5-4-4-5-4-4-5-4-4-6-3-4-3-6-4-5-3-5-4-6-2-5-3-6-2-6-2-5-2-7-2-6-1-6-1-6-1-6v-6l-1-7v-6-6l1-6v-6l1-6 1-7 1-6 2-6 1-6 3-5 2-7 2-5 3-7 3-5 4-6 3-5 4-5 3-5 4-5 4-4 5-5 4-4 4-4 6-4 4-4 6-3 5-4 5-3 6-3 5-3 6-2 6-2 7-3 6-1 5-2 6-1 7-1 6-1h6 6l7-1 6 1h6 7l6 1 6 2h6l5 3 7 1 6 3 5 2 6 2 6 3 5 3 6 3 5 4 5 3 5 4 5 4 4 4 5 5 4 4 4 5 4 4 3 6 4 5 3 6 3 5 3 5 3 7 3 6 1 5 3 6 1 6 2 6 1 6 1 6 1 6 1 7v6 7 6l-1 6-1 6-1 6-1 6-2 7-1 6-2 5-2 6-3 6-3 6-2 5-3 6-3 5-4 5-4 5-4 5-4 5-3 5zM270 274l4-4 4-5 4-4 4-5 4-6 3-5 4-5 3-6 2-5 3-5 3-7 2-5 1-6 2-6 1-7 2-6 1-6 1-6v-6-6-7-6-7l-1-6-1-6-2-6-1-6-2-6-2-6-2-6-3-5-2-7-3-6-3-5-3-6-4-5-4-5-4-4-4-6-4-4-4-4-5-5-5-4-5-3-5-4-5-3-5-3-6-4-6-3-5-2-6-2-6-3-6-1-6-2-6-1-6-2h-6l-7-1h-6l-6-1-7 1h-6l-6 1h-6l-7 1-6 2-6 1-7 2-5 2-6 2-6 3-6 3-5 2-6 3-5 4-5 3-5 4-5 4-4 4-5 4-5 5-3 4-4 6-4 5-4 5-3 5-3 6-3 5-3 6-3 6-2 6-2 6-2 6-1 6-2 6-1 7v6l-1 6-1 6v6 6l1 7 1 6v6l1 6 2 6 1 6 2 7 2 6 2 5 3 6 3 6 3 5 3 6 4 5 3 5 4 5 4 5 4 4 5 5 4 4 5 4 5 4 5 4 5 4 5 3 5 3 7 3 5 2 5 3 7 2 7 2 5 2 6 1 6 2 6 1 7 1h7 6 6 6 6l6-1 7-1 6-1 6-1 6-2 6-2 6-2 6-3 5-2 6-3 6-3 5-3 5-3 5-4 5-4 5-5z">
          <text:p/>
        </draw:path>
        <draw:path draw:style-name="gr141" draw:text-style-name="P139" draw:layer="layout" svg:width="0.319cm" svg:height="0.319cm" svg:x="5.128cm" svg:y="23.534cm" svg:viewBox="0 0 320 320" svg:d="M271 275l-5 4-5 5-5 3-6 4-4 3-6 4-5 3-6 3-5 2-7 2-5 3-6 2-6 1-7 2-6 1-6 1h-6l-6 1h-7-6-6l-7-1h-7l-6-1-6-2-6-1-5-2-7-2-6-2-5-3-6-2-6-3-5-3-6-3-4-4-6-4-4-4-5-4-4-4-5-5-4-5-5-4-3-6-3-4-4-6-3-5-4-5-2-6-3-6-2-5-2-7-2-6-2-6-1-6-1-6-1-6v-7l-1-6v-6-6l1-6v-6l1-7 1-7 1-5 2-6 1-7 3-6 2-6 2-6 3-5 4-6 3-5 3-5 4-6 3-4 4-6 4-4 5-5 4-4 5-4 5-4 5-4 5-3 5-4 5-3 6-3 6-3 5-2 7-2 5-3 6-1 6-2 6-1 7-1 6-1h6 6l7-1 7 1h6 6l7 1 6 2 6 1 6 2 5 1 7 3 6 2 5 2 6 3 6 3 4 3 6 4 5 3 5 4 5 4 5 5 4 4 4 4 4 6 4 4 4 5 4 5 3 6 3 5 3 5 2 7 3 5 2 6 2 6 2 6 1 7 2 6 1 6v6l1 6v7 6 7l-1 6v6l-1 6-2 6-1 6-2 7-1 6-3 5-2 6-3 6-2 5-3 5-4 6-3 5-4 6-4 4-4 5-5 5zM271 276l4-5 5-4 4-5 3-5 4-5 3-5 4-6 3-5 3-6 3-6 2-5 2-6 2-6 1-7 2-6 2-6v-6l1-6 1-6v-7-6-7l-1-6-1-6v-6l-2-6-2-7-1-6-2-6-3-6-2-6-2-6-3-5-3-5-4-6-3-5-4-6-4-4-4-5-5-4-4-5-5-4-4-5-5-3-6-3-5-4-5-3-6-4-5-3-6-2-6-2-6-3-6-1-6-2-6-1-6-2h-7l-6-1h-6l-7-1-7 1h-6l-6 1h-6l-7 1-6 2-6 1-6 2-6 2-6 2-6 3-5 3-6 2-5 4-5 3-6 4-4 4-6 4-4 3-5 5-5 5-3 4-4 5-4 5-4 5-3 5-3 6-3 5-3 6-3 6-2 6-2 6-2 5-1 7-2 6-1 7v6l-1 7-1 6v6 6l1 6 1 7v6l1 7 2 5 1 6 2 6 2 7 2 5 3 6 3 6 3 5 3 6 4 5 4 5 3 6 4 4 4 5 5 4 4 4 5 5 5 4 5 4 5 3 6 4 5 3 6 3 5 2 6 2 6 3 6 2 6 1 6 2 6 2h6l7 1 6 1h7 6 7l6-1 6-1h6l6-1 7-2 6-1 6-3 6-2 6-2 6-3 5-3 5-3 6-3 5-4 6-3 4-4 5-4z">
          <text:p/>
        </draw:path>
        <draw:path draw:style-name="gr141" draw:text-style-name="P139" draw:layer="layout" svg:width="0.32cm" svg:height="0.32cm" svg:x="5.127cm" svg:y="23.533cm" svg:viewBox="0 0 321 321" svg:d="M271 277l-4 4-5 4-5 4-5 3-5 4-6 3-5 3-6 3-6 3-6 2-6 2-6 2-6 2-7 2h-6l-6 1-6 1-6 1h-6-7-6l-7-1-6-1-6-1-6-1-6-2-6-1-6-3-6-2-6-2-6-3-5-3-5-3-6-4-5-3-5-4-5-3-5-5-4-4-5-4-4-5-4-5-4-5-3-6-4-4-3-6-4-6-2-5-3-6-2-6-2-6-2-6-2-6-1-6-1-6-1-7v-6l-1-6v-6-6l1-6v-8l1-6 1-7 1-6 2-6 1-5 3-6 2-7 2-5 3-6 4-6 3-5 3-5 4-5 3-5 4-5 4-5 5-4 4-5 5-4 5-4 5-3 5-4 6-3 5-4 6-3 5-3 6-2 6-2 6-3 6-1 6-2 6-1 6-1 7-1h6 6l7-1 6 1h6 6l7 1 6 2 6 1 6 2 6 1 6 3 7 2 6 2 5 3 5 3 6 3 5 4 6 3 4 4 5 5 5 4 4 4 5 5 4 5 3 4 4 6 4 5 3 5 3 6 3 5 3 6 2 6 2 6 3 5 1 6 2 7 1 6 1 6 1 7 1 6v7 6 6l-1 7-1 6-1 6-1 6-2 6-1 6-2 6-2 7-2 5-4 6-2 6-3 5-4 5-3 6-4 4-4 6-3 4-5 5zM272 277l5-4 4-5 4-5 4-5 4-5 3-6 3-5 3-5 3-6 3-6 3-5 2-7 1-6 2-6 2-6 1-6 1-6 1-6v-7-6-6-7-6l-1-7-1-6-1-6-2-7-2-6-2-6-2-6-2-5-3-7-3-5-3-5-4-6-3-5-4-5-4-5-4-5-4-4-5-5-4-4-5-4-5-4-6-3-4-4-6-3-6-4-5-3-6-2-7-2-6-3-6-1-6-2-6-1-6-2h-7l-6-1h-6l-6-1-7 1h-6l-6 1h-7l-6 1-6 2-6 1-6 2-6 2-7 2-5 3-5 3-7 3-5 3-5 3-6 4-4 4-5 4-5 3-5 5-4 5-4 4-4 5-4 5-4 6-3 5-3 5-3 6-3 5-3 6-2 7-2 5-2 6-1 6-2 6-1 7v6l-1 8-1 6v6l1 6v6l1 7v6l1 6 2 7 1 6 2 6 3 5 2 7 2 5 3 6 3 5 4 6 3 5 4 6 3 4 4 5 5 5 4 4 4 5 6 4 4 4 6 4 4 3 6 4 5 3 6 2 6 4 6 2 5 2 7 2 6 2 6 2 6 1 6 1 6 1h7 6 7 6 6l6-1 7-1 6-1 6-1 6-3 6-1 6-2 7-3 5-2 6-3 6-3 5-3 5-4 5-4 6-4 4-4z">
          <text:p/>
        </draw:path>
        <draw:path draw:style-name="gr142" draw:text-style-name="P140" draw:layer="layout" svg:width="0.322cm" svg:height="0.322cm" svg:x="5.126cm" svg:y="23.532cm" svg:viewBox="0 0 323 323" svg:d="M272 277l-5 5-4 4-6 4-5 4-5 4-5 3-6 3-6 3-5 2-6 2-6 3-6 1-6 3-6 1-6 1-7 1h-6l-6 1h-7-6-7l-6-1h-6l-6-1-6-2-7-1-6-2-6-2-5-2-6-3-6-3-6-2-5-3-6-4-4-3-6-4-4-5-6-3-4-5-4-4-5-5-4-5-4-5-3-5-4-5-3-6-3-5-3-6-2-6-2-6-3-5-2-6-2-7-1-6-1-6-1-6v-7-7l-1-6v-6l1-6v-7l1-7 1-6 1-6 2-6 1-6 3-6 2-6 2-6 3-5 4-6 3-5 3-6 4-5 3-5 4-5 5-5 4-4 4-5 6-4 4-4 5-3 5-4 6-3 5-3 6-4 6-3 5-2 6-2 7-3 6-1 6-2 6-1 6-1 6-1h7 6l7-1 6 1h6 6l6 1 6 2 7 1 6 2 6 1 6 3 6 2 6 2 5 3 6 3 6 3 4 4 6 3 5 5 5 4 4 4 5 4 5 5 4 5 4 5 4 5 3 5 4 5 3 6 3 5 2 6 3 6 2 6 2 6 2 6 1 6 2 7 1 6v6l1 6v7 6 7l-1 6v6l-1 7-2 6-1 6-2 6-1 6-3 6-2 6-3 6-3 5-3 6-3 5-3 6-4 5-4 5-5 5-4 5zM273 278l4-4 5-5 4-5 5-5 3-5 4-5 3-5 3-6 3-6 2-5 3-7 2-5 2-6 2-6 1-6 2-7v-7l1-6 1-6v-7-6-7l-1-6-1-6v-6l-2-7-1-6-2-6-2-6-3-6-2-6-3-6-2-5-3-6-4-5-3-5-4-6-4-4-5-6-4-4-5-4-5-5-5-4-5-4-5-3-5-4-6-3-5-4-6-3-6-2-6-2-6-3-5-1-7-2-6-1-7-2h-6l-6-1h-6l-6-1-7 1h-6l-7 1h-6l-6 1-7 2-6 1-5 2-7 2-6 2-5 3-6 3-6 3-5 3-6 3-5 4-5 4-5 4-5 4-4 4-5 5-4 4-4 6-4 4-3 6-4 5-3 5-3 7-3 5-3 5-2 7-2 6-2 6-1 6-2 6-1 6v7l-1 6-1 7v6l1 6v7l1 7v6l2 6 1 6 1 7 2 6 3 6 2 5 2 6 3 6 4 5 3 6 3 5 4 5 3 6 4 4 5 5 5 5 4 4 5 4 4 4 6 4 5 4 6 3 5 3 5 3 7 3 5 2 6 3 6 2 6 2 7 1 6 2h6l6 1 6 1h7 6 7l6-1 7-1h6l6-2 6-1 6-2 6-2 6-2 6-2 6-2 6-4 5-3 5-3 6-4 5-3 5-4 4-4z">
          <text:p/>
        </draw:path>
        <draw:path draw:style-name="gr143" draw:text-style-name="P141" draw:layer="layout" svg:width="0.323cm" svg:height="0.323cm" svg:x="5.125cm" svg:y="23.531cm" svg:viewBox="0 0 324 324" svg:d="M274 279l-5 5-5 3-4 4-6 4-5 4-5 3-6 3-5 3-6 3-7 2-5 2-6 2-6 2-6 1-7 1-6 1-7 1-6 1h-6-6-7l-6-1-6-1-7-1-6-1-6-2-6-1-6-3-6-2-6-2-6-3-5-3-6-3-5-3-6-4-5-4-5-4-4-4-5-5-5-4-4-5-4-4-4-6-4-5-3-5-3-6-3-5-3-6-2-6-3-5-3-7-2-6-2-6v-7l-2-6-1-6v-7-6l-1-6v-7l1-6v-7l1-6 1-6 1-6 2-6 1-6 4-7 2-6 2-5 3-6 3-6 3-5 4-6 3-5 4-5 5-5 4-5 4-4 5-4 5-5 4-4 6-3 5-4 5-3 6-3 5-4 6-3 6-2 6-2 6-3 5-1 7-2 7-1 6-1 6-1h6 6l7-1 6 1h7 6l6 1 7 2 6 1 6 2 5 1 7 3 6 2 5 2 6 3 6 3 5 3 6 4 5 4 5 4 5 4 5 4 4 4 4 5 5 5 4 5 3 5 4 6 3 5 3 6 3 5 3 6 2 6 2 6 3 6 1 6 2 6 1 6 1 7 1 6 1 6v7 6 6l-1 6-1 6-1 7-1 7-2 6-1 7-3 6-1 5-3 6-2 6-4 6-3 5-3 6-4 5-3 5-4 5-4 5-5 4zM274 280l5-5 5-4 3-5 4-5 4-6 4-5 3-6 3-5 3-5 3-7 3-5 1-6 3-6 1-7 2-6 1-7 1-6 1-7v-6-6-6-7-6l-1-6-1-7-1-7-2-6-1-6-3-5-2-6-2-7-3-5-3-6-4-6-3-5-4-5-3-6-4-4-4-5-5-5-4-4-5-5-5-4-5-4-5-3-5-4-6-3-6-4-5-2-6-3-6-2-6-3-6-1-6-2-6-1-6-2h-7l-6-1h-7l-6-1-7 1h-6l-6 1h-6l-7 1-6 2-7 1-6 2-6 2-5 2-6 3-6 3-6 3-5 3-6 3-5 4-5 4-5 4-5 4-4 5-5 4-4 5-4 5-4 5-3 5-4 6-3 5-4 6-2 6-3 5-2 6-3 7-2 6-1 6-2 6-1 6v6l-1 7-1 6v7l1 6v6l1 7v6l2 6 1 7 2 6 1 6 4 7 2 6 2 5 3 6 3 6 3 5 4 6 3 5 4 5 5 5 4 5 4 4 5 5 5 4 5 4 5 3 5 4 5 3 6 3 6 4 5 3 7 2 6 2 6 3 5 1 7 2 6 1 7 1 6 1h6 7 6 6 6l7-1 6-1 7-1 6-1 6-2 6-2 6-2 6-3 6-3 5-2 6-3 6-4 5-3 5-4 5-4 5-4z">
          <text:p/>
        </draw:path>
        <draw:path draw:style-name="gr144" draw:text-style-name="P142" draw:layer="layout" svg:width="0.325cm" svg:height="0.324cm" svg:x="5.125cm" svg:y="23.531cm" svg:viewBox="0 0 326 325" svg:d="M275 280l-4 4-5 4-5 4-5 4-6 3-5 4-6 3-5 2-7 3-5 3-6 2-6 2-7 2-6 1-6 1-6 1-7 1h-6-6-6-7-7l-6-1-6-1-6-1-7-2-5-1-7-3-6-2-6-2-5-3-6-4-6-3-5-3-6-4-4-3-6-4-5-4-5-5-4-4-4-5-5-5-4-5-3-5-4-6-3-5-3-6-3-6-2-5-2-7-3-6-1-6-3-7v-6l-2-6-1-6v-7-6l-1-6v-7l1-6v-7l1-6 1-6 1-6 2-6 2-6 2-7 2-6 3-5 2-6 4-6 3-5 4-6 3-5 4-5 4-5 4-5 5-4 4-5 5-4 5-4 6-4 5-4 5-3 6-3 6-3 5-3 7-3 5-2 6-2 6-2 6-1 7-2 7-1h6l6-1h6l7-1 6 1h6l6 1h7l7 2 6 1 6 2 6 1 6 3 6 2 6 3 5 2 6 4 6 3 5 4 5 3 5 4 5 4 4 5 5 4 5 5 3 5 5 4 3 6 4 5 3 5 4 6 2 6 3 5 3 7 2 6 2 5 2 6 1 6 2 7 1 7v6l1 6v7 6 6l-1 6v7l-1 6-2 7-1 6-2 6-2 6-2 7-3 5-2 7-3 5-3 5-3 6-4 5-4 6-4 5-4 5-4 4zM276 281l5-5 3-5 5-5 4-5 4-5 4-6 3-5 3-5 3-6 2-6 2-6 3-7 2-6 2-6 1-6 2-7v-6l1-7 1-6v-6-7-6l-1-6-1-6-1-7-1-7-1-6-2-6-2-6-3-6-2-6-3-6-3-5-3-6-3-6-4-4-4-6-4-5-4-5-4-4-5-5-4-4-6-5-4-3-6-4-5-3-6-4-5-3-6-3-6-3-6-2-6-2-6-2-6-1-6-2-7-1-7-1-6-1h-6-6-7-6l-6 1-7 1h-6l-7 2-6 1-6 3-6 1-6 3-6 3-6 2-5 3-6 3-5 4-5 3-7 4-4 5-6 3-4 5-4 5-5 4-4 6-3 4-4 6-4 5-3 5-3 7-3 5-3 6-2 6-2 6-2 6-1 6-2 7-1 6v6l-1 7v6l-1 7 1 6v7l1 6v6l2 6 1 6 2 7 1 6 3 6 2 7 2 6 3 5 4 6 3 6 4 5 3 5 4 5 4 5 4 5 5 5 4 4 6 4 4 4 6 4 6 4 5 3 6 3 5 3 6 3 6 3 6 2 6 2 6 2 6 1 6 1 7 2h6l7 1h7 6 6l7-1h6l6-1 6-2h6l7-3 6-1 6-3 6-2 6-3 6-2 5-3 5-4 6-3 5-4 5-4 5-5z">
          <text:p/>
        </draw:path>
        <draw:path draw:style-name="gr145" draw:text-style-name="P143" draw:layer="layout" svg:width="0.327cm" svg:height="0.326cm" svg:x="5.124cm" svg:y="23.531cm" svg:viewBox="0 0 328 327" svg:d="M277 281l-5 4-5 5-5 4-5 4-6 3-5 3-6 4-6 2-5 3-6 2-6 3-7 1-6 2-6 1-6 2h-6l-6 1-7 1h-7-6-7l-6-1-6-1-7-1-6-1-6-1-7-3-6-1-6-3-6-2-6-3-5-3-6-3-5-3-6-4-5-4-5-4-5-4-5-4-4-5-4-5-4-5-5-5-3-5-4-5-3-7-3-6-3-5-2-6-2-6-3-7-1-6-3-6v-6l-2-6-1-6v-6-7l-1-7 1-6v-7-6l1-6 1-6 1-7 2-6 2-6 2-6 2-6 3-6 2-6 4-6 3-5 4-6 3-5 4-5 4-5 5-5 4-4 4-5 6-4 4-4 6-4 5-3 5-4 6-3 5-3 6-3 6-3 6-2 6-2 7-2 6-1 6-2 7-1h6l7-1h6 7 6 6l6 1h7l6 2 6 1 7 2 6 1 6 3 6 2 6 3 6 2 5 4 5 3 6 4 5 3 5 4 5 5 5 4 5 4 4 5 4 5 4 5 4 5 4 5 3 6 3 6 3 5 3 6 2 6 3 6 2 6 1 6 2 6 1 6 1 7 1 6 1 7v6 7 6l-1 6-1 7-1 6-1 6-2 6-1 7-2 6-3 6-2 6-2 6-3 6-4 5-3 6-3 6-4 5-4 5-5 5-4 5zM277 281l5-4 4-5 5-5 3-5 4-5 3-5 4-7 3-5 3-6 3-6 2-6 2-6 3-6 1-7 2-6 1-6 1-6 1-6 1-7v-6-7l-1-6v-7l-1-6-2-7v-6l-2-6-2-6-2-6-2-6-2-7-3-5-3-6-4-6-3-5-3-5-4-6-4-4-5-6-4-4-4-5-6-4-4-5-6-3-4-4-6-3-6-3-5-4-6-3-6-3-6-2-6-2-6-2-7-1-6-2-6-1-6-1-7-1h-6-6-7-6l-7 1-6 1h-7l-6 2-6 1-7 3-6 1-6 3-6 3-6 2-6 3-5 3-6 4-5 4-6 4-4 4-5 3-4 5-5 5-5 5-4 5-3 5-4 5-3 6-4 5-3 6-3 6-3 5-2 6-2 7-2 6-1 6-2 6-1 7v6l-1 6v7l-1 6 1 7v7l1 6v6l2 6 1 7 2 6 1 6 3 6 2 6 2 6 3 6 4 6 3 6 4 5 3 6 4 5 4 5 5 4 4 5 5 4 5 4 5 5 5 4 5 3 5 4 6 3 6 3 5 2 7 3 6 3 6 1 7 2 6 2 6 1 7 1 6 1 6 1h7 6 7l7-1 6-1 6-1 6-1 7-2 6-1 6-2 6-2 6-2 6-3 5-3 7-4 5-3 5-3 5-4 5-4 5-4z">
          <text:p/>
        </draw:path>
        <draw:path draw:style-name="gr146" draw:text-style-name="P144" draw:layer="layout" svg:width="0.328cm" svg:height="0.327cm" svg:x="5.123cm" svg:y="23.53cm" svg:viewBox="0 0 329 328" svg:d="M278 282l-5 5-5 4-5 3-5 4-5 4-6 3-6 3-5 3-6 3-6 3-6 2-6 2-6 1-7 2-6 1-6 1-7 1-7 1h-7-6-7l-6-1-6-1-7-2h-6l-6-2-6-2-7-2-6-2-6-3-5-2-6-3-6-4-5-3-6-3-4-4-6-5-4-4-5-4-5-5-4-5-4-5-4-5-4-6-4-5-3-6-3-5-3-6-2-6-2-6-3-6-1-6-3-6v-7l-2-6-1-7v-6-7l-1-6 1-6v-7-6l1-6 1-7 1-6 2-7 2-6 2-6 2-6 3-5 2-7 4-5 3-5 4-6 3-5 4-6 4-4 5-6 4-4 5-5 5-4 4-4 6-3 5-4 5-4 6-3 6-3 5-3 7-3 6-2 6-2 6-2 6-1 6-2 7-1h6l7-1h6 7 7 6l7 1h6l6 2 6 1 6 2 7 1 6 3 6 2 6 3 5 3 6 3 6 3 5 4 5 3 5 4 5 5 5 4 5 4 4 5 5 5 3 5 4 5 4 6 3 5 3 6 3 6 3 5 3 6 2 6 2 7 2 6 1 6 1 6 2 6 1 7v6 7 6 7 7l-1 6-1 6-2 6-1 6-2 7-2 6-2 6-3 6-2 6-3 5-3 6-4 6-3 5-4 5-4 5-4 5-4 5zM278 283l5-5 4-5 4-6 5-4 4-6 3-5 4-5 3-6 3-6 2-6 3-5 2-7 2-6 2-6 1-6 2-7 1-6v-6l1-7v-7-6l-1-7v-6-7l-2-6-1-6-1-6-3-6-1-7-2-6-3-6-3-6-3-5-3-6-3-6-4-5-4-5-4-5-4-5-5-5-5-4-4-5-5-4-5-4-6-3-5-4-5-3-6-4-6-3-6-3-5-2-7-2-6-2-6-1-7-2-6-1-6-1-7-1h-6-7-7-6l-7 1-6 1h-7l-6 2-7 1-6 3-6 1-5 3-7 3-6 2-5 3-6 4-6 3-4 4-6 4-5 4-5 4-4 5-5 4-4 5-5 5-3 5-4 5-3 6-3 5-4 6-3 6-2 6-3 6-2 6-2 6-1 7-2 6-1 6v7l-1 6v7l-1 6 1 6v7l1 6v7l2 7 1 6 2 6 1 6 3 6 2 6 2 6 3 6 4 5 3 6 4 6 3 5 4 5 4 5 5 6 4 4 5 5 5 4 5 4 5 4 6 3 5 4 6 3 5 3 6 3 6 3 6 2 7 2 6 2 6 1 6 1 6 2 7 1h6 7 6 7 7l7-1 6-1 7-2 6-1 6-2 6-1 6-2 6-3 6-3 6-3 5-3 6-3 5-4 6-4 5-4 5-4z">
          <text:p/>
        </draw:path>
        <draw:path draw:style-name="gr147" draw:text-style-name="P145" draw:layer="layout" svg:width="0.33cm" svg:height="0.329cm" svg:x="5.122cm" svg:y="23.529cm" svg:viewBox="0 0 331 330" svg:d="M279 283l-5 4-4 4-6 4-5 4-5 5-6 3-5 3-6 3-6 3-7 2-6 3-6 1-6 2-6 1-7 2-6 1h-7l-7 1h-6-7-6l-6-1h-7l-6-2-6-1-6-1-7-3-6-1-6-2-6-4-6-2-6-3-5-3-5-4-6-4-5-4-6-4-4-4-5-5-5-4-4-5-4-5-4-5-4-5-4-6-3-6-3-5-3-6-2-6-2-6-3-6-1-6-2-7-1-6-2-7-1-6v-6-7l-1-6 1-6v-7-6l1-7 1-6 1-7 2-6 2-6 2-6 3-6 2-6 3-6 3-6 3-5 4-6 3-5 4-6 5-4 4-5 4-4 5-5 5-5 5-4 5-3 5-4 6-3 6-4 5-3 6-3 6-3 6-2 6-2 6-2 7-1 6-2 6-1h6l7-1h7 6 7 6l7 1h6l6 2 7 1 6 2 6 2 7 2 6 2 6 3 6 3 5 3 6 3 5 4 6 4 5 4 5 4 4 4 5 5 4 5 5 4 4 6 4 4 4 6 3 6 3 5 3 6 3 6 2 6 3 6 1 6 2 7 2 6 1 6 1 6 1 7v6l1 6v7 6l-1 7-1 7v6l-2 7-2 6-1 6-2 6-3 6-2 6-2 6-3 6-3 5-4 6-3 5-4 6-5 4-4 6-4 4zM280 284l4-5 5-5 4-5 4-5 4-5 3-5 4-7 3-5 3-5 3-7 2-6 2-6 3-6 1-6 2-6 1-7 1-6 1-7 1-7v-6-7l-1-6v-6l-1-7-1-6-1-6-2-7-2-6-2-7-2-6-3-5-2-6-3-6-3-6-4-5-3-6-4-5-5-5-4-5-4-5-5-4-5-5-5-4-5-4-5-3-5-4-7-3-5-4-6-3-6-2-6-3-7-2-6-2-6-1-6-2-7-1-6-1-7-1h-6-7-6-7l-7 1-6 1h-6l-7 2-6 1-6 3-6 1-6 3-7 3-5 2-6 3-6 4-5 3-5 4-6 4-4 4-6 4-4 5-5 4-4 5-5 5-3 6-3 4-4 7-3 5-4 5-3 7-2 6-2 5-3 6-2 7-1 6-2 7-1 6v7l-1 6v6l-1 7 1 6v7l1 6v7l2 6 1 6 2 7 1 6 3 6 2 6 3 6 2 6 4 6 3 5 4 6 3 5 4 5 5 5 4 5 4 5 5 4 5 5 5 3 5 4 6 5 5 4 6 3 6 3 6 2 5 3 6 3 7 1 6 2 7 2 6 1 6 1 7 1 6 1h6 7 6l7-1 7-1h6l7-2 6-2 6-1 6-2 6-2 7-3 6-2 6-3 6-3 5-4 6-3 5-5 5-4 5-5z">
          <text:p/>
        </draw:path>
        <draw:path draw:style-name="gr148" draw:text-style-name="P146" draw:layer="layout" svg:width="0.331cm" svg:height="0.33cm" svg:x="5.122cm" svg:y="23.528cm" svg:viewBox="0 0 332 331" svg:d="M281 284l-6 4-5 5-5 4-5 4-6 3-5 4-6 3-6 3-6 2-6 3-6 2-6 2-6 1-7 3-6 1-7 1-6 1-7 1h-6-7-6l-6-1-7-1-6-1-7-1-6-3-7-2-6-1-6-3-5-3-7-2-5-3-6-3-5-4-6-4-5-4-5-4-5-4-5-4-5-5-3-5-5-5-4-5-4-6-3-5-4-5-3-7-2-5-3-6-2-6-3-6-1-7-2-6-1-6-2-6-1-7v-6-7l-1-6 1-7v-6-7l1-6 1-7 1-6 2-6 2-7 3-6 2-5 2-7 3-6 3-5 3-6 4-6 3-4 4-6 5-5 4-5 4-4 5-5 5-5 5-4 5-3 6-4 5-3 6-4 6-3 5-3 6-3 6-2 7-2 6-2 6-1 7-2 6-1h6l7-1h6 7 6 7l7 1h6l7 2 6 1 6 2 6 2 6 2 6 3 6 2 6 3 5 3 7 3 5 4 5 4 5 4 5 4 5 4 5 5 5 5 4 4 5 6 3 5 3 6 4 5 3 5 3 6 3 7 3 5 2 6 2 6 2 7 2 6v7l2 6 1 7v6 6 7 6 7l-1 6-1 6-1 7-2 7-2 6-2 6-2 6-2 6-4 6-2 6-3 5-4 6-4 6-3 4-4 6-4 5-5 5zM281 284l5-4 4-5 4-4 4-6 4-5 4-6 3-5 4-5 2-7 3-6 3-6 2-6 2-6 2-6 1-7 2-6 1-7v-6l1-7v-6-7l-1-6v-7-6l-2-6-1-7-1-6-3-7-1-6-2-6-3-6-3-6-3-6-3-5-4-6-4-6-3-5-4-5-4-5-5-5-4-4-7-4-4-5-6-4-5-3-5-4-6-3-6-4-5-3-7-2-6-2-6-3-6-2-6-1-6-2-7-1-6-1-7-1h-7-6-7-6l-7 1-6 1h-7l-6 2-6 1-6 3-7 1-6 3-6 3-6 3-5 3-6 3-6 3-5 4-5 4-5 4-5 4-5 5-4 4-5 6-4 4-4 6-3 5-4 6-3 5-4 6-3 6-2 6-2 6-3 6-2 6-1 6-2 7-1 7v6l-1 7v6l-1 7 1 6v7l1 6v7l2 6 1 6 2 7 1 6 3 7 2 6 3 5 2 6 4 6 3 6 4 5 3 6 4 4 5 6 4 4 5 5 5 4 4 5 6 4 5 4 6 4 5 3 5 4 6 3 6 2 6 3 6 2 6 2 7 2 6 3h7l6 2 7 1h6 6 7 6 7l6-1 7-1 6-1 7-3 6-1 7-3 6-1 5-3 6-3 7-3 5-3 5-3 6-4 5-3 6-4 4-5z">
          <text:p/>
        </draw:path>
        <draw:path draw:style-name="gr149" draw:text-style-name="P147" draw:layer="layout" svg:width="0.333cm" svg:height="0.332cm" svg:x="5.121cm" svg:y="23.528cm" svg:viewBox="0 0 334 333" svg:d="M282 286l-5 5-5 4-5 4-6 4-5 4-6 3-5 3-6 3-6 2-6 3-6 2-7 2-6 2-6 1-6 2-7 1h-6l-7 1h-6-7-7l-6-1h-7l-6-2-7-1-6-1-6-3-6-1-6-2-7-3-5-3-6-3-6-4-5-3-5-4-6-3-5-4-5-5-4-5-5-4-5-5-4-5-4-5-4-5-3-6-4-6-3-5-2-6-3-6-3-6-2-6-2-6-1-7-2-6-1-7-1-6-1-7v-7l-1-6 1-7v-6l1-6 1-7 1-6 1-7 2-6 2-6 2-7 3-6 2-6 3-5 3-6 3-6 4-5 4-6 4-5 4-5 4-5 5-5 4-4 5-4 6-5 4-4 6-3 6-4 5-3 5-4 7-3 6-2 6-3 6-2 6-2 6-1 7-2 7-1h6l7-1h6 7 6 7l6 1h6l7 2 6 1 6 2 7 2 6 3 6 2 6 2 6 3 6 4 5 3 6 4 5 4 5 4 5 4 5 4 5 5 5 4 3 6 4 5 4 5 4 5 4 6 3 6 3 5 2 6 3 7 3 6 1 6 3 6 1 6 1 7 1 6 1 7v6l1 7v7 6l-1 7-1 6v7l-2 6-1 6-2 6-2 6-3 7-2 6-3 6-2 6-4 5-3 6-4 5-4 6-4 5-4 5-4 4zM282 287l5-5 4-5 5-5 4-5 4-5 4-5 3-7 3-5 3-6 3-5 2-7 2-6 3-6 1-7 2-6 1-6 1-7 1-6 1-7v-6-7l-1-7v-6l-1-7-1-7-1-6-2-6-2-6-2-6-2-6-3-7-2-6-3-6-3-5-4-6-4-5-4-5-4-6-4-5-5-4-5-5-4-4-5-5-5-4-6-4-5-3-6-4-6-4-6-3-5-2-6-2-7-3-7-2-6-1-6-2-6-1-7-1-6-1h-7-6-7-6l-7 1-6 1h-7l-7 2-6 1-7 3-6 2-6 2-5 3-7 3-6 4-5 3-5 4-6 3-5 4-6 4-4 5-5 4-5 5-4 5-4 5-4 5-4 5-4 6-3 6-3 5-3 6-2 6-2 6-3 7-2 6-2 6v7l-2 6-1 6-1 7v6l-1 7 1 6v7l1 7 1 6 2 7 1 7 2 6 1 6 3 6 2 6 3 6 3 6 3 6 3 5 4 6 4 5 4 6 4 5 4 5 5 4 4 5 5 4 6 4 5 4 5 4 6 3 6 4 5 2 6 3 7 3 6 2 6 2 6 3 6 1 7 1 6 1 7 1 6 1h7 7 6l7-1 6-1h7l6-2 7-1 6-2 6-2 6-2 7-3 6-2 5-3 6-3 6-4 5-3 5-4 6-5 4-4z">
          <text:p/>
        </draw:path>
        <draw:path draw:style-name="gr149" draw:text-style-name="P147" draw:layer="layout" svg:width="0.334cm" svg:height="0.334cm" svg:x="5.12cm" svg:y="23.527cm" svg:viewBox="0 0 335 335" svg:d="M283 287l-5 5-4 4-6 5-5 3-6 4-5 3-6 3-6 4-6 2-6 3-6 1-6 3-6 1-7 2-6 1-7 1-7 1-6 1h-7-7-6l-7-1-6-1-6-1-7-1-6-2-6-2-6-2-7-3-6-2-6-3-5-2-7-4-5-3-5-4-6-4-5-5-5-3-5-5-5-5-4-4-4-6-4-5-4-5-4-6-3-5-3-6-3-6-3-6-2-6-3-6-1-7-2-6-1-7-2-6-1-7v-6-7l-1-6 1-7v-6-7l1-6 2-6v-7l2-6 2-7 3-6 2-6 2-6 3-6 3-6 3-5 4-6 4-6 4-4 4-6 4-4 5-6 5-4 5-5 6-4 5-4 5-3 6-4 5-3 6-4 6-3 6-2 6-2 6-3 7-2 6-1 6-2 7-1h7l6-1h7 7 6 7l6 1 7 1 6 1 6 1 6 2 7 2 6 3 7 2 5 2 6 3 5 3 7 4 5 3 5 4 6 4 4 5 5 5 5 5 4 4 5 5 4 5 4 6 4 5 3 5 3 6 4 6 2 6 3 6 2 7 2 6 2 6 2 6v6l2 7 1 6v7l1 6v7 7l-1 6-1 7-1 7-1 6-2 6-1 7-3 6-2 6-2 6-3 6-4 6-3 5-3 6-4 6-3 5-4 5-5 5-5 5zM284 288l4-4 5-6 4-4 4-6 4-5 4-6 3-5 3-6 3-6 3-6 3-6 2-6 2-6 2-6 1-7 2-6 1-7 1-7v-6-7-7-6-7l-1-6-2-7-1-6-1-6-2-7-2-6-3-6-2-7-3-5-3-6-4-6-3-6-4-5-3-5-4-5-5-6-5-4-4-5-5-5-5-4-6-5-5-3-5-4-6-3-6-4-5-3-6-2-7-2-6-3-6-2-7-1-6-2-6-1-7-1-6-1h-7-6-7-7l-6 1-7 1-7 1-6 1-7 1-6 3-6 2-6 2-6 3-6 3-6 3-5 3-6 4-6 4-5 3-5 4-5 5-6 5-4 5-4 5-5 5-4 5-3 6-4 5-3 6-4 6-3 6-2 5-2 6-3 7-1 7-2 6-1 6-2 7v6l-1 7v6l-1 7 1 7v6l1 7v6l2 6 1 7 2 6 1 7 3 6 2 6 3 6 3 6 3 6 3 6 4 5 4 6 4 5 4 5 4 5 5 5 5 4 6 4 5 5 5 4 5 4 6 3 6 3 6 3 5 3 7 2 6 2 6 3 7 1 6 3h6l7 2 6 1 7 1h6 7 7l6-1 7-1 7-1 6-1 7-2 6-1 6-3 6-2 6-2 6-3 7-3 5-3 5-4 7-4 4-3 6-4 5-4z">
          <text:p/>
        </draw:path>
        <draw:path draw:style-name="gr150" draw:text-style-name="P148" draw:layer="layout" svg:width="0.336cm" svg:height="0.335cm" svg:x="5.119cm" svg:y="23.526cm" svg:viewBox="0 0 337 336" svg:d="M284 289l-4 5-6 4-5 3-5 4-6 4-5 4-6 3-6 3-6 2-6 3-6 2-6 2-7 2-7 1-6 2-6 1-7 1h-6-7-7-6-7l-6-1-7-2-6-1-6-2-7-1-6-3-7-2-7-2-5-3-6-4-6-3-6-3-5-4-5-3-5-5-6-4-4-5-5-4-4-6-4-4-4-6-4-5-4-5-3-7-3-5-3-6-3-6-2-6-3-7-1-6-2-6-1-7-2-6-1-6v-7-6l-1-7 1-7v-6-7l1-6 2-7v-7l3-6 1-6 3-7 2-6 2-5 3-7 3-6 3-5 4-5 4-6 4-6 5-5 3-5 5-5 5-4 5-5 5-4 5-4 6-3 6-4 5-3 6-4 6-3 6-2 7-2 6-3 6-2 7-1 6-1 6-2h7l7-1h6 7 7 6l7 1 7 1 6 1 6 1 7 2 6 2 6 3 6 2 6 2 6 3 6 3 5 4 6 3 5 4 6 5 5 4 5 4 4 5 5 4 5 6 3 5 4 6 4 5 3 6 4 6 3 6 2 5 3 6 3 7 1 6 3 7 1 6 1 6 2 7v6 7l1 6v7l-1 6v7 7l-1 6-2 6-1 7-2 7-2 6-3 6-2 6-3 6-3 6-3 6-3 5-4 6-4 5-4 5-4 5-5 5zM285 290l5-6 4-4 4-5 5-5 4-6 3-5 4-6 3-6 3-6 3-6 2-6 3-6 2-6 1-7 2-6 1-7 1-6 1-7v-6l1-7v-7l-1-6v-7l-1-6-1-7-1-6-2-7-2-6-2-6-3-7-2-6-3-6-3-6-3-6-3-5-4-5-4-6-4-6-4-5-5-5-5-5-5-4-5-4-5-4-5-4-6-4-6-3-5-4-7-3-6-2-6-2-6-3-6-2-6-1-7-2-6-1-7-1-7-1h-6-7-7-7l-6 1-7 1-6 1-7 1-6 1-6 3-6 2-7 2-6 3-7 3-6 3-5 3-5 4-6 4-5 3-6 4-4 5-5 5-5 4-4 6-5 4-4 6-3 6-4 5-3 6-4 6-3 6-2 6-2 6-3 6-1 7-2 6-1 7-2 7v6l-1 7v6l-1 7 1 7v6l1 7v6l2 7 1 6 2 6 1 7 3 6 3 7 2 6 3 5 3 6 3 6 4 5 4 5 4 6 5 5 3 5 5 4 5 5 5 5 6 4 5 4 5 3 6 4 6 3 5 3 6 3 7 3 7 2 6 2 6 2 7 2 6 1 7 2h6 7l6 1h7 7l6-1h7l6-1 7-2 6-1 7-2 6-2 7-3 6-2 5-2 6-3 7-4 5-3 5-4 6-4 5-4 5-4z">
          <text:p/>
        </draw:path>
        <draw:path draw:style-name="gr151" draw:text-style-name="P149" draw:layer="layout" svg:width="0.337cm" svg:height="0.337cm" svg:x="5.118cm" svg:y="23.525cm" svg:viewBox="0 0 338 338" svg:d="M286 291l-5 3-5 5-5 4-6 4-5 4-6 3-6 4-6 3-5 2-7 2-6 3-7 2-6 1-6 2-7 2h-6l-7 1-6 1h-7-7l-7-1h-7l-6-1-7-1-6-1-7-2-6-2-6-2-7-3-6-2-6-3-5-3-7-3-5-4-5-3-6-5-5-3-5-5-5-5-5-4-4-5-4-5-4-6-4-5-4-6-3-5-3-6-3-6-2-6-3-6-3-6-1-7-2-6-1-6-2-7-1-6v-7-6l-1-7 1-7v-7-6l1-7 2-7v-6l3-7 1-6 3-6 2-6 2-6 3-7 3-6 4-6 3-5 4-6 4-5 5-5 4-5 5-5 4-4 5-5 6-4 5-4 5-3 6-4 5-3 6-4 6-3 7-2 6-2 6-3 6-2 6-1 7-1 6-2h7l6-1h8 7 6 7l6 1 7 1 6 1 7 1 7 2 6 2 6 3 6 2 6 2 6 3 6 3 6 4 5 4 6 4 5 4 5 4 5 4 5 5 4 4 4 6 5 5 4 6 4 5 3 5 3 6 3 7 3 6 2 6 3 6 2 6 2 7 2 7 1 6 1 7 1 6v7l1 6v7l-1 7v6l-1 7-1 6-1 7-2 6-1 6-3 7-2 6-2 6-3 6-3 6-4 6-3 6-3 5-4 6-5 5-4 5-4 4zM286 291l5-5 4-5 5-5 4-5 4-6 3-5 4-6 3-6 3-5 3-6 3-7 2-6 2-6 2-7 2-6v-7l2-6 1-7v-6-7-7-6-7l-1-7-2-6v-7l-3-6-1-7-3-6-2-7-2-5-3-6-3-7-4-6-3-6-3-5-4-5-5-6-5-5-3-5-6-5-4-3-6-5-4-4-6-4-6-4-5-3-7-4-5-2-6-3-6-2-6-3-7-2-7-1-6-2-7-1-7-1-6-1h-7-6-7-8l-6 1-7 1-6 1-7 1-6 2-6 2-7 2-6 2-6 3-6 3-6 3-5 3-6 4-6 4-5 3-5 5-5 4-5 5-5 5-4 5-4 5-5 5-3 6-4 5-3 6-4 6-2 7-3 6-2 6-3 6-1 6-2 7-1 6-2 7v7l-1 6v7l-1 7 1 7v6l1 7v6l2 7 1 6 2 7 2 6 2 6 3 6 2 6 3 7 3 5 3 6 4 6 4 5 4 5 5 6 4 4 5 5 4 5 6 4 5 4 5 4 5 4 6 4 6 3 6 3 6 3 6 2 7 3 6 2 6 1 7 2 6 2 7 1 6 1h7l7 1h7 7l6-1 7-1 6-1 7-1 6-2 7-1 6-3 6-2 7-2 6-3 5-3 6-4 6-3 6-3 5-4 5-4 5-5z">
          <text:p/>
        </draw:path>
        <draw:path draw:style-name="gr151" draw:text-style-name="P149" draw:layer="layout" svg:width="0.338cm" svg:height="0.338cm" svg:x="5.118cm" svg:y="23.524cm" svg:viewBox="0 0 339 339" svg:d="M286 291l-5 5-5 5-5 3-5 4-6 4-6 3-6 4-5 2-6 3-7 3-6 2-6 2-7 2-7 2-7 1-6 1-7 1h-6-7-7-6-7l-6-1-7-2-6-1-7-2-6-1-6-3-7-2-6-2-6-3-6-3-6-4-6-3-5-4-5-4-5-4-6-5-4-4-5-5-4-4-5-6-4-5-4-6-4-5-3-6-3-6-3-6-2-6-3-6-2-6-2-6-2-7-1-7-2-6v-7l-1-7v-6l-1-7 1-7v-6l1-7v-6l2-7 1-6 2-7 1-7 3-6 2-6 3-6 2-7 4-6 3-5 4-5 3-6 5-5 4-6 4-4 5-6 5-4 5-4 5-5 5-4 6-3 6-4 5-3 6-4 6-3 6-2 6-2 7-3 6-1 6-2 7-1 6-2h7l6-1h7 7 7 6l7 1 7 1 6 1 7 1 7 2 7 2 6 3 6 2 6 3 5 2 7 4 5 3 6 4 6 4 4 4 6 4 4 4 6 5 3 5 5 5 5 5 4 6 3 5 3 6 4 6 3 6 3 6 2 5 2 7 3 7 1 6 3 7v7l2 6 1 7v7 6 7 7 6l-1 7-2 6v7l-2 6-2 7-2 6-2 6-3 6-3 7-3 5-3 6-4 6-3 5-4 5-4 6-5 5-4 5zM287 292l4-5 5-5 5-5 3-5 4-5 4-6 4-6 3-5 3-6 2-7 4-6 2-6 1-6 3-7 1-6 1-7 2-6v-7-6l1-7v-7l-1-6v-7-7l-2-6-1-7-2-7-2-7-2-6-2-7-3-6-3-6-3-5-3-7-4-5-3-6-4-5-4-5-5-6-4-4-5-5-5-4-5-5-5-4-6-4-5-4-6-3-6-3-6-3-6-3-6-2-6-3-7-2-7-1-7-2-6-1-7-1-7-1h-6-7-7-7l-6 1-7 1-7 1-6 1-6 2-7 2-6 2-6 2-6 3-7 3-5 3-6 4-5 3-6 4-5 3-6 5-5 5-5 4-4 5-5 5-4 5-4 5-3 6-4 5-3 6-4 6-3 6-3 6-2 6-2 7-2 7-2 6-1 7-1 6-1 7-1 7v6 7 7 6l1 7 1 7 1 6 2 7 1 7 2 6 2 6 3 6 2 6 3 6 4 7 3 5 4 6 3 6 5 5 4 5 4 5 5 5 5 4 5 5 6 4 5 4 5 3 6 4 6 3 5 3 6 3 7 3 6 2 7 2 6 2 6 2 7 1 6 2h7 7l6 1h7 7l6-1h7l7-1 6-2 7-1 7-2 6-2 6-2 7-3 6-3 6-3 6-3 6-3 5-4 5-4 6-4 5-4z">
          <text:p/>
        </draw:path>
        <draw:path draw:style-name="gr152" draw:text-style-name="P150" draw:layer="layout" svg:width="0.34cm" svg:height="0.34cm" svg:x="5.118cm" svg:y="23.524cm" svg:viewBox="0 0 341 341" svg:d="M287 293l-4 5-6 3-5 5-5 4-6 4-6 3-6 3-6 3-6 3-7 2-6 3-6 2-7 2-6 1-6 2h-7l-7 1-6 1h-7-7l-6-1h-7l-7-1-6-1-7-2-6-1-7-2-6-2-7-2-6-3-6-3-5-3-7-3-5-4-5-4-6-4-5-3-6-5-4-5-5-4-4-6-4-4-5-6-4-5-3-6-4-6-3-6-3-6-2-6-3-6-2-6-2-7-2-6-1-7-2-6v-7l-1-7v-6-7-7-6l1-7v-7l2-7 1-7 2-6 1-6 3-7 2-6 3-6 2-6 4-6 3-6 4-5 4-6 4-5 4-6 4-4 5-5 5-5 5-4 6-5 5-4 5-3 6-4 6-3 5-4 6-3 7-2 6-2 6-3 7-1 6-2 6-1 7-2h7l6-1h7 7 6 7l7 1 6 1 7 1 6 1 7 2 7 2 6 3 6 2 6 3 6 3 6 3 6 3 6 4 5 4 6 4 5 4 5 5 4 5 5 4 5 6 3 4 4 6 4 6 4 5 3 6 3 6 3 6 3 6 2 6 2 6 2 7 1 7 2 7 1 6 1 7v7l1 6v7l-1 7v7l-1 6-1 7-1 7-1 6-3 7-1 6-3 6-3 6-2 6-3 6-3 6-4 6-4 5-4 6-4 5-4 5-5 5zM288 294l5-6 5-4 4-6 4-4 4-6 4-6 3-5 4-7 3-5 2-6 3-6 2-7 2-6 2-7 2-6 1-7 1-7 1-6v-7l1-7v-7l-1-6v-7l-1-7-1-6-2-7-1-7-2-7-2-6-3-6-2-6-3-6-3-6-3-6-4-6-4-5-4-6-4-5-4-6-5-4-5-5-5-4-5-4-5-5-5-4-7-4-6-3-6-3-6-3-6-3-6-2-6-3-7-2-7-1-6-2-7-1-6-1-7-1h-7-6-7-7l-6 1-7 1-7 1-6 1-7 2-6 2-6 2-6 2-7 3-6 3-6 3-5 4-6 3-6 4-5 4-6 4-4 5-6 4-4 5-4 5-5 6-4 4-3 7-4 5-3 5-4 6-3 7-3 6-2 6-2 6-2 7-1 6-2 7-1 7-1 7-1 7v6 7 7 6l1 7 1 7 1 6 2 7 1 6 2 7 3 6 2 7 2 6 3 6 4 5 3 7 4 5 4 5 4 6 4 5 4 5 5 5 5 5 5 4 6 4 5 4 5 4 6 3 6 4 6 3 6 3 6 2 7 3 6 2 7 2 6 1 7 2 6 1 7 1h7l6 1h7 7l6-1 7-1 7-1 6-1 7-2 6-1 6-3 7-2 6-2 7-3 5-3 6-3 6-4 6-3 6-4 5-5 5-4z">
          <text:p/>
        </draw:path>
        <draw:path draw:style-name="gr152" draw:text-style-name="P150" draw:layer="layout" svg:width="0.341cm" svg:height="0.341cm" svg:x="5.117cm" svg:y="23.523cm" svg:viewBox="0 0 342 342" svg:d="M288 294l-5 5-5 4-5 5-6 3-6 3-5 4-6 3-6 3-6 4-6 2-7 2-6 3-6 1-7 2-6 1-7 1-7 1h-6-7-7-6-7l-7-1-6-2-7-1-7-2-7-1-6-3-6-2-6-2-6-3-6-3-6-4-6-3-5-4-6-4-5-5-5-3-5-5-5-6-4-4-4-6-4-5-4-5-4-6-4-6-3-5-3-6-2-7-2-6-3-6-2-7-2-6-1-7-2-6v-7l-1-7v-6-7-8-6l1-7v-7l2-6 1-7 2-6 1-7 3-6 2-6 3-7 3-6 3-6 3-5 4-6 4-6 4-4 5-6 3-5 5-5 5-5 5-4 6-4 5-5 5-3 6-4 6-3 6-4 6-2 6-3 7-2 6-3 6-1 7-2 6-1 7-2h7l6-1h7 7 6 7l7 1 6 1 7 1 6 1 7 2 6 2 6 3 7 2 6 3 6 3 6 3 6 3 6 4 5 4 5 5 5 3 5 5 5 5 5 4 4 6 4 5 4 5 4 6 5 6 3 5 3 7 3 6 2 6 2 6 3 6 1 7 2 6 1 7 2 6 1 7v7 6 8 7 6l-1 7-2 7v6l-2 7-2 6-2 7-2 7-3 6-3 6-3 5-3 6-4 6-4 6-4 5-4 5-4 5-5 5zM288 294l6-4 4-5 4-5 5-6 4-5 3-5 4-7 4-5 3-6 3-6 3-6 2-7 2-7 2-6 1-7 1-6 2-7v-7-6l1-7v-8l-1-6v-7-7l-2-6-1-7-2-7-1-6-3-6-2-7-2-6-4-6-3-6-3-6-4-5-4-6-4-6-5-5-3-5-5-5-6-5-4-4-6-4-5-5-5-4-6-3-6-4-5-3-6-3-7-3-6-2-7-3-6-1-6-2-7-2-6-1-7-1-7-1h-7-6-7-7l-7 1-6 1-7 1-6 2-7 1-6 2-7 2-6 2-7 3-6 3-5 4-6 3-6 4-6 3-5 4-5 4-5 5-5 4-5 6-4 4-5 6-4 5-3 6-4 5-3 6-4 6-3 6-3 7-2 6-2 6-2 6-1 7-2 6-1 7-1 7-1 6v7 8 7 6l1 7 1 7 1 6 2 7 1 6 2 7 3 6 2 6 2 7 3 6 4 6 3 5 4 6 4 6 4 5 5 5 4 5 5 5 4 5 6 4 5 5 6 4 5 3 5 4 7 3 6 3 5 3 6 3 7 2 6 3 7 1 7 2 6 1 7 2h7 7l6 1h7 7l6-1h7l7-1 6-2 7-1 6-2 7-2 6-2 6-3 6-3 6-3 7-3 5-4 5-4 6-3 5-4 6-5z">
          <text:p/>
        </draw:path>
        <draw:path draw:style-name="gr153" draw:text-style-name="P151" draw:layer="layout" svg:width="0.343cm" svg:height="0.343cm" svg:x="5.116cm" svg:y="23.522cm" svg:viewBox="0 0 344 344" svg:d="M290 295l-5 5-5 4-6 4-5 4-5 4-6 4-6 3-6 3-6 3-6 2-7 3-7 2-6 2-7 1-6 2h-7l-7 1-6 1h-7-7l-6-1h-7l-7-1-7-1-6-2-7-1-6-2-6-2-7-2-6-3-6-3-6-3-6-4-5-3-6-4-6-3-5-5-5-5-5-4-4-5-5-5-4-5-4-5-4-6-4-6-5-5-3-7-3-6-2-6-2-6-3-6-2-7-2-6-1-7-2-6v-8l-1-7v-6-7-7-7l1-6v-7l2-7 1-6 2-7 1-6 3-6 2-7 3-6 3-6 3-6 4-6 4-6 4-5 4-5 4-6 5-5 5-5 4-5 6-4 4-4 6-4 6-4 5-4 6-3 6-4 6-2 6-3 6-2 7-3 6-1 7-2 7-1 6-2h7l7-1h6 7 7 7l6 1 7 1 7 1 6 1 7 3 6 1 7 3 6 2 6 3 6 3 6 3 6 4 5 3 6 4 5 5 5 3 5 5 5 5 5 5 4 5 5 5 3 5 4 7 4 5 3 6 3 6 3 6 3 6 2 7 2 6 2 6 1 7 2 6 1 7 1 7v6l1 7v7l-1 7v6l-1 8-1 7-1 6-1 7-3 6-1 7-3 6-3 6-2 7-3 6-4 5-3 6-4 6-4 5-4 6-4 5-5 5zM291 296l4-5 5-5 4-5 4-5 5-5 4-7 3-5 3-6 3-6 3-7 2-6 4-6 1-6 2-7 2-6 1-7 1-7 1-7v-7l1-7v-7l-1-7v-6l-1-7-1-7-2-6-1-7-2-6-2-7-3-6-2-6-3-6-3-7-4-5-3-6-4-6-4-5-4-5-5-6-5-4-4-5-5-5-5-4-6-4-5-4-6-4-6-4-6-3-6-3-6-3-6-2-6-3-7-1-7-2-6-2-7-1-7-1h-6l-7-1h-7-7-6l-7 1-7 1-6 1-7 2-7 1-7 2-6 2-6 2-6 3-6 3-6 4-7 3-5 4-5 3-6 4-5 5-6 4-4 5-5 5-4 4-5 6-4 5-4 6-4 6-3 5-4 6-3 6-3 7-2 6-2 7-2 6-1 7-2 6-1 7-1 7-1 6v7 7 7 7l1 6 1 8 1 7 2 6 1 7 2 6 3 6 2 7 3 6 2 6 4 6 4 6 4 5 4 6 4 5 4 5 5 6 5 4 4 5 6 5 5 4 5 4 6 4 6 3 5 4 7 3 6 2 6 3 6 3 7 2 6 2 7 1 6 2 7 1 7 1h6l7 1h7 7l7-1 6-1 7-1 7-1 6-2 7-1 6-2 7-3 6-2 6-3 6-3 6-3 6-4 6-4 5-4 6-4 5-4z">
          <text:p/>
        </draw:path>
        <draw:path draw:style-name="gr154" draw:text-style-name="P152" draw:layer="layout" svg:width="0.344cm" svg:height="0.344cm" svg:x="5.115cm" svg:y="23.521cm" svg:viewBox="0 0 345 345" svg:d="M291 297l-4 4-6 5-5 4-5 4-6 4-6 3-6 3-6 4-7 3-6 2-6 2-6 3-7 1-6 2-7 1-7 1-6 1-7 1h-7-7l-7-1h-6l-7-1-7-2-6-1-7-2-6-1-7-2-6-3-6-3-7-2-6-3-5-4-6-3-7-4-5-5-5-4-6-4-4-5-5-4-5-6-4-5-4-6-4-5-4-5-3-7-4-5-2-6-3-6-2-7-3-6-2-7-2-7-1-6-2-7v-7l-1-6v-7-7-7-7l1-6v-7l2-7 1-6 2-7 1-7 3-6 2-7 3-6 3-6 3-6 3-6 4-6 4-5 4-5 5-6 4-5 5-4 4-5 6-4 5-5 6-4 6-4 5-4 6-3 7-3 6-3 6-3 6-2 6-3 7-1 6-2 7-1 7-2h6l7-1h7 7 6l7 1h7l7 1 6 1 7 1 6 3 7 1 7 3 6 2 6 3 6 3 6 3 6 4 6 4 5 4 6 4 5 4 5 5 4 4 5 5 4 5 5 6 4 5 4 6 3 6 4 5 3 6 3 7 2 6 3 6 2 7 1 6 2 7 1 6 2 7 1 7v6l1 7v7l-1 7v7l-1 6-2 7v7l-2 6-2 8-2 6-3 6-2 6-3 6-3 7-3 6-3 5-4 6-5 6-4 5-4 5-5 5zM292 298l5-5 4-6 5-5 4-5 4-6 4-5 3-6 3-6 4-6 3-6 2-6 2-7 3-6 2-8 1-6 1-7 2-7 1-6v-7-7-7-7-6l-2-7-1-7-1-7-2-6-1-7-3-6-2-6-3-6-2-7-4-6-3-6-3-6-4-6-5-5-4-5-4-6-5-4-5-5-5-5-5-4-5-4-6-4-6-4-6-4-5-3-6-3-7-2-6-3-7-3-6-1-7-2-6-2-7-1-7-1h-7l-7-1h-6-7-7l-7 1-7 1-6 1-7 2-6 1-7 2-6 2-7 2-6 3-6 3-6 4-6 3-5 4-7 3-5 4-6 5-5 4-5 5-5 5-4 5-4 6-5 5-3 5-4 6-3 6-4 6-3 6-2 6-3 7-2 6-2 7-1 6-2 7-1 7-1 7-1 6v7 7 7 7l1 6 1 7 1 7 2 6 1 7 2 7 3 7 2 6 3 6 3 6 3 6 3 6 4 6 4 5 5 6 4 5 4 5 5 5 5 5 5 4 5 4 6 4 7 4 5 4 6 3 6 4 7 2 6 3 6 2 6 3 7 1 6 2 7 1 7 2 7 1h6 7 7 7 7l6-1 7-1 7-2 6-1 7-2 6-2 7-2 6-3 6-3 7-3 6-3 5-4 6-4 6-3 5-5 5-4z">
          <text:p/>
        </draw:path>
        <draw:path draw:style-name="gr154" draw:text-style-name="P152" draw:layer="layout" svg:width="0.346cm" svg:height="0.346cm" svg:x="5.115cm" svg:y="23.521cm" svg:viewBox="0 0 347 347" svg:d="M293 298l-6 5-4 4-6 4-6 4-5 4-5 4-7 3-6 3-6 3-6 3-7 2-6 2-7 2-6 1-7 2-7 1h-6l-7 1h-7-7l-7-1h-6-7l-7-2-7-2-6-1-8-2-6-2-6-2-6-3-7-3-6-4-6-3-5-3-7-4-5-4-5-4-5-5-5-4-5-6-5-4-3-6-5-5-4-5-4-7-3-5-3-6-3-6-3-7-2-6-3-7-2-7-2-7-1-6-2-7v-7l-1-6v-7-7-7-6l1-7v-7l2-6 1-7 2-7 1-7 3-6 3-6 2-6 3-6 3-6 4-7 3-5 4-5 5-6 4-5 4-6 5-4 5-5 5-4 5-5 6-4 6-4 5-4 6-3 6-3 6-3 6-3 7-2 6-3 8-1 6-2 7-1 6-2h7l7-1h7 7 6l7 1h7l7 1 7 1 6 1 7 3 6 1 6 3 7 3 6 2 7 3 5 3 6 4 6 4 6 4 4 4 6 4 5 5 5 4 4 5 5 5 4 6 4 5 4 6 3 6 4 6 3 6 3 6 3 6 2 7 2 6 2 7 1 6 2 7 1 7 1 7v6l1 7v7l-1 7v7 6l-2 7-1 7-1 6-3 7-2 6-2 7-3 7-3 6-3 6-3 6-4 6-4 5-3 5-4 6-5 5-4 6zM293 298l5-4 5-5 5-5 3-6 4-5 4-6 4-6 3-6 3-6 3-6 3-7 2-6 2-7 2-6 2-7 1-7 1-6 1-7v-7l1-7v-7l-1-7v-7l-1-6-1-7-2-7-1-6-2-7-2-6-2-7-4-6-2-7-3-6-4-6-4-5-4-6-3-6-4-5-5-5-4-5-6-5-5-5-5-4-5-4-6-4-6-4-5-4-6-3-7-3-6-2-6-3-7-3-6-1-7-2-6-2-7-1-7-1h-7l-6-1h-7-7-7l-7 1-7 1-6 1-7 2-7 1-7 2-7 2-6 2-6 3-6 3-6 4-7 3-5 4-5 3-6 5-5 4-6 4-4 5-6 5-3 5-5 6-4 5-4 5-4 6-3 7-4 5-3 6-2 6-3 7-2 6-2 7-1 7-2 7-1 6-1 7-1 7v6 7 7 7l1 7 1 6 1 7 2 7 1 6 2 7 3 7 2 6 3 7 3 6 3 6 3 6 4 6 4 6 5 5 4 5 4 5 6 5 4 4 6 5 5 5 5 3 6 4 6 4 5 3 7 3 6 3 6 4 7 2 6 2 8 2 6 1 7 2 7 1 6 1h7l7 1h7 7l7-1 7-1h6l7-2 7-2 6-1 7-2 6-3 6-3 6-2 6-3 7-4 6-3 5-4 5-4 6-4 5-5z">
          <text:p/>
        </draw:path>
        <draw:path draw:style-name="gr155" draw:text-style-name="P153" draw:layer="layout" svg:width="0.347cm" svg:height="0.347cm" svg:x="5.114cm" svg:y="23.52cm" svg:viewBox="0 0 348 348" svg:d="M294 299l-5 5-5 4-6 5-5 4-6 4-6 3-6 4-6 3-6 2-6 3-7 2-6 3-7 1-7 2-7 1-6 1-7 1-7 1h-7-7l-7-1h-7l-6-2h-7l-7-2-6-2-7-1-6-2-7-3-6-3-7-3-6-3-5-3-6-4-6-4-5-4-6-4-5-5-5-4-5-5-5-6-3-4-5-6-4-6-4-6-3-6-3-6-3-6-3-7-2-6-3-6-2-7-2-6-1-7-2-7v-6l-1-7v-7-7-7-7l1-7v-6l2-7 1-7 2-6 1-7 3-6 3-7 2-6 3-6 3-6 4-6 4-6 4-5 4-6 4-5 4-5 6-5 4-5 6-4 5-4 5-5 6-4 5-4 6-3 7-3 6-3 6-3 6-2 7-3 6-1 7-2 7-1 6-2h7l7-1h7 7 8l6 1h7l7 1 7 1 6 1 7 3 6 1 7 3 6 3 6 2 6 3 7 3 5 4 6 4 5 4 6 4 5 4 5 5 5 4 5 6 5 5 3 5 4 6 4 5 4 6 4 6 3 6 2 6 3 6 3 7 2 7 1 6 2 7 2 7v7l2 6v7l1 7v7l-1 6v7l-1 7-1 6-1 7-2 7-2 7-2 6-3 7-2 6-3 6-3 6-3 6-4 6-4 7-4 5-4 5-4 6-5 4zM294 300l5-5 5-5 4-5 5-5 4-6 4-6 3-7 4-5 3-6 3-6 2-7 2-7 3-6 1-7 3-7v-6l2-7 1-7v-7-6-7-7-7l-2-6-1-7-1-7-2-7-1-6-3-7-2-7-3-6-3-6-3-6-3-6-4-6-4-6-4-5-4-6-4-5-6-5-4-5-5-5-5-3-6-5-6-4-5-4-6-3-6-4-6-3-7-2-6-3-6-3-7-1-6-2-7-2-7-1h-7l-7-1-6-1h-8-7-7l-7 1-7 1-7 1-6 2-7 1-7 2-6 2-6 3-6 2-6 3-7 4-6 3-6 4-5 3-6 5-5 4-6 4-4 5-5 5-4 6-5 5-4 6-4 5-4 5-3 7-4 6-3 6-2 6-3 6-2 7-2 6-1 7-2 7-1 6-1 7-1 7v7 7 7 7l1 7 1 6 1 7 2 7 1 7 2 6 3 6 2 7 3 6 3 7 3 6 4 5 3 7 5 5 4 6 4 5 5 6 5 4 4 5 6 5 5 4 5 4 7 4 5 4 6 3 6 3 7 3 6 3 6 2 7 3 6 1 7 2 7 1 7 1 6 2h7 7 7 7 7l7-1 7-1 6-1 7-2 7-2 6-2 7-2 7-3 6-3 6-3 6-4 5-3 7-3 5-4 5-5 6-5z">
          <text:p/>
        </draw:path>
        <draw:path draw:style-name="gr156" draw:text-style-name="P154" draw:layer="layout" svg:width="0.349cm" svg:height="0.349cm" svg:x="5.113cm" svg:y="23.519cm" svg:viewBox="0 0 350 350" svg:d="M295 301l-4 4-6 5-5 4-6 4-6 4-5 3-6 4-7 3-6 3-7 3-6 2-7 1-7 3-7 1-6 2-7 1h-7l-7 1h-6-7l-7-1h-7l-6-1-7-1-7-1-7-2-6-2-7-2-7-2-6-3-6-3-6-3-6-4-6-3-6-4-5-4-6-5-5-4-5-5-4-5-5-6-4-5-4-6-5-5-3-6-4-5-3-7-3-6-3-6-2-7-3-6-2-6-2-7-1-7-1-7-1-6-1-7v-7-7-7-7l1-7v-7l2-6 1-7 2-7 2-6 2-7 3-6 2-6 3-6 3-7 4-6 4-5 4-6 4-6 4-4 5-6 5-5 4-5 6-4 5-4 5-5 6-4 6-3 6-4 6-3 7-3 6-2 6-3 6-3 7-1 7-2 6-1 7-2h7l7-1h7 7 7l6 1h7l7 1 7 1 7 1 6 3 7 1 7 3 6 3 7 2 6 3 5 4 6 3 6 4 6 4 5 4 6 4 4 5 5 5 5 5 4 5 5 6 4 5 4 5 3 7 4 6 3 6 3 6 3 6 2 6 2 7 2 6 2 7 1 7 1 7 1 6v7l1 7v7l-1 7v7 7l-2 7-1 6-2 7-2 7-2 6-2 6-2 7-4 6-3 7-3 5-4 6-3 6-4 6-5 5-4 5-5 6zM296 301l5-4 4-6 5-6 4-5 4-6 4-5 4-6 3-6 3-7 3-6 3-6 2-7 2-6 2-7 1-7 2-6 1-7 1-7v-7l1-7v-7l-1-7v-7l-1-6-1-7-2-7-1-7-2-6-2-7-2-6-3-7-4-6-3-6-3-6-4-6-3-6-4-5-5-6-5-4-4-6-5-4-5-5-6-4-5-5-5-4-7-4-5-3-6-4-6-3-6-2-7-3-7-3-7-1-6-2-7-2-7-1h-7l-6-1-7-1h-7-7-7l-7 1-7 1-7 1-7 2-6 1-7 2-6 2-7 3-6 2-6 3-7 4-6 3-5 4-6 4-6 4-5 5-5 4-5 5-5 4-4 6-5 5-4 6-4 5-4 6-3 6-4 6-3 7-2 6-2 6-3 7-2 6-1 7-2 6-1 7-1 7-1 7v7 7 7 7l1 7 1 7 1 6 2 7 1 7 2 6 3 7 2 6 3 6 3 6 3 7 4 6 4 5 4 6 4 6 4 5 5 5 5 6 5 4 5 5 5 4 6 5 6 3 6 4 5 3 6 3 7 4 6 2 7 3 7 1 6 3 7 1 7 2 6 1 7 1h7l7 1h7 6l7-1 7-1h7l6-2 7-1 7-3 7-1 7-3 6-3 6-2 7-4 6-3 6-4 5-3 6-5 5-3 6-5z">
          <text:p/>
        </draw:path>
        <draw:path draw:style-name="gr156" draw:text-style-name="P154" draw:layer="layout" svg:width="0.35cm" svg:height="0.35cm" svg:x="5.112cm" svg:y="23.518cm" svg:viewBox="0 0 351 351" svg:d="M297 301l-6 5-5 5-5 3-7 6-5 3-6 4-6 3-7 4-6 2-6 3-7 2-6 2-7 2-7 2-6 1-7 1-7 1-7 1h-7-7l-7-1h-7l-6-2h-7l-7-2-7-1-6-3-7-1-6-3-7-3-6-3-6-3-5-3-7-4-5-4-6-5-6-4-4-5-6-4-4-6-5-4-4-6-4-5-4-6-4-6-4-6-3-6-3-6-3-6-2-6-3-7-2-6-2-7-1-7-1-7-1-6-1-7v-7-7-7-7l1-7v-7l2-7 1-6 2-7 2-6 3-7 2-6 2-6 3-7 4-6 3-6 4-6 4-6 4-5 4-5 5-6 5-4 5-5 5-5 5-4 6-4 6-4 5-4 6-4 6-3 7-3 6-2 7-3 6-3 7-1 6-2 7-1 7-2h7l7-1h7 7 6l7 1h7l6 1 7 1 7 1 7 3 6 1 7 3 7 3 6 2 6 3 6 4 5 3 7 4 6 4 5 4 6 5 5 5 5 4 4 6 5 4 4 6 4 5 4 6 4 6 3 6 3 6 3 6 3 7 3 6 2 6 2 7 1 7 2 7v6l2 7v7l1 7v7l-1 7v7l-1 7-1 7-2 6-1 7-2 7-2 6-3 7-2 6-3 6-3 6-3 7-4 6-4 5-4 6-4 5-5 5-5 6zM298 302l4-5 5-5 4-5 4-6 5-5 4-6 3-6 4-6 3-6 3-7 2-6 2-6 3-7 1-7 2-6 1-7 2-7 1-7v-7-7-7-7l-1-7-1-7-1-7-1-6-2-7-1-7-3-6-2-7-3-6-3-6-3-6-3-6-4-7-4-5-4-5-4-6-5-5-5-6-5-4-5-5-5-4-5-4-7-5-6-3-6-4-6-3-6-3-6-3-7-2-7-3-6-2-7-2-7-2-7-1h-6l-7-1-7-1h-6-7-7l-7 1-7 1-7 1-7 2-6 1-7 2-7 2-6 3-6 2-7 3-6 4-6 3-6 4-6 4-5 4-5 5-6 4-4 5-6 5-4 5-4 5-5 6-4 6-4 5-3 6-4 7-3 6-2 6-2 7-3 6-2 7-1 7-2 6-1 7-1 7-1 7v7 7 7 7l1 7 1 6 1 7 2 7 1 7 2 6 3 7 2 7 3 6 3 6 3 6 4 5 4 7 4 5 4 5 4 6 5 5 5 5 5 5 5 5 6 4 5 5 6 4 6 3 6 4 6 3 6 3 6 2 7 3 7 2 6 2 7 2 7 1 7 1 6 2h7 7 7 7 7l7-1 7-2h7l6-2 7-2 7-2 6-2 6-3 7-3 6-3 7-3 5-4 6-4 6-5 6-4 5-4z">
          <text:p/>
        </draw:path>
        <draw:path draw:style-name="gr157" draw:text-style-name="P155" draw:layer="layout" svg:width="0.352cm" svg:height="0.352cm" svg:x="5.111cm" svg:y="23.517cm" svg:viewBox="0 0 353 353" svg:d="M298 303l-6 5-5 4-6 4-5 4-6 4-6 4-6 3-6 4-7 3-6 3-6 2-7 2-7 2-6 1-7 1-7 2h-7l-7 1h-7-7l-7-1h-7l-7-1-7-1-6-1-7-2-7-2-6-2-7-3-6-2-6-3-6-3-6-5-7-3-5-4-5-5-6-3-5-5-5-5-5-5-5-5-4-6-4-5-4-6-4-6-4-5-3-6-3-7-3-6-2-7-3-6-2-7-2-7-1-6-1-7-1-7-1-7v-7-6-7-7l1-7v-7l2-7 1-6 2-7 2-7 3-6 2-7 2-6 3-7 4-6 3-6 4-5 4-7 5-5 3-5 5-5 5-5 5-5 5-5 6-4 5-4 6-4 6-4 6-4 6-3 6-3 6-2 7-3 7-2 6-2 7-2 7-1 7-2h6l7-1h7 7 7l7 1h7l6 1 7 1 7 1 7 3 6 2 7 2 6 3 6 3 7 3 6 3 6 4 6 3 6 4 5 4 5 5 5 5 5 4 6 6 4 5 5 5 4 6 4 5 4 6 3 6 3 7 3 6 3 6 2 7 3 6 1 7 2 7 1 6 1 7 1 7v7l1 7v7l-1 7v7 7l-2 7-1 6-2 7-1 7-3 7-2 6-2 6-3 7-4 6-3 5-4 7-3 6-5 5-4 5-4 6-6 5zM298 303l5-5 5-5 5-6 4-5 4-5 4-6 3-6 4-6 3-6 3-6 3-7 2-6 2-7 2-7 1-7 2-6 1-7 1-7v-7l1-7v-7l-1-7-1-7v-7l-1-7-2-7-1-6-2-7-2-7-3-6-2-6-3-7-4-6-3-6-4-6-3-6-5-5-4-6-4-5-6-5-5-5-6-5-4-4-6-4-6-4-5-4-6-4-7-3-6-3-6-3-7-2-6-3-7-2-7-2-6-1-7-2h-7l-7-1-7-1h-7-7-7l-7 1-6 1-7 1-7 2-7 1-6 2-7 3-7 2-6 2-7 3-6 4-6 3-5 4-7 4-5 4-5 5-6 4-4 5-5 5-5 6-4 5-5 5-4 6-4 6-3 6-3 6-3 7-3 6-2 6-3 7-2 7-1 6-2 7-1 7-1 7-1 7v7 7 6 7l1 7 1 7 1 7 2 7 2 6 1 7 3 7 3 6 2 6 3 7 3 6 4 6 4 6 4 6 5 5 4 5 5 6 4 4 5 5 5 5 6 4 6 4 5 4 7 4 5 4 6 4 7 3 6 2 6 3 7 2 7 2 6 1 7 2 7 1 7 1h7l7 1h7l7-1h7l7-1 7-1 7-1 7-1 6-3 7-1 6-3 7-3 6-3 6-3 6-3 7-5 5-3 6-4 5-5 6-4z">
          <text:p/>
        </draw:path>
        <draw:path draw:style-name="gr157" draw:text-style-name="P155" draw:layer="layout" svg:width="0.354cm" svg:height="0.354cm" svg:x="5.111cm" svg:y="23.517cm" svg:viewBox="0 0 355 355" svg:d="M299 304l-5 4-5 5-5 5-7 3-5 4-6 4-6 3-6 3-7 3-7 3-6 3-7 1-6 3-7 1-7 1-7 1-7 1h-6l-7 2h-7l-7-2h-7l-7-1-7-1-7-2-6-1-7-2-7-2-6-3-6-2-7-3-7-4-5-3-6-4-5-4-7-4-5-5-5-4-5-5-5-4-4-6-5-5-5-6-3-5-4-6-4-6-3-7-3-6-3-6-3-6-2-7-2-7-2-6-1-7-1-7-2-7-1-7v-7-7-7-7l1-7 1-6 2-7 1-7 2-7 2-6 2-7 3-7 3-6 3-6 3-6 3-6 4-6 4-6 4-5 5-6 5-5 4-5 5-5 5-5 6-4 5-4 6-4 6-4 6-3 6-4 6-3 7-2 6-2 7-3 6-2 7-2 7-1 7-2h7l7-1h7 7 7l7 1h7l7 1 6 2 7 1 7 2 7 2 6 2 7 3 6 3 6 3 6 3 6 4 6 4 5 3 6 4 5 5 5 5 6 5 4 5 5 5 4 5 4 6 4 6 4 5 3 6 3 7 3 7 3 6 3 6 1 7 3 7 1 6 2 7v7l1 7 1 7 1 7v7l-1 7v6l-1 7-1 7-2 7-1 7-2 6-2 7-3 6-2 7-3 7-3 6-4 6-3 6-4 5-4 6-4 5-5 6-5 5zM300 304l4-4 5-6 5-5 4-5 4-6 4-6 4-6 4-6 3-6 2-7 3-6 3-7 2-6 1-7 2-7 1-7 2-7 1-7v-6l1-7v-7l-1-7-1-7-1-7-1-7-1-7-2-7-2-6-1-7-4-7-2-6-3-6-3-7-4-6-3-6-4-5-4-6-5-6-4-4-5-6-5-4-5-6-6-4-5-4-6-4-6-4-6-4-6-3-6-3-6-3-7-2-6-3-7-2-7-2-7-1-6-2h-7l-7-1-7-1h-7-7-7l-7 1-7 1-7 1-7 2-7 1-7 2-6 3-7 2-6 2-6 3-6 4-6 3-7 4-5 4-5 5-6 4-5 4-6 6-4 4-5 6-4 5-4 5-5 7-3 5-4 6-3 6-3 7-3 6-2 7-3 7-2 6-2 7-1 7-2 7-1 6-1 7v7 7 7 7l1 7 2 7 1 7 1 7 3 7 1 6 3 7 3 6 2 7 3 6 4 6 3 6 4 6 4 5 4 6 5 6 5 5 4 5 6 5 5 4 5 5 6 4 5 3 6 4 6 4 7 3 6 3 7 3 6 2 7 2 6 3 7 1 7 2h7l7 3h7l7 1h7l7-1h6l7-2 7-1 7-1 7-2 7-2 6-2 7-3 6-2 7-3 7-3 5-3 6-4 6-4 6-4 5-4 5-5z">
          <text:p/>
        </draw:path>
        <draw:path draw:style-name="gr157" draw:text-style-name="P155" draw:layer="layout" svg:width="0.355cm" svg:height="0.355cm" svg:x="5.11cm" svg:y="23.516cm" svg:viewBox="0 0 356 356" svg:d="M301 306l-6 5-5 4-6 5-5 4-6 4-6 3-6 4-7 3-6 3-6 2-7 2-6 3-7 2-7 1-7 1-7 2-7 1h-7-7-7-7-6l-7-2-7-1-7-1-7-2-6-2-7-2-6-3-7-2-7-3-6-3-6-4-6-4-5-4-6-4-5-4-6-5-5-5-5-5-5-5-5-5-4-6-4-6-4-6-3-5-4-6-3-6-2-7-3-7-3-6-1-7-3-7-1-7-1-6-1-7-1-7v-7-7-7-7l1-7v-7l2-7 1-7 2-7 2-6 3-7 2-6 3-7 3-6 3-6 4-6 3-6 5-6 4-5 4-6 5-5 5-5 6-5 5-5 5-4 6-4 5-4 6-4 6-3 7-5 6-3 6-2 7-2 6-3 7-2 7-2 7-1 7-2h7l7-1h7 7 7l6 1h7l7 1 7 2 7 1 6 2 7 2 7 2 6 3 7 3 6 3 6 4 6 4 6 3 6 4 5 5 5 4 6 5 4 5 6 5 4 5 4 5 5 6 4 6 3 6 4 6 3 6 3 6 2 7 3 6 2 7 2 7 2 7 1 6 1 7 1 7 1 7v7 7 7 7l-1 7-2 7-1 7-2 7-1 7-3 6-2 7-3 6-2 6-3 6-4 6-4 7-4 6-4 5-5 6-4 5-5 5zM301 307l5-6 5-4 4-6 5-5 4-6 4-6 3-6 4-6 3-6 3-6 3-7 2-6 2-7 2-7 1-7 2-7 2-7v-7-7l1-7v-7l-1-7v-7l-1-7-1-7-2-6-1-7-2-7-2-7-3-6-2-7-3-7-3-6-4-6-4-5-4-6-4-6-5-5-4-6-5-5-4-5-6-4-5-5-6-5-6-3-5-4-6-4-6-4-7-3-7-3-6-2-7-3-6-2-7-2-7-1-7-2h-7l-7-1-6-1h-7-7-7l-8 1-7 1-7 1-6 2-7 1-7 2-7 3-6 2-6 3-7 3-6 3-6 4-6 4-6 4-5 5-6 4-5 5-6 4-5 6-5 4-4 6-4 6-4 5-4 7-4 6-3 6-3 6-3 6-2 7-3 6-2 7-1 7-2 7-1 7-1 7-1 7v7 7 7 7l1 7 1 7 1 6 2 7 2 7 1 7 3 6 3 7 2 7 3 6 4 6 3 6 4 6 5 6 4 5 4 5 5 6 5 5 6 5 5 4 5 5 6 4 6 4 6 4 5 3 7 4 7 3 6 2 7 2 6 3 7 2 7 1 7 2 7 1 7 1h6l7 1h7l7-1h7 7l7-2 7-1 7-1 7-3 7-2 6-2 7-3 6-3 6-3 6-3 7-4 5-4 6-4 6-4 5-5z">
          <text:p/>
        </draw:path>
        <draw:path draw:style-name="gr158" draw:text-style-name="P156" draw:layer="layout" svg:width="0.357cm" svg:height="0.357cm" svg:x="5.109cm" svg:y="23.515cm" svg:viewBox="0 0 358 358" svg:d="M302 308l-5 4-6 5-5 4-6 4-6 4-6 4-6 3-6 3-6 3-7 3-6 2-7 2-7 2-7 2-7 1-7 1-7 1h-7l-7 1h-7l-7-1-7-1h-7l-7-1-6-2-7-1-7-3-7-2-6-2-7-3-7-3-7-3-5-4-6-3-6-4-6-4-5-5-5-4-6-5-4-5-5-6-5-5-4-6-4-5-4-6-3-6-4-6-3-7-2-6-3-7-3-6-1-7-3-7-1-7-1-7-1-7-1-7v-6-7-7-7l1-7v-7l2-7 1-7 2-7 2-7 3-6 2-7 3-6 3-6 3-7 4-6 4-6 4-5 4-6 4-6 5-4 4-6 6-4 5-6 6-4 5-5 6-4 6-4 6-3 6-3 8-3 6-3 6-2 7-3 7-2 7-2 6-1 7-2h7l7-1h7 7 7l7 1h7l7 1 7 2 7 1 7 2 6 2 7 2 6 3 7 3 6 3 6 3 7 4 5 4 6 3 6 5 5 5 5 5 5 5 5 5 4 6 5 5 4 5 4 6 3 6 4 6 3 6 3 7 3 6 3 7 1 6 3 7 1 7 2 7 1 7v7l1 7 1 7v7l-1 7v7l-1 7-1 7-2 7-1 7-2 6-2 7-2 7-4 6-2 7-4 6-3 6-4 6-4 6-3 6-5 5-5 6-4 4zM302 308l6-5 4-5 5-6 4-5 4-6 4-6 4-6 3-6 3-6 3-7 3-6 3-7 2-7 1-6 2-7 2-7v-7l2-7v-7l1-7v-7l-1-7-1-7-1-7v-7l-2-7-2-7-2-7-2-7-2-6-3-7-3-6-3-6-4-6-4-6-4-6-3-6-5-5-5-6-4-4-6-6-5-5-5-5-6-4-5-4-6-4-7-4-6-3-6-3-6-3-7-2-6-3-7-2-7-2-7-1-7-2h-7l-7-1-7-1h-7-7-7l-7 1-7 1-7 1-7 2-7 1-6 2-7 3-7 2-6 3-7 3-6 3-6 4-7 3-5 5-6 4-6 4-5 6-5 4-5 6-5 5-3 6-5 5-4 6-4 6-4 6-3 6-3 6-3 7-2 6-3 7-2 7-1 7-2 7-1 7-1 7-1 7v7 7 7 6l1 7 1 7 1 7 2 7 2 7 1 7 3 7 3 6 3 6 3 7 3 6 4 7 4 5 4 6 4 6 4 5 5 5 5 5 5 5 5 5 6 4 6 4 5 4 6 4 6 3 7 4 7 2 7 4 6 2 7 2 7 2 7 2 6 2h7l7 1 7 1 7 1h7l7-1h7l7-1 8-1 7-1 6-2 7-2 7-2 7-3 6-2 6-3 6-3 6-4 6-3 7-4 5-5 6-3 6-5z">
          <text:p/>
        </draw:path>
        <draw:path draw:style-name="gr158" draw:text-style-name="P156" draw:layer="layout" svg:width="0.358cm" svg:height="0.358cm" svg:x="5.108cm" svg:y="23.514cm" svg:viewBox="0 0 359 359" svg:d="M303 308l-5 6-5 4-6 4-6 5-6 4-6 3-6 4-6 3-7 3-6 2-7 2-7 3-6 2-7 2h-7l-7 2-7 1h-7-7-7-7l-7-1-7-1-8-1-6-1-7-2-7-2-7-2-6-3-7-3-7-2-6-4-6-3-6-4-5-4-7-4-5-4-5-5-5-5-5-5-5-5-5-6-4-5-3-6-4-6-4-6-3-6-3-7-3-6-3-6-3-7-1-7-3-7-1-7-1-7-1-7-1-7v-7-7-7-7l1-6v-7l2-7 1-7 2-7 2-7 3-7 2-6 3-7 3-6 3-7 4-6 4-5 4-6 4-6 4-6 5-5 5-6 5-4 5-5 6-4 6-4 5-5 6-3 6-4 7-3 6-3 6-3 7-2 7-3 6-2 7-2 7-1 8-2h7l6-1h8 7 7l7 1h7l7 1 7 2 7 1 7 2 7 2 6 2 7 3 6 3 6 3 6 3 6 4 7 4 5 4 5 4 6 5 5 4 6 6 4 4 5 6 4 6 4 6 4 5 4 7 4 6 3 6 3 6 2 7 3 6 2 7 2 7 2 7 1 7 1 7 1 7 1 7v7 7 7 7l-2 6-1 8-1 7-2 6-1 7-3 7-2 6-3 7-3 6-3 7-3 6-4 6-4 6-4 5-4 6-5 5-5 6zM304 309l4-5 6-5 4-5 4-6 5-6 4-5 4-6 3-7 3-6 3-7 3-6 2-7 2-7 2-6 2-7 1-7 1-7 1-7v-7l1-7v-7l-1-7v-7l-1-7-1-8-1-7-2-6-2-7-3-7-2-7-2-6-3-6-4-7-3-6-4-6-4-6-5-5-3-7-5-5-5-5-5-5-5-5-6-5-5-4-6-4-6-4-6-3-6-4-7-3-6-3-6-2-7-3-7-2-7-2-7-1-7-2h-7l-7-1-7-1h-7-7-8l-6 1-7 1-8 1-7 2-7 1-7 2-6 3-7 2-6 3-7 3-6 3-6 4-6 4-6 4-5 4-6 4-5 5-6 5-4 5-5 5-4 6-5 6-4 6-4 6-4 6-3 7-3 6-3 6-2 7-3 7-2 6-1 7-2 7-1 7-1 8-1 6v7 7 7 7l1 7 1 8 1 7 2 7 2 6 1 7 3 7 3 6 3 7 3 6 3 6 4 6 4 7 4 5 4 6 5 6 5 4 4 6 6 4 5 5 5 4 6 5 6 4 6 4 6 3 6 3 7 3 6 3 7 2 7 3 7 2 6 2 7 1 8 1 7 1h7l7 1h7l7-1h7 7l7-2 7-1 7-1 7-3 6-2 7-2 6-2 7-4 7-3 6-3 6-4 5-4 6-4 6-5 5-4z">
          <text:p/>
        </draw:path>
        <draw:path draw:style-name="gr158" draw:text-style-name="P156" draw:layer="layout" svg:width="0.36cm" svg:height="0.36cm" svg:x="5.108cm" svg:y="23.514cm" svg:viewBox="0 0 361 361" svg:d="M304 310l-5 4-5 5-6 5-6 4-5 3-6 4-7 4-6 3-7 3-6 3-7 2-6 2-7 3-7 1-7 1-7 1-8 1h-7l-7 1h-7l-7-1-7-1h-7l-8-1-6-2-7-1-7-3-7-2-6-2-7-3-6-3-6-3-6-3-6-4-6-4-6-5-5-4-6-5-5-5-5-5-4-5-5-5-5-6-3-6-4-6-4-6-3-6-3-6-3-7-3-6-3-7-1-7-3-6-1-7-1-7-1-8-1-7v-7-7-7-7l1-7v-7l2-7 1-7 2-7 2-6 3-7 2-7 3-6 3-7 3-7 4-6 4-6 4-6 4-5 5-6 5-5 4-5 6-5 5-5 5-4 6-4 6-4 5-4 6-4 7-3 7-3 6-3 7-2 6-3 7-2 7-2 7-1 7-2h7l6-1h8 7 7l7 1h8l7 1 7 2 7 1 6 2 7 2 7 2 6 3 7 3 7 3 6 4 6 3 5 4 6 4 6 4 5 5 6 4 4 6 6 5 4 5 4 6 5 5 4 6 4 6 3 7 3 7 4 6 2 6 2 7 2 7 3 7 1 6 2 7 1 8v7l1 7 1 7v6l-1 7v8l-1 7-1 7-2 7-1 7-2 6-2 7-2 7-3 6-4 7-3 6-3 6-4 6-3 6-5 6-4 5-5 6-5 5zM305 311l5-6 4-4 5-6 5-6 4-5 4-7 3-6 4-6 3-6 3-6 3-7 3-6 2-7 2-7 1-7 2-7v-7l2-7v-8l1-7v-6l-1-7-1-7-1-8v-7l-2-7-1-7-3-7-2-6-2-7-3-6-3-7-4-6-3-7-4-6-3-6-5-6-5-5-4-6-5-5-5-5-5-4-5-5-7-5-5-3-6-4-6-4-6-4-7-3-7-3-6-2-7-3-7-2-6-2-7-1-7-2h-7l-8-1-7-1h-7-7-8l-6 1-7 1-7 1-7 2-7 1-7 2-7 3-6 2-7 3-6 3-7 3-6 4-6 4-6 4-5 5-6 3-5 6-6 4-4 6-5 4-4 7-5 5-4 5-4 7-4 6-3 7-3 7-3 6-2 7-3 6-2 7-1 7-2 7-1 7-1 7-1 7v7 7 7l1 7v8l1 7 1 7 2 7 2 6 2 7 3 7 2 6 3 7 3 7 3 6 4 6 4 5 4 6 4 6 5 5 5 6 4 5 6 5 5 4 5 5 7 4 5 4 6 4 6 3 6 3 7 4 7 3 6 2 7 2 7 3 7 1 6 2h7l8 1 7 1 7 1h7l7-1h8l7-1 7-1 7-1 7-2 7-2 7-2 6-3 7-2 6-3 6-3 7-4 6-4 6-4 6-4 5-4 6-5z">
          <text:p/>
        </draw:path>
        <draw:path draw:style-name="gr159" draw:text-style-name="P157" draw:layer="layout" svg:width="0.361cm" svg:height="0.361cm" svg:x="5.107cm" svg:y="23.513cm" svg:viewBox="0 0 362 362" svg:d="M306 311l-5 5-6 5-5 4-6 4-7 4-6 4-6 4-6 3-6 3-8 2-6 2-7 3-7 1-7 3h-7l-7 2-7 1h-7-7-7-7l-7-1-8-1-7-1-7-1-7-2-7-2-6-2-7-3-6-3-7-3-6-3-6-4-6-3-6-4-6-4-5-5-6-5-5-4-5-6-4-5-5-5-5-6-3-6-4-5-4-6-3-7-3-7-3-6-3-7-2-6-2-7-3-7-1-7-1-7-1-7v-7l-1-7v-7-7-7l1-8 1-7 1-7 1-6 2-7 2-7 3-7 2-7 3-6 3-7 3-7 4-6 4-6 4-5 4-6 5-6 5-4 4-6 6-4 5-6 5-4 6-4 6-4 6-4 6-4 6-3 7-3 7-3 6-2 7-3 7-2 7-2 6-1 7-1 7-1 7-1h8 7 7l7 1h7l7 1 7 2 7 1 6 2 7 2 7 2 7 3 7 3 6 3 7 4 6 4 6 3 5 4 6 5 6 4 5 5 5 5 4 5 5 6 5 5 4 5 4 6 4 7 3 6 4 6 2 7 3 6 3 8 2 6 2 7 2 7 1 7 1 7 1 7 1 7v7 7 7 8l-2 7-1 7-1 7-2 7-1 7-3 6-2 7-3 7-3 6-3 6-4 6-3 6-4 6-5 6-4 6-5 5-4 5zM306 312l5-5 5-6 5-5 4-5 4-7 5-5 3-6 4-6 3-6 3-7 2-7 3-7 3-6 1-7 2-7 1-7 1-7 1-7v-8l1-7-1-7v-7-7l-1-7-1-7-1-7-2-7-2-7-3-7-2-7-3-7-3-6-3-6-3-7-4-6-4-6-5-6-4-5-5-6-4-5-6-5-5-4-6-5-5-5-6-3-6-4-6-4-6-4-7-3-6-2-8-3-6-3-7-2-7-2-7-1-7-2h-7l-7-1-7-1h-7-8-7l-7 1-7 1-7 1-6 2-7 1-7 2-7 3-7 2-6 3-7 3-7 3-6 4-5 4-6 4-6 5-6 4-5 5-5 4-5 6-5 5-4 6-4 5-5 6-4 6-3 6-4 7-3 6-2 7-3 7-3 7-2 7-1 7-2 6-1 7-1 7-1 7v8 7 7l1 8v6l1 7 1 7 2 7 2 7 2 7 3 7 2 6 3 7 3 6 3 7 4 6 4 6 4 5 4 6 5 6 5 5 5 5 5 5 5 5 6 4 6 4 6 4 6 4 6 4 6 3 6 3 7 3 6 2 7 3 7 2 7 2 7 1 7 1 7 1h8l7 1h7l7-1h7 7l7-2 7-1 7-2 7-1 7-3 7-2 7-3 7-2 6-4 6-3 6-4 6-4 6-4 5-5 6-4z">
          <text:p/>
        </draw:path>
        <draw:path draw:style-name="gr159" draw:text-style-name="P157" draw:layer="layout" svg:width="0.363cm" svg:height="0.363cm" svg:x="5.106cm" svg:y="23.512cm" svg:viewBox="0 0 364 364" svg:d="M307 313l-6 5-6 4-5 5-6 4-6 4-6 3-6 3-6 4-7 3-6 3-7 2-7 2-7 2-7 2-7 1-7 1-7 1h-8l-7 1h-6l-7-1-8-1h-7l-7-1-7-2-7-1-7-2-7-3-6-2-7-3-6-3-6-3-6-4-7-4-6-4-5-4-6-4-6-5-4-5-6-5-4-5-5-6-5-6-3-5-4-7-4-6-3-6-3-6-3-7-3-6-2-7-2-7-3-7-1-7-1-7-1-7v-7l-1-7v-7-7-8l1-7 1-7 1-7 1-7 2-7 2-7 3-7 3-6 2-7 3-7 4-6 3-6 4-6 4-6 4-6 5-5 5-5 5-6 5-4 5-5 6-5 6-4 6-4 5-4 6-4 7-3 6-3 7-3 6-2 7-3 7-2 7-2 7-1 7-1 7-1 7-1h7 8 7l7 1h6l8 1 7 2 7 1 7 2 7 2 6 2 7 3 6 3 7 3 6 4 6 4 6 3 6 4 5 5 7 4 5 5 5 5 5 5 5 6 4 5 5 6 4 6 4 6 3 7 3 6 3 6 3 7 2 6 3 7 2 7 1 8 2 7 1 6v7l1 8v7l1 7-1 7-1 8v7l-1 6-2 7-1 7-2 7-2 7-3 7-2 6-3 7-4 6-3 7-3 6-5 5-4 6-5 6-4 5-5 6zM308 313l5-5 5-5 4-5 5-6 4-6 4-6 3-6 4-7 3-6 3-6 3-7 3-7 1-7 3-7 1-7 2-7v-6l1-7 1-7 1-8-1-7v-7l-1-8-1-7v-6l-2-7-1-8-3-7-2-7-2-7-3-6-3-7-4-6-3-6-3-7-5-6-4-5-5-5-4-6-5-5-5-6-6-4-6-5-5-5-6-3-7-4-6-4-6-3-6-4-7-2-6-3-7-3-7-2-7-2-7-1-7-2h-7l-7-1-7-1h-7-8-7l-7 1-7 1-7 1-7 2-7 1-7 2-7 3-6 2-7 3-7 3-6 3-6 4-6 4-6 4-6 5-5 4-5 5-6 5-4 5-6 5-4 6-4 6-4 5-5 6-3 6-4 7-3 7-2 6-3 7-3 7-2 7-1 7-2 7-1 7-1 7-1 7v8 7 7l1 7v7l1 7 1 7 2 7 2 7 2 7 3 7 2 7 3 6 3 6 3 7 4 6 4 6 4 6 4 5 5 6 5 5 5 5 5 5 6 5 5 4 6 5 6 4 6 4 6 3 6 4 7 3 6 3 7 2 7 2 7 3 7 1 7 2h7l7 1 8 1 7 1h6l7-1h8l7-1 7-1 7-2 7-1 7-2 7-2 7-3 7-3 6-2 6-4 6-3 6-4 6-4 7-4 5-4 6-5z">
          <text:p/>
        </draw:path>
        <draw:path draw:style-name="gr159" draw:text-style-name="P157" draw:layer="layout" svg:width="0.364cm" svg:height="0.364cm" svg:x="5.105cm" svg:y="23.511cm" svg:viewBox="0 0 365 365" svg:d="M308 314l-6 5-5 5-6 4-6 4-6 4-6 4-6 3-6 4-7 2-7 3-7 3-6 2-7 1-7 2-7 1-7 2-7 1h-8l-7 1h-7l-7-1-7-1-7-1-7-1-7-1-7-2-7-2-7-2-7-3-6-3-7-3-6-3-6-4-7-3-6-4-5-5-5-4-6-5-5-5-5-5-5-5-5-6-4-5-4-7-4-5-4-6-3-7-3-6-3-6-3-7-2-7-2-7-2-7-2-7-1-7-1-7v-7l-1-8v-7-6-8l1-8 1-7 1-7 1-7 2-7 2-7 3-7 3-6 2-7 3-7 4-6 3-6 5-6 3-5 4-7 5-5 5-5 5-5 5-5 6-5 5-5 6-4 6-4 6-4 6-4 6-3 6-3 7-3 7-2 6-3 7-2 7-2 8-1 7-1 7-1 7-1h7 7 7l7 1h8l7 1 7 2 7 1 7 2 7 2 7 2 6 3 7 3 6 4 6 3 6 4 6 3 7 4 5 5 5 4 6 5 5 5 5 6 4 5 5 6 4 5 5 6 3 6 3 7 4 6 3 7 3 6 3 7 2 7 2 7 2 7 1 7 1 6 1 8 1 8v7l1 7-1 7-1 7-1 7-1 7-1 7-2 7-2 7-1 7-4 7-2 7-4 6-3 6-4 6-3 7-4 6-4 6-5 5-4 6-5 5zM308 314l5-5 5-5 5-6 4-5 4-6 4-6 4-6 4-6 3-7 4-6 2-7 3-6 2-7 2-7 2-7 1-8 1-7 1-7 1-7v-7-7-7l-1-8-1-8-1-6-1-7-2-7-2-7-2-7-3-7-3-7-4-6-3-6-4-7-3-6-4-6-4-6-5-5-4-6-6-5-4-5-6-5-5-5-6-4-6-4-6-4-6-4-6-3-7-3-6-3-7-3-7-3-7-2-7-2-7-1-7-2h-7l-8-1-7-1h-7-7l-7 1h-7l-7 1-8 1-7 2-7 1-7 2-7 3-6 3-7 2-6 3-7 4-6 3-6 4-5 5-7 4-5 4-5 5-6 5-4 6-5 5-5 5-4 6-4 6-4 6-4 6-3 6-4 7-2 7-3 6-3 7-1 7-2 7-2 7-1 7-1 7-1 8v8 6 7l1 8 1 7v7l2 7 1 8 2 7 2 6 3 7 2 7 3 6 3 7 4 6 3 6 4 6 4 6 5 6 5 5 4 6 5 5 5 5 6 4 5 5 6 4 6 4 7 4 6 4 6 3 6 3 7 3 7 3 7 2 7 2 7 2 7 1 7 1 7 1 7 1h7 7 8 7l7-1 7-2 7-1 7-2 7-1 7-3 6-2 7-3 7-3 6-3 7-3 6-4 6-4 5-5 7-4 5-5z">
          <text:p/>
        </draw:path>
        <draw:path draw:style-name="gr160" draw:text-style-name="P158" draw:layer="layout" svg:width="0.365cm" svg:height="0.366cm" svg:x="5.105cm" svg:y="23.511cm" svg:viewBox="0 0 366 367" svg:d="M310 315l-6 5-5 4-6 5-6 5-6 4-6 3-6 4-7 3-6 3-7 3-6 2-7 2-7 2-7 1-8 2-7 2h-7-7l-7 1h-7l-7-1h-8l-7-1-7-1-7-2-7-1-7-2-6-3-7-2-7-3-6-3-7-3-6-4-6-4-6-4-6-4-6-5-5-5-6-4-4-6-5-5-4-5-5-6-5-6-4-6-3-6-4-7-3-6-3-7-3-7-2-7-2-6-2-7-1-7-2-7-1-7v-7l-1-8v-8-6-8l1-7 1-7 1-7 1-8 3-7 1-7 3-6 3-7 2-7 4-6 3-6 4-6 4-6 4-6 5-6 4-5 5-6 5-5 5-5 6-5 5-5 6-4 5-4 7-4 6-3 7-4 6-3 7-2 6-3 7-3 7-2 7-2 7-1 7-1 7-1h7l7-1h8 7l7 1h8l6 1 7 2 7 1 7 2 7 2 7 2 7 3 6 3 7 4 6 3 7 4 6 3 5 5 6 4 6 4 5 6 5 4 5 6 5 5 4 6 4 6 4 6 4 5 4 7 3 7 3 6 3 7 2 7 3 6 2 7 1 7 2 7 1 7 1 7v8 7 8 7 7l-1 7-1 7-2 8-1 7-2 7-2 7-3 6-2 7-3 6-3 7-4 6-4 6-4 6-5 6-4 5-4 6-6 5zM310 316l5-5 5-6 4-5 5-6 5-6 4-6 3-6 4-6 3-6 3-7 3-7 2-6 2-7 3-7 1-7 2-7 1-8v-7l1-7v-7-8-8l-1-7v-7l-1-7-2-7-1-7-3-7-2-7-2-6-3-7-3-7-3-6-4-7-4-6-4-6-5-5-4-6-5-6-5-5-5-5-5-5-6-4-5-5-6-4-6-4-7-4-6-3-6-3-7-3-7-3-7-3-6-2-8-2-7-1-7-2h-6l-8-1-7-1h-7-8l-7 1h-7l-7 1-7 1-7 2-7 2-7 1-7 3-7 3-6 2-7 3-6 4-6 3-7 5-6 4-5 4-6 4-6 6-4 4-6 6-4 5-5 5-5 7-4 5-4 6-4 6-3 7-3 6-3 7-3 6-3 7-1 7-2 7-2 7-1 8-1 7-1 7v8 6 8l1 8 1 7v7l2 7 1 7 2 7 2 7 3 7 2 6 3 7 3 6 4 7 4 7 4 6 4 5 5 6 4 6 5 5 5 5 5 5 6 5 6 4 5 5 6 4 6 4 7 4 6 3 7 3 7 3 6 2 7 2 7 2 7 2 7 2 7 1h7l7 1 8 1h7l7-1h7l7-1 8-1 7-2 7-1 7-2 7-2 7-2 6-4 7-3 6-3 6-4 6-3 6-4 7-4 5-5 5-4z">
          <text:p/>
        </draw:path>
        <draw:path draw:style-name="gr160" draw:text-style-name="P158" draw:layer="layout" svg:width="0.367cm" svg:height="0.367cm" svg:x="5.104cm" svg:y="23.51cm" svg:viewBox="0 0 368 368" svg:d="M311 317l-6 4-5 5-6 5-6 4-6 4-6 3-6 4-6 3-7 3-7 3-6 3-7 2-7 1-7 2-7 2-8 1-7 1h-7l-7 1h-7l-8-1-7-1-7-1h-7l-8-2-7-2-7-2-6-2-7-2-7-4-6-3-7-3-6-4-6-3-7-4-5-5-6-5-6-4-5-6-5-4-5-6-4-5-5-6-4-6-3-6-4-6-4-7-3-6-3-7-3-6-2-7-2-7-2-7-1-7-2-8-1-7v-7l-1-8v-7-7-7l1-7 1-7 1-8 1-7 3-7 1-7 3-7 3-6 3-7 3-6 3-7 4-6 4-6 3-6 5-6 5-5 4-6 6-5 4-5 6-5 6-5 5-4 7-3 6-5 7-3 6-4 7-3 6-2 7-3 7-3 7-1 7-3 7-1 6-1 8-1h7l7-1h8 7l7 1h7l7 1 7 2 7 1 8 2 6 2 7 2 7 3 7 3 6 4 6 3 6 4 6 3 7 5 5 5 5 4 6 5 5 4 5 6 5 5 4 6 5 6 4 6 3 6 4 6 3 7 3 6 4 7 2 7 2 6 2 7 2 7 2 8v7l1 7 1 7v8 7 7l-1 7-1 8v8l-2 7-2 6-2 7-2 7-2 7-3 6-3 7-4 7-3 6-4 6-3 6-5 6-5 6-4 5-5 5zM311 317l6-5 4-5 5-6 5-6 4-5 4-6 4-7 3-6 4-7 3-6 2-7 3-7 2-7 2-7 2-6 1-7 1-8 1-8 1-7v-7-7-8l-1-7-1-7-1-8-1-7-3-7-1-7-2-6-3-7-3-7-3-6-3-7-4-7-4-6-3-5-5-6-5-6-4-5-5-6-5-5-6-5-5-4-6-5-6-4-6-4-6-4-7-3-6-3-7-3-6-3-7-3-7-2-7-2-7-1-8-2h-7l-7-1-7-1h-7-8l-7 1h-7l-8 1-6 1-7 2-7 2-7 1-7 3-7 3-7 2-6 3-7 4-6 4-7 4-6 4-6 4-5 5-6 5-5 4-5 6-5 5-5 6-4 6-4 6-4 6-4 6-3 6-3 7-3 6-3 7-3 7-1 7-2 7-2 7-1 7-1 8-1 7v7 7 7l1 8 1 7v8l2 7 1 7 2 7 2 7 3 7 2 7 3 6 3 7 4 6 4 6 4 6 3 7 5 5 5 5 4 6 6 5 5 6 6 4 5 5 6 4 7 4 6 4 6 3 7 4 6 3 7 3 7 3 6 2 7 1 7 3 7 1 8 1 7 1 7 1h8 7 7 7l7-1 8-2 7-1 7-2 7-1 7-3 6-2 7-3 7-3 7-3 6-4 6-4 6-4 5-4 7-4 5-5z">
          <text:p/>
        </draw:path>
        <draw:path draw:style-name="gr161" draw:text-style-name="P159" draw:layer="layout" svg:width="0.368cm" svg:height="0.369cm" svg:x="5.103cm" svg:y="23.509cm" svg:viewBox="0 0 369 370" svg:d="M312 318l-5 5-6 5-6 4-5 4-6 4-7 4-6 4-7 3-6 3-7 3-7 2-7 2-7 2-6 2-7 1-8 2h-7-7l-8 1h-7l-7-1h-7l-7-1-8-1-7-1-7-3-7-1-7-3-7-3-7-2-6-3-7-4-6-3-6-4-6-4-6-4-6-5-5-5-6-5-5-5-5-6-4-5-5-6-4-6-3-6-4-6-4-6-3-7-3-6-3-7-2-7-2-7-2-8-1-7-2-7-1-7v-7l-1-8v-7-7-8l1-7 1-7 1-7 1-7 3-7 1-7 3-7 3-7 3-6 3-7 3-6 4-6 4-7 3-6 5-5 5-6 4-6 6-5 5-5 6-4 5-5 6-5 5-3 7-4 6-4 7-4 6-3 7-2 7-3 7-3 7-1 7-3 7-1 7-1 8-1h7l7-1h8 6l8 1h7l7 1 8 2 7 1 7 2 7 2 6 2 7 3 7 3 6 4 7 3 6 4 6 4 5 4 7 5 5 4 5 5 6 5 4 6 5 5 5 5 4 7 4 5 4 6 4 7 3 6 3 7 3 6 2 7 3 7 1 7 3 7 1 7 1 8 1 7v7 7 7 8 7l-1 7-1 8-1 7-2 6-2 8-3 7-2 7-2 7-3 6-4 7-3 6-4 6-4 7-5 5-4 6-5 6-4 5zM313 318l5-5 5-5 5-6 4-5 4-6 5-7 4-6 3-6 3-6 3-7 3-7 2-7 2-7 3-8 1-6 2-7 1-7v-8l1-7v-8-7-7l-1-7v-7l-1-8-2-7-2-7-2-7-2-7-2-7-3-7-3-6-3-7-4-6-4-6-4-6-5-6-4-6-5-5-5-6-5-5-5-5-6-4-6-5-6-4-6-3-6-4-6-4-7-3-7-3-7-3-6-3-7-2-7-2-7-1-8-2h-7l-7-1-8-1h-6-8l-7 1h-8l-7 1-7 1-7 2-7 2-7 1-8 3-6 3-7 3-7 3-6 3-6 4-7 4-6 4-6 4-5 5-6 5-5 5-5 5-5 6-5 5-4 6-4 6-4 6-4 6-3 7-3 6-3 7-2 7-4 7-1 7-2 7-2 7-1 7-1 7-1 7v8 7 7l1 8 1 7v7l2 7 1 7 2 8 2 7 3 7 3 7 2 7 4 6 3 7 4 6 4 6 4 5 4 7 5 5 5 5 5 6 5 4 6 6 6 4 5 4 6 5 6 4 7 3 7 4 6 3 7 2 7 3 7 2 7 2 7 2 7 2 8 1h7l7 1 7 1h7l8-1h7l8-1 7-1 7-2 6-1 7-2 7-2 7-2 7-3 7-4 6-3 6-3 7-4 6-4 6-4 6-5 6-4z">
          <text:p/>
        </draw:path>
        <draw:path draw:style-name="gr162" draw:text-style-name="P160" draw:layer="layout" svg:width="0.37cm" svg:height="0.371cm" svg:x="5.102cm" svg:y="23.508cm" svg:viewBox="0 0 371 372" svg:d="M314 319l-6 5-5 5-6 5-6 4-6 3-7 4-6 4-6 3-7 3-7 3-7 3-7 2-7 2-7 1-7 2-7 1-7 1h-7l-8 1h-7l-8-1-7-1-7-1h-8l-7-2-7-2-7-2-7-2-7-3-7-2-6-4-7-3-6-3-6-4-6-5-6-4-6-4-5-6-6-4-4-6-6-5-4-6-4-6-5-5-3-6-4-7-3-6-4-7-3-7-3-7-2-7-2-7-2-7-1-7-2-7-1-8v-7l-1-7v-7-7-8l1-7 1-8 1-6 1-7 3-7 1-7 3-7 3-7 3-7 3-6 3-7 4-6 4-7 4-6 4-5 5-5 5-6 5-5 5-6 6-4 5-5 6-5 6-3 6-4 7-4 6-3 7-3 7-3 6-3 7-3 7-1 7-3 7-1 7-1 7-1h8l8-1h7 7l8 1h7l7 1 8 2 6 1 7 2 7 2 7 2 7 3 6 3 7 4 6 3 7 4 6 4 6 4 5 5 7 4 5 5 5 5 5 6 5 5 4 5 5 7 4 6 4 6 3 6 3 7 4 6 3 7 2 7 2 7 2 7 2 7 2 7v8l1 6 1 7v8 7 8l-1 7-1 7v7l-2 7-1 7-3 7-2 7-2 7-3 8-3 7-4 6-3 6-4 6-4 6-4 7-5 5-4 6-6 5zM314 320l5-6 5-5 5-5 5-6 4-6 3-6 4-6 4-6 3-7 3-7 3-7 3-7 2-7 2-7 2-8 1-7 1-7 1-7 1-7v-8-7-8l-1-7-1-7-1-7-1-7-2-7-2-8-2-7-3-7-3-6-3-7-4-6-3-7-4-6-4-5-4-7-5-6-4-5-6-6-5-4-5-6-6-4-6-5-5-4-7-3-6-4-7-4-6-3-7-3-7-3-7-3-7-1-7-3-6-1-7-2h-8l-7-1-8-1h-7-7l-8 1h-8l-7 1-7 1-7 2-7 2-7 1-7 3-7 3-7 3-6 3-7 3-6 4-7 4-6 4-5 4-5 5-7 5-4 5-6 5-4 6-5 5-5 6-4 6-4 7-4 6-3 6-3 7-3 6-2 7-3 7-2 7-2 8-2 7-1 6-1 8v7l-1 8v7 7l1 7 1 7v8l2 7 1 7 2 8 2 7 3 6 3 7 2 7 4 7 3 6 4 7 4 6 4 6 5 5 4 7 5 5 5 5 5 5 6 5 6 4 6 5 5 4 7 4 6 3 7 4 6 3 7 3 7 3 6 2 8 2 7 2 7 1 7 1 8 1 7 1 8 1h7l8-1h7l7-1 7-2 7-1 8-2 7-1 7-3 7-3 7-2 6-3 7-3 6-4 6-4 6-4 7-4 5-5 5-5z">
          <text:p/>
        </draw:path>
        <draw:path draw:style-name="gr163" draw:text-style-name="P161" draw:layer="layout" svg:width="0.371cm" svg:height="0.372cm" svg:x="5.101cm" svg:y="23.507cm" svg:viewBox="0 0 372 373" svg:d="M314 321l-5 4-5 5-6 5-6 4-6 4-6 4-6 4-7 3-6 3-7 2-7 3-7 3-7 1-8 2-8 1-7 2-7 1h-7-8-7-8l-7-1-7-1-7-1-7-1-7-3-8-1-7-3-6-3-7-2-7-3-6-4-6-4-7-4-5-3-7-5-5-5-6-4-5-5-5-5-5-6-4-6-5-5-5-6-3-7-4-6-3-7-4-7-3-7-3-6-2-7-2-7-2-7-1-7-2-7-1-8v-7l-1-7v-7-7l1-8v-7l1-8 1-7 1-7 3-7 2-7 2-7 3-7 3-6 3-7 3-6 4-7 4-6 4-6 5-6 4-5 5-6 5-5 5-6 6-4 6-5 5-5 6-3 6-4 7-4 7-3 6-3 7-3 7-3 6-3 7-1 7-3 8-1 7-1 7-1h8l7-1h7 7l8 1h7l8 1 7 2 7 1 7 2 7 2 7 3 7 2 7 3 6 4 7 3 6 4 6 4 6 4 6 5 5 4 6 6 5 4 5 6 5 5 5 6 4 6 4 6 4 6 3 7 4 6 3 7 2 6 3 7 3 7 1 8 3 7 1 7 1 7 1 7 1 7v8 7 8l-1 6-1 8-1 7-1 7-2 8-2 7-3 7-2 7-3 6-3 7-3 7-4 7-4 6-4 6-3 6-5 5-5 6-5 5zM315 321l6-5 4-5 5-6 5-6 4-6 4-6 4-6 4-7 3-7 3-6 3-7 2-7 3-7 2-7 1-7 2-8 1-7 1-8v-6-8-7-8-7l-1-7-1-7-2-7-2-8-1-7-3-7-3-7-2-7-3-6-4-7-3-6-4-6-5-6-4-7-4-5-6-5-4-6-6-5-5-5-5-5-6-4-7-5-6-3-6-4-6-4-7-3-6-3-7-3-7-3-7-1-8-3-7-1-7-2h-8l-7-1-8-1h-7-7l-7 1h-8l-7 1-8 1-7 2-7 2-7 1-6 4-7 2-7 3-7 3-6 3-7 4-6 4-6 4-6 4-5 5-6 5-5 5-6 5-4 6-5 6-5 5-3 6-5 7-3 6-4 7-3 6-3 7-2 7-3 7-2 7-2 7-2 7-1 7-1 7v8l-1 7v8 7l1 7 1 8v7l2 7 1 7 2 7 2 7 3 7 3 7 3 7 3 6 3 8 4 6 4 6 4 6 5 6 4 5 5 6 5 5 6 5 5 5 6 5 6 4 6 4 6 4 6 4 7 3 6 3 7 3 7 3 7 3 7 1 8 2 7 2 7 1 7 1h7l8 1h7l8-1h7 7l7-2 9-2 7-1 7-2 7-2 7-3 7-2 6-3 7-4 6-3 7-4 6-4 5-5 6-4 6-5z">
          <text:p/>
        </draw:path>
        <draw:path draw:style-name="gr164" draw:text-style-name="P162" draw:layer="layout" svg:width="0.373cm" svg:height="0.374cm" svg:x="5.101cm" svg:y="23.507cm" svg:viewBox="0 0 374 375" svg:d="M316 322l-5 5-6 4-6 5-5 5-7 4-6 3-7 4-7 3-6 3-7 3-7 3-7 2-7 2-7 1-8 2-7 1-8 1h-6l-8 1h-7l-8-1-7-1h-7l-7-1-7-2-8-2-7-2-7-2-7-3-7-3-6-3-7-3-6-4-6-4-6-4-7-4-5-5-5-5-6-5-5-6-5-5-4-5-5-7-5-6-3-6-4-6-3-7-4-6-3-7-3-7-2-7-2-7-2-7-1-7-2-7-1-7v-8l-1-7v-8-7l1-7v-8l1-7 1-7 1-8 3-7 2-7 2-6 3-7 3-7 3-6 4-7 3-7 4-6 4-6 5-5 4-6 5-6 5-5 6-5 5-5 6-5 6-4 6-4 6-4 6-4 7-3 6-3 7-3 7-3 7-3 7-1 7-3 7-1 8-1 7-1h7l7-1h8 7l8 1h7l7 1 7 2 7 1 8 2 7 2 7 3 7 2 6 3 8 4 6 3 6 4 6 4 6 5 6 4 6 5 5 5 6 5 4 5 6 6 4 5 4 6 5 7 4 6 3 6 4 7 3 6 2 7 3 7 2 7 2 7 2 7 2 7 1 7v8l1 7v8 7 7l-1 7v8l-1 7-2 8-1 7-3 6-2 7-2 7-3 7-3 7-4 6-3 7-4 6-4 6-5 6-4 7-5 5-5 6zM317 322l5-4 5-6 4-6 5-6 5-6 4-7 3-6 4-6 3-7 3-7 3-7 3-7 2-7 2-6 2-7 2-8v-7l1-8 1-7v-7-7-8l-1-7-1-8-1-7-1-7-2-7-2-7-2-7-3-7-3-7-3-7-4-6-3-7-4-6-4-6-5-6-4-6-5-5-5-6-5-5-5-5-7-4-5-5-6-5-6-3-6-4-7-4-7-3-7-3-7-3-7-2-7-2-7-3-8-1-7-2h-7l-7-1-8-1h-7-8l-7 1h-7l-7 1-8 1-7 2-7 2-8 1-6 4-7 2-7 3-6 3-7 3-7 4-6 4-6 4-5 5-6 5-6 4-5 6-6 5-4 6-5 5-5 6-3 6-4 6-4 7-4 6-3 7-3 7-2 7-3 6-2 7-2 7-2 7-1 8-1 7v8l-1 7v7 8l1 7 1 8v7l2 7 1 7 2 7 2 7 3 7 3 7 3 7 3 7 3 6 4 6 4 6 4 7 5 6 4 6 6 5 4 6 6 5 5 5 6 4 6 5 6 4 7 4 6 3 6 4 7 3 7 3 7 2 7 3 7 2 7 2 8 1 7 1 7 1 7 1 8 1h7l8-1h6l8-2h7l8-2 7-2 7-1 7-2 7-4 7-2 6-3 8-4 6-3 6-4 7-4 6-4 5-5 6-4z">
          <text:p/>
        </draw:path>
        <draw:path draw:style-name="gr165" draw:text-style-name="P163" draw:layer="layout" svg:width="0.374cm" svg:height="0.375cm" svg:x="5.1cm" svg:y="23.506cm" svg:viewBox="0 0 375 376" svg:d="M317 322l-6 6-6 5-5 5-6 3-7 5-6 4-6 3-7 4-7 3-7 2-7 3-7 3-6 1-7 2-8 1-7 1-8 2h-7-7-7-8l-7-1-8-1-7-1-7-1-7-3-7-1-7-3-7-3-7-3-7-3-6-3-6-4-7-3-6-4-6-5-6-5-5-4-6-6-4-6-6-5-4-6-5-6-4-6-4-6-4-6-3-6-4-7-3-7-3-7-2-7-2-7-2-7-1-7-2-8-1-7v-7l-1-7v-8-8l1-7v-7l1-7 1-8 1-7 3-7 2-7 2-7 3-7 3-7 3-6 4-7 4-6 3-6 4-6 5-6 4-6 5-5 5-6 6-5 5-5 6-4 6-5 6-4 6-4 7-4 6-3 7-3 6-3 7-3 7-3 8-1 7-3 7-1 8-1 6-1h8l7-1h8 7l7 1h7l8 1 7 2 8 1 7 2 7 3 7 2 7 2 6 3 7 4 7 3 6 4 6 4 6 5 5 4 7 5 5 5 5 5 6 5 4 6 5 6 5 5 4 7 3 6 4 7 4 6 3 7 2 7 4 7 2 7 1 7 3 6 1 8 1 7 1 8 1 7v7 7 8l-1 7-1 8-1 7-1 7-2 7-2 7-2 7-3 7-3 7-3 7-3 7-4 6-4 6-4 6-4 7-5 5-4 6-5 6zM317 323l6-5 5-6 5-5 5-6 4-6 4-6 4-7 4-6 3-7 3-6 3-7 2-7 3-7 2-8 2-7 1-7 1-7 1-7v-8-8-7-7-7l-1-8-2-7v-8l-3-6-1-7-3-8-3-7-3-6-3-7-3-7-4-6-4-6-4-7-4-6-5-5-4-6-6-6-6-4-5-6-6-4-6-5-6-5-6-3-6-4-7-3-7-4-6-3-7-3-7-2-7-2-7-3-7-1-8-2h-7l-8-1-7-1h-7-8l-7 1-8 1h-7l-7 1-7 2-8 2-7 2-7 3-7 2-7 3-6 3-7 4-6 3-6 5-6 3-6 5-6 5-6 4-5 6-5 5-5 6-5 5-5 6-3 6-4 6-4 7-4 7-3 6-3 7-2 7-3 6-2 8-2 7-2 7-1 8-1 7v7l-1 7v8 8l1 7 1 7v7l2 8 1 7 2 7 2 8 3 7 3 7 3 6 3 7 4 6 4 7 3 6 4 6 5 5 4 7 6 5 5 5 5 6 6 5 5 5 7 4 6 4 6 4 6 4 7 3 7 3 6 3 7 3 8 2 7 2 7 2 7 1 7 2 8 1h7 8l7 1 7-1h7l8-1 8-1 7-1 7-2 7-2 7-2 7-3 7-2 6-3 7-4 6-3 7-4 6-5 6-4 6-4 5-5z">
          <text:p/>
        </draw:path>
        <draw:path draw:style-name="gr166" draw:text-style-name="P164" draw:layer="layout" svg:width="0.376cm" svg:height="0.377cm" svg:x="5.099cm" svg:y="23.505cm" svg:viewBox="0 0 377 378" svg:d="M318 324l-6 5-5 5-6 4-6 4-6 6-7 3-6 4-7 3-6 3-7 3-7 3-7 1-8 3-7 1-7 2-7 1-8 1h-7l-8 1-7-1h-7l-7-1h-8l-8-2-7-1-6-2-7-2-8-3-7-2-6-3-7-3-7-3-6-4-6-5-7-4-6-4-5-5-6-5-5-5-5-5-6-6-4-6-5-5-4-6-4-7-4-6-3-7-4-7-3-6-3-7-2-7-2-7-2-7-1-7-2-8-1-7v-8l-1-6v-8-8l1-7v-8l1-6 1-8 1-7 3-7 2-8 2-7 3-7 3-6 3-7 4-7 4-6 3-6 4-6 5-6 4-6 6-5 4-6 6-5 6-5 5-4 7-5 6-4 6-4 6-3 7-4 6-3 7-3 7-3 7-2 7-2 8-3 7-1 7-1 7-1h8l7-1h8 7l7 1h8l7 1 8 2 7 1 6 2 7 3 7 2 7 2 7 3 7 4 6 3 6 4 7 4 6 5 6 4 5 5 6 5 5 5 6 5 4 7 5 5 4 6 4 6 4 6 4 7 3 7 3 7 3 6 3 7 3 7 2 7 2 7 1 8 2 7v8l1 7v7 7 8l-1 8v6l-1 8-2 7-1 7-3 8-3 7-2 7-3 7-3 6-3 7-4 6-4 7-4 6-4 5-5 7-5 5-5 5zM318 324l6-5 4-5 6-6 4-6 4-6 5-6 4-6 4-7 3-6 3-7 3-7 3-7 2-7 3-7 1-8 2-7v-8l1-6 1-8v-8-7-7l-1-8-1-7-1-8-2-7-1-7-2-7-2-7-4-7-3-7-3-7-3-6-4-7-4-6-4-7-4-6-5-5-5-6-5-5-5-5-6-6-6-4-5-5-7-4-6-4-6-4-7-3-6-4-7-3-7-3-7-2-8-2-6-3-7-1-8-2h-7l-8-1-7-1h-7-8l-7 1-8 1h-7l-7 1-8 2-7 2-7 2-7 3-7 2-7 3-7 3-6 4-7 4-6 4-6 3-6 5-6 5-5 5-6 5-5 5-5 6-5 6-4 6-4 5-4 7-4 6-4 7-3 6-3 7-2 7-3 7-2 7-2 8-2 7-1 8v6l-1 8-1 7v8 8l1 6 1 8v7l2 8 1 7 2 7 2 7 3 7 3 7 3 7 3 6 4 7 4 6 3 7 5 6 4 6 5 5 5 6 5 5 6 6 5 4 6 5 6 4 6 5 6 5 7 4 6 3 7 3 7 3 7 2 7 2 7 3 7 1 7 2 8 1 7 1 8 1h7l7 1 8-1h8l7-2h7l7-2 8-1 7-3 7-2 7-2 7-4 7-3 6-3 7-4 6-3 6-5 6-5 7-4 5-5z">
          <text:p/>
        </draw:path>
        <draw:path draw:style-name="gr167" draw:text-style-name="P165" draw:layer="layout" svg:width="0.377cm" svg:height="0.378cm" svg:x="5.098cm" svg:y="23.504cm" svg:viewBox="0 0 378 379" svg:d="M320 325l-6 5-5 5-6 4-6 5-6 4-7 3-7 4-6 3-7 3-7 4-7 2-6 2-7 3-8 2-7 1-8 1-7 2h-7-8-7-8l-7-1-7-1-8-1-7-2-8-1-7-4-7-2-7-2-6-3-7-3-7-3-7-4-6-4-6-5-5-4-6-5-6-5-5-5-6-5-4-6-6-5-3-6-6-7-4-6-4-6-3-7-4-6-3-7-3-7-2-7-2-7-2-7-1-7-2-8-1-7v-8l-1-7v-7-8l1-7v-8l1-7 1-7 2-7 2-8 2-7 2-7 3-7 3-7 3-7 4-6 4-6 3-7 6-5 4-7 5-6 5-5 5-6 5-4 6-6 5-4 6-5 7-4 6-3 7-4 6-4 7-3 7-3 7-3 7-2 7-2 6-3 8-1 7-1 8-1h8l6-1h8 7l8 1h7l7 1 8 2 7 1 7 2 8 3 7 2 7 2 7 3 6 4 7 3 6 4 6 5 6 4 6 4 6 5 5 5 5 6 5 5 6 6 4 5 5 6 4 6 3 6 4 7 3 7 3 7 4 6 3 7 2 7 2 8 1 7 2 7 1 8 1 7 1 7v8 7 8l-1 7-1 7-1 8-1 7-2 8-2 7-2 6-3 7-3 7-3 7-3 6-4 7-4 7-4 6-4 6-5 5-5 6-5 6zM321 325l5-4 5-7 5-5 5-5 4-6 4-7 4-7 3-6 4-7 3-7 3-6 2-8 3-6 2-7 2-8 1-7 1-8 1-7v-7-8-7-8-7l-1-7-2-8-1-7-2-8-2-7-2-7-3-7-3-6-3-7-3-7-4-7-4-6-4-6-4-6-5-6-5-6-5-5-5-5-6-5-6-5-6-5-5-4-7-4-6-4-7-3-6-4-7-3-7-3-7-2-7-2-8-3-7-1-8-2h-7l-7-1-7-1h-8-8l-7 1-7 1h-8l-7 1-8 2-6 2-8 2-7 3-7 2-7 3-6 3-7 4-6 4-6 4-7 3-6 5-6 5-5 5-6 5-5 6-5 5-4 6-5 6-5 6-4 6-4 6-3 7-4 7-2 7-3 7-3 7-2 7-2 7-1 8-2 7v7l-1 8-1 7v8 7l1 7 1 8v8l2 7 1 7 2 7 2 7 3 7 3 7 3 7 3 7 4 6 4 7 3 6 6 6 4 7 5 5 5 5 5 6 5 5 6 5 6 4 6 5 6 4 6 4 7 4 7 3 7 3 6 4 7 2 7 2 7 3 8 2 7 1 8 2 7 1h7 8l7 1 8-1h7l7-1 8-1 7-1 8-2 7-2 6-3 8-3 6-3 7-3 7-3 6-4 7-4 7-3 6-5 5-5 6-4z">
          <text:p/>
        </draw:path>
        <draw:path draw:style-name="gr168" draw:text-style-name="P166" draw:layer="layout" svg:width="0.379cm" svg:height="0.38cm" svg:x="5.098cm" svg:y="23.504cm" svg:viewBox="0 0 380 381" svg:d="M321 327l-5 5-6 5-6 4-6 5-6 4-7 4-6 4-7 3-7 3-6 3-8 2-7 3-7 2-7 1-7 2-8 1-7 1h-8l-7 1-7-1h-8l-8-1h-7l-7-2-7-1-8-2-7-2-7-3-7-2-7-3-7-3-7-4-6-3-6-5-7-3-6-5-6-5-6-4-5-6-5-5-5-6-5-5-4-6-5-6-4-6-4-7-3-7-4-6-3-7-2-7-3-7-2-7-2-7-1-8-2-7-1-8v-7l-1-7v-8-8l1-6v-8l1-8 2-7 1-8 2-6 2-7 2-7 3-7 3-7 4-7 3-7 4-6 3-6 5-7 5-6 4-5 5-6 5-5 6-5 5-6 6-4 6-5 7-4 6-4 7-4 7-3 6-4 7-3 7-3 7-2 7-2 7-2 8-2 7-1 8-1h7l7-1h8 8l7 1h7l7 1 8 2 7 1 8 2 6 3 7 2 7 4 7 3 7 3 6 4 7 4 7 4 5 4 6 4 6 6 6 4 5 6 5 5 5 5 5 7 4 6 4 6 4 6 4 6 3 7 3 7 3 7 2 7 3 7 2 7 2 8 1 6 2 8v7l1 8v8 6 8l-1 8v7l-1 8-2 6-1 8-2 7-3 7-2 8-3 6-3 7-4 7-3 6-4 7-5 6-4 6-4 6-6 5-4 6zM321 328l6-6 5-5 5-6 4-6 5-6 4-6 5-6 3-7 3-6 4-7 3-7 2-7 2-8 2-7 2-7 2-7v-8l1-7 1-8v-8-6-8l-1-8-1-7-1-8-2-7-1-7-2-7-3-8-2-7-3-7-3-6-3-7-4-7-4-6-5-6-4-6-5-6-5-6-5-5-5-6-6-4-5-5-6-4-6-5-7-4-6-4-7-4-7-3-7-3-7-4-7-2-6-2-7-3-8-1-7-2h-8l-7-1-7-1h-8-8l-7 1-7 1h-8l-8 2-7 1-7 2-7 2-7 3-7 2-7 4-7 3-6 4-7 4-6 3-7 5-7 5-5 4-6 5-6 5-4 6-6 5-4 6-5 6-4 6-4 7-4 6-3 7-4 6-2 7-3 7-3 7-2 8-2 6-1 8-2 7v8l-1 8-1 6v8 8l1 7 1 7v8l2 7 1 8 2 7 2 7 3 7 3 7 3 7 3 6 4 7 4 7 3 6 5 6 5 6 4 6 6 6 4 5 6 5 6 5 5 5 6 4 7 4 6 4 7 4 7 4 7 3 6 3 7 2 8 3 7 2 7 1 8 2 7 1 7 1 8 1h8l7 1 7-1 8-1 7-1h8l7-2 7-1 7-3 8-2 7-2 7-3 7-4 6-3 7-3 6-4 6-4 6-5 7-4 5-5z">
          <text:p/>
        </draw:path>
        <draw:path draw:style-name="gr169" draw:text-style-name="P167" draw:layer="layout" svg:width="0.381cm" svg:height="0.381cm" svg:x="5.097cm" svg:y="23.503cm" svg:viewBox="0 0 382 382" svg:d="M322 328l-5 6-6 4-6 5-6 5-6 3-6 4-7 4-6 3-7 3-7 3-7 3-8 2-7 2-7 2-7 1-8 1-7 1-8 1-8 1-6-1h-8l-8-1-7-1-8-1-7-2-7-1-7-3-9-2-7-2-6-3-7-4-7-3-7-4-6-4-6-4-6-5-5-4-7-6-5-4-5-6-5-5-5-6-4-6-5-6-4-7-4-6-3-7-4-6-3-7-2-7-3-7-2-7-2-7-1-8-2-7-1-8v-7l-1-7v-8-8l1-7v-7l1-8 2-7 1-8 2-7 2-7 2-7 3-7 3-7 4-6 3-7 4-7 3-6 5-7 5-5 4-6 6-6 4-5 6-5 6-5 5-5 6-4 7-6 6-3 7-4 6-4 7-3 7-3 7-3 7-2 8-2 7-2 7-1 8-2 7-1h7l8-1h8 7l7 1h8l8 1 7 2 7 1 7 2 7 3 7 2 7 3 7 3 7 3 7 4 6 4 6 4 6 5 7 5 5 5 5 4 6 6 5 5 5 6 4 6 5 6 5 6 4 6 3 7 3 7 4 6 3 7 2 7 2 8 3 7 1 7 2 7 1 8 1 7 1 8v7 7 8l-1 8-1 7-1 7-1 8-2 7-2 7-2 8-3 7-3 6-3 7-4 7-3 6-4 7-4 6-5 6-4 6-5 6-5 5zM323 329l5-5 6-6 4-6 5-5 5-6 3-7 4-7 4-6 4-7 3-7 2-6 4-7 2-7 1-8 3-7 1-8 1-7 1-7 1-8v-8-7-7l-1-8-1-8-2-7-1-7-2-7-2-8-2-7-3-7-3-7-3-7-4-7-3-6-4-6-4-6-5-6-4-7-5-5-5-5-6-6-5-5-6-5-6-4-6-6-7-4-6-4-6-3-7-4-7-3-7-3-7-2-8-2-7-3-7-1-7-2h-8l-8-1-7-1h-7-8l-8 1-7 1h-7l-8 2-7 1-8 2-7 2-7 3-7 2-7 3-7 4-7 3-6 4-7 4-6 5-6 5-6 4-5 5-6 5-5 6-6 5-4 6-5 6-4 7-4 6-4 6-3 7-3 7-3 7-3 7-3 7-2 7-2 7-1 8-2 7v8l-1 7-1 7v8 8l1 7 1 7v8l2 8 1 7 3 7 1 7 3 7 3 7 3 7 4 7 3 6 4 7 4 6 4 6 5 7 4 5 6 6 5 5 5 5 6 6 6 4 6 5 6 4 6 4 7 3 7 4 7 3 6 3 7 3 8 2 8 2 7 2 7 1 7 2 8 1 8 1h8 6 8l8-1 8-1 7-1 7-1 7-2 8-2 7-2 7-3 7-3 7-3 7-3 6-4 7-4 6-4 6-4 6-5 6-5z">
          <text:p/>
        </draw:path>
        <draw:path draw:style-name="gr170" draw:text-style-name="P168" draw:layer="layout" svg:width="0.382cm" svg:height="0.382cm" svg:x="5.096cm" svg:y="23.502cm" svg:viewBox="0 0 383 383" svg:d="M324 330l-6 5-5 5-6 5-6 4-7 4-7 4-6 4-7 3-7 3-6 3-7 2-7 3-8 2-7 1-8 2-7 1-7 1h-8-8-7-7-9l-8-1-7-2-7-1-7-2-8-2-7-2-7-3-7-3-7-3-7-4-6-4-6-4-6-3-6-5-6-5-6-5-5-5-6-5-5-6-5-6-4-6-4-6-5-6-4-7-3-6-4-7-3-7-2-7-3-7-2-7-2-8-1-7-2-7-1-8v-7l-1-8v-7-8l1-7v-8l1-7 2-7 1-8 2-8 2-7 2-7 3-7 3-6 4-7 3-7 4-7 4-6 4-6 5-6 4-6 6-6 5-6 5-5 6-5 6-4 5-5 7-5 6-3 7-4 7-3 7-4 6-3 7-3 7-2 7-2 8-2 7-1 8-2 7-1h8l8-1h7 8l7 1h8l8 1 6 2 8 1 7 2 8 3 7 2 7 3 7 3 7 3 6 4 6 4 7 4 6 5 5 4 7 5 5 5 5 6 6 6 4 5 5 6 5 6 3 7 5 6 3 6 4 7 3 7 3 7 3 7 2 7 2 7 2 7 1 8 2 7 1 8v7 8 7 8 7l-1 8-1 7-2 8-2 7-1 7-3 7-3 7-2 7-3 7-4 7-4 6-4 7-4 6-4 7-5 5-4 6-6 5zM324 331l6-6 5-6 5-5 5-6 4-7 4-6 4-6 4-7 3-6 4-7 2-7 3-8 2-7 2-7 2-7 2-8 1-7v-8l1-7v-8-7-8l-1-7v-8l-2-7-2-8-1-7-2-7-3-7-2-7-3-7-3-7-4-7-4-7-4-6-4-6-4-6-5-7-5-5-5-5-5-7-6-5-6-5-6-4-6-5-6-4-7-4-6-3-7-4-7-3-7-3-7-2-7-2-8-3-7-1-7-2h-8l-8-1-7-1h-8-7l-8 1-8 1h-7l-8 2-8 1-7 2-7 2-7 3-7 3-7 2-7 4-6 3-7 4-6 4-7 4-6 5-6 4-5 6-6 4-5 7-5 6-5 5-5 6-4 7-3 6-4 7-4 7-3 6-3 7-3 7-3 7-2 7-2 8-1 7-2 8v7l-1 7-1 8v8 7l1 8 1 7v8l2 7 1 7 3 8 1 7 3 7 3 8 3 7 4 6 3 7 4 6 4 7 4 6 5 5 5 7 5 5 5 5 5 6 7 4 5 6 6 4 6 4 6 4 7 4 7 4 7 3 7 3 7 2 7 3 7 2 8 1 7 2 7 2h8l9 1h7 7 8l8-1h7l7-1 8-2 8-1 7-3 7-2 7-2 7-3 7-3 6-4 7-3 6-4 7-5 6-4 6-4 6-6z">
          <text:p/>
        </draw:path>
        <draw:path draw:style-name="gr171" draw:text-style-name="P169" draw:layer="layout" svg:width="0.384cm" svg:height="0.384cm" svg:x="5.095cm" svg:y="23.501cm" svg:viewBox="0 0 385 385" svg:d="M325 331l-5 5-6 5-6 5-7 4-6 5-6 3-7 4-6 3-7 3-7 4-8 2-7 2-7 2-7 2-8 2h-8l-7 1-8 1h-8-7-7l-8-1-8-1-7-1-7-2-8-1-7-3-7-2-7-2-7-3-7-3-7-4-7-4-6-4-6-5-6-3-6-6-6-4-5-6-6-5-4-6-6-6-4-5-4-6-5-7-4-7-3-6-4-7-3-7-2-7-3-7-2-7-2-8-1-7-2-7-1-8v-7l-1-8v-8-7l1-8v-7l1-8 2-7 1-7 2-8 2-7 2-7 3-8 3-6 4-7 3-7 4-6 4-7 4-6 5-7 5-5 5-6 5-6 5-4 6-6 6-4 6-5 6-5 6-3 7-4 7-3 7-4 6-3 7-3 8-2 7-2 7-2 8-1 7-2 7-1h8l8-1h7 8l7 1h8l8 1 8 2 7 1 8 2 7 3 7 2 6 3 7 3 7 3 7 4 6 4 7 4 6 5 6 4 5 5 6 5 6 6 5 5 5 5 5 7 4 6 4 7 4 6 4 7 4 7 3 7 3 7 2 6 2 7 3 7 1 8 2 8 1 7 1 7 1 8v8 7 7l-1 8-1 8v7l-2 8-2 7-2 7-2 7-3 8-3 7-3 7-4 6-3 7-4 6-4 6-5 6-4 6-6 6-4 6zM325 331l6-5 5-5 5-6 5-6 4-6 5-6 3-7 4-6 3-7 3-7 4-7 3-7 2-8 1-7 3-7 1-7 1-8 1-8 1-8v-7-7-8l-1-8-1-7-1-8-2-7-2-8-2-7-2-7-2-7-4-7-3-7-4-7-3-6-4-6-4-7-5-7-4-6-6-6-5-5-6-6-5-4-5-6-6-4-7-4-6-5-7-4-7-3-6-4-7-3-7-3-7-2-7-2-8-3-7-1-8-2h-8l-7-1-8-1h-8-7l-8 1-8 1h-7l-7 2-8 1-7 2-8 2-7 3-7 3-6 3-7 3-7 3-7 4-6 4-7 4-6 5-5 4-6 6-6 5-5 6-5 5-4 6-5 7-5 6-3 6-4 7-4 7-3 7-3 6-3 7-3 8-2 7-2 7-1 8-2 7v8l-1 7-1 8v7 8l1 8 1 8v7l2 7 1 8 3 7 2 7 2 8 3 6 3 7 4 7 3 6 4 7 4 7 5 6 4 6 5 6 5 5 5 6 6 5 6 5 6 5 5 4 7 5 6 4 7 3 6 4 7 3 7 4 7 2 8 2 7 2 8 2 6 2 8 1 8 1 8 1h7 7 8l8-1 7-1 9-1 7-1 7-2 7-2 8-2 7-3 7-3 7-3 7-4 6-3 7-4 6-4 6-5 6-5 6-4z">
          <text:p/>
        </draw:path>
        <draw:path draw:style-name="gr172" draw:text-style-name="P170" draw:layer="layout" svg:width="0.385cm" svg:height="0.385cm" svg:x="5.095cm" svg:y="23.501cm" svg:viewBox="0 0 386 386" svg:d="M326 332l-5 6-6 4-6 5-6 4-6 5-7 4-6 3-7 4-7 3-8 3-7 2-8 3-7 2-7 2-7 1-8 1-8 1h-7-8-7-8-7l-8-1-8-2-7-1-7-2-7-2-8-2-7-3-7-3-7-4-6-3-7-4-6-3-7-5-5-5-7-4-5-5-6-5-6-6-4-5-5-6-4-6-5-7-4-6-5-7-3-6-4-7-3-7-2-7-2-7-3-7-2-7-1-8-2-8-1-7v-7l-1-8v-8-7l1-8v-7l1-8 2-8 1-7 2-7 2-7 2-8 3-7 3-7 4-7 3-7 4-7 4-6 5-6 4-6 5-6 5-6 5-5 5-5 7-6 5-4 6-5 6-4 7-4 6-4 7-3 7-4 7-3 7-3 7-2 8-2 7-2 7-1 8-2 7-1h8l8-1h7 8l8 1h7l7 1 8 2 7 1 8 2 7 3 7 2 8 3 7 3 6 3 7 4 7 4 6 5 6 4 6 4 6 6 5 4 6 6 5 5 5 6 5 6 5 6 4 7 3 6 4 7 4 7 3 7 3 7 3 6 2 8 2 7 2 8 1 7 2 7 1 8v8 8 7 7 8l-1 8-1 7-1 7-3 8-1 7-3 8-3 7-3 7-3 6-3 7-4 7-4 7-4 6-4 6-5 6-5 5-6 6zM327 333l5-5 6-6 4-6 5-6 4-6 5-6 4-7 4-7 3-7 3-6 3-7 3-7 2-7 2-8 2-8 2-7 1-7v-8l1-8v-7-7-8l-1-8v-8l-2-7-1-7-2-8-2-8-3-7-2-6-3-7-3-7-4-7-4-8-4-6-4-6-4-6-6-7-4-5-6-6-5-5-5-5-7-5-6-5-6-4-6-5-6-4-7-3-7-4-7-3-8-3-7-2-7-2-7-2-8-2-8-1-7-1-7-1-8-1h-8-7l-8 1-8 1h-8l-7 2-7 1-8 2-7 2-7 3-8 3-6 3-7 3-7 4-7 4-6 3-6 4-6 5-6 5-6 5-5 5-5 6-6 6-4 5-5 6-5 7-3 6-4 7-4 7-3 7-3 7-3 7-3 7-2 8-2 7-1 7-2 8v7l-1 8-1 8v7 8l1 8 1 7v7l2 8 1 8 3 7 2 7 2 7 3 7 3 7 4 7 3 7 4 6 4 7 5 6 4 6 5 6 5 6 6 5 5 5 6 5 6 5 6 5 6 4 6 4 7 4 7 3 7 4 7 2 7 3 7 3 8 2 7 2 7 1 8 2h8l7 1h7 8 8l7-1h8l8-1 7-2 7-1 8-3 7-2 7-2 8-3 7-3 7-4 7-3 6-5 7-4 6-4 5-5 6-5z">
          <text:p/>
        </draw:path>
        <draw:path draw:style-name="gr173" draw:text-style-name="P171" draw:layer="layout" svg:width="0.387cm" svg:height="0.387cm" svg:x="5.094cm" svg:y="23.5cm" svg:viewBox="0 0 388 388" svg:d="M328 334l-6 5-6 5-6 4-6 5-7 4-6 4-7 4-7 3-7 4-7 3-7 2-7 2-8 3-7 1-7 2h-8l-8 1-8 1h-7-8-7l-8-1-7-1-8-1-7-2-8-1-7-3-7-2-7-3-7-2-7-4-7-3-7-4-6-4-6-5-6-4-7-5-5-5-5-5-6-5-5-6-5-6-4-6-5-6-4-7-4-6-4-7-3-7-3-7-3-7-2-7-3-8-2-7-1-7-2-8-1-7v-8l-1-7v-8-8l1-7v-8l1-7 2-8 1-7 2-7 2-8 2-7 3-8 3-7 4-7 3-7 4-7 4-6 5-6 4-6 5-5 5-7 6-5 5-5 6-5 6-5 6-5 6-4 6-4 7-4 6-3 7-4 7-3 8-3 7-2 7-2 8-2 7-1 7-2 8-1h8l7-1h8 8l7 1h7l8 2 8 1 7 2 7 1 8 3 7 2 7 3 7 3 7 3 7 4 6 4 6 5 6 4 7 5 6 5 6 5 5 5 6 6 4 5 6 6 3 6 5 7 4 6 4 7 4 7 3 7 3 7 2 7 2 7 3 8 1 8 2 7 1 7 1 8 1 8v7 7 8l-1 8-1 7v8l-2 7-2 8-2 7-2 7-3 7-3 7-3 7-3 7-4 7-4 6-5 6-4 7-5 6-5 6-5 5zM328 335l6-6 5-6 5-5 4-7 5-6 5-6 3-7 4-6 3-7 4-7 3-7 3-8 2-7 2-7 2-7 1-8 1-8 1-7 1-8v-8-7-7l-1-8-1-8-1-7-2-8-1-7-3-8-2-7-2-7-3-8-4-7-3-6-4-7-4-7-5-6-4-6-5-6-5-6-5-5-5-6-7-5-5-5-7-4-6-5-6-5-7-4-7-3-7-4-7-3-7-3-7-2-8-2-7-2-7-2-8-1-7-1-8-1-7-1h-8-8l-7 1-8 1h-8l-7 2-7 1-8 2-7 2-8 3-7 3-7 3-7 3-7 4-6 4-7 3-6 5-6 5-6 4-6 5-5 5-5 6-6 6-4 6-5 5-5 7-3 6-4 7-4 7-3 7-3 6-3 9-3 7-2 7-2 8-1 7-2 8v7l-1 8-1 7v8 8l1 7 1 8v8l2 7 1 7 3 8 2 7 2 7 3 8 3 7 4 7 3 6 4 7 4 6 5 6 4 6 5 6 5 6 6 5 5 6 6 5 6 5 6 4 7 4 6 5 7 4 6 3 7 3 7 3 8 3 7 2 7 3 7 1 8 2 8 1 7 1 8 1h7 8 7l8-1 8-1 8-1 7-1 7-2 8-2 7-2 8-3 7-3 6-3 7-4 7-4 7-3 6-4 6-5 7-4 6-6z">
          <text:p/>
        </draw:path>
        <draw:path draw:style-name="gr174" draw:text-style-name="P172" draw:layer="layout" svg:width="0.388cm" svg:height="0.388cm" svg:x="5.093cm" svg:y="23.499cm" svg:viewBox="0 0 389 389" svg:d="M328 335l-5 5-6 5-6 5-7 5-6 3-7 4-6 4-7 4-7 3-7 3-7 2-7 3-8 2-7 2-8 1-7 1-8 1h-8-7-8-7-8l-8-1-7-2-8-1-7-2-8-2-7-2-7-3-7-3-7-4-6-3-7-4-6-4-7-4-6-5-6-4-6-6-5-5-6-5-5-6-5-6-4-6-5-6-4-6-4-7-4-7-3-7-3-6-3-8-2-7-3-7-2-8-1-7-2-7-1-8v-8l-1-8v-7-8l1-8v-7l1-7 2-8 1-8 2-8 2-7 2-7 3-8 3-7 4-7 3-6 4-7 4-6 5-7 4-5 5-6 5-7 6-5 5-5 6-5 6-5 6-4 6-5 7-4 6-4 7-3 7-4 7-3 7-3 8-2 7-2 7-2 8-1 7-2 8-1h7l8-1h8 7l8 1h8l7 2 8 1 7 2 7 1 8 3 7 2 7 3 7 3 7 4 7 3 7 4 6 5 6 4 6 5 5 5 7 5 5 5 5 6 5 6 5 5 4 6 5 7 4 7 4 7 3 6 4 7 3 7 3 7 2 7 2 9 2 7 1 7 2 8 1 8v7 8 7 8 7l-1 8-2 8v8l-3 7-1 7-3 7-3 8-3 7-3 7-3 7-4 6-4 7-5 6-5 6-4 6-5 6-5 6zM329 335l6-5 4-6 6-6 4-5 5-6 4-7 5-6 4-7 3-7 3-7 3-7 2-7 4-8 1-7 2-7 1-8 2-8v-8l1-7v-8-7-8l-1-7v-8l-2-8-1-7-2-8-2-8-3-8-3-6-2-7-4-7-3-7-4-7-4-6-5-7-5-6-4-6-6-6-4-5-6-6-6-5-6-5-5-4-7-5-6-4-7-4-7-4-7-4-6-3-7-2-8-3-7-2-8-2-7-2-7-1-8-1-8-1-8-1h-7-8l-8 1-7 1h-8l-8 2-7 1-7 2-8 2-7 3-7 3-7 3-7 3-7 4-7 4-6 3-6 5-6 5-6 4-7 6-5 5-5 5-5 6-5 6-5 6-4 6-4 6-4 7-4 7-3 7-3 7-3 7-3 8-2 7-2 8-1 8-2 7v8l-1 7-1 8v8 7l1 8 1 8v8l2 7 1 7 3 8 2 7 2 8 3 7 3 6 4 7 3 7 4 7 4 6 5 7 4 6 6 5 4 6 6 6 6 5 5 5 7 5 6 5 6 4 6 4 7 3 7 4 7 3 7 3 7 3 7 3 7 2 8 2 8 1 7 2h8l7 1h8 8 7l8-1h8l7-1 8-2 8-1 7-2 7-3 7-2 7-3 7-3 7-4 7-4 6-4 7-4 6-4 7-5 5-5z">
          <text:p/>
        </draw:path>
        <draw:frame draw:style-name="gr175" draw:text-style-name="P35" draw:layer="layout" svg:width="1.92cm" svg:height="0.319cm" svg:x="5.73cm" svg:y="23.551cm">
          <draw:text-box>
            <text:p text:style-name="P11"><text:span text:style-name="T4">Motor Protein</text:span></text:p>
          </draw:text-box>
        </draw:frame>
        <draw:path draw:style-name="gr176" draw:text-style-name="P173" draw:layer="layout" svg:width="0.024cm" svg:height="0.564cm" svg:x="6.016cm" svg:y="20.483cm" svg:viewBox="0 0 25 565" svg:d="M0 12v541c0 7 6 12 12 12 7 0 13-5 13-12v-541c0-6-6-12-13-12-6 0-12 6-12 12z">
          <text:p/>
        </draw:path>
        <draw:path draw:style-name="gr176" draw:text-style-name="P173" draw:layer="layout" svg:width="0.131cm" svg:height="0.117cm" svg:x="5.962cm" svg:y="21.001cm" svg:viewBox="0 0 132 118" svg:d="M65 118c-14-39-39-87-65-118l65 25 67-25c-26 31-52 79-67 118z">
          <text:p/>
        </draw:path>
        <draw:path draw:style-name="gr176" draw:text-style-name="P173" draw:layer="layout" svg:width="0.024cm" svg:height="0.564cm" svg:x="6.016cm" svg:y="16.873cm" svg:viewBox="0 0 25 565" svg:d="M0 11v542c0 6 6 12 12 12 7 0 13-6 13-12v-542c0-6-6-11-13-11-6 0-12 5-12 11z">
          <text:p/>
        </draw:path>
        <draw:path draw:style-name="gr176" draw:text-style-name="P173" draw:layer="layout" svg:width="0.131cm" svg:height="0.117cm" svg:x="5.962cm" svg:y="17.391cm" svg:viewBox="0 0 132 118" svg:d="M65 118c-14-40-39-88-65-118l65 23 67-23c-26 30-52 78-67 118z">
          <text:p/>
        </draw:path>
        <draw:frame draw:style-name="gr177" draw:text-style-name="P174" draw:layer="layout" svg:width="3.634cm" svg:height="0.361cm" svg:x="2.176cm" svg:y="21.362cm">
          <draw:text-box>
            <text:p text:style-name="P11"><text:span text:style-name="T7">Clean Up</text:span></text:p>
          </draw:text-box>
        </draw:frame>
        <draw:frame draw:style-name="gr178" draw:text-style-name="P175" draw:layer="layout" svg:width="0.274cm" svg:height="0.164cm" svg:x="4.084cm" svg:y="15.562cm">
          <draw:image xlink:href="Pictures/100000000000002500000016E7A280523A2AE1D1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5cm" svg:x="4.091cm" svg:y="15.56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42cm" svg:x="4.091cm" svg:y="15.56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35cm" svg:x="4.091cm" svg:y="15.56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21cm" svg:x="4.091cm" svg:y="15.57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06cm" svg:x="4.091cm" svg:y="15.5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99cm" svg:x="4.091cm" svg:y="15.5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91cm" svg:x="4.091cm" svg:y="15.5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77cm" svg:x="4.091cm" svg:y="15.577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69cm" svg:x="4.091cm" svg:y="15.577cm">
          <draw:image xlink:href="Pictures/100000000000002400000009ACBBF74EFECD97EA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6.01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6.00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6.001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33cm" svg:x="4.091cm" svg:y="15.98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97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97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96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33cm" svg:x="4.091cm" svg:y="15.95cm">
          <draw:image xlink:href="Pictures/1000000000000024000000043BAB5F7FEB01102F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943cm">
          <draw:image xlink:href="Pictures/1000000000000024000000038DE39FB5B9BD9562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4cm" svg:x="4.091cm" svg:y="15.921cm">
          <draw:image xlink:href="Pictures/10000000000000240000000578262D540C22A64A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77cm">
          <draw:image xlink:href="Pictures/100000000000002400000003A8453AC9CAF27EB9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47cm" svg:x="4.336cm" svg:y="15.892cm">
          <draw:image xlink:href="Pictures/10000000000001E6000000062F0FDDA85A09CDE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4cm" svg:x="4.091cm" svg:y="15.899cm">
          <draw:image xlink:href="Pictures/100000000000002400000005FABA5C322C1478AF.png" xlink:type="simple" xlink:show="embed" xlink:actuate="onLoad" loext:mime-type="image/png">
            <text:p/>
          </draw:image>
        </draw:frame>
        <draw:polygon draw:style-name="gr179" draw:text-style-name="P176" draw:layer="layout" svg:width="3.864cm" svg:height="0.146cm" svg:x="4.095cm" svg:y="15.567cm" svg:viewBox="0 0 3865 147" draw:points="0,147 3865,147 3865,0 0,0">
          <text:p/>
        </draw:polygon>
        <draw:polygon draw:style-name="gr180" draw:text-style-name="P177" draw:layer="layout" svg:width="3.864cm" svg:height="0.135cm" svg:x="4.095cm" svg:y="15.569cm" svg:viewBox="0 0 3865 136" draw:points="0,136 3865,136 3865,0 0,0">
          <text:p/>
        </draw:polygon>
        <draw:polygon draw:style-name="gr181" draw:text-style-name="P178" draw:layer="layout" svg:width="3.864cm" svg:height="0.124cm" svg:x="4.095cm" svg:y="15.571cm" svg:viewBox="0 0 3865 125" draw:points="0,125 3865,125 3865,0 0,0">
          <text:p/>
        </draw:polygon>
        <draw:polygon draw:style-name="gr182" draw:text-style-name="P179" draw:layer="layout" svg:width="3.864cm" svg:height="0.113cm" svg:x="4.095cm" svg:y="15.573cm" svg:viewBox="0 0 3865 114" draw:points="0,114 3865,114 3865,0 0,0">
          <text:p/>
        </draw:polygon>
        <draw:polygon draw:style-name="gr183" draw:text-style-name="P180" draw:layer="layout" svg:width="3.864cm" svg:height="0.103cm" svg:x="4.095cm" svg:y="15.574cm" svg:viewBox="0 0 3865 104" draw:points="0,104 3865,104 3865,0 0,0">
          <text:p/>
        </draw:polygon>
        <draw:polygon draw:style-name="gr184" draw:text-style-name="P181" draw:layer="layout" svg:width="3.864cm" svg:height="0.092cm" svg:x="4.095cm" svg:y="15.576cm" svg:viewBox="0 0 3865 93" draw:points="0,93 3865,93 3865,0 0,0">
          <text:p/>
        </draw:polygon>
        <draw:polygon draw:style-name="gr185" draw:text-style-name="P182" draw:layer="layout" svg:width="3.864cm" svg:height="0.081cm" svg:x="4.095cm" svg:y="15.578cm" svg:viewBox="0 0 3865 82" draw:points="0,82 3865,82 3865,0 0,0">
          <text:p/>
        </draw:polygon>
        <draw:polygon draw:style-name="gr186" draw:text-style-name="P183" draw:layer="layout" svg:width="3.864cm" svg:height="0.07cm" svg:x="4.095cm" svg:y="15.58cm" svg:viewBox="0 0 3865 71" draw:points="0,71 3865,71 3865,0 0,0">
          <text:p/>
        </draw:polygon>
        <draw:polygon draw:style-name="gr187" draw:text-style-name="P184" draw:layer="layout" svg:width="3.864cm" svg:height="0.059cm" svg:x="4.095cm" svg:y="15.582cm" svg:viewBox="0 0 3865 60" draw:points="0,60 3865,60 3865,0 0,0">
          <text:p/>
        </draw:polygon>
        <draw:polygon draw:style-name="gr188" draw:text-style-name="P185" draw:layer="layout" svg:width="3.864cm" svg:height="0.048cm" svg:x="4.095cm" svg:y="15.584cm" svg:viewBox="0 0 3865 49" draw:points="0,49 3865,49 3865,0 0,0">
          <text:p/>
        </draw:polygon>
        <draw:frame draw:style-name="gr189" draw:text-style-name="P186" draw:layer="layout" svg:width="0.298cm" svg:height="0.311cm" svg:x="3.434cm" svg:y="15.21cm">
          <draw:text-box>
            <text:p text:style-name="P11"><text:span text:style-name="T8">5´</text:span></text:p>
          </draw:text-box>
        </draw:frame>
        <draw:frame draw:style-name="gr189" draw:text-style-name="P186" draw:layer="layout" svg:width="0.298cm" svg:height="0.311cm" svg:x="3.434cm" svg:y="16.126cm">
          <draw:text-box>
            <text:p text:style-name="P11"><text:span text:style-name="T8">3´</text:span></text:p>
          </draw:text-box>
        </draw:frame>
        <draw:polygon draw:style-name="gr179" draw:text-style-name="P176" draw:layer="layout" svg:width="3.859cm" svg:height="0.146cm" svg:x="4.095cm" svg:y="15.887cm" svg:viewBox="0 0 3860 147" draw:points="0,147 3860,147 3860,0 0,0">
          <text:p/>
        </draw:polygon>
        <draw:polygon draw:style-name="gr180" draw:text-style-name="P177" draw:layer="layout" svg:width="3.859cm" svg:height="0.135cm" svg:x="4.095cm" svg:y="15.889cm" svg:viewBox="0 0 3860 136" draw:points="0,136 3860,136 3860,0 0,0">
          <text:p/>
        </draw:polygon>
        <draw:polygon draw:style-name="gr181" draw:text-style-name="P178" draw:layer="layout" svg:width="3.859cm" svg:height="0.125cm" svg:x="4.095cm" svg:y="15.89cm" svg:viewBox="0 0 3860 126" draw:points="0,126 3860,126 3860,0 0,0">
          <text:p/>
        </draw:polygon>
        <draw:polygon draw:style-name="gr182" draw:text-style-name="P179" draw:layer="layout" svg:width="3.859cm" svg:height="0.114cm" svg:x="4.095cm" svg:y="15.892cm" svg:viewBox="0 0 3860 115" draw:points="0,115 3860,115 3860,0 0,0">
          <text:p/>
        </draw:polygon>
        <draw:polygon draw:style-name="gr183" draw:text-style-name="P180" draw:layer="layout" svg:width="3.859cm" svg:height="0.103cm" svg:x="4.095cm" svg:y="15.894cm" svg:viewBox="0 0 3860 104" draw:points="0,104 3860,104 3860,0 0,0">
          <text:p/>
        </draw:polygon>
        <draw:polygon draw:style-name="gr184" draw:text-style-name="P181" draw:layer="layout" svg:width="3.859cm" svg:height="0.092cm" svg:x="4.095cm" svg:y="15.896cm" svg:viewBox="0 0 3860 93" draw:points="0,93 3860,93 3860,0 0,0">
          <text:p/>
        </draw:polygon>
        <draw:polygon draw:style-name="gr185" draw:text-style-name="P182" draw:layer="layout" svg:width="3.859cm" svg:height="0.081cm" svg:x="4.095cm" svg:y="15.898cm" svg:viewBox="0 0 3860 82" draw:points="0,82 3860,82 3860,0 0,0">
          <text:p/>
        </draw:polygon>
        <draw:polygon draw:style-name="gr186" draw:text-style-name="P183" draw:layer="layout" svg:width="3.859cm" svg:height="0.07cm" svg:x="4.095cm" svg:y="15.9cm" svg:viewBox="0 0 3860 71" draw:points="0,71 3860,71 3860,0 0,0">
          <text:p/>
        </draw:polygon>
        <draw:polygon draw:style-name="gr187" draw:text-style-name="P184" draw:layer="layout" svg:width="3.859cm" svg:height="0.06cm" svg:x="4.095cm" svg:y="15.901cm" svg:viewBox="0 0 3860 61" draw:points="0,61 3860,61 3860,0 0,0">
          <text:p/>
        </draw:polygon>
        <draw:polygon draw:style-name="gr188" draw:text-style-name="P185" draw:layer="layout" svg:width="3.859cm" svg:height="0.049cm" svg:x="4.095cm" svg:y="15.903cm" svg:viewBox="0 0 3860 50" draw:points="0,50 3860,50 3860,0 0,0">
          <text:p/>
        </draw:polygon>
        <draw:frame draw:style-name="gr189" draw:text-style-name="P187" draw:layer="layout" svg:width="0.298cm" svg:height="0.311cm" svg:x="8.802cm" svg:y="15.889cm">
          <draw:text-box>
            <text:p text:style-name="P11"><text:span text:style-name="T8">5´</text:span></text:p>
          </draw:text-box>
        </draw:frame>
        <draw:polygon draw:style-name="gr14" draw:text-style-name="P14" draw:layer="layout" svg:width="8.097cm" svg:height="2.577cm" svg:x="1.954cm" svg:y="14.317cm" svg:viewBox="0 0 8098 2578" draw:points="8090,2571 8090,2563 15,2563 15,15 8082,15 8082,2571 8090,2571 8090,2563 8090,2571 8098,2571 8098,0 0,0 0,2578 8098,2578 8098,2571">
          <text:p/>
        </draw:polygon>
        <draw:polygon draw:style-name="gr14" draw:text-style-name="P14" draw:layer="layout" svg:width="8.097cm" svg:height="0.594cm" svg:x="1.954cm" svg:y="21.258cm" svg:viewBox="0 0 8098 595" draw:points="8090,7 8090,0 0,0 0,595 8098,595 8098,0 8090,0 8090,7 8082,7 8082,580 15,580 15,15 8090,15 8090,7 8082,7">
          <text:p/>
        </draw:polygon>
        <draw:frame draw:style-name="gr190" draw:text-style-name="P174" draw:layer="layout" svg:width="7.398cm" svg:height="0.361cm" svg:x="2.176cm" svg:y="14.456cm">
          <draw:text-box>
            <text:p text:style-name="P11"><text:span text:style-name="T7">Barcode Ligation</text:span></text:p>
          </draw:text-box>
        </draw:frame>
        <draw:polygon draw:style-name="gr14" draw:text-style-name="P14" draw:layer="layout" svg:width="8.097cm" svg:height="2.852cm" svg:x="1.954cm" svg:y="17.641cm" svg:viewBox="0 0 8098 2853" draw:points="8090,2845 8090,2838 15,2838 15,16 8082,16 8082,2845 8090,2845 8090,2838 8090,2845 8098,2845 8098,0 0,0 0,2853 8098,2853 8098,2845">
          <text:p/>
        </draw:polygon>
        <draw:path draw:style-name="gr176" draw:text-style-name="P173" draw:layer="layout" svg:width="0.024cm" svg:height="0.563cm" svg:x="6.016cm" svg:y="13.549cm" svg:viewBox="0 0 25 564" svg:d="M0 11v542c0 6 6 11 12 11 7 0 13-5 13-11v-542c0-6-6-11-13-11-6 0-12 5-12 11z">
          <text:p/>
        </draw:path>
        <draw:path draw:style-name="gr176" draw:text-style-name="P173" draw:layer="layout" svg:width="0.131cm" svg:height="0.118cm" svg:x="5.962cm" svg:y="14.066cm" svg:viewBox="0 0 132 119" svg:d="M65 119c-14-39-39-89-65-119l65 24 67-24c-26 30-52 80-67 119z">
          <text:p/>
        </draw:path>
        <draw:polygon draw:style-name="gr14" draw:text-style-name="P14" draw:layer="layout" svg:width="8.097cm" svg:height="2.333cm" svg:x="1.954cm" svg:y="7.775cm" svg:viewBox="0 0 8098 2334" draw:points="8090,2327 8090,2319 15,2319 15,16 8082,16 8082,2327 8090,2327 8090,2319 8090,2327 8098,2327 8098,0 0,0 0,2334 8098,2334 8098,2327">
          <text:p/>
        </draw:polygon>
        <draw:path draw:style-name="gr176" draw:text-style-name="P173" draw:layer="layout" svg:width="0.023cm" svg:height="0.478cm" svg:x="5.919cm" svg:y="10.1cm" svg:viewBox="0 0 24 479" svg:d="M0 11v457c0 6 6 11 13 11 6 0 11-5 11-11v-457c0-6-5-11-11-11-7 0-13 5-13 11z">
          <text:p/>
        </draw:path>
        <draw:path draw:style-name="gr176" draw:text-style-name="P173" draw:layer="layout" svg:width="0.13cm" svg:height="0.118cm" svg:x="5.866cm" svg:y="10.532cm" svg:viewBox="0 0 131 119" svg:d="M66 119c-15-39-40-89-66-119l66 24 65-24c-26 30-51 80-65 119z">
          <text:p/>
        </draw:path>
        <draw:frame draw:style-name="gr191" draw:text-style-name="P174" draw:layer="layout" svg:width="3.49cm" svg:height="0.361cm" svg:x="2.176cm" svg:y="7.929cm">
          <draw:text-box>
            <text:p text:style-name="P11"><text:span text:style-name="T7">Pooled Amplicons</text:span></text:p>
          </draw:text-box>
        </draw:frame>
        <draw:frame draw:style-name="gr192" draw:text-style-name="P174" draw:layer="layout" svg:width="2.051cm" svg:height="0.361cm" svg:x="2.176cm" svg:y="11.056cm">
          <draw:text-box>
            <text:p text:style-name="P11"><text:span text:style-name="T7">End Repair, 5</text:span></text:p>
          </draw:text-box>
        </draw:frame>
        <draw:frame draw:style-name="gr193" draw:text-style-name="P188" draw:layer="layout" svg:width="0.237cm" svg:height="0.28cm" svg:x="4.184cm" svg:y="11.132cm">
          <draw:text-box>
            <text:p text:style-name="P11"><text:span text:style-name="T9">´ </text:span></text:p>
          </draw:text-box>
        </draw:frame>
        <draw:polygon draw:style-name="gr14" draw:text-style-name="P14" draw:layer="layout" svg:width="8.097cm" svg:height="2.638cm" svg:x="1.954cm" svg:y="10.917cm" svg:viewBox="0 0 8098 2639" draw:points="8090,2631 8090,2624 15,2624 15,15 8082,15 8082,2631 8090,2631 8090,2624 8090,2631 8098,2631 8098,0 0,0 0,2639 8098,2639 8098,2631">
          <text:p/>
        </draw:polygon>
        <draw:frame draw:style-name="gr178" draw:text-style-name="P175" draw:layer="layout" svg:width="1.006cm" svg:height="0.025cm" svg:x="3.652cm" svg:y="12.781cm">
          <draw:image xlink:href="Pictures/100000000000008900000003174074961E04B08B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178" draw:text-style-name="P175" draw:layer="layout" svg:width="1.087cm" svg:height="0.025cm" svg:x="3.652cm" svg:y="12.854cm">
          <draw:image xlink:href="Pictures/1000000000000094000000037F0D0F2383C7BF03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803cm">
          <draw:image xlink:href="Pictures/10000000000000890000000364EB8D982E0B8467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69cm" svg:x="3.652cm" svg:y="12.803cm">
          <draw:image xlink:href="Pictures/100000000000008900000009BC2232E5AF144C33.png" xlink:type="simple" xlink:show="embed" xlink:actuate="onLoad" loext:mime-type="image/png">
            <text:p/>
          </draw:image>
        </draw:frame>
        <draw:polygon draw:style-name="gr179" draw:text-style-name="P176" draw:layer="layout" svg:width="1.429cm" svg:height="0.147cm" svg:x="3.292cm" svg:y="12.498cm" svg:viewBox="0 0 1430 148" draw:points="0,148 1430,148 1430,0 0,0">
          <text:p/>
        </draw:polygon>
        <draw:polygon draw:style-name="gr180" draw:text-style-name="P177" draw:layer="layout" svg:width="1.429cm" svg:height="0.136cm" svg:x="3.292cm" svg:y="12.501cm" svg:viewBox="0 0 1430 137" draw:points="0,137 1430,137 1430,0 0,0">
          <text:p/>
        </draw:polygon>
        <draw:polygon draw:style-name="gr181" draw:text-style-name="P178" draw:layer="layout" svg:width="1.429cm" svg:height="0.125cm" svg:x="3.292cm" svg:y="12.504cm" svg:viewBox="0 0 1430 126" draw:points="0,126 1430,126 1430,0 0,0">
          <text:p/>
        </draw:polygon>
        <draw:polygon draw:style-name="gr182" draw:text-style-name="P179" draw:layer="layout" svg:width="1.429cm" svg:height="0.114cm" svg:x="3.292cm" svg:y="12.507cm" svg:viewBox="0 0 1430 115" draw:points="0,115 1430,115 1430,0 0,0">
          <text:p/>
        </draw:polygon>
        <draw:polygon draw:style-name="gr183" draw:text-style-name="P180" draw:layer="layout" svg:width="1.429cm" svg:height="0.102cm" svg:x="3.292cm" svg:y="12.51cm" svg:viewBox="0 0 1430 103" draw:points="0,103 1430,103 1430,0 0,0">
          <text:p/>
        </draw:polygon>
        <draw:polygon draw:style-name="gr184" draw:text-style-name="P181" draw:layer="layout" svg:width="1.429cm" svg:height="0.092cm" svg:x="3.292cm" svg:y="12.512cm" svg:viewBox="0 0 1430 93" draw:points="0,93 1430,93 1430,0 0,0">
          <text:p/>
        </draw:polygon>
        <draw:polygon draw:style-name="gr185" draw:text-style-name="P182" draw:layer="layout" svg:width="1.429cm" svg:height="0.081cm" svg:x="3.292cm" svg:y="12.515cm" svg:viewBox="0 0 1430 82" draw:points="0,82 1430,82 1430,0 0,0">
          <text:p/>
        </draw:polygon>
        <draw:polygon draw:style-name="gr186" draw:text-style-name="P183" draw:layer="layout" svg:width="1.429cm" svg:height="0.07cm" svg:x="3.292cm" svg:y="12.518cm" svg:viewBox="0 0 1430 71" draw:points="0,71 1430,71 1430,0 0,0">
          <text:p/>
        </draw:polygon>
        <draw:polygon draw:style-name="gr187" draw:text-style-name="P184" draw:layer="layout" svg:width="1.429cm" svg:height="0.059cm" svg:x="3.292cm" svg:y="12.521cm" svg:viewBox="0 0 1430 60" draw:points="0,60 1430,60 1430,0 0,0">
          <text:p/>
        </draw:polygon>
        <draw:polygon draw:style-name="gr188" draw:text-style-name="P185" draw:layer="layout" svg:width="1.429cm" svg:height="0.049cm" svg:x="3.292cm" svg:y="12.523cm" svg:viewBox="0 0 1430 50" draw:points="0,50 1430,50 1430,0 0,0">
          <text:p/>
        </draw:polygon>
        <draw:frame draw:style-name="gr194" draw:text-style-name="P174" draw:layer="layout" svg:width="4.832cm" svg:height="0.361cm" svg:x="4.329cm" svg:y="11.056cm">
          <draw:text-box>
            <text:p text:style-name="P11"><text:span text:style-name="T7">Phosphorylation and dA-Tailing</text:span></text:p>
          </draw:text-box>
        </draw:frame>
        <draw:frame draw:style-name="gr195" draw:text-style-name="P189" draw:layer="layout" svg:width="0.298cm" svg:height="0.302cm" svg:x="4.612cm" svg:y="11.608cm">
          <draw:text-box>
            <text:p text:style-name="P11"><text:span text:style-name="T10">5´</text:span></text:p>
          </draw:text-box>
        </draw:frame>
        <draw:frame draw:style-name="gr178" draw:text-style-name="P175" draw:layer="layout" svg:width="0.318cm" svg:height="0.025cm" svg:x="4.797cm" svg:y="12.342cm">
          <draw:image xlink:href="Pictures/100000000000002B000000034A3C1ED7E504D0A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84cm" svg:x="5.171cm" svg:y="12.056cm">
          <draw:image xlink:href="Pictures/10000000000000240000000BDBD67C5954DBB013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77cm" svg:x="5.171cm" svg:y="12.056cm">
          <draw:image xlink:href="Pictures/10000000000000240000000A9B3530D37ACE1488.png" xlink:type="simple" xlink:show="embed" xlink:actuate="onLoad" loext:mime-type="image/png">
            <text:p/>
          </draw:image>
        </draw:frame>
        <draw:polygon draw:style-name="gr196" draw:text-style-name="P190" draw:layer="layout" svg:width="0.301cm" svg:height="0.146cm" svg:x="4.658cm" svg:y="11.988cm" svg:viewBox="0 0 302 147" draw:points="302,147 0,147 0,0 302,0">
          <text:p/>
        </draw:polygon>
        <draw:polygon draw:style-name="gr197" draw:text-style-name="P191" draw:layer="layout" svg:width="0.301cm" svg:height="0.136cm" svg:x="4.658cm" svg:y="11.99cm" svg:viewBox="0 0 302 137" draw:points="302,137 0,137 0,0 302,0">
          <text:p/>
        </draw:polygon>
        <draw:polygon draw:style-name="gr198" draw:text-style-name="P192" draw:layer="layout" svg:width="0.301cm" svg:height="0.125cm" svg:x="4.658cm" svg:y="11.992cm" svg:viewBox="0 0 302 126" draw:points="302,126 0,126 0,0 302,0">
          <text:p/>
        </draw:polygon>
        <draw:polygon draw:style-name="gr199" draw:text-style-name="P193" draw:layer="layout" svg:width="0.301cm" svg:height="0.114cm" svg:x="4.658cm" svg:y="11.994cm" svg:viewBox="0 0 302 115" draw:points="302,115 0,115 0,0 302,0">
          <text:p/>
        </draw:polygon>
        <draw:polygon draw:style-name="gr200" draw:text-style-name="P194" draw:layer="layout" svg:width="0.301cm" svg:height="0.103cm" svg:x="4.658cm" svg:y="11.997cm" svg:viewBox="0 0 302 104" draw:points="302,104 0,104 0,0 302,0">
          <text:p/>
        </draw:polygon>
        <draw:polygon draw:style-name="gr201" draw:text-style-name="P195" draw:layer="layout" svg:width="0.301cm" svg:height="0.092cm" svg:x="4.658cm" svg:y="11.999cm" svg:viewBox="0 0 302 93" draw:points="302,93 0,93 0,0 302,0">
          <text:p/>
        </draw:polygon>
        <draw:polygon draw:style-name="gr202" draw:text-style-name="P196" draw:layer="layout" svg:width="0.301cm" svg:height="0.081cm" svg:x="4.658cm" svg:y="12.001cm" svg:viewBox="0 0 302 82" draw:points="302,82 0,82 0,0 302,0">
          <text:p/>
        </draw:polygon>
        <draw:polygon draw:style-name="gr203" draw:text-style-name="P197" draw:layer="layout" svg:width="0.301cm" svg:height="0.071cm" svg:x="4.658cm" svg:y="12.003cm" svg:viewBox="0 0 302 72" draw:points="302,72 0,72 0,0 302,0">
          <text:p/>
        </draw:polygon>
        <draw:polygon draw:style-name="gr204" draw:text-style-name="P198" draw:layer="layout" svg:width="0.301cm" svg:height="0.06cm" svg:x="4.658cm" svg:y="12.005cm" svg:viewBox="0 0 302 61" draw:points="302,61 0,61 0,0 302,0">
          <text:p/>
        </draw:polygon>
        <draw:polygon draw:style-name="gr205" draw:text-style-name="P199" draw:layer="layout" svg:width="0.301cm" svg:height="0.049cm" svg:x="4.658cm" svg:y="12.007cm" svg:viewBox="0 0 302 50" draw:points="302,50 0,50 0,0 302,0">
          <text:p/>
        </draw:polygon>
        <draw:polygon draw:style-name="gr179" draw:text-style-name="P176" draw:layer="layout" svg:width="2.339cm" svg:height="0.146cm" svg:x="5.177cm" svg:y="11.988cm" svg:viewBox="0 0 2340 147" draw:points="0,147 2340,147 2340,0 0,0">
          <text:p/>
        </draw:polygon>
        <draw:polygon draw:style-name="gr180" draw:text-style-name="P177" draw:layer="layout" svg:width="2.339cm" svg:height="0.136cm" svg:x="5.177cm" svg:y="11.99cm" svg:viewBox="0 0 2340 137" draw:points="0,137 2340,137 2340,0 0,0">
          <text:p/>
        </draw:polygon>
        <draw:polygon draw:style-name="gr181" draw:text-style-name="P178" draw:layer="layout" svg:width="2.339cm" svg:height="0.125cm" svg:x="5.177cm" svg:y="11.992cm" svg:viewBox="0 0 2340 126" draw:points="0,126 2340,126 2340,0 0,0">
          <text:p/>
        </draw:polygon>
        <draw:polygon draw:style-name="gr182" draw:text-style-name="P179" draw:layer="layout" svg:width="2.339cm" svg:height="0.114cm" svg:x="5.177cm" svg:y="11.994cm" svg:viewBox="0 0 2340 115" draw:points="0,115 2340,115 2340,0 0,0">
          <text:p/>
        </draw:polygon>
        <draw:polygon draw:style-name="gr183" draw:text-style-name="P180" draw:layer="layout" svg:width="2.339cm" svg:height="0.103cm" svg:x="5.177cm" svg:y="11.997cm" svg:viewBox="0 0 2340 104" draw:points="0,104 2340,104 2340,0 0,0">
          <text:p/>
        </draw:polygon>
        <draw:polygon draw:style-name="gr184" draw:text-style-name="P181" draw:layer="layout" svg:width="2.339cm" svg:height="0.092cm" svg:x="5.177cm" svg:y="11.999cm" svg:viewBox="0 0 2340 93" draw:points="0,93 2340,93 2340,0 0,0">
          <text:p/>
        </draw:polygon>
        <draw:polygon draw:style-name="gr185" draw:text-style-name="P182" draw:layer="layout" svg:width="2.339cm" svg:height="0.081cm" svg:x="5.177cm" svg:y="12.001cm" svg:viewBox="0 0 2340 82" draw:points="0,82 2340,82 2340,0 0,0">
          <text:p/>
        </draw:polygon>
        <draw:polygon draw:style-name="gr186" draw:text-style-name="P183" draw:layer="layout" svg:width="2.339cm" svg:height="0.071cm" svg:x="5.177cm" svg:y="12.003cm" svg:viewBox="0 0 2340 72" draw:points="0,72 2340,72 2340,0 0,0">
          <text:p/>
        </draw:polygon>
        <draw:polygon draw:style-name="gr187" draw:text-style-name="P184" draw:layer="layout" svg:width="2.339cm" svg:height="0.06cm" svg:x="5.177cm" svg:y="12.005cm" svg:viewBox="0 0 2340 61" draw:points="0,61 2340,61 2340,0 0,0">
          <text:p/>
        </draw:polygon>
        <draw:polygon draw:style-name="gr188" draw:text-style-name="P185" draw:layer="layout" svg:width="2.339cm" svg:height="0.049cm" svg:x="5.177cm" svg:y="12.007cm" svg:viewBox="0 0 2340 50" draw:points="0,50 2340,50 2340,0 0,0">
          <text:p/>
        </draw:polygon>
        <draw:frame draw:style-name="gr195" draw:text-style-name="P189" draw:layer="layout" svg:width="0.298cm" svg:height="0.302cm" svg:x="4.374cm" svg:y="11.908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7.846cm" svg:y="11.608cm">
          <draw:text-box>
            <text:p text:style-name="P11"><text:span text:style-name="T10">3´</text:span></text:p>
          </draw:text-box>
        </draw:frame>
        <draw:frame draw:style-name="gr206" draw:text-style-name="P175" draw:layer="layout" svg:width="0.274cm" svg:height="0.164cm" svg:x="7.464cm" svg:y="11.6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5cm" svg:x="7.463cm" svg:y="11.69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42cm" svg:x="7.463cm" svg:y="11.69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35cm" svg:x="7.463cm" svg:y="11.69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21cm" svg:x="7.463cm" svg:y="11.705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06cm" svg:x="7.463cm" svg:y="11.70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99cm" svg:x="7.463cm" svg:y="11.70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91cm" svg:x="7.463cm" svg:y="11.70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77cm" svg:x="7.463cm" svg:y="11.712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69cm" svg:x="7.463cm" svg:y="11.712cm">
          <draw:image xlink:href="Pictures/100000000000002400000009ACBBF74EFECD97EA.png" xlink:type="simple" xlink:show="embed" xlink:actuate="onLoad" loext:mime-type="image/png">
            <text:p/>
          </draw:image>
        </draw:frame>
        <draw:polygon draw:style-name="gr179" draw:text-style-name="P176" draw:layer="layout" svg:width="2.228cm" svg:height="0.146cm" svg:x="4.876cm" svg:y="11.702cm" svg:viewBox="0 0 2229 147" draw:points="0,147 2229,147 2229,0 0,0">
          <text:p/>
        </draw:polygon>
        <draw:polygon draw:style-name="gr180" draw:text-style-name="P177" draw:layer="layout" svg:width="2.228cm" svg:height="0.135cm" svg:x="4.876cm" svg:y="11.704cm" svg:viewBox="0 0 2229 136" draw:points="0,136 2229,136 2229,0 0,0">
          <text:p/>
        </draw:polygon>
        <draw:polygon draw:style-name="gr181" draw:text-style-name="P178" draw:layer="layout" svg:width="2.228cm" svg:height="0.125cm" svg:x="4.876cm" svg:y="11.706cm" svg:viewBox="0 0 2229 126" draw:points="0,126 2229,126 2229,0 0,0">
          <text:p/>
        </draw:polygon>
        <draw:polygon draw:style-name="gr182" draw:text-style-name="P179" draw:layer="layout" svg:width="2.228cm" svg:height="0.114cm" svg:x="4.876cm" svg:y="11.708cm" svg:viewBox="0 0 2229 115" draw:points="0,115 2229,115 2229,0 0,0">
          <text:p/>
        </draw:polygon>
        <draw:polygon draw:style-name="gr183" draw:text-style-name="P180" draw:layer="layout" svg:width="2.228cm" svg:height="0.103cm" svg:x="4.876cm" svg:y="11.71cm" svg:viewBox="0 0 2229 104" draw:points="0,104 2229,104 2229,0 0,0">
          <text:p/>
        </draw:polygon>
        <draw:polygon draw:style-name="gr184" draw:text-style-name="P181" draw:layer="layout" svg:width="2.228cm" svg:height="0.093cm" svg:x="4.876cm" svg:y="11.712cm" svg:viewBox="0 0 2229 94" draw:points="0,94 2229,94 2229,0 0,0">
          <text:p/>
        </draw:polygon>
        <draw:polygon draw:style-name="gr185" draw:text-style-name="P182" draw:layer="layout" svg:width="2.228cm" svg:height="0.081cm" svg:x="4.876cm" svg:y="11.715cm" svg:viewBox="0 0 2229 82" draw:points="0,82 2229,82 2229,0 0,0">
          <text:p/>
        </draw:polygon>
        <draw:polygon draw:style-name="gr186" draw:text-style-name="P183" draw:layer="layout" svg:width="2.228cm" svg:height="0.07cm" svg:x="4.876cm" svg:y="11.717cm" svg:viewBox="0 0 2229 71" draw:points="0,71 2229,71 2229,0 0,0">
          <text:p/>
        </draw:polygon>
        <draw:polygon draw:style-name="gr187" draw:text-style-name="P184" draw:layer="layout" svg:width="2.228cm" svg:height="0.06cm" svg:x="4.876cm" svg:y="11.719cm" svg:viewBox="0 0 2229 61" draw:points="0,61 2229,61 2229,0 0,0">
          <text:p/>
        </draw:polygon>
        <draw:polygon draw:style-name="gr188" draw:text-style-name="P185" draw:layer="layout" svg:width="2.228cm" svg:height="0.049cm" svg:x="4.876cm" svg:y="11.721cm" svg:viewBox="0 0 2229 50" draw:points="0,50 2229,50 2229,0 0,0">
          <text:p/>
        </draw:polygon>
        <draw:polygon draw:style-name="gr196" draw:text-style-name="P190" draw:layer="layout" svg:width="0.416cm" svg:height="0.146cm" svg:x="7.309cm" svg:y="11.702cm" svg:viewBox="0 0 417 147" draw:points="417,147 0,147 0,0 417,0">
          <text:p/>
        </draw:polygon>
        <draw:polygon draw:style-name="gr197" draw:text-style-name="P191" draw:layer="layout" svg:width="0.416cm" svg:height="0.135cm" svg:x="7.309cm" svg:y="11.704cm" svg:viewBox="0 0 417 136" draw:points="417,136 0,136 0,0 417,0">
          <text:p/>
        </draw:polygon>
        <draw:polygon draw:style-name="gr198" draw:text-style-name="P192" draw:layer="layout" svg:width="0.416cm" svg:height="0.125cm" svg:x="7.309cm" svg:y="11.706cm" svg:viewBox="0 0 417 126" draw:points="417,126 0,126 0,0 417,0">
          <text:p/>
        </draw:polygon>
        <draw:polygon draw:style-name="gr199" draw:text-style-name="P193" draw:layer="layout" svg:width="0.416cm" svg:height="0.114cm" svg:x="7.309cm" svg:y="11.708cm" svg:viewBox="0 0 417 115" draw:points="417,115 0,115 0,0 417,0">
          <text:p/>
        </draw:polygon>
        <draw:polygon draw:style-name="gr200" draw:text-style-name="P194" draw:layer="layout" svg:width="0.416cm" svg:height="0.103cm" svg:x="7.309cm" svg:y="11.71cm" svg:viewBox="0 0 417 104" draw:points="417,104 0,104 0,0 417,0">
          <text:p/>
        </draw:polygon>
        <draw:polygon draw:style-name="gr201" draw:text-style-name="P195" draw:layer="layout" svg:width="0.416cm" svg:height="0.093cm" svg:x="7.309cm" svg:y="11.712cm" svg:viewBox="0 0 417 94" draw:points="417,94 0,94 0,0 417,0">
          <text:p/>
        </draw:polygon>
        <draw:polygon draw:style-name="gr202" draw:text-style-name="P196" draw:layer="layout" svg:width="0.416cm" svg:height="0.081cm" svg:x="7.309cm" svg:y="11.715cm" svg:viewBox="0 0 417 82" draw:points="417,82 0,82 0,0 417,0">
          <text:p/>
        </draw:polygon>
        <draw:polygon draw:style-name="gr203" draw:text-style-name="P197" draw:layer="layout" svg:width="0.416cm" svg:height="0.07cm" svg:x="7.309cm" svg:y="11.717cm" svg:viewBox="0 0 417 71" draw:points="417,71 0,71 0,0 417,0">
          <text:p/>
        </draw:polygon>
        <draw:polygon draw:style-name="gr204" draw:text-style-name="P198" draw:layer="layout" svg:width="0.416cm" svg:height="0.06cm" svg:x="7.309cm" svg:y="11.719cm" svg:viewBox="0 0 417 61" draw:points="417,61 0,61 0,0 417,0">
          <text:p/>
        </draw:polygon>
        <draw:polygon draw:style-name="gr205" draw:text-style-name="P199" draw:layer="layout" svg:width="0.416cm" svg:height="0.049cm" svg:x="7.309cm" svg:y="11.721cm" svg:viewBox="0 0 417 50" draw:points="417,50 0,50 0,0 417,0">
          <text:p/>
        </draw:polygon>
        <draw:frame draw:style-name="gr195" draw:text-style-name="P189" draw:layer="layout" svg:width="0.298cm" svg:height="0.302cm" svg:x="7.608cm" svg:y="11.908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3.017cm" svg:y="12.423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2.788cm" svg:y="12.723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5.041cm" svg:y="12.423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4.823cm" svg:y="12.723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7.14cm" svg:y="12.34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6.849cm" svg:y="12.64cm">
          <draw:text-box>
            <text:p text:style-name="P11"><text:span text:style-name="T10">3´</text:span></text:p>
          </draw:text-box>
        </draw:frame>
        <draw:polygon draw:style-name="gr196" draw:text-style-name="P190" draw:layer="layout" svg:width="0.419cm" svg:height="0.147cm" svg:x="7.18cm" svg:y="12.716cm" svg:viewBox="0 0 420 148" draw:points="420,148 0,148 0,0 420,0">
          <text:p/>
        </draw:polygon>
        <draw:polygon draw:style-name="gr197" draw:text-style-name="P191" draw:layer="layout" svg:width="0.419cm" svg:height="0.136cm" svg:x="7.18cm" svg:y="12.718cm" svg:viewBox="0 0 420 137" draw:points="420,137 0,137 0,0 420,0">
          <text:p/>
        </draw:polygon>
        <draw:polygon draw:style-name="gr198" draw:text-style-name="P192" draw:layer="layout" svg:width="0.419cm" svg:height="0.124cm" svg:x="7.18cm" svg:y="12.721cm" svg:viewBox="0 0 420 125" draw:points="420,125 0,125 0,0 420,0">
          <text:p/>
        </draw:polygon>
        <draw:polygon draw:style-name="gr199" draw:text-style-name="P193" draw:layer="layout" svg:width="0.419cm" svg:height="0.114cm" svg:x="7.18cm" svg:y="12.723cm" svg:viewBox="0 0 420 115" draw:points="420,115 0,115 0,0 420,0">
          <text:p/>
        </draw:polygon>
        <draw:polygon draw:style-name="gr200" draw:text-style-name="P194" draw:layer="layout" svg:width="0.419cm" svg:height="0.103cm" svg:x="7.18cm" svg:y="12.725cm" svg:viewBox="0 0 420 104" draw:points="420,104 0,104 0,0 420,0">
          <text:p/>
        </draw:polygon>
        <draw:polygon draw:style-name="gr201" draw:text-style-name="P195" draw:layer="layout" svg:width="0.419cm" svg:height="0.092cm" svg:x="7.18cm" svg:y="12.727cm" svg:viewBox="0 0 420 93" draw:points="420,93 0,93 0,0 420,0">
          <text:p/>
        </draw:polygon>
        <draw:polygon draw:style-name="gr202" draw:text-style-name="P196" draw:layer="layout" svg:width="0.419cm" svg:height="0.082cm" svg:x="7.18cm" svg:y="12.729cm" svg:viewBox="0 0 420 83" draw:points="420,83 0,83 0,0 420,0">
          <text:p/>
        </draw:polygon>
        <draw:polygon draw:style-name="gr203" draw:text-style-name="P197" draw:layer="layout" svg:width="0.419cm" svg:height="0.071cm" svg:x="7.18cm" svg:y="12.731cm" svg:viewBox="0 0 420 72" draw:points="420,72 0,72 0,0 420,0">
          <text:p/>
        </draw:polygon>
        <draw:polygon draw:style-name="gr204" draw:text-style-name="P198" draw:layer="layout" svg:width="0.419cm" svg:height="0.059cm" svg:x="7.18cm" svg:y="12.734cm" svg:viewBox="0 0 420 60" draw:points="420,60 0,60 0,0 420,0">
          <text:p/>
        </draw:polygon>
        <draw:polygon draw:style-name="gr205" draw:text-style-name="P199" draw:layer="layout" svg:width="0.419cm" svg:height="0.049cm" svg:x="7.18cm" svg:y="12.736cm" svg:viewBox="0 0 420 50" draw:points="420,50 0,50 0,0 420,0">
          <text:p/>
        </draw:polygon>
        <draw:frame draw:style-name="gr178" draw:text-style-name="P175" draw:layer="layout" svg:width="0.135cm" svg:height="0.106cm" svg:x="8.688cm" svg:y="12.784cm">
          <draw:image xlink:href="Pictures/10000000000000120000000EF1FE800203D954FF.png" xlink:type="simple" xlink:show="embed" xlink:actuate="onLoad" loext:mime-type="image/png">
            <text:p/>
          </draw:image>
        </draw:frame>
        <draw:frame draw:style-name="gr195" draw:text-style-name="P189" draw:layer="layout" svg:width="0.298cm" svg:height="0.302cm" svg:x="8.688cm" svg:y="12.64cm">
          <draw:text-box>
            <text:p text:style-name="P11"><text:span text:style-name="T10">5´</text:span></text:p>
          </draw:text-box>
        </draw:frame>
        <draw:polygon draw:style-name="gr179" draw:text-style-name="P176" draw:layer="layout" svg:width="0.739cm" svg:height="0.147cm" svg:x="7.821cm" svg:y="12.716cm" svg:viewBox="0 0 740 148" draw:points="0,148 740,148 740,0 0,0">
          <text:p/>
        </draw:polygon>
        <draw:polygon draw:style-name="gr180" draw:text-style-name="P177" draw:layer="layout" svg:width="0.739cm" svg:height="0.136cm" svg:x="7.821cm" svg:y="12.718cm" svg:viewBox="0 0 740 137" draw:points="0,137 740,137 740,0 0,0">
          <text:p/>
        </draw:polygon>
        <draw:polygon draw:style-name="gr181" draw:text-style-name="P178" draw:layer="layout" svg:width="0.739cm" svg:height="0.124cm" svg:x="7.821cm" svg:y="12.721cm" svg:viewBox="0 0 740 125" draw:points="0,125 740,125 740,0 0,0">
          <text:p/>
        </draw:polygon>
        <draw:polygon draw:style-name="gr182" draw:text-style-name="P179" draw:layer="layout" svg:width="0.739cm" svg:height="0.114cm" svg:x="7.821cm" svg:y="12.723cm" svg:viewBox="0 0 740 115" draw:points="0,115 740,115 740,0 0,0">
          <text:p/>
        </draw:polygon>
        <draw:polygon draw:style-name="gr183" draw:text-style-name="P180" draw:layer="layout" svg:width="0.739cm" svg:height="0.103cm" svg:x="7.821cm" svg:y="12.725cm" svg:viewBox="0 0 740 104" draw:points="0,104 740,104 740,0 0,0">
          <text:p/>
        </draw:polygon>
        <draw:polygon draw:style-name="gr184" draw:text-style-name="P181" draw:layer="layout" svg:width="0.739cm" svg:height="0.092cm" svg:x="7.821cm" svg:y="12.727cm" svg:viewBox="0 0 740 93" draw:points="0,93 740,93 740,0 0,0">
          <text:p/>
        </draw:polygon>
        <draw:polygon draw:style-name="gr185" draw:text-style-name="P182" draw:layer="layout" svg:width="0.739cm" svg:height="0.082cm" svg:x="7.821cm" svg:y="12.729cm" svg:viewBox="0 0 740 83" draw:points="0,83 740,83 740,0 0,0">
          <text:p/>
        </draw:polygon>
        <draw:polygon draw:style-name="gr186" draw:text-style-name="P183" draw:layer="layout" svg:width="0.739cm" svg:height="0.071cm" svg:x="7.821cm" svg:y="12.731cm" svg:viewBox="0 0 740 72" draw:points="0,72 740,72 740,0 0,0">
          <text:p/>
        </draw:polygon>
        <draw:polygon draw:style-name="gr187" draw:text-style-name="P184" draw:layer="layout" svg:width="0.739cm" svg:height="0.059cm" svg:x="7.821cm" svg:y="12.734cm" svg:viewBox="0 0 740 60" draw:points="0,60 740,60 740,0 0,0">
          <text:p/>
        </draw:polygon>
        <draw:polygon draw:style-name="gr188" draw:text-style-name="P185" draw:layer="layout" svg:width="0.739cm" svg:height="0.049cm" svg:x="7.821cm" svg:y="12.736cm" svg:viewBox="0 0 740 50" draw:points="0,50 740,50 740,0 0,0">
          <text:p/>
        </draw:polygon>
        <draw:frame draw:style-name="gr178" draw:text-style-name="P175" draw:layer="layout" svg:width="0.45cm" svg:height="0.047cm" svg:x="7.322cm" svg:y="12.312cm">
          <draw:image xlink:href="Pictures/100000000000003D000000064AA0F38FAB968871.png" xlink:type="simple" xlink:show="embed" xlink:actuate="onLoad" loext:mime-type="image/png">
            <text:p/>
          </draw:image>
        </draw:frame>
        <draw:polygon draw:style-name="gr179" draw:text-style-name="P176" draw:layer="layout" svg:width="1.16cm" svg:height="0.146cm" svg:x="7.4cm" svg:y="12.43cm" svg:viewBox="0 0 1161 147" draw:points="0,147 1161,147 1161,0 0,0">
          <text:p/>
        </draw:polygon>
        <draw:polygon draw:style-name="gr180" draw:text-style-name="P177" draw:layer="layout" svg:width="1.16cm" svg:height="0.135cm" svg:x="7.4cm" svg:y="12.432cm" svg:viewBox="0 0 1161 136" draw:points="0,136 1161,136 1161,0 0,0">
          <text:p/>
        </draw:polygon>
        <draw:polygon draw:style-name="gr181" draw:text-style-name="P178" draw:layer="layout" svg:width="1.16cm" svg:height="0.125cm" svg:x="7.4cm" svg:y="12.434cm" svg:viewBox="0 0 1161 126" draw:points="0,126 1161,126 1161,0 0,0">
          <text:p/>
        </draw:polygon>
        <draw:polygon draw:style-name="gr182" draw:text-style-name="P179" draw:layer="layout" svg:width="1.16cm" svg:height="0.114cm" svg:x="7.4cm" svg:y="12.436cm" svg:viewBox="0 0 1161 115" draw:points="0,115 1161,115 1161,0 0,0">
          <text:p/>
        </draw:polygon>
        <draw:polygon draw:style-name="gr183" draw:text-style-name="P180" draw:layer="layout" svg:width="1.16cm" svg:height="0.103cm" svg:x="7.4cm" svg:y="12.438cm" svg:viewBox="0 0 1161 104" draw:points="0,104 1161,104 1161,0 0,0">
          <text:p/>
        </draw:polygon>
        <draw:polygon draw:style-name="gr184" draw:text-style-name="P181" draw:layer="layout" svg:width="1.16cm" svg:height="0.093cm" svg:x="7.4cm" svg:y="12.44cm" svg:viewBox="0 0 1161 94" draw:points="0,94 1161,94 1161,0 0,0">
          <text:p/>
        </draw:polygon>
        <draw:polygon draw:style-name="gr185" draw:text-style-name="P182" draw:layer="layout" svg:width="1.16cm" svg:height="0.081cm" svg:x="7.4cm" svg:y="12.443cm" svg:viewBox="0 0 1161 82" draw:points="0,82 1161,82 1161,0 0,0">
          <text:p/>
        </draw:polygon>
        <draw:polygon draw:style-name="gr186" draw:text-style-name="P183" draw:layer="layout" svg:width="1.16cm" svg:height="0.07cm" svg:x="7.4cm" svg:y="12.445cm" svg:viewBox="0 0 1161 71" draw:points="0,71 1161,71 1161,0 0,0">
          <text:p/>
        </draw:polygon>
        <draw:polygon draw:style-name="gr187" draw:text-style-name="P184" draw:layer="layout" svg:width="1.16cm" svg:height="0.06cm" svg:x="7.4cm" svg:y="12.447cm" svg:viewBox="0 0 1161 61" draw:points="0,61 1161,61 1161,0 0,0">
          <text:p/>
        </draw:polygon>
        <draw:polygon draw:style-name="gr188" draw:text-style-name="P185" draw:layer="layout" svg:width="1.16cm" svg:height="0.049cm" svg:x="7.4cm" svg:y="12.449cm" svg:viewBox="0 0 1161 50" draw:points="0,50 1161,50 1161,0 0,0">
          <text:p/>
        </draw:polygon>
        <draw:frame draw:style-name="gr178" draw:text-style-name="P175" draw:layer="layout" svg:width="0.135cm" svg:height="0.025cm" svg:x="3.535cm" svg:y="12.92cm">
          <draw:image xlink:href="Pictures/100000000000001200000003C217B94D6473A4B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81cm">
          <draw:image xlink:href="Pictures/100000000000001200000003FB7E89B5A7AACBF1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913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905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98cm">
          <draw:image xlink:href="Pictures/100000000000001200000003A20CE1A5F800B3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33cm" svg:x="3.535cm" svg:y="12.883cm">
          <draw:image xlink:href="Pictures/1000000000000012000000042D755F5498B5D91A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76cm">
          <draw:image xlink:href="Pictures/100000000000001200000003DB79BFA403BCC06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69cm">
          <draw:image xlink:href="Pictures/100000000000001200000003E3E068C7EDB1D69A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61cm">
          <draw:image xlink:href="Pictures/1000000000000012000000036087D86B06DE36DA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03cm">
          <draw:image xlink:href="Pictures/1000000000000012000000032FE3F16B9F52532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69cm" svg:x="3.535cm" svg:y="12.803cm">
          <draw:image xlink:href="Pictures/100000000000001200000009CE9A14FA3CCA6E40.png" xlink:type="simple" xlink:show="embed" xlink:actuate="onLoad" loext:mime-type="image/png">
            <text:p/>
          </draw:image>
        </draw:frame>
        <draw:polygon draw:style-name="gr179" draw:text-style-name="P176" draw:layer="layout" svg:width="1.339cm" svg:height="0.147cm" svg:x="3.387cm" svg:y="12.791cm" svg:viewBox="0 0 1340 148" draw:points="0,148 1340,148 1340,0 0,0">
          <text:p/>
        </draw:polygon>
        <draw:polygon draw:style-name="gr180" draw:text-style-name="P177" draw:layer="layout" svg:width="1.339cm" svg:height="0.136cm" svg:x="3.387cm" svg:y="12.793cm" svg:viewBox="0 0 1340 137" draw:points="0,137 1340,137 1340,0 0,0">
          <text:p/>
        </draw:polygon>
        <draw:polygon draw:style-name="gr181" draw:text-style-name="P178" draw:layer="layout" svg:width="1.339cm" svg:height="0.124cm" svg:x="3.387cm" svg:y="12.796cm" svg:viewBox="0 0 1340 125" draw:points="0,125 1340,125 1340,0 0,0">
          <text:p/>
        </draw:polygon>
        <draw:polygon draw:style-name="gr182" draw:text-style-name="P179" draw:layer="layout" svg:width="1.339cm" svg:height="0.114cm" svg:x="3.387cm" svg:y="12.798cm" svg:viewBox="0 0 1340 115" draw:points="0,115 1340,115 1340,0 0,0">
          <text:p/>
        </draw:polygon>
        <draw:polygon draw:style-name="gr183" draw:text-style-name="P180" draw:layer="layout" svg:width="1.339cm" svg:height="0.103cm" svg:x="3.387cm" svg:y="12.8cm" svg:viewBox="0 0 1340 104" draw:points="0,104 1340,104 1340,0 0,0">
          <text:p/>
        </draw:polygon>
        <draw:polygon draw:style-name="gr184" draw:text-style-name="P181" draw:layer="layout" svg:width="1.339cm" svg:height="0.092cm" svg:x="3.387cm" svg:y="12.802cm" svg:viewBox="0 0 1340 93" draw:points="0,93 1340,93 1340,0 0,0">
          <text:p/>
        </draw:polygon>
        <draw:polygon draw:style-name="gr185" draw:text-style-name="P182" draw:layer="layout" svg:width="1.339cm" svg:height="0.082cm" svg:x="3.387cm" svg:y="12.804cm" svg:viewBox="0 0 1340 83" draw:points="0,83 1340,83 1340,0 0,0">
          <text:p/>
        </draw:polygon>
        <draw:polygon draw:style-name="gr186" draw:text-style-name="P183" draw:layer="layout" svg:width="1.339cm" svg:height="0.071cm" svg:x="3.387cm" svg:y="12.806cm" svg:viewBox="0 0 1340 72" draw:points="0,72 1340,72 1340,0 0,0">
          <text:p/>
        </draw:polygon>
        <draw:polygon draw:style-name="gr187" draw:text-style-name="P184" draw:layer="layout" svg:width="1.339cm" svg:height="0.059cm" svg:x="3.387cm" svg:y="12.809cm" svg:viewBox="0 0 1340 60" draw:points="0,60 1340,60 1340,0 0,0">
          <text:p/>
        </draw:polygon>
        <draw:polygon draw:style-name="gr188" draw:text-style-name="P185" draw:layer="layout" svg:width="1.339cm" svg:height="0.049cm" svg:x="3.387cm" svg:y="12.811cm" svg:viewBox="0 0 1340 50" draw:points="0,50 1340,50 1340,0 0,0">
          <text:p/>
        </draw:polygon>
        <draw:frame draw:style-name="gr178" draw:text-style-name="P175" draw:layer="layout" svg:width="0.069cm" svg:height="0.055cm" svg:x="4.984cm" svg:y="12.763cm">
          <draw:image xlink:href="Pictures/100000000000000900000007E3A1674A8BC4E52F.png" xlink:type="simple" xlink:show="embed" xlink:actuate="onLoad" loext:mime-type="image/png">
            <text:p/>
          </draw:image>
        </draw:frame>
        <draw:polygon draw:style-name="gr207" draw:text-style-name="P200" draw:layer="layout" svg:width="0.223cm" svg:height="0.147cm" svg:x="4.719cm" svg:y="12.497cm" svg:viewBox="0 0 224 148" draw:points="0,148 224,148 224,0 0,0">
          <text:p/>
        </draw:polygon>
        <draw:polygon draw:style-name="gr208" draw:text-style-name="P201" draw:layer="layout" svg:width="0.223cm" svg:height="0.135cm" svg:x="4.719cm" svg:y="12.5cm" svg:viewBox="0 0 224 136" draw:points="0,136 224,136 224,0 0,0">
          <text:p/>
        </draw:polygon>
        <draw:polygon draw:style-name="gr209" draw:text-style-name="P202" draw:layer="layout" svg:width="0.223cm" svg:height="0.124cm" svg:x="4.719cm" svg:y="12.502cm" svg:viewBox="0 0 224 125" draw:points="0,125 224,125 224,0 0,0">
          <text:p/>
        </draw:polygon>
        <draw:polygon draw:style-name="gr210" draw:text-style-name="P203" draw:layer="layout" svg:width="0.223cm" svg:height="0.114cm" svg:x="4.719cm" svg:y="12.504cm" svg:viewBox="0 0 224 115" draw:points="0,115 224,115 224,0 0,0">
          <text:p/>
        </draw:polygon>
        <draw:polygon draw:style-name="gr211" draw:text-style-name="P204" draw:layer="layout" svg:width="0.223cm" svg:height="0.103cm" svg:x="4.719cm" svg:y="12.506cm" svg:viewBox="0 0 224 104" draw:points="0,104 224,104 224,0 0,0">
          <text:p/>
        </draw:polygon>
        <draw:polygon draw:style-name="gr212" draw:text-style-name="P205" draw:layer="layout" svg:width="0.223cm" svg:height="0.092cm" svg:x="4.719cm" svg:y="12.508cm" svg:viewBox="0 0 224 93" draw:points="0,93 224,93 224,0 0,0">
          <text:p/>
        </draw:polygon>
        <draw:polygon draw:style-name="gr213" draw:text-style-name="P206" draw:layer="layout" svg:width="0.223cm" svg:height="0.082cm" svg:x="4.719cm" svg:y="12.51cm" svg:viewBox="0 0 224 83" draw:points="0,83 224,83 224,0 0,0">
          <text:p/>
        </draw:polygon>
        <draw:polygon draw:style-name="gr214" draw:text-style-name="P207" draw:layer="layout" svg:width="0.223cm" svg:height="0.07cm" svg:x="4.719cm" svg:y="12.513cm" svg:viewBox="0 0 224 71" draw:points="0,71 224,71 224,0 0,0">
          <text:p/>
        </draw:polygon>
        <draw:polygon draw:style-name="gr215" draw:text-style-name="P208" draw:layer="layout" svg:width="0.223cm" svg:height="0.059cm" svg:x="4.719cm" svg:y="12.515cm" svg:viewBox="0 0 224 60" draw:points="0,60 224,60 224,0 0,0">
          <text:p/>
        </draw:polygon>
        <draw:polygon draw:style-name="gr216" draw:text-style-name="P209" draw:layer="layout" svg:width="0.223cm" svg:height="0.049cm" svg:x="4.719cm" svg:y="12.517cm" svg:viewBox="0 0 224 50" draw:points="0,50 224,50 224,0 0,0">
          <text:p/>
        </draw:polygon>
        <draw:frame draw:style-name="gr217" draw:text-style-name="P210" draw:layer="layout" svg:width="0.277cm" svg:height="0.327cm" svg:x="4.715cm" svg:y="12.41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7cm" svg:x="3.168cm" svg:y="12.792cm" svg:viewBox="0 0 224 148" draw:points="0,148 224,148 224,0 0,0">
          <text:p/>
        </draw:polygon>
        <draw:polygon draw:style-name="gr208" draw:text-style-name="P201" draw:layer="layout" svg:width="0.223cm" svg:height="0.135cm" svg:x="3.168cm" svg:y="12.795cm" svg:viewBox="0 0 224 136" draw:points="0,136 224,136 224,0 0,0">
          <text:p/>
        </draw:polygon>
        <draw:polygon draw:style-name="gr209" draw:text-style-name="P202" draw:layer="layout" svg:width="0.223cm" svg:height="0.124cm" svg:x="3.168cm" svg:y="12.797cm" svg:viewBox="0 0 224 125" draw:points="0,125 224,125 224,0 0,0">
          <text:p/>
        </draw:polygon>
        <draw:polygon draw:style-name="gr210" draw:text-style-name="P203" draw:layer="layout" svg:width="0.223cm" svg:height="0.114cm" svg:x="3.168cm" svg:y="12.799cm" svg:viewBox="0 0 224 115" draw:points="0,115 224,115 224,0 0,0">
          <text:p/>
        </draw:polygon>
        <draw:polygon draw:style-name="gr211" draw:text-style-name="P204" draw:layer="layout" svg:width="0.223cm" svg:height="0.103cm" svg:x="3.168cm" svg:y="12.801cm" svg:viewBox="0 0 224 104" draw:points="0,104 224,104 224,0 0,0">
          <text:p/>
        </draw:polygon>
        <draw:polygon draw:style-name="gr212" draw:text-style-name="P205" draw:layer="layout" svg:width="0.223cm" svg:height="0.092cm" svg:x="3.168cm" svg:y="12.803cm" svg:viewBox="0 0 224 93" draw:points="0,93 224,93 224,0 0,0">
          <text:p/>
        </draw:polygon>
        <draw:polygon draw:style-name="gr213" draw:text-style-name="P206" draw:layer="layout" svg:width="0.223cm" svg:height="0.082cm" svg:x="3.168cm" svg:y="12.805cm" svg:viewBox="0 0 224 83" draw:points="0,83 224,83 224,0 0,0">
          <text:p/>
        </draw:polygon>
        <draw:polygon draw:style-name="gr214" draw:text-style-name="P207" draw:layer="layout" svg:width="0.223cm" svg:height="0.07cm" svg:x="3.168cm" svg:y="12.808cm" svg:viewBox="0 0 224 71" draw:points="0,71 224,71 224,0 0,0">
          <text:p/>
        </draw:polygon>
        <draw:polygon draw:style-name="gr215" draw:text-style-name="P208" draw:layer="layout" svg:width="0.223cm" svg:height="0.059cm" svg:x="3.168cm" svg:y="12.81cm" svg:viewBox="0 0 224 60" draw:points="0,60 224,60 224,0 0,0">
          <text:p/>
        </draw:polygon>
        <draw:polygon draw:style-name="gr216" draw:text-style-name="P209" draw:layer="layout" svg:width="0.223cm" svg:height="0.049cm" svg:x="3.168cm" svg:y="12.812cm" svg:viewBox="0 0 224 50" draw:points="0,50 224,50 224,0 0,0">
          <text:p/>
        </draw:polygon>
        <draw:frame draw:style-name="gr217" draw:text-style-name="P210" draw:layer="layout" svg:width="0.277cm" svg:height="0.327cm" svg:x="3.165cm" svg:y="12.701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7cm" svg:x="4.954cm" svg:y="11.987cm" svg:viewBox="0 0 224 148" draw:points="224,148 0,148 0,0 224,0">
          <text:p/>
        </draw:polygon>
        <draw:polygon draw:style-name="gr208" draw:text-style-name="P201" draw:layer="layout" svg:width="0.223cm" svg:height="0.136cm" svg:x="4.954cm" svg:y="11.989cm" svg:viewBox="0 0 224 137" draw:points="224,137 0,137 0,0 224,0">
          <text:p/>
        </draw:polygon>
        <draw:polygon draw:style-name="gr209" draw:text-style-name="P202" draw:layer="layout" svg:width="0.223cm" svg:height="0.124cm" svg:x="4.954cm" svg:y="11.992cm" svg:viewBox="0 0 224 125" draw:points="224,125 0,125 0,0 224,0">
          <text:p/>
        </draw:polygon>
        <draw:polygon draw:style-name="gr210" draw:text-style-name="P203" draw:layer="layout" svg:width="0.223cm" svg:height="0.114cm" svg:x="4.954cm" svg:y="11.994cm" svg:viewBox="0 0 224 115" draw:points="224,115 0,115 0,0 224,0">
          <text:p/>
        </draw:polygon>
        <draw:polygon draw:style-name="gr211" draw:text-style-name="P204" draw:layer="layout" svg:width="0.223cm" svg:height="0.103cm" svg:x="4.954cm" svg:y="11.996cm" svg:viewBox="0 0 224 104" draw:points="224,104 0,104 0,0 224,0">
          <text:p/>
        </draw:polygon>
        <draw:polygon draw:style-name="gr212" draw:text-style-name="P205" draw:layer="layout" svg:width="0.223cm" svg:height="0.092cm" svg:x="4.954cm" svg:y="11.998cm" svg:viewBox="0 0 224 93" draw:points="224,93 0,93 0,0 224,0">
          <text:p/>
        </draw:polygon>
        <draw:polygon draw:style-name="gr213" draw:text-style-name="P206" draw:layer="layout" svg:width="0.223cm" svg:height="0.082cm" svg:x="4.954cm" svg:y="12cm" svg:viewBox="0 0 224 83" draw:points="224,83 0,83 0,0 224,0">
          <text:p/>
        </draw:polygon>
        <draw:polygon draw:style-name="gr214" draw:text-style-name="P207" draw:layer="layout" svg:width="0.223cm" svg:height="0.071cm" svg:x="4.954cm" svg:y="12.002cm" svg:viewBox="0 0 224 72" draw:points="224,72 0,72 0,0 224,0">
          <text:p/>
        </draw:polygon>
        <draw:polygon draw:style-name="gr215" draw:text-style-name="P208" draw:layer="layout" svg:width="0.223cm" svg:height="0.059cm" svg:x="4.954cm" svg:y="12.005cm" svg:viewBox="0 0 224 60" draw:points="224,60 0,60 0,0 224,0">
          <text:p/>
        </draw:polygon>
        <draw:polygon draw:style-name="gr216" draw:text-style-name="P209" draw:layer="layout" svg:width="0.223cm" svg:height="0.049cm" svg:x="4.954cm" svg:y="12.007cm" svg:viewBox="0 0 224 50" draw:points="224,50 0,50 0,0 224,0">
          <text:p/>
        </draw:polygon>
        <draw:frame draw:style-name="gr217" draw:text-style-name="P210" draw:layer="layout" svg:width="0.277cm" svg:height="0.327cm" svg:x="4.955cm" svg:y="11.896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6cm" svg:x="7.088cm" svg:y="11.702cm" svg:viewBox="0 0 224 147" draw:points="224,147 0,147 0,0 224,0">
          <text:p/>
        </draw:polygon>
        <draw:polygon draw:style-name="gr208" draw:text-style-name="P201" draw:layer="layout" svg:width="0.223cm" svg:height="0.136cm" svg:x="7.088cm" svg:y="11.704cm" svg:viewBox="0 0 224 137" draw:points="224,137 0,137 0,0 224,0">
          <text:p/>
        </draw:polygon>
        <draw:polygon draw:style-name="gr209" draw:text-style-name="P202" draw:layer="layout" svg:width="0.223cm" svg:height="0.125cm" svg:x="7.088cm" svg:y="11.706cm" svg:viewBox="0 0 224 126" draw:points="224,126 0,126 0,0 224,0">
          <text:p/>
        </draw:polygon>
        <draw:polygon draw:style-name="gr210" draw:text-style-name="P203" draw:layer="layout" svg:width="0.223cm" svg:height="0.113cm" svg:x="7.088cm" svg:y="11.709cm" svg:viewBox="0 0 224 114" draw:points="224,114 0,114 0,0 224,0">
          <text:p/>
        </draw:polygon>
        <draw:polygon draw:style-name="gr211" draw:text-style-name="P204" draw:layer="layout" svg:width="0.223cm" svg:height="0.103cm" svg:x="7.088cm" svg:y="11.711cm" svg:viewBox="0 0 224 104" draw:points="224,104 0,104 0,0 224,0">
          <text:p/>
        </draw:polygon>
        <draw:polygon draw:style-name="gr212" draw:text-style-name="P205" draw:layer="layout" svg:width="0.223cm" svg:height="0.092cm" svg:x="7.088cm" svg:y="11.713cm" svg:viewBox="0 0 224 93" draw:points="224,93 0,93 0,0 224,0">
          <text:p/>
        </draw:polygon>
        <draw:polygon draw:style-name="gr213" draw:text-style-name="P206" draw:layer="layout" svg:width="0.223cm" svg:height="0.081cm" svg:x="7.088cm" svg:y="11.715cm" svg:viewBox="0 0 224 82" draw:points="224,82 0,82 0,0 224,0">
          <text:p/>
        </draw:polygon>
        <draw:polygon draw:style-name="gr214" draw:text-style-name="P207" draw:layer="layout" svg:width="0.223cm" svg:height="0.071cm" svg:x="7.088cm" svg:y="11.717cm" svg:viewBox="0 0 224 72" draw:points="224,72 0,72 0,0 224,0">
          <text:p/>
        </draw:polygon>
        <draw:polygon draw:style-name="gr215" draw:text-style-name="P208" draw:layer="layout" svg:width="0.223cm" svg:height="0.06cm" svg:x="7.088cm" svg:y="11.719cm" svg:viewBox="0 0 224 61" draw:points="224,61 0,61 0,0 224,0">
          <text:p/>
        </draw:polygon>
        <draw:polygon draw:style-name="gr216" draw:text-style-name="P209" draw:layer="layout" svg:width="0.223cm" svg:height="0.049cm" svg:x="7.088cm" svg:y="11.721cm" svg:viewBox="0 0 224 50" draw:points="224,50 0,50 0,0 224,0">
          <text:p/>
        </draw:polygon>
        <draw:frame draw:style-name="gr178" draw:text-style-name="P175" draw:layer="layout" svg:width="0.025cm" svg:height="0.201cm" svg:x="7.319cm" svg:y="12.601cm">
          <draw:image xlink:href="Pictures/10000000000000030000001B175DCC540DDEB20A.png" xlink:type="simple" xlink:show="embed" xlink:actuate="onLoad" loext:mime-type="image/png">
            <text:p/>
          </draw:image>
        </draw:frame>
        <draw:polygon draw:style-name="gr207" draw:text-style-name="P200" draw:layer="layout" svg:width="0.223cm" svg:height="0.146cm" svg:x="7.597cm" svg:y="12.717cm" svg:viewBox="0 0 224 147" draw:points="224,147 0,147 0,0 224,0">
          <text:p/>
        </draw:polygon>
        <draw:polygon draw:style-name="gr208" draw:text-style-name="P201" draw:layer="layout" svg:width="0.223cm" svg:height="0.135cm" svg:x="7.597cm" svg:y="12.719cm" svg:viewBox="0 0 224 136" draw:points="224,136 0,136 0,0 224,0">
          <text:p/>
        </draw:polygon>
        <draw:polygon draw:style-name="gr209" draw:text-style-name="P202" draw:layer="layout" svg:width="0.223cm" svg:height="0.125cm" svg:x="7.597cm" svg:y="12.721cm" svg:viewBox="0 0 224 126" draw:points="224,126 0,126 0,0 224,0">
          <text:p/>
        </draw:polygon>
        <draw:polygon draw:style-name="gr210" draw:text-style-name="P203" draw:layer="layout" svg:width="0.223cm" svg:height="0.114cm" svg:x="7.597cm" svg:y="12.723cm" svg:viewBox="0 0 224 115" draw:points="224,115 0,115 0,0 224,0">
          <text:p/>
        </draw:polygon>
        <draw:polygon draw:style-name="gr211" draw:text-style-name="P204" draw:layer="layout" svg:width="0.223cm" svg:height="0.103cm" svg:x="7.597cm" svg:y="12.725cm" svg:viewBox="0 0 224 104" draw:points="224,104 0,104 0,0 224,0">
          <text:p/>
        </draw:polygon>
        <draw:polygon draw:style-name="gr212" draw:text-style-name="P205" draw:layer="layout" svg:width="0.223cm" svg:height="0.093cm" svg:x="7.597cm" svg:y="12.727cm" svg:viewBox="0 0 224 94" draw:points="224,94 0,94 0,0 224,0">
          <text:p/>
        </draw:polygon>
        <draw:polygon draw:style-name="gr213" draw:text-style-name="P206" draw:layer="layout" svg:width="0.223cm" svg:height="0.081cm" svg:x="7.597cm" svg:y="12.73cm" svg:viewBox="0 0 224 82" draw:points="224,82 0,82 0,0 224,0">
          <text:p/>
        </draw:polygon>
        <draw:polygon draw:style-name="gr214" draw:text-style-name="P207" draw:layer="layout" svg:width="0.223cm" svg:height="0.07cm" svg:x="7.597cm" svg:y="12.732cm" svg:viewBox="0 0 224 71" draw:points="224,71 0,71 0,0 224,0">
          <text:p/>
        </draw:polygon>
        <draw:polygon draw:style-name="gr215" draw:text-style-name="P208" draw:layer="layout" svg:width="0.223cm" svg:height="0.06cm" svg:x="7.597cm" svg:y="12.734cm" svg:viewBox="0 0 224 61" draw:points="224,61 0,61 0,0 224,0">
          <text:p/>
        </draw:polygon>
        <draw:polygon draw:style-name="gr216" draw:text-style-name="P209" draw:layer="layout" svg:width="0.223cm" svg:height="0.049cm" svg:x="7.597cm" svg:y="12.736cm" svg:viewBox="0 0 224 50" draw:points="224,50 0,50 0,0 224,0">
          <text:p/>
        </draw:polygon>
        <draw:frame draw:style-name="gr217" draw:text-style-name="P210" draw:layer="layout" svg:width="0.277cm" svg:height="0.327cm" svg:x="7.578cm" svg:y="12.625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6cm" svg:x="8.559cm" svg:y="12.43cm" svg:viewBox="0 0 224 147" draw:points="0,147 224,147 224,0 0,0">
          <text:p/>
        </draw:polygon>
        <draw:polygon draw:style-name="gr208" draw:text-style-name="P201" draw:layer="layout" svg:width="0.223cm" svg:height="0.135cm" svg:x="8.559cm" svg:y="12.432cm" svg:viewBox="0 0 224 136" draw:points="0,136 224,136 224,0 0,0">
          <text:p/>
        </draw:polygon>
        <draw:polygon draw:style-name="gr209" draw:text-style-name="P202" draw:layer="layout" svg:width="0.223cm" svg:height="0.125cm" svg:x="8.559cm" svg:y="12.434cm" svg:viewBox="0 0 224 126" draw:points="0,126 224,126 224,0 0,0">
          <text:p/>
        </draw:polygon>
        <draw:polygon draw:style-name="gr210" draw:text-style-name="P203" draw:layer="layout" svg:width="0.223cm" svg:height="0.114cm" svg:x="8.559cm" svg:y="12.436cm" svg:viewBox="0 0 224 115" draw:points="0,115 224,115 224,0 0,0">
          <text:p/>
        </draw:polygon>
        <draw:polygon draw:style-name="gr211" draw:text-style-name="P204" draw:layer="layout" svg:width="0.223cm" svg:height="0.103cm" svg:x="8.559cm" svg:y="12.438cm" svg:viewBox="0 0 224 104" draw:points="0,104 224,104 224,0 0,0">
          <text:p/>
        </draw:polygon>
        <draw:polygon draw:style-name="gr212" draw:text-style-name="P205" draw:layer="layout" svg:width="0.223cm" svg:height="0.093cm" svg:x="8.559cm" svg:y="12.44cm" svg:viewBox="0 0 224 94" draw:points="0,94 224,94 224,0 0,0">
          <text:p/>
        </draw:polygon>
        <draw:polygon draw:style-name="gr213" draw:text-style-name="P206" draw:layer="layout" svg:width="0.223cm" svg:height="0.081cm" svg:x="8.559cm" svg:y="12.443cm" svg:viewBox="0 0 224 82" draw:points="0,82 224,82 224,0 0,0">
          <text:p/>
        </draw:polygon>
        <draw:polygon draw:style-name="gr214" draw:text-style-name="P207" draw:layer="layout" svg:width="0.223cm" svg:height="0.07cm" svg:x="8.559cm" svg:y="12.445cm" svg:viewBox="0 0 224 71" draw:points="0,71 224,71 224,0 0,0">
          <text:p/>
        </draw:polygon>
        <draw:polygon draw:style-name="gr215" draw:text-style-name="P208" draw:layer="layout" svg:width="0.223cm" svg:height="0.06cm" svg:x="8.559cm" svg:y="12.447cm" svg:viewBox="0 0 224 61" draw:points="0,61 224,61 224,0 0,0">
          <text:p/>
        </draw:polygon>
        <draw:polygon draw:style-name="gr216" draw:text-style-name="P209" draw:layer="layout" svg:width="0.223cm" svg:height="0.049cm" svg:x="8.559cm" svg:y="12.449cm" svg:viewBox="0 0 224 50" draw:points="0,50 224,50 224,0 0,0">
          <text:p/>
        </draw:polygon>
        <draw:frame draw:style-name="gr195" draw:text-style-name="P189" draw:layer="layout" svg:width="0.298cm" svg:height="0.302cm" svg:x="8.876cm" svg:y="12.34cm">
          <draw:text-box>
            <text:p text:style-name="P11"><text:span text:style-name="T10">3´</text:span></text:p>
          </draw:text-box>
        </draw:frame>
        <draw:frame draw:style-name="gr178" draw:text-style-name="P175" draw:layer="layout" svg:width="0.055cm" svg:height="0.055cm" svg:x="3.271cm" svg:y="9.582cm">
          <draw:image xlink:href="Pictures/100000000000000700000007FBAF02C91331F0F6.png" xlink:type="simple" xlink:show="embed" xlink:actuate="onLoad" loext:mime-type="image/png">
            <text:p/>
          </draw:image>
        </draw:frame>
        <draw:frame draw:style-name="gr178" draw:text-style-name="P175" draw:layer="layout" svg:width="0.128cm" svg:height="0.201cm" svg:x="4.852cm" svg:y="9.289cm">
          <draw:image xlink:href="Pictures/10000000000000110000001B0538F99845762FC7.png" xlink:type="simple" xlink:show="embed" xlink:actuate="onLoad" loext:mime-type="image/png">
            <text:p/>
          </draw:image>
        </draw:frame>
        <draw:polygon draw:style-name="gr179" draw:text-style-name="P176" draw:layer="layout" svg:width="1.429cm" svg:height="0.146cm" svg:x="3.292cm" svg:y="9.316cm" svg:viewBox="0 0 1430 147" draw:points="0,147 1430,147 1430,0 0,0">
          <text:p/>
        </draw:polygon>
        <draw:polygon draw:style-name="gr180" draw:text-style-name="P177" draw:layer="layout" svg:width="1.429cm" svg:height="0.135cm" svg:x="3.292cm" svg:y="9.319cm" svg:viewBox="0 0 1430 136" draw:points="0,136 1430,136 1430,0 0,0">
          <text:p/>
        </draw:polygon>
        <draw:polygon draw:style-name="gr181" draw:text-style-name="P178" draw:layer="layout" svg:width="1.429cm" svg:height="0.125cm" svg:x="3.292cm" svg:y="9.321cm" svg:viewBox="0 0 1430 126" draw:points="0,126 1430,126 1430,0 0,0">
          <text:p/>
        </draw:polygon>
        <draw:polygon draw:style-name="gr182" draw:text-style-name="P179" draw:layer="layout" svg:width="1.429cm" svg:height="0.114cm" svg:x="3.292cm" svg:y="9.324cm" svg:viewBox="0 0 1430 115" draw:points="0,115 1430,115 1430,0 0,0">
          <text:p/>
        </draw:polygon>
        <draw:polygon draw:style-name="gr183" draw:text-style-name="P180" draw:layer="layout" svg:width="1.429cm" svg:height="0.103cm" svg:x="3.292cm" svg:y="9.327cm" svg:viewBox="0 0 1430 104" draw:points="0,104 1430,104 1430,0 0,0">
          <text:p/>
        </draw:polygon>
        <draw:polygon draw:style-name="gr184" draw:text-style-name="P181" draw:layer="layout" svg:width="1.429cm" svg:height="0.092cm" svg:x="3.292cm" svg:y="9.33cm" svg:viewBox="0 0 1430 93" draw:points="0,93 1430,93 1430,0 0,0">
          <text:p/>
        </draw:polygon>
        <draw:polygon draw:style-name="gr185" draw:text-style-name="P182" draw:layer="layout" svg:width="1.429cm" svg:height="0.081cm" svg:x="3.292cm" svg:y="9.333cm" svg:viewBox="0 0 1430 82" draw:points="0,82 1430,82 1430,0 0,0">
          <text:p/>
        </draw:polygon>
        <draw:polygon draw:style-name="gr186" draw:text-style-name="P183" draw:layer="layout" svg:width="1.429cm" svg:height="0.071cm" svg:x="3.292cm" svg:y="9.335cm" svg:viewBox="0 0 1430 72" draw:points="0,72 1430,72 1430,0 0,0">
          <text:p/>
        </draw:polygon>
        <draw:polygon draw:style-name="gr187" draw:text-style-name="P184" draw:layer="layout" svg:width="1.429cm" svg:height="0.06cm" svg:x="3.292cm" svg:y="9.338cm" svg:viewBox="0 0 1430 61" draw:points="0,61 1430,61 1430,0 0,0">
          <text:p/>
        </draw:polygon>
        <draw:polygon draw:style-name="gr188" draw:text-style-name="P185" draw:layer="layout" svg:width="1.429cm" svg:height="0.049cm" svg:x="3.292cm" svg:y="9.341cm" svg:viewBox="0 0 1430 50" draw:points="0,50 1430,50 1430,0 0,0">
          <text:p/>
        </draw:polygon>
        <draw:frame draw:style-name="gr217" draw:text-style-name="P210" draw:layer="layout" svg:width="0.277cm" svg:height="0.327cm" svg:x="8.556cm" svg:y="12.338cm">
          <draw:text-box>
            <text:p text:style-name="P11"><text:span text:style-name="T11">A</text:span></text:p>
          </draw:text-box>
        </draw:frame>
        <draw:frame draw:style-name="gr195" draw:text-style-name="P189" draw:layer="layout" svg:width="0.298cm" svg:height="0.302cm" svg:x="4.612cm" svg:y="8.425cm">
          <draw:text-box>
            <text:p text:style-name="P11"><text:span text:style-name="T10">5´</text:span></text:p>
          </draw:text-box>
        </draw:frame>
        <draw:polygon draw:style-name="gr179" draw:text-style-name="P176" draw:layer="layout" svg:width="2.339cm" svg:height="0.147cm" svg:x="5.177cm" svg:y="8.805cm" svg:viewBox="0 0 2340 148" draw:points="0,148 2340,148 2340,0 0,0">
          <text:p/>
        </draw:polygon>
        <draw:polygon draw:style-name="gr180" draw:text-style-name="P177" draw:layer="layout" svg:width="2.339cm" svg:height="0.135cm" svg:x="5.177cm" svg:y="8.808cm" svg:viewBox="0 0 2340 136" draw:points="0,136 2340,136 2340,0 0,0">
          <text:p/>
        </draw:polygon>
        <draw:polygon draw:style-name="gr181" draw:text-style-name="P178" draw:layer="layout" svg:width="2.339cm" svg:height="0.125cm" svg:x="5.177cm" svg:y="8.81cm" svg:viewBox="0 0 2340 126" draw:points="0,126 2340,126 2340,0 0,0">
          <text:p/>
        </draw:polygon>
        <draw:polygon draw:style-name="gr183" draw:text-style-name="P180" draw:layer="layout" svg:width="2.339cm" svg:height="0.103cm" svg:x="5.177cm" svg:y="8.814cm" svg:viewBox="0 0 2340 104" draw:points="0,104 2340,104 2340,0 0,0">
          <text:p/>
        </draw:polygon>
        <draw:polygon draw:style-name="gr184" draw:text-style-name="P181" draw:layer="layout" svg:width="2.339cm" svg:height="0.092cm" svg:x="5.177cm" svg:y="8.816cm" svg:viewBox="0 0 2340 93" draw:points="0,93 2340,93 2340,0 0,0">
          <text:p/>
        </draw:polygon>
        <draw:polygon draw:style-name="gr185" draw:text-style-name="P182" draw:layer="layout" svg:width="2.339cm" svg:height="0.082cm" svg:x="5.177cm" svg:y="8.818cm" svg:viewBox="0 0 2340 83" draw:points="0,83 2340,83 2340,0 0,0">
          <text:p/>
        </draw:polygon>
        <draw:polygon draw:style-name="gr186" draw:text-style-name="P183" draw:layer="layout" svg:width="2.339cm" svg:height="0.07cm" svg:x="5.177cm" svg:y="8.821cm" svg:viewBox="0 0 2340 71" draw:points="0,71 2340,71 2340,0 0,0">
          <text:p/>
        </draw:polygon>
        <draw:polygon draw:style-name="gr187" draw:text-style-name="P184" draw:layer="layout" svg:width="2.339cm" svg:height="0.059cm" svg:x="5.177cm" svg:y="8.823cm" svg:viewBox="0 0 2340 60" draw:points="0,60 2340,60 2340,0 0,0">
          <text:p/>
        </draw:polygon>
        <draw:polygon draw:style-name="gr188" draw:text-style-name="P185" draw:layer="layout" svg:width="2.339cm" svg:height="0.049cm" svg:x="5.177cm" svg:y="8.825cm" svg:viewBox="0 0 2340 50" draw:points="0,50 2340,50 2340,0 0,0">
          <text:p/>
        </draw:polygon>
        <draw:frame draw:style-name="gr195" draw:text-style-name="P189" draw:layer="layout" svg:width="0.298cm" svg:height="0.302cm" svg:x="4.908cm" svg:y="8.726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7.22cm" svg:y="8.425cm">
          <draw:text-box>
            <text:p text:style-name="P11"><text:span text:style-name="T10">3´</text:span></text:p>
          </draw:text-box>
        </draw:frame>
        <draw:polygon draw:style-name="gr179" draw:text-style-name="P176" draw:layer="layout" svg:width="2.228cm" svg:height="0.146cm" svg:x="4.876cm" svg:y="8.519cm" svg:viewBox="0 0 2229 147" draw:points="0,147 2229,147 2229,0 0,0">
          <text:p/>
        </draw:polygon>
        <draw:polygon draw:style-name="gr180" draw:text-style-name="P177" draw:layer="layout" svg:width="2.228cm" svg:height="0.136cm" svg:x="4.876cm" svg:y="8.521cm" svg:viewBox="0 0 2229 137" draw:points="0,137 2229,137 2229,0 0,0">
          <text:p/>
        </draw:polygon>
        <draw:polygon draw:style-name="gr181" draw:text-style-name="P178" draw:layer="layout" svg:width="2.228cm" svg:height="0.125cm" svg:x="4.876cm" svg:y="8.523cm" svg:viewBox="0 0 2229 126" draw:points="0,126 2229,126 2229,0 0,0">
          <text:p/>
        </draw:polygon>
        <draw:polygon draw:style-name="gr182" draw:text-style-name="P179" draw:layer="layout" svg:width="2.228cm" svg:height="0.113cm" svg:x="4.876cm" svg:y="8.526cm" svg:viewBox="0 0 2229 114" draw:points="0,114 2229,114 2229,0 0,0">
          <text:p/>
        </draw:polygon>
        <draw:polygon draw:style-name="gr183" draw:text-style-name="P180" draw:layer="layout" svg:width="2.228cm" svg:height="0.103cm" svg:x="4.876cm" svg:y="8.528cm" svg:viewBox="0 0 2229 104" draw:points="0,104 2229,104 2229,0 0,0">
          <text:p/>
        </draw:polygon>
        <draw:polygon draw:style-name="gr184" draw:text-style-name="P181" draw:layer="layout" svg:width="2.228cm" svg:height="0.092cm" svg:x="4.876cm" svg:y="8.53cm" svg:viewBox="0 0 2229 93" draw:points="0,93 2229,93 2229,0 0,0">
          <text:p/>
        </draw:polygon>
        <draw:polygon draw:style-name="gr185" draw:text-style-name="P182" draw:layer="layout" svg:width="2.228cm" svg:height="0.081cm" svg:x="4.876cm" svg:y="8.532cm" svg:viewBox="0 0 2229 82" draw:points="0,82 2229,82 2229,0 0,0">
          <text:p/>
        </draw:polygon>
        <draw:polygon draw:style-name="gr186" draw:text-style-name="P183" draw:layer="layout" svg:width="2.228cm" svg:height="0.071cm" svg:x="4.876cm" svg:y="8.534cm" svg:viewBox="0 0 2229 72" draw:points="0,72 2229,72 2229,0 0,0">
          <text:p/>
        </draw:polygon>
        <draw:polygon draw:style-name="gr187" draw:text-style-name="P184" draw:layer="layout" svg:width="2.228cm" svg:height="0.06cm" svg:x="4.876cm" svg:y="8.536cm" svg:viewBox="0 0 2229 61" draw:points="0,61 2229,61 2229,0 0,0">
          <text:p/>
        </draw:polygon>
        <draw:polygon draw:style-name="gr188" draw:text-style-name="P185" draw:layer="layout" svg:width="2.228cm" svg:height="0.048cm" svg:x="4.876cm" svg:y="8.539cm" svg:viewBox="0 0 2229 49" draw:points="0,49 2229,49 2229,0 0,0">
          <text:p/>
        </draw:polygon>
        <draw:frame draw:style-name="gr195" draw:text-style-name="P189" draw:layer="layout" svg:width="0.298cm" svg:height="0.302cm" svg:x="7.608cm" svg:y="8.726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3.017cm" svg:y="9.24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3.108cm" svg:y="9.541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4.853cm" svg:y="9.24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4.853cm" svg:y="9.541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7.14cm" svg:y="9.157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7.513cm" svg:y="9.457cm">
          <draw:text-box>
            <text:p text:style-name="P11"><text:span text:style-name="T10">3´</text:span></text:p>
          </draw:text-box>
        </draw:frame>
        <draw:frame draw:style-name="gr178" draw:text-style-name="P175" draw:layer="layout" svg:width="0.135cm" svg:height="0.201cm" svg:x="8.688cm" svg:y="9.509cm">
          <draw:image xlink:href="Pictures/10000000000000120000001BE90717F0E70E4887.png" xlink:type="simple" xlink:show="embed" xlink:actuate="onLoad" loext:mime-type="image/png">
            <text:p/>
          </draw:image>
        </draw:frame>
        <draw:frame draw:style-name="gr195" draw:text-style-name="P189" draw:layer="layout" svg:width="0.298cm" svg:height="0.302cm" svg:x="8.688cm" svg:y="9.457cm">
          <draw:text-box>
            <text:p text:style-name="P11"><text:span text:style-name="T10">5´</text:span></text:p>
          </draw:text-box>
        </draw:frame>
        <draw:polygon draw:style-name="gr179" draw:text-style-name="P176" draw:layer="layout" svg:width="0.739cm" svg:height="0.146cm" svg:x="7.821cm" svg:y="9.534cm" svg:viewBox="0 0 740 147" draw:points="0,147 740,147 740,0 0,0">
          <text:p/>
        </draw:polygon>
        <draw:polygon draw:style-name="gr180" draw:text-style-name="P177" draw:layer="layout" svg:width="0.739cm" svg:height="0.135cm" svg:x="7.821cm" svg:y="9.536cm" svg:viewBox="0 0 740 136" draw:points="0,136 740,136 740,0 0,0">
          <text:p/>
        </draw:polygon>
        <draw:polygon draw:style-name="gr181" draw:text-style-name="P178" draw:layer="layout" svg:width="0.739cm" svg:height="0.125cm" svg:x="7.821cm" svg:y="9.538cm" svg:viewBox="0 0 740 126" draw:points="0,126 740,126 740,0 0,0">
          <text:p/>
        </draw:polygon>
        <draw:polygon draw:style-name="gr182" draw:text-style-name="P179" draw:layer="layout" svg:width="0.739cm" svg:height="0.114cm" svg:x="7.821cm" svg:y="9.54cm" svg:viewBox="0 0 740 115" draw:points="0,115 740,115 740,0 0,0">
          <text:p/>
        </draw:polygon>
        <draw:polygon draw:style-name="gr183" draw:text-style-name="P180" draw:layer="layout" svg:width="0.739cm" svg:height="0.103cm" svg:x="7.821cm" svg:y="9.542cm" svg:viewBox="0 0 740 104" draw:points="0,104 740,104 740,0 0,0">
          <text:p/>
        </draw:polygon>
        <draw:polygon draw:style-name="gr184" draw:text-style-name="P181" draw:layer="layout" svg:width="0.739cm" svg:height="0.092cm" svg:x="7.821cm" svg:y="9.545cm" svg:viewBox="0 0 740 93" draw:points="0,93 740,93 740,0 0,0">
          <text:p/>
        </draw:polygon>
        <draw:polygon draw:style-name="gr185" draw:text-style-name="P182" draw:layer="layout" svg:width="0.739cm" svg:height="0.081cm" svg:x="7.821cm" svg:y="9.547cm" svg:viewBox="0 0 740 82" draw:points="0,82 740,82 740,0 0,0">
          <text:p/>
        </draw:polygon>
        <draw:polygon draw:style-name="gr186" draw:text-style-name="P183" draw:layer="layout" svg:width="0.739cm" svg:height="0.07cm" svg:x="7.821cm" svg:y="9.549cm" svg:viewBox="0 0 740 71" draw:points="0,71 740,71 740,0 0,0">
          <text:p/>
        </draw:polygon>
        <draw:polygon draw:style-name="gr187" draw:text-style-name="P184" draw:layer="layout" svg:width="0.739cm" svg:height="0.06cm" svg:x="7.821cm" svg:y="9.551cm" svg:viewBox="0 0 740 61" draw:points="0,61 740,61 740,0 0,0">
          <text:p/>
        </draw:polygon>
        <draw:polygon draw:style-name="gr188" draw:text-style-name="P185" draw:layer="layout" svg:width="0.739cm" svg:height="0.049cm" svg:x="7.821cm" svg:y="9.553cm" svg:viewBox="0 0 740 50" draw:points="0,50 740,50 740,0 0,0">
          <text:p/>
        </draw:polygon>
        <draw:frame draw:style-name="gr178" draw:text-style-name="P175" draw:layer="layout" svg:width="0.45cm" svg:height="0.047cm" svg:x="7.322cm" svg:y="9.132cm">
          <draw:image xlink:href="Pictures/100000000000003D000000064AA0F38FAB968871.png" xlink:type="simple" xlink:show="embed" xlink:actuate="onLoad" loext:mime-type="image/png">
            <text:p/>
          </draw:image>
        </draw:frame>
        <draw:frame draw:style-name="gr178" draw:text-style-name="P175" draw:layer="layout" svg:width="0.055cm" svg:height="0.055cm" svg:x="7.319cm" svg:y="9.198cm">
          <draw:image xlink:href="Pictures/10000000000000070000000768F37BFDA43BE064.png" xlink:type="simple" xlink:show="embed" xlink:actuate="onLoad" loext:mime-type="image/png">
            <text:p/>
          </draw:image>
        </draw:frame>
        <draw:frame draw:style-name="gr218" draw:text-style-name="P189" draw:layer="layout" svg:width="0.255cm" svg:height="0.302cm" svg:x="8.688cm" svg:y="9.457cm">
          <draw:text-box>
            <text:p text:style-name="P11"><text:span text:style-name="T10">5</text:span></text:p>
          </draw:text-box>
        </draw:frame>
        <draw:frame draw:style-name="gr178" draw:text-style-name="P175" draw:layer="layout" svg:width="0.142cm" svg:height="0.113cm" svg:x="7.509cm" svg:y="9.505cm">
          <draw:image xlink:href="Pictures/10000000000000130000000F539929D0C067560D.png" xlink:type="simple" xlink:show="embed" xlink:actuate="onLoad" loext:mime-type="image/png">
            <text:p/>
          </draw:image>
        </draw:frame>
        <draw:frame draw:style-name="gr178" draw:text-style-name="P175" draw:layer="layout" svg:width="0.069cm" svg:height="0.055cm" svg:x="7.677cm" svg:y="9.498cm">
          <draw:image xlink:href="Pictures/10000000000000090000000710D202AE0C5B062A.png" xlink:type="simple" xlink:show="embed" xlink:actuate="onLoad" loext:mime-type="image/png">
            <text:p/>
          </draw:image>
        </draw:frame>
        <draw:frame draw:style-name="gr178" draw:text-style-name="P175" draw:layer="layout" svg:width="0.128cm" svg:height="0.113cm" svg:x="8.688cm" svg:y="9.509cm">
          <draw:image xlink:href="Pictures/10000000000000110000000F86A92D6C323385C9.png" xlink:type="simple" xlink:show="embed" xlink:actuate="onLoad" loext:mime-type="image/png">
            <text:p/>
          </draw:image>
        </draw:frame>
        <draw:frame draw:style-name="gr195" draw:text-style-name="P189" draw:layer="layout" svg:width="0.298cm" svg:height="0.302cm" svg:x="7.513cm" svg:y="9.457cm">
          <draw:text-box>
            <text:p text:style-name="P11"><text:span text:style-name="T10">3´</text:span></text:p>
          </draw:text-box>
        </draw:frame>
        <draw:polygon draw:style-name="gr179" draw:text-style-name="P176" draw:layer="layout" svg:width="1.16cm" svg:height="0.147cm" svg:x="7.4cm" svg:y="9.247cm" svg:viewBox="0 0 1161 148" draw:points="0,148 1161,148 1161,0 0,0">
          <text:p/>
        </draw:polygon>
        <draw:polygon draw:style-name="gr180" draw:text-style-name="P177" draw:layer="layout" svg:width="1.16cm" svg:height="0.136cm" svg:x="7.4cm" svg:y="9.249cm" svg:viewBox="0 0 1161 137" draw:points="0,137 1161,137 1161,0 0,0">
          <text:p/>
        </draw:polygon>
        <draw:polygon draw:style-name="gr181" draw:text-style-name="P178" draw:layer="layout" svg:width="1.16cm" svg:height="0.125cm" svg:x="7.4cm" svg:y="9.251cm" svg:viewBox="0 0 1161 126" draw:points="0,126 1161,126 1161,0 0,0">
          <text:p/>
        </draw:polygon>
        <draw:polygon draw:style-name="gr182" draw:text-style-name="P179" draw:layer="layout" svg:width="1.16cm" svg:height="0.113cm" svg:x="7.4cm" svg:y="9.254cm" svg:viewBox="0 0 1161 114" draw:points="0,114 1161,114 1161,0 0,0">
          <text:p/>
        </draw:polygon>
        <draw:polygon draw:style-name="gr183" draw:text-style-name="P180" draw:layer="layout" svg:width="1.16cm" svg:height="0.103cm" svg:x="7.4cm" svg:y="9.256cm" svg:viewBox="0 0 1161 104" draw:points="0,104 1161,104 1161,0 0,0">
          <text:p/>
        </draw:polygon>
        <draw:polygon draw:style-name="gr184" draw:text-style-name="P181" draw:layer="layout" svg:width="1.16cm" svg:height="0.092cm" svg:x="7.4cm" svg:y="9.258cm" svg:viewBox="0 0 1161 93" draw:points="0,93 1161,93 1161,0 0,0">
          <text:p/>
        </draw:polygon>
        <draw:polygon draw:style-name="gr185" draw:text-style-name="P182" draw:layer="layout" svg:width="1.16cm" svg:height="0.081cm" svg:x="7.4cm" svg:y="9.26cm" svg:viewBox="0 0 1161 82" draw:points="0,82 1161,82 1161,0 0,0">
          <text:p/>
        </draw:polygon>
        <draw:polygon draw:style-name="gr186" draw:text-style-name="P183" draw:layer="layout" svg:width="1.16cm" svg:height="0.071cm" svg:x="7.4cm" svg:y="9.262cm" svg:viewBox="0 0 1161 72" draw:points="0,72 1161,72 1161,0 0,0">
          <text:p/>
        </draw:polygon>
        <draw:polygon draw:style-name="gr187" draw:text-style-name="P184" draw:layer="layout" svg:width="1.16cm" svg:height="0.06cm" svg:x="7.4cm" svg:y="9.264cm" svg:viewBox="0 0 1161 61" draw:points="0,61 1161,61 1161,0 0,0">
          <text:p/>
        </draw:polygon>
        <draw:polygon draw:style-name="gr188" draw:text-style-name="P185" draw:layer="layout" svg:width="1.16cm" svg:height="0.048cm" svg:x="7.4cm" svg:y="9.267cm" svg:viewBox="0 0 1161 49" draw:points="0,49 1161,49 1161,0 0,0">
          <text:p/>
        </draw:polygon>
        <draw:frame draw:style-name="gr218" draw:text-style-name="P189" draw:layer="layout" svg:width="0.255cm" svg:height="0.302cm" svg:x="8.688cm" svg:y="9.457cm">
          <draw:text-box>
            <text:p text:style-name="P11"><text:span text:style-name="T10">5</text:span></text:p>
          </draw:text-box>
        </draw:frame>
        <draw:polygon draw:style-name="gr179" draw:text-style-name="P176" draw:layer="layout" svg:width="1.339cm" svg:height="0.146cm" svg:x="3.387cm" svg:y="9.609cm" svg:viewBox="0 0 1340 147" draw:points="0,147 1340,147 1340,0 0,0">
          <text:p/>
        </draw:polygon>
        <draw:polygon draw:style-name="gr180" draw:text-style-name="P177" draw:layer="layout" svg:width="1.339cm" svg:height="0.136cm" svg:x="3.387cm" svg:y="9.611cm" svg:viewBox="0 0 1340 137" draw:points="0,137 1340,137 1340,0 0,0">
          <text:p/>
        </draw:polygon>
        <draw:polygon draw:style-name="gr181" draw:text-style-name="P178" draw:layer="layout" svg:width="1.339cm" svg:height="0.125cm" svg:x="3.387cm" svg:y="9.613cm" svg:viewBox="0 0 1340 126" draw:points="0,126 1340,126 1340,0 0,0">
          <text:p/>
        </draw:polygon>
        <draw:polygon draw:style-name="gr182" draw:text-style-name="P179" draw:layer="layout" svg:width="1.339cm" svg:height="0.114cm" svg:x="3.387cm" svg:y="9.615cm" svg:viewBox="0 0 1340 115" draw:points="0,115 1340,115 1340,0 0,0">
          <text:p/>
        </draw:polygon>
        <draw:polygon draw:style-name="gr183" draw:text-style-name="P180" draw:layer="layout" svg:width="1.339cm" svg:height="0.103cm" svg:x="3.387cm" svg:y="9.617cm" svg:viewBox="0 0 1340 104" draw:points="0,104 1340,104 1340,0 0,0">
          <text:p/>
        </draw:polygon>
        <draw:polygon draw:style-name="gr184" draw:text-style-name="P181" draw:layer="layout" svg:width="1.339cm" svg:height="0.092cm" svg:x="3.387cm" svg:y="9.62cm" svg:viewBox="0 0 1340 93" draw:points="0,93 1340,93 1340,0 0,0">
          <text:p/>
        </draw:polygon>
        <draw:polygon draw:style-name="gr185" draw:text-style-name="P182" draw:layer="layout" svg:width="1.339cm" svg:height="0.081cm" svg:x="3.387cm" svg:y="9.622cm" svg:viewBox="0 0 1340 82" draw:points="0,82 1340,82 1340,0 0,0">
          <text:p/>
        </draw:polygon>
        <draw:polygon draw:style-name="gr186" draw:text-style-name="P183" draw:layer="layout" svg:width="1.339cm" svg:height="0.07cm" svg:x="3.387cm" svg:y="9.624cm" svg:viewBox="0 0 1340 71" draw:points="0,71 1340,71 1340,0 0,0">
          <text:p/>
        </draw:polygon>
        <draw:polygon draw:style-name="gr187" draw:text-style-name="P184" draw:layer="layout" svg:width="1.339cm" svg:height="0.06cm" svg:x="3.387cm" svg:y="9.626cm" svg:viewBox="0 0 1340 61" draw:points="0,61 1340,61 1340,0 0,0">
          <text:p/>
        </draw:polygon>
        <draw:polygon draw:style-name="gr188" draw:text-style-name="P185" draw:layer="layout" svg:width="1.339cm" svg:height="0.049cm" svg:x="3.387cm" svg:y="9.628cm" svg:viewBox="0 0 1340 50" draw:points="0,50 1340,50 1340,0 0,0">
          <text:p/>
        </draw:polygon>
        <draw:frame draw:style-name="gr195" draw:text-style-name="P189" draw:layer="layout" svg:width="0.298cm" svg:height="0.302cm" svg:x="8.688cm" svg:y="9.157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7.846cm" svg:y="11.608cm">
          <draw:text-box>
            <text:p text:style-name="P11"><text:span text:style-name="T10">3´</text:span></text:p>
          </draw:text-box>
        </draw:frame>
        <draw:frame draw:style-name="gr206" draw:text-style-name="P175" draw:layer="layout" svg:width="0.274cm" svg:height="0.164cm" svg:x="7.464cm" svg:y="11.6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5cm" svg:x="7.463cm" svg:y="11.69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42cm" svg:x="7.463cm" svg:y="11.69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35cm" svg:x="7.463cm" svg:y="11.69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21cm" svg:x="7.463cm" svg:y="11.705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06cm" svg:x="7.463cm" svg:y="11.70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99cm" svg:x="7.463cm" svg:y="11.70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91cm" svg:x="7.463cm" svg:y="11.70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77cm" svg:x="7.463cm" svg:y="11.712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69cm" svg:x="7.463cm" svg:y="11.712cm">
          <draw:image xlink:href="Pictures/100000000000002400000009ACBBF74EFECD97EA.png" xlink:type="simple" xlink:show="embed" xlink:actuate="onLoad" loext:mime-type="image/png">
            <text:p/>
          </draw:image>
        </draw:frame>
        <draw:polygon draw:style-name="gr196" draw:text-style-name="P190" draw:layer="layout" svg:width="0.416cm" svg:height="0.146cm" svg:x="7.309cm" svg:y="11.702cm" svg:viewBox="0 0 417 147" draw:points="417,147 0,147 0,0 417,0">
          <text:p/>
        </draw:polygon>
        <draw:polygon draw:style-name="gr197" draw:text-style-name="P191" draw:layer="layout" svg:width="0.416cm" svg:height="0.135cm" svg:x="7.309cm" svg:y="11.704cm" svg:viewBox="0 0 417 136" draw:points="417,136 0,136 0,0 417,0">
          <text:p/>
        </draw:polygon>
        <draw:polygon draw:style-name="gr198" draw:text-style-name="P192" draw:layer="layout" svg:width="0.416cm" svg:height="0.125cm" svg:x="7.309cm" svg:y="11.706cm" svg:viewBox="0 0 417 126" draw:points="417,126 0,126 0,0 417,0">
          <text:p/>
        </draw:polygon>
        <draw:polygon draw:style-name="gr199" draw:text-style-name="P193" draw:layer="layout" svg:width="0.416cm" svg:height="0.114cm" svg:x="7.309cm" svg:y="11.708cm" svg:viewBox="0 0 417 115" draw:points="417,115 0,115 0,0 417,0">
          <text:p/>
        </draw:polygon>
        <draw:polygon draw:style-name="gr200" draw:text-style-name="P194" draw:layer="layout" svg:width="0.416cm" svg:height="0.103cm" svg:x="7.309cm" svg:y="11.71cm" svg:viewBox="0 0 417 104" draw:points="417,104 0,104 0,0 417,0">
          <text:p/>
        </draw:polygon>
        <draw:polygon draw:style-name="gr201" draw:text-style-name="P195" draw:layer="layout" svg:width="0.416cm" svg:height="0.093cm" svg:x="7.309cm" svg:y="11.712cm" svg:viewBox="0 0 417 94" draw:points="417,94 0,94 0,0 417,0">
          <text:p/>
        </draw:polygon>
        <draw:polygon draw:style-name="gr202" draw:text-style-name="P196" draw:layer="layout" svg:width="0.416cm" svg:height="0.081cm" svg:x="7.309cm" svg:y="11.715cm" svg:viewBox="0 0 417 82" draw:points="417,82 0,82 0,0 417,0">
          <text:p/>
        </draw:polygon>
        <draw:polygon draw:style-name="gr203" draw:text-style-name="P197" draw:layer="layout" svg:width="0.416cm" svg:height="0.07cm" svg:x="7.309cm" svg:y="11.717cm" svg:viewBox="0 0 417 71" draw:points="417,71 0,71 0,0 417,0">
          <text:p/>
        </draw:polygon>
        <draw:polygon draw:style-name="gr204" draw:text-style-name="P198" draw:layer="layout" svg:width="0.416cm" svg:height="0.06cm" svg:x="7.309cm" svg:y="11.719cm" svg:viewBox="0 0 417 61" draw:points="417,61 0,61 0,0 417,0">
          <text:p/>
        </draw:polygon>
        <draw:polygon draw:style-name="gr205" draw:text-style-name="P199" draw:layer="layout" svg:width="0.416cm" svg:height="0.049cm" svg:x="7.309cm" svg:y="11.721cm" svg:viewBox="0 0 417 50" draw:points="417,50 0,50 0,0 417,0">
          <text:p/>
        </draw:polygon>
        <draw:polygon draw:style-name="gr207" draw:text-style-name="P200" draw:layer="layout" svg:width="0.223cm" svg:height="0.146cm" svg:x="7.088cm" svg:y="11.702cm" svg:viewBox="0 0 224 147" draw:points="224,147 0,147 0,0 224,0">
          <text:p/>
        </draw:polygon>
        <draw:polygon draw:style-name="gr208" draw:text-style-name="P201" draw:layer="layout" svg:width="0.223cm" svg:height="0.136cm" svg:x="7.088cm" svg:y="11.704cm" svg:viewBox="0 0 224 137" draw:points="224,137 0,137 0,0 224,0">
          <text:p/>
        </draw:polygon>
        <draw:polygon draw:style-name="gr209" draw:text-style-name="P202" draw:layer="layout" svg:width="0.223cm" svg:height="0.125cm" svg:x="7.088cm" svg:y="11.706cm" svg:viewBox="0 0 224 126" draw:points="224,126 0,126 0,0 224,0">
          <text:p/>
        </draw:polygon>
        <draw:polygon draw:style-name="gr210" draw:text-style-name="P203" draw:layer="layout" svg:width="0.223cm" svg:height="0.113cm" svg:x="7.088cm" svg:y="11.709cm" svg:viewBox="0 0 224 114" draw:points="224,114 0,114 0,0 224,0">
          <text:p/>
        </draw:polygon>
        <draw:polygon draw:style-name="gr211" draw:text-style-name="P204" draw:layer="layout" svg:width="0.223cm" svg:height="0.103cm" svg:x="7.088cm" svg:y="11.711cm" svg:viewBox="0 0 224 104" draw:points="224,104 0,104 0,0 224,0">
          <text:p/>
        </draw:polygon>
        <draw:polygon draw:style-name="gr212" draw:text-style-name="P205" draw:layer="layout" svg:width="0.223cm" svg:height="0.092cm" svg:x="7.088cm" svg:y="11.713cm" svg:viewBox="0 0 224 93" draw:points="224,93 0,93 0,0 224,0">
          <text:p/>
        </draw:polygon>
        <draw:polygon draw:style-name="gr213" draw:text-style-name="P206" draw:layer="layout" svg:width="0.223cm" svg:height="0.081cm" svg:x="7.088cm" svg:y="11.715cm" svg:viewBox="0 0 224 82" draw:points="224,82 0,82 0,0 224,0">
          <text:p/>
        </draw:polygon>
        <draw:polygon draw:style-name="gr214" draw:text-style-name="P207" draw:layer="layout" svg:width="0.223cm" svg:height="0.071cm" svg:x="7.088cm" svg:y="11.717cm" svg:viewBox="0 0 224 72" draw:points="224,72 0,72 0,0 224,0">
          <text:p/>
        </draw:polygon>
        <draw:polygon draw:style-name="gr215" draw:text-style-name="P208" draw:layer="layout" svg:width="0.223cm" svg:height="0.06cm" svg:x="7.088cm" svg:y="11.719cm" svg:viewBox="0 0 224 61" draw:points="224,61 0,61 0,0 224,0">
          <text:p/>
        </draw:polygon>
        <draw:polygon draw:style-name="gr216" draw:text-style-name="P209" draw:layer="layout" svg:width="0.223cm" svg:height="0.049cm" svg:x="7.088cm" svg:y="11.721cm" svg:viewBox="0 0 224 50" draw:points="224,50 0,50 0,0 224,0">
          <text:p/>
        </draw:polygon>
        <draw:frame draw:style-name="gr217" draw:text-style-name="P211" draw:layer="layout" svg:width="0.277cm" svg:height="0.327cm" svg:x="7.111cm" svg:y="11.611cm">
          <draw:text-box>
            <text:p text:style-name="P11"><text:span text:style-name="T11">A</text:span></text:p>
          </draw:text-box>
        </draw:frame>
        <draw:polygon draw:style-name="gr219" draw:text-style-name="P212" draw:layer="layout" svg:width="0.877cm" svg:height="0.53cm" draw:transform="skewX (-0.22759093446006) rotate (-0.481536340625236) translate (8.25367161180977cm 15.1645836326276cm)" svg:viewBox="0 0 878 531" draw:points="839,0 0,402 39,531 878,129">
          <text:p/>
        </draw:polygon>
        <draw:polygon draw:style-name="gr220" draw:text-style-name="P213" draw:layer="layout" svg:width="0.874cm" svg:height="0.52cm" draw:transform="skewX (-0.226020138133266) rotate (-0.481012741849638) translate (8.25436844511264cm 15.1665088977368cm)" svg:viewBox="0 0 875 521" draw:points="839,0 0,401 36,521 875,120">
          <text:p/>
        </draw:polygon>
        <draw:polygon draw:style-name="gr221" draw:text-style-name="P214" draw:layer="layout" svg:width="0.872cm" svg:height="0.511cm" draw:transform="skewX (-0.228289066160858) rotate (-0.481536340625236) translate (8.2540021458726cm 15.1679530244449cm)" svg:viewBox="0 0 873 512" draw:points="840,0 0,402 33,512 873,111">
          <text:p/>
        </draw:polygon>
        <draw:polygon draw:style-name="gr222" draw:text-style-name="P215" draw:layer="layout" svg:width="0.869cm" svg:height="0.501cm" draw:transform="skewX (-0.22759093446006) rotate (-0.481710873550435) translate (8.25454168878322cm 15.1702008306684cm)" svg:viewBox="0 0 870 502" draw:points="839,0 0,402 30,502 870,100">
          <text:p/>
        </draw:polygon>
        <draw:polygon draw:style-name="gr223" draw:text-style-name="P216" draw:layer="layout" svg:width="0.866cm" svg:height="0.492cm" draw:transform="skewX (-0.227241868609662) rotate (-0.480663675999239) translate (8.25447181201826cm 15.1722217512801cm)" svg:viewBox="0 0 867 493" draw:points="840,0 0,400 27,493 867,92">
          <text:p/>
        </draw:polygon>
        <draw:polygon draw:style-name="gr224" draw:text-style-name="P217" draw:layer="layout" svg:width="0.863cm" svg:height="0.482cm" draw:transform="skewX (-0.225845605208066) rotate (-0.481187274774837) translate (8.25547835915368cm 15.1743826485801cm)" svg:viewBox="0 0 864 483" draw:points="839,0 0,401 24,483 864,81">
          <text:p/>
        </draw:polygon>
        <draw:polygon draw:style-name="gr225" draw:text-style-name="P218" draw:layer="layout" svg:width="0.86cm" svg:height="0.474cm" draw:transform="skewX (-0.228114533235659) rotate (-0.481885406475635) translate (8.25545874335955cm 15.1747768365247cm)" svg:viewBox="0 0 861 475" draw:points="840,0 0,403 22,475 861,73">
          <text:p/>
        </draw:polygon>
        <draw:polygon draw:style-name="gr226" draw:text-style-name="P219" draw:layer="layout" svg:width="0.857cm" svg:height="0.462cm" draw:transform="skewX (-0.226718269834063) rotate (-0.480838208924438) translate (8.25553744956403cm 15.1779409192538cm)" svg:viewBox="0 0 858 463" draw:points="839,0 0,401 19,463 858,62">
          <text:p/>
        </draw:polygon>
        <draw:polygon draw:style-name="gr227" draw:text-style-name="P220" draw:layer="layout" svg:width="0.854cm" svg:height="0.454cm" draw:transform="skewX (-0.227241868609662) rotate (-0.481885406475635) translate (8.25613513349034cm 15.1793927756576cm)" svg:viewBox="0 0 855 455" draw:points="839,0 0,402 16,455 855,52">
          <text:p/>
        </draw:polygon>
        <draw:polygon draw:style-name="gr228" draw:text-style-name="P221" draw:layer="layout" svg:width="0.851cm" svg:height="0.444cm" draw:transform="skewX (-0.227416401534861) rotate (-0.482059939400834) translate (8.25659024780278cm 15.1805308095192cm)" svg:viewBox="0 0 852 445" draw:points="839,0 0,401 13,445 852,43">
          <text:p/>
        </draw:polygon>
        <draw:frame draw:style-name="gr189" draw:text-style-name="P187" draw:layer="layout" svg:width="0.298cm" svg:height="0.311cm" draw:transform="rotate (0.0422369678982628) translate (9.162cm 15.431cm)">
          <draw:text-box>
            <text:p text:style-name="P11"><text:span text:style-name="T8">3´</text:span></text:p>
          </draw:text-box>
        </draw:frame>
        <draw:polygon draw:style-name="gr229" draw:text-style-name="P222" draw:layer="layout" svg:width="0.723cm" svg:height="0.49cm" draw:transform="skewX (0.411897703470662) rotate (0.613657765001206) translate (7.92729023399011cm 15.9013839547371cm)" svg:viewBox="0 0 724 491" draw:points="724,371 31,0 0,121 692,491">
          <text:p/>
        </draw:polygon>
        <draw:polygon draw:style-name="gr230" draw:text-style-name="P223" draw:layer="layout" svg:width="0.72cm" svg:height="0.481cm" draw:transform="skewX (0.410152374218667) rotate (0.613308699150807) translate (7.92833989593736cm 15.9017014984789cm)" svg:viewBox="0 0 721 482" draw:points="721,371 30,0 0,111 692,482">
          <text:p/>
        </draw:polygon>
        <draw:polygon draw:style-name="gr231" draw:text-style-name="P224" draw:layer="layout" svg:width="0.719cm" svg:height="0.473cm" draw:transform="skewX (0.413468499797457) rotate (0.614530429627203) translate (7.9304633746424cm 15.9023863296334cm)" svg:viewBox="0 0 720 474" draw:points="720,371 27,0 0,101 693,474">
          <text:p/>
        </draw:polygon>
        <draw:polygon draw:style-name="gr232" draw:text-style-name="P225" draw:layer="layout" svg:width="0.716cm" svg:height="0.464cm" draw:transform="skewX (0.411548637620263) rotate (0.614006830851605) translate (7.93203087868082cm 15.9023335137305cm)" svg:viewBox="0 0 717 465" draw:points="717,371 25,0 0,94 692,465">
          <text:p/>
        </draw:polygon>
        <draw:polygon draw:style-name="gr233" draw:text-style-name="P226" draw:layer="layout" svg:width="0.714cm" svg:height="0.455cm" draw:transform="skewX (0.414166631498254) rotate (0.614355896702004) translate (7.93412175892327cm 15.9030079537976cm)" svg:viewBox="0 0 715 456" draw:points="715,372 22,0 0,84 693,456">
          <text:p/>
        </draw:polygon>
        <draw:polygon draw:style-name="gr234" draw:text-style-name="P227" draw:layer="layout" svg:width="0.711cm" svg:height="0.445cm" draw:transform="skewX (0.413293966872257) rotate (0.613657765001206) translate (7.93598788337225cm 15.9038136022965cm)" svg:viewBox="0 0 712 446" draw:points="712,371 20,0 0,75 692,446">
          <text:p/>
        </draw:polygon>
        <draw:polygon draw:style-name="gr235" draw:text-style-name="P228" draw:layer="layout" svg:width="0.709cm" svg:height="0.437cm" draw:transform="skewX (0.413992098573055) rotate (0.614181363776805) translate (7.93769504951173cm 15.9036917231464cm)" svg:viewBox="0 0 710 438" draw:points="710,372 17,0 0,67 692,438">
          <text:p/>
        </draw:polygon>
        <draw:polygon draw:style-name="gr236" draw:text-style-name="P229" draw:layer="layout" svg:width="0.707cm" svg:height="0.428cm" draw:transform="skewX (0.415039296124252) rotate (0.614704962552403) translate (7.93960740431272cm 15.9044914526428cm)" svg:viewBox="0 0 708 429" draw:points="708,372 15,0 0,58 693,429">
          <text:p/>
        </draw:polygon>
        <draw:polygon draw:style-name="gr237" draw:text-style-name="P230" draw:layer="layout" svg:width="0.705cm" svg:height="0.42cm" draw:transform="skewX (0.414864763199052) rotate (0.614355896702004) translate (7.94079871965977cm 15.9047141015305cm)" svg:viewBox="0 0 706 421" draw:points="706,372 13,0 0,49 693,421">
          <text:p/>
        </draw:polygon>
        <draw:polygon draw:style-name="gr238" draw:text-style-name="P231" draw:layer="layout" svg:width="0.702cm" svg:height="0.41cm" draw:transform="skewX (0.411897703470662) rotate (0.613657765001206) translate (7.94258415939657cm 15.9055844667586cm)" svg:viewBox="0 0 703 411" draw:points="703,371 10,0 0,40 692,411">
          <text:p/>
        </draw:polygon>
        <draw:polygon draw:style-name="gr219" draw:text-style-name="P212" draw:layer="layout" svg:width="0.949cm" svg:height="0.54cm" draw:transform="skewX (0.159872159482681) rotate (-2.70368954426442) translate (3.9739305088955cm 16.0123461615531cm)" svg:viewBox="0 0 950 541" draw:points="42,0 950,409 907,541 0,132">
          <text:p/>
        </draw:polygon>
        <draw:polygon draw:style-name="gr220" draw:text-style-name="P213" draw:layer="layout" svg:width="0.947cm" svg:height="0.531cm" draw:transform="skewX (0.164060949687467) rotate (-2.70368954426442) translate (3.97097929147431cm 16.0126634594361cm)" svg:viewBox="0 0 948 532" draw:points="38,0 948,409 909,532 0,122">
          <text:p/>
        </draw:polygon>
        <draw:polygon draw:style-name="gr221" draw:text-style-name="P214" draw:layer="layout" svg:width="0.943cm" svg:height="0.521cm" draw:transform="skewX (0.162664686285871) rotate (-2.70334047841402) translate (3.9684548844873cm 16.0117029632878cm)" svg:viewBox="0 0 944 522" draw:points="35,0 944,410 909,522 0,114">
          <text:p/>
        </draw:polygon>
        <draw:polygon draw:style-name="gr222" draw:text-style-name="P215" draw:layer="layout" svg:width="0.937cm" svg:height="0.511cm" draw:transform="skewX (0.152018177848706) rotate (-2.70316594548882) translate (3.96749314827055cm 16.0100183573061cm)" svg:viewBox="0 0 938 512" draw:points="34,0 938,410 905,512 0,102">
          <text:p/>
        </draw:polygon>
        <draw:polygon draw:style-name="gr223" draw:text-style-name="P216" draw:layer="layout" svg:width="0.936cm" svg:height="0.502cm" draw:transform="skewX (0.157952297305487) rotate (-2.70368954426442) translate (3.96439771710637cm 16.0104229219cm)" svg:viewBox="0 0 937 503" draw:points="30,0 937,408 907,503 0,94">
          <text:p/>
        </draw:polygon>
        <draw:polygon draw:style-name="gr224" draw:text-style-name="P217" draw:layer="layout" svg:width="0.935cm" svg:height="0.491cm" draw:transform="skewX (0.165108147238663) rotate (-2.70368954426442) translate (3.96108492562873cm 16.0098452186722cm)" svg:viewBox="0 0 936 492" draw:points="26,0 936,409 910,492 0,83">
          <text:p/>
        </draw:polygon>
        <draw:polygon draw:style-name="gr225" draw:text-style-name="P218" draw:layer="layout" svg:width="0.929cm" svg:height="0.483cm" draw:transform="skewX (0.156556033903891) rotate (-2.70368954426442) translate (3.95924423715285cm 16.0096425431197cm)" svg:viewBox="0 0 930 484" draw:points="24,0 930,410 906,484 0,74">
          <text:p/>
        </draw:polygon>
        <draw:polygon draw:style-name="gr226" draw:text-style-name="P219" draw:layer="layout" svg:width="0.926cm" svg:height="0.472cm" draw:transform="skewX (0.157254165604689) rotate (-2.70368954426442) translate (3.95642798161062cm 16.0088323511331cm)" svg:viewBox="0 0 927 473" draw:points="20,0 927,409 906,473 0,64">
          <text:p/>
        </draw:polygon>
        <draw:polygon draw:style-name="gr227" draw:text-style-name="P220" draw:layer="layout" svg:width="0.926cm" svg:height="0.462cm" draw:transform="skewX (0.167377075266256) rotate (-2.70368954426442) translate (3.95316074138249cm 16.0082333198348cm)" svg:viewBox="0 0 927 463" draw:points="17,0 927,409 911,463 0,53">
          <text:p/>
        </draw:polygon>
        <draw:polygon draw:style-name="gr228" draw:text-style-name="P221" draw:layer="layout" svg:width="0.915cm" svg:height="0.453cm" draw:transform="skewX (0.146433124242324) rotate (-2.70334047841402) translate (3.95162337297773cm 16.0078830637825cm)" svg:viewBox="0 0 916 454" draw:points="14,0 916,409 902,454 0,44">
          <text:p/>
        </draw:polygon>
        <draw:polygon draw:style-name="gr229" draw:text-style-name="P222" draw:layer="layout" svg:width="0.76cm" svg:height="0.501cm" draw:transform="skewX (-0.364599280741615) rotate (2.56214334192768) translate (4.01152357316717cm 16.105487669685cm)" svg:viewBox="0 0 761 502" draw:points="0,380 728,0 761,123 33,502">
          <text:p/>
        </draw:polygon>
        <draw:polygon draw:style-name="gr230" draw:text-style-name="P223" draw:layer="layout" svg:width="0.759cm" svg:height="0.493cm" draw:transform="skewX (-0.367740873395205) rotate (2.56109614437648) translate (4.01177794126206cm 16.1054971906214cm)" svg:viewBox="0 0 760 494" draw:points="0,380 729,0 760,114 31,494">
          <text:p/>
        </draw:polygon>
        <draw:polygon draw:style-name="gr231" draw:text-style-name="P224" draw:layer="layout" svg:width="0.757cm" svg:height="0.484cm" draw:transform="skewX (-0.368264472170804) rotate (2.56109614437648) translate (4.01183534272893cm 16.1033960201142cm)" svg:viewBox="0 0 758 485" draw:points="0,379 730,0 758,104 28,485">
          <text:p/>
        </draw:polygon>
        <draw:polygon draw:style-name="gr232" draw:text-style-name="P225" draw:layer="layout" svg:width="0.754cm" svg:height="0.475cm" draw:transform="skewX (-0.367217274619607) rotate (2.56109614437648) translate (4.01112021020274cm 16.1018576756347cm)" svg:viewBox="0 0 755 476" draw:points="0,380 729,0 755,97 26,476">
          <text:p/>
        </draw:polygon>
        <draw:polygon draw:style-name="gr233" draw:text-style-name="P226" draw:layer="layout" svg:width="0.749cm" svg:height="0.465cm" draw:transform="skewX (-0.359886891761231) rotate (2.56109614437648) translate (4.00832101019988cm 16.0978829221736cm)" svg:viewBox="0 0 750 466" draw:points="0,380 726,0 750,86 24,466">
          <text:p/>
        </draw:polygon>
        <draw:polygon draw:style-name="gr234" draw:text-style-name="P227" draw:layer="layout" svg:width="0.749cm" svg:height="0.456cm" draw:transform="skewX (-0.367915406320405) rotate (2.56214334192768) translate (4.01166818390583cm 16.0970256422253cm)" svg:viewBox="0 0 750 457" draw:points="0,380 730,0 750,77 21,457">
          <text:p/>
        </draw:polygon>
        <draw:polygon draw:style-name="gr235" draw:text-style-name="P228" draw:layer="layout" svg:width="0.747cm" svg:height="0.447cm" draw:transform="skewX (-0.368962603871601) rotate (2.56109614437648) translate (4.0111604073924cm 16.0965370977665cm)" svg:viewBox="0 0 748 448" draw:points="0,380 730,0 748,69 18,448">
          <text:p/>
        </draw:polygon>
        <draw:polygon draw:style-name="gr236" draw:text-style-name="P229" draw:layer="layout" svg:width="0.74cm" svg:height="0.438cm" draw:transform="skewX (-0.358839694210034) rotate (2.56109614437648) translate (4.00734366918582cm 16.0918949630645cm)" svg:viewBox="0 0 741 439" draw:points="0,380 726,0 741,59 17,439">
          <text:p/>
        </draw:polygon>
        <draw:polygon draw:style-name="gr237" draw:text-style-name="P230" draw:layer="layout" svg:width="0.735cm" svg:height="0.429cm" draw:transform="skewX (-0.348716784548467) rotate (2.56144521022688) translate (4.00353697792969cm 16.0880278509424cm)" svg:viewBox="0 0 736 430" draw:points="0,380 721,0 736,50 14,430">
          <text:p/>
        </draw:polygon>
        <draw:polygon draw:style-name="gr238" draw:text-style-name="P231" draw:layer="layout" svg:width="0.734cm" svg:height="0.42cm" draw:transform="skewX (-0.35395277230445) rotate (2.56109614437648) translate (4.00510773417031cm 16.0872203383288cm)" svg:viewBox="0 0 735 421" draw:points="0,380 723,0 735,41 11,421">
          <text:p/>
        </draw:polygon>
        <draw:frame draw:style-name="gr178" draw:text-style-name="P175" draw:layer="layout" svg:width="0.144cm" svg:height="0.164cm" svg:x="3.824cm" svg:y="18.925cm">
          <draw:image xlink:href="Pictures/100000000000002500000016E7A280523A2AE1D1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5cm" svg:x="3.828cm" svg:y="18.925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42cm" svg:x="3.828cm" svg:y="18.925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35cm" svg:x="3.828cm" svg:y="18.925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21cm" svg:x="3.828cm" svg:y="18.933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06cm" svg:x="3.828cm" svg:y="18.93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99cm" svg:x="3.828cm" svg:y="18.93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91cm" svg:x="3.828cm" svg:y="18.93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77cm" svg:x="3.828cm" svg:y="18.94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69cm" svg:x="3.828cm" svg:y="18.94cm">
          <draw:image xlink:href="Pictures/100000000000002400000009ACBBF74EFECD97EA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79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72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64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33cm" svg:x="3.828cm" svg:y="19.35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42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35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28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33cm" svg:x="3.828cm" svg:y="19.313cm">
          <draw:image xlink:href="Pictures/1000000000000024000000043BAB5F7FEB01102F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06cm">
          <draw:image xlink:href="Pictures/1000000000000024000000038DE39FB5B9BD9562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4cm" svg:x="3.828cm" svg:y="19.284cm">
          <draw:image xlink:href="Pictures/10000000000000240000000578262D540C22A64A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cm">
          <draw:image xlink:href="Pictures/100000000000002400000003A8453AC9CAF27EB9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7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7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7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7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55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55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55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55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55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55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55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47cm" svg:x="4.046cm" svg:y="19.255cm">
          <draw:image xlink:href="Pictures/10000000000001E6000000062F0FDDA85A09CDE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4cm" svg:x="3.828cm" svg:y="19.262cm">
          <draw:image xlink:href="Pictures/100000000000002400000005FABA5C322C1478AF.png" xlink:type="simple" xlink:show="embed" xlink:actuate="onLoad" loext:mime-type="image/png">
            <text:p/>
          </draw:image>
        </draw:frame>
        <draw:polygon draw:style-name="gr179" draw:text-style-name="P176" draw:layer="layout" svg:width="3.864cm" svg:height="0.146cm" svg:x="3.805cm" svg:y="18.93cm" svg:viewBox="0 0 3865 147" draw:points="0,147 3865,147 3865,0 0,0">
          <text:p/>
        </draw:polygon>
        <draw:polygon draw:style-name="gr180" draw:text-style-name="P177" draw:layer="layout" svg:width="3.864cm" svg:height="0.135cm" svg:x="3.805cm" svg:y="18.932cm" svg:viewBox="0 0 3865 136" draw:points="0,136 3865,136 3865,0 0,0">
          <text:p/>
        </draw:polygon>
        <draw:polygon draw:style-name="gr181" draw:text-style-name="P178" draw:layer="layout" svg:width="3.864cm" svg:height="0.124cm" svg:x="3.805cm" svg:y="18.934cm" svg:viewBox="0 0 3865 125" draw:points="0,125 3865,125 3865,0 0,0">
          <text:p/>
        </draw:polygon>
        <draw:polygon draw:style-name="gr182" draw:text-style-name="P179" draw:layer="layout" svg:width="3.864cm" svg:height="0.113cm" svg:x="3.805cm" svg:y="18.936cm" svg:viewBox="0 0 3865 114" draw:points="0,114 3865,114 3865,0 0,0">
          <text:p/>
        </draw:polygon>
        <draw:polygon draw:style-name="gr183" draw:text-style-name="P180" draw:layer="layout" svg:width="3.864cm" svg:height="0.103cm" svg:x="3.805cm" svg:y="18.937cm" svg:viewBox="0 0 3865 104" draw:points="0,104 3865,104 3865,0 0,0">
          <text:p/>
        </draw:polygon>
        <draw:polygon draw:style-name="gr184" draw:text-style-name="P181" draw:layer="layout" svg:width="3.864cm" svg:height="0.092cm" svg:x="3.805cm" svg:y="18.939cm" svg:viewBox="0 0 3865 93" draw:points="0,93 3865,93 3865,0 0,0">
          <text:p/>
        </draw:polygon>
        <draw:polygon draw:style-name="gr185" draw:text-style-name="P182" draw:layer="layout" svg:width="3.864cm" svg:height="0.081cm" svg:x="3.805cm" svg:y="18.941cm" svg:viewBox="0 0 3865 82" draw:points="0,82 3865,82 3865,0 0,0">
          <text:p/>
        </draw:polygon>
        <draw:polygon draw:style-name="gr186" draw:text-style-name="P183" draw:layer="layout" svg:width="3.864cm" svg:height="0.07cm" svg:x="3.805cm" svg:y="18.943cm" svg:viewBox="0 0 3865 71" draw:points="0,71 3865,71 3865,0 0,0">
          <text:p/>
        </draw:polygon>
        <draw:polygon draw:style-name="gr187" draw:text-style-name="P184" draw:layer="layout" svg:width="3.864cm" svg:height="0.059cm" svg:x="3.805cm" svg:y="18.945cm" svg:viewBox="0 0 3865 60" draw:points="0,60 3865,60 3865,0 0,0">
          <text:p/>
        </draw:polygon>
        <draw:polygon draw:style-name="gr188" draw:text-style-name="P185" draw:layer="layout" svg:width="3.864cm" svg:height="0.048cm" svg:x="3.805cm" svg:y="18.947cm" svg:viewBox="0 0 3865 49" draw:points="0,49 3865,49 3865,0 0,0">
          <text:p/>
        </draw:polygon>
        <draw:frame draw:style-name="gr189" draw:text-style-name="P186" draw:layer="layout" svg:width="0.298cm" svg:height="0.311cm" svg:x="3.144cm" svg:y="18.573cm">
          <draw:text-box>
            <text:p text:style-name="P11"><text:span text:style-name="T8">5´</text:span></text:p>
          </draw:text-box>
        </draw:frame>
        <draw:frame draw:style-name="gr189" draw:text-style-name="P186" draw:layer="layout" svg:width="0.298cm" svg:height="0.311cm" svg:x="3.144cm" svg:y="19.489cm">
          <draw:text-box>
            <text:p text:style-name="P11"><text:span text:style-name="T8">3´</text:span></text:p>
          </draw:text-box>
        </draw:frame>
        <draw:polygon draw:style-name="gr179" draw:text-style-name="P176" draw:layer="layout" svg:width="3.859cm" svg:height="0.146cm" svg:x="3.805cm" svg:y="19.25cm" svg:viewBox="0 0 3860 147" draw:points="0,147 3860,147 3860,0 0,0">
          <text:p/>
        </draw:polygon>
        <draw:polygon draw:style-name="gr180" draw:text-style-name="P177" draw:layer="layout" svg:width="3.859cm" svg:height="0.135cm" svg:x="3.805cm" svg:y="19.252cm" svg:viewBox="0 0 3860 136" draw:points="0,136 3860,136 3860,0 0,0">
          <text:p/>
        </draw:polygon>
        <draw:polygon draw:style-name="gr181" draw:text-style-name="P178" draw:layer="layout" svg:width="3.859cm" svg:height="0.125cm" svg:x="3.805cm" svg:y="19.253cm" svg:viewBox="0 0 3860 126" draw:points="0,126 3860,126 3860,0 0,0">
          <text:p/>
        </draw:polygon>
        <draw:polygon draw:style-name="gr182" draw:text-style-name="P179" draw:layer="layout" svg:width="3.859cm" svg:height="0.114cm" svg:x="3.805cm" svg:y="19.255cm" svg:viewBox="0 0 3860 115" draw:points="0,115 3860,115 3860,0 0,0">
          <text:p/>
        </draw:polygon>
        <draw:polygon draw:style-name="gr183" draw:text-style-name="P180" draw:layer="layout" svg:width="3.859cm" svg:height="0.103cm" svg:x="3.805cm" svg:y="19.257cm" svg:viewBox="0 0 3860 104" draw:points="0,104 3860,104 3860,0 0,0">
          <text:p/>
        </draw:polygon>
        <draw:polygon draw:style-name="gr184" draw:text-style-name="P181" draw:layer="layout" svg:width="3.859cm" svg:height="0.092cm" svg:x="3.805cm" svg:y="19.259cm" svg:viewBox="0 0 3860 93" draw:points="0,93 3860,93 3860,0 0,0">
          <text:p/>
        </draw:polygon>
        <draw:polygon draw:style-name="gr185" draw:text-style-name="P182" draw:layer="layout" svg:width="3.859cm" svg:height="0.081cm" svg:x="3.805cm" svg:y="19.261cm" svg:viewBox="0 0 3860 82" draw:points="0,82 3860,82 3860,0 0,0">
          <text:p/>
        </draw:polygon>
        <draw:polygon draw:style-name="gr186" draw:text-style-name="P183" draw:layer="layout" svg:width="3.859cm" svg:height="0.07cm" svg:x="3.805cm" svg:y="19.263cm" svg:viewBox="0 0 3860 71" draw:points="0,71 3860,71 3860,0 0,0">
          <text:p/>
        </draw:polygon>
        <draw:polygon draw:style-name="gr187" draw:text-style-name="P184" draw:layer="layout" svg:width="3.859cm" svg:height="0.06cm" svg:x="3.805cm" svg:y="19.264cm" svg:viewBox="0 0 3860 61" draw:points="0,61 3860,61 3860,0 0,0">
          <text:p/>
        </draw:polygon>
        <draw:polygon draw:style-name="gr188" draw:text-style-name="P185" draw:layer="layout" svg:width="3.859cm" svg:height="0.049cm" svg:x="3.805cm" svg:y="19.266cm" svg:viewBox="0 0 3860 50" draw:points="0,50 3860,50 3860,0 0,0">
          <text:p/>
        </draw:polygon>
        <draw:frame draw:style-name="gr189" draw:text-style-name="P187" draw:layer="layout" svg:width="0.298cm" svg:height="0.311cm" svg:x="8.202cm" svg:y="19.589cm">
          <draw:text-box>
            <text:p text:style-name="P11"><text:span text:style-name="T8">5´</text:span></text:p>
          </draw:text-box>
        </draw:frame>
        <draw:polygon draw:style-name="gr219" draw:text-style-name="P212" draw:layer="layout" svg:width="0.712cm" svg:height="0.491cm" draw:transform="skewX (-0.416086493675448) rotate (-0.608596310170423) translate (7.7380252109399cm 18.526728314802cm)" svg:viewBox="0 0 713 492" draw:points="682,0 0,373 31,492 713,120">
          <text:p/>
        </draw:polygon>
        <draw:polygon draw:style-name="gr220" draw:text-style-name="P213" draw:layer="layout" svg:width="0.709cm" svg:height="0.482cm" draw:transform="skewX (-0.412770368096659) rotate (-0.607200046768828) translate (7.73883982931008cm 18.5295186602281cm)" svg:viewBox="0 0 710 483" draw:points="680,0 0,372 29,483 710,111">
          <text:p/>
        </draw:polygon>
        <draw:polygon draw:style-name="gr221" draw:text-style-name="P214" draw:layer="layout" svg:width="0.707cm" svg:height="0.473cm" draw:transform="skewX (-0.415213829049451) rotate (-0.607549112619227) translate (7.73825760459207cm 18.5309557907649cm)" svg:viewBox="0 0 708 474" draw:points="681,0 0,372 27,474 708,103">
          <text:p/>
        </draw:polygon>
        <draw:polygon draw:style-name="gr222" draw:text-style-name="P215" draw:layer="layout" svg:width="0.705cm" svg:height="0.464cm" draw:transform="skewX (-0.416086493675448) rotate (-0.607200046768828) translate (7.73789331066747cm 18.5331235043322cm)" svg:viewBox="0 0 706 465" draw:points="682,0 0,372 24,465 706,93">
          <text:p/>
        </draw:polygon>
        <draw:polygon draw:style-name="gr223" draw:text-style-name="P216" draw:layer="layout" svg:width="0.702cm" svg:height="0.455cm" draw:transform="skewX (-0.414341164423454) rotate (-0.60650191506803) translate (7.73849072700853cm 18.5351831683336cm)" svg:viewBox="0 0 703 456" draw:points="681,0 0,371 22,456 703,85">
          <text:p/>
        </draw:polygon>
        <draw:polygon draw:style-name="gr224" draw:text-style-name="P217" draw:layer="layout" svg:width="0.7cm" svg:height="0.446cm" draw:transform="skewX (-0.414341164423454) rotate (-0.607025513843628) translate (7.73888675097544cm 18.5371552881227cm)" svg:viewBox="0 0 701 447" draw:points="681,0 0,372 19,447 701,75">
          <text:p/>
        </draw:polygon>
        <draw:polygon draw:style-name="gr225" draw:text-style-name="P218" draw:layer="layout" svg:width="0.698cm" svg:height="0.438cm" draw:transform="skewX (-0.415039296124251) rotate (-0.607374579694027) translate (7.73912309917874cm 18.5380956152819cm)" svg:viewBox="0 0 699 439" draw:points="681,0 0,373 18,439 699,67">
          <text:p/>
        </draw:polygon>
        <draw:polygon draw:style-name="gr226" draw:text-style-name="P219" draw:layer="layout" svg:width="0.695cm" svg:height="0.428cm" draw:transform="skewX (-0.414166631498254) rotate (-0.60667644799323) translate (7.73921873982719cm 18.5408722321509cm)" svg:viewBox="0 0 696 429" draw:points="681,0 0,372 15,429 696,58">
          <text:p/>
        </draw:polygon>
        <draw:polygon draw:style-name="gr227" draw:text-style-name="P220" draw:layer="layout" svg:width="0.693cm" svg:height="0.42cm" draw:transform="skewX (-0.414864763199052) rotate (-0.608072711394825) translate (7.73980351666669cm 18.5422518489594cm)" svg:viewBox="0 0 694 421" draw:points="681,0 0,372 13,421 694,48">
          <text:p/>
        </draw:polygon>
        <draw:polygon draw:style-name="gr228" draw:text-style-name="P221" draw:layer="layout" svg:width="0.69cm" svg:height="0.412cm" draw:transform="skewX (-0.413992098573055) rotate (-0.608421777245224) translate (7.74061179193525cm 18.5435901981242cm)" svg:viewBox="0 0 691 413" draw:points="681,0 0,372 10,413 691,40">
          <text:p/>
        </draw:polygon>
        <draw:frame draw:style-name="gr189" draw:text-style-name="P187" draw:layer="layout" svg:width="0.298cm" svg:height="0.311cm" draw:transform="rotate (0.0422369678982628) translate (8.289cm 18.589cm)">
          <draw:text-box>
            <text:p text:style-name="P11"><text:span text:style-name="T8">3´</text:span></text:p>
          </draw:text-box>
        </draw:frame>
        <draw:polygon draw:style-name="gr229" draw:text-style-name="P222" draw:layer="layout" svg:width="0.717cm" svg:height="0.488cm" draw:transform="skewX (0.426907535037813) rotate (0.62168627956038) translate (7.63765655758397cm 19.264074191394cm)" svg:viewBox="0 0 718 489" draw:points="718,370 31,0 0,120 687,489">
          <text:p/>
        </draw:polygon>
        <draw:polygon draw:style-name="gr230" draw:text-style-name="P223" draw:layer="layout" svg:width="0.714cm" svg:height="0.479cm" draw:transform="skewX (0.421147948506232) rotate (0.620639082009183) translate (7.63828686873169cm 19.2646538543125cm)" svg:viewBox="0 0 715 480" draw:points="715,369 29,0 0,110 685,480">
          <text:p/>
        </draw:polygon>
        <draw:polygon draw:style-name="gr231" draw:text-style-name="P224" draw:layer="layout" svg:width="0.711cm" svg:height="0.47cm" draw:transform="skewX (0.421147948506232) rotate (0.620988147859582) translate (7.64012865957111cm 19.265487734486cm)" svg:viewBox="0 0 712 471" draw:points="712,369 27,0 0,101 685,471">
          <text:p/>
        </draw:polygon>
        <draw:polygon draw:style-name="gr232" draw:text-style-name="P225" draw:layer="layout" svg:width="0.709cm" svg:height="0.461cm" draw:transform="skewX (0.422195146057428) rotate (0.620464549083984) translate (7.64195532123921cm 19.2652347101688cm)" svg:viewBox="0 0 710 462" draw:points="710,369 24,0 0,94 686,462">
          <text:p/>
        </draw:polygon>
        <draw:polygon draw:style-name="gr233" draw:text-style-name="P226" draw:layer="layout" svg:width="0.707cm" svg:height="0.452cm" draw:transform="skewX (0.423067810683425) rotate (0.620988147859582) translate (7.64384918204317cm 19.2660344065132cm)" svg:viewBox="0 0 708 453" draw:points="708,370 22,0 0,83 685,453">
          <text:p/>
        </draw:polygon>
        <draw:polygon draw:style-name="gr234" draw:text-style-name="P227" draw:layer="layout" svg:width="0.704cm" svg:height="0.443cm" draw:transform="skewX (0.422369678982628) rotate (0.620290016158785) translate (7.64570575169304cm 19.2668283872932cm)" svg:viewBox="0 0 705 444" draw:points="705,369 19,0 0,75 685,444">
          <text:p/>
        </draw:polygon>
        <draw:polygon draw:style-name="gr235" draw:text-style-name="P228" draw:layer="layout" svg:width="0.701cm" svg:height="0.435cm" draw:transform="skewX (0.420624349730633) rotate (0.620813614934383) translate (7.64723147820465cm 19.2668193519685cm)" svg:viewBox="0 0 702 436" draw:points="702,370 17,0 0,67 684,436">
          <text:p/>
        </draw:polygon>
        <draw:polygon draw:style-name="gr236" draw:text-style-name="P229" draw:layer="layout" svg:width="0.699cm" svg:height="0.426cm" draw:transform="skewX (0.422544211907827) rotate (0.621162680784782) translate (7.64920125363488cm 19.2675558888636cm)" svg:viewBox="0 0 700 427" draw:points="700,370 15,0 0,57 685,427">
          <text:p/>
        </draw:polygon>
        <draw:polygon draw:style-name="gr237" draw:text-style-name="P230" draw:layer="layout" svg:width="0.698cm" svg:height="0.417cm" draw:transform="skewX (0.42463860701022) rotate (0.620988147859582) translate (7.6504910826157cm 19.2676994599163cm)" svg:viewBox="0 0 699 418" draw:points="699,370 13,0 0,49 687,418">
          <text:p/>
        </draw:polygon>
        <draw:polygon draw:style-name="gr238" draw:text-style-name="P231" draw:layer="layout" svg:width="0.696cm" svg:height="0.409cm" draw:transform="skewX (0.423940475309423) rotate (0.621162680784782) translate (7.65230340673441cm 19.2685440120443cm)" svg:viewBox="0 0 697 410" draw:points="697,370 10,0 0,40 686,410">
          <text:p/>
        </draw:polygon>
        <draw:polygon draw:style-name="gr219" draw:text-style-name="P212" draw:layer="layout" svg:width="0.702cm" svg:height="0.49cm" draw:transform="skewX (0.414341164423454) rotate (-2.53351994219497) translate (3.85531854071667cm 19.3750161101233cm)" svg:viewBox="0 0 703 491" draw:points="32,0 703,371 671,491 0,120">
          <text:p/>
        </draw:polygon>
        <draw:polygon draw:style-name="gr220" draw:text-style-name="P213" draw:layer="layout" svg:width="0.703cm" svg:height="0.481cm" draw:transform="skewX (0.423242343608625) rotate (-2.53282181049417) translate (3.85272063989655cm 19.375735631312cm)" svg:viewBox="0 0 704 482" draw:points="28,0 704,371 675,482 0,111">
          <text:p/>
        </draw:polygon>
        <draw:polygon draw:style-name="gr221" draw:text-style-name="P214" draw:layer="layout" svg:width="0.698cm" svg:height="0.472cm" draw:transform="skewX (0.416784625376246) rotate (-2.53282181049417) translate (3.85156520554011cm 19.3744123448909cm)" svg:viewBox="0 0 699 473" draw:points="27,0 699,371 672,473 0,103">
          <text:p/>
        </draw:polygon>
        <draw:polygon draw:style-name="gr222" draw:text-style-name="P215" draw:layer="layout" svg:width="0.697cm" svg:height="0.463cm" draw:transform="skewX (0.419926218029836) rotate (-2.53247274464377) translate (3.84993188951222cm 19.3734116969116cm)" svg:viewBox="0 0 698 464" draw:points="25,0 698,371 674,464 0,93">
          <text:p/>
        </draw:polygon>
        <draw:polygon draw:style-name="gr223" draw:text-style-name="P216" draw:layer="layout" svg:width="0.696cm" svg:height="0.455cm" draw:transform="skewX (0.423591409459024) rotate (-2.53351994219497) translate (3.847884000085cm 19.3738039600452cm)" svg:viewBox="0 0 697 456" draw:points="22,0 697,370 676,456 0,85">
          <text:p/>
        </draw:polygon>
        <draw:polygon draw:style-name="gr224" draw:text-style-name="P217" draw:layer="layout" svg:width="0.694cm" svg:height="0.445cm" draw:transform="skewX (0.424115008234622) rotate (-2.53351994219497) translate (3.846049659719cm 19.3729518927606cm)" svg:viewBox="0 0 695 446" draw:points="19,0 695,371 676,446 0,75">
          <text:p/>
        </draw:polygon>
        <draw:polygon draw:style-name="gr225" draw:text-style-name="P218" draw:layer="layout" svg:width="0.689cm" svg:height="0.437cm" draw:transform="skewX (0.416086493675448) rotate (-2.53351994219497) translate (3.84496227571516cm 19.3726441420899cm)" svg:viewBox="0 0 690 438" draw:points="18,0 690,372 672,438 0,67">
          <text:p/>
        </draw:polygon>
        <draw:polygon draw:style-name="gr226" draw:text-style-name="P219" draw:layer="layout" svg:width="0.688cm" svg:height="0.428cm" draw:transform="skewX (0.419402619254237) rotate (-2.53282181049417) translate (3.84294539287571cm 19.3719063404324cm)" svg:viewBox="0 0 689 429" draw:points="15,0 689,371 674,429 0,58">
          <text:p/>
        </draw:polygon>
        <draw:polygon draw:style-name="gr227" draw:text-style-name="P220" draw:layer="layout" svg:width="0.68cm" svg:height="0.419cm" draw:transform="skewX (0.406661715714679) rotate (-2.53282181049417) translate (3.84170234367782cm 19.3706441295152cm)" svg:viewBox="0 0 681 420" draw:points="13,0 681,371 668,420 0,48">
          <text:p/>
        </draw:polygon>
        <draw:polygon draw:style-name="gr228" draw:text-style-name="P221" draw:layer="layout" svg:width="0.682cm" svg:height="0.41cm" draw:transform="skewX (0.418180888777841) rotate (-2.53282181049417) translate (3.83949154696379cm 19.3711209508873cm)" svg:viewBox="0 0 683 411" draw:points="10,0 683,370 673,411 0,40">
          <text:p/>
        </draw:polygon>
        <draw:polygon draw:style-name="gr229" draw:text-style-name="P222" draw:layer="layout" svg:width="0.709cm" svg:height="0.485cm" draw:transform="skewX (-0.428478331364608) rotate (2.51536851797423) translate (3.75272256019964cm 19.4677498660375cm)" svg:viewBox="0 0 710 486" draw:points="0,368 679,0 710,120 32,486">
          <text:p/>
        </draw:polygon>
        <draw:polygon draw:style-name="gr230" draw:text-style-name="P223" draw:layer="layout" svg:width="0.71cm" svg:height="0.477cm" draw:transform="skewX (-0.436157780073383) rotate (2.51432132042303) translate (3.75466423673235cm 19.4689665145331cm)" svg:viewBox="0 0 711 478" draw:points="0,368 682,0 711,110 28,478">
          <text:p/>
        </draw:polygon>
        <draw:polygon draw:style-name="gr231" draw:text-style-name="P224" draw:layer="layout" svg:width="0.704cm" svg:height="0.468cm" draw:transform="skewX (-0.426558469187414) rotate (2.51432132042303) translate (3.75108244112569cm 19.464231088936cm)" svg:viewBox="0 0 705 469" draw:points="0,367 678,0 705,100 27,469">
          <text:p/>
        </draw:polygon>
        <draw:polygon draw:style-name="gr232" draw:text-style-name="P225" draw:layer="layout" svg:width="0.702cm" svg:height="0.46cm" draw:transform="skewX (-0.427431133813411) rotate (2.51344865579703) translate (3.75064485461332cm 19.463575730132cm)" svg:viewBox="0 0 703 461" draw:points="0,369 678,0 703,93 25,461">
          <text:p/>
        </draw:polygon>
        <draw:polygon draw:style-name="gr233" draw:text-style-name="P226" draw:layer="layout" svg:width="0.698cm" svg:height="0.451cm" draw:transform="skewX (-0.423242343608625) rotate (2.51344865579703) translate (3.74902081761696cm 19.4602575636279cm)" svg:viewBox="0 0 699 452" draw:points="0,369 677,0 699,83 23,452">
          <text:p/>
        </draw:polygon>
        <draw:polygon draw:style-name="gr234" draw:text-style-name="P227" draw:layer="layout" svg:width="0.694cm" svg:height="0.441cm" draw:transform="skewX (-0.418180888777841) rotate (2.51467038627343) translate (3.74771419940342cm 19.4561515501948cm)" svg:viewBox="0 0 695 442" draw:points="0,368 674,0 695,74 21,442">
          <text:p/>
        </draw:polygon>
        <draw:polygon draw:style-name="gr235" draw:text-style-name="P228" draw:layer="layout" svg:width="0.694cm" svg:height="0.433cm" draw:transform="skewX (-0.42463860701022) rotate (2.51432132042303) translate (3.74954421240078cm 19.456699667704cm)" svg:viewBox="0 0 695 434" draw:points="0,368 677,0 695,67 18,434">
          <text:p/>
        </draw:polygon>
        <draw:polygon draw:style-name="gr236" draw:text-style-name="P229" draw:layer="layout" svg:width="0.694cm" svg:height="0.424cm" draw:transform="skewX (-0.431445391092998) rotate (2.51432132042303) translate (3.75187730316254cm 19.4562522021201cm)" svg:viewBox="0 0 695 425" draw:points="0,368 680,0 695,57 15,425">
          <text:p/>
        </draw:polygon>
        <draw:polygon draw:style-name="gr237" draw:text-style-name="P230" draw:layer="layout" svg:width="0.69cm" svg:height="0.415cm" draw:transform="skewX (-0.425162205785819) rotate (2.51467038627343) translate (3.74948760367031cm 19.4531583713099cm)" svg:viewBox="0 0 691 416" draw:points="0,368 678,0 691,48 13,416">
          <text:p/>
        </draw:polygon>
        <draw:polygon draw:style-name="gr238" draw:text-style-name="P231" draw:layer="layout" svg:width="0.688cm" svg:height="0.407cm" draw:transform="skewX (-0.428303798439409) rotate (2.51344865579703) translate (3.74987847067602cm 19.4523266214225cm)" svg:viewBox="0 0 689 408" draw:points="0,369 679,0 689,40 10,408">
          <text:p/>
        </draw:polygon>
        <draw:polygon draw:style-name="gr207" draw:text-style-name="P200" draw:layer="layout" svg:width="0.223cm" svg:height="0.146cm" svg:x="7.956cm" svg:y="15.557cm" svg:viewBox="0 0 224 147" draw:points="0,147 224,147 224,0 0,0">
          <text:p/>
        </draw:polygon>
        <draw:polygon draw:style-name="gr208" draw:text-style-name="P201" draw:layer="layout" svg:width="0.223cm" svg:height="0.136cm" svg:x="7.956cm" svg:y="15.559cm" svg:viewBox="0 0 224 137" draw:points="0,137 224,137 224,0 0,0">
          <text:p/>
        </draw:polygon>
        <draw:polygon draw:style-name="gr209" draw:text-style-name="P202" draw:layer="layout" svg:width="0.223cm" svg:height="0.125cm" svg:x="7.956cm" svg:y="15.561cm" svg:viewBox="0 0 224 126" draw:points="0,126 224,126 224,0 0,0">
          <text:p/>
        </draw:polygon>
        <draw:polygon draw:style-name="gr210" draw:text-style-name="P203" draw:layer="layout" svg:width="0.223cm" svg:height="0.113cm" svg:x="7.956cm" svg:y="15.564cm" svg:viewBox="0 0 224 114" draw:points="0,114 224,114 224,0 0,0">
          <text:p/>
        </draw:polygon>
        <draw:polygon draw:style-name="gr211" draw:text-style-name="P204" draw:layer="layout" svg:width="0.223cm" svg:height="0.103cm" svg:x="7.956cm" svg:y="15.566cm" svg:viewBox="0 0 224 104" draw:points="0,104 224,104 224,0 0,0">
          <text:p/>
        </draw:polygon>
        <draw:polygon draw:style-name="gr212" draw:text-style-name="P205" draw:layer="layout" svg:width="0.223cm" svg:height="0.092cm" svg:x="7.956cm" svg:y="15.568cm" svg:viewBox="0 0 224 93" draw:points="0,93 224,93 224,0 0,0">
          <text:p/>
        </draw:polygon>
        <draw:polygon draw:style-name="gr213" draw:text-style-name="P206" draw:layer="layout" svg:width="0.223cm" svg:height="0.081cm" svg:x="7.956cm" svg:y="15.57cm" svg:viewBox="0 0 224 82" draw:points="0,82 224,82 224,0 0,0">
          <text:p/>
        </draw:polygon>
        <draw:polygon draw:style-name="gr214" draw:text-style-name="P207" draw:layer="layout" svg:width="0.223cm" svg:height="0.071cm" svg:x="7.956cm" svg:y="15.572cm" svg:viewBox="0 0 224 72" draw:points="0,72 224,72 224,0 0,0">
          <text:p/>
        </draw:polygon>
        <draw:polygon draw:style-name="gr215" draw:text-style-name="P208" draw:layer="layout" svg:width="0.223cm" svg:height="0.06cm" svg:x="7.956cm" svg:y="15.574cm" svg:viewBox="0 0 224 61" draw:points="0,61 224,61 224,0 0,0">
          <text:p/>
        </draw:polygon>
        <draw:polygon draw:style-name="gr216" draw:text-style-name="P209" draw:layer="layout" svg:width="0.223cm" svg:height="0.049cm" svg:x="7.956cm" svg:y="15.576cm" svg:viewBox="0 0 224 50" draw:points="0,50 224,50 224,0 0,0">
          <text:p/>
        </draw:polygon>
        <draw:frame draw:style-name="gr217" draw:text-style-name="P211" draw:layer="layout" svg:width="0.277cm" svg:height="0.327cm" svg:x="7.953cm" svg:y="15.466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6cm" svg:x="7.956cm" svg:y="15.557cm" svg:viewBox="0 0 224 147" draw:points="0,147 224,147 224,0 0,0">
          <text:p/>
        </draw:polygon>
        <draw:polygon draw:style-name="gr208" draw:text-style-name="P201" draw:layer="layout" svg:width="0.223cm" svg:height="0.136cm" svg:x="7.956cm" svg:y="15.559cm" svg:viewBox="0 0 224 137" draw:points="0,137 224,137 224,0 0,0">
          <text:p/>
        </draw:polygon>
        <draw:polygon draw:style-name="gr209" draw:text-style-name="P202" draw:layer="layout" svg:width="0.223cm" svg:height="0.125cm" svg:x="7.956cm" svg:y="15.561cm" svg:viewBox="0 0 224 126" draw:points="0,126 224,126 224,0 0,0">
          <text:p/>
        </draw:polygon>
        <draw:polygon draw:style-name="gr210" draw:text-style-name="P203" draw:layer="layout" svg:width="0.223cm" svg:height="0.113cm" svg:x="7.956cm" svg:y="15.564cm" svg:viewBox="0 0 224 114" draw:points="0,114 224,114 224,0 0,0">
          <text:p/>
        </draw:polygon>
        <draw:polygon draw:style-name="gr211" draw:text-style-name="P204" draw:layer="layout" svg:width="0.223cm" svg:height="0.103cm" svg:x="7.956cm" svg:y="15.566cm" svg:viewBox="0 0 224 104" draw:points="0,104 224,104 224,0 0,0">
          <text:p/>
        </draw:polygon>
        <draw:polygon draw:style-name="gr212" draw:text-style-name="P205" draw:layer="layout" svg:width="0.223cm" svg:height="0.092cm" svg:x="7.956cm" svg:y="15.568cm" svg:viewBox="0 0 224 93" draw:points="0,93 224,93 224,0 0,0">
          <text:p/>
        </draw:polygon>
        <draw:polygon draw:style-name="gr213" draw:text-style-name="P206" draw:layer="layout" svg:width="0.223cm" svg:height="0.081cm" svg:x="7.956cm" svg:y="15.57cm" svg:viewBox="0 0 224 82" draw:points="0,82 224,82 224,0 0,0">
          <text:p/>
        </draw:polygon>
        <draw:polygon draw:style-name="gr214" draw:text-style-name="P207" draw:layer="layout" svg:width="0.223cm" svg:height="0.071cm" svg:x="7.956cm" svg:y="15.572cm" svg:viewBox="0 0 224 72" draw:points="0,72 224,72 224,0 0,0">
          <text:p/>
        </draw:polygon>
        <draw:polygon draw:style-name="gr215" draw:text-style-name="P208" draw:layer="layout" svg:width="0.223cm" svg:height="0.06cm" svg:x="7.956cm" svg:y="15.574cm" svg:viewBox="0 0 224 61" draw:points="0,61 224,61 224,0 0,0">
          <text:p/>
        </draw:polygon>
        <draw:polygon draw:style-name="gr216" draw:text-style-name="P209" draw:layer="layout" svg:width="0.223cm" svg:height="0.049cm" svg:x="7.956cm" svg:y="15.576cm" svg:viewBox="0 0 224 50" draw:points="0,50 224,50 224,0 0,0">
          <text:p/>
        </draw:polygon>
        <draw:frame draw:style-name="gr217" draw:text-style-name="P211" draw:layer="layout" svg:width="0.277cm" svg:height="0.327cm" svg:x="7.953cm" svg:y="15.466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173cm" svg:height="0.146cm" svg:x="3.913cm" svg:y="15.891cm" svg:viewBox="0 0 174 147" draw:points="0,147 174,147 174,0 0,0">
          <text:p/>
        </draw:polygon>
        <draw:polygon draw:style-name="gr208" draw:text-style-name="P201" draw:layer="layout" svg:width="0.173cm" svg:height="0.136cm" svg:x="3.913cm" svg:y="15.893cm" svg:viewBox="0 0 174 137" draw:points="0,137 174,137 174,0 0,0">
          <text:p/>
        </draw:polygon>
        <draw:polygon draw:style-name="gr209" draw:text-style-name="P202" draw:layer="layout" svg:width="0.173cm" svg:height="0.125cm" svg:x="3.913cm" svg:y="15.895cm" svg:viewBox="0 0 174 126" draw:points="0,126 174,126 174,0 0,0">
          <text:p/>
        </draw:polygon>
        <draw:polygon draw:style-name="gr210" draw:text-style-name="P203" draw:layer="layout" svg:width="0.173cm" svg:height="0.113cm" svg:x="3.913cm" svg:y="15.898cm" svg:viewBox="0 0 174 114" draw:points="0,114 174,114 174,0 0,0">
          <text:p/>
        </draw:polygon>
        <draw:polygon draw:style-name="gr211" draw:text-style-name="P204" draw:layer="layout" svg:width="0.173cm" svg:height="0.103cm" svg:x="3.913cm" svg:y="15.9cm" svg:viewBox="0 0 174 104" draw:points="0,104 174,104 174,0 0,0">
          <text:p/>
        </draw:polygon>
        <draw:polygon draw:style-name="gr212" draw:text-style-name="P205" draw:layer="layout" svg:width="0.173cm" svg:height="0.092cm" svg:x="3.913cm" svg:y="15.902cm" svg:viewBox="0 0 174 93" draw:points="0,93 174,93 174,0 0,0">
          <text:p/>
        </draw:polygon>
        <draw:polygon draw:style-name="gr213" draw:text-style-name="P206" draw:layer="layout" svg:width="0.173cm" svg:height="0.081cm" svg:x="3.913cm" svg:y="15.904cm" svg:viewBox="0 0 174 82" draw:points="0,82 174,82 174,0 0,0">
          <text:p/>
        </draw:polygon>
        <draw:polygon draw:style-name="gr214" draw:text-style-name="P207" draw:layer="layout" svg:width="0.173cm" svg:height="0.071cm" svg:x="3.913cm" svg:y="15.906cm" svg:viewBox="0 0 174 72" draw:points="0,72 174,72 174,0 0,0">
          <text:p/>
        </draw:polygon>
        <draw:polygon draw:style-name="gr215" draw:text-style-name="P208" draw:layer="layout" svg:width="0.173cm" svg:height="0.06cm" svg:x="3.913cm" svg:y="15.908cm" svg:viewBox="0 0 174 61" draw:points="0,61 174,61 174,0 0,0">
          <text:p/>
        </draw:polygon>
        <draw:polygon draw:style-name="gr216" draw:text-style-name="P209" draw:layer="layout" svg:width="0.173cm" svg:height="0.049cm" svg:x="3.913cm" svg:y="15.91cm" svg:viewBox="0 0 174 50" draw:points="0,50 174,50 174,0 0,0">
          <text:p/>
        </draw:polygon>
        <draw:frame draw:style-name="gr217" draw:text-style-name="P211" draw:layer="layout" svg:width="0.277cm" svg:height="0.327cm" svg:x="3.86cm" svg:y="15.8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173cm" svg:height="0.146cm" svg:x="3.913cm" svg:y="15.891cm" svg:viewBox="0 0 174 147" draw:points="0,147 174,147 174,0 0,0">
          <text:p/>
        </draw:polygon>
        <draw:polygon draw:style-name="gr208" draw:text-style-name="P201" draw:layer="layout" svg:width="0.173cm" svg:height="0.136cm" svg:x="3.913cm" svg:y="15.893cm" svg:viewBox="0 0 174 137" draw:points="0,137 174,137 174,0 0,0">
          <text:p/>
        </draw:polygon>
        <draw:polygon draw:style-name="gr209" draw:text-style-name="P202" draw:layer="layout" svg:width="0.173cm" svg:height="0.125cm" svg:x="3.913cm" svg:y="15.895cm" svg:viewBox="0 0 174 126" draw:points="0,126 174,126 174,0 0,0">
          <text:p/>
        </draw:polygon>
        <draw:polygon draw:style-name="gr210" draw:text-style-name="P203" draw:layer="layout" svg:width="0.173cm" svg:height="0.113cm" svg:x="3.913cm" svg:y="15.898cm" svg:viewBox="0 0 174 114" draw:points="0,114 174,114 174,0 0,0">
          <text:p/>
        </draw:polygon>
        <draw:polygon draw:style-name="gr211" draw:text-style-name="P204" draw:layer="layout" svg:width="0.173cm" svg:height="0.103cm" svg:x="3.913cm" svg:y="15.9cm" svg:viewBox="0 0 174 104" draw:points="0,104 174,104 174,0 0,0">
          <text:p/>
        </draw:polygon>
        <draw:polygon draw:style-name="gr212" draw:text-style-name="P205" draw:layer="layout" svg:width="0.173cm" svg:height="0.092cm" svg:x="3.913cm" svg:y="15.902cm" svg:viewBox="0 0 174 93" draw:points="0,93 174,93 174,0 0,0">
          <text:p/>
        </draw:polygon>
        <draw:polygon draw:style-name="gr213" draw:text-style-name="P206" draw:layer="layout" svg:width="0.173cm" svg:height="0.081cm" svg:x="3.913cm" svg:y="15.904cm" svg:viewBox="0 0 174 82" draw:points="0,82 174,82 174,0 0,0">
          <text:p/>
        </draw:polygon>
        <draw:polygon draw:style-name="gr214" draw:text-style-name="P207" draw:layer="layout" svg:width="0.173cm" svg:height="0.071cm" svg:x="3.913cm" svg:y="15.906cm" svg:viewBox="0 0 174 72" draw:points="0,72 174,72 174,0 0,0">
          <text:p/>
        </draw:polygon>
        <draw:polygon draw:style-name="gr215" draw:text-style-name="P208" draw:layer="layout" svg:width="0.173cm" svg:height="0.06cm" svg:x="3.913cm" svg:y="15.908cm" svg:viewBox="0 0 174 61" draw:points="0,61 174,61 174,0 0,0">
          <text:p/>
        </draw:polygon>
        <draw:polygon draw:style-name="gr216" draw:text-style-name="P209" draw:layer="layout" svg:width="0.173cm" svg:height="0.049cm" svg:x="3.913cm" svg:y="15.91cm" svg:viewBox="0 0 174 50" draw:points="0,50 174,50 174,0 0,0">
          <text:p/>
        </draw:polygon>
        <draw:frame draw:style-name="gr217" draw:text-style-name="P211" draw:layer="layout" svg:width="0.277cm" svg:height="0.327cm" svg:x="3.86cm" svg:y="15.8cm">
          <draw:text-box>
            <text:p text:style-name="P11"><text:span text:style-name="T11">A</text:span></text:p>
          </draw:text-box>
        </draw:frame>
        <draw:frame draw:style-name="gr47" draw:text-style-name="P47" draw:layer="layout" svg:width="0.304cm" svg:height="0.361cm" svg:x="7.915cm" svg:y="15.783cm">
          <draw:text-box>
            <text:p text:style-name="P11"><text:span text:style-name="T12">T</text:span></text:p>
          </draw:text-box>
        </draw:frame>
        <draw:frame draw:style-name="gr239" draw:text-style-name="P232" draw:layer="layout" svg:width="0.3cm" svg:height="0.289cm" svg:x="3.9cm" svg:y="15.5cm">
          <draw:text-box>
            <text:p text:style-name="P11"><text:span text:style-name="T13">T</text:span></text:p>
          </draw:text-box>
        </draw:frame>
        <draw:polygon draw:style-name="gr1" draw:text-style-name="P1" draw:layer="layout" svg:width="0.599cm" svg:height="0.147cm" draw:transform="rotate (0.581194640914112) translate (8.76010167191929cm 18.9490253594937cm)" svg:viewBox="0 0 600 148" draw:points="0,148 600,148 600,0 0,0">
          <text:p/>
        </draw:polygon>
        <draw:polygon draw:style-name="gr1" draw:text-style-name="P1" draw:layer="layout" svg:width="0.599cm" svg:height="0.147cm" svg:x="8.29cm" svg:y="18.92cm" svg:viewBox="0 0 600 148" draw:points="0,148 600,148 600,0 0,0">
          <text:p/>
        </draw:polygon>
        <draw:polygon draw:style-name="gr2" draw:text-style-name="P2" draw:layer="layout" svg:width="0.599cm" svg:height="0.136cm" svg:x="8.29cm" svg:y="18.922cm" svg:viewBox="0 0 600 137" draw:points="0,137 600,137 600,0 0,0">
          <text:p/>
        </draw:polygon>
        <draw:polygon draw:style-name="gr3" draw:text-style-name="P3" draw:layer="layout" svg:width="0.599cm" svg:height="0.125cm" svg:x="8.29cm" svg:y="18.924cm" svg:viewBox="0 0 600 126" draw:points="0,126 600,126 600,0 0,0">
          <text:p/>
        </draw:polygon>
        <draw:polygon draw:style-name="gr4" draw:text-style-name="P4" draw:layer="layout" svg:width="0.599cm" svg:height="0.103cm" svg:x="8.29cm" svg:y="18.928cm" svg:viewBox="0 0 600 104" draw:points="0,104 600,104 600,0 0,0">
          <text:p/>
        </draw:polygon>
        <draw:polygon draw:style-name="gr5" draw:text-style-name="P5" draw:layer="layout" svg:width="0.599cm" svg:height="0.114cm" svg:x="8.29cm" svg:y="18.926cm" svg:viewBox="0 0 600 115" draw:points="0,115 600,115 600,0 0,0">
          <text:p/>
        </draw:polygon>
        <draw:polygon draw:style-name="gr6" draw:text-style-name="P6" draw:layer="layout" svg:width="0.599cm" svg:height="0.092cm" svg:x="8.29cm" svg:y="18.93cm" svg:viewBox="0 0 600 93" draw:points="0,93 600,93 600,0 0,0">
          <text:p/>
        </draw:polygon>
        <draw:polygon draw:style-name="gr7" draw:text-style-name="P7" draw:layer="layout" svg:width="0.599cm" svg:height="0.082cm" svg:x="8.29cm" svg:y="18.931cm" svg:viewBox="0 0 600 83" draw:points="0,83 600,83 600,0 0,0">
          <text:p/>
        </draw:polygon>
        <draw:polygon draw:style-name="gr8" draw:text-style-name="P8" draw:layer="layout" svg:width="0.599cm" svg:height="0.071cm" svg:x="8.29cm" svg:y="18.933cm" svg:viewBox="0 0 600 72" draw:points="0,72 600,72 600,0 0,0">
          <text:p/>
        </draw:polygon>
        <draw:polygon draw:style-name="gr3" draw:text-style-name="P3" draw:layer="layout" svg:width="0.599cm" svg:height="0.125cm" draw:transform="rotate (0.581194640914112) translate (8.76229776319128cm 18.9523685889391cm)" svg:viewBox="0 0 600 126" draw:points="0,126 600,126 600,0 0,0">
          <text:p/>
        </draw:polygon>
        <draw:polygon draw:style-name="gr2" draw:text-style-name="P2" draw:layer="layout" svg:width="0.599cm" svg:height="0.136cm" draw:transform="rotate (0.581194640914112) translate (8.76119971755528cm 18.9506969742164cm)" svg:viewBox="0 0 600 137" draw:points="0,137 600,137 600,0 0,0">
          <text:p/>
        </draw:polygon>
        <draw:polygon draw:style-name="gr5" draw:text-style-name="P5" draw:layer="layout" svg:width="0.599cm" svg:height="0.114cm" draw:transform="rotate (0.581194640914112) translate (8.76339580882728cm 18.9540402036619cm)" svg:viewBox="0 0 600 115" draw:points="0,115 600,115 600,0 0,0">
          <text:p/>
        </draw:polygon>
        <draw:polygon draw:style-name="gr6" draw:text-style-name="P6" draw:layer="layout" svg:width="0.599cm" svg:height="0.092cm" draw:transform="rotate (0.581194640914112) translate (8.76559190009927cm 18.9573834331073cm)" svg:viewBox="0 0 600 93" draw:points="0,93 600,93 600,0 0,0">
          <text:p/>
        </draw:polygon>
        <draw:polygon draw:style-name="gr4" draw:text-style-name="P4" draw:layer="layout" svg:width="0.599cm" svg:height="0.103cm" draw:transform="rotate (0.581194640914112) translate (8.76449385446327cm 18.9557118183846cm)" svg:viewBox="0 0 600 104" draw:points="0,104 600,104 600,0 0,0">
          <text:p/>
        </draw:polygon>
        <draw:polygon draw:style-name="gr7" draw:text-style-name="P7" draw:layer="layout" svg:width="0.599cm" svg:height="0.082cm" draw:transform="rotate (0.581194640914112) translate (8.76614092291726cm 18.9582192404687cm)" svg:viewBox="0 0 600 83" draw:points="0,83 600,83 600,0 0,0">
          <text:p/>
        </draw:polygon>
        <draw:polygon draw:style-name="gr8" draw:text-style-name="P8" draw:layer="layout" svg:width="0.599cm" svg:height="0.071cm" draw:transform="rotate (0.581194640914112) translate (8.76723896855326cm 18.9598908551914cm)" svg:viewBox="0 0 600 72" draw:points="0,72 600,72 600,0 0,0">
          <text:p/>
        </draw:polygon>
        <draw:polygon draw:style-name="gr9" draw:text-style-name="P9" draw:layer="layout" svg:width="0.599cm" svg:height="0.06cm" draw:transform="rotate (0.581194640914112) translate (8.76833701418926cm 18.9615624699142cm)" svg:viewBox="0 0 600 61" draw:points="0,61 600,61 600,0 0,0">
          <text:p/>
        </draw:polygon>
        <draw:polygon draw:style-name="gr10" draw:text-style-name="P10" draw:layer="layout" svg:width="0.599cm" svg:height="0.049cm" draw:transform="rotate (0.581194640914112) translate (8.76943505982526cm 18.9632340846369cm)" svg:viewBox="0 0 600 50" draw:points="0,50 600,50 600,0 0,0">
          <text:p/>
        </draw:polygon>
        <draw:polygon draw:style-name="gr9" draw:text-style-name="P9" draw:layer="layout" svg:width="0.599cm" svg:height="0.06cm" svg:x="8.29cm" svg:y="18.935cm" svg:viewBox="0 0 600 61" draw:points="0,61 600,61 600,0 0,0">
          <text:p/>
        </draw:polygon>
        <draw:polygon draw:style-name="gr10" draw:text-style-name="P10" draw:layer="layout" svg:width="0.599cm" svg:height="0.049cm" svg:x="8.29cm" svg:y="18.937cm" svg:viewBox="0 0 600 50" draw:points="0,50 600,50 600,0 0,0">
          <text:p/>
        </draw:polygon>
        <draw:polygon draw:style-name="gr1" draw:text-style-name="P1" draw:layer="layout" svg:width="0.599cm" svg:height="0.147cm" draw:transform="rotate (-2.56022347975048) translate (2.83291991523884cm 19.3539604549999cm)" svg:viewBox="0 0 600 148" draw:points="0,148 600,148 600,0 0,0">
          <text:p/>
        </draw:polygon>
        <draw:polygon draw:style-name="gr1" draw:text-style-name="P1" draw:layer="layout" svg:width="0.599cm" svg:height="0.147cm" draw:transform="rotate (-3.14159265358979) translate (3.303cm 19.383cm)" svg:viewBox="0 0 600 148" draw:points="0,148 600,148 600,0 0,0">
          <text:p/>
        </draw:polygon>
        <draw:polygon draw:style-name="gr2" draw:text-style-name="P2" draw:layer="layout" svg:width="0.599cm" svg:height="0.136cm" draw:transform="rotate (-3.14159265358979) translate (3.303cm 19.381cm)" svg:viewBox="0 0 600 137" draw:points="0,137 600,137 600,0 0,0">
          <text:p/>
        </draw:polygon>
        <draw:polygon draw:style-name="gr3" draw:text-style-name="P3" draw:layer="layout" svg:width="0.599cm" svg:height="0.125cm" draw:transform="rotate (-3.14159265358979) translate (3.303cm 19.379cm)" svg:viewBox="0 0 600 126" draw:points="0,126 600,126 600,0 0,0">
          <text:p/>
        </draw:polygon>
        <draw:polygon draw:style-name="gr4" draw:text-style-name="P4" draw:layer="layout" svg:width="0.599cm" svg:height="0.103cm" draw:transform="rotate (-3.14159265358979) translate (3.303cm 19.375cm)" svg:viewBox="0 0 600 104" draw:points="0,104 600,104 600,0 0,0">
          <text:p/>
        </draw:polygon>
        <draw:polygon draw:style-name="gr5" draw:text-style-name="P5" draw:layer="layout" svg:width="0.599cm" svg:height="0.114cm" draw:transform="rotate (-3.14159265358979) translate (3.303cm 19.377cm)" svg:viewBox="0 0 600 115" draw:points="0,115 600,115 600,0 0,0">
          <text:p/>
        </draw:polygon>
        <draw:polygon draw:style-name="gr6" draw:text-style-name="P6" draw:layer="layout" svg:width="0.599cm" svg:height="0.092cm" draw:transform="rotate (-3.14159265358979) translate (3.303cm 19.373cm)" svg:viewBox="0 0 600 93" draw:points="0,93 600,93 600,0 0,0">
          <text:p/>
        </draw:polygon>
        <draw:polygon draw:style-name="gr7" draw:text-style-name="P7" draw:layer="layout" svg:width="0.599cm" svg:height="0.082cm" draw:transform="rotate (-3.14159265358979) translate (3.303cm 19.372cm)" svg:viewBox="0 0 600 83" draw:points="0,83 600,83 600,0 0,0">
          <text:p/>
        </draw:polygon>
        <draw:polygon draw:style-name="gr8" draw:text-style-name="P8" draw:layer="layout" svg:width="0.599cm" svg:height="0.071cm" draw:transform="rotate (-3.14159265358979) translate (3.303cm 19.37cm)" svg:viewBox="0 0 600 72" draw:points="0,72 600,72 600,0 0,0">
          <text:p/>
        </draw:polygon>
        <draw:polygon draw:style-name="gr3" draw:text-style-name="P3" draw:layer="layout" svg:width="0.599cm" svg:height="0.125cm" draw:transform="rotate (-2.56092161145128) translate (2.83087457989757cm 19.3508940779501cm)" svg:viewBox="0 0 600 126" draw:points="0,126 600,126 600,0 0,0">
          <text:p/>
        </draw:polygon>
        <draw:polygon draw:style-name="gr2" draw:text-style-name="P2" draw:layer="layout" svg:width="0.599cm" svg:height="0.136cm" draw:transform="rotate (-2.55987441390008) translate (2.83186021680925cm 19.3522636113269cm)" svg:viewBox="0 0 600 137" draw:points="0,137 600,137 600,0 0,0">
          <text:p/>
        </draw:polygon>
        <draw:polygon draw:style-name="gr5" draw:text-style-name="P5" draw:layer="layout" svg:width="0.599cm" svg:height="0.114cm" draw:transform="rotate (-2.56039801267568) translate (2.82960419117272cm 19.3489597963381cm)" svg:viewBox="0 0 600 115" draw:points="0,115 600,115 600,0 0,0">
          <text:p/>
        </draw:polygon>
        <draw:polygon draw:style-name="gr6" draw:text-style-name="P6" draw:layer="layout" svg:width="0.599cm" svg:height="0.092cm" draw:transform="rotate (-2.56004894682528) translate (2.82743522659521cm 19.3455987344271cm)" svg:viewBox="0 0 600 93" draw:points="0,93 600,93 600,0 0,0">
          <text:p/>
        </draw:polygon>
        <draw:polygon draw:style-name="gr4" draw:text-style-name="P4" draw:layer="layout" svg:width="0.599cm" svg:height="0.103cm" draw:transform="rotate (-2.56004894682528) translate (2.82853648076496cm 19.3472682399334cm)" svg:viewBox="0 0 600 104" draw:points="0,104 600,104 600,0 0,0">
          <text:p/>
        </draw:polygon>
        <draw:polygon draw:style-name="gr7" draw:text-style-name="P7" draw:layer="layout" svg:width="0.599cm" svg:height="0.082cm" draw:transform="rotate (-2.56074707852608) translate (2.82697400303915cm 19.3449558507396cm)" svg:viewBox="0 0 600 83" draw:points="0,83 600,83 600,0 0,0">
          <text:p/>
        </draw:polygon>
        <draw:polygon draw:style-name="gr8" draw:text-style-name="P8" draw:layer="layout" svg:width="0.599cm" svg:height="0.071cm" draw:transform="rotate (-2.56022347975048) translate (2.82577153330744cm 19.3431022437514cm)" svg:viewBox="0 0 600 72" draw:points="0,72 600,72 600,0 0,0">
          <text:p/>
        </draw:polygon>
        <draw:polygon draw:style-name="gr9" draw:text-style-name="P9" draw:layer="layout" svg:width="0.599cm" svg:height="0.06cm" draw:transform="rotate (-2.55987441390008) translate (2.82468967191465cm 19.3414199805832cm)" svg:viewBox="0 0 600 61" draw:points="0,61 600,61 600,0 0,0">
          <text:p/>
        </draw:polygon>
        <draw:polygon draw:style-name="gr10" draw:text-style-name="P10" draw:layer="layout" svg:width="0.599cm" svg:height="0.049cm" draw:transform="rotate (-3.14159265358979) translate (3.303cm 19.366cm)" svg:viewBox="0 0 600 50" draw:points="0,50 600,50 600,0 0,0">
          <text:p/>
        </draw:polygon>
        <draw:polygon draw:style-name="gr9" draw:text-style-name="P9" draw:layer="layout" svg:width="0.599cm" svg:height="0.06cm" draw:transform="rotate (-3.14159265358979) translate (3.303cm 19.368cm)" svg:viewBox="0 0 600 61" draw:points="0,61 600,61 600,0 0,0">
          <text:p/>
        </draw:polygon>
        <draw:polygon draw:style-name="gr10" draw:text-style-name="P10" draw:layer="layout" svg:width="0.599cm" svg:height="0.049cm" draw:transform="rotate (-2.56092161145128) translate (2.8237372832636cm 19.3400285822524cm)" svg:viewBox="0 0 600 50" draw:points="0,50 600,50 600,0 0,0">
          <text:p/>
        </draw:polygon>
        <draw:polygon draw:style-name="gr1" draw:text-style-name="P1" draw:layer="layout" svg:width="0.499cm" svg:height="0.147cm" svg:x="2.9cm" svg:y="18.92cm" svg:viewBox="0 0 500 148" draw:points="0,148 500,148 500,0 0,0">
          <text:p/>
        </draw:polygon>
        <draw:polygon draw:style-name="gr2" draw:text-style-name="P2" draw:layer="layout" svg:width="0.499cm" svg:height="0.136cm" svg:x="2.9cm" svg:y="18.922cm" svg:viewBox="0 0 500 137" draw:points="0,137 500,137 500,0 0,0">
          <text:p/>
        </draw:polygon>
        <draw:polygon draw:style-name="gr3" draw:text-style-name="P3" draw:layer="layout" svg:width="0.499cm" svg:height="0.125cm" svg:x="2.9cm" svg:y="18.924cm" svg:viewBox="0 0 500 126" draw:points="0,126 500,126 500,0 0,0">
          <text:p/>
        </draw:polygon>
        <draw:polygon draw:style-name="gr4" draw:text-style-name="P4" draw:layer="layout" svg:width="0.499cm" svg:height="0.103cm" svg:x="2.9cm" svg:y="18.928cm" svg:viewBox="0 0 500 104" draw:points="0,104 500,104 500,0 0,0">
          <text:p/>
        </draw:polygon>
        <draw:polygon draw:style-name="gr5" draw:text-style-name="P5" draw:layer="layout" svg:width="0.499cm" svg:height="0.114cm" svg:x="2.9cm" svg:y="18.926cm" svg:viewBox="0 0 500 115" draw:points="0,115 500,115 500,0 0,0">
          <text:p/>
        </draw:polygon>
        <draw:polygon draw:style-name="gr6" draw:text-style-name="P6" draw:layer="layout" svg:width="0.499cm" svg:height="0.092cm" svg:x="2.9cm" svg:y="18.93cm" svg:viewBox="0 0 500 93" draw:points="0,93 500,93 500,0 0,0">
          <text:p/>
        </draw:polygon>
        <draw:polygon draw:style-name="gr7" draw:text-style-name="P7" draw:layer="layout" svg:width="0.499cm" svg:height="0.082cm" svg:x="2.9cm" svg:y="18.931cm" svg:viewBox="0 0 500 83" draw:points="0,83 500,83 500,0 0,0">
          <text:p/>
        </draw:polygon>
        <draw:polygon draw:style-name="gr8" draw:text-style-name="P8" draw:layer="layout" svg:width="0.499cm" svg:height="0.071cm" svg:x="2.9cm" svg:y="18.933cm" svg:viewBox="0 0 500 72" draw:points="0,72 500,72 500,0 0,0">
          <text:p/>
        </draw:polygon>
        <draw:polygon draw:style-name="gr9" draw:text-style-name="P9" draw:layer="layout" svg:width="0.499cm" svg:height="0.06cm" svg:x="2.9cm" svg:y="18.935cm" svg:viewBox="0 0 500 61" draw:points="0,61 500,61 500,0 0,0">
          <text:p/>
        </draw:polygon>
        <draw:polygon draw:style-name="gr10" draw:text-style-name="P10" draw:layer="layout" svg:width="0.499cm" svg:height="0.049cm" svg:x="2.9cm" svg:y="18.937cm" svg:viewBox="0 0 500 50" draw:points="0,50 500,50 500,0 0,0">
          <text:p/>
        </draw:polygon>
        <draw:frame draw:style-name="gr190" draw:text-style-name="P174" draw:layer="layout" svg:width="7.398cm" svg:height="0.361cm" svg:x="2.202cm" svg:y="17.739cm">
          <draw:text-box>
            <text:p text:style-name="P11"><text:span text:style-name="T7">Ligation of Sequencing Adaptors</text:span></text:p>
          </draw:text-box>
        </draw:frame>
        <draw:path draw:style-name="gr60" draw:text-style-name="P58" draw:layer="layout" svg:width="0.174cm" svg:height="0.175cm" svg:x="9.102cm" svg:y="19.207cm" svg:viewBox="0 0 175 176" svg:d="M148 150l-2 3-3 2-3 2-3 2-3 2-2 2-3 2-3 1-4 1-3 2-3 1-4 1-3 1-3 1h-4l-3 1h-3-4l-3 1h-3l-4-1h-3l-4-1h-3-3l-4-1-3-2-3-1-4-1-3-1-3-1-3-2-3-1-2-3-3-1-3-3-3-2-2-2-4-3-2-2-2-2-3-3-1-3-3-3-1-2-2-3-2-3-2-3v-3l-2-3-1-3-1-4-1-3-1-4v-4-3l-1-4v-3-3-4-3l1-4v-3-3l1-4 1-3 1-3 1-3 1-4 1-3 2-3 2-3 1-3 2-3 2-3 2-2 3-3 2-2 2-3 3-2 3-2 3-3 2-2 3-2 3-2 3-1 3-2 3-2 3-1 4-1 3-1 3-1 4-1 3-1h3 4l3-1h3 4 3 4l3 1h3 4l3 1 3 1 4 1 3 1 3 2 3 1 3 2 3 1 3 2 3 2 2 2 4 2 2 2 2 3 2 2 4 2 1 3 2 3 3 2 1 3 3 3 1 3 2 3 1 3 1 3 1 4 1 3 2 3 1 4v3 3l1 4v3 4 3 3 4l-1 3v3 4l-1 3-1 4-2 3v3l-2 3-1 4-2 3-1 3-2 3-2 3-2 2-2 3-2 3-3 2zM148 151l3-2 2-3 3-3 1-2 2-3 3-3 1-2 2-4 1-3 2-3 1-4 1-3 2-3 1-3v-4l1-4v-3l1-3v-4-3-3-4-3l-1-4v-3l-1-3v-4l-2-3-1-3-1-4-1-3-2-3-1-4-2-3-2-2-2-3-2-3-2-2-2-3-3-3-2-2-2-2-3-3-3-2-3-2-3-2-3-1-2-2-3-2-4-1-3-2h-3l-4-1-3-2h-3-4l-3-1-3-1h-4-3-4-3l-3 1h-4l-3 1h-4l-3 1-3 1-4 1-3 1-3 2-3 1-4 2-3 2-2 2-3 1-3 2-2 3-4 2-3 2-2 3-2 3-3 2-1 3-2 3-2 3-2 3-2 3-1 3-2 3-1 3-1 3-1 4-1 3v3l-1 4v3l-1 4v3 4 3 4l1 3v3l1 4v4l1 3 2 4v3l2 3 1 3 2 3 2 3 1 3 2 3 2 3 2 3 3 2 2 3 2 2 3 3 3 2 3 2 2 2 3 2 3 2 3 2 3 1 3 2 3 1 4 1 3 1 3 2h4l3 1h3l4 1h3l4 1h3l3-1h4 3l3-1 4-1h3l3-1 4-2 3-1 3-1 4-2 3-1 3-2 3-1 3-3 2-1 3-2 3-3z">
          <text:p/>
        </draw:path>
        <draw:path draw:style-name="gr61" draw:text-style-name="P59" draw:layer="layout" svg:width="0.175cm" svg:height="0.176cm" svg:x="9.101cm" svg:y="19.206cm" svg:viewBox="0 0 176 177" svg:d="M149 151l-3 3-2 2-3 3-2 1-3 3-3 1-4 2-3 1-4 2-3 1-3 1-4 2h-3l-3 1-4 1-3 1h-3-4-3-3-4-3l-4-1h-3l-3-1-4-1-3-1-3-1-4-2h-3l-3-2-3-1-3-3-3-1-3-2-2-2-3-2-3-3-2-3-2-2-3-3-2-2-2-3-3-3-1-3-2-3-1-3-2-3-1-3-2-3-1-3-1-4-1-3-1-3v-4-3l-1-3v-4-3-4-3l1-4v-3-4l1-3 1-3 1-4 1-3 1-3 1-3 2-3 2-4 2-3 1-3 3-2 1-3 3-2 2-3 2-3 3-2 3-2 2-3 3-2 3-2 2-1 3-2 4-2 3-2 3-1 3-1 4-1 3-1 3-1 4-1h3 4l3-1h3 4 3 4l3 1h3 4l3 1 3 2h4l3 1 3 2 4 1 3 2 3 1 3 2 3 2 3 2 2 2 3 2 3 3 2 2 2 2 3 3 2 3 2 3 2 3 1 2 3 3 1 3 2 3v3l2 4 1 3 1 3 1 4 1 3v3l1 4v3 4 3 4 3l-1 4v3l-1 3-1 4v3l-2 3-1 3-1 4-2 3-1 3-2 4-1 2-3 3-2 3-2 2-2 3-2 3zM149 152l3-3 2-3 2-2 3-3 2-2 2-3 2-3 1-4 2-3 1-3 2-3 1-3 1-4 1-3 1-3 1-4v-3-4-3-4-3-4-3-4-3l-1-3-1-4-1-3-1-3-2-4-1-3-1-3-2-3-2-3-1-3-3-3-1-2-3-3-2-3-2-3-3-2-3-2-2-3-3-1-2-3-3-2-3-1-4-2-3-2-4-1-3-2h-3l-4-1-3-2h-3-4l-3-1-3-1h-4-3-4-3l-4 1h-3l-4 1h-3l-3 1-4 1-3 1-3 2-3 1-3 1-4 2-3 2-3 2-3 2-2 1-3 3-2 2-3 2-3 4-2 2-2 2-2 3-2 3-2 3-2 3-2 3-1 3-1 4-2 3-1 3-1 3-1 4v3l-1 4v3l-1 4v3 4 3 4l1 3v3l1 4v3l1 3 2 4v3l2 3 1 4 2 3 2 3 1 3 2 2 2 3 2 3 3 3 2 2 2 3 3 3 3 2 2 3 3 1 3 3 2 1 3 2 4 2 3 1 3 1 4 2 3 1 3 1 4 1 3 1h3 4 3l4 1h3l3-1h4 3 4l3-1 3-1 4-1 3-1 3-1 3-2 4-1 4-2 3-1 3-2 3-2 3-2 2-2 3-2z">
          <text:p/>
        </draw:path>
        <draw:path draw:style-name="gr62" draw:text-style-name="P60" draw:layer="layout" svg:width="0.177cm" svg:height="0.178cm" svg:x="9.101cm" svg:y="19.206cm" svg:viewBox="0 0 178 179" svg:d="M150 153l-2 3-3 2-2 2-4 2-3 2-2 2-3 1-3 2-4 1-3 2-3 1-3 1-4 1-3 1h-3l-4 1h-3-4l-3 1h-4l-3-1h-4l-3-1h-4-3l-4-1-3-2h-3l-3-2-4-1-4-1-3-2-3-2-2-2-3-2-3-2-3-2-3-2-2-2-2-4-3-2-2-2-2-3-2-3-2-3-2-3-1-3-2-3-1-3-2-4-1-3-1-3-1-4-1-3v-3-4l-1-3v-4-3-4-3l1-4v-3-4l1-3 1-4 1-3 1-3 2-3v-4l2-3 2-3 2-2 1-3 3-3 2-3 2-3 2-2 3-3 2-2 3-3 3-3 2-1 3-3 3-1 3-2 3-2 4-2h3l3-2 3-1 4-1 3-1 3-1h4 3l4-1h3 4 3 4l3 1h4 3l4 1 3 2h3l4 1 3 2 3 1 3 2 3 1 3 2 3 2 3 2 3 2 2 2 3 3 3 3 2 3 2 2 2 3 2 3 2 3 2 3 2 3 2 3 1 3 1 3 2 3v4l2 3 1 3v4 3l1 4v3 4 3 4 3l-1 4v3 4l-1 3-1 3-1 4-1 3-2 3-1 3-2 3-1 3-3 3-1 3-3 3-2 3-2 2-2 3zM151 154l2-3 3-2 2-3 2-3 3-3 1-3 2-2 2-3 1-3 2-4 1-3 1-3 1-3 2-4v-3l1-4v-3l1-4v-3-4-3-4-3l-1-4v-3l-1-4v-3l-2-4-1-3-1-3-2-3-1-4-2-3-1-3-2-2-2-3-2-4-2-2-2-3-3-2-3-3-2-3-3-2-2-2-4-3-3-1-3-2-3-2-3-2-3-1-3-1-3-1-4-1-3-2h-3-4l-3-1-4-1h-4-3-4-3l-4 1h-3l-4 1h-3l-4 1-3 2h-3l-3 2-4 1-3 1-4 3-3 1-3 2-2 2-3 2-2 2-3 3-3 3-2 2-2 3-3 3-2 2-2 3-2 3-1 3-3 3-1 3-1 3-2 4v3l-2 3-1 4v3l-1 3v4l-1 4v3 4 3 4l1 3v4l1 3v4l1 3 2 3v4l2 3 1 3 2 3 2 3 1 3 2 3 2 4 2 2 3 3 2 2 2 3 3 3 3 2 3 1 2 3 3 2 3 2 3 1 3 2 4 1 3 2 3 1 4 1 3 2h4l3 1h3l4 1h4 3l4 1 3-1h4 3l4-1 3-1h4l3-1 3-2h4l3-2 3-2 3-1 3-2 3-1 3-2 3-3 3-1 2-3z">
          <text:p/>
        </draw:path>
        <draw:path draw:style-name="gr62" draw:text-style-name="P60" draw:layer="layout" svg:width="0.178cm" svg:height="0.179cm" svg:x="9.1cm" svg:y="19.205cm" svg:viewBox="0 0 179 180" svg:d="M152 155l-4 2-2 2-3 2-3 2-3 3-3 1-3 2-3 1-3 2-3 1-4 1-3 2h-3l-4 1-3 1-4 1h-3-4-3-4-3-4l-4-1h-3l-3-1-4-1-3-1-4-1-3-1-3-2-3-2-3-1-3-2-3-1-3-2-3-3-3-1-2-3-3-3-2-2-3-2-2-3-2-3-2-3-2-3-2-3-1-3-2-3-1-3-2-3-1-4-1-3-1-3-1-4v-3-4l-1-3v-4-3-4-3l1-4v-4-3l1-3 1-5 1-3 1-3 2-4v-3l2-3 2-3 2-3 1-3 3-3 2-2 2-3 3-3 2-2 2-3 3-2 3-2 3-2 2-3 3-1 3-2 3-2 3-2h4l3-2 3-1 3-1 4-1 3-1h4 3l4-1h3 4 3 4l4 1h3 4l3 1 3 2h4l3 2 3 1 3 1 3 2 3 1 3 3 3 1 4 2 2 3 3 2 3 2 3 3 2 2 3 3 2 2 2 4 2 3 1 2 2 3 2 3 1 4 2 3 1 3 1 3 1 4 1 4 1 4v3l1 4v3 4 3 4 3l-1 3v4l-1 3-1 3-1 4-1 3-1 3-1 4-2 3-1 4-2 3-2 2-2 3-2 3-2 3-3 2-2 3zM153 155l2-2 2-3 2-3 3-2 1-3 3-3 1-3 2-3 2-4 2-3v-3l2-4 1-3 1-4 1-3 1-3v-4-3-3-4-3-4-4-3l-1-4v-3l-2-5v-3l-1-3-2-4-1-3-2-3-1-3-2-3-1-3-3-3-2-3-2-3-3-3-2-2-2-2-3-3-3-2-3-2-3-3-3-1-3-2-3-2-3-2-3-1-4-1-3-1-3-1-4-1-3-1h-4l-3-1-4-1h-3-4-4-3l-4 1h-3l-4 1h-3l-4 1-3 2h-3l-4 2-3 1-3 2-3 2-3 1-3 2-3 2-3 2-2 3-3 2-3 2-2 3-2 3-3 2-2 3-2 3-2 3-1 2-2 4-2 3-1 3-2 4v3l-2 3-1 4v4l-1 3v4l-1 3v4 4 3 4l1 3v4l1 3v4l1 3 2 4v3l2 3 1 4 2 3 2 3 1 3 2 3 3 2 1 3 3 3 2 3 3 2 2 2 3 3 3 2 3 2 2 3 3 1 3 2 3 1 4 2 3 1 3 2 3 1h4l3 2 4 1h3 4 3 4l4 1 3-1h4 3 4l3-1 4-1 3-1 4-1 3-1 3-1 3-2 4-2 3-1 2-2 3-2 3-2 3-3 3-2z">
          <text:p/>
        </draw:path>
        <draw:path draw:style-name="gr63" draw:text-style-name="P61" draw:layer="layout" svg:width="0.18cm" svg:height="0.18cm" svg:x="9.099cm" svg:y="19.204cm" svg:viewBox="0 0 181 181" svg:d="M153 156l-3 2-2 2-3 3-3 2-3 1-3 3-3 1-4 2-3 1-3 2-3 1-4 1-3 1-4 1h-3l-4 1h-3-3l-4 1-3-1h-4-3l-4-1h-3-4l-4-2-4-1h-3l-3-2-3-1-4-2-3-2-3-1-3-2-2-2-4-2-3-3-2-2-2-2-3-2-3-4-2-2-2-3-2-2-2-3-2-3-1-3-2-4-1-3-2-4-1-3-1-4-1-3-1-4v-3-4l-1-3v-4-3-4-4l1-3v-4-3l1-4 1-3 1-4 1-3 2-3 1-3 2-3 1-4 2-2 2-3 2-3 2-3 2-3 3-3 2-2 2-2 3-3 3-2 3-2 3-3 3-1 3-2 3-1 3-2 3-1 3-2 4-1 3-1 5-1 3-1h4 3l4-1h3 4 4 3l3 1h4 3l3 2 4 1h3l3 2 4 1 3 1 4 2 3 1 3 3 3 1 2 2 3 3 3 2 3 2 2 3 2 2 2 3 3 2 2 4 2 3 2 3 1 3 2 3 2 3 1 3 2 4v3l1 3 2 4v3 4l1 3v4 4 3 4 3l-1 3v4 3l-1 3-2 5v3l-2 4-1 3-1 3-2 3-2 3-2 3-2 4-1 3-3 2-2 3-2 2zM153 156l3-2 3-3 2-2 2-3 2-3 2-3 2-3 2-3 2-4 1-3 1-3 1-3 1-4 2-4v-4l1-3v-4l1-3v-3-4-3-4-4l-1-3-1-4v-3l-1-4-1-3-1-4-1-3-2-3-1-3-2-4-1-3-3-3-1-2-2-4-3-3-2-2-2-3-3-2-3-3-2-2-3-2-3-2-3-2-3-2-3-2-4-2-3-1-3-1-4-1-3-1-4-1-3-1h-3l-4-1h-3l-3-1h-4-4-3l-4 1h-4l-3 1h-4l-4 1-4 2h-3l-3 2-3 1-4 2-3 2-3 1-3 2-2 2-3 2-3 3-3 2-3 2-2 3-2 3-3 3-2 2-2 3-2 3-1 3-2 3-2 3-1 3-2 4v3l-2 4-1 3v4l-1 3v4l-1 3v4 4 3 4l1 4v3l1 4v3l1 4 2 3v3l2 4 1 3 2 4 2 3 2 3 1 3 3 3 2 3 2 2 3 3 2 3 2 2 3 2 3 3 3 2 3 1 3 3 3 1 3 2 3 1 3 2 4 1 3 1 4 1 4 1 4 1h3l4 1h3 4 3 4 3l4-1h3l4-1h3l4-1 3-2h3l4-2 3-1 3-2 3-2 3-2 4-1 3-3 2-2 3-2z">
          <text:p/>
        </draw:path>
        <draw:path draw:style-name="gr64" draw:text-style-name="P62" draw:layer="layout" svg:width="0.182cm" svg:height="0.182cm" svg:x="9.098cm" svg:y="19.203cm" svg:viewBox="0 0 183 183" svg:d="M153 156l-2 3-3 2-2 3-3 2-4 2-3 2-3 2-3 1-3 2-4 1-3 1-3 2h-4l-3 1-4 1h-3l-4 1h-3-4-3-4-3l-4-1h-3l-4-1-3-1-4-1-3-1-4-1-3-2-3-1-3-2-3-2-3-2-3-1-4-3-2-3-3-2-2-2-3-3-2-3-2-2-3-3-2-3-1-3-3-3-1-3-2-4-1-3-2-4-1-3-1-3-1-4-1-3v-3-4l-1-3v-4-3-4-4l1-3v-4-3l1-4 1-3 1-4 1-3 2-4 1-3 2-3 1-3 2-3 2-3 2-3 2-3 2-3 3-2 2-3 3-2 2-3 3-2 4-2 2-2 3-2 3-2 3-1 4-2 3-1 3-2 3-1 4-1 3-1 4-1h3 4l4-1h3 4 4l3 1h3 4l3 1 3 1 4 1h3l4 2 3 1 3 1 4 2 3 2 3 2 3 2 3 1 3 3 2 2 3 2 3 3 2 3 2 2 3 3 2 3 2 3 2 3 2 3 2 4 1 3 2 3 1 3 1 4 1 3 1 4v3l1 4 1 3v4 3 3 4 3l-1 4v4l-1 3-1 4-1 3-1 4-1 3-1 3-2 3-1 4-3 3-1 3-3 3-2 3-2 3-2 2-3 3zM154 157l2-3 3-2 2-3 2-3 3-3 3-3 1-3 2-3 1-3 2-3 1-4 2-3 1-4 1-3 1-4 1-3v-4l1-3v-4-4-3-3-4l-1-3-1-4-1-4-1-3v-4l-1-3-2-3-1-4-2-3-1-3-2-3-2-3-2-3-3-4-2-2-2-3-3-2-3-3-2-3-3-2-2-2-3-2-4-2-3-2-3-1-3-3h-4l-3-2-3-1-4-1-3-1-4-1h-3l-4-1h-3l-3-1h-4-4-3l-4 1h-4l-3 1h-4l-3 1-4 2h-3l-4 2-3 1-3 2-3 2-3 1-3 2-3 2-3 2-3 3-3 2-2 3-3 2-2 3-3 3-1 3-3 3-2 2-1 4-2 3-2 3-1 3-2 3v4l-2 3-1 4v3l-1 4v4l-1 3v4 4 3 4l1 3v4l1 3v3l2 4 1 3v4l2 3 1 3 2 4 2 3 2 3 1 4 3 2 2 3 2 3 3 2 2 3 3 3 2 2 3 3 4 2 2 2 3 2 3 2 4 1 3 2 3 1 3 2 4 1h3l4 2h3l4 1 4 1h3 4 3 4 3l4-1h3l4-1 3-1 4-1 3-1 4-1 3-1 3-2 3-1 4-3 3-1 3-3 3-1 3-2 2-4z">
          <text:p/>
        </draw:path>
        <draw:path draw:style-name="gr65" draw:text-style-name="P63" draw:layer="layout" svg:width="0.183cm" svg:height="0.183cm" svg:x="9.097cm" svg:y="19.202cm" svg:viewBox="0 0 184 184" svg:d="M156 159l-3 2-3 2-3 3-3 1-2 2-3 2-4 2-3 2-3 1-3 2-4 1-3 1-4 1-3 1-4 1h-3-4-4-3-4-4-3-4l-4-1h-3l-4-2-3-1h-4l-3-2-3-1-3-2-4-1-3-2-3-2-3-2-3-2-3-2-2-3-3-2-3-3-2-2-2-4-3-3-2-2-1-3-3-3-1-3-2-4-1-3-2-3-1-4v-3l-2-4-1-3v-4-3l-1-4v-4-3-4-3l1-4v-3-4l1-3 1-4 1-3 1-4 2-3 1-3 2-3 1-3 2-4 2-3 2-3 2-3 2-3 3-2 3-2 2-4 3-3 2-2 4-2 3-2 3-2 3-2 3-1 3-2 3-1 4-2 3-1 4-1 3-1 4-1h3 4l4-1h3 4 4l3 1h4 4l3 1 4 1 3 1h4l3 2 3 1 4 1 3 3 3 1 3 2 3 2 3 1 2 3 4 2 2 3 3 3 2 3 3 3 2 2 2 3 2 3 2 3 2 3 1 3 2 3 1 4 2 3v3l1 4 1 3 1 4 1 4v3 4 4 3 4 4 3 4l-1 3-1 4-2 3v3l-2 4-1 3-2 4-1 3-2 3-2 3-2 3-2 3-2 2-3 3-2 3zM156 159l3-3 2-2 2-3 3-3 2-2 1-3 3-4 1-3 2-3 1-4 2-3 1-4 1-3 2-3 1-4v-3-4l1-3v-4-4-3-4-4l-1-4v-3l-1-4-1-3-1-4-1-3-1-3-2-4-1-3-2-3-1-4-3-3-2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2 3 2 3 2 3 2 3 1 4 2 3 1 4 1 3 1 4 1 3 1h4l4 1h3 4 4 3 4l4-1h3 4l4-1 3-1 3-2 4-1 3-1 4-1 3-2 3-2 3-2 3-2 3-2 3-2 2-2z">
          <text:p/>
        </draw:path>
        <draw:path draw:style-name="gr66" draw:text-style-name="P64" draw:layer="layout" svg:width="0.185cm" svg:height="0.185cm" svg:x="9.097cm" svg:y="19.202cm" svg:viewBox="0 0 186 186" svg:d="M156 159l-3 4-2 2-3 2-3 2-3 2-3 2-3 2-3 1-4 2-3 1-4 1-3 2-3 1h-4l-4 1h-3l-4 1h-4-3-4-4-3l-4-1-4-1h-3l-3-1-4-1-3-1-3-1-4-2-3-1-3-2-4-2-3-2-3-2-3-2-2-2-3-3-2-2-4-3-2-3-2-2-3-3-1-3-2-3-2-3-2-3-2-3-1-4-1-3-2-4v-3l-2-3-1-4v-4-3l-1-4v-4-3-4-4l1-3v-4-4l1-3 1-4 1-3 1-4 2-3 1-4 2-3 1-3 3-3 1-3 2-3 3-4 2-2 2-3 3-2 2-3 3-3 3-1 3-3 3-2 3-2 3-2 3-1 4-2 3-1 3-2 4-1 3-1 4-1 3-1h4 3l4-1h3 4 4l3 1h4 4l3 1 4 1 3 1h4l3 2 4 1 3 2 3 2 3 1 3 2 3 2 3 2 3 3 3 2 3 2 2 3 3 2 2 3 3 3 1 2 2 3 3 3 1 4 3 3 1 3 2 4 1 3 1 3 1 5 1 3v4l1 3 1 4v4 4 3 4 3l-1 4v3l-1 4v3l-2 4-1 3-1 4-2 3-1 3-3 3-1 4-3 3-1 3-2 3-3 3-2 3-2 2zM156 160l3-2 3-3 2-2 2-4 3-3 1-3 3-3 1-3 2-3 2-4 1-3 2-3 1-4 1-4 1-3v-4l1-3 1-4v-3-4-3-4-4l-1-4-1-3-1-4v-4l-1-4-2-3-1-3-1-4-2-3-2-3-2-4-2-3-2-3-2-3-3-3-2-2-2-3-3-3-3-2-2-2-3-3-3-2-3-2-3-2-3-1-4-2-3-1-3-2-4-1-3-1-4-1-3-1h-4l-4-1h-4l-3-1h-4-4-3l-4 1h-3l-4 1h-3l-4 1-3 2h-4l-3 2-4 1-3 2-3 2-3 2-3 1-3 3-4 2-3 2-2 3-3 2-2 3-3 2-2 3-2 4-3 2-1 3-2 4-2 3-2 3-1 3-2 4v3l-2 4-1 4v3l-1 4v3l-1 4v4 4 3 4l1 4 1 4v3 4l2 3 1 3 1 4 1 3 1 4 2 3 2 3 2 4 2 3 2 3 2 2 2 3 3 3 3 2 2 3 3 2 3 2 3 3 3 2 3 2 3 2 4 1 3 2 3 1 4 1 3 2 4 1h3l3 1 4 1 3 1h4 4 4 3 4l4-1h4l3-1 4-1 3-1 3-1 4-2h3l4-2 3-2 3-2 4-1 3-3 2-2 3-2 3-2z">
          <text:p/>
        </draw:path>
        <draw:path draw:style-name="gr67" draw:text-style-name="P65" draw:layer="layout" svg:width="0.186cm" svg:height="0.186cm" svg:x="9.096cm" svg:y="19.201cm" svg:viewBox="0 0 187 187" svg:d="M158 161l-2 2-3 3-4 2-2 2-3 3-3 1-4 2-3 2-3 1-4 1-3 2-4 1-3 1-4 1-3 1h-4-4-3-3-4-4-5-3l-4-1-4-1-3-1h-4l-3-2-3-1-4-1-3-2-3-1-4-3-3-1-3-3-2-2-3-2-3-2-2-3-3-2-3-3-2-3-3-3-1-3-2-3-2-3-2-4-2-3-1-3-1-4-2-3v-4l-2-3-1-4v-3-4l-1-4v-4-3-4-4l1-4v-3-4l1-3 1-3 1-4 1-3 2-4 1-3 2-3 1-3 3-4 1-3 2-3 3-3 2-3 2-2 3-3 3-3 2-2 3-2 3-3 3-2 3-1 4-3 3-1 3-2 4-1 3-2 3-1 4-1 3-1 3-1h4 4l4-1h4 4 4l3 1h4 3l4 1 3 1 4 1h3l4 2 3 1 3 2 4 2 3 1 3 2 3 2 3 2 4 3 2 2 3 2 2 3 3 3 2 2 2 3 2 3 3 3 1 3 3 3 1 3 2 4 1 3 1 3 2 4v3l1 4 1 4 1 3v4 4 4 3 4 3 4l-1 3v4l-2 4v4l-1 4-2 3-1 3-2 4-1 3-2 3-2 3-2 3-2 3-2 3-3 3-2 3zM159 162l2-3 3-3 2-3 3-2 1-3 3-3 2-3 1-4 2-3 1-3 2-4 2-3v-4l1-3 2-5v-4-3l1-4v-3-4-3-4-4l-1-4v-4l-1-3-1-4-1-3-1-4-1-3-2-4-1-3-2-3-2-4-1-3-3-3-2-3-2-2-3-3-2-2-3-4-2-2-3-2-4-3-2-2-3-1-4-3-3-1-3-2-3-1-4-2-3-1-4-1-4-1-3-1h-4l-3-1h-4l-3-1h-4-4-4l-4 1-4 1h-4-3l-3 2-4 1h-3l-4 2-3 1-3 2-4 2-3 2-3 1-3 3-4 2-2 2-3 3-2 2-3 3-3 2-2 3-2 4-3 3-1 3-2 3-2 3-2 4-1 3-2 3v4l-1 4-2 3v3l-1 4v3l-1 4v4 4 3 4l1 4 1 4v3 4l2 4 1 3 1 4 1 3 1 4 3 3 1 3 2 3 2 3 2 3 3 4 2 3 2 2 3 3 3 2 2 3 3 2 3 2 3 3 3 1 4 2 3 2 3 1 4 2 3 1 3 1 4 1 3 1 4 1h4l3 1h5 4 4 3 3l4-1h4 3l4-1 4-2h3l4-2 3-2h4l3-3 3-1 3-2 3-2 3-2 3-3 3-2z">
          <text:p/>
        </draw:path>
        <draw:path draw:style-name="gr68" draw:text-style-name="P66" draw:layer="layout" svg:width="0.188cm" svg:height="0.188cm" svg:x="9.095cm" svg:y="19.2cm" svg:viewBox="0 0 189 189" svg:d="M159 163l-3 2-3 2-3 2-3 3-3 2-3 2-3 1-3 2-4 1-3 2-4 1-3 1-4 2h-4l-3 1h-4l-4 1h-3-3-4-4-4l-3-1-4-1h-4l-3-1-4-1-4-1-3-1-3-2-4-1-3-2-3-2-3-2-3-2-3-2-3-3-2-2-3-2-3-4-2-2-2-3-3-4-2-3-2-3-2-3-1-3-3-3-1-4-1-3-2-4v-3l-2-4-1-4v-3-3l-1-4v-4-3-4-4l1-4v-3-4l1-4 2-3v-4l1-3 2-3 1-4 2-3 1-3 3-4 1-3 2-3 3-3 2-3 2-2 4-3 2-3 3-2 2-2 3-3 3-2 3-1 4-3 3-1 3-2 4-1 3-2 3-1h4l3-2 4-1h4 4l3-1h4 4 4l3 1h4 3l4 1 3 1 4 1h4l3 2 4 1 3 2 3 2 3 1 4 2 3 2 2 2 4 3 3 2 2 2 3 3 2 3 3 3 2 2 2 3 3 3 1 3 2 4 3 3 1 3 2 4 1 3 1 4 1 3 1 4v3l1 4 1 4v4 3 4 3 4l-1 4-1 3v4l-1 4-1 3-1 4-1 3-2 4-1 3-3 3-1 4-2 3-3 3-1 3-3 2-2 3-3 3zM159 163l3-3 2-3 2-3 3-3 2-3 2-3 2-3 2-3 2-3 2-4 2-3 1-4 1-3 1-4v-4l1-3 1-4 1-4v-4-3-4-3-4l-1-4-1-4-1-3v-4l-1-4-2-3v-4l-2-3-2-4-3-3-1-3-2-3-2-3-2-3-3-3-2-3-2-2-3-3-3-3-3-2-3-3-3-2-3-1-3-3-3-1-4-2-3-1-4-2-3-1-4-1-3-1-4-1h-4l-3-1h-4l-3-1h-4-4-4l-3 1-4 1h-4-4l-3 2-4 1-3 1-3 1-4 1-3 2-3 2-4 2-3 2-3 2-3 2-3 2-3 3-2 3-3 2-3 3-2 3-2 3-2 3-2 3-2 4-2 3-2 3-1 4-1 3-1 3-1 4-2 3v4l-1 3v4l-1 4v4 4 3 4l1 4 1 3v4l1 3 1 4 1 4 1 3 2 4 1 3 2 3 1 4 2 3 2 3 2 3 3 3 2 3 2 3 3 3 3 3 3 2 2 2 3 3 3 1 3 3 4 1 3 2 3 2 4 2h3l4 2 3 1h4l4 1 3 1 4 1h4 4 4 3 3l4-1h4l4-1 3-1 4-1 4-1 3-1 4-2 3-2 3-1 4-2 3-2 3-1 3-3 2-2 3-2z">
          <text:p/>
        </draw:path>
        <draw:path draw:style-name="gr69" draw:text-style-name="P67" draw:layer="layout" svg:width="0.189cm" svg:height="0.189cm" svg:x="9.094cm" svg:y="19.199cm" svg:viewBox="0 0 190 190" svg:d="M161 163l-3 3-3 3-2 2-4 2-3 2-3 2-4 2-3 1-3 2-4 1-3 2-4 1-3 1-3 1-4 1h-4l-4 1h-3-4-4-4-3l-5-1-3-1-4-1-4-1h-3l-4-2-3-1-4-1-3-2-3-2-4-2-3-2-3-1-3-3-2-2-3-2-3-3-3-3-2-3-2-2-3-3-2-3-2-3-2-3-1-4-2-3-2-3-1-4-2-3v-4l-1-4-2-3v-4-4l-1-4v-4-3-4-3l1-4v-4-3l1-4 2-4v-3l2-4 1-3 1-4 2-3 2-3 2-4 2-3 1-3 3-2 2-3 3-3 3-3 2-3 3-2 3-2 3-3 3-1 3-3 3-2 3-2 3-2 4-1 3-1 4-2h4l3-2 4-1h4 5l3-1h3 4 4l4 1h3 4l4 1 4 1 3 1h4l3 2 4 1 3 2 3 2 4 1 3 3 3 2 3 2 3 2 3 3 2 3 3 2 3 2 2 3 2 4 3 3 2 3 1 3 2 3 2 3 2 4 1 3 1 4 2 3v4l1 3 1 4 1 3 1 4v4 4 3 4 4l-1 4-1 3-1 4-1 3v4l-1 3-2 4-1 3-2 4-1 3-3 3-1 3-2 3-3 4-2 3-2 3-3 2zM161 164l3-2 2-3 3-3 2-3 2-3 3-3 1-3 2-4 2-3 2-3 1-4 2-3v-4l1-4 1-3 1-4 1-3v-4-4-4-4-3-4-4l-1-3-1-4-1-3-1-4-1-4-1-3-1-4-2-3-2-3-2-4-2-3-2-3-2-3-2-3-3-3-3-3-2-2-3-2-3-3-2-3-4-1-3-3-3-3-4-1-3-2-3-1-4-2-3-1-4-1-3-1-4-1h-4l-3-1h-4l-4-1h-4-4-3l-4 1-4 1h-4-4l-4 2-3 1-4 1-3 1-4 1-3 2-3 2-4 3-3 2-3 1-3 3-3 2-2 3-3 3-3 3-2 2-2 3-3 3-2 3-2 3-2 3-2 3-2 4-1 3-1 4-1 3-1 4-2 4v3 4l-1 4-1 4v3 4 4 3l1 4 1 4v4l1 4 1 3 1 4 1 3 2 4 1 3 2 3 1 4 3 3 1 3 2 3 3 3 2 3 2 3 4 2 2 3 3 3 3 2 3 2 3 2 3 2 3 2 3 2 4 2 3 1 4 1 3 1 4 1 4 1 4 1 3 1h5 3 4 4 4 3 4 4l4-1 3-1 3-2h4l4-2 3-1 3-2 4-2 3-1 3-2 3-2 4-2 3-3 3-2z">
          <text:p/>
        </draw:path>
        <draw:path draw:style-name="gr70" draw:text-style-name="P68" draw:layer="layout" svg:width="0.191cm" svg:height="0.191cm" svg:x="9.094cm" svg:y="19.199cm" svg:viewBox="0 0 192 192" svg:d="M161 165l-2 3-3 2-3 3-4 2-3 1-3 3-3 1-4 2-3 1-3 2-4 1-4 1-3 2-3 1h-4-4l-4 1h-3-4-4-4-3l-4-1h-3l-4-1-4-1-4-1-3-1-4-1-3-2-4-1-3-3-3-1-3-2-3-2-3-2-3-3-3-3-3-2-3-2-2-3-2-3-3-3-2-4-2-3-2-3-1-3-2-4-2-3-1-3-2-4v-4l-1-3-2-3v-4-4l-1-4v-3-4-4-4l1-3v-4-4l1-3 2-4v-4l2-3 1-4 1-4 2-4 2-3 2-3 2-3 2-3 3-3 2-3 2-2 3-3 3-3 2-3 3-2 3-3 3-1 3-2 3-2 4-2 3-2 4-1 3-1 4-2h3l4-2 4-1h4 3l4-1h3 4 4l4 1h4 3l4 1 4 1 3 1 4 1 3 1 4 1 3 2 3 2 4 1 3 2 3 3 4 1 2 3 3 3 3 2 2 2 3 3 3 3 2 3 2 3 3 3 2 3 1 4 3 3 1 4 2 4 1 3 1 4 1 3 1 3 1 4v4l1 4v4 3 4 4 4l-1 3v4l-1 3-1 4-1 4-1 4-1 3-2 4-1 3-2 3-2 4-2 3-3 3-2 3-2 3-3 2-2 4zM162 166l2-3 3-3 2-3 3-3 2-3 3-3 2-3 2-3 2-4 1-3 2-4v-3l2-4 1-4 1-3v-4l1-4 1-3v-4-4-4-3-4l-1-4-1-4v-4l-1-3-1-3-2-4-1-4-1-3-2-5-2-3-1-3-3-3-3-3-1-3-3-3-3-3-2-3-3-3-2-2-3-2-3-3-4-2-3-2-3-2-3-2-4-2-3-1-4-2-3-1-4-1-3-1-4-1h-3l-4-1h-4l-4-1h-4-4l-3 1h-4l-4 1h-3-4l-4 2-4 1-3 1-4 1-3 1-4 2-3 2-3 2-3 2-4 2-2 3-3 2-3 2-2 3-4 3-2 3-2 2-3 3-2 3-2 3-2 4-1 3-3 3-1 5-1 3-1 4-1 4-2 4v3 4l-1 4-1 3v4 4 4 3l1 4 1 4v4l1 3 1 4 1 3 1 4 2 3 1 4 2 3 1 4 3 3 1 3 2 3 3 3 2 3 3 3 3 3 3 2 2 2 3 3 3 2 3 2 3 3 4 1 3 2 3 2 4 1 3 1 4 2 4 1 4 1h3l4 1 4 1h3 4 4 4 4l3-1h4l4-1h3l4-2 3-1 4-1 3-2 4-1 3-2 4-2 3-2 3-2 3-2 3-3 3-2z">
          <text:p/>
        </draw:path>
        <draw:path draw:style-name="gr71" draw:text-style-name="P69" draw:layer="layout" svg:width="0.192cm" svg:height="0.192cm" svg:x="9.093cm" svg:y="19.198cm" svg:viewBox="0 0 193 193" svg:d="M163 166l-3 3-2 2-3 2-3 3-3 2-3 2-4 2-3 1-4 2-3 1-4 2-3 1-4 1-4 1-4 1h-4l-3 1h-4-3-4-4-4l-4-1-4-1-3-1h-4l-4-1-4-2-3-1-4-1-3-2-3-2-4-2-3-2-3-2-3-2-3-3-3-2-3-2-2-3-3-3-2-3-3-3-2-3-2-3-2-3-1-4-2-3-2-4-1-3-2-4v-3l-1-4-1-4-1-4v-3l-1-4v-3-5-4-4l1-3v-4-4l1-3 2-4v-4l2-4 1-3 1-4 3-3 1-3 2-4 2-3 2-3 3-3 2-2 2-3 3-3 3-3 3-2 3-2 2-3 4-2 3-2 3-2 3-2 4-2 3-1 4-1 3-2h4l4-2 4-1h3 4 4l4-1h4 4l4 1h3 4l3 1 4 1 4 1 4 1 3 1 4 1 3 2 4 2 3 2 3 1 3 3 3 2 3 2 3 3 3 2 3 3 2 2 2 3 3 4 2 3 2 3 2 3 2 3 2 3 2 4 1 3 1 4 2 4 1 3v3l1 4 1 4 1 4v4 3 4 4 4l-1 4-1 4-1 4v3l-1 4-2 4-1 3-1 4-2 3-1 4-3 3-1 3-2 3-3 3-2 3-2 3-3 2zM164 167l2-3 3-2 3-3 2-3 2-3 2-4 2-3 2-3 2-4 2-3 1-3 1-4 2-4v-3l1-4 1-4 1-4v-4-4-4-4-4-3-4l-1-4-1-4-1-3v-4l-2-3-2-4-1-3-2-4-1-3-2-4-2-3-2-3-3-3-2-3-2-3-3-3-3-3-3-2-2-2-3-3-3-2-3-2-4-2-3-2-3-2-4-1-4-2-3-1-4-1-4-1-3-1h-4l-4-1h-3l-4-1h-4-4l-4 1h-4l-4 1h-3l-4 1-4 1-4 1-4 1-3 2h-4l-3 3-4 1-3 2-3 2-3 2-3 3-3 2-3 2-2 4-4 2-2 3-2 3-3 3-2 3-1 3-3 3-1 4-2 3-1 3-2 4-1 4-1 3-2 4v4 4l-1 4-1 3v4 4 5 4l1 3 1 3v4l1 4 1 4 1 4 1 3 2 4 1 3 2 4 1 3 3 3 2 3 1 4 3 2 3 3 2 3 3 3 3 3 3 2 3 2 3 3 3 2 3 2 3 2 3 1 4 2 3 1 4 2 4 2h4l3 1 4 1 4 1h4 4 4 4 3 4 4 3l4-1 4-2h4l4-1 3-2 4-1 3-2 4-1 3-3 3-1 3-3 3-2 3-2 3-3z">
          <text:p/>
        </draw:path>
        <draw:path draw:style-name="gr72" draw:text-style-name="P70" draw:layer="layout" svg:width="0.194cm" svg:height="0.194cm" svg:x="9.092cm" svg:y="19.197cm" svg:viewBox="0 0 195 195" svg:d="M164 168l-3 2-3 3-3 2-3 2-3 2-3 2-3 2-4 2-3 1-4 2-3 2h-4l-4 1-4 2h-4-3l-4 1h-4-3-4-4-4l-4-1h-4l-4-1-3-1-3-1-4-1-4-2-3-1-4-2-3-1-3-2-3-2-3-3-3-2-4-2-3-3-3-3-2-2-2-3-3-3-3-2-1-4-3-3-2-3-1-4-2-4-2-3-1-4-2-3v-4l-1-4-1-4-1-4v-3l-1-3v-4-4-4-4l1-4v-4-3l1-4 2-4v-3l2-4 1-4 2-3 2-3 1-4 2-3 2-3 2-3 3-3 2-3 2-3 3-3 3-3 3-2 3-2 3-3 3-2 3-2 3-2 4-1 3-3 4-1 3-1 4-2h4l3-1 4-2h3 4 4l4-1h4 4l4 1h3 4l4 1 3 1 4 1 4 1 3 1 4 1 4 2 3 2 3 2 4 1 3 3 3 2 3 2 2 3 3 2 4 3 2 2 3 3 2 4 2 3 3 3 2 3 2 4 1 3 2 4 1 3 2 3 1 4 1 3 1 4 1 4v4l1 4v3 4 4 3 4l-1 4v4l-1 4-1 4-1 3-1 4-1 4-2 3-1 3-2 4-2 4-2 3-2 3-2 3-2 3-3 4-3 2zM164 168l4-2 2-3 3-4 3-3 2-3 1-3 3-3 1-3 3-5 1-3 2-3 1-4 1-3 1-4 1-4v-4l1-4 1-4v-4-3-4-4-4l-1-3-1-4v-4l-1-4-1-3-1-4-2-3-2-4-1-3-2-4-1-3-3-3-2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3 2 4 2 3 3 3 2 3 2 3 3 2 3 3 3 3 3 2 3 2 3 2 3 2 4 2 3 2 4 1 3 2 4 2 4 1 3 1 3 1h4l4 1 4 1h4 4 4 3 4l4-1h4l3-1 4-1 4-1 4-1 4-1 3-2 3-1 4-2 3-2 3-2 4-2 3-2 3-3 3-2z">
          <text:p/>
        </draw:path>
        <draw:path draw:style-name="gr73" draw:text-style-name="P71" draw:layer="layout" svg:width="0.195cm" svg:height="0.195cm" svg:x="9.091cm" svg:y="19.196cm" svg:viewBox="0 0 196 196" svg:d="M166 168l-3 3-3 2-3 3-3 2-3 2-3 2-4 2-3 2-4 2-3 2-4 1-4 1-4 1-3 1-3 1h-4l-4 1h-4-4-4-4-3l-4-1-4-1-4-1h-4l-3-1-4-2-4-1-3-2-4-2-3-2-4-2-3-2-3-2-3-2-4-2-3-3-2-3-3-2-2-3-3-3-2-3-2-3-3-4-1-3-2-3-2-4-2-3-1-3-2-4v-4l-1-4-1-4-1-3v-4l-1-4v-4-3-4-4l1-4v-4-4l2-4 1-3v-4l2-3 1-4 2-3 2-4 1-3 2-4 2-3 2-3 3-3 2-3 3-3 2-3 3-2 3-3 3-2 3-3 3-2 4-2 3-2 3-1 4-2 4-2 3-1 4-2h4l3-1 4-1 4-1h4 4l4-1h3 4l4 1h4 4l4 1 3 1 4 1 3 1 4 1 3 1 4 2 3 2 4 2 3 1 3 3 3 2 3 2 4 3 3 3 2 2 3 3 2 3 3 3 2 3 2 3 3 4 1 3 2 3 1 4 2 3 1 3 2 4 1 4v4l1 4 1 4 1 3v4 4 3 4 4l-1 4-1 4-1 4v3l-1 4-2 3v4l-2 4-2 3-2 4-1 3-3 3-1 3-3 3-3 3-2 4-2 3zM166 169l3-3 3-3 2-3 2-3 3-3 2-3 2-3 2-4 1-3 3-4 1-3 1-4 2-4v-4l1-3 1-4 1-4v-4-4-4-3-4-4-4l-1-4-1-3-1-4v-4l-2-4-1-3-2-3-2-4-1-3-2-4-2-3-2-3-3-3-2-4-3-3-2-2-3-3-3-2-3-3-3-3-3-2-3-2-4-2-3-1-4-3-3-1-4-2-4-1-3-1-4-1-3-1h-4l-4-1h-4l-4-1h-4-3l-4 1h-4l-4 1h-4l-4 1-4 1-3 1-4 1-3 2-5 1-3 2-4 1-3 3-3 1-3 2-3 3-3 2-3 3-3 3-3 3-2 3-3 3-3 3-1 3-2 3-3 3-1 4-2 3-1 4-2 3-1 4-1 4-1 3-1 4v4l-1 4-1 4v4 4 3l1 4v4l1 4v4l1 4 1 3 1 4 1 4 2 3 1 3 2 4 2 3 2 3 2 4 2 3 3 3 2 4 3 2 2 3 3 2 3 3 3 3 3 2 4 2 3 2 3 2 4 2 3 2 4 2 3 1 4 2h4l4 1 4 1 4 1h4 3 4 4 4 4 4l4-1h3l4-2h3l4-1 4-2 4-1 3-2 4-2 3-2 3-2 3-2 4-3 3-2 2-3z">
          <text:p/>
        </draw:path>
        <draw:path draw:style-name="gr74" draw:text-style-name="P72" draw:layer="layout" svg:width="0.197cm" svg:height="0.197cm" svg:x="9.091cm" svg:y="19.196cm" svg:viewBox="0 0 198 198" svg:d="M167 170l-3 3-2 3-3 2-4 2-3 3-4 1-3 2-4 2-3 2-4 1-4 2h-4l-3 1-4 2h-3-4l-4 1h-4-4-4-4-3l-4-1h-4l-4-1-4-1-4-1-4-1-3-2-3-1-4-2-3-1-3-3-4-1-3-3-3-2-4-2-2-3-3-3-2-3-3-2-3-3-2-3-2-3-3-4-1-3-2-3-2-4-2-3-1-4-1-4-1-4-1-3-1-4-1-3v-4-4l-1-4v-4-4-4l1-3v-4-4l2-4 1-4v-4l2-4 1-3 2-3 2-4 1-3 2-3 3-4 1-3 3-3 3-3 2-3 2-4 3-2 3-3 4-2 3-3 3-2 3-2 3-2 4-1 3-2 4-2 3-1 4-2h3l4-1 4-1 4-1h4 4l4-1h3 4l4 1h4 4l4 1 3 1 4 1 3 1 4 1 4 1 3 2 4 2 3 2 5 2 3 2 3 2 3 2 3 3 2 3 3 3 3 3 3 3 2 3 2 3 3 3 1 3 3 4 1 3 2 4 1 3 2 4 1 4 1 4 1 4 1 3v4l1 3v4 4 4 4 4l-1 3v4l-1 4-1 4-1 4-1 4-2 4v3l-3 4-1 3-2 3-2 4-3 3-2 3-2 3-2 3-3 3zM168 171l2-3 3-3 3-2 2-4 2-3 3-3 2-4 1-3 2-3 2-4 1-3 2-4 1-4 1-4 1-3v-4l1-4 1-4v-4-4-4-4-4l-1-3-1-4v-4l-1-4-2-3v-4l-2-4-1-4-2-3-2-4-2-3-1-3-3-4-2-3-2-3-3-2-3-4-3-3-3-2-2-3-3-2-4-2-3-3-4-2-4-1-3-2-4-2-3-1-4-2-4-1-4-1-3-1h-4l-4-1h-4l-4-1h-4-3l-4 1h-4l-4 1h-4l-4 1-4 1-3 1-4 1-3 2-4 1-4 2-3 1-3 3-4 2-3 1-3 4-3 2-3 2-3 3-3 3-2 3-2 4-3 3-2 3-2 3-3 4-1 3-2 4-1 3-2 3-1 4-1 4-1 4-1 4v4l-1 4-1 3v4 4 4l1 4v4l1 4v3l1 4 1 4 1 3 1 4 2 4 1 4 2 3 2 4 2 3 2 3 2 3 3 3 2 3 3 3 2 3 3 3 3 2 4 3 3 2 3 2 3 2 4 2 3 2 4 2 3 1 3 2h4l4 2 4 1h4l4 1 4 1h3 4 4 4 4l4-1 4-1h3l4-1 4-1 4-1 3-1 4-2 4-1 3-3 4-1 4-2 3-2 3-2 3-3 3-3z">
          <text:p/>
        </draw:path>
        <draw:path draw:style-name="gr75" draw:text-style-name="P73" draw:layer="layout" svg:width="0.199cm" svg:height="0.199cm" svg:x="9.09cm" svg:y="19.195cm" svg:viewBox="0 0 200 200" svg:d="M169 172l-3 2-3 2-4 3-3 3-3 1-3 3-4 1-3 3-4 1-3 2h-3l-4 2-4 1-4 1h-4l-4 1-4 1h-3-4-4-4-4l-4-1-4-1-3-1h-4l-4-2-4-1-4-1-3-2-4-1-3-2-4-2-3-2-3-2-4-2-3-3-3-3-3-2-2-3-3-3-3-3-2-3-2-3-3-3-1-4-2-3-2-3-2-4-1-4-1-4-1-3-1-4-1-4-1-4v-4-3l-1-4v-4-4-4l1-4v-3l1-4 1-4 1-5v-4l2-4 1-3 2-3 2-4 1-3 2-4 3-3 2-3 2-3 3-4 2-3 3-2 2-3 3-2 4-3 3-3 3-1 4-3 3-2 3-1 4-2 4-2 3-1 4-2h4l4-1 4-1 4-1h3 4l4-1h4 4l4 1h3 4l4 1 4 1 4 1 4 1 4 2h3l4 3 3 1 3 2 4 2 3 2 3 3 4 2 2 2 3 3 3 3 2 3 3 2 3 3 2 3 2 4 2 3 2 3 2 4 1 3 2 4 1 4 1 4 2 4v4l1 3 1 4 1 4v4 4 4 4 4l-1 4-1 4-1 4v3l-1 4-2 4-1 3-2 4-1 3-2 4-1 3-3 3-2 4-2 3-3 3-2 3-3 3zM169 172l3-3 2-3 3-3 2-3 3-3 2-3 2-3 2-4 2-3 1-4 2-4 1-3 2-4v-3l1-4 1-4 1-4 1-4v-4-4-4-4-4l-1-4-1-4-1-3-1-4-1-5-1-4-1-3-2-4-1-4-2-3-2-3-3-4-2-3-2-3-3-3-2-3-3-3-2-2-3-3-3-3-4-2-3-2-3-3-4-2-3-1-3-2-4-2-3-1-4-2-4-1-4-1-4-1h-4l-4-1h-3l-4-1h-4-4l-4 1h-4l-3 1h-4l-4 1-4 1-4 1-4 1-4 2-3 1-4 2-3 1-3 3-4 2-3 2-3 3-4 2-3 2-3 3-2 3-3 3-2 3-3 3-2 4-2 3-2 3-2 4-2 3-1 4-2 3-1 4-1 3-1 5-1 4v4l-1 4-1 3v5 4 4l1 4v3l1 4v4l1 4 1 4 1 4 1 4 2 3 1 4 3 3 1 3 2 4 2 3 2 3 3 4 3 3 2 3 3 2 2 3 3 2 4 3 3 2 3 2 4 3 3 1 4 3 3 1 4 2 4 1 4 1 4 1 3 1 4 1 4 1 4 1h4 4 4 4 3l4-1 4-1 4-1 4-1h4l4-2 3-1 3-1 4-2 4-2 3-2 3-2 4-2 3-3 3-2 3-2z">
          <text:p/>
        </draw:path>
        <draw:path draw:style-name="gr76" draw:text-style-name="P74" draw:layer="layout" svg:width="0.2cm" svg:height="0.2cm" svg:x="9.089cm" svg:y="19.194cm" svg:viewBox="0 0 201 201" svg:d="M169 173l-2 3-3 2-3 2-3 3-4 2-3 2-3 2-4 2-4 2-3 1-4 1-4 1-4 1-4 1-4 1-4 1h-4-3-4-4-4-4-4l-4-1-4-1-3-1-4-1-4-1-4-2-4-1-3-2-4-2-3-2-4-2-3-2-3-3-3-2-3-2-2-3-3-3-3-3-3-3-2-3-2-3-2-4-2-3-2-3-2-4-2-4-1-3-1-3-1-4-1-4-1-4-1-4v-5-3l-1-4v-4-4-5l1-3v-4l1-4 1-4 1-4v-3l2-4 1-4 2-3 2-4 2-3 1-3 3-4 2-3 2-3 3-4 3-2 2-3 3-3 3-2 3-3 3-2 3-2 4-3 3-2 3-1 4-2 3-2 4-1 4-2h4l4-1 4-1 4-1h3 4l4-1h4 4l4 1h3 4l4 1 4 1 4 1 5 1 3 2 4 1 3 2 4 1 3 2 4 2 3 2 3 3 3 2 3 2 3 4 3 2 3 3 2 3 2 3 3 3 2 3 2 3 3 4 1 3 2 4 1 4 2 3 1 4 1 4 1 4 1 3 1 4v4 4 4 4 4 4 4l-1 5-1 3-1 4-1 4-1 3-2 4-1 4-2 4-1 3-3 4-1 3-2 3-3 3-2 3-3 3-2 3zM170 173l3-2 3-3 3-3 2-3 2-3 3-4 1-3 3-3 1-4 2-4 1-3 2-4 1-4 1-4 1-4 1-3v-5l1-4v-4-4-4-4l-1-4v-4-4l-1-3-1-4-2-4v-4l-2-4-1-3-2-4-2-4-2-3-2-4-2-3-3-3-2-3-2-3-3-3-4-2-2-3-3-3-3-2-3-2-4-3-3-2-4-1-3-2-4-2-4-1-3-2-4-1-4-1-4-1h-5l-4-1h-3l-4-1h-4-4l-4 1h-4l-3 1h-5l-4 1-4 1-3 1-4 1-4 2-3 1-4 2-3 2-3 2-4 2-3 2-3 3-4 2-3 3-3 2-2 3-3 3-2 4-3 3-2 3-2 3-2 4-2 3-2 4-1 3-2 3-1 4-1 4-1 4-1 4v4l-1 4v3l-1 5v4 4l1 4v3l1 5v4l1 4 1 4 1 4 1 3 2 4 1 3 3 4 1 4 2 3 3 3 2 3 2 4 3 2 2 3 3 4 3 2 3 3 3 2 3 3 3 2 4 2 3 2 3 2 4 2 4 1 3 2h4l4 2 4 1 4 1h4l3 1h5 4 4 4 3l4-1h4l4-1 4-1 4-1 4-1 4-1 4-2 3-2 4-1 3-2 4-2 3-3 3-2 3-2 3-3z">
          <text:p/>
        </draw:path>
        <draw:path draw:style-name="gr77" draw:text-style-name="P75" draw:layer="layout" svg:width="0.202cm" svg:height="0.202cm" svg:x="9.088cm" svg:y="19.193cm" svg:viewBox="0 0 203 203" svg:d="M170 174l-3 3-3 2-3 3-3 2-3 2-4 3-3 1-4 2-3 2-4 2h-4l-4 2-3 1-4 1h-4l-4 1-4 1h-4-4-3-4-5l-4-1-4-1h-3l-4-1-4-2-4-1-3-1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2 4 4 2 3 3 3 3 2 3 2 3 3 3 2 4 2 3 2 4 1 4 2 3 1 4 1 4 2 3 1 4v4l1 4v4l1 4v4 3 5 4l-1 4-1 4v3l-1 4-1 4-2 4-1 5-2 3-1 4-2 3-2 4-2 3-2 3-2 4-3 3-3 3-2 3zM171 175l3-3 3-3 2-3 4-3 2-4 1-3 3-3 2-4 2-3 1-3 2-4 1-5 2-4 1-4v-4l1-3 1-4 1-4v-4-5-3-4l-1-4v-4l-1-4-1-4v-4l-2-3-1-4-1-4-2-4-1-4-3-3-1-4-3-3-2-3-2-4-3-3-3-2-2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2 3 3 3 3 3 2 3 2 4 3 3 1 4 3 4 1 3 2 4 1 4 1 4 2h4l3 1 4 1 4 1h4 5 3 4 4l4-1 4-1 4-1h4l4-1 3-2 4-1 4-1 4-2 3-2 4-1 3-3 4-2 3-2 3-3 3-3z">
          <text:p/>
        </draw:path>
        <draw:path draw:style-name="gr78" draw:text-style-name="P76" draw:layer="layout" svg:width="0.203cm" svg:height="0.203cm" svg:x="9.087cm" svg:y="19.192cm" svg:viewBox="0 0 204 204" svg:d="M173 175l-4 2-3 4-3 2-3 3-4 2-3 2-4 2-3 1-3 3h-4l-4 2-3 2h-4l-4 1-5 1-3 1h-4-4-4-4-4-4-4l-4-1-4-1-4-1-4-1-3-1-4-2-3-1-5-2-4-2-3-1-4-3-3-2-3-2-3-3-3-4-3-2-2-3-4-3-2-3-2-3-3-3-2-4-2-3-2-4-1-3-3-4-1-4-1-4-1-4-1-3-1-4-1-4v-4-4l-1-4v-4-3l1-5v-4-4l1-4 1-3 1-4 1-4 1-4 1-4 2-4 2-3 2-4 1-3 3-4 2-3 2-3 3-3 3-3 3-3 2-2 3-3 3-3 3-2 4-2 3-3 4-1 3-2 5-2 4-2 3-1 4-1 3-1 4-1 4-1 4-1h5 4l3-1h4 4l4 1h5 3l4 1 4 1 4 1 4 1 4 2 3 1 4 2 3 1 4 3 3 1 3 2 4 3 3 2 3 3 3 3 3 3 2 3 3 2 3 3 2 4 2 3 3 3 1 4 2 3 2 4 1 4 2 4 1 3 1 4 1 4 1 4 1 4v4 4 3 4 5 4 4l-1 3-1 4-1 4v4l-2 4-2 4-1 4-2 3-1 3-2 4-3 3-1 3-3 4-3 3-2 3-3 3zM173 176l3-3 3-4 2-3 2-3 3-3 2-3 2-4 3-3 1-4 2-3 1-4 2-4 1-4 1-4 1-4 1-4v-3l1-4v-4-5-4-3l-1-4v-4-4l-1-5-1-4-1-3-1-4-2-3-1-4-2-4-2-4-2-3-2-4-2-3-3-3-2-3-3-3-2-3-3-3-4-3-3-2-3-3-3-2-4-3-3-1-4-2-3-2-3-2-4-1-4-2h-4l-4-2-4-1h-4l-3-1h-5l-4-1h-4-4l-3 1h-5l-4 1h-4l-4 1-4 1-3 1-4 1-4 2-4 1-4 2-4 2-3 2-4 2-3 2-3 3-3 3-3 2-3 3-3 3-2 2-3 4-3 3-2 3-2 4-2 3-1 3-3 4-1 4-2 4-1 4-1 4-1 4-1 3v4l-1 4v4l-1 4v4 4l1 4v4l1 4v4l1 4 1 4 1 4 2 4 1 3 2 4 2 4 1 4 2 3 3 3 2 4 2 3 3 3 3 3 3 2 2 3 3 3 3 3 4 3 3 2 3 2 4 2 3 1 5 3 4 1 4 2 3 1 4 1 4 1 4 1h4l4 1h4 4 4 4 4l4-1h4l4-1 4-1 4-1 4-1 3-2 4-1 3-2 4-1 3-3 4-1 3-3 4-2 3-2 3-4z">
          <text:p/>
        </draw:path>
        <draw:path draw:style-name="gr79" draw:text-style-name="P77" draw:layer="layout" svg:width="0.205cm" svg:height="0.205cm" svg:x="9.087cm" svg:y="19.192cm" svg:viewBox="0 0 206 206" svg:d="M173 177l-2 2-3 4-3 2-4 2-3 3-4 1-3 2-4 2-4 1-4 2-3 2-4 1-4 1-4 1h-4l-4 1-4 1h-4-4-4-4-4l-4-1-4-1h-4l-4-1-4-2h-3l-4-2-4-2-4-2-3-1-4-3-3-1-3-3-4-2-3-3-3-2-2-3-3-3-4-3-2-3-2-3-3-4-2-3-2-3-2-4-1-4-3-3v-4l-2-3-1-4-1-4-1-4-1-5v-3-4l-1-4v-4-5l1-3v-4-4l1-4 1-4 1-4 1-4 1-3 1-4 2-4 2-4 2-3 2-4 2-3 2-3 3-4 2-3 3-2 3-3 3-3 3-3 3-3 3-2 3-3 4-1 3-3 4-2 3-2 4-2 4-1 4-1 3-1 4-1 4-1 4-1h4 5l3-1h4 4l4 1h5 3l4 1 4 1 4 1 4 1 4 2 4 1 4 2 3 1 4 3 3 2 4 2 3 3 3 3 3 2 3 2 3 3 3 3 3 4 2 3 2 3 3 3 2 4 2 3 2 4 1 3 2 4 2 3v4l2 4 1 4v5l1 3v4l1 4v4 4 4 4l-1 4-1 4v4l-1 4-2 4v3l-2 4-2 4-1 4-2 4-2 3-2 4-3 3-2 3-2 3-3 3-3 3zM174 177l3-2 2-3 4-3 2-3 2-4 3-3 2-3 1-4 3-4 1-3 2-4 1-4 1-4 2-4v-3l1-5 1-4 1-4v-4-3-5-4l-1-4v-4l-1-4-1-4v-4l-2-4-1-4-1-4-2-3-2-3-2-4-2-4-1-3-3-3-2-4-3-3-3-3-3-3-2-3-3-3-3-2-4-2-3-3-3-2-4-3-3-2-4-2-4-2-4-1-4-2h-4l-4-2-4-1h-4l-3-1h-4l-5-1h-4-4l-3 1h-5l-4 1h-4l-4 1-4 1-3 1-4 1-4 2-4 1-4 3-3 1-4 2-3 3-4 2-3 3-3 2-3 3-3 3-2 3-3 3-3 3-2 3-2 3-3 4-2 3-1 4-3 4-1 3-2 4-1 4-1 3-1 4-1 5v4l-1 4v4l-1 3v5 4l1 4v4l1 4v4l1 4 1 4 1 4 2 3 1 4 2 4 2 3 2 4 1 4 3 3 2 3 2 3 3 3 3 3 3 3 3 3 3 3 3 2 3 3 3 3 4 1 3 2 4 2 4 2 4 2 3 1 4 1 3 2h5l4 1 4 1 4 1h4 4 4 4 4l4-1 4-1 4-1h4l4-1 4-2 3-1 4-2 5-1 3-2 4-2 3-2 4-2 3-2 3-3 3-3z">
          <text:p/>
        </draw:path>
        <draw:path draw:style-name="gr80" draw:text-style-name="P78" draw:layer="layout" svg:width="0.206cm" svg:height="0.206cm" svg:x="9.086cm" svg:y="19.191cm" svg:viewBox="0 0 207 207" svg:d="M175 178l-3 3-3 2-3 3-3 3-4 2-3 2-4 2-3 1-4 2-4 2-4 1-4 2h-4l-3 1-4 1-4 1h-5-4-3-4-5-4-4l-3-1-4-1-5-1-4-1-4-1-3-1-4-2-3-2-4-2-3-2-4-2-3-2-3-3-3-2-4-3-3-3-3-3-2-3-4-3-2-3-3-3-2-3-1-4-3-4-1-3-2-4-1-4-2-4-1-3-1-4-1-4-1-4v-5-4l-1-3v-4-5l1-4v-4-3l1-4 1-5 1-4 1-4 1-3 1-4 2-3 2-4 2-5 2-3 2-4 3-3 2-3 3-3 3-3 3-3 3-3 3-3 3-2 3-3 4-2 3-2 4-2 3-2 4-2 3-2 4-1 4-1 4-1 4-1 4-1 4-1h3 5l4-1h4 4l4 1h4 4l4 1 4 1 4 1 3 1 4 2 4 1 4 2 4 1 3 3 4 2 3 2 3 3 4 2 3 2 3 3 2 3 3 3 3 3 3 3 2 4 2 3 2 3 2 4 2 4 2 3 2 4 1 4 1 4 1 4 1 4 1 4 1 4v4 4 4 4 4 4 4l-1 4-1 4-1 4-1 4-1 4-1 4-2 4-2 3-2 4-1 3-3 3-2 4-2 3-3 3-3 4-2 3zM176 179l3-3 2-3 3-4 2-3 3-3 2-3 2-4 2-3 2-4 2-3 1-4 2-4 1-4 1-4 1-4 1-4v-4-4l1-4v-4-4-4l-1-4v-5-3l-1-4-1-4-1-4-2-4-1-4-1-4-3-3-1-5-2-3-3-4-1-3-3-3-3-3-2-3-3-3-3-3-3-4-3-2-3-2-3-3-4-2-3-2-4-2-4-2-3-2-4-1-4-2h-4l-4-2-4-1h-4l-4-1h-4l-4-1h-4-4l-5 1h-4l-3 1h-4l-4 1-5 1-4 1-3 1-4 2-3 1-4 3-4 1-3 2-4 3-3 2-4 2-3 3-3 3-2 2-3 3-4 3-3 3-2 3-2 4-3 3-2 4-1 4-3 4-1 4-2 4-1 3-1 4-1 4-1 4v5l-1 3v4l-1 4v5 4l1 3v5l1 4v4l1 4 1 4 1 3 2 4 1 4 2 4 2 4 2 3 1 4 3 3 2 4 3 3 3 3 3 3 3 3 3 2 3 3 3 3 3 2 4 2 3 3 4 2 4 1 3 3 3 1 4 1 4 2 4 1 4 1 5 1h3 4l4 1h5 4 3 4l5-1h4l4-1 3-1 4-1 4-1 4-2 4-1 4-2 4-1 3-3 3-2 4-2 3-3 3-2 4-2z">
          <text:p/>
        </draw:path>
        <draw:path draw:style-name="gr81" draw:text-style-name="P79" draw:layer="layout" svg:width="0.208cm" svg:height="0.208cm" svg:x="9.085cm" svg:y="19.19cm" svg:viewBox="0 0 209 209" svg:d="M176 179l-3 4-3 2-3 2-4 3-3 2-4 2-3 2-4 2-3 2-4 1-4 2-4 1-4 1-4 1h-4l-3 1-5 1h-5-3-4-5l-4-1h-4l-3-1h-5l-4-1-4-2-4-1-4-1-3-1-3-3-4-1-4-3-3-2-4-2-3-3-3-2-3-3-3-2-3-3-3-3-2-4-3-3-3-3-2-4-1-3-3-3-1-4-2-4-1-4-2-4-1-4-1-4-1-3-1-4v-4-5l-1-4v-3-5l1-4v-5-3l1-5 1-4 1-4 1-4 1-3 1-4 2-4 2-4 2-3 2-4 2-3 3-4 2-3 2-3 4-3 3-3 2-2 3-4 3-2 4-2 3-3 4-2 3-2 4-2 4-2 3-2 4-1 3-1 4-1 5-1 4-1 4-1h3 4l5-1h4 4l5 1h4 4l4 1 3 1 5 1 4 1 4 2 4 1 3 2 4 2 3 2 3 2 4 2 3 3 3 2 4 2 3 3 3 3 3 3 2 4 2 3 4 3 1 3 2 4 3 3 1 4 3 3 1 4 1 4 1 4 2 4 1 4v4l1 3v5l1 5v3 5 4l-1 4v4l-1 4v4l-1 4-2 4v4l-2 4-1 3-2 4-2 3-2 4-2 4-2 3-3 3-2 3-3 3-3 3zM176 180l3-3 4-3 2-3 3-3 2-3 3-4 2-3 1-4 3-4 1-4 2-3 1-4 1-4 2-4v-4l1-4 1-4v-4l1-4v-4-5-3l-1-5v-5l-1-3-1-4v-4l-2-5-1-4-1-4-2-3-2-3-2-4-2-4-2-3-2-4-3-3-2-3-3-3-3-3-3-3-3-3-3-3-3-2-4-3-3-2-4-2-3-2-4-2-3-2-4-1-4-2h-4l-4-2-4-1h-4l-4-1h-4l-5-1h-4-4l-5 1h-4l-3 1h-4l-5 1-4 1-4 1-3 1-4 2-4 2-4 2-3 1-4 2-3 3-4 2-3 2-3 3-3 3-3 3-3 3-3 3-3 3-2 3-2 3-3 4-2 3-1 4-2 4-2 4-1 4-2 3-1 4-1 4-1 4v4l-1 4v5l-1 4v5 3l1 4v5l1 4v4l1 3 1 5 1 4 2 4 1 4 2 3 2 4 2 3 2 4 2 3 3 3 2 4 2 3 4 3 2 3 3 3 3 3 4 2 3 3 3 2 4 2 3 2 4 2 4 2 3 1 4 2 4 1 4 2h4l4 1 4 1h4l4 1h5 4 3 6l4-1 3-1 4-1h5l4-1 4-2 4-1 3-2 4-1 3-2 4-2 4-2 3-3 3-2 3-2 4-3z">
          <text:p/>
        </draw:path>
        <draw:path draw:style-name="gr82" draw:text-style-name="P80" draw:layer="layout" svg:width="0.209cm" svg:height="0.209cm" svg:x="9.084cm" svg:y="19.189cm" svg:viewBox="0 0 210 210" svg:d="M176 181l-2 2-4 3-3 3-3 2-3 2-4 3-4 2-3 2-4 1-3 2-4 1-4 2h-4l-5 1-4 1-3 1-4 1h-5-4-4-4l-4-1h-4l-4-1-4-1-4-1-4-1-4-2-4-1-4-2-3-1-4-2-3-2-4-2-3-3-3-2-4-2-3-3-3-4-3-2-3-3-2-3-2-4-4-3-1-3-2-4-3-4-1-4-2-3-1-3-2-4-1-5-1-5-1-3-1-4v-4-5l-1-4v-3-5l1-4v-4-4l1-4 1-4 1-4 1-4 2-4v-4l3-3 1-4 2-4 2-3 2-4 3-3 2-3 3-3 3-3 3-3 3-3 3-4 3-2 3-2 4-3 3-2 4-2 3-2 4-1 3-3 4-1 4-1 4-1 4-1 5-1 3-1h4 4l5-1h4 3l5 1h4 4l4 1 4 1 4 1 4 1 4 2 4 1 3 2 4 2 3 2 4 2 3 2 4 3 3 2 3 3 3 2 3 3 3 3 3 4 2 3 3 3 2 4 2 3 3 3 2 4 1 4 3 3v4l2 4 1 5 1 3 1 4 1 4v5l1 4v3 5 4l-1 4v4l-1 4-1 4-1 4-1 4-1 4-1 4-2 4-1 4-3 4-1 4-3 3-3 4-2 3-3 3-2 3-4 3zM177 181l3-2 3-3 3-3 2-4 3-3 2-3 3-4 2-4 2-3 2-4 1-4 2-4 1-4 1-5 1-4 1-4 1-4v-4-4-4-5-3-5-4l-1-4-1-4-2-4v-4l-2-4-1-4-2-4-1-3-2-4-2-3-3-4-3-3-2-4-2-3-3-3-4-3-2-3-3-3-4-3-3-2-3-3-4-2-3-2-4-2-4-2-3-2-4-1-4-2h-4l-4-2-4-1h-4l-4-1h-4-5l-3-1h-4l-5 1h-4l-4 1h-4l-4 1-4 1-4 1-4 2-4 1-3 2-4 2-4 1-3 2-4 3-3 2-4 2-3 3-3 3-3 3-3 3-3 3-3 3-2 3-2 4-3 3-1 4-2 4-2 3-2 4-1 4-2 3-1 5-1 4-1 4v4l-1 4v4l-1 4v5 3l1 4v5l1 4v4l1 4 2 4v5l2 4 1 3 2 4 2 4 2 3 2 4 2 4 3 3 2 3 2 3 4 3 3 3 3 3 3 3 3 3 3 2 4 2 3 3 4 2 4 2 3 1 3 2 4 1 5 2 4 1 4 1 4 1 3 1h5 4 4 4 4 5 4l3-1 5-1 4-1 4-1 4-1 4-2 3-1 4-2 4-2 3-2 4-2 4-2 3-2 3-3 3-3z">
          <text:p/>
        </draw:path>
        <draw:path draw:style-name="gr83" draw:text-style-name="P81" draw:layer="layout" svg:width="0.211cm" svg:height="0.211cm" svg:x="9.084cm" svg:y="19.189cm" svg:viewBox="0 0 212 212" svg:d="M179 182l-3 3-3 3-4 2-3 3-3 2-4 2-3 2-4 2-4 2-4 1-4 2-4 1-3 1-4 1-5 1h-4l-4 1h-4-4-4-5l-3-1h-5-4l-4-1-4-1-4-2-4-1-5-2-3-1-4-2-4-1-3-3-3-2-4-2-3-2-3-4-4-2-3-3-3-3-3-4-2-3-2-3-3-3-2-4-2-4-3-3-1-4-2-4-1-3-2-4-1-4-1-4-1-5-1-4v-3-5l-1-4v-4-4l1-4v-4-5l1-3 1-4 1-4 1-5 2-4 1-4 2-3 1-3 3-4 1-4 2-3 3-4 2-3 3-3 3-3 3-3 3-3 3-3 3-3 4-2 3-3 4-2 3-2 4-2 3-1 4-3h5l4-2 4-1 3-1 4-1 5-1h4 4l4-1h4l4 1h5 3 4l5 1 4 1 4 1 3 1 4 2 4 1 4 2 4 2 4 2 3 2 4 2 3 3 3 2 4 3 3 3 2 2 3 3 3 4 3 3 2 3 2 4 2 3 3 3 1 4 2 4 1 4 2 4 1 4 1 4 2 4 1 4v4 4l1 4v4 5 4l-1 4v4 4l-1 4-1 4-2 4v4l-2 4-1 4-3 4-1 3-3 4-1 4-2 3-3 3-3 4-2 3-3 3zM179 183l4-4 2-3 3-3 2-4 3-3 2-3 2-4 3-3 1-4 2-4 2-4 1-4 1-4 2-3 1-5v-4l1-4v-4l1-4v-4-5-4l-1-4v-4l-1-4v-5l-2-3-1-4-1-4-2-4-1-4-2-4-2-4-2-3-2-3-2-4-3-3-3-3-2-4-3-3-3-3-3-3-3-2-4-3-3-3-3-2-4-1-4-3-3-1-4-3-4-1-4-2h-4l-4-2-4-1h-4l-5-1h-3-5l-4-1h-4l-4 1h-4l-4 1h-5l-4 1-3 1-5 1-4 2-5 1-3 2-4 2-3 2-4 1-4 3-3 2-3 3-4 2-3 4-2 2-3 3-4 3-2 3-3 4-2 3-3 4-1 3-2 4-2 4-2 3-1 4-2 4-1 4-1 5-1 4v3l-1 5v4l-1 4v4 4l1 5v4l1 3v5l1 4 2 4v4l2 4 1 3 2 4 2 4 2 4 2 4 2 3 3 4 2 3 3 3 3 4 3 3 3 3 3 2 3 3 4 3 3 2 4 2 3 2 4 2 3 2 4 1 5 2 4 1 4 1 4 2h4l4 1h5l3 1h5 4 4 4l4-1 4-1h5l4-1 3-2 4-1 4-1 4-2 4-1 4-2 3-2 4-2 3-3 3-2 4-3 3-2z">
          <text:p/>
        </draw:path>
        <draw:path draw:style-name="gr83" draw:text-style-name="P81" draw:layer="layout" svg:width="0.212cm" svg:height="0.212cm" svg:x="9.083cm" svg:y="19.188cm" svg:viewBox="0 0 213 213" svg:d="M180 183l-3 3-3 3-4 3-3 2-3 2-4 3-4 1-4 3-4 1-4 2-4 1-4 1-3 2h-4l-5 1-4 1-4 1h-4-4-4-5l-3-1h-5l-4-1-4-1-4-1-4-1-4-2-4-1-4-2-4-1-4-2-3-2-3-2-4-3-3-2-3-3-4-2-3-3-3-4-2-3-3-3-2-3-3-4-2-3-2-4-2-3-2-4-2-4-1-4-2-4-1-4-1-3-1-4-1-5v-4-4l-1-4v-4-5l1-4v-3-5l1-4 1-4 1-4 1-4 2-4 1-4 2-4 1-4 3-4 1-3 2-3 3-4 3-3 2-3 3-4 3-3 3-2 3-3 4-2 3-3 3-3 4-2 3-2 4-2 3-1 4-2 4-2 4-1 5-2 3-1 4-1 5-1h4 4l4-1h4l4 1h5 3 5l4 1 4 1 4 2 4 1 4 1 4 2 4 2 4 2 3 2 4 2 3 2 4 2 3 3 3 3 3 3 4 3 3 3 2 3 3 3 2 3 3 4 2 3 2 4 2 4 1 4 2 4 1 3 2 4 1 4 1 4 1 5 1 3v4l1 5v4 4 4l-1 4v5l-1 4-1 3v5l-2 4-1 4-1 4-2 3-2 4-2 4-2 4-2 3-3 4-2 3-2 3-3 3-3 3zM181 184l2-3 3-3 4-3 2-3 2-4 2-3 3-4 2-4 2-4 2-4 1-3 1-4 2-4 1-4 1-4 1-4 1-4v-5-4-4-4-4-5-4l-1-4-1-4-1-4-1-4-2-4-1-4-2-4-1-4-3-3-1-4-3-4-2-3-3-4-2-3-3-3-3-3-3-3-3-3-3-2-4-3-3-3-4-2-3-2-4-2-4-1-4-3-4-1-4-1-4-2-4-2-4-1h-4l-5-1h-3-4l-5-1h-4l-4 1h-4l-5 1h-4l-4 1-4 1-4 2-4 2-4 1-4 2-3 1-4 3-4 1-3 2-4 3-3 3-3 2-3 3-3 3-3 3-4 4-2 3-2 3-3 4-2 3-2 3-2 4-2 4-2 4-1 4-2 4-1 4-1 3-1 5v4l-1 4v4l-1 4v5 4l1 4v4l1 4v5l1 4 2 3v5l2 4 1 4 2 4 2 3 2 3 2 4 2 4 3 3 2 3 3 4 3 3 3 3 3 3 3 3 4 2 3 3 4 2 3 3 3 1 4 3 4 1 4 2 4 1 4 2 4 1 3 1 5 1 4 1h5 3 4 5 4 4 4l5-1 4-1 4-1 4-1 4-1 4-2 4-1 4-2 4-2 3-2 4-2 4-2 3-3 3-2 4-3z">
          <text:p/>
        </draw:path>
        <draw:path draw:style-name="gr84" draw:text-style-name="P82" draw:layer="layout" svg:width="0.214cm" svg:height="0.214cm" svg:x="9.082cm" svg:y="19.187cm" svg:viewBox="0 0 215 215" svg:d="M182 185l-3 3-4 2-3 3-3 3-4 2-4 2-3 2-4 2-4 2-4 1-3 2-4 1-5 1-4 1-4 1h-4l-4 1h-5-4-4-4l-4-1h-5-3l-5-1-4-2h-4l-4-2-3-2-4-1-4-2-4-2-4-1-3-3-4-2-3-3-4-2-3-4-3-2-2-3-3-3-3-4-3-3-3-3-2-4-2-4-2-3-2-4-2-4-1-3-2-4-1-5-1-4-1-4-1-4v-4-4l-1-5v-3-5l1-4v-4-4l1-4 1-5 1-4 1-4 2-3 1-4 2-4 1-4 3-4 2-4 2-3 3-4 3-3 2-3 3-4 3-3 3-3 3-3 3-2 3-3 4-3 3-2 4-1 4-3 4-1 4-2 4-1 3-2 4-1 5-1 4-1 4-1h4 4l5-1h4l4 1h4 4 5l3 1 4 1 5 1 4 2 4 1 3 1 4 3 4 1 4 2 3 2 4 2 3 3 4 3 3 2 3 3 3 3 3 3 3 3 2 3 3 5 2 3 3 4 1 4 2 3 2 4 1 4 2 3 2 5v4l2 4 1 4v4 4l1 5v4 4 4l-1 4v4 4l-1 5-1 4-1 4-2 4-1 3-1 4-3 4-1 4-2 4-3 4-2 3-2 4-3 3-3 3-3 3zM182 186l3-3 3-4 2-3 3-3 3-4 2-3 2-3 3-4 1-4 2-4 2-4 1-4 1-4 2-4 1-4v-5l1-4v-3l1-5v-4-4-4l-1-5v-4l-1-4v-4l-2-4-1-5-1-4-2-3-1-4-2-4-2-4-2-4-2-3-2-4-3-4-3-3-3-4-3-3-2-3-3-2-4-3-3-2-3-3-4-2-4-2-4-3-4-1-4-3-3-1-4-1-4-1-4-1-5-2h-3l-4-1h-5-4l-4-1h-4l-5 1h-4l-4 1h-4l-5 1-4 1-4 1-3 2-4 1-4 2-4 2-4 2-4 2-3 2-4 3-3 2-3 2-4 4-3 3-3 3-2 3-3 3-3 4-3 4-2 3-2 3-2 4-2 4-2 4-1 4-2 4-1 4-1 4-1 4v5l-1 4v4l-1 4v5 3l1 5v4l1 5v3l1 4 2 5v4l2 4 1 3 2 4 2 4 2 4 2 4 2 3 3 4 4 3 2 3 3 3 3 3 3 3 3 3 3 3 4 2 3 2 4 3 3 2 4 2 4 2 4 1 4 2 4 1 4 1 4 2h5l3 1h5l4 1h4 4 4 5l4-1 4-1h4l5-1 4-2h4l3-2 4-2 4-2 4-1 4-3 4-2 3-2 4-3 3-2 3-3z">
          <text:p/>
        </draw:path>
        <draw:path draw:style-name="gr85" draw:text-style-name="P83" draw:layer="layout" svg:width="0.215cm" svg:height="0.215cm" svg:x="9.081cm" svg:y="19.186cm" svg:viewBox="0 0 216 216" svg:d="M183 186l-4 3-3 3-3 2-4 2-3 3-3 2-4 2-4 2-4 2-4 2-4 1-4 1-3 2h-5l-4 1-5 1-3 1h-5-4-4-5l-4-1h-5l-3-1-5-1-4-1-4-1-4-1-4-2-4-2-4-1-4-2-3-3-4-2-3-2-4-3-3-2-3-3-3-3-3-3-3-3-2-3-3-3-3-4-2-3-2-4-2-4-2-4-2-4-1-4-2-3-1-4-1-5-1-4-1-4v-4-4l-1-5v-4-4l1-4v-5-4l1-4 1-4 1-5 1-4 2-4 1-4 2-4 1-4 3-4 2-3 2-3 3-4 2-3 3-3 2-4 3-3 3-3 4-3 3-2 3-2 4-3 3-2 4-2 4-3 4-1 4-2 4-1 3-2 4-1 4-1 5-1 4-1h4 4l6-1h3l5 1h4 4 4l4 1 5 2h4l4 2 3 1 4 1 4 3 4 1 4 2 4 3 3 2 4 2 3 3 3 3 4 2 2 3 3 3 3 3 2 4 3 3 3 4 2 3 2 4 2 4 1 4 2 4 2 3 1 4 1 5 1 5 1 3 1 5v4l1 4v4 5 4l-1 4v4l-1 4-1 5v4l-2 3-1 5-1 4-3 4-1 4-2 3-2 4-2 3-3 4-2 3-3 4-2 3-3 3zM183 186l3-3 4-3 2-3 3-3 2-4 3-3 2-4 1-4 3-3 1-4 2-4 1-4 2-4 1-4 1-4 1-4 1-5v-4-4-4-5-4-4-4l-1-5-1-3-1-6-1-4-2-4-1-3-2-4-1-4-3-4-2-4-2-4-3-3-2-4-2-3-3-3-3-3-3-3-4-3-3-3-3-2-4-3-3-2-3-2-4-3-4-1-4-2-4-1-4-2-4-1-4-1-4-2h-5-4l-4-1h-4l-5-1h-3l-6 1h-4l-4 1h-4l-5 1-4 1-4 1-4 2-4 1-4 2-4 2-4 2-3 2-3 2-4 3-3 2-3 3-4 3-3 3-3 3-3 3-3 4-2 3-3 4-2 3-2 3-2 4-2 4-2 4-1 4-2 4-1 4-1 5-1 4v4l-1 4v5l-1 4v4 4l1 5v4l1 4v4l1 5 2 4v4l2 3 1 5 2 4 2 4 3 3 1 4 2 3 4 4 2 3 2 3 3 4 3 3 3 3 4 2 3 3 3 2 4 3 3 2 4 2 4 3 4 1 4 2 4 1 3 2 5 1 4 1 4 1 4 1h4 5 5 4 4 5 3l5-1 4-1 5-1 3-1 4-1 5-1 4-2 4-2 3-2 4-2 3-2 4-3 3-2 4-2 3-3z">
          <text:p/>
        </draw:path>
        <draw:path draw:style-name="gr86" draw:text-style-name="P84" draw:layer="layout" svg:width="0.217cm" svg:height="0.217cm" svg:x="9.081cm" svg:y="19.186cm" svg:viewBox="0 0 218 218" svg:d="M183 187l-3 3-3 3-4 3-3 2-4 2-3 3-4 2-3 1-4 3-4 1-5 2-4 1-3 1-5 1-4 1h-5l-3 1h-5-4-4-4l-5-1h-4-4l-4-1-4-2h-5l-4-2-3-1-4-2-4-2-4-2-4-2-3-2-4-3-3-2-4-3-3-2-3-4-3-3-3-3-2-3-3-4-3-3-2-4-2-3-2-4-2-3-2-4-1-5-2-4-1-4-1-3-1-5-1-4v-5-4l-1-5v-4-4l1-4v-5-4l1-4 1-4 1-4 1-5 2-3 1-4 2-4 2-4 2-4 2-4 2-3 3-4 2-3 3-3 3-4 2-3 3-3 4-2 3-3 3-2 4-3 3-2 4-2 4-3 4-1 4-2 4-1 4-2 4-1 4-1 5-1 3-1h5 4l5-1h3l5 1h4 4 4l5 1 4 2h4l4 2 4 1 4 2 4 2 4 1 4 2 3 3 3 2 4 2 3 3 3 3 4 3 3 3 4 3 3 3 2 3 2 4 3 3 2 4 2 4 2 4 2 3 2 4 1 4 2 4v4l2 5 1 3v5 4l1 4v4 5 4l-1 4v5 5l-1 4-1 3-1 5-2 4-1 4-2 4-2 3-2 4-1 4-3 4-2 3-2 4-3 3-3 3-3 3zM184 188l4-3 2-3 3-3 3-4 3-3 2-4 2-3 2-4 2-4 2-4 1-4 2-4 1-4 1-4 2-4v-4l1-5v-5l1-4v-4-5-4l-1-4v-5l-1-4v-4l-2-4-1-4-1-5-2-3-1-4-2-4-2-4-2-4-3-3-2-4-2-4-3-3-3-3-3-3-4-3-3-3-3-2-4-3-3-3-4-2-3-2-4-3-4-1-4-2-4-1-4-2-4-1-4-1-4-2h-5-4l-4-1h-4l-5-1-3 1h-5-5l-4 1h-4l-4 1-4 2h-5l-3 2-4 1-4 2-4 2-4 2-4 2-3 2-4 3-3 2-3 3-4 3-3 3-3 3-3 4-2 3-3 3-3 4-2 3-2 3-2 4-2 4-2 4-1 5-2 3v4l-2 5-1 4v4l-1 4v5l-1 4v4 4l1 5v4l1 5v4l1 5 2 3v4l2 5 1 4 3 4 1 3 3 4 2 4 2 3 3 4 2 3 3 4 2 3 3 3 3 3 4 3 3 3 3 2 4 2 4 3 4 2 3 1 4 3 5 1 3 2 4 1 4 1 5 2h4l4 1h4l5 1h4 4 5 4l4-1 4-1h5l4-1 3-2h5l4-2 4-1 4-3 3-1 4-3 4-2 3-2 4-3 3-3 3-2z">
          <text:p/>
        </draw:path>
        <draw:path draw:style-name="gr87" draw:text-style-name="P85" draw:layer="layout" svg:width="0.219cm" svg:height="0.219cm" svg:x="9.08cm" svg:y="19.185cm" svg:viewBox="0 0 220 220" svg:d="M186 189l-4 3-3 2-3 3-4 3-3 2-4 2-4 2-4 2-4 2-4 2-3 1-5 1-4 2h-4l-4 1-4 1-5 1h-4-4-5-4l-4-1h-4l-5-1-4-1-4-1-4-1-4-1-4-2-5-1-3-3-3-1-4-3-4-2-5-2-3-3-3-3-4-2-3-3-3-3-2-3-3-4-3-3-2-4-2-3-3-4-2-4-1-4-3-4-1-4-2-5-1-4-1-3-1-5-1-4v-5-3l-1-5v-4-4l1-4v-5-4l1-4 1-4 1-5 1-4 2-4 1-4 2-4 2-4 2-4 2-3 2-4 3-4 3-3 2-3 3-3 3-3 3-3 3-3 3-3 4-2 4-3 4-2 4-2 4-2 3-2 4-2 4-1 4-2 5-1 4-1 3-1 5-1h4 4 5l4-1 5 1h3 5 4l5 1 3 2h5l4 2 4 1 4 2 3 2 4 1 4 2 4 3 4 2 3 2 4 3 3 3 3 3 3 3 3 3 2 3 3 3 3 4 2 4 2 3 3 4 2 4 2 3 1 4 2 4 1 5 1 4 1 4 1 4 1 4v5l1 4v4 5 4l-1 4v4l-1 5-1 4-1 4-1 4-1 4-2 4-1 4-2 4-2 5-2 4-2 3-2 4-4 3-2 3-3 4-2 3zM186 190l3-4 3-3 3-4 2-3 3-3 3-4 1-3 2-4 3-5 1-4 2-4 1-3 2-5 1-4 1-4 1-4 1-5v-4l1-4v-4-5-5l-1-3v-5l-1-4-1-4-1-4-1-5-2-4-1-4-2-4-2-3-2-4-2-4-2-4-2-4-3-3-3-3-3-4-2-3-3-3-4-3-3-2-3-3-4-3-4-2-3-2-4-2-4-2-4-2-4-1-4-2-4-1-5-1-3-2h-5-4l-5-1h-3l-5-1-4 1h-5-4l-4 1h-5l-3 1-5 2h-4l-4 2-4 1-4 2-4 2-4 2-4 2-3 2-5 3-3 3-3 2-4 3-3 3-3 3-3 4-2 3-3 3-3 4-2 3-2 4-2 4-2 4-2 4-1 4-2 4v4l-2 4-1 5v3l-1 5v5l-1 4v4 4l1 5v3l1 5v5l1 4 2 3v5l2 4 1 4 3 4 1 4 3 4 2 4 2 4 3 3 2 4 3 3 3 3 3 3 3 3 3 3 3 2 4 4 4 2 4 2 4 2 4 2 3 2 4 2 4 1 5 2 4 1 4 1 4 1 5 1h4l4 1h4 5 4 4l5-1 4-1 4-1 4-1 5-1 4-1 3-1 4-3 5-1 4-2 3-2 4-2 4-3 3-2 3-3 4-2z">
          <text:p/>
        </draw:path>
        <draw:path draw:style-name="gr88" draw:text-style-name="P86" draw:layer="layout" svg:width="0.22cm" svg:height="0.22cm" svg:x="9.079cm" svg:y="19.184cm" svg:viewBox="0 0 221 221" svg:d="M186 190l-3 3-3 2-4 4-3 2-4 2-3 3-3 2-4 2-5 1-4 2-4 2-3 1-5 1-4 1-5 1-4 1h-5-4-4-5-4-4-4l-5-1-4-1-4-2h-4l-5-2-4-1-4-2-3-2-4-2-4-2-4-2-3-3-4-4-3-2-3-3-3-3-3-3-3-3-3-3-3-4-2-3-2-4-3-4-2-4-1-4-3-3-1-4-2-4-1-5-1-4-1-3-1-5v-5-4l-1-4v-4-5l1-4v-4-5l1-4 1-4 1-4 1-4 2-5 1-3 2-4 2-4 2-4 2-4 2-4 3-3 3-4 2-3 3-3 3-3 3-3 3-3 4-2 3-3 4-3 3-2 4-2 4-2 4-2 4-2 4-1 4-2 4-1 5-1 3-1 5-1h4 4 5l4-1 5 1h3 5 4l5 1 4 2h5l4 2 3 1 5 2 4 2 4 2 4 1 3 3 4 2 3 2 3 3 4 3 3 3 4 3 2 3 3 4 3 3 2 3 3 4 2 4 2 4 2 3 2 4 2 4 1 4 2 4v4l2 4 1 5 1 4v4 4 5 4 4 5 4l-1 4-1 4-2 5v4l-2 4-1 4-2 4-1 4-3 4-2 4-2 3-3 4-2 3-2 3-3 4-3 3zM187 190l3-4 3-3 3-3 3-3 2-4 2-4 3-3 2-3 2-4 2-5 1-4 2-4 1-3 1-5 2-4 1-5v-3-5l1-5v-4-4-5l-1-4v-4-4l-1-5-2-4-1-4-1-4-2-4-1-5-2-3-2-4-2-4-3-4-2-3-3-4-2-3-3-3-3-4-4-2-3-3-3-3-4-3-3-3-4-2-3-2-4-2-4-2-4-2-4-1-4-2-4-1-4-1-5-2h-4-5l-5-1h-3l-5-1-5 1h-4-4l-4 1h-5l-3 1-5 2h-4l-5 2-3 1-4 2-4 2-4 2-4 2-4 2-3 4-4 2-3 2-4 3-3 3-3 3-2 4-3 3-2 3-4 4-2 4-1 3-3 4-2 5-2 4-1 3-2 4v5l-2 4-1 4v4l-1 5v4l-1 4v5 4l1 4v5l1 4v5l1 3 2 5 1 4 1 4 2 4 2 4 1 4 3 4 2 4 2 3 3 4 3 3 2 4 3 3 3 3 3 3 3 3 4 3 3 3 4 2 4 3 4 2 4 2 3 2 4 1 4 2 5 1 4 1 4 2 4 1h4 5l4 1h4 5 4 4l5-1h4l5-1 4-1 5-2 3-1 5-1 4-2 4-2 4-2 3-2 4-2 3-2 4-3 3-3 4-3z">
          <text:p/>
        </draw:path>
        <draw:path draw:style-name="gr89" draw:text-style-name="P87" draw:layer="layout" svg:width="0.222cm" svg:height="0.222cm" svg:x="9.078cm" svg:y="19.183cm" svg:viewBox="0 0 223 223" svg:d="M187 191l-3 3-4 3-3 3-4 3-3 2-4 2-3 2-4 2-4 2-4 2-5 1-3 1-5 2-4 1h-5l-3 1-5 1h-4-5-4-4l-5-1h-4l-4-1h-5l-4-2-3-1-5-1-4-2-4-1-4-3-3-1-4-3-4-2-4-2-3-3-4-3-3-3-3-3-3-3-3-3-3-3-3-4-2-4-2-3-3-4-2-3-1-4-2-4-2-5-1-4-2-3-1-5-1-4-1-5v-3-5l-1-5v-4-4l1-5v-4-4l1-4 1-5 1-4 1-4 2-4 1-4 2-4 2-4 2-4 2-3 2-4 3-4 3-3 3-4 2-3 3-3 3-3 4-3 3-3 4-2 3-3 4-2 4-3 4-2 3-2 4-2 4-1 5-2 4-1 4-1 4-1 5-1h4 4 4l5-1 4 1h4 5 4l4 1 5 2h4l4 2 4 1 4 2 4 2 4 2 4 2 3 2 4 3 3 3 4 2 3 3 3 3 4 3 3 4 3 3 2 3 3 4 2 3 3 3 2 4 2 4 3 4 1 5 2 3 1 4 1 5 2 4v4l1 4v5l1 4v4 5 4l-1 4v5l-1 4v5l-2 3-1 5-1 4-2 4-1 4-2 4-3 4-2 4-3 3-2 4-2 4-3 3-3 3-3 3zM188 192l3-3 2-3 3-3 4-4 2-3 2-4 2-4 3-4 3-4 1-4 2-3 1-5 2-4 1-5 1-3 1-5 1-4v-5l1-4v-4-5-4l-1-4v-5l-1-4-1-4-1-5-1-4-2-4-1-4-2-4-2-4-2-4-3-4-2-3-2-4-3-3-3-4-3-3-3-3-3-3-3-3-4-4-3-2-4-2-3-3-4-2-3-3-4-2-5-2-4-1-4-2-4-1-4-1-5-2h-4-4l-5-1h-4l-4-1-5 1h-4-4l-5 1h-4l-4 1-4 2h-5l-4 2-4 1-4 2-4 2-4 3-4 2-3 2-4 3-4 3-3 3-3 2-3 3-3 4-3 3-3 3-2 4-3 3-2 4-2 4-3 4-1 3-3 4-1 5-2 4v4l-2 4-1 4v5l-1 4v4l-1 5v4 4l1 5v5l1 3v5l1 4 2 5 1 3 1 5 2 4 2 4 1 4 3 3 2 4 2 4 3 4 3 3 3 4 2 3 3 3 3 3 4 2 3 4 4 2 3 3 4 2 4 2 4 2 3 2 5 2 4 1 4 2 4 1 4 1 5 1 4 1h4l5 1h4 4 5l4-1h5l4-1 4-1h5l4-2 4-2 4-1 4-2 4-1 4-2 3-2 4-2 4-3 4-3 3-2 3-3z">
          <text:p/>
        </draw:path>
        <draw:path draw:style-name="gr90" draw:text-style-name="P88" draw:layer="layout" svg:width="0.223cm" svg:height="0.222cm" svg:x="9.077cm" svg:y="19.183cm" svg:viewBox="0 0 224 223" svg:d="M190 192l-4 3-3 3-4 2-3 3-4 3-4 2-4 2-4 2-4 1-3 2-4 1-5 2-4 2h-4l-4 1-5 1h-5l-3 1h-5-5-3l-5-1h-5l-4-1-4-1-4-1-5-1-4-2-3-1-6-2-4-2-3-2-4-2-4-2-3-3-4-2-3-4-4-2-3-3-3-3-2-3-4-4-3-3-2-4-2-4-3-4-2-3-1-4-2-4-2-4-1-5-2-3-1-5-1-4-1-5v-3-5l-1-5v-4-4l1-5v-4-4l1-5 1-4 1-4 1-4 2-4 1-5 3-4 1-3 2-4 3-4 2-5 2-3 3-4 3-3 3-3 3-4 3-3 3-2 3-3 4-2 4-4 3-2 4-1 4-3 3-2 6-2 4-1 4-2h4l4-2 5-1h4l4-1h5 4l4-1 5 1h4l4 1h5 4l4 2 4 1 5 1 4 2 4 1 4 2 4 2 4 2 4 2 3 3 4 2 3 3 4 3 3 3 3 3 3 3 3 3 2 4 3 3 3 5 2 3 2 4 2 4 2 4 2 4 1 4 2 4 1 4v5l2 4 1 4v5 4 4 5 4 4 5l-1 4-1 5-1 3-1 5-2 4-1 5-2 3-1 4-3 4-2 4-2 4-3 4-2 3-3 4-3 3-2 3zM190 193l3-3 3-4 3-3 2-4 3-3 2-4 3-3 2-4 2-5 2-4 1-3 2-4 2-5v-4l2-4 1-5v-4-5l1-4v-4-5-4l-1-4v-5-4l-2-4-1-5-1-4-1-4-2-4-2-4-1-5-3-3-1-4-3-5-3-3-2-4-3-3-2-4-3-3-3-3-4-3-3-2-4-3-3-3-4-2-4-2-4-3-4-2-4-2-4-1-4-2-4-1-5-1-3-1-5-1h-5l-4-1h-4-5-4-4-5l-4 1-4 1h-5l-4 2-4 1-4 1-5 2-5 2-3 2-4 2-4 2-4 2-4 3-3 2-4 3-3 3-3 3-3 3-3 4-2 3-3 3-3 4-2 5-2 4-3 4-1 3-3 4-1 4-2 5v4l-2 4-1 4v5l-1 4v4l-1 5v4 4l1 5v5l1 4v4l2 5 1 4 1 4 2 4 1 4 2 4 2 4 2 4 2 4 2 4 3 3 3 4 3 3 3 3 3 3 3 3 3 3 4 3 3 3 4 2 4 2 4 3 3 2 4 1 5 3 4 1 4 1 4 2h5l4 2 4 1h5 5 3 5 5 3 5l5-1 4-1 4-1 4-1 5-2 4-1 4-2 4-1 4-3 4-2 4-2 3-3 3-2 4-3 3-2z">
          <text:p/>
        </draw:path>
        <draw:path draw:style-name="gr91" draw:text-style-name="P89" draw:layer="layout" svg:width="0.225cm" svg:height="0.224cm" svg:x="9.077cm" svg:y="19.182cm" svg:viewBox="0 0 226 225" svg:d="M190 193l-3 3-3 3-4 3-3 2-4 2-4 3-3 2-4 2-4 2-5 1-4 2-5 2-4 1-4 1-4 1h-5-5l-3 1h-5-5-3l-5-1h-5-4l-4-2-5-1-4-1-4-1-4-2-4-2-4-1-4-3-4-2-3-2-4-3-3-2-4-3-3-3-3-3-3-3-3-3-4-3-2-4-3-3-2-4-3-4-1-4-2-4-2-4-2-4-1-4-2-5v-4l-2-4-1-4v-5-4l-1-5v-4-4l1-5v-4-4l1-5 1-5 1-4 1-4 2-5 1-4 3-4 1-3 2-4 3-4 2-4 2-4 3-3 3-4 3-3 3-3 3-3 3-3 4-3 3-2 4-3 4-2 4-2 3-3 4-1 4-3 5-1 4-2h4l4-2 5-1h4l4-1h5 4 4 5 4l4 1h5l5 1 3 1 5 1 5 1 4 2 4 1 4 2 4 2 4 2 4 3 3 2 4 2 3 3 3 3 4 3 3 3 3 3 3 4 3 3 2 4 3 3 3 4 1 4 2 3 2 5 2 4 2 4 1 4 1 4 1 6 1 3v5l1 5 1 4v4 5 4l-1 4v5l-1 4v4l-2 5-1 4-1 4-2 4-1 4-3 4-1 5-2 3-3 4-2 3-3 4-2 3-4 4-3 3zM191 194l3-3 3-4 3-3 3-4 3-3 2-4 2-4 3-3 1-4 2-4 2-5 2-4 1-4 1-4 1-5 1-3 1-5v-5l1-4v-4-5-4l-1-5-1-4v-5l-1-5-1-4-2-4v-4l-2-5-2-4-2-4-2-3-2-4-3-4-2-4-2-4-3-3-4-3-3-4-3-3-3-2-3-3-4-3-4-3-3-2-4-2-3-3-5-2-4-2-4-1-4-2-5-1-5-1-3-1-5-1h-5l-4-1h-4-5-4-4-5l-4 1-4 1h-5l-5 2-3 1-5 1-4 2-4 2-4 2-4 2-4 2-3 2-4 3-4 3-3 2-4 3-3 3-3 3-3 4-2 3-3 4-3 3-2 4-2 4-3 4-1 4-3 4-1 4-2 4v5l-2 4-1 5v5l-1 3v5l-1 5v4l1 4v5 4l1 5v4l2 4 1 5 1 4 2 4 1 4 2 4 2 4 2 4 2 4 2 4 3 3 3 4 3 3 3 4 3 3 3 3 3 3 4 3 4 2 3 2 4 3 4 2 3 2 4 2 5 2 4 2 4 1 4 1 5 1 4 1 4 1h5l5 1h3 5 5l4-1h4l5-1h4l4-1 5-2 4-1 5-2 4-1 4-2 4-2 3-2 4-3 4-2 4-2 3-3 4-4z">
          <text:p/>
        </draw:path>
        <draw:path draw:style-name="gr92" draw:text-style-name="P90" draw:layer="layout" svg:width="0.226cm" svg:height="0.225cm" svg:x="9.076cm" svg:y="19.182cm" svg:viewBox="0 0 227 226" svg:d="M191 195l-3 2-4 3-3 3-4 3-4 2-4 2-3 3-4 2-4 1-4 2-5 2-3 1-5 2h-4l-4 1-5 1h-4l-5 1h-4-5-4l-4-1h-5l-5-1-3-1-5-1-4-2h-5l-3-2-5-2-4-2-4-2-4-2-3-3-3-2-4-2-4-3-3-4-3-3-3-3-3-3-4-4-2-3-3-4-2-3-3-4-1-4-2-4-2-4-2-4-1-4-2-4v-5l-2-4-1-4v-5-5-5l-1-4v-4l1-5v-5-3l1-5 1-5 1-4 1-4 2-4 1-4 3-5 1-3 2-4 3-4 2-4 2-3 3-4 3-4 3-3 3-3 3-3 4-3 3-2 4-3 4-3 3-2 4-2 3-3 5-1 4-3 4-1 4-2h4l5-2 4-1h4l5-1h5 3 5 5 4l4 1h5l4 1 4 1 5 1 4 1 4 2 4 1 4 2 5 2 3 2 4 3 3 2 4 2 4 3 3 4 3 2 3 3 3 4 4 3 3 3 2 4 2 4 3 3 2 4 2 4 2 4 2 4 2 4v4l2 5 1 4 2 4v5l1 4v5 4 5 4 4 6l-1 4-2 4-1 5-1 4-1 4-2 4-2 5-2 4-1 3-3 4-2 4-2 4-3 3-3 4-3 3-3 4zM192 195l3-3 3-3 2-3 3-4 3-4 3-4 2-3 2-5 2-3 2-4 2-4 1-5 2-4 1-4 2-5 1-4v-4-6l1-4v-4-5-4l-1-5v-4-5l-3-4v-4l-2-5-1-4-1-4-3-4-1-5-2-3-3-4-2-4-2-3-3-4-3-4-3-3-3-3-3-3-3-3-4-3-3-3-4-3-4-2-4-2-3-3-4-1-4-3-5-1-4-2-4-1-4-1-5-1h-4l-5-1-4-1h-4-5-5-3-5l-5 1-4 1h-4l-5 2-4 1-4 1-4 2-5 2-4 2-3 2-4 2-4 2-4 3-3 3-4 2-3 3-3 3-3 3-3 4-3 3-3 4-3 4-2 4-2 4-3 4-1 3-2 4-2 5-1 4-1 4-2 4-1 5v5l-1 3v5l-1 5v4l1 5v4 5l1 5v4l2 4 1 5 1 4 2 4 1 4 2 5 2 4 2 3 3 4 2 4 2 3 3 4 3 3 3 4 3 3 3 3 4 3 3 3 4 3 4 2 3 2 4 3 4 2 4 1 4 2 4 2 4 1 5 2h5l3 2 5 1h5 4 4 5 4 5 4l5-1 4-1 4-1 5-1 4-2 4-1 4-2 5-1 3-3 4-2 4-2 4-3 3-2 4-3 3-3z">
          <text:p/>
        </draw:path>
        <draw:path draw:style-name="gr93" draw:text-style-name="P91" draw:layer="layout" svg:width="0.228cm" svg:height="0.227cm" svg:x="9.075cm" svg:y="19.181cm" svg:viewBox="0 0 229 228" svg:d="M193 196l-3 3-4 3-3 3-4 2-3 3-4 2-4 2-4 2-5 2-3 2-4 1-5 2h-4l-4 2-5 1h-5-3l-5 1h-5-4-5l-4-1h-4-5l-4-2-4-1-5-1-4-1-5-2-4-2-4-1-4-3-4-2-4-2-3-3-4-3-3-2-4-3-3-3-3-3-3-4-3-3-3-4-2-3-3-4-2-4-2-4-2-3-2-6-2-4-1-4-2-4v-5l-2-4-1-4v-5-5-3l-1-5v-5l1-4v-5-4l1-4 1-5 1-4 2-4 1-4 2-5 2-4 1-4 2-3 3-4 2-4 2-4 3-4 4-3 3-4 3-3 3-3 3-3 4-2 3-3 4-3 3-2 4-2 4-3 4-1 5-3 4-1 4-2h5l4-2 4-1h5l4-1h5 4 5 4 5l4 1h4l5 1 5 1 3 1 5 1 4 2 4 1 4 3 4 1 4 2 4 3 4 2 4 2 3 3 4 4 3 3 3 3 3 3 3 3 3 4 2 4 3 3 2 3 2 4 2 4 2 5 2 4 2 3 1 5 1 5 1 4 1 4v5l1 4 1 4v5 5 4l-1 4v5l-1 4v4l-2 5-1 4-1 4-2 5-1 4-3 4-1 4-2 5-3 3-3 4-2 4-3 3-2 4-4 3zM193 196l3-3 4-3 3-4 3-3 2-4 3-3 2-4 2-4 2-4 3-5 1-4 2-4 1-5 1-4 1-4 1-5 1-4v-5l1-4v-4-5-5l-1-4-1-5-1-4v-4l-1-5-2-4-1-5-2-3-1-5-2-4-2-4-2-4-3-3-2-4-3-4-2-3-3-4-4-3-3-3-3-3-4-3-3-3-4-3-3-2-4-2-4-3-5-1-4-3-3-1-5-2-5-1-3-1-5-1h-5l-4-1-4-1h-5-4-5-5-4l-4 1-5 1h-4l-4 2-5 1-4 1-5 2-4 2-4 2-4 2-4 2-4 2-3 4-4 2-4 3-3 3-3 3-3 3-3 3-3 4-3 3-3 4-2 4-2 4-2 4-2 3-2 5-2 4-1 5-1 3-2 5-1 5v4l-1 4v5 4l-1 5 1 5v3 5l1 5v4l2 4 1 5 1 4 2 4 1 5 2 5 2 3 2 4 3 4 2 4 2 4 3 4 4 3 2 3 4 4 3 3 3 2 4 3 3 3 4 3 3 2 4 2 4 2 5 2 4 2 4 1 5 2 5 1 3 1 5 1h5l4 1 4 1h5 4 5l5-1h4l4-1h5l4-2 4-1 5-1 4-2 4-1 4-3 4-1 4-2 4-3 3-2 4-3 4-2 3-3z">
          <text:p/>
        </draw:path>
        <draw:path draw:style-name="gr94" draw:text-style-name="P92" draw:layer="layout" svg:width="0.229cm" svg:height="0.229cm" svg:x="9.074cm" svg:y="19.18cm" svg:viewBox="0 0 230 230" svg:d="M194 196l-3 4-3 3-4 3-4 3-4 2-3 2-4 3-4 1-4 3-5 1-4 2-5 1-4 1-4 1-5 1-4 1h-4l-5 1h-5-4-5l-4-1-4-1h-5l-5-1-3-1-5-2-5-1-4-2-3-1-5-2-4-2-4-2-4-3-3-2-4-3-3-3-3-2-4-4-3-4-3-3-3-3-3-4-2-4-3-4-2-4-2-4-2-3-2-4-2-5-1-4-2-4v-5l-2-4-1-4v-5-5-4l-1-4 1-5v-4-5-5l1-4 1-4 1-5 2-4 1-4 2-4 2-5 2-4 1-3 3-4 2-4 3-4 2-3 4-4 3-3 3-3 3-3 3-3 4-3 4-3 3-3 3-2 4-2 5-3 4-1 4-2 4-2 4-1 5-1 4-2 4-1h5l4-1h4 5 5 4 5l4 1h4l5 1 5 1 3 1 5 1 5 2 4 1 4 3 5 1 4 2 3 3 4 2 3 3 4 2 3 4 4 3 3 3 3 3 3 4 3 3 3 4 2 3 2 4 3 4 2 4 2 4 1 4 2 4 1 5 2 4v4l1 5 1 4 1 4 1 5v5 4 5l-1 4v4l-1 5-1 5-1 4-1 4-2 5-1 4-2 3-2 5-2 4-2 4-2 4-3 3-3 4-3 3-3 4-3 3zM195 197l3-3 3-4 3-3 3-4 3-4 2-3 2-3 2-5 3-4 1-4 3-4 1-4 2-5v-4l1-4 2-5 1-5v-3-5-5-4-5-5l-1-4-1-4-1-5-1-4-1-5-2-4-1-4-2-4-1-4-3-5-2-4-2-3-2-4-4-3-3-4-2-3-3-4-4-3-3-3-4-3-3-3-4-2-4-3-3-2-4-3-4-1-5-3-4-1-5-2-4-1-4-1-5-1h-4l-5-1-4-1h-5-4-5-5-4l-4 1-5 1h-4l-4 2-5 1-5 2-3 1-5 2-4 2-4 2-4 2-3 2-4 4-4 2-3 3-4 3-3 3-3 3-3 4-3 3-3 4-2 4-3 4-2 4-2 3-2 4-2 4-1 5-2 4-1 4-2 5-1 4v4l-1 5v5 4l-1 5 1 4v4l1 5v5 4l2 5 1 4 1 4 2 5 1 4 2 4 2 4 2 4 3 4 2 4 2 4 3 3 4 4 3 3 3 3 3 4 4 3 3 3 4 2 3 3 4 2 4 3 4 1 4 3 4 1 4 2 5 1 4 2h4l5 1 5 1 3 1 5 1h5 4 5l5-1h4l4-1 5-1 4-1 5-1 4-2 5-1 4-2 5-2 3-2 4-2 4-2 4-2 4-4 3-3 4-2z">
          <text:p/>
        </draw:path>
        <draw:path draw:style-name="gr94" draw:text-style-name="P92" draw:layer="layout" svg:width="0.231cm" svg:height="0.23cm" svg:x="9.074cm" svg:y="19.179cm" svg:viewBox="0 0 232 231" svg:d="M195 199l-3 3-4 2-3 3-4 3-4 3-4 2-4 2-3 2-5 2-4 2-4 1-4 2h-5l-5 2-4 1-4 1h-5-4-5-5-4-5l-4-1-4-1-5-1-4-1-4-1-5-2-4-1-4-2-4-2-4-2-4-2-4-2-4-3-4-3-3-3-3-3-4-3-3-3-3-3-3-4-3-3-2-4-3-4-2-3-2-4-2-5-2-4-2-4-1-4-2-5v-4l-2-4-1-5v-5-4-4l-1-5 1-4v-5-5-4l1-4 1-5 1-4 2-5 1-4 2-4 2-4 2-4 1-4 3-4 3-4 2-3 2-4 4-3 3-4 3-3 3-3 4-3 3-4 4-2 3-3 4-2 4-3 4-1 4-2 4-2 4-2 5-1 5-2 3-2 5-1h5l4-1h4 5 4 5 5l4 1h5l4 1 4 1 5 1 4 2 4 1 4 2 5 2 4 2 4 2 3 2 4 4 4 2 3 3 4 2 3 3 4 3 3 4 2 3 3 4 4 3 2 4 2 4 2 4 3 4 1 4 2 4 1 5 2 4 1 4 1 5 1 5 1 3 1 5 1 5v4 5 4l-1 5v4l-1 5-2 4-1 5v4l-2 4-1 4-3 5-1 4-3 3-2 5-2 4-2 3-3 4-3 4-3 3-3 4zM196 199l3-3 3-3 3-4 2-3 3-4 3-4 2-4 2-4 3-4 1-4 2-4 2-5 1-4 1-4 1-5 2-4v-5l1-4 1-5v-4-5-4l-1-5-1-5-1-4-1-4-1-5-1-4-2-4-1-5-2-4-2-4-2-4-2-4-2-4-3-4-3-4-3-3-3-3-3-4-3-3-3-3-4-3-4-3-3-2-4-3-4-3-4-1-4-2-4-2-5-2-3-2-5-1-5-2-4-1h-4l-5-1-4-1h-5-5-4-5l-5 1h-3l-5 1-5 1-4 1-4 2-5 2-4 1-4 2-4 2-5 2-4 2-3 3-4 2-3 3-4 3-3 3-4 3-3 3-3 4-3 3-3 4-2 4-2 3-3 4-2 4-2 5-2 4-1 4-2 4-1 5-1 4-2 4v5l-1 4v5 5l-1 4 1 5v5l1 3v5 5l2 4 1 5 1 4 2 4 1 4 3 5 1 4 2 4 3 3 2 4 3 4 2 4 4 3 3 4 3 3 3 3 4 3 3 3 4 3 3 3 4 2 4 2 5 2 4 2 3 2 5 1 4 2 5 1 4 1 5 1 4 1h4l5 1h4 5 5l4-1h5 5l3-1 5-2 5-1 4-1 4-2 5-1 4-2 3-2 4-2 4-3 4-3 4-2 4-3 3-3z">
          <text:p/>
        </draw:path>
        <draw:path draw:style-name="gr95" draw:text-style-name="P93" draw:layer="layout" svg:width="0.232cm" svg:height="0.232cm" svg:x="9.073cm" svg:y="19.179cm" svg:viewBox="0 0 233 233" svg:d="M197 200l-4 3-3 3-4 3-3 2-4 3-4 2-4 3-4 1-4 3-4 1-4 2-5 1-4 1-5 2h-4l-4 1h-5l-5 1h-4-5-5l-4-1-5-1h-4l-4-1-5-1-5-2-3-1-6-2-4-1-4-2-4-2-4-2-4-3-4-3-4-2-3-3-3-3-4-3-3-3-3-4-3-3-2-4-3-4-3-4-2-4-2-4-2-3-2-5-2-4-1-4-2-4v-5l-2-5-1-4v-5-4-4l-1-5 1-5v-4-5-4l1-5 2-4v-4l2-5 1-4 2-5 2-3 2-5 2-4 2-4 3-4 2-3 3-4 3-3 3-5 3-3 4-3 3-3 3-3 4-3 3-2 4-3 4-2 5-2 4-2 3-2 6-1 4-2 4-1 5-1 5-2h4 4l5-1h4 5 4 5l5 1h4l5 1 4 1 4 1 5 1 4 2 5 2 3 2 4 2 5 1 4 3 4 3 3 2 4 3 3 3 3 3 4 3 3 4 3 3 3 4 2 4 3 4 2 4 3 4 1 3 3 5 1 4 2 5 1 3 2 5 1 5v4l1 4 1 5 1 4v5 5 4l-1 5-1 4v4l-1 5-1 5-2 4-1 4-1 5-2 4-2 4-2 4-3 4-2 4-2 4-3 3-3 4-3 3-3 3zM197 200l4-3 3-3 3-4 3-4 3-3 2-4 2-3 3-5 2-4 1-4 3-4 1-4 1-5 2-4v-5l2-5v-3l1-5v-5-4-5-5-4l-1-5-1-4-1-5v-4l-2-5-2-4-1-4-2-5-2-4-1-4-3-4-2-4-3-4-2-4-4-3-3-4-3-3-3-3-4-3-3-4-4-3-3-2-4-2-4-3-4-2-4-2-4-2-4-2-5-2h-5l-3-2-5-1h-5l-4-1-5-1h-5-4-5-4l-5 1h-5l-3 1-5 1-5 1-4 1-4 2-6 1-3 2-5 2-4 3-4 2-4 2-3 3-4 3-3 2-4 3-3 4-3 3-3 3-4 5-3 4-2 3-2 3-3 5-2 4-2 4-2 4-1 4-2 5-1 5-1 3-2 5v5l-1 4v5 4l-1 5 1 5v4l1 5v4 4l2 5 1 5 1 4 2 4 1 5 3 4 1 4 2 4 3 4 2 4 3 4 2 3 4 4 3 3 3 4 4 3 3 3 3 2 4 3 4 2 4 3 4 2 4 2 4 3 4 1 6 2 3 1 5 2 5 1h4l4 1 5 1 4 1h5 5 4l5-1h5l4-1 5-1 4-1 4-1 5-2 4-1 4-2 4-2 5-2 4-2 3-3 4-2 4-2 3-4 4-3z">
          <text:p/>
        </draw:path>
        <draw:path draw:style-name="gr95" draw:text-style-name="P93" draw:layer="layout" svg:width="0.234cm" svg:height="0.233cm" svg:x="9.072cm" svg:y="19.178cm" svg:viewBox="0 0 235 234" svg:d="M198 201l-3 3-4 3-3 3-4 3-4 2-4 3-3 2-5 2-4 2-5 2-3 1-5 2-5 1-4 1-5 1-4 1h-5-5-4-5-5-4l-5-1-4-1-4-1h-5l-5-2-3-2-5-1-5-2-4-2-3-2-4-2-4-3-4-2-4-3-4-3-3-3-4-3-3-4-3-3-3-3-2-4-3-3-3-4-2-4-2-4-2-5-2-3-2-5-1-4-2-5v-4l-2-5-1-4v-4-5-5l-1-4 1-5v-4-5-5l1-4 2-5v-4l2-4 1-5 2-5 2-4 2-4 2-4 2-5 3-3 2-3 3-4 3-4 3-3 3-3 4-4 3-3 3-3 4-3 4-2 4-2 4-3 4-2 4-2 4-2 5-1 4-2 4-1 5-1 5-2h3 5l5-1h4 5 4 5l5 1h4l5 1 5 1 3 1 6 1 4 2 4 2 5 2 4 2 4 2 3 2 4 3 4 2 4 3 3 3 4 3 3 3 3 4 3 3 3 3 3 4 3 4 2 4 2 4 2 4 2 4 2 5 1 5 2 4 1 5 1 4 1 4 1 5v5l1 4v5 4 5l-1 5v4 4l-2 5-1 4-1 5-1 5-2 3-2 5-1 4-3 4-2 4-2 4-3 4-3 3-2 4-3 4-3 3zM199 202l3-3 3-4 3-3 3-4 3-4 2-4 3-4 2-3 2-5 2-4 1-5 3-3 1-5 1-5 1-3 1-5v-5l1-4 1-5v-5-4-5l-1-4-1-5v-5l-1-4-1-5-1-4-2-4-2-6-1-4-2-4-3-4-1-4-3-4-3-4-3-4-2-3-3-3-3-4-4-3-3-3-4-4-3-2-4-3-4-2-4-3-4-2-4-2-5-2-4-2-4-2h-4l-5-2-5-1h-5l-4-1-5-1h-5-4-5-4l-5 1h-5l-4 1-4 1-5 1-4 1-5 2-4 1-4 2-4 2-4 3-5 2-4 2-3 3-4 3-3 3-4 3-3 3-3 3-3 4-4 3-2 4-3 4-2 3-3 4-2 4-2 5-2 4-1 5-2 5-1 4-1 4-2 5v4l-1 5v5 4l-1 5 1 4v5l1 5v4l1 5 1 4 1 4 1 5 2 5 1 4 3 4 1 4 2 4 3 4 3 4 2 3 3 4 3 4 3 3 3 3 4 4 3 2 3 4 4 3 4 2 4 2 4 3 4 2 4 2 5 2 4 1 4 2 5 1 4 1 5 1 4 1h5l4 1h5 5 4l5-1h5 4l5-1 4-2h5l5-2 4-2 4-1 5-2 4-3 3-2 5-2 4-3 3-3 4-2 4-3z">
          <text:p/>
        </draw:path>
        <draw:path draw:style-name="gr96" draw:text-style-name="P94" draw:layer="layout" svg:width="0.236cm" svg:height="0.235cm" svg:x="9.071cm" svg:y="19.177cm" svg:viewBox="0 0 237 236" svg:d="M199 203l-3 3-4 3-4 2-3 3-4 2-5 3-3 2-4 2-5 3-4 1-4 2-5 1-4 1-4 2h-5l-5 1h-4l-5 1h-5-4-5l-4-1-5-1h-5l-4-1-4-1-5-1-4-2-4-2-5-1-4-2-4-3-4-2-4-2-4-3-4-3-3-3-4-2-3-4-3-3-3-3-3-4-3-4-2-4-4-4-2-3-2-4-2-4-2-5-2-4-1-4-2-5v-4l-1-4-2-5v-4-5-5l-1-4 1-5v-5-5-5l1-4 2-5v-4l2-4 1-5 2-5 2-3 2-5 2-4 2-4 3-4 3-3 2-4 3-3 3-4 3-3 4-3 3-3 4-4 3-3 4-2 4-2 5-3 3-2 4-2 5-2 4-1 4-2 5-1 5-1 4-2h4 5l4-1h5 5 4 5l5 1h4l5 1 4 1 5 1 4 1 4 2 4 2 5 2 4 2 4 2 4 2 4 3 4 3 3 2 4 3 3 3 4 3 3 4 3 3 2 4 3 4 3 4 3 4 1 4 3 3 2 5 2 4 2 5 1 4 2 4 1 5v4l1 5 1 5 1 4v6 4 5l-1 4-1 5v5l-1 4-1 4-2 5v4l-3 4-2 5-2 4-2 4-2 4-3 4-2 4-3 4-3 4-3 3-3 4zM200 203l3-3 3-4 3-3 3-3 2-4 3-4 3-4 2-5 2-4 2-4 2-4 2-5 1-4 2-4v-5l1-4 1-5 1-5 1-4v-5-4-6l-1-4-1-5-1-5-1-4v-5l-2-5-1-3-2-5-2-5-3-4-2-4-2-4-3-4-2-4-3-4-3-3-3-3-3-4-3-3-3-3-4-4-4-2-4-3-4-2-4-3-3-2-5-2-4-2-5-1-3-2-5-1-5-2-4-1h-5l-4-1-5-1h-5-4-5-5l-4 1h-5l-4 1-5 1-5 1-4 1-4 2-5 1-4 2-4 2-4 3-4 2-4 2-4 3-4 3-3 3-3 3-4 3-3 3-3 4-4 4-2 3-3 4-2 3-3 5-2 4-2 4-2 4-1 5-2 4-1 5-1 4-2 5v4l-1 5v5 5l-1 5 1 4v5l1 5v4l1 5 1 4 1 4 1 5 2 4 1 4 3 5 2 4 1 4 3 4 3 4 2 4 3 4 3 3 3 4 3 3 4 3 3 3 4 3 4 3 4 2 4 3 4 2 3 2 5 3 4 1 5 2 4 1 4 2 5 1h4l5 1 5 1 4 1h5 4 5l5-1h4l5-1 5-1 4-1 5-1 4-1 4-2 5-2 4-2 4-2 4-2 4-3 4-2 4-3 4-2 3-4z">
          <text:p/>
        </draw:path>
        <draw:path draw:style-name="gr96" draw:text-style-name="P94" draw:layer="layout" svg:width="0.237cm" svg:height="0.236cm" svg:x="9.07cm" svg:y="19.176cm" svg:viewBox="0 0 238 237" svg:d="M201 204l-4 3-3 3-4 3-4 3-3 2-4 2-4 3-5 2-4 1-4 3-5 1-4 2-4 1-5 1-5 1-4 1h-5l-4 1h-5-5-4l-5-1-5-1-4-1-5-1h-4l-4-2-5-1-5-2-3-2-5-2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3 2 5 2 4 2 4 2 4 3 4 3 3 2 4 3 3 3 3 4 3 3 4 4 3 3 3 4 2 4 2 4 3 4 2 4 2 4 2 5 1 4 2 4 1 5 1 4 1 5 1 5 1 4v5 5 4 5 4l-1 5-1 5-1 4-1 6-1 4-2 4-1 5-2 4-1 4-3 4-2 5-2 4-3 3-3 4-3 3-3 4-3 3zM201 204l4-3 3-3 3-4 3-4 2-4 4-3 2-4 2-4 2-5 2-4 2-4 1-5 2-4 1-4 1-6 1-4 1-5v-5l1-4v-5-4l-1-5v-5-4l-1-5-1-5-1-4-1-5-2-4-1-4-2-5-2-5-3-3-2-4-2-4-3-4-3-4-3-4-3-3-3-4-3-3-4-3-3-3-4-3-4-3-3-2-4-3-5-2-4-2-4-2-4-1-5-2-4-1-5-2-5-1h-4l-5-1-5-1h-4-5-4-5l-5 1h-4l-5 1-5 1-4 1-5 1-4 2-4 1-5 2-4 2-4 3-5 2-4 2-4 3-4 3-3 3-3 3-4 3-3 4-3 3-3 4-3 4-3 3-2 4-3 4-2 5-1 4-3 4-1 4-2 5-1 4-1 5-2 5v4 5l-1 4v5l-1 5 1 4v5l1 5v4l1 5 1 4 1 6 1 4 2 4 2 5 2 4 2 4 2 4 2 4 3 5 2 3 3 4 3 3 3 4 3 3 4 3 3 4 4 3 4 2 4 3 4 2 4 3 5 2 4 1 4 3 5 1 4 2 5 1 4 1 5 1 4 1 5 1h5 4 5 5 4 5l4-1 5-1 5-2h4l5-2 5-1 3-3 5-1 4-3 4-2 4-2 4-3 4-3 3-3 4-3z">
          <text:p/>
        </draw:path>
        <draw:path draw:style-name="gr97" draw:text-style-name="P95" draw:layer="layout" svg:width="0.238cm" svg:height="0.238cm" svg:x="9.07cm" svg:y="19.175cm" svg:viewBox="0 0 239 239" svg:d="M201 205l-3 3-4 3-3 3-4 3-4 3-4 2-4 2-4 2-5 2-3 2-5 2-5 1-4 1-5 2-5 1h-5-5l-4 1h-5-4-5l-5-1h-4l-5-1-5-1-4-1-5-1-4-2-4-1-5-3-4-1-4-3-4-2-4-2-4-3-4-3-4-3-3-3-4-3-3-4-3-3-3-4-3-3-2-4-3-5-2-4-2-4-2-4-2-4-2-5-2-4-1-4-1-5-1-4-1-5v-5l-1-4v-5l-1-5 1-4v-5l1-4v-5-5l2-4 1-5 1-5 2-4 1-4 3-5 1-4 2-4 3-4 2-4 3-4 3-4 3-3 3-3 3-4 4-3 3-3 3-4 4-2 4-3 4-2 5-3 3-2 4-2 5-2 5-1 3-2 5-1 5-1 4-2h5 5l4-1h5 4 5 5l4 1h6l4 1 5 1 5 1 4 2 5 1 4 2 4 2 4 2 5 2 4 2 3 3 4 3 4 3 3 3 4 3 3 3 3 3 3 4 3 4 3 4 3 4 2 4 2 3 3 4 2 5 2 4 1 4 2 5 1 5 1 4 1 5 1 4v5 5l1 4v5 5l-1 4v5l-1 4-1 5-1 5-1 4-2 4-1 5-2 4-2 4-2 5-2 4-2 4-4 4-2 4-3 4-3 4-3 3zM202 206l3-3 4-4 3-3 2-4 3-4 3-4 3-5 2-4 1-4 3-5 1-3 2-5 1-5 2-4 1-5 1-5v-4l1-5 1-4v-5-5l-1-4v-5l-1-5v-5l-1-5-1-3-2-5-1-5-2-4-2-4-2-5-2-4-2-4-2-4-4-4-2-4-3-4-3-3-3-4-4-3-3-3-4-3-4-3-4-2-3-3-4-3-4-2-5-2-4-2-4-1-5-2-4-1-5-2-4-1h-5l-6-1-4-1h-5-5-4-5l-4 1h-5l-5 1-4 1-5 1-5 1-4 2-4 1-5 3-4 1-4 3-4 2-4 2-4 3-4 3-3 3-4 4-3 3-3 3-3 4-4 3-3 4-2 3-3 4-2 5-3 4-1 4-3 4-1 5-2 4-1 5-1 4-1 5-1 4v5l-1 5v5 4 5 5l1 4 1 5v5l1 4 2 5v4l2 5 2 4 2 4 2 4 2 5 3 4 2 4 3 4 2 4 4 4 3 3 3 4 4 3 3 3 3 3 4 2 4 4 5 2 4 2 3 2 5 2 4 2 5 2 4 1 5 2 4 1 5 1h5l4 1 5 1h5 4 5l4-1h5l5-1h5l5-2 4-2h5l5-2 4-2 4-2 5-2 3-2 4-3 4-3 4-2 4-3 4-3z">
          <text:p/>
        </draw:path>
        <draw:path draw:style-name="gr98" draw:text-style-name="P96" draw:layer="layout" svg:width="0.239cm" svg:height="0.239cm" svg:x="9.07cm" svg:y="19.175cm" svg:viewBox="0 0 240 240" svg:d="M202 206l-3 3-4 3-4 3-4 2-4 4-4 2-3 3-5 2-4 2-4 2-5 1-5 1-4 2-5 1-5 1-4 1h-5l-4 1h-5-5-4l-5-1-5-1-4-1h-5l-4-1-5-2-5-1-4-2-4-2-5-2-4-2-3-2-5-3-4-4-4-2-3-3-4-3-3-3-4-4-3-3-3-4-2-4-3-4-3-3-2-4-2-5-2-4-2-4-2-4-2-5-1-4-1-5-1-5-1-4v-5l-1-5v-4-5-4-5l1-5v-5-5l2-4 1-4 1-5 2-4 1-5 3-4 1-5 2-3 3-5 3-4 2-4 3-4 3-3 3-3 3-4 4-3 3-3 4-3 4-3 4-3 4-2 4-3 3-2 5-1 5-3 4-1 4-2 5-1 4-1 5-2h5 4l5-1h5 4 5 4l5 1h5l5 1 4 1 5 1 4 2 5 1 4 2 4 2 5 2 4 2 4 2 3 4 4 2 4 3 4 3 3 3 4 3 3 4 3 3 4 4 2 4 3 4 3 4 2 4 2 4 2 5 2 3 2 5 1 5 2 4 1 4v5l1 4 1 6v4l1 5v5 4l-1 5-1 5-1 4v5l-1 4-2 5-1 5-2 4-1 4-3 5-1 4-3 4-3 4-2 4-3 4-2 4-4 3-4 4zM203 206l3-3 3-3 4-4 3-4 3-4 2-4 2-4 3-4 2-4 2-4 2-5 1-4 2-5 2-5v-4l1-5 1-4 1-5v-5-4-5-5-5l-1-5-1-4-1-5v-4l-2-5-2-4-1-5-2-4-2-4-2-5-3-3-2-4-3-5-2-4-3-3-4-4-4-3-3-4-3-3-4-3-4-3-4-2-4-3-4-3-4-2-4-1-5-3-4-1-4-2-5-1-4-2-5-1h-5l-4-1-6-1h-4-5-4-5l-5 1h-4l-5 1-5 1-4 1-5 1-4 2-5 1-4 3-5 1-3 3-5 2-4 3-4 2-4 3-3 4-3 3-4 3-3 3-3 4-4 3-3 4-2 4-3 4-2 4-3 4-1 4-3 5-1 5-2 3-1 5-1 5-1 4-1 5v5l-1 4v6 4 5 4l1 5 1 5v4l1 5 2 5v4l2 5 2 4 2 4 2 5 2 4 3 4 2 4 3 4 3 4 3 3 3 4 3 3 4 3 3 3 4 3 4 3 4 3 4 3 4 3 4 2 4 2 5 2 4 1 5 2 5 2h4l5 1 4 1 5 1h5 4 5 5 4 6l4-1 5-2h4l5-2 4-1 5-2 4-2 5-1 4-3 3-2 5-2 4-3 4-3 4-3 3-3z">
          <text:p/>
        </draw:path>
        <draw:path draw:style-name="gr99" draw:text-style-name="P97" draw:layer="layout" svg:width="0.241cm" svg:height="0.241cm" svg:x="9.069cm" svg:y="19.174cm" svg:viewBox="0 0 242 242" svg:d="M204 208l-4 3-3 3-4 3-3 3-4 3-5 2-4 2-4 3-4 1-5 2-5 2-3 1-5 1-5 1-4 2h-5-5l-5 1h-5-4-5l-4-1h-5l-5-1-4-1-5-1-4-1-5-2-5-1-4-3-4-1-5-3-4-2-4-3-3-2-4-3-5-3-4-3-3-4-3-3-3-3-3-4-3-3-3-4-3-5-2-4-2-4-2-4-2-4-2-5-2-4-1-5-1-5-1-4-1-5v-4l-1-5v-5-4-5-5l1-5v-5-4l2-5 1-4 1-5 2-4 1-5 3-4 1-4 2-5 3-3 3-4 2-4 3-4 3-4 3-4 3-3 4-3 3-3 5-3 4-3 4-2 4-4 4-2 4-2 5-2 3-3 5-1 5-2 4-1 5-1 5-2h4 5l4-1h5 5 4 5l5 1h5l5 1 4 1 5 1 4 2 4 1 5 2 5 3 3 2 5 2 4 2 4 3 4 3 3 3 4 3 3 3 3 4 4 3 3 4 3 3 3 4 3 4 2 4 2 4 3 5 1 3 3 5 1 5 2 4 1 4 1 5 1 4 1 5v5 5l1 5v4 5l-1 5v4l-1 5-1 4-1 5-1 5-2 4-1 5-2 4-2 4-3 5-2 4-2 4-2 4-4 3-3 4-3 4-3 3zM204 208l4-3 3-4 3-3 3-4 3-4 3-4 2-3 2-5 3-4 2-5 1-4 2-5 2-4 1-4 1-5 1-4v-6l1-4 1-5v-5-4l-1-5v-5l-1-5v-5l-1-4-2-5v-4l-2-5-2-5-2-4-1-4-3-4-2-5-3-4-2-3-4-4-3-4-3-4-3-3-3-3-4-4-4-3-3-2-3-3-5-3-4-3-4-2-4-2-5-3-4-1-5-2-4-1-5-2-4-1h-5l-5-1-4-1h-6-4-5-5l-4 1h-5l-5 1-5 1-4 1-5 1-4 2-5 1-4 3-4 2-5 2-3 3-4 3-5 2-3 3-5 3-3 3-4 3-3 4-3 3-4 4-2 4-3 4-2 4-3 4-2 4-2 5-3 4-1 4-2 5-1 5-1 4-1 5-1 4v5l-1 5v5 5 4 5l1 5 1 4v6l1 4 2 5v4l3 4 1 5 2 5 2 3 2 5 3 4 3 4 2 4 3 3 3 4 3 3 3 4 4 3 3 3 5 3 4 4 4 2 4 3 4 2 4 3 5 1 4 2 5 2 4 2h4l5 2 5 1h4l6 1 4 1h5 4 5l6-1h4l5-1 4-1 5-1 5-1 4-2 5-2 4-1 4-2 4-2 5-2 4-3 4-3 3-3 4-2 4-3z">
          <text:p/>
        </draw:path>
        <draw:path draw:style-name="gr100" draw:text-style-name="P98" draw:layer="layout" svg:width="0.242cm" svg:height="0.242cm" svg:x="9.068cm" svg:y="19.173cm" svg:viewBox="0 0 243 243" svg:d="M205 209l-3 4-4 3-4 2-4 3-4 2-3 3-5 3-4 1-5 3-3 1-5 2-5 1-4 2-5 1-4 1-5 1h-5l-5 1h-5-4-6l-4-1-6-1-4-1h-5l-5-2-4-1-4-1-5-2-4-2-5-2-4-2-4-2-4-3-4-3-4-3-4-3-3-3-4-3-3-4-3-3-3-4-3-4-2-3-4-4-2-4-2-5-2-4-2-4-2-5-2-5-1-3-1-5-1-5-1-5v-5l-1-4v-5-5-4-6l1-4v-5-4l2-5 1-5 1-4 2-5 1-5 3-3 2-5 2-4 2-4 3-4 3-4 2-4 3-5 3-3 4-4 3-3 4-3 4-3 3-3 5-2 4-3 3-3 5-2 4-1 4-3 5-1 4-2 5-1 4-1 5-1 5-1h5l4-1h6 4 5 6l4 1h5l4 1 5 1 5 1 4 2 5 1 4 2 4 2 5 2 4 2 4 3 4 3 4 3 3 2 4 3 4 4 3 3 3 3 3 4 3 5 3 3 3 4 3 4 2 5 2 4 2 4 2 4 2 5 1 4 1 5 2 5v4l1 5 1 4v6l1 4v5 5l-1 4-1 5-1 5v5l-1 5-2 4-1 4-2 5-1 4-3 5-2 4-2 4-3 4-2 4-3 4-3 4-3 3-3 4zM206 210l4-4 3-3 3-4 3-3 2-5 3-4 2-4 3-4 2-4 2-5 2-4 2-4 1-5 2-4v-5l1-5 1-4 1-6v-4-5-5-5-5l-1-4-1-5-1-4-1-5-1-5-1-4-2-5-2-5-2-3-2-5-3-4-3-5-2-3-3-4-3-5-3-3-3-4-4-3-3-3-4-3-4-3-4-3-4-3-3-2-5-2-5-2-4-3-4-1-5-2-4-1-5-2-5-1h-4l-5-1-4-1h-6-5-4-6l-4 1h-6l-4 1-5 1-4 1-5 1-5 2-4 1-4 3-5 2-4 2-4 3-4 2-4 3-4 2-4 4-3 3-4 3-3 4-3 3-4 5-2 4-3 4-2 4-3 3-2 5-2 4-2 4-2 5-2 5-1 4-1 5-1 5-1 4v5l-1 4v6 4 5 5l1 4 1 6v4l1 5 2 5 1 4 2 5 1 4 2 4 2 5 2 4 3 4 3 4 2 4 3 4 3 4 3 3 4 4 3 3 4 3 4 3 4 3 4 2 4 3 3 3 5 1 5 3 3 2 5 2 5 1 4 1 5 1 5 1 4 1 6 1h4 6 4 5 5 5l5-1 4-2h5l4-2 5-1 5-2 4-2 4-2 5-1 4-3 4-3 4-2 4-3 4-3 4-3z">
          <text:p/>
        </draw:path>
        <draw:path draw:style-name="gr101" draw:text-style-name="P99" draw:layer="layout" svg:width="0.244cm" svg:height="0.244cm" svg:x="9.067cm" svg:y="19.172cm" svg:viewBox="0 0 245 245" svg:d="M206 210l-3 3-3 3-4 4-4 3-5 2-4 3-4 2-5 2-4 2-4 2-5 1-5 2-4 1-5 1-4 2h-5-5l-5 1h-5-4-5l-5-1h-5l-5-1-4-1-5-1-4-1-5-2-5-1-4-3-4-2-5-1-4-4-4-2-3-2-4-3-4-3-4-3-3-3-4-4-3-3-3-4-3-4-2-4-4-4-2-4-2-4-2-5-2-5-2-3-1-5-2-5-1-4-1-5-1-4v-6l-1-4v-5-5-4-6l1-4v-5l1-5 1-4 1-5 1-4 2-5 2-6 2-4 2-4 2-5 2-3 3-4 3-4 2-4 3-4 4-4 3-3 3-4 4-3 4-3 4-2 4-3 4-3 4-2 4-2 5-2 3-3 5-1 5-2 4-1 5-1 5-1 4-1h6l4-1h5 4 5 6l4 1h5l4 1 5 1 5 1 4 2 5 1 4 2 4 2 5 3 5 2 3 2 5 3 4 3 4 3 4 3 3 3 4 3 3 4 3 3 3 4 3 4 2 3 3 5 3 4 2 5 1 3 3 5 1 5 2 5 1 5 1 4 1 5 1 5v4 5l1 5v5l-1 4v5 5l-1 5-1 5-1 4-1 5-2 5-1 4-2 4-2 5-2 4-3 4-2 4-3 4-2 4-4 4-3 3-3 4zM207 211l3-4 4-3 3-4 3-4 3-3 3-4 2-4 2-5 3-4 1-4 3-5 1-4 2-5 1-5 1-4 1-5v-5l1-5v-5l1-4v-5l-1-5v-5l-1-4v-5l-1-5-2-4v-5l-2-5-2-5-2-5-2-4-2-4-3-5-2-4-2-3-3-4-4-4-3-4-3-4-4-3-3-3-3-3-4-3-4-3-6-3-3-2-4-2-5-2-5-3-4-1-5-2-4-1-5-2-5-1h-4l-5-1-4-1h-6-5-4-5l-5 1-5 1h-4l-5 1-5 1-4 1-5 2-5 2-4 2-4 2-5 2-3 3-5 2-4 3-4 2-4 4-3 3-4 3-3 4-3 3-3 4-3 4-3 4-2 4-3 4-2 4-2 5-2 4-2 6-2 4-1 4-1 6-1 4-1 5v5l-1 4v6 4 5 5l1 5 1 5v4l1 5 2 4 1 5 2 5 1 4 3 5 1 4 2 4 3 4 3 4 3 4 2 4 3 4 4 3 3 4 3 3 4 3 4 4 4 2 4 3 4 2 4 3 5 2 4 2 4 2 5 2 5 2h4l5 2 4 1h5l5 1 5 1h5 4 5l5-1 5-1h5l4-1 5-1 4-1 5-2 5-1 4-2 5-2 4-3 4-2 4-2 5-3 4-3 4-3 3-3z">
          <text:p/>
        </draw:path>
        <draw:path draw:style-name="gr102" draw:text-style-name="P100" draw:layer="layout" svg:width="0.246cm" svg:height="0.246cm" svg:x="9.067cm" svg:y="19.172cm" svg:viewBox="0 0 247 247" svg:d="M208 212l-4 3-4 3-3 3-4 3-4 2-4 3-5 2-4 2-4 3-5 1-4 2-5 1-5 2-4 1-5 1h-5l-4 1-6 1h-4-5-4l-6-1-4-1-5-1h-5l-4-2-5-1-5-1-4-2-5-2-4-2-4-3-4-2-5-2-4-3-3-3-4-3-4-3-3-4-3-3-4-4-3-3-3-4-3-4-3-4-2-4-3-5-2-3-2-5-2-5-1-4-2-5-1-4-1-5-1-5v-4l-1-6v-4-5-5-6l1-4v-5l1-5 1-4 1-6 1-4 2-4 2-5 2-4 2-5 3-4 2-4 3-4 3-4 3-4 3-4 3-4 3-3 4-3 3-4 4-3 4-2 3-3 5-3 4-2 5-2 3-2 5-2 5-2 4-2 5-1 5-1 4-1 5-1h4l6-1h4 5 5 5l5 1h4l5 1 5 1 4 1 5 2 4 1 5 2 5 2 4 3 4 2 4 2 5 3 3 3 4 3 3 3 4 3 4 3 3 4 3 4 3 4 3 3 3 4 2 4 3 5 2 4 2 4 2 5 2 4 1 5 1 5 2 4v5l1 5 1 4v6l1 5v5l-1 4v5l-1 5-1 5v4l-1 5-2 5-1 4-2 5-2 5-2 3-2 5-2 5-3 4-3 3-3 4-2 4-3 4-4 3zM209 213l3-4 3-4 3-3 3-4 3-4 2-4 4-4 2-4 2-5 2-4 2-5 2-5 1-4 2-5v-5l1-4 1-5 1-4v-6l1-4v-5l-1-5v-6l-1-4-1-5-1-5-1-5-1-5-1-4-3-5-1-4-3-4-2-5-2-4-3-5-3-3-2-4-3-4-3-4-4-3-3-4-4-3-4-3-4-3-3-2-4-4-5-2-4-2-4-2-4-3-5-1-4-2-5-1-5-2-4-1h-6l-4-1-5-1h-5-5-5-4l-6 1-4 1h-5l-4 1-5 1-5 1-4 2-5 2-5 2-4 2-4 2-5 3-4 2-3 3-4 3-4 3-4 3-3 3-4 4-3 3-3 4-3 4-2 5-4 4-3 3-2 5-2 5-2 3-2 5-2 5v4l-2 5-1 5-1 5v5l-1 4v6 5 5 4l1 6 1 4v5l1 5 2 4 1 5 2 4 1 5 3 5 1 4 2 4 4 5 3 4 3 3 3 4 3 4 3 4 3 3 4 3 4 3 3 3 4 3 4 3 4 3 5 2 4 2 4 3 5 1 4 3 5 1 5 1 4 1 5 1 5 1 4 1 6 1h4 5 5l5-1 4-1h5l5-2h5l5-2 4-1 5-2 4-1 4-3 5-2 4-2 5-3 3-3 4-2 4-3 4-3z">
          <text:p/>
        </draw:path>
        <draw:path draw:style-name="gr103" draw:text-style-name="P101" draw:layer="layout" svg:width="0.247cm" svg:height="0.247cm" svg:x="9.066cm" svg:y="19.171cm" svg:viewBox="0 0 248 248" svg:d="M210 213l-4 3-4 4-4 3-4 2-4 3-4 2-4 3-5 2-4 2-4 2-5 1-5 2-4 1-6 1-4 2h-5l-4 1h-5-5-5-5-5l-5-1-4-1-5-1-5-1-4-1-6-2-4-2-5-1-4-3-4-2-5-2-4-3-4-3-4-3-3-3-4-3-4-3-3-3-3-4-3-4-3-4-3-4-3-3-3-5-2-4-2-5-2-4-2-5-1-4-2-5-1-5-1-4-1-6v-4l-1-6v-4-5-5-5l1-5v-4l1-6 1-4 1-5 1-4 2-5 2-5 2-4 2-4 2-5 2-4 4-4 2-4 3-4 3-4 3-3 4-4 3-3 4-3 4-3 4-3 3-3 4-3 5-2 4-2 4-2 5-2 5-2 4-2 6-1 4-1 5-1 5-1h4l6-1h4 5 5 5l4 1h5l5 1 5 1 5 1 4 2 5 1 5 2 3 2 5 3 4 2 5 2 3 3 4 3 4 3 4 3 4 3 3 4 4 3 3 4 3 4 2 3 3 4 3 5 2 4 2 4 3 5 1 4 2 4 2 5 1 5 1 4 1 6 1 4 1 5v5 5 5 4 6l-1 4-1 5-1 5-1 5-1 4-2 5-1 5-2 4-2 5-2 5-3 3-3 4-2 5-3 4-3 4-3 3-3 4zM210 213l3-3 3-4 4-3 3-4 3-4 2-4 3-4 2-4 3-5 1-4 3-5 1-4 2-5 1-4 1-6 1-5 1-5v-4-6l1-4v-5l-1-5v-5-5l-1-5-1-5-2-4v-5l-2-5-2-4-2-5-2-4-2-4-3-5-2-4-3-4-3-4-3-3-3-4-3-4-4-3-3-4-4-3-4-3-4-2-4-4-4-2-5-2-4-2-4-2-5-2-5-2-4-1-5-2-5-1h-5l-5-1-4-1h-5-5-5-4l-6 1-4 1h-5l-5 1-5 2h-5l-5 2-5 2-4 2-4 2-5 2-4 3-4 3-4 2-4 3-4 3-4 3-3 4-4 3-3 4-3 4-3 4-2 4-3 4-3 4-2 4-2 5-2 4-2 5-2 5v4l-2 5-1 4v6l-1 4-1 5v5 5 5 4l1 6 1 4v6l1 4 2 6 1 4 2 5 1 5 3 3 2 5 2 5 2 4 3 3 3 5 3 4 3 3 3 4 4 4 3 3 4 3 4 3 4 3 3 3 5 2 4 3 5 2 3 2 5 2 5 2 4 2h6l4 2 6 1 4 1h5 5l5 1h5 5l5-1h4l5-1 5-1 5-1 4-1 5-2 5-1 4-2 5-2 4-3 4-2 4-2 5-3 4-3 4-3 3-3z">
          <text:p/>
        </draw:path>
        <draw:path draw:style-name="gr104" draw:text-style-name="P102" draw:layer="layout" svg:width="0.249cm" svg:height="0.249cm" svg:x="9.065cm" svg:y="19.17cm" svg:viewBox="0 0 250 250" svg:d="M210 214l-3 4-4 3-3 3-4 2-5 4-4 2-4 2-4 3-5 2-5 1-4 2-5 1-5 2-5 1-5 1h-5l-4 1-5 1h-5-5l-5-1h-5l-5-1h-4l-6-1-4-2-5-1-5-1-4-2-5-2-4-2-4-3-4-2-5-2-4-3-3-3-4-3-4-4-3-3-4-3-3-4-3-3-3-4-3-5-3-4-2-4-2-5-3-5-2-3-2-5-1-5-2-4-1-6-1-4-1-5v-5l-1-5v-5-4-6-4l1-5v-4l1-6 1-4 1-5 1-5 2-4 2-5 2-5 2-4 2-4 2-5 4-4 2-3 3-4 3-4 3-4 4-3 3-4 4-3 4-3 4-3 3-2 5-4 4-2 5-2 4-2 4-2 5-2 4-2 5-1 5-1 5-1 5-1h4l6-1h4 5 5 5l4 1h5l5 1 5 1 5 1 5 2 5 1 4 3 5 1 4 3 4 2 4 2 5 3 4 3 4 3 3 3 4 4 3 3 3 4 4 3 3 4 3 4 3 4 2 4 2 4 3 4 2 5 2 5 2 4 1 5 1 4 2 5 1 5v5l1 5v4l1 6v4l-1 5v5l-1 5v5l-1 4-1 6-2 4-1 5-2 4-2 5-1 4-3 5-2 5-3 4-3 4-3 4-3 3-3 4-3 4zM211 215l3-4 4-3 3-4 3-4 3-4 3-4 2-4 3-5 2-4 2-5 2-5 2-4 1-5 1-4 2-5v-5l1-5 1-5v-5l1-5v-4l-1-6v-4l-1-5-1-5v-5l-2-5-2-4-1-5-2-4-1-5-2-5-3-4-2-4-2-5-4-4-3-3-3-4-3-4-3-4-4-3-4-3-3-3-4-3-4-3-4-4-5-2-3-2-5-2-5-2-4-2-5-2-5-1-5-1-5-2h-4l-6-1-4-1h-5-5-5-5l-5 1-4 1h-5l-5 1-5 2h-5l-4 2-5 2-5 2-4 2-4 2-5 3-4 3-3 2-5 3-3 3-4 3-4 4-3 3-4 4-3 4-2 4-3 4-3 4-3 4-2 5-2 4-2 5-1 5-3 4v5l-2 5-1 4v5l-1 5-1 5v4 6 4 6l1 4 1 5v5l1 5 2 5 1 4 2 5 1 5 3 4 2 4 2 5 2 5 3 4 3 4 3 4 3 3 3 4 4 3 3 4 4 3 4 3 4 3 4 3 4 3 5 2 4 3 4 2 5 1 4 2 5 1 5 2 4 2h5l5 1 5 1h5l5 1h5 5l5-1 4-1 6-1h4l5-1 5-2 5-1 4-2 5-1 5-3 4-2 4-2 5-3 4-3 4-3 3-3 4-3z">
          <text:p/>
        </draw:path>
        <draw:path draw:style-name="gr105" draw:text-style-name="P103" draw:layer="layout" svg:width="0.25cm" svg:height="0.25cm" svg:x="9.064cm" svg:y="19.169cm" svg:viewBox="0 0 251 251" svg:d="M211 215l-4 4-4 3-3 3-4 3-4 3-5 2-4 3-4 2-5 2-5 2-4 1-5 2-4 2h-5l-5 1-5 1-5 1h-4-6-4-6-4l-5-1-5-1-5-1-5-1-4-2-5-1-4-2-5-1-5-3-4-2-4-2-4-3-5-3-3-3-4-3-4-3-3-5-4-3-3-4-3-3-3-4-3-4-3-4-2-5-2-4-3-4-2-5-2-4-1-5-2-5-1-4-1-6-1-4v-5l-1-4v-6-4-6-4l1-5v-5l1-5 1-5 1-4 1-5 2-5 2-4 2-5 2-4 2-5 2-4 4-5 3-3 2-4 3-4 4-4 3-3 4-4 4-3 3-3 4-3 4-2 4-4 5-2 4-2 4-2 5-2 4-2 5-2 5-1 4-1 6-1 4-1h5l5-1h5 5 5 5l4 1h6l4 1 5 2h4l5 2 5 1 4 3 5 1 5 3 3 2 5 2 4 3 4 3 4 4 3 3 4 3 4 3 3 4 3 3 3 4 3 4 4 4 3 5 2 3 2 5 3 5 1 4 2 5 1 5 2 4 1 5 1 4 1 6 1 4v5 5 5 5 5l-1 5-1 4-1 6-1 4-1 5-2 5-1 4-2 5-3 4-1 4-3 5-3 4-3 4-3 4-3 4-3 4-4 3zM212 216l3-4 3-4 4-3 3-4 2-5 4-3 2-4 3-5 2-5 2-4 3-5 1-4 2-5 1-5 1-4 1-5 1-5v-5-5l1-5v-5l-1-5v-5-5l-1-5-1-4-1-5-2-5-2-5-1-4-2-5-2-4-2-5-3-4-3-4-3-5-3-3-3-4-3-4-4-3-3-4-4-3-4-3-3-3-4-3-5-3-4-3-4-2-4-2-5-2-5-2-4-2-5-1-5-1-5-2h-4l-6-1-4-1h-5-5-5-5l-5 1-5 1h-5l-5 1-4 2h-5l-5 3-4 1-5 2-4 2-5 2-4 3-5 3-3 3-4 2-4 3-4 4-4 3-3 4-3 4-3 4-3 4-3 3-3 4-3 5-2 5-1 3-3 5-1 5-2 4-1 5-2 5-1 5v5l-1 5-1 5v4 6 4 6l1 4 1 5v5l1 5 2 4 1 5 2 5 1 4 3 5 2 5 2 4 2 4 4 4 2 5 3 3 3 4 4 4 3 3 4 5 4 3 4 3 3 3 4 2 5 3 4 3 4 2 5 2 5 2 4 1 5 2 4 2 5 1 5 1 5 1h5 4l6 1h4 6l4-1h5l5-1 5-1 5-1 5-1 5-2 4-1 5-3 4-1 4-2 5-3 4-3 4-2 4-3 4-3 4-3z">
          <text:p/>
        </draw:path>
        <draw:path draw:style-name="gr106" draw:text-style-name="P104" draw:layer="layout" svg:width="0.252cm" svg:height="0.252cm" svg:x="9.064cm" svg:y="19.169cm" svg:viewBox="0 0 253 253" svg:d="M213 216l-3 4-4 3-4 3-4 3-5 2-3 4-5 2-5 3-4 1-4 2-5 2-4 2-6 1-4 1-5 1h-5l-5 1-5 1h-5-5l-5-1h-5l-4-1h-6l-4-1-5-2-5-1-4-2-5-1-5-2-4-2-5-2-4-3-4-4-4-2-4-3-4-3-4-3-3-4-4-3-3-4-3-4-4-4-2-4-3-4-2-4-3-5-3-4-2-5-2-5-1-4-2-5-1-4-1-5-1-5v-5l-1-5v-5-5-5-5l1-4v-6l1-4 1-5 1-5 2-5 1-5 2-4 2-5 3-4 2-4 3-5 2-4 3-4 4-3 3-4 3-4 3-4 4-3 3-4 4-3 4-2 4-3 5-4 3-2 5-2 5-2 4-2 5-2 5-2 4-1 5-1 4-1 6-1h4l5-1h5 5 6 4l5 1h5l5 1 4 2h6l4 2 5 1 5 3 4 1 4 3 5 2 4 3 4 2 4 3 4 4 4 3 4 3 3 4 4 3 3 3 3 4 3 4 2 5 3 4 3 4 2 5 2 4 2 4 1 5 2 5 1 5 2 5 1 4v5l1 5v5l1 5v5l-1 5v5l-1 5v5l-1 5-2 4v5l-2 4-2 5-2 5-2 4-2 5-3 5-2 3-3 4-3 5-3 4-3 3-4 4zM213 216l4-3 3-3 3-4 3-4 4-4 3-4 2-4 2-5 3-4 2-5 1-4 3-5 1-4 1-6 2-4v-5l1-5 1-5v-5l1-5v-5l-1-5v-5l-1-5-1-5v-4l-2-6-1-4-2-5-2-5-1-4-2-5-3-5-2-3-3-5-2-4-4-4-3-4-3-3-4-4-3-3-3-4-4-3-4-3-5-3-4-3-4-3-4-2-5-2-4-2-5-2-5-2-4-1-5-1-5-2h-5l-4-1-6-1h-4-6-5-5l-5 1-4 1h-6l-4 1-5 2-5 1-5 2-4 1-5 3-5 1-4 2-4 3-4 3-5 3-3 3-4 3-4 3-3 3-4 4-3 4-3 4-3 4-3 3-3 5-2 4-3 5-2 4-3 5-1 4-2 5-1 5-2 4-1 6v4l-1 5-1 5v5 5 5 5l1 5 1 5v5l1 5 2 4 1 6 2 4 1 5 3 4 3 4 2 5 2 5 3 3 3 4 3 4 4 4 3 4 3 4 4 3 3 4 4 3 4 2 5 3 4 4 4 2 4 3 5 1 4 2 5 2 5 2 5 1 5 2h4l6 1 4 1h5l5 1h5 5l5-1 5-1 5-1h5l5-1 5-2 4-1 5-2 4-2 5-2 5-2 4-2 4-4 4-2 4-4 4-3 4-3z">
          <text:p/>
        </draw:path>
        <draw:path draw:style-name="gr107" draw:text-style-name="P105" draw:layer="layout" svg:width="0.253cm" svg:height="0.253cm" svg:x="9.063cm" svg:y="19.168cm" svg:viewBox="0 0 254 254" svg:d="M214 218l-4 4-3 3-4 3-4 3-4 2-5 4-4 2-4 2-5 2-4 2-5 2-5 1-4 2h-6l-4 1-5 1-5 1h-5-5-5-5-5l-5-1-5-1-5-1-4-1-6-2-4-1-6-2-4-2-5-2-4-2-4-2-4-3-5-3-4-3-4-3-3-4-4-3-3-4-3-3-4-4-3-4-3-4-3-4-2-4-2-5-3-4-2-5-2-4-1-5-2-5-1-5-1-4-1-5v-5l-1-5v-5-5-6-4l1-6v-4l1-5 1-5 1-5 2-4 1-5 2-5 2-4 2-5 3-5 2-3 3-5 3-4 3-4 3-4 3-3 4-4 3-3 4-3 4-3 3-4 5-3 4-2 4-3 4-3 5-2 5-2 5-2 5-1 5-2 5-1 4-1 6-1h4l5-1h5 5 5 5l5 1h5l5 1 5 2h5l4 2 5 1 4 3 5 1 5 3 4 3 4 3 4 2 5 3 3 3 4 3 4 4 3 3 4 4 3 4 3 4 3 4 3 4 3 4 2 4 2 5 3 4 1 5 2 5 1 4 2 5 1 5 1 5 1 4 1 6v4 6 4 5 5l-1 5-1 5-1 5-1 5-1 5-1 5-3 4-1 5-3 5-2 3-2 5-3 5-3 4-3 3-3 4-3 4-3 4zM215 219l4-3 3-4 3-4 3-4 3-4 3-4 3-4 2-5 2-4 2-5 2-5 2-4 2-5 1-5 1-5 1-5 1-5v-5-4l1-6v-4l-1-6v-4-6l-1-4-1-6-1-4-2-5-1-4-2-5-2-5-2-4-2-5-2-5-4-3-3-5-2-4-3-4-4-4-3-3-4-4-4-3-4-3-3-4-4-3-4-2-5-2-4-4-5-2-5-2-4-2-5-2-4-1-5-1-5-2h-5l-5-1-5-1h-5-5-5-5l-5 1-5 1h-5l-4 1-6 2-4 1-5 2-5 1-5 3-5 1-4 3-4 3-5 3-4 3-3 3-4 3-4 3-4 4-3 3-4 4-3 4-3 3-3 5-3 4-2 4-2 5-2 4-3 5-1 4-2 6-1 4-2 5-1 4v6l-1 4-1 6v4 6 5 5l1 5 1 5v5l1 4 2 6 1 4 2 5 2 4 2 5 2 5 2 4 2 4 4 5 3 4 3 3 3 4 3 4 4 4 3 3 4 3 4 3 4 3 4 3 5 3 3 3 5 2 5 2 4 2 6 2 4 1 5 2 5 1 5 1 5 1h5 5l5 1h5 5l5-1h5l5-1 5-1 5-1 4-1 5-2 5-1 4-3 5-1 4-2 5-3 4-3 5-2 3-3 4-3 4-4z">
          <text:p/>
        </draw:path>
        <draw:path draw:style-name="gr108" draw:text-style-name="P106" draw:layer="layout" svg:width="0.255cm" svg:height="0.255cm" svg:x="9.062cm" svg:y="19.167cm" svg:viewBox="0 0 256 256" svg:d="M216 220l-4 3-4 3-4 4-4 3-4 2-4 2-5 3-4 3-5 1-5 3-4 1-5 2-5 1-4 1-6 1h-5l-5 1-5 1h-5-5l-5-1h-5l-5-1h-5l-5-1-5-2-5-1-4-2-5-1-5-3-4-1-5-2-4-3-4-3-4-3-5-3-4-3-3-3-3-3-4-4-3-4-3-4-4-4-3-3-3-5-2-4-2-5-3-4-1-5-3-4-1-5-2-5-1-5-1-5-1-4v-6l-1-4v-6-4-6-4l1-6v-4l1-6 1-4 1-5 2-5 1-5 2-5 2-4 3-4 2-5 2-4 3-4 3-5 3-4 3-4 4-4 3-3 4-4 3-3 4-3 4-3 4-3 5-3 3-3 5-2 5-2 4-2 5-2 5-1 4-2 6-1 4-1 5-1h5l5-1h5 5 5 5l5 1h5l6 1 5 2h4l5 2 5 1 4 3 5 2 4 2 5 3 5 2 4 2 3 3 4 4 4 3 4 3 4 4 3 3 4 4 3 5 2 4 3 4 3 4 3 5 2 4 1 5 3 5 1 4 2 5 1 5 2 4 1 6v4l1 6v4l1 6v4l-1 6v4l-1 5v5l-1 5-2 5v5l-2 4-2 5-2 5-2 4-2 5-3 5-2 3-3 4-3 5-3 4-3 4-3 3zM216 220l4-4 3-3 3-4 4-4 3-4 2-4 3-4 2-5 3-5 2-4 2-5 2-5 1-4 1-5 2-5v-5l1-4 1-6v-4l1-6v-4l-1-6v-5l-1-5-1-4v-6l-2-4-1-6-2-4-1-5-3-5-1-4-3-5-3-4-2-4-3-4-3-5-3-5-3-3-3-3-4-4-4-3-4-4-4-3-4-3-4-3-5-2-4-2-4-3-5-2-5-2-4-2-6-1-4-1-5-2h-6l-5-1-5-1h-5-5-5-5l-5 1-5 1h-5l-5 1-5 2-4 1-5 2-5 1-5 3-4 2-5 2-4 2-4 3-5 3-3 3-4 3-4 4-4 3-3 4-4 4-3 4-3 4-2 4-4 5-2 3-2 5-2 5-3 4-1 5-2 5-1 5-2 5-1 4v6l-1 4-1 6v4 6 4 6l1 4 1 6v4l1 6 2 4 1 5 2 5 2 4 2 5 2 4 2 5 3 5 3 4 3 3 3 5 3 4 4 4 3 3 4 4 3 3 4 3 4 3 4 3 5 2 4 3 4 2 5 2 4 3 6 1 4 2 5 1 5 2h5l5 1 5 1h5l5 1h5 5l5-1 5-1 5-1h6l4-1 5-2 5-1 5-2 5-2 4-2 5-2 4-3 4-2 4-3 5-3 4-4 4-3z">
          <text:p/>
        </draw:path>
        <draw:path draw:style-name="gr109" draw:text-style-name="P107" draw:layer="layout" svg:width="0.256cm" svg:height="0.256cm" svg:x="9.061cm" svg:y="19.166cm" svg:viewBox="0 0 257 257" svg:d="M216 221l-3 3-4 3-4 3-5 3-4 4-4 2-4 3-5 1-4 3-5 2-5 2-5 1-5 2h-4l-6 1-4 1-6 1-4 1h-6-4l-6-1h-4l-6-1-4-1-6-1-4-1-5-2-4-1-6-2-5-2-4-2-4-3-5-2-4-2-4-3-4-3-4-4-4-3-3-3-4-4-3-3-3-4-4-5-3-4-2-4-3-4-2-5-3-4-1-5-3-5-1-4-2-5-1-5-1-5-1-5v-5l-1-5v-5-5-5-5l1-5v-5l1-5 1-5 1-4 2-6 1-4 2-5 2-5 3-5 2-5 2-3 3-5 3-4 3-4 3-4 4-3 3-4 4-3 3-4 4-3 4-3 5-3 4-3 4-2 5-2 4-3 4-2 6-2 4-1 5-2 5-1 5-1 5-1h5l5-1h5 5 5 5l5 1h5l5 1 5 2h4l6 2 4 2 5 2 5 2 4 2 4 3 5 2 4 3 4 2 4 4 4 3 4 3 4 4 3 3 3 4 4 4 3 5 3 4 2 4 3 4 2 5 2 4 2 6 2 4 1 5 2 5 1 5 1 5 1 5 1 5v5l1 5v5l-1 5v5l-1 5-1 5-1 5-1 5-1 5-1 4-3 5-1 5-3 4-2 5-2 4-3 5-3 4-3 4-3 4-3 3-4 4zM216 222l4-4 4-4 4-4 3-4 3-3 3-5 3-5 2-3 2-5 3-5 1-4 2-5 1-5 2-5 1-5 1-5 1-5 1-5v-5-5-5-5-5l-1-5-1-5-1-5-1-5-2-5-1-5-2-4-2-6-3-4-2-5-2-5-2-3-4-5-3-4-3-4-3-4-4-3-4-4-3-3-4-3-5-4-4-3-4-3-4-2-5-2-4-3-5-2-5-2-4-2-5-1-5-1-5-2h-5l-5-1-5-1h-5-5-5-5l-5 1-5 1h-5l-5 1-5 2-5 1-5 2-5 1-4 3-5 2-5 2-3 2-5 4-4 2-4 3-4 3-4 4-3 3-4 4-3 4-3 4-3 3-3 5-4 4-2 4-2 5-2 5-3 5-1 5-2 4-1 5-2 5-1 5v5l-1 5-1 5v5 5 5 5l1 5 1 5v5l1 5 2 5 1 5 2 5 2 5 2 4 2 5 2 5 3 3 3 5 3 4 3 4 3 4 4 3 3 4 4 3 3 4 4 3 5 3 4 4 4 2 4 2 5 2 4 3 5 2 5 2 4 1 6 2 4 1 6 1 4 1 6 1h4 6 4 6 4l6-1 4-1 6-1 4-1 6-1 4-2 5-1 5-2 4-3 5-2 5-2 3-3 5-3 4-3 4-3 4-3z">
          <text:p/>
        </draw:path>
        <draw:path draw:style-name="gr110" draw:text-style-name="P108" draw:layer="layout" svg:width="0.259cm" svg:height="0.259cm" svg:x="9.06cm" svg:y="19.165cm" svg:viewBox="0 0 260 260" svg:d="M219 223l-4 3-4 4-4 3-4 3-4 3-4 2-5 2-4 3-5 2-5 2-4 2-5 1-5 2-5 1-5 1h-5l-5 1-5 1h-5-5l-5-1h-5l-5-1h-5l-5-1-6-2-5-1-5-2-4-1-5-3-5-2-4-2-4-3-5-2-4-3-4-3-4-3-4-4-4-3-3-4-4-4-3-4-3-4-3-3-2-5-3-4-3-4-2-5-1-5-3-4-1-5-2-5-1-5-1-5-1-5-1-5v-6-5-5-5-5-5l1-5 1-5 1-5 1-5 2-5 1-4 2-5 2-5 2-4 3-5 2-5 3-3 3-5 3-4 3-4 3-4 4-3 3-4 4-3 4-3 5-4 4-2 4-3 4-2 5-3 4-2 5-2 5-2 4-1 6-2 4-1 6-1 5-1 5-1h5 5 5 5 5 5l5 1 5 1 5 1 5 1 5 2 5 2 4 2 5 2 5 2 4 2 5 3 4 3 3 3 5 3 4 3 4 3 3 4 4 4 3 4 3 4 3 3 3 5 2 4 3 5 2 4 2 5 3 4 1 5 2 5 1 5 2 5 1 4v6l1 4v6l1 4v6l-1 5v5l-1 6v5l-1 5-2 5-1 4-2 6-1 4-2 5-2 4-3 5-2 4-3 5-2 4-3 4-3 4-4 4-3 4zM220 224l3-4 4-4 3-3 3-4 4-4 3-5 2-4 3-4 2-5 2-4 2-5 2-5 1-5 2-5 1-5 1-5 1-5 1-6v-5-5-6-4-6l-1-4-1-6-1-5-1-5-2-4-1-6-2-4-2-5-2-5-3-4-2-5-3-4-2-4-4-4-3-5-4-4-3-3-3-4-4-3-4-3-4-4-5-3-3-2-5-3-5-2-4-3-5-2-5-2-4-1-6-2-4-1-6-2h-4l-6-1-4-1h-6-5-5-5l-5 1-5 1h-5l-6 1-5 2-5 1-4 2-6 1-5 3-4 2-5 2-4 2-4 4-4 3-5 3-4 3-3 3-4 4-3 4-4 3-3 4-3 4-3 5-3 4-3 4-2 5-2 4-2 5-2 5-2 4-1 6-2 4-1 6v4l-1 6-1 5v5 5 5 5l1 6 1 5v5l2 5 1 5 1 5 2 5 2 5 2 5 3 4 2 5 2 4 3 4 3 4 4 5 3 4 3 4 4 3 3 3 4 4 4 3 4 3 5 3 4 3 4 2 5 3 4 2 5 2 5 2 5 1 5 2 6 1 4 1 6 1 4 1h6 5 5 5 6l4-1 6-1 4-1 6-1 4-1 6-2 4-2 5-1 4-3 5-2 5-2 4-3 4-3 4-3 5-3 3-4z">
          <text:p/>
        </draw:path>
        <draw:path draw:style-name="gr111" draw:text-style-name="P109" draw:layer="layout" svg:width="0.261cm" svg:height="0.261cm" svg:x="9.059cm" svg:y="19.164cm" svg:viewBox="0 0 262 262" svg:d="M221 225l-4 3-4 4-4 3-4 3-5 2-4 3-4 3-5 2-4 2-5 2-5 2-6 2-4 1-6 1-4 1-6 1h-4-6l-5 1h-5l-5-1h-6-4l-6-1-4-1-6-1-4-2-5-2-5-1-5-2-5-3-4-2-4-2-5-3-4-3-4-4-4-3-4-3-4-4-4-3-3-4-3-3-3-5-3-4-3-4-2-4-3-5-2-5-2-4-3-6-1-5-2-5v-5l-2-5-1-5v-5l-1-5v-5-5-5-5l1-5v-6l1-4 1-6 1-4 2-6 1-4 3-5 1-5 3-4 2-5 3-5 2-3 3-5 4-4 3-4 3-4 4-3 3-4 4-3 4-3 5-4 4-3 4-3 4-2 5-2 4-3 5-2 5-2 5-1 5-2 5-1 5-1 5-1h5l5-1h5 5 5 6l4 1h6l4 1 6 2 4 1 7 2 4 1 5 2 4 2 5 2 5 3 4 3 4 2 5 3 4 3 3 3 4 4 4 4 3 3 4 4 3 5 3 3 3 5 3 4 2 5 2 4 3 5 2 4 1 5 2 5 2 5v5l2 5 1 5v5 5l1 5v6l-1 5v5 5l-1 5-1 5-1 5-2 5-2 5-1 6-2 4-2 5-2 5-3 3-3 5-3 5-3 4-3 3-3 4-4 4zM221 226l4-4 4-4 3-4 3-4 3-4 3-4 2-5 4-4 2-5 1-5 3-4 1-6 2-5 1-5 2-5 1-5v-5l1-5v-5l1-5v-6l-1-5v-5l-1-5v-5l-2-5-1-5-1-5-2-5-1-5-3-4-2-6-2-3-3-5-3-5-3-4-3-4-3-4-3-4-4-4-3-4-4-3-4-3-4-4-4-3-5-2-4-3-4-2-5-3-5-2-5-2-4-1-6-2-5-1-5-2h-5l-6-1-4-1h-6-5-5-5l-5 1-5 1h-5l-6 1-4 2-5 1-5 2-5 1-5 3-4 2-5 2-5 3-4 3-4 3-4 3-5 3-3 4-3 3-4 4-4 3-3 4-3 5-3 4-3 4-3 4-2 5-2 4-2 6-2 5-2 4-1 6-2 4-1 6v4l-1 6-1 4v6 5 5 5l1 5 1 5v5l2 6 1 4 1 5 2 6 2 5 2 4 3 5 2 5 2 4 3 4 3 5 4 4 3 3 3 4 4 4 3 4 4 3 4 3 5 3 4 3 4 3 5 3 4 2 5 2 5 2 4 2 6 2 4 1 5 1 5 2h6l4 1h6l5 1h5l5-1h6l4-1h6l5-1 5-2h5l5-2 5-2 5-2 4-2 5-2 4-3 5-3 5-2 4-3 3-3 4-4z">
          <text:p/>
        </draw:path>
        <draw:path draw:style-name="gr111" draw:text-style-name="P109" draw:layer="layout" svg:width="0.262cm" svg:height="0.262cm" svg:x="9.058cm" svg:y="19.163cm" svg:viewBox="0 0 263 263" svg:d="M221 226l-4 4-4 3-3 4-4 3-5 2-5 3-4 2-5 3-4 2-5 1-5 3-4 1-6 1-4 2h-6l-5 1-5 1h-5l-5 1h-5l-6-1h-5l-5-1-5-1-5-1-5-1-5-1-5-2-5-2-4-2-5-2-4-2-5-3-5-3-4-3-4-3-4-3-4-3-4-4-3-4-4-4-3-4-3-3-3-6-3-4-2-4-3-5-2-5-2-4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2 4 2 5 2 4 1 6 1 4 1 6 1 4 1 6v5l1 5v5l-1 6v4l-1 6-1 5v5l-2 5-1 5-2 5-2 5-2 4-1 5-3 5-3 4-2 5-3 4-4 5-3 4-3 4-4 4zM222 226l4-3 3-3 4-4 3-5 4-5 3-4 2-5 2-4 3-4 2-5 2-5 2-5 1-5 2-5 1-5 1-5 1-5 1-5v-5-6-5-5-5l-1-6-1-4-1-6-1-5-2-5-1-4-3-6-1-4-2-5-3-4-2-5-3-5-3-4-4-4-3-4-3-4-4-4-4-3-4-4-4-3-3-3-5-3-4-3-5-3-4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1 5 3 5 1 5 2 5 1 5 1 5 1 5 1h5 6 5 5 5l5-1 5-1 6-1 4-1 6-1 4-1 6-3 4-1 5-3 5-2 4-2 5-3 4-3 4-3 4-4 4-3z">
          <text:p/>
        </draw:path>
        <draw:path draw:style-name="gr112" draw:text-style-name="P110" draw:layer="layout" svg:width="0.263cm" svg:height="0.264cm" svg:x="9.057cm" svg:y="19.162cm" svg:viewBox="0 0 264 265" svg:d="M223 226l-3 4-4 3-4 4-5 3-4 3-4 4-5 2-4 2-5 2-5 2-5 2-5 2-5 1-5 1-5 1-6 1h-4-6l-5 1h-5l-5-1h-5-5l-5-1-6-2h-4l-6-2-4-1-5-3-5-1-5-3-5-2-4-3-4-2-5-4-4-3-3-3-4-4-5-3-4-4-4-4-3-4-3-4-3-4-3-5-2-5-3-3-2-5-2-5-2-5-2-5-2-5v-5l-2-5-1-5v-5l-1-5v-5-5-6-5l1-5v-5l1-6 1-4 1-6 2-4 1-6 3-4 1-5 3-5 2-4 3-5 3-4 2-4 4-4 3-5 3-4 4-3 5-4 4-3 4-3 3-4 5-3 5-2 4-3 4-2 5-3 5-1 5-3 4-1 6-2 4-1 6-1 4-1h6l5-1h6 4 6l5 1h5 5l5 1 5 2 5 1 5 2 5 1 5 2 5 2 4 2 5 3 5 3 3 3 5 3 4 3 4 3 4 4 3 3 4 4 3 4 4 4 3 4 3 4 3 5 2 4 2 5 3 5 1 4 3 6 1 4 2 5v5l2 6 1 4v6 5 5l1 5-1 5v6 4l-1 6-1 5-1 5-2 5-1 5-2 4-2 6-3 5-2 4-2 4-3 5-3 4-3 4-3 5-4 4-3 3zM224 227l3-4 4-3 3-4 4-4 3-5 2-4 4-4 2-5 2-4 2-5 3-5 1-5 2-5 1-5 2-5 1-5v-6l1-4v-6-5-5-5-5l-1-6v-5l-2-5-1-5-1-5-2-5-2-5-2-4-2-5-2-5-3-4-3-5-3-5-3-3-3-4-4-5-3-3-4-4-3-4-4-3-5-3-4-3-4-3-5-2-5-3-4-3-5-1-5-3-4-1-6-2-4-1-6-2h-5l-5-1h-5l-5-1h-6-4-6l-5 1-6 1h-4l-6 1-5 2-5 1-4 2-6 2-4 2-5 2-4 2-5 3-5 3-4 3-4 3-4 4-4 3-4 4-4 3-3 4-3 4-4 4-3 5-3 4-2 5-3 4-2 5-2 5-2 4-2 6-1 4-2 6-1 4v6l-1 5-1 5v5 6 5 5l1 5 1 5v5l2 5 1 6 1 4 2 5 2 5 2 5 3 5 2 4 3 5 2 4 3 4 4 4 3 5 3 4 4 3 5 4 4 3 4 4 4 3 4 3 5 3 4 3 5 2 5 2 4 2 6 2 4 2 5 1 5 1 6 2h4l6 1h5l5 1h5l5-1h6l5-1h5l5-1 6-2h4l6-3 4-1 5-2 5-2 4-2 5-3 4-3 5-3 4-4 4-3 4-3z">
          <text:p/>
        </draw:path>
        <draw:path draw:style-name="gr113" draw:text-style-name="P111" draw:layer="layout" svg:width="0.265cm" svg:height="0.266cm" svg:x="9.057cm" svg:y="19.162cm" svg:viewBox="0 0 266 267" svg:d="M225 229l-4 4-4 3-4 3-4 3-5 3-4 2-5 3-5 3-4 2-5 2-5 1-5 2-5 1-5 2h-5l-5 1-5 1h-6l-5 1h-5l-5-1h-6l-5-1-5-1-6-1-5-1-5-1-4-2-6-2-4-2-5-2-5-2-4-3-5-3-4-3-4-3-4-3-4-4-4-4-4-3-3-4-4-4-3-4-3-5-2-4-3-4-3-5-2-4-2-5-2-6-2-4-2-5v-5l-2-6-1-4v-6l-1-5v-5-5-5-6l1-4v-6l1-5 1-5 1-5 2-5 1-5 3-5 1-4 3-6 3-4 2-4 3-5 3-5 3-3 3-4 3-4 4-4 4-4 4-3 4-4 4-3 4-3 5-2 5-3 4-3 5-2 4-1 6-3 4-2 5-2 5-1 7-1 4-1h6l5-1h5 5 5l6 1h5 5l5 1 6 2 4 1 6 2 4 2 5 2 5 2 4 2 5 3 4 3 5 3 4 3 4 3 4 3 4 4 4 4 3 3 4 4 3 4 3 4 3 5 3 4 3 5 2 4 2 5 2 5 2 4 2 6 1 4 1 6 1 4 1 6 1 5v6 4 6 5 5l-1 5-1 5v6l-2 4-1 6-2 4-1 6-3 4-2 5-2 5-3 4-3 5-2 4-3 4-4 4-3 4-4 4zM225 230l4-4 4-4 3-4 3-5 3-3 3-5 3-5 2-4 3-5 2-5 2-4 2-5 1-5 2-5 1-5 1-6 1-4 1-6v-5-5-6-4-6l-1-5-1-6-1-4-1-6-2-5-1-5-2-4-2-6-2-4-3-5-3-5-2-4-3-4-3-5-3-3-4-4-4-4-3-4-4-4-5-3-3-3-5-3-4-3-4-3-5-3-5-2-4-1-6-3-4-2-6-2-4-1-6-1-5-1-5-1h-5l-6-1h-5-5-5l-5 1-6 1h-5l-6 1-5 2-5 1-5 2-5 3-4 1-6 3-4 3-4 2-5 3-4 3-4 3-4 3-5 3-3 4-4 4-3 4-3 4-4 4-3 4-3 5-2 5-2 4-3 5-2 4-2 6-2 4-1 6-2 4-1 6v5l-1 5-1 5v6 5 5 5l1 5 1 6v5l2 5 1 5 1 5 2 5 2 5 2 5 3 4 2 5 3 4 2 5 3 5 4 3 3 4 3 4 4 4 4 4 4 3 5 4 3 3 5 2 4 3 5 3 4 3 6 2 4 2 5 2 5 1 5 2 5 1 6 1 5 1 5 1h6l5 1h5l5-1h6l5-1 5-1 5-1 5-1 5-2 5-1 5-2 5-2 5-2 5-2 4-3 5-2 4-3 4-3 4-3 4-4z">
          <text:p/>
        </draw:path>
        <draw:path draw:style-name="gr114" draw:text-style-name="P112" draw:layer="layout" svg:width="0.266cm" svg:height="0.267cm" svg:x="9.056cm" svg:y="19.161cm" svg:viewBox="0 0 267 268" svg:d="M226 230l-4 3-4 4-4 3-4 3-4 4-5 2-5 3-4 2-5 2-5 2-5 2-6 1-5 2-5 1-5 1-5 1-5 1h-6-5-5-5-6l-5-1-5-1-5-2h-5l-5-2-5-1-5-3-5-1-5-3-5-3-4-2-4-3-5-2-4-3-4-4-4-3-4-4-4-4-3-4-3-4-4-4-3-4-2-5-3-4-3-5-2-5-2-4-2-5-2-5-2-5v-5l-2-5-1-5v-6l-1-5v-5-5-6-5l1-5v-5l1-5 1-6 1-4 2-6 1-4 3-6 2-4 2-5 3-5 2-4 3-5 3-4 3-4 3-4 4-4 3-4 4-5 5-3 4-3 3-3 5-3 5-3 4-2 4-3 6-3 4-1 5-3 5-1 5-2 5-1 5-1 5-1h6l5-1h5 5 5l6 1h5 5l5 2 6 1 4 1 6 2 5 1 5 3 5 1 5 2 4 3 5 3 4 3 4 3 4 3 5 3 4 4 3 5 4 3 4 4 3 4 3 5 3 4 2 4 3 5 2 4 3 5 1 6 3 4 1 5 2 5v6l2 4 1 6 1 5v5 5 5 6 5l-1 6-1 4-1 6-1 5-2 5-1 5-2 5-2 4-3 5-2 5-2 4-3 5-3 4-3 4-3 5-4 4-3 3zM226 230l4-3 4-4 3-4 3-4 3-4 4-5 3-4 2-5 2-4 3-5 2-5 1-5 2-5 1-5 2-5 1-6 1-4v-6-5-6-5-5-5-5l-1-6-2-5-1-5-1-5-2-5-2-5-1-5-3-5-2-4-3-5-2-4-4-5-3-4-3-4-4-4-3-4-4-5-4-3-4-4-4-3-4-3-5-3-5-2-4-3-5-2-5-2-4-3-6-1-5-2-5-1-6-1-4-1-6-1h-5l-6-1h-5-5-5l-5 1-6 1h-5l-5 2-5 1-6 1-4 2-5 2-5 2-5 3-4 2-5 2-5 3-4 3-4 4-4 3-4 3-4 4-4 4-3 5-3 4-4 3-3 5-3 5-2 4-2 5-3 5-2 4-2 5-2 5-1 5-1 5-2 6v5l-1 5-1 5v5 6 5 6l1 4 1 6v5l2 5 1 5 2 5 1 5 2 5 2 5 3 5 2 4 3 5 3 5 3 3 3 5 3 4 4 4 4 4 4 3 4 4 4 3 4 3 4 3 5 3 4 2 5 3 5 2 4 2 6 2 4 2 6 1 5 1 5 2 5 1h5 6l5 1h5l5-1h6 5l5-1 5-1 5-2 6-1 5-2 6-1 4-2 5-2 4-3 5-2 5-3 4-3 4-3 5-3 4-4z">
          <text:p/>
        </draw:path>
        <draw:path draw:style-name="gr115" draw:text-style-name="P113" draw:layer="layout" svg:width="0.268cm" svg:height="0.269cm" svg:x="9.055cm" svg:y="19.16cm" svg:viewBox="0 0 269 270" svg:d="M226 231l-3 4-4 4-5 3-4 3-4 3-5 2-5 3-4 3-5 1-4 3-6 1-4 2-6 1-5 2-5 1h-5l-6 1h-5l-5 1h-5l-5-1h-6l-5-1h-6l-4-2-6-1-5-1-5-2-5-2-5-2-4-2-5-3-5-2-4-3-4-4-5-3-3-3-4-3-4-4-4-4-4-3-3-4-3-5-3-4-3-4-3-5-3-5-2-4-2-5-2-5-1-5-2-5-1-5-2-5-1-6v-5l-1-5v-5-5-6-5l1-6v-4l1-6 2-5v-5l2-5 1-5 3-5 2-5 2-4 3-6 2-4 3-5 3-5 3-3 3-4 4-5 4-4 4-3 4-4 4-3 4-3 4-3 5-3 4-2 5-3 5-2 5-2 5-3 4-1 6-2h5l5-2 5-1h5l6-1h4 6 5l6 1h5 5l5 2 5 1 6 1 4 2 6 1 4 3 5 2 5 2 4 2 5 3 5 3 4 3 4 3 4 4 4 3 4 4 3 4 4 4 4 4 3 4 3 5 3 4 3 6 2 4 2 5 2 5 2 5 2 5 1 5 1 5 2 5v5l1 6v4 6 5 6 5l-1 5v5l-1 5-2 6-1 4-2 6-1 4-3 6-2 4-2 5-3 5-3 4-3 5-3 4-4 4-3 4-4 4zM227 232l4-4 3-4 4-4 4-4 3-4 3-5 3-4 2-5 3-5 2-4 2-5 2-5 1-5 2-5 1-6 1-4 1-6 1-5v-5-6-5-6-4l-1-6-1-5-1-5-1-6-2-4-1-6-2-4-3-5-1-6-3-4-3-6-3-4-3-4-3-5-4-3-3-5-4-4-4-3-3-4-4-3-5-4-4-3-4-2-5-3-5-3-4-2-6-2-4-3-6-1-4-2-6-1-4-1-6-1-5-1h-5l-6-1h-5-6-4l-6 1-5 1h-5l-6 2-4 1-6 1-4 2-6 2-4 2-5 3-5 2-4 2-5 3-5 3-3 4-5 3-4 3-4 4-4 4-3 4-3 4-4 4-3 4-2 5-3 5-2 5-3 5-2 5-2 5-2 5-1 5-1 5-2 5v5l-1 5-1 6v5 6 5 5l1 5 1 5v6l2 5 1 5 2 5 1 5 2 5 2 5 3 4 3 5 2 5 3 4 3 5 3 4 3 4 4 4 4 4 4 3 4 4 4 3 4 3 5 3 4 3 4 3 6 2 4 2 5 3 5 1 5 2 5 2 5 1 5 1 6 1 5 1h6l5 1h5l5-1h5l6-1 5-1h6l4-2 6-2 4-1 6-2 4-2 6-2 4-3 5-2 4-3 4-2 5-3 4-4 4-3z">
          <text:p/>
        </draw:path>
        <draw:path draw:style-name="gr115" draw:text-style-name="P113" draw:layer="layout" svg:width="0.269cm" svg:height="0.27cm" svg:x="9.054cm" svg:y="19.159cm" svg:viewBox="0 0 270 271" svg:d="M229 233l-4 4-5 3-4 3-4 4-4 2-5 3-4 2-5 3-5 2-5 2-5 2-5 1-5 2-5 1-5 1-6 1-5 1h-5-6-4-6-5l-6-1-5-1-5-1-5-1-5-2-5-2-5-2-5-2-5-2-5-3-5-2-4-3-4-3-5-3-4-3-4-4-3-3-4-4-5-4-3-4-3-4-3-5-3-5-3-4-3-5-2-4-2-5-2-5-1-5-2-5-1-5-2-5-1-6v-5l-1-5v-5-6-5-5l1-6v-5l1-5 2-5v-6l2-5 2-5 2-5 2-5 2-5 3-5 3-4 2-5 3-4 3-4 4-4 4-4 4-4 4-4 4-4 4-3 4-3 5-3 4-3 5-2 4-3 5-2 5-2 5-3 5-1 5-2h5l5-2 6-1h5l5-1h5 5 6l5 1h6 5l5 2 5 1 5 1 5 2 5 1 5 3 5 2 5 2 5 2 4 4 5 2 4 3 4 4 4 3 4 4 4 3 4 4 3 4 3 4 3 5 3 4 3 4 2 5 4 4 1 6 2 5 3 4 1 6 2 5 1 5 1 6 1 5 1 5v5 6 5 5 6l-1 5-1 5-1 5-1 5-2 6-1 4-2 6-2 5-2 4-3 5-2 4-3 5-3 5-3 4-3 4-4 4-3 4zM229 233l4-3 4-4 3-4 3-5 4-4 3-4 2-5 3-4 2-5 3-5 1-5 2-5 2-5 2-6v-4l2-6 1-5v-5-6-5-5-6-5-5l-1-5-2-6v-5l-2-5-2-6-2-4-2-6-2-5-3-4-2-5-3-4-3-5-3-5-3-3-4-4-3-4-4-4-5-4-4-3-4-3-4-3-5-3-4-3-5-3-5-2-4-2-6-3-4-1-6-2-5-1-5-1-5-1-5-1h-6l-5-1h-6-5-5l-5 1-5 1h-6l-5 2-6 1-4 1-6 2-4 2-6 2-4 3-5 2-5 2-4 3-4 3-5 4-3 3-5 3-4 4-3 4-5 4-3 5-4 3-3 5-2 5-3 4-2 5-3 5-2 4-2 6-2 4-1 6-1 6-2 4v6l-1 5-1 6v5 5 6 5l1 6 1 4v6l2 5 1 5 2 5 1 5 3 5 1 5 3 5 3 5 2 4 3 5 3 4 3 4 4 4 4 4 4 4 4 4 4 4 4 3 4 3 5 3 4 3 5 2 4 3 5 2 6 2 4 2 6 2 4 2h6l5 2 5 1h6 5l5 1h5l6-1h5 5l6-1 5-1 5-1 5-2 5-2 5-1 6-2 4-3 5-2 4-2 5-3 5-3 4-4 4-3 4-3z">
          <text:p/>
        </draw:path>
        <draw:path draw:style-name="gr116" draw:text-style-name="P114" draw:layer="layout" svg:width="0.271cm" svg:height="0.272cm" svg:x="9.054cm" svg:y="19.159cm" svg:viewBox="0 0 272 273" svg:d="M230 234l-4 4-4 3-4 3-5 3-4 3-5 3-4 3-5 2-5 2-5 3-5 1-5 2-5 1-5 2-6 1h-5l-5 1h-6l-5 1h-5l-5-1h-6l-5-1h-5l-6-2-6-1-4-1-6-3-4-1-6-2-5-3-4-2-5-2-4-3-5-3-4-4-4-3-4-3-4-4-4-4-3-4-4-4-3-5-3-3-3-5-3-5-3-4-2-5-1-5-3-5-1-5-2-5-1-5-2-6-1-5v-5l-1-5v-5-6-5-6l1-6v-5l1-6 2-4v-6l2-5 2-5 2-5 2-5 2-4 3-5 3-5 2-4 3-5 4-4 3-4 4-4 3-4 4-4 5-3 3-4 5-3 4-3 4-3 5-2 5-3 4-2 6-2 4-2 6-2 4-2h7l5-2 5-1h6l4-1h6 5 6l5 1h5 6l5 2 5 1 5 1 5 2 5 1 6 3 4 2 5 2 4 2 5 4 5 3 4 3 4 3 4 3 5 4 3 4 4 3 3 4 3 4 4 5 3 4 3 5 2 5 2 4 3 5 2 5 1 5 3 5 1 5 1 5 2 6v5l1 5v5 6 6 5 5l-1 6v5l-2 6-1 4-1 6-2 5-2 5-2 4-2 6-2 4-3 5-3 5-3 4-3 4-3 5-4 3-4 4zM230 235l4-4 4-4 3-4 4-4 3-5 3-4 2-5 4-5 2-4 2-5 2-5 2-5 2-5 1-5 1-5 1-6 1-5 1-6v-5-5-6-6-5l-1-6-1-4-1-6-1-5-1-5-3-5-1-5-3-5-2-6-2-4-3-5-3-4-3-5-3-4-3-4-4-4-4-4-3-4-4-3-4-4-5-3-4-3-4-3-5-3-4-3-6-2-4-2-5-3-6-1-5-2-5-1-5-1-5-1-6-1h-5l-5-1h-6-5-6l-5 1-5 1h-5l-5 2-7 1-5 1-5 2-5 2-5 2-4 3-5 2-5 3-4 2-5 3-4 4-4 3-4 4-4 3-4 4-4 5-3 4-3 4-3 4-3 5-3 4-2 5-3 5-2 5-2 5-2 5-1 5-1 5-2 5v6l-1 5-1 6v6 5 6 5l1 5 1 6v4l2 6 1 5 2 5 1 5 3 6 1 4 3 5 3 4 2 5 3 5 3 4 3 4 4 5 4 4 3 3 5 4 4 3 3 4 5 3 5 3 3 3 6 3 4 2 5 2 5 3 5 1 6 3 4 1 6 1 6 1 5 1 5 1h6l5 1h5l5-1h6l5-1 5-1h6l5-2 5-1 5-2 6-2 4-2 5-2 5-2 5-3 5-3 4-3 4-3 5-3 3-4z">
          <text:p/>
        </draw:path>
        <draw:path draw:style-name="gr117" draw:text-style-name="P115" draw:layer="layout" svg:width="0.272cm" svg:height="0.273cm" svg:x="9.053cm" svg:y="19.158cm" svg:viewBox="0 0 273 274" svg:d="M231 236l-4 3-4 4-4 3-4 3-5 3-4 3-5 2-5 3-5 2-5 2-5 2-5 1-5 2-6 1-6 1-5 1-5 1h-6-5-5-5-6l-5-1-5-1-6-1-5-1-5-2-5-2-5-2-5-2-5-2-4-2-6-4-4-2-4-3-5-3-4-4-4-3-4-4-3-4-4-4-4-4-3-4-3-5-3-4-3-5-2-4-3-5-1-5-3-5-1-5-2-5-1-6-2-5-1-5v-6l-1-5v-5-6-5-6l1-5v-5l1-6 2-5v-5l2-5 2-6 2-4 2-5 2-5 3-5 3-5 3-4 3-4 3-5 3-3 4-5 4-4 4-3 4-4 3-3 5-4 5-3 4-2 5-3 4-3 5-2 5-2 5-2 5-2 5-2h6l5-2 5-1h5l5-1h6 5 6l5 1h5 6l5 2 6 1 5 1 5 2 6 1 4 3 5 2 5 2 5 2 5 4 4 3 4 3 5 3 3 4 4 3 4 4 4 3 4 4 3 5 3 4 3 4 3 5 3 5 2 4 2 6 2 4 2 6 2 4 2 6 1 5 1 5 1 5 1 5v6 5 6 5 5l-1 6-1 5-1 6-1 6-2 4-1 6-3 4-1 6-2 4-3 5-3 5-2 4-3 5-3 5-4 3-3 5-4 4zM232 236l4-4 3-4 4-4 3-4 4-4 2-5 3-5 2-4 3-5 3-5 1-5 3-5 1-5 2-5v-6l2-6 1-5v-6-5-5-6-5-6-5l-1-5-2-5-1-5-1-6-2-5-2-5-2-5-2-5-3-4-2-5-3-5-3-4-3-5-4-4-3-4-4-4-4-4-4-3-4-4-4-3-5-3-4-3-5-3-5-3-4-2-5-2-5-2-6-2-4-2-6-1-6-1-5-1-6-1h-5l-5-1h-6-5-6l-5 1-5 1h-5l-5 2-6 1-5 1-5 2-5 2-5 2-5 3-5 2-5 3-4 3-5 3-4 3-4 3-4 4-4 4-4 4-4 4-3 4-3 4-3 5-3 4-3 5-2 5-3 4-2 6-2 4-2 6-1 4-1 6-2 5v6l-1 5-1 5v6 5 6 5l1 5 1 6v6l2 4 1 6 2 5 1 6 3 4 2 5 2 5 3 5 3 5 2 4 3 5 4 4 3 3 4 5 4 4 4 3 4 4 4 3 4 4 5 3 4 2 5 3 4 3 6 2 5 2 5 2 5 1 5 2 5 1 6 2 5 1h5 5l6 1h5l5-1h6 5l5-1 6-1 6-1 5-2 5-1 5-2 6-2 4-3 5-2 5-2 4-3 5-3 5-3 3-4 5-3z">
          <text:p/>
        </draw:path>
        <draw:path draw:style-name="gr118" draw:text-style-name="P116" draw:layer="layout" svg:width="0.274cm" svg:height="0.275cm" svg:x="9.052cm" svg:y="19.157cm" svg:viewBox="0 0 275 276" svg:d="M233 237l-5 3-5 4-3 3-5 3-5 3-4 4-5 2-5 2-4 2-6 3-5 1-5 2-5 1-5 2-6 1h-5l-6 1h-5l-5 1h-6l-5-1h-6l-4-1h-6l-5-2-5-1-6-2-4-1-6-2-4-2-6-3-4-2-5-3-5-2-4-3-4-4-5-3-4-4-3-3-4-4-4-5-3-4-4-3-3-5-2-5-4-4-2-5-2-5-2-6-3-4-1-6-2-5-1-6-2-4-1-6v-5l-1-5v-6-5-5-6l1-5v-6l1-5 2-5v-6l2-4 2-6 2-4 2-6 2-5 3-4 3-5 3-4 3-5 3-5 3-3 4-4 4-4 4-4 4-4 4-3 4-3 5-3 4-3 5-3 4-3 6-2 5-2 5-2 5-2 5-2h5l6-2 4-1h6l5-1h6 5 5l6 1h5 5l6 2 5 1 6 1 4 2 6 2 5 2 5 2 4 2 5 2 5 4 4 3 5 3 4 3 4 4 5 3 4 4 4 4 3 4 4 4 3 5 3 4 3 5 2 4 2 5 3 5 2 5 2 5 2 5 1 5 1 6 2 4v6l1 5v6 5 5 6 5l-1 6v5l-2 5-1 6-1 5-2 5-2 5-2 5-2 6-3 5-2 4-3 5-3 4-3 4-4 5-3 4-3 4zM233 237l4-4 3-3 4-4 3-5 3-5 3-4 4-5 2-4 3-5 2-5 2-6 2-4 2-6 1-5 1-6 1-5 1-5 1-6v-5-6-5-5l-1-6v-5l-1-6-1-5-2-5-1-5-2-5-1-6-3-4-2-5-2-5-3-5-3-5-3-4-3-4-4-5-3-4-3-3-4-4-6-4-4-3-4-4-4-3-5-3-4-3-5-3-5-2-5-2-5-2-5-2-5-2-6-1-5-1-6-1-5-1h-5l-6-1h-5-5-6l-5 1-6 1h-5l-5 2-5 1-5 1-6 2-4 2-6 2-5 3-4 2-5 3-4 3-5 3-5 3-3 3-5 4-4 4-4 4-3 4-4 4-3 4-3 5-3 4-2 5-3 5-3 5-2 5-2 5-1 5-2 5-1 6-2 5v5l-1 6-1 5v6 5 5 6l1 5 1 5v6l2 5 1 6 2 4 1 6 3 4 2 6 2 5 3 5 3 4 3 5 3 5 3 4 3 4 4 4 4 4 4 4 4 3 4 4 5 3 4 3 4 3 6 3 4 2 5 2 5 3 5 1 5 2 6 1 5 2 5 1 5 1 5 1h6l5 1h6l5-1h6l6-1 4-1h6l5-2 5-1 6-2 4-1 6-3 4-2 6-2 4-3 5-3 5-3 4-3 4-4 4-3z">
          <text:p/>
        </draw:path>
        <draw:path draw:style-name="gr119" draw:text-style-name="P117" draw:layer="layout" svg:width="0.276cm" svg:height="0.276cm" svg:x="9.051cm" svg:y="19.156cm" svg:viewBox="0 0 277 277" svg:d="M233 238l-3 4-4 3-5 4-4 3-4 3-5 2-5 3-5 3-5 2-5 2-5 2-5 1-5 2-6 1-5 1-5 1-5 1h-6l-6 1h-5l-6-1h-5l-5-1-6-1-4-1-6-2-5-1-6-2-4-1-6-3-4-2-5-2-5-3-5-4-4-3-4-3-4-3-5-4-4-3-3-4-4-4-3-4-3-5-4-5-3-5-4-4-2-5-2-5-2-5-3-5-1-5-2-5-1-5-2-5-1-6v-5l-1-6v-5-5-6-5l1-6v-5l1-5 2-6 1-5 2-5 1-5 2-5 2-5 2-6 3-4 4-5 3-4 3-5 3-4 4-4 3-4 4-4 3-4 5-4 4-3 5-3 4-3 5-3 4-3 5-3 5-2 5-2 5-2 5-2 5-2h5l5-2 6-1h5l6-1h5 5 6l5 1h6 5l5 2 6 1 5 1 6 2 4 2 6 2 4 2 6 2 4 3 5 3 4 3 4 3 5 4 4 3 4 4 4 3 3 4 4 4 4 5 3 4 3 4 3 5 3 4 2 6 2 4 3 5 1 5 2 6 1 4 2 6 1 5 1 6v5l1 5v6 5 6 5l-1 5-1 6-1 5-1 6-2 5-1 5-2 5-2 5-2 5-3 5-3 4-3 5-3 4-3 5-3 5-4 4-4 4zM234 239l4-4 4-4 4-5 3-4 3-5 3-4 3-5 2-5 3-5 2-5 2-4 3-6 1-5 2-5v-6l2-5 1-6 1-5v-5-6-5-6l-1-5v-5l-2-6-1-5-1-6-2-5-1-5-2-5-2-5-2-5-3-5-3-4-3-5-3-4-3-5-3-4-4-5-4-3-4-4-3-4-4-3-5-4-5-3-4-3-5-3-4-3-5-2-5-2-5-2-5-2-6-2-5-1-5-1-5-1-6-1h-5l-6-1h-6-5-5l-6 1-5 1h-6l-5 2-5 1-5 2-5 1-6 2-4 2-6 3-4 3-5 2-5 3-4 3-4 3-5 4-4 3-3 4-4 4-4 5-4 3-3 5-3 5-3 4-3 5-3 4-3 5-2 6-2 4-1 6-2 5-1 5-2 6v5l-1 5-1 6v5 6 5 5l1 6 1 5v6l2 5 1 5 2 6 1 4 3 6 2 4 2 6 3 4 4 5 3 5 3 4 3 5 4 5 3 3 4 4 4 4 4 4 4 3 5 3 4 3 5 3 4 3 5 3 5 2 5 2 5 2 6 1 4 2 6 1 5 2 6 1 5 1h5 6 5 6 6l5-1 6-1 5-1 5-1 5-2 5-1 6-2 4-2 6-3 4-2 5-3 5-2 4-3 5-3 4-4 4-3z">
          <text:p/>
        </draw:path>
        <draw:path draw:style-name="gr120" draw:text-style-name="P118" draw:layer="layout" svg:width="0.277cm" svg:height="0.278cm" svg:x="9.05cm" svg:y="19.155cm" svg:viewBox="0 0 278 279" svg:d="M235 239l-4 4-4 3-4 4-5 3-5 4-4 2-5 3-4 2-6 3-4 2-6 1-5 2-5 1-5 2-6 1-5 1h-5-6l-6 1-5-1h-6-5-6l-5-1-5-2-6-1-4-2-6-1-5-2-5-2-6-3-5-2-4-3-5-3-4-4-5-3-4-3-4-4-4-4-4-4-3-3-4-5-3-4-3-5-3-4-4-5-2-4-2-6-2-4-3-6-1-4-2-6-1-5-2-6-1-5v-5l-1-6v-5-6-5-5l1-6v-5l1-6 2-5 1-5 2-6 1-5 2-5 2-5 2-5 3-4 3-5 3-5 3-4 3-5 4-4 4-4 4-4 3-4 4-3 5-4 4-3 4-3 5-3 5-3 4-3 6-2 5-2 5-2 6-1 4-2 6-1 5-2 6-1h5l5-1h6 5 6l6 1h5 6l5 2 5 1 5 1 5 2 6 2 4 2 6 2 4 2 5 3 5 3 4 3 5 3 4 4 4 3 4 4 4 3 4 4 4 5 3 4 3 4 3 5 3 5 3 4 2 5 3 5 2 5 2 5 1 5 2 5 1 6 1 5 2 5v6 5 6 5 5 6 5l-1 6-2 5-1 5-1 6-2 5-2 6-2 4-3 5-2 5-2 5-3 4-3 5-3 5-3 3-4 5-4 4zM236 239l4-4 3-4 4-4 3-4 3-5 4-4 3-5 2-5 2-4 3-6 2-4 1-6 3-5 1-5 1-5 2-6v-5l1-5v-7-5-5-6l-1-5v-6l-1-5-1-5-2-6-1-5-2-6-1-4-2-6-3-4-2-6-3-4-3-5-3-4-3-5-3-4-4-4-4-4-4-4-4-3-5-4-3-3-5-4-5-2-4-4-5-3-5-2-5-2-5-2-6-2-4-2-6-1-5-1-5-1-6-1h-5l-6-1h-6-5l-6 1h-5l-5 1h-6l-5 2-6 1-5 2-5 1-5 2-6 2-5 3-4 3-6 2-4 3-4 3-5 3-4 4-4 4-4 4-4 4-4 4-3 4-4 4-3 5-3 4-2 5-3 4-3 6-1 5-3 5-1 5-2 6-1 4-2 6v5l-1 6-1 6v5 5 6l1 5v6l1 5 1 5 1 6 1 5 2 6 1 5 3 5 2 5 2 5 3 4 3 5 3 4 3 5 3 5 4 4 4 4 4 4 3 4 4 3 5 4 5 3 3 4 5 3 5 2 5 3 5 3 6 2 5 1 5 2 5 1 6 2 5 1 5 1 6 1h5 6l5 1 6-1h6l5-1h5l6-1 5-2 5-1 5-2 6-2 5-2 5-2 5-2 5-3 4-3 5-4 4-3 4-3 5-4z">
          <text:p/>
        </draw:path>
        <draw:path draw:style-name="gr120" draw:text-style-name="P118" draw:layer="layout" svg:width="0.279cm" svg:height="0.279cm" svg:x="9.05cm" svg:y="19.155cm" svg:viewBox="0 0 280 280" svg:d="M237 240l-4 4-5 4-4 3-4 3-5 3-5 3-4 3-6 3-4 2-6 2-5 2-5 1-5 2-6 2h-5l-5 1-6 1h-5l-7 1-5-1h-6-5l-6-1-5-1-5-1-6-2-5-1-5-2-5-1-6-3-4-2-5-3-5-2-5-3-4-4-4-3-5-3-4-4-4-3-3-4-4-5-4-4-3-4-3-5-3-5-4-4-2-5-2-4-2-6-3-4-1-6-2-5-1-6-1-5-2-5v-6-5l-1-6v-5-5-6l1-5v-6l1-6 2-5 1-5 2-5 1-6 3-5 1-5 3-5 2-5 3-4 3-5 3-4 4-4 3-5 4-4 4-4 3-3 4-4 5-4 5-3 3-3 5-3 5-3 5-3 5-2 5-2 5-2 5-2 5-1 6-2 5-2 6-1h5 5l6-1h5 6l7 1h5 5l6 2 5 1 5 2 5 1 6 3 5 1 5 3 5 2 5 3 4 3 5 2 4 4 4 3 5 4 4 3 4 4 3 5 4 4 3 3 3 5 4 5 3 4 3 5 2 5 2 5 3 5 1 5 2 5 1 6 2 5 1 6 1 5v5l1 6v5 6 5 6l-1 5-1 6-1 5-1 6-2 4-2 6-1 5-3 5-2 5-2 5-3 4-3 6-3 4-3 4-4 5-3 4-4 4zM237 241l4-4 3-4 4-4 4-4 3-5 3-4 2-5 3-5 3-5 2-5 2-5 2-5 2-5 2-5 1-6 1-5 1-6 1-5v-6-5-6-5l-1-6v-5l-2-5v-6l-2-5-2-6-1-5-2-5-2-5-2-5-3-5-3-5-3-4-3-5-3-5-4-4-3-4-4-4-3-4-5-4-4-3-5-3-4-4-5-3-4-3-5-2-5-3-5-2-5-2-5-2-6-3-5-1-5-1-6-1-5-1h-5l-6-1h-7-5l-6 1h-5l-5 1h-6l-5 2-6 1-5 3-5 1-5 3-5 1-6 2-4 3-5 3-5 3-4 3-5 4-4 3-4 4-4 4-4 3-3 4-4 5-3 5-3 4-3 5-3 4-3 5-2 5-2 5-3 5-1 5-2 5-1 6-2 5v6l-1 5-1 6v6 5 5l1 6v5l1 6 1 5 1 5 1 6 2 5 1 6 3 5 2 5 2 5 3 5 3 4 3 5 3 4 4 5 3 4 4 4 4 4 3 3 5 4 4 4 5 3 4 3 5 3 4 3 5 3 5 2 6 2 4 2 6 1 5 2 6 2h5l5 2 6 1h5 6 5 7 5l6-1 5-1 5-1 6-1 5-2 6-1 4-3 6-1 5-2 5-4 4-2 5-3 5-3 4-3 5-3 4-4z">
          <text:p/>
        </draw:path>
        <draw:path draw:style-name="gr121" draw:text-style-name="P119" draw:layer="layout" svg:width="0.28cm" svg:height="0.28cm" svg:x="9.049cm" svg:y="19.154cm" svg:viewBox="0 0 281 281" svg:d="M237 242l-4 4-3 4-5 3-5 3-4 3-5 3-5 2-5 3-5 3-6 1-4 2-6 2-5 2-6 1-5 1-5 1h-6-5l-6 1-6-1h-5-5-6l-5-2-6-1-5-1-5-2-6-1-4-3-6-1-5-2-5-4-4-2-5-3-5-3-4-3-4-4-5-4-4-4-3-3-4-4-3-4-4-5-3-4-3-5-3-5-3-4-2-6-2-4-3-6-1-5-2-6-1-5-1-5-2-6v-5-5l-1-6v-5-6-5l1-6v-6l1-5 2-5 1-6 2-5 1-5 3-5 2-6 2-4 2-5 4-4 3-5 3-5 3-4 4-5 3-4 4-4 3-3 5-5 4-3 5-4 4-3 5-3 4-3 5-3 5-2 6-1 4-3 6-1 5-2 6-1 5-2 5-1h6 5l6-1h5 6l6 1h5l5 1 6 1 5 1 5 1 6 2 5 2 5 2 5 2 5 3 5 2 5 3 5 3 4 4 5 3 4 4 4 4 4 4 4 4 3 4 4 4 3 5 3 4 3 5 2 5 4 4 2 6 2 4 2 6 1 5 2 6 1 5 1 5 2 6v5 6 5 5 6 6 5l-1 6-2 5v5l-2 6-2 4-2 6-2 5-2 5-3 5-3 5-2 4-3 5-3 5-4 4-4 4-3 4zM238 243l4-4 4-4 4-5 3-4 4-4 3-5 2-5 3-5 2-4 3-6 2-4 1-6 3-5 1-6 1-5 2-5v-6l1-5v-6-6-5-5l-1-6v-5l-1-6-1-6-1-5-2-5-2-5-2-6-1-5-3-5-3-5-2-5-3-4-3-5-3-5-4-3-4-5-4-4-4-4-4-4-3-4-5-3-5-3-4-3-5-4-6-2-5-2-5-2-5-3-5-2-6-2-5-1-5-1-6-1h-5l-5-1-6-1h-6-5l-6 1h-5l-6 1h-5l-5 2-6 1-5 2-6 1-5 3-5 1-5 3-5 3-5 3-5 2-4 4-4 3-5 3-4 5-3 4-4 3-4 5-4 4-3 5-3 4-3 5-3 4-3 6-2 4-2 6-3 4-1 6-2 5-1 6-2 5v5l-1 6-1 5v6 6 5l1 6v5l1 6 1 5 1 6 1 5 2 5 2 5 2 6 2 5 2 5 3 4 3 6 3 4 3 4 4 5 3 4 4 4 4 4 4 4 4 4 5 3 4 4 4 3 5 3 5 2 5 3 5 3 5 1 5 2 6 2 5 2 5 1 6 1 5 1h6l5 1h5 7 5 5l6-1h5l5-2 6-1 5-1 6-2 5-2 5-2 5-2 5-3 6-2 4-3 5-3 5-4 4-3 4-3z">
          <text:p/>
        </draw:path>
        <draw:path draw:style-name="gr122" draw:text-style-name="P120" draw:layer="layout" svg:width="0.282cm" svg:height="0.282cm" svg:x="9.048cm" svg:y="19.153cm" svg:viewBox="0 0 283 283" svg:d="M238 243l-4 4-4 3-4 4-5 3-5 3-4 3-6 3-4 3-6 2-4 2-6 2-5 2-5 1-6 1-5 1-6 1-5 1h-5-6-6-5l-6-1h-5l-5-1-6-1-5-2-6-1-5-2-5-2-5-2-5-3-5-2-5-2-5-3-5-3-4-4-4-3-4-4-5-4-3-4-4-4-3-4-4-5-3-4-3-5-3-5-3-5-2-4-2-6-2-5-2-5-2-5-1-5-1-6-2-5v-6-6l-1-5v-5-6-6l1-5v-6l1-5 2-6 1-5 2-5 1-6 3-4 2-6 2-4 2-6 4-4 3-6 3-4 3-5 4-4 4-5 3-3 4-4 4-4 5-3 4-3 4-4 5-2 5-4 5-2 5-3 5-1 5-3 6-1 5-2 5-1 6-2 5-1h6 5l5-1h6 6l5 1h6l5 1 5 1 6 1 5 1 6 2 5 2 5 2 5 3 5 2 5 2 5 3 4 3 5 4 5 3 3 3 4 4 4 4 4 4 4 5 4 3 3 5 3 5 3 5 2 5 3 5 3 5 1 5 3 6 2 5 1 5 2 5 1 6 1 5v6l1 5v6 5 6 6l-1 5-1 5-1 6-1 5-1 6-3 5-2 5-2 5-3 5-2 5-3 5-2 5-3 5-4 3-3 5-4 5-4 4zM239 244l4-4 4-4 3-4 3-5 4-4 3-5 3-5 3-4 2-6 2-4 3-6 2-5 2-5 1-6 2-5 1-6 1-5 1-5v-6-6-5-6l-1-5v-6l-2-6v-5l-2-5-1-6-2-5-3-5-2-5-2-6-3-4-2-5-3-6-3-4-4-5-3-4-4-4-4-5-4-3-4-4-4-3-5-4-4-3-5-3-5-4-5-2-5-2-5-2-5-3-5-1-6-3h-5l-6-2-5-1h-5l-6-1-5-1h-6-6l-5 1h-5l-6 1h-6l-5 2-6 1-5 2-5 1-5 3-6 2-4 2-6 3-4 3-5 3-4 3-5 3-5 4-4 3-3 5-4 3-4 4-4 5-3 4-3 4-3 7-3 4-3 5-2 5-2 5-3 5-1 6-2 5-1 5-2 6v5l-1 6-1 5v6 6 5l1 5v6l1 6 1 5 1 6 1 5 2 5 2 6 2 4 2 6 2 4 3 6 4 4 3 5 3 5 3 4 4 4 4 5 3 4 4 4 4 3 5 3 4 4 5 3 5 3 4 3 6 2 4 2 6 3 5 2 5 2 5 1 5 2h7l5 2h5l6 1h5 6 6 5l5-1 6-1 5-1 6-1 5-2 5-1 6-3 5-2 5-2 5-2 5-3 4-3 5-3 5-3 4-4 5-3z">
          <text:p/>
        </draw:path>
        <draw:path draw:style-name="gr123" draw:text-style-name="P121" draw:layer="layout" svg:width="0.283cm" svg:height="0.283cm" svg:x="9.047cm" svg:y="19.152cm" svg:viewBox="0 0 284 284" svg:d="M240 245l-3 4-5 3-5 4-4 3-5 3-5 3-4 2-6 3-4 2-6 2-5 3-5 1-6 2h-5l-6 2-5 1h-5-6-5-6-6-5-6l-5-2-6-1-5-1-6-2-4-1-6-3-5-2-5-2-5-2-5-4-5-2-4-4-5-3-5-3-4-4-4-4-4-3-4-5-3-4-3-5-4-4-3-5-3-4-3-6-2-4-2-6-2-4-2-6-2-5-1-6-1-5-2-5v-6-6l-1-5v-6-5-6l1-6v-5l1-5 2-6 1-5 2-6 1-6 3-5 2-5 2-5 2-5 4-4 3-6 3-4 3-4 4-5 4-4 3-4 4-4 4-3 5-4 5-3 5-3 4-3 5-4 5-2 5-2 5-2 6-3 4-1 6-2 5-1 6-2 6-1h5 6l5-1h5 6l6 1h5l6 1 5 1 5 1 6 1 5 2 6 2 5 2 5 3 5 2 5 2 4 3 6 3 3 4 5 3 5 3 4 4 3 4 4 5 4 4 3 4 4 5 3 4 3 5 3 5 3 4 2 6 1 5 3 6 1 5 2 5 1 6 1 5 2 5v7 5 5 6 6 5 6l-1 5-2 6-1 5-1 5-2 6-2 5-2 6-2 4-3 6-3 4-3 5-3 4-3 5-3 5-4 4-4 3zM241 245l4-4 4-4 3-4 4-4 3-5 3-4 3-6 3-4 2-5 3-5 2-6 2-5 1-5 2-5 1-6 2-6v-5-6l1-5v-6-6-5l-1-5v-7l-1-5-1-5-1-6-2-5-1-5-3-7-2-4-2-6-3-5-3-5-2-4-3-5-4-5-3-4-4-4-4-4-4-4-4-4-4-3-5-4-4-3-5-3-5-4-5-2-5-2-5-2-5-3-5-1-5-3h-6l-5-2-6-1h-6l-5-1-6-1h-6-5l-5 1h-6l-6 1h-5l-6 2-5 1-6 2-5 1-5 3-5 2-5 2-5 3-5 3-5 3-5 3-4 3-5 4-5 4-3 4-4 3-4 4-3 5-4 5-3 4-3 5-3 4-3 6-2 4-2 6-3 5-1 6-2 6-1 5-2 6v5l-1 5-1 6v6 5 6l1 5v6l1 6 1 5 1 5 1 6 2 5 2 6 2 5 2 5 3 5 2 5 4 5 3 5 3 4 3 4 4 5 4 4 3 4 4 4 5 3 4 4 5 3 5 3 4 3 6 3 4 3 6 2 4 2 6 3 5 1 6 2 5 1 5 1 6 1h6l5 1h6 6 5 6l5-1h5l7-2 5-1 5-1 6-2 5-2 5-2 5-3 5-2 5-2 5-3 4-3 5-4 5-3 4-4z">
          <text:p/>
        </draw:path>
        <draw:path draw:style-name="gr124" draw:text-style-name="P122" draw:layer="layout" svg:width="0.285cm" svg:height="0.285cm" svg:x="9.047cm" svg:y="19.152cm" svg:viewBox="0 0 286 286" svg:d="M242 246l-5 4-4 3-4 4-5 3-4 3-5 4-5 2-5 2-5 2-5 3-5 2-6 2-5 1-6 1-6 1-5 1-6 1h-5-5-7-5l-5-1h-6l-6-1-6-1-5-2-6-1-5-2-6-2-4-2-6-3-4-2-6-3-4-3-5-3-5-3-3-4-5-3-4-4-4-5-4-3-3-5-3-4-4-5-3-4-3-6-2-4-3-6-2-4-2-6-2-5-2-5-1-6-1-5-2-6v-5-6l-1-6v-5-5-6l1-6v-6l1-5 2-6 1-5 2-6 1-5 3-5 2-6 2-4 2-6 4-4 3-5 3-5 4-4 3-5 4-4 3-4 4-3 5-4 4-4 4-3 5-3 5-3 5-4 5-2 5-2 5-2 5-3 5-1 6-2 5-1 6-2 6-1h6 5l6-1h5 6l6 1h5l5 1 7 1 5 1 5 1 6 2 4 2 6 2 5 3 5 2 5 2 5 3 4 3 5 4 5 3 4 4 4 3 4 5 4 4 4 4 3 4 4 5 3 4 2 5 3 5 2 5 3 6 2 4 2 6 2 5 1 5 2 6 1 5v5l1 7 1 6v5 6 6l-1 5v6l-1 5-1 5-2 6-1 6-2 5-1 5-3 5-2 6-2 4-3 5-3 5-3 5-3 5-4 3-3 5-4 4zM242 247l4-4 4-5 3-4 4-4 3-5 3-5 4-4 2-5 3-5 2-6 3-4 1-6 2-5 1-6 2-5v-6l2-5v-6l1-5v-6-6-5l-1-6-1-7-1-5v-5l-2-6-1-5-2-5-2-6-3-5-2-6-2-4-3-5-3-5-3-5-3-5-4-3-3-5-4-4-5-4-4-4-4-3-4-3-5-4-4-3-6-3-4-3-6-2-4-2-6-3-5-1-6-2-5-1-5-2-6-1h-6l-5-1-6-1h-6-5l-6 1h-6l-5 1h-6l-6 2-5 1-6 2-5 1-5 3-6 2-4 2-6 3-4 3-5 3-5 3-4 4-5 3-4 4-4 4-4 3-3 5-4 4-4 5-3 4-3 5-3 5-3 5-2 5-2 6-3 4-1 6-2 5-1 5-2 6v6l-1 6v6l-1 6v5 5l1 6v6l1 5 1 6 1 5 1 6 2 5 2 5 2 6 2 5 3 5 2 5 4 5 3 4 3 5 4 5 3 4 4 4 3 4 5 4 4 4 4 4 5 3 5 3 4 3 5 3 5 2 5 2 5 3 6 2 5 2 6 1 5 2h6l5 2h7l5 1h5 7 5 5l6-1 6-1 5-1 6-1 5-2 6-1 5-2 5-3 5-2 5-2 5-3 5-3 5-3 4-4 4-3 5-4z">
          <text:p/>
        </draw:path>
        <draw:path draw:style-name="gr124" draw:text-style-name="P122" draw:layer="layout" svg:width="0.286cm" svg:height="0.286cm" svg:x="9.046cm" svg:y="19.151cm" svg:viewBox="0 0 287 287" svg:d="M243 247l-4 4-5 4-4 3-4 4-6 3-4 2-5 3-5 3-5 2-5 2-6 3-5 1-6 2h-6l-5 2-6 1-6 1h-5-5-7-5l-5-1h-7l-5-2-5-1-6-1-5-2-5-1-6-2-5-3-5-2-5-2-5-3-5-4-4-3-5-3-4-4-4-3-5-4-4-4-4-4-3-5-3-4-4-5-3-4-3-5-2-5-3-5-2-5-2-6-2-5-2-6-1-5-1-5-2-6v-5-6l-1-7v-5-5l1-6v-6-5l1-6 2-6 1-5 2-6 1-5 3-5 2-5 2-5 3-5 3-5 3-5 3-5 4-4 3-4 4-5 3-4 5-3 4-4 4-3 5-4 5-3 4-3 5-4 5-2 5-2 5-2 6-3 5-1 6-2 5-1 5-2 6-1h5 6l6-1h5 6l6 1h5l6 1 6 1 6 1 5 2 6 1 5 2 5 2 5 3 5 2 5 3 5 2 5 3 5 4 3 3 5 4 4 4 5 4 3 4 3 4 4 4 3 5 3 4 4 6 3 4 2 5 2 6 3 5 2 5 1 6 2 5 1 5 1 6 1 5 1 6 1 6v5 6 6l-1 6v5l-2 6-1 6-1 5-2 6-1 5-2 5-2 5-2 5-3 6-3 4-3 5-3 5-3 4-4 5-4 4-3 4zM243 248l4-4 4-4 4-4 3-5 4-5 3-4 3-6 2-4 3-6 3-4 2-6 2-5 1-5 2-6 1-5 1-6 2-6v-5-6-6-6-5-6l-1-6-1-5-1-6-1-6-2-5-1-5-3-5-2-5-2-6-3-5-3-5-3-5-3-4-3-5-4-4-4-4-3-5-4-4-4-4-5-3-4-3-5-4-5-3-4-3-6-3-4-2-6-2-5-3-5-1-6-2-5-1-6-2-6-1h-6l-5-1-6-1h-6-5l-6 1h-6l-5 1-6 1-5 1-5 1-7 2-4 1-6 3-5 2-5 2-5 3-5 3-5 3-5 3-4 4-4 3-5 4-4 4-3 4-4 4-4 5-3 4-4 5-3 5-3 4-3 6-2 4-2 6-3 5-1 5-2 6-1 5-1 6-1 6-1 5v6l-1 6v5 5l1 7v6l1 5 1 6 1 6 1 5 2 6 2 5 3 5 2 5 2 5 2 5 4 5 3 5 3 5 4 4 3 4 4 5 4 4 4 3 4 4 4 3 5 4 5 3 4 3 6 3 4 3 6 2 5 2 6 3 5 1 5 2 6 1 5 1 5 1 7 1h5 5 7 5 5 7l5-1 5-2 6-1 6-1 5-2 6-2 5-2 5-3 5-2 5-3 5-3 5-3 4-3 5-4 4-3z">
          <text:p/>
        </draw:path>
        <draw:path draw:style-name="gr125" draw:text-style-name="P123" draw:layer="layout" svg:width="0.288cm" svg:height="0.288cm" svg:x="9.045cm" svg:y="19.15cm" svg:viewBox="0 0 289 289" svg:d="M244 249l-4 4-5 3-5 4-4 3-5 3-5 3-5 3-5 2-5 3-5 2-6 1-5 3-6 1-5 1-5 2h-6l-6 1h-5-6-6-5l-6-1h-6l-5-1-6-1-5-2-5-1-6-2-5-2-5-2-6-3-5-2-5-3-5-3-4-3-5-4-4-3-4-4-4-4-5-4-3-4-4-4-3-5-4-4-3-5-3-5-2-5-2-5-3-6-2-4-2-6-2-5-1-6-1-6-2-6v-5-6l-1-6v-5-6l1-6v-5-6l2-6 1-5 1-5 2-6 1-5 3-6 2-5 2-5 3-5 3-5 3-4 4-5 3-5 3-4 4-4 4-5 4-3 5-4 3-3 5-4 5-3 4-3 6-3 4-3 6-2 5-2 6-3 4-1 6-2 6-1 5-1 5-2h6 6l5-1h6 6l5 1h6l6 1 5 1 6 1 5 2 6 1 5 2 5 2 6 3 4 2 6 3 4 3 5 3 5 3 4 3 6 4 3 4 4 4 4 5 4 3 4 5 3 5 3 4 3 5 3 5 2 5 3 5 2 6 2 4 2 6 1 5 2 6 1 6 1 5v5l1 7v5 5 7l-1 5v5l-1 6-1 6-2 5-1 6-2 6-1 5-2 6-3 4-3 6-2 4-3 6-3 4-4 5-3 5-4 3-4 5zM245 249l4-4 4-4 4-4 3-5 3-5 4-4 3-5 2-5 3-5 2-5 2-6 2-5 2-6 1-6 2-5 1-6 1-5v-6l1-5v-7-5-5l-1-7-1-5v-5l-1-7-2-5-1-5-2-6-2-5-2-5-3-5-2-6-3-4-3-6-3-4-3-5-4-4-4-4-4-4-4-5-4-4-5-3-5-3-4-4-5-3-5-3-5-3-5-2-6-2-5-3-5-1-6-2-5-1-6-2-5-1h-5l-7-1-5-1h-6-6l-5 1h-6l-6 1-5 1-6 1-5 1-6 2-5 1-6 3-5 2-5 2-5 3-5 3-4 3-5 4-5 3-4 4-5 4-4 3-3 4-4 5-4 4-3 4-3 5-3 5-4 5-3 5-2 5-2 5-2 6-2 5-2 6-1 5-1 5-1 6-1 6v5l-1 6v6 5l1 6v6l1 5 1 6 1 6 1 6 2 5 2 6 3 5 2 5 2 5 2 5 4 5 3 5 4 4 3 5 3 5 4 3 4 5 4 4 5 4 4 3 5 4 4 3 5 3 5 2 5 3 6 3 4 2 6 2 5 2 5 1 6 2 6 1h5l6 1 6 1h5 6 6 5l6-1 6-1 5-1 5-1 7-2 5-2 5-1 5-3 5-2 6-2 4-3 6-3 4-4 5-3 5-3 4-4z">
          <text:p/>
        </draw:path>
        <draw:path draw:style-name="gr126" draw:text-style-name="P124" draw:layer="layout" svg:width="0.289cm" svg:height="0.289cm" svg:x="9.044cm" svg:y="19.149cm" svg:viewBox="0 0 290 290" svg:d="M246 250l-5 3-4 4-4 4-5 3-5 3-5 3-5 3-5 3-5 2-5 2-5 2-6 2-6 2-5 1-6 1-5 1-6 1h-6-5-6-6l-6-1-5-1-6-1h-5l-6-2-6-2-5-1-5-2-5-3-5-2-6-3-4-2-5-3-5-4-4-3-5-3-4-4-4-4-4-5-4-4-4-4-3-5-4-5-3-4-3-5-2-5-3-6-2-5-2-5-3-6-2-5-1-6-1-5-2-6v-5-6l-1-6v-5-7l1-5v-5-7l2-5 1-5 1-6 2-5 3-5 1-6 3-5 2-6 3-4 3-6 3-4 3-5 3-5 4-3 4-5 4-4 4-4 4-4 5-3 5-3 4-4 5-3 4-3 6-3 5-2 5-2 5-3 6-1 5-2 5-1 7-1 5-2h5 7l5-1h5 7l5 1h6l5 1 6 1 5 1 6 2 6 1 4 2 6 2 5 3 6 2 4 3 6 3 4 3 5 3 5 4 3 3 5 4 4 5 4 4 4 4 3 4 3 5 4 4 3 6 3 4 2 6 2 4 3 6 2 5 1 5 2 6 2 5v6l1 6 1 5 1 6v6 5 6l-1 6v6l-2 5v6l-2 5-2 5-1 6-2 5-2 6-2 5-3 6-3 5-3 4-3 5-4 5-3 4-4 5-3 4zM246 250l4-3 4-5 3-4 4-5 3-4 4-5 2-5 3-5 3-6 3-5 1-5 3-5 1-6 2-5 1-6 1-6 2-5v-6-6-6-5-6-6l-1-5-1-6-1-6-1-5-2-6-1-5-3-5-2-6-2-5-3-5-3-5-3-5-3-4-4-5-3-5-4-4-3-4-5-4-4-4-4-4-5-3-5-4-4-3-5-3-5-2-5-3-5-2-6-3-5-1-6-2-5-1-6-2-6-1h-5l-6-1-5-1h-7-5l-5 1h-7l-5 1-6 1-6 1-5 1-5 2-6 1-5 3-5 2-6 2-5 3-5 4-5 3-4 3-5 3-4 4-4 4-5 3-4 4-4 5-3 4-3 5-4 5-3 4-3 5-2 5-3 6-2 4-2 6-3 5-2 6-1 6-1 5-1 5-1 7v5l-1 5v7 5l1 6v6l1 5 1 6 1 5 1 6 3 5 2 6 2 5 3 5 2 7 3 4 2 6 3 4 4 5 3 5 4 4 4 4 4 4 5 4 3 4 5 3 5 3 4 4 5 3 5 3 5 3 5 2 6 2 5 2 5 2 6 2 5 1 6 1 6 1 5 1h6 6 6 5 6 6l5-1 6-2h6l5-2 6-2 5-2 5-2 6-2 4-3 6-3 4-3 5-3 5-3 4-4 5-4z">
          <text:p/>
        </draw:path>
        <draw:path draw:style-name="gr127" draw:text-style-name="P125" draw:layer="layout" svg:width="0.291cm" svg:height="0.291cm" svg:x="9.044cm" svg:y="19.149cm" svg:viewBox="0 0 292 292" svg:d="M247 251l-4 4-5 4-5 4-4 3-5 3-4 3-6 3-4 2-6 3-5 2-6 1-5 3-5 1-7 1-5 2h-5l-7 1h-5-5-6-6l-6-1h-5l-6-1-6-1-5-1-6-2-5-2-6-2-5-2-5-2-5-4-5-2-6-3-4-4-5-3-5-4-3-4-5-3-4-4-4-4-4-5-3-5-4-5-3-4-2-6-3-4-2-6-3-5-2-6-2-5-2-5-1-6-1-5-2-6v-6-5l-1-6v-6-6l1-5v-6-6l2-5 1-6 1-6 2-5 2-5 2-6 2-4 3-6 2-5 3-5 3-5 4-4 3-5 3-4 4-5 4-4 5-4 4-4 4-3 5-3 4-4 6-3 5-3 5-3 5-2 6-2 5-3 5-1 6-2 5-1 6-1 6-2h5 6l6-1h5 6l6 1h6l5 1 6 1 6 1 5 2 6 1 5 2 5 2 6 3 4 3 6 2 4 3 5 3 5 3 4 4 5 4 4 4 4 4 4 4 4 4 3 5 4 4 3 5 3 5 3 5 3 5 2 5 2 5 2 6 2 5 2 6 1 5 1 5 1 7v5l1 6v6 5 6l-1 5v7l-1 5-1 5-1 7-2 5-2 5-2 6-1 5-3 5-3 5-3 5-2 5-4 5-3 4-4 5-3 5-4 4zM247 252l4-4 4-5 4-5 4-4 3-4 3-6 3-4 3-6 2-4 3-6 2-5 2-6 2-5 1-5 2-6 1-6 1-5v-7l1-5v-6-5-6l-1-6-1-5v-7l-1-5-2-5-1-6-3-6-1-5-2-5-3-5-3-6-2-4-3-6-3-4-4-5-4-5-3-3-5-5-3-4-4-4-5-4-5-3-4-4-5-3-5-3-5-2-5-3-6-2-5-3-5-1-6-2-5-1-6-2-6-1h-5l-6-1-6-1h-6-5l-6 1h-6l-5 1-6 1-6 1-5 1-6 2-5 2-5 2-6 2-5 2-6 3-4 4-6 3-5 3-5 3-3 4-5 4-4 3-4 5-4 4-3 4-4 5-3 5-3 4-4 6-2 4-3 6-2 5-2 6-2 5-2 5-1 6-1 6-1 5-1 6v6l-1 5v6 6l1 6v5l1 6 1 6 1 5 1 6 3 6 1 5 3 6 2 4 2 6 3 5 3 5 3 4 4 6 3 4 3 5 4 5 5 3 4 4 4 4 4 4 5 3 5 3 6 3 4 3 6 3 5 3 5 2 6 1 5 3 6 1 5 2 5 1h7l5 1 6 1h6 6 5 6l6-1 5-1 6-1 6-1 5-1 5-3 6-1 5-3 6-2 5-3 5-2 5-3 5-3 4-4 5-3 4-4z">
          <text:p/>
        </draw:path>
        <draw:path draw:style-name="gr127" draw:text-style-name="P125" draw:layer="layout" svg:width="0.293cm" svg:height="0.293cm" svg:x="9.043cm" svg:y="19.148cm" svg:viewBox="0 0 294 294" svg:d="M248 252l-5 4-3 4-5 3-5 4-4 3-6 3-4 3-6 3-5 2-5 2-6 2-5 2-6 2-5 1-6 1-6 1-5 1h-6-6-6-5l-6-1-6-1-7-1h-5l-5-2-6-1-5-3-6-1-5-3-5-2-6-3-4-3-5-4-5-3-5-3-4-4-4-4-4-4-5-3-4-5-4-5-3-4-3-5-3-5-3-4-3-6-2-5-3-5-2-5-2-5-2-7-1-5-1-5-2-6v-6-5l-1-6v-6-6l1-5v-7-5l2-5 1-7 1-5 2-5 2-6 2-5 2-5 3-6 2-5 3-5 3-5 4-4 3-5 4-4 3-4 5-5 4-4 4-4 4-3 5-3 5-4 5-3 4-3 6-3 5-2 6-2 5-2 5-2 6-2 5-1 6-1 6-2h6 5l7-1h5 6l5 1h7l5 1 6 1 6 1 5 2 5 1 6 2 5 2 6 3 5 3 5 2 5 3 5 3 4 3 5 4 4 4 4 4 4 4 5 4 3 4 4 5 4 4 3 5 3 5 2 5 3 5 2 6 3 4 1 6 3 6 1 5 2 6v5l1 6 1 6 1 6v5 6 6l-1 5v6l-2 6v6l-2 5-1 6-2 5-2 6-3 5-2 5-2 5-3 5-3 5-3 5-4 5-3 4-4 4-4 5zM249 253l4-5 4-4 3-4 4-5 3-5 3-4 3-6 4-4 2-6 2-5 2-5 3-6 1-5 2-6 1-5 1-6 2-6v-6l1-5v-6-6-6l-1-5-1-6-1-6-1-5-1-6-2-6-2-5-2-6-2-5-2-5-3-5-3-5-3-5-3-5-4-5-3-4-4-4-4-5-4-4-5-4-4-4-4-3-5-4-5-3-5-3-5-2-5-3-5-2-5-2-7-2-5-2-5-1-6-2-6-1h-5l-7-1-5-1h-6-5l-7 1h-5l-6 1-6 1-6 1-6 1-5 2-6 2-5 2-5 2-6 3-5 2-5 4-5 3-4 3-5 4-4 3-5 4-4 4-4 4-4 5-3 3-4 5-3 5-3 5-4 5-2 5-3 6-2 5-2 5-2 6-2 5-1 5-1 7-1 5-1 5v7l-1 5v6 6l1 6v5l1 6 1 6 2 6v5l3 6 1 5 3 5 2 6 2 5 3 5 3 5 3 5 4 4 3 5 4 5 4 4 4 4 4 4 4 4 5 4 5 3 4 3 5 4 5 3 6 3 4 2 6 2 5 2 5 2 7 2 5 1 5 1 7 1 6 1 6 1h5 6 6 6l5-1 6-1 6-2 5-1 6-2 6-1 5-2 6-2 4-2 6-3 5-3 5-3 4-4 5-4 5-3 4-3z">
          <text:p/>
        </draw:path>
        <draw:path draw:style-name="gr128" draw:text-style-name="P126" draw:layer="layout" svg:width="0.294cm" svg:height="0.294cm" svg:x="9.042cm" svg:y="19.147cm" svg:viewBox="0 0 295 295" svg:d="M250 254l-5 4-5 4-4 3-5 4-5 3-4 3-6 2-5 3-5 3-5 2-5 2-6 1-7 2-5 1-6 2-6 1h-5-6-6-6-5-6l-6-1-6-1-5-1-6-1-6-2-5-2-6-2-5-2-5-2-5-3-5-4-5-3-5-3-4-3-5-4-4-3-4-4-4-5-4-4-4-4-4-5-3-5-3-4-3-6-3-4-2-6-3-5-2-5-2-6-2-5-1-6-1-6-1-5-1-6v-6l-1-6v-5-6l1-6v-6-5l2-6 1-6 1-5 2-6 2-5 2-6 2-5 3-5 2-6 3-4 3-5 4-5 3-5 4-4 4-4 4-4 4-5 4-4 5-3 5-4 4-3 5-3 5-3 5-2 5-3 6-3 5-1 5-3 6-1 6-2 5-1 7-2h5 5l7-1h5 6l5 1h7l5 1 6 1 6 2 5 2 6 1 6 3 6 1 4 2 6 3 5 3 5 3 4 3 6 4 4 3 4 4 5 4 4 3 4 5 3 5 4 4 3 5 4 5 3 4 3 6 3 4 2 6 2 5 2 5 2 6 2 5 1 6 1 6 1 6 1 5v6 6 5 6 6 6l-2 5-1 6-1 6-2 5-1 6-3 5-2 5-2 6-3 5-3 5-3 5-3 5-3 5-4 4-4 5-4 4zM250 254l4-4 4-4 4-4 3-5 4-4 3-6 3-4 3-6 2-4 3-6 2-5 2-6 2-5 1-6 2-6 1-5 1-6v-5l1-7v-6-5-6l-1-6v-6l-1-5-1-6-2-6-1-5-2-6-2-5-2-5-3-6-3-5-3-5-3-5-3-5-3-4-4-5-4-5-4-4-4-4-4-4-5-3-4-4-5-3-5-4-5-2-5-3-5-3-5-3-6-1-5-3-5-1-7-2-6-2-5-1h-6l-6-1-6-1h-6-5l-7 1h-5l-6 1-6 1-5 1-6 2-6 2-5 2-5 2-6 2-5 3-6 2-4 3-6 3-4 4-5 3-4 4-4 4-5 4-4 4-4 4-3 5-3 5-4 4-3 5-4 5-2 6-2 4-2 6-3 5-2 5-2 7-1 5-1 5-1 7-1 5v6l-1 6v6 5l1 6v6l1 6 1 5 2 6v6l3 5 1 6 3 5 2 5 2 6 3 5 3 5 3 5 4 5 3 4 4 4 4 5 4 4 5 4 3 4 5 3 5 4 4 3 6 3 4 3 6 3 5 3 5 2 6 2 5 2 6 1 6 2 5 1 6 1h6l6 1h5 6 6 6l5-1h7l5-2 5-2 7-1 6-2 5-1 5-3 6-2 5-3 5-3 5-2 5-4 5-3 4-4 5-4z">
          <text:p/>
        </draw:path>
        <draw:path draw:style-name="gr129" draw:text-style-name="P127" draw:layer="layout" svg:width="0.296cm" svg:height="0.296cm" svg:x="9.041cm" svg:y="19.146cm" svg:viewBox="0 0 297 297" svg:d="M250 255l-4 4-5 4-4 4-5 3-5 3-5 3-5 3-5 3-6 2-5 3-5 1-6 2-6 1-5 2-6 1-6 1-5 1h-6-6-6-5l-6-1-6-1h-6l-5-1-7-2-5-1-5-3-6-1-5-3-6-3-5-2-5-3-5-3-5-3-4-4-5-3-4-4-4-5-4-3-4-5-4-4-4-4-3-5-3-6-3-4-3-6-2-5-3-5-2-6-2-5-2-5-1-6-1-6-1-5-1-7v-5l-1-6v-6-6l1-5v-6-6l2-6 1-5 1-6 2-6 2-5 2-6 3-5 2-5 2-5 3-5 3-5 4-5 3-4 4-5 4-4 4-4 5-4 3-4 5-4 5-4 4-4 6-3 4-3 6-2 5-3 5-2 6-2 5-2 6-2 6-1 5-1 6-2h6 5l6-1h6 6l6 1h5l7 1 5 1 5 1 7 2 5 1 5 3 6 1 5 3 5 3 5 3 5 2 5 4 5 3 4 5 5 3 5 4 4 4 4 4 4 5 4 4 3 5 3 5 3 5 3 5 3 5 2 5 3 6 1 5 3 6 1 5 2 6 1 5v6l1 6 1 5v7 5 6l-1 6-1 6v6l-1 5-2 6-1 6-2 5-2 6-3 5-2 5-2 5-3 5-3 5-3 5-4 5-3 5-4 4-4 4zM251 256l4-4 5-5 3-4 4-5 3-5 3-4 4-6 3-4 2-6 2-5 3-5 2-6 1-5 2-6 2-6v-5l1-6 1-6 1-6v-6-5-7l-1-5-1-6-1-6v-6l-2-5-2-5-2-7-1-5-3-5-3-6-2-4-3-6-3-4-3-6-4-4-3-5-4-4-4-5-5-3-4-4-5-4-4-5-5-3-6-3-4-3-6-3-5-2-5-3-6-2-5-2-5-2-6-1-6-2-5-1h-7l-5-1-6-1h-6-6l-6 1h-5l-6 1-6 1-6 1-5 1-6 2-6 2-5 3-6 2-4 2-6 2-5 4-5 3-4 4-5 3-5 4-4 4-4 4-5 5-4 3-3 5-3 5-4 4-3 6-3 4-3 6-2 5-2 5-3 6-2 5-2 6-1 6-1 5-1 6-1 6v6l-1 5v6 6l1 6 1 6v6l1 6 2 5 1 6 2 6 1 5 3 5 2 6 3 5 2 5 3 5 3 5 4 5 3 4 4 5 4 4 4 4 5 4 4 4 5 4 4 4 5 3 5 3 5 3 5 2 6 3 5 2 6 2 5 2 5 2 6 2h6l5 1 7 1 5 1h6 6 6 6l5-1 6-1 6-1 6-2 5-2 6-1 5-2 5-2 6-3 5-2 6-3 4-4 5-3 5-3 5-4 4-3z">
          <text:p/>
        </draw:path>
        <draw:path draw:style-name="gr130" draw:text-style-name="P128" draw:layer="layout" svg:width="0.297cm" svg:height="0.297cm" svg:x="9.04cm" svg:y="19.145cm" svg:viewBox="0 0 298 298" svg:d="M252 257l-5 3-4 4-4 4-6 3-4 3-5 3-5 3-6 3-5 3-5 1-6 3-5 1-6 2-6 1-5 2-6 1h-6-6-5-6-7-5l-6-1-6-1-6-1-5-1-5-2-6-2-5-2-6-2-5-3-5-2-6-3-4-4-5-3-5-3-4-4-5-4-5-4-3-4-4-4-4-5-3-5-4-4-3-5-3-5-3-5-3-5-2-6-3-5-2-6-1-6-2-5-1-6-1-6-1-5v-6l-1-6v-6-6l1-5v-6-6l2-6 1-5 1-7 2-5 2-5 3-6 2-5 3-6 3-5 2-5 4-5 3-5 3-5 4-5 4-3 4-5 4-4 5-4 5-4 4-3 5-4 4-3 6-3 5-2 5-2 5-3 6-2 6-2 5-2 6-1 6-1 5-2h6 6l6-1h5 6l7 1h5l6 1 5 1 7 1 5 2 5 1 6 3 5 2 6 2 5 3 5 3 5 3 5 3 5 3 5 4 4 4 4 4 5 3 4 5 3 4 4 5 3 5 3 5 4 5 3 5 2 5 3 5 2 6 2 5 2 6 2 6 1 5 1 6 1 6 1 6v5 6 6 6 6l-1 5-1 7-1 5-1 6-2 6-1 5-3 5-2 6-2 5-3 6-3 4-3 6-3 4-4 5-4 4-3 5-4 5zM253 257l4-4 3-4 4-5 4-4 3-5 4-5 3-5 2-5 3-6 3-4 2-6 2-6 2-5 2-6 1-6 1-5 1-7v-5l1-6v-5-7-6l-1-5v-6l-1-6-1-6-1-5-2-6-2-6-2-5-2-6-3-5-3-5-3-5-3-5-3-5-4-5-4-5-3-5-4-4-4-4-5-4-4-4-5-4-5-3-4-3-6-3-5-3-5-2-5-3-5-2-7-2-5-2-5-1-7-2-5-1h-6l-5-1-7-1h-6-5l-6 1h-6l-6 1-5 1-6 1-6 1-6 2-5 2-6 3-5 2-6 2-5 3-5 3-5 3-5 4-4 3-5 3-4 4-4 5-4 4-4 4-4 5-4 5-3 5-3 5-3 5-3 5-2 6-3 5-3 6-2 5-2 5-1 7-1 5-1 5-1 7v6l-1 5v6 6l1 6 1 6v5l1 6 2 6 1 6 2 5 1 6 3 5 3 6 3 5 2 5 3 5 3 5 4 5 3 5 4 4 4 4 4 5 4 4 5 3 5 4 4 3 5 4 5 3 5 3 5 3 6 2 5 2 5 3 7 2 5 2 5 1 6 1 6 1h6l5 1h7 6 5 6l6-1h6l5-2 6-1 6-2 6-2 5-2 6-2 5-3 6-2 4-3 6-3 4-3 5-3 4-4 5-4z">
          <text:p/>
        </draw:path>
        <draw:path draw:style-name="gr131" draw:text-style-name="P129" draw:layer="layout" svg:width="0.299cm" svg:height="0.299cm" svg:x="9.04cm" svg:y="19.145cm" svg:viewBox="0 0 300 300" svg:d="M253 258l-4 4-5 4-4 4-5 3-5 3-5 3-5 3-5 2-5 3-6 2-5 2-6 2-6 1-6 2-5 1-7 1-5 1h-6-5-7-6l-5-1-6-1h-6l-6-1-5-2-6-1-6-3-5-2-6-2-5-3-5-2-5-3-6-3-5-4-4-3-5-4-5-4-4-3-4-5-4-4-4-5-3-4-4-5-3-5-3-5-2-5-3-6-3-5-2-5-2-6-1-5-2-6-1-6-1-6-1-5v-6l-1-6v-6-6l1-6v-6-6l2-5 1-6 1-6 2-5 2-6 2-5 3-5 2-7 3-5 3-5 3-5 3-5 4-4 4-5 4-4 4-4 4-5 4-4 5-4 4-3 5-4 6-3 5-2 5-3 6-2 5-3 5-2 6-2 6-2 5-1 6-1 6-2h6 5l7-1h5 6l6 1h6l6 1 5 1 6 1 6 2 5 1 6 3 6 2 5 2 5 3 5 3 6 3 4 3 5 3 4 4 5 4 5 4 4 3 3 5 4 5 4 4 4 5 3 5 3 5 3 5 2 5 4 6 2 6 1 5 3 5 1 6 2 6 1 6v5l1 7 1 5v6 6 6l-1 6-1 5v6l-1 6-2 6-1 5-2 6-2 6-2 5-3 5-3 5-2 6-3 4-4 6-3 4-4 5-4 5-4 3zM253 258l5-4 4-4 4-4 4-5 3-5 4-5 3-5 2-5 3-5 2-6 3-5 2-5 2-7 1-5 2-5v-7l1-6 1-5 1-6v-6-6-6l-1-5-1-7-1-6-1-5-1-6-1-6-3-5-2-5-2-6-3-6-2-5-3-6-3-4-3-6-4-4-4-5-4-5-4-4-4-4-4-4-5-4-4-3-5-4-5-3-5-3-5-3-6-2-5-3-6-2-5-2-6-2-6-1-5-2-6-1h-6l-6-1-6-1h-6-5l-7 1h-5l-6 1-6 1-6 1-6 1-5 2-6 2-5 3-5 2-6 2-5 3-6 3-5 3-5 4-5 3-5 3-3 5-5 4-4 4-4 4-4 5-3 5-4 4-3 6-3 4-3 6-2 5-2 6-3 6-1 6-3 5-1 6-1 6-1 5-1 6v6l-1 6v6 6l1 6 1 6v5l1 6 2 6 1 6 2 5 1 6 3 6 2 5 3 5 2 5 3 6 4 4 3 5 4 5 4 4 4 5 4 4 4 4 4 4 5 4 5 3 5 4 5 3 6 2 5 3 5 3 6 2 5 2 6 2 6 2 5 1 6 1 6 1 6 1 5 1h6 7 5 6l6-1 6-2h6l5-2 6-1 6-2 5-2 6-3 5-2 5-2 6-3 4-3 6-4 4-3 5-3 5-4z">
          <text:p/>
        </draw:path>
        <draw:path draw:style-name="gr131" draw:text-style-name="P129" draw:layer="layout" svg:width="0.3cm" svg:height="0.3cm" svg:x="9.039cm" svg:y="19.144cm" svg:viewBox="0 0 301 301" svg:d="M254 259l-4 4-4 4-5 3-4 4-6 3-5 3-5 3-5 3-6 2-5 2-5 3-6 1-6 2-5 1-7 1-5 2h-6-6-6-6-6-5l-7-1-6-1-6-1-5-1-6-2-6-2-5-2-6-3-5-2-5-3-6-2-4-3-5-4-5-3-5-4-4-4-5-4-3-5-4-4-4-4-4-5-3-5-4-5-3-5-2-5-3-5-3-5-2-7-2-5-1-5-2-7-1-5-1-6-1-6v-6l-1-5v-6-6l1-6v-6-6l2-6 1-6 1-6 2-5 2-6 2-6 3-5 2-6 3-5 3-5 3-5 3-5 4-4 4-5 4-4 4-4 4-4 4-5 5-3 5-4 5-3 4-3 6-3 5-3 6-2 5-3 5-2 6-2 5-2 6-1 6-1 6-2h7 5l6-1h6 6l6 1h5l7 1 6 1 5 1 6 2 6 1 5 3 6 2 5 2 5 3 6 3 4 3 6 3 4 4 5 3 5 4 3 4 5 4 4 4 4 5 4 4 3 5 4 5 3 5 3 5 2 6 2 5 3 6 2 5 2 5 2 6 1 7 1 5 1 6 1 6v6 6 6 5 7l-1 5-1 6-1 6-1 6-2 5-1 6-3 6-2 5-2 5-3 6-3 4-3 6-4 5-3 5-3 5-4 3-4 5zM255 260l4-4 4-5 4-4 4-5 3-5 3-4 3-6 3-5 4-6 2-5 2-5 2-6 2-5 2-6 1-6 1-6 1-5v-6l1-7v-5-6-6l-1-6v-6l-1-6-2-5v-7l-3-6-1-6-3-5-2-6-2-5-3-5-3-5-3-5-4-5-3-5-3-5-4-4-4-5-5-3-4-5-4-4-6-3-4-4-5-3-5-3-6-3-5-2-5-3-6-2-5-2-6-2-6-1-5-2-6-1h-6l-6-1-6-1h-6-6l-6 1h-6l-6 1-6 1-6 1-6 1-5 3-6 1-6 3-5 2-6 2-5 3-5 3-5 3-5 4-4 3-5 4-4 4-4 4-5 5-4 3-4 5-3 5-4 5-3 5-3 5-3 5-2 6-2 5-3 6-1 5-3 6-1 6-1 6-1 6-1 6v5l-1 7v6 6l1 5 1 6v7l1 5 2 6 1 6 2 5 2 6 2 6 3 5 2 5 3 6 3 4 3 6 3 4 4 5 4 5 4 4 4 4 4 5 5 4 5 3 4 3 5 4 5 3 6 3 4 3 6 2 5 2 6 3 6 1 5 3h6l5 2 7 1h7l5 1h6 6 6l6-1h6l5-1 7-1 5-1 6-2 6-1 5-3 6-2 5-2 5-3 5-3 6-3 5-3 4-4 5-4 4-4z">
          <text:p/>
        </draw:path>
        <draw:path draw:style-name="gr132" draw:text-style-name="P130" draw:layer="layout" svg:width="0.302cm" svg:height="0.302cm" svg:x="9.038cm" svg:y="19.143cm" svg:viewBox="0 0 303 303" svg:d="M256 260l-5 4-4 4-5 4-5 4-4 3-6 3-5 3-5 2-5 3-6 2-6 2-5 2-6 1-6 2-6 1-5 1h-6l-7 1h-6-6-6l-5-1-7-1h-6l-5-2-6-1-6-2-5-1-6-3-6-2-5-2-5-4-5-2-5-4-5-3-5-4-4-3-5-4-5-4-3-4-4-5-4-4-4-5-3-4-3-6-3-5-3-5-3-5-3-6-1-5-3-6-1-6-2-5-1-6-1-6-1-6v-6l-1-5v-6-7l1-6v-5-7l2-6 1-6 1-5 2-6 2-6 2-5 3-5 2-6 3-5 3-6 3-4 3-5 4-5 4-5 4-4 4-4 4-4 5-4 5-4 4-4 5-3 5-3 5-3 5-3 6-2 5-3 5-2 7-2 5-2 6-1 5-1 7-2h5 6l6-1h6 6l7 1h6l5 1 7 1 5 1 6 2 6 1 5 3 5 2 6 2 5 3 5 3 6 3 5 3 4 4 6 3 3 4 5 4 5 4 3 5 4 4 4 4 3 6 4 4 3 6 3 4 3 6 2 5 2 6 3 5 1 6 2 5 1 7 2 5v7l1 5 1 7v6 6 5l-1 6-1 7v5l-1 6-2 6-1 6-2 5-2 5-2 6-3 5-3 6-3 5-3 5-3 5-3 5-4 4-4 5-4 5zM257 261l3-4 4-4 4-5 4-5 4-5 3-5 3-5 3-5 3-5 2-5 3-6 1-6 3-5 1-6 2-6v-6l1-5 1-7 1-6v-5-6-6l-1-7-1-5-1-7-1-6-1-6-2-6-2-5-2-5-2-6-3-5-3-6-2-5-3-5-4-5-3-5-4-4-4-5-4-5-4-3-5-4-4-4-5-4-5-4-5-3-5-3-5-2-6-3-5-3-5-2-6-2-6-2-6-1-5-2-7-1h-5l-6-1-7-1h-6-6l-6 1-6 1h-5l-7 1-6 1-5 1-6 3-6 1-5 3-5 2-6 2-5 3-6 3-4 3-6 4-4 3-5 4-4 4-4 4-5 5-4 4-4 5-3 4-4 5-3 5-3 5-3 5-2 6-2 5-3 6-1 6-3 5-1 6-1 6-1 6-1 7v5l-1 6v7 6l1 5 1 6v6l1 6 2 6 1 5 2 7 2 5 2 5 3 6 2 5 3 5 3 6 3 5 3 5 4 5 4 4 4 4 4 5 4 3 5 4 5 4 4 4 6 3 4 3 6 3 5 3 5 3 6 2 5 2 6 2 6 2 6 1 5 1 6 1 6 1 6 1h6 6 6l7-1h6l6-2h5l7-2 5-1 5-2 6-2 6-3 5-2 6-3 5-2 5-3 5-4 5-3 4-4 5-4z">
          <text:p/>
        </draw:path>
        <draw:path draw:style-name="gr133" draw:text-style-name="P131" draw:layer="layout" svg:width="0.303cm" svg:height="0.303cm" svg:x="9.037cm" svg:y="19.142cm" svg:viewBox="0 0 304 304" svg:d="M257 262l-4 4-5 4-5 3-4 4-6 3-4 3-6 3-5 3-6 2-6 3-6 2-5 1-5 2-7 1-5 1-6 2h-6l-7 1h-5-6-6l-6-1-6-1-6-1-5-1-7-1-5-2-6-2-5-2-6-3-5-2-6-3-5-3-5-3-5-3-5-4-4-4-5-4-4-4-4-4-4-4-4-5-4-4-3-6-3-4-3-6-3-5-3-6-3-5-1-5-3-6-1-6-2-5-1-6-1-6-1-6v-6l-1-6v-6-7l1-6v-5-6l2-7 1-5 1-6 2-5 2-6 2-6 3-5 2-6 3-5 3-5 3-5 4-5 3-4 4-5 4-5 4-4 4-4 5-4 5-4 4-4 6-3 4-3 6-3 5-3 5-2 6-3 5-2 6-2 6-2 5-1 6-1 6-1 6-1h6l6-1h6 6l6 1h6l5 1 7 1 5 1 6 2 6 1 6 3 5 2 5 2 7 3 5 3 5 3 5 3 5 4 4 4 5 4 5 3 3 4 5 5 4 4 4 5 3 5 4 5 3 5 2 5 3 6 2 5 3 5 2 6 2 5 2 6 1 6 1 6 1 6 1 5 1 7v6 6 6l-1 6-1 6-1 6-1 6-1 6-2 5-2 6-1 6-3 5-2 6-3 5-3 5-3 5-3 5-4 5-4 5-4 4-4 4zM257 263l5-5 4-5 4-4 3-5 4-4 3-5 3-5 4-6 2-5 3-6 2-5 2-5 2-7 2-5 1-6 1-6 1-6 1-6v-6-6-6-6-7l-1-5-1-6-2-6v-6l-3-6-1-5-2-6-3-6-2-5-3-6-3-4-3-6-3-4-4-6-4-4-4-5-4-4-4-4-4-4-5-4-5-4-5-3-5-4-5-3-5-2-7-3-5-3-5-2-6-2-6-2-5-1-6-2-7-1h-5l-6-1h-6l-6-1h-6l-6 1-6 1h-6l-6 1-6 1-5 1-6 3-6 1-5 3-6 2-6 2-4 3-6 3-5 3-5 4-4 3-5 4-5 4-4 5-4 4-4 4-4 5-4 4-4 6-3 4-3 6-2 5-3 6-2 5-3 5-1 7-3 5v6l-2 5-1 7-1 6v5l-1 6v7 6l1 6 1 6v6l1 6 2 6 1 6 2 5 2 6 2 6 3 5 2 6 3 5 3 5 3 5 4 5 3 4 4 5 5 5 3 4 5 4 4 4 5 4 5 4 5 3 5 3 5 3 5 3 6 2 6 3 5 2 5 1 6 2 6 1 6 2 6 1 6 1h6 6 6 5 7 6l6-2 5-1 7-1 5-2 6-1 5-3 6-2 6-2 5-3 6-3 5-3 5-4 5-3 5-4 4-3z">
          <text:p/>
        </draw:path>
        <draw:path draw:style-name="gr134" draw:text-style-name="P132" draw:layer="layout" svg:width="0.305cm" svg:height="0.305cm" svg:x="9.037cm" svg:y="19.142cm" svg:viewBox="0 0 306 306" svg:d="M257 263l-4 4-4 4-5 4-5 3-5 4-5 3-6 2-5 3-5 3-6 2-5 2-6 2-6 1-6 2-5 1-6 1h-7l-6 1h-5-6-6l-7-1h-5l-6-1-6-2-6-1-6-2-5-1-6-3-5-2-6-2-5-3-5-4-6-3-4-3-5-4-5-3-4-4-5-4-4-5-4-4-4-5-3-5-4-4-3-6-3-4-3-6-3-5-2-5-2-7-3-5-1-5-2-6-1-7-1-6-1-6v-6l-1-6v-6-6l1-6v-5l1-7 1-6 1-5 1-6 2-6 2-6 2-5 3-6 3-5 2-5 3-6 3-4 4-6 4-4 4-5 4-5 3-4 5-4 5-4 4-4 5-3 5-4 5-3 5-3 5-3 5-2 7-3 5-2 5-2 6-2 6-1 6-1 5-1 7-1h6l6-1h5l6 1h7 6l5 1 6 1 7 1 5 2 6 1 5 3 6 2 5 2 6 3 5 3 5 3 5 4 5 3 5 4 5 4 4 3 4 5 4 4 4 4 4 5 4 5 3 5 3 5 4 5 3 6 2 5 2 5 3 6 1 6 2 6 1 5 2 7 1 6v5l1 6v6 7 5l-1 6v6l-1 6-1 6-2 7-1 5-2 6-2 6-2 5-3 6-3 5-3 5-3 6-3 4-5 5-3 5-4 4-4 5zM258 263l5-3 4-5 3-5 4-4 4-5 4-5 3-6 3-4 2-6 4-5 2-6 1-6 3-5 1-6 2-7 1-6v-6l1-6 1-6v-5-7-6l-1-6-1-6v-5l-2-7-2-6-1-5-2-6-2-6-2-5-3-5-3-6-3-5-3-6-3-4-5-5-3-5-4-4-4-5-5-4-4-4-5-4-5-4-4-3-6-3-4-3-6-3-5-3-5-3-7-2-5-2-5-2-6-1-7-2-5-1h-6l-6-1h-7l-6-1h-5l-6 1-6 1h-7l-5 1-6 2h-6l-6 3-6 1-5 3-6 2-5 3-5 2-6 3-4 3-6 4-4 3-5 4-5 5-4 4-4 4-4 5-4 5-4 4-3 5-4 5-3 6-2 4-3 6-2 6-3 5-1 6-2 6-1 5-2 6-1 6-1 6v6l-1 6v6 6l1 7 1 5v6l1 6 2 7 1 6 2 5 2 6 2 6 3 5 2 5 3 6 3 5 3 5 4 5 4 5 4 4 4 5 3 4 5 5 5 3 4 4 5 3 5 4 5 3 5 3 6 3 5 3 6 2 6 2 5 2 6 1 6 2 6 2h6l5 1 7 1h6 6 6l5-1h7l6-1 6-1 5-2 6-1 6-2 5-2 6-2 6-3 5-3 6-3 4-3 6-3 4-4 5-3 4-4z">
          <text:p/>
        </draw:path>
        <draw:path draw:style-name="gr135" draw:text-style-name="P133" draw:layer="layout" svg:width="0.306cm" svg:height="0.306cm" svg:x="9.036cm" svg:y="19.141cm" svg:viewBox="0 0 307 307" svg:d="M260 264l-5 5-5 4-4 3-5 4-5 3-5 3-5 3-6 3-5 2-6 3-6 2-5 1-6 2-6 2h-6l-6 2h-6l-5 1h-7-6-6l-6-1-5-1-7-1-6-1-5-2-6-1-6-2-6-2-5-2-6-3-5-3-6-3-4-3-6-4-4-3-5-4-4-4-5-4-4-4-4-5-4-4-3-5-5-5-3-5-3-5-3-6-3-5-2-6-2-6-3-6-1-5-2-6-1-6-1-6-1-6v-6l-1-6v-6-6l1-6v-6l1-6 1-6 1-6 2-6 1-6 2-5 2-5 3-7 3-5 2-5 3-5 4-5 4-5 4-5 4-4 3-5 4-5 5-3 4-5 5-4 5-3 5-4 5-3 5-3 6-2 5-3 5-3 6-2 6-2 5-2 6-1 7-1 5-1 6-1h6l6-1h6l6 1h6 6l6 1 6 1 6 1 6 2 6 2 5 2 6 2 6 2 5 3 5 4 5 3 5 3 5 3 5 4 4 4 5 3 4 5 4 5 4 4 4 5 4 4 3 5 3 5 3 6 3 5 3 6 2 5 2 5 2 7 1 5 2 6 1 6 1 6 1 6 1 6v6 6 6l-1 6-1 6-1 6v6l-2 6-2 6-2 5-1 6-3 7-3 5-2 5-3 5-3 6-4 5-3 5-4 4-4 5-4 4zM260 265l4-5 5-3 4-5 4-5 3-5 3-5 4-5 3-6 2-5 2-5 3-6 2-7 2-5 2-6 1-6 1-6 1-6 1-6v-6-6-6-6-6l-1-6-1-6-1-6-2-6-2-5-1-7-2-5-3-5-2-6-3-6-3-5-3-5-3-5-4-5-4-5-4-4-5-5-3-4-5-4-5-4-4-3-6-4-4-3-6-3-5-3-5-3-6-3-5-2-6-2-6-2-6-1-5-2-7-1h-6l-6-1h-6l-6-1h-6l-6 1-6 1h-6l-6 1-6 2-6 1-5 2-6 1-6 3-5 2-5 3-6 2-5 3-6 4-4 3-6 4-4 4-5 4-4 4-4 4-4 5-4 5-4 4-4 6-3 4-3 6-3 5-3 5-2 6-3 6-1 5-2 6-1 6-2 6-1 6v6l-1 6-1 6v6 6l1 6 1 6v6l1 6 2 6 1 6 2 6 2 5 2 6 3 7 2 5 3 5 3 5 3 5 5 5 4 5 4 5 3 4 5 4 4 4 4 5 5 4 5 3 5 4 5 3 6 3 5 2 6 3 5 3 5 2 7 1 5 2 6 2 6 1 6 1 6 1h6 6 6 7 5 6l6-2 6-1 6-1 6-2 5-1 7-3 5-2 5-2 6-3 5-3 6-4 4-3 6-3 4-4 5-4z">
          <text:p/>
        </draw:path>
        <draw:path draw:style-name="gr135" draw:text-style-name="P133" draw:layer="layout" svg:width="0.308cm" svg:height="0.308cm" svg:x="9.035cm" svg:y="19.14cm" svg:viewBox="0 0 309 309" svg:d="M261 266l-4 4-5 3-5 4-5 4-5 3-5 3-6 3-5 4-5 2-6 2-6 2-5 2-6 2-6 1-6 1-6 1h-6l-6 1h-6-6-6l-6-1h-6l-6-1-6-2-6-1-6-2-6-1-5-3-6-2-5-3-6-2-6-3-5-4-5-3-5-3-5-4-4-5-4-4-5-4-3-4-4-5-4-5-4-6-3-5-3-5-3-5-3-5-2-7-2-5-3-5-1-7-2-5-1-6-1-6-1-6v-6l-1-6v-6-6l1-6v-7l1-5 1-6 1-6 2-6 1-6 2-5 2-6 3-6 3-5 3-6 3-5 3-5 3-5 4-5 4-4 4-5 4-5 4-3 5-4 4-4 6-4 4-3 6-4 5-3 6-2 6-3 5-3 5-2 7-2 5-1 6-2 6-1 6-1 6-1h6l6-1h6l6 1h6 6l6 1 6 1 6 1 6 2 5 2 7 2 5 2 5 2 6 3 5 4 6 3 4 3 6 4 4 3 5 4 4 4 4 4 5 5 4 4 4 5 3 4 3 6 4 5 3 5 3 5 2 6 2 6 3 5 1 6 2 6 1 6 2 5 1 7v6l1 6v6 6 6l-1 6v6l-1 6-1 6-1 6-2 6-2 5-3 6-2 6-2 5-3 5-3 6-3 5-4 6-3 5-4 5-3 4-5 4zM261 267l5-5 4-5 4-4 3-5 4-5 3-6 4-5 2-5 4-5 2-6 2-6 2-5 3-6 1-6 2-6 1-6v-6l1-6 1-6v-6-6-6l-1-6-1-6v-7l-2-5-1-6-2-6-2-6-2-6-2-5-2-6-4-5-3-6-3-5-4-5-3-5-4-5-3-4-5-4-4-5-4-3-5-4-5-4-5-4-5-3-5-3-6-3-5-3-6-3-5-2-6-2-6-2-6-1-6-1-6-2h-6l-6-1h-6l-6-1h-6l-6 1-6 1h-6l-6 1-6 2-6 1-6 2-6 1-6 3-5 2-6 3-6 2-5 3-5 4-5 3-5 4-4 4-5 4-5 4-3 4-5 5-4 5-4 5-3 5-3 5-3 5-3 6-2 5-3 6-2 5-2 6-2 5-1 7-2 6-1 5v6l-1 7-1 6v6 6l1 6 1 6v6l1 6 2 6 1 5 2 7 2 5 2 6 3 6 3 5 2 5 3 6 4 4 3 7 4 4 4 5 4 4 4 5 5 4 4 4 5 4 5 3 5 4 5 3 5 3 6 3 6 3 6 2 5 2 6 2 6 2 6 1 5 2h7l6 1 6 1h6 6 6l6-1h6l6-1 6-1 6-2 6-1 6-2 5-2 6-2 6-3 5-3 6-3 4-3 6-3 4-4 6-4 4-4z">
          <text:p/>
        </draw:path>
        <draw:path draw:style-name="gr136" draw:text-style-name="P134" draw:layer="layout" svg:width="0.309cm" svg:height="0.309cm" svg:x="9.034cm" svg:y="19.139cm" svg:viewBox="0 0 310 310" svg:d="M262 267l-4 4-5 4-5 4-5 4-5 3-5 3-5 3-5 3-7 2-5 3-5 2-6 2-6 1-6 2h-6l-6 2h-6l-6 1h-6-6-6l-7-1-6-1-7-1-5-1-6-2-6-1-6-2-5-2-6-2-6-3-5-3-6-3-4-3-6-4-4-4-5-4-4-3-5-5-5-5-3-4-4-5-4-4-3-6-4-4-3-6-3-5-3-6-2-5-2-6-3-6-1-6-2-5-1-6-1-7-1-5v-6l-1-6v-6-7l1-6v-6l1-6 1-5 1-7 2-6 1-5 3-6 1-6 3-5 3-5 3-6 3-5 3-6 3-4 4-6 4-4 4-5 4-4 5-4 4-4 5-4 5-4 5-3 5-4 5-3 6-2 5-3 5-3 6-2 6-2 6-1 6-2 6-1 6-1 6-1h7l6-1h6l6 1h6 6l6 1 6 2h6l6 2 6 2 5 2 6 2 6 3 5 2 6 4 4 3 6 3 4 4 6 3 4 4 5 4 4 5 4 4 4 4 4 5 3 5 4 5 3 5 3 6 3 5 3 5 2 6 2 6 2 5 1 7 2 6 1 5 1 6 1 6 1 7v6 6 6l-1 5-1 7-1 6v6l-2 5-1 7-3 6-2 5-2 5-3 7-3 5-2 5-4 5-3 5-4 5-3 5-5 4-3 5zM263 267l4-4 4-5 4-5 4-4 4-6 3-4 3-6 3-5 3-5 2-6 3-6 2-5 2-6 2-6 1-6 1-6 1-6 1-7v-5-6-6-6-7l-1-6-1-6-1-6-2-5-1-7-2-6-2-5-3-6-3-5-2-6-3-5-3-5-4-6-4-4-3-5-5-4-3-5-5-5-5-3-4-4-5-4-5-4-5-3-5-3-6-3-5-3-6-3-6-2-5-2-6-2-6-1-6-1-6-2h-6l-6-1h-6l-6-1h-6l-6 1-7 1h-6l-6 1-7 2-5 1-6 2-6 1-6 3-5 2-5 3-6 3-5 3-6 3-4 3-6 4-4 4-5 4-5 4-3 5-4 5-5 4-3 5-4 5-3 5-3 5-3 6-2 5-3 6-2 6-2 5-2 6-1 6-2 6-1 6v6l-1 6-1 6v7 6l1 6 1 6v6l1 6 2 6 1 6 2 5 2 7 2 5 3 5 3 6 2 6 4 5 3 5 3 5 4 5 4 5 4 4 4 5 5 4 4 4 5 4 5 4 5 3 5 4 6 3 5 2 6 3 5 3 6 2 6 2 6 1 5 2 6 1 7 1 6 1h7 6 6 6 6l6-1 6-1 6-1 6-1 6-2 6-2 6-2 5-2 6-3 5-2 5-3 6-3 5-4 5-3 4-4 5-4z">
          <text:p/>
        </draw:path>
        <draw:path draw:style-name="gr137" draw:text-style-name="P135" draw:layer="layout" svg:width="0.311cm" svg:height="0.311cm" svg:x="9.034cm" svg:y="19.139cm" svg:viewBox="0 0 312 312" svg:d="M263 267l-4 5-5 4-4 4-5 3-5 4-6 3-5 3-6 2-5 4-5 2-7 2-5 2-7 2-6 1-6 1-6 1h-6l-6 1h-6-6-6l-7-1h-6l-6-1-6-2-5-1-7-2-5-1-6-3-6-2-5-4-5-2-6-3-5-4-5-3-5-4-5-4-4-4-5-3-4-5-4-5-4-4-4-5-3-5-3-6-4-4-3-6-3-6-2-5-2-6-3-6-1-5-2-6-1-7-1-5-1-6v-6l-1-6v-7-6l1-6v-6l1-6 1-6 1-6 2-6 1-6 3-6 1-5 3-6 3-5 3-6 3-5 3-5 4-5 3-5 5-5 3-4 4-5 5-4 4-4 5-4 5-4 5-3 5-3 6-3 5-3 6-3 5-3 5-2 7-2 6-1 5-2 6-1 7-1 6-1h6l6-1h6l6 1h6 6l6 1 6 2h6l6 2 7 2 5 2 6 2 6 3 5 2 5 4 6 3 5 3 5 4 4 3 5 4 5 4 4 5 4 4 5 5 3 5 4 4 4 6 3 5 3 5 2 6 3 5 2 6 3 5 1 6 2 6 1 6 2 6 1 6v6l1 6v7 6 6l-1 5v6l-1 7-2 6v6l-3 5-1 6-3 6-2 6-2 5-3 6-3 5-3 6-4 4-3 6-4 4-4 5-4 4zM264 268l4-5 5-3 4-5 3-5 4-5 3-5 3-6 4-5 3-6 2-5 2-5 3-7 1-5 2-6 1-6 2-6v-6l1-6 1-6v-6-6-7l-1-6-1-6v-6l-2-6-1-6-2-6-1-6-3-5-2-7-3-5-2-5-4-6-3-5-4-5-3-5-4-5-4-4-4-5-5-4-4-4-5-4-4-4-6-3-5-4-5-3-5-3-6-3-6-3-5-2-6-2-6-2-7-1-6-1-6-2h-6l-6-1h-6l-6-1h-6l-6 1-6 1h-6l-7 1-6 2-6 1-5 2-7 2-5 2-6 3-5 2-6 3-5 3-6 3-4 4-5 3-5 4-5 5-4 3-4 5-4 5-4 4-4 5-4 5-3 6-3 5-3 6-2 5-3 5-2 6-2 6-2 6-1 5-2 7-1 6v6l-1 6-1 6v6 7l1 6 1 6v6l1 6 2 6 1 6 2 6 2 5 2 6 3 6 3 5 3 6 3 5 3 5 4 5 3 5 5 5 3 4 5 5 4 4 4 4 6 4 4 4 6 3 4 3 6 3 5 3 6 4 6 2 5 2 6 2 7 2 5 1 6 2h6l6 1 7 1h6 6 6l6-1 6-1h7l5-1 6-2 7-1 5-2 7-2 5-2 6-4 6-2 5-4 5-3 5-4 5-3 5-3 5-4z">
          <text:p/>
        </draw:path>
        <draw:path draw:style-name="gr137" draw:text-style-name="P135" draw:layer="layout" svg:width="0.313cm" svg:height="0.313cm" svg:x="9.033cm" svg:y="19.138cm" svg:viewBox="0 0 314 314" svg:d="M265 270l-5 4-5 4-5 4-5 3-5 4-5 3-5 3-6 2-6 3-5 3-7 1-5 3-6 1-6 2h-6l-6 1-6 1-6 1h-6-6-7l-6-1-6-1-6-1-6-1-6-2-6-1-6-2-5-2-7-2-5-3-5-3-6-4-4-3-6-3-4-4-6-3-4-4-4-5-5-5-4-3-4-6-3-4-4-5-3-5-3-6-4-5-3-6-2-5-2-6-3-6-1-6-2-6-1-5-1-6-1-7v-6l-1-6v-6-6l1-6v-7l1-6 1-6 1-6 2-5 1-7 3-5 2-6 2-6 3-5 3-5 3-6 3-5 4-6 4-4 4-5 3-4 5-5 4-4 4-4 6-4 4-3 5-4 5-3 6-3 5-4 6-2 6-3 5-2 6-3 6-1 6-2 6-1 6-1 6-1h7l6-1h6l5 1h6 7l6 1 6 2h6l6 2 6 2 6 2 5 3 6 3 6 2 5 3 5 3 5 4 6 3 4 4 6 4 4 5 5 4 4 4 4 5 3 4 4 6 3 4 4 6 3 5 3 6 3 5 2 6 2 6 2 6 1 5 2 6 1 6 1 7 1 6 1 6v6 6 6l-1 7-1 6-1 5-1 6-1 6-2 7-2 5-2 6-2 6-3 5-3 5-3 6-3 5-3 6-4 4-4 6-4 4-4 4zM265 270l5-4 4-5 4-4 4-5 4-5 3-5 3-5 3-6 3-5 2-6 3-6 2-5 2-6 2-7 1-6 1-5 1-6 1-6 1-7v-6-6-6l-1-6-1-6-1-7-1-6-2-6-1-6-3-5-1-7-3-5-3-5-3-6-2-5-4-6-3-5-4-5-4-5-4-5-4-3-4-5-5-5-5-4-5-3-5-3-5-4-6-3-5-4-6-2-5-2-6-3-6-3-6-2-6-1-6-1-6-2h-6l-6-1h-6l-6-1h-6l-6 1-7 1h-6l-6 1-6 2-6 1-6 2-6 2-6 2-5 3-6 3-5 3-6 3-5 3-5 4-5 4-5 4-4 3-5 5-4 4-4 4-4 5-4 5-3 5-4 5-3 6-3 5-2 6-3 6-2 5-2 6-2 6-1 6-2 6-1 6v6l-1 7-1 6v6 6l1 6 1 6v7l1 6 2 6 1 5 2 6 2 7 2 5 3 5 3 6 3 6 3 5 3 5 4 5 4 5 4 5 3 4 5 5 5 4 4 4 5 4 4 4 6 3 5 3 6 3 5 3 5 3 6 3 6 1 6 3 6 1 6 2 6 1 6 1 6 1 6 1h7 6 6l6-1 6-1 6-1 7-1 5-1 6-2 6-2 6-1 6-3 5-3 6-2 5-3 5-3 6-4 4-4 5-4 6-4z">
          <text:p/>
        </draw:path>
        <draw:path draw:style-name="gr138" draw:text-style-name="P136" draw:layer="layout" svg:width="0.314cm" svg:height="0.314cm" svg:x="9.032cm" svg:y="19.137cm" svg:viewBox="0 0 315 315" svg:d="M265 271l-4 4-5 4-5 4-4 4-6 3-5 4-6 3-5 2-5 3-7 2-5 2-6 2-6 2-6 1-6 1-6 1-6 1h-6-7-6-6-6l-6-1-6-1-7-2-6-1-5-2-6-2-6-1-6-4-5-2-6-3-5-3-5-3-6-3-4-4-5-4-5-5-4-3-5-5-4-5-4-4-3-5-4-5-3-6-3-4-4-6-3-6-2-5-2-6-3-6-1-6-2-5-1-6-1-7-1-6v-6l-1-6v-6-6l1-7v-6l1-6 1-6 1-6 2-6 1-6 3-6 2-5 2-7 3-5 3-5 3-6 4-5 3-5 4-5 4-5 3-4 5-4 5-5 4-4 5-4 4-4 6-4 5-3 6-3 5-3 5-3 6-3 6-1 5-3 7-1 6-2 6-1 6-1 6-1h6l7-1h6l6 1h6 6l6 1 6 2h6l6 2 6 2 6 3 6 2 5 2 6 2 5 4 5 3 6 4 4 3 6 3 4 5 5 5 4 4 4 4 4 5 4 5 4 5 3 5 4 6 2 5 3 5 3 6 3 5 1 6 3 6 1 6 2 6 1 6 1 6 1 7 1 6v6 6 6l-1 6-1 6-1 7-1 5-1 6-2 6-2 7-2 5-3 6-2 5-3 6-3 5-3 6-3 4-4 6-4 4-4 5-4 5zM266 272l4-5 4-4 5-5 4-5 3-5 4-5 3-6 3-5 3-6 2-5 3-6 2-5 1-7 2-6 1-5 2-6 1-7 1-6 1-6v-6-6-6l-1-6-1-7-1-6-2-6-1-6-2-6-2-6-1-6-4-5-2-6-3-6-3-5-3-6-3-4-4-6-4-4-4-5-4-4-5-5-5-4-4-5-5-3-5-4-6-3-4-4-6-3-6-3-5-2-6-2-6-3-6-1-6-2-5-1-7-2h-6l-6-1h-6l-6-1-7 1h-6l-7 1h-6l-6 1-5 2-6 1-7 2-6 2-5 2-6 3-6 2-5 3-6 3-5 3-5 4-5 4-5 4-4 4-5 5-4 5-4 4-4 5-4 4-3 6-4 5-3 6-3 5-2 5-3 6-2 6-2 5-2 7-1 6-2 6-1 6v6l-1 6-1 7v6 6l1 6 1 6v6l1 7 2 6 1 6 2 5 2 6 2 6 3 6 3 5 3 6 3 5 3 6 4 4 4 6 4 4 4 5 4 4 5 4 4 4 5 5 5 3 5 4 5 3 6 3 5 3 6 2 6 3 6 2 5 2 6 2 6 1 7 2 6 1h6l6 1h6 6 7l6-1h6l6-1 6-1 6-2 6-1 6-2 6-3 6-2 5-2 6-3 6-3 5-4 5-3 5-4 5-3 4-4z">
          <text:p/>
        </draw:path>
        <draw:path draw:style-name="gr139" draw:text-style-name="P137" draw:layer="layout" svg:width="0.316cm" svg:height="0.316cm" svg:x="9.031cm" svg:y="19.136cm" svg:viewBox="0 0 317 317" svg:d="M267 273l-4 4-5 3-5 4-5 4-5 3-5 4-5 2-7 3-5 3-5 2-6 2-7 3-5 1-6 2-6 1h-7l-6 1-6 1h-6-6-6l-6-1-7-1h-6l-6-2-6-2-6-1-6-2-6-3-5-2-6-2-6-3-5-3-6-4-4-3-6-4-4-4-6-4-4-4-4-4-5-5-4-5-3-5-4-5-3-5-3-5-4-6-3-5-2-6-2-6-2-6-2-5-2-7-1-6-1-6-1-6v-6l-1-6v-7-6l1-6v-6l1-6 1-6 1-7 2-6 1-6 3-5 2-6 2-6 3-5 3-6 3-5 4-5 3-6 4-5 4-5 4-4 4-5 5-5 5-3 5-4 5-4 5-4 5-3 5-3 6-3 6-3 5-2 6-2 6-3 6-1 6-2 6-1 6-1 6-1h6 6l7-1 6 1h7 6l6 1 6 2h5l7 3 6 1 5 3 6 2 6 2 5 3 6 3 5 3 5 4 6 3 4 4 5 4 5 4 4 5 5 4 4 5 3 4 4 7 3 4 4 6 3 5 3 5 2 7 3 5 2 5 2 6 1 7 2 6 2 6v6l1 6 1 6v7 6 6l-1 6-1 6v6l-2 7-2 5-1 6-2 6-2 6-2 6-3 5-3 6-3 5-3 5-4 6-3 5-4 5-4 4-4 5zM268 273l5-4 4-5 3-5 4-5 4-4 4-6 3-5 3-6 2-5 4-6 2-6 2-6 2-5 1-6 2-6 1-7 1-6 1-6 1-6v-6-6-7l-1-6-1-7-1-6-1-6-2-5-1-7-3-6-1-5-3-6-3-6-3-5-3-5-3-6-4-5-3-6-4-5-4-5-4-4-5-5-4-4-5-4-5-3-5-4-5-3-6-3-5-4-6-3-6-2-5-2-6-3-6-1-6-2-6-1-6-2h-6l-6-1h-7l-6-1-7 1h-6l-6 1h-6l-6 1-7 2-5 1-6 2-6 2-6 2-6 3-5 2-6 3-5 3-5 4-6 3-4 4-6 4-5 4-4 4-5 5-3 4-5 5-3 6-4 5-3 5-4 6-2 5-3 6-3 6-2 6-2 5-2 6-1 6-2 7-1 6v6l-1 6-1 6v6 7l1 6 1 6v6l1 6 2 6 1 7 2 6 2 5 2 6 3 6 3 5 3 6 3 5 4 5 3 6 4 4 4 6 4 4 4 4 5 5 5 4 5 3 5 4 5 4 6 3 5 3 6 3 5 3 6 2 6 2 6 3 6 1 6 2 6 1 6 1 7 1 6 1h6 6 6l6-1 6-1 7-1h6l6-2 6-2 6-2 6-2 5-2 6-3 6-3 5-3 5-3 6-3 4-4 6-4 4-4z">
          <text:p/>
        </draw:path>
        <draw:path draw:style-name="gr140" draw:text-style-name="P138" draw:layer="layout" svg:width="0.317cm" svg:height="0.317cm" svg:x="9.03cm" svg:y="19.135cm" svg:viewBox="0 0 318 318" svg:d="M269 273l-5 5-4 4-6 4-4 4-6 3-5 3-6 3-5 3-6 2-6 3-6 2-5 2-6 2-6 1-7 1-6 1-6 1h-6-6-6-7-6l-6-1-6-1-6-1-6-2-7-2-6-2-6-2-6-2-5-3-6-3-5-3-6-3-5-4-5-4-5-4-5-3-4-5-4-4-5-5-4-5-3-5-3-5-4-5-3-5-4-6-2-6-3-5-2-6-2-5-2-7-2-6-1-6-1-6-1-6v-6l-1-7v-6-6l1-6v-6l1-6 1-7 1-6 2-6 1-6 3-5 2-7 2-5 3-7 3-5 4-6 3-5 4-5 3-5 4-5 4-4 5-5 4-4 4-4 6-4 4-4 6-3 5-4 5-3 6-3 5-3 6-2 6-2 7-3 6-1 5-2 6-1 7-1 6-1h6 6l7-1 6 1h6 6l7 1 6 2h6l5 3 7 1 6 3 5 2 6 2 6 3 5 3 5 3 6 4 4 3 6 4 4 4 5 4 5 5 4 4 4 5 4 4 3 6 4 5 3 6 3 5 3 5 3 7 3 6 1 5 2 6 2 6 2 6 1 6 1 6 1 6v7 6 7 6 6l-1 6-1 6-1 6-2 7-2 6-1 5-2 6-3 6-3 6-2 5-3 6-3 5-4 5-4 5-4 5-4 5-4 5zM270 274l3-4 5-5 4-5 4-4 4-6 3-5 4-5 3-6 2-5 3-6 2-6 3-5 1-6 2-6 1-7 2-6 1-6v-6l1-6v-6-7-7l-1-6v-6l-1-6-2-6-1-6-2-6-2-6-2-6-3-5-2-7-3-6-3-5-3-6-4-5-4-5-4-4-4-6-4-4-4-4-5-5-5-4-5-3-5-4-6-3-4-3-6-4-6-3-5-2-6-2-6-3-6-1-6-2-6-1-6-2h-7l-6-1h-6l-6-1-7 1h-6l-6 1h-6l-7 1-6 2-6 1-7 2-5 2-6 2-6 3-6 3-5 2-6 3-5 4-5 3-5 4-5 4-4 4-5 4-5 5-3 4-4 6-4 4-4 6-3 5-3 6-3 5-3 6-3 6-2 6-2 6-2 6-1 6-2 6-1 7v6l-1 6-1 6v6 6l1 7 1 6v6l1 6 2 6 1 6 2 7 2 6 2 5 3 6 3 6 3 5 3 5 4 6 3 4 4 6 4 4 4 5 5 5 4 4 5 4 5 4 5 4 5 4 5 3 5 3 7 3 5 2 5 3 7 2 6 2 6 2 6 1 6 2 6 1h7l6 1h7 6 6l6-1h6l6-1 7-1 6-1 6-2 6-2 5-3 7-2 5-2 6-3 6-3 5-3 5-4 5-3 5-4 5-5z">
          <text:p/>
        </draw:path>
        <draw:path draw:style-name="gr141" draw:text-style-name="P139" draw:layer="layout" svg:width="0.319cm" svg:height="0.319cm" svg:x="9.03cm" svg:y="19.135cm" svg:viewBox="0 0 320 320" svg:d="M270 275l-4 4-6 4-4 4-6 4-4 3-6 3-5 3-6 4-6 2-6 2-5 2-6 3-6 1-7 2-6 1h-6l-6 1-6 1h-7-6-7l-6-1-7-1h-6l-6-2-6-1-6-2-6-2-6-3-5-2-6-2-6-3-5-3-6-3-4-4-6-4-4-4-5-4-4-5-5-4-4-5-5-4-3-6-3-4-4-6-3-5-4-6-2-5-3-6-2-6-2-6-2-6-2-6-1-6-1-6-1-7v-6l-1-6v-6-6l1-6v-6l1-7 1-7 1-5 2-6 1-7 3-6 2-6 2-6 3-5 4-6 3-5 3-5 4-6 3-4 4-6 4-4 5-5 4-4 5-4 5-4 5-4 5-3 5-4 5-3 6-3 6-3 5-2 7-2 5-3 6-1 6-2 6-1 7-1 6-1h6 6l7-1 7 1h6 6l6 1 7 2 6 1 6 2 5 1 6 3 7 2 5 2 5 3 7 3 4 3 6 4 5 3 5 4 5 4 5 5 3 4 5 4 4 6 4 4 4 5 4 5 3 6 3 5 3 5 2 7 2 5 3 6 2 6 2 6 1 7 2 6v6l1 6 1 6v7 6 6l-1 7-1 6v6l-2 6-1 6-2 6-2 7-2 5-2 6-3 6-3 5-3 5-3 6-4 5-3 6-4 4-4 5-5 4zM270 276l5-5 5-4 3-5 4-5 4-5 3-5 4-6 3-5 3-6 3-6 2-5 2-6 2-7 1-6 2-6 1-6 1-6 1-6 1-7v-6-6-7l-1-6-1-6-1-6-1-6-2-7-1-7-3-5-2-6-2-6-2-6-4-5-3-5-3-6-4-5-3-6-4-4-4-5-5-4-4-5-5-4-5-5-4-3-6-3-5-4-5-3-6-4-5-3-6-2-7-2-5-3-6-1-6-2-6-1-7-2h-6l-6-1h-6l-7-1-7 1h-6l-6 1h-6l-7 1-6 2-6 1-6 2-6 2-6 2-6 3-5 3-6 2-5 4-5 3-6 4-4 4-6 4-4 3-5 5-5 5-3 4-4 5-4 5-4 5-3 5-3 6-3 5-3 6-3 6-2 6-2 6-2 5-1 7-2 6-1 7v6l-1 7-1 6v6 6l1 6 1 6v7l1 7 2 5 1 6 2 6 2 6 2 6 3 6 3 5 3 6 3 6 4 5 4 5 3 5 4 5 4 5 5 4 4 4 5 5 5 4 5 3 5 4 6 3 5 3 6 4 5 2 6 2 6 2 6 3 6 1 6 2 6 1 6 1 7 1 6 1h7 6 7l6-1 6-1 6-1h6l7-2 6-1 6-3 6-2 5-2 7-3 5-3 5-3 6-3 5-4 6-3 4-4 5-4z">
          <text:p/>
        </draw:path>
        <draw:path draw:style-name="gr141" draw:text-style-name="P139" draw:layer="layout" svg:width="0.32cm" svg:height="0.32cm" svg:x="9.029cm" svg:y="19.134cm" svg:viewBox="0 0 321 321" svg:d="M271 277l-4 3-5 5-5 4-5 3-5 4-6 3-5 3-6 3-6 2-6 3-6 2-6 2-6 2-7 1-6 1-6 1-6 1h-6-6-7-7-6l-6-1-6-1-6-1-6-2-7-1-5-3-6-2-6-2-6-3-5-3-5-3-6-4-5-3-5-4-5-4-5-4-4-4-5-5-4-4-4-5-4-5-3-6-4-4-3-6-4-6-2-5-3-6-2-6-2-6-2-6-2-6-1-6-1-7-1-6v-6l-1-6v-6-6l1-7v-7l1-6 1-7 1-6 2-6 1-5 3-6 2-7 2-5 3-6 4-6 3-5 3-5 4-5 3-5 4-5 4-5 5-4 4-5 5-4 5-4 5-3 5-4 6-3 5-4 6-3 5-3 6-2 6-2 6-3 6-1 6-2 6-1 6-1 7-1h6 6l7-1 6 1h6 6l6 1 7 2 6 1 6 2 6 1 5 3 7 2 7 2 5 3 5 3 6 3 5 4 6 3 4 4 5 5 4 4 5 4 5 5 3 5 4 4 4 6 4 5 3 5 3 6 3 5 3 6 2 6 2 6 3 5 1 6 2 7 1 6 1 6 1 7v6 7 6 6 6l-1 7-1 6-1 6-2 6-1 6-2 6-2 7-3 5-3 6-2 6-3 5-4 5-3 6-4 4-4 6-4 4-4 5zM272 277l5-4 3-5 5-5 4-5 4-5 3-6 3-5 3-5 3-6 3-6 2-5 3-7 1-6 2-6 1-6 2-6 1-6v-7l1-6v-6-6-7l-1-6v-7l-1-6-2-6-1-7-2-6-2-6-2-6-3-5-2-7-3-5-3-5-4-6-3-5-4-5-4-5-4-5-4-4-5-5-4-4-5-4-5-4-6-3-4-4-6-3-6-4-5-3-7-2-6-2-6-3-6-1-6-2-6-1-7-2h-6l-6-1h-6l-6-1-7 1h-6l-6 1h-7l-6 1-6 2-6 1-6 2-6 2-7 2-5 3-5 3-7 3-5 3-5 3-6 4-4 4-5 4-5 3-5 5-4 5-4 4-4 5-4 5-4 6-3 5-3 5-3 6-3 5-3 6-2 7-2 5-2 6-1 6-2 6-1 7v6l-1 7-1 7v6l1 6v6l1 7v6l1 6 2 7 1 6 2 6 3 5 2 6 2 6 3 6 3 5 4 6 3 5 4 6 3 4 4 5 5 5 4 4 4 5 6 3 4 5 6 4 4 3 6 4 5 3 6 2 6 3 6 3 5 2 6 2 7 2 6 1 6 2 6 1h6l6 1h7 7 6l6-1h6l7-1 6-1 6-1 6-3 6-1 6-3 7-2 5-2 6-3 6-3 5-3 5-4 5-4 6-4 4-4z">
          <text:p/>
        </draw:path>
        <draw:path draw:style-name="gr142" draw:text-style-name="P140" draw:layer="layout" svg:width="0.322cm" svg:height="0.322cm" svg:x="9.028cm" svg:y="19.133cm" svg:viewBox="0 0 323 323" svg:d="M272 277l-5 5-4 4-6 4-5 4-5 3-5 3-6 4-6 3-5 2-6 2-6 3-7 1-5 2-6 2-6 1h-7l-6 1-7 1h-6-6-7l-6-1-6-1h-6l-6-2-7-1-6-2-6-2-5-3-6-2-6-3-6-2-5-3-6-4-4-3-6-4-4-5-6-4-4-4-4-4-5-5-4-5-4-5-3-5-4-5-3-6-3-5-3-6-2-6-2-6-3-5-2-7-2-6-1-6-1-6-1-6v-7-7l-1-6v-6l1-7v-6l1-7 1-6 1-6 2-6 1-6 3-6 2-6 2-6 3-5 4-6 3-5 3-6 4-5 3-5 4-5 5-5 4-4 4-5 6-4 4-4 5-3 5-4 6-3 5-3 6-4 6-3 5-2 6-2 6-3 7-1 6-2 6-1 6-1 6-1h6 7l7-1 6 1h6 6l6 1 6 2 7 1 6 2 6 1 6 3 5 2 7 2 5 3 6 3 6 3 4 4 6 3 5 5 5 4 4 4 5 4 4 5 5 5 4 5 4 5 3 5 4 5 3 6 3 5 2 6 2 6 3 6 2 6 2 6 1 6 2 7v6l1 6 1 6v7 6 7l-1 6-1 6v7l-2 6-1 6-2 6-1 6-3 6-2 6-3 6-3 5-3 6-3 5-3 5-4 6-4 4-5 6-4 4zM273 278l4-5 5-4 4-5 4-5 4-5 3-5 3-6 4-5 3-6 2-6 3-6 2-5 2-6 1-6 2-7 1-6 1-7 1-6 1-6v-7-6-7l-1-6-1-6-1-6-1-7-2-6-1-6-2-6-3-6-2-6-3-6-2-5-4-6-3-5-3-5-4-6-4-4-5-6-4-4-5-4-5-5-5-4-5-4-5-3-5-4-6-3-5-4-6-3-6-2-6-2-6-3-6-1-6-2-6-1-7-2h-6l-6-1h-6l-6-1-7 1h-7l-6 1h-6l-6 1-7 2-6 1-6 2-6 2-6 2-5 3-6 3-6 3-5 3-6 3-5 4-5 4-5 4-5 4-4 4-5 5-4 4-4 6-4 4-3 6-4 5-3 5-3 7-3 5-3 5-2 7-2 6-2 6-1 6-2 6-1 6v7l-1 6-1 7v6l1 6v7l1 7v6l2 6 1 6 1 6 2 7 3 6 2 5 2 6 3 6 4 5 3 6 3 5 4 5 3 6 4 4 5 5 5 5 4 4 5 4 4 4 6 4 5 4 6 3 5 3 5 3 7 3 5 2 6 3 6 2 6 1 7 2 6 1 6 1 6 1 6 1h7 6 6l7-1 7-1 6-1 6-1 6-1 6-2 6-2 6-2 6-2 6-3 6-3 5-3 5-3 6-4 5-4 5-3 4-4z">
          <text:p/>
        </draw:path>
        <draw:path draw:style-name="gr143" draw:text-style-name="P141" draw:layer="layout" svg:width="0.323cm" svg:height="0.323cm" svg:x="9.027cm" svg:y="19.132cm" svg:viewBox="0 0 324 324" svg:d="M274 279l-5 4-5 4-4 4-6 4-5 4-6 3-5 3-5 3-7 2-6 3-5 2-6 2-6 2-7 1-6 1-6 1-7 1-6 1h-6-6-7l-6-1-7-1-6-1-6-1-6-2-6-1-6-3-7-2-5-2-6-3-5-3-6-4-5-3-6-3-5-4-5-4-4-4-5-5-5-4-4-5-4-5-4-5-4-5-3-5-3-6-3-5-3-6-2-6-3-5-3-7-2-6-2-6v-7l-2-6-1-6v-7-6l-1-6v-7l1-7v-6l1-6 1-6 1-6 2-6 1-7 4-6 2-6 2-5 3-6 3-6 3-5 4-6 3-5 4-5 5-5 4-5 4-4 5-4 5-5 4-4 6-3 5-4 5-3 6-3 5-4 6-3 6-2 6-2 6-3 5-1 7-2 7-1 6-1 6-1h6 6l7-1 6 1h6 7l6 1 7 2 6 1 6 2 5 1 7 3 6 2 5 2 6 3 6 3 5 3 5 4 6 4 4 4 6 4 4 4 5 4 4 5 5 5 3 5 4 5 3 6 4 5 3 6 3 5 3 6 2 5 2 7 3 6 1 6 2 6 1 6 1 6 1 7 1 6v7 6 6l-1 6-1 6-1 7-1 7-2 6-1 7-3 6-1 5-3 6-3 6-3 6-3 5-3 6-4 5-3 5-4 5-4 5-5 4zM274 280l5-5 4-5 4-4 4-6 4-5 4-5 3-6 3-5 3-6 2-6 4-5 1-6 2-6 2-7 1-6 2-7 1-6 1-7v-6-6-6-7-6l-1-7-1-6-2-7-1-6-2-6-2-5-2-7-3-6-3-5-2-6-4-6-3-5-4-5-3-6-4-4-4-5-5-5-5-4-4-5-5-4-5-4-5-3-5-4-6-3-6-4-5-2-6-3-6-2-6-3-6-1-6-2-6-1-6-2h-7l-7-1h-6l-6-1-7 1h-6l-6 1h-6l-7 1-6 2-7 1-6 2-6 2-5 2-6 3-6 3-6 3-5 3-6 3-5 4-5 4-5 4-5 4-4 5-5 4-4 5-4 5-4 5-3 5-4 6-3 5-4 6-2 6-3 5-2 6-3 6-2 7-1 6-2 6-1 6v6l-1 6-1 7v7l1 6v6l1 7v6l2 6 1 7 2 6 1 6 4 7 2 6 2 5 3 6 3 6 3 5 4 5 3 6 4 4 5 6 4 4 4 5 5 5 5 4 5 3 5 4 5 4 5 3 6 3 6 3 5 3 6 3 7 2 6 2 5 2 7 1 6 2 6 1 7 1h6 7 6 6 6l7-1 6-1 6-2h7l6-3 6-1 6-2 5-3 7-3 5-2 6-3 6-4 5-3 5-4 5-4 5-5z">
          <text:p/>
        </draw:path>
        <draw:path draw:style-name="gr144" draw:text-style-name="P142" draw:layer="layout" svg:width="0.325cm" svg:height="0.324cm" svg:x="9.027cm" svg:y="19.132cm" svg:viewBox="0 0 326 325" svg:d="M275 280l-5 3-4 5-6 4-4 4-6 3-5 4-6 3-6 2-6 3-5 3-6 2-6 1-7 3h-6l-6 2-6 1-7 1h-6-6-7-6-7l-6-1-6-1-6-2-7-1-5-2-7-2-6-2-6-3-5-3-6-3-6-3-5-3-6-4-4-4-6-3-5-4-5-5-4-5-4-4-5-6-4-4-3-6-4-5-3-5-3-6-3-6-2-5-2-7-3-6-1-7-3-6v-6l-2-6-1-6v-7-6l-1-6v-7l1-7v-6l1-6 1-6 1-6 2-6 2-7 2-6 2-6 3-5 2-6 4-6 3-5 4-6 3-5 4-5 4-5 4-5 5-4 4-5 5-4 5-4 6-4 5-4 5-3 6-3 6-3 5-3 6-3 6-2 6-2 6-2 6-1 7-2 6-1h7l6-1h6l7-1 6 1h6l6 1h7l6 2 7 1 6 2 6 1 6 3 5 2 7 3 5 2 5 4 7 3 5 4 5 3 5 4 5 4 4 5 5 4 4 5 4 5 5 4 3 6 4 5 3 5 4 6 2 6 3 5 3 6 2 7 2 5 2 6 1 6 2 7 1 6v7l1 6v7 6 6l-1 6v7l-1 6-2 6-1 7-2 6-2 6-2 7-3 5-2 6-3 6-3 5-3 6-4 5-4 5-4 6-4 4-4 5zM276 280l4-4 4-5 5-5 4-5 4-5 3-6 4-5 3-5 3-7 2-5 2-6 3-7 2-6 1-6 2-7 2-6v-6l1-7 1-6v-6-7-6l-1-6-1-7-1-6-1-7-2-6-1-6-2-6-3-6-2-6-3-6-3-5-3-6-3-6-4-4-4-6-4-5-4-5-4-4-5-5-5-4-5-5-5-3-5-4-5-3-6-4-5-3-6-3-6-3-6-2-6-2-6-2-6-1-7-2-6-1-7-1-6-1h-6-6-7-6l-6 1-7 1h-6l-7 2-6 1-6 3-6 1-6 3-6 3-6 2-5 3-6 3-5 4-5 3-7 4-4 5-6 3-4 5-4 5-5 4-4 6-3 4-4 6-4 5-3 5-3 7-3 5-3 6-2 6-2 6-2 6-1 6-2 7-1 6v6l-1 6v7l-1 7 1 6v7l1 6v6l2 6 1 6 2 6 1 7 3 6 2 7 2 6 3 5 4 6 3 6 4 5 3 5 4 5 4 5 4 5 5 5 4 4 6 4 4 4 6 4 6 4 5 3 6 3 5 3 6 3 6 3 6 2 6 1 6 3 6 1 6 1 7 2h6l7 1h6 7 6l7-1h6l6-1 6-2 6-1 7-2 6-1 6-3 6-2 5-3 7-2 5-3 5-4 6-3 5-4 5-4 5-5z">
          <text:p/>
        </draw:path>
        <draw:path draw:style-name="gr145" draw:text-style-name="P143" draw:layer="layout" svg:width="0.326cm" svg:height="0.326cm" svg:x="9.026cm" svg:y="19.132cm" svg:viewBox="0 0 327 327" svg:d="M277 281l-5 4-5 5-5 4-5 3-6 3-5 4-6 3-6 3-5 3-6 2-7 2-6 2-6 2-6 1-6 2h-6l-7 1-6 1h-7-6-7l-6-1-6-1-7-1-6-1-6-2-7-2-6-1-6-3-6-2-6-3-5-3-6-3-5-3-6-4-5-4-5-4-5-5-5-3-4-5-4-5-4-5-5-5-3-5-4-5-3-7-3-6-3-5-2-6-2-6-3-7-1-6-3-6v-6l-2-6-1-6v-7-7l-1-6 1-6v-7-6l1-6 1-6 1-7 2-6 2-7 2-5 2-6 3-6 2-6 4-6 3-5 4-6 3-5 4-5 4-5 5-5 4-4 4-5 6-4 4-4 6-4 5-3 5-4 6-3 5-3 6-3 6-3 6-2 6-2 7-2 6-1 6-2 6-1h7l7-1h6 7 6 6l6 1h7l6 2 6 1 7 2 6 1 6 3 6 2 5 3 7 2 5 4 5 3 6 4 5 3 5 4 5 5 5 4 4 4 5 5 4 5 4 5 4 5 3 5 4 6 3 6 3 5 3 6 2 5 2 7 3 6 1 6 2 6 1 6 1 7 1 6 1 7v6 7 6l-1 6-1 7-1 6-1 6-2 6-1 7-3 6-2 6-2 6-3 5-3 7-3 5-3 6-4 6-3 5-4 5-5 5-4 5zM277 281l5-4 4-5 4-5 4-5 4-5 3-5 4-7 3-5 3-6 3-6 2-6 2-6 2-6 2-7 2-6 1-6 1-6 1-6v-7-6-7-6-7l-1-7-2-6v-6l-2-6-2-6-2-6-2-7-2-6-4-5-3-6-3-6-3-5-4-5-3-6-4-4-5-6-4-4-4-5-6-4-4-5-6-3-4-4-6-3-6-3-5-4-6-3-6-3-6-2-6-2-6-2-7-1-6-2-6-1-6-1-7-1h-6-6-7-6l-7 1-7 1h-6l-6 2-6 1-7 3-6 1-6 3-6 3-6 2-6 3-5 3-6 4-5 4-6 4-4 4-5 3-4 5-5 5-5 5-4 5-3 5-4 5-3 6-4 5-3 6-3 6-3 5-2 6-2 6-2 7-1 6-2 6-1 7v6l-1 6v7l-1 6 1 6v7l1 7v6l2 6 1 7 2 6 1 6 3 6 2 6 2 6 3 6 4 5 3 7 4 5 3 5 4 6 4 4 5 5 4 5 5 4 5 4 5 5 5 4 5 3 5 4 6 3 6 3 5 2 6 3 7 2 6 2 7 2 6 2 6 1 7 1 6 1 6 1h7 6 7l6-1 7-1 6-1 6-1 7-2 6-1 6-2 6-2 6-2 6-4 5-3 7-3 5-3 5-4 5-3 5-4 5-4z">
          <text:p/>
        </draw:path>
        <draw:path draw:style-name="gr146" draw:text-style-name="P144" draw:layer="layout" svg:width="0.328cm" svg:height="0.327cm" svg:x="9.025cm" svg:y="19.131cm" svg:viewBox="0 0 329 328" svg:d="M278 282l-5 5-5 3-5 4-5 4-5 4-6 3-6 3-5 3-6 3-7 3-5 2-6 1-6 2-7 2-6 1-7 1-6 1h-7-7-6-7-6l-6-1-7-2h-6l-6-2-6-2-7-2-6-2-6-3-5-3-6-3-6-3-5-4-6-3-4-3-6-5-4-4-5-5-5-4-4-6-4-4-4-6-4-5-4-5-3-6-3-5-3-6-2-7-2-5-3-6-1-6-3-6v-7l-2-6-1-7v-6-7l-1-6 1-6v-7-6l1-6 1-7 1-6 2-7 2-6 2-6 2-6 3-5 2-7 4-5 3-5 4-6 3-5 4-6 4-4 5-6 4-4 5-5 5-4 4-4 6-3 5-4 5-4 6-3 6-3 5-3 6-3 7-2 6-2 6-2 6-1 6-2 6-1h7l7-1h6 7 7 6l7 1h6l6 2 6 1 6 2 6 1 7 3 6 2 6 3 5 3 6 3 6 3 5 4 5 3 5 4 5 5 5 4 5 4 4 5 4 5 4 5 4 5 4 6 3 5 3 6 3 6 3 5 3 6 2 6 1 7 3 6 1 6 1 6 2 6v7 6l1 6v7 7l-1 6v7l-1 6-2 6-1 6-2 7-2 5-2 7-3 6-2 6-3 5-3 6-4 6-3 5-4 5-4 5-4 5-4 5zM278 283l5-5 4-5 4-6 5-4 4-6 3-5 4-5 3-6 3-6 2-6 2-6 3-6 2-6 2-6 1-6 2-7v-6l1-7 1-6v-7-7l-1-6v-6l-1-7-1-6-1-6-1-6-3-6-1-7-3-6-2-6-3-6-3-5-3-6-3-6-4-5-4-5-4-5-4-5-5-5-5-4-4-5-5-4-5-4-6-3-5-4-5-3-6-4-6-3-6-3-6-2-6-2-6-2-6-1-7-2-6-1-6-1-7-1h-6-7-7-6l-7 1-7 1h-6l-6 2-7 1-6 3-6 1-6 3-6 3-6 2-5 3-6 4-6 3-4 4-6 4-5 4-5 4-4 5-5 4-4 5-5 5-3 5-4 5-3 6-3 5-4 6-3 6-2 6-3 6-2 6-2 6-1 7-2 6-1 6v7l-1 6v7l-1 6 1 6v7l1 6v7l2 6 1 7 2 6 1 6 3 6 2 6 2 6 3 6 4 5 3 6 4 6 3 5 4 5 4 5 5 6 4 4 5 5 5 4 5 4 5 4 6 3 5 4 6 3 5 3 6 3 6 3 6 2 7 1 6 3 6 1 6 1 6 2h7l6 1h6 7 7l7-1h6l7-1 7-2 6-1 6-2 6-1 6-3 6-2 6-3 6-3 5-3 6-3 5-4 5-4 6-4 4-4z">
          <text:p/>
        </draw:path>
        <draw:path draw:style-name="gr147" draw:text-style-name="P145" draw:layer="layout" svg:width="0.329cm" svg:height="0.329cm" svg:x="9.024cm" svg:y="19.13cm" svg:viewBox="0 0 330 330" svg:d="M279 283l-5 4-4 4-6 4-5 4-6 5-5 3-5 3-6 3-6 3-7 2-6 2-6 2-6 2-6 1-7 2h-7l-6 1-7 1h-6-7-6l-6-1-7-1-6-1-6-1-7-1-6-3-6-1-6-3-6-3-6-2-6-3-5-3-6-4-5-4-5-4-6-4-4-4-5-5-5-4-4-5-4-5-4-5-4-5-4-6-3-6-3-5-3-7-2-5-2-6-3-6-1-6-2-7-1-6-2-7-1-6v-6-7l-1-6 1-6v-7-6l1-7 1-6 1-7 2-6 2-6 2-6 3-6 2-6 3-6 3-6 3-5 4-6 3-5 4-6 5-4 4-5 4-4 5-5 5-5 5-4 5-3 5-4 6-3 6-4 5-3 6-3 6-3 6-2 6-2 6-2 7-1 6-2 6-1h6l7-1h6 7 7 6l7 1h6l6 2 7 1 6 2 6 2 6 2 7 2 6 3 6 3 5 3 6 3 5 4 5 4 6 4 4 4 5 4 5 5 4 5 5 4 4 6 4 4 4 6 3 6 3 5 3 6 3 6 2 6 2 6 2 6 2 6 2 7 1 6 1 6 1 7v6l1 6v7 6l-1 7-1 6-1 7-1 7-2 6-1 6-3 6-2 6-2 6-2 6-4 6-3 5-3 6-4 5-3 5-5 5-4 5-5 5zM280 283l4-4 5-5 4-5 4-6 3-4 4-6 4-6 3-5 3-5 3-7 2-6 2-6 3-6 1-6 2-6 1-7 1-7 1-6v-7-6-7-6-6l-1-7-2-6v-6l-2-7-2-6-2-7-2-6-3-5-2-6-4-6-3-6-3-5-4-6-3-5-5-5-4-5-5-5-4-4-5-5-5-4-5-4-5-3-6-4-6-3-5-4-6-3-6-2-7-3-6-2-6-2-6-1-6-2-7-1-6-1-7-1h-6-7-7-6l-7 1-6 1h-6l-7 2-6 1-6 3-6 1-7 3-6 3-5 2-6 3-6 4-5 3-5 4-6 4-4 4-6 4-4 5-5 4-4 5-5 5-3 6-3 4-4 7-3 5-4 5-3 7-2 6-2 5-3 6-2 7-1 6-2 7-1 6v7l-1 6v6l-1 7 1 6v7l1 6v7l2 6 1 6 2 7 1 6 3 6 2 6 3 6 2 6 4 6 3 5 4 6 3 5 4 5 5 5 4 5 4 5 5 4 5 4 5 4 5 4 6 5 5 4 6 3 6 3 6 2 5 3 6 2 7 2 6 2 7 2 6 1 6 1 7 1 6 1h6 7 6l7-1 6-1 7-1 7-1 6-2 6-1 6-2 6-2 7-3 6-2 6-4 6-3 5-3 6-4 5-4 5-4 5-5z">
          <text:p/>
        </draw:path>
        <draw:path draw:style-name="gr148" draw:text-style-name="P146" draw:layer="layout" svg:width="0.331cm" svg:height="0.33cm" svg:x="9.024cm" svg:y="19.129cm" svg:viewBox="0 0 332 331" svg:d="M280 284l-5 4-5 5-5 4-5 3-6 4-5 3-6 3-6 4-6 2-6 3-6 2-6 2-7 1-6 3-6 1-7 1-6 1h-7-6-7-6-6l-7-1-6-2h-7l-7-3-6-2-6-2-6-2-5-3-7-2-5-3-6-3-6-4-5-4-5-4-5-4-5-4-5-4-5-5-3-5-5-5-4-5-4-6-3-5-4-5-3-7-2-5-3-6-2-6-3-7-1-6-2-6-1-6-2-6-1-7v-6-7l-1-6 1-7v-6-7l1-7 1-6 1-6 2-6 2-7 3-6 2-6 2-6 3-6 3-5 3-6 4-6 3-4 4-6 5-5 4-5 4-4 5-5 5-5 5-4 5-3 6-4 5-3 6-4 6-3 5-3 6-3 6-2 7-2 6-2 6-1 7-2 6-1h6l7-1h6 7 6 6l7 1h7l7 2 6 1 6 2 6 2 6 2 6 3 6 2 6 3 5 3 6 3 6 4 5 4 5 4 5 4 5 4 5 5 5 5 4 4 4 6 4 5 3 5 4 6 3 5 3 6 3 7 3 5 2 6 2 6 2 6 1 7 1 7 2 6v7 6l1 6v7 6l-1 7v6l-1 6-2 7-1 6-2 7-2 6-2 6-3 6-3 6-2 6-3 5-4 6-4 6-4 4-3 6-4 5-5 5zM281 284l5-4 4-5 4-5 4-5 4-5 4-6 3-5 4-6 2-6 3-6 2-6 3-6 2-6 2-7 1-6 2-6v-7l1-6 1-7v-6-7l-1-6v-7l-1-6-1-6-1-7-1-7-3-6-1-6-3-6-3-6-2-6-3-6-3-5-4-6-4-6-4-5-3-5-4-5-5-5-5-4-6-4-4-5-6-4-5-3-6-4-5-3-6-4-5-3-7-2-6-2-6-3-6-2-6-1-6-2-7-1-7-1-6-1h-7-6-7-6l-7 1-6 1h-7l-6 2-6 1-6 3-7 1-6 3-6 3-6 3-5 3-6 3-6 3-5 4-5 4-5 4-5 4-5 5-4 4-5 6-4 4-4 6-3 5-4 6-3 5-4 6-3 6-2 6-2 6-3 6-2 6-1 6-2 7-1 6v7l-1 7v6l-1 7 1 6v7l1 6v7l2 6 1 6 2 7 1 6 3 6 2 7 3 5 2 6 4 6 3 6 4 5 3 5 4 5 5 5 4 5 5 5 5 4 4 5 6 4 5 4 5 4 6 3 5 3 6 4 6 2 6 3 6 2 6 2 6 2 7 2 7 1 6 2h7l6 1h6 7 6l7-1h6l7-1 6-2 6-2 7-1 7-3 6-1 5-3 6-3 6-3 6-3 5-3 6-4 5-4 5-3 5-5z">
          <text:p/>
        </draw:path>
        <draw:path draw:style-name="gr149" draw:text-style-name="P147" draw:layer="layout" svg:width="0.333cm" svg:height="0.332cm" svg:x="9.023cm" svg:y="19.129cm" svg:viewBox="0 0 334 333" svg:d="M282 286l-5 4-5 5-5 4-6 4-5 4-6 3-5 3-6 3-6 2-6 3-6 2-7 2-6 2-6 1-6 2h-7l-6 1-7 1h-7-6-7l-6-1-7-1-6-1-7-1-6-1-6-3-6-1-6-3-7-3-5-2-6-3-6-4-5-3-5-4-6-4-5-3-5-5-4-5-5-4-5-5-4-5-4-5-4-5-3-6-4-6-3-5-2-6-3-6-3-6-2-6-2-6-1-7-2-6-1-7-1-7-1-6v-7l-1-6 1-7v-6l1-6 1-7 1-6 1-7 2-6 2-6 2-7 3-6 2-6 3-5 3-6 3-6 4-5 4-6 4-5 4-5 4-5 5-5 4-4 5-4 5-5 5-4 5-3 7-4 5-3 5-4 7-3 6-2 6-3 6-2 6-2 6-1 7-2 7-1h6l7-1h6 7 6 7l6 1h6l7 2 6 1 6 2 7 2 6 3 6 2 6 2 5 3 7 4 5 3 5 4 6 4 5 4 5 4 5 4 5 5 4 4 4 6 4 4 4 6 4 5 4 6 3 6 3 5 2 6 3 7 3 6 1 6 2 6 2 6 1 7 1 6 1 6v7l1 7v6 7l-1 7-1 6-1 7-1 6-2 6-1 6-2 6-3 6-2 7-3 6-2 6-4 5-3 6-4 5-4 6-4 5-5 5-3 4zM282 287l5-5 4-5 5-5 4-5 4-5 3-5 3-7 4-5 3-6 3-6 2-6 2-6 3-6 1-7 2-6 1-6 1-7 1-6 1-7v-7-6l-1-7v-7l-1-6-2-7v-6l-2-6-2-6-2-6-2-6-3-7-2-6-3-6-4-5-3-6-4-5-4-6-4-5-5-5-4-4-5-5-4-4-5-5-5-4-6-4-5-3-6-4-6-4-6-3-5-2-7-2-6-3-7-2-6-1-6-2-6-1-7-1-6-1h-7-6-7-6l-7 1-6 1h-7l-7 2-6 1-7 3-6 2-6 2-5 3-7 3-6 4-5 3-6 4-5 3-5 4-6 4-4 5-5 4-5 5-4 5-4 5-4 5-4 5-4 6-3 6-3 5-3 6-2 6-2 6-3 7-2 6-2 6v7l-2 6-1 6-1 7v6l-1 7 1 6v7l1 6 1 7 2 7 1 6 2 7 1 6 3 6 2 6 3 6 3 6 3 6 3 5 4 6 4 5 4 5 4 6 4 4 5 5 4 5 5 4 5 4 6 4 5 4 6 3 6 4 5 2 6 3 7 2 6 3 6 2 6 2 6 2 7 1 6 1 6 1 7 1h7 6 7l7-1 6-1 7-1 6-1 7-2 6-1 6-2 6-2 6-3 7-2 5-3 6-4 6-3 5-3 5-4 6-5 4-4z">
          <text:p/>
        </draw:path>
        <draw:path draw:style-name="gr149" draw:text-style-name="P147" draw:layer="layout" svg:width="0.334cm" svg:height="0.333cm" svg:x="9.022cm" svg:y="19.128cm" svg:viewBox="0 0 335 334" svg:d="M283 287l-5 5-5 4-5 4-5 4-6 3-5 4-6 3-6 3-6 3-6 3-6 1-6 3-6 1-7 2-7 1-6 1-7 1-7 1h-6-7-6l-7-1-6-1-6-2h-7l-6-2-6-2-7-2-6-3-6-2-6-3-5-2-7-4-5-3-5-4-6-4-5-5-5-4-5-4-5-5-4-4-4-6-4-5-4-6-4-5-3-5-3-7-3-5-3-6-2-6-3-6-1-7-2-6-1-7-2-6-1-7v-6-7l-1-6 1-7v-6-7l1-6 2-6v-7l2-7 2-6 3-6 2-6 2-6 3-6 3-6 3-5 4-6 4-6 4-4 4-6 4-4 5-6 5-4 5-5 5-4 6-4 5-3 6-4 5-3 6-4 6-3 6-2 6-2 6-3 7-2 6-1 6-2 7-1h6l7-1h7 6 7 7l6 1 7 1 6 1 6 1 6 2 7 2 6 3 6 2 6 2 6 3 5 3 7 4 5 3 5 4 6 4 4 5 5 5 5 5 4 4 5 5 4 5 4 6 3 5 4 5 3 6 3 6 3 6 3 6 2 6 2 7 2 6 1 6 1 6 2 7 1 6v7 6 7 6 7l-1 7-1 6-2 7-1 6-2 7-2 6-2 6-3 6-3 6-3 6-3 5-3 6-4 6-4 5-3 5-5 5-5 5zM283 288l5-5 5-5 4-5 4-5 4-5 4-6 3-5 3-6 3-6 3-6 3-6 2-6 2-6 2-6 1-7 2-7 1-6v-7-7l1-6v-7l-1-6v-7-6l-2-7-1-6-1-6-3-7-1-6-3-6-3-7-2-5-3-6-4-6-3-6-4-5-4-6-3-4-5-6-5-4-4-5-5-5-5-4-6-5-5-3-5-4-6-3-6-4-5-3-7-2-6-2-6-3-6-2-7-1-6-2-6-1-7-1-6-1h-7-7-6-7l-7 1-6 1-7 1-6 1-7 1-6 3-6 2-6 2-6 3-6 3-6 3-5 3-7 4-5 4-5 3-5 4-5 5-6 5-4 5-4 5-5 5-4 5-3 6-4 5-3 6-4 6-3 6-2 5-2 6-3 7-1 6-2 7-1 6-2 7v6l-1 7v6l-1 7 1 7v6l1 7v6l2 6 1 7 2 6 1 7 3 6 2 6 3 6 3 6 3 6 3 6 4 5 4 6 4 5 4 5 4 5 5 5 5 4 6 4 4 5 6 4 5 3 6 3 6 4 6 3 5 3 7 2 6 2 6 3 7 1 6 2 6 1 7 2 6 1h7 6 7 7 6l7-1 6-1 7-2 7-1 6-2 6-2 6-2 6-3 6-2 7-3 5-3 5-4 6-4 5-4 5-3 6-4z">
          <text:p/>
        </draw:path>
        <draw:path draw:style-name="gr150" draw:text-style-name="P148" draw:layer="layout" svg:width="0.336cm" svg:height="0.335cm" svg:x="9.021cm" svg:y="19.127cm" svg:viewBox="0 0 337 336" svg:d="M284 289l-4 5-6 3-5 4-5 4-6 4-5 4-6 3-6 3-6 2-6 3-6 2-7 2-6 2-7 1-6 2-6 1h-7l-6 1h-7-7-6l-7-1h-6l-7-2-6-1-6-2-7-2-7-2-6-2-7-3-5-3-6-3-6-3-6-3-5-4-6-4-4-4-6-4-4-5-5-4-4-6-4-4-4-6-4-5-4-5-3-7-3-5-3-6-3-6-2-7-3-6-1-6-2-6-1-7-2-6-1-6v-7-6l-1-7 1-7v-6-7l1-6 2-7v-7l3-6 1-6 3-7 2-6 2-5 3-7 3-6 3-5 4-6 4-5 4-6 5-5 3-5 5-5 5-4 5-5 5-4 5-4 5-3 7-4 5-3 6-4 6-3 6-2 7-2 6-3 6-2 7-1 6-1 6-2h7l7-1h6 7 6 7l7 1 6 1 7 1 6 1 7 2 6 2 6 3 6 2 6 2 6 3 6 3 5 4 6 3 5 4 5 5 6 4 4 4 5 5 5 4 4 6 4 4 4 7 4 5 3 6 4 6 3 6 2 5 3 6 3 6 1 7 2 7 2 6 1 6 1 7 1 6v7l1 6v7l-1 6v7l-1 7v6l-2 6-2 7-1 6-2 7-3 6-2 6-3 6-3 6-3 6-3 5-4 5-4 6-5 5-3 5-5 5zM285 290l5-6 4-4 4-5 5-5 4-6 3-5 4-6 3-6 3-6 3-6 2-6 2-6 3-7 1-6 2-6 1-7 1-6 1-7v-6l1-7v-7l-1-6v-7l-1-6-1-7-1-6-2-7-2-6-2-7-3-6-2-6-3-6-3-6-3-6-3-5-4-5-4-7-5-5-3-5-5-5-5-5-5-4-5-4-5-4-6-4-5-4-6-3-5-4-7-3-6-2-6-2-6-3-6-2-6-1-7-2-7-1-6-1-7-1h-7-6-7-7l-6 1-7 1-6 1-7 1-6 1-6 3-6 2-7 2-6 3-7 3-6 3-5 3-6 4-5 4-5 3-6 4-4 5-5 5-5 4-4 6-5 4-4 6-3 6-4 5-3 6-4 6-3 6-2 6-2 6-3 6-1 6-2 7-1 7-2 7v6l-1 7v6l-1 7 1 7v6l1 7v6l2 7 1 6 2 6 1 7 3 6 3 6 2 7 3 5 3 6 3 6 4 5 4 5 4 6 5 5 3 5 5 4 5 5 5 5 5 3 6 5 5 3 6 4 6 3 5 3 6 3 7 3 6 2 7 2 6 2 7 2 6 1 7 1 6 1h7l6 1h7 7l6-1 7-1h6l7-2 6-2 6-1 7-2 7-3 6-2 5-2 6-3 6-4 6-3 5-4 6-4 5-4 5-4z">
          <text:p/>
        </draw:path>
        <draw:path draw:style-name="gr151" draw:text-style-name="P149" draw:layer="layout" svg:width="0.337cm" svg:height="0.336cm" svg:x="9.02cm" svg:y="19.126cm" svg:viewBox="0 0 338 337" svg:d="M286 290l-6 4-4 5-6 4-5 4-5 3-6 4-6 3-6 3-5 3-7 2-7 2-6 3-6 1-6 2-7 1-6 1-7 1-6 1h-7-7l-7-1h-7l-6-1-7-1-6-1-7-3-6-1-7-2-6-3-6-2-6-3-5-3-7-3-5-4-5-3-6-5-5-4-5-4-5-5-5-5-4-4-4-6-4-5-4-5-4-6-3-5-3-6-3-6-2-6-3-6-3-6-1-7-2-6-1-6-2-7-1-6v-7-7l-1-7 1-6v-7-7l1-6 2-7v-6l3-7 1-6 3-6 2-6 2-6 3-7 3-6 4-6 3-5 4-6 4-5 5-5 4-5 5-5 4-4 5-5 5-4 6-4 5-3 6-4 5-3 6-4 6-3 7-2 6-2 6-3 6-2 6-1 7-1 6-2h7l6-1h8 7 6 7l6 1 7 1 6 1 7 1 6 2 7 2 6 3 6 2 6 2 6 3 6 3 6 4 5 4 6 4 5 4 5 4 5 4 5 5 4 4 4 6 5 5 4 6 3 5 4 5 3 6 3 7 3 6 2 6 2 6 3 6 2 7 2 7v6l2 7 1 6v7 6 7 7 6l-1 7-2 6v7l-2 6-2 6-2 6-2 7-2 6-4 6-3 6-3 5-4 7-3 5-3 5-5 6-4 4-5 5zM286 290l4-4 5-5 5-5 4-6 3-5 4-5 4-6 3-6 3-5 3-6 3-7 2-6 1-6 3-7 1-6 1-7 2-6v-7-6l1-7v-7l-1-6v-7-7l-2-6-1-7-2-6-2-7-2-6-2-7-2-5-4-6-3-7-3-6-3-6-4-5-3-6-5-5-5-5-4-5-5-5-5-3-5-5-5-4-5-4-6-4-6-3-6-4-5-2-6-3-6-2-7-3-7-2-6-1-6-2-7-1-7-1-6-1h-7-6-7-8l-6 1-7 1-6 1-7 1-6 2-6 2-7 2-6 2-6 3-6 3-6 3-5 3-7 4-5 4-5 3-5 5-5 4-5 5-5 5-4 5-4 5-5 5-3 6-4 5-3 6-4 6-2 7-3 6-2 6-3 6-1 6-2 7-1 6-2 7v6l-1 7v7l-1 6 1 7v7l1 7v6l2 7 1 6 2 7 2 6 2 6 3 6 2 6 3 7 3 5 3 6 4 5 4 6 4 5 5 6 4 4 5 5 4 5 6 4 4 4 6 4 5 4 6 4 6 3 6 3 6 3 6 2 6 2 7 3 6 1 7 2 6 1 7 2 6 1h7 7 7 7 6l7-1 6-1 7-1 6-2 7-2 6-2 6-2 7-2 6-4 5-2 6-4 6-3 6-4 5-3 5-4 5-5z">
          <text:p/>
        </draw:path>
        <draw:path draw:style-name="gr151" draw:text-style-name="P149" draw:layer="layout" svg:width="0.338cm" svg:height="0.338cm" svg:x="9.02cm" svg:y="19.125cm" svg:viewBox="0 0 339 339" svg:d="M286 291l-5 5-5 4-5 4-5 4-6 4-6 3-6 4-5 2-6 3-7 3-6 2-6 2-7 2-7 1-7 2-6 1h-7l-6 1h-7-7l-6-1h-7-6l-7-2-6-1-7-2-6-2-7-2-6-2-6-2-6-4-6-3-6-3-6-4-5-3-6-4-4-4-6-5-4-4-5-5-4-5-5-5-4-5-4-6-4-5-3-6-3-6-3-6-2-6-3-6-2-6-2-7-2-6-1-7-2-7v-6l-1-7v-6l-1-7 1-7v-6l1-7v-6l2-7 1-6 2-7 1-7 3-6 2-6 3-6 2-7 4-6 3-5 4-6 3-5 5-5 4-6 4-4 5-6 5-4 5-4 5-5 5-4 5-3 7-4 5-3 6-4 6-3 6-2 6-2 7-3 6-1 6-2 7-1 6-2h7l6-1h7 7 6 7l7 1 6 1 7 1 7 1 6 2 7 2 7 3 6 2 6 3 5 2 6 4 6 3 6 4 5 4 5 4 5 4 5 4 5 5 4 5 5 5 5 5 3 6 4 5 3 6 3 6 3 6 4 6 2 5 2 7 2 7 2 6 2 7 1 6 2 7v7 6l1 7v7l-1 6v7 7l-2 6-1 7-1 6-3 7-1 6-2 6-3 6-3 6-3 6-3 6-4 5-4 6-3 5-4 6-5 5-5 5zM287 292l4-5 5-5 4-5 4-5 4-5 4-6 4-6 3-5 3-7 2-6 3-6 3-6 1-6 3-7 1-6 1-7 1-6 1-7v-7l1-6v-7l-1-7v-6l-1-7-1-7-2-6-1-7-2-7-2-7-2-6-3-6-3-6-3-5-3-7-4-5-4-6-3-6-4-4-5-6-5-4-4-5-5-4-5-5-6-4-5-4-5-4-7-3-5-3-6-3-6-3-6-2-7-3-6-2-7-1-7-2-7-1-6-1-7-1h-7-6-7-7l-6 1-7 1-7 1-6 1-6 2-7 2-6 2-6 2-6 3-7 3-5 3-6 4-6 3-5 4-5 3-6 5-5 5-5 4-4 5-5 5-4 5-4 5-3 6-4 5-3 6-4 6-3 6-3 6-2 6-2 7-2 7-2 6-1 7-1 6-1 7-1 7v6 7 7 6l1 7 1 7 1 6 2 7 1 6 2 7 2 6 3 6 2 6 3 6 4 6 3 6 4 6 3 5 5 6 4 4 4 6 5 4 5 5 5 5 5 4 6 3 5 4 6 4 6 3 5 3 6 3 7 3 6 2 7 2 6 2 6 1 7 2 6 1 7 1h7l6 1h7 7l6-1 7-1h7l6-2 7-1 7-2 6-2 6-3 7-2 6-3 6-3 6-3 5-3 6-4 5-4 6-5 5-3z">
          <text:p/>
        </draw:path>
        <draw:path draw:style-name="gr152" draw:text-style-name="P150" draw:layer="layout" svg:width="0.34cm" svg:height="0.34cm" svg:x="9.02cm" svg:y="19.125cm" svg:viewBox="0 0 341 341" svg:d="M287 293l-4 4-6 4-5 5-5 4-7 4-5 3-6 3-6 3-6 3-7 2-6 2-6 3-7 1-6 2-6 1-7 1-7 1-6 1h-7-7l-6-1h-7l-7-1-6-1-7-2-6-1-7-2-7-2-6-3-6-2-6-3-5-3-7-3-5-4-5-4-6-4-5-4-6-4-4-5-5-4-4-6-4-4-5-6-4-5-3-6-4-6-3-6-3-6-2-6-3-6-2-7-2-6-2-6-1-7-2-6v-7l-1-7v-6-7-7-6l1-7v-7l2-7 1-7 2-6 1-6 3-7 2-6 3-6 2-6 4-6 3-6 4-6 4-5 4-5 4-6 4-4 5-5 5-5 5-4 5-5 6-4 5-3 6-4 6-3 5-4 6-3 7-2 6-2 6-3 7-1 6-2 6-1 7-2h7l6-1h7 7 6 7l7 1 6 1 7 1 6 1 7 2 6 2 7 3 6 2 6 3 6 3 5 3 7 3 6 4 5 4 6 4 5 4 5 5 4 5 5 4 4 6 4 4 4 6 4 6 4 5 3 6 3 6 3 6 2 6 3 6 2 6 2 7 1 7 2 6 1 7 1 7v7l1 6v7l-1 7v6l-1 7-1 7-1 6-2 7-2 7-2 6-2 6-3 6-2 6-3 6-3 6-4 6-4 5-4 6-4 5-4 5-5 5zM288 294l5-6 4-5 5-5 4-5 4-5 4-6 3-5 3-7 4-5 2-6 3-6 2-7 2-6 2-7 2-7v-6l2-7 1-7v-6l1-7v-7l-1-6v-7l-1-7-2-7-1-6-2-7-1-7-3-6-2-6-2-6-3-6-3-6-3-6-4-6-4-5-4-6-4-5-4-6-5-4-5-5-5-4-5-4-5-5-5-4-7-4-6-3-6-3-6-3-6-3-6-2-7-3-6-2-7-1-6-2-7-1-6-1-7-1h-7-6-7-7l-6 1-7 1-7 1-6 1-7 2-6 2-6 2-6 2-7 3-6 3-6 3-5 4-7 3-5 4-5 4-6 4-4 5-6 4-4 5-4 5-5 6-4 4-3 6-4 6-3 5-4 6-3 7-3 6-2 6-2 6-2 7-1 6-2 7-1 7-1 7-1 7v6 7 7 6l1 7 1 7 1 6 2 7 1 6 2 7 3 6 2 7 2 6 3 6 4 5 3 6 4 6 4 5 4 6 4 5 4 5 5 5 5 5 5 3 5 5 6 4 5 4 6 3 6 4 6 3 6 3 6 2 6 2 7 3 7 1 6 2 7 1 6 2 7 1h7l6 1h7 7l6-1 7-1 7-1 6-1 7-2 6-1 6-3 7-2 6-2 6-3 6-4 6-3 5-3 7-4 6-3 5-5 5-4z">
          <text:p/>
        </draw:path>
        <draw:path draw:style-name="gr152" draw:text-style-name="P150" draw:layer="layout" svg:width="0.341cm" svg:height="0.341cm" svg:x="9.019cm" svg:y="19.124cm" svg:viewBox="0 0 342 342" svg:d="M288 294l-5 5-5 4-5 4-6 4-6 3-5 4-6 3-6 3-6 3-6 3-7 2-6 2-6 2-7 1-6 2-7 1-7 1h-7-6-7-7-6l-7-1-7-2-6-1-7-2-7-1-6-3-6-2-6-2-6-3-6-4-6-3-6-3-5-4-6-4-5-5-5-4-5-4-5-6-4-4-4-6-4-5-4-5-4-6-4-6-3-5-3-7-2-6-2-6-3-6-2-7-2-6-1-7-2-6v-7l-1-7v-6-7-8-6l1-7v-7l2-6 1-7 2-6 1-7 3-6 2-6 3-7 3-6 3-6 3-5 4-6 4-6 4-5 5-5 3-5 5-5 5-5 5-4 5-4 6-5 5-3 6-4 6-3 6-4 6-2 6-3 6-2 7-3 6-1 7-2 6-1 7-2h7l6-1h7 7 6 7l7 1 6 1 7 1 6 1 7 2 6 2 6 3 7 2 6 3 6 3 6 3 5 3 7 4 5 4 5 5 5 3 5 5 5 5 5 4 4 6 4 5 4 5 4 6 4 6 3 5 4 7 3 6 2 6 2 6 3 6 1 7 2 6 1 7 2 6 1 7v7 6 8 7 6l-1 7-2 7-1 6-1 7-2 6-2 6-2 7-3 7-3 6-3 5-4 6-3 6-4 6-4 5-4 5-5 5-4 5zM288 294l6-4 4-5 4-5 5-6 3-5 4-6 4-6 4-5 3-6 2-6 3-7 3-6 1-7 3-6 1-7 1-6 2-7v-7-6l1-7v-8l-1-7v-6-7l-2-7-2-6-1-7-2-6-2-6-2-7-3-6-3-6-3-6-3-6-4-5-4-6-4-6-5-5-4-5-4-5-6-5-4-4-6-4-5-5-5-4-6-3-6-4-5-3-7-3-6-3-6-2-7-3-6-1-6-2-7-2-6-1-7-1-7-1h-7-6-7-7l-7 1-6 1-7 1-6 2-7 1-6 2-7 2-6 2-7 3-6 3-5 4-6 3-6 4-6 3-5 4-5 4-5 5-5 4-5 6-4 4-5 6-4 5-3 5-4 6-3 6-4 6-3 6-3 7-2 6-2 6-2 6-1 7-2 6-1 7-1 7-1 6v7 8 7 6l1 7 1 7 1 6 2 7 1 6 2 7 3 6 2 6 2 6 3 7 4 6 3 5 4 6 4 6 4 5 5 5 4 5 5 5 4 4 6 5 4 5 7 3 5 4 5 3 7 4 6 3 5 3 6 3 7 2 6 2 7 2 7 1 6 2 7 2h7 6l7 1h7 6l7-1h7l7-1 6-2 7-1 6-2 7-2 6-3 6-2 6-3 6-3 7-3 5-4 5-4 6-4 5-3 5-5z">
          <text:p/>
        </draw:path>
        <draw:path draw:style-name="gr153" draw:text-style-name="P151" draw:layer="layout" svg:width="0.343cm" svg:height="0.343cm" svg:x="9.018cm" svg:y="19.123cm" svg:viewBox="0 0 344 344" svg:d="M290 295l-5 5-5 4-6 4-5 4-6 4-5 4-6 3-6 3-6 3-7 2-6 3-7 2-6 1-7 2-6 2h-7l-7 1-6 1h-7-7l-6-1h-7l-7-1-7-1-6-2-7-1-6-2-6-2-7-3-6-3-6-2-6-3-6-4-5-3-6-4-6-4-5-4-5-5-5-4-4-5-5-6-4-4-4-6-4-5-4-6-5-5-3-7-3-6-2-6-2-6-3-6-2-7-2-6-1-7-2-6v-8l-1-7v-6-7-7-7l1-6v-7l2-7 1-6 2-7 1-6 3-7 2-6 3-6 3-6 3-6 4-6 4-6 4-5 4-6 4-5 5-5 5-5 4-5 6-4 4-4 6-4 6-4 5-4 6-3 6-4 6-2 6-3 6-2 7-3 6-1 7-2 6-1 7-2h7l6-1h7 7 6 7l7 1 7 1 6 1 7 1 7 3 6 1 7 3 6 2 6 3 6 3 6 3 6 4 5 3 5 4 6 5 5 3 5 5 5 5 5 5 4 5 4 5 4 5 4 7 4 5 3 6 3 6 3 6 2 6 3 7 2 6 2 6 1 7 2 6 1 7 1 7v6l1 7v7l-1 7v6l-1 8-1 7-1 6-2 7-2 6-1 7-3 6-3 6-2 7-3 6-4 5-3 6-4 6-4 5-4 5-4 6-5 4zM290 296l5-5 5-5 4-5 4-5 5-6 4-6 3-5 3-6 3-6 3-7 2-6 3-6 2-6 2-7 2-6 1-7 1-7 1-7v-7l1-7v-7l-1-7v-6l-1-7-1-7-2-6-2-7-1-6-2-7-3-6-2-6-3-6-3-7-4-5-3-6-4-6-4-5-4-5-5-6-5-4-4-5-5-5-5-4-6-4-5-4-6-4-6-4-6-3-6-3-6-3-6-2-7-3-6-1-7-2-7-2-6-1-7-1h-7l-7-1h-6-7-7l-6 1-7 1-7 1-6 2-7 1-7 2-6 2-6 2-6 3-6 3-6 4-7 3-5 4-5 3-6 4-5 5-6 4-4 5-5 5-4 4-5 6-4 5-4 5-4 7-3 5-4 6-3 6-3 7-2 6-2 7-2 6-1 7-2 6-1 7-1 7-1 6v7 7 7 7l1 6 1 8 1 6 2 7 1 7 2 6 3 6 2 7 3 6 2 6 4 6 4 6 4 5 4 5 4 6 4 5 5 6 5 4 4 5 6 5 5 3 5 5 6 4 6 3 5 4 7 3 6 2 6 3 6 3 7 2 6 1 7 2 6 2 7 1 7 1h6l7 1h7 7l7-1 6-1 7-1 7-1 6-2 7-1 6-3 6-2 7-2 6-3 6-3 6-4 6-3 6-4 5-4 5-4 6-5z">
          <text:p/>
        </draw:path>
        <draw:path draw:style-name="gr154" draw:text-style-name="P152" draw:layer="layout" svg:width="0.344cm" svg:height="0.344cm" svg:x="9.017cm" svg:y="19.122cm" svg:viewBox="0 0 345 345" svg:d="M291 297l-4 4-6 5-5 4-6 4-5 3-6 4-6 3-6 3-7 3-6 3-6 2-6 2-7 2-6 2-7 1-7 1-6 1h-7-7-7-7-6l-7-1-7-2-6-1-7-2-6-1-7-3-6-2-7-3-6-2-6-3-5-4-6-3-7-4-5-5-5-4-6-4-4-5-5-5-5-5-4-5-4-6-4-5-4-6-3-6-4-5-2-6-3-6-2-7-3-7-2-6-2-7-1-7-2-6v-7l-1-7v-7-6-7-7l1-6v-7l2-7 1-6 2-7 1-7 3-7 2-6 3-6 3-6 3-6 3-6 4-6 4-5 4-6 5-5 4-5 5-4 4-5 6-4 5-5 6-4 6-4 5-4 6-3 7-3 6-3 6-3 6-2 6-3 7-1 6-2 7-1 7-2h6l7-1h7 7 6l7 1h7l7 1 6 1 7 1 6 3 7 1 6 3 7 2 6 3 6 3 6 3 5 4 7 4 5 4 5 4 6 4 4 5 5 4 5 5 4 5 5 6 4 5 4 6 3 6 4 5 3 6 3 6 2 7 2 6 3 7 1 6 2 7 1 6 2 7 1 7v6 7 7 7 7l-1 6-2 7v7l-2 6-2 8-2 6-3 6-2 6-3 6-3 6-4 7-3 5-3 6-5 6-4 5-5 5-4 5zM292 297l5-4 4-6 5-5 4-5 4-6 3-5 4-6 3-6 3-6 3-6 3-6 2-7 2-6 3-8 1-6 1-7 2-7v-6-7l1-7v-7l-1-7v-6l-1-7-1-7-1-7-2-6-2-7-2-6-2-6-3-7-3-6-3-6-4-6-3-6-3-6-5-5-4-5-5-6-4-4-5-5-5-5-6-4-4-4-6-4-6-4-6-4-5-3-6-3-7-2-7-3-6-3-6-1-7-2-6-2-7-1-7-1h-7l-7-1h-6-7-7l-7 1-7 1-6 1-7 2-6 1-7 2-6 2-7 2-6 3-6 3-6 4-6 3-5 4-7 3-6 4-5 5-5 4-5 5-5 5-4 5-4 5-5 6-3 5-4 6-3 6-4 6-3 6-2 6-3 6-2 7-2 7-1 6-2 7-1 7-1 7-1 6v7 7 6 7l1 7 1 7 1 6 2 7 1 7 2 6 3 7 2 7 3 6 3 6 3 6 3 5 4 7 4 5 5 5 4 6 4 4 5 6 5 4 5 5 5 4 6 4 7 4 5 3 6 4 6 3 6 3 7 3 6 2 6 2 7 2 6 2 7 1 7 2h7 6l7 1h7 7l7-1h6l7-1 7-2 6-1 7-2 6-2 7-2 6-3 6-3 6-3 7-3 5-4 5-4 7-4 5-4 5-4z">
          <text:p/>
        </draw:path>
        <draw:path draw:style-name="gr154" draw:text-style-name="P152" draw:layer="layout" svg:width="0.346cm" svg:height="0.346cm" svg:x="9.017cm" svg:y="19.122cm" svg:viewBox="0 0 347 347" svg:d="M293 298l-6 5-4 4-6 4-6 4-5 4-6 4-6 3-6 3-6 3-6 2-7 3-6 2-7 2-6 1-7 2h-7l-6 1-7 1h-7-7l-7-1h-6l-7-1-7-1-7-2-6-1-8-2-6-2-6-2-7-4-6-2-6-4-6-3-5-4-7-3-5-4-5-4-5-5-5-4-5-6-5-4-3-6-5-5-4-6-4-6-3-5-3-6-3-6-3-7-2-7-3-7-2-6-2-7-1-6-2-7v-7l-1-6v-7-7-7-7l1-6v-7l2-7 1-6 2-7 1-7 3-6 3-6 2-6 3-6 3-6 4-7 3-5 4-5 5-6 4-5 4-6 5-4 5-5 5-4 5-5 6-4 6-4 5-4 6-3 6-3 6-3 6-3 7-2 6-3 8-1 6-2 7-1 6-2h7l7-1h7 7 6l7 1h7l7 1 7 1 6 1 7 3 6 1 6 3 7 3 6 2 6 3 6 3 6 4 5 4 7 4 4 4 6 4 5 5 5 4 4 5 5 5 4 6 4 5 4 6 3 6 4 6 3 6 2 6 4 6 2 7 2 6 2 7 1 6 2 7 1 7 1 7v6l1 7v7l-1 7v7l-1 6-1 7-1 7-1 6-3 7-2 6-2 7-3 7-3 6-3 6-3 5-4 7-4 5-4 5-3 6-5 5-5 6zM293 298l5-4 5-5 4-6 4-5 4-5 4-6 4-6 3-6 3-6 3-6 2-7 3-6 2-7 2-7 2-6 1-7 1-7 1-6v-7l1-7v-7l-1-7v-7l-2-6v-7l-2-7-1-6-2-7-2-6-3-7-3-7-2-6-3-6-4-6-4-5-4-6-4-6-3-5-5-5-5-5-5-5-5-5-5-4-5-4-6-4-6-4-5-4-7-3-6-3-6-2-6-3-7-3-6-1-7-2-6-2-7-1-7-1h-7l-6-1h-7-7-7l-7 1-7 1-6 1-7 2-7 1-7 2-7 2-6 2-6 3-6 3-6 4-7 3-5 4-5 3-6 5-5 4-6 4-4 5-6 5-3 5-5 5-4 6-4 5-4 6-3 7-4 5-3 6-2 6-3 7-2 6-2 7-1 7-2 6-1 7-1 7-1 6v7 7 7 7l1 7 1 6 1 7 2 7 1 6 2 7 3 6 2 7 3 7 3 6 3 6 3 6 4 5 4 7 5 5 4 5 4 5 6 5 4 4 6 5 5 4 5 4 6 4 6 4 5 3 7 3 6 3 6 3 7 3 6 2 8 2 6 1 7 2h7l6 2h7l7 1h7 7l7-1 6-1 7-1 7-1 6-2 7-1 7-3 6-2 6-3 6-2 6-3 6-4 7-3 5-4 5-4 6-5 5-4z">
          <text:p/>
        </draw:path>
        <draw:path draw:style-name="gr155" draw:text-style-name="P153" draw:layer="layout" svg:width="0.347cm" svg:height="0.347cm" svg:x="9.016cm" svg:y="19.121cm" svg:viewBox="0 0 348 348" svg:d="M294 299l-5 5-6 4-5 5-5 4-6 3-6 4-6 3-6 3-6 3-6 3-7 2-7 3-6 1-7 2-7 1-6 1-7 1h-7-7-7-7-7l-6-2-7-1-7-1-6-2-7-1-6-3-7-2-7-3-6-3-6-3-5-3-6-4-6-4-5-4-6-4-5-5-5-5-5-4-5-6-3-4-5-6-4-6-4-6-3-6-3-6-3-6-3-7-2-6-3-6-2-7-2-6-1-7-2-7v-6l-1-7v-7-7-7-7l1-7v-6l2-7 1-7 2-6 1-7 3-6 3-7 2-6 3-6 3-6 4-6 4-6 4-5 4-6 4-5 4-5 6-5 4-5 6-4 5-4 5-5 6-4 5-4 6-3 7-3 6-3 6-3 6-2 7-3 6-1 7-2 7-1 6-2h7l7-1h7 7 8l6 1h7l7 1 7 1 6 1 7 3 6 1 7 3 6 3 6 2 6 3 6 3 6 4 6 4 5 4 6 4 5 4 5 5 5 4 5 6 4 5 4 5 4 6 4 5 4 6 4 6 3 6 2 6 3 6 2 7 3 6 1 7 2 7 1 7 1 6 2 7v7 6 7 7 7l-1 7-2 6v7l-2 7-2 6-3 7-2 7-2 6-3 6-3 6-3 6-4 6-4 6-4 6-4 5-4 6-5 4zM294 300l5-5 5-5 4-5 5-5 4-7 3-5 4-7 3-5 3-6 4-7 2-6 2-7 3-6 1-7 2-7 1-6 2-7v-7-7l1-7v-7l-1-6v-7l-1-7-1-6-1-7-2-7-1-7-3-6-2-7-3-6-3-6-3-6-3-6-4-6-4-6-4-5-5-6-3-5-6-5-4-5-5-5-6-3-5-5-6-4-5-4-7-3-5-4-6-3-7-2-6-3-6-3-7-1-7-2-6-2-7-1h-7l-7-1-6-1h-8-7-7l-7 1-7 1-7 1-6 2-7 1-7 2-6 2-6 3-6 2-6 3-7 4-6 3-6 4-5 3-6 5-5 4-6 4-4 5-5 5-4 6-5 4-4 7-4 5-4 5-3 7-4 6-3 6-2 6-3 6-2 7-2 6-1 7-2 7-1 6-1 7-1 7v7 7 7 7l1 7 1 6 1 7 2 7 1 7 2 6 3 6 2 7 3 6 3 6 3 7 4 5 3 7 5 5 4 6 4 5 5 6 5 4 4 5 6 4 5 5 5 4 7 4 5 4 6 3 6 3 6 3 7 3 6 2 7 3 6 1 7 2 7 1 7 1 6 1h7l7 1h7 7l7-1h7l7-1 6-2 7-1 7-2 6-2 7-2 6-3 7-3 6-3 6-4 5-3 6-4 6-3 5-5 6-5z">
          <text:p/>
        </draw:path>
        <draw:path draw:style-name="gr156" draw:text-style-name="P154" draw:layer="layout" svg:width="0.349cm" svg:height="0.349cm" svg:x="9.015cm" svg:y="19.12cm" svg:viewBox="0 0 350 350" svg:d="M295 300l-5 5-5 5-5 4-6 4-6 4-5 3-6 4-7 3-6 2-7 3-6 3-7 1-7 3-7 1-6 2h-7l-7 1-7 1h-7-7l-6-1h-7l-7-1-6-1-7-2-7-1-7-2-6-2-7-2-6-3-6-4-6-3-6-3-6-4-6-3-5-4-6-5-5-4-5-5-4-5-5-6-4-5-4-6-5-5-3-6-4-6-3-6-3-6-3-6-2-7-3-6-2-6-2-7-1-7-1-7-1-6-1-7v-7-7-7-7l1-7v-7l2-6 1-7 2-7 2-6 2-7 3-6 2-6 3-6 3-7 4-6 4-5 4-6 4-6 4-4 5-6 5-5 4-5 6-4 5-4 5-5 6-4 6-3 6-4 6-3 6-3 7-2 6-3 6-3 7-1 7-2 6-1 7-2h7l7-1h7 7 7l6 1h7l7 1 7 1 6 1 7 3 7 1 7 3 6 3 7 2 6 3 5 4 6 3 6 4 6 4 5 4 6 4 4 5 5 5 5 5 4 5 5 6 4 5 3 5 4 7 3 6 3 6 4 6 3 6 2 6 2 7 2 6 1 7 2 7 1 7 1 6v7l1 7v7l-1 7v7l-1 7-1 7-1 6-2 7-2 7-2 6-2 6-3 7-3 6-3 7-3 5-4 6-4 5-3 7-5 5-4 5-5 6zM296 301l4-4 5-7 5-5 4-5 4-6 4-5 4-6 3-6 3-7 3-6 2-6 3-7 2-6 2-7 1-7 2-6 1-7 1-7v-7l1-7v-7l-1-7v-7l-2-7v-6l-2-7-1-7-2-7-2-6-3-6-3-7-3-6-3-6-3-6-4-6-4-6-3-5-5-6-5-4-4-6-5-4-5-5-6-4-5-5-6-4-6-4-5-3-6-4-6-3-7-2-6-3-7-3-7-1-7-2-6-2-7-1h-7l-6-1-7-1h-7-7-7l-7 1-7 1-7 1-7 2-6 1-7 2-6 2-7 3-6 2-6 3-7 4-6 3-5 4-6 4-6 4-5 5-5 4-5 5-5 4-4 6-5 5-4 6-4 5-4 6-3 6-4 6-3 7-2 6-2 6-3 7-2 6-1 7-2 6-1 7-1 7-1 7v7 7 7 7l1 7 1 7 1 6 2 7 1 7 2 6 3 7 2 6 3 6 3 6 3 6 4 7 4 5 4 6 4 5 4 6 5 5 5 6 5 4 5 5 5 4 6 4 6 4 6 4 5 3 6 3 6 3 7 3 7 3 6 1 7 3 7 1 7 2h6l7 2h7l6 1h7 7l7-1 7-1 7-1 6-1 7-2 7-2 7-1 7-3 6-3 6-2 7-4 6-3 6-4 5-3 6-5 5-4 5-4z">
          <text:p/>
        </draw:path>
        <draw:path draw:style-name="gr156" draw:text-style-name="P154" draw:layer="layout" svg:width="0.35cm" svg:height="0.35cm" svg:x="9.014cm" svg:y="19.119cm" svg:viewBox="0 0 351 351" svg:d="M297 301l-6 5-5 4-6 4-6 6-5 3-6 4-6 3-7 4-6 2-6 3-7 2-6 2-7 2-7 2-6 1-7 1-7 1-7 1h-7-7l-7-1h-7l-7-2-6-1-7-1-7-2-6-2-7-1-6-4-7-2-6-3-6-3-5-3-7-4-5-4-6-5-6-4-4-5-6-4-4-6-5-4-4-6-4-5-4-6-4-6-4-6-3-6-3-6-3-6-2-6-3-7-2-7-2-7-1-6-1-7-1-7-1-6v-7-7-7-7l1-7v-7l2-7 1-6 2-7 2-6 3-7 2-6 2-7 3-6 4-6 3-6 4-6 4-6 4-5 4-5 5-6 5-4 5-5 5-5 5-4 6-4 6-4 5-4 6-4 6-3 6-3 7-2 7-3 6-3 7-1 6-2 7-1 7-2h7l7-1h6 7 7l7 1h6l7 1 7 1 7 1 6 3 7 1 7 3 6 3 7 2 6 3 6 4 5 3 6 4 7 4 5 4 5 5 6 5 4 4 5 6 5 4 4 6 4 5 4 6 4 6 3 6 3 6 3 6 3 7 3 6 2 6 1 7 2 7 1 7 1 6 2 7v7l1 7v7l-1 7v7l-1 7-2 7-1 6-2 7-1 7-2 6-3 7-2 6-3 6-3 6-3 6-4 7-4 5-4 5-5 6-4 5-5 6zM297 302l5-5 5-5 4-5 4-6 5-5 4-6 3-7 3-5 4-6 3-7 2-6 2-6 3-7 1-7 2-6 1-7 2-7 1-7v-7-7-7-7l-1-7-1-7-1-7-1-6-2-7-1-7-3-6-2-7-3-6-3-6-3-6-3-6-4-7-4-5-4-5-5-6-4-5-5-6-5-4-5-5-5-4-6-4-6-5-6-3-6-4-6-3-6-3-7-3-6-2-7-3-6-2-7-2-7-2-7-1h-6l-7-1-7-1h-7-7-6l-7 1-7 1-7 1-7 2-6 1-7 2-7 2-6 3-7 2-6 3-6 4-6 3-6 4-6 4-5 4-5 5-6 4-4 5-6 5-4 5-4 5-5 6-4 6-4 5-3 6-4 7-3 6-2 6-2 7-3 6-2 7-1 7-2 6-1 7-1 7-1 7v7 7 7 7l1 6 1 7 1 7 2 6 1 7 2 7 3 7 2 6 3 7 3 6 3 6 4 5 4 6 4 6 4 5 4 6 5 5 5 5 5 5 5 5 6 4 5 5 6 4 6 3 6 4 6 3 6 3 6 2 7 3 6 2 7 2 7 2 7 1 6 1 7 2h7 7 7 7 7l7-1 7-2 7-1 6-1 7-2 7-2 6-2 6-3 7-3 6-4 6-3 6-3 6-4 6-5 6-4 5-4z">
          <text:p/>
        </draw:path>
        <draw:path draw:style-name="gr157" draw:text-style-name="P155" draw:layer="layout" svg:width="0.352cm" svg:height="0.352cm" svg:x="9.013cm" svg:y="19.118cm" svg:viewBox="0 0 353 353" svg:d="M297 303l-5 4-5 5-6 4-5 4-6 4-6 3-6 4-6 3-7 3-6 4-6 2-7 1-7 3-6 1-7 1-7 2h-7l-7 1h-7-7l-7-1h-7l-7-1-7-1-6-2-7-1-7-2-6-2-7-3-6-2-6-3-6-4-6-4-7-3-5-4-5-5-6-4-5-4-5-6-5-4-5-6-4-5-4-5-4-6-4-6-4-5-3-6-3-7-3-6-2-7-3-6-2-7-2-7-1-6-1-7-1-7-1-7v-7-7-7-6l1-7v-7l2-7 1-6 2-7 2-7 3-6 2-7 2-7 3-6 4-6 3-6 4-5 4-7 5-5 3-5 5-5 5-5 5-5 5-5 6-4 5-4 6-4 6-4 6-4 6-3 6-3 6-2 7-3 6-2 7-2 7-2 7-1 6-2h7l7-1h7 7 7l7 1h7l6 1 7 1 7 1 7 3 6 2 7 2 6 3 6 3 7 3 6 3 6 4 6 3 5 4 6 4 5 5 5 5 5 4 6 6 4 5 5 5 4 6 4 5 3 6 3 6 4 7 3 6 3 6 2 7 2 6 2 7 1 7 2 6 1 7 1 7v7l1 7v7l-1 7v7 7l-2 6-2 7-1 7-2 6-2 7-2 7-3 6-3 7-3 6-4 5-3 6-4 7-4 5-4 5-5 6-5 4zM297 303l6-5 5-5 5-6 4-5 4-5 4-6 3-6 4-6 3-6 3-6 3-7 2-7 2-7 2-6 1-7 2-7 1-6 1-7v-7l1-7v-7l-1-7-1-7v-7l-1-7-2-7-1-6-3-7-1-7-3-6-3-6-3-7-3-6-3-6-4-6-4-6-4-5-4-6-5-5-5-5-5-5-6-5-4-4-7-4-5-4-5-4-7-4-6-3-6-3-6-3-7-2-6-3-7-2-7-2-6-1-7-2h-7l-7-1-7-1h-7-7-7l-7 1-7 1-6 1-7 2-7 1-7 2-6 3-7 2-7 2-6 3-6 4-6 3-5 4-7 4-5 4-5 5-6 4-4 5-5 5-5 6-4 5-5 5-4 6-4 6-3 6-3 6-3 6-3 7-2 6-3 7-2 7-1 6-2 7-1 7-1 7-1 7v6 7 7 7l1 7 1 7 1 7 2 7 2 6 1 7 3 7 3 6 2 6 3 7 3 6 4 6 4 6 4 5 5 6 4 5 5 6 4 4 5 5 5 4 6 5 6 4 5 4 7 4 5 4 6 3 7 3 6 3 6 3 7 1 7 3 6 1 7 2 7 1 7 1h7l7 1h7l7-1h7l7-1 7-1 7-1 7-2 6-2 7-1 6-3 7-3 6-3 6-3 6-3 6-5 6-4 6-3 5-5 6-5z">
          <text:p/>
        </draw:path>
        <draw:path draw:style-name="gr157" draw:text-style-name="P155" draw:layer="layout" svg:width="0.353cm" svg:height="0.353cm" svg:x="9.013cm" svg:y="19.118cm" svg:viewBox="0 0 354 354" svg:d="M299 304l-5 4-5 5-6 4-6 4-5 4-6 4-6 3-7 3-6 3-7 3-6 3-7 1-6 2-7 2-7 1-7 1-7 1h-7l-7 2h-6l-7-2h-7l-7-1-7-1-7-2-6-1-7-3-7-1-6-3-6-3-7-3-7-3-5-4-6-3-6-4-6-4-5-5-5-4-5-5-5-5-4-5-5-5-5-6-3-5-4-6-4-7-3-6-3-6-3-6-3-6-2-7-2-7-2-6-1-7-1-7-2-7-1-7v-7-7-7-7l1-7 1-7 2-6 1-7 2-7 2-7 2-6 3-7 3-6 3-6 3-6 3-6 4-6 4-6 4-5 5-6 5-5 4-5 5-5 5-5 6-4 5-4 6-4 6-4 6-3 6-4 6-3 7-2 6-2 7-3 6-2 7-2 7-1 7-2h7l7-1h7 7 7l7 1h7l6 1 7 2 7 1 6 2 7 2 7 2 7 3 6 3 6 3 6 3 6 4 6 4 5 3 6 4 5 5 5 5 6 5 4 5 5 5 4 5 4 6 4 6 4 5 3 6 3 7 3 7 3 6 3 6 1 7 2 7 2 6 2 7v7l1 7 1 7 1 7v6l-1 7v7l-1 7-1 7-2 7-2 7-1 6-2 7-3 6-2 7-3 6-3 7-4 6-3 6-4 5-5 6-3 5-5 6-5 5zM300 304l4-4 5-6 5-5 4-6 4-5 4-6 4-6 4-6 3-7 2-6 3-6 2-7 3-6 1-7 2-7 1-7 2-7 1-7v-7-7-6-7l-1-7-1-7-1-7-1-7-2-7-2-6-2-7-3-7-2-6-3-6-3-7-4-6-3-6-4-5-5-6-4-6-4-4-5-6-5-4-5-6-6-4-5-4-6-4-6-4-6-4-6-3-6-3-6-3-7-2-7-3-7-2-6-2-7-1-7-2h-6l-7-1-7-1h-7-7-7l-7 1-7 1-7 1-7 2-7 1-7 2-6 3-7 2-6 2-6 3-6 4-6 3-7 4-5 4-5 5-6 4-5 4-6 6-4 4-5 6-4 5-4 5-5 7-3 5-4 6-3 6-3 6-3 7-2 7-3 6-2 7-2 7-1 7-2 6-1 7-1 7v7 7 7 7l1 7 2 7 1 7 1 7 3 7 1 6 3 7 3 6 2 7 3 6 4 6 3 6 4 6 4 5 4 6 5 6 5 4 4 6 6 4 5 5 5 5 6 3 5 4 6 4 6 4 7 3 6 3 7 3 6 2 7 2 6 2 7 2 7 2h7l7 3h7 7 6 7 7l7-2 7-1 7-1 7-2 7-2 6-2 7-3 6-2 6-3 7-3 6-3 6-4 6-4 5-4 6-4 5-5z">
          <text:p/>
        </draw:path>
        <draw:path draw:style-name="gr157" draw:text-style-name="P155" draw:layer="layout" svg:width="0.355cm" svg:height="0.355cm" svg:x="9.012cm" svg:y="19.117cm" svg:viewBox="0 0 356 356" svg:d="M300 306l-5 4-5 5-6 5-5 4-6 3-6 4-6 3-7 3-6 4-6 2-7 2-6 2-7 3-7 1-7 1-7 2h-7-7l-7 1h-7l-7-1h-7l-6-1-7-1-7-1-7-2-6-2-7-3-7-2-6-2-7-3-6-3-6-4-6-4-6-4-5-4-5-4-6-5-5-5-5-5-5-5-5-5-4-6-4-6-4-6-3-5-4-6-3-7-2-6-3-7-3-7-1-6-3-7-1-7-1-7-1-6-1-7v-7-7-7-7l1-7v-7l2-7 1-7 2-7 2-6 3-7 2-6 3-7 3-6 3-6 4-6 3-6 5-6 4-5 4-6 5-5 5-5 6-5 5-5 5-4 6-4 5-4 6-4 6-3 7-5 6-3 6-2 7-2 6-3 7-2 7-2 7-1 7-2h7l7-1h7 6 7l7 1h7l7 1 7 2 7 1 6 2 7 2 7 2 6 3 6 3 7 3 6 4 6 4 6 3 5 4 6 5 5 4 6 5 4 5 6 5 4 5 4 5 5 6 4 6 3 6 4 6 3 6 3 6 2 6 3 7 2 7 2 7 2 6 1 7 1 7 1 7v7l1 7v7l-1 7v7 7l-2 7-1 7-2 7-2 7-2 6-2 7-3 6-3 6-3 6-4 6-3 6-4 7-4 5-5 5-4 6-5 5zM301 307l5-6 4-4 5-6 5-5 4-6 3-6 4-6 3-6 4-6 3-6 3-7 2-6 2-7 2-7 1-7 2-7 1-7 1-7v-7l1-7v-7l-1-7-1-7v-7l-1-7-2-7-1-6-3-7-1-7-3-7-2-6-4-7-3-6-4-6-3-5-4-7-4-5-5-5-4-6-5-5-5-5-5-4-5-5-6-5-6-3-5-4-6-4-7-4-6-3-7-3-6-2-7-3-6-2-7-2-7-1-7-2h-7l-7-1-7-1h-7-6-7l-8 1-7 1-7 1-6 2-7 1-7 2-7 3-6 2-6 3-7 3-6 3-6 4-6 4-6 4-5 5-6 4-5 5-6 4-5 6-5 4-4 6-4 6-4 5-4 7-4 6-3 6-3 6-3 6-2 7-3 6-2 7-1 7-2 7-1 7-1 7-1 7v7 7 7 7l1 7 1 6 1 7 2 7 2 7 1 7 3 6 3 7 2 6 3 7 4 6 3 6 4 6 5 5 4 6 4 5 5 6 5 5 6 5 5 4 5 5 6 4 6 4 6 3 5 4 7 3 7 4 6 2 7 2 6 2 7 3 7 1 7 2 7 1h6l7 1 7 1h7l7-1h7l7-1 7-1 7-1 7-1 7-3 7-2 6-2 7-3 6-3 6-3 6-3 6-4 6-4 6-4 5-4 6-5z">
          <text:p/>
        </draw:path>
        <draw:path draw:style-name="gr158" draw:text-style-name="P156" draw:layer="layout" svg:width="0.356cm" svg:height="0.356cm" svg:x="9.011cm" svg:y="19.116cm" svg:viewBox="0 0 357 357" svg:d="M302 307l-5 5-6 5-5 3-6 5-6 4-6 4-6 3-6 3-6 3-7 2-6 3-7 2-7 2-7 2-7 1-7 1-7 1h-7l-7 1h-7l-7-1-7-1-7-1h-7l-7-2-6-1-7-3-7-2-7-2-6-3-7-3-7-4-5-3-6-4-6-3-6-4-5-5-5-5-6-4-4-6-5-5-5-5-4-6-4-5-4-6-3-6-4-7-3-6-2-6-3-7-3-6-1-7-3-7-1-7-1-7-1-7-1-7v-7-7-6-7l1-7v-7l2-7 1-7 2-7 2-7 3-6 2-7 3-6 3-6 3-7 4-6 4-6 4-5 4-6 4-6 5-4 4-6 6-4 5-6 6-4 5-5 6-4 6-4 6-3 6-3 8-3 6-3 6-2 7-3 7-2 7-2 6-1 7-2h7l7-1h7 7 7l7 1h7l7 1 7 2 7 1 7 2 6 2 7 2 6 3 7 3 6 3 6 3 6 4 6 4 6 3 5 5 6 5 5 5 5 5 4 5 5 5 5 6 4 5 3 6 4 6 4 6 3 6 3 7 3 6 3 7 1 6 3 7 1 7 2 7v7l1 7 1 7 1 7v7l-1 7v7l-1 7-1 7-2 6-1 7-2 7-2 7-3 6-3 7-2 7-4 6-3 6-4 6-4 5-4 7-4 5-5 5-4 5zM302 307l5-4 5-6 5-5 4-5 4-6 4-6 4-6 3-6 3-6 3-7 3-7 2-6 3-7 1-7 2-6 1-7 1-7 2-7v-7-7-7-7l-1-7-1-7-1-7-1-7-2-7-2-7-2-7-3-6-2-7-3-6-3-6-4-6-4-6-4-6-4-6-4-5-5-6-4-4-6-6-5-5-6-5-5-4-5-4-7-4-6-4-6-3-6-3-6-3-7-2-6-3-7-2-7-2-7-1-7-2h-7l-7-1-7-1h-7-7-7l-7 1-7 1-7 1-7 2-7 1-6 2-7 3-7 2-6 3-7 3-6 3-6 4-7 3-5 5-6 4-6 4-5 6-5 4-5 6-5 5-3 6-5 5-4 6-4 6-4 6-3 6-3 6-3 7-2 6-3 7-2 7-1 7-2 7-1 7-1 7-1 7v7 6 7 7l1 7 1 7 1 7 2 7 2 7 1 7 3 7 3 6 3 6 3 7 3 6 4 6 4 6 4 6 4 5 4 6 5 5 5 5 5 5 5 5 6 4 6 4 5 4 6 4 6 3 7 4 7 2 6 3 7 3 7 2 7 2 6 2 7 1 7 1 7 1 7 1h7 7 7 7l7-1 8-2h6l7-2 7-2 7-3 6-2 7-2 6-3 6-3 6-4 6-3 6-4 6-5 6-4 5-4z">
          <text:p/>
        </draw:path>
        <draw:path draw:style-name="gr158" draw:text-style-name="P156" draw:layer="layout" svg:width="0.358cm" svg:height="0.358cm" svg:x="9.01cm" svg:y="19.115cm" svg:viewBox="0 0 359 359" svg:d="M303 308l-5 6-5 4-6 4-6 5-6 3-6 4-6 3-6 4-7 3-6 2-7 2-7 3-7 2-6 1-7 1-7 2h-7-7l-7 1h-7l-7-1h-7l-7-1-8-1-7-1-6-2-7-2-7-3-7-2-6-3-7-2-6-4-6-3-6-4-6-4-6-5-5-3-5-5-5-5-5-5-5-5-5-6-4-5-3-6-4-6-4-6-3-6-3-7-3-6-3-6-3-7-1-7-3-7-1-7-1-7-1-7-1-7v-7-7-7-7l1-7v-6l2-7 1-7 2-7 2-7 3-7 2-6 3-7 3-6 3-7 4-6 4-5 4-6 4-6 4-6 5-5 5-6 5-4 5-5 6-4 6-4 5-5 6-3 6-4 7-3 6-3 6-3 7-2 7-3 6-2 7-2 7-1 8-2h6l7-1h8 7 7l7 1h7l7 1 7 2 7 1 7 2 7 2 6 2 7 3 6 3 6 3 6 3 6 4 6 4 6 4 5 4 6 5 5 4 5 6 5 4 5 6 4 6 4 6 4 5 4 7 4 6 3 6 3 6 2 7 2 6 3 7 2 7 2 7 1 7 1 7 1 7v7l1 7v7l-1 7v6l-1 7-1 8-1 7-2 6-1 7-3 7-2 6-3 7-3 6-3 6-3 7-4 6-4 6-4 5-5 6-4 5-5 6zM304 309l4-5 6-5 4-5 4-6 5-6 3-5 4-7 3-6 4-6 3-7 3-6 2-7 2-7 2-6 1-7 2-7 1-7 1-7v-7l1-7v-7l-1-7-1-7v-7l-1-8-2-7-1-6-2-7-3-7-2-7-2-6-3-6-4-7-3-6-4-6-4-6-5-5-4-7-4-5-6-5-4-5-6-5-5-5-5-4-7-4-5-4-6-3-6-4-7-3-6-3-7-2-6-3-7-2-7-2-7-1-7-2h-7l-7-1-7-1h-7-7-8l-7 1-6 1-8 1-7 2-7 1-7 2-6 3-7 2-6 3-7 3-6 3-6 4-6 4-6 4-5 4-6 4-5 5-6 5-4 5-5 5-4 6-5 6-4 6-4 6-4 6-3 7-3 6-3 6-2 7-3 7-2 6-1 7-2 7-1 7-1 7-1 7v7 7 7 7l1 7 1 8 1 7 2 7 2 6 1 7 3 7 3 6 3 7 3 6 3 6 4 6 4 6 4 6 4 6 5 5 5 5 4 5 6 5 5 5 5 4 6 5 6 4 6 4 6 3 6 3 7 3 6 3 7 2 7 3 7 2 6 1 7 2 8 1h7l7 1 7 1h7l7-1h7l7-1 7-1 7-1 7-1 7-3 6-2 7-2 6-3 7-3 6-3 7-4 6-4 5-3 6-4 6-5 5-4z">
          <text:p/>
        </draw:path>
        <draw:path draw:style-name="gr158" draw:text-style-name="P156" draw:layer="layout" svg:width="0.36cm" svg:height="0.36cm" svg:x="9.01cm" svg:y="19.115cm" svg:viewBox="0 0 361 361" svg:d="M304 310l-5 4-5 5-6 5-6 3-5 4-7 4-6 4-6 3-7 3-6 2-7 3-6 2-7 2-7 2-7 1-7 1-8 1h-7l-7 1h-7l-7-1-7-1-7-1h-8l-7-2-6-1-7-3-7-2-7-2-6-3-6-3-6-4-6-3-6-4-7-3-5-5-5-5-6-4-5-5-5-5-4-5-5-5-5-6-3-6-4-6-4-6-3-6-3-6-3-7-3-7-3-6-1-7-3-7-1-7-1-6-1-8-1-7v-7-7-7-7l1-7v-7l2-7 1-7 2-7 2-6 3-7 2-7 3-6 3-7 3-7 4-6 4-6 4-6 4-5 5-6 5-5 4-5 6-5 5-5 5-4 6-4 6-4 5-4 6-4 7-3 7-3 6-3 7-2 6-3 7-2 7-2 7-1 7-2h6l7-1h8 7 7l7 1h8l7 1 6 2 7 1 7 2 7 2 7 2 6 3 7 3 6 3 7 4 6 3 5 4 6 4 6 4 5 5 6 4 4 6 6 5 4 5 4 6 5 5 3 6 4 6 3 7 4 7 3 6 3 6 2 7 2 7 3 7 1 6 2 7v8l1 7 1 6 1 7v7l-1 7v8l-2 7v7l-2 7-1 7-2 6-2 7-3 7-3 6-3 7-3 6-3 6-4 6-4 6-4 6-4 5-5 6-5 5zM305 310l5-5 4-5 5-5 5-6 4-6 4-6 3-6 4-6 3-6 3-6 3-7 3-6 2-7 1-7 2-7 1-7 1-7 2-7v-8l1-7v-7l-1-7-1-6-1-8-1-7-1-7-2-7-2-7-2-6-3-7-3-6-2-7-4-6-3-7-4-6-4-7-4-5-5-5-4-6-5-5-5-5-5-4-5-5-7-5-5-3-6-4-6-4-7-4-6-3-7-3-6-2-7-3-7-2-6-2-7-1-7-2h-7l-8-1-7-1h-7-7-8l-7 1-6 1-7 1-7 2-7 1-7 2-7 3-6 2-7 3-6 3-7 3-6 4-6 4-6 4-5 5-6 3-5 6-6 4-4 6-5 4-4 7-5 5-4 5-4 7-4 6-3 7-3 7-3 6-2 7-3 6-2 7-1 7-2 7-1 7-1 6-1 8v7 7 7l1 7v8l1 7 1 6 2 7 2 7 2 7 3 6 2 7 3 7 3 6 3 7 4 6 4 5 4 6 4 6 5 5 5 6 4 5 6 5 5 4 5 5 6 4 6 4 6 3 6 4 6 3 7 3 6 3 7 3 7 2 7 2 6 2 7 1 7 1 8 1 7 1 7 1h7l7-1h7l8-1 7-2h7l7-3 7-1 7-2 6-3 7-2 6-3 6-3 6-4 7-4 6-4 6-4 5-4 6-5z">
          <text:p/>
        </draw:path>
        <draw:path draw:style-name="gr159" draw:text-style-name="P157" draw:layer="layout" svg:width="0.361cm" svg:height="0.361cm" svg:x="9.009cm" svg:y="19.114cm" svg:viewBox="0 0 362 362" svg:d="M306 311l-6 5-5 4-5 5-7 4-6 4-6 4-6 4-6 3-6 3-8 2-6 2-7 3-7 1-7 2-7 1-7 2-7 1h-7-7-7-7l-7-1-8-1-7-1-7-1-7-2-7-2-6-2-7-3-6-3-7-3-6-3-6-4-6-3-6-5-6-3-5-5-6-5-5-4-5-6-4-5-5-5-5-6-3-6-4-5-4-7-3-6-3-7-3-6-3-7-2-6-2-7-3-7-1-7-1-7-1-7v-7l-1-7v-7-7-7l1-8 1-7 1-7 1-7 2-6 2-7 3-7 2-7 3-6 3-7 3-7 4-6 4-6 4-5 4-6 5-6 5-4 4-6 6-4 5-6 5-4 6-4 6-4 6-4 6-4 6-3 7-3 6-3 7-2 7-3 7-2 6-2 7-1 7-1 7-1 7-1h8 7 7l7 1h7l7 1 7 2 7 1 6 2 7 2 7 2 7 3 7 3 6 3 6 4 7 4 6 3 5 4 6 5 6 4 5 5 5 5 4 5 5 5 5 6 4 5 4 6 4 7 3 6 4 6 2 7 3 6 3 8 2 6 2 7 2 7 1 7 1 7 1 7 1 7v7 7 7 8l-2 7-1 7-1 7-2 6-1 7-3 7-2 7-3 6-3 7-3 6-4 6-3 6-4 6-5 6-4 6-5 5-5 5zM306 312l5-5 5-6 4-5 5-6 4-6 5-5 3-6 4-6 3-7 3-7 2-6 3-7 2-7 2-7 1-6 2-7 1-7 1-7v-8l1-7-1-7v-7-7l-1-7-1-7-2-7-1-7-2-7-3-7-2-7-3-7-3-6-3-6-3-7-4-6-4-6-5-6-4-5-5-6-5-5-5-5-5-4-6-5-5-5-6-3-6-4-6-4-6-4-7-3-6-2-8-3-6-3-7-2-7-2-7-1-7-2h-7l-7-1-7-1h-7-8-7l-7 1-7 1-7 1-7 2-6 1-7 2-7 3-7 2-6 3-7 3-7 3-6 4-5 4-6 4-6 5-6 4-5 5-5 4-5 6-5 5-4 6-4 5-5 6-4 6-3 6-4 7-3 6-2 7-3 7-3 7-2 7-1 6-2 7-1 7-1 7-1 7v8 7 7l1 7v7l1 7 1 7 2 7 2 7 2 7 3 7 2 6 3 7 3 6 3 6 4 7 4 6 4 5 4 6 5 6 5 5 5 5 5 5 5 5 6 4 5 4 7 4 6 4 6 4 6 3 6 3 7 3 6 2 7 3 7 2 7 1 7 2 7 1 7 1h8l7 1h7l7-1h7 7l7-2 7-1 7-2 7-2 7-2 7-2 7-3 7-3 6-3 6-4 6-3 6-4 6-4 5-5 5-4z">
          <text:p/>
        </draw:path>
        <draw:path draw:style-name="gr159" draw:text-style-name="P157" draw:layer="layout" svg:width="0.363cm" svg:height="0.363cm" svg:x="9.008cm" svg:y="19.113cm" svg:viewBox="0 0 364 364" svg:d="M307 313l-6 4-6 5-5 5-6 3-6 4-6 4-6 3-6 4-7 2-6 4-7 2-7 2-7 2-7 2-7 1-7 1-7 1h-8l-7 1h-7l-7-1-7-1h-7l-7-1-7-2-7-1-7-3-7-2-6-2-7-3-6-3-6-3-6-4-7-4-6-4-5-4-6-5-6-4-4-6-6-4-4-6-5-5-5-6-3-6-4-6-4-6-3-6-3-6-3-7-3-6-2-7-2-7-3-7-1-7-1-7-1-7v-7l-1-7v-7-7-8l1-7 1-7 1-7 1-7 2-7 2-7 3-7 3-7 2-6 3-7 4-6 3-6 4-6 4-6 4-6 5-5 5-5 5-6 5-4 5-5 6-5 5-4 7-4 5-4 6-4 7-3 6-3 6-3 7-2 7-3 7-2 7-2 7-1 7-1 7-1 7-1h7 8 7l6 1h7l8 1 7 2 7 1 7 2 7 2 6 2 7 3 6 3 7 3 6 4 6 4 6 3 6 4 5 5 6 4 6 5 5 5 5 5 4 5 5 6 5 6 4 6 3 6 4 7 3 6 3 6 3 7 2 6 2 7 3 7 1 8 2 6 1 7v7l1 8v7l1 7-1 7-1 8v6l-1 7-2 7-1 7-2 7-2 7-3 7-3 6-3 7-3 6-4 6-3 7-4 5-4 6-5 6-4 5-5 5zM307 313l6-5 4-5 5-6 5-5 3-6 4-6 4-7 4-6 3-6 3-6 3-7 3-7 1-7 2-7 2-7 2-7v-7l1-6 1-7 1-8-1-7v-7l-1-8-1-7v-7l-2-6-2-8-2-7-2-7-2-7-4-6-3-7-3-6-4-6-3-7-4-6-4-5-5-6-4-5-5-5-5-6-6-4-6-5-5-5-7-3-6-4-6-4-6-3-6-4-7-2-6-3-7-3-7-2-7-2-7-1-7-2h-7l-8-1-6-1h-7-8-7l-7 1-7 1-7 1-8 2-6 1-7 2-7 3-7 2-6 3-7 3-6 3-6 4-6 4-6 4-6 5-5 4-5 5-6 5-4 5-6 5-4 6-4 6-4 5-5 6-3 6-4 7-3 7-2 6-3 7-3 7-2 7-1 7-2 7-1 7-1 7-1 7v8 7 7l1 7v7l1 7 1 7 2 7 2 7 2 7 3 7 2 7 3 6 3 6 3 7 4 6 4 5 4 7 4 5 5 6 5 5 5 5 5 5 6 5 5 4 5 5 7 4 6 3 6 4 6 3 7 3 6 4 7 2 7 2 7 2 7 2 7 2h7l7 1 7 1 7 1h7l7-1h8l7-1 7-1 7-2 7-2 7-1 7-2 7-3 6-3 7-2 6-4 6-3 6-4 6-4 6-4 6-4 6-5z">
          <text:p/>
        </draw:path>
        <draw:path draw:style-name="gr159" draw:text-style-name="P157" draw:layer="layout" svg:width="0.363cm" svg:height="0.364cm" svg:x="9.007cm" svg:y="19.112cm" svg:viewBox="0 0 364 365" svg:d="M307 314l-5 5-5 5-6 3-6 5-6 4-6 4-6 3-7 4-6 2-7 3-7 2-7 3-7 1-6 2-7 1-7 2-7 1h-8-7-7-7l-7-1-7-1-7-1-7-1-7-2-7-2-7-2-7-3-6-3-7-3-6-3-6-4-7-4-6-4-5-4-6-4-5-5-5-5-5-5-5-5-5-6-4-6-4-6-4-5-4-6-3-7-3-6-3-7-3-6-2-7-2-7-2-7-2-7-1-7-1-7v-7l-1-8v-7-7-7l1-8 1-7 1-7 1-7 2-7 2-7 3-7 3-7 2-6 3-7 4-6 3-6 5-6 3-6 4-6 5-5 5-5 5-5 5-5 6-5 5-5 5-4 7-4 6-4 6-4 6-3 6-3 7-3 7-2 6-3 7-2 7-2 8-1 7-1 7-1 7-1h7 7 7l7 1h8l7 1 7 2 7 1 7 2 7 2 7 2 6 3 7 3 6 4 6 3 6 4 6 3 6 4 6 5 5 4 6 5 5 5 5 6 4 5 5 6 4 5 4 6 3 6 4 7 3 6 4 7 3 6 3 7 2 7 2 7 2 7 1 6 1 7 1 8 1 8v7 7 7l-1 7-1 7-1 7-1 7-2 7-2 7-2 7-3 7-2 7-4 6-3 6-4 6-4 6-4 7-3 6-5 5-5 6-4 5zM308 314l5-5 5-5 5-6 4-5 4-6 4-6 4-6 4-6 3-7 4-6 2-7 3-6 2-7 2-7 2-7 1-8 1-7 1-7v-7-7-7-7-8l-1-8-1-7-1-6-2-7-2-7-3-7-2-7-3-7-4-6-3-6-4-7-4-6-4-6-3-6-5-6-5-5-5-5-5-5-5-5-5-5-7-4-5-4-6-4-6-4-6-3-7-3-7-3-6-3-7-3-7-2-7-2-7-1-7-2h-7l-8-1-7-1h-7-7l-7 1h-7l-7 1-8 1-7 2-7 1-7 2-7 3-6 3-7 2-6 3-7 4-6 3-6 4-6 5-6 4-5 4-5 5-6 5-4 6-5 5-5 5-4 6-4 6-4 6-4 6-3 6-4 7-2 6-3 7-3 7-1 7-2 6-2 8-1 7-1 7-1 8v7 7 7l1 8 1 7v7l2 7 1 7 2 7 2 7 3 7 2 6 3 7 3 7 4 6 3 6 4 6 4 6 5 6 5 5 4 5 5 6 5 4 6 5 5 5 6 4 6 4 7 4 6 4 6 3 6 3 7 3 7 2 7 3 7 2 7 2 7 1 7 1 7 1h7l7 1h7l8-1h7 7l7-2 7-1 7-2 7-2 7-2 6-2 7-3 6-3 7-3 6-3 7-4 6-4 5-5 6-4 6-5z">
          <text:p/>
        </draw:path>
        <draw:path draw:style-name="gr160" draw:text-style-name="P158" draw:layer="layout" svg:width="0.365cm" svg:height="0.366cm" svg:x="9.007cm" svg:y="19.112cm" svg:viewBox="0 0 366 367" svg:d="M310 315l-6 5-5 4-6 5-6 5-6 3-6 4-6 3-7 3-6 4-7 3-6 2-7 2-7 2-7 1-8 2-7 1-7 1h-7l-7 1h-7l-7-1-8-1h-7l-7-1-7-2-7-1-7-3-7-2-6-2-7-3-7-3-6-3-6-4-6-4-6-4-6-5-6-4-5-5-6-4-4-6-5-5-4-6-5-5-5-6-4-6-3-7-4-6-3-7-3-6-3-7-2-7-2-6-2-7-1-7-2-7-1-7v-7l-1-8v-8-7-7l1-7 1-7 1-7 1-8 3-7 1-7 3-6 3-7 2-7 4-6 3-6 4-6 4-6 4-7 5-5 4-5 5-6 5-5 5-5 5-5 6-5 6-4 5-4 7-4 6-3 7-4 6-3 7-2 6-3 7-3 7-2 7-2 7-1 7-1 7-1h7l7-1h8 7l7 1h7l7 1 7 2 7 1 7 2 7 2 7 2 7 3 6 3 7 4 6 3 6 4 7 3 5 5 6 4 6 4 5 6 5 4 5 6 5 5 4 6 4 6 4 6 4 5 4 7 3 6 3 7 3 7 2 6 2 7 3 7 1 7 2 7 1 7v7l1 8v7 7 8l-1 7v7l-1 7-2 8-1 7-3 7-1 6-3 7-2 7-4 6-3 7-3 6-4 6-4 6-5 6-4 5-4 6-6 5zM310 316l5-6 5-5 4-5 5-6 5-6 3-6 4-6 3-6 4-7 3-6 3-7 2-7 2-6 3-7 1-7 2-7v-8l1-7 1-7v-8-7-8l-1-7-1-7v-7l-2-7-1-7-3-7-2-7-2-6-3-7-4-7-3-6-3-7-4-6-4-6-5-5-4-7-5-5-5-5-5-5-5-5-6-4-5-5-6-4-7-4-6-4-6-3-6-3-7-3-7-3-7-3-6-2-8-2-7-1-7-2h-7l-7-1-7-1h-7-8l-7 1h-7l-7 1-7 1-7 2-7 2-7 1-7 3-7 3-6 2-7 3-6 4-6 3-7 5-6 4-5 4-6 4-6 6-4 4-6 6-4 5-5 5-5 6-4 6-4 6-4 6-3 7-3 6-3 7-3 6-3 7-1 7-2 7-2 7-1 8-1 7-1 7v7 7 8l1 8 1 7v7l2 7 1 7 2 7 2 7 3 7 2 6 3 7 3 6 4 7 4 6 4 7 4 5 5 6 4 6 5 5 5 5 5 5 6 5 6 4 5 5 6 4 6 4 7 3 6 3 7 4 7 3 6 2 7 2 7 2 7 2 7 2h7l7 1 7 1 8 1h7l7-1h7l7-1 8-1 7-2 7-1 7-2 7-2 7-3 6-3 7-3 6-3 6-4 6-3 6-4 7-4 5-5 5-5z">
          <text:p/>
        </draw:path>
        <draw:path draw:style-name="gr160" draw:text-style-name="P158" draw:layer="layout" svg:width="0.366cm" svg:height="0.367cm" svg:x="9.006cm" svg:y="19.111cm" svg:viewBox="0 0 367 368" svg:d="M310 317l-5 4-5 5-6 4-6 4-6 5-6 3-6 4-7 3-6 3-7 3-7 2-6 3-7 1-7 2-7 1-8 2-7 1h-7-8-7-7l-7-1-7-1-7-1-8-1-7-2-7-2-7-2-6-3-7-3-7-3-6-3-6-4-6-4-7-3-5-5-6-5-6-4-5-6-5-4-5-6-4-5-5-6-4-6-3-6-4-6-4-7-3-6-3-7-3-6-2-7-2-7-2-7-1-7-2-8-1-7v-7l-1-8v-7-7-8l1-6 1-7 1-8 1-7 3-7 1-7 3-7 3-6 3-7 3-6 3-7 4-6 4-6 3-6 5-6 5-5 4-6 6-5 4-5 6-5 6-5 5-4 7-3 6-5 7-3 6-4 7-3 6-2 7-3 7-3 7-1 7-3 6-1 7-1 8-1h7l7-1h8 7l7 1h7l7 1 7 2 7 1 8 2 6 2 7 2 7 3 7 3 6 4 6 3 6 4 6 3 7 5 5 5 5 4 6 5 5 4 5 6 5 5 4 6 5 6 3 6 4 6 4 6 3 6 3 7 3 7 3 6 2 7 2 7 2 7 1 8 1 7 1 7 1 7v7 7 8l-1 7-1 8-1 7-1 7-2 7-2 7-2 7-3 7-2 6-3 7-4 6-3 7-4 6-4 6-4 6-5 5-5 6-4 5zM311 317l6-5 4-5 5-6 4-6 5-5 4-7 4-6 3-6 4-7 3-6 2-7 2-7 3-7 2-7 2-7 1-7 1-7 1-8v-7-8-7-7-7l-1-7-1-8-1-7-3-7-1-7-3-7-2-6-3-7-3-7-3-6-4-7-4-6-4-5-4-6-5-6-5-5-4-6-6-5-5-5-5-4-6-5-6-4-6-4-6-4-7-3-6-3-7-3-6-3-7-3-7-2-7-2-7-1-8-2h-7l-7-1-7-1h-7-8l-7 1h-7l-8 1-7 1-6 2-7 2-7 1-7 3-7 3-7 2-6 3-7 4-6 4-7 4-6 4-6 4-5 5-6 5-5 4-5 6-5 5-5 6-4 5-4 7-4 6-4 6-3 6-3 7-3 6-3 7-3 7-1 7-2 7-2 7-1 7-1 8-1 6v8 7 7l1 8 1 7v8l2 7 1 7 2 7 2 7 3 7 2 7 3 6 3 7 4 6 4 6 4 6 3 7 5 5 5 5 4 6 6 5 5 5 5 5 6 5 6 4 7 4 6 4 6 3 6 4 7 3 7 2 6 3 7 3 7 1 7 3 7 1 8 1 7 1h7l7 1h7l8-1h7 7l8-2 7-1 7-2 7-1 6-3 7-2 7-3 6-3 7-3 7-4 6-4 6-4 5-4 6-4 6-5z">
          <text:p/>
        </draw:path>
        <draw:path draw:style-name="gr161" draw:text-style-name="P159" draw:layer="layout" svg:width="0.368cm" svg:height="0.369cm" svg:x="9.005cm" svg:y="19.11cm" svg:viewBox="0 0 369 370" svg:d="M312 317l-5 6-6 4-6 5-5 4-7 4-6 4-6 3-7 4-6 3-7 3-7 2-7 2-7 2-7 1-7 2-7 1-7 1h-7l-8 1h-7l-7-1-7-1h-7l-8-1-7-2-7-2-7-1-8-3-6-3-7-2-7-3-6-4-6-3-6-4-6-5-6-4-6-4-5-5-6-5-5-6-5-5-4-5-5-6-4-6-3-6-4-6-4-6-3-7-3-6-3-7-2-7-2-7-2-8-1-7-2-7-1-8v-6l-1-8v-7-7-8l1-7 1-7 1-7 1-7 3-7 1-7 3-7 3-7 3-6 3-7 3-6 4-6 4-7 3-6 5-5 5-6 4-6 6-5 5-5 5-4 6-5 6-5 5-3 7-4 6-4 7-4 6-3 7-2 7-3 7-3 7-1 7-3 7-1 7-1 8-1h7l7-1h7 7l8 1h7l7 1 8 2 7 1 7 2 6 2 7 2 7 3 6 3 7 4 7 3 6 4 6 4 5 4 6 5 6 4 5 5 6 5 4 6 5 5 4 5 5 7 4 5 4 6 4 7 3 6 3 7 3 6 2 7 3 7 1 7 2 7 2 7 1 8v7l1 7v7 7 8l-1 7v7l-1 7-2 7-1 7-2 8-3 7-2 7-2 7-3 6-4 7-3 6-4 6-4 6-5 6-4 6-5 5-5 6zM313 318l4-5 6-5 4-6 5-5 4-7 5-6 3-6 3-6 4-6 3-7 3-7 2-7 2-7 3-8 1-7 2-7v-6l1-8 1-7v-8-7-7l-1-7-1-7v-8l-2-7-2-7-2-7-2-7-2-7-3-7-3-6-4-7-3-6-4-6-4-6-5-6-4-6-5-5-5-6-5-5-5-5-7-4-5-5-6-4-6-3-6-4-7-4-7-3-6-3-7-3-7-3-6-2-7-2-7-1-8-2h-7l-7-1-8-1h-7-7l-7 1h-8l-7 1-7 1-7 2-7 2-7 1-8 3-6 3-7 3-7 3-6 3-6 4-7 4-6 4-6 4-5 5-6 5-5 5-5 5-5 6-5 5-4 5-4 7-4 6-4 6-3 7-3 6-3 7-2 7-4 7-1 7-2 7-2 7-1 7-1 7-1 7v8 7 7l1 8 1 6v8l2 7 1 7 2 8 2 7 3 7 3 7 2 6 4 7 3 7 4 6 4 6 4 5 4 6 5 6 5 5 5 6 5 4 5 6 7 4 5 4 6 5 6 4 7 3 6 4 7 3 7 2 6 3 8 2 7 2 7 2 7 2h8l7 1 7 1 7 1h7l8-1h7l8-1 6-1 7-2 7-1 7-2 7-2 7-3 7-3 7-3 6-3 6-4 7-3 6-4 6-4 6-5 5-4z">
          <text:p/>
        </draw:path>
        <draw:path draw:style-name="gr162" draw:text-style-name="P160" draw:layer="layout" svg:width="0.37cm" svg:height="0.37cm" svg:x="9.004cm" svg:y="19.109cm" svg:viewBox="0 0 371 371" svg:d="M314 319l-6 5-5 5-6 5-7 3-5 4-7 4-6 4-6 3-7 3-7 3-7 3-7 2-7 1-7 2-7 1-7 2-7 1h-7l-8 1h-7l-8-1-7-1-7-1-8-1-7-1-7-2-7-2-7-2-7-3-7-3-6-3-7-4-6-3-6-3-6-5-6-4-6-5-5-5-6-5-4-5-6-5-4-6-4-6-5-5-3-7-4-6-3-7-4-6-3-7-3-7-2-7-2-7-2-7-1-7-2-7-1-8v-7l-1-7v-7-7-8l1-7 1-8 1-7 1-6 3-7 1-7 3-7 3-7 3-7 3-6 3-7 4-6 4-7 4-6 4-5 5-6 5-5 5-5 5-6 5-4 6-5 6-5 6-3 6-4 7-4 6-3 7-3 7-3 6-3 7-3 7-1 7-3 7-1 7-1 7-1h8l7-1h8 7l8 1h7l7 1 7 2 7 1 7 2 7 2 7 2 7 3 6 3 7 4 6 3 6 4 7 4 6 4 5 5 6 4 6 5 4 5 6 6 4 5 5 5 5 7 4 6 3 6 4 6 3 7 3 6 3 7 3 7 2 7 2 7 2 7 1 7 1 7 1 7 1 7v8 7 8l-1 7-1 7-1 7-1 7-2 7-2 7-2 7-3 7-3 8-2 7-4 6-3 6-4 6-4 6-4 6-5 6-4 6-6 5zM314 320l5-6 5-5 5-5 5-6 3-6 4-6 4-6 4-7 3-6 3-7 3-7 3-7 2-7 2-7 2-8 1-7 1-7 1-7 1-7v-8-7-8l-1-7-1-7-1-7-1-7-3-7-1-8-2-7-4-7-2-6-3-7-4-6-3-7-4-6-4-5-4-7-5-6-4-5-6-6-5-4-6-6-5-4-6-5-6-4-6-3-6-4-7-4-6-3-7-3-7-3-7-3-7-1-7-3-7-1-7-2h-7l-7-1-8-1h-7-8l-7 1h-8l-7 1-7 1-7 2-7 2-7 1-7 3-7 3-7 3-6 3-7 3-6 4-7 4-6 4-5 4-6 5-6 5-4 5-6 5-4 6-5 5-5 6-4 6-4 7-4 6-3 6-3 7-3 6-2 7-3 7-2 7-2 8-2 6-1 7-1 8v7l-1 8v7 7l1 7 1 7v8l2 7 1 7 2 8 2 6 3 7 3 7 2 7 4 7 3 6 4 6 4 7 4 6 5 5 4 6 5 6 5 5 5 5 6 4 6 5 6 5 5 4 7 3 6 4 6 4 7 3 7 2 6 4 7 2 8 1 7 3 7 1 7 1 8 1 7 1h8 7 8 7l7-1 7-2 7-1 8-2 7-1 7-3 7-3 7-2 6-3 7-3 6-4 6-4 6-4 6-4 6-5 5-5z">
          <text:p/>
        </draw:path>
        <draw:path draw:style-name="gr163" draw:text-style-name="P161" draw:layer="layout" svg:width="0.371cm" svg:height="0.372cm" svg:x="9.003cm" svg:y="19.108cm" svg:viewBox="0 0 372 373" svg:d="M314 320l-5 5-5 5-6 4-6 5-6 4-6 4-7 4-6 3-7 3-7 2-6 3-7 2-7 2-8 1-8 2-7 2h-7-7l-8 1h-7l-8-1h-7l-7-1-7-1-7-2-7-2-8-1-7-3-6-3-7-2-7-3-6-4-6-4-7-4-5-4-7-4-5-5-6-4-5-5-5-5-5-6-4-6-5-5-5-7-3-6-4-6-3-7-4-7-3-7-3-6-2-7-2-7-2-7-1-7-2-7-1-8v-7l-1-7v-8-7l1-7v-7l1-8 1-7 1-7 3-7 2-7 2-7 3-7 3-6 3-7 3-6 4-7 4-6 4-6 5-6 4-6 5-5 5-5 5-6 6-4 6-5 5-5 6-3 6-4 7-4 6-3 7-3 7-3 6-3 7-3 7-1 7-3 8-1 7-1 7-1h8l6-1h8 7l8 1h7l7 1 8 2 7 1 7 2 7 2 7 3 7 2 7 3 6 4 7 3 6 4 6 4 6 4 6 5 5 4 6 6 5 4 5 6 5 5 5 6 3 6 5 6 4 6 3 7 4 6 3 7 2 6 3 7 3 7 1 8 2 7 2 7 1 6 1 8v7 8 7 7 7l-1 8-1 7-2 7-1 8-2 7-3 7-2 6-3 7-3 7-3 6-4 7-4 7-4 6-4 6-4 5-5 6-5 5zM315 321l5-5 5-6 5-5 4-6 5-6 4-6 4-7 4-7 3-6 3-7 3-7 2-6 2-7 3-7 1-7 2-8 1-7v-8l1-7v-7-7-8l-1-7v-8l-1-6-2-7-2-8-2-7-2-7-3-7-2-7-3-6-4-7-3-6-4-6-5-6-4-7-4-5-6-5-4-6-6-5-5-5-5-5-7-4-6-5-6-3-6-4-6-4-7-3-6-3-7-3-7-3-7-1-8-3-7-1-8-2h-7l-7-1-8-1h-7-8l-6 1h-8l-7 1-8 1-7 2-7 2-7 1-7 4-6 2-7 3-7 3-6 3-7 4-6 4-6 4-6 4-6 5-5 5-5 5-6 5-4 6-5 6-5 5-3 6-5 7-3 6-4 7-3 6-3 7-2 7-3 7-2 7-2 7-2 7-1 7-1 7v8l-1 7v7 8l1 7 1 8v7l2 7 1 7 2 7 2 7 3 7 3 7 3 7 3 6 3 8 4 6 4 6 4 6 5 6 4 5 5 6 5 5 6 5 5 5 6 5 6 4 6 4 6 4 6 4 7 3 6 3 7 3 7 3 7 2 7 2 8 2 7 2 7 1h7l7 1 8 1h7l8-1h7l7-1 7-1 9-2 7-1 7-2 7-2 6-3 7-3 7-3 6-3 7-4 7-3 6-4 5-5 6-5 6-4z">
          <text:p/>
        </draw:path>
        <draw:path draw:style-name="gr164" draw:text-style-name="P162" draw:layer="layout" svg:width="0.373cm" svg:height="0.373cm" svg:x="9.003cm" svg:y="19.108cm" svg:viewBox="0 0 374 374" svg:d="M316 322l-6 5-5 4-6 5-5 5-7 3-7 4-6 4-7 3-7 3-7 3-6 3-7 2-7 1-7 2-8 2-7 1-8 1h-7l-7 1h-7l-8-1-7-1-8-1h-6l-7-2-8-2-7-2-7-2-7-3-7-3-6-3-7-3-6-4-6-4-6-4-7-5-5-4-5-5-6-5-5-6-5-5-4-5-5-7-5-6-3-6-4-6-3-7-4-6-3-7-3-7-2-7-2-7-2-7-1-8-2-7-1-6v-8l-1-7v-8-8l1-6v-8l1-7 1-7 1-8 3-7 2-7 2-7 3-6 3-7 3-7 4-6 3-7 4-6 4-6 5-5 4-7 5-5 5-5 6-5 5-5 6-5 6-4 6-4 6-4 6-4 6-3 7-3 7-3 7-3 7-3 7-1 7-3 7-1 8-1 7-1h7l7-1h8 7l8 1h7l7 1 7 2 7 1 8 2 7 2 7 3 7 2 6 3 7 4 7 3 6 4 6 4 6 5 6 4 6 5 5 5 5 5 5 5 5 6 4 5 5 6 5 7 3 6 4 6 3 7 3 6 3 7 3 7 2 7 2 7 2 7 2 7v7l1 8 1 7v8 7 7l-1 7-1 8v7l-2 7-2 7-2 7-2 7-2 7-4 7-3 7-3 6-4 6-3 7-4 6-5 6-5 7-4 5-5 6zM317 322l5-5 5-5 4-6 5-6 5-6 3-7 4-6 4-6 3-7 3-7 3-7 3-7 2-7 2-7 2-7 1-7 1-7 1-8 1-7v-7-7-8l-1-7-1-8-1-7-1-7-3-7-1-7-2-7-3-7-3-7-3-7-4-6-4-7-3-6-4-6-5-6-5-6-4-5-6-6-4-5-6-5-6-4-5-5-6-5-6-3-7-4-7-4-6-3-7-3-7-3-7-2-7-2-7-3-8-1-7-2h-7l-7-1-8-1h-7-8l-7 1h-7l-7 1-8 1-7 2-7 2-8 1-7 4-6 2-7 3-7 3-6 3-7 4-6 4-6 4-5 5-7 5-5 4-5 6-6 5-4 5-5 6-5 6-3 6-4 6-4 7-4 6-3 7-3 7-2 6-3 7-2 7-2 7-2 7-1 8-1 7v8l-1 6v8 8l1 7 1 8v6l2 8 1 7 2 7 2 7 3 7 3 7 3 7 3 7 3 6 4 6 4 6 4 6 5 7 4 6 6 5 4 5 6 6 5 4 6 5 6 5 6 4 7 3 6 4 6 3 7 3 7 4 7 2 7 3 7 1 7 3 8 1 6 1 8 1 7 1h8 7 7 7l8-2 7-1 8-1 7-2 7-1 7-3 6-3 7-2 7-3 8-4 6-3 6-4 7-4 6-4 5-5 6-5z">
          <text:p/>
        </draw:path>
        <draw:path draw:style-name="gr165" draw:text-style-name="P163" draw:layer="layout" svg:width="0.374cm" svg:height="0.375cm" svg:x="9.002cm" svg:y="19.107cm" svg:viewBox="0 0 375 376" svg:d="M317 322l-6 6-6 5-5 4-6 4-7 5-6 4-6 3-7 4-7 3-7 2-7 3-7 2-7 2-7 2-7 1-7 1-8 1h-7l-7 1h-7l-8-1h-7l-8-1-7-2h-7l-7-3-7-1-7-3-7-3-7-3-7-3-6-3-6-4-7-4-6-3-6-5-6-5-5-4-6-7-4-5-6-5-4-6-5-6-4-6-4-6-4-6-3-7-4-6-3-7-3-7-2-7-2-7-2-7-1-7-2-8-1-7v-7l-1-7v-8-8l1-7v-7l1-7 1-8 1-7 3-7 2-7 2-7 3-7 3-7 3-7 4-6 4-6 3-6 4-6 5-6 4-6 5-5 5-6 6-5 5-5 6-4 6-5 6-4 6-4 7-4 6-3 7-3 6-3 7-3 7-3 8-1 7-3 7-1 7-1 7-1h8l7-1h8 7l7 1h7l8 1 7 2 8 1 7 2 7 3 6 2 7 2 7 3 6 4 7 3 7 4 6 4 6 5 5 4 6 5 6 5 5 5 6 5 4 6 5 6 5 5 3 7 4 6 4 7 4 6 3 7 2 7 3 7 3 7 1 6 3 7v8l2 7 1 8v7 7 7 8 7l-1 8-1 7-1 7-2 7-2 7-3 7-2 7-3 7-3 7-3 7-4 6-4 6-4 6-4 6-5 6-5 6-4 5zM317 323l6-6 5-5 5-5 4-7 5-5 4-6 4-7 4-6 3-7 3-6 3-7 2-7 2-7 3-8 1-7 2-7 1-7v-7l1-8v-8-7-7l-1-7v-8l-2-7-1-8-2-7-2-6-2-8-3-7-3-6-3-7-3-7-4-6-4-6-4-7-4-6-5-5-5-6-5-6-6-4-6-6-5-4-6-5-6-5-6-3-7-4-6-3-7-4-7-3-7-3-6-2-7-2-7-3-7-1-8-2h-7l-8-1-7-1h-7-8l-7 1-8 1h-7l-7 1-7 2-8 2-7 2-7 3-7 2-7 3-6 3-7 4-6 3-6 5-6 3-6 5-6 5-6 4-5 6-5 5-5 5-5 6-5 6-3 6-4 6-4 7-4 6-3 7-3 7-2 6-3 7-2 8-2 7-2 7-1 8-1 7v7l-1 7v8 8l1 7 1 7v7l2 8 1 7 2 7 2 8 3 6 3 7 3 7 3 6 4 7 4 7 3 6 4 6 5 5 4 6 6 6 5 5 5 6 6 5 5 5 7 4 6 4 6 4 6 4 7 3 7 3 6 3 7 2 8 3 7 2 7 2 7 1 7 2h8l7 1h8l7 1 7-1h7l8-1 8-1 6-2 7-1 8-3 7-1 7-3 7-2 6-4 7-3 6-3 7-4 6-5 6-4 6-4 5-5z">
          <text:p/>
        </draw:path>
        <draw:path draw:style-name="gr166" draw:text-style-name="P164" draw:layer="layout" svg:width="0.376cm" svg:height="0.376cm" svg:x="9.001cm" svg:y="19.106cm" svg:viewBox="0 0 377 377" svg:d="M317 324l-5 5-5 5-7 4-5 4-6 5-7 4-6 3-7 4-6 3-7 3-7 3-7 1-8 3-7 1-7 2h-7l-8 2h-7l-8 1-7-1h-7l-7-1-8-1-8-1-7-2-7-1-6-3-8-2-7-2-6-3-7-3-7-3-6-4-6-5-7-4-6-4-5-5-6-5-5-5-5-5-6-6-4-6-5-5-4-6-4-7-4-7-3-6-4-7-3-6-3-7-2-7-2-7-2-7-1-7-2-8-1-7v-8l-1-7v-7-8l1-7v-8l1-7 1-7 1-7 3-7 2-8 2-7 3-7 3-6 3-7 4-7 4-6 3-6 4-6 5-6 4-6 6-5 4-6 6-5 6-5 5-4 7-5 6-4 6-4 6-3 7-4 6-3 7-3 7-3 7-2 7-2 8-3 7-1 6-1 8-1h8l7-1h8 6l8 1h8l7 1 7 2 7 1 7 2 7 3 7 2 7 2 7 3 7 4 6 3 6 4 7 4 6 5 6 4 5 5 6 5 5 5 5 5 5 7 5 5 4 6 4 6 4 6 4 7 3 7 3 6 3 7 3 7 3 7 2 7 2 7 1 8 1 7 1 7 1 7v8 7 8l-1 7-1 7v8l-2 7-1 7-3 8-3 7-2 7-3 6-3 7-3 7-4 6-4 7-4 6-5 5-4 6-5 6-5 5zM318 324l6-5 4-5 6-7 4-5 4-6 5-6 4-7 3-6 3-7 4-7 3-6 3-7 2-7 2-7 2-8 1-7 1-8 1-7 1-7v-8-7-8l-1-7-1-7-1-8-2-7-1-7-2-7-2-7-4-7-3-7-3-7-3-6-4-7-4-6-4-7-5-6-4-5-6-6-4-5-6-5-5-6-6-4-6-5-6-4-6-4-6-4-7-3-6-4-7-3-7-3-7-2-8-2-7-3-7-1-7-2h-7l-8-1-8-1h-6-8l-7 1-8 1h-8l-6 1-8 2-7 2-7 2-7 3-7 2-7 3-7 3-6 4-7 4-6 4-6 3-6 5-6 5-5 5-6 5-5 5-5 5-5 7-4 6-4 5-4 7-4 6-4 6-3 7-3 7-2 7-3 7-2 7-2 8-2 7-1 7v7l-1 8-1 7v8 7l1 7 1 8v7l2 8 1 7 2 7 2 7 3 7 3 7 3 7 3 6 4 7 4 6 3 7 5 6 4 6 5 5 5 6 5 5 6 5 5 5 6 5 6 4 6 5 6 5 7 3 6 3 7 4 7 3 7 2 7 2 7 3 7 1 7 2 8 1 7 1 8 1h7 7 8 8l7-2 7-1 7-1 8-2 7-2 7-2 7-3 7-3 7-3 6-3 7-4 6-4 6-4 6-5 6-4 6-5z">
          <text:p/>
        </draw:path>
        <draw:path draw:style-name="gr167" draw:text-style-name="P165" draw:layer="layout" svg:width="0.377cm" svg:height="0.378cm" svg:x="9cm" svg:y="19.105cm" svg:viewBox="0 0 378 379" svg:d="M320 325l-6 5-5 4-6 5-6 5-7 3-6 4-7 4-6 3-7 3-7 3-7 3-7 2-6 3-8 2-7 1-8 1-7 1h-7l-8 1-7-1h-8-8l-6-1-8-2-7-1-8-2-7-3-7-2-7-2-7-3-6-4-7-3-7-3-6-4-6-5-5-5-6-4-6-5-5-5-6-6-4-5-6-5-3-7-6-6-4-6-4-6-3-7-4-6-3-7-3-7-2-7-2-7-2-8-1-7-2-7-1-7v-8l-1-7v-7-8l1-7v-8l1-7 1-7 2-7 2-8 2-7 2-7 3-7 3-7 3-7 4-6 4-6 3-7 6-5 4-7 5-6 5-5 5-6 5-4 6-6 5-4 6-5 7-4 6-3 7-4 6-4 7-3 7-3 7-3 7-2 6-2 7-3 8-1 7-1 8-1h7l7-1h8 7l8 1h7l7 1 8 2 7 1 7 2 8 3 7 2 6 2 7 3 7 4 6 3 7 4 6 5 6 4 5 4 7 5 5 5 5 6 5 5 5 6 5 5 5 6 3 6 4 6 4 7 3 7 3 6 3 7 3 7 3 7 1 8 2 7 1 7 2 8 1 6v8 8 7 8 7l-1 7-1 8-1 7-2 8-2 6-3 7-2 7-3 7-3 7-3 6-4 7-4 6-4 7-4 6-5 5-5 6-5 6zM320 325l6-5 4-6 6-5 5-5 3-7 5-6 4-7 3-6 4-7 3-7 3-6 2-8 3-7 2-6 1-8 2-7 1-8v-7l1-7v-8-7-8l-1-8v-6l-2-8-1-7-2-8-2-7-3-7-2-7-3-7-3-6-3-7-4-7-4-6-4-6-4-6-5-6-5-6-5-5-5-5-6-5-6-5-6-5-5-4-7-4-7-4-6-3-7-4-7-3-6-3-7-2-7-2-8-3-7-1-8-2h-7l-7-1-7-1h-8-8l-7 1-7 1h-8l-7 1-8 2-7 2-7 2-7 3-7 2-7 3-6 3-7 4-6 4-6 4-7 3-6 5-6 5-5 5-6 5-5 6-5 5-4 6-5 6-5 6-4 6-4 6-3 7-4 7-2 7-3 7-3 7-2 7-2 7-1 8-2 6v8l-1 8-1 7v8 7l1 7 1 8v8l2 6 1 8 2 7 2 7 3 7 3 7 3 7 3 7 4 6 4 7 3 6 6 6 4 6 5 6 5 5 5 6 5 5 6 5 6 4 6 5 6 4 6 4 7 3 7 4 6 3 7 3 7 3 7 2 7 3 8 2 7 1 8 2h6l8 1h8l7 1 8-1h7l7-1 8-1 7-2 8-1 6-2 7-4 8-2 6-3 7-3 7-3 6-4 7-4 6-4 7-4 5-5 6-5z">
          <text:p/>
        </draw:path>
        <draw:path draw:style-name="gr168" draw:text-style-name="P166" draw:layer="layout" svg:width="0.379cm" svg:height="0.38cm" svg:x="9cm" svg:y="19.105cm" svg:viewBox="0 0 380 381" svg:d="M321 327l-5 5-6 5-6 4-6 5-6 4-7 4-6 3-7 4-7 3-6 3-8 2-7 2-7 3-7 1-7 2h-8l-7 2h-8l-7 1-7-1h-8l-8-1-7-1-7-1-7-2-8-1-7-2-7-3-7-2-7-3-7-3-7-4-6-3-6-5-7-4-6-4-6-5-6-5-5-5-5-5-5-6-5-5-4-6-5-6-4-7-4-7-3-6-4-7-3-7-2-6-3-7-2-7-2-7-1-8-2-7-1-8v-7l-1-7v-8-8l1-7v-7l1-8 2-7 1-8 2-7 2-6 2-7 3-7 3-7 4-7 3-7 4-6 3-6 5-7 5-6 4-5 5-6 5-5 6-5 5-6 6-4 6-5 7-4 6-4 7-4 7-3 6-4 7-3 7-3 7-2 7-2 7-2 8-2 7-1 7-1h7l8-1h8 8l6 1h8l7 1 8 2 7 1 7 2 7 3 7 2 7 4 7 3 7 3 6 4 6 4 7 4 6 4 6 4 6 6 5 4 6 6 4 5 6 5 5 6 3 7 5 6 4 6 4 6 3 7 3 7 3 7 2 7 3 7 2 7 1 7 2 7 1 8 1 7 1 8v7 7 8l-1 8-1 7v7l-2 7-1 8-3 7-2 7-2 8-3 6-3 7-4 7-3 6-4 7-5 6-4 6-4 5-6 6-4 6zM321 327l6-5 5-5 5-6 4-6 5-6 4-6 4-6 3-7 4-7 3-6 3-7 3-7 2-8 2-7 2-7 1-8 1-7 1-7 1-8v-8-7-7l-1-8-1-7-1-8-2-7-1-7-3-7-2-8-2-7-3-7-3-6-4-7-3-7-4-6-5-6-4-6-5-6-5-6-5-5-6-6-5-4-5-5-6-4-7-5-6-4-6-4-7-4-7-3-7-3-7-4-7-2-7-2-6-3-8-1-7-2h-8l-8-1-6-1h-8-8l-8 1-7 1h-7l-8 2-7 1-7 2-7 2-7 3-7 2-7 4-7 3-6 4-7 4-6 3-7 5-7 5-5 4-6 5-6 5-4 6-6 5-4 6-5 6-4 6-4 7-4 6-3 7-4 6-2 7-3 7-3 7-2 7-2 7-1 8-2 7v8l-1 7-1 7v8 8l1 7 1 7v8l2 7 1 8 2 7 2 7 3 7 3 7 3 7 3 6 4 7 4 6 3 7 5 6 5 6 4 6 6 5 4 6 6 4 6 6 5 5 6 4 7 4 6 4 7 4 7 4 6 3 7 3 7 2 8 2 7 3 7 1 8 2 7 1 7 1 8 1h8l7 1 7-1 8-1 7-1 8-1 7-1 7-2 7-2 8-2 7-3 7-3 7-3 6-3 7-4 6-3 6-4 6-5 6-5 6-4z">
          <text:p/>
        </draw:path>
        <draw:path draw:style-name="gr169" draw:text-style-name="P167" draw:layer="layout" svg:width="0.38cm" svg:height="0.38cm" svg:x="8.999cm" svg:y="19.104cm" svg:viewBox="0 0 381 381" svg:d="M322 328l-5 6-6 4-6 5-6 4-6 4-6 4-7 4-7 3-6 3-7 3-7 3-8 2-7 2-7 2-8 1-7 1-7 1-8 1h-8-7-7l-8-1-7-1-8-2-7-1-7-2-7-2-9-2-7-3-7-3-6-3-7-4-7-3-6-4-6-4-6-5-5-4-7-6-5-4-5-6-5-5-5-6-4-6-5-7-4-6-4-6-3-7-4-6-3-7-2-7-3-7-2-8-2-6-1-8-2-7-1-8v-8l-1-6v-8-8l1-7v-8l1-7 2-7 1-8 2-7 2-7 2-7 3-7 3-7 4-6 3-7 4-7 3-6 5-7 5-5 4-6 6-6 4-5 6-5 6-5 5-5 6-4 7-6 6-3 7-4 6-4 7-3 7-3 7-3 7-2 8-2 7-2 7-1 8-2 7-1h7l8-1h8 7l7 1h8l8 1 7 2 7 1 7 2 7 3 7 2 7 3 7 3 7 3 7 4 6 4 6 4 6 5 6 5 6 5 5 4 6 6 5 5 5 6 4 5 5 7 5 6 3 6 4 7 3 7 3 6 3 7 3 7 2 8 2 7 2 6 1 8 2 8 1 7 1 7v8 7 8l-1 8-1 6-1 8-1 8-3 7-1 7-2 7-3 7-3 7-3 7-4 6-3 7-4 7-4 6-5 6-5 6-4 5-6 6zM323 329l5-5 6-6 4-6 5-5 4-7 4-6 4-7 4-6 4-7 3-7 2-7 3-7 3-6 1-8 2-7 2-8 1-7 1-7v-8-8-7-8-7l-1-8-2-7-1-8-2-6-2-8-2-7-3-7-3-7-3-7-4-7-3-6-4-6-4-6-5-7-5-6-4-5-6-5-5-6-5-5-7-5-5-4-6-6-7-4-6-4-6-3-7-4-7-3-7-3-7-2-8-2-7-3-7-1-7-2h-8l-8-1-7-1h-7-8l-8 1-7 1h-7l-8 2-7 1-8 2-7 2-7 3-7 2-7 3-7 4-7 3-6 4-7 4-6 5-6 5-6 4-5 5-6 5-5 6-6 5-4 6-5 6-4 7-4 6-4 6-3 7-3 7-3 7-3 7-3 7-2 6-2 8-1 8-2 7v7l-1 8-1 7v8 8l1 7 1 7v8l2 8 1 7 3 7 1 7 3 7 3 7 3 7 4 7 3 6 4 7 4 6 4 6 5 6 4 6 6 6 5 5 5 5 6 5 6 5 6 5 6 4 6 3 7 4 7 4 6 3 7 3 7 3 8 2 8 2 7 2 7 1 7 2 8 1h8 7 7 8 8l7-1 7-1 8-2 7-1 8-2 7-3 7-2 7-3 6-3 7-3 7-4 7-4 6-4 6-4 6-5 5-5z">
          <text:p/>
        </draw:path>
        <draw:path draw:style-name="gr170" draw:text-style-name="P168" draw:layer="layout" svg:width="0.382cm" svg:height="0.382cm" svg:x="8.998cm" svg:y="19.103cm" svg:viewBox="0 0 383 383" svg:d="M324 330l-6 4-5 6-6 4-7 5-6 4-7 4-6 4-7 3-7 3-7 3-7 2-6 2-8 3-7 1-8 2-7 1h-7l-8 1h-8-7-8l-8-1h-8l-7-2-7-2-7-1-8-2-7-3-7-2-7-3-7-3-7-4-6-4-6-4-6-4-6-4-6-5-6-5-5-6-6-4-5-6-5-6-4-6-4-6-5-6-4-7-3-6-4-7-3-7-2-7-3-7-2-7-2-8-1-7-2-7-1-8v-7l-1-8v-7-8l1-7v-8l1-7 2-7 1-8 2-8 2-7 2-7 3-7 3-7 4-6 3-7 4-7 4-6 4-6 5-6 4-6 6-6 5-6 5-5 6-5 6-4 5-5 7-5 6-3 7-4 7-3 6-4 7-3 7-3 7-2 7-2 8-2 7-1 8-2 7-1h8l8-1h7 8l7 1h8l7 1 7 2 8 1 7 2 8 3 7 2 7 3 6 3 7 3 7 4 6 4 7 4 6 5 5 4 6 5 6 5 5 6 6 6 4 5 5 6 4 6 4 7 5 6 3 6 4 7 3 7 3 7 2 7 3 7 2 7 1 7 2 8 2 7v8l1 7v8 7 8l-1 7v8l-1 7-2 8-2 7-2 7-2 7-3 7-2 7-3 7-4 7-4 6-4 7-4 6-4 6-5 6-5 6-5 5zM324 330l6-5 4-6 6-5 4-7 5-6 4-6 4-6 4-7 3-6 3-7 3-7 3-8 2-7 2-7 2-7 2-8v-7l1-8 1-7v-8-7-8l-1-7-1-8-1-7-2-8-1-7-3-7-2-7-2-7-3-7-3-7-4-7-4-7-4-6-4-6-4-7-5-6-5-5-5-5-5-7-7-5-5-5-6-4-6-5-6-4-7-4-7-3-7-4-6-3-7-3-7-2-7-2-8-3-7-1-8-2h-7l-8-1-7-1h-8-7l-8 1-9 1h-6l-8 2-8 1-7 2-7 2-7 3-7 3-7 2-7 4-6 3-7 4-6 4-7 4-6 5-6 4-5 6-6 4-5 7-5 6-5 5-5 6-4 7-3 6-4 7-4 7-3 6-3 7-3 7-3 7-2 7-2 8-1 7-2 8v7l-1 7-1 8v8 7l1 8 1 7v8l2 7 1 7 3 8 1 7 3 7 3 8 3 6 4 7 3 7 4 6 4 7 4 6 5 5 5 6 5 6 5 5 5 6 7 4 5 6 6 3 6 5 6 4 7 4 7 4 7 3 7 3 7 2 7 2 7 3 8 1 7 2 7 1 8 1 8 1h8 7 8l8-1 7-1h7l8-2 8-2 7-2 6-2 8-2 7-4 7-3 6-3 7-4 6-3 6-5 7-4 6-4 6-6z">
          <text:p/>
        </draw:path>
        <draw:path draw:style-name="gr171" draw:text-style-name="P169" draw:layer="layout" svg:width="0.383cm" svg:height="0.383cm" svg:x="8.997cm" svg:y="19.102cm" svg:viewBox="0 0 384 384" svg:d="M325 331l-5 5-6 5-7 5-6 4-6 4-6 4-7 4-6 3-7 3-7 3-8 3-7 2-7 2-7 2-8 1-8 1-7 1-8 1h-8-7-8l-7-1-8-1-7-1-8-2-7-2-7-2-7-2-7-2-7-4-7-3-7-3-7-4-6-4-6-5-6-4-6-5-6-5-5-5-6-5-4-6-6-6-4-5-4-7-5-6-4-7-3-7-4-6-3-7-2-7-3-7-2-7-2-8-1-7-2-8-1-7v-7l-1-8v-8-7l1-8v-7l1-8 2-7 1-7 2-8 2-7 2-7 3-8 3-7 4-6 3-7 4-6 4-7 4-6 5-7 5-5 5-6 5-6 5-4 6-6 6-4 6-5 6-5 6-3 7-4 7-3 6-4 7-3 7-3 8-2 7-2 7-2 8-1 7-2 7-1h8l8-1h7 8l7 1h8l8 1 8 2 7 1 8 2 6 3 7 2 7 3 7 3 7 3 7 4 6 4 6 4 7 5 6 4 5 5 6 5 6 6 4 5 6 5 4 6 5 7 4 7 4 6 4 7 3 7 3 7 4 6 2 7 2 7 2 7 2 8 2 8 1 7 1 7 1 8v8 7 7l-1 8-1 8-1 7-1 7-3 8-1 7-2 7-3 8-3 7-4 7-3 6-4 7-3 6-4 6-5 6-4 6-6 6-5 6zM325 331l5-5 6-6 5-5 5-6 4-6 4-6 4-7 4-7 3-6 3-7 3-7 3-7 3-8 1-7 3-8 1-7 1-7 1-8v-8-7-7-8-8l-1-7-2-8-1-7-2-8-2-7-2-7-3-7-3-7-3-7-4-7-4-6-3-6-4-7-5-7-4-6-6-6-5-5-6-6-5-4-5-6-7-4-6-4-6-5-7-4-7-3-6-4-7-3-7-3-8-2-6-2-8-3-7-1-8-2h-8l-7-1-8-1h-8-7l-8 1-8 1h-7l-7 2-8 1-7 2-8 2-7 3-7 3-7 3-6 3-7 3-7 4-6 4-7 4-6 5-5 4-6 6-6 5-5 6-5 5-4 6-5 7-5 6-3 6-4 7-4 7-3 6-3 7-3 7-3 8-2 7-2 7-1 8-2 7v8l-1 7-1 8v7 8l1 8 1 7v7l2 8 1 8 3 7 2 7 2 7 3 7 3 7 4 7 3 6 4 7 4 6 5 7 4 6 5 6 5 5 5 6 6 5 6 5 6 4 5 5 7 5 6 3 7 4 6 3 7 4 7 3 7 3 8 2 7 2 7 2 7 1 8 2 8 1h7 8 7 8 8l7-1 9-1 7-1 7-2 7-2 8-3 7-2 7-3 7-3 7-4 6-3 7-4 6-4 6-5 6-5 6-4z">
          <text:p/>
        </draw:path>
        <draw:path draw:style-name="gr172" draw:text-style-name="P170" draw:layer="layout" svg:width="0.385cm" svg:height="0.385cm" svg:x="8.997cm" svg:y="19.102cm" svg:viewBox="0 0 386 386" svg:d="M326 332l-6 5-5 5-6 5-6 4-6 5-7 4-7 3-6 4-7 3-8 3-7 2-8 2-7 3-7 1-7 2-8 1h-8l-7 1h-8-7-8l-7-1h-8l-8-2-7-1-7-2-7-2-8-3-7-2-7-3-7-4-6-3-7-4-6-4-7-4-6-5-6-4-5-5-6-6-6-5-4-5-5-6-4-7-5-6-4-6-5-7-3-6-4-7-3-7-2-7-2-8-3-6-2-7-1-8-2-8-1-7v-7l-1-8v-8-8l1-7v-7l1-8 2-8 1-7 2-7 2-7 2-8 3-7 3-7 4-7 3-7 4-7 4-6 5-6 4-6 5-6 5-6 5-5 5-5 7-6 5-4 6-5 6-4 7-4 6-4 7-3 7-4 7-3 7-3 7-2 8-2 7-2 7-1 8-2 7-1h8l7-1h8 8l8 1h6l8 1 8 2 7 1 8 2 6 3 8 2 8 3 7 3 6 3 7 4 7 4 6 5 6 4 6 4 6 6 5 4 5 6 6 5 5 6 5 5 5 7 3 7 4 6 4 7 4 7 3 7 3 6 2 7 3 8 2 7 2 8 1 7 2 7v8l1 8v8 6 8l-1 8v8l-1 7-2 7-2 8-2 7-2 8-3 6-3 7-3 7-3 7-4 6-4 7-4 7-4 6-5 6-5 5-6 6zM327 333l5-6 5-5 5-6 5-6 4-6 5-7 4-6 4-7 3-7 3-7 3-7 3-6 2-7 2-8 2-8 2-7v-7l1-8 1-8v-8-6-8l-1-8-1-8-1-7-2-7-1-8-3-8-2-7-2-7-3-6-3-7-4-7-4-8-4-6-4-6-4-7-6-6-4-5-6-6-5-5-6-5-6-5-6-5-6-4-6-5-6-4-7-3-7-4-7-3-8-3-7-2-7-2-7-2-8-2-8-1-8-1-6-1-8-1h-8-8l-7 1-8 1h-8l-7 2-7 1-8 2-7 2-7 3-8 3-7 3-6 3-7 4-7 4-6 3-6 4-6 5-6 5-6 5-5 5-5 6-6 6-4 5-5 6-5 7-3 6-4 7-4 7-3 7-3 7-3 7-3 7-2 8-2 7-1 7-2 8v7l-1 8-1 7v8 8l1 8 1 7v7l2 8 1 8 3 7 2 7 2 7 3 7 3 7 4 7 3 7 4 6 4 7 5 6 4 6 5 6 5 6 6 5 5 5 6 5 6 5 6 5 6 4 6 4 7 4 7 3 7 4 7 2 7 3 7 2 8 3 7 1 7 2 8 1 8 1 7 1h7 8 8l7-1 8-1h8l7-2 7-1 8-3 7-2 7-2 8-3 7-4 6-3 7-3 7-5 7-4 6-5 5-4 6-5z">
          <text:p/>
        </draw:path>
        <draw:path draw:style-name="gr173" draw:text-style-name="P171" draw:layer="layout" svg:width="0.386cm" svg:height="0.386cm" svg:x="8.996cm" svg:y="19.101cm" svg:viewBox="0 0 387 387" svg:d="M327 334l-5 5-6 5-6 4-6 5-7 4-7 4-7 3-6 4-7 3-7 3-7 3-7 2-8 2-8 2-7 1-7 1-8 1-8 1h-7-8-7l-8-1-7-1-8-1-7-2-8-1-7-3-7-2-7-3-7-2-7-4-7-3-7-4-6-4-6-5-7-4-6-5-5-5-5-5-6-5-5-7-5-5-4-6-5-6-4-7-4-6-4-7-3-7-3-7-3-7-2-7-3-8-2-7-1-7-2-8-1-7v-8l-1-7v-8-8l1-8v-7l1-7 2-8 1-8 2-6 2-8 2-7 3-8 3-7 4-7 3-7 4-7 4-6 5-6 4-6 5-5 5-7 6-5 5-5 6-5 6-5 6-5 6-4 6-4 7-4 6-3 7-4 7-3 8-3 7-2 7-2 7-2 8-1 7-2 8-1h7l8-1h8 8l7 1h7l8 2 8 1 7 2 7 1 8 3 7 2 7 3 7 3 7 3 7 4 6 4 6 5 6 4 7 5 6 5 6 5 5 5 5 6 5 5 5 6 4 6 5 7 4 6 4 7 3 7 4 7 3 7 2 7 2 7 3 8 1 8 2 6 1 8 1 8 1 8v7 7 8l-1 8-1 7-1 8-1 7-2 8-2 7-2 7-3 7-3 7-4 7-3 7-3 7-4 6-5 6-5 6-4 7-5 6-5 5zM328 334l6-5 5-6 5-6 4-6 5-6 4-6 4-7 4-6 3-7 3-7 3-7 3-8 3-7 1-7 3-7v-8l2-8 1-7v-8-8-7-7-8l-1-8-2-8-1-7-2-7-2-8-2-7-3-8-3-7-4-7-3-6-3-7-4-7-5-6-5-7-4-5-5-6-5-5-6-6-6-5-5-5-7-4-6-5-6-5-7-4-7-3-7-4-7-3-7-3-7-2-8-2-7-2-7-2-8-1-7-1-8-1-7-1h-8-8l-8 1-7 1h-8l-7 2-8 1-7 2-7 2-8 3-7 3-7 3-7 3-7 4-6 4-7 3-6 5-6 5-6 4-6 5-5 5-5 6-6 6-4 6-5 5-5 7-3 6-4 7-4 7-3 6-3 7-3 9-3 7-2 7-2 7-1 8-2 8v7l-1 7-1 8v8 8l1 7 1 8v8l2 7 1 7 3 8 2 7 2 7 3 8 3 7 4 6 3 7 4 7 4 6 5 6 4 6 5 6 5 6 6 5 5 5 6 6 6 4 6 5 7 4 6 5 7 3 6 3 7 4 7 3 8 3 7 2 7 2 7 2 8 1 8 2 7 1h8 7 8 7 8l8-1 7-1 8-1 7-2 8-2 7-3 7-2 7-3 7-3 7-4 6-4 7-4 7-3 6-5 7-5 6-5z">
          <text:p/>
        </draw:path>
        <draw:path draw:style-name="gr174" draw:text-style-name="P172" draw:layer="layout" svg:width="0.388cm" svg:height="0.388cm" svg:x="8.995cm" svg:y="19.1cm" svg:viewBox="0 0 389 389" svg:d="M328 335l-5 5-6 5-7 5-6 4-6 4-7 4-6 4-7 4-7 3-7 3-7 2-7 3-8 2-7 1-8 2-7 1h-8l-8 1h-8-7-7l-8-1h-8l-7-2-8-1-7-2-8-2-7-3-7-3-7-3-7-3-6-3-7-4-6-4-7-4-7-5-5-4-6-6-5-5-6-6-5-5-5-6-4-6-5-6-4-7-4-7-4-6-3-7-3-7-3-7-2-7-3-7-2-8-1-8-2-7-1-7v-8l-1-8v-7-8l1-8v-7l1-7 2-8 1-8 2-8 2-7 2-7 3-8 3-7 4-7 3-6 4-7 4-6 5-7 4-5 5-6 5-7 6-5 5-5 6-5 6-5 6-4 6-5 7-4 6-4 7-3 7-4 7-3 7-3 8-2 7-2 7-2 8-1 7-2 8-1h7l8-1h8 7l8 1h8l7 2 7 1 8 2 7 1 8 3 7 2 7 3 7 3 6 4 7 3 7 4 7 5 6 4 6 5 5 5 6 5 6 5 5 6 5 6 4 5 5 6 5 7 4 7 4 6 3 7 4 7 3 6 2 8 3 7 2 9 2 7 1 7 2 8v8l1 7v8 7 8l-1 7v8l-2 8-1 8-2 6-1 8-3 7-3 8-3 7-3 7-3 7-4 6-5 7-4 6-5 6-4 6-5 6-5 6zM329 335l5-5 5-6 5-6 5-5 5-6 3-7 6-6 4-7 3-7 3-7 3-7 2-7 3-8 2-7 2-7 1-8 1-8 1-8 1-7v-8-7-8l-1-7-1-8-1-8-2-7-1-8-2-8-3-8-3-7-2-6-4-7-3-7-4-7-5-6-4-7-5-6-4-6-6-6-4-5-7-6-5-5-6-5-6-4-6-5-7-4-6-4-7-4-7-4-7-3-7-2-7-3-7-2-8-2-8-2-7-1-7-1-8-1-8-1h-7-8l-8 1-7 1h-8l-8 2-7 1-7 2-8 2-7 3-7 3-7 3-7 3-7 4-7 4-6 3-6 5-6 5-6 4-7 6-5 5-5 5-5 6-5 6-5 6-4 6-4 6-4 7-4 7-3 7-3 7-3 7-3 8-2 7-2 8-1 8-2 7v8l-1 7-1 8v8 7l1 8 1 8v7l2 8 1 7 3 8 2 7 2 7 3 7 3 7 4 7 3 7 4 6 4 7 5 6 4 7 6 5 4 6 6 6 6 5 5 5 6 5 7 5 6 3 6 5 7 3 7 4 7 3 7 3 7 3 7 3 7 2 8 1 8 2 7 1 8 1 7 1h8 7 8l8-1 8-1h7l8-2 8-1 7-3 7-2 7-2 7-3 7-3 7-4 7-4 6-4 7-4 6-4 6-5 6-5z">
          <text:p/>
        </draw:path>
        <draw:path draw:style-name="gr60" draw:text-style-name="P58" draw:layer="layout" svg:width="0.174cm" svg:height="0.175cm" svg:x="9.103cm" svg:y="19.208cm" svg:viewBox="0 0 175 176" svg:d="M148 150l-2 3-3 2-3 2-3 2-3 2-2 2-3 2-3 1-4 1-3 2-3 1-4 1-3 1-3 1h-4l-3 1h-3-4l-3 1h-3l-4-1h-3l-4-1h-3-3l-4-1-3-2-3-1-4-1-3-1-3-1-3-2-3-1-2-3-3-1-3-3-3-2-2-2-4-3-2-2-2-2-3-3-1-3-3-3-1-2-2-3-2-3-2-3v-3l-2-3-1-3-1-4-1-3-1-4v-4-3l-1-4v-3-3-4-3l1-4v-3-3l1-4 1-3 1-3 1-3 1-4 1-3 2-3 2-3 1-3 2-3 2-3 2-2 3-3 2-2 2-3 3-2 3-2 3-3 2-2 3-2 3-2 3-1 3-2 3-2 3-1 4-1 3-1 3-1 4-1 3-1h3 4l3-1h3 4 3 4l3 1h3 4l3 1 3 1 4 1 3 1 3 2 3 1 3 2 3 1 3 2 3 2 2 2 4 2 2 2 2 3 2 2 4 2 1 3 2 3 3 2 1 3 3 3 1 3 2 3 1 3 1 3 1 4 1 3 2 3 1 4v3 3l1 4v3 4 3 3 4l-1 3v3 4l-1 3-1 4-2 3v3l-2 3-1 4-2 3-1 3-2 3-2 3-2 2-2 3-2 3-3 2zM148 151l3-2 2-3 3-3 1-2 2-3 3-3 1-2 2-4 1-3 2-3 1-4 1-3 2-3 1-3v-4l1-4v-3l1-3v-4-3-3-4-3l-1-4v-3l-1-3v-4l-2-3-1-3-1-4-1-3-2-3-1-4-2-3-2-2-2-3-2-3-2-2-2-3-3-3-2-2-2-2-3-3-3-2-3-2-3-2-3-1-2-2-3-2-4-1-3-2h-3l-4-1-3-2h-3-4l-3-1-3-1h-4-3-4-3l-3 1h-4l-3 1h-4l-3 1-3 1-4 1-3 1-3 2-3 1-4 2-3 2-2 2-3 1-3 2-2 3-4 2-3 2-2 3-2 3-3 2-1 3-2 3-2 3-2 3-2 3-1 3-2 3-1 3-1 3-1 4-1 3v3l-1 4v3l-1 4v3 4 3 4l1 3v3l1 4v4l1 3 2 4v3l2 3 1 3 2 3 2 3 1 3 2 3 2 3 2 3 3 2 2 3 2 2 3 3 3 2 3 2 2 2 3 2 3 2 3 2 3 1 3 2 3 1 4 1 3 1 3 2h4l3 1h3l4 1h3l4 1h3l3-1h4 3l3-1 4-1h3l3-1 4-2 3-1 3-1 4-2 3-1 3-2 3-1 3-3 2-1 3-2 3-3z">
          <text:p/>
        </draw:path>
        <draw:path draw:style-name="gr61" draw:text-style-name="P59" draw:layer="layout" svg:width="0.175cm" svg:height="0.176cm" svg:x="9.102cm" svg:y="19.207cm" svg:viewBox="0 0 176 177" svg:d="M149 151l-3 3-2 2-3 3-2 1-3 3-3 1-4 2-3 1-4 2-3 1-3 1-4 2h-3l-3 1-4 1-3 1h-3-4-3-3-4-3l-4-1h-3l-3-1-4-1-3-1-3-1-4-2h-3l-3-2-3-1-3-3-3-1-3-2-2-2-3-2-3-3-2-3-2-2-3-3-2-2-2-3-3-3-1-3-2-3-1-3-2-3-1-3-2-3-1-3-1-4-1-3-1-3v-4-3l-1-3v-4-3-4-3l1-4v-3-4l1-3 1-3 1-4 1-3 1-3 1-3 2-3 2-4 2-3 1-3 3-2 1-3 3-2 2-3 2-3 3-2 3-2 2-3 3-2 3-2 2-1 3-2 4-2 3-2 3-1 3-1 4-1 3-1 3-1 4-1h3 4l3-1h3 4 3 4l3 1h3 4l3 1 3 2h4l3 1 3 2 4 1 3 2 3 1 3 2 3 2 3 2 2 2 3 2 3 3 2 2 2 2 3 3 2 3 2 3 2 3 1 2 3 3 1 3 2 3v3l2 4 1 3 1 3 1 4 1 3v3l1 4v3 4 3 4 3l-1 4v3l-1 3-1 4v3l-2 3-1 3-1 4-2 3-1 3-2 4-1 2-3 3-2 3-2 2-2 3-2 3zM149 152l3-3 2-3 2-2 3-3 2-2 2-3 2-3 1-4 2-3 1-3 2-3 1-3 1-4 1-3 1-3 1-4v-3-4-3-4-3-4-3-4-3l-1-3-1-4-1-3-1-3-2-4-1-3-1-3-2-3-2-3-1-3-3-3-1-2-3-3-2-3-2-3-3-2-3-2-2-3-3-1-2-3-3-2-3-1-4-2-3-2-4-1-3-2h-3l-4-1-3-2h-3-4l-3-1-3-1h-4-3-4-3l-4 1h-3l-4 1h-3l-3 1-4 1-3 1-3 2-3 1-3 1-4 2-3 2-3 2-3 2-2 1-3 3-2 2-3 2-3 4-2 2-2 2-2 3-2 3-2 3-2 3-2 3-1 3-1 4-2 3-1 3-1 3-1 4v3l-1 4v3l-1 4v3 4 3 4l1 3v3l1 4v3l1 3 2 4v3l2 3 1 4 2 3 2 3 1 3 2 2 2 3 2 3 3 3 2 2 2 3 3 3 3 2 2 3 3 1 3 3 2 1 3 2 4 2 3 1 3 1 4 2 3 1 3 1 4 1 3 1h3 4 3l4 1h3l3-1h4 3 4l3-1 3-1 4-1 3-1 3-1 3-2 4-1 4-2 3-1 3-2 3-2 3-2 2-2 3-2z">
          <text:p/>
        </draw:path>
        <draw:path draw:style-name="gr62" draw:text-style-name="P60" draw:layer="layout" svg:width="0.177cm" svg:height="0.178cm" svg:x="9.102cm" svg:y="19.207cm" svg:viewBox="0 0 178 179" svg:d="M150 153l-2 3-3 2-2 2-4 2-3 2-2 2-3 1-3 2-4 1-3 2-3 1-3 1-4 1-3 1h-3l-4 1h-3-4l-3 1h-4l-3-1h-4l-3-1h-4-3l-4-1-3-2h-3l-3-2-4-1-4-1-3-2-3-2-2-2-3-2-3-2-3-2-3-2-2-2-2-4-3-2-2-2-2-3-2-3-2-3-2-3-1-3-2-3-1-3-2-4-1-3-1-3-1-4-1-3v-3-4l-1-3v-4-3-4-3l1-4v-3-4l1-3 1-4 1-3 1-3 2-3v-4l2-3 2-3 2-2 1-3 3-3 2-3 2-3 2-2 3-3 2-2 3-3 3-3 2-1 3-3 3-1 3-2 3-2 4-2h3l3-2 3-1 4-1 3-1 3-1h4 3l4-1h3 4 3 4l3 1h4 3l4 1 3 2h3l4 1 3 2 3 1 3 2 3 1 3 2 3 2 3 2 3 2 2 2 3 3 3 3 2 3 2 2 2 3 2 3 2 3 2 3 2 3 2 3 1 3 1 3 2 3v4l2 3 1 3v4 3l1 4v3 4 3 4 3l-1 4v3 4l-1 3-1 3-1 4-1 3-2 3-1 3-2 3-1 3-3 3-1 3-3 3-2 3-2 2-2 3zM151 154l2-3 3-2 2-3 2-3 3-3 1-3 2-2 2-3 1-3 2-4 1-3 1-3 1-3 2-4v-3l1-4v-3l1-4v-3-4-3-4-3l-1-4v-3l-1-4v-3l-2-4-1-3-1-3-2-3-1-4-2-3-1-3-2-2-2-3-2-4-2-2-2-3-3-2-3-3-2-3-3-2-2-2-4-3-3-1-3-2-3-2-3-2-3-1-3-1-3-1-4-1-3-2h-3-4l-3-1-4-1h-4-3-4-3l-4 1h-3l-4 1h-3l-4 1-3 2h-3l-3 2-4 1-3 1-4 3-3 1-3 2-2 2-3 2-2 2-3 3-3 3-2 2-2 3-3 3-2 2-2 3-2 3-1 3-3 3-1 3-1 3-2 4v3l-2 3-1 4v3l-1 3v4l-1 4v3 4 3 4l1 3v4l1 3v4l1 3 2 3v4l2 3 1 3 2 3 2 3 1 3 2 3 2 4 2 2 3 3 2 2 2 3 3 3 3 2 3 1 2 3 3 2 3 2 3 1 3 2 4 1 3 2 3 1 4 1 3 2h4l3 1h3l4 1h4 3l4 1 3-1h4 3l4-1 3-1h4l3-1 3-2h4l3-2 3-2 3-1 3-2 3-1 3-2 3-3 3-1 2-3z">
          <text:p/>
        </draw:path>
        <draw:path draw:style-name="gr62" draw:text-style-name="P60" draw:layer="layout" svg:width="0.178cm" svg:height="0.179cm" svg:x="9.101cm" svg:y="19.206cm" svg:viewBox="0 0 179 180" svg:d="M152 155l-4 2-2 2-3 2-3 2-3 3-3 1-3 2-3 1-3 2-3 1-4 1-3 2h-3l-4 1-3 1-4 1h-3-4-3-4-3-4l-4-1h-3l-3-1-4-1-3-1-4-1-3-1-3-2-3-2-3-1-3-2-3-1-3-2-3-3-3-1-2-3-3-3-2-2-3-2-2-3-2-3-2-3-2-3-2-3-1-3-2-3-1-3-2-3-1-4-1-3-1-3-1-4v-3-4l-1-3v-4-3-4-3l1-4v-4-3l1-3 1-5 1-3 1-3 2-4v-3l2-3 2-3 2-3 1-3 3-3 2-2 2-3 3-3 2-2 2-3 3-2 3-2 3-2 2-3 3-1 3-2 3-2 3-2h4l3-2 3-1 3-1 4-1 3-1h4 3l4-1h3 4 3 4l4 1h3 4l3 1 3 2h4l3 2 3 1 3 1 3 2 3 1 3 3 3 1 4 2 2 3 3 2 3 2 3 3 2 2 3 3 2 2 2 4 2 3 1 2 2 3 2 3 1 4 2 3 1 3 1 3 1 4 1 4 1 4v3l1 4v3 4 3 4 3l-1 3v4l-1 3-1 3-1 4-1 3-1 3-1 4-2 3-1 4-2 3-2 2-2 3-2 3-2 3-3 2-2 3zM153 155l2-2 2-3 2-3 3-2 1-3 3-3 1-3 2-3 2-4 2-3v-3l2-4 1-3 1-4 1-3 1-3v-4-3-3-4-3-4-4-3l-1-4v-3l-2-5v-3l-1-3-2-4-1-3-2-3-1-3-2-3-1-3-3-3-2-3-2-3-3-3-2-2-2-2-3-3-3-2-3-2-3-3-3-1-3-2-3-2-3-2-3-1-4-1-3-1-3-1-4-1-3-1h-4l-3-1-4-1h-3-4-4-3l-4 1h-3l-4 1h-3l-4 1-3 2h-3l-4 2-3 1-3 2-3 2-3 1-3 2-3 2-3 2-2 3-3 2-3 2-2 3-2 3-3 2-2 3-2 3-2 3-1 2-2 4-2 3-1 3-2 4v3l-2 3-1 4v4l-1 3v4l-1 3v4 4 3 4l1 3v4l1 3v4l1 3 2 4v3l2 3 1 4 2 3 2 3 1 3 2 3 3 2 1 3 3 3 2 3 3 2 2 2 3 3 3 2 3 2 2 3 3 1 3 2 3 1 4 2 3 1 3 2 3 1h4l3 2 4 1h3 4 3 4l4 1 3-1h4 3 4l3-1 4-1 3-1 4-1 3-1 3-1 3-2 4-2 3-1 2-2 3-2 3-2 3-3 3-2z">
          <text:p/>
        </draw:path>
        <draw:path draw:style-name="gr63" draw:text-style-name="P61" draw:layer="layout" svg:width="0.18cm" svg:height="0.18cm" svg:x="9.1cm" svg:y="19.205cm" svg:viewBox="0 0 181 181" svg:d="M153 156l-3 2-2 2-3 3-3 2-3 1-3 3-3 1-4 2-3 1-3 2-3 1-4 1-3 1-4 1h-3l-4 1h-3-3l-4 1-3-1h-4-3l-4-1h-3-4l-4-2-4-1h-3l-3-2-3-1-4-2-3-2-3-1-3-2-2-2-4-2-3-3-2-2-2-2-3-2-3-4-2-2-2-3-2-2-2-3-2-3-1-3-2-4-1-3-2-4-1-3-1-4-1-3-1-4v-3-4l-1-3v-4-3-4-4l1-3v-4-3l1-4 1-3 1-4 1-3 2-3 1-3 2-3 1-4 2-2 2-3 2-3 2-3 2-3 3-3 2-2 2-2 3-3 3-2 3-2 3-3 3-1 3-2 3-1 3-2 3-1 3-2 4-1 3-1 5-1 3-1h4 3l4-1h3 4 4 3l3 1h4 3l3 2 4 1h3l3 2 4 1 3 1 4 2 3 1 3 3 3 1 2 2 3 3 3 2 3 2 2 3 2 2 2 3 3 2 2 4 2 3 2 3 1 3 2 3 2 3 1 3 2 4v3l1 3 2 4v3 4l1 3v4 4 3 4 3l-1 3v4 3l-1 3-2 5v3l-2 4-1 3-1 3-2 3-2 3-2 3-2 4-1 3-3 2-2 3-2 2zM153 156l3-2 3-3 2-2 2-3 2-3 2-3 2-3 2-3 2-4 1-3 1-3 1-3 1-4 2-4v-4l1-3v-4l1-3v-3-4-3-4-4l-1-3-1-4v-3l-1-4-1-3-1-4-1-3-2-3-1-3-2-4-1-3-3-3-1-2-2-4-3-3-2-2-2-3-3-2-3-3-2-2-3-2-3-2-3-2-3-2-3-2-4-2-3-1-3-1-4-1-3-1-4-1-3-1h-3l-4-1h-3l-3-1h-4-4-3l-4 1h-4l-3 1h-4l-4 1-4 2h-3l-3 2-3 1-4 2-3 2-3 1-3 2-2 2-3 2-3 3-3 2-3 2-2 3-2 3-3 3-2 2-2 3-2 3-1 3-2 3-2 3-1 3-2 4v3l-2 4-1 3v4l-1 3v4l-1 3v4 4 3 4l1 4v3l1 4v3l1 4 2 3v3l2 4 1 3 2 4 2 3 2 3 1 3 3 3 2 3 2 2 3 3 2 3 2 2 3 2 3 3 3 2 3 1 3 3 3 1 3 2 3 1 3 2 4 1 3 1 4 1 4 1 4 1h3l4 1h3 4 3 4 3l4-1h3l4-1h3l4-1 3-2h3l4-2 3-1 3-2 3-2 3-2 4-1 3-3 2-2 3-2z">
          <text:p/>
        </draw:path>
        <draw:path draw:style-name="gr64" draw:text-style-name="P62" draw:layer="layout" svg:width="0.182cm" svg:height="0.182cm" svg:x="9.099cm" svg:y="19.204cm" svg:viewBox="0 0 183 183" svg:d="M153 156l-2 3-3 2-2 3-3 2-4 2-3 2-3 2-3 1-3 2-4 1-3 1-3 2h-4l-3 1-4 1h-3l-4 1h-3-4-3-4-3l-4-1h-3l-4-1-3-1-4-1-3-1-4-1-3-2-3-1-3-2-3-2-3-2-3-1-4-3-2-3-3-2-2-2-3-3-2-3-2-2-3-3-2-3-1-3-3-3-1-3-2-4-1-3-2-4-1-3-1-3-1-4-1-3v-3-4l-1-3v-4-3-4-4l1-3v-4-3l1-4 1-3 1-4 1-3 2-4 1-3 2-3 1-3 2-3 2-3 2-3 2-3 2-3 3-2 2-3 3-2 2-3 3-2 4-2 2-2 3-2 3-2 3-1 4-2 3-1 3-2 3-1 4-1 3-1 4-1h3 4l4-1h3 4 4l3 1h3 4l3 1 3 1 4 1h3l4 2 3 1 3 1 4 2 3 2 3 2 3 2 3 1 3 3 2 2 3 2 3 3 2 3 2 2 3 3 2 3 2 3 2 3 2 3 2 4 1 3 2 3 1 3 1 4 1 3 1 4v3l1 4 1 3v4 3 3 4 3l-1 4v4l-1 3-1 4-1 3-1 4-1 3-1 3-2 3-1 4-3 3-1 3-3 3-2 3-2 3-2 2-3 3zM154 157l2-3 3-2 2-3 2-3 3-3 3-3 1-3 2-3 1-3 2-3 1-4 2-3 1-4 1-3 1-4 1-3v-4l1-3v-4-4-3-3-4l-1-3-1-4-1-4-1-3v-4l-1-3-2-3-1-4-2-3-1-3-2-3-2-3-2-3-3-4-2-2-2-3-3-2-3-3-2-3-3-2-2-2-3-2-4-2-3-2-3-1-3-3h-4l-3-2-3-1-4-1-3-1-4-1h-3l-4-1h-3l-3-1h-4-4-3l-4 1h-4l-3 1h-4l-3 1-4 2h-3l-4 2-3 1-3 2-3 2-3 1-3 2-3 2-3 2-3 3-3 2-2 3-3 2-2 3-3 3-1 3-3 3-2 2-1 4-2 3-2 3-1 3-2 3v4l-2 3-1 4v3l-1 4v4l-1 3v4 4 3 4l1 3v4l1 3v3l2 4 1 3v4l2 3 1 3 2 4 2 3 2 3 1 4 3 2 2 3 2 3 3 2 2 3 3 3 2 2 3 3 4 2 2 2 3 2 3 2 4 1 3 2 3 1 3 2 4 1h3l4 2h3l4 1 4 1h3 4 3 4 3l4-1h3l4-1 3-1 4-1 3-1 4-1 3-1 3-2 3-1 4-3 3-1 3-3 3-1 3-2 2-4z">
          <text:p/>
        </draw:path>
        <draw:path draw:style-name="gr65" draw:text-style-name="P63" draw:layer="layout" svg:width="0.183cm" svg:height="0.183cm" svg:x="9.098cm" svg:y="19.203cm" svg:viewBox="0 0 184 184" svg:d="M156 159l-3 2-3 2-3 3-3 1-2 2-3 2-4 2-3 2-3 1-3 2-4 1-3 1-4 1-3 1-4 1h-3-4-4-3-4-4-3-4l-4-1h-3l-4-2-3-1h-4l-3-2-3-1-3-2-4-1-3-2-3-2-3-2-3-2-3-2-2-3-3-2-3-3-2-2-2-4-3-3-2-2-1-3-3-3-1-3-2-4-1-3-2-3-1-4v-3l-2-4-1-3v-4-3l-1-4v-4-3-4-3l1-4v-3-4l1-3 1-4 1-3 1-4 2-3 1-3 2-3 1-3 2-4 2-3 2-3 2-3 2-3 3-2 3-2 2-4 3-3 2-2 4-2 3-2 3-2 3-2 3-1 3-2 3-1 4-2 3-1 4-1 3-1 4-1h3 4l4-1h3 4 4l3 1h4 4l3 1 4 1 3 1h4l3 2 3 1 4 1 3 3 3 1 3 2 3 2 3 1 2 3 4 2 2 3 3 3 2 3 3 3 2 2 2 3 2 3 2 3 2 3 1 3 2 3 1 4 2 3v3l1 4 1 3 1 4 1 4v3 4 4 3 4 4 3 4l-1 3-1 4-2 3v3l-2 4-1 3-2 4-1 3-2 3-2 3-2 3-2 3-2 2-3 3-2 3zM156 159l3-3 2-2 2-3 3-3 2-2 1-3 3-4 1-3 2-3 1-4 2-3 1-4 1-3 2-3 1-4v-3-4l1-3v-4-4-3-4-4l-1-4v-3l-1-4-1-3-1-4-1-3-1-3-2-4-1-3-2-3-1-4-3-3-2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2 3 2 3 2 3 2 3 1 4 2 3 1 4 1 3 1 4 1 3 1h4l4 1h3 4 4 3 4l4-1h3 4l4-1 3-1 3-2 4-1 3-1 4-1 3-2 3-2 3-2 3-2 3-2 3-2 2-2z">
          <text:p/>
        </draw:path>
        <draw:path draw:style-name="gr66" draw:text-style-name="P64" draw:layer="layout" svg:width="0.185cm" svg:height="0.185cm" svg:x="9.098cm" svg:y="19.203cm" svg:viewBox="0 0 186 186" svg:d="M156 159l-3 4-2 2-3 2-3 2-3 2-3 2-3 2-3 1-4 2-3 1-4 1-3 2-3 1h-4l-4 1h-3l-4 1h-4-3-4-4-3l-4-1-4-1h-3l-3-1-4-1-3-1-3-1-4-2-3-1-3-2-4-2-3-2-3-2-3-2-2-2-3-3-2-2-4-3-2-3-2-2-3-3-1-3-2-3-2-3-2-3-2-3-1-4-1-3-2-4v-3l-2-3-1-4v-4-3l-1-4v-4-3-4-4l1-3v-4-4l1-3 1-4 1-3 1-4 2-3 1-4 2-3 1-3 3-3 1-3 2-3 3-4 2-2 2-3 3-2 2-3 3-3 3-1 3-3 3-2 3-2 3-2 3-1 4-2 3-1 3-2 4-1 3-1 4-1 3-1h4 3l4-1h3 4 4l3 1h4 4l3 1 4 1 3 1h4l3 2 4 1 3 2 3 2 3 1 3 2 3 2 3 2 3 3 3 2 3 2 2 3 3 2 2 3 3 3 1 2 2 3 3 3 1 4 3 3 1 3 2 4 1 3 1 3 1 5 1 3v4l1 3 1 4v4 4 3 4 3l-1 4v3l-1 4v3l-2 4-1 3-1 4-2 3-1 3-3 3-1 4-3 3-1 3-2 3-3 3-2 3-2 2zM156 160l3-2 3-3 2-2 2-4 3-3 1-3 3-3 1-3 2-3 2-4 1-3 2-3 1-4 1-4 1-3v-4l1-3 1-4v-3-4-3-4-4l-1-4-1-3-1-4v-4l-1-4-2-3-1-3-1-4-2-3-2-3-2-4-2-3-2-3-2-3-3-3-2-2-2-3-3-3-3-2-2-2-3-3-3-2-3-2-3-2-3-1-4-2-3-1-3-2-4-1-3-1-4-1-3-1h-4l-4-1h-4l-3-1h-4-4-3l-4 1h-3l-4 1h-3l-4 1-3 2h-4l-3 2-4 1-3 2-3 2-3 2-3 1-3 3-4 2-3 2-2 3-3 2-2 3-3 2-2 3-2 4-3 2-1 3-2 4-2 3-2 3-1 3-2 4v3l-2 4-1 4v3l-1 4v3l-1 4v4 4 3 4l1 4 1 4v3 4l2 3 1 3 1 4 1 3 1 4 2 3 2 3 2 4 2 3 2 3 2 2 2 3 3 3 3 2 2 3 3 2 3 2 3 3 3 2 3 2 3 2 4 1 3 2 3 1 4 1 3 2 4 1h3l3 1 4 1 3 1h4 4 4 3 4l4-1h4l3-1 4-1 3-1 3-1 4-2h3l4-2 3-2 3-2 4-1 3-3 2-2 3-2 3-2z">
          <text:p/>
        </draw:path>
        <draw:path draw:style-name="gr67" draw:text-style-name="P65" draw:layer="layout" svg:width="0.186cm" svg:height="0.186cm" svg:x="9.097cm" svg:y="19.202cm" svg:viewBox="0 0 187 187" svg:d="M158 161l-2 2-3 3-4 2-2 2-3 3-3 1-4 2-3 2-3 1-4 1-3 2-4 1-3 1-4 1-3 1h-4-4-3-3-4-4-5-3l-4-1-4-1-3-1h-4l-3-2-3-1-4-1-3-2-3-1-4-3-3-1-3-3-2-2-3-2-3-2-2-3-3-2-3-3-2-3-3-3-1-3-2-3-2-3-2-4-2-3-1-3-1-4-2-3v-4l-2-3-1-4v-3-4l-1-4v-4-3-4-4l1-4v-3-4l1-3 1-3 1-4 1-3 2-4 1-3 2-3 1-3 3-4 1-3 2-3 3-3 2-3 2-2 3-3 3-3 2-2 3-2 3-3 3-2 3-1 4-3 3-1 3-2 4-1 3-2 3-1 4-1 3-1 3-1h4 4l4-1h4 4 4l3 1h4 3l4 1 3 1 4 1h3l4 2 3 1 3 2 4 2 3 1 3 2 3 2 3 2 4 3 2 2 3 2 2 3 3 3 2 2 2 3 2 3 3 3 1 3 3 3 1 3 2 4 1 3 1 3 2 4v3l1 4 1 4 1 3v4 4 4 3 4 3 4l-1 3v4l-2 4v4l-1 4-2 3-1 3-2 4-1 3-2 3-2 3-2 3-2 3-2 3-3 3-2 3zM159 162l2-3 3-3 2-3 3-2 1-3 3-3 2-3 1-4 2-3 1-3 2-4 2-3v-4l1-3 2-5v-4-3l1-4v-3-4-3-4-4l-1-4v-4l-1-3-1-4-1-3-1-4-1-3-2-4-1-3-2-3-2-4-1-3-3-3-2-3-2-2-3-3-2-2-3-4-2-2-3-2-4-3-2-2-3-1-4-3-3-1-3-2-3-1-4-2-3-1-4-1-4-1-3-1h-4l-3-1h-4l-3-1h-4-4-4l-4 1-4 1h-4-3l-3 2-4 1h-3l-4 2-3 1-3 2-4 2-3 2-3 1-3 3-4 2-2 2-3 3-2 2-3 3-3 2-2 3-2 4-3 3-1 3-2 3-2 3-2 4-1 3-2 3v4l-1 4-2 3v3l-1 4v3l-1 4v4 4 3 4l1 4 1 4v3 4l2 4 1 3 1 4 1 3 1 4 3 3 1 3 2 3 2 3 2 3 3 4 2 3 2 2 3 3 3 2 2 3 3 2 3 2 3 3 3 1 4 2 3 2 3 1 4 2 3 1 3 1 4 1 3 1 4 1h4l3 1h5 4 4 3 3l4-1h4 3l4-1 4-2h3l4-2 3-2h4l3-3 3-1 3-2 3-2 3-2 3-3 3-2z">
          <text:p/>
        </draw:path>
        <draw:path draw:style-name="gr68" draw:text-style-name="P66" draw:layer="layout" svg:width="0.188cm" svg:height="0.188cm" svg:x="9.096cm" svg:y="19.201cm" svg:viewBox="0 0 189 189" svg:d="M159 163l-3 2-3 2-3 2-3 3-3 2-3 2-3 1-3 2-4 1-3 2-4 1-3 1-4 2h-4l-3 1h-4l-4 1h-3-3-4-4-4l-3-1-4-1h-4l-3-1-4-1-4-1-3-1-3-2-4-1-3-2-3-2-3-2-3-2-3-2-3-3-2-2-3-2-3-4-2-2-2-3-3-4-2-3-2-3-2-3-1-3-3-3-1-4-1-3-2-4v-3l-2-4-1-4v-3-3l-1-4v-4-3-4-4l1-4v-3-4l1-4 2-3v-4l1-3 2-3 1-4 2-3 1-3 3-4 1-3 2-3 3-3 2-3 2-2 4-3 2-3 3-2 2-2 3-3 3-2 3-1 4-3 3-1 3-2 4-1 3-2 3-1h4l3-2 4-1h4 4l3-1h4 4 4l3 1h4 3l4 1 3 1 4 1h4l3 2 4 1 3 2 3 2 3 1 4 2 3 2 2 2 4 3 3 2 2 2 3 3 2 3 3 3 2 2 2 3 3 3 1 3 2 4 3 3 1 3 2 4 1 3 1 4 1 3 1 4v3l1 4 1 4v4 3 4 3 4l-1 4-1 3v4l-1 4-1 3-1 4-1 3-2 4-1 3-3 3-1 4-2 3-3 3-1 3-3 2-2 3-3 3zM159 163l3-3 2-3 2-3 3-3 2-3 2-3 2-3 2-3 2-3 2-4 2-3 1-4 1-3 1-4v-4l1-3 1-4 1-4v-4-3-4-3-4l-1-4-1-4-1-3v-4l-1-4-2-3v-4l-2-3-2-4-3-3-1-3-2-3-2-3-2-3-3-3-2-3-2-2-3-3-3-3-3-2-3-3-3-2-3-1-3-3-3-1-4-2-3-1-4-2-3-1-4-1-3-1-4-1h-4l-3-1h-4l-3-1h-4-4-4l-3 1-4 1h-4-4l-3 2-4 1-3 1-3 1-4 1-3 2-3 2-4 2-3 2-3 2-3 2-3 2-3 3-2 3-3 2-3 3-2 3-2 3-2 3-2 3-2 4-2 3-2 3-1 4-1 3-1 3-1 4-2 3v4l-1 3v4l-1 4v4 4 3 4l1 4 1 3v4l1 3 1 4 1 4 1 3 2 4 1 3 2 3 1 4 2 3 2 3 2 3 3 3 2 3 2 3 3 3 3 3 3 2 2 2 3 3 3 1 3 3 4 1 3 2 3 2 4 2h3l4 2 3 1h4l4 1 3 1 4 1h4 4 4 3 3l4-1h4l4-1 3-1 4-1 4-1 3-1 4-2 3-2 3-1 4-2 3-2 3-1 3-3 2-2 3-2z">
          <text:p/>
        </draw:path>
        <draw:path draw:style-name="gr69" draw:text-style-name="P67" draw:layer="layout" svg:width="0.189cm" svg:height="0.189cm" svg:x="9.095cm" svg:y="19.2cm" svg:viewBox="0 0 190 190" svg:d="M161 163l-3 3-3 3-2 2-4 2-3 2-3 2-4 2-3 1-3 2-4 1-3 2-4 1-3 1-3 1-4 1h-4l-4 1h-3-4-4-4-3l-5-1-3-1-4-1-4-1h-3l-4-2-3-1-4-1-3-2-3-2-4-2-3-2-3-1-3-3-2-2-3-2-3-3-3-3-2-3-2-2-3-3-2-3-2-3-2-3-1-4-2-3-2-3-1-4-2-3v-4l-1-4-2-3v-4-4l-1-4v-4-3-4-3l1-4v-4-3l1-4 2-4v-3l2-4 1-3 1-4 2-3 2-3 2-4 2-3 1-3 3-2 2-3 3-3 3-3 2-3 3-2 3-2 3-3 3-1 3-3 3-2 3-2 3-2 4-1 3-1 4-2h4l3-2 4-1h4 5l3-1h3 4 4l4 1h3 4l4 1 4 1 3 1h4l3 2 4 1 3 2 3 2 4 1 3 3 3 2 3 2 3 2 3 3 2 3 3 2 3 2 2 3 2 4 3 3 2 3 1 3 2 3 2 3 2 4 1 3 1 4 2 3v4l1 3 1 4 1 3 1 4v4 4 3 4 4l-1 4-1 3-1 4-1 3v4l-1 3-2 4-1 3-2 4-1 3-3 3-1 3-2 3-3 4-2 3-2 3-3 2zM161 164l3-2 2-3 3-3 2-3 2-3 3-3 1-3 2-4 2-3 2-3 1-4 2-3v-4l1-4 1-3 1-4 1-3v-4-4-4-4-3-4-4l-1-3-1-4-1-3-1-4-1-4-1-3-1-4-2-3-2-3-2-4-2-3-2-3-2-3-2-3-3-3-3-3-2-2-3-2-3-3-2-3-4-1-3-3-3-3-4-1-3-2-3-1-4-2-3-1-4-1-3-1-4-1h-4l-3-1h-4l-4-1h-4-4-3l-4 1-4 1h-4-4l-4 2-3 1-4 1-3 1-4 1-3 2-3 2-4 3-3 2-3 1-3 3-3 2-2 3-3 3-3 3-2 2-2 3-3 3-2 3-2 3-2 3-2 3-2 4-1 3-1 4-1 3-1 4-2 4v3 4l-1 4-1 4v3 4 4 3l1 4 1 4v4l1 4 1 3 1 4 1 3 2 4 1 3 2 3 1 4 3 3 1 3 2 3 3 3 2 3 2 3 4 2 2 3 3 3 3 2 3 2 3 2 3 2 3 2 3 2 4 2 3 1 4 1 3 1 4 1 4 1 4 1 3 1h5 3 4 4 4 3 4 4l4-1 3-1 3-2h4l4-2 3-1 3-2 4-2 3-1 3-2 3-2 4-2 3-3 3-2z">
          <text:p/>
        </draw:path>
        <draw:path draw:style-name="gr70" draw:text-style-name="P68" draw:layer="layout" svg:width="0.191cm" svg:height="0.191cm" svg:x="9.095cm" svg:y="19.2cm" svg:viewBox="0 0 192 192" svg:d="M161 165l-2 3-3 2-3 3-4 2-3 1-3 3-3 1-4 2-3 1-3 2-4 1-4 1-3 2-3 1h-4-4l-4 1h-3-4-4-4-3l-4-1h-3l-4-1-4-1-4-1-3-1-4-1-3-2-4-1-3-3-3-1-3-2-3-2-3-2-3-3-3-3-3-2-3-2-2-3-2-3-3-3-2-4-2-3-2-3-1-3-2-4-2-3-1-3-2-4v-4l-1-3-2-3v-4-4l-1-4v-3-4-4-4l1-3v-4-4l1-3 2-4v-4l2-3 1-4 1-4 2-4 2-3 2-3 2-3 2-3 3-3 2-3 2-2 3-3 3-3 2-3 3-2 3-3 3-1 3-2 3-2 4-2 3-2 4-1 3-1 4-2h3l4-2 4-1h4 3l4-1h3 4 4l4 1h4 3l4 1 4 1 3 1 4 1 3 1 4 1 3 2 3 2 4 1 3 2 3 3 4 1 2 3 3 3 3 2 2 2 3 3 3 3 2 3 2 3 3 3 2 3 1 4 3 3 1 4 2 4 1 3 1 4 1 3 1 3 1 4v4l1 4v4 3 4 4 4l-1 3v4l-1 3-1 4-1 4-1 4-1 3-2 4-1 3-2 3-2 4-2 3-3 3-2 3-2 3-3 2-2 4zM162 166l2-3 3-3 2-3 3-3 2-3 3-3 2-3 2-3 2-4 1-3 2-4v-3l2-4 1-4 1-3v-4l1-4 1-3v-4-4-4-3-4l-1-4-1-4v-4l-1-3-1-3-2-4-1-4-1-3-2-5-2-3-1-3-3-3-3-3-1-3-3-3-3-3-2-3-3-3-2-2-3-2-3-3-4-2-3-2-3-2-3-2-4-2-3-1-4-2-3-1-4-1-3-1-4-1h-3l-4-1h-4l-4-1h-4-4l-3 1h-4l-4 1h-3-4l-4 2-4 1-3 1-4 1-3 1-4 2-3 2-3 2-3 2-4 2-2 3-3 2-3 2-2 3-4 3-2 3-2 2-3 3-2 3-2 3-2 4-1 3-3 3-1 5-1 3-1 4-1 4-2 4v3 4l-1 4-1 3v4 4 4 3l1 4 1 4v4l1 3 1 4 1 3 1 4 2 3 1 4 2 3 1 4 3 3 1 3 2 3 3 3 2 3 3 3 3 3 3 2 2 2 3 3 3 2 3 2 3 3 4 1 3 2 3 2 4 1 3 1 4 2 4 1 4 1h3l4 1 4 1h3 4 4 4 4l3-1h4l4-1h3l4-2 3-1 4-1 3-2 4-1 3-2 4-2 3-2 3-2 3-2 3-3 3-2z">
          <text:p/>
        </draw:path>
        <draw:path draw:style-name="gr71" draw:text-style-name="P69" draw:layer="layout" svg:width="0.192cm" svg:height="0.192cm" svg:x="9.094cm" svg:y="19.199cm" svg:viewBox="0 0 193 193" svg:d="M163 166l-3 3-2 2-3 2-3 3-3 2-3 2-4 2-3 1-4 2-3 1-4 2-3 1-4 1-4 1-4 1h-4l-3 1h-4-3-4-4-4l-4-1-4-1-3-1h-4l-4-1-4-2-3-1-4-1-3-2-3-2-4-2-3-2-3-2-3-2-3-3-3-2-3-2-2-3-3-3-2-3-3-3-2-3-2-3-2-3-1-4-2-3-2-4-1-3-2-4v-3l-1-4-1-4-1-4v-3l-1-4v-3-5-4-4l1-3v-4-4l1-3 2-4v-4l2-4 1-3 1-4 3-3 1-3 2-4 2-3 2-3 3-3 2-2 2-3 3-3 3-3 3-2 3-2 2-3 4-2 3-2 3-2 3-2 4-2 3-1 4-1 3-2h4l4-2 4-1h3 4 4l4-1h4 4l4 1h3 4l3 1 4 1 4 1 4 1 3 1 4 1 3 2 4 2 3 2 3 1 3 3 3 2 3 2 3 3 3 2 3 3 2 2 2 3 3 4 2 3 2 3 2 3 2 3 2 3 2 4 1 3 1 4 2 4 1 3v3l1 4 1 4 1 4v4 3 4 4 4l-1 4-1 4-1 4v3l-1 4-2 4-1 3-1 4-2 3-1 4-3 3-1 3-2 3-3 3-2 3-2 3-3 2zM164 167l2-3 3-2 3-3 2-3 2-3 2-4 2-3 2-3 2-4 2-3 1-3 1-4 2-4v-3l1-4 1-4 1-4v-4-4-4-4-4-3-4l-1-4-1-4-1-3v-4l-2-3-2-4-1-3-2-4-1-3-2-4-2-3-2-3-3-3-2-3-2-3-3-3-3-3-3-2-2-2-3-3-3-2-3-2-4-2-3-2-3-2-4-1-4-2-3-1-4-1-4-1-3-1h-4l-4-1h-3l-4-1h-4-4l-4 1h-4l-4 1h-3l-4 1-4 1-4 1-4 1-3 2h-4l-3 3-4 1-3 2-3 2-3 2-3 3-3 2-3 2-2 4-4 2-2 3-2 3-3 3-2 3-1 3-3 3-1 4-2 3-1 3-2 4-1 4-1 3-2 4v4 4l-1 4-1 3v4 4 5 4l1 3 1 3v4l1 4 1 4 1 4 1 3 2 4 1 3 2 4 1 3 3 3 2 3 1 4 3 2 3 3 2 3 3 3 3 3 3 2 3 2 3 3 3 2 3 2 3 2 3 1 4 2 3 1 4 2 4 2h4l3 1 4 1 4 1h4 4 4 4 3 4 4 3l4-1 4-2h4l4-1 3-2 4-1 3-2 4-1 3-3 3-1 3-3 3-2 3-2 3-3z">
          <text:p/>
        </draw:path>
        <draw:path draw:style-name="gr72" draw:text-style-name="P70" draw:layer="layout" svg:width="0.194cm" svg:height="0.194cm" svg:x="9.093cm" svg:y="19.198cm" svg:viewBox="0 0 195 195" svg:d="M164 168l-3 2-3 3-3 2-3 2-3 2-3 2-3 2-4 2-3 1-4 2-3 2h-4l-4 1-4 2h-4-3l-4 1h-4-3-4-4-4l-4-1h-4l-4-1-3-1-3-1-4-1-4-2-3-1-4-2-3-1-3-2-3-2-3-3-3-2-4-2-3-3-3-3-2-2-2-3-3-3-3-2-1-4-3-3-2-3-1-4-2-4-2-3-1-4-2-3v-4l-1-4-1-4-1-4v-3l-1-3v-4-4-4-4l1-4v-4-3l1-4 2-4v-3l2-4 1-4 2-3 2-3 1-4 2-3 2-3 2-3 3-3 2-3 2-3 3-3 3-3 3-2 3-2 3-3 3-2 3-2 3-2 4-1 3-3 4-1 3-1 4-2h4l3-1 4-2h3 4 4l4-1h4 4l4 1h3 4l4 1 3 1 4 1 4 1 3 1 4 1 4 2 3 2 3 2 4 1 3 3 3 2 3 2 2 3 3 2 4 3 2 2 3 3 2 4 2 3 3 3 2 3 2 4 1 3 2 4 1 3 2 3 1 4 1 3 1 4 1 4v4l1 4v3 4 4 3 4l-1 4v4l-1 4-1 4-1 3-1 4-1 4-2 3-1 3-2 4-2 4-2 3-2 3-2 3-2 3-3 4-3 2zM164 168l4-2 2-3 3-4 3-3 2-3 1-3 3-3 1-3 3-5 1-3 2-3 1-4 1-3 1-4 1-4v-4l1-4 1-4v-4-3-4-4-4l-1-3-1-4v-4l-1-4-1-3-1-4-2-3-2-4-1-3-2-4-1-3-3-3-2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3 2 4 2 3 3 3 2 3 2 3 3 2 3 3 3 3 3 2 3 2 3 2 3 2 4 2 3 2 4 1 3 2 4 2 4 1 3 1 3 1h4l4 1 4 1h4 4 4 3 4l4-1h4l3-1 4-1 4-1 4-1 4-1 3-2 3-1 4-2 3-2 3-2 4-2 3-2 3-3 3-2z">
          <text:p/>
        </draw:path>
        <draw:path draw:style-name="gr73" draw:text-style-name="P71" draw:layer="layout" svg:width="0.195cm" svg:height="0.195cm" svg:x="9.092cm" svg:y="19.197cm" svg:viewBox="0 0 196 196" svg:d="M166 168l-3 3-3 2-3 3-3 2-3 2-3 2-4 2-3 2-4 2-3 2-4 1-4 1-4 1-3 1-3 1h-4l-4 1h-4-4-4-4-3l-4-1-4-1-4-1h-4l-3-1-4-2-4-1-3-2-4-2-3-2-4-2-3-2-3-2-3-2-4-2-3-3-2-3-3-2-2-3-3-3-2-3-2-3-3-4-1-3-2-3-2-4-2-3-1-3-2-4v-4l-1-4-1-4-1-3v-4l-1-4v-4-3-4-4l1-4v-4-4l2-4 1-3v-4l2-3 1-4 2-3 2-4 1-3 2-4 2-3 2-3 3-3 2-3 3-3 2-3 3-2 3-3 3-2 3-3 3-2 4-2 3-2 3-1 4-2 4-2 3-1 4-2h4l3-1 4-1 4-1h4 4l4-1h3 4l4 1h4 4l4 1 3 1 4 1 3 1 4 1 3 1 4 2 3 2 4 2 3 1 3 3 3 2 3 2 4 3 3 3 2 2 3 3 2 3 3 3 2 3 2 3 3 4 1 3 2 3 1 4 2 3 1 3 2 4 1 4v4l1 4 1 4 1 3v4 4 3 4 4l-1 4-1 4-1 4v3l-1 4-2 3v4l-2 4-2 3-2 4-1 3-3 3-1 3-3 3-3 3-2 4-2 3zM166 169l3-3 3-3 2-3 2-3 3-3 2-3 2-3 2-4 1-3 3-4 1-3 1-4 2-4v-4l1-3 1-4 1-4v-4-4-4-3-4-4-4l-1-4-1-3-1-4v-4l-2-4-1-3-2-3-2-4-1-3-2-4-2-3-2-3-3-3-2-4-3-3-2-2-3-3-3-2-3-3-3-3-3-2-3-2-4-2-3-1-4-3-3-1-4-2-4-1-3-1-4-1-3-1h-4l-4-1h-4l-4-1h-4-3l-4 1h-4l-4 1h-4l-4 1-4 1-3 1-4 1-3 2-5 1-3 2-4 1-3 3-3 1-3 2-3 3-3 2-3 3-3 3-3 3-2 3-3 3-3 3-1 3-2 3-3 3-1 4-2 3-1 4-2 3-1 4-1 4-1 3-1 4v4l-1 4-1 4v4 4 3l1 4v4l1 4v4l1 4 1 3 1 4 1 4 2 3 1 3 2 4 2 3 2 3 2 4 2 3 3 3 2 4 3 2 2 3 3 2 3 3 3 3 3 2 4 2 3 2 3 2 4 2 3 2 4 2 3 1 4 2h4l4 1 4 1 4 1h4 3 4 4 4 4 4l4-1h3l4-2h3l4-1 4-2 4-1 3-2 4-2 3-2 3-2 3-2 4-3 3-2 2-3z">
          <text:p/>
        </draw:path>
        <draw:path draw:style-name="gr74" draw:text-style-name="P72" draw:layer="layout" svg:width="0.197cm" svg:height="0.197cm" svg:x="9.091cm" svg:y="19.196cm" svg:viewBox="0 0 198 198" svg:d="M167 170l-3 3-2 3-3 2-4 2-3 3-4 1-3 2-4 2-3 2-4 1-4 2h-4l-3 1-4 2h-3-4l-4 1h-4-4-4-4-3l-4-1h-4l-4-1-4-1-4-1-4-1-3-2-3-1-4-2-3-1-3-3-4-1-3-3-3-2-4-2-2-3-3-3-2-3-3-2-3-3-2-3-2-3-3-4-1-3-2-3-2-4-2-3-1-4-1-4-1-4-1-3-1-4-1-3v-4-4l-1-4v-4-4-4l1-3v-4-4l2-4 1-4v-4l2-4 1-3 2-3 2-4 1-3 2-3 3-4 1-3 3-3 3-3 2-3 2-4 3-2 3-3 4-2 3-3 3-2 3-2 3-2 4-1 3-2 4-2 3-1 4-2h3l4-1 4-1 4-1h4 4l4-1h3 4l4 1h4 4l4 1 3 1 4 1 3 1 4 1 4 1 3 2 4 2 3 2 5 2 3 2 3 2 3 2 3 3 2 3 3 3 3 3 3 3 2 3 2 3 3 3 1 3 3 4 1 3 2 4 1 3 2 4 1 4 1 4 1 4 1 3v4l1 3v4 4 4 4 4l-1 3v4l-1 4-1 4-1 4-1 4-2 4v3l-3 4-1 3-2 3-2 4-3 3-2 3-2 3-2 3-3 3zM168 171l2-3 3-3 3-2 2-4 2-3 3-3 2-4 1-3 2-3 2-4 1-3 2-4 1-4 1-4 1-3v-4l1-4 1-4v-4-4-4-4-4l-1-3-1-4v-4l-1-4-2-3v-4l-2-4-1-4-2-3-2-4-2-3-1-3-3-4-2-3-2-3-3-2-3-4-3-3-3-2-2-3-3-2-4-2-3-3-4-2-4-1-3-2-4-2-3-1-4-2-4-1-4-1-3-1h-4l-4-1h-4l-4-1h-4-3l-4 1h-4l-4 1h-4l-4 1-4 1-3 1-4 1-3 2-4 1-4 2-3 1-3 3-4 2-3 1-3 4-3 2-3 2-3 3-3 3-2 3-2 4-3 3-2 3-2 3-3 4-1 3-2 4-1 3-2 3-1 4-1 4-1 4-1 4v4l-1 4-1 3v4 4 4l1 4v4l1 4v3l1 4 1 4 1 3 1 4 2 4 1 4 2 3 2 4 2 3 2 3 2 3 3 3 2 3 3 3 2 3 3 3 3 2 4 3 3 2 3 2 3 2 4 2 3 2 4 2 3 1 3 2h4l4 2 4 1h4l4 1 4 1h3 4 4 4 4l4-1 4-1h3l4-1 4-1 4-1 3-1 4-2 4-1 3-3 4-1 4-2 3-2 3-2 3-3 3-3z">
          <text:p/>
        </draw:path>
        <draw:path draw:style-name="gr75" draw:text-style-name="P73" draw:layer="layout" svg:width="0.199cm" svg:height="0.199cm" svg:x="9.091cm" svg:y="19.196cm" svg:viewBox="0 0 200 200" svg:d="M169 172l-3 2-3 2-4 3-3 3-3 1-3 3-4 1-3 3-4 1-3 2h-3l-4 2-4 1-4 1h-4l-4 1-4 1h-3-4-4-4-4l-4-1-4-1-3-1h-4l-4-2-4-1-4-1-3-2-4-1-3-2-4-2-3-2-3-2-4-2-3-3-3-3-3-2-2-3-3-3-3-3-2-3-2-3-3-3-1-4-2-3-2-3-2-4-1-4-1-4-1-3-1-4-1-4-1-4v-4-3l-1-4v-4-4-4l1-4v-3l1-4 1-4 1-5v-4l2-4 1-3 2-3 2-4 1-3 2-4 3-3 2-3 2-3 3-4 2-3 3-2 2-3 3-2 4-3 3-3 3-1 4-3 3-2 3-1 4-2 4-2 3-1 4-2h4l4-1 4-1 4-1h3 4l4-1h4 4l4 1h3 4l4 1 4 1 4 1 4 1 4 2h3l4 3 3 1 3 2 4 2 3 2 3 3 4 2 2 2 3 3 3 3 2 3 3 2 3 3 2 3 2 4 2 3 2 3 2 4 1 3 2 4 1 4 1 4 2 4v4l1 3 1 4 1 4v4 4 4 4 4l-1 4-1 4-1 4v3l-1 4-2 4-1 3-2 4-1 3-2 4-1 3-3 3-2 4-2 3-3 3-2 3-3 3zM169 172l3-3 2-3 3-3 2-3 3-3 2-3 2-3 2-4 2-3 1-4 2-4 1-3 2-4v-3l1-4 1-4 1-4 1-4v-4-4-4-4-4l-1-4-1-4-1-3-1-4-1-5-1-4-1-3-2-4-1-4-2-3-2-3-3-4-2-3-2-3-3-3-2-3-3-3-2-2-3-3-3-3-4-2-3-2-3-3-4-2-3-1-3-2-4-2-3-1-4-2-4-1-4-1-4-1h-4l-4-1h-3l-4-1h-4-4l-4 1h-4l-3 1h-4l-4 1-4 1-4 1-4 1-4 2-3 1-4 2-3 1-3 3-4 2-3 2-3 3-4 2-3 2-3 3-2 3-3 3-2 3-3 3-2 4-2 3-2 3-2 4-2 3-1 4-2 3-1 4-1 3-1 5-1 4v4l-1 4-1 3v5 4 4l1 4v3l1 4v4l1 4 1 4 1 4 1 4 2 3 1 4 3 3 1 3 2 4 2 3 2 3 3 4 3 3 2 3 3 2 2 3 3 2 4 3 3 2 3 2 4 3 3 1 4 3 3 1 4 2 4 1 4 1 4 1 3 1 4 1 4 1 4 1h4 4 4 4 3l4-1 4-1 4-1 4-1h4l4-2 3-1 3-1 4-2 4-2 3-2 3-2 4-2 3-3 3-2 3-2z">
          <text:p/>
        </draw:path>
        <draw:path draw:style-name="gr76" draw:text-style-name="P74" draw:layer="layout" svg:width="0.2cm" svg:height="0.2cm" svg:x="9.09cm" svg:y="19.195cm" svg:viewBox="0 0 201 201" svg:d="M169 173l-2 3-3 2-3 2-3 3-4 2-3 2-3 2-4 2-4 2-3 1-4 1-4 1-4 1-4 1-4 1-4 1h-4-3-4-4-4-4-4l-4-1-4-1-3-1-4-1-4-1-4-2-4-1-3-2-4-2-3-2-4-2-3-2-3-3-3-2-3-2-2-3-3-3-3-3-3-3-2-3-2-3-2-4-2-3-2-3-2-4-2-4-1-3-1-3-1-4-1-4-1-4-1-4v-5-3l-1-4v-4-4-5l1-3v-4l1-4 1-4 1-4v-3l2-4 1-4 2-3 2-4 2-3 1-3 3-4 2-3 2-3 3-4 3-2 2-3 3-3 3-2 3-3 3-2 3-2 4-3 3-2 3-1 4-2 3-2 4-1 4-2h4l4-1 4-1 4-1h3 4l4-1h4 4l4 1h3 4l4 1 4 1 4 1 5 1 3 2 4 1 3 2 4 1 3 2 4 2 3 2 3 3 3 2 3 2 3 4 3 2 3 3 2 3 2 3 3 3 2 3 2 3 3 4 1 3 2 4 1 4 2 3 1 4 1 4 1 4 1 3 1 4v4 4 4 4 4 4 4l-1 5-1 3-1 4-1 4-1 3-2 4-1 4-2 4-1 3-3 4-1 3-2 3-3 3-2 3-3 3-2 3zM170 173l3-2 3-3 3-3 2-3 2-3 3-4 1-3 3-3 1-4 2-4 1-3 2-4 1-4 1-4 1-4 1-3v-5l1-4v-4-4-4-4l-1-4v-4-4l-1-3-1-4-2-4v-4l-2-4-1-3-2-4-2-4-2-3-2-4-2-3-3-3-2-3-2-3-3-3-4-2-2-3-3-3-3-2-3-2-4-3-3-2-4-1-3-2-4-2-4-1-3-2-4-1-4-1-4-1h-5l-4-1h-3l-4-1h-4-4l-4 1h-4l-3 1h-5l-4 1-4 1-3 1-4 1-4 2-3 1-4 2-3 2-3 2-4 2-3 2-3 3-4 2-3 3-3 2-2 3-3 3-2 4-3 3-2 3-2 3-2 4-2 3-2 4-1 3-2 3-1 4-1 4-1 4-1 4v4l-1 4v3l-1 5v4 4l1 4v3l1 5v4l1 4 1 4 1 4 1 3 2 4 1 3 3 4 1 4 2 3 3 3 2 3 2 4 3 2 2 3 3 4 3 2 3 3 3 2 3 3 3 2 4 2 3 2 3 2 4 2 4 1 3 2h4l4 2 4 1 4 1h4l3 1h5 4 4 4 3l4-1h4l4-1 4-1 4-1 4-1 4-1 4-2 3-2 4-1 3-2 4-2 3-3 3-2 3-2 3-3z">
          <text:p/>
        </draw:path>
        <draw:path draw:style-name="gr77" draw:text-style-name="P75" draw:layer="layout" svg:width="0.202cm" svg:height="0.202cm" svg:x="9.089cm" svg:y="19.194cm" svg:viewBox="0 0 203 203" svg:d="M170 174l-3 3-3 2-3 3-3 2-3 2-4 3-3 1-4 2-3 2-4 2h-4l-4 2-3 1-4 1h-4l-4 1-4 1h-4-4-3-4-5l-4-1-4-1h-3l-4-1-4-2-4-1-3-1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2 4 4 2 3 3 3 3 2 3 2 3 3 3 2 4 2 3 2 4 1 4 2 3 1 4 1 4 2 3 1 4v4l1 4v4l1 4v4 3 5 4l-1 4-1 4v3l-1 4-1 4-2 4-1 5-2 3-1 4-2 3-2 4-2 3-2 3-2 4-3 3-3 3-2 3zM171 175l3-3 3-3 2-3 4-3 2-4 1-3 3-3 2-4 2-3 1-3 2-4 1-5 2-4 1-4v-4l1-3 1-4 1-4v-4-5-3-4l-1-4v-4l-1-4-1-4v-4l-2-3-1-4-1-4-2-4-1-4-3-3-1-4-3-3-2-3-2-4-3-3-3-2-2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2 3 3 3 3 3 2 3 2 4 3 3 1 4 3 4 1 3 2 4 1 4 1 4 2h4l3 1 4 1 4 1h4 5 3 4 4l4-1 4-1 4-1h4l4-1 3-2 4-1 4-1 4-2 3-2 4-1 3-3 4-2 3-2 3-3 3-3z">
          <text:p/>
        </draw:path>
        <draw:path draw:style-name="gr78" draw:text-style-name="P76" draw:layer="layout" svg:width="0.203cm" svg:height="0.203cm" svg:x="9.088cm" svg:y="19.193cm" svg:viewBox="0 0 204 204" svg:d="M173 175l-4 2-3 4-3 2-3 3-4 2-3 2-4 2-3 1-3 3h-4l-4 2-3 2h-4l-4 1-5 1-3 1h-4-4-4-4-4-4-4l-4-1-4-1-4-1-4-1-3-1-4-2-3-1-5-2-4-2-3-1-4-3-3-2-3-2-3-3-3-4-3-2-2-3-4-3-2-3-2-3-3-3-2-4-2-3-2-4-1-3-3-4-1-4-1-4-1-4-1-3-1-4-1-4v-4-4l-1-4v-4-3l1-5v-4-4l1-4 1-3 1-4 1-4 1-4 1-4 2-4 2-3 2-4 1-3 3-4 2-3 2-3 3-3 3-3 3-3 2-2 3-3 3-3 3-2 4-2 3-3 4-1 3-2 5-2 4-2 3-1 4-1 3-1 4-1 4-1 4-1h5 4l3-1h4 4l4 1h5 3l4 1 4 1 4 1 4 1 4 2 3 1 4 2 3 1 4 3 3 1 3 2 4 3 3 2 3 3 3 3 3 3 2 3 3 2 3 3 2 4 2 3 3 3 1 4 2 3 2 4 1 4 2 4 1 3 1 4 1 4 1 4 1 4v4 4 3 4 5 4 4l-1 3-1 4-1 4v4l-2 4-2 4-1 4-2 3-1 3-2 4-3 3-1 3-3 4-3 3-2 3-3 3zM173 176l3-3 3-4 2-3 2-3 3-3 2-3 2-4 3-3 1-4 2-3 1-4 2-4 1-4 1-4 1-4 1-4v-3l1-4v-4-5-4-3l-1-4v-4-4l-1-5-1-4-1-3-1-4-2-3-1-4-2-4-2-4-2-3-2-4-2-3-3-3-2-3-3-3-2-3-3-3-4-3-3-2-3-3-3-2-4-3-3-1-4-2-3-2-3-2-4-1-4-2h-4l-4-2-4-1h-4l-3-1h-5l-4-1h-4-4l-3 1h-5l-4 1h-4l-4 1-4 1-3 1-4 1-4 2-4 1-4 2-4 2-3 2-4 2-3 2-3 3-3 3-3 2-3 3-3 3-2 2-3 4-3 3-2 3-2 4-2 3-1 3-3 4-1 4-2 4-1 4-1 4-1 4-1 3v4l-1 4v4l-1 4v4 4l1 4v4l1 4v4l1 4 1 4 1 4 2 4 1 3 2 4 2 4 1 4 2 3 3 3 2 4 2 3 3 3 3 3 3 2 2 3 3 3 3 3 4 3 3 2 3 2 4 2 3 1 5 3 4 1 4 2 3 1 4 1 4 1 4 1h4l4 1h4 4 4 4 4l4-1h4l4-1 4-1 4-1 4-1 3-2 4-1 3-2 4-1 3-3 4-1 3-3 4-2 3-2 3-4z">
          <text:p/>
        </draw:path>
        <draw:path draw:style-name="gr79" draw:text-style-name="P77" draw:layer="layout" svg:width="0.205cm" svg:height="0.205cm" svg:x="9.088cm" svg:y="19.193cm" svg:viewBox="0 0 206 206" svg:d="M173 177l-2 2-3 4-3 2-4 2-3 3-4 1-3 2-4 2-4 1-4 2-3 2-4 1-4 1-4 1h-4l-4 1-4 1h-4-4-4-4-4l-4-1-4-1h-4l-4-1-4-2h-3l-4-2-4-2-4-2-3-1-4-3-3-1-3-3-4-2-3-3-3-2-2-3-3-3-4-3-2-3-2-3-3-4-2-3-2-3-2-4-1-4-3-3v-4l-2-3-1-4-1-4-1-4-1-5v-3-4l-1-4v-4-5l1-3v-4-4l1-4 1-4 1-4 1-4 1-3 1-4 2-4 2-4 2-3 2-4 2-3 2-3 3-4 2-3 3-2 3-3 3-3 3-3 3-3 3-2 3-3 4-1 3-3 4-2 3-2 4-2 4-1 4-1 3-1 4-1 4-1 4-1h4 5l3-1h4 4l4 1h5 3l4 1 4 1 4 1 4 1 4 2 4 1 4 2 3 1 4 3 3 2 4 2 3 3 3 3 3 2 3 2 3 3 3 3 3 4 2 3 2 3 3 3 2 4 2 3 2 4 1 3 2 4 2 3v4l2 4 1 4v5l1 3v4l1 4v4 4 4 4l-1 4-1 4v4l-1 4-2 4v3l-2 4-2 4-1 4-2 4-2 3-2 4-3 3-2 3-2 3-3 3-3 3zM174 177l3-2 2-3 4-3 2-3 2-4 3-3 2-3 1-4 3-4 1-3 2-4 1-4 1-4 2-4v-3l1-5 1-4 1-4v-4-3-5-4l-1-4v-4l-1-4-1-4v-4l-2-4-1-4-1-4-2-3-2-3-2-4-2-4-1-3-3-3-2-4-3-3-3-3-3-3-2-3-3-3-3-2-4-2-3-3-3-2-4-3-3-2-4-2-4-2-4-1-4-2h-4l-4-2-4-1h-4l-3-1h-4l-5-1h-4-4l-3 1h-5l-4 1h-4l-4 1-4 1-3 1-4 1-4 2-4 1-4 3-3 1-4 2-3 3-4 2-3 3-3 2-3 3-3 3-2 3-3 3-3 3-2 3-2 3-3 4-2 3-1 4-3 4-1 3-2 4-1 4-1 3-1 4-1 5v4l-1 4v4l-1 3v5 4l1 4v4l1 4v4l1 4 1 4 1 4 2 3 1 4 2 4 2 3 2 4 1 4 3 3 2 3 2 3 3 3 3 3 3 3 3 3 3 3 3 2 3 3 3 3 4 1 3 2 4 2 4 2 4 2 3 1 4 1 3 2h5l4 1 4 1 4 1h4 4 4 4 4l4-1 4-1 4-1h4l4-1 4-2 3-1 4-2 5-1 3-2 4-2 3-2 4-2 3-2 3-3 3-3z">
          <text:p/>
        </draw:path>
        <draw:path draw:style-name="gr80" draw:text-style-name="P78" draw:layer="layout" svg:width="0.206cm" svg:height="0.206cm" svg:x="9.087cm" svg:y="19.192cm" svg:viewBox="0 0 207 207" svg:d="M175 178l-3 3-3 2-3 3-3 3-4 2-3 2-4 2-3 1-4 2-4 2-4 1-4 2h-4l-3 1-4 1-4 1h-5-4-3-4-5-4-4l-3-1-4-1-5-1-4-1-4-1-3-1-4-2-3-2-4-2-3-2-4-2-3-2-3-3-3-2-4-3-3-3-3-3-2-3-4-3-2-3-3-3-2-3-1-4-3-4-1-3-2-4-1-4-2-4-1-3-1-4-1-4-1-4v-5-4l-1-3v-4-5l1-4v-4-3l1-4 1-5 1-4 1-4 1-3 1-4 2-3 2-4 2-5 2-3 2-4 3-3 2-3 3-3 3-3 3-3 3-3 3-3 3-2 3-3 4-2 3-2 4-2 3-2 4-2 3-2 4-1 4-1 4-1 4-1 4-1 4-1h3 5l4-1h4 4l4 1h4 4l4 1 4 1 4 1 3 1 4 2 4 1 4 2 4 1 3 3 4 2 3 2 3 3 4 2 3 2 3 3 2 3 3 3 3 3 3 3 2 4 2 3 2 3 2 4 2 4 2 3 2 4 1 4 1 4 1 4 1 4 1 4 1 4v4 4 4 4 4 4 4l-1 4-1 4-1 4-1 4-1 4-1 4-2 4-2 3-2 4-1 3-3 3-2 4-2 3-3 3-3 4-2 3zM176 179l3-3 2-3 3-4 2-3 3-3 2-3 2-4 2-3 2-4 2-3 1-4 2-4 1-4 1-4 1-4 1-4v-4-4l1-4v-4-4-4l-1-4v-5-3l-1-4-1-4-1-4-2-4-1-4-1-4-3-3-1-5-2-3-3-4-1-3-3-3-3-3-2-3-3-3-3-3-3-4-3-2-3-2-3-3-4-2-3-2-4-2-4-2-3-2-4-1-4-2h-4l-4-2-4-1h-4l-4-1h-4l-4-1h-4-4l-5 1h-4l-3 1h-4l-4 1-5 1-4 1-3 1-4 2-3 1-4 3-4 1-3 2-4 3-3 2-4 2-3 3-3 3-2 2-3 3-4 3-3 3-2 3-2 4-3 3-2 4-1 4-3 4-1 4-2 4-1 3-1 4-1 4-1 4v5l-1 3v4l-1 4v5 4l1 3v5l1 4v4l1 4 1 4 1 3 2 4 1 4 2 4 2 4 2 3 1 4 3 3 2 4 3 3 3 3 3 3 3 3 3 2 3 3 3 3 3 2 4 2 3 3 4 2 4 1 3 3 3 1 4 1 4 2 4 1 4 1 5 1h3 4l4 1h5 4 3 4l5-1h4l4-1 3-1 4-1 4-1 4-2 4-1 4-2 4-1 3-3 3-2 4-2 3-3 3-2 4-2z">
          <text:p/>
        </draw:path>
        <draw:path draw:style-name="gr81" draw:text-style-name="P79" draw:layer="layout" svg:width="0.208cm" svg:height="0.208cm" svg:x="9.086cm" svg:y="19.191cm" svg:viewBox="0 0 209 209" svg:d="M176 179l-3 4-3 2-3 2-4 3-3 2-4 2-3 2-4 2-3 2-4 1-4 2-4 1-4 1-4 1h-4l-3 1-5 1h-5-3-4-5l-4-1h-4l-3-1h-5l-4-1-4-2-4-1-4-1-3-1-3-3-4-1-4-3-3-2-4-2-3-3-3-2-3-3-3-2-3-3-3-3-2-4-3-3-3-3-2-4-1-3-3-3-1-4-2-4-1-4-2-4-1-4-1-4-1-3-1-4v-4-5l-1-4v-3-5l1-4v-5-3l1-5 1-4 1-4 1-4 1-3 1-4 2-4 2-4 2-3 2-4 2-3 3-4 2-3 2-3 4-3 3-3 2-2 3-4 3-2 4-2 3-3 4-2 3-2 4-2 4-2 3-2 4-1 3-1 4-1 5-1 4-1 4-1h3 4l5-1h4 4l5 1h4 4l4 1 3 1 5 1 4 1 4 2 4 1 3 2 4 2 3 2 3 2 4 2 3 3 3 2 4 2 3 3 3 3 3 3 2 4 2 3 4 3 1 3 2 4 3 3 1 4 3 3 1 4 1 4 1 4 2 4 1 4v4l1 3v5l1 5v3 5 4l-1 4v4l-1 4v4l-1 4-2 4v4l-2 4-1 3-2 4-2 3-2 4-2 4-2 3-3 3-2 3-3 3-3 3zM176 180l3-3 4-3 2-3 3-3 2-3 3-4 2-3 1-4 3-4 1-4 2-3 1-4 1-4 2-4v-4l1-4 1-4v-4l1-4v-4-5-3l-1-5v-5l-1-3-1-4v-4l-2-5-1-4-1-4-2-3-2-3-2-4-2-4-2-3-2-4-3-3-2-3-3-3-3-3-3-3-3-3-3-3-3-2-4-3-3-2-4-2-3-2-4-2-3-2-4-1-4-2h-4l-4-2-4-1h-4l-4-1h-4l-5-1h-4-4l-5 1h-4l-3 1h-4l-5 1-4 1-4 1-3 1-4 2-4 2-4 2-3 1-4 2-3 3-4 2-3 2-3 3-3 3-3 3-3 3-3 3-3 3-2 3-2 3-3 4-2 3-1 4-2 4-2 4-1 4-2 3-1 4-1 4-1 4v4l-1 4v5l-1 4v5 3l1 4v5l1 4v4l1 3 1 5 1 4 2 4 1 4 2 3 2 4 2 3 2 4 2 3 3 3 2 4 2 3 4 3 2 3 3 3 3 3 4 2 3 3 3 2 4 2 3 2 4 2 4 2 3 1 4 2 4 1 4 2h4l4 1 4 1h4l4 1h5 4 3 6l4-1 3-1 4-1h5l4-1 4-2 4-1 3-2 4-1 3-2 4-2 4-2 3-3 3-2 3-2 4-3z">
          <text:p/>
        </draw:path>
        <draw:path draw:style-name="gr82" draw:text-style-name="P80" draw:layer="layout" svg:width="0.209cm" svg:height="0.209cm" svg:x="9.085cm" svg:y="19.19cm" svg:viewBox="0 0 210 210" svg:d="M176 181l-2 2-4 3-3 3-3 2-3 2-4 3-4 2-3 2-4 1-3 2-4 1-4 2h-4l-5 1-4 1-3 1-4 1h-5-4-4-4l-4-1h-4l-4-1-4-1-4-1-4-1-4-2-4-1-4-2-3-1-4-2-3-2-4-2-3-3-3-2-4-2-3-3-3-4-3-2-3-3-2-3-2-4-4-3-1-3-2-4-3-4-1-4-2-3-1-3-2-4-1-5-1-5-1-3-1-4v-4-5l-1-4v-3-5l1-4v-4-4l1-4 1-4 1-4 1-4 2-4v-4l3-3 1-4 2-4 2-3 2-4 3-3 2-3 3-3 3-3 3-3 3-3 3-4 3-2 3-2 4-3 3-2 4-2 3-2 4-1 3-3 4-1 4-1 4-1 4-1 5-1 3-1h4 4l5-1h4 3l5 1h4 4l4 1 4 1 4 1 4 1 4 2 4 1 3 2 4 2 3 2 4 2 3 2 4 3 3 2 3 3 3 2 3 3 3 3 3 4 2 3 3 3 2 4 2 3 3 3 2 4 1 4 3 3v4l2 4 1 5 1 3 1 4 1 4v5l1 4v3 5 4l-1 4v4l-1 4-1 4-1 4-1 4-1 4-1 4-2 4-1 4-3 4-1 4-3 3-3 4-2 3-3 3-2 3-4 3zM177 181l3-2 3-3 3-3 2-4 3-3 2-3 3-4 2-4 2-3 2-4 1-4 2-4 1-4 1-5 1-4 1-4 1-4v-4-4-4-5-3-5-4l-1-4-1-4-2-4v-4l-2-4-1-4-2-4-1-3-2-4-2-3-3-4-3-3-2-4-2-3-3-3-4-3-2-3-3-3-4-3-3-2-3-3-4-2-3-2-4-2-4-2-3-2-4-1-4-2h-4l-4-2-4-1h-4l-4-1h-4-5l-3-1h-4l-5 1h-4l-4 1h-4l-4 1-4 1-4 1-4 2-4 1-3 2-4 2-4 1-3 2-4 3-3 2-4 2-3 3-3 3-3 3-3 3-3 3-3 3-2 3-2 4-3 3-1 4-2 4-2 3-2 4-1 4-2 3-1 5-1 4-1 4v4l-1 4v4l-1 4v5 3l1 4v5l1 4v4l1 4 2 4v5l2 4 1 3 2 4 2 4 2 3 2 4 2 4 3 3 2 3 2 3 4 3 3 3 3 3 3 3 3 3 3 2 4 2 3 3 4 2 4 2 3 1 3 2 4 1 5 2 4 1 4 1 4 1 3 1h5 4 4 4 4 5 4l3-1 5-1 4-1 4-1 4-1 4-2 3-1 4-2 4-2 3-2 4-2 4-2 3-2 3-3 3-3z">
          <text:p/>
        </draw:path>
        <draw:path draw:style-name="gr83" draw:text-style-name="P81" draw:layer="layout" svg:width="0.211cm" svg:height="0.211cm" svg:x="9.085cm" svg:y="19.19cm" svg:viewBox="0 0 212 212" svg:d="M179 182l-3 3-3 3-4 2-3 3-3 2-4 2-3 2-4 2-4 2-4 1-4 2-4 1-3 1-4 1-5 1h-4l-4 1h-4-4-4-5l-3-1h-5-4l-4-1-4-1-4-2-4-1-5-2-3-1-4-2-4-1-3-3-3-2-4-2-3-2-3-4-4-2-3-3-3-3-3-4-2-3-2-3-3-3-2-4-2-4-3-3-1-4-2-4-1-3-2-4-1-4-1-4-1-5-1-4v-3-5l-1-4v-4-4l1-4v-4-5l1-3 1-4 1-4 1-5 2-4 1-4 2-3 1-3 3-4 1-4 2-3 3-4 2-3 3-3 3-3 3-3 3-3 3-3 3-3 4-2 3-3 4-2 3-2 4-2 3-1 4-3h5l4-2 4-1 3-1 4-1 5-1h4 4l4-1h4l4 1h5 3 4l5 1 4 1 4 1 3 1 4 2 4 1 4 2 4 2 4 2 3 2 4 2 3 3 3 2 4 3 3 3 2 2 3 3 3 4 3 3 2 3 2 4 2 3 3 3 1 4 2 4 1 4 2 4 1 4 1 4 2 4 1 4v4 4l1 4v4 5 4l-1 4v4 4l-1 4-1 4-2 4v4l-2 4-1 4-3 4-1 3-3 4-1 4-2 3-3 3-3 4-2 3-3 3zM179 183l4-4 2-3 3-3 2-4 3-3 2-3 2-4 3-3 1-4 2-4 2-4 1-4 1-4 2-3 1-5v-4l1-4v-4l1-4v-4-5-4l-1-4v-4l-1-4v-5l-2-3-1-4-1-4-2-4-1-4-2-4-2-4-2-3-2-3-2-4-3-3-3-3-2-4-3-3-3-3-3-3-3-2-4-3-3-3-3-2-4-1-4-3-3-1-4-3-4-1-4-2h-4l-4-2-4-1h-4l-5-1h-3-5l-4-1h-4l-4 1h-4l-4 1h-5l-4 1-3 1-5 1-4 2-5 1-3 2-4 2-3 2-4 1-4 3-3 2-3 3-4 2-3 4-2 2-3 3-4 3-2 3-3 4-2 3-3 4-1 3-2 4-2 4-2 3-1 4-2 4-1 4-1 5-1 4v3l-1 5v4l-1 4v4 4l1 5v4l1 3v5l1 4 2 4v4l2 4 1 3 2 4 2 4 2 4 2 4 2 3 3 4 2 3 3 3 3 4 3 3 3 3 3 2 3 3 4 3 3 2 4 2 3 2 4 2 3 2 4 1 5 2 4 1 4 1 4 2h4l4 1h5l3 1h5 4 4 4l4-1 4-1h5l4-1 3-2 4-1 4-1 4-2 4-1 4-2 3-2 4-2 3-3 3-2 4-3 3-2z">
          <text:p/>
        </draw:path>
        <draw:path draw:style-name="gr83" draw:text-style-name="P81" draw:layer="layout" svg:width="0.212cm" svg:height="0.212cm" svg:x="9.084cm" svg:y="19.189cm" svg:viewBox="0 0 213 213" svg:d="M180 183l-3 3-3 3-4 3-3 2-3 2-4 3-4 1-4 3-4 1-4 2-4 1-4 1-3 2h-4l-5 1-4 1-4 1h-4-4-4-5l-3-1h-5l-4-1-4-1-4-1-4-1-4-2-4-1-4-2-4-1-4-2-3-2-3-2-4-3-3-2-3-3-4-2-3-3-3-4-2-3-3-3-2-3-3-4-2-3-2-4-2-3-2-4-2-4-1-4-2-4-1-4-1-3-1-4-1-5v-4-4l-1-4v-4-5l1-4v-3-5l1-4 1-4 1-4 1-4 2-4 1-4 2-4 1-4 3-4 1-3 2-3 3-4 3-3 2-3 3-4 3-3 3-2 3-3 4-2 3-3 3-3 4-2 3-2 4-2 3-1 4-2 4-2 4-1 5-2 3-1 4-1 5-1h4 4l4-1h4l4 1h5 3 5l4 1 4 1 4 2 4 1 4 1 4 2 4 2 4 2 3 2 4 2 3 2 4 2 3 3 3 3 3 3 4 3 3 3 2 3 3 3 2 3 3 4 2 3 2 4 2 4 1 4 2 4 1 3 2 4 1 4 1 4 1 5 1 3v4l1 5v4 4 4l-1 4v5l-1 4-1 3v5l-2 4-1 4-1 4-2 3-2 4-2 4-2 4-2 3-3 4-2 3-2 3-3 3-3 3zM181 184l2-3 3-3 4-3 2-3 2-4 2-3 3-4 2-4 2-4 2-4 1-3 1-4 2-4 1-4 1-4 1-4 1-4v-5-4-4-4-4-5-4l-1-4-1-4-1-4-1-4-2-4-1-4-2-4-1-4-3-3-1-4-3-4-2-3-3-4-2-3-3-3-3-3-3-3-3-3-3-2-4-3-3-3-4-2-3-2-4-2-4-1-4-3-4-1-4-1-4-2-4-2-4-1h-4l-5-1h-3-4l-5-1h-4l-4 1h-4l-5 1h-4l-4 1-4 1-4 2-4 2-4 1-4 2-3 1-4 3-4 1-3 2-4 3-3 3-3 2-3 3-3 3-3 3-4 4-2 3-2 3-3 4-2 3-2 3-2 4-2 4-2 4-1 4-2 4-1 4-1 3-1 5v4l-1 4v4l-1 4v5 4l1 4v4l1 4v5l1 4 2 3v5l2 4 1 4 2 4 2 3 2 3 2 4 2 4 3 3 2 3 3 4 3 3 3 3 3 3 3 3 4 2 3 3 4 2 3 3 3 1 4 3 4 1 4 2 4 1 4 2 4 1 3 1 5 1 4 1h5 3 4 5 4 4 4l5-1 4-1 4-1 4-1 4-1 4-2 4-1 4-2 4-2 3-2 4-2 4-2 3-3 3-2 4-3z">
          <text:p/>
        </draw:path>
        <draw:path draw:style-name="gr84" draw:text-style-name="P82" draw:layer="layout" svg:width="0.214cm" svg:height="0.214cm" svg:x="9.083cm" svg:y="19.188cm" svg:viewBox="0 0 215 215" svg:d="M182 185l-3 3-4 2-3 3-3 3-4 2-4 2-3 2-4 2-4 2-4 1-3 2-4 1-5 1-4 1-4 1h-4l-4 1h-5-4-4-4l-4-1h-5-3l-5-1-4-2h-4l-4-2-3-2-4-1-4-2-4-2-4-1-3-3-4-2-3-3-4-2-3-4-3-2-2-3-3-3-3-4-3-3-3-3-2-4-2-4-2-3-2-4-2-4-1-3-2-4-1-5-1-4-1-4-1-4v-4-4l-1-5v-3-5l1-4v-4-4l1-4 1-5 1-4 1-4 2-3 1-4 2-4 1-4 3-4 2-4 2-3 3-4 3-3 2-3 3-4 3-3 3-3 3-3 3-2 3-3 4-3 3-2 4-1 4-3 4-1 4-2 4-1 3-2 4-1 5-1 4-1 4-1h4 4l5-1h4l4 1h4 4 5l3 1 4 1 5 1 4 2 4 1 3 1 4 3 4 1 4 2 3 2 4 2 3 3 4 3 3 2 3 3 3 3 3 3 3 3 2 3 3 5 2 3 3 4 1 4 2 3 2 4 1 4 2 3 2 5v4l2 4 1 4v4 4l1 5v4 4 4l-1 4v4 4l-1 5-1 4-1 4-2 4-1 3-1 4-3 4-1 4-2 4-3 4-2 3-2 4-3 3-3 3-3 3zM182 186l3-3 3-4 2-3 3-3 3-4 2-3 2-3 3-4 1-4 2-4 2-4 1-4 1-4 2-4 1-4v-5l1-4v-3l1-5v-4-4-4l-1-5v-4l-1-4v-4l-2-4-1-5-1-4-2-3-1-4-2-4-2-4-2-4-2-3-2-4-3-4-3-3-3-4-3-3-2-3-3-2-4-3-3-2-3-3-4-2-4-2-4-3-4-1-4-3-3-1-4-1-4-1-4-1-5-2h-3l-4-1h-5-4l-4-1h-4l-5 1h-4l-4 1h-4l-5 1-4 1-4 1-3 2-4 1-4 2-4 2-4 2-4 2-3 2-4 3-3 2-3 2-4 4-3 3-3 3-2 3-3 3-3 4-3 4-2 3-2 3-2 4-2 4-2 4-1 4-2 4-1 4-1 4-1 4v5l-1 4v4l-1 4v5 3l1 5v4l1 5v3l1 4 2 5v4l2 4 1 3 2 4 2 4 2 4 2 4 2 3 3 4 4 3 2 3 3 3 3 3 3 3 3 3 3 3 4 2 3 2 4 3 3 2 4 2 4 2 4 1 4 2 4 1 4 1 4 2h5l3 1h5l4 1h4 4 4 5l4-1 4-1h4l5-1 4-2h4l3-2 4-2 4-2 4-1 4-3 4-2 3-2 4-3 3-2 3-3z">
          <text:p/>
        </draw:path>
        <draw:path draw:style-name="gr85" draw:text-style-name="P83" draw:layer="layout" svg:width="0.215cm" svg:height="0.215cm" svg:x="9.082cm" svg:y="19.187cm" svg:viewBox="0 0 216 216" svg:d="M183 186l-4 3-3 3-3 2-4 2-3 3-3 2-4 2-4 2-4 2-4 2-4 1-4 1-3 2h-5l-4 1-5 1-3 1h-5-4-4-5l-4-1h-5l-3-1-5-1-4-1-4-1-4-1-4-2-4-2-4-1-4-2-3-3-4-2-3-2-4-3-3-2-3-3-3-3-3-3-3-3-2-3-3-3-3-4-2-3-2-4-2-4-2-4-2-4-1-4-2-3-1-4-1-5-1-4-1-4v-4-4l-1-5v-4-4l1-4v-5-4l1-4 1-4 1-5 1-4 2-4 1-4 2-4 1-4 3-4 2-3 2-3 3-4 2-3 3-3 2-4 3-3 3-3 4-3 3-2 3-2 4-3 3-2 4-2 4-3 4-1 4-2 4-1 3-2 4-1 4-1 5-1 4-1h4 4l6-1h3l5 1h4 4 4l4 1 5 2h4l4 2 3 1 4 1 4 3 4 1 4 2 4 3 3 2 4 2 3 3 3 3 4 2 2 3 3 3 3 3 2 4 3 3 3 4 2 3 2 4 2 4 1 4 2 4 2 3 1 4 1 5 1 5 1 3 1 5v4l1 4v4 5 4l-1 4v4l-1 4-1 5v4l-2 3-1 5-1 4-3 4-1 4-2 3-2 4-2 3-3 4-2 3-3 4-2 3-3 3zM183 186l3-3 4-3 2-3 3-3 2-4 3-3 2-4 1-4 3-3 1-4 2-4 1-4 2-4 1-4 1-4 1-4 1-5v-4-4-4-5-4-4-4l-1-5-1-3-1-6-1-4-2-4-1-3-2-4-1-4-3-4-2-4-2-4-3-3-2-4-2-3-3-3-3-3-3-3-4-3-3-3-3-2-4-3-3-2-3-2-4-3-4-1-4-2-4-1-4-2-4-1-4-1-4-2h-5-4l-4-1h-4l-5-1h-3l-6 1h-4l-4 1h-4l-5 1-4 1-4 1-4 2-4 1-4 2-4 2-4 2-3 2-3 2-4 3-3 2-3 3-4 3-3 3-3 3-3 3-3 4-2 3-3 4-2 3-2 3-2 4-2 4-2 4-1 4-2 4-1 4-1 5-1 4v4l-1 4v5l-1 4v4 4l1 5v4l1 4v4l1 5 2 4v4l2 3 1 5 2 4 2 4 3 3 1 4 2 3 4 4 2 3 2 3 3 4 3 3 3 3 4 2 3 3 3 2 4 3 3 2 4 2 4 3 4 1 4 2 4 1 3 2 5 1 4 1 4 1 4 1h4 5 5 4 4 5 3l5-1 4-1 5-1 3-1 4-1 5-1 4-2 4-2 3-2 4-2 3-2 4-3 3-2 4-2 3-3z">
          <text:p/>
        </draw:path>
        <draw:path draw:style-name="gr86" draw:text-style-name="P84" draw:layer="layout" svg:width="0.217cm" svg:height="0.217cm" svg:x="9.081cm" svg:y="19.186cm" svg:viewBox="0 0 218 218" svg:d="M183 187l-3 3-3 3-4 3-3 2-4 2-3 3-4 2-3 1-4 3-4 1-5 2-4 1-3 1-5 1-4 1h-5l-3 1h-5-4-4-4l-5-1h-4-4l-4-1-4-2h-5l-4-2-3-1-4-2-4-2-4-2-4-2-3-2-4-3-3-2-4-3-3-2-3-4-3-3-3-3-2-3-3-4-3-3-2-4-2-3-2-4-2-3-2-4-1-5-2-4-1-4-1-3-1-5-1-4v-5-4l-1-5v-4-4l1-4v-5-4l1-4 1-4 1-4 1-5 2-3 1-4 2-4 2-4 2-4 2-4 2-3 3-4 2-3 3-3 3-4 2-3 3-3 4-2 3-3 3-2 4-3 3-2 4-2 4-3 4-1 4-2 4-1 4-2 4-1 4-1 5-1 3-1h5 4l5-1h3l5 1h4 4 4l5 1 4 2h4l4 2 4 1 4 2 4 2 4 1 4 2 3 3 3 2 4 2 3 3 3 3 4 3 3 3 4 3 3 3 2 3 2 4 3 3 2 4 2 4 2 4 2 3 2 4 1 4 2 4v4l2 5 1 3v5 4l1 4v4 5 4l-1 4v5 5l-1 4-1 3-1 5-2 4-1 4-2 4-2 3-2 4-1 4-3 4-2 3-2 4-3 3-3 3-3 3zM184 188l4-3 2-3 3-3 3-4 3-3 2-4 2-3 2-4 2-4 2-4 1-4 2-4 1-4 1-4 2-4v-4l1-5v-5l1-4v-4-5-4l-1-4v-5l-1-4v-4l-2-4-1-4-1-5-2-3-1-4-2-4-2-4-2-4-3-3-2-4-2-4-3-3-3-3-3-3-4-3-3-3-3-2-4-3-3-3-4-2-3-2-4-3-4-1-4-2-4-1-4-2-4-1-4-1-4-2h-5-4l-4-1h-4l-5-1-3 1h-5-5l-4 1h-4l-4 1-4 2h-5l-3 2-4 1-4 2-4 2-4 2-4 2-3 2-4 3-3 2-3 3-4 3-3 3-3 3-3 4-2 3-3 3-3 4-2 3-2 3-2 4-2 4-2 4-1 5-2 3v4l-2 5-1 4v4l-1 4v5l-1 4v4 4l1 5v4l1 5v4l1 5 2 3v4l2 5 1 4 3 4 1 3 3 4 2 4 2 3 3 4 2 3 3 4 2 3 3 3 3 3 4 3 3 3 3 2 4 2 4 3 4 2 3 1 4 3 5 1 3 2 4 1 4 1 5 2h4l4 1h4l5 1h4 4 5 4l4-1 4-1h5l4-1 3-2h5l4-2 4-1 4-3 3-1 4-3 4-2 3-2 4-3 3-3 3-2z">
          <text:p/>
        </draw:path>
        <draw:path draw:style-name="gr87" draw:text-style-name="P85" draw:layer="layout" svg:width="0.219cm" svg:height="0.219cm" svg:x="9.081cm" svg:y="19.186cm" svg:viewBox="0 0 220 220" svg:d="M186 189l-4 3-3 2-3 3-4 3-3 2-4 2-4 2-4 2-4 2-4 2-3 1-5 1-4 2h-4l-4 1-4 1-5 1h-4-4-5-4l-4-1h-4l-5-1-4-1-4-1-4-1-4-1-4-2-5-1-3-3-3-1-4-3-4-2-5-2-3-3-3-3-4-2-3-3-3-3-2-3-3-4-3-3-2-4-2-3-3-4-2-4-1-4-3-4-1-4-2-5-1-4-1-3-1-5-1-4v-5-3l-1-5v-4-4l1-4v-5-4l1-4 1-4 1-5 1-4 2-4 1-4 2-4 2-4 2-4 2-3 2-4 3-4 3-3 2-3 3-3 3-3 3-3 3-3 3-3 4-2 4-3 4-2 4-2 4-2 3-2 4-2 4-1 4-2 5-1 4-1 3-1 5-1h4 4 5l4-1 5 1h3 5 4l5 1 3 2h5l4 2 4 1 4 2 3 2 4 1 4 2 4 3 4 2 3 2 4 3 3 3 3 3 3 3 3 3 2 3 3 3 3 4 2 4 2 3 3 4 2 4 2 3 1 4 2 4 1 5 1 4 1 4 1 4 1 4v5l1 4v4 5 4l-1 4v4l-1 5-1 4-1 4-1 4-1 4-2 4-1 4-2 4-2 5-2 4-2 3-2 4-4 3-2 3-3 4-2 3zM186 190l3-4 3-3 3-4 2-3 3-3 3-4 1-3 2-4 3-5 1-4 2-4 1-3 2-5 1-4 1-4 1-4 1-5v-4l1-4v-4-5-5l-1-3v-5l-1-4-1-4-1-4-1-5-2-4-1-4-2-4-2-3-2-4-2-4-2-4-2-4-3-3-3-3-3-4-2-3-3-3-4-3-3-2-3-3-4-3-4-2-3-2-4-2-4-2-4-2-4-1-4-2-4-1-5-1-3-2h-5-4l-5-1h-3l-5-1-4 1h-5-4l-4 1h-5l-3 1-5 2h-4l-4 2-4 1-4 2-4 2-4 2-4 2-3 2-5 3-3 3-3 2-4 3-3 3-3 3-3 4-2 3-3 3-3 4-2 3-2 4-2 4-2 4-2 4-1 4-2 4v4l-2 4-1 5v3l-1 5v5l-1 4v4 4l1 5v3l1 5v5l1 4 2 3v5l2 4 1 4 3 4 1 4 3 4 2 4 2 4 3 3 2 4 3 3 3 3 3 3 3 3 3 3 3 2 4 4 4 2 4 2 4 2 4 2 3 2 4 2 4 1 5 2 4 1 4 1 4 1 5 1h4l4 1h4 5 4 4l5-1 4-1 4-1 4-1 5-1 4-1 3-1 4-3 5-1 4-2 3-2 4-2 4-3 3-2 3-3 4-2z">
          <text:p/>
        </draw:path>
        <draw:path draw:style-name="gr88" draw:text-style-name="P86" draw:layer="layout" svg:width="0.22cm" svg:height="0.22cm" svg:x="9.08cm" svg:y="19.185cm" svg:viewBox="0 0 221 221" svg:d="M186 190l-3 3-3 2-4 4-3 2-4 2-3 3-3 2-4 2-5 1-4 2-4 2-3 1-5 1-4 1-5 1-4 1h-5-4-4-5-4-4-4l-5-1-4-1-4-2h-4l-5-2-4-1-4-2-3-2-4-2-4-2-4-2-3-3-4-4-3-2-3-3-3-3-3-3-3-3-3-3-3-4-2-3-2-4-3-4-2-4-1-4-3-3-1-4-2-4-1-5-1-4-1-3-1-5v-5-4l-1-4v-4-5l1-4v-4-5l1-4 1-4 1-4 1-4 2-5 1-3 2-4 2-4 2-4 2-4 2-4 3-3 3-4 2-3 3-3 3-3 3-3 3-3 4-2 3-3 4-3 3-2 4-2 4-2 4-2 4-2 4-1 4-2 4-1 5-1 3-1 5-1h4 4 5l4-1 5 1h3 5 4l5 1 4 2h5l4 2 3 1 5 2 4 2 4 2 4 1 3 3 4 2 3 2 3 3 4 3 3 3 4 3 2 3 3 4 3 3 2 3 3 4 2 4 2 4 2 3 2 4 2 4 1 4 2 4v4l2 4 1 5 1 4v4 4 5 4 4 5 4l-1 4-1 4-2 5v4l-2 4-1 4-2 4-1 4-3 4-2 4-2 3-3 4-2 3-2 3-3 4-3 3zM187 190l3-4 3-3 3-3 3-3 2-4 2-4 3-3 2-3 2-4 2-5 1-4 2-4 1-3 1-5 2-4 1-5v-3-5l1-5v-4-4-5l-1-4v-4-4l-1-5-2-4-1-4-1-4-2-4-1-5-2-3-2-4-2-4-3-4-2-3-3-4-2-3-3-3-3-4-4-2-3-3-3-3-4-3-3-3-4-2-3-2-4-2-4-2-4-2-4-1-4-2-4-1-4-1-5-2h-4-5l-5-1h-3l-5-1-5 1h-4-4l-4 1h-5l-3 1-5 2h-4l-5 2-3 1-4 2-4 2-4 2-4 2-4 2-3 4-4 2-3 2-4 3-3 3-3 3-2 4-3 3-2 3-4 4-2 4-1 3-3 4-2 5-2 4-1 3-2 4v5l-2 4-1 4v4l-1 5v4l-1 4v5 4l1 4v5l1 4v5l1 3 2 5 1 4 1 4 2 4 2 4 1 4 3 4 2 4 2 3 3 4 3 3 2 4 3 3 3 3 3 3 3 3 4 3 3 3 4 2 4 3 4 2 4 2 3 2 4 1 4 2 5 1 4 1 4 2 4 1h4 5l4 1h4 5 4 4l5-1h4l5-1 4-1 5-2 3-1 5-1 4-2 4-2 4-2 3-2 4-2 3-2 4-3 3-3 4-3z">
          <text:p/>
        </draw:path>
        <draw:path draw:style-name="gr89" draw:text-style-name="P87" draw:layer="layout" svg:width="0.222cm" svg:height="0.222cm" svg:x="9.079cm" svg:y="19.184cm" svg:viewBox="0 0 223 223" svg:d="M187 191l-3 3-4 3-3 3-4 3-3 2-4 2-3 2-4 2-4 2-4 2-5 1-3 1-5 2-4 1h-5l-3 1-5 1h-4-5-4-4l-5-1h-4l-4-1h-5l-4-2-3-1-5-1-4-2-4-1-4-3-3-1-4-3-4-2-4-2-3-3-4-3-3-3-3-3-3-3-3-3-3-3-3-4-2-4-2-3-3-4-2-3-1-4-2-4-2-5-1-4-2-3-1-5-1-4-1-5v-3-5l-1-5v-4-4l1-5v-4-4l1-4 1-5 1-4 1-4 2-4 1-4 2-4 2-4 2-4 2-3 2-4 3-4 3-3 3-4 2-3 3-3 3-3 4-3 3-3 4-2 3-3 4-2 4-3 4-2 3-2 4-2 4-1 5-2 4-1 4-1 4-1 5-1h4 4 4l5-1 4 1h4 5 4l4 1 5 2h4l4 2 4 1 4 2 4 2 4 2 4 2 3 2 4 3 3 3 4 2 3 3 3 3 4 3 3 4 3 3 2 3 3 4 2 3 3 3 2 4 2 4 3 4 1 5 2 3 1 4 1 5 2 4v4l1 4v5l1 4v4 5 4l-1 4v5l-1 4v5l-2 3-1 5-1 4-2 4-1 4-2 4-3 4-2 4-3 3-2 4-2 4-3 3-3 3-3 3zM188 192l3-3 2-3 3-3 4-4 2-3 2-4 2-4 3-4 3-4 1-4 2-3 1-5 2-4 1-5 1-3 1-5 1-4v-5l1-4v-4-5-4l-1-4v-5l-1-4-1-4-1-5-1-4-2-4-1-4-2-4-2-4-2-4-3-4-2-3-2-4-3-3-3-4-3-3-3-3-3-3-3-3-4-4-3-2-4-2-3-3-4-2-3-3-4-2-5-2-4-1-4-2-4-1-4-1-5-2h-4-4l-5-1h-4l-4-1-5 1h-4-4l-5 1h-4l-4 1-4 2h-5l-4 2-4 1-4 2-4 2-4 3-4 2-3 2-4 3-4 3-3 3-3 2-3 3-3 4-3 3-3 3-2 4-3 3-2 4-2 4-3 4-1 3-3 4-1 5-2 4v4l-2 4-1 4v5l-1 4v4l-1 5v4 4l1 5v5l1 3v5l1 4 2 5 1 3 1 5 2 4 2 4 1 4 3 3 2 4 2 4 3 4 3 3 3 4 2 3 3 3 3 3 4 2 3 4 4 2 3 3 4 2 4 2 4 2 3 2 5 2 4 1 4 2 4 1 4 1 5 1 4 1h4l5 1h4 4 5l4-1h5l4-1 4-1h5l4-2 4-2 4-1 4-2 4-1 4-2 3-2 4-2 4-3 4-3 3-2 3-3z">
          <text:p/>
        </draw:path>
        <draw:path draw:style-name="gr90" draw:text-style-name="P88" draw:layer="layout" svg:width="0.223cm" svg:height="0.222cm" svg:x="9.078cm" svg:y="19.184cm" svg:viewBox="0 0 224 223" svg:d="M190 192l-4 3-3 3-4 2-3 3-4 3-4 2-4 2-4 2-4 1-3 2-4 1-5 2-4 2h-4l-4 1-5 1h-5l-3 1h-5-5-3l-5-1h-5l-4-1-4-1-4-1-5-1-4-2-3-1-6-2-4-2-3-2-4-2-4-2-3-3-4-2-3-4-4-2-3-3-3-3-2-3-4-4-3-3-2-4-2-4-3-4-2-3-1-4-2-4-2-4-1-5-2-3-1-5-1-4-1-5v-3-5l-1-5v-4-4l1-5v-4-4l1-5 1-4 1-4 1-4 2-4 1-5 3-4 1-3 2-4 3-4 2-5 2-3 3-4 3-3 3-3 3-4 3-3 3-2 3-3 4-2 4-4 3-2 4-1 4-3 3-2 6-2 4-1 4-2h4l4-2 5-1h4l4-1h5 4l4-1 5 1h4l4 1h5 4l4 2 4 1 5 1 4 2 4 1 4 2 4 2 4 2 4 2 3 3 4 2 3 3 4 3 3 3 3 3 3 3 3 3 2 4 3 3 3 5 2 3 2 4 2 4 2 4 2 4 1 4 2 4 1 4v5l2 4 1 4v5 4 4 5 4 4 5l-1 4-1 5-1 3-1 5-2 4-1 5-2 3-1 4-3 4-2 4-2 4-3 4-2 3-3 4-3 3-2 3zM190 193l3-3 3-4 3-3 2-4 3-3 2-4 3-3 2-4 2-5 2-4 1-3 2-4 2-5v-4l2-4 1-5v-4-5l1-4v-4-5-4l-1-4v-5-4l-2-4-1-5-1-4-1-4-2-4-2-4-1-5-3-3-1-4-3-5-3-3-2-4-3-3-2-4-3-3-3-3-4-3-3-2-4-3-3-3-4-2-4-2-4-3-4-2-4-2-4-1-4-2-4-1-5-1-3-1-5-1h-5l-4-1h-4-5-4-4-5l-4 1-4 1h-5l-4 2-4 1-4 1-5 2-5 2-3 2-4 2-4 2-4 2-4 3-3 2-4 3-3 3-3 3-3 3-3 4-2 3-3 3-3 4-2 5-2 4-3 4-1 3-3 4-1 4-2 5v4l-2 4-1 4v5l-1 4v4l-1 5v4 4l1 5v5l1 4v4l2 5 1 4 1 4 2 4 1 4 2 4 2 4 2 4 2 4 2 4 3 3 3 4 3 3 3 3 3 3 3 3 3 3 4 3 3 3 4 2 4 2 4 3 3 2 4 1 5 3 4 1 4 1 4 2h5l4 2 4 1h5 5 3 5 5 3 5l5-1 4-1 4-1 4-1 5-2 4-1 4-2 4-1 4-3 4-2 4-2 3-3 3-2 4-3 3-2z">
          <text:p/>
        </draw:path>
        <draw:path draw:style-name="gr91" draw:text-style-name="P89" draw:layer="layout" svg:width="0.225cm" svg:height="0.224cm" svg:x="9.078cm" svg:y="19.183cm" svg:viewBox="0 0 226 225" svg:d="M190 193l-3 3-3 3-4 3-3 2-4 2-4 3-3 2-4 2-4 2-5 1-4 2-5 2-4 1-4 1-4 1h-5-5l-3 1h-5-5-3l-5-1h-5-4l-4-2-5-1-4-1-4-1-4-2-4-2-4-1-4-3-4-2-3-2-4-3-3-2-4-3-3-3-3-3-3-3-3-3-4-3-2-4-3-3-2-4-3-4-1-4-2-4-2-4-2-4-1-4-2-5v-4l-2-4-1-4v-5-4l-1-5v-4-4l1-5v-4-4l1-5 1-5 1-4 1-4 2-5 1-4 3-4 1-3 2-4 3-4 2-4 2-4 3-3 3-4 3-3 3-3 3-3 3-3 4-3 3-2 4-3 4-2 4-2 3-3 4-1 4-3 5-1 4-2h4l4-2 5-1h4l4-1h5 4 4 5 4l4 1h5l5 1 3 1 5 1 5 1 4 2 4 1 4 2 4 2 4 2 4 3 3 2 4 2 3 3 3 3 4 3 3 3 3 3 3 4 3 3 2 4 3 3 3 4 1 4 2 3 2 5 2 4 2 4 1 4 1 4 1 6 1 3v5l1 5 1 4v4 5 4l-1 4v5l-1 4v4l-2 5-1 4-1 4-2 4-1 4-3 4-1 5-2 3-3 4-2 3-3 4-2 3-4 4-3 3zM191 194l3-3 3-4 3-3 3-4 3-3 2-4 2-4 3-3 1-4 2-4 2-5 2-4 1-4 1-4 1-5 1-3 1-5v-5l1-4v-4-5-4l-1-5-1-4v-5l-1-5-1-4-2-4v-4l-2-5-2-4-2-4-2-3-2-4-3-4-2-4-2-4-3-3-4-3-3-4-3-3-3-2-3-3-4-3-4-3-3-2-4-2-3-3-5-2-4-2-4-1-4-2-5-1-5-1-3-1-5-1h-5l-4-1h-4-5-4-4-5l-4 1-4 1h-5l-5 2-3 1-5 1-4 2-4 2-4 2-4 2-4 2-3 2-4 3-4 3-3 2-4 3-3 3-3 3-3 4-2 3-3 4-3 3-2 4-2 4-3 4-1 4-3 4-1 4-2 4v5l-2 4-1 5v5l-1 3v5l-1 5v4l1 4v5 4l1 5v4l2 4 1 5 1 4 2 4 1 4 2 4 2 4 2 4 2 4 2 4 3 3 3 4 3 3 3 4 3 3 3 3 3 3 4 3 4 2 3 2 4 3 4 2 3 2 4 2 5 2 4 2 4 1 4 1 5 1 4 1 4 1h5l5 1h3 5 5l4-1h4l5-1h4l4-1 5-2 4-1 5-2 4-1 4-2 4-2 3-2 4-3 4-2 4-2 3-3 4-4z">
          <text:p/>
        </draw:path>
        <draw:path draw:style-name="gr92" draw:text-style-name="P90" draw:layer="layout" svg:width="0.226cm" svg:height="0.225cm" svg:x="9.077cm" svg:y="19.183cm" svg:viewBox="0 0 227 226" svg:d="M191 195l-3 2-4 3-3 3-4 3-4 2-4 2-3 3-4 2-4 1-4 2-5 2-3 1-5 2h-4l-4 1-5 1h-4l-5 1h-4-5-4l-4-1h-5l-5-1-3-1-5-1-4-2h-5l-3-2-5-2-4-2-4-2-4-2-3-3-3-2-4-2-4-3-3-4-3-3-3-3-3-3-4-4-2-3-3-4-2-3-3-4-1-4-2-4-2-4-2-4-1-4-2-4v-5l-2-4-1-4v-5-5-5l-1-4v-4l1-5v-5-3l1-5 1-5 1-4 1-4 2-4 1-4 3-5 1-3 2-4 3-4 2-4 2-3 3-4 3-4 3-3 3-3 3-3 4-3 3-2 4-3 4-3 3-2 4-2 3-3 5-1 4-3 4-1 4-2h4l5-2 4-1h4l5-1h5 3 5 5 4l4 1h5l4 1 4 1 5 1 4 1 4 2 4 1 4 2 5 2 3 2 4 3 3 2 4 2 4 3 3 4 3 2 3 3 3 4 4 3 3 3 2 4 2 4 3 3 2 4 2 4 2 4 2 4 2 4v4l2 5 1 4 2 4v5l1 4v5 4 5 4 4 6l-1 4-2 4-1 5-1 4-1 4-2 4-2 5-2 4-1 3-3 4-2 4-2 4-3 3-3 4-3 3-3 4zM192 195l3-3 3-3 2-3 3-4 3-4 3-4 2-3 2-5 2-3 2-4 2-4 1-5 2-4 1-4 2-5 1-4v-4-6l1-4v-4-5-4l-1-5v-4-5l-3-4v-4l-2-5-1-4-1-4-3-4-1-5-2-3-3-4-2-4-2-3-3-4-3-4-3-3-3-3-3-3-3-3-4-3-3-3-4-3-4-2-4-2-3-3-4-1-4-3-5-1-4-2-4-1-4-1-5-1h-4l-5-1-4-1h-4-5-5-3-5l-5 1-4 1h-4l-5 2-4 1-4 1-4 2-5 2-4 2-3 2-4 2-4 2-4 3-3 3-4 2-3 3-3 3-3 3-3 4-3 3-3 4-3 4-2 4-2 4-3 4-1 3-2 4-2 5-1 4-1 4-2 4-1 5v5l-1 3v5l-1 5v4l1 5v4 5l1 5v4l2 4 1 5 1 4 2 4 1 4 2 5 2 4 2 3 3 4 2 4 2 3 3 4 3 3 3 4 3 3 3 3 4 3 3 3 4 3 4 2 3 2 4 3 4 2 4 1 4 2 4 2 4 1 5 2h5l3 2 5 1h5 4 4 5 4 5 4l5-1 4-1 4-1 5-1 4-2 4-1 4-2 5-1 3-3 4-2 4-2 4-3 3-2 4-3 3-3z">
          <text:p/>
        </draw:path>
        <draw:path draw:style-name="gr93" draw:text-style-name="P91" draw:layer="layout" svg:width="0.228cm" svg:height="0.227cm" svg:x="9.076cm" svg:y="19.182cm" svg:viewBox="0 0 229 228" svg:d="M193 196l-3 3-4 3-3 3-4 2-3 3-4 2-4 2-4 2-5 2-3 2-4 1-5 2h-4l-4 2-5 1h-5-3l-5 1h-5-4-5l-4-1h-4-5l-4-2-4-1-5-1-4-1-5-2-4-2-4-1-4-3-4-2-4-2-3-3-4-3-3-2-4-3-3-3-3-3-3-4-3-3-3-4-2-3-3-4-2-4-2-4-2-3-2-6-2-4-1-4-2-4v-5l-2-4-1-4v-5-5-3l-1-5v-5l1-4v-5-4l1-4 1-5 1-4 2-4 1-4 2-5 2-4 1-4 2-3 3-4 2-4 2-4 3-4 4-3 3-4 3-3 3-3 3-3 4-2 3-3 4-3 3-2 4-2 4-3 4-1 5-3 4-1 4-2h5l4-2 4-1h5l4-1h5 4 5 4 5l4 1h4l5 1 5 1 3 1 5 1 4 2 4 1 4 3 4 1 4 2 4 3 4 2 4 2 3 3 4 4 3 3 3 3 3 3 3 3 3 4 2 4 3 3 2 3 2 4 2 4 2 5 2 4 2 3 1 5 1 5 1 4 1 4v5l1 4 1 4v5 5 4l-1 4v5l-1 4v4l-2 5-1 4-1 4-2 5-1 4-3 4-1 4-2 5-3 3-3 4-2 4-3 3-2 4-4 3zM193 196l3-3 4-3 3-4 3-3 2-4 3-3 2-4 2-4 2-4 3-5 1-4 2-4 1-5 1-4 1-4 1-5 1-4v-5l1-4v-4-5-5l-1-4-1-5-1-4v-4l-1-5-2-4-1-5-2-3-1-5-2-4-2-4-2-4-3-3-2-4-3-4-2-3-3-4-4-3-3-3-3-3-4-3-3-3-4-3-3-2-4-2-4-3-5-1-4-3-3-1-5-2-5-1-3-1-5-1h-5l-4-1-4-1h-5-4-5-5-4l-4 1-5 1h-4l-4 2-5 1-4 1-5 2-4 2-4 2-4 2-4 2-4 2-3 4-4 2-4 3-3 3-3 3-3 3-3 3-3 4-3 3-3 4-2 4-2 4-2 4-2 3-2 5-2 4-1 5-1 3-2 5-1 5v4l-1 4v5 4l-1 5 1 5v3 5l1 5v4l2 4 1 5 1 4 2 4 1 5 2 5 2 3 2 4 3 4 2 4 2 4 3 4 4 3 2 3 4 4 3 3 3 2 4 3 3 3 4 3 3 2 4 2 4 2 5 2 4 2 4 1 5 2 5 1 3 1 5 1h5l4 1 4 1h5 4 5l5-1h4l4-1h5l4-2 4-1 5-1 4-2 4-1 4-3 4-1 4-2 4-3 3-2 4-3 4-2 3-3z">
          <text:p/>
        </draw:path>
        <draw:path draw:style-name="gr94" draw:text-style-name="P92" draw:layer="layout" svg:width="0.229cm" svg:height="0.229cm" svg:x="9.075cm" svg:y="19.181cm" svg:viewBox="0 0 230 230" svg:d="M194 196l-3 4-3 3-4 3-4 3-4 2-3 2-4 3-4 1-4 3-5 1-4 2-5 1-4 1-4 1-5 1-4 1h-4l-5 1h-5-4-5l-4-1-4-1h-5l-5-1-3-1-5-2-5-1-4-2-3-1-5-2-4-2-4-2-4-3-3-2-4-3-3-3-3-2-4-4-3-4-3-3-3-3-3-4-2-4-3-4-2-4-2-4-2-3-2-4-2-5-1-4-2-4v-5l-2-4-1-4v-5-5-4l-1-4 1-5v-4-5-5l1-4 1-4 1-5 2-4 1-4 2-4 2-5 2-4 1-3 3-4 2-4 3-4 2-3 4-4 3-3 3-3 3-3 3-3 4-3 4-3 3-3 3-2 4-2 5-3 4-1 4-2 4-2 4-1 5-1 4-2 4-1h5l4-1h4 5 5 4 5l4 1h4l5 1 5 1 3 1 5 1 5 2 4 1 4 3 5 1 4 2 3 3 4 2 3 3 4 2 3 4 4 3 3 3 3 3 3 4 3 3 3 4 2 3 2 4 3 4 2 4 2 4 1 4 2 4 1 5 2 4v4l1 5 1 4 1 4 1 5v5 4 5l-1 4v4l-1 5-1 5-1 4-1 4-2 5-1 4-2 3-2 5-2 4-2 4-2 4-3 3-3 4-3 3-3 4-3 3zM195 197l3-3 3-4 3-3 3-4 3-4 2-3 2-3 2-5 3-4 1-4 3-4 1-4 2-5v-4l1-4 2-5 1-5v-3-5-5-4-5-5l-1-4-1-4-1-5-1-4-1-5-2-4-1-4-2-4-1-4-3-5-2-4-2-3-2-4-4-3-3-4-2-3-3-4-4-3-3-3-4-3-3-3-4-2-4-3-3-2-4-3-4-1-5-3-4-1-5-2-4-1-4-1-5-1h-4l-5-1-4-1h-5-4-5-5-4l-4 1-5 1h-4l-4 2-5 1-5 2-3 1-5 2-4 2-4 2-4 2-3 2-4 4-4 2-3 3-4 3-3 3-3 3-3 4-3 3-3 4-2 4-3 4-2 4-2 3-2 4-2 4-1 5-2 4-1 4-2 5-1 4v4l-1 5v5 4l-1 5 1 4v4l1 5v5 4l2 5 1 4 1 4 2 5 1 4 2 4 2 4 2 4 3 4 2 4 2 4 3 3 4 4 3 3 3 3 3 4 4 3 3 3 4 2 3 3 4 2 4 3 4 1 4 3 4 1 4 2 5 1 4 2h4l5 1 5 1 3 1 5 1h5 4 5l5-1h4l4-1 5-1 4-1 5-1 4-2 5-1 4-2 5-2 3-2 4-2 4-2 4-2 4-4 3-3 4-2z">
          <text:p/>
        </draw:path>
        <draw:path draw:style-name="gr94" draw:text-style-name="P92" draw:layer="layout" svg:width="0.231cm" svg:height="0.23cm" svg:x="9.075cm" svg:y="19.18cm" svg:viewBox="0 0 232 231" svg:d="M195 199l-3 3-4 2-3 3-4 3-4 3-4 2-4 2-3 2-5 2-4 2-4 1-4 2h-5l-5 2-4 1-4 1h-5-4-5-5-4-5l-4-1-4-1-5-1-4-1-4-1-5-2-4-1-4-2-4-2-4-2-4-2-4-2-4-3-4-3-3-3-3-3-4-3-3-3-3-3-3-4-3-3-2-4-3-4-2-3-2-4-2-5-2-4-2-4-1-4-2-5v-4l-2-4-1-5v-5-4-4l-1-5 1-4v-5-5-4l1-4 1-5 1-4 2-5 1-4 2-4 2-4 2-4 1-4 3-4 3-4 2-3 2-4 4-3 3-4 3-3 3-3 4-3 3-4 4-2 3-3 4-2 4-3 4-1 4-2 4-2 4-2 5-1 5-2 3-2 5-1h5l4-1h4 5 4 5 5l4 1h5l4 1 4 1 5 1 4 2 4 1 4 2 5 2 4 2 4 2 3 2 4 4 4 2 3 3 4 2 3 3 4 3 3 4 2 3 3 4 4 3 2 4 2 4 2 4 3 4 1 4 2 4 1 5 2 4 1 4 1 5 1 5 1 3 1 5 1 5v4 5 4l-1 5v4l-1 5-2 4-1 5v4l-2 4-1 4-3 5-1 4-3 3-2 5-2 4-2 3-3 4-3 4-3 3-3 4zM196 199l3-3 3-3 3-4 2-3 3-4 3-4 2-4 2-4 3-4 1-4 2-4 2-5 1-4 1-4 1-5 2-4v-5l1-4 1-5v-4-5-4l-1-5-1-5-1-4-1-4-1-5-1-4-2-4-1-5-2-4-2-4-2-4-2-4-2-4-3-4-3-4-3-3-3-3-3-4-3-3-3-3-4-3-4-3-3-2-4-3-4-3-4-1-4-2-4-2-5-2-3-2-5-1-5-2-4-1h-4l-5-1-4-1h-5-5-4-5l-5 1h-3l-5 1-5 1-4 1-4 2-5 2-4 1-4 2-4 2-5 2-4 2-3 3-4 2-3 3-4 3-3 3-4 3-3 3-3 4-3 3-3 4-2 4-2 3-3 4-2 4-2 5-2 4-1 4-2 4-1 5-1 4-2 4v5l-1 4v5 5l-1 4 1 5v5l1 3v5 5l2 4 1 5 1 4 2 4 1 4 3 5 1 4 2 4 3 3 2 4 3 4 2 4 4 3 3 4 3 3 3 3 4 3 3 3 4 3 3 3 4 2 4 2 5 2 4 2 3 2 5 1 4 2 5 1 4 1 5 1 4 1h4l5 1h4 5 5l4-1h5 5l3-1 5-2 5-1 4-1 4-2 5-1 4-2 3-2 4-2 4-3 4-3 4-2 4-3 3-3z">
          <text:p/>
        </draw:path>
        <draw:path draw:style-name="gr95" draw:text-style-name="P93" draw:layer="layout" svg:width="0.232cm" svg:height="0.232cm" svg:x="9.074cm" svg:y="19.18cm" svg:viewBox="0 0 233 233" svg:d="M197 200l-4 3-3 3-4 3-3 2-4 3-4 2-4 3-4 1-4 3-4 1-4 2-5 1-4 1-5 2h-4l-4 1h-5l-5 1h-4-5-5l-4-1-5-1h-4l-4-1-5-1-5-2-3-1-6-2-4-1-4-2-4-2-4-2-4-3-4-3-4-2-3-3-3-3-4-3-3-3-3-4-3-3-2-4-3-4-3-4-2-4-2-4-2-3-2-5-2-4-1-4-2-4v-5l-2-5-1-4v-5-4-4l-1-5 1-5v-4-5-4l1-5 2-4v-4l2-5 1-4 2-5 2-3 2-5 2-4 2-4 3-4 2-3 3-4 3-3 3-5 3-3 4-3 3-3 3-3 4-3 3-2 4-3 4-2 5-2 4-2 3-2 6-1 4-2 4-1 5-1 5-2h4 4l5-1h4 5 4 5l5 1h4l5 1 4 1 4 1 5 1 4 2 5 2 3 2 4 2 5 1 4 3 4 3 3 2 4 3 3 3 3 3 4 3 3 4 3 3 3 4 2 4 3 4 2 4 3 4 1 3 3 5 1 4 2 5 1 3 2 5 1 5v4l1 4 1 5 1 4v5 5 4l-1 5-1 4v4l-1 5-1 5-2 4-1 4-1 5-2 4-2 4-2 4-3 4-2 4-2 4-3 3-3 4-3 3-3 3zM197 200l4-3 3-3 3-4 3-4 3-3 2-4 2-3 3-5 2-4 1-4 3-4 1-4 1-5 2-4v-5l2-5v-3l1-5v-5-4-5-5-4l-1-5-1-4-1-5v-4l-2-5-2-4-1-4-2-5-2-4-1-4-3-4-2-4-3-4-2-4-4-3-3-4-3-3-3-3-4-3-3-4-4-3-3-2-4-2-4-3-4-2-4-2-4-2-4-2-5-2h-5l-3-2-5-1h-5l-4-1-5-1h-5-4-5-4l-5 1h-5l-3 1-5 1-5 1-4 1-4 2-6 1-3 2-5 2-4 3-4 2-4 2-3 3-4 3-3 2-4 3-3 4-3 3-3 3-4 5-3 4-2 3-2 3-3 5-2 4-2 4-2 4-1 4-2 5-1 5-1 3-2 5v5l-1 4v5 4l-1 5 1 5v4l1 5v4 4l2 5 1 5 1 4 2 4 1 5 3 4 1 4 2 4 3 4 2 4 3 4 2 3 4 4 3 3 3 4 4 3 3 3 3 2 4 3 4 2 4 3 4 2 4 2 4 3 4 1 6 2 3 1 5 2 5 1h4l4 1 5 1 4 1h5 5 4l5-1h5l4-1 5-1 4-1 4-1 5-2 4-1 4-2 4-2 5-2 4-2 3-3 4-2 4-2 3-4 4-3z">
          <text:p/>
        </draw:path>
        <draw:path draw:style-name="gr95" draw:text-style-name="P93" draw:layer="layout" svg:width="0.234cm" svg:height="0.233cm" svg:x="9.073cm" svg:y="19.179cm" svg:viewBox="0 0 235 234" svg:d="M198 201l-3 3-4 3-3 3-4 3-4 2-4 3-3 2-5 2-4 2-5 2-3 1-5 2-5 1-4 1-5 1-4 1h-5-5-4-5-5-4l-5-1-4-1-4-1h-5l-5-2-3-2-5-1-5-2-4-2-3-2-4-2-4-3-4-2-4-3-4-3-3-3-4-3-3-4-3-3-3-3-2-4-3-3-3-4-2-4-2-4-2-5-2-3-2-5-1-4-2-5v-4l-2-5-1-4v-4-5-5l-1-4 1-5v-4-5-5l1-4 2-5v-4l2-4 1-5 2-5 2-4 2-4 2-4 2-5 3-3 2-3 3-4 3-4 3-3 3-3 4-4 3-3 3-3 4-3 4-2 4-2 4-3 4-2 4-2 4-2 5-1 4-2 4-1 5-1 5-2h3 5l5-1h4 5 4 5l5 1h4l5 1 5 1 3 1 6 1 4 2 4 2 5 2 4 2 4 2 3 2 4 3 4 2 4 3 3 3 4 3 3 3 3 4 3 3 3 3 3 4 3 4 2 4 2 4 2 4 2 4 2 5 1 5 2 4 1 5 1 4 1 4 1 5v5l1 4v5 4 5l-1 5v4 4l-2 5-1 4-1 5-1 5-2 3-2 5-1 4-3 4-2 4-2 4-3 4-3 3-2 4-3 4-3 3zM199 202l3-3 3-4 3-3 3-4 3-4 2-4 3-4 2-3 2-5 2-4 1-5 3-3 1-5 1-5 1-3 1-5v-5l1-4 1-5v-5-4-5l-1-4-1-5v-5l-1-4-1-5-1-4-2-4-2-6-1-4-2-4-3-4-1-4-3-4-3-4-3-4-2-3-3-3-3-4-4-3-3-3-4-4-3-2-4-3-4-2-4-3-4-2-4-2-5-2-4-2-4-2h-4l-5-2-5-1h-5l-4-1-5-1h-5-4-5-4l-5 1h-5l-4 1-4 1-5 1-4 1-5 2-4 1-4 2-4 2-4 3-5 2-4 2-3 3-4 3-3 3-4 3-3 3-3 3-3 4-4 3-2 4-3 4-2 3-3 4-2 4-2 5-2 4-1 5-2 5-1 4-1 4-2 5v4l-1 5v5 4l-1 5 1 4v5l1 5v4l1 5 1 4 1 4 1 5 2 5 1 4 3 4 1 4 2 4 3 4 3 4 2 3 3 4 3 4 3 3 3 3 4 4 3 2 3 4 4 3 4 2 4 2 4 3 4 2 4 2 5 2 4 1 4 2 5 1 4 1 5 1 4 1h5l4 1h5 5 4l5-1h5 4l5-1 4-2h5l5-2 4-2 4-1 5-2 4-3 3-2 5-2 4-3 3-3 4-2 4-3z">
          <text:p/>
        </draw:path>
        <draw:path draw:style-name="gr96" draw:text-style-name="P94" draw:layer="layout" svg:width="0.236cm" svg:height="0.235cm" svg:x="9.072cm" svg:y="19.178cm" svg:viewBox="0 0 237 236" svg:d="M199 203l-3 3-4 3-4 2-3 3-4 2-5 3-3 2-4 2-5 3-4 1-4 2-5 1-4 1-4 2h-5l-5 1h-4l-5 1h-5-4-5l-4-1-5-1h-5l-4-1-4-1-5-1-4-2-4-2-5-1-4-2-4-3-4-2-4-2-4-3-4-3-3-3-4-2-3-4-3-3-3-3-3-4-3-4-2-4-4-4-2-3-2-4-2-4-2-5-2-4-1-4-2-5v-4l-1-4-2-5v-4-5-5l-1-4 1-5v-5-5-5l1-4 2-5v-4l2-4 1-5 2-5 2-3 2-5 2-4 2-4 3-4 3-3 2-4 3-3 3-4 3-3 4-3 3-3 4-4 3-3 4-2 4-2 5-3 3-2 4-2 5-2 4-1 4-2 5-1 5-1 4-2h4 5l4-1h5 5 4 5l5 1h4l5 1 4 1 5 1 4 1 4 2 4 2 5 2 4 2 4 2 4 2 4 3 4 3 3 2 4 3 3 3 4 3 3 4 3 3 2 4 3 4 3 4 3 4 1 4 3 3 2 5 2 4 2 5 1 4 2 4 1 5v4l1 5 1 5 1 4v6 4 5l-1 4-1 5v5l-1 4-1 4-2 5v4l-3 4-2 5-2 4-2 4-2 4-3 4-2 4-3 4-3 4-3 3-3 4zM200 203l3-3 3-4 3-3 3-3 2-4 3-4 3-4 2-5 2-4 2-4 2-4 2-5 1-4 2-4v-5l1-4 1-5 1-5 1-4v-5-4-6l-1-4-1-5-1-5-1-4v-5l-2-5-1-3-2-5-2-5-3-4-2-4-2-4-3-4-2-4-3-4-3-3-3-3-3-4-3-3-3-3-4-4-4-2-4-3-4-2-4-3-3-2-5-2-4-2-5-1-3-2-5-1-5-2-4-1h-5l-4-1-5-1h-5-4-5-5l-4 1h-5l-4 1-5 1-5 1-4 1-4 2-5 1-4 2-4 2-4 3-4 2-4 2-4 3-4 3-3 3-3 3-4 3-3 3-3 4-4 4-2 3-3 4-2 3-3 5-2 4-2 4-2 4-1 5-2 4-1 5-1 4-2 5v4l-1 5v5 5l-1 5 1 4v5l1 5v4l1 5 1 4 1 4 1 5 2 4 1 4 3 5 2 4 1 4 3 4 3 4 2 4 3 4 3 3 3 4 3 3 4 3 3 3 4 3 4 3 4 2 4 3 4 2 3 2 5 3 4 1 5 2 4 1 4 2 5 1h4l5 1 5 1 4 1h5 4 5l5-1h4l5-1 5-1 4-1 5-1 4-1 4-2 5-2 4-2 4-2 4-2 4-3 4-2 4-3 4-2 3-4z">
          <text:p/>
        </draw:path>
        <draw:path draw:style-name="gr96" draw:text-style-name="P94" draw:layer="layout" svg:width="0.237cm" svg:height="0.236cm" svg:x="9.071cm" svg:y="19.177cm" svg:viewBox="0 0 238 237" svg:d="M201 204l-4 3-3 3-4 3-4 3-3 2-4 2-4 3-5 2-4 1-4 3-5 1-4 2-4 1-5 1-5 1-4 1h-5l-4 1h-5-5-4l-5-1-5-1-4-1-5-1h-4l-4-2-5-1-5-2-3-2-5-2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3 2 5 2 4 2 4 2 4 3 4 3 3 2 4 3 3 3 3 4 3 3 4 4 3 3 3 4 2 4 2 4 3 4 2 4 2 4 2 5 1 4 2 4 1 5 1 4 1 5 1 5 1 4v5 5 4 5 4l-1 5-1 5-1 4-1 6-1 4-2 4-1 5-2 4-1 4-3 4-2 5-2 4-3 3-3 4-3 3-3 4-3 3zM201 204l4-3 3-3 3-4 3-4 2-4 4-3 2-4 2-4 2-5 2-4 2-4 1-5 2-4 1-4 1-6 1-4 1-5v-5l1-4v-5-4l-1-5v-5-4l-1-5-1-5-1-4-1-5-2-4-1-4-2-5-2-5-3-3-2-4-2-4-3-4-3-4-3-4-3-3-3-4-3-3-4-3-3-3-4-3-4-3-3-2-4-3-5-2-4-2-4-2-4-1-5-2-4-1-5-2-5-1h-4l-5-1-5-1h-4-5-4-5l-5 1h-4l-5 1-5 1-4 1-5 1-4 2-4 1-5 2-4 2-4 3-5 2-4 2-4 3-4 3-3 3-3 3-4 3-3 4-3 3-3 4-3 4-3 3-2 4-3 4-2 5-1 4-3 4-1 4-2 5-1 4-1 5-2 5v4 5l-1 4v5l-1 5 1 4v5l1 5v4l1 5 1 4 1 6 1 4 2 4 2 5 2 4 2 4 2 4 2 4 3 5 2 3 3 4 3 3 3 4 3 3 4 3 3 4 4 3 4 2 4 3 4 2 4 3 5 2 4 1 4 3 5 1 4 2 5 1 4 1 5 1 4 1 5 1h5 4 5 5 4 5l4-1 5-1 5-2h4l5-2 5-1 3-3 5-1 4-3 4-2 4-2 4-3 4-3 3-3 4-3z">
          <text:p/>
        </draw:path>
        <draw:path draw:style-name="gr97" draw:text-style-name="P95" draw:layer="layout" svg:width="0.238cm" svg:height="0.238cm" svg:x="9.071cm" svg:y="19.176cm" svg:viewBox="0 0 239 239" svg:d="M201 205l-3 3-4 3-3 3-4 3-4 3-4 2-4 2-4 2-5 2-3 2-5 2-5 1-4 1-5 2-5 1h-5-5l-4 1h-5-4-5l-5-1h-4l-5-1-5-1-4-1-5-1-4-2-4-1-5-3-4-1-4-3-4-2-4-2-4-3-4-3-4-3-3-3-4-3-3-4-3-3-3-4-3-3-2-4-3-5-2-4-2-4-2-4-2-4-2-5-2-4-1-4-1-5-1-4-1-5v-5l-1-4v-5l-1-5 1-4v-5l1-4v-5-5l2-4 1-5 1-5 2-4 1-4 3-5 1-4 2-4 3-4 2-4 3-4 3-4 3-3 3-3 3-4 4-3 3-3 3-4 4-2 4-3 4-2 5-3 3-2 4-2 5-2 5-1 3-2 5-1 5-1 4-2h5 5l4-1h5 4 5 5l4 1h6l4 1 5 1 5 1 4 2 5 1 4 2 4 2 4 2 5 2 4 2 3 3 4 3 4 3 3 3 4 3 3 3 3 3 3 4 3 4 3 4 3 4 2 4 2 3 3 4 2 5 2 4 1 4 2 5 1 5 1 4 1 5 1 4v5 5l1 4v5 5l-1 4v5l-1 4-1 5-1 5-1 4-2 4-1 5-2 4-2 4-2 5-2 4-2 4-4 4-2 4-3 4-3 4-3 3zM202 206l3-3 4-4 3-3 2-4 3-4 3-4 3-5 2-4 1-4 3-5 1-3 2-5 1-5 2-4 1-5 1-5v-4l1-5 1-4v-5-5l-1-4v-5l-1-5v-5l-1-5-1-3-2-5-1-5-2-4-2-4-2-5-2-4-2-4-2-4-4-4-2-4-3-4-3-3-3-4-4-3-3-3-4-3-4-3-4-2-3-3-4-3-4-2-5-2-4-2-4-1-5-2-4-1-5-2-4-1h-5l-6-1-4-1h-5-5-4-5l-4 1h-5l-5 1-4 1-5 1-5 1-4 2-4 1-5 3-4 1-4 3-4 2-4 2-4 3-4 3-3 3-4 4-3 3-3 3-3 4-4 3-3 4-2 3-3 4-2 5-3 4-1 4-3 4-1 5-2 4-1 5-1 4-1 5-1 4v5l-1 5v5 4 5 5l1 4 1 5v5l1 4 2 5v4l2 5 2 4 2 4 2 4 2 5 3 4 2 4 3 4 2 4 4 4 3 3 3 4 4 3 3 3 3 3 4 2 4 4 5 2 4 2 3 2 5 2 4 2 5 2 4 1 5 2 4 1 5 1h5l4 1 5 1h5 4 5l4-1h5l5-1h5l5-2 4-2h5l5-2 4-2 4-2 5-2 3-2 4-3 4-3 4-2 4-3 4-3z">
          <text:p/>
        </draw:path>
        <draw:path draw:style-name="gr98" draw:text-style-name="P96" draw:layer="layout" svg:width="0.239cm" svg:height="0.239cm" svg:x="9.071cm" svg:y="19.176cm" svg:viewBox="0 0 240 240" svg:d="M202 206l-3 3-4 3-4 3-4 2-4 4-4 2-3 3-5 2-4 2-4 2-5 1-5 1-4 2-5 1-5 1-4 1h-5l-4 1h-5-5-4l-5-1-5-1-4-1h-5l-4-1-5-2-5-1-4-2-4-2-5-2-4-2-3-2-5-3-4-4-4-2-3-3-4-3-3-3-4-4-3-3-3-4-2-4-3-4-3-3-2-4-2-5-2-4-2-4-2-4-2-5-1-4-1-5-1-5-1-4v-5l-1-5v-4-5-4-5l1-5v-5-5l2-4 1-4 1-5 2-4 1-5 3-4 1-5 2-3 3-5 3-4 2-4 3-4 3-3 3-3 3-4 4-3 3-3 4-3 4-3 4-3 4-2 4-3 3-2 5-1 5-3 4-1 4-2 5-1 4-1 5-2h5 4l5-1h5 4 5 4l5 1h5l5 1 4 1 5 1 4 2 5 1 4 2 4 2 5 2 4 2 4 2 3 4 4 2 4 3 4 3 3 3 4 3 3 4 3 3 4 4 2 4 3 4 3 4 2 4 2 4 2 5 2 3 2 5 1 5 2 4 1 4v5l1 4 1 6v4l1 5v5 4l-1 5-1 5-1 4v5l-1 4-2 5-1 5-2 4-1 4-3 5-1 4-3 4-3 4-2 4-3 4-2 4-4 3-4 4zM203 206l3-3 3-3 4-4 3-4 3-4 2-4 2-4 3-4 2-4 2-4 2-5 1-4 2-5 2-5v-4l1-5 1-4 1-5v-5-4-5-5-5l-1-5-1-4-1-5v-4l-2-5-2-4-1-5-2-4-2-4-2-5-3-3-2-4-3-5-2-4-3-3-4-4-4-3-3-4-3-3-4-3-4-3-4-2-4-3-4-3-4-2-4-1-5-3-4-1-4-2-5-1-4-2-5-1h-5l-4-1-6-1h-4-5-4-5l-5 1h-4l-5 1-5 1-4 1-5 1-4 2-5 1-4 3-5 1-3 3-5 2-4 3-4 2-4 3-3 4-3 3-4 3-3 3-3 4-4 3-3 4-2 4-3 4-2 4-3 4-1 4-3 5-1 5-2 3-1 5-1 5-1 4-1 5v5l-1 4v6 4 5 4l1 5 1 5v4l1 5 2 5v4l2 5 2 4 2 4 2 5 2 4 3 4 2 4 3 4 3 4 3 3 3 4 3 3 4 3 3 3 4 3 4 3 4 3 4 3 4 3 4 2 4 2 5 2 4 1 5 2 5 2h4l5 1 4 1 5 1h5 4 5 5 4 6l4-1 5-2h4l5-2 4-1 5-2 4-2 5-1 4-3 3-2 5-2 4-3 4-3 4-3 3-3z">
          <text:p/>
        </draw:path>
        <draw:path draw:style-name="gr99" draw:text-style-name="P97" draw:layer="layout" svg:width="0.241cm" svg:height="0.241cm" svg:x="9.07cm" svg:y="19.175cm" svg:viewBox="0 0 242 242" svg:d="M204 208l-4 3-3 3-4 3-3 3-4 3-5 2-4 2-4 3-4 1-5 2-5 2-3 1-5 1-5 1-4 2h-5-5l-5 1h-5-4-5l-4-1h-5l-5-1-4-1-5-1-4-1-5-2-5-1-4-3-4-1-5-3-4-2-4-3-3-2-4-3-5-3-4-3-3-4-3-3-3-3-3-4-3-3-3-4-3-5-2-4-2-4-2-4-2-4-2-5-2-4-1-5-1-5-1-4-1-5v-4l-1-5v-5-4-5-5l1-5v-5-4l2-5 1-4 1-5 2-4 1-5 3-4 1-4 2-5 3-3 3-4 2-4 3-4 3-4 3-4 3-3 4-3 3-3 5-3 4-3 4-2 4-4 4-2 4-2 5-2 3-3 5-1 5-2 4-1 5-1 5-2h4 5l4-1h5 5 4 5l5 1h5l5 1 4 1 5 1 4 2 4 1 5 2 5 3 3 2 5 2 4 2 4 3 4 3 3 3 4 3 3 3 3 4 4 3 3 4 3 3 3 4 3 4 2 4 2 4 3 5 1 3 3 5 1 5 2 4 1 4 1 5 1 4 1 5v5 5l1 5v4 5l-1 5v4l-1 5-1 4-1 5-1 5-2 4-1 5-2 4-2 4-3 5-2 4-2 4-2 4-4 3-3 4-3 4-3 3zM204 208l4-3 3-4 3-3 3-4 3-4 3-4 2-3 2-5 3-4 2-5 1-4 2-5 2-4 1-4 1-5 1-4v-6l1-4 1-5v-5-4l-1-5v-5l-1-5v-5l-1-4-2-5v-4l-2-5-2-5-2-4-1-4-3-4-2-5-3-4-2-3-4-4-3-4-3-4-3-3-3-3-4-4-4-3-3-2-3-3-5-3-4-3-4-2-4-2-5-3-4-1-5-2-4-1-5-2-4-1h-5l-5-1-4-1h-6-4-5-5l-4 1h-5l-5 1-5 1-4 1-5 1-4 2-5 1-4 3-4 2-5 2-3 3-4 3-5 2-3 3-5 3-3 3-4 3-3 4-3 3-4 4-2 4-3 4-2 4-3 4-2 4-2 5-3 4-1 4-2 5-1 5-1 4-1 5-1 4v5l-1 5v5 5 4 5l1 5 1 4v6l1 4 2 5v4l3 4 1 5 2 5 2 3 2 5 3 4 3 4 2 4 3 3 3 4 3 3 3 4 4 3 3 3 5 3 4 4 4 2 4 3 4 2 4 3 5 1 4 2 5 2 4 2h4l5 2 5 1h4l6 1 4 1h5 4 5l6-1h4l5-1 4-1 5-1 5-1 4-2 5-2 4-1 4-2 4-2 5-2 4-3 4-3 3-3 4-2 4-3z">
          <text:p/>
        </draw:path>
        <draw:path draw:style-name="gr100" draw:text-style-name="P98" draw:layer="layout" svg:width="0.242cm" svg:height="0.242cm" svg:x="9.069cm" svg:y="19.174cm" svg:viewBox="0 0 243 243" svg:d="M205 209l-3 4-4 3-4 2-4 3-4 2-3 3-5 3-4 1-5 3-3 1-5 2-5 1-4 2-5 1-4 1-5 1h-5l-5 1h-5-4-6l-4-1-6-1-4-1h-5l-5-2-4-1-4-1-5-2-4-2-5-2-4-2-4-2-4-3-4-3-4-3-4-3-3-3-4-3-3-4-3-3-3-4-3-4-2-3-4-4-2-4-2-5-2-4-2-4-2-5-2-5-1-3-1-5-1-5-1-5v-5l-1-4v-5-5-4-6l1-4v-5-4l2-5 1-5 1-4 2-5 1-5 3-3 2-5 2-4 2-4 3-4 3-4 2-4 3-5 3-3 4-4 3-3 4-3 4-3 3-3 5-2 4-3 3-3 5-2 4-1 4-3 5-1 4-2 5-1 4-1 5-1 5-1h5l4-1h6 4 5 6l4 1h5l4 1 5 1 5 1 4 2 5 1 4 2 4 2 5 2 4 2 4 3 4 3 4 3 3 2 4 3 4 4 3 3 3 3 3 4 3 5 3 3 3 4 3 4 2 5 2 4 2 4 2 4 2 5 1 4 1 5 2 5v4l1 5 1 4v6l1 4v5 5l-1 4-1 5-1 5v5l-1 5-2 4-1 4-2 5-1 4-3 5-2 4-2 4-3 4-2 4-3 4-3 4-3 3-3 4zM206 210l4-4 3-3 3-4 3-3 2-5 3-4 2-4 3-4 2-4 2-5 2-4 2-4 1-5 2-4v-5l1-5 1-4 1-6v-4-5-5-5-5l-1-4-1-5-1-4-1-5-1-5-1-4-2-5-2-5-2-3-2-5-3-4-3-5-2-3-3-4-3-5-3-3-3-4-4-3-3-3-4-3-4-3-4-3-4-3-3-2-5-2-5-2-4-3-4-1-5-2-4-1-5-2-5-1h-4l-5-1-4-1h-6-5-4-6l-4 1h-6l-4 1-5 1-4 1-5 1-5 2-4 1-4 3-5 2-4 2-4 3-4 2-4 3-4 2-4 4-3 3-4 3-3 4-3 3-4 5-2 4-3 4-2 4-3 3-2 5-2 4-2 4-2 5-2 5-1 4-1 5-1 5-1 4v5l-1 4v6 4 5 5l1 4 1 6v4l1 5 2 5 1 4 2 5 1 4 2 4 2 5 2 4 3 4 3 4 2 4 3 4 3 4 3 3 4 4 3 3 4 3 4 3 4 3 4 2 4 3 3 3 5 1 5 3 3 2 5 2 5 1 4 1 5 1 5 1 4 1 6 1h4 6 4 5 5 5l5-1 4-2h5l4-2 5-1 5-2 4-2 4-2 5-1 4-3 4-3 4-2 4-3 4-3 4-3z">
          <text:p/>
        </draw:path>
        <draw:path draw:style-name="gr101" draw:text-style-name="P99" draw:layer="layout" svg:width="0.244cm" svg:height="0.244cm" svg:x="9.068cm" svg:y="19.173cm" svg:viewBox="0 0 245 245" svg:d="M206 210l-3 3-3 3-4 4-4 3-5 2-4 3-4 2-5 2-4 2-4 2-5 1-5 2-4 1-5 1-4 2h-5-5l-5 1h-5-4-5l-5-1h-5l-5-1-4-1-5-1-4-1-5-2-5-1-4-3-4-2-5-1-4-4-4-2-3-2-4-3-4-3-4-3-3-3-4-4-3-3-3-4-3-4-2-4-4-4-2-4-2-4-2-5-2-5-2-3-1-5-2-5-1-4-1-5-1-4v-6l-1-4v-5-5-4-6l1-4v-5l1-5 1-4 1-5 1-4 2-5 2-6 2-4 2-4 2-5 2-3 3-4 3-4 2-4 3-4 4-4 3-3 3-4 4-3 4-3 4-2 4-3 4-3 4-2 4-2 5-2 3-3 5-1 5-2 4-1 5-1 5-1 4-1h6l4-1h5 4 5 6l4 1h5l4 1 5 1 5 1 4 2 5 1 4 2 4 2 5 3 5 2 3 2 5 3 4 3 4 3 4 3 3 3 4 3 3 4 3 3 3 4 3 4 2 3 3 5 3 4 2 5 1 3 3 5 1 5 2 5 1 5 1 4 1 5 1 5v4 5l1 5v5l-1 4v5 5l-1 5-1 5-1 4-1 5-2 5-1 4-2 4-2 5-2 4-3 4-2 4-3 4-2 4-4 4-3 3-3 4zM207 211l3-4 4-3 3-4 3-4 3-3 3-4 2-4 2-5 3-4 1-4 3-5 1-4 2-5 1-5 1-4 1-5v-5l1-5v-5l1-4v-5l-1-5v-5l-1-4v-5l-1-5-2-4v-5l-2-5-2-5-2-5-2-4-2-4-3-5-2-4-2-3-3-4-4-4-3-4-3-4-4-3-3-3-3-3-4-3-4-3-6-3-3-2-4-2-5-2-5-3-4-1-5-2-4-1-5-2-5-1h-4l-5-1-4-1h-6-5-4-5l-5 1-5 1h-4l-5 1-5 1-4 1-5 2-5 2-4 2-4 2-5 2-3 3-5 2-4 3-4 2-4 4-3 3-4 3-3 4-3 3-3 4-3 4-3 4-2 4-3 4-2 4-2 5-2 4-2 6-2 4-1 4-1 6-1 4-1 5v5l-1 4v6 4 5 5l1 5 1 5v4l1 5 2 4 1 5 2 5 1 4 3 5 1 4 2 4 3 4 3 4 3 4 2 4 3 4 4 3 3 4 3 3 4 3 4 4 4 2 4 3 4 2 4 3 5 2 4 2 4 2 5 2 5 2h4l5 2 4 1h5l5 1 5 1h5 4 5l5-1 5-1h5l4-1 5-1 4-1 5-2 5-1 4-2 5-2 4-3 4-2 4-2 5-3 4-3 4-3 3-3z">
          <text:p/>
        </draw:path>
        <draw:path draw:style-name="gr102" draw:text-style-name="P100" draw:layer="layout" svg:width="0.246cm" svg:height="0.246cm" svg:x="9.068cm" svg:y="19.173cm" svg:viewBox="0 0 247 247" svg:d="M208 212l-4 3-4 3-3 3-4 3-4 2-4 3-5 2-4 2-4 3-5 1-4 2-5 1-5 2-4 1-5 1h-5l-4 1-6 1h-4-5-4l-6-1-4-1-5-1h-5l-4-2-5-1-5-1-4-2-5-2-4-2-4-3-4-2-5-2-4-3-3-3-4-3-4-3-3-4-3-3-4-4-3-3-3-4-3-4-3-4-2-4-3-5-2-3-2-5-2-5-1-4-2-5-1-4-1-5-1-5v-4l-1-6v-4-5-5-6l1-4v-5l1-5 1-4 1-6 1-4 2-4 2-5 2-4 2-5 3-4 2-4 3-4 3-4 3-4 3-4 3-4 3-3 4-3 3-4 4-3 4-2 3-3 5-3 4-2 5-2 3-2 5-2 5-2 4-2 5-1 5-1 4-1 5-1h4l6-1h4 5 5 5l5 1h4l5 1 5 1 4 1 5 2 4 1 5 2 5 2 4 3 4 2 4 2 5 3 3 3 4 3 3 3 4 3 4 3 3 4 3 4 3 4 3 3 3 4 2 4 3 5 2 4 2 4 2 5 2 4 1 5 1 5 2 4v5l1 5 1 4v6l1 5v5l-1 4v5l-1 5-1 5v4l-1 5-2 5-1 4-2 5-2 5-2 3-2 5-2 5-3 4-3 3-3 4-2 4-3 4-4 3zM209 213l3-4 3-4 3-3 3-4 3-4 2-4 4-4 2-4 2-5 2-4 2-5 2-5 1-4 2-5v-5l1-4 1-5 1-4v-6l1-4v-5l-1-5v-6l-1-4-1-5-1-5-1-5-1-5-1-4-3-5-1-4-3-4-2-5-2-4-3-5-3-3-2-4-3-4-3-4-4-3-3-4-4-3-4-3-4-3-3-2-4-4-5-2-4-2-4-2-4-3-5-1-4-2-5-1-5-2-4-1h-6l-4-1-5-1h-5-5-5-4l-6 1-4 1h-5l-4 1-5 1-5 1-4 2-5 2-5 2-4 2-4 2-5 3-4 2-3 3-4 3-4 3-4 3-3 3-4 4-3 3-3 4-3 4-2 5-4 4-3 3-2 5-2 5-2 3-2 5-2 5v4l-2 5-1 5-1 5v5l-1 4v6 5 5 4l1 6 1 4v5l1 5 2 4 1 5 2 4 1 5 3 5 1 4 2 4 4 5 3 4 3 3 3 4 3 4 3 4 3 3 4 3 4 3 3 3 4 3 4 3 4 3 5 2 4 2 4 3 5 1 4 3 5 1 5 1 4 1 5 1 5 1 4 1 6 1h4 5 5l5-1 4-1h5l5-2h5l5-2 4-1 5-2 4-1 4-3 5-2 4-2 5-3 3-3 4-2 4-3 4-3z">
          <text:p/>
        </draw:path>
        <draw:path draw:style-name="gr103" draw:text-style-name="P101" draw:layer="layout" svg:width="0.247cm" svg:height="0.247cm" svg:x="9.067cm" svg:y="19.172cm" svg:viewBox="0 0 248 248" svg:d="M210 213l-4 3-4 4-4 3-4 2-4 3-4 2-4 3-5 2-4 2-4 2-5 1-5 2-4 1-6 1-4 2h-5l-4 1h-5-5-5-5-5l-5-1-4-1-5-1-5-1-4-1-6-2-4-2-5-1-4-3-4-2-5-2-4-3-4-3-4-3-3-3-4-3-4-3-3-3-3-4-3-4-3-4-3-4-3-3-3-5-2-4-2-5-2-4-2-5-1-4-2-5-1-5-1-4-1-6v-4l-1-6v-4-5-5-5l1-5v-4l1-6 1-4 1-5 1-4 2-5 2-5 2-4 2-4 2-5 2-4 4-4 2-4 3-4 3-4 3-3 4-4 3-3 4-3 4-3 4-3 3-3 4-3 5-2 4-2 4-2 5-2 5-2 4-2 6-1 4-1 5-1 5-1h4l6-1h4 5 5 5l4 1h5l5 1 5 1 5 1 4 2 5 1 5 2 3 2 5 3 4 2 5 2 3 3 4 3 4 3 4 3 4 3 3 4 4 3 3 4 3 4 2 3 3 4 3 5 2 4 2 4 3 5 1 4 2 4 2 5 1 5 1 4 1 6 1 4 1 5v5 5 5 4 6l-1 4-1 5-1 5-1 5-1 4-2 5-1 5-2 4-2 5-2 5-3 3-3 4-2 5-3 4-3 4-3 3-3 4zM210 213l3-3 3-4 4-3 3-4 3-4 2-4 3-4 2-4 3-5 1-4 3-5 1-4 2-5 1-4 1-6 1-5 1-5v-4-6l1-4v-5l-1-5v-5-5l-1-5-1-5-2-4v-5l-2-5-2-4-2-5-2-4-2-4-3-5-2-4-3-4-3-4-3-3-3-4-3-4-4-3-3-4-4-3-4-3-4-2-4-4-4-2-5-2-4-2-4-2-5-2-5-2-4-1-5-2-5-1h-5l-5-1-4-1h-5-5-5-4l-6 1-4 1h-5l-5 1-5 2h-5l-5 2-5 2-4 2-4 2-5 2-4 3-4 3-4 2-4 3-4 3-4 3-3 4-4 3-3 4-3 4-3 4-2 4-3 4-3 4-2 4-2 5-2 4-2 5-2 5v4l-2 5-1 4v6l-1 4-1 5v5 5 5 4l1 6 1 4v6l1 4 2 6 1 4 2 5 1 5 3 3 2 5 2 5 2 4 3 3 3 5 3 4 3 3 3 4 4 4 3 3 4 3 4 3 4 3 3 3 5 2 4 3 5 2 3 2 5 2 5 2 4 2h6l4 2 6 1 4 1h5 5l5 1h5 5l5-1h4l5-1 5-1 5-1 4-1 5-2 5-1 4-2 5-2 4-3 4-2 4-2 5-3 4-3 4-3 3-3z">
          <text:p/>
        </draw:path>
        <draw:path draw:style-name="gr104" draw:text-style-name="P102" draw:layer="layout" svg:width="0.249cm" svg:height="0.249cm" svg:x="9.066cm" svg:y="19.171cm" svg:viewBox="0 0 250 250" svg:d="M210 214l-3 4-4 3-3 3-4 2-5 4-4 2-4 2-4 3-5 2-5 1-4 2-5 1-5 2-5 1-5 1h-5l-4 1-5 1h-5-5l-5-1h-5l-5-1h-4l-6-1-4-2-5-1-5-1-4-2-5-2-4-2-4-3-4-2-5-2-4-3-3-3-4-3-4-4-3-3-4-3-3-4-3-3-3-4-3-5-3-4-2-4-2-5-3-5-2-3-2-5-1-5-2-4-1-6-1-4-1-5v-5l-1-5v-5-4-6-4l1-5v-4l1-6 1-4 1-5 1-5 2-4 2-5 2-5 2-4 2-4 2-5 4-4 2-3 3-4 3-4 3-4 4-3 3-4 4-3 4-3 4-3 3-2 5-4 4-2 5-2 4-2 4-2 5-2 4-2 5-1 5-1 5-1 5-1h4l6-1h4 5 5 5l4 1h5l5 1 5 1 5 1 5 2 5 1 4 3 5 1 4 3 4 2 4 2 5 3 4 3 4 3 3 3 4 4 3 3 3 4 4 3 3 4 3 4 3 4 2 4 2 4 3 4 2 5 2 5 2 4 1 5 1 4 2 5 1 5v5l1 5v4l1 6v4l-1 5v5l-1 5v5l-1 4-1 6-2 4-1 5-2 4-2 5-1 4-3 5-2 5-3 4-3 4-3 4-3 3-3 4-3 4zM211 215l3-4 4-3 3-4 3-4 3-4 3-4 2-4 3-5 2-4 2-5 2-5 2-4 1-5 1-4 2-5v-5l1-5 1-5v-5l1-5v-4l-1-6v-4l-1-5-1-5v-5l-2-5-2-4-1-5-2-4-1-5-2-5-3-4-2-4-2-5-4-4-3-3-3-4-3-4-3-4-4-3-4-3-3-3-4-3-4-3-4-4-5-2-3-2-5-2-5-2-4-2-5-2-5-1-5-1-5-2h-4l-6-1-4-1h-5-5-5-5l-5 1-4 1h-5l-5 1-5 2h-5l-4 2-5 2-5 2-4 2-4 2-5 3-4 3-3 2-5 3-3 3-4 3-4 4-3 3-4 4-3 4-2 4-3 4-3 4-3 4-2 5-2 4-2 5-1 5-3 4v5l-2 5-1 4v5l-1 5-1 5v4 6 4 6l1 4 1 5v5l1 5 2 5 1 4 2 5 1 5 3 4 2 4 2 5 2 5 3 4 3 4 3 4 3 3 3 4 4 3 3 4 4 3 4 3 4 3 4 3 4 3 5 2 4 3 4 2 5 1 4 2 5 1 5 2 4 2h5l5 1 5 1h5l5 1h5 5l5-1 4-1 6-1h4l5-1 5-2 5-1 4-2 5-1 5-3 4-2 4-2 5-3 4-3 4-3 3-3 4-3z">
          <text:p/>
        </draw:path>
        <draw:path draw:style-name="gr105" draw:text-style-name="P103" draw:layer="layout" svg:width="0.25cm" svg:height="0.25cm" svg:x="9.065cm" svg:y="19.17cm" svg:viewBox="0 0 251 251" svg:d="M211 215l-4 4-4 3-3 3-4 3-4 3-5 2-4 3-4 2-5 2-5 2-4 1-5 2-4 2h-5l-5 1-5 1-5 1h-4-6-4-6-4l-5-1-5-1-5-1-5-1-4-2-5-1-4-2-5-1-5-3-4-2-4-2-4-3-5-3-3-3-4-3-4-3-3-5-4-3-3-4-3-3-3-4-3-4-3-4-2-5-2-4-3-4-2-5-2-4-1-5-2-5-1-4-1-6-1-4v-5l-1-4v-6-4-6-4l1-5v-5l1-5 1-5 1-4 1-5 2-5 2-4 2-5 2-4 2-5 2-4 4-5 3-3 2-4 3-4 4-4 3-3 4-4 4-3 3-3 4-3 4-2 4-4 5-2 4-2 4-2 5-2 4-2 5-2 5-1 4-1 6-1 4-1h5l5-1h5 5 5 5l4 1h6l4 1 5 2h4l5 2 5 1 4 3 5 1 5 3 3 2 5 2 4 3 4 3 4 4 3 3 4 3 4 3 3 4 3 3 3 4 3 4 4 4 3 5 2 3 2 5 3 5 1 4 2 5 1 5 2 4 1 5 1 4 1 6 1 4v5 5 5 5 5l-1 5-1 4-1 6-1 4-1 5-2 5-1 4-2 5-3 4-1 4-3 5-3 4-3 4-3 4-3 4-3 4-4 3zM212 216l3-4 3-4 4-3 3-4 2-5 4-3 2-4 3-5 2-5 2-4 3-5 1-4 2-5 1-5 1-4 1-5 1-5v-5-5l1-5v-5l-1-5v-5-5l-1-5-1-4-1-5-2-5-2-5-1-4-2-5-2-4-2-5-3-4-3-4-3-5-3-3-3-4-3-4-4-3-3-4-4-3-4-3-3-3-4-3-5-3-4-3-4-2-4-2-5-2-5-2-4-2-5-1-5-1-5-2h-4l-6-1-4-1h-5-5-5-5l-5 1-5 1h-5l-5 1-4 2h-5l-5 3-4 1-5 2-4 2-5 2-4 3-5 3-3 3-4 2-4 3-4 4-4 3-3 4-3 4-3 4-3 4-3 3-3 4-3 5-2 5-1 3-3 5-1 5-2 4-1 5-2 5-1 5v5l-1 5-1 5v4 6 4 6l1 4 1 5v5l1 5 2 4 1 5 2 5 1 4 3 5 2 5 2 4 2 4 4 4 2 5 3 3 3 4 4 4 3 3 4 5 4 3 4 3 3 3 4 2 5 3 4 3 4 2 5 2 5 2 4 1 5 2 4 2 5 1 5 1 5 1h5 4l6 1h4 6l4-1h5l5-1 5-1 5-1 5-1 5-2 4-1 5-3 4-1 4-2 5-3 4-3 4-2 4-3 4-3 4-3z">
          <text:p/>
        </draw:path>
        <draw:path draw:style-name="gr106" draw:text-style-name="P104" draw:layer="layout" svg:width="0.252cm" svg:height="0.252cm" svg:x="9.065cm" svg:y="19.17cm" svg:viewBox="0 0 253 253" svg:d="M213 216l-3 4-4 3-4 3-4 3-5 2-3 4-5 2-5 3-4 1-4 2-5 2-4 2-6 1-4 1-5 1h-5l-5 1-5 1h-5-5l-5-1h-5l-4-1h-6l-4-1-5-2-5-1-4-2-5-1-5-2-4-2-5-2-4-3-4-4-4-2-4-3-4-3-4-3-3-4-4-3-3-4-3-4-4-4-2-4-3-4-2-4-3-5-3-4-2-5-2-5-1-4-2-5-1-4-1-5-1-5v-5l-1-5v-5-5-5-5l1-4v-6l1-4 1-5 1-5 2-5 1-5 2-4 2-5 3-4 2-4 3-5 2-4 3-4 4-3 3-4 3-4 3-4 4-3 3-4 4-3 4-2 4-3 5-4 3-2 5-2 5-2 4-2 5-2 5-2 4-1 5-1 4-1 6-1h4l5-1h5 5 6 4l5 1h5l5 1 4 2h6l4 2 5 1 5 3 4 1 4 3 5 2 4 3 4 2 4 3 4 4 4 3 4 3 3 4 4 3 3 3 3 4 3 4 2 5 3 4 3 4 2 5 2 4 2 4 1 5 2 5 1 5 2 5 1 4v5l1 5v5l1 5v5l-1 5v5l-1 5v5l-1 5-2 4v5l-2 4-2 5-2 5-2 4-2 5-3 5-2 3-3 4-3 5-3 4-3 3-4 4zM213 216l4-3 3-3 3-4 3-4 4-4 3-4 2-4 2-5 3-4 2-5 1-4 3-5 1-4 1-6 2-4v-5l1-5 1-5v-5l1-5v-5l-1-5v-5l-1-5-1-5v-4l-2-6-1-4-2-5-2-5-1-4-2-5-3-5-2-3-3-5-2-4-4-4-3-4-3-3-4-4-3-3-3-4-4-3-4-3-5-3-4-3-4-3-4-2-5-2-4-2-5-2-5-2-4-1-5-1-5-2h-5l-4-1-6-1h-4-6-5-5l-5 1-4 1h-6l-4 1-5 2-5 1-5 2-4 1-5 3-5 1-4 2-4 3-4 3-5 3-3 3-4 3-4 3-3 3-4 4-3 4-3 4-3 4-3 3-3 5-2 4-3 5-2 4-3 5-1 4-2 5-1 5-2 4-1 6v4l-1 5-1 5v5 5 5 5l1 5 1 5v5l1 5 2 4 1 6 2 4 1 5 3 4 3 4 2 5 2 5 3 3 3 4 3 4 4 4 3 4 3 4 4 3 3 4 4 3 4 2 5 3 4 4 4 2 4 3 5 1 4 2 5 2 5 2 5 1 5 2h4l6 1 4 1h5l5 1h5 5l5-1 5-1 5-1h5l5-1 5-2 4-1 5-2 4-2 5-2 5-2 4-2 4-4 4-2 4-4 4-3 4-3z">
          <text:p/>
        </draw:path>
        <draw:path draw:style-name="gr107" draw:text-style-name="P105" draw:layer="layout" svg:width="0.253cm" svg:height="0.253cm" svg:x="9.064cm" svg:y="19.169cm" svg:viewBox="0 0 254 254" svg:d="M214 218l-4 4-3 3-4 3-4 3-4 2-5 4-4 2-4 2-5 2-4 2-5 2-5 1-4 2h-6l-4 1-5 1-5 1h-5-5-5-5-5l-5-1-5-1-5-1-4-1-6-2-4-1-6-2-4-2-5-2-4-2-4-2-4-3-5-3-4-3-4-3-3-4-4-3-3-4-3-3-4-4-3-4-3-4-3-4-2-4-2-5-3-4-2-5-2-4-1-5-2-5-1-5-1-4-1-5v-5l-1-5v-5-5-6-4l1-6v-4l1-5 1-5 1-5 2-4 1-5 2-5 2-4 2-5 3-5 2-3 3-5 3-4 3-4 3-4 3-3 4-4 3-3 4-3 4-3 3-4 5-3 4-2 4-3 4-3 5-2 5-2 5-2 5-1 5-2 5-1 4-1 6-1h4l5-1h5 5 5 5l5 1h5l5 1 5 2h5l4 2 5 1 4 3 5 1 5 3 4 3 4 3 4 2 5 3 3 3 4 3 4 4 3 3 4 4 3 4 3 4 3 4 3 4 3 4 2 4 2 5 3 4 1 5 2 5 1 4 2 5 1 5 1 5 1 4 1 6v4 6 4 5 5l-1 5-1 5-1 5-1 5-1 5-1 5-3 4-1 5-3 5-2 3-2 5-3 5-3 4-3 3-3 4-3 4-3 4zM215 219l4-3 3-4 3-4 3-4 3-4 3-4 3-4 2-5 2-4 2-5 2-5 2-4 2-5 1-5 1-5 1-5 1-5v-5-4l1-6v-4l-1-6v-4-6l-1-4-1-6-1-4-2-5-1-4-2-5-2-5-2-4-2-5-2-5-4-3-3-5-2-4-3-4-4-4-3-3-4-4-4-3-4-3-3-4-4-3-4-2-5-2-4-4-5-2-5-2-4-2-5-2-4-1-5-1-5-2h-5l-5-1-5-1h-5-5-5-5l-5 1-5 1h-5l-4 1-6 2-4 1-5 2-5 1-5 3-5 1-4 3-4 3-5 3-4 3-3 3-4 3-4 3-4 4-3 3-4 4-3 4-3 3-3 5-3 4-2 4-2 5-2 4-3 5-1 4-2 6-1 4-2 5-1 4v6l-1 4-1 6v4 6 5 5l1 5 1 5v5l1 4 2 6 1 4 2 5 2 4 2 5 2 5 2 4 2 4 4 5 3 4 3 3 3 4 3 4 4 4 3 3 4 3 4 3 4 3 4 3 5 3 3 3 5 2 5 2 4 2 6 2 4 1 5 2 5 1 5 1 5 1h5 5l5 1h5 5l5-1h5l5-1 5-1 5-1 4-1 5-2 5-1 4-3 5-1 4-2 5-3 4-3 5-2 3-3 4-3 4-4z">
          <text:p/>
        </draw:path>
        <draw:path draw:style-name="gr108" draw:text-style-name="P106" draw:layer="layout" svg:width="0.255cm" svg:height="0.255cm" svg:x="9.063cm" svg:y="19.168cm" svg:viewBox="0 0 256 256" svg:d="M216 220l-4 3-4 3-4 4-4 3-4 2-4 2-5 3-4 3-5 1-5 3-4 1-5 2-5 1-4 1-6 1h-5l-5 1-5 1h-5-5l-5-1h-5l-5-1h-5l-5-1-5-2-5-1-4-2-5-1-5-3-4-1-5-2-4-3-4-3-4-3-5-3-4-3-3-3-3-3-4-4-3-4-3-4-4-4-3-3-3-5-2-4-2-5-3-4-1-5-3-4-1-5-2-5-1-5-1-5-1-4v-6l-1-4v-6-4-6-4l1-6v-4l1-6 1-4 1-5 2-5 1-5 2-5 2-4 3-4 2-5 2-4 3-4 3-5 3-4 3-4 4-4 3-3 4-4 3-3 4-3 4-3 4-3 5-3 3-3 5-2 5-2 4-2 5-2 5-1 4-2 6-1 4-1 5-1h5l5-1h5 5 5 5l5 1h5l6 1 5 2h4l5 2 5 1 4 3 5 2 4 2 5 3 5 2 4 2 3 3 4 4 4 3 4 3 4 4 3 3 4 4 3 5 2 4 3 4 3 4 3 5 2 4 1 5 3 5 1 4 2 5 1 5 2 4 1 6v4l1 6v4l1 6v4l-1 6v4l-1 5v5l-1 5-2 5v5l-2 4-2 5-2 5-2 4-2 5-3 5-2 3-3 4-3 5-3 4-3 4-3 3zM216 220l4-4 3-3 3-4 4-4 3-4 2-4 3-4 2-5 3-5 2-4 2-5 2-5 1-4 1-5 2-5v-5l1-4 1-6v-4l1-6v-4l-1-6v-5l-1-5-1-4v-6l-2-4-1-6-2-4-1-5-3-5-1-4-3-5-3-4-2-4-3-4-3-5-3-5-3-3-3-3-4-4-4-3-4-4-4-3-4-3-4-3-5-2-4-2-4-3-5-2-5-2-4-2-6-1-4-1-5-2h-6l-5-1-5-1h-5-5-5-5l-5 1-5 1h-5l-5 1-5 2-4 1-5 2-5 1-5 3-4 2-5 2-4 2-4 3-5 3-3 3-4 3-4 4-4 3-3 4-4 4-3 4-3 4-2 4-4 5-2 3-2 5-2 5-3 4-1 5-2 5-1 5-2 5-1 4v6l-1 4-1 6v4 6 4 6l1 4 1 6v4l1 6 2 4 1 5 2 5 2 4 2 5 2 4 2 5 3 5 3 4 3 3 3 5 3 4 4 4 3 3 4 4 3 3 4 3 4 3 4 3 5 2 4 3 4 2 5 2 4 3 6 1 4 2 5 1 5 2h5l5 1 5 1h5l5 1h5 5l5-1 5-1 5-1h6l4-1 5-2 5-1 5-2 5-2 4-2 5-2 4-3 4-2 4-3 5-3 4-4 4-3z">
          <text:p/>
        </draw:path>
        <draw:path draw:style-name="gr109" draw:text-style-name="P107" draw:layer="layout" svg:width="0.256cm" svg:height="0.256cm" svg:x="9.062cm" svg:y="19.167cm" svg:viewBox="0 0 257 257" svg:d="M216 221l-3 3-4 3-4 3-5 3-4 4-4 2-4 3-5 1-4 3-5 2-5 2-5 1-5 2h-4l-6 1-4 1-6 1-4 1h-6-4l-6-1h-4l-6-1-4-1-6-1-4-1-5-2-4-1-6-2-5-2-4-2-4-3-5-2-4-2-4-3-4-3-4-4-4-3-3-3-4-4-3-3-3-4-4-5-3-4-2-4-3-4-2-5-3-4-1-5-3-5-1-4-2-5-1-5-1-5-1-5v-5l-1-5v-5-5-5-5l1-5v-5l1-5 1-5 1-4 2-6 1-4 2-5 2-5 3-5 2-5 2-3 3-5 3-4 3-4 3-4 4-3 3-4 4-3 3-4 4-3 4-3 5-3 4-3 4-2 5-2 4-3 4-2 6-2 4-1 5-2 5-1 5-1 5-1h5l5-1h5 5 5 5l5 1h5l5 1 5 2h4l6 2 4 2 5 2 5 2 4 2 4 3 5 2 4 3 4 2 4 4 4 3 4 3 4 4 3 3 3 4 4 4 3 5 3 4 2 4 3 4 2 5 2 4 2 6 2 4 1 5 2 5 1 5 1 5 1 5 1 5v5l1 5v5l-1 5v5l-1 5-1 5-1 5-1 5-1 5-1 4-3 5-1 5-3 4-2 5-2 4-3 5-3 4-3 4-3 4-3 3-4 4zM216 222l4-4 4-4 4-4 3-4 3-3 3-5 3-5 2-3 2-5 3-5 1-4 2-5 1-5 2-5 1-5 1-5 1-5 1-5v-5-5-5-5-5l-1-5-1-5-1-5-1-5-2-5-1-5-2-4-2-6-3-4-2-5-2-5-2-3-4-5-3-4-3-4-3-4-4-3-4-4-3-3-4-3-5-4-4-3-4-3-4-2-5-2-4-3-5-2-5-2-4-2-5-1-5-1-5-2h-5l-5-1-5-1h-5-5-5-5l-5 1-5 1h-5l-5 1-5 2-5 1-5 2-5 1-4 3-5 2-5 2-3 2-5 4-4 2-4 3-4 3-4 4-3 3-4 4-3 4-3 4-3 3-3 5-4 4-2 4-2 5-2 5-3 5-1 5-2 4-1 5-2 5-1 5v5l-1 5-1 5v5 5 5 5l1 5 1 5v5l1 5 2 5 1 5 2 5 2 5 2 4 2 5 2 5 3 3 3 5 3 4 3 4 3 4 4 3 3 4 4 3 3 4 4 3 5 3 4 4 4 2 4 2 5 2 4 3 5 2 5 2 4 1 6 2 4 1 6 1 4 1 6 1h4 6 4 6 4l6-1 4-1 6-1 4-1 6-1 4-2 5-1 5-2 4-3 5-2 5-2 3-3 5-3 4-3 4-3 4-3z">
          <text:p/>
        </draw:path>
        <draw:path draw:style-name="gr110" draw:text-style-name="P108" draw:layer="layout" svg:width="0.259cm" svg:height="0.259cm" svg:x="9.061cm" svg:y="19.166cm" svg:viewBox="0 0 260 260" svg:d="M219 223l-4 3-4 4-4 3-4 3-4 3-4 2-5 2-4 3-5 2-5 2-4 2-5 1-5 2-5 1-5 1h-5l-5 1-5 1h-5-5l-5-1h-5l-5-1h-5l-5-1-6-2-5-1-5-2-4-1-5-3-5-2-4-2-4-3-5-2-4-3-4-3-4-3-4-4-4-3-3-4-4-4-3-4-3-4-3-3-2-5-3-4-3-4-2-5-1-5-3-4-1-5-2-5-1-5-1-5-1-5-1-5v-6-5-5-5-5-5l1-5 1-5 1-5 1-5 2-5 1-4 2-5 2-5 2-4 3-5 2-5 3-3 3-5 3-4 3-4 3-4 4-3 3-4 4-3 4-3 5-4 4-2 4-3 4-2 5-3 4-2 5-2 5-2 4-1 6-2 4-1 6-1 5-1 5-1h5 5 5 5 5 5l5 1 5 1 5 1 5 1 5 2 5 2 4 2 5 2 5 2 4 2 5 3 4 3 3 3 5 3 4 3 4 3 3 4 4 4 3 4 3 4 3 3 3 5 2 4 3 5 2 4 2 5 3 4 1 5 2 5 1 5 2 5 1 4v6l1 4v6l1 4v6l-1 5v5l-1 6v5l-1 5-2 5-1 4-2 6-1 4-2 5-2 4-3 5-2 4-3 5-2 4-3 4-3 4-4 4-3 4zM220 224l3-4 4-4 3-3 3-4 4-4 3-5 2-4 3-4 2-5 2-4 2-5 2-5 1-5 2-5 1-5 1-5 1-5 1-6v-5-5-6-4-6l-1-4-1-6-1-5-1-5-2-4-1-6-2-4-2-5-2-5-3-4-2-5-3-4-2-4-4-4-3-5-4-4-3-3-3-4-4-3-4-3-4-4-5-3-3-2-5-3-5-2-4-3-5-2-5-2-4-1-6-2-4-1-6-2h-4l-6-1-4-1h-6-5-5-5l-5 1-5 1h-5l-6 1-5 2-5 1-4 2-6 1-5 3-4 2-5 2-4 2-4 4-4 3-5 3-4 3-3 3-4 4-3 4-4 3-3 4-3 4-3 5-3 4-3 4-2 5-2 4-2 5-2 5-2 4-1 6-2 4-1 6v4l-1 6-1 5v5 5 5 5l1 6 1 5v5l2 5 1 5 1 5 2 5 2 5 2 5 3 4 2 5 2 4 3 4 3 4 4 5 3 4 3 4 4 3 3 3 4 4 4 3 4 3 5 3 4 3 4 2 5 3 4 2 5 2 5 2 5 1 5 2 6 1 4 1 6 1 4 1h6 5 5 5 6l4-1 6-1 4-1 6-1 4-1 6-2 4-2 5-1 4-3 5-2 5-2 4-3 4-3 4-3 5-3 3-4z">
          <text:p/>
        </draw:path>
        <draw:path draw:style-name="gr111" draw:text-style-name="P109" draw:layer="layout" svg:width="0.261cm" svg:height="0.261cm" svg:x="9.06cm" svg:y="19.165cm" svg:viewBox="0 0 262 262" svg:d="M221 225l-4 3-4 4-4 3-4 3-5 2-4 3-4 3-5 2-4 2-5 2-5 2-6 2-4 1-6 1-4 1-6 1h-4-6l-5 1h-5l-5-1h-6-4l-6-1-4-1-6-1-4-2-5-2-5-1-5-2-5-3-4-2-4-2-5-3-4-3-4-4-4-3-4-3-4-4-4-3-3-4-3-3-3-5-3-4-3-4-2-4-3-5-2-5-2-4-3-6-1-5-2-5v-5l-2-5-1-5v-5l-1-5v-5-5-5-5l1-5v-6l1-4 1-6 1-4 2-6 1-4 3-5 1-5 3-4 2-5 3-5 2-3 3-5 4-4 3-4 3-4 4-3 3-4 4-3 4-3 5-4 4-3 4-3 4-2 5-2 4-3 5-2 5-2 5-1 5-2 5-1 5-1 5-1h5l5-1h5 5 5 6l4 1h6l4 1 6 2 4 1 7 2 4 1 5 2 4 2 5 2 5 3 4 3 4 2 5 3 4 3 3 3 4 4 4 4 3 3 4 4 3 5 3 3 3 5 3 4 2 5 2 4 3 5 2 4 1 5 2 5 2 5v5l2 5 1 5v5 5l1 5v6l-1 5v5 5l-1 5-1 5-1 5-2 5-2 5-1 6-2 4-2 5-2 5-3 3-3 5-3 5-3 4-3 3-3 4-4 4zM221 226l4-4 4-4 3-4 3-4 3-4 3-4 2-5 4-4 2-5 1-5 3-4 1-6 2-5 1-5 2-5 1-5v-5l1-5v-5l1-5v-6l-1-5v-5l-1-5v-5l-2-5-1-5-1-5-2-5-1-5-3-4-2-6-2-3-3-5-3-5-3-4-3-4-3-4-3-4-4-4-3-4-4-3-4-3-4-4-4-3-5-2-4-3-4-2-5-3-5-2-5-2-4-1-6-2-5-1-5-2h-5l-6-1-4-1h-6-5-5-5l-5 1-5 1h-5l-6 1-4 2-5 1-5 2-5 1-5 3-4 2-5 2-5 3-4 3-4 3-4 3-5 3-3 4-3 3-4 4-4 3-3 4-3 5-3 4-3 4-3 4-2 5-2 4-2 6-2 5-2 4-1 6-2 4-1 6v4l-1 6-1 4v6 5 5 5l1 5 1 5v5l2 6 1 4 1 5 2 6 2 5 2 4 3 5 2 5 2 4 3 4 3 5 4 4 3 3 3 4 4 4 3 4 4 3 4 3 5 3 4 3 4 3 5 3 4 2 5 2 5 2 4 2 6 2 4 1 5 1 5 2h6l4 1h6l5 1h5l5-1h6l4-1h6l5-1 5-2h5l5-2 5-2 5-2 4-2 5-2 4-3 5-3 5-2 4-3 3-3 4-4z">
          <text:p/>
        </draw:path>
        <draw:path draw:style-name="gr111" draw:text-style-name="P109" draw:layer="layout" svg:width="0.262cm" svg:height="0.262cm" svg:x="9.059cm" svg:y="19.164cm" svg:viewBox="0 0 263 263" svg:d="M221 226l-4 4-4 3-3 4-4 3-5 2-5 3-4 2-5 3-4 2-5 1-5 3-4 1-6 1-4 2h-6l-5 1-5 1h-5l-5 1h-5l-6-1h-5l-5-1-5-1-5-1-5-1-5-1-5-2-5-2-4-2-5-2-4-2-5-3-5-3-4-3-4-3-4-3-4-3-4-4-3-4-4-4-3-4-3-3-3-6-3-4-2-4-3-5-2-5-2-4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2 4 2 5 2 4 1 6 1 4 1 6 1 4 1 6v5l1 5v5l-1 6v4l-1 6-1 5v5l-2 5-1 5-2 5-2 5-2 4-1 5-3 5-3 4-2 5-3 4-4 5-3 4-3 4-4 4zM222 226l4-3 3-3 4-4 3-5 4-5 3-4 2-5 2-4 3-4 2-5 2-5 2-5 1-5 2-5 1-5 1-5 1-5 1-5v-5-6-5-5-5l-1-6-1-4-1-6-1-5-2-5-1-4-3-6-1-4-2-5-3-4-2-5-3-5-3-4-4-4-3-4-3-4-4-4-4-3-4-4-4-3-3-3-5-3-4-3-5-3-4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1 5 3 5 1 5 2 5 1 5 1 5 1 5 1h5 6 5 5 5l5-1 5-1 6-1 4-1 6-1 4-1 6-3 4-1 5-3 5-2 4-2 5-3 4-3 4-3 4-4 4-3z">
          <text:p/>
        </draw:path>
        <draw:path draw:style-name="gr112" draw:text-style-name="P110" draw:layer="layout" svg:width="0.263cm" svg:height="0.264cm" svg:x="9.058cm" svg:y="19.163cm" svg:viewBox="0 0 264 265" svg:d="M223 226l-3 4-4 3-4 4-5 3-4 3-4 4-5 2-4 2-5 2-5 2-5 2-5 2-5 1-5 1-5 1-6 1h-4-6l-5 1h-5l-5-1h-5-5l-5-1-6-2h-4l-6-2-4-1-5-3-5-1-5-3-5-2-4-3-4-2-5-4-4-3-3-3-4-4-5-3-4-4-4-4-3-4-3-4-3-4-3-5-2-5-3-3-2-5-2-5-2-5-2-5-2-5v-5l-2-5-1-5v-5l-1-5v-5-5-6-5l1-5v-5l1-6 1-4 1-6 2-4 1-6 3-4 1-5 3-5 2-4 3-5 3-4 2-4 4-4 3-5 3-4 4-3 5-4 4-3 4-3 3-4 5-3 5-2 4-3 4-2 5-3 5-1 5-3 4-1 6-2 4-1 6-1 4-1h6l5-1h6 4 6l5 1h5 5l5 1 5 2 5 1 5 2 5 1 5 2 5 2 4 2 5 3 5 3 3 3 5 3 4 3 4 3 4 4 3 3 4 4 3 4 4 4 3 4 3 4 3 5 2 4 2 5 3 5 1 4 3 6 1 4 2 5v5l2 6 1 4v6 5 5l1 5-1 5v6 4l-1 6-1 5-1 5-2 5-1 5-2 4-2 6-3 5-2 4-2 4-3 5-3 4-3 4-3 5-4 4-3 3zM224 227l3-4 4-3 3-4 4-4 3-5 2-4 4-4 2-5 2-4 2-5 3-5 1-5 2-5 1-5 2-5 1-5v-6l1-4v-6-5-5-5-5l-1-6v-5l-2-5-1-5-1-5-2-5-2-5-2-4-2-5-2-5-3-4-3-5-3-5-3-3-3-4-4-5-3-3-4-4-3-4-4-3-5-3-4-3-4-3-5-2-5-3-4-3-5-1-5-3-4-1-6-2-4-1-6-2h-5l-5-1h-5l-5-1h-6-4-6l-5 1-6 1h-4l-6 1-5 2-5 1-4 2-6 2-4 2-5 2-4 2-5 3-5 3-4 3-4 3-4 4-4 3-4 4-4 3-3 4-3 4-4 4-3 5-3 4-2 5-3 4-2 5-2 5-2 4-2 6-1 4-2 6-1 4v6l-1 5-1 5v5 6 5 5l1 5 1 5v5l2 5 1 6 1 4 2 5 2 5 2 5 3 5 2 4 3 5 2 4 3 4 4 4 3 5 3 4 4 3 5 4 4 3 4 4 4 3 4 3 5 3 4 3 5 2 5 2 4 2 6 2 4 2 5 1 5 1 6 2h4l6 1h5l5 1h5l5-1h6l5-1h5l5-1 6-2h4l6-3 4-1 5-2 5-2 4-2 5-3 4-3 5-3 4-4 4-3 4-3z">
          <text:p/>
        </draw:path>
        <draw:path draw:style-name="gr113" draw:text-style-name="P111" draw:layer="layout" svg:width="0.265cm" svg:height="0.266cm" svg:x="9.058cm" svg:y="19.163cm" svg:viewBox="0 0 266 267" svg:d="M225 229l-4 4-4 3-4 3-4 3-5 3-4 2-5 3-5 3-4 2-5 2-5 1-5 2-5 1-5 2h-5l-5 1-5 1h-6l-5 1h-5l-5-1h-6l-5-1-5-1-6-1-5-1-5-1-4-2-6-2-4-2-5-2-5-2-4-3-5-3-4-3-4-3-4-3-4-4-4-4-4-3-3-4-4-4-3-4-3-5-2-4-3-4-3-5-2-4-2-5-2-6-2-4-2-5v-5l-2-6-1-4v-6l-1-5v-5-5-5-6l1-4v-6l1-5 1-5 1-5 2-5 1-5 3-5 1-4 3-6 3-4 2-4 3-5 3-5 3-3 3-4 3-4 4-4 4-4 4-3 4-4 4-3 4-3 5-2 5-3 4-3 5-2 4-1 6-3 4-2 5-2 5-1 7-1 4-1h6l5-1h5 5 5l6 1h5 5l5 1 6 2 4 1 6 2 4 2 5 2 5 2 4 2 5 3 4 3 5 3 4 3 4 3 4 3 4 4 4 4 3 3 4 4 3 4 3 4 3 5 3 4 3 5 2 4 2 5 2 5 2 4 2 6 1 4 1 6 1 4 1 6 1 5v6 4 6 5 5l-1 5-1 5v6l-2 4-1 6-2 4-1 6-3 4-2 5-2 5-3 4-3 5-2 4-3 4-4 4-3 4-4 4zM225 230l4-4 4-4 3-4 3-5 3-3 3-5 3-5 2-4 3-5 2-5 2-4 2-5 1-5 2-5 1-5 1-6 1-4 1-6v-5-5-6-4-6l-1-5-1-6-1-4-1-6-2-5-1-5-2-4-2-6-2-4-3-5-3-5-2-4-3-4-3-5-3-3-4-4-4-4-3-4-4-4-5-3-3-3-5-3-4-3-4-3-5-3-5-2-4-1-6-3-4-2-6-2-4-1-6-1-5-1-5-1h-5l-6-1h-5-5-5l-5 1-6 1h-5l-6 1-5 2-5 1-5 2-5 3-4 1-6 3-4 3-4 2-5 3-4 3-4 3-4 3-5 3-3 4-4 4-3 4-3 4-4 4-3 4-3 5-2 5-2 4-3 5-2 4-2 6-2 4-1 6-2 4-1 6v5l-1 5-1 5v6 5 5 5l1 5 1 6v5l2 5 1 5 1 5 2 5 2 5 2 5 3 4 2 5 3 4 2 5 3 5 4 3 3 4 3 4 4 4 4 4 4 3 5 4 3 3 5 2 4 3 5 3 4 3 6 2 4 2 5 2 5 1 5 2 5 1 6 1 5 1 5 1h6l5 1h5l5-1h6l5-1 5-1 5-1 5-1 5-2 5-1 5-2 5-2 5-2 5-2 4-3 5-2 4-3 4-3 4-3 4-4z">
          <text:p/>
        </draw:path>
        <draw:path draw:style-name="gr114" draw:text-style-name="P112" draw:layer="layout" svg:width="0.266cm" svg:height="0.267cm" svg:x="9.057cm" svg:y="19.162cm" svg:viewBox="0 0 267 268" svg:d="M226 230l-4 3-4 4-4 3-4 3-4 4-5 2-5 3-4 2-5 2-5 2-5 2-6 1-5 2-5 1-5 1-5 1-5 1h-6-5-5-5-6l-5-1-5-1-5-2h-5l-5-2-5-1-5-3-5-1-5-3-5-3-4-2-4-3-5-2-4-3-4-4-4-3-4-4-4-4-3-4-3-4-4-4-3-4-2-5-3-4-3-5-2-5-2-4-2-5-2-5-2-5v-5l-2-5-1-5v-6l-1-5v-5-5-6-5l1-5v-5l1-5 1-6 1-4 2-6 1-4 3-6 2-4 2-5 3-5 2-4 3-5 3-4 3-4 3-4 4-4 3-4 4-5 5-3 4-3 3-3 5-3 5-3 4-2 4-3 6-3 4-1 5-3 5-1 5-2 5-1 5-1 5-1h6l5-1h5 5 5l6 1h5 5l5 2 6 1 4 1 6 2 5 1 5 3 5 1 5 2 4 3 5 3 4 3 4 3 4 3 5 3 4 4 3 5 4 3 4 4 3 4 3 5 3 4 2 4 3 5 2 4 3 5 1 6 3 4 1 5 2 5v6l2 4 1 6 1 5v5 5 5 6 5l-1 6-1 4-1 6-1 5-2 5-1 5-2 5-2 4-3 5-2 5-2 4-3 5-3 4-3 4-3 5-4 4-3 3zM226 230l4-3 4-4 3-4 3-4 3-4 4-5 3-4 2-5 2-4 3-5 2-5 1-5 2-5 1-5 2-5 1-6 1-4v-6-5-6-5-5-5-5l-1-6-2-5-1-5-1-5-2-5-2-5-1-5-3-5-2-4-3-5-2-4-4-5-3-4-3-4-4-4-3-4-4-5-4-3-4-4-4-3-4-3-5-3-5-2-4-3-5-2-5-2-4-3-6-1-5-2-5-1-6-1-4-1-6-1h-5l-6-1h-5-5-5l-5 1-6 1h-5l-5 2-5 1-6 1-4 2-5 2-5 2-5 3-4 2-5 2-5 3-4 3-4 4-4 3-4 3-4 4-4 4-3 5-3 4-4 3-3 5-3 5-2 4-2 5-3 5-2 4-2 5-2 5-1 5-1 5-2 6v5l-1 5-1 5v5 6 5 6l1 4 1 6v5l2 5 1 5 2 5 1 5 2 5 2 5 3 5 2 4 3 5 3 5 3 3 3 5 3 4 4 4 4 4 4 3 4 4 4 3 4 3 4 3 5 3 4 2 5 3 5 2 4 2 6 2 4 2 6 1 5 1 5 2 5 1h5 6l5 1h5l5-1h6 5l5-1 5-1 5-2 6-1 5-2 6-1 4-2 5-2 4-3 5-2 5-3 4-3 4-3 5-3 4-4z">
          <text:p/>
        </draw:path>
        <draw:path draw:style-name="gr115" draw:text-style-name="P113" draw:layer="layout" svg:width="0.268cm" svg:height="0.269cm" svg:x="9.056cm" svg:y="19.161cm" svg:viewBox="0 0 269 270" svg:d="M226 231l-3 4-4 4-5 3-4 3-4 3-5 2-5 3-4 3-5 1-4 3-6 1-4 2-6 1-5 2-5 1h-5l-6 1h-5l-5 1h-5l-5-1h-6l-5-1h-6l-4-2-6-1-5-1-5-2-5-2-5-2-4-2-5-3-5-2-4-3-4-4-5-3-3-3-4-3-4-4-4-4-4-3-3-4-3-5-3-4-3-4-3-5-3-5-2-4-2-5-2-5-1-5-2-5-1-5-2-5-1-6v-5l-1-5v-5-5-6-5l1-6v-4l1-6 2-5v-5l2-5 1-5 3-5 2-5 2-4 3-6 2-4 3-5 3-5 3-3 3-4 4-5 4-4 4-3 4-4 4-3 4-3 4-3 5-3 4-2 5-3 5-2 5-2 5-3 4-1 6-2h5l5-2 5-1h5l6-1h4 6 5l6 1h5 5l5 2 5 1 6 1 4 2 6 1 4 3 5 2 5 2 4 2 5 3 5 3 4 3 4 3 4 4 4 3 4 4 3 4 4 4 4 4 3 4 3 5 3 4 3 6 2 4 2 5 2 5 2 5 2 5 1 5 1 5 2 5v5l1 6v4 6 5 6 5l-1 5v5l-1 5-2 6-1 4-2 6-1 4-3 6-2 4-2 5-3 5-3 4-3 5-3 4-4 4-3 4-4 4zM227 232l4-4 3-4 4-4 4-4 3-4 3-5 3-4 2-5 3-5 2-4 2-5 2-5 1-5 2-5 1-6 1-4 1-6 1-5v-5-6-5-6-4l-1-6-1-5-1-5-1-6-2-4-1-6-2-4-3-5-1-6-3-4-3-6-3-4-3-4-3-5-4-3-3-5-4-4-4-3-3-4-4-3-5-4-4-3-4-2-5-3-5-3-4-2-6-2-4-3-6-1-4-2-6-1-4-1-6-1-5-1h-5l-6-1h-5-6-4l-6 1-5 1h-5l-6 2-4 1-6 1-4 2-6 2-4 2-5 3-5 2-4 2-5 3-5 3-3 4-5 3-4 3-4 4-4 4-3 4-3 4-4 4-3 4-2 5-3 5-2 5-3 5-2 5-2 5-2 5-1 5-1 5-2 5v5l-1 5-1 6v5 6 5 5l1 5 1 5v6l2 5 1 5 2 5 1 5 2 5 2 5 3 4 3 5 2 5 3 4 3 5 3 4 3 4 4 4 4 4 4 3 4 4 4 3 4 3 5 3 4 3 4 3 6 2 4 2 5 3 5 1 5 2 5 2 5 1 5 1 6 1 5 1h6l5 1h5l5-1h5l6-1 5-1h6l4-2 6-2 4-1 6-2 4-2 6-2 4-3 5-2 4-3 4-2 5-3 4-4 4-3z">
          <text:p/>
        </draw:path>
        <draw:path draw:style-name="gr115" draw:text-style-name="P113" draw:layer="layout" svg:width="0.269cm" svg:height="0.27cm" svg:x="9.055cm" svg:y="19.16cm" svg:viewBox="0 0 270 271" svg:d="M229 233l-4 4-5 3-4 3-4 4-4 2-5 3-4 2-5 3-5 2-5 2-5 2-5 1-5 2-5 1-5 1-6 1-5 1h-5-6-4-6-5l-6-1-5-1-5-1-5-1-5-2-5-2-5-2-5-2-5-2-5-3-5-2-4-3-4-3-5-3-4-3-4-4-3-3-4-4-5-4-3-4-3-4-3-5-3-5-3-4-3-5-2-4-2-5-2-5-1-5-2-5-1-5-2-5-1-6v-5l-1-5v-5-6-5-5l1-6v-5l1-5 2-5v-6l2-5 2-5 2-5 2-5 2-5 3-5 3-4 2-5 3-4 3-4 4-4 4-4 4-4 4-4 4-4 4-3 4-3 5-3 4-3 5-2 4-3 5-2 5-2 5-3 5-1 5-2h5l5-2 6-1h5l5-1h5 5 6l5 1h6 5l5 2 5 1 5 1 5 2 5 1 5 3 5 2 5 2 5 2 4 4 5 2 4 3 4 4 4 3 4 4 4 3 4 4 3 4 3 4 3 5 3 4 3 4 2 5 4 4 1 6 2 5 3 4 1 6 2 5 1 5 1 6 1 5 1 5v5 6 5 5 6l-1 5-1 5-1 5-1 5-2 6-1 4-2 6-2 5-2 4-3 5-2 4-3 5-3 5-3 4-3 4-4 4-3 4zM229 233l4-3 4-4 3-4 3-5 4-4 3-4 2-5 3-4 2-5 3-5 1-5 2-5 2-5 2-6v-4l2-6 1-5v-5-6-5-5-6-5-5l-1-5-2-6v-5l-2-5-2-6-2-4-2-6-2-5-3-4-2-5-3-4-3-5-3-5-3-3-4-4-3-4-4-4-5-4-4-3-4-3-4-3-5-3-4-3-5-3-5-2-4-2-6-3-4-1-6-2-5-1-5-1-5-1-5-1h-6l-5-1h-6-5-5l-5 1-5 1h-6l-5 2-6 1-4 1-6 2-4 2-6 2-4 3-5 2-5 2-4 3-4 3-5 4-3 3-5 3-4 4-3 4-5 4-3 5-4 3-3 5-2 5-3 4-2 5-3 5-2 4-2 6-2 4-1 6-1 6-2 4v6l-1 5-1 6v5 5 6 5l1 6 1 4v6l2 5 1 5 2 5 1 5 3 5 1 5 3 5 3 5 2 4 3 5 3 4 3 4 4 4 4 4 4 4 4 4 4 4 4 3 4 3 5 3 4 3 5 2 4 3 5 2 6 2 4 2 6 2 4 2h6l5 2 5 1h6 5l5 1h5l6-1h5 5l6-1 5-1 5-1 5-2 5-2 5-1 6-2 4-3 5-2 4-2 5-3 5-3 4-4 4-3 4-3z">
          <text:p/>
        </draw:path>
        <draw:path draw:style-name="gr116" draw:text-style-name="P114" draw:layer="layout" svg:width="0.271cm" svg:height="0.272cm" svg:x="9.055cm" svg:y="19.16cm" svg:viewBox="0 0 272 273" svg:d="M230 234l-4 4-4 3-4 3-5 3-4 3-5 3-4 3-5 2-5 2-5 3-5 1-5 2-5 1-5 2-6 1h-5l-5 1h-6l-5 1h-5l-5-1h-6l-5-1h-5l-6-2-6-1-4-1-6-3-4-1-6-2-5-3-4-2-5-2-4-3-5-3-4-4-4-3-4-3-4-4-4-4-3-4-4-4-3-5-3-3-3-5-3-5-3-4-2-5-1-5-3-5-1-5-2-5-1-5-2-6-1-5v-5l-1-5v-5-6-5-6l1-6v-5l1-6 2-4v-6l2-5 2-5 2-5 2-5 2-4 3-5 3-5 2-4 3-5 4-4 3-4 4-4 3-4 4-4 5-3 3-4 5-3 4-3 4-3 5-2 5-3 4-2 6-2 4-2 6-2 4-2h7l5-2 5-1h6l4-1h6 5 6l5 1h5 6l5 2 5 1 5 1 5 2 5 1 6 3 4 2 5 2 4 2 5 4 5 3 4 3 4 3 4 3 5 4 3 4 4 3 3 4 3 4 4 5 3 4 3 5 2 5 2 4 3 5 2 5 1 5 3 5 1 5 1 5 2 6v5l1 5v5 6 6 5 5l-1 6v5l-2 6-1 4-1 6-2 5-2 5-2 4-2 6-2 4-3 5-3 5-3 4-3 4-3 5-4 3-4 4zM230 235l4-4 4-4 3-4 4-4 3-5 3-4 2-5 4-5 2-4 2-5 2-5 2-5 2-5 1-5 1-5 1-6 1-5 1-6v-5-5-6-6-5l-1-6-1-4-1-6-1-5-1-5-3-5-1-5-3-5-2-6-2-4-3-5-3-4-3-5-3-4-3-4-4-4-4-4-3-4-4-3-4-4-5-3-4-3-4-3-5-3-4-3-6-2-4-2-5-3-6-1-5-2-5-1-5-1-5-1-6-1h-5l-5-1h-6-5-6l-5 1-5 1h-5l-5 2-7 1-5 1-5 2-5 2-5 2-4 3-5 2-5 3-4 2-5 3-4 4-4 3-4 4-4 3-4 4-4 5-3 4-3 4-3 4-3 5-3 4-2 5-3 5-2 5-2 5-2 5-1 5-1 5-2 5v6l-1 5-1 6v6 5 6 5l1 5 1 6v4l2 6 1 5 2 5 1 5 3 6 1 4 3 5 3 4 2 5 3 5 3 4 3 4 4 5 4 4 3 3 5 4 4 3 3 4 5 3 5 3 3 3 6 3 4 2 5 2 5 3 5 1 6 3 4 1 6 1 6 1 5 1 5 1h6l5 1h5l5-1h6l5-1 5-1h6l5-2 5-1 5-2 6-2 4-2 5-2 5-2 5-3 5-3 4-3 4-3 5-3 3-4z">
          <text:p/>
        </draw:path>
        <draw:path draw:style-name="gr117" draw:text-style-name="P115" draw:layer="layout" svg:width="0.272cm" svg:height="0.273cm" svg:x="9.054cm" svg:y="19.159cm" svg:viewBox="0 0 273 274" svg:d="M231 236l-4 3-4 4-4 3-4 3-5 3-4 3-5 2-5 3-5 2-5 2-5 2-5 1-5 2-6 1-6 1-5 1-5 1h-6-5-5-5-6l-5-1-5-1-6-1-5-1-5-2-5-2-5-2-5-2-5-2-4-2-6-4-4-2-4-3-5-3-4-4-4-3-4-4-3-4-4-4-4-4-3-4-3-5-3-4-3-5-2-4-3-5-1-5-3-5-1-5-2-5-1-6-2-5-1-5v-6l-1-5v-5-6-5-6l1-5v-5l1-6 2-5v-5l2-5 2-6 2-4 2-5 2-5 3-5 3-5 3-4 3-4 3-5 3-3 4-5 4-4 4-3 4-4 3-3 5-4 5-3 4-2 5-3 4-3 5-2 5-2 5-2 5-2 5-2h6l5-2 5-1h5l5-1h6 5 6l5 1h5 6l5 2 6 1 5 1 5 2 6 1 4 3 5 2 5 2 5 2 5 4 4 3 4 3 5 3 3 4 4 3 4 4 4 3 4 4 3 5 3 4 3 4 3 5 3 5 2 4 2 6 2 4 2 6 2 4 2 6 1 5 1 5 1 5 1 5v6 5 6 5 5l-1 6-1 5-1 6-1 6-2 4-1 6-3 4-1 6-2 4-3 5-3 5-2 4-3 5-3 5-4 3-3 5-4 4zM232 236l4-4 3-4 4-4 3-4 4-4 2-5 3-5 2-4 3-5 3-5 1-5 3-5 1-5 2-5v-6l2-6 1-5v-6-5-5-6-5-6-5l-1-5-2-5-1-5-1-6-2-5-2-5-2-5-2-5-3-4-2-5-3-5-3-4-3-5-4-4-3-4-4-4-4-4-4-3-4-4-4-3-5-3-4-3-5-3-5-3-4-2-5-2-5-2-6-2-4-2-6-1-6-1-5-1-6-1h-5l-5-1h-6-5-6l-5 1-5 1h-5l-5 2-6 1-5 1-5 2-5 2-5 2-5 3-5 2-5 3-4 3-5 3-4 3-4 3-4 4-4 4-4 4-4 4-3 4-3 4-3 5-3 4-3 5-2 5-3 4-2 6-2 4-2 6-1 4-1 6-2 5v6l-1 5-1 5v6 5 6 5l1 5 1 6v6l2 4 1 6 2 5 1 6 3 4 2 5 2 5 3 5 3 5 2 4 3 5 4 4 3 3 4 5 4 4 4 3 4 4 4 3 4 4 5 3 4 2 5 3 4 3 6 2 5 2 5 2 5 1 5 2 5 1 6 2 5 1h5 5l6 1h5l5-1h6 5l5-1 6-1 6-1 5-2 5-1 5-2 6-2 4-3 5-2 5-2 4-3 5-3 5-3 3-4 5-3z">
          <text:p/>
        </draw:path>
        <draw:path draw:style-name="gr118" draw:text-style-name="P116" draw:layer="layout" svg:width="0.274cm" svg:height="0.275cm" svg:x="9.053cm" svg:y="19.158cm" svg:viewBox="0 0 275 276" svg:d="M233 237l-5 3-5 4-3 3-5 3-5 3-4 4-5 2-5 2-4 2-6 3-5 1-5 2-5 1-5 2-6 1h-5l-6 1h-5l-5 1h-6l-5-1h-6l-4-1h-6l-5-2-5-1-6-2-4-1-6-2-4-2-6-3-4-2-5-3-5-2-4-3-4-4-5-3-4-4-3-3-4-4-4-5-3-4-4-3-3-5-2-5-4-4-2-5-2-5-2-6-3-4-1-6-2-5-1-6-2-4-1-6v-5l-1-5v-6-5-5-6l1-5v-6l1-5 2-5v-6l2-4 2-6 2-4 2-6 2-5 3-4 3-5 3-4 3-5 3-5 3-3 4-4 4-4 4-4 4-4 4-3 4-3 5-3 4-3 5-3 4-3 6-2 5-2 5-2 5-2 5-2h5l6-2 4-1h6l5-1h6 5 5l6 1h5 5l6 2 5 1 6 1 4 2 6 2 5 2 5 2 4 2 5 2 5 4 4 3 5 3 4 3 4 4 5 3 4 4 4 4 3 4 4 4 3 5 3 4 3 5 2 4 2 5 3 5 2 5 2 5 2 5 1 5 1 6 2 4v6l1 5v6 5 5 6 5l-1 6v5l-2 5-1 6-1 5-2 5-2 5-2 5-2 6-3 5-2 4-3 5-3 4-3 4-4 5-3 4-3 4zM233 237l4-4 3-3 4-4 3-5 3-5 3-4 4-5 2-4 3-5 2-5 2-6 2-4 2-6 1-5 1-6 1-5 1-5 1-6v-5-6-5-5l-1-6v-5l-1-6-1-5-2-5-1-5-2-5-1-6-3-4-2-5-2-5-3-5-3-5-3-4-3-4-4-5-3-4-3-3-4-4-6-4-4-3-4-4-4-3-5-3-4-3-5-3-5-2-5-2-5-2-5-2-5-2-6-1-5-1-6-1-5-1h-5l-6-1h-5-5-6l-5 1-6 1h-5l-5 2-5 1-5 1-6 2-4 2-6 2-5 3-4 2-5 3-4 3-5 3-5 3-3 3-5 4-4 4-4 4-3 4-4 4-3 4-3 5-3 4-2 5-3 5-3 5-2 5-2 5-1 5-2 5-1 6-2 5v5l-1 6-1 5v6 5 5 6l1 5 1 5v6l2 5 1 6 2 4 1 6 3 4 2 6 2 5 3 5 3 4 3 5 3 5 3 4 3 4 4 4 4 4 4 4 4 3 4 4 5 3 4 3 4 3 6 3 4 2 5 2 5 3 5 1 5 2 6 1 5 2 5 1 5 1 5 1h6l5 1h6l5-1h6l6-1 4-1h6l5-2 5-1 6-2 4-1 6-3 4-2 6-2 4-3 5-3 5-3 4-3 4-4 4-3z">
          <text:p/>
        </draw:path>
        <draw:path draw:style-name="gr119" draw:text-style-name="P117" draw:layer="layout" svg:width="0.276cm" svg:height="0.276cm" svg:x="9.052cm" svg:y="19.157cm" svg:viewBox="0 0 277 277" svg:d="M233 238l-3 4-4 3-5 4-4 3-4 3-5 2-5 3-5 3-5 2-5 2-5 2-5 1-5 2-6 1-5 1-5 1-5 1h-6l-6 1h-5l-6-1h-5l-5-1-6-1-4-1-6-2-5-1-6-2-4-1-6-3-4-2-5-2-5-3-5-4-4-3-4-3-4-3-5-4-4-3-3-4-4-4-3-4-3-5-4-5-3-5-4-4-2-5-2-5-2-5-3-5-1-5-2-5-1-5-2-5-1-6v-5l-1-6v-5-5-6-5l1-6v-5l1-5 2-6 1-5 2-5 1-5 2-5 2-5 2-6 3-4 4-5 3-4 3-5 3-4 4-4 3-4 4-4 3-4 5-4 4-3 5-3 4-3 5-3 4-3 5-3 5-2 5-2 5-2 5-2 5-2h5l5-2 6-1h5l6-1h5 5 6l5 1h6 5l5 2 6 1 5 1 6 2 4 2 6 2 4 2 6 2 4 3 5 3 4 3 4 3 5 4 4 3 4 4 4 3 3 4 4 4 4 5 3 4 3 4 3 5 3 4 2 6 2 4 3 5 1 5 2 6 1 4 2 6 1 5 1 6v5l1 5v6 5 6 5l-1 5-1 6-1 5-1 6-2 5-1 5-2 5-2 5-2 5-3 5-3 4-3 5-3 4-3 5-3 5-4 4-4 4zM234 239l4-4 4-4 4-5 3-4 3-5 3-4 3-5 2-5 3-5 2-5 2-4 3-6 1-5 2-5v-6l2-5 1-6 1-5v-5-6-5-6l-1-5v-5l-2-6-1-5-1-6-2-5-1-5-2-5-2-5-2-5-3-5-3-4-3-5-3-4-3-5-3-4-4-5-4-3-4-4-3-4-4-3-5-4-5-3-4-3-5-3-4-3-5-2-5-2-5-2-5-2-6-2-5-1-5-1-5-1-6-1h-5l-6-1h-6-5-5l-6 1-5 1h-6l-5 2-5 1-5 2-5 1-6 2-4 2-6 3-4 3-5 2-5 3-4 3-4 3-5 4-4 3-3 4-4 4-4 5-4 3-3 5-3 5-3 4-3 5-3 4-3 5-2 6-2 4-1 6-2 5-1 5-2 6v5l-1 5-1 6v5 6 5 5l1 6 1 5v6l2 5 1 5 2 6 1 4 3 6 2 4 2 6 3 4 4 5 3 5 3 4 3 5 4 5 3 3 4 4 4 4 4 4 4 3 5 3 4 3 5 3 4 3 5 3 5 2 5 2 5 2 6 1 4 2 6 1 5 2 6 1 5 1h5 6 5 6 6l5-1 6-1 5-1 5-1 5-2 5-1 6-2 4-2 6-3 4-2 5-3 5-2 4-3 5-3 4-4 4-3z">
          <text:p/>
        </draw:path>
        <draw:path draw:style-name="gr120" draw:text-style-name="P118" draw:layer="layout" svg:width="0.277cm" svg:height="0.278cm" svg:x="9.051cm" svg:y="19.156cm" svg:viewBox="0 0 278 279" svg:d="M235 239l-4 4-4 3-4 4-5 3-5 4-4 2-5 3-4 2-6 3-4 2-6 1-5 2-5 1-5 2-6 1-5 1h-5-6l-6 1-5-1h-6-5-6l-5-1-5-2-6-1-4-2-6-1-5-2-5-2-6-3-5-2-4-3-5-3-4-4-5-3-4-3-4-4-4-4-4-4-3-3-4-5-3-4-3-5-3-4-4-5-2-4-2-6-2-4-3-6-1-4-2-6-1-5-2-6-1-5v-5l-1-6v-5-6-5-5l1-6v-5l1-6 2-5 1-5 2-6 1-5 2-5 2-5 2-5 3-4 3-5 3-5 3-4 3-5 4-4 4-4 4-4 3-4 4-3 5-4 4-3 4-3 5-3 5-3 4-3 6-2 5-2 5-2 6-1 4-2 6-1 5-2 6-1h5l5-1h6 5 6l6 1h5 6l5 2 5 1 5 1 5 2 6 2 4 2 6 2 4 2 5 3 5 3 4 3 5 3 4 4 4 3 4 4 4 3 4 4 4 5 3 4 3 4 3 5 3 5 3 4 2 5 3 5 2 5 2 5 1 5 2 5 1 6 1 5 2 5v6 5 6 5 5 6 5l-1 6-2 5-1 5-1 6-2 5-2 6-2 4-3 5-2 5-2 5-3 4-3 5-3 5-3 3-4 5-4 4zM236 239l4-4 3-4 4-4 3-4 3-5 4-4 3-5 2-5 2-4 3-6 2-4 1-6 3-5 1-5 1-5 2-6v-5l1-5v-7-5-5-6l-1-5v-6l-1-5-1-5-2-6-1-5-2-6-1-4-2-6-3-4-2-6-3-4-3-5-3-4-3-5-3-4-4-4-4-4-4-4-4-3-5-4-3-3-5-4-5-2-4-4-5-3-5-2-5-2-5-2-6-2-4-2-6-1-5-1-5-1-6-1h-5l-6-1h-6-5l-6 1h-5l-5 1h-6l-5 2-6 1-5 2-5 1-5 2-6 2-5 3-4 3-6 2-4 3-4 3-5 3-4 4-4 4-4 4-4 4-4 4-3 4-4 4-3 5-3 4-2 5-3 4-3 6-1 5-3 5-1 5-2 6-1 4-2 6v5l-1 6-1 6v5 5 6l1 5v6l1 5 1 5 1 6 1 5 2 6 1 5 3 5 2 5 2 5 3 4 3 5 3 4 3 5 3 5 4 4 4 4 4 4 3 4 4 3 5 4 5 3 3 4 5 3 5 2 5 3 5 3 6 2 5 1 5 2 5 1 6 2 5 1 5 1 6 1h5 6l5 1 6-1h6l5-1h5l6-1 5-2 5-1 5-2 6-2 5-2 5-2 5-2 5-3 4-3 5-4 4-3 4-3 5-4z">
          <text:p/>
        </draw:path>
        <draw:path draw:style-name="gr120" draw:text-style-name="P118" draw:layer="layout" svg:width="0.279cm" svg:height="0.279cm" svg:x="9.051cm" svg:y="19.156cm" svg:viewBox="0 0 280 280" svg:d="M237 240l-4 4-5 4-4 3-4 3-5 3-5 3-4 3-6 3-4 2-6 2-5 2-5 1-5 2-6 2h-5l-5 1-6 1h-5l-7 1-5-1h-6-5l-6-1-5-1-5-1-6-2-5-1-5-2-5-1-6-3-4-2-5-3-5-2-5-3-4-4-4-3-5-3-4-4-4-3-3-4-4-5-4-4-3-4-3-5-3-5-4-4-2-5-2-4-2-6-3-4-1-6-2-5-1-6-1-5-2-5v-6-5l-1-6v-5-5-6l1-5v-6l1-6 2-5 1-5 2-5 1-6 3-5 1-5 3-5 2-5 3-4 3-5 3-4 4-4 3-5 4-4 4-4 3-3 4-4 5-4 5-3 3-3 5-3 5-3 5-3 5-2 5-2 5-2 5-2 5-1 6-2 5-2 6-1h5 5l6-1h5 6l7 1h5 5l6 2 5 1 5 2 5 1 6 3 5 1 5 3 5 2 5 3 4 3 5 2 4 4 4 3 5 4 4 3 4 4 3 5 4 4 3 3 3 5 4 5 3 4 3 5 2 5 2 5 3 5 1 5 2 5 1 6 2 5 1 6 1 5v5l1 6v5 6 5 6l-1 5-1 6-1 5-1 6-2 4-2 6-1 5-3 5-2 5-2 5-3 4-3 6-3 4-3 4-4 5-3 4-4 4zM237 241l4-4 3-4 4-4 4-4 3-5 3-4 2-5 3-5 3-5 2-5 2-5 2-5 2-5 2-5 1-6 1-5 1-6 1-5v-6-5-6-5l-1-6v-5l-2-5v-6l-2-5-2-6-1-5-2-5-2-5-2-5-3-5-3-5-3-4-3-5-3-5-4-4-3-4-4-4-3-4-5-4-4-3-5-3-4-4-5-3-4-3-5-2-5-3-5-2-5-2-5-2-6-3-5-1-5-1-6-1-5-1h-5l-6-1h-7-5l-6 1h-5l-5 1h-6l-5 2-6 1-5 3-5 1-5 3-5 1-6 2-4 3-5 3-5 3-4 3-5 4-4 3-4 4-4 4-4 3-3 4-4 5-3 5-3 4-3 5-3 4-3 5-2 5-2 5-3 5-1 5-2 5-1 6-2 5v6l-1 5-1 6v6 5 5l1 6v5l1 6 1 5 1 5 1 6 2 5 1 6 3 5 2 5 2 5 3 5 3 4 3 5 3 4 4 5 3 4 4 4 4 4 3 3 5 4 4 4 5 3 4 3 5 3 4 3 5 3 5 2 6 2 4 2 6 1 5 2 6 2h5l5 2 6 1h5 6 5 7 5l6-1 5-1 5-1 6-1 5-2 6-1 4-3 6-1 5-2 5-4 4-2 5-3 5-3 4-3 5-3 4-4z">
          <text:p/>
        </draw:path>
        <draw:path draw:style-name="gr121" draw:text-style-name="P119" draw:layer="layout" svg:width="0.28cm" svg:height="0.28cm" svg:x="9.05cm" svg:y="19.155cm" svg:viewBox="0 0 281 281" svg:d="M237 242l-4 4-3 4-5 3-5 3-4 3-5 3-5 2-5 3-5 3-6 1-4 2-6 2-5 2-6 1-5 1-5 1h-6-5l-6 1-6-1h-5-5-6l-5-2-6-1-5-1-5-2-6-1-4-3-6-1-5-2-5-4-4-2-5-3-5-3-4-3-4-4-5-4-4-4-3-3-4-4-3-4-4-5-3-4-3-5-3-5-3-4-2-6-2-4-3-6-1-5-2-6-1-5-1-5-2-6v-5-5l-1-6v-5-6-5l1-6v-6l1-5 2-5 1-6 2-5 1-5 3-5 2-6 2-4 2-5 4-4 3-5 3-5 3-4 4-5 3-4 4-4 3-3 5-5 4-3 5-4 4-3 5-3 4-3 5-3 5-2 6-1 4-3 6-1 5-2 6-1 5-2 5-1h6 5l6-1h5 6l6 1h5l5 1 6 1 5 1 5 1 6 2 5 2 5 2 5 2 5 3 5 2 5 3 5 3 4 4 5 3 4 4 4 4 4 4 4 4 3 4 4 4 3 5 3 4 3 5 2 5 4 4 2 6 2 4 2 6 1 5 2 6 1 5 1 5 2 6v5 6 5 5 6 6 5l-1 6-2 5v5l-2 6-2 4-2 6-2 5-2 5-3 5-3 5-2 4-3 5-3 5-4 4-4 4-3 4zM238 243l4-4 4-4 4-5 3-4 4-4 3-5 2-5 3-5 2-4 3-6 2-4 1-6 3-5 1-6 1-5 2-5v-6l1-5v-6-6-5-5l-1-6v-5l-1-6-1-6-1-5-2-5-2-5-2-6-1-5-3-5-3-5-2-5-3-4-3-5-3-5-4-3-4-5-4-4-4-4-4-4-3-4-5-3-5-3-4-3-5-4-6-2-5-2-5-2-5-3-5-2-6-2-5-1-5-1-6-1h-5l-5-1-6-1h-6-5l-6 1h-5l-6 1h-5l-5 2-6 1-5 2-6 1-5 3-5 1-5 3-5 3-5 3-5 2-4 4-4 3-5 3-4 5-3 4-4 3-4 5-4 4-3 5-3 4-3 5-3 4-3 6-2 4-2 6-3 4-1 6-2 5-1 6-2 5v5l-1 6-1 5v6 6 5l1 6v5l1 6 1 5 1 6 1 5 2 5 2 5 2 6 2 5 2 5 3 4 3 6 3 4 3 4 4 5 3 4 4 4 4 4 4 4 4 4 5 3 4 4 4 3 5 3 5 2 5 3 5 3 5 1 5 2 6 2 5 2 5 1 6 1 5 1h6l5 1h5 7 5 5l6-1h5l5-2 6-1 5-1 6-2 5-2 5-2 5-2 5-3 6-2 4-3 5-3 5-4 4-3 4-3z">
          <text:p/>
        </draw:path>
        <draw:path draw:style-name="gr122" draw:text-style-name="P120" draw:layer="layout" svg:width="0.282cm" svg:height="0.282cm" svg:x="9.049cm" svg:y="19.154cm" svg:viewBox="0 0 283 283" svg:d="M238 243l-4 4-4 3-4 4-5 3-5 3-4 3-6 3-4 3-6 2-4 2-6 2-5 2-5 1-6 1-5 1-6 1-5 1h-5-6-6-5l-6-1h-5l-5-1-6-1-5-2-6-1-5-2-5-2-5-2-5-3-5-2-5-2-5-3-5-3-4-4-4-3-4-4-5-4-3-4-4-4-3-4-4-5-3-4-3-5-3-5-3-5-2-4-2-6-2-5-2-5-2-5-1-5-1-6-2-5v-6-6l-1-5v-5-6-6l1-5v-6l1-5 2-6 1-5 2-5 1-6 3-4 2-6 2-4 2-6 4-4 3-6 3-4 3-5 4-4 4-5 3-3 4-4 4-4 5-3 4-3 4-4 5-2 5-4 5-2 5-3 5-1 5-3 6-1 5-2 5-1 6-2 5-1h6 5l5-1h6 6l5 1h6l5 1 5 1 6 1 5 1 6 2 5 2 5 2 5 3 5 2 5 2 5 3 4 3 5 4 5 3 3 3 4 4 4 4 4 4 4 5 4 3 3 5 3 5 3 5 2 5 3 5 3 5 1 5 3 6 2 5 1 5 2 5 1 6 1 5v6l1 5v6 5 6 6l-1 5-1 5-1 6-1 5-1 6-3 5-2 5-2 5-3 5-2 5-3 5-2 5-3 5-4 3-3 5-4 5-4 4zM239 244l4-4 4-4 3-4 3-5 4-4 3-5 3-5 3-4 2-6 2-4 3-6 2-5 2-5 1-6 2-5 1-6 1-5 1-5v-6-6-5-6l-1-5v-6l-2-6v-5l-2-5-1-6-2-5-3-5-2-5-2-6-3-4-2-5-3-6-3-4-4-5-3-4-4-4-4-5-4-3-4-4-4-3-5-4-4-3-5-3-5-4-5-2-5-2-5-2-5-3-5-1-6-3h-5l-6-2-5-1h-5l-6-1-5-1h-6-6l-5 1h-5l-6 1h-6l-5 2-6 1-5 2-5 1-5 3-6 2-4 2-6 3-4 3-5 3-4 3-5 3-5 4-4 3-3 5-4 3-4 4-4 5-3 4-3 4-3 7-3 4-3 5-2 5-2 5-3 5-1 6-2 5-1 5-2 6v5l-1 6-1 5v6 6 5l1 5v6l1 6 1 5 1 6 1 5 2 5 2 6 2 4 2 6 2 4 3 6 4 4 3 5 3 5 3 4 4 4 4 5 3 4 4 4 4 3 5 3 4 4 5 3 5 3 4 3 6 2 4 2 6 3 5 2 5 2 5 1 5 2h7l5 2h5l6 1h5 6 6 5l5-1 6-1 5-1 6-1 5-2 5-1 6-3 5-2 5-2 5-2 5-3 4-3 5-3 5-3 4-4 5-3z">
          <text:p/>
        </draw:path>
        <draw:path draw:style-name="gr123" draw:text-style-name="P121" draw:layer="layout" svg:width="0.283cm" svg:height="0.283cm" svg:x="9.048cm" svg:y="19.153cm" svg:viewBox="0 0 284 284" svg:d="M240 245l-3 4-5 3-5 4-4 3-5 3-5 3-4 2-6 3-4 2-6 2-5 3-5 1-6 2h-5l-6 2-5 1h-5-6-5-6-6-5-6l-5-2-6-1-5-1-6-2-4-1-6-3-5-2-5-2-5-2-5-4-5-2-4-4-5-3-5-3-4-4-4-4-4-3-4-5-3-4-3-5-4-4-3-5-3-4-3-6-2-4-2-6-2-4-2-6-2-5-1-6-1-5-2-5v-6-6l-1-5v-6-5-6l1-6v-5l1-5 2-6 1-5 2-6 1-6 3-5 2-5 2-5 2-5 4-4 3-6 3-4 3-4 4-5 4-4 3-4 4-4 4-3 5-4 5-3 5-3 4-3 5-4 5-2 5-2 5-2 6-3 4-1 6-2 5-1 6-2 6-1h5 6l5-1h5 6l6 1h5l6 1 5 1 5 1 6 1 5 2 6 2 5 2 5 3 5 2 5 2 4 3 6 3 3 4 5 3 5 3 4 4 3 4 4 5 4 4 3 4 4 5 3 4 3 5 3 5 3 4 2 6 1 5 3 6 1 5 2 5 1 6 1 5 2 5v7 5 5 6 6 5 6l-1 5-2 6-1 5-1 5-2 6-2 5-2 6-2 4-3 6-3 4-3 5-3 4-3 5-3 5-4 4-4 3zM241 245l4-4 4-4 3-4 4-4 3-5 3-4 3-6 3-4 2-5 3-5 2-6 2-5 1-5 2-5 1-6 2-6v-5-6l1-5v-6-6-5l-1-5v-7l-1-5-1-5-1-6-2-5-1-5-3-7-2-4-2-6-3-5-3-5-2-4-3-5-4-5-3-4-4-4-4-4-4-4-4-4-4-3-5-4-4-3-5-3-5-4-5-2-5-2-5-2-5-3-5-1-5-3h-6l-5-2-6-1h-6l-5-1-6-1h-6-5l-5 1h-6l-6 1h-5l-6 2-5 1-6 2-5 1-5 3-5 2-5 2-5 3-5 3-5 3-5 3-4 3-5 4-5 4-3 4-4 3-4 4-3 5-4 5-3 4-3 5-3 4-3 6-2 4-2 6-3 5-1 6-2 6-1 5-2 6v5l-1 5-1 6v6 5 6l1 5v6l1 6 1 5 1 5 1 6 2 5 2 6 2 5 2 5 3 5 2 5 4 5 3 5 3 4 3 4 4 5 4 4 3 4 4 4 5 3 4 4 5 3 5 3 4 3 6 3 4 3 6 2 4 2 6 3 5 1 6 2 5 1 5 1 6 1h6l5 1h6 6 5 6l5-1h5l7-2 5-1 5-1 6-2 5-2 5-2 5-3 5-2 5-2 5-3 4-3 5-4 5-3 4-4z">
          <text:p/>
        </draw:path>
        <draw:path draw:style-name="gr124" draw:text-style-name="P122" draw:layer="layout" svg:width="0.285cm" svg:height="0.285cm" svg:x="9.048cm" svg:y="19.153cm" svg:viewBox="0 0 286 286" svg:d="M242 246l-5 4-4 3-4 4-5 3-4 3-5 4-5 2-5 2-5 2-5 3-5 2-6 2-5 1-6 1-6 1-5 1-6 1h-5-5-7-5l-5-1h-6l-6-1-6-1-5-2-6-1-5-2-6-2-4-2-6-3-4-2-6-3-4-3-5-3-5-3-3-4-5-3-4-4-4-5-4-3-3-5-3-4-4-5-3-4-3-6-2-4-3-6-2-4-2-6-2-5-2-5-1-6-1-5-2-6v-5-6l-1-6v-5-5-6l1-6v-6l1-5 2-6 1-5 2-6 1-5 3-5 2-6 2-4 2-6 4-4 3-5 3-5 4-4 3-5 4-4 3-4 4-3 5-4 4-4 4-3 5-3 5-3 5-4 5-2 5-2 5-2 5-3 5-1 6-2 5-1 6-2 6-1h6 5l6-1h5 6l6 1h5l5 1 7 1 5 1 5 1 6 2 4 2 6 2 5 3 5 2 5 2 5 3 4 3 5 4 5 3 4 4 4 3 4 5 4 4 4 4 3 4 4 5 3 4 2 5 3 5 2 5 3 6 2 4 2 6 2 5 1 5 2 6 1 5v5l1 7 1 6v5 6 6l-1 5v6l-1 5-1 5-2 6-1 6-2 5-1 5-3 5-2 6-2 4-3 5-3 5-3 5-3 5-4 3-3 5-4 4zM242 247l4-4 4-5 3-4 4-4 3-5 3-5 4-4 2-5 3-5 2-6 3-4 1-6 2-5 1-6 2-5v-6l2-5v-6l1-5v-6-6-5l-1-6-1-7-1-5v-5l-2-6-1-5-2-5-2-6-3-5-2-6-2-4-3-5-3-5-3-5-3-5-4-3-3-5-4-4-5-4-4-4-4-3-4-3-5-4-4-3-6-3-4-3-6-2-4-2-6-3-5-1-6-2-5-1-5-2-6-1h-6l-5-1-6-1h-6-5l-6 1h-6l-5 1h-6l-6 2-5 1-6 2-5 1-5 3-6 2-4 2-6 3-4 3-5 3-5 3-4 4-5 3-4 4-4 4-4 3-3 5-4 4-4 5-3 4-3 5-3 5-3 5-2 5-2 6-3 4-1 6-2 5-1 5-2 6v6l-1 6v6l-1 6v5 5l1 6v6l1 5 1 6 1 5 1 6 2 5 2 5 2 6 2 5 3 5 2 5 4 5 3 4 3 5 4 5 3 4 4 4 3 4 5 4 4 4 4 4 5 3 5 3 4 3 5 3 5 2 5 2 5 3 6 2 5 2 6 1 5 2h6l5 2h7l5 1h5 7 5 5l6-1 6-1 5-1 6-1 5-2 6-1 5-2 5-3 5-2 5-2 5-3 5-3 5-3 4-4 4-3 5-4z">
          <text:p/>
        </draw:path>
        <draw:path draw:style-name="gr124" draw:text-style-name="P122" draw:layer="layout" svg:width="0.286cm" svg:height="0.286cm" svg:x="9.047cm" svg:y="19.152cm" svg:viewBox="0 0 287 287" svg:d="M243 247l-4 4-5 4-4 3-4 4-6 3-4 2-5 3-5 3-5 2-5 2-6 3-5 1-6 2h-6l-5 2-6 1-6 1h-5-5-7-5l-5-1h-7l-5-2-5-1-6-1-5-2-5-1-6-2-5-3-5-2-5-2-5-3-5-4-4-3-5-3-4-4-4-3-5-4-4-4-4-4-3-5-3-4-4-5-3-4-3-5-2-5-3-5-2-5-2-6-2-5-2-6-1-5-1-5-2-6v-5-6l-1-7v-5-5l1-6v-6-5l1-6 2-6 1-5 2-6 1-5 3-5 2-5 2-5 3-5 3-5 3-5 3-5 4-4 3-4 4-5 3-4 5-3 4-4 4-3 5-4 5-3 4-3 5-4 5-2 5-2 5-2 6-3 5-1 6-2 5-1 5-2 6-1h5 6l6-1h5 6l6 1h5l6 1 6 1 6 1 5 2 6 1 5 2 5 2 5 3 5 2 5 3 5 2 5 3 5 4 3 3 5 4 4 4 5 4 3 4 3 4 4 4 3 5 3 4 4 6 3 4 2 5 2 6 3 5 2 5 1 6 2 5 1 5 1 6 1 5 1 6 1 6v5 6 6l-1 6v5l-2 6-1 6-1 5-2 6-1 5-2 5-2 5-2 5-3 6-3 4-3 5-3 5-3 4-4 5-4 4-3 4zM243 248l4-4 4-4 4-4 3-5 4-5 3-4 3-6 2-4 3-6 3-4 2-6 2-5 1-5 2-6 1-5 1-6 2-6v-5-6-6-6-5-6l-1-6-1-5-1-6-1-6-2-5-1-5-3-5-2-5-2-6-3-5-3-5-3-5-3-4-3-5-4-4-4-4-3-5-4-4-4-4-5-3-4-3-5-4-5-3-4-3-6-3-4-2-6-2-5-3-5-1-6-2-5-1-6-2-6-1h-6l-5-1-6-1h-6-5l-6 1h-6l-5 1-6 1-5 1-5 1-7 2-4 1-6 3-5 2-5 2-5 3-5 3-5 3-5 3-4 4-4 3-5 4-4 4-3 4-4 4-4 5-3 4-4 5-3 5-3 4-3 6-2 4-2 6-3 5-1 5-2 6-1 5-1 6-1 6-1 5v6l-1 6v5 5l1 7v6l1 5 1 6 1 6 1 5 2 6 2 5 3 5 2 5 2 5 2 5 4 5 3 5 3 5 4 4 3 4 4 5 4 4 4 3 4 4 4 3 5 4 5 3 4 3 6 3 4 3 6 2 5 2 6 3 5 1 5 2 6 1 5 1 5 1 7 1h5 5 7 5 5 7l5-1 5-2 6-1 6-1 5-2 6-2 5-2 5-3 5-2 5-3 5-3 5-3 4-3 5-4 4-3z">
          <text:p/>
        </draw:path>
        <draw:path draw:style-name="gr125" draw:text-style-name="P123" draw:layer="layout" svg:width="0.288cm" svg:height="0.288cm" svg:x="9.046cm" svg:y="19.151cm" svg:viewBox="0 0 289 289" svg:d="M244 249l-4 4-5 3-5 4-4 3-5 3-5 3-5 3-5 2-5 3-5 2-6 1-5 3-6 1-5 1-5 2h-6l-6 1h-5-6-6-5l-6-1h-6l-5-1-6-1-5-2-5-1-6-2-5-2-5-2-6-3-5-2-5-3-5-3-4-3-5-4-4-3-4-4-4-4-5-4-3-4-4-4-3-5-4-4-3-5-3-5-2-5-2-5-3-6-2-4-2-6-2-5-1-6-1-6-2-6v-5-6l-1-6v-5-6l1-6v-5-6l2-6 1-5 1-5 2-6 1-5 3-6 2-5 2-5 3-5 3-5 3-4 4-5 3-5 3-4 4-4 4-5 4-3 5-4 3-3 5-4 5-3 4-3 6-3 4-3 6-2 5-2 6-3 4-1 6-2 6-1 5-1 5-2h6 6l5-1h6 6l5 1h6l6 1 5 1 6 1 5 2 6 1 5 2 5 2 6 3 4 2 6 3 4 3 5 3 5 3 4 3 6 4 3 4 4 4 4 5 4 3 4 5 3 5 3 4 3 5 3 5 2 5 3 5 2 6 2 4 2 6 1 5 2 6 1 6 1 5v5l1 7v5 5 7l-1 5v5l-1 6-1 6-2 5-1 6-2 6-1 5-2 6-3 4-3 6-2 4-3 6-3 4-4 5-3 5-4 3-4 5zM245 249l4-4 4-4 4-4 3-5 3-5 4-4 3-5 2-5 3-5 2-5 2-6 2-5 2-6 1-6 2-5 1-6 1-5v-6l1-5v-7-5-5l-1-7-1-5v-5l-1-7-2-5-1-5-2-6-2-5-2-5-3-5-2-6-3-4-3-6-3-4-3-5-4-4-4-4-4-4-4-5-4-4-5-3-5-3-4-4-5-3-5-3-5-3-5-2-6-2-5-3-5-1-6-2-5-1-6-2-5-1h-5l-7-1-5-1h-6-6l-5 1h-6l-6 1-5 1-6 1-5 1-6 2-5 1-6 3-5 2-5 2-5 3-5 3-4 3-5 4-5 3-4 4-5 4-4 3-3 4-4 5-4 4-3 4-3 5-3 5-4 5-3 5-2 5-2 5-2 6-2 5-2 6-1 5-1 5-1 6-1 6v5l-1 6v6 5l1 6v6l1 5 1 6 1 6 1 6 2 5 2 6 3 5 2 5 2 5 2 5 4 5 3 5 4 4 3 5 3 5 4 3 4 5 4 4 5 4 4 3 5 4 4 3 5 3 5 2 5 3 6 3 4 2 6 2 5 2 5 1 6 2 6 1h5l6 1 6 1h5 6 6 5l6-1 6-1 5-1 5-1 7-2 5-2 5-1 5-3 5-2 6-2 4-3 6-3 4-4 5-3 5-3 4-4z">
          <text:p/>
        </draw:path>
        <draw:path draw:style-name="gr126" draw:text-style-name="P124" draw:layer="layout" svg:width="0.289cm" svg:height="0.289cm" svg:x="9.045cm" svg:y="19.15cm" svg:viewBox="0 0 290 290" svg:d="M246 250l-5 3-4 4-4 4-5 3-5 3-5 3-5 3-5 3-5 2-5 2-5 2-6 2-6 2-5 1-6 1-5 1-6 1h-6-5-6-6l-6-1-5-1-6-1h-5l-6-2-6-2-5-1-5-2-5-3-5-2-6-3-4-2-5-3-5-4-4-3-5-3-4-4-4-4-4-5-4-4-4-4-3-5-4-5-3-4-3-5-2-5-3-6-2-5-2-5-3-6-2-5-1-6-1-5-2-6v-5-6l-1-6v-5-7l1-5v-5-7l2-5 1-5 1-6 2-5 3-5 1-6 3-5 2-6 3-4 3-6 3-4 3-5 3-5 4-3 4-5 4-4 4-4 4-4 5-3 5-3 4-4 5-3 4-3 6-3 5-2 5-2 5-3 6-1 5-2 5-1 7-1 5-2h5 7l5-1h5 7l5 1h6l5 1 6 1 5 1 6 2 6 1 4 2 6 2 5 3 6 2 4 3 6 3 4 3 5 3 5 4 3 3 5 4 4 5 4 4 4 4 3 4 3 5 4 4 3 6 3 4 2 6 2 4 3 6 2 5 1 5 2 6 2 5v6l1 6 1 5 1 6v6 5 6l-1 6v6l-2 5v6l-2 5-2 5-1 6-2 5-2 6-2 5-3 6-3 5-3 4-3 5-4 5-3 4-4 5-3 4zM246 250l4-3 4-5 3-4 4-5 3-4 4-5 2-5 3-5 3-6 3-5 1-5 3-5 1-6 2-5 1-6 1-6 2-5v-6-6-6-5-6-6l-1-5-1-6-1-6-1-5-2-6-1-5-3-5-2-6-2-5-3-5-3-5-3-5-3-4-4-5-3-5-4-4-3-4-5-4-4-4-4-4-5-3-5-4-4-3-5-3-5-2-5-3-5-2-6-3-5-1-6-2-5-1-6-2-6-1h-5l-6-1-5-1h-7-5l-5 1h-7l-5 1-6 1-6 1-5 1-5 2-6 1-5 3-5 2-6 2-5 3-5 4-5 3-4 3-5 3-4 4-4 4-5 3-4 4-4 5-3 4-3 5-4 5-3 4-3 5-2 5-3 6-2 4-2 6-3 5-2 6-1 6-1 5-1 5-1 7v5l-1 5v7 5l1 6v6l1 5 1 6 1 5 1 6 3 5 2 6 2 5 3 5 2 7 3 4 2 6 3 4 4 5 3 5 4 4 4 4 4 4 5 4 3 4 5 3 5 3 4 4 5 3 5 3 5 3 5 2 6 2 5 2 5 2 6 2 5 1 6 1 6 1 5 1h6 6 6 5 6 6l5-1 6-2h6l5-2 6-2 5-2 5-2 6-2 4-3 6-3 4-3 5-3 5-3 4-4 5-4z">
          <text:p/>
        </draw:path>
        <draw:path draw:style-name="gr127" draw:text-style-name="P125" draw:layer="layout" svg:width="0.291cm" svg:height="0.291cm" svg:x="9.044cm" svg:y="19.149cm" svg:viewBox="0 0 292 292" svg:d="M247 251l-4 4-5 4-5 4-4 3-5 3-4 3-6 3-4 2-6 3-5 2-6 1-5 3-5 1-7 1-5 2h-5l-7 1h-5-5-6-6l-6-1h-5l-6-1-6-1-5-1-6-2-5-2-6-2-5-2-5-2-5-4-5-2-6-3-4-4-5-3-5-4-3-4-5-3-4-4-4-4-4-5-3-5-4-5-3-4-2-6-3-4-2-6-3-5-2-6-2-5-2-5-1-6-1-5-2-6v-6-5l-1-6v-6-6l1-5v-6-6l2-5 1-6 1-6 2-5 2-5 2-6 2-4 3-6 2-5 3-5 3-5 4-4 3-5 3-4 4-5 4-4 5-4 4-4 4-3 5-3 4-4 6-3 5-3 5-3 5-2 6-2 5-3 5-1 6-2 5-1 6-1 6-2h5 6l6-1h5 6l6 1h6l5 1 6 1 6 1 5 2 6 1 5 2 5 2 6 3 4 3 6 2 4 3 5 3 5 3 4 4 5 4 4 4 4 4 4 4 4 4 3 5 4 4 3 5 3 5 3 5 3 5 2 5 2 5 2 6 2 5 2 6 1 5 1 5 1 7v5l1 6v6 5 6l-1 5v7l-1 5-1 5-1 7-2 5-2 5-2 6-1 5-3 5-3 5-3 5-2 5-4 5-3 4-4 5-3 5-4 4zM247 252l4-4 4-5 4-5 4-4 3-4 3-6 3-4 3-6 2-4 3-6 2-5 2-6 2-5 1-5 2-6 1-6 1-5v-7l1-5v-6-5-6l-1-6-1-5v-7l-1-5-2-5-1-6-3-6-1-5-2-5-3-5-3-6-2-4-3-6-3-4-4-5-4-5-3-3-5-5-3-4-4-4-5-4-5-3-4-4-5-3-5-3-5-2-5-3-6-2-5-3-5-1-6-2-5-1-6-2-6-1h-5l-6-1-6-1h-6-5l-6 1h-6l-5 1-6 1-6 1-5 1-6 2-5 2-5 2-6 2-5 2-6 3-4 4-6 3-5 3-5 3-3 4-5 4-4 3-4 5-4 4-3 4-4 5-3 5-3 4-4 6-2 4-3 6-2 5-2 6-2 5-2 5-1 6-1 6-1 5-1 6v6l-1 5v6 6l1 6v5l1 6 1 6 1 5 1 6 3 6 1 5 3 6 2 4 2 6 3 5 3 5 3 4 4 6 3 4 3 5 4 5 5 3 4 4 4 4 4 4 5 3 5 3 6 3 4 3 6 3 5 3 5 2 6 1 5 3 6 1 5 2 5 1h7l5 1 6 1h6 6 5 6l6-1 5-1 6-1 6-1 5-1 5-3 6-1 5-3 6-2 5-3 5-2 5-3 5-3 4-4 5-3 4-4z">
          <text:p/>
        </draw:path>
        <draw:path draw:style-name="gr127" draw:text-style-name="P125" draw:layer="layout" svg:width="0.293cm" svg:height="0.293cm" svg:x="9.044cm" svg:y="19.149cm" svg:viewBox="0 0 294 294" svg:d="M248 252l-5 4-3 4-5 3-5 4-4 3-6 3-4 3-6 3-5 2-5 2-6 2-5 2-6 2-5 1-6 1-6 1-5 1h-6-6-6-5l-6-1-6-1-7-1h-5l-5-2-6-1-5-3-6-1-5-3-5-2-6-3-4-3-5-4-5-3-5-3-4-4-4-4-4-4-5-3-4-5-4-5-3-4-3-5-3-5-3-4-3-6-2-5-3-5-2-5-2-5-2-7-1-5-1-5-2-6v-6-5l-1-6v-6-6l1-5v-7-5l2-5 1-7 1-5 2-5 2-6 2-5 2-5 3-6 2-5 3-5 3-5 4-4 3-5 4-4 3-4 5-5 4-4 4-4 4-3 5-3 5-4 5-3 4-3 6-3 5-2 6-2 5-2 5-2 6-2 5-1 6-1 6-2h6 5l7-1h5 6l5 1h7l5 1 6 1 6 1 5 2 5 1 6 2 5 2 6 3 5 3 5 2 5 3 5 3 4 3 5 4 4 4 4 4 4 4 5 4 3 4 4 5 4 4 3 5 3 5 2 5 3 5 2 6 3 4 1 6 3 6 1 5 2 6v5l1 6 1 6 1 6v5 6 6l-1 5v6l-2 6v6l-2 5-1 6-2 5-2 6-3 5-2 5-2 5-3 5-3 5-3 5-4 5-3 4-4 4-4 5zM249 253l4-5 4-4 3-4 4-5 3-5 3-4 3-6 4-4 2-6 2-5 2-5 3-6 1-5 2-6 1-5 1-6 2-6v-6l1-5v-6-6-6l-1-5-1-6-1-6-1-5-1-6-2-6-2-5-2-6-2-5-2-5-3-5-3-5-3-5-3-5-4-5-3-4-4-4-4-5-4-4-5-4-4-4-4-3-5-4-5-3-5-3-5-2-5-3-5-2-5-2-7-2-5-2-5-1-6-2-6-1h-5l-7-1-5-1h-6-5l-7 1h-5l-6 1-6 1-6 1-6 1-5 2-6 2-5 2-5 2-6 3-5 2-5 4-5 3-4 3-5 4-4 3-5 4-4 4-4 4-4 5-3 3-4 5-3 5-3 5-4 5-2 5-3 6-2 5-2 5-2 6-2 5-1 5-1 7-1 5-1 5v7l-1 5v6 6l1 6v5l1 6 1 6 2 6v5l3 6 1 5 3 5 2 6 2 5 3 5 3 5 3 5 4 4 3 5 4 5 4 4 4 4 4 4 4 4 5 4 5 3 4 3 5 4 5 3 6 3 4 2 6 2 5 2 5 2 7 2 5 1 5 1 7 1 6 1 6 1h5 6 6 6l5-1 6-1 6-2 5-1 6-2 6-1 5-2 6-2 4-2 6-3 5-3 5-3 4-4 5-4 5-3 4-3z">
          <text:p/>
        </draw:path>
        <draw:path draw:style-name="gr128" draw:text-style-name="P126" draw:layer="layout" svg:width="0.294cm" svg:height="0.294cm" svg:x="9.043cm" svg:y="19.148cm" svg:viewBox="0 0 295 295" svg:d="M250 254l-5 4-5 4-4 3-5 4-5 3-4 3-6 2-5 3-5 3-5 2-5 2-6 1-7 2-5 1-6 2-6 1h-5-6-6-6-5-6l-6-1-6-1-5-1-6-1-6-2-5-2-6-2-5-2-5-2-5-3-5-4-5-3-5-3-4-3-5-4-4-3-4-4-4-5-4-4-4-4-4-5-3-5-3-4-3-6-3-4-2-6-3-5-2-5-2-6-2-5-1-6-1-6-1-5-1-6v-6l-1-6v-5-6l1-6v-6-5l2-6 1-6 1-5 2-6 2-5 2-6 2-5 3-5 2-6 3-4 3-5 4-5 3-5 4-4 4-4 4-4 4-5 4-4 5-3 5-4 4-3 5-3 5-3 5-2 5-3 6-3 5-1 5-3 6-1 6-2 5-1 7-2h5 5l7-1h5 6l5 1h7l5 1 6 1 6 2 5 2 6 1 6 3 6 1 4 2 6 3 5 3 5 3 4 3 6 4 4 3 4 4 5 4 4 3 4 5 3 5 4 4 3 5 4 5 3 4 3 6 3 4 2 6 2 5 2 5 2 6 2 5 1 6 1 6 1 6 1 5v6 6 5 6 6 6l-2 5-1 6-1 6-2 5-1 6-3 5-2 5-2 6-3 5-3 5-3 5-3 5-3 5-4 4-4 5-4 4zM250 254l4-4 4-4 4-4 3-5 4-4 3-6 3-4 3-6 2-4 3-6 2-5 2-6 2-5 1-6 2-6 1-5 1-6v-5l1-7v-6-5-6l-1-6v-6l-1-5-1-6-2-6-1-5-2-6-2-5-2-5-3-6-3-5-3-5-3-5-3-5-3-4-4-5-4-5-4-4-4-4-4-4-5-3-4-4-5-3-5-4-5-2-5-3-5-3-5-3-6-1-5-3-5-1-7-2-6-2-5-1h-6l-6-1-6-1h-6-5l-7 1h-5l-6 1-6 1-5 1-6 2-6 2-5 2-5 2-6 2-5 3-6 2-4 3-6 3-4 4-5 3-4 4-4 4-5 4-4 4-4 4-3 5-3 5-4 4-3 5-4 5-2 6-2 4-2 6-3 5-2 5-2 7-1 5-1 5-1 7-1 5v6l-1 6v6 5l1 6v6l1 6 1 5 2 6v6l3 5 1 6 3 5 2 5 2 6 3 5 3 5 3 5 4 5 3 4 4 4 4 5 4 4 5 4 3 4 5 3 5 4 4 3 6 3 4 3 6 3 5 3 5 2 6 2 5 2 6 1 6 2 5 1 6 1h6l6 1h5 6 6 6l5-1h7l5-2 5-2 7-1 6-2 5-1 5-3 6-2 5-3 5-3 5-2 5-4 5-3 4-4 5-4z">
          <text:p/>
        </draw:path>
        <draw:path draw:style-name="gr129" draw:text-style-name="P127" draw:layer="layout" svg:width="0.296cm" svg:height="0.296cm" svg:x="9.042cm" svg:y="19.147cm" svg:viewBox="0 0 297 297" svg:d="M250 255l-4 4-5 4-4 4-5 3-5 3-5 3-5 3-5 3-6 2-5 3-5 1-6 2-6 1-5 2-6 1-6 1-5 1h-6-6-6-5l-6-1-6-1h-6l-5-1-7-2-5-1-5-3-6-1-5-3-6-3-5-2-5-3-5-3-5-3-4-4-5-3-4-4-4-5-4-3-4-5-4-4-4-4-3-5-3-6-3-4-3-6-2-5-3-5-2-6-2-5-2-5-1-6-1-6-1-5-1-7v-5l-1-6v-6-6l1-5v-6-6l2-6 1-5 1-6 2-6 2-5 2-6 3-5 2-5 2-5 3-5 3-5 4-5 3-4 4-5 4-4 4-4 5-4 3-4 5-4 5-4 4-4 6-3 4-3 6-2 5-3 5-2 6-2 5-2 6-2 6-1 5-1 6-2h6 5l6-1h6 6l6 1h5l7 1 5 1 5 1 7 2 5 1 5 3 6 1 5 3 5 3 5 3 5 2 5 4 5 3 4 5 5 3 5 4 4 4 4 4 4 5 4 4 3 5 3 5 3 5 3 5 3 5 2 5 3 6 1 5 3 6 1 5 2 6 1 5v6l1 6 1 5v7 5 6l-1 6-1 6v6l-1 5-2 6-1 6-2 5-2 6-3 5-2 5-2 5-3 5-3 5-3 5-4 5-3 5-4 4-4 4zM251 256l4-4 5-5 3-4 4-5 3-5 3-4 4-6 3-4 2-6 2-5 3-5 2-6 1-5 2-6 2-6v-5l1-6 1-6 1-6v-6-5-7l-1-5-1-6-1-6v-6l-2-5-2-5-2-7-1-5-3-5-3-6-2-4-3-6-3-4-3-6-4-4-3-5-4-4-4-5-5-3-4-4-5-4-4-5-5-3-6-3-4-3-6-3-5-2-5-3-6-2-5-2-5-2-6-1-6-2-5-1h-7l-5-1-6-1h-6-6l-6 1h-5l-6 1-6 1-6 1-5 1-6 2-6 2-5 3-6 2-4 2-6 2-5 4-5 3-4 4-5 3-5 4-4 4-4 4-5 5-4 3-3 5-3 5-4 4-3 6-3 4-3 6-2 5-2 5-3 6-2 5-2 6-1 6-1 5-1 6-1 6v6l-1 5v6 6l1 6 1 6v6l1 6 2 5 1 6 2 6 1 5 3 5 2 6 3 5 2 5 3 5 3 5 4 5 3 4 4 5 4 4 4 4 5 4 4 4 5 4 4 4 5 3 5 3 5 3 5 2 6 3 5 2 6 2 5 2 5 2 6 2h6l5 1 7 1 5 1h6 6 6 6l5-1 6-1 6-1 6-2 5-2 6-1 5-2 5-2 6-3 5-2 6-3 4-4 5-3 5-3 5-4 4-3z">
          <text:p/>
        </draw:path>
        <draw:path draw:style-name="gr130" draw:text-style-name="P128" draw:layer="layout" svg:width="0.297cm" svg:height="0.297cm" svg:x="9.041cm" svg:y="19.146cm" svg:viewBox="0 0 298 298" svg:d="M252 257l-5 3-4 4-4 4-6 3-4 3-5 3-5 3-6 3-5 3-5 1-6 3-5 1-6 2-6 1-5 2-6 1h-6-6-5-6-7-5l-6-1-6-1-6-1-5-1-5-2-6-2-5-2-6-2-5-3-5-2-6-3-4-4-5-3-5-3-4-4-5-4-5-4-3-4-4-4-4-5-3-5-4-4-3-5-3-5-3-5-3-5-2-6-3-5-2-6-1-6-2-5-1-6-1-6-1-5v-6l-1-6v-6-6l1-5v-6-6l2-6 1-5 1-7 2-5 2-5 3-6 2-5 3-6 3-5 2-5 4-5 3-5 3-5 4-5 4-3 4-5 4-4 5-4 5-4 4-3 5-4 4-3 6-3 5-2 5-2 5-3 6-2 6-2 5-2 6-1 6-1 5-2h6 6l6-1h5 6l7 1h5l6 1 5 1 7 1 5 2 5 1 6 3 5 2 6 2 5 3 5 3 5 3 5 3 5 3 5 4 4 4 4 4 5 3 4 5 3 4 4 5 3 5 3 5 4 5 3 5 2 5 3 5 2 6 2 5 2 6 2 6 1 5 1 6 1 6 1 6v5 6 6 6 6l-1 5-1 7-1 5-1 6-2 6-1 5-3 5-2 6-2 5-3 6-3 4-3 6-3 4-4 5-4 4-3 5-4 5zM253 257l4-4 3-4 4-5 4-4 3-5 4-5 3-5 2-5 3-6 3-4 2-6 2-6 2-5 2-6 1-6 1-5 1-7v-5l1-6v-5-7-6l-1-5v-6l-1-6-1-6-1-5-2-6-2-6-2-5-2-6-3-5-3-5-3-5-3-5-3-5-4-5-4-5-3-5-4-4-4-4-5-4-4-4-5-4-5-3-4-3-6-3-5-3-5-2-5-3-5-2-7-2-5-2-5-1-7-2-5-1h-6l-5-1-7-1h-6-5l-6 1h-6l-6 1-5 1-6 1-6 1-6 2-5 2-6 3-5 2-6 2-5 3-5 3-5 3-5 4-4 3-5 3-4 4-4 5-4 4-4 4-4 5-4 5-3 5-3 5-3 5-3 5-2 6-3 5-3 6-2 5-2 5-1 7-1 5-1 5-1 7v6l-1 5v6 6l1 6 1 6v5l1 6 2 6 1 6 2 5 1 6 3 5 3 6 3 5 2 5 3 5 3 5 4 5 3 5 4 4 4 4 4 5 4 4 5 3 5 4 4 3 5 4 5 3 5 3 5 3 6 2 5 2 5 3 7 2 5 2 5 1 6 1 6 1h6l5 1h7 6 5 6l6-1h6l5-2 6-1 6-2 6-2 5-2 6-2 5-3 6-2 4-3 6-3 4-3 5-3 4-4 5-4z">
          <text:p/>
        </draw:path>
        <draw:path draw:style-name="gr131" draw:text-style-name="P129" draw:layer="layout" svg:width="0.299cm" svg:height="0.299cm" svg:x="9.041cm" svg:y="19.146cm" svg:viewBox="0 0 300 300" svg:d="M253 258l-4 4-5 4-4 4-5 3-5 3-5 3-5 3-5 2-5 3-6 2-5 2-6 2-6 1-6 2-5 1-7 1-5 1h-6-5-7-6l-5-1-6-1h-6l-6-1-5-2-6-1-6-3-5-2-6-2-5-3-5-2-5-3-6-3-5-4-4-3-5-4-5-4-4-3-4-5-4-4-4-5-3-4-4-5-3-5-3-5-2-5-3-6-3-5-2-5-2-6-1-5-2-6-1-6-1-6-1-5v-6l-1-6v-6-6l1-6v-6-6l2-5 1-6 1-6 2-5 2-6 2-5 3-5 2-7 3-5 3-5 3-5 3-5 4-4 4-5 4-4 4-4 4-5 4-4 5-4 4-3 5-4 6-3 5-2 5-3 6-2 5-3 5-2 6-2 6-2 5-1 6-1 6-2h6 5l7-1h5 6l6 1h6l6 1 5 1 6 1 6 2 5 1 6 3 6 2 5 2 5 3 5 3 6 3 4 3 5 3 4 4 5 4 5 4 4 3 3 5 4 5 4 4 4 5 3 5 3 5 3 5 2 5 4 6 2 6 1 5 3 5 1 6 2 6 1 6v5l1 7 1 5v6 6 6l-1 6-1 5v6l-1 6-2 6-1 5-2 6-2 6-2 5-3 5-3 5-2 6-3 4-4 6-3 4-4 5-4 5-4 3zM253 258l5-4 4-4 4-4 4-5 3-5 4-5 3-5 2-5 3-5 2-6 3-5 2-5 2-7 1-5 2-5v-7l1-6 1-5 1-6v-6-6-6l-1-5-1-7-1-6-1-5-1-6-1-6-3-5-2-5-2-6-3-6-2-5-3-6-3-4-3-6-4-4-4-5-4-5-4-4-4-4-4-4-5-4-4-3-5-4-5-3-5-3-5-3-6-2-5-3-6-2-5-2-6-2-6-1-5-2-6-1h-6l-6-1-6-1h-6-5l-7 1h-5l-6 1-6 1-6 1-6 1-5 2-6 2-5 3-5 2-6 2-5 3-6 3-5 3-5 4-5 3-5 3-3 5-5 4-4 4-4 4-4 5-3 5-4 4-3 6-3 4-3 6-2 5-2 6-3 6-1 6-3 5-1 6-1 6-1 5-1 6v6l-1 6v6 6l1 6 1 6v5l1 6 2 6 1 6 2 5 1 6 3 6 2 5 3 5 2 5 3 6 4 4 3 5 4 5 4 4 4 5 4 4 4 4 4 4 5 4 5 3 5 4 5 3 6 2 5 3 5 3 6 2 5 2 6 2 6 2 5 1 6 1 6 1 6 1 5 1h6 7 5 6l6-1 6-2h6l5-2 6-1 6-2 5-2 6-3 5-2 5-2 6-3 4-3 6-4 4-3 5-3 5-4z">
          <text:p/>
        </draw:path>
        <draw:path draw:style-name="gr131" draw:text-style-name="P129" draw:layer="layout" svg:width="0.3cm" svg:height="0.3cm" svg:x="9.04cm" svg:y="19.145cm" svg:viewBox="0 0 301 301" svg:d="M254 259l-4 4-4 4-5 3-4 4-6 3-5 3-5 3-5 3-6 2-5 2-5 3-6 1-6 2-5 1-7 1-5 2h-6-6-6-6-6-5l-7-1-6-1-6-1-5-1-6-2-6-2-5-2-6-3-5-2-5-3-6-2-4-3-5-4-5-3-5-4-4-4-5-4-3-5-4-4-4-4-4-5-3-5-4-5-3-5-2-5-3-5-3-5-2-7-2-5-1-5-2-7-1-5-1-6-1-6v-6l-1-5v-6-6l1-6v-6-6l2-6 1-6 1-6 2-5 2-6 2-6 3-5 2-6 3-5 3-5 3-5 3-5 4-4 4-5 4-4 4-4 4-4 4-5 5-3 5-4 5-3 4-3 6-3 5-3 6-2 5-3 5-2 6-2 5-2 6-1 6-1 6-2h7 5l6-1h6 6l6 1h5l7 1 6 1 5 1 6 2 6 1 5 3 6 2 5 2 5 3 6 3 4 3 6 3 4 4 5 3 5 4 3 4 5 4 4 4 4 5 4 4 3 5 4 5 3 5 3 5 2 6 2 5 3 6 2 5 2 5 2 6 1 7 1 5 1 6 1 6v6 6 6 5 7l-1 5-1 6-1 6-1 6-2 5-1 6-3 6-2 5-2 5-3 6-3 4-3 6-4 5-3 5-3 5-4 3-4 5zM255 260l4-4 4-5 4-4 4-5 3-5 3-4 3-6 3-5 4-6 2-5 2-5 2-6 2-5 2-6 1-6 1-6 1-5v-6l1-7v-5-6-6l-1-6v-6l-1-6-2-5v-7l-3-6-1-6-3-5-2-6-2-5-3-5-3-5-3-5-4-5-3-5-3-5-4-4-4-5-5-3-4-5-4-4-6-3-4-4-5-3-5-3-6-3-5-2-5-3-6-2-5-2-6-2-6-1-5-2-6-1h-6l-6-1-6-1h-6-6l-6 1h-6l-6 1-6 1-6 1-6 1-5 3-6 1-6 3-5 2-6 2-5 3-5 3-5 3-5 4-4 3-5 4-4 4-4 4-5 5-4 3-4 5-3 5-4 5-3 5-3 5-3 5-2 6-2 5-3 6-1 5-3 6-1 6-1 6-1 6-1 6v5l-1 7v6 6l1 5 1 6v7l1 5 2 6 1 6 2 5 2 6 2 6 3 5 2 5 3 6 3 4 3 6 3 4 4 5 4 5 4 4 4 4 4 5 5 4 5 3 4 3 5 4 5 3 6 3 4 3 6 2 5 2 6 3 6 1 5 3h6l5 2 7 1h7l5 1h6 6 6l6-1h6l5-1 7-1 5-1 6-2 6-1 5-3 6-2 5-2 5-3 5-3 6-3 5-3 4-4 5-4 4-4z">
          <text:p/>
        </draw:path>
        <draw:path draw:style-name="gr132" draw:text-style-name="P130" draw:layer="layout" svg:width="0.302cm" svg:height="0.302cm" svg:x="9.039cm" svg:y="19.144cm" svg:viewBox="0 0 303 303" svg:d="M256 260l-5 4-4 4-5 4-5 4-4 3-6 3-5 3-5 2-5 3-6 2-6 2-5 2-6 1-6 2-6 1-5 1h-6l-7 1h-6-6-6l-5-1-7-1h-6l-5-2-6-1-6-2-5-1-6-3-6-2-5-2-5-4-5-2-5-4-5-3-5-4-4-3-5-4-5-4-3-4-4-5-4-4-4-5-3-4-3-6-3-5-3-5-3-5-3-6-1-5-3-6-1-6-2-5-1-6-1-6-1-6v-6l-1-5v-6-7l1-6v-5-7l2-6 1-6 1-5 2-6 2-6 2-5 3-5 2-6 3-5 3-6 3-4 3-5 4-5 4-5 4-4 4-4 4-4 5-4 5-4 4-4 5-3 5-3 5-3 5-3 6-2 5-3 5-2 7-2 5-2 6-1 5-1 7-2h5 6l6-1h6 6l7 1h6l5 1 7 1 5 1 6 2 6 1 5 3 5 2 6 2 5 3 5 3 6 3 5 3 4 4 6 3 3 4 5 4 5 4 3 5 4 4 4 4 3 6 4 4 3 6 3 4 3 6 2 5 2 6 3 5 1 6 2 5 1 7 2 5v7l1 5 1 7v6 6 5l-1 6-1 7v5l-1 6-2 6-1 6-2 5-2 5-2 6-3 5-3 6-3 5-3 5-3 5-3 5-4 4-4 5-4 5zM257 261l3-4 4-4 4-5 4-5 4-5 3-5 3-5 3-5 3-5 2-5 3-6 1-6 3-5 1-6 2-6v-6l1-5 1-7 1-6v-5-6-6l-1-7-1-5-1-7-1-6-1-6-2-6-2-5-2-5-2-6-3-5-3-6-2-5-3-5-4-5-3-5-4-4-4-5-4-5-4-3-5-4-4-4-5-4-5-4-5-3-5-3-5-2-6-3-5-3-5-2-6-2-6-2-6-1-5-2-7-1h-5l-6-1-7-1h-6-6l-6 1-6 1h-5l-7 1-6 1-5 1-6 3-6 1-5 3-5 2-6 2-5 3-6 3-4 3-6 4-4 3-5 4-4 4-4 4-5 5-4 4-4 5-3 4-4 5-3 5-3 5-3 5-2 6-2 5-3 6-1 6-3 5-1 6-1 6-1 6-1 7v5l-1 6v7 6l1 5 1 6v6l1 6 2 6 1 5 2 7 2 5 2 5 3 6 2 5 3 5 3 6 3 5 3 5 4 5 4 4 4 4 4 5 4 3 5 4 5 4 4 4 6 3 4 3 6 3 5 3 5 3 6 2 5 2 6 2 6 2 6 1 5 1 6 1 6 1 6 1h6 6 6l7-1h6l6-2h5l7-2 5-1 5-2 6-2 6-3 5-2 6-3 5-2 5-3 5-4 5-3 4-4 5-4z">
          <text:p/>
        </draw:path>
        <draw:path draw:style-name="gr133" draw:text-style-name="P131" draw:layer="layout" svg:width="0.303cm" svg:height="0.303cm" svg:x="9.038cm" svg:y="19.143cm" svg:viewBox="0 0 304 304" svg:d="M257 262l-4 4-5 4-5 3-4 4-6 3-4 3-6 3-5 3-6 2-6 3-6 2-5 1-5 2-7 1-5 1-6 2h-6l-7 1h-5-6-6l-6-1-6-1-6-1-5-1-7-1-5-2-6-2-5-2-6-3-5-2-6-3-5-3-5-3-5-3-5-4-4-4-5-4-4-4-4-4-4-4-4-5-4-4-3-6-3-4-3-6-3-5-3-6-3-5-1-5-3-6-1-6-2-5-1-6-1-6-1-6v-6l-1-6v-6-7l1-6v-5-6l2-7 1-5 1-6 2-5 2-6 2-6 3-5 2-6 3-5 3-5 3-5 4-5 3-4 4-5 4-5 4-4 4-4 5-4 5-4 4-4 6-3 4-3 6-3 5-3 5-2 6-3 5-2 6-2 6-2 5-1 6-1 6-1 6-1h6l6-1h6 6l6 1h6l5 1 7 1 5 1 6 2 6 1 6 3 5 2 5 2 7 3 5 3 5 3 5 3 5 4 4 4 5 4 5 3 3 4 5 5 4 4 4 5 3 5 4 5 3 5 2 5 3 6 2 5 3 5 2 6 2 5 2 6 1 6 1 6 1 6 1 5 1 7v6 6 6l-1 6-1 6-1 6-1 6-1 6-2 5-2 6-1 6-3 5-2 6-3 5-3 5-3 5-3 5-4 5-4 5-4 4-4 4zM257 263l5-5 4-5 4-4 3-5 4-4 3-5 3-5 4-6 2-5 3-6 2-5 2-5 2-7 2-5 1-6 1-6 1-6 1-6v-6-6-6-6-7l-1-5-1-6-2-6v-6l-3-6-1-5-2-6-3-6-2-5-3-6-3-4-3-6-3-4-4-6-4-4-4-5-4-4-4-4-4-4-5-4-5-4-5-3-5-4-5-3-5-2-7-3-5-3-5-2-6-2-6-2-5-1-6-2-7-1h-5l-6-1h-6l-6-1h-6l-6 1-6 1h-6l-6 1-6 1-5 1-6 3-6 1-5 3-6 2-6 2-4 3-6 3-5 3-5 4-4 3-5 4-5 4-4 5-4 4-4 4-4 5-4 4-4 6-3 4-3 6-2 5-3 6-2 5-3 5-1 7-3 5v6l-2 5-1 7-1 6v5l-1 6v7 6l1 6 1 6v6l1 6 2 6 1 6 2 5 2 6 2 6 3 5 2 6 3 5 3 5 3 5 4 5 3 4 4 5 5 5 3 4 5 4 4 4 5 4 5 4 5 3 5 3 5 3 5 3 6 2 6 3 5 2 5 1 6 2 6 1 6 2 6 1 6 1h6 6 6 5 7 6l6-2 5-1 7-1 5-2 6-1 5-3 6-2 6-2 5-3 6-3 5-3 5-4 5-3 5-4 4-3z">
          <text:p/>
        </draw:path>
        <draw:path draw:style-name="gr134" draw:text-style-name="P132" draw:layer="layout" svg:width="0.305cm" svg:height="0.305cm" svg:x="9.038cm" svg:y="19.143cm" svg:viewBox="0 0 306 306" svg:d="M257 263l-4 4-4 4-5 4-5 3-5 4-5 3-6 2-5 3-5 3-6 2-5 2-6 2-6 1-6 2-5 1-6 1h-7l-6 1h-5-6-6l-7-1h-5l-6-1-6-2-6-1-6-2-5-1-6-3-5-2-6-2-5-3-5-4-6-3-4-3-5-4-5-3-4-4-5-4-4-5-4-4-4-5-3-5-4-4-3-6-3-4-3-6-3-5-2-5-2-7-3-5-1-5-2-6-1-7-1-6-1-6v-6l-1-6v-6-6l1-6v-5l1-7 1-6 1-5 1-6 2-6 2-6 2-5 3-6 3-5 2-5 3-6 3-4 4-6 4-4 4-5 4-5 3-4 5-4 5-4 4-4 5-3 5-4 5-3 5-3 5-3 5-2 7-3 5-2 5-2 6-2 6-1 6-1 5-1 7-1h6l6-1h5l6 1h7 6l5 1 6 1 7 1 5 2 6 1 5 3 6 2 5 2 6 3 5 3 5 3 5 4 5 3 5 4 5 4 4 3 4 5 4 4 4 4 4 5 4 5 3 5 3 5 4 5 3 6 2 5 2 5 3 6 1 6 2 6 1 5 2 7 1 6v5l1 6v6 7 5l-1 6v6l-1 6-1 6-2 7-1 5-2 6-2 6-2 5-3 6-3 5-3 5-3 6-3 4-5 5-3 5-4 4-4 5zM258 263l5-3 4-5 3-5 4-4 4-5 4-5 3-6 3-4 2-6 4-5 2-6 1-6 3-5 1-6 2-7 1-6v-6l1-6 1-6v-5-7-6l-1-6-1-6v-5l-2-7-2-6-1-5-2-6-2-6-2-5-3-5-3-6-3-5-3-6-3-4-5-5-3-5-4-4-4-5-5-4-4-4-5-4-5-4-4-3-6-3-4-3-6-3-5-3-5-3-7-2-5-2-5-2-6-1-7-2-5-1h-6l-6-1h-7l-6-1h-5l-6 1-6 1h-7l-5 1-6 2h-6l-6 3-6 1-5 3-6 2-5 3-5 2-6 3-4 3-6 4-4 3-5 4-5 5-4 4-4 4-4 5-4 5-4 4-3 5-4 5-3 6-2 4-3 6-2 6-3 5-1 6-2 6-1 5-2 6-1 6-1 6v6l-1 6v6 6l1 7 1 5v6l1 6 2 7 1 6 2 5 2 6 2 6 3 5 2 5 3 6 3 5 3 5 4 5 4 5 4 4 4 5 3 4 5 5 5 3 4 4 5 3 5 4 5 3 5 3 6 3 5 3 6 2 6 2 5 2 6 1 6 2 6 2h6l5 1 7 1h6 6 6l5-1h7l6-1 6-1 5-2 6-1 6-2 5-2 6-2 6-3 5-3 6-3 4-3 6-3 4-4 5-3 4-4z">
          <text:p/>
        </draw:path>
        <draw:path draw:style-name="gr135" draw:text-style-name="P133" draw:layer="layout" svg:width="0.306cm" svg:height="0.306cm" svg:x="9.037cm" svg:y="19.142cm" svg:viewBox="0 0 307 307" svg:d="M260 264l-5 5-5 4-4 3-5 4-5 3-5 3-5 3-6 3-5 2-6 3-6 2-5 1-6 2-6 2h-6l-6 2h-6l-5 1h-7-6-6l-6-1-5-1-7-1-6-1-5-2-6-1-6-2-6-2-5-2-6-3-5-3-6-3-4-3-6-4-4-3-5-4-4-4-5-4-4-4-4-5-4-4-3-5-5-5-3-5-3-5-3-6-3-5-2-6-2-6-3-6-1-5-2-6-1-6-1-6-1-6v-6l-1-6v-6-6l1-6v-6l1-6 1-6 1-6 2-6 1-6 2-5 2-5 3-7 3-5 2-5 3-5 4-5 4-5 4-5 4-4 3-5 4-5 5-3 4-5 5-4 5-3 5-4 5-3 5-3 6-2 5-3 5-3 6-2 6-2 5-2 6-1 7-1 5-1 6-1h6l6-1h6l6 1h6 6l6 1 6 1 6 1 6 2 6 2 5 2 6 2 6 2 5 3 5 4 5 3 5 3 5 3 5 4 4 4 5 3 4 5 4 5 4 4 4 5 4 4 3 5 3 5 3 6 3 5 3 6 2 5 2 5 2 7 1 5 2 6 1 6 1 6 1 6 1 6v6 6 6l-1 6-1 6-1 6v6l-2 6-2 6-2 5-1 6-3 7-3 5-2 5-3 5-3 6-4 5-3 5-4 4-4 5-4 4zM260 265l4-5 5-3 4-5 4-5 3-5 3-5 4-5 3-6 2-5 2-5 3-6 2-7 2-5 2-6 1-6 1-6 1-6 1-6v-6-6-6-6-6l-1-6-1-6-1-6-2-6-2-5-1-7-2-5-3-5-2-6-3-6-3-5-3-5-3-5-4-5-4-5-4-4-5-5-3-4-5-4-5-4-4-3-6-4-4-3-6-3-5-3-5-3-6-3-5-2-6-2-6-2-6-1-5-2-7-1h-6l-6-1h-6l-6-1h-6l-6 1-6 1h-6l-6 1-6 2-6 1-5 2-6 1-6 3-5 2-5 3-6 2-5 3-6 4-4 3-6 4-4 4-5 4-4 4-4 4-4 5-4 5-4 4-4 6-3 4-3 6-3 5-3 5-2 6-3 6-1 5-2 6-1 6-2 6-1 6v6l-1 6-1 6v6 6l1 6 1 6v6l1 6 2 6 1 6 2 6 2 5 2 6 3 7 2 5 3 5 3 5 3 5 5 5 4 5 4 5 3 4 5 4 4 4 4 5 5 4 5 3 5 4 5 3 6 3 5 2 6 3 5 3 5 2 7 1 5 2 6 2 6 1 6 1 6 1h6 6 6 7 5 6l6-2 6-1 6-1 6-2 5-1 7-3 5-2 5-2 6-3 5-3 6-4 4-3 6-3 4-4 5-4z">
          <text:p/>
        </draw:path>
        <draw:path draw:style-name="gr135" draw:text-style-name="P133" draw:layer="layout" svg:width="0.308cm" svg:height="0.308cm" svg:x="9.036cm" svg:y="19.141cm" svg:viewBox="0 0 309 309" svg:d="M261 266l-4 4-5 3-5 4-5 4-5 3-5 3-6 3-5 4-5 2-6 2-6 2-5 2-6 2-6 1-6 1-6 1h-6l-6 1h-6-6-6l-6-1h-6l-6-1-6-2-6-1-6-2-6-1-5-3-6-2-5-3-6-2-6-3-5-4-5-3-5-3-5-4-4-5-4-4-5-4-3-4-4-5-4-5-4-6-3-5-3-5-3-5-3-5-2-7-2-5-3-5-1-7-2-5-1-6-1-6-1-6v-6l-1-6v-6-6l1-6v-7l1-5 1-6 1-6 2-6 1-6 2-5 2-6 3-6 3-5 3-6 3-5 3-5 3-5 4-5 4-4 4-5 4-5 4-3 5-4 4-4 6-4 4-3 6-4 5-3 6-2 6-3 5-3 5-2 7-2 5-1 6-2 6-1 6-1 6-1h6l6-1h6l6 1h6 6l6 1 6 1 6 1 6 2 5 2 7 2 5 2 5 2 6 3 5 4 6 3 4 3 6 4 4 3 5 4 4 4 4 4 5 5 4 4 4 5 3 4 3 6 4 5 3 5 3 5 2 6 2 6 3 5 1 6 2 6 1 6 2 5 1 7v6l1 6v6 6 6l-1 6v6l-1 6-1 6-1 6-2 6-2 5-3 6-2 6-2 5-3 5-3 6-3 5-4 6-3 5-4 5-3 4-5 4zM261 267l5-5 4-5 4-4 3-5 4-5 3-6 4-5 2-5 4-5 2-6 2-6 2-5 3-6 1-6 2-6 1-6v-6l1-6 1-6v-6-6-6l-1-6-1-6v-7l-2-5-1-6-2-6-2-6-2-6-2-5-2-6-4-5-3-6-3-5-4-5-3-5-4-5-3-4-5-4-4-5-4-3-5-4-5-4-5-4-5-3-5-3-6-3-5-3-6-3-5-2-6-2-6-2-6-1-6-1-6-2h-6l-6-1h-6l-6-1h-6l-6 1-6 1h-6l-6 1-6 2-6 1-6 2-6 1-6 3-5 2-6 3-6 2-5 3-5 4-5 3-5 4-4 4-5 4-5 4-3 4-5 5-4 5-4 5-3 5-3 5-3 5-3 6-2 5-3 6-2 5-2 6-2 5-1 7-2 6-1 5v6l-1 7-1 6v6 6l1 6 1 6v6l1 6 2 6 1 5 2 7 2 5 2 6 3 6 3 5 2 5 3 6 4 4 3 7 4 4 4 5 4 4 4 5 5 4 4 4 5 4 5 3 5 4 5 3 5 3 6 3 6 3 6 2 5 2 6 2 6 2 6 1 5 2h7l6 1 6 1h6 6 6l6-1h6l6-1 6-1 6-2 6-1 6-2 5-2 6-2 6-3 5-3 6-3 4-3 6-3 4-4 6-4 4-4z">
          <text:p/>
        </draw:path>
        <draw:path draw:style-name="gr136" draw:text-style-name="P134" draw:layer="layout" svg:width="0.309cm" svg:height="0.309cm" svg:x="9.035cm" svg:y="19.14cm" svg:viewBox="0 0 310 310" svg:d="M262 267l-4 4-5 4-5 4-5 4-5 3-5 3-5 3-5 3-7 2-5 3-5 2-6 2-6 1-6 2h-6l-6 2h-6l-6 1h-6-6-6l-7-1-6-1-7-1-5-1-6-2-6-1-6-2-5-2-6-2-6-3-5-3-6-3-4-3-6-4-4-4-5-4-4-3-5-5-5-5-3-4-4-5-4-4-3-6-4-4-3-6-3-5-3-6-2-5-2-6-3-6-1-6-2-5-1-6-1-7-1-5v-6l-1-6v-6-7l1-6v-6l1-6 1-5 1-7 2-6 1-5 3-6 1-6 3-5 3-5 3-6 3-5 3-6 3-4 4-6 4-4 4-5 4-4 5-4 4-4 5-4 5-4 5-3 5-4 5-3 6-2 5-3 5-3 6-2 6-2 6-1 6-2 6-1 6-1 6-1h7l6-1h6l6 1h6 6l6 1 6 2h6l6 2 6 2 5 2 6 2 6 3 5 2 6 4 4 3 6 3 4 4 6 3 4 4 5 4 4 5 4 4 4 4 4 5 3 5 4 5 3 5 3 6 3 5 3 5 2 6 2 6 2 5 1 7 2 6 1 5 1 6 1 6 1 7v6 6 6l-1 5-1 7-1 6v6l-2 5-1 7-3 6-2 5-2 5-3 7-3 5-2 5-4 5-3 5-4 5-3 5-5 4-3 5zM263 267l4-4 4-5 4-5 4-4 4-6 3-4 3-6 3-5 3-5 2-6 3-6 2-5 2-6 2-6 1-6 1-6 1-6 1-7v-5-6-6-6-7l-1-6-1-6-1-6-2-5-1-7-2-6-2-5-3-6-3-5-2-6-3-5-3-5-4-6-4-4-3-5-5-4-3-5-5-5-5-3-4-4-5-4-5-4-5-3-5-3-6-3-5-3-6-3-6-2-5-2-6-2-6-1-6-1-6-2h-6l-6-1h-6l-6-1h-6l-6 1-7 1h-6l-6 1-7 2-5 1-6 2-6 1-6 3-5 2-5 3-6 3-5 3-6 3-4 3-6 4-4 4-5 4-5 4-3 5-4 5-5 4-3 5-4 5-3 5-3 5-3 6-2 5-3 6-2 6-2 5-2 6-1 6-2 6-1 6v6l-1 6-1 6v7 6l1 6 1 6v6l1 6 2 6 1 6 2 5 2 7 2 5 3 5 3 6 2 6 4 5 3 5 3 5 4 5 4 5 4 4 4 5 5 4 4 4 5 4 5 4 5 3 5 4 6 3 5 2 6 3 5 3 6 2 6 2 6 1 5 2 6 1 7 1 6 1h7 6 6 6 6l6-1 6-1 6-1 6-1 6-2 6-2 6-2 5-2 6-3 5-2 5-3 6-3 5-4 5-3 4-4 5-4z">
          <text:p/>
        </draw:path>
        <draw:path draw:style-name="gr137" draw:text-style-name="P135" draw:layer="layout" svg:width="0.311cm" svg:height="0.311cm" svg:x="9.034cm" svg:y="19.139cm" svg:viewBox="0 0 312 312" svg:d="M263 267l-4 5-5 4-4 4-5 3-5 4-6 3-5 3-6 2-5 4-5 2-7 2-5 2-7 2-6 1-6 1-6 1h-6l-6 1h-6-6-6l-7-1h-6l-6-1-6-2-5-1-7-2-5-1-6-3-6-2-5-4-5-2-6-3-5-4-5-3-5-4-5-4-4-4-5-3-4-5-4-5-4-4-4-5-3-5-3-6-4-4-3-6-3-6-2-5-2-6-3-6-1-5-2-6-1-7-1-5-1-6v-6l-1-6v-7-6l1-6v-6l1-6 1-6 1-6 2-6 1-6 3-6 1-5 3-6 3-5 3-6 3-5 3-5 4-5 3-5 5-5 3-4 4-5 5-4 4-4 5-4 5-4 5-3 5-3 6-3 5-3 6-3 5-3 5-2 7-2 6-1 5-2 6-1 7-1 6-1h6l6-1h6l6 1h6 6l6 1 6 2h6l6 2 7 2 5 2 6 2 6 3 5 2 5 4 6 3 5 3 5 4 4 3 5 4 5 4 4 5 4 4 5 5 3 5 4 4 4 6 3 5 3 5 2 6 3 5 2 6 3 5 1 6 2 6 1 6 2 6 1 6v6l1 6v7 6 6l-1 5v6l-1 7-2 6v6l-3 5-1 6-3 6-2 6-2 5-3 6-3 5-3 6-4 4-3 6-4 4-4 5-4 4zM264 268l4-5 5-3 4-5 3-5 4-5 3-5 3-6 4-5 3-6 2-5 2-5 3-7 1-5 2-6 1-6 2-6v-6l1-6 1-6v-6-6-7l-1-6-1-6v-6l-2-6-1-6-2-6-1-6-3-5-2-7-3-5-2-5-4-6-3-5-4-5-3-5-4-5-4-4-4-5-5-4-4-4-5-4-4-4-6-3-5-4-5-3-5-3-6-3-6-3-5-2-6-2-6-2-7-1-6-1-6-2h-6l-6-1h-6l-6-1h-6l-6 1-6 1h-6l-7 1-6 2-6 1-5 2-7 2-5 2-6 3-5 2-6 3-5 3-6 3-4 4-5 3-5 4-5 5-4 3-4 5-4 5-4 4-4 5-4 5-3 6-3 5-3 6-2 5-3 5-2 6-2 6-2 6-1 5-2 7-1 6v6l-1 6-1 6v6 7l1 6 1 6v6l1 6 2 6 1 6 2 6 2 5 2 6 3 6 3 5 3 6 3 5 3 5 4 5 3 5 5 5 3 4 5 5 4 4 4 4 6 4 4 4 6 3 4 3 6 3 5 3 6 4 6 2 5 2 6 2 7 2 5 1 6 2h6l6 1 7 1h6 6 6l6-1 6-1h7l5-1 6-2 7-1 5-2 7-2 5-2 6-4 6-2 5-4 5-3 5-4 5-3 5-3 5-4z">
          <text:p/>
        </draw:path>
        <draw:path draw:style-name="gr137" draw:text-style-name="P135" draw:layer="layout" svg:width="0.313cm" svg:height="0.313cm" svg:x="9.034cm" svg:y="19.139cm" svg:viewBox="0 0 314 314" svg:d="M265 270l-5 4-5 4-5 4-5 3-5 4-5 3-5 3-6 2-6 3-5 3-7 1-5 3-6 1-6 2h-6l-6 1-6 1-6 1h-6-6-7l-6-1-6-1-6-1-6-1-6-2-6-1-6-2-5-2-7-2-5-3-5-3-6-4-4-3-6-3-4-4-6-3-4-4-4-5-5-5-4-3-4-6-3-4-4-5-3-5-3-6-4-5-3-6-2-5-2-6-3-6-1-6-2-6-1-5-1-6-1-7v-6l-1-6v-6-6l1-6v-7l1-6 1-6 1-6 2-5 1-7 3-5 2-6 2-6 3-5 3-5 3-6 3-5 4-6 4-4 4-5 3-4 5-5 4-4 4-4 6-4 4-3 5-4 5-3 6-3 5-4 6-2 6-3 5-2 6-3 6-1 6-2 6-1 6-1 6-1h7l6-1h6l5 1h6 7l6 1 6 2h6l6 2 6 2 6 2 5 3 6 3 6 2 5 3 5 3 5 4 6 3 4 4 6 4 4 5 5 4 4 4 4 5 3 4 4 6 3 4 4 6 3 5 3 6 3 5 2 6 2 6 2 6 1 5 2 6 1 6 1 7 1 6 1 6v6 6 6l-1 7-1 6-1 5-1 6-1 6-2 7-2 5-2 6-2 6-3 5-3 5-3 6-3 5-3 6-4 4-4 6-4 4-4 4zM265 270l5-4 4-5 4-4 4-5 4-5 3-5 3-5 3-6 3-5 2-6 3-6 2-5 2-6 2-7 1-6 1-5 1-6 1-6 1-7v-6-6-6l-1-6-1-6-1-7-1-6-2-6-1-6-3-5-1-7-3-5-3-5-3-6-2-5-4-6-3-5-4-5-4-5-4-5-4-3-4-5-5-5-5-4-5-3-5-3-5-4-6-3-5-4-6-2-5-2-6-3-6-3-6-2-6-1-6-1-6-2h-6l-6-1h-6l-6-1h-6l-6 1-7 1h-6l-6 1-6 2-6 1-6 2-6 2-6 2-5 3-6 3-5 3-6 3-5 3-5 4-5 4-5 4-4 3-5 5-4 4-4 4-4 5-4 5-3 5-4 5-3 6-3 5-2 6-3 6-2 5-2 6-2 6-1 6-2 6-1 6v6l-1 7-1 6v6 6l1 6 1 6v7l1 6 2 6 1 5 2 6 2 7 2 5 3 5 3 6 3 6 3 5 3 5 4 5 4 5 4 5 3 4 5 5 5 4 4 4 5 4 4 4 6 3 5 3 6 3 5 3 5 3 6 3 6 1 6 3 6 1 6 2 6 1 6 1 6 1 6 1h7 6 6l6-1 6-1 6-1 7-1 5-1 6-2 6-2 6-1 6-3 5-3 6-2 5-3 5-3 6-4 4-4 5-4 6-4z">
          <text:p/>
        </draw:path>
        <draw:path draw:style-name="gr138" draw:text-style-name="P136" draw:layer="layout" svg:width="0.314cm" svg:height="0.314cm" svg:x="9.033cm" svg:y="19.138cm" svg:viewBox="0 0 315 315" svg:d="M265 271l-4 4-5 4-5 4-4 4-6 3-5 4-6 3-5 2-5 3-7 2-5 2-6 2-6 2-6 1-6 1-6 1-6 1h-6-7-6-6-6l-6-1-6-1-7-2-6-1-5-2-6-2-6-1-6-4-5-2-6-3-5-3-5-3-6-3-4-4-5-4-5-5-4-3-5-5-4-5-4-4-3-5-4-5-3-6-3-4-4-6-3-6-2-5-2-6-3-6-1-6-2-5-1-6-1-7-1-6v-6l-1-6v-6-6l1-7v-6l1-6 1-6 1-6 2-6 1-6 3-6 2-5 2-7 3-5 3-5 3-6 4-5 3-5 4-5 4-5 3-4 5-4 5-5 4-4 5-4 4-4 6-4 5-3 6-3 5-3 5-3 6-3 6-1 5-3 7-1 6-2 6-1 6-1 6-1h6l7-1h6l6 1h6 6l6 1 6 2h6l6 2 6 2 6 3 6 2 5 2 6 2 5 4 5 3 6 4 4 3 6 3 4 5 5 5 4 4 4 4 4 5 4 5 4 5 3 5 4 6 2 5 3 5 3 6 3 5 1 6 3 6 1 6 2 6 1 6 1 6 1 7 1 6v6 6 6l-1 6-1 6-1 7-1 5-1 6-2 6-2 7-2 5-3 6-2 5-3 6-3 5-3 6-3 4-4 6-4 4-4 5-4 5zM266 272l4-5 4-4 5-5 4-5 3-5 4-5 3-6 3-5 3-6 2-5 3-6 2-5 1-7 2-6 1-5 2-6 1-7 1-6 1-6v-6-6-6l-1-6-1-7-1-6-2-6-1-6-2-6-2-6-1-6-4-5-2-6-3-6-3-5-3-6-3-4-4-6-4-4-4-5-4-4-5-5-5-4-4-5-5-3-5-4-6-3-4-4-6-3-6-3-5-2-6-2-6-3-6-1-6-2-5-1-7-2h-6l-6-1h-6l-6-1-7 1h-6l-7 1h-6l-6 1-5 2-6 1-7 2-6 2-5 2-6 3-6 2-5 3-6 3-5 3-5 4-5 4-5 4-4 4-5 5-4 5-4 4-4 5-4 4-3 6-4 5-3 6-3 5-2 5-3 6-2 6-2 5-2 7-1 6-2 6-1 6v6l-1 6-1 7v6 6l1 6 1 6v6l1 7 2 6 1 6 2 5 2 6 2 6 3 6 3 5 3 6 3 5 3 6 4 4 4 6 4 4 4 5 4 4 5 4 4 4 5 5 5 3 5 4 5 3 6 3 5 3 6 2 6 3 6 2 5 2 6 2 6 1 7 2 6 1h6l6 1h6 6 7l6-1h6l6-1 6-1 6-2 6-1 6-2 6-3 6-2 5-2 6-3 6-3 5-4 5-3 5-4 5-3 4-4z">
          <text:p/>
        </draw:path>
        <draw:path draw:style-name="gr139" draw:text-style-name="P137" draw:layer="layout" svg:width="0.316cm" svg:height="0.316cm" svg:x="9.032cm" svg:y="19.137cm" svg:viewBox="0 0 317 317" svg:d="M267 273l-4 4-5 3-5 4-5 4-5 3-5 4-5 2-7 3-5 3-5 2-6 2-7 3-5 1-6 2-6 1h-7l-6 1-6 1h-6-6-6l-6-1-7-1h-6l-6-2-6-2-6-1-6-2-6-3-5-2-6-2-6-3-5-3-6-4-4-3-6-4-4-4-6-4-4-4-4-4-5-5-4-5-3-5-4-5-3-5-3-5-4-6-3-5-2-6-2-6-2-6-2-5-2-7-1-6-1-6-1-6v-6l-1-6v-7-6l1-6v-6l1-6 1-6 1-7 2-6 1-6 3-5 2-6 2-6 3-5 3-6 3-5 4-5 3-6 4-5 4-5 4-4 4-5 5-5 5-3 5-4 5-4 5-4 5-3 5-3 6-3 6-3 5-2 6-2 6-3 6-1 6-2 6-1 6-1 6-1h6 6l7-1 6 1h7 6l6 1 6 2h5l7 3 6 1 5 3 6 2 6 2 5 3 6 3 5 3 5 4 6 3 4 4 5 4 5 4 4 5 5 4 4 5 3 4 4 7 3 4 4 6 3 5 3 5 2 7 3 5 2 5 2 6 1 7 2 6 2 6v6l1 6 1 6v7 6 6l-1 6-1 6v6l-2 7-2 5-1 6-2 6-2 6-2 6-3 5-3 6-3 5-3 5-4 6-3 5-4 5-4 4-4 5zM268 273l5-4 4-5 3-5 4-5 4-4 4-6 3-5 3-6 2-5 4-6 2-6 2-6 2-5 1-6 2-6 1-7 1-6 1-6 1-6v-6-6-7l-1-6-1-7-1-6-1-6-2-5-1-7-3-6-1-5-3-6-3-6-3-5-3-5-3-6-4-5-3-6-4-5-4-5-4-4-5-5-4-4-5-4-5-3-5-4-5-3-6-3-5-4-6-3-6-2-5-2-6-3-6-1-6-2-6-1-6-2h-6l-6-1h-7l-6-1-7 1h-6l-6 1h-6l-6 1-7 2-5 1-6 2-6 2-6 2-6 3-5 2-6 3-5 3-5 4-6 3-4 4-6 4-5 4-4 4-5 5-3 4-5 5-3 6-4 5-3 5-4 6-2 5-3 6-3 6-2 6-2 5-2 6-1 6-2 7-1 6v6l-1 6-1 6v6 7l1 6 1 6v6l1 6 2 6 1 7 2 6 2 5 2 6 3 6 3 5 3 6 3 5 4 5 3 6 4 4 4 6 4 4 4 4 5 5 5 4 5 3 5 4 5 4 6 3 5 3 6 3 5 3 6 2 6 2 6 3 6 1 6 2 6 1 6 1 7 1 6 1h6 6 6l6-1 6-1 7-1h6l6-2 6-2 6-2 6-2 5-2 6-3 6-3 5-3 5-3 6-3 4-4 6-4 4-4z">
          <text:p/>
        </draw:path>
        <draw:path draw:style-name="gr140" draw:text-style-name="P138" draw:layer="layout" svg:width="0.317cm" svg:height="0.317cm" svg:x="9.031cm" svg:y="19.136cm" svg:viewBox="0 0 318 318" svg:d="M269 273l-5 5-4 4-6 4-4 4-6 3-5 3-6 3-5 3-6 2-6 3-6 2-5 2-6 2-6 1-7 1-6 1-6 1h-6-6-6-7-6l-6-1-6-1-6-1-6-2-7-2-6-2-6-2-6-2-5-3-6-3-5-3-6-3-5-4-5-4-5-4-5-3-4-5-4-4-5-5-4-5-3-5-3-5-4-5-3-5-4-6-2-6-3-5-2-6-2-5-2-7-2-6-1-6-1-6-1-6v-6l-1-7v-6-6l1-6v-6l1-6 1-7 1-6 2-6 1-6 3-5 2-7 2-5 3-7 3-5 4-6 3-5 4-5 3-5 4-5 4-4 5-5 4-4 4-4 6-4 4-4 6-3 5-4 5-3 6-3 5-3 6-2 6-2 7-3 6-1 5-2 6-1 7-1 6-1h6 6l7-1 6 1h6 6l7 1 6 2h6l5 3 7 1 6 3 5 2 6 2 6 3 5 3 5 3 6 4 4 3 6 4 4 4 5 4 5 5 4 4 4 5 4 4 3 6 4 5 3 6 3 5 3 5 3 7 3 6 1 5 2 6 2 6 2 6 1 6 1 6 1 6v7 6 7 6 6l-1 6-1 6-1 6-2 7-2 6-1 5-2 6-3 6-3 6-2 5-3 6-3 5-4 5-4 5-4 5-4 5-4 5zM270 274l3-4 5-5 4-5 4-4 4-6 3-5 4-5 3-6 2-5 3-6 2-6 3-5 1-6 2-6 1-7 2-6 1-6v-6l1-6v-6-7-7l-1-6v-6l-1-6-2-6-1-6-2-6-2-6-2-6-3-5-2-7-3-6-3-5-3-6-4-5-4-5-4-4-4-6-4-4-4-4-5-5-5-4-5-3-5-4-6-3-4-3-6-4-6-3-5-2-6-2-6-3-6-1-6-2-6-1-6-2h-7l-6-1h-6l-6-1-7 1h-6l-6 1h-6l-7 1-6 2-6 1-7 2-5 2-6 2-6 3-6 3-5 2-6 3-5 4-5 3-5 4-5 4-4 4-5 4-5 5-3 4-4 6-4 4-4 6-3 5-3 6-3 5-3 6-3 6-2 6-2 6-2 6-1 6-2 6-1 7v6l-1 6-1 6v6 6l1 7 1 6v6l1 6 2 6 1 6 2 7 2 6 2 5 3 6 3 6 3 5 3 5 4 6 3 4 4 6 4 4 4 5 5 5 4 4 5 4 5 4 5 4 5 4 5 3 5 3 7 3 5 2 5 3 7 2 6 2 6 2 6 1 6 2 6 1h7l6 1h7 6 6l6-1h6l6-1 7-1 6-1 6-2 6-2 5-3 7-2 5-2 6-3 6-3 5-3 5-4 5-3 5-4 5-5z">
          <text:p/>
        </draw:path>
        <draw:path draw:style-name="gr141" draw:text-style-name="P139" draw:layer="layout" svg:width="0.319cm" svg:height="0.319cm" svg:x="9.031cm" svg:y="19.136cm" svg:viewBox="0 0 320 320" svg:d="M270 275l-4 4-6 4-4 4-6 4-4 3-6 3-5 3-6 4-6 2-6 2-5 2-6 3-6 1-7 2-6 1h-6l-6 1-6 1h-7-6-7l-6-1-7-1h-6l-6-2-6-1-6-2-6-2-6-3-5-2-6-2-6-3-5-3-6-3-4-4-6-4-4-4-5-4-4-5-5-4-4-5-5-4-3-6-3-4-4-6-3-5-4-6-2-5-3-6-2-6-2-6-2-6-2-6-1-6-1-6-1-7v-6l-1-6v-6-6l1-6v-6l1-7 1-7 1-5 2-6 1-7 3-6 2-6 2-6 3-5 4-6 3-5 3-5 4-6 3-4 4-6 4-4 5-5 4-4 5-4 5-4 5-4 5-3 5-4 5-3 6-3 6-3 5-2 7-2 5-3 6-1 6-2 6-1 7-1 6-1h6 6l7-1 7 1h6 6l6 1 7 2 6 1 6 2 5 1 6 3 7 2 5 2 5 3 7 3 4 3 6 4 5 3 5 4 5 4 5 5 3 4 5 4 4 6 4 4 4 5 4 5 3 6 3 5 3 5 2 7 2 5 3 6 2 6 2 6 1 7 2 6v6l1 6 1 6v7 6 6l-1 7-1 6v6l-2 6-1 6-2 6-2 7-2 5-2 6-3 6-3 5-3 5-3 6-4 5-3 6-4 4-4 5-5 4zM270 276l5-5 5-4 3-5 4-5 4-5 3-5 4-6 3-5 3-6 3-6 2-5 2-6 2-7 1-6 2-6 1-6 1-6 1-6 1-7v-6-6-7l-1-6-1-6-1-6-1-6-2-7-1-7-3-5-2-6-2-6-2-6-4-5-3-5-3-6-4-5-3-6-4-4-4-5-5-4-4-5-5-4-5-5-4-3-6-3-5-4-5-3-6-4-5-3-6-2-7-2-5-3-6-1-6-2-6-1-7-2h-6l-6-1h-6l-7-1-7 1h-6l-6 1h-6l-7 1-6 2-6 1-6 2-6 2-6 2-6 3-5 3-6 2-5 4-5 3-6 4-4 4-6 4-4 3-5 5-5 5-3 4-4 5-4 5-4 5-3 5-3 6-3 5-3 6-3 6-2 6-2 6-2 5-1 7-2 6-1 7v6l-1 7-1 6v6 6l1 6 1 6v7l1 7 2 5 1 6 2 6 2 6 2 6 3 6 3 5 3 6 3 6 4 5 4 5 3 5 4 5 4 5 5 4 4 4 5 5 5 4 5 3 5 4 6 3 5 3 6 4 5 2 6 2 6 2 6 3 6 1 6 2 6 1 6 1 7 1 6 1h7 6 7l6-1 6-1 6-1h6l7-2 6-1 6-3 6-2 5-2 7-3 5-3 5-3 6-3 5-4 6-3 4-4 5-4z">
          <text:p/>
        </draw:path>
        <draw:path draw:style-name="gr141" draw:text-style-name="P139" draw:layer="layout" svg:width="0.32cm" svg:height="0.32cm" svg:x="9.03cm" svg:y="19.135cm" svg:viewBox="0 0 321 321" svg:d="M271 277l-4 3-5 5-5 4-5 3-5 4-6 3-5 3-6 3-6 2-6 3-6 2-6 2-6 2-7 1-6 1-6 1-6 1h-6-6-7-7-6l-6-1-6-1-6-1-6-2-7-1-5-3-6-2-6-2-6-3-5-3-5-3-6-4-5-3-5-4-5-4-5-4-4-4-5-5-4-4-4-5-4-5-3-6-4-4-3-6-4-6-2-5-3-6-2-6-2-6-2-6-2-6-1-6-1-7-1-6v-6l-1-6v-6-6l1-7v-7l1-6 1-7 1-6 2-6 1-5 3-6 2-7 2-5 3-6 4-6 3-5 3-5 4-5 3-5 4-5 4-5 5-4 4-5 5-4 5-4 5-3 5-4 6-3 5-4 6-3 5-3 6-2 6-2 6-3 6-1 6-2 6-1 6-1 7-1h6 6l7-1 6 1h6 6l6 1 7 2 6 1 6 2 6 1 5 3 7 2 7 2 5 3 5 3 6 3 5 4 6 3 4 4 5 5 4 4 5 4 5 5 3 5 4 4 4 6 4 5 3 5 3 6 3 5 3 6 2 6 2 6 3 5 1 6 2 7 1 6 1 6 1 7v6 7 6 6 6l-1 7-1 6-1 6-2 6-1 6-2 6-2 7-3 5-3 6-2 6-3 5-4 5-3 6-4 4-4 6-4 4-4 5zM272 277l5-4 3-5 5-5 4-5 4-5 3-6 3-5 3-5 3-6 3-6 2-5 3-7 1-6 2-6 1-6 2-6 1-6v-7l1-6v-6-6-7l-1-6v-7l-1-6-2-6-1-7-2-6-2-6-2-6-3-5-2-7-3-5-3-5-4-6-3-5-4-5-4-5-4-5-4-4-5-5-4-4-5-4-5-4-6-3-4-4-6-3-6-4-5-3-7-2-6-2-6-3-6-1-6-2-6-1-7-2h-6l-6-1h-6l-6-1-7 1h-6l-6 1h-7l-6 1-6 2-6 1-6 2-6 2-7 2-5 3-5 3-7 3-5 3-5 3-6 4-4 4-5 4-5 3-5 5-4 5-4 4-4 5-4 5-4 6-3 5-3 5-3 6-3 5-3 6-2 7-2 5-2 6-1 6-2 6-1 7v6l-1 7-1 7v6l1 6v6l1 7v6l1 6 2 7 1 6 2 6 3 5 2 6 2 6 3 6 3 5 4 6 3 5 4 6 3 4 4 5 5 5 4 4 4 5 6 3 4 5 6 4 4 3 6 4 5 3 6 2 6 3 6 3 5 2 6 2 7 2 6 1 6 2 6 1h6l6 1h7 7 6l6-1h6l7-1 6-1 6-1 6-3 6-1 6-3 7-2 5-2 6-3 6-3 5-3 5-4 5-4 6-4 4-4z">
          <text:p/>
        </draw:path>
        <draw:path draw:style-name="gr142" draw:text-style-name="P140" draw:layer="layout" svg:width="0.322cm" svg:height="0.322cm" svg:x="9.029cm" svg:y="19.134cm" svg:viewBox="0 0 323 323" svg:d="M272 277l-5 5-4 4-6 4-5 4-5 3-5 3-6 4-6 3-5 2-6 2-6 3-7 1-5 2-6 2-6 1h-7l-6 1-7 1h-6-6-7l-6-1-6-1h-6l-6-2-7-1-6-2-6-2-5-3-6-2-6-3-6-2-5-3-6-4-4-3-6-4-4-5-6-4-4-4-4-4-5-5-4-5-4-5-3-5-4-5-3-6-3-5-3-6-2-6-2-6-3-5-2-7-2-6-1-6-1-6-1-6v-7-7l-1-6v-6l1-7v-6l1-7 1-6 1-6 2-6 1-6 3-6 2-6 2-6 3-5 4-6 3-5 3-6 4-5 3-5 4-5 5-5 4-4 4-5 6-4 4-4 5-3 5-4 6-3 5-3 6-4 6-3 5-2 6-2 6-3 7-1 6-2 6-1 6-1 6-1h6 7l7-1 6 1h6 6l6 1 6 2 7 1 6 2 6 1 6 3 5 2 7 2 5 3 6 3 6 3 4 4 6 3 5 5 5 4 4 4 5 4 4 5 5 5 4 5 4 5 3 5 4 5 3 6 3 5 2 6 2 6 3 6 2 6 2 6 1 6 2 7v6l1 6 1 6v7 6 7l-1 6-1 6v7l-2 6-1 6-2 6-1 6-3 6-2 6-3 6-3 5-3 6-3 5-3 5-4 6-4 4-5 6-4 4zM273 278l4-5 5-4 4-5 4-5 4-5 3-5 3-6 4-5 3-6 2-6 3-6 2-5 2-6 1-6 2-7 1-6 1-7 1-6 1-6v-7-6-7l-1-6-1-6-1-6-1-7-2-6-1-6-2-6-3-6-2-6-3-6-2-5-4-6-3-5-3-5-4-6-4-4-5-6-4-4-5-4-5-5-5-4-5-4-5-3-5-4-6-3-5-4-6-3-6-2-6-2-6-3-6-1-6-2-6-1-7-2h-6l-6-1h-6l-6-1-7 1h-7l-6 1h-6l-6 1-7 2-6 1-6 2-6 2-6 2-5 3-6 3-6 3-5 3-6 3-5 4-5 4-5 4-5 4-4 4-5 5-4 4-4 6-4 4-3 6-4 5-3 5-3 7-3 5-3 5-2 7-2 6-2 6-1 6-2 6-1 6v7l-1 6-1 7v6l1 6v7l1 7v6l2 6 1 6 1 6 2 7 3 6 2 5 2 6 3 6 4 5 3 6 3 5 4 5 3 6 4 4 5 5 5 5 4 4 5 4 4 4 6 4 5 4 6 3 5 3 5 3 7 3 5 2 6 3 6 2 6 1 7 2 6 1 6 1 6 1 6 1h7 6 6l7-1 7-1 6-1 6-1 6-1 6-2 6-2 6-2 6-2 6-3 6-3 5-3 5-3 6-4 5-4 5-3 4-4z">
          <text:p/>
        </draw:path>
        <draw:path draw:style-name="gr143" draw:text-style-name="P141" draw:layer="layout" svg:width="0.323cm" svg:height="0.323cm" svg:x="9.028cm" svg:y="19.133cm" svg:viewBox="0 0 324 324" svg:d="M274 279l-5 4-5 4-4 4-6 4-5 4-6 3-5 3-5 3-7 2-6 3-5 2-6 2-6 2-7 1-6 1-6 1-7 1-6 1h-6-6-7l-6-1-7-1-6-1-6-1-6-2-6-1-6-3-7-2-5-2-6-3-5-3-6-4-5-3-6-3-5-4-5-4-4-4-5-5-5-4-4-5-4-5-4-5-4-5-3-5-3-6-3-5-3-6-2-6-3-5-3-7-2-6-2-6v-7l-2-6-1-6v-7-6l-1-6v-7l1-7v-6l1-6 1-6 1-6 2-6 1-7 4-6 2-6 2-5 3-6 3-6 3-5 4-6 3-5 4-5 5-5 4-5 4-4 5-4 5-5 4-4 6-3 5-4 5-3 6-3 5-4 6-3 6-2 6-2 6-3 5-1 7-2 7-1 6-1 6-1h6 6l7-1 6 1h6 7l6 1 7 2 6 1 6 2 5 1 7 3 6 2 5 2 6 3 6 3 5 3 5 4 6 4 4 4 6 4 4 4 5 4 4 5 5 5 3 5 4 5 3 6 4 5 3 6 3 5 3 6 2 5 2 7 3 6 1 6 2 6 1 6 1 6 1 7 1 6v7 6 6l-1 6-1 6-1 7-1 7-2 6-1 7-3 6-1 5-3 6-3 6-3 6-3 5-3 6-4 5-3 5-4 5-4 5-5 4zM274 280l5-5 4-5 4-4 4-6 4-5 4-5 3-6 3-5 3-6 2-6 4-5 1-6 2-6 2-7 1-6 2-7 1-6 1-7v-6-6-6-7-6l-1-7-1-6-2-7-1-6-2-6-2-5-2-7-3-6-3-5-2-6-4-6-3-5-4-5-3-6-4-4-4-5-5-5-5-4-4-5-5-4-5-4-5-3-5-4-6-3-6-4-5-2-6-3-6-2-6-3-6-1-6-2-6-1-6-2h-7l-7-1h-6l-6-1-7 1h-6l-6 1h-6l-7 1-6 2-7 1-6 2-6 2-5 2-6 3-6 3-6 3-5 3-6 3-5 4-5 4-5 4-5 4-4 5-5 4-4 5-4 5-4 5-3 5-4 6-3 5-4 6-2 6-3 5-2 6-3 6-2 7-1 6-2 6-1 6v6l-1 6-1 7v7l1 6v6l1 7v6l2 6 1 7 2 6 1 6 4 7 2 6 2 5 3 6 3 6 3 5 4 5 3 6 4 4 5 6 4 4 4 5 5 5 5 4 5 3 5 4 5 4 5 3 6 3 6 3 5 3 6 3 7 2 6 2 5 2 7 1 6 2 6 1 7 1h6 7 6 6 6l7-1 6-1 6-2h7l6-3 6-1 6-2 5-3 7-3 5-2 6-3 6-4 5-3 5-4 5-4 5-5z">
          <text:p/>
        </draw:path>
        <draw:path draw:style-name="gr144" draw:text-style-name="P142" draw:layer="layout" svg:width="0.325cm" svg:height="0.324cm" svg:x="9.028cm" svg:y="19.133cm" svg:viewBox="0 0 326 325" svg:d="M275 280l-5 3-4 5-6 4-4 4-6 3-5 4-6 3-6 2-6 3-5 3-6 2-6 1-7 3h-6l-6 2-6 1-7 1h-6-6-7-6-7l-6-1-6-1-6-2-7-1-5-2-7-2-6-2-6-3-5-3-6-3-6-3-5-3-6-4-4-4-6-3-5-4-5-5-4-5-4-4-5-6-4-4-3-6-4-5-3-5-3-6-3-6-2-5-2-7-3-6-1-7-3-6v-6l-2-6-1-6v-7-6l-1-6v-7l1-7v-6l1-6 1-6 1-6 2-6 2-7 2-6 2-6 3-5 2-6 4-6 3-5 4-6 3-5 4-5 4-5 4-5 5-4 4-5 5-4 5-4 6-4 5-4 5-3 6-3 6-3 5-3 6-3 6-2 6-2 6-2 6-1 7-2 6-1h7l6-1h6l7-1 6 1h6l6 1h7l6 2 7 1 6 2 6 1 6 3 5 2 7 3 5 2 5 4 7 3 5 4 5 3 5 4 5 4 4 5 5 4 4 5 4 5 5 4 3 6 4 5 3 5 4 6 2 6 3 5 3 6 2 7 2 5 2 6 1 6 2 7 1 6v7l1 6v7 6 6l-1 6v7l-1 6-2 6-1 7-2 6-2 6-2 7-3 5-2 6-3 6-3 5-3 6-4 5-4 5-4 6-4 4-4 5zM276 280l4-4 4-5 5-5 4-5 4-5 3-6 4-5 3-5 3-7 2-5 2-6 3-7 2-6 1-6 2-7 2-6v-6l1-7 1-6v-6-7-6l-1-6-1-7-1-6-1-7-2-6-1-6-2-6-3-6-2-6-3-6-3-5-3-6-3-6-4-4-4-6-4-5-4-5-4-4-5-5-5-4-5-5-5-3-5-4-5-3-6-4-5-3-6-3-6-3-6-2-6-2-6-2-6-1-7-2-6-1-7-1-6-1h-6-6-7-6l-6 1-7 1h-6l-7 2-6 1-6 3-6 1-6 3-6 3-6 2-5 3-6 3-5 4-5 3-7 4-4 5-6 3-4 5-4 5-5 4-4 6-3 4-4 6-4 5-3 5-3 7-3 5-3 6-2 6-2 6-2 6-1 6-2 7-1 6v6l-1 6v7l-1 7 1 6v7l1 6v6l2 6 1 6 2 6 1 7 3 6 2 7 2 6 3 5 4 6 3 6 4 5 3 5 4 5 4 5 4 5 5 5 4 4 6 4 4 4 6 4 6 4 5 3 6 3 5 3 6 3 6 3 6 2 6 1 6 3 6 1 6 1 7 2h6l7 1h6 7 6l7-1h6l6-1 6-2 6-1 7-2 6-1 6-3 6-2 5-3 7-2 5-3 5-4 6-3 5-4 5-4 5-5z">
          <text:p/>
        </draw:path>
        <draw:path draw:style-name="gr145" draw:text-style-name="P143" draw:layer="layout" svg:width="0.326cm" svg:height="0.326cm" svg:x="9.027cm" svg:y="19.133cm" svg:viewBox="0 0 327 327" svg:d="M277 281l-5 4-5 5-5 4-5 3-6 3-5 4-6 3-6 3-5 3-6 2-7 2-6 2-6 2-6 1-6 2h-6l-7 1-6 1h-7-6-7l-6-1-6-1-7-1-6-1-6-2-7-2-6-1-6-3-6-2-6-3-5-3-6-3-5-3-6-4-5-4-5-4-5-5-5-3-4-5-4-5-4-5-5-5-3-5-4-5-3-7-3-6-3-5-2-6-2-6-3-7-1-6-3-6v-6l-2-6-1-6v-7-7l-1-6 1-6v-7-6l1-6 1-6 1-7 2-6 2-7 2-5 2-6 3-6 2-6 4-6 3-5 4-6 3-5 4-5 4-5 5-5 4-4 4-5 6-4 4-4 6-4 5-3 5-4 6-3 5-3 6-3 6-3 6-2 6-2 7-2 6-1 6-2 6-1h7l7-1h6 7 6 6l6 1h7l6 2 6 1 7 2 6 1 6 3 6 2 5 3 7 2 5 4 5 3 6 4 5 3 5 4 5 5 5 4 4 4 5 5 4 5 4 5 4 5 3 5 4 6 3 6 3 5 3 6 2 5 2 7 3 6 1 6 2 6 1 6 1 7 1 6 1 7v6 7 6l-1 6-1 7-1 6-1 6-2 6-1 7-3 6-2 6-2 6-3 5-3 7-3 5-3 6-4 6-3 5-4 5-5 5-4 5zM277 281l5-4 4-5 4-5 4-5 4-5 3-5 4-7 3-5 3-6 3-6 2-6 2-6 2-6 2-7 2-6 1-6 1-6 1-6v-7-6-7-6-7l-1-7-2-6v-6l-2-6-2-6-2-6-2-7-2-6-4-5-3-6-3-6-3-5-4-5-3-6-4-4-5-6-4-4-4-5-6-4-4-5-6-3-4-4-6-3-6-3-5-4-6-3-6-3-6-2-6-2-6-2-7-1-6-2-6-1-6-1-7-1h-6-6-7-6l-7 1-7 1h-6l-6 2-6 1-7 3-6 1-6 3-6 3-6 2-6 3-5 3-6 4-5 4-6 4-4 4-5 3-4 5-5 5-5 5-4 5-3 5-4 5-3 6-4 5-3 6-3 6-3 5-2 6-2 6-2 7-1 6-2 6-1 7v6l-1 6v7l-1 6 1 6v7l1 7v6l2 6 1 7 2 6 1 6 3 6 2 6 2 6 3 6 4 5 3 7 4 5 3 5 4 6 4 4 5 5 4 5 5 4 5 4 5 5 5 4 5 3 5 4 6 3 6 3 5 2 6 3 7 2 6 2 7 2 6 2 6 1 7 1 6 1 6 1h7 6 7l6-1 7-1 6-1 6-1 7-2 6-1 6-2 6-2 6-2 6-4 5-3 7-3 5-3 5-4 5-3 5-4 5-4z">
          <text:p/>
        </draw:path>
        <draw:path draw:style-name="gr146" draw:text-style-name="P144" draw:layer="layout" svg:width="0.328cm" svg:height="0.327cm" svg:x="9.026cm" svg:y="19.132cm" svg:viewBox="0 0 329 328" svg:d="M278 282l-5 5-5 3-5 4-5 4-5 4-6 3-6 3-5 3-6 3-7 3-5 2-6 1-6 2-7 2-6 1-7 1-6 1h-7-7-6-7-6l-6-1-7-2h-6l-6-2-6-2-7-2-6-2-6-3-5-3-6-3-6-3-5-4-6-3-4-3-6-5-4-4-5-5-5-4-4-6-4-4-4-6-4-5-4-5-3-6-3-5-3-6-2-7-2-5-3-6-1-6-3-6v-7l-2-6-1-7v-6-7l-1-6 1-6v-7-6l1-6 1-7 1-6 2-7 2-6 2-6 2-6 3-5 2-7 4-5 3-5 4-6 3-5 4-6 4-4 5-6 4-4 5-5 5-4 4-4 6-3 5-4 5-4 6-3 6-3 5-3 6-3 7-2 6-2 6-2 6-1 6-2 6-1h7l7-1h6 7 7 6l7 1h6l6 2 6 1 6 2 6 1 7 3 6 2 6 3 5 3 6 3 6 3 5 4 5 3 5 4 5 5 5 4 5 4 4 5 4 5 4 5 4 5 4 6 3 5 3 6 3 6 3 5 3 6 2 6 1 7 3 6 1 6 1 6 2 6v7 6l1 6v7 7l-1 6v7l-1 6-2 6-1 6-2 7-2 5-2 7-3 6-2 6-3 5-3 6-4 6-3 5-4 5-4 5-4 5-4 5zM278 283l5-5 4-5 4-6 5-4 4-6 3-5 4-5 3-6 3-6 2-6 2-6 3-6 2-6 2-6 1-6 2-7v-6l1-7 1-6v-7-7l-1-6v-6l-1-7-1-6-1-6-1-6-3-6-1-7-3-6-2-6-3-6-3-5-3-6-3-6-4-5-4-5-4-5-4-5-5-5-5-4-4-5-5-4-5-4-6-3-5-4-5-3-6-4-6-3-6-3-6-2-6-2-6-2-6-1-7-2-6-1-6-1-7-1h-6-7-7-6l-7 1-7 1h-6l-6 2-7 1-6 3-6 1-6 3-6 3-6 2-5 3-6 4-6 3-4 4-6 4-5 4-5 4-4 5-5 4-4 5-5 5-3 5-4 5-3 6-3 5-4 6-3 6-2 6-3 6-2 6-2 6-1 7-2 6-1 6v7l-1 6v7l-1 6 1 6v7l1 6v7l2 6 1 7 2 6 1 6 3 6 2 6 2 6 3 6 4 5 3 6 4 6 3 5 4 5 4 5 5 6 4 4 5 5 5 4 5 4 5 4 6 3 5 4 6 3 5 3 6 3 6 3 6 2 7 1 6 3 6 1 6 1 6 2h7l6 1h6 7 7l7-1h6l7-1 7-2 6-1 6-2 6-1 6-3 6-2 6-3 6-3 5-3 6-3 5-4 5-4 6-4 4-4z">
          <text:p/>
        </draw:path>
        <draw:path draw:style-name="gr147" draw:text-style-name="P145" draw:layer="layout" svg:width="0.329cm" svg:height="0.329cm" svg:x="9.025cm" svg:y="19.131cm" svg:viewBox="0 0 330 330" svg:d="M279 283l-5 4-4 4-6 4-5 4-6 5-5 3-5 3-6 3-6 3-7 2-6 2-6 2-6 2-6 1-7 2h-7l-6 1-7 1h-6-7-6l-6-1-7-1-6-1-6-1-7-1-6-3-6-1-6-3-6-3-6-2-6-3-5-3-6-4-5-4-5-4-6-4-4-4-5-5-5-4-4-5-4-5-4-5-4-5-4-6-3-6-3-5-3-7-2-5-2-6-3-6-1-6-2-7-1-6-2-7-1-6v-6-7l-1-6 1-6v-7-6l1-7 1-6 1-7 2-6 2-6 2-6 3-6 2-6 3-6 3-6 3-5 4-6 3-5 4-6 5-4 4-5 4-4 5-5 5-5 5-4 5-3 5-4 6-3 6-4 5-3 6-3 6-3 6-2 6-2 6-2 7-1 6-2 6-1h6l7-1h6 7 7 6l7 1h6l6 2 7 1 6 2 6 2 6 2 7 2 6 3 6 3 5 3 6 3 5 4 5 4 6 4 4 4 5 4 5 5 4 5 5 4 4 6 4 4 4 6 3 6 3 5 3 6 3 6 2 6 2 6 2 6 2 6 2 7 1 6 1 6 1 7v6l1 6v7 6l-1 7-1 6-1 7-1 7-2 6-1 6-3 6-2 6-2 6-2 6-4 6-3 5-3 6-4 5-3 5-5 5-4 5-5 5zM280 283l4-4 5-5 4-5 4-6 3-4 4-6 4-6 3-5 3-5 3-7 2-6 2-6 3-6 1-6 2-6 1-7 1-7 1-6v-7-6-7-6-6l-1-7-2-6v-6l-2-7-2-6-2-7-2-6-3-5-2-6-4-6-3-6-3-5-4-6-3-5-5-5-4-5-5-5-4-4-5-5-5-4-5-4-5-3-6-4-6-3-5-4-6-3-6-2-7-3-6-2-6-2-6-1-6-2-7-1-6-1-7-1h-6-7-7-6l-7 1-6 1h-6l-7 2-6 1-6 3-6 1-7 3-6 3-5 2-6 3-6 4-5 3-5 4-6 4-4 4-6 4-4 5-5 4-4 5-5 5-3 6-3 4-4 7-3 5-4 5-3 7-2 6-2 5-3 6-2 7-1 6-2 7-1 6v7l-1 6v6l-1 7 1 6v7l1 6v7l2 6 1 6 2 7 1 6 3 6 2 6 3 6 2 6 4 6 3 5 4 6 3 5 4 5 5 5 4 5 4 5 5 4 5 4 5 4 5 4 6 5 5 4 6 3 6 3 6 2 5 3 6 2 7 2 6 2 7 2 6 1 6 1 7 1 6 1h6 7 6l7-1 6-1 7-1 7-1 6-2 6-1 6-2 6-2 7-3 6-2 6-4 6-3 5-3 6-4 5-4 5-4 5-5z">
          <text:p/>
        </draw:path>
        <draw:path draw:style-name="gr148" draw:text-style-name="P146" draw:layer="layout" svg:width="0.331cm" svg:height="0.33cm" svg:x="9.024cm" svg:y="19.13cm" svg:viewBox="0 0 332 331" svg:d="M280 284l-5 4-5 5-5 4-5 3-6 4-5 3-6 3-6 4-6 2-6 3-6 2-6 2-7 1-6 3-6 1-7 1-6 1h-7-6-7-6-6l-7-1-6-2h-7l-7-3-6-2-6-2-6-2-5-3-7-2-5-3-6-3-6-4-5-4-5-4-5-4-5-4-5-4-5-5-3-5-5-5-4-5-4-6-3-5-4-5-3-7-2-5-3-6-2-6-3-7-1-6-2-6-1-6-2-6-1-7v-6-7l-1-6 1-7v-6-7l1-7 1-6 1-6 2-6 2-7 3-6 2-6 2-6 3-6 3-5 3-6 4-6 3-4 4-6 5-5 4-5 4-4 5-5 5-5 5-4 5-3 6-4 5-3 6-4 6-3 5-3 6-3 6-2 7-2 6-2 6-1 7-2 6-1h6l7-1h6 7 6 6l7 1h7l7 2 6 1 6 2 6 2 6 2 6 3 6 2 6 3 5 3 6 3 6 4 5 4 5 4 5 4 5 4 5 5 5 5 4 4 4 6 4 5 3 5 4 6 3 5 3 6 3 7 3 5 2 6 2 6 2 6 1 7 1 7 2 6v7 6l1 6v7 6l-1 7v6l-1 6-2 7-1 6-2 7-2 6-2 6-3 6-3 6-2 6-3 5-4 6-4 6-4 4-3 6-4 5-5 5zM281 284l5-4 4-5 4-5 4-5 4-5 4-6 3-5 4-6 2-6 3-6 2-6 3-6 2-6 2-7 1-6 2-6v-7l1-6 1-7v-6-7l-1-6v-7l-1-6-1-6-1-7-1-7-3-6-1-6-3-6-3-6-2-6-3-6-3-5-4-6-4-6-4-5-3-5-4-5-5-5-5-4-6-4-4-5-6-4-5-3-6-4-5-3-6-4-5-3-7-2-6-2-6-3-6-2-6-1-6-2-7-1-7-1-6-1h-7-6-7-6l-7 1-6 1h-7l-6 2-6 1-6 3-7 1-6 3-6 3-6 3-5 3-6 3-6 3-5 4-5 4-5 4-5 4-5 5-4 4-5 6-4 4-4 6-3 5-4 6-3 5-4 6-3 6-2 6-2 6-3 6-2 6-1 6-2 7-1 6v7l-1 7v6l-1 7 1 6v7l1 6v7l2 6 1 6 2 7 1 6 3 6 2 7 3 5 2 6 4 6 3 6 4 5 3 5 4 5 5 5 4 5 5 5 5 4 4 5 6 4 5 4 5 4 6 3 5 3 6 4 6 2 6 3 6 2 6 2 6 2 7 2 7 1 6 2h7l6 1h6 7 6l7-1h6l7-1 6-2 6-2 7-1 7-3 6-1 5-3 6-3 6-3 6-3 5-3 6-4 5-4 5-3 5-5z">
          <text:p/>
        </draw:path>
        <draw:path draw:style-name="gr149" draw:text-style-name="P147" draw:layer="layout" svg:width="0.333cm" svg:height="0.332cm" svg:x="9.024cm" svg:y="19.129cm" svg:viewBox="0 0 334 333" svg:d="M282 286l-5 4-5 5-5 4-6 4-5 4-6 3-5 3-6 3-6 2-6 3-6 2-7 2-6 2-6 1-6 2h-7l-6 1-7 1h-7-6-7l-6-1-7-1-6-1-7-1-6-1-6-3-6-1-6-3-7-3-5-2-6-3-6-4-5-3-5-4-6-4-5-3-5-5-4-5-5-4-5-5-4-5-4-5-4-5-3-6-4-6-3-5-2-6-3-6-3-6-2-6-2-6-1-7-2-6-1-7-1-7-1-6v-7l-1-6 1-7v-6l1-6 1-7 1-6 1-7 2-6 2-6 2-7 3-6 2-6 3-5 3-6 3-6 4-5 4-6 4-5 4-5 4-5 5-5 4-4 5-4 5-5 5-4 5-3 7-4 5-3 5-4 7-3 6-2 6-3 6-2 6-2 6-1 7-2 7-1h6l7-1h6 7 6 7l6 1h6l7 2 6 1 6 2 7 2 6 3 6 2 6 2 5 3 7 4 5 3 5 4 6 4 5 4 5 4 5 4 5 5 4 4 4 6 4 4 4 6 4 5 4 6 3 6 3 5 2 6 3 7 3 6 1 6 2 6 2 6 1 7 1 6 1 6v7l1 7v6 7l-1 7-1 6-1 7-1 6-2 6-1 6-2 6-3 6-2 7-3 6-2 6-4 5-3 6-4 5-4 6-4 5-5 5-3 4zM282 287l5-5 4-5 5-5 4-5 4-5 3-5 3-7 4-5 3-6 3-6 2-6 2-6 3-6 1-7 2-6 1-6 1-7 1-6 1-7v-7-6l-1-7v-7l-1-6-2-7v-6l-2-6-2-6-2-6-2-6-3-7-2-6-3-6-4-5-3-6-4-5-4-6-4-5-5-5-4-4-5-5-4-4-5-5-5-4-6-4-5-3-6-4-6-4-6-3-5-2-7-2-6-3-7-2-6-1-6-2-6-1-7-1-6-1h-7-6-7-6l-7 1-6 1h-7l-7 2-6 1-7 3-6 2-6 2-5 3-7 3-6 4-5 3-6 4-5 3-5 4-6 4-4 5-5 4-5 5-4 5-4 5-4 5-4 5-4 6-3 6-3 5-3 6-2 6-2 6-3 7-2 6-2 6v7l-2 6-1 6-1 7v6l-1 7 1 6v7l1 6 1 7 2 7 1 6 2 7 1 6 3 6 2 6 3 6 3 6 3 6 3 5 4 6 4 5 4 5 4 6 4 4 5 5 4 5 5 4 5 4 6 4 5 4 6 3 6 4 5 2 6 3 7 2 6 3 6 2 6 2 6 2 7 1 6 1 6 1 7 1h7 6 7l7-1 6-1 7-1 6-1 7-2 6-1 6-2 6-2 6-3 7-2 5-3 6-4 6-3 5-3 5-4 6-5 4-4z">
          <text:p/>
        </draw:path>
        <draw:path draw:style-name="gr149" draw:text-style-name="P147" draw:layer="layout" svg:width="0.334cm" svg:height="0.333cm" svg:x="9.023cm" svg:y="19.129cm" svg:viewBox="0 0 335 334" svg:d="M283 287l-5 5-5 4-5 4-5 4-6 3-5 4-6 3-6 3-6 3-6 3-6 1-6 3-6 1-7 2-7 1-6 1-7 1-7 1h-6-7-6l-7-1-6-1-6-2h-7l-6-2-6-2-7-2-6-3-6-2-6-3-5-2-7-4-5-3-5-4-6-4-5-5-5-4-5-4-5-5-4-4-4-6-4-5-4-6-4-5-3-5-3-7-3-5-3-6-2-6-3-6-1-7-2-6-1-7-2-6-1-7v-6-7l-1-6 1-7v-6-7l1-6 2-6v-7l2-7 2-6 3-6 2-6 2-6 3-6 3-6 3-5 4-6 4-6 4-4 4-6 4-4 5-6 5-4 5-5 5-4 6-4 5-3 6-4 5-3 6-4 6-3 6-2 6-2 6-3 7-2 6-1 6-2 7-1h6l7-1h7 6 7 7l6 1 7 1 6 1 6 1 6 2 7 2 6 3 6 2 6 2 6 3 5 3 7 4 5 3 5 4 6 4 4 5 5 5 5 5 4 4 5 5 4 5 4 6 3 5 4 5 3 6 3 6 3 6 3 6 2 6 2 7 2 6 1 6 1 6 2 7 1 6v7 6 7 6 7l-1 7-1 6-2 7-1 6-2 7-2 6-2 6-3 6-3 6-3 6-3 5-3 6-4 6-4 5-3 5-5 5-5 5zM283 288l5-5 5-5 4-5 4-5 4-5 4-6 3-5 3-6 3-6 3-6 3-6 2-6 2-6 2-6 1-7 2-7 1-6v-7-7l1-6v-7l-1-6v-7-6l-2-7-1-6-1-6-3-7-1-6-3-6-3-7-2-5-3-6-4-6-3-6-4-5-4-6-3-4-5-6-5-4-4-5-5-5-5-4-6-5-5-3-5-4-6-3-6-4-5-3-7-2-6-2-6-3-6-2-7-1-6-2-6-1-7-1-6-1h-7-7-6-7l-7 1-6 1-7 1-6 1-7 1-6 3-6 2-6 2-6 3-6 3-6 3-5 3-7 4-5 4-5 3-5 4-5 5-6 5-4 5-4 5-5 5-4 5-3 6-4 5-3 6-4 6-3 6-2 5-2 6-3 7-1 6-2 7-1 6-2 7v6l-1 7v6l-1 7 1 7v6l1 7v6l2 6 1 7 2 6 1 7 3 6 2 6 3 6 3 6 3 6 3 6 4 5 4 6 4 5 4 5 4 5 5 5 5 4 6 4 4 5 6 4 5 3 6 3 6 4 6 3 5 3 7 2 6 2 6 3 7 1 6 2 6 1 7 2 6 1h7 6 7 7 6l7-1 6-1 7-2 7-1 6-2 6-2 6-2 6-3 6-2 7-3 5-3 5-4 6-4 5-4 5-3 6-4z">
          <text:p/>
        </draw:path>
        <draw:path draw:style-name="gr150" draw:text-style-name="P148" draw:layer="layout" svg:width="0.336cm" svg:height="0.335cm" svg:x="9.022cm" svg:y="19.128cm" svg:viewBox="0 0 337 336" svg:d="M284 289l-4 5-6 3-5 4-5 4-6 4-5 4-6 3-6 3-6 2-6 3-6 2-7 2-6 2-7 1-6 2-6 1h-7l-6 1h-7-7-6l-7-1h-6l-7-2-6-1-6-2-7-2-7-2-6-2-7-3-5-3-6-3-6-3-6-3-5-4-6-4-4-4-6-4-4-5-5-4-4-6-4-4-4-6-4-5-4-5-3-7-3-5-3-6-3-6-2-7-3-6-1-6-2-6-1-7-2-6-1-6v-7-6l-1-7 1-7v-6-7l1-6 2-7v-7l3-6 1-6 3-7 2-6 2-5 3-7 3-6 3-5 4-6 4-5 4-6 5-5 3-5 5-5 5-4 5-5 5-4 5-4 5-3 7-4 5-3 6-4 6-3 6-2 7-2 6-3 6-2 7-1 6-1 6-2h7l7-1h6 7 6 7l7 1 6 1 7 1 6 1 7 2 6 2 6 3 6 2 6 2 6 3 6 3 5 4 6 3 5 4 5 5 6 4 4 4 5 5 5 4 4 6 4 4 4 7 4 5 3 6 4 6 3 6 2 5 3 6 3 6 1 7 2 7 2 6 1 6 1 7 1 6v7l1 6v7l-1 6v7l-1 7v6l-2 6-2 7-1 6-2 7-3 6-2 6-3 6-3 6-3 6-3 5-4 5-4 6-5 5-3 5-5 5zM285 290l5-6 4-4 4-5 5-5 4-6 3-5 4-6 3-6 3-6 3-6 2-6 2-6 3-7 1-6 2-6 1-7 1-6 1-7v-6l1-7v-7l-1-6v-7l-1-6-1-7-1-6-2-7-2-6-2-7-3-6-2-6-3-6-3-6-3-6-3-5-4-5-4-7-5-5-3-5-5-5-5-5-5-4-5-4-5-4-6-4-5-4-6-3-5-4-7-3-6-2-6-2-6-3-6-2-6-1-7-2-7-1-6-1-7-1h-7-6-7-7l-6 1-7 1-6 1-7 1-6 1-6 3-6 2-7 2-6 3-7 3-6 3-5 3-6 4-5 4-5 3-6 4-4 5-5 5-5 4-4 6-5 4-4 6-3 6-4 5-3 6-4 6-3 6-2 6-2 6-3 6-1 6-2 7-1 7-2 7v6l-1 7v6l-1 7 1 7v6l1 7v6l2 7 1 6 2 6 1 7 3 6 3 6 2 7 3 5 3 6 3 6 4 5 4 5 4 6 5 5 3 5 5 4 5 5 5 5 5 3 6 5 5 3 6 4 6 3 5 3 6 3 7 3 6 2 7 2 6 2 7 2 6 1 7 1 6 1h7l6 1h7 7l6-1 7-1h6l7-2 6-2 6-1 7-2 7-3 6-2 5-2 6-3 6-4 6-3 5-4 6-4 5-4 5-4z">
          <text:p/>
        </draw:path>
        <draw:path draw:style-name="gr151" draw:text-style-name="P149" draw:layer="layout" svg:width="0.337cm" svg:height="0.336cm" svg:x="9.021cm" svg:y="19.127cm" svg:viewBox="0 0 338 337" svg:d="M286 290l-6 4-4 5-6 4-5 4-5 3-6 4-6 3-6 3-5 3-7 2-7 2-6 3-6 1-6 2-7 1-6 1-7 1-6 1h-7-7l-7-1h-7l-6-1-7-1-6-1-7-3-6-1-7-2-6-3-6-2-6-3-5-3-7-3-5-4-5-3-6-5-5-4-5-4-5-5-5-5-4-4-4-6-4-5-4-5-4-6-3-5-3-6-3-6-2-6-3-6-3-6-1-7-2-6-1-6-2-7-1-6v-7-7l-1-7 1-6v-7-7l1-6 2-7v-6l3-7 1-6 3-6 2-6 2-6 3-7 3-6 4-6 3-5 4-6 4-5 5-5 4-5 5-5 4-4 5-5 5-4 6-4 5-3 6-4 5-3 6-4 6-3 7-2 6-2 6-3 6-2 6-1 7-1 6-2h7l6-1h8 7 6 7l6 1 7 1 6 1 7 1 6 2 7 2 6 3 6 2 6 2 6 3 6 3 6 4 5 4 6 4 5 4 5 4 5 4 5 5 4 4 4 6 5 5 4 6 3 5 4 5 3 6 3 7 3 6 2 6 2 6 3 6 2 7 2 7v6l2 7 1 6v7 6 7 7 6l-1 7-2 6v7l-2 6-2 6-2 6-2 7-2 6-4 6-3 6-3 5-4 7-3 5-3 5-5 6-4 4-5 5zM286 290l4-4 5-5 5-5 4-6 3-5 4-5 4-6 3-6 3-5 3-6 3-7 2-6 1-6 3-7 1-6 1-7 2-6v-7-6l1-7v-7l-1-6v-7-7l-2-6-1-7-2-6-2-7-2-6-2-7-2-5-4-6-3-7-3-6-3-6-4-5-3-6-5-5-5-5-4-5-5-5-5-3-5-5-5-4-5-4-6-4-6-3-6-4-5-2-6-3-6-2-7-3-7-2-6-1-6-2-7-1-7-1-6-1h-7-6-7-8l-6 1-7 1-6 1-7 1-6 2-6 2-7 2-6 2-6 3-6 3-6 3-5 3-7 4-5 4-5 3-5 5-5 4-5 5-5 5-4 5-4 5-5 5-3 6-4 5-3 6-4 6-2 7-3 6-2 6-3 6-1 6-2 7-1 6-2 7v6l-1 7v7l-1 6 1 7v7l1 7v6l2 7 1 6 2 7 2 6 2 6 3 6 2 6 3 7 3 5 3 6 4 5 4 6 4 5 5 6 4 4 5 5 4 5 6 4 4 4 6 4 5 4 6 4 6 3 6 3 6 3 6 2 6 2 7 3 6 1 7 2 6 1 7 2 6 1h7 7 7 7 6l7-1 6-1 7-1 6-2 7-2 6-2 6-2 7-2 6-4 5-2 6-4 6-3 6-4 5-3 5-4 5-5z">
          <text:p/>
        </draw:path>
        <draw:path draw:style-name="gr151" draw:text-style-name="P149" draw:layer="layout" svg:width="0.338cm" svg:height="0.338cm" svg:x="9.021cm" svg:y="19.126cm" svg:viewBox="0 0 339 339" svg:d="M286 291l-5 5-5 4-5 4-5 4-6 4-6 3-6 4-5 2-6 3-7 3-6 2-6 2-7 2-7 1-7 2-6 1h-7l-6 1h-7-7l-6-1h-7-6l-7-2-6-1-7-2-6-2-7-2-6-2-6-2-6-4-6-3-6-3-6-4-5-3-6-4-4-4-6-5-4-4-5-5-4-5-5-5-4-5-4-6-4-5-3-6-3-6-3-6-2-6-3-6-2-6-2-7-2-6-1-7-2-7v-6l-1-7v-6l-1-7 1-7v-6l1-7v-6l2-7 1-6 2-7 1-7 3-6 2-6 3-6 2-7 4-6 3-5 4-6 3-5 5-5 4-6 4-4 5-6 5-4 5-4 5-5 5-4 5-3 7-4 5-3 6-4 6-3 6-2 6-2 7-3 6-1 6-2 7-1 6-2h7l6-1h7 7 6 7l7 1 6 1 7 1 7 1 6 2 7 2 7 3 6 2 6 3 5 2 6 4 6 3 6 4 5 4 5 4 5 4 5 4 5 5 4 5 5 5 5 5 3 6 4 5 3 6 3 6 3 6 4 6 2 5 2 7 2 7 2 6 2 7 1 6 2 7v7 6l1 7v7l-1 6v7 7l-2 6-1 7-1 6-3 7-1 6-2 6-3 6-3 6-3 6-3 6-4 5-4 6-3 5-4 6-5 5-5 5zM287 292l4-5 5-5 4-5 4-5 4-5 4-6 4-6 3-5 3-7 2-6 3-6 3-6 1-6 3-7 1-6 1-7 1-6 1-7v-7l1-6v-7l-1-7v-6l-1-7-1-7-2-6-1-7-2-7-2-7-2-6-3-6-3-6-3-5-3-7-4-5-4-6-3-6-4-4-5-6-5-4-4-5-5-4-5-5-6-4-5-4-5-4-7-3-5-3-6-3-6-3-6-2-7-3-6-2-7-1-7-2-7-1-6-1-7-1h-7-6-7-7l-6 1-7 1-7 1-6 1-6 2-7 2-6 2-6 2-6 3-7 3-5 3-6 4-6 3-5 4-5 3-6 5-5 5-5 4-4 5-5 5-4 5-4 5-3 6-4 5-3 6-4 6-3 6-3 6-2 6-2 7-2 7-2 6-1 7-1 6-1 7-1 7v6 7 7 6l1 7 1 7 1 6 2 7 1 6 2 7 2 6 3 6 2 6 3 6 4 6 3 6 4 6 3 5 5 6 4 4 4 6 5 4 5 5 5 5 5 4 6 3 5 4 6 4 6 3 5 3 6 3 7 3 6 2 7 2 6 2 6 1 7 2 6 1 7 1h7l6 1h7 7l6-1 7-1h7l6-2 7-1 7-2 6-2 6-3 7-2 6-3 6-3 6-3 5-3 6-4 5-4 6-5 5-3z">
          <text:p/>
        </draw:path>
        <draw:path draw:style-name="gr152" draw:text-style-name="P150" draw:layer="layout" svg:width="0.34cm" svg:height="0.34cm" svg:x="9.021cm" svg:y="19.126cm" svg:viewBox="0 0 341 341" svg:d="M287 293l-4 4-6 4-5 5-5 4-7 4-5 3-6 3-6 3-6 3-7 2-6 2-6 3-7 1-6 2-6 1-7 1-7 1-6 1h-7-7l-6-1h-7l-7-1-6-1-7-2-6-1-7-2-7-2-6-3-6-2-6-3-5-3-7-3-5-4-5-4-6-4-5-4-6-4-4-5-5-4-4-6-4-4-5-6-4-5-3-6-4-6-3-6-3-6-2-6-3-6-2-7-2-6-2-6-1-7-2-6v-7l-1-7v-6-7-7-6l1-7v-7l2-7 1-7 2-6 1-6 3-7 2-6 3-6 2-6 4-6 3-6 4-6 4-5 4-5 4-6 4-4 5-5 5-5 5-4 5-5 6-4 5-3 6-4 6-3 5-4 6-3 7-2 6-2 6-3 7-1 6-2 6-1 7-2h7l6-1h7 7 6 7l7 1 6 1 7 1 6 1 7 2 6 2 7 3 6 2 6 3 6 3 5 3 7 3 6 4 5 4 6 4 5 4 5 5 4 5 5 4 4 6 4 4 4 6 4 6 4 5 3 6 3 6 3 6 2 6 3 6 2 6 2 7 1 7 2 6 1 7 1 7v7l1 6v7l-1 7v6l-1 7-1 7-1 6-2 7-2 7-2 6-2 6-3 6-2 6-3 6-3 6-4 6-4 5-4 6-4 5-4 5-5 5zM288 294l5-6 4-5 5-5 4-5 4-5 4-6 3-5 3-7 4-5 2-6 3-6 2-7 2-6 2-7 2-7v-6l2-7 1-7v-6l1-7v-7l-1-6v-7l-1-7-2-7-1-6-2-7-1-7-3-6-2-6-2-6-3-6-3-6-3-6-4-6-4-5-4-6-4-5-4-6-5-4-5-5-5-4-5-4-5-5-5-4-7-4-6-3-6-3-6-3-6-3-6-2-7-3-6-2-7-1-6-2-7-1-6-1-7-1h-7-6-7-7l-6 1-7 1-7 1-6 1-7 2-6 2-6 2-6 2-7 3-6 3-6 3-5 4-7 3-5 4-5 4-6 4-4 5-6 4-4 5-4 5-5 6-4 4-3 6-4 6-3 5-4 6-3 7-3 6-2 6-2 6-2 7-1 6-2 7-1 7-1 7-1 7v6 7 7 6l1 7 1 7 1 6 2 7 1 6 2 7 3 6 2 7 2 6 3 6 4 5 3 6 4 6 4 5 4 6 4 5 4 5 5 5 5 5 5 3 5 5 6 4 5 4 6 3 6 4 6 3 6 3 6 2 6 2 7 3 7 1 6 2 7 1 6 2 7 1h7l6 1h7 7l6-1 7-1 7-1 6-1 7-2 6-1 6-3 7-2 6-2 6-3 6-4 6-3 5-3 7-4 6-3 5-5 5-4z">
          <text:p/>
        </draw:path>
        <draw:path draw:style-name="gr152" draw:text-style-name="P150" draw:layer="layout" svg:width="0.341cm" svg:height="0.341cm" svg:x="9.02cm" svg:y="19.125cm" svg:viewBox="0 0 342 342" svg:d="M288 294l-5 5-5 4-5 4-6 4-6 3-5 4-6 3-6 3-6 3-6 3-7 2-6 2-6 2-7 1-6 2-7 1-7 1h-7-6-7-7-6l-7-1-7-2-6-1-7-2-7-1-6-3-6-2-6-2-6-3-6-4-6-3-6-3-5-4-6-4-5-5-5-4-5-4-5-6-4-4-4-6-4-5-4-5-4-6-4-6-3-5-3-7-2-6-2-6-3-6-2-7-2-6-1-7-2-6v-7l-1-7v-6-7-8-6l1-7v-7l2-6 1-7 2-6 1-7 3-6 2-6 3-7 3-6 3-6 3-5 4-6 4-6 4-5 5-5 3-5 5-5 5-5 5-4 5-4 6-5 5-3 6-4 6-3 6-4 6-2 6-3 6-2 7-3 6-1 7-2 6-1 7-2h7l6-1h7 7 6 7l7 1 6 1 7 1 6 1 7 2 6 2 6 3 7 2 6 3 6 3 6 3 5 3 7 4 5 4 5 5 5 3 5 5 5 5 5 4 4 6 4 5 4 5 4 6 4 6 3 5 4 7 3 6 2 6 2 6 3 6 1 7 2 6 1 7 2 6 1 7v7 6 8 7 6l-1 7-2 7-1 6-1 7-2 6-2 6-2 7-3 7-3 6-3 5-4 6-3 6-4 6-4 5-4 5-5 5-4 5zM288 294l6-4 4-5 4-5 5-6 3-5 4-6 4-6 4-5 3-6 2-6 3-7 3-6 1-7 3-6 1-7 1-6 2-7v-7-6l1-7v-8l-1-7v-6-7l-2-7-2-6-1-7-2-6-2-6-2-7-3-6-3-6-3-6-3-6-4-5-4-6-4-6-5-5-4-5-4-5-6-5-4-4-6-4-5-5-5-4-6-3-6-4-5-3-7-3-6-3-6-2-7-3-6-1-6-2-7-2-6-1-7-1-7-1h-7-6-7-7l-7 1-6 1-7 1-6 2-7 1-6 2-7 2-6 2-7 3-6 3-5 4-6 3-6 4-6 3-5 4-5 4-5 5-5 4-5 6-4 4-5 6-4 5-3 5-4 6-3 6-4 6-3 6-3 7-2 6-2 6-2 6-1 7-2 6-1 7-1 7-1 6v7 8 7 6l1 7 1 7 1 6 2 7 1 6 2 7 3 6 2 6 2 6 3 7 4 6 3 5 4 6 4 6 4 5 5 5 4 5 5 5 4 4 6 5 4 5 7 3 5 4 5 3 7 4 6 3 5 3 6 3 7 2 6 2 7 2 7 1 6 2 7 2h7 6l7 1h7 6l7-1h7l7-1 6-2 7-1 6-2 7-2 6-3 6-2 6-3 6-3 7-3 5-4 5-4 6-4 5-3 5-5z">
          <text:p/>
        </draw:path>
        <draw:path draw:style-name="gr153" draw:text-style-name="P151" draw:layer="layout" svg:width="0.343cm" svg:height="0.343cm" svg:x="9.019cm" svg:y="19.124cm" svg:viewBox="0 0 344 344" svg:d="M290 295l-5 5-5 4-6 4-5 4-6 4-5 4-6 3-6 3-6 3-7 2-6 3-7 2-6 1-7 2-6 2h-7l-7 1-6 1h-7-7l-6-1h-7l-7-1-7-1-6-2-7-1-6-2-6-2-7-3-6-3-6-2-6-3-6-4-5-3-6-4-6-4-5-4-5-5-5-4-4-5-5-6-4-4-4-6-4-5-4-6-5-5-3-7-3-6-2-6-2-6-3-6-2-7-2-6-1-7-2-6v-8l-1-7v-6-7-7-7l1-6v-7l2-7 1-6 2-7 1-6 3-7 2-6 3-6 3-6 3-6 4-6 4-6 4-5 4-6 4-5 5-5 5-5 4-5 6-4 4-4 6-4 6-4 5-4 6-3 6-4 6-2 6-3 6-2 7-3 6-1 7-2 6-1 7-2h7l6-1h7 7 6 7l7 1 7 1 6 1 7 1 7 3 6 1 7 3 6 2 6 3 6 3 6 3 6 4 5 3 5 4 6 5 5 3 5 5 5 5 5 5 4 5 4 5 4 5 4 7 4 5 3 6 3 6 3 6 2 6 3 7 2 6 2 6 1 7 2 6 1 7 1 7v6l1 7v7l-1 7v6l-1 8-1 7-1 6-2 7-2 6-1 7-3 6-3 6-2 7-3 6-4 5-3 6-4 6-4 5-4 5-4 6-5 4zM290 296l5-5 5-5 4-5 4-5 5-6 4-6 3-5 3-6 3-6 3-7 2-6 3-6 2-6 2-7 2-6 1-7 1-7 1-7v-7l1-7v-7l-1-7v-6l-1-7-1-7-2-6-2-7-1-6-2-7-3-6-2-6-3-6-3-7-4-5-3-6-4-6-4-5-4-5-5-6-5-4-4-5-5-5-5-4-6-4-5-4-6-4-6-4-6-3-6-3-6-3-6-2-7-3-6-1-7-2-7-2-6-1-7-1h-7l-7-1h-6-7-7l-6 1-7 1-7 1-6 2-7 1-7 2-6 2-6 2-6 3-6 3-6 4-7 3-5 4-5 3-6 4-5 5-6 4-4 5-5 5-4 4-5 6-4 5-4 5-4 7-3 5-4 6-3 6-3 7-2 6-2 7-2 6-1 7-2 6-1 7-1 7-1 6v7 7 7 7l1 6 1 8 1 6 2 7 1 7 2 6 3 6 2 7 3 6 2 6 4 6 4 6 4 5 4 5 4 6 4 5 5 6 5 4 4 5 6 5 5 3 5 5 6 4 6 3 5 4 7 3 6 2 6 3 6 3 7 2 6 1 7 2 6 2 7 1 7 1h6l7 1h7 7l7-1 6-1 7-1 7-1 6-2 7-1 6-3 6-2 7-2 6-3 6-3 6-4 6-3 6-4 5-4 5-4 6-5z">
          <text:p/>
        </draw:path>
        <draw:path draw:style-name="gr154" draw:text-style-name="P152" draw:layer="layout" svg:width="0.344cm" svg:height="0.344cm" svg:x="9.018cm" svg:y="19.123cm" svg:viewBox="0 0 345 345" svg:d="M291 297l-4 4-6 5-5 4-6 4-5 3-6 4-6 3-6 3-7 3-6 3-6 2-6 2-7 2-6 2-7 1-7 1-6 1h-7-7-7-7-6l-7-1-7-2-6-1-7-2-6-1-7-3-6-2-7-3-6-2-6-3-5-4-6-3-7-4-5-5-5-4-6-4-4-5-5-5-5-5-4-5-4-6-4-5-4-6-3-6-4-5-2-6-3-6-2-7-3-7-2-6-2-7-1-7-2-6v-7l-1-7v-7-6-7-7l1-6v-7l2-7 1-6 2-7 1-7 3-7 2-6 3-6 3-6 3-6 3-6 4-6 4-5 4-6 5-5 4-5 5-4 4-5 6-4 5-5 6-4 6-4 5-4 6-3 7-3 6-3 6-3 6-2 6-3 7-1 6-2 7-1 7-2h6l7-1h7 7 6l7 1h7l7 1 6 1 7 1 6 3 7 1 6 3 7 2 6 3 6 3 6 3 5 4 7 4 5 4 5 4 6 4 4 5 5 4 5 5 4 5 5 6 4 5 4 6 3 6 4 5 3 6 3 6 2 7 2 6 3 7 1 6 2 7 1 6 2 7 1 7v6 7 7 7 7l-1 6-2 7v7l-2 6-2 8-2 6-3 6-2 6-3 6-3 6-4 7-3 5-3 6-5 6-4 5-5 5-4 5zM292 297l5-4 4-6 5-5 4-5 4-6 3-5 4-6 3-6 3-6 3-6 3-6 2-7 2-6 3-8 1-6 1-7 2-7v-6-7l1-7v-7l-1-7v-6l-1-7-1-7-1-7-2-6-2-7-2-6-2-6-3-7-3-6-3-6-4-6-3-6-3-6-5-5-4-5-5-6-4-4-5-5-5-5-6-4-4-4-6-4-6-4-6-4-5-3-6-3-7-2-7-3-6-3-6-1-7-2-6-2-7-1-7-1h-7l-7-1h-6-7-7l-7 1-7 1-6 1-7 2-6 1-7 2-6 2-7 2-6 3-6 3-6 4-6 3-5 4-7 3-6 4-5 5-5 4-5 5-5 5-4 5-4 5-5 6-3 5-4 6-3 6-4 6-3 6-2 6-3 6-2 7-2 7-1 6-2 7-1 7-1 7-1 6v7 7 6 7l1 7 1 7 1 6 2 7 1 7 2 6 3 7 2 7 3 6 3 6 3 6 3 5 4 7 4 5 5 5 4 6 4 4 5 6 5 4 5 5 5 4 6 4 7 4 5 3 6 4 6 3 6 3 7 3 6 2 6 2 7 2 6 2 7 1 7 2h7 6l7 1h7 7l7-1h6l7-1 7-2 6-1 7-2 6-2 7-2 6-3 6-3 6-3 7-3 5-4 5-4 7-4 5-4 5-4z">
          <text:p/>
        </draw:path>
        <draw:path draw:style-name="gr154" draw:text-style-name="P152" draw:layer="layout" svg:width="0.346cm" svg:height="0.346cm" svg:x="9.018cm" svg:y="19.123cm" svg:viewBox="0 0 347 347" svg:d="M293 298l-6 5-4 4-6 4-6 4-5 4-6 4-6 3-6 3-6 3-6 2-7 3-6 2-7 2-6 1-7 2h-7l-6 1-7 1h-7-7l-7-1h-6l-7-1-7-1-7-2-6-1-8-2-6-2-6-2-7-4-6-2-6-4-6-3-5-4-7-3-5-4-5-4-5-5-5-4-5-6-5-4-3-6-5-5-4-6-4-6-3-5-3-6-3-6-3-7-2-7-3-7-2-6-2-7-1-6-2-7v-7l-1-6v-7-7-7-7l1-6v-7l2-7 1-6 2-7 1-7 3-6 3-6 2-6 3-6 3-6 4-7 3-5 4-5 5-6 4-5 4-6 5-4 5-5 5-4 5-5 6-4 6-4 5-4 6-3 6-3 6-3 6-3 7-2 6-3 8-1 6-2 7-1 6-2h7l7-1h7 7 6l7 1h7l7 1 7 1 6 1 7 3 6 1 6 3 7 3 6 2 6 3 6 3 6 4 5 4 7 4 4 4 6 4 5 5 5 4 4 5 5 5 4 6 4 5 4 6 3 6 4 6 3 6 2 6 4 6 2 7 2 6 2 7 1 6 2 7 1 7 1 7v6l1 7v7l-1 7v7l-1 6-1 7-1 7-1 6-3 7-2 6-2 7-3 7-3 6-3 6-3 5-4 7-4 5-4 5-3 6-5 5-5 6zM293 298l5-4 5-5 4-6 4-5 4-5 4-6 4-6 3-6 3-6 3-6 2-7 3-6 2-7 2-7 2-6 1-7 1-7 1-6v-7l1-7v-7l-1-7v-7l-2-6v-7l-2-7-1-6-2-7-2-6-3-7-3-7-2-6-3-6-4-6-4-5-4-6-4-6-3-5-5-5-5-5-5-5-5-5-5-4-5-4-6-4-6-4-5-4-7-3-6-3-6-2-6-3-7-3-6-1-7-2-6-2-7-1-7-1h-7l-6-1h-7-7-7l-7 1-7 1-6 1-7 2-7 1-7 2-7 2-6 2-6 3-6 3-6 4-7 3-5 4-5 3-6 5-5 4-6 4-4 5-6 5-3 5-5 5-4 6-4 5-4 6-3 7-4 5-3 6-2 6-3 7-2 6-2 7-1 7-2 6-1 7-1 7-1 6v7 7 7 7l1 7 1 6 1 7 2 7 1 6 2 7 3 6 2 7 3 7 3 6 3 6 3 6 4 5 4 7 5 5 4 5 4 5 6 5 4 4 6 5 5 4 5 4 6 4 6 4 5 3 7 3 6 3 6 3 7 3 6 2 8 2 6 1 7 2h7l6 2h7l7 1h7 7l7-1 6-1 7-1 7-1 6-2 7-1 7-3 6-2 6-3 6-2 6-3 6-4 7-3 5-4 5-4 6-5 5-4z">
          <text:p/>
        </draw:path>
        <draw:path draw:style-name="gr155" draw:text-style-name="P153" draw:layer="layout" svg:width="0.347cm" svg:height="0.347cm" svg:x="9.017cm" svg:y="19.122cm" svg:viewBox="0 0 348 348" svg:d="M294 299l-5 5-6 4-5 5-5 4-6 3-6 4-6 3-6 3-6 3-6 3-7 2-7 3-6 1-7 2-7 1-6 1-7 1h-7-7-7-7-7l-6-2-7-1-7-1-6-2-7-1-6-3-7-2-7-3-6-3-6-3-5-3-6-4-6-4-5-4-6-4-5-5-5-5-5-4-5-6-3-4-5-6-4-6-4-6-3-6-3-6-3-6-3-7-2-6-3-6-2-7-2-6-1-7-2-7v-6l-1-7v-7-7-7-7l1-7v-6l2-7 1-7 2-6 1-7 3-6 3-7 2-6 3-6 3-6 4-6 4-6 4-5 4-6 4-5 4-5 6-5 4-5 6-4 5-4 5-5 6-4 5-4 6-3 7-3 6-3 6-3 6-2 7-3 6-1 7-2 7-1 6-2h7l7-1h7 7 8l6 1h7l7 1 7 1 6 1 7 3 6 1 7 3 6 3 6 2 6 3 6 3 6 4 6 4 5 4 6 4 5 4 5 5 5 4 5 6 4 5 4 5 4 6 4 5 4 6 4 6 3 6 2 6 3 6 2 7 3 6 1 7 2 7 1 7 1 6 2 7v7 6 7 7 7l-1 7-2 6v7l-2 7-2 6-3 7-2 7-2 6-3 6-3 6-3 6-4 6-4 6-4 6-4 5-4 6-5 4zM294 300l5-5 5-5 4-5 5-5 4-7 3-5 4-7 3-5 3-6 4-7 2-6 2-7 3-6 1-7 2-7 1-6 2-7v-7-7l1-7v-7l-1-6v-7l-1-7-1-6-1-7-2-7-1-7-3-6-2-7-3-6-3-6-3-6-3-6-4-6-4-6-4-5-5-6-3-5-6-5-4-5-5-5-6-3-5-5-6-4-5-4-7-3-5-4-6-3-7-2-6-3-6-3-7-1-7-2-6-2-7-1h-7l-7-1-6-1h-8-7-7l-7 1-7 1-7 1-6 2-7 1-7 2-6 2-6 3-6 2-6 3-7 4-6 3-6 4-5 3-6 5-5 4-6 4-4 5-5 5-4 6-5 4-4 7-4 5-4 5-3 7-4 6-3 6-2 6-3 6-2 7-2 6-1 7-2 7-1 6-1 7-1 7v7 7 7 7l1 7 1 6 1 7 2 7 1 7 2 6 3 6 2 7 3 6 3 6 3 7 4 5 3 7 5 5 4 6 4 5 5 6 5 4 4 5 6 4 5 5 5 4 7 4 5 4 6 3 6 3 6 3 7 3 6 2 7 3 6 1 7 2 7 1 7 1 6 1h7l7 1h7 7l7-1h7l7-1 6-2 7-1 7-2 6-2 7-2 6-3 7-3 6-3 6-4 5-3 6-4 6-3 5-5 6-5z">
          <text:p/>
        </draw:path>
        <draw:path draw:style-name="gr156" draw:text-style-name="P154" draw:layer="layout" svg:width="0.349cm" svg:height="0.349cm" svg:x="9.016cm" svg:y="19.121cm" svg:viewBox="0 0 350 350" svg:d="M295 300l-5 5-5 5-5 4-6 4-6 4-5 3-6 4-7 3-6 2-7 3-6 3-7 1-7 3-7 1-6 2h-7l-7 1-7 1h-7-7l-6-1h-7l-7-1-6-1-7-2-7-1-7-2-6-2-7-2-6-3-6-4-6-3-6-3-6-4-6-3-5-4-6-5-5-4-5-5-4-5-5-6-4-5-4-6-5-5-3-6-4-6-3-6-3-6-3-6-2-7-3-6-2-6-2-7-1-7-1-7-1-6-1-7v-7-7-7-7l1-7v-7l2-6 1-7 2-7 2-6 2-7 3-6 2-6 3-6 3-7 4-6 4-5 4-6 4-6 4-4 5-6 5-5 4-5 6-4 5-4 5-5 6-4 6-3 6-4 6-3 6-3 7-2 6-3 6-3 7-1 7-2 6-1 7-2h7l7-1h7 7 7l6 1h7l7 1 7 1 6 1 7 3 7 1 7 3 6 3 7 2 6 3 5 4 6 3 6 4 6 4 5 4 6 4 4 5 5 5 5 5 4 5 5 6 4 5 3 5 4 7 3 6 3 6 4 6 3 6 2 6 2 7 2 6 1 7 2 7 1 7 1 6v7l1 7v7l-1 7v7l-1 7-1 7-1 6-2 7-2 7-2 6-2 6-3 7-3 6-3 7-3 5-4 6-4 5-3 7-5 5-4 5-5 6zM296 301l4-4 5-7 5-5 4-5 4-6 4-5 4-6 3-6 3-7 3-6 2-6 3-7 2-6 2-7 1-7 2-6 1-7 1-7v-7l1-7v-7l-1-7v-7l-2-7v-6l-2-7-1-7-2-7-2-6-3-6-3-7-3-6-3-6-3-6-4-6-4-6-3-5-5-6-5-4-4-6-5-4-5-5-6-4-5-5-6-4-6-4-5-3-6-4-6-3-7-2-6-3-7-3-7-1-7-2-6-2-7-1h-7l-6-1-7-1h-7-7-7l-7 1-7 1-7 1-7 2-6 1-7 2-6 2-7 3-6 2-6 3-7 4-6 3-5 4-6 4-6 4-5 5-5 4-5 5-5 4-4 6-5 5-4 6-4 5-4 6-3 6-4 6-3 7-2 6-2 6-3 7-2 6-1 7-2 6-1 7-1 7-1 7v7 7 7 7l1 7 1 7 1 6 2 7 1 7 2 6 3 7 2 6 3 6 3 6 3 6 4 7 4 5 4 6 4 5 4 6 5 5 5 6 5 4 5 5 5 4 6 4 6 4 6 4 5 3 6 3 6 3 7 3 7 3 6 1 7 3 7 1 7 2h6l7 2h7l6 1h7 7l7-1 7-1 7-1 6-1 7-2 7-2 7-1 7-3 6-3 6-2 7-4 6-3 6-4 5-3 6-5 5-4 5-4z">
          <text:p/>
        </draw:path>
        <draw:path draw:style-name="gr156" draw:text-style-name="P154" draw:layer="layout" svg:width="0.35cm" svg:height="0.35cm" svg:x="9.015cm" svg:y="19.12cm" svg:viewBox="0 0 351 351" svg:d="M297 301l-6 5-5 4-6 4-6 6-5 3-6 4-6 3-7 4-6 2-6 3-7 2-6 2-7 2-7 2-6 1-7 1-7 1-7 1h-7-7l-7-1h-7l-7-2-6-1-7-1-7-2-6-2-7-1-6-4-7-2-6-3-6-3-5-3-7-4-5-4-6-5-6-4-4-5-6-4-4-6-5-4-4-6-4-5-4-6-4-6-4-6-3-6-3-6-3-6-2-6-3-7-2-7-2-7-1-6-1-7-1-7-1-6v-7-7-7-7l1-7v-7l2-7 1-6 2-7 2-6 3-7 2-6 2-7 3-6 4-6 3-6 4-6 4-6 4-5 4-5 5-6 5-4 5-5 5-5 5-4 6-4 6-4 5-4 6-4 6-3 6-3 7-2 7-3 6-3 7-1 6-2 7-1 7-2h7l7-1h6 7 7l7 1h6l7 1 7 1 7 1 6 3 7 1 7 3 6 3 7 2 6 3 6 4 5 3 6 4 7 4 5 4 5 5 6 5 4 4 5 6 5 4 4 6 4 5 4 6 4 6 3 6 3 6 3 6 3 7 3 6 2 6 1 7 2 7 1 7 1 6 2 7v7l1 7v7l-1 7v7l-1 7-2 7-1 6-2 7-1 7-2 6-3 7-2 6-3 6-3 6-3 6-4 7-4 5-4 5-5 6-4 5-5 6zM297 302l5-5 5-5 4-5 4-6 5-5 4-6 3-7 3-5 4-6 3-7 2-6 2-6 3-7 1-7 2-6 1-7 2-7 1-7v-7-7-7-7l-1-7-1-7-1-7-1-6-2-7-1-7-3-6-2-7-3-6-3-6-3-6-3-6-4-7-4-5-4-5-5-6-4-5-5-6-5-4-5-5-5-4-6-4-6-5-6-3-6-4-6-3-6-3-7-3-6-2-7-3-6-2-7-2-7-2-7-1h-6l-7-1-7-1h-7-7-6l-7 1-7 1-7 1-7 2-6 1-7 2-7 2-6 3-7 2-6 3-6 4-6 3-6 4-6 4-5 4-5 5-6 4-4 5-6 5-4 5-4 5-5 6-4 6-4 5-3 6-4 7-3 6-2 6-2 7-3 6-2 7-1 7-2 6-1 7-1 7-1 7v7 7 7 7l1 6 1 7 1 7 2 6 1 7 2 7 3 7 2 6 3 7 3 6 3 6 4 5 4 6 4 6 4 5 4 6 5 5 5 5 5 5 5 5 6 4 5 5 6 4 6 3 6 4 6 3 6 3 6 2 7 3 6 2 7 2 7 2 7 1 6 1 7 2h7 7 7 7 7l7-1 7-2 7-1 6-1 7-2 7-2 6-2 6-3 7-3 6-4 6-3 6-3 6-4 6-5 6-4 5-4z">
          <text:p/>
        </draw:path>
        <draw:path draw:style-name="gr157" draw:text-style-name="P155" draw:layer="layout" svg:width="0.352cm" svg:height="0.352cm" svg:x="9.014cm" svg:y="19.119cm" svg:viewBox="0 0 353 353" svg:d="M297 303l-5 4-5 5-6 4-5 4-6 4-6 3-6 4-6 3-7 3-6 4-6 2-7 1-7 3-6 1-7 1-7 2h-7l-7 1h-7-7l-7-1h-7l-7-1-7-1-6-2-7-1-7-2-6-2-7-3-6-2-6-3-6-4-6-4-7-3-5-4-5-5-6-4-5-4-5-6-5-4-5-6-4-5-4-5-4-6-4-6-4-5-3-6-3-7-3-6-2-7-3-6-2-7-2-7-1-6-1-7-1-7-1-7v-7-7-7-6l1-7v-7l2-7 1-6 2-7 2-7 3-6 2-7 2-7 3-6 4-6 3-6 4-5 4-7 5-5 3-5 5-5 5-5 5-5 5-5 6-4 5-4 6-4 6-4 6-4 6-3 6-3 6-2 7-3 6-2 7-2 7-2 7-1 6-2h7l7-1h7 7 7l7 1h7l6 1 7 1 7 1 7 3 6 2 7 2 6 3 6 3 7 3 6 3 6 4 6 3 5 4 6 4 5 5 5 5 5 4 6 6 4 5 5 5 4 6 4 5 3 6 3 6 4 7 3 6 3 6 2 7 2 6 2 7 1 7 2 6 1 7 1 7v7l1 7v7l-1 7v7 7l-2 6-2 7-1 7-2 6-2 7-2 7-3 6-3 7-3 6-4 5-3 6-4 7-4 5-4 5-5 6-5 4zM297 303l6-5 5-5 5-6 4-5 4-5 4-6 3-6 4-6 3-6 3-6 3-7 2-7 2-7 2-6 1-7 2-7 1-6 1-7v-7l1-7v-7l-1-7-1-7v-7l-1-7-2-7-1-6-3-7-1-7-3-6-3-6-3-7-3-6-3-6-4-6-4-6-4-5-4-6-5-5-5-5-5-5-6-5-4-4-7-4-5-4-5-4-7-4-6-3-6-3-6-3-7-2-6-3-7-2-7-2-6-1-7-2h-7l-7-1-7-1h-7-7-7l-7 1-7 1-6 1-7 2-7 1-7 2-6 3-7 2-7 2-6 3-6 4-6 3-5 4-7 4-5 4-5 5-6 4-4 5-5 5-5 6-4 5-5 5-4 6-4 6-3 6-3 6-3 6-3 7-2 6-3 7-2 7-1 6-2 7-1 7-1 7-1 7v6 7 7 7l1 7 1 7 1 7 2 7 2 6 1 7 3 7 3 6 2 6 3 7 3 6 4 6 4 6 4 5 5 6 4 5 5 6 4 4 5 5 5 4 6 5 6 4 5 4 7 4 5 4 6 3 7 3 6 3 6 3 7 1 7 3 6 1 7 2 7 1 7 1h7l7 1h7l7-1h7l7-1 7-1 7-1 7-2 6-2 7-1 6-3 7-3 6-3 6-3 6-3 6-5 6-4 6-3 5-5 6-5z">
          <text:p/>
        </draw:path>
        <draw:path draw:style-name="gr157" draw:text-style-name="P155" draw:layer="layout" svg:width="0.353cm" svg:height="0.353cm" svg:x="9.014cm" svg:y="19.119cm" svg:viewBox="0 0 354 354" svg:d="M299 304l-5 4-5 5-6 4-6 4-5 4-6 4-6 3-7 3-6 3-7 3-6 3-7 1-6 2-7 2-7 1-7 1-7 1h-7l-7 2h-6l-7-2h-7l-7-1-7-1-7-2-6-1-7-3-7-1-6-3-6-3-7-3-7-3-5-4-6-3-6-4-6-4-5-5-5-4-5-5-5-5-4-5-5-5-5-6-3-5-4-6-4-7-3-6-3-6-3-6-3-6-2-7-2-7-2-6-1-7-1-7-2-7-1-7v-7-7-7-7l1-7 1-7 2-6 1-7 2-7 2-7 2-6 3-7 3-6 3-6 3-6 3-6 4-6 4-6 4-5 5-6 5-5 4-5 5-5 5-5 6-4 5-4 6-4 6-4 6-3 6-4 6-3 7-2 6-2 7-3 6-2 7-2 7-1 7-2h7l7-1h7 7 7l7 1h7l6 1 7 2 7 1 6 2 7 2 7 2 7 3 6 3 6 3 6 3 6 4 6 4 5 3 6 4 5 5 5 5 6 5 4 5 5 5 4 5 4 6 4 6 4 5 3 6 3 7 3 7 3 6 3 6 1 7 2 7 2 6 2 7v7l1 7 1 7 1 7v6l-1 7v7l-1 7-1 7-2 7-2 7-1 6-2 7-3 6-2 7-3 6-3 7-4 6-3 6-4 5-5 6-3 5-5 6-5 5zM300 304l4-4 5-6 5-5 4-6 4-5 4-6 4-6 4-6 3-7 2-6 3-6 2-7 3-6 1-7 2-7 1-7 2-7 1-7v-7-7-6-7l-1-7-1-7-1-7-1-7-2-7-2-6-2-7-3-7-2-6-3-6-3-7-4-6-3-6-4-5-5-6-4-6-4-4-5-6-5-4-5-6-6-4-5-4-6-4-6-4-6-4-6-3-6-3-6-3-7-2-7-3-7-2-6-2-7-1-7-2h-6l-7-1-7-1h-7-7-7l-7 1-7 1-7 1-7 2-7 1-7 2-6 3-7 2-6 2-6 3-6 4-6 3-7 4-5 4-5 5-6 4-5 4-6 6-4 4-5 6-4 5-4 5-5 7-3 5-4 6-3 6-3 6-3 7-2 7-3 6-2 7-2 7-1 7-2 6-1 7-1 7v7 7 7 7l1 7 2 7 1 7 1 7 3 7 1 6 3 7 3 6 2 7 3 6 4 6 3 6 4 6 4 5 4 6 5 6 5 4 4 6 6 4 5 5 5 5 6 3 5 4 6 4 6 4 7 3 6 3 7 3 6 2 7 2 6 2 7 2 7 2h7l7 3h7 7 6 7 7l7-2 7-1 7-1 7-2 7-2 6-2 7-3 6-2 6-3 7-3 6-3 6-4 6-4 5-4 6-4 5-5z">
          <text:p/>
        </draw:path>
        <draw:path draw:style-name="gr157" draw:text-style-name="P155" draw:layer="layout" svg:width="0.355cm" svg:height="0.355cm" svg:x="9.013cm" svg:y="19.118cm" svg:viewBox="0 0 356 356" svg:d="M300 306l-5 4-5 5-6 5-5 4-6 3-6 4-6 3-7 3-6 4-6 2-7 2-6 2-7 3-7 1-7 1-7 2h-7-7l-7 1h-7l-7-1h-7l-6-1-7-1-7-1-7-2-6-2-7-3-7-2-6-2-7-3-6-3-6-4-6-4-6-4-5-4-5-4-6-5-5-5-5-5-5-5-5-5-4-6-4-6-4-6-3-5-4-6-3-7-2-6-3-7-3-7-1-6-3-7-1-7-1-7-1-6-1-7v-7-7-7-7l1-7v-7l2-7 1-7 2-7 2-6 3-7 2-6 3-7 3-6 3-6 4-6 3-6 5-6 4-5 4-6 5-5 5-5 6-5 5-5 5-4 6-4 5-4 6-4 6-3 7-5 6-3 6-2 7-2 6-3 7-2 7-2 7-1 7-2h7l7-1h7 6 7l7 1h7l7 1 7 2 7 1 6 2 7 2 7 2 6 3 6 3 7 3 6 4 6 4 6 3 5 4 6 5 5 4 6 5 4 5 6 5 4 5 4 5 5 6 4 6 3 6 4 6 3 6 3 6 2 6 3 7 2 7 2 7 2 6 1 7 1 7 1 7v7l1 7v7l-1 7v7 7l-2 7-1 7-2 7-2 7-2 6-2 7-3 6-3 6-3 6-4 6-3 6-4 7-4 5-5 5-4 6-5 5zM301 307l5-6 4-4 5-6 5-5 4-6 3-6 4-6 3-6 4-6 3-6 3-7 2-6 2-7 2-7 1-7 2-7 1-7 1-7v-7l1-7v-7l-1-7-1-7v-7l-1-7-2-7-1-6-3-7-1-7-3-7-2-6-4-7-3-6-4-6-3-5-4-7-4-5-5-5-4-6-5-5-5-5-5-4-5-5-6-5-6-3-5-4-6-4-7-4-6-3-7-3-6-2-7-3-6-2-7-2-7-1-7-2h-7l-7-1-7-1h-7-6-7l-8 1-7 1-7 1-6 2-7 1-7 2-7 3-6 2-6 3-7 3-6 3-6 4-6 4-6 4-5 5-6 4-5 5-6 4-5 6-5 4-4 6-4 6-4 5-4 7-4 6-3 6-3 6-3 6-2 7-3 6-2 7-1 7-2 7-1 7-1 7-1 7v7 7 7 7l1 7 1 6 1 7 2 7 2 7 1 7 3 6 3 7 2 6 3 7 4 6 3 6 4 6 5 5 4 6 4 5 5 6 5 5 6 5 5 4 5 5 6 4 6 4 6 3 5 4 7 3 7 4 6 2 7 2 6 2 7 3 7 1 7 2 7 1h6l7 1 7 1h7l7-1h7l7-1 7-1 7-1 7-1 7-3 7-2 6-2 7-3 6-3 6-3 6-3 6-4 6-4 6-4 5-4 6-5z">
          <text:p/>
        </draw:path>
        <draw:path draw:style-name="gr158" draw:text-style-name="P156" draw:layer="layout" svg:width="0.356cm" svg:height="0.356cm" svg:x="9.012cm" svg:y="19.117cm" svg:viewBox="0 0 357 357" svg:d="M302 307l-5 5-6 5-5 3-6 5-6 4-6 4-6 3-6 3-6 3-7 2-6 3-7 2-7 2-7 2-7 1-7 1-7 1h-7l-7 1h-7l-7-1-7-1-7-1h-7l-7-2-6-1-7-3-7-2-7-2-6-3-7-3-7-4-5-3-6-4-6-3-6-4-5-5-5-5-6-4-4-6-5-5-5-5-4-6-4-5-4-6-3-6-4-7-3-6-2-6-3-7-3-6-1-7-3-7-1-7-1-7-1-7-1-7v-7-7-6-7l1-7v-7l2-7 1-7 2-7 2-7 3-6 2-7 3-6 3-6 3-7 4-6 4-6 4-5 4-6 4-6 5-4 4-6 6-4 5-6 6-4 5-5 6-4 6-4 6-3 6-3 8-3 6-3 6-2 7-3 7-2 7-2 6-1 7-2h7l7-1h7 7 7l7 1h7l7 1 7 2 7 1 7 2 6 2 7 2 6 3 7 3 6 3 6 3 6 4 6 4 6 3 5 5 6 5 5 5 5 5 4 5 5 5 5 6 4 5 3 6 4 6 4 6 3 6 3 7 3 6 3 7 1 6 3 7 1 7 2 7v7l1 7 1 7 1 7v7l-1 7v7l-1 7-1 7-2 6-1 7-2 7-2 7-3 6-3 7-2 7-4 6-3 6-4 6-4 5-4 7-4 5-5 5-4 5zM302 307l5-4 5-6 5-5 4-5 4-6 4-6 4-6 3-6 3-6 3-7 3-7 2-6 3-7 1-7 2-6 1-7 1-7 2-7v-7-7-7-7l-1-7-1-7-1-7-1-7-2-7-2-7-2-7-3-6-2-7-3-6-3-6-4-6-4-6-4-6-4-6-4-5-5-6-4-4-6-6-5-5-6-5-5-4-5-4-7-4-6-4-6-3-6-3-6-3-7-2-6-3-7-2-7-2-7-1-7-2h-7l-7-1-7-1h-7-7-7l-7 1-7 1-7 1-7 2-7 1-6 2-7 3-7 2-6 3-7 3-6 3-6 4-7 3-5 5-6 4-6 4-5 6-5 4-5 6-5 5-3 6-5 5-4 6-4 6-4 6-3 6-3 6-3 7-2 6-3 7-2 7-1 7-2 7-1 7-1 7-1 7v7 6 7 7l1 7 1 7 1 7 2 7 2 7 1 7 3 7 3 6 3 6 3 7 3 6 4 6 4 6 4 6 4 5 4 6 5 5 5 5 5 5 5 5 6 4 6 4 5 4 6 4 6 3 7 4 7 2 6 3 7 3 7 2 7 2 6 2 7 1 7 1 7 1 7 1h7 7 7 7l7-1 8-2h6l7-2 7-2 7-3 6-2 7-2 6-3 6-3 6-4 6-3 6-4 6-5 6-4 5-4z">
          <text:p/>
        </draw:path>
        <draw:path draw:style-name="gr158" draw:text-style-name="P156" draw:layer="layout" svg:width="0.358cm" svg:height="0.358cm" svg:x="9.011cm" svg:y="19.116cm" svg:viewBox="0 0 359 359" svg:d="M303 308l-5 6-5 4-6 4-6 5-6 3-6 4-6 3-6 4-7 3-6 2-7 2-7 3-7 2-6 1-7 1-7 2h-7-7l-7 1h-7l-7-1h-7l-7-1-8-1-7-1-6-2-7-2-7-3-7-2-6-3-7-2-6-4-6-3-6-4-6-4-6-5-5-3-5-5-5-5-5-5-5-5-5-6-4-5-3-6-4-6-4-6-3-6-3-7-3-6-3-6-3-7-1-7-3-7-1-7-1-7-1-7-1-7v-7-7-7-7l1-7v-6l2-7 1-7 2-7 2-7 3-7 2-6 3-7 3-6 3-7 4-6 4-5 4-6 4-6 4-6 5-5 5-6 5-4 5-5 6-4 6-4 5-5 6-3 6-4 7-3 6-3 6-3 7-2 7-3 6-2 7-2 7-1 8-2h6l7-1h8 7 7l7 1h7l7 1 7 2 7 1 7 2 7 2 6 2 7 3 6 3 6 3 6 3 6 4 6 4 6 4 5 4 6 5 5 4 5 6 5 4 5 6 4 6 4 6 4 5 4 7 4 6 3 6 3 6 2 7 2 6 3 7 2 7 2 7 1 7 1 7 1 7v7l1 7v7l-1 7v6l-1 7-1 8-1 7-2 6-1 7-3 7-2 6-3 7-3 6-3 6-3 7-4 6-4 6-4 5-5 6-4 5-5 6zM304 309l4-5 6-5 4-5 4-6 5-6 3-5 4-7 3-6 4-6 3-7 3-6 2-7 2-7 2-6 1-7 2-7 1-7 1-7v-7l1-7v-7l-1-7-1-7v-7l-1-8-2-7-1-6-2-7-3-7-2-7-2-6-3-6-4-7-3-6-4-6-4-6-5-5-4-7-4-5-6-5-4-5-6-5-5-5-5-4-7-4-5-4-6-3-6-4-7-3-6-3-7-2-6-3-7-2-7-2-7-1-7-2h-7l-7-1-7-1h-7-7-8l-7 1-6 1-8 1-7 2-7 1-7 2-6 3-7 2-6 3-7 3-6 3-6 4-6 4-6 4-5 4-6 4-5 5-6 5-4 5-5 5-4 6-5 6-4 6-4 6-4 6-3 7-3 6-3 6-2 7-3 7-2 6-1 7-2 7-1 7-1 7-1 7v7 7 7 7l1 7 1 8 1 7 2 7 2 6 1 7 3 7 3 6 3 7 3 6 3 6 4 6 4 6 4 6 4 6 5 5 5 5 4 5 6 5 5 5 5 4 6 5 6 4 6 4 6 3 6 3 7 3 6 3 7 2 7 3 7 2 6 1 7 2 8 1h7l7 1 7 1h7l7-1h7l7-1 7-1 7-1 7-1 7-3 6-2 7-2 6-3 7-3 6-3 7-4 6-4 5-3 6-4 6-5 5-4z">
          <text:p/>
        </draw:path>
        <draw:path draw:style-name="gr158" draw:text-style-name="P156" draw:layer="layout" svg:width="0.36cm" svg:height="0.36cm" svg:x="9.011cm" svg:y="19.116cm" svg:viewBox="0 0 361 361" svg:d="M304 310l-5 4-5 5-6 5-6 3-5 4-7 4-6 4-6 3-7 3-6 2-7 3-6 2-7 2-7 2-7 1-7 1-8 1h-7l-7 1h-7l-7-1-7-1-7-1h-8l-7-2-6-1-7-3-7-2-7-2-6-3-6-3-6-4-6-3-6-4-7-3-5-5-5-5-6-4-5-5-5-5-4-5-5-5-5-6-3-6-4-6-4-6-3-6-3-6-3-7-3-7-3-6-1-7-3-7-1-7-1-6-1-8-1-7v-7-7-7-7l1-7v-7l2-7 1-7 2-7 2-6 3-7 2-7 3-6 3-7 3-7 4-6 4-6 4-6 4-5 5-6 5-5 4-5 6-5 5-5 5-4 6-4 6-4 5-4 6-4 7-3 7-3 6-3 7-2 6-3 7-2 7-2 7-1 7-2h6l7-1h8 7 7l7 1h8l7 1 6 2 7 1 7 2 7 2 7 2 6 3 7 3 6 3 7 4 6 3 5 4 6 4 6 4 5 5 6 4 4 6 6 5 4 5 4 6 5 5 3 6 4 6 3 7 4 7 3 6 3 6 2 7 2 7 3 7 1 6 2 7v8l1 7 1 6 1 7v7l-1 7v8l-2 7v7l-2 7-1 7-2 6-2 7-3 7-3 6-3 7-3 6-3 6-4 6-4 6-4 6-4 5-5 6-5 5zM305 310l5-5 4-5 5-5 5-6 4-6 4-6 3-6 4-6 3-6 3-6 3-7 3-6 2-7 1-7 2-7 1-7 1-7 2-7v-8l1-7v-7l-1-7-1-6-1-8-1-7-1-7-2-7-2-7-2-6-3-7-3-6-2-7-4-6-3-7-4-6-4-7-4-5-5-5-4-6-5-5-5-5-5-4-5-5-7-5-5-3-6-4-6-4-7-4-6-3-7-3-6-2-7-3-7-2-6-2-7-1-7-2h-7l-8-1-7-1h-7-7-8l-7 1-6 1-7 1-7 2-7 1-7 2-7 3-6 2-7 3-6 3-7 3-6 4-6 4-6 4-5 5-6 3-5 6-6 4-4 6-5 4-4 7-5 5-4 5-4 7-4 6-3 7-3 7-3 6-2 7-3 6-2 7-1 7-2 7-1 7-1 6-1 8v7 7 7l1 7v8l1 7 1 6 2 7 2 7 2 7 3 6 2 7 3 7 3 6 3 7 4 6 4 5 4 6 4 6 5 5 5 6 4 5 6 5 5 4 5 5 6 4 6 4 6 3 6 4 6 3 7 3 6 3 7 3 7 2 7 2 6 2 7 1 7 1 8 1 7 1 7 1h7l7-1h7l8-1 7-2h7l7-3 7-1 7-2 6-3 7-2 6-3 6-3 6-4 7-4 6-4 6-4 5-4 6-5z">
          <text:p/>
        </draw:path>
        <draw:path draw:style-name="gr159" draw:text-style-name="P157" draw:layer="layout" svg:width="0.361cm" svg:height="0.361cm" svg:x="9.01cm" svg:y="19.115cm" svg:viewBox="0 0 362 362" svg:d="M306 311l-6 5-5 4-5 5-7 4-6 4-6 4-6 4-6 3-6 3-8 2-6 2-7 3-7 1-7 2-7 1-7 2-7 1h-7-7-7-7l-7-1-8-1-7-1-7-1-7-2-7-2-6-2-7-3-6-3-7-3-6-3-6-4-6-3-6-5-6-3-5-5-6-5-5-4-5-6-4-5-5-5-5-6-3-6-4-5-4-7-3-6-3-7-3-6-3-7-2-6-2-7-3-7-1-7-1-7-1-7v-7l-1-7v-7-7-7l1-8 1-7 1-7 1-7 2-6 2-7 3-7 2-7 3-6 3-7 3-7 4-6 4-6 4-5 4-6 5-6 5-4 4-6 6-4 5-6 5-4 6-4 6-4 6-4 6-4 6-3 7-3 6-3 7-2 7-3 7-2 6-2 7-1 7-1 7-1 7-1h8 7 7l7 1h7l7 1 7 2 7 1 6 2 7 2 7 2 7 3 7 3 6 3 6 4 7 4 6 3 5 4 6 5 6 4 5 5 5 5 4 5 5 5 5 6 4 5 4 6 4 7 3 6 4 6 2 7 3 6 3 8 2 6 2 7 2 7 1 7 1 7 1 7 1 7v7 7 7 8l-2 7-1 7-1 7-2 6-1 7-3 7-2 7-3 6-3 7-3 6-4 6-3 6-4 6-5 6-4 6-5 5-5 5zM306 312l5-5 5-6 4-5 5-6 4-6 5-5 3-6 4-6 3-7 3-7 2-6 3-7 2-7 2-7 1-6 2-7 1-7 1-7v-8l1-7-1-7v-7-7l-1-7-1-7-2-7-1-7-2-7-3-7-2-7-3-7-3-6-3-6-3-7-4-6-4-6-5-6-4-5-5-6-5-5-5-5-5-4-6-5-5-5-6-3-6-4-6-4-6-4-7-3-6-2-8-3-6-3-7-2-7-2-7-1-7-2h-7l-7-1-7-1h-7-8-7l-7 1-7 1-7 1-7 2-6 1-7 2-7 3-7 2-6 3-7 3-7 3-6 4-5 4-6 4-6 5-6 4-5 5-5 4-5 6-5 5-4 6-4 5-5 6-4 6-3 6-4 7-3 6-2 7-3 7-3 7-2 7-1 6-2 7-1 7-1 7-1 7v8 7 7l1 7v7l1 7 1 7 2 7 2 7 2 7 3 7 2 6 3 7 3 6 3 6 4 7 4 6 4 5 4 6 5 6 5 5 5 5 5 5 5 5 6 4 5 4 7 4 6 4 6 4 6 3 6 3 7 3 6 2 7 3 7 2 7 1 7 2 7 1 7 1h8l7 1h7l7-1h7 7l7-2 7-1 7-2 7-2 7-2 7-2 7-3 7-3 6-3 6-4 6-3 6-4 6-4 5-5 5-4z">
          <text:p/>
        </draw:path>
        <draw:path draw:style-name="gr159" draw:text-style-name="P157" draw:layer="layout" svg:width="0.363cm" svg:height="0.363cm" svg:x="9.009cm" svg:y="19.114cm" svg:viewBox="0 0 364 364" svg:d="M307 313l-6 4-6 5-5 5-6 3-6 4-6 4-6 3-6 4-7 2-6 4-7 2-7 2-7 2-7 2-7 1-7 1-7 1h-8l-7 1h-7l-7-1-7-1h-7l-7-1-7-2-7-1-7-3-7-2-6-2-7-3-6-3-6-3-6-4-7-4-6-4-5-4-6-5-6-4-4-6-6-4-4-6-5-5-5-6-3-6-4-6-4-6-3-6-3-6-3-7-3-6-2-7-2-7-3-7-1-7-1-7-1-7v-7l-1-7v-7-7-8l1-7 1-7 1-7 1-7 2-7 2-7 3-7 3-7 2-6 3-7 4-6 3-6 4-6 4-6 4-6 5-5 5-5 5-6 5-4 5-5 6-5 5-4 7-4 5-4 6-4 7-3 6-3 6-3 7-2 7-3 7-2 7-2 7-1 7-1 7-1 7-1h7 8 7l6 1h7l8 1 7 2 7 1 7 2 7 2 6 2 7 3 6 3 7 3 6 4 6 4 6 3 6 4 5 5 6 4 6 5 5 5 5 5 4 5 5 6 5 6 4 6 3 6 4 7 3 6 3 6 3 7 2 6 2 7 3 7 1 8 2 6 1 7v7l1 8v7l1 7-1 7-1 8v6l-1 7-2 7-1 7-2 7-2 7-3 7-3 6-3 7-3 6-4 6-3 7-4 5-4 6-5 6-4 5-5 5zM307 313l6-5 4-5 5-6 5-5 3-6 4-6 4-7 4-6 3-6 3-6 3-7 3-7 1-7 2-7 2-7 2-7v-7l1-6 1-7 1-8-1-7v-7l-1-8-1-7v-7l-2-6-2-8-2-7-2-7-2-7-4-6-3-7-3-6-4-6-3-7-4-6-4-5-5-6-4-5-5-5-5-6-6-4-6-5-5-5-7-3-6-4-6-4-6-3-6-4-7-2-6-3-7-3-7-2-7-2-7-1-7-2h-7l-8-1-6-1h-7-8-7l-7 1-7 1-7 1-8 2-6 1-7 2-7 3-7 2-6 3-7 3-6 3-6 4-6 4-6 4-6 5-5 4-5 5-6 5-4 5-6 5-4 6-4 6-4 5-5 6-3 6-4 7-3 7-2 6-3 7-3 7-2 7-1 7-2 7-1 7-1 7-1 7v8 7 7l1 7v7l1 7 1 7 2 7 2 7 2 7 3 7 2 7 3 6 3 6 3 7 4 6 4 5 4 7 4 5 5 6 5 5 5 5 5 5 6 5 5 4 5 5 7 4 6 3 6 4 6 3 7 3 6 4 7 2 7 2 7 2 7 2 7 2h7l7 1 7 1 7 1h7l7-1h8l7-1 7-1 7-2 7-2 7-1 7-2 7-3 6-3 7-2 6-4 6-3 6-4 6-4 6-4 6-4 6-5z">
          <text:p/>
        </draw:path>
        <draw:path draw:style-name="gr159" draw:text-style-name="P157" draw:layer="layout" svg:width="0.363cm" svg:height="0.364cm" svg:x="9.008cm" svg:y="19.113cm" svg:viewBox="0 0 364 365" svg:d="M307 314l-5 5-5 5-6 3-6 5-6 4-6 4-6 3-7 4-6 2-7 3-7 2-7 3-7 1-6 2-7 1-7 2-7 1h-8-7-7-7l-7-1-7-1-7-1-7-1-7-2-7-2-7-2-7-3-6-3-7-3-6-3-6-4-7-4-6-4-5-4-6-4-5-5-5-5-5-5-5-5-5-6-4-6-4-6-4-5-4-6-3-7-3-6-3-7-3-6-2-7-2-7-2-7-2-7-1-7-1-7v-7l-1-8v-7-7-7l1-8 1-7 1-7 1-7 2-7 2-7 3-7 3-7 2-6 3-7 4-6 3-6 5-6 3-6 4-6 5-5 5-5 5-5 5-5 6-5 5-5 5-4 7-4 6-4 6-4 6-3 6-3 7-3 7-2 6-3 7-2 7-2 8-1 7-1 7-1 7-1h7 7 7l7 1h8l7 1 7 2 7 1 7 2 7 2 7 2 6 3 7 3 6 4 6 3 6 4 6 3 6 4 6 5 5 4 6 5 5 5 5 6 4 5 5 6 4 5 4 6 3 6 4 7 3 6 4 7 3 6 3 7 2 7 2 7 2 7 1 6 1 7 1 8 1 8v7 7 7l-1 7-1 7-1 7-1 7-2 7-2 7-2 7-3 7-2 7-4 6-3 6-4 6-4 6-4 7-3 6-5 5-5 6-4 5zM308 314l5-5 5-5 5-6 4-5 4-6 4-6 4-6 4-6 3-7 4-6 2-7 3-6 2-7 2-7 2-7 1-8 1-7 1-7v-7-7-7-7-8l-1-8-1-7-1-6-2-7-2-7-3-7-2-7-3-7-4-6-3-6-4-7-4-6-4-6-3-6-5-6-5-5-5-5-5-5-5-5-5-5-7-4-5-4-6-4-6-4-6-3-7-3-7-3-6-3-7-3-7-2-7-2-7-1-7-2h-7l-8-1-7-1h-7-7l-7 1h-7l-7 1-8 1-7 2-7 1-7 2-7 3-6 3-7 2-6 3-7 4-6 3-6 4-6 5-6 4-5 4-5 5-6 5-4 6-5 5-5 5-4 6-4 6-4 6-4 6-3 6-4 7-2 6-3 7-3 7-1 7-2 6-2 8-1 7-1 7-1 8v7 7 7l1 8 1 7v7l2 7 1 7 2 7 2 7 3 7 2 6 3 7 3 7 4 6 3 6 4 6 4 6 5 6 5 5 4 5 5 6 5 4 6 5 5 5 6 4 6 4 7 4 6 4 6 3 6 3 7 3 7 2 7 3 7 2 7 2 7 1 7 1 7 1h7l7 1h7l8-1h7 7l7-2 7-1 7-2 7-2 7-2 6-2 7-3 6-3 7-3 6-3 7-4 6-4 5-5 6-4 6-5z">
          <text:p/>
        </draw:path>
        <draw:path draw:style-name="gr160" draw:text-style-name="P158" draw:layer="layout" svg:width="0.365cm" svg:height="0.366cm" svg:x="9.008cm" svg:y="19.113cm" svg:viewBox="0 0 366 367" svg:d="M310 315l-6 5-5 4-6 5-6 5-6 3-6 4-6 3-7 3-6 4-7 3-6 2-7 2-7 2-7 1-8 2-7 1-7 1h-7l-7 1h-7l-7-1-8-1h-7l-7-1-7-2-7-1-7-3-7-2-6-2-7-3-7-3-6-3-6-4-6-4-6-4-6-5-6-4-5-5-6-4-4-6-5-5-4-6-5-5-5-6-4-6-3-7-4-6-3-7-3-6-3-7-2-7-2-6-2-7-1-7-2-7-1-7v-7l-1-8v-8-7-7l1-7 1-7 1-7 1-8 3-7 1-7 3-6 3-7 2-7 4-6 3-6 4-6 4-6 4-7 5-5 4-5 5-6 5-5 5-5 5-5 6-5 6-4 5-4 7-4 6-3 7-4 6-3 7-2 6-3 7-3 7-2 7-2 7-1 7-1 7-1h7l7-1h8 7l7 1h7l7 1 7 2 7 1 7 2 7 2 7 2 7 3 6 3 7 4 6 3 6 4 7 3 5 5 6 4 6 4 5 6 5 4 5 6 5 5 4 6 4 6 4 6 4 5 4 7 3 6 3 7 3 7 2 6 2 7 3 7 1 7 2 7 1 7v7l1 8v7 7 8l-1 7v7l-1 7-2 8-1 7-3 7-1 6-3 7-2 7-4 6-3 7-3 6-4 6-4 6-5 6-4 5-4 6-6 5zM310 316l5-6 5-5 4-5 5-6 5-6 3-6 4-6 3-6 4-7 3-6 3-7 2-7 2-6 3-7 1-7 2-7v-8l1-7 1-7v-8-7-8l-1-7-1-7v-7l-2-7-1-7-3-7-2-7-2-6-3-7-4-7-3-6-3-7-4-6-4-6-5-5-4-7-5-5-5-5-5-5-5-5-6-4-5-5-6-4-7-4-6-4-6-3-6-3-7-3-7-3-7-3-6-2-8-2-7-1-7-2h-7l-7-1-7-1h-7-8l-7 1h-7l-7 1-7 1-7 2-7 2-7 1-7 3-7 3-6 2-7 3-6 4-6 3-7 5-6 4-5 4-6 4-6 6-4 4-6 6-4 5-5 5-5 6-4 6-4 6-4 6-3 7-3 6-3 7-3 6-3 7-1 7-2 7-2 7-1 8-1 7-1 7v7 7 8l1 8 1 7v7l2 7 1 7 2 7 2 7 3 7 2 6 3 7 3 6 4 7 4 6 4 7 4 5 5 6 4 6 5 5 5 5 5 5 6 5 6 4 5 5 6 4 6 4 7 3 6 3 7 4 7 3 6 2 7 2 7 2 7 2 7 2h7l7 1 7 1 8 1h7l7-1h7l7-1 8-1 7-2 7-1 7-2 7-2 7-3 6-3 7-3 6-3 6-4 6-3 6-4 7-4 5-5 5-5z">
          <text:p/>
        </draw:path>
        <draw:path draw:style-name="gr160" draw:text-style-name="P158" draw:layer="layout" svg:width="0.366cm" svg:height="0.367cm" svg:x="9.007cm" svg:y="19.112cm" svg:viewBox="0 0 367 368" svg:d="M310 317l-5 4-5 5-6 4-6 4-6 5-6 3-6 4-7 3-6 3-7 3-7 2-6 3-7 1-7 2-7 1-8 2-7 1h-7-8-7-7l-7-1-7-1-7-1-8-1-7-2-7-2-7-2-6-3-7-3-7-3-6-3-6-4-6-4-7-3-5-5-6-5-6-4-5-6-5-4-5-6-4-5-5-6-4-6-3-6-4-6-4-7-3-6-3-7-3-6-2-7-2-7-2-7-1-7-2-8-1-7v-7l-1-8v-7-7-8l1-6 1-7 1-8 1-7 3-7 1-7 3-7 3-6 3-7 3-6 3-7 4-6 4-6 3-6 5-6 5-5 4-6 6-5 4-5 6-5 6-5 5-4 7-3 6-5 7-3 6-4 7-3 6-2 7-3 7-3 7-1 7-3 6-1 7-1 8-1h7l7-1h8 7l7 1h7l7 1 7 2 7 1 8 2 6 2 7 2 7 3 7 3 6 4 6 3 6 4 6 3 7 5 5 5 5 4 6 5 5 4 5 6 5 5 4 6 5 6 3 6 4 6 4 6 3 6 3 7 3 7 3 6 2 7 2 7 2 7 1 8 1 7 1 7 1 7v7 7 8l-1 7-1 8-1 7-1 7-2 7-2 7-2 7-3 7-2 6-3 7-4 6-3 7-4 6-4 6-4 6-5 5-5 6-4 5zM311 317l6-5 4-5 5-6 4-6 5-5 4-7 4-6 3-6 4-7 3-6 2-7 2-7 3-7 2-7 2-7 1-7 1-7 1-8v-7-8-7-7-7l-1-7-1-8-1-7-3-7-1-7-3-7-2-6-3-7-3-7-3-6-4-7-4-6-4-5-4-6-5-6-5-5-4-6-6-5-5-5-5-4-6-5-6-4-6-4-6-4-7-3-6-3-7-3-6-3-7-3-7-2-7-2-7-1-8-2h-7l-7-1-7-1h-7-8l-7 1h-7l-8 1-7 1-6 2-7 2-7 1-7 3-7 3-7 2-6 3-7 4-6 4-7 4-6 4-6 4-5 5-6 5-5 4-5 6-5 5-5 6-4 5-4 7-4 6-4 6-3 6-3 7-3 6-3 7-3 7-1 7-2 7-2 7-1 7-1 8-1 6v8 7 7l1 8 1 7v8l2 7 1 7 2 7 2 7 3 7 2 7 3 6 3 7 4 6 4 6 4 6 3 7 5 5 5 5 4 6 6 5 5 5 5 5 6 5 6 4 7 4 6 4 6 3 6 4 7 3 7 2 6 3 7 3 7 1 7 3 7 1 8 1 7 1h7l7 1h7l8-1h7 7l8-2 7-1 7-2 7-1 6-3 7-2 7-3 6-3 7-3 7-4 6-4 6-4 5-4 6-4 6-5z">
          <text:p/>
        </draw:path>
        <draw:path draw:style-name="gr161" draw:text-style-name="P159" draw:layer="layout" svg:width="0.368cm" svg:height="0.369cm" svg:x="9.006cm" svg:y="19.111cm" svg:viewBox="0 0 369 370" svg:d="M312 317l-5 6-6 4-6 5-5 4-7 4-6 4-6 3-7 4-6 3-7 3-7 2-7 2-7 2-7 1-7 2-7 1-7 1h-7l-8 1h-7l-7-1-7-1h-7l-8-1-7-2-7-2-7-1-8-3-6-3-7-2-7-3-6-4-6-3-6-4-6-5-6-4-6-4-5-5-6-5-5-6-5-5-4-5-5-6-4-6-3-6-4-6-4-6-3-7-3-6-3-7-2-7-2-7-2-8-1-7-2-7-1-8v-6l-1-8v-7-7-8l1-7 1-7 1-7 1-7 3-7 1-7 3-7 3-7 3-6 3-7 3-6 4-6 4-7 3-6 5-5 5-6 4-6 6-5 5-5 5-4 6-5 6-5 5-3 7-4 6-4 7-4 6-3 7-2 7-3 7-3 7-1 7-3 7-1 7-1 8-1h7l7-1h7 7l8 1h7l7 1 8 2 7 1 7 2 6 2 7 2 7 3 6 3 7 4 7 3 6 4 6 4 5 4 6 5 6 4 5 5 6 5 4 6 5 5 4 5 5 7 4 5 4 6 4 7 3 6 3 7 3 6 2 7 3 7 1 7 2 7 2 7 1 8v7l1 7v7 7 8l-1 7v7l-1 7-2 7-1 7-2 8-3 7-2 7-2 7-3 6-4 7-3 6-4 6-4 6-5 6-4 6-5 5-5 6zM313 318l4-5 6-5 4-6 5-5 4-7 5-6 3-6 3-6 4-6 3-7 3-7 2-7 2-7 3-8 1-7 2-7v-6l1-8 1-7v-8-7-7l-1-7-1-7v-8l-2-7-2-7-2-7-2-7-2-7-3-7-3-6-4-7-3-6-4-6-4-6-5-6-4-6-5-5-5-6-5-5-5-5-7-4-5-5-6-4-6-3-6-4-7-4-7-3-6-3-7-3-7-3-6-2-7-2-7-1-8-2h-7l-7-1-8-1h-7-7l-7 1h-8l-7 1-7 1-7 2-7 2-7 1-8 3-6 3-7 3-7 3-6 3-6 4-7 4-6 4-6 4-5 5-6 5-5 5-5 5-5 6-5 5-4 5-4 7-4 6-4 6-3 7-3 6-3 7-2 7-4 7-1 7-2 7-2 7-1 7-1 7-1 7v8 7 7l1 8 1 6v8l2 7 1 7 2 8 2 7 3 7 3 7 2 6 4 7 3 7 4 6 4 6 4 5 4 6 5 6 5 5 5 6 5 4 5 6 7 4 5 4 6 5 6 4 7 3 6 4 7 3 7 2 6 3 8 2 7 2 7 2 7 2h8l7 1 7 1 7 1h7l8-1h7l8-1 6-1 7-2 7-1 7-2 7-2 7-3 7-3 7-3 6-3 6-4 7-3 6-4 6-4 6-5 5-4z">
          <text:p/>
        </draw:path>
        <draw:path draw:style-name="gr162" draw:text-style-name="P160" draw:layer="layout" svg:width="0.37cm" svg:height="0.37cm" svg:x="9.005cm" svg:y="19.11cm" svg:viewBox="0 0 371 371" svg:d="M314 319l-6 5-5 5-6 5-7 3-5 4-7 4-6 4-6 3-7 3-7 3-7 3-7 2-7 1-7 2-7 1-7 2-7 1h-7l-8 1h-7l-8-1-7-1-7-1-8-1-7-1-7-2-7-2-7-2-7-3-7-3-6-3-7-4-6-3-6-3-6-5-6-4-6-5-5-5-6-5-4-5-6-5-4-6-4-6-5-5-3-7-4-6-3-7-4-6-3-7-3-7-2-7-2-7-2-7-1-7-2-7-1-8v-7l-1-7v-7-7-8l1-7 1-8 1-7 1-6 3-7 1-7 3-7 3-7 3-7 3-6 3-7 4-6 4-7 4-6 4-5 5-6 5-5 5-5 5-6 5-4 6-5 6-5 6-3 6-4 7-4 6-3 7-3 7-3 6-3 7-3 7-1 7-3 7-1 7-1 7-1h8l7-1h8 7l8 1h7l7 1 7 2 7 1 7 2 7 2 7 2 7 3 6 3 7 4 6 3 6 4 7 4 6 4 5 5 6 4 6 5 4 5 6 6 4 5 5 5 5 7 4 6 3 6 4 6 3 7 3 6 3 7 3 7 2 7 2 7 2 7 1 7 1 7 1 7 1 7v8 7 8l-1 7-1 7-1 7-1 7-2 7-2 7-2 7-3 7-3 8-2 7-4 6-3 6-4 6-4 6-4 6-5 6-4 6-6 5zM314 320l5-6 5-5 5-5 5-6 3-6 4-6 4-6 4-7 3-6 3-7 3-7 3-7 2-7 2-7 2-8 1-7 1-7 1-7 1-7v-8-7-8l-1-7-1-7-1-7-1-7-3-7-1-8-2-7-4-7-2-6-3-7-4-6-3-7-4-6-4-5-4-7-5-6-4-5-6-6-5-4-6-6-5-4-6-5-6-4-6-3-6-4-7-4-6-3-7-3-7-3-7-3-7-1-7-3-7-1-7-2h-7l-7-1-8-1h-7-8l-7 1h-8l-7 1-7 1-7 2-7 2-7 1-7 3-7 3-7 3-6 3-7 3-6 4-7 4-6 4-5 4-6 5-6 5-4 5-6 5-4 6-5 5-5 6-4 6-4 7-4 6-3 6-3 7-3 6-2 7-3 7-2 7-2 8-2 6-1 7-1 8v7l-1 8v7 7l1 7 1 7v8l2 7 1 7 2 8 2 6 3 7 3 7 2 7 4 7 3 6 4 6 4 7 4 6 5 5 4 6 5 6 5 5 5 5 6 4 6 5 6 5 5 4 7 3 6 4 6 4 7 3 7 2 6 4 7 2 8 1 7 3 7 1 7 1 8 1 7 1h8 7 8 7l7-1 7-2 7-1 8-2 7-1 7-3 7-3 7-2 6-3 7-3 6-4 6-4 6-4 6-4 6-5 5-5z">
          <text:p/>
        </draw:path>
        <draw:path draw:style-name="gr163" draw:text-style-name="P161" draw:layer="layout" svg:width="0.371cm" svg:height="0.372cm" svg:x="9.004cm" svg:y="19.109cm" svg:viewBox="0 0 372 373" svg:d="M314 320l-5 5-5 5-6 4-6 5-6 4-6 4-7 4-6 3-7 3-7 2-6 3-7 2-7 2-8 1-8 2-7 2h-7-7l-8 1h-7l-8-1h-7l-7-1-7-1-7-2-7-2-8-1-7-3-6-3-7-2-7-3-6-4-6-4-7-4-5-4-7-4-5-5-6-4-5-5-5-5-5-6-4-6-5-5-5-7-3-6-4-6-3-7-4-7-3-7-3-6-2-7-2-7-2-7-1-7-2-7-1-8v-7l-1-7v-8-7l1-7v-7l1-8 1-7 1-7 3-7 2-7 2-7 3-7 3-6 3-7 3-6 4-7 4-6 4-6 5-6 4-6 5-5 5-5 5-6 6-4 6-5 5-5 6-3 6-4 7-4 6-3 7-3 7-3 6-3 7-3 7-1 7-3 8-1 7-1 7-1h8l6-1h8 7l8 1h7l7 1 8 2 7 1 7 2 7 2 7 3 7 2 7 3 6 4 7 3 6 4 6 4 6 4 6 5 5 4 6 6 5 4 5 6 5 5 5 6 3 6 5 6 4 6 3 7 4 6 3 7 2 6 3 7 3 7 1 8 2 7 2 7 1 6 1 8v7 8 7 7 7l-1 8-1 7-2 7-1 8-2 7-3 7-2 6-3 7-3 7-3 6-4 7-4 7-4 6-4 6-4 5-5 6-5 5zM315 321l5-5 5-6 5-5 4-6 5-6 4-6 4-7 4-7 3-6 3-7 3-7 2-6 2-7 3-7 1-7 2-8 1-7v-8l1-7v-7-7-8l-1-7v-8l-1-6-2-7-2-8-2-7-2-7-3-7-2-7-3-6-4-7-3-6-4-6-5-6-4-7-4-5-6-5-4-6-6-5-5-5-5-5-7-4-6-5-6-3-6-4-6-4-7-3-6-3-7-3-7-3-7-1-8-3-7-1-8-2h-7l-7-1-8-1h-7-8l-6 1h-8l-7 1-8 1-7 2-7 2-7 1-7 4-6 2-7 3-7 3-6 3-7 4-6 4-6 4-6 4-6 5-5 5-5 5-6 5-4 6-5 6-5 5-3 6-5 7-3 6-4 7-3 6-3 7-2 7-3 7-2 7-2 7-2 7-1 7-1 7v8l-1 7v7 8l1 7 1 8v7l2 7 1 7 2 7 2 7 3 7 3 7 3 7 3 6 3 8 4 6 4 6 4 6 5 6 4 5 5 6 5 5 6 5 5 5 6 5 6 4 6 4 6 4 6 4 7 3 6 3 7 3 7 3 7 2 7 2 8 2 7 2 7 1h7l7 1 8 1h7l8-1h7l7-1 7-1 9-2 7-1 7-2 7-2 6-3 7-3 7-3 6-3 7-4 7-3 6-4 5-5 6-5 6-4z">
          <text:p/>
        </draw:path>
        <draw:path draw:style-name="gr164" draw:text-style-name="P162" draw:layer="layout" svg:width="0.373cm" svg:height="0.373cm" svg:x="9.004cm" svg:y="19.109cm" svg:viewBox="0 0 374 374" svg:d="M316 322l-6 5-5 4-6 5-5 5-7 3-7 4-6 4-7 3-7 3-7 3-6 3-7 2-7 1-7 2-8 2-7 1-8 1h-7l-7 1h-7l-8-1-7-1-8-1h-6l-7-2-8-2-7-2-7-2-7-3-7-3-6-3-7-3-6-4-6-4-6-4-7-5-5-4-5-5-6-5-5-6-5-5-4-5-5-7-5-6-3-6-4-6-3-7-4-6-3-7-3-7-2-7-2-7-2-7-1-8-2-7-1-6v-8l-1-7v-8-8l1-6v-8l1-7 1-7 1-8 3-7 2-7 2-7 3-6 3-7 3-7 4-6 3-7 4-6 4-6 5-5 4-7 5-5 5-5 6-5 5-5 6-5 6-4 6-4 6-4 6-4 6-3 7-3 7-3 7-3 7-3 7-1 7-3 7-1 8-1 7-1h7l7-1h8 7l8 1h7l7 1 7 2 7 1 8 2 7 2 7 3 7 2 6 3 7 4 7 3 6 4 6 4 6 5 6 4 6 5 5 5 5 5 5 5 5 6 4 5 5 6 5 7 3 6 4 6 3 7 3 6 3 7 3 7 2 7 2 7 2 7 2 7v7l1 8 1 7v8 7 7l-1 7-1 8v7l-2 7-2 7-2 7-2 7-2 7-4 7-3 7-3 6-4 6-3 7-4 6-5 6-5 7-4 5-5 6zM317 322l5-5 5-5 4-6 5-6 5-6 3-7 4-6 4-6 3-7 3-7 3-7 3-7 2-7 2-7 2-7 1-7 1-7 1-8 1-7v-7-7-8l-1-7-1-8-1-7-1-7-3-7-1-7-2-7-3-7-3-7-3-7-4-6-4-7-3-6-4-6-5-6-5-6-4-5-6-6-4-5-6-5-6-4-5-5-6-5-6-3-7-4-7-4-6-3-7-3-7-3-7-2-7-2-7-3-8-1-7-2h-7l-7-1-8-1h-7-8l-7 1h-7l-7 1-8 1-7 2-7 2-8 1-7 4-6 2-7 3-7 3-6 3-7 4-6 4-6 4-5 5-7 5-5 4-5 6-6 5-4 5-5 6-5 6-3 6-4 6-4 7-4 6-3 7-3 7-2 6-3 7-2 7-2 7-2 7-1 8-1 7v8l-1 6v8 8l1 7 1 8v6l2 8 1 7 2 7 2 7 3 7 3 7 3 7 3 7 3 6 4 6 4 6 4 6 5 7 4 6 6 5 4 5 6 6 5 4 6 5 6 5 6 4 7 3 6 4 6 3 7 3 7 4 7 2 7 3 7 1 7 3 8 1 6 1 8 1 7 1h8 7 7 7l8-2 7-1 8-1 7-2 7-1 7-3 6-3 7-2 7-3 8-4 6-3 6-4 7-4 6-4 5-5 6-5z">
          <text:p/>
        </draw:path>
        <draw:path draw:style-name="gr165" draw:text-style-name="P163" draw:layer="layout" svg:width="0.374cm" svg:height="0.375cm" svg:x="9.003cm" svg:y="19.108cm" svg:viewBox="0 0 375 376" svg:d="M317 322l-6 6-6 5-5 4-6 4-7 5-6 4-6 3-7 4-7 3-7 2-7 3-7 2-7 2-7 2-7 1-7 1-8 1h-7l-7 1h-7l-8-1h-7l-8-1-7-2h-7l-7-3-7-1-7-3-7-3-7-3-7-3-6-3-6-4-7-4-6-3-6-5-6-5-5-4-6-7-4-5-6-5-4-6-5-6-4-6-4-6-4-6-3-7-4-6-3-7-3-7-2-7-2-7-2-7-1-7-2-8-1-7v-7l-1-7v-8-8l1-7v-7l1-7 1-8 1-7 3-7 2-7 2-7 3-7 3-7 3-7 4-6 4-6 3-6 4-6 5-6 4-6 5-5 5-6 6-5 5-5 6-4 6-5 6-4 6-4 7-4 6-3 7-3 6-3 7-3 7-3 8-1 7-3 7-1 7-1 7-1h8l7-1h8 7l7 1h7l8 1 7 2 8 1 7 2 7 3 6 2 7 2 7 3 6 4 7 3 7 4 6 4 6 5 5 4 6 5 6 5 5 5 6 5 4 6 5 6 5 5 3 7 4 6 4 7 4 6 3 7 2 7 3 7 3 7 1 6 3 7v8l2 7 1 8v7 7 7 8 7l-1 8-1 7-1 7-2 7-2 7-3 7-2 7-3 7-3 7-3 7-4 6-4 6-4 6-4 6-5 6-5 6-4 5zM317 323l6-6 5-5 5-5 4-7 5-5 4-6 4-7 4-6 3-7 3-6 3-7 2-7 2-7 3-8 1-7 2-7 1-7v-7l1-8v-8-7-7l-1-7v-8l-2-7-1-8-2-7-2-6-2-8-3-7-3-6-3-7-3-7-4-6-4-6-4-7-4-6-5-5-5-6-5-6-6-4-6-6-5-4-6-5-6-5-6-3-7-4-6-3-7-4-7-3-7-3-6-2-7-2-7-3-7-1-8-2h-7l-8-1-7-1h-7-8l-7 1-8 1h-7l-7 1-7 2-8 2-7 2-7 3-7 2-7 3-6 3-7 4-6 3-6 5-6 3-6 5-6 5-6 4-5 6-5 5-5 5-5 6-5 6-3 6-4 6-4 7-4 6-3 7-3 7-2 6-3 7-2 8-2 7-2 7-1 8-1 7v7l-1 7v8 8l1 7 1 7v7l2 8 1 7 2 7 2 8 3 6 3 7 3 7 3 6 4 7 4 7 3 6 4 6 5 5 4 6 6 6 5 5 5 6 6 5 5 5 7 4 6 4 6 4 6 4 7 3 7 3 6 3 7 2 8 3 7 2 7 2 7 1 7 2h8l7 1h8l7 1 7-1h7l8-1 8-1 6-2 7-1 8-3 7-1 7-3 7-2 6-4 7-3 6-3 7-4 6-5 6-4 6-4 5-5z">
          <text:p/>
        </draw:path>
        <draw:path draw:style-name="gr166" draw:text-style-name="P164" draw:layer="layout" svg:width="0.376cm" svg:height="0.376cm" svg:x="9.002cm" svg:y="19.107cm" svg:viewBox="0 0 377 377" svg:d="M317 324l-5 5-5 5-7 4-5 4-6 5-7 4-6 3-7 4-6 3-7 3-7 3-7 1-8 3-7 1-7 2h-7l-8 2h-7l-8 1-7-1h-7l-7-1-8-1-8-1-7-2-7-1-6-3-8-2-7-2-6-3-7-3-7-3-6-4-6-5-7-4-6-4-5-5-6-5-5-5-5-5-6-6-4-6-5-5-4-6-4-7-4-7-3-6-4-7-3-6-3-7-2-7-2-7-2-7-1-7-2-8-1-7v-8l-1-7v-7-8l1-7v-8l1-7 1-7 1-7 3-7 2-8 2-7 3-7 3-6 3-7 4-7 4-6 3-6 4-6 5-6 4-6 6-5 4-6 6-5 6-5 5-4 7-5 6-4 6-4 6-3 7-4 6-3 7-3 7-3 7-2 7-2 8-3 7-1 6-1 8-1h8l7-1h8 6l8 1h8l7 1 7 2 7 1 7 2 7 3 7 2 7 2 7 3 7 4 6 3 6 4 7 4 6 5 6 4 5 5 6 5 5 5 5 5 5 7 5 5 4 6 4 6 4 6 4 7 3 7 3 6 3 7 3 7 3 7 2 7 2 7 1 8 1 7 1 7 1 7v8 7 8l-1 7-1 7v8l-2 7-1 7-3 8-3 7-2 7-3 6-3 7-3 7-4 6-4 7-4 6-5 5-4 6-5 6-5 5zM318 324l6-5 4-5 6-7 4-5 4-6 5-6 4-7 3-6 3-7 4-7 3-6 3-7 2-7 2-7 2-8 1-7 1-8 1-7 1-7v-8-7-8l-1-7-1-7-1-8-2-7-1-7-2-7-2-7-4-7-3-7-3-7-3-6-4-7-4-6-4-7-5-6-4-5-6-6-4-5-6-5-5-6-6-4-6-5-6-4-6-4-6-4-7-3-6-4-7-3-7-3-7-2-8-2-7-3-7-1-7-2h-7l-8-1-8-1h-6-8l-7 1-8 1h-8l-6 1-8 2-7 2-7 2-7 3-7 2-7 3-7 3-6 4-7 4-6 4-6 3-6 5-6 5-5 5-6 5-5 5-5 5-5 7-4 6-4 5-4 7-4 6-4 6-3 7-3 7-2 7-3 7-2 7-2 8-2 7-1 7v7l-1 8-1 7v8 7l1 7 1 8v7l2 8 1 7 2 7 2 7 3 7 3 7 3 7 3 6 4 7 4 6 3 7 5 6 4 6 5 5 5 6 5 5 6 5 5 5 6 5 6 4 6 5 6 5 7 3 6 3 7 4 7 3 7 2 7 2 7 3 7 1 7 2 8 1 7 1 8 1h7 7 8 8l7-2 7-1 7-1 8-2 7-2 7-2 7-3 7-3 7-3 6-3 7-4 6-4 6-4 6-5 6-4 6-5z">
          <text:p/>
        </draw:path>
        <draw:path draw:style-name="gr167" draw:text-style-name="P165" draw:layer="layout" svg:width="0.377cm" svg:height="0.378cm" svg:x="9.001cm" svg:y="19.106cm" svg:viewBox="0 0 378 379" svg:d="M320 325l-6 5-5 4-6 5-6 5-7 3-6 4-7 4-6 3-7 3-7 3-7 3-7 2-6 3-8 2-7 1-8 1-7 1h-7l-8 1-7-1h-8-8l-6-1-8-2-7-1-8-2-7-3-7-2-7-2-7-3-6-4-7-3-7-3-6-4-6-5-5-5-6-4-6-5-5-5-6-6-4-5-6-5-3-7-6-6-4-6-4-6-3-7-4-6-3-7-3-7-2-7-2-7-2-8-1-7-2-7-1-7v-8l-1-7v-7-8l1-7v-8l1-7 1-7 2-7 2-8 2-7 2-7 3-7 3-7 3-7 4-6 4-6 3-7 6-5 4-7 5-6 5-5 5-6 5-4 6-6 5-4 6-5 7-4 6-3 7-4 6-4 7-3 7-3 7-3 7-2 6-2 7-3 8-1 7-1 8-1h7l7-1h8 7l8 1h7l7 1 8 2 7 1 7 2 8 3 7 2 6 2 7 3 7 4 6 3 7 4 6 5 6 4 5 4 7 5 5 5 5 6 5 5 5 6 5 5 5 6 3 6 4 6 4 7 3 7 3 6 3 7 3 7 3 7 1 8 2 7 1 7 2 8 1 6v8 8 7 8 7l-1 7-1 8-1 7-2 8-2 6-3 7-2 7-3 7-3 7-3 6-4 7-4 6-4 7-4 6-5 5-5 6-5 6zM320 325l6-5 4-6 6-5 5-5 3-7 5-6 4-7 3-6 4-7 3-7 3-6 2-8 3-7 2-6 1-8 2-7 1-8v-7l1-7v-8-7-8l-1-8v-6l-2-8-1-7-2-8-2-7-3-7-2-7-3-7-3-6-3-7-4-7-4-6-4-6-4-6-5-6-5-6-5-5-5-5-6-5-6-5-6-5-5-4-7-4-7-4-6-3-7-4-7-3-6-3-7-2-7-2-8-3-7-1-8-2h-7l-7-1-7-1h-8-8l-7 1-7 1h-8l-7 1-8 2-7 2-7 2-7 3-7 2-7 3-6 3-7 4-6 4-6 4-7 3-6 5-6 5-5 5-6 5-5 6-5 5-4 6-5 6-5 6-4 6-4 6-3 7-4 7-2 7-3 7-3 7-2 7-2 7-1 8-2 6v8l-1 8-1 7v8 7l1 7 1 8v8l2 6 1 8 2 7 2 7 3 7 3 7 3 7 3 7 4 6 4 7 3 6 6 6 4 6 5 6 5 5 5 6 5 5 6 5 6 4 6 5 6 4 6 4 7 3 7 4 6 3 7 3 7 3 7 2 7 3 8 2 7 1 8 2h6l8 1h8l7 1 8-1h7l7-1 8-1 7-2 8-1 6-2 7-4 8-2 6-3 7-3 7-3 6-4 7-4 6-4 7-4 5-5 6-5z">
          <text:p/>
        </draw:path>
        <draw:path draw:style-name="gr168" draw:text-style-name="P166" draw:layer="layout" svg:width="0.379cm" svg:height="0.38cm" svg:x="9.001cm" svg:y="19.106cm" svg:viewBox="0 0 380 381" svg:d="M321 327l-5 5-6 5-6 4-6 5-6 4-7 4-6 3-7 4-7 3-6 3-8 2-7 2-7 3-7 1-7 2h-8l-7 2h-8l-7 1-7-1h-8l-8-1-7-1-7-1-7-2-8-1-7-2-7-3-7-2-7-3-7-3-7-4-6-3-6-5-7-4-6-4-6-5-6-5-5-5-5-5-5-6-5-5-4-6-5-6-4-7-4-7-3-6-4-7-3-7-2-6-3-7-2-7-2-7-1-8-2-7-1-8v-7l-1-7v-8-8l1-7v-7l1-8 2-7 1-8 2-7 2-6 2-7 3-7 3-7 4-7 3-7 4-6 3-6 5-7 5-6 4-5 5-6 5-5 6-5 5-6 6-4 6-5 7-4 6-4 7-4 7-3 6-4 7-3 7-3 7-2 7-2 7-2 8-2 7-1 7-1h7l8-1h8 8l6 1h8l7 1 8 2 7 1 7 2 7 3 7 2 7 4 7 3 7 3 6 4 6 4 7 4 6 4 6 4 6 6 5 4 6 6 4 5 6 5 5 6 3 7 5 6 4 6 4 6 3 7 3 7 3 7 2 7 3 7 2 7 1 7 2 7 1 8 1 7 1 8v7 7 8l-1 8-1 7v7l-2 7-1 8-3 7-2 7-2 8-3 6-3 7-4 7-3 6-4 7-5 6-4 6-4 5-6 6-4 6zM321 327l6-5 5-5 5-6 4-6 5-6 4-6 4-6 3-7 4-7 3-6 3-7 3-7 2-8 2-7 2-7 1-8 1-7 1-7 1-8v-8-7-7l-1-8-1-7-1-8-2-7-1-7-3-7-2-8-2-7-3-7-3-6-4-7-3-7-4-6-5-6-4-6-5-6-5-6-5-5-6-6-5-4-5-5-6-4-7-5-6-4-6-4-7-4-7-3-7-3-7-4-7-2-7-2-6-3-8-1-7-2h-8l-8-1-6-1h-8-8l-8 1-7 1h-7l-8 2-7 1-7 2-7 2-7 3-7 2-7 4-7 3-6 4-7 4-6 3-7 5-7 5-5 4-6 5-6 5-4 6-6 5-4 6-5 6-4 6-4 7-4 6-3 7-4 6-2 7-3 7-3 7-2 7-2 7-1 8-2 7v8l-1 7-1 7v8 8l1 7 1 7v8l2 7 1 8 2 7 2 7 3 7 3 7 3 7 3 6 4 7 4 6 3 7 5 6 5 6 4 6 6 5 4 6 6 4 6 6 5 5 6 4 7 4 6 4 7 4 7 4 6 3 7 3 7 2 8 2 7 3 7 1 8 2 7 1 7 1 8 1h8l7 1 7-1 8-1 7-1 8-1 7-1 7-2 7-2 8-2 7-3 7-3 7-3 6-3 7-4 6-3 6-4 6-5 6-5 6-4z">
          <text:p/>
        </draw:path>
        <draw:path draw:style-name="gr169" draw:text-style-name="P167" draw:layer="layout" svg:width="0.38cm" svg:height="0.38cm" svg:x="9cm" svg:y="19.105cm" svg:viewBox="0 0 381 381" svg:d="M322 328l-5 6-6 4-6 5-6 4-6 4-6 4-7 4-7 3-6 3-7 3-7 3-8 2-7 2-7 2-8 1-7 1-7 1-8 1h-8-7-7l-8-1-7-1-8-2-7-1-7-2-7-2-9-2-7-3-7-3-6-3-7-4-7-3-6-4-6-4-6-5-5-4-7-6-5-4-5-6-5-5-5-6-4-6-5-7-4-6-4-6-3-7-4-6-3-7-2-7-3-7-2-8-2-6-1-8-2-7-1-8v-8l-1-6v-8-8l1-7v-8l1-7 2-7 1-8 2-7 2-7 2-7 3-7 3-7 4-6 3-7 4-7 3-6 5-7 5-5 4-6 6-6 4-5 6-5 6-5 5-5 6-4 7-6 6-3 7-4 6-4 7-3 7-3 7-3 7-2 8-2 7-2 7-1 8-2 7-1h7l8-1h8 7l7 1h8l8 1 7 2 7 1 7 2 7 3 7 2 7 3 7 3 7 3 7 4 6 4 6 4 6 5 6 5 6 5 5 4 6 6 5 5 5 6 4 5 5 7 5 6 3 6 4 7 3 7 3 6 3 7 3 7 2 8 2 7 2 6 1 8 2 8 1 7 1 7v8 7 8l-1 8-1 6-1 8-1 8-3 7-1 7-2 7-3 7-3 7-3 7-4 6-3 7-4 7-4 6-5 6-5 6-4 5-6 6zM323 329l5-5 6-6 4-6 5-5 4-7 4-6 4-7 4-6 4-7 3-7 2-7 3-7 3-6 1-8 2-7 2-8 1-7 1-7v-8-8-7-8-7l-1-8-2-7-1-8-2-6-2-8-2-7-3-7-3-7-3-7-4-7-3-6-4-6-4-6-5-7-5-6-4-5-6-5-5-6-5-5-7-5-5-4-6-6-7-4-6-4-6-3-7-4-7-3-7-3-7-2-8-2-7-3-7-1-7-2h-8l-8-1-7-1h-7-8l-8 1-7 1h-7l-8 2-7 1-8 2-7 2-7 3-7 2-7 3-7 4-7 3-6 4-7 4-6 5-6 5-6 4-5 5-6 5-5 6-6 5-4 6-5 6-4 7-4 6-4 6-3 7-3 7-3 7-3 7-3 7-2 6-2 8-1 8-2 7v7l-1 8-1 7v8 8l1 7 1 7v8l2 8 1 7 3 7 1 7 3 7 3 7 3 7 4 7 3 6 4 7 4 6 4 6 5 6 4 6 6 6 5 5 5 5 6 5 6 5 6 5 6 4 6 3 7 4 7 4 6 3 7 3 7 3 8 2 8 2 7 2 7 1 7 2 8 1h8 7 7 8 8l7-1 7-1 8-2 7-1 8-2 7-3 7-2 7-3 6-3 7-3 7-4 7-4 6-4 6-4 6-5 5-5z">
          <text:p/>
        </draw:path>
        <draw:path draw:style-name="gr170" draw:text-style-name="P168" draw:layer="layout" svg:width="0.382cm" svg:height="0.382cm" svg:x="8.999cm" svg:y="19.104cm" svg:viewBox="0 0 383 383" svg:d="M324 330l-6 4-5 6-6 4-7 5-6 4-7 4-6 4-7 3-7 3-7 3-7 2-6 2-8 3-7 1-8 2-7 1h-7l-8 1h-8-7-8l-8-1h-8l-7-2-7-2-7-1-8-2-7-3-7-2-7-3-7-3-7-4-6-4-6-4-6-4-6-4-6-5-6-5-5-6-6-4-5-6-5-6-4-6-4-6-5-6-4-7-3-6-4-7-3-7-2-7-3-7-2-7-2-8-1-7-2-7-1-8v-7l-1-8v-7-8l1-7v-8l1-7 2-7 1-8 2-8 2-7 2-7 3-7 3-7 4-6 3-7 4-7 4-6 4-6 5-6 4-6 6-6 5-6 5-5 6-5 6-4 5-5 7-5 6-3 7-4 7-3 6-4 7-3 7-3 7-2 7-2 8-2 7-1 8-2 7-1h8l8-1h7 8l7 1h8l7 1 7 2 8 1 7 2 8 3 7 2 7 3 6 3 7 3 7 4 6 4 7 4 6 5 5 4 6 5 6 5 5 6 6 6 4 5 5 6 4 6 4 7 5 6 3 6 4 7 3 7 3 7 2 7 3 7 2 7 1 7 2 8 2 7v8l1 7v8 7 8l-1 7v8l-1 7-2 8-2 7-2 7-2 7-3 7-2 7-3 7-4 7-4 6-4 7-4 6-4 6-5 6-5 6-5 5zM324 330l6-5 4-6 6-5 4-7 5-6 4-6 4-6 4-7 3-6 3-7 3-7 3-8 2-7 2-7 2-7 2-8v-7l1-8 1-7v-8-7-8l-1-7-1-8-1-7-2-8-1-7-3-7-2-7-2-7-3-7-3-7-4-7-4-7-4-6-4-6-4-7-5-6-5-5-5-5-5-7-7-5-5-5-6-4-6-5-6-4-7-4-7-3-7-4-6-3-7-3-7-2-7-2-8-3-7-1-8-2h-7l-8-1-7-1h-8-7l-8 1-9 1h-6l-8 2-8 1-7 2-7 2-7 3-7 3-7 2-7 4-6 3-7 4-6 4-7 4-6 5-6 4-5 6-6 4-5 7-5 6-5 5-5 6-4 7-3 6-4 7-4 7-3 6-3 7-3 7-3 7-2 7-2 8-1 7-2 8v7l-1 7-1 8v8 7l1 8 1 7v8l2 7 1 7 3 8 1 7 3 7 3 8 3 6 4 7 3 7 4 6 4 7 4 6 5 5 5 6 5 6 5 5 5 6 7 4 5 6 6 3 6 5 6 4 7 4 7 4 7 3 7 3 7 2 7 2 7 3 8 1 7 2 7 1 8 1 8 1h8 7 8l8-1 7-1h7l8-2 8-2 7-2 6-2 8-2 7-4 7-3 6-3 7-4 6-3 6-5 7-4 6-4 6-6z">
          <text:p/>
        </draw:path>
        <draw:path draw:style-name="gr171" draw:text-style-name="P169" draw:layer="layout" svg:width="0.383cm" svg:height="0.383cm" svg:x="8.998cm" svg:y="19.103cm" svg:viewBox="0 0 384 384" svg:d="M325 331l-5 5-6 5-7 5-6 4-6 4-6 4-7 4-6 3-7 3-7 3-8 3-7 2-7 2-7 2-8 1-8 1-7 1-8 1h-8-7-8l-7-1-8-1-7-1-8-2-7-2-7-2-7-2-7-2-7-4-7-3-7-3-7-4-6-4-6-5-6-4-6-5-6-5-5-5-6-5-4-6-6-6-4-5-4-7-5-6-4-7-3-7-4-6-3-7-2-7-3-7-2-7-2-8-1-7-2-8-1-7v-7l-1-8v-8-7l1-8v-7l1-8 2-7 1-7 2-8 2-7 2-7 3-8 3-7 4-6 3-7 4-6 4-7 4-6 5-7 5-5 5-6 5-6 5-4 6-6 6-4 6-5 6-5 6-3 7-4 7-3 6-4 7-3 7-3 8-2 7-2 7-2 8-1 7-2 7-1h8l8-1h7 8l7 1h8l8 1 8 2 7 1 8 2 6 3 7 2 7 3 7 3 7 3 7 4 6 4 6 4 7 5 6 4 5 5 6 5 6 6 4 5 6 5 4 6 5 7 4 7 4 6 4 7 3 7 3 7 4 6 2 7 2 7 2 7 2 8 2 8 1 7 1 7 1 8v8 7 7l-1 8-1 8-1 7-1 7-3 8-1 7-2 7-3 8-3 7-4 7-3 6-4 7-3 6-4 6-5 6-4 6-6 6-5 6zM325 331l5-5 6-6 5-5 5-6 4-6 4-6 4-7 4-7 3-6 3-7 3-7 3-7 3-8 1-7 3-8 1-7 1-7 1-8v-8-7-7-8-8l-1-7-2-8-1-7-2-8-2-7-2-7-3-7-3-7-3-7-4-7-4-6-3-6-4-7-5-7-4-6-6-6-5-5-6-6-5-4-5-6-7-4-6-4-6-5-7-4-7-3-6-4-7-3-7-3-8-2-6-2-8-3-7-1-8-2h-8l-7-1-8-1h-8-7l-8 1-8 1h-7l-7 2-8 1-7 2-8 2-7 3-7 3-7 3-6 3-7 3-7 4-6 4-7 4-6 5-5 4-6 6-6 5-5 6-5 5-4 6-5 7-5 6-3 6-4 7-4 7-3 6-3 7-3 7-3 8-2 7-2 7-1 8-2 7v8l-1 7-1 8v7 8l1 8 1 7v7l2 8 1 8 3 7 2 7 2 7 3 7 3 7 4 7 3 6 4 7 4 6 5 7 4 6 5 6 5 5 5 6 6 5 6 5 6 4 5 5 7 5 6 3 7 4 6 3 7 4 7 3 7 3 8 2 7 2 7 2 7 1 8 2 8 1h7 8 7 8 8l7-1 9-1 7-1 7-2 7-2 8-3 7-2 7-3 7-3 7-4 6-3 7-4 6-4 6-5 6-5 6-4z">
          <text:p/>
        </draw:path>
        <draw:path draw:style-name="gr172" draw:text-style-name="P170" draw:layer="layout" svg:width="0.385cm" svg:height="0.385cm" svg:x="8.998cm" svg:y="19.103cm" svg:viewBox="0 0 386 386" svg:d="M326 332l-6 5-5 5-6 5-6 4-6 5-7 4-7 3-6 4-7 3-8 3-7 2-8 2-7 3-7 1-7 2-8 1h-8l-7 1h-8-7-8l-7-1h-8l-8-2-7-1-7-2-7-2-8-3-7-2-7-3-7-4-6-3-7-4-6-4-7-4-6-5-6-4-5-5-6-6-6-5-4-5-5-6-4-7-5-6-4-6-5-7-3-6-4-7-3-7-2-7-2-8-3-6-2-7-1-8-2-8-1-7v-7l-1-8v-8-8l1-7v-7l1-8 2-8 1-7 2-7 2-7 2-8 3-7 3-7 4-7 3-7 4-7 4-6 5-6 4-6 5-6 5-6 5-5 5-5 7-6 5-4 6-5 6-4 7-4 6-4 7-3 7-4 7-3 7-3 7-2 8-2 7-2 7-1 8-2 7-1h8l7-1h8 8l8 1h6l8 1 8 2 7 1 8 2 6 3 8 2 8 3 7 3 6 3 7 4 7 4 6 5 6 4 6 4 6 6 5 4 5 6 6 5 5 6 5 5 5 7 3 7 4 6 4 7 4 7 3 7 3 6 2 7 3 8 2 7 2 8 1 7 2 7v8l1 8v8 6 8l-1 8v8l-1 7-2 7-2 8-2 7-2 8-3 6-3 7-3 7-3 7-4 6-4 7-4 7-4 6-5 6-5 5-6 6zM327 333l5-6 5-5 5-6 5-6 4-6 5-7 4-6 4-7 3-7 3-7 3-7 3-6 2-7 2-8 2-8 2-7v-7l1-8 1-8v-8-6-8l-1-8-1-8-1-7-2-7-1-8-3-8-2-7-2-7-3-6-3-7-4-7-4-8-4-6-4-6-4-7-6-6-4-5-6-6-5-5-6-5-6-5-6-5-6-4-6-5-6-4-7-3-7-4-7-3-8-3-7-2-7-2-7-2-8-2-8-1-8-1-6-1-8-1h-8-8l-7 1-8 1h-8l-7 2-7 1-8 2-7 2-7 3-8 3-7 3-6 3-7 4-7 4-6 3-6 4-6 5-6 5-6 5-5 5-5 6-6 6-4 5-5 6-5 7-3 6-4 7-4 7-3 7-3 7-3 7-3 7-2 8-2 7-1 7-2 8v7l-1 8-1 7v8 8l1 8 1 7v7l2 8 1 8 3 7 2 7 2 7 3 7 3 7 4 7 3 7 4 6 4 7 5 6 4 6 5 6 5 6 6 5 5 5 6 5 6 5 6 5 6 4 6 4 7 4 7 3 7 4 7 2 7 3 7 2 8 3 7 1 7 2 8 1 8 1 7 1h7 8 8l7-1 8-1h8l7-2 7-1 8-3 7-2 7-2 8-3 7-4 6-3 7-3 7-5 7-4 6-5 5-4 6-5z">
          <text:p/>
        </draw:path>
        <draw:path draw:style-name="gr173" draw:text-style-name="P171" draw:layer="layout" svg:width="0.386cm" svg:height="0.386cm" svg:x="8.997cm" svg:y="19.102cm" svg:viewBox="0 0 387 387" svg:d="M327 334l-5 5-6 5-6 4-6 5-7 4-7 4-7 3-6 4-7 3-7 3-7 3-7 2-8 2-8 2-7 1-7 1-8 1-8 1h-7-8-7l-8-1-7-1-8-1-7-2-8-1-7-3-7-2-7-3-7-2-7-4-7-3-7-4-6-4-6-5-7-4-6-5-5-5-5-5-6-5-5-7-5-5-4-6-5-6-4-7-4-6-4-7-3-7-3-7-3-7-2-7-3-8-2-7-1-7-2-8-1-7v-8l-1-7v-8-8l1-8v-7l1-7 2-8 1-8 2-6 2-8 2-7 3-8 3-7 4-7 3-7 4-7 4-6 5-6 4-6 5-5 5-7 6-5 5-5 6-5 6-5 6-5 6-4 6-4 7-4 6-3 7-4 7-3 8-3 7-2 7-2 7-2 8-1 7-2 8-1h7l8-1h8 8l7 1h7l8 2 8 1 7 2 7 1 8 3 7 2 7 3 7 3 7 3 7 4 6 4 6 5 6 4 7 5 6 5 6 5 5 5 5 6 5 5 5 6 4 6 5 7 4 6 4 7 3 7 4 7 3 7 2 7 2 7 3 8 1 8 2 6 1 8 1 8 1 8v7 7 8l-1 8-1 7-1 8-1 7-2 8-2 7-2 7-3 7-3 7-4 7-3 7-3 7-4 6-5 6-5 6-4 7-5 6-5 5zM328 334l6-5 5-6 5-6 4-6 5-6 4-6 4-7 4-6 3-7 3-7 3-7 3-8 3-7 1-7 3-7v-8l2-8 1-7v-8-8-7-7-8l-1-8-2-8-1-7-2-7-2-8-2-7-3-8-3-7-4-7-3-6-3-7-4-7-5-6-5-7-4-5-5-6-5-5-6-6-6-5-5-5-7-4-6-5-6-5-7-4-7-3-7-4-7-3-7-3-7-2-8-2-7-2-7-2-8-1-7-1-8-1-7-1h-8-8l-8 1-7 1h-8l-7 2-8 1-7 2-7 2-8 3-7 3-7 3-7 3-7 4-6 4-7 3-6 5-6 5-6 4-6 5-5 5-5 6-6 6-4 6-5 5-5 7-3 6-4 7-4 7-3 6-3 7-3 9-3 7-2 7-2 7-1 8-2 8v7l-1 7-1 8v8 8l1 7 1 8v8l2 7 1 7 3 8 2 7 2 7 3 8 3 7 4 6 3 7 4 7 4 6 5 6 4 6 5 6 5 6 6 5 5 5 6 6 6 4 6 5 7 4 6 5 7 3 6 3 7 4 7 3 8 3 7 2 7 2 7 2 8 1 8 2 7 1h8 7 8 7 8l8-1 7-1 8-1 7-2 8-2 7-3 7-2 7-3 7-3 7-4 6-4 7-4 7-3 6-5 7-5 6-5z">
          <text:p/>
        </draw:path>
        <draw:path draw:style-name="gr174" draw:text-style-name="P172" draw:layer="layout" svg:width="0.388cm" svg:height="0.388cm" svg:x="8.996cm" svg:y="19.101cm" svg:viewBox="0 0 389 389" svg:d="M328 335l-5 5-6 5-7 5-6 4-6 4-7 4-6 4-7 4-7 3-7 3-7 2-7 3-8 2-7 1-8 2-7 1h-8l-8 1h-8-7-7l-8-1h-8l-7-2-8-1-7-2-8-2-7-3-7-3-7-3-7-3-6-3-7-4-6-4-7-4-7-5-5-4-6-6-5-5-6-6-5-5-5-6-4-6-5-6-4-7-4-7-4-6-3-7-3-7-3-7-2-7-3-7-2-8-1-8-2-7-1-7v-8l-1-8v-7-8l1-8v-7l1-7 2-8 1-8 2-8 2-7 2-7 3-8 3-7 4-7 3-6 4-7 4-6 5-7 4-5 5-6 5-7 6-5 5-5 6-5 6-5 6-4 6-5 7-4 6-4 7-3 7-4 7-3 7-3 8-2 7-2 7-2 8-1 7-2 8-1h7l8-1h8 7l8 1h8l7 2 7 1 8 2 7 1 8 3 7 2 7 3 7 3 6 4 7 3 7 4 7 5 6 4 6 5 5 5 6 5 6 5 5 6 5 6 4 5 5 6 5 7 4 7 4 6 3 7 4 7 3 6 2 8 3 7 2 9 2 7 1 7 2 8v8l1 7v8 7 8l-1 7v8l-2 8-1 8-2 6-1 8-3 7-3 8-3 7-3 7-3 7-4 6-5 7-4 6-5 6-4 6-5 6-5 6zM329 335l5-5 5-6 5-6 5-5 5-6 3-7 6-6 4-7 3-7 3-7 3-7 2-7 3-8 2-7 2-7 1-8 1-8 1-8 1-7v-8-7-8l-1-7-1-8-1-8-2-7-1-8-2-8-3-8-3-7-2-6-4-7-3-7-4-7-5-6-4-7-5-6-4-6-6-6-4-5-7-6-5-5-6-5-6-4-6-5-7-4-6-4-7-4-7-4-7-3-7-2-7-3-7-2-8-2-8-2-7-1-7-1-8-1-8-1h-7-8l-8 1-7 1h-8l-8 2-7 1-7 2-8 2-7 3-7 3-7 3-7 3-7 4-7 4-6 3-6 5-6 5-6 4-7 6-5 5-5 5-5 6-5 6-5 6-4 6-4 6-4 7-4 7-3 7-3 7-3 7-3 8-2 7-2 8-1 8-2 7v8l-1 7-1 8v8 7l1 8 1 8v7l2 8 1 7 3 8 2 7 2 7 3 7 3 7 4 7 3 7 4 6 4 7 5 6 4 7 6 5 4 6 6 6 6 5 5 5 6 5 7 5 6 3 6 5 7 3 7 4 7 3 7 3 7 3 7 3 7 2 8 1 8 2 7 1 8 1 7 1h8 7 8l8-1 8-1h7l8-2 8-1 7-3 7-2 7-2 7-3 7-3 7-4 7-4 6-4 7-4 6-4 6-5 6-5z">
          <text:p/>
        </draw:path>
        <draw:polygon draw:style-name="gr1" draw:text-style-name="P1" draw:layer="layout" svg:width="0.899cm" svg:height="0.147cm" svg:x="8.3cm" svg:y="19.24cm" svg:viewBox="0 0 900 148" draw:points="0,148 900,148 900,0 0,0">
          <text:p/>
        </draw:polygon>
        <draw:polygon draw:style-name="gr2" draw:text-style-name="P2" draw:layer="layout" svg:width="0.899cm" svg:height="0.136cm" svg:x="8.3cm" svg:y="19.242cm" svg:viewBox="0 0 900 137" draw:points="0,137 900,137 900,0 0,0">
          <text:p/>
        </draw:polygon>
        <draw:polygon draw:style-name="gr3" draw:text-style-name="P3" draw:layer="layout" svg:width="0.899cm" svg:height="0.125cm" svg:x="8.3cm" svg:y="19.244cm" svg:viewBox="0 0 900 126" draw:points="0,126 900,126 900,0 0,0">
          <text:p/>
        </draw:polygon>
        <draw:polygon draw:style-name="gr4" draw:text-style-name="P4" draw:layer="layout" svg:width="0.899cm" svg:height="0.103cm" svg:x="8.3cm" svg:y="19.248cm" svg:viewBox="0 0 900 104" draw:points="0,104 900,104 900,0 0,0">
          <text:p/>
        </draw:polygon>
        <draw:polygon draw:style-name="gr5" draw:text-style-name="P5" draw:layer="layout" svg:width="0.899cm" svg:height="0.114cm" svg:x="8.3cm" svg:y="19.246cm" svg:viewBox="0 0 900 115" draw:points="0,115 900,115 900,0 0,0">
          <text:p/>
        </draw:polygon>
        <draw:polygon draw:style-name="gr6" draw:text-style-name="P6" draw:layer="layout" svg:width="0.899cm" svg:height="0.092cm" svg:x="8.3cm" svg:y="19.25cm" svg:viewBox="0 0 900 93" draw:points="0,93 900,93 900,0 0,0">
          <text:p/>
        </draw:polygon>
        <draw:polygon draw:style-name="gr7" draw:text-style-name="P7" draw:layer="layout" svg:width="0.899cm" svg:height="0.082cm" svg:x="8.3cm" svg:y="19.251cm" svg:viewBox="0 0 900 83" draw:points="0,83 900,83 900,0 0,0">
          <text:p/>
        </draw:polygon>
        <draw:polygon draw:style-name="gr8" draw:text-style-name="P8" draw:layer="layout" svg:width="0.899cm" svg:height="0.071cm" svg:x="8.3cm" svg:y="19.253cm" svg:viewBox="0 0 900 72" draw:points="0,72 900,72 900,0 0,0">
          <text:p/>
        </draw:polygon>
        <draw:polygon draw:style-name="gr9" draw:text-style-name="P9" draw:layer="layout" svg:width="0.899cm" svg:height="0.06cm" svg:x="8.3cm" svg:y="19.255cm" svg:viewBox="0 0 900 61" draw:points="0,61 900,61 900,0 0,0">
          <text:p/>
        </draw:polygon>
        <draw:polygon draw:style-name="gr10" draw:text-style-name="P10" draw:layer="layout" svg:width="0.899cm" svg:height="0.049cm" svg:x="8.3cm" svg:y="19.257cm" svg:viewBox="0 0 900 50" draw:points="0,50 900,50 900,0 0,0">
          <text:p/>
        </draw:polygon>
        <draw:path draw:style-name="gr60" draw:text-style-name="P58" draw:layer="layout" svg:width="0.174cm" svg:height="0.175cm" svg:x="2.797cm" svg:y="18.897cm" svg:viewBox="0 0 175 176" svg:d="M148 150l-2 3-3 2-3 2-3 2-3 2-2 2-3 2-3 1-4 1-3 2-3 1-4 1-3 1-3 1h-4l-3 1h-3-4l-3 1h-3l-4-1h-3l-4-1h-3-3l-4-1-3-2-3-1-4-1-3-1-3-1-3-2-3-1-2-3-3-1-3-3-3-2-2-2-4-3-2-2-2-2-3-3-1-3-3-3-1-2-2-3-2-3-2-3v-3l-2-3-1-3-1-4-1-3-1-4v-4-3l-1-4v-3-3-4-3l1-4v-3-3l1-4 1-3 1-3 1-3 1-4 1-3 2-3 2-3 1-3 2-3 2-3 2-2 3-3 2-2 2-3 3-2 3-2 3-3 2-2 3-2 3-2 3-1 3-2 3-2 3-1 4-1 3-1 3-1 4-1 3-1h3 4l3-1h3 4 3 4l3 1h3 4l3 1 3 1 4 1 3 1 3 2 3 1 3 2 3 1 3 2 3 2 2 2 4 2 2 2 2 3 2 2 4 2 1 3 2 3 3 2 1 3 3 3 1 3 2 3 1 3 1 3 1 4 1 3 2 3 1 4v3 3l1 4v3 4 3 3 4l-1 3v3 4l-1 3-1 4-2 3v3l-2 3-1 4-2 3-1 3-2 3-2 3-2 2-2 3-2 3-3 2zM148 151l3-2 2-3 3-3 1-2 2-3 3-3 1-2 2-4 1-3 2-3 1-4 1-3 2-3 1-3v-4l1-4v-3l1-3v-4-3-3-4-3l-1-4v-3l-1-3v-4l-2-3-1-3-1-4-1-3-2-3-1-4-2-3-2-2-2-3-2-3-2-2-2-3-3-3-2-2-2-2-3-3-3-2-3-2-3-2-3-1-2-2-3-2-4-1-3-2h-3l-4-1-3-2h-3-4l-3-1-3-1h-4-3-4-3l-3 1h-4l-3 1h-4l-3 1-3 1-4 1-3 1-3 2-3 1-4 2-3 2-2 2-3 1-3 2-2 3-4 2-3 2-2 3-2 3-3 2-1 3-2 3-2 3-2 3-2 3-1 3-2 3-1 3-1 3-1 4-1 3v3l-1 4v3l-1 4v3 4 3 4l1 3v3l1 4v4l1 3 2 4v3l2 3 1 3 2 3 2 3 1 3 2 3 2 3 2 3 3 2 2 3 2 2 3 3 3 2 3 2 2 2 3 2 3 2 3 2 3 1 3 2 3 1 4 1 3 1 3 2h4l3 1h3l4 1h3l4 1h3l3-1h4 3l3-1 4-1h3l3-1 4-2 3-1 3-1 4-2 3-1 3-2 3-1 3-3 2-1 3-2 3-3z">
          <text:p/>
        </draw:path>
        <draw:path draw:style-name="gr61" draw:text-style-name="P59" draw:layer="layout" svg:width="0.175cm" svg:height="0.176cm" svg:x="2.796cm" svg:y="18.896cm" svg:viewBox="0 0 176 177" svg:d="M149 151l-3 3-2 2-3 3-2 1-3 3-3 1-4 2-3 1-4 2-3 1-3 1-4 2h-3l-3 1-4 1-3 1h-3-4-3-3-4-3l-4-1h-3l-3-1-4-1-3-1-3-1-4-2h-3l-3-2-3-1-3-3-3-1-3-2-2-2-3-2-3-3-2-3-2-2-3-3-2-2-2-3-3-3-1-3-2-3-1-3-2-3-1-3-2-3-1-3-1-4-1-3-1-3v-4-3l-1-3v-4-3-4-3l1-4v-3-4l1-3 1-3 1-4 1-3 1-3 1-3 2-3 2-4 2-3 1-3 3-2 1-3 3-2 2-3 2-3 3-2 3-2 2-3 3-2 3-2 2-1 3-2 4-2 3-2 3-1 3-1 4-1 3-1 3-1 4-1h3 4l3-1h3 4 3 4l3 1h3 4l3 1 3 2h4l3 1 3 2 4 1 3 2 3 1 3 2 3 2 3 2 2 2 3 2 3 3 2 2 2 2 3 3 2 3 2 3 2 3 1 2 3 3 1 3 2 3v3l2 4 1 3 1 3 1 4 1 3v3l1 4v3 4 3 4 3l-1 4v3l-1 3-1 4v3l-2 3-1 3-1 4-2 3-1 3-2 4-1 2-3 3-2 3-2 2-2 3-2 3zM149 152l3-3 2-3 2-2 3-3 2-2 2-3 2-3 1-4 2-3 1-3 2-3 1-3 1-4 1-3 1-3 1-4v-3-4-3-4-3-4-3-4-3l-1-3-1-4-1-3-1-3-2-4-1-3-1-3-2-3-2-3-1-3-3-3-1-2-3-3-2-3-2-3-3-2-3-2-2-3-3-1-2-3-3-2-3-1-4-2-3-2-4-1-3-2h-3l-4-1-3-2h-3-4l-3-1-3-1h-4-3-4-3l-4 1h-3l-4 1h-3l-3 1-4 1-3 1-3 2-3 1-3 1-4 2-3 2-3 2-3 2-2 1-3 3-2 2-3 2-3 4-2 2-2 2-2 3-2 3-2 3-2 3-2 3-1 3-1 4-2 3-1 3-1 3-1 4v3l-1 4v3l-1 4v3 4 3 4l1 3v3l1 4v3l1 3 2 4v3l2 3 1 4 2 3 2 3 1 3 2 2 2 3 2 3 3 3 2 2 2 3 3 3 3 2 2 3 3 1 3 3 2 1 3 2 4 2 3 1 3 1 4 2 3 1 3 1 4 1 3 1h3 4 3l4 1h3l3-1h4 3 4l3-1 3-1 4-1 3-1 3-1 3-2 4-1 4-2 3-1 3-2 3-2 3-2 2-2 3-2z">
          <text:p/>
        </draw:path>
        <draw:path draw:style-name="gr62" draw:text-style-name="P60" draw:layer="layout" svg:width="0.177cm" svg:height="0.178cm" svg:x="2.796cm" svg:y="18.896cm" svg:viewBox="0 0 178 179" svg:d="M150 153l-2 3-3 2-2 2-4 2-3 2-2 2-3 1-3 2-4 1-3 2-3 1-3 1-4 1-3 1h-3l-4 1h-3-4l-3 1h-4l-3-1h-4l-3-1h-4-3l-4-1-3-2h-3l-3-2-4-1-4-1-3-2-3-2-2-2-3-2-3-2-3-2-3-2-2-2-2-4-3-2-2-2-2-3-2-3-2-3-2-3-1-3-2-3-1-3-2-4-1-3-1-3-1-4-1-3v-3-4l-1-3v-4-3-4-3l1-4v-3-4l1-3 1-4 1-3 1-3 2-3v-4l2-3 2-3 2-2 1-3 3-3 2-3 2-3 2-2 3-3 2-2 3-3 3-3 2-1 3-3 3-1 3-2 3-2 4-2h3l3-2 3-1 4-1 3-1 3-1h4 3l4-1h3 4 3 4l3 1h4 3l4 1 3 2h3l4 1 3 2 3 1 3 2 3 1 3 2 3 2 3 2 3 2 2 2 3 3 3 3 2 3 2 2 2 3 2 3 2 3 2 3 2 3 2 3 1 3 1 3 2 3v4l2 3 1 3v4 3l1 4v3 4 3 4 3l-1 4v3 4l-1 3-1 3-1 4-1 3-2 3-1 3-2 3-1 3-3 3-1 3-3 3-2 3-2 2-2 3zM151 154l2-3 3-2 2-3 2-3 3-3 1-3 2-2 2-3 1-3 2-4 1-3 1-3 1-3 2-4v-3l1-4v-3l1-4v-3-4-3-4-3l-1-4v-3l-1-4v-3l-2-4-1-3-1-3-2-3-1-4-2-3-1-3-2-2-2-3-2-4-2-2-2-3-3-2-3-3-2-3-3-2-2-2-4-3-3-1-3-2-3-2-3-2-3-1-3-1-3-1-4-1-3-2h-3-4l-3-1-4-1h-4-3-4-3l-4 1h-3l-4 1h-3l-4 1-3 2h-3l-3 2-4 1-3 1-4 3-3 1-3 2-2 2-3 2-2 2-3 3-3 3-2 2-2 3-3 3-2 2-2 3-2 3-1 3-3 3-1 3-1 3-2 4v3l-2 3-1 4v3l-1 3v4l-1 4v3 4 3 4l1 3v4l1 3v4l1 3 2 3v4l2 3 1 3 2 3 2 3 1 3 2 3 2 4 2 2 3 3 2 2 2 3 3 3 3 2 3 1 2 3 3 2 3 2 3 1 3 2 4 1 3 2 3 1 4 1 3 2h4l3 1h3l4 1h4 3l4 1 3-1h4 3l4-1 3-1h4l3-1 3-2h4l3-2 3-2 3-1 3-2 3-1 3-2 3-3 3-1 2-3z">
          <text:p/>
        </draw:path>
        <draw:path draw:style-name="gr62" draw:text-style-name="P60" draw:layer="layout" svg:width="0.178cm" svg:height="0.179cm" svg:x="2.795cm" svg:y="18.895cm" svg:viewBox="0 0 179 180" svg:d="M152 155l-4 2-2 2-3 2-3 2-3 3-3 1-3 2-3 1-3 2-3 1-4 1-3 2h-3l-4 1-3 1-4 1h-3-4-3-4-3-4l-4-1h-3l-3-1-4-1-3-1-4-1-3-1-3-2-3-2-3-1-3-2-3-1-3-2-3-3-3-1-2-3-3-3-2-2-3-2-2-3-2-3-2-3-2-3-2-3-1-3-2-3-1-3-2-3-1-4-1-3-1-3-1-4v-3-4l-1-3v-4-3-4-3l1-4v-4-3l1-3 1-5 1-3 1-3 2-4v-3l2-3 2-3 2-3 1-3 3-3 2-2 2-3 3-3 2-2 2-3 3-2 3-2 3-2 2-3 3-1 3-2 3-2 3-2h4l3-2 3-1 3-1 4-1 3-1h4 3l4-1h3 4 3 4l4 1h3 4l3 1 3 2h4l3 2 3 1 3 1 3 2 3 1 3 3 3 1 4 2 2 3 3 2 3 2 3 3 2 2 3 3 2 2 2 4 2 3 1 2 2 3 2 3 1 4 2 3 1 3 1 3 1 4 1 4 1 4v3l1 4v3 4 3 4 3l-1 3v4l-1 3-1 3-1 4-1 3-1 3-1 4-2 3-1 4-2 3-2 2-2 3-2 3-2 3-3 2-2 3zM153 155l2-2 2-3 2-3 3-2 1-3 3-3 1-3 2-3 2-4 2-3v-3l2-4 1-3 1-4 1-3 1-3v-4-3-3-4-3-4-4-3l-1-4v-3l-2-5v-3l-1-3-2-4-1-3-2-3-1-3-2-3-1-3-3-3-2-3-2-3-3-3-2-2-2-2-3-3-3-2-3-2-3-3-3-1-3-2-3-2-3-2-3-1-4-1-3-1-3-1-4-1-3-1h-4l-3-1-4-1h-3-4-4-3l-4 1h-3l-4 1h-3l-4 1-3 2h-3l-4 2-3 1-3 2-3 2-3 1-3 2-3 2-3 2-2 3-3 2-3 2-2 3-2 3-3 2-2 3-2 3-2 3-1 2-2 4-2 3-1 3-2 4v3l-2 3-1 4v4l-1 3v4l-1 3v4 4 3 4l1 3v4l1 3v4l1 3 2 4v3l2 3 1 4 2 3 2 3 1 3 2 3 3 2 1 3 3 3 2 3 3 2 2 2 3 3 3 2 3 2 2 3 3 1 3 2 3 1 4 2 3 1 3 2 3 1h4l3 2 4 1h3 4 3 4l4 1 3-1h4 3 4l3-1 4-1 3-1 4-1 3-1 3-1 3-2 4-2 3-1 2-2 3-2 3-2 3-3 3-2z">
          <text:p/>
        </draw:path>
        <draw:path draw:style-name="gr63" draw:text-style-name="P61" draw:layer="layout" svg:width="0.18cm" svg:height="0.18cm" svg:x="2.794cm" svg:y="18.894cm" svg:viewBox="0 0 181 181" svg:d="M153 156l-3 2-2 2-3 3-3 2-3 1-3 3-3 1-4 2-3 1-3 2-3 1-4 1-3 1-4 1h-3l-4 1h-3-3l-4 1-3-1h-4-3l-4-1h-3-4l-4-2-4-1h-3l-3-2-3-1-4-2-3-2-3-1-3-2-2-2-4-2-3-3-2-2-2-2-3-2-3-4-2-2-2-3-2-2-2-3-2-3-1-3-2-4-1-3-2-4-1-3-1-4-1-3-1-4v-3-4l-1-3v-4-3-4-4l1-3v-4-3l1-4 1-3 1-4 1-3 2-3 1-3 2-3 1-4 2-2 2-3 2-3 2-3 2-3 3-3 2-2 2-2 3-3 3-2 3-2 3-3 3-1 3-2 3-1 3-2 3-1 3-2 4-1 3-1 5-1 3-1h4 3l4-1h3 4 4 3l3 1h4 3l3 2 4 1h3l3 2 4 1 3 1 4 2 3 1 3 3 3 1 2 2 3 3 3 2 3 2 2 3 2 2 2 3 3 2 2 4 2 3 2 3 1 3 2 3 2 3 1 3 2 4v3l1 3 2 4v3 4l1 3v4 4 3 4 3l-1 3v4 3l-1 3-2 5v3l-2 4-1 3-1 3-2 3-2 3-2 3-2 4-1 3-3 2-2 3-2 2zM153 156l3-2 3-3 2-2 2-3 2-3 2-3 2-3 2-3 2-4 1-3 1-3 1-3 1-4 2-4v-4l1-3v-4l1-3v-3-4-3-4-4l-1-3-1-4v-3l-1-4-1-3-1-4-1-3-2-3-1-3-2-4-1-3-3-3-1-2-2-4-3-3-2-2-2-3-3-2-3-3-2-2-3-2-3-2-3-2-3-2-3-2-4-2-3-1-3-1-4-1-3-1-4-1-3-1h-3l-4-1h-3l-3-1h-4-4-3l-4 1h-4l-3 1h-4l-4 1-4 2h-3l-3 2-3 1-4 2-3 2-3 1-3 2-2 2-3 2-3 3-3 2-3 2-2 3-2 3-3 3-2 2-2 3-2 3-1 3-2 3-2 3-1 3-2 4v3l-2 4-1 3v4l-1 3v4l-1 3v4 4 3 4l1 4v3l1 4v3l1 4 2 3v3l2 4 1 3 2 4 2 3 2 3 1 3 3 3 2 3 2 2 3 3 2 3 2 2 3 2 3 3 3 2 3 1 3 3 3 1 3 2 3 1 3 2 4 1 3 1 4 1 4 1 4 1h3l4 1h3 4 3 4 3l4-1h3l4-1h3l4-1 3-2h3l4-2 3-1 3-2 3-2 3-2 4-1 3-3 2-2 3-2z">
          <text:p/>
        </draw:path>
        <draw:path draw:style-name="gr64" draw:text-style-name="P62" draw:layer="layout" svg:width="0.182cm" svg:height="0.182cm" svg:x="2.793cm" svg:y="18.893cm" svg:viewBox="0 0 183 183" svg:d="M153 156l-2 3-3 2-2 3-3 2-4 2-3 2-3 2-3 1-3 2-4 1-3 1-3 2h-4l-3 1-4 1h-3l-4 1h-3-4-3-4-3l-4-1h-3l-4-1-3-1-4-1-3-1-4-1-3-2-3-1-3-2-3-2-3-2-3-1-4-3-2-3-3-2-2-2-3-3-2-3-2-2-3-3-2-3-1-3-3-3-1-3-2-4-1-3-2-4-1-3-1-3-1-4-1-3v-3-4l-1-3v-4-3-4-4l1-3v-4-3l1-4 1-3 1-4 1-3 2-4 1-3 2-3 1-3 2-3 2-3 2-3 2-3 2-3 3-2 2-3 3-2 2-3 3-2 4-2 2-2 3-2 3-2 3-1 4-2 3-1 3-2 3-1 4-1 3-1 4-1h3 4l4-1h3 4 4l3 1h3 4l3 1 3 1 4 1h3l4 2 3 1 3 1 4 2 3 2 3 2 3 2 3 1 3 3 2 2 3 2 3 3 2 3 2 2 3 3 2 3 2 3 2 3 2 3 2 4 1 3 2 3 1 3 1 4 1 3 1 4v3l1 4 1 3v4 3 3 4 3l-1 4v4l-1 3-1 4-1 3-1 4-1 3-1 3-2 3-1 4-3 3-1 3-3 3-2 3-2 3-2 2-3 3zM154 157l2-3 3-2 2-3 2-3 3-3 3-3 1-3 2-3 1-3 2-3 1-4 2-3 1-4 1-3 1-4 1-3v-4l1-3v-4-4-3-3-4l-1-3-1-4-1-4-1-3v-4l-1-3-2-3-1-4-2-3-1-3-2-3-2-3-2-3-3-4-2-2-2-3-3-2-3-3-2-3-3-2-2-2-3-2-4-2-3-2-3-1-3-3h-4l-3-2-3-1-4-1-3-1-4-1h-3l-4-1h-3l-3-1h-4-4-3l-4 1h-4l-3 1h-4l-3 1-4 2h-3l-4 2-3 1-3 2-3 2-3 1-3 2-3 2-3 2-3 3-3 2-2 3-3 2-2 3-3 3-1 3-3 3-2 2-1 4-2 3-2 3-1 3-2 3v4l-2 3-1 4v3l-1 4v4l-1 3v4 4 3 4l1 3v4l1 3v3l2 4 1 3v4l2 3 1 3 2 4 2 3 2 3 1 4 3 2 2 3 2 3 3 2 2 3 3 3 2 2 3 3 4 2 2 2 3 2 3 2 4 1 3 2 3 1 3 2 4 1h3l4 2h3l4 1 4 1h3 4 3 4 3l4-1h3l4-1 3-1 4-1 3-1 4-1 3-1 3-2 3-1 4-3 3-1 3-3 3-1 3-2 2-4z">
          <text:p/>
        </draw:path>
        <draw:path draw:style-name="gr65" draw:text-style-name="P63" draw:layer="layout" svg:width="0.183cm" svg:height="0.183cm" svg:x="2.792cm" svg:y="18.892cm" svg:viewBox="0 0 184 184" svg:d="M156 159l-3 2-3 2-3 3-3 1-2 2-3 2-4 2-3 2-3 1-3 2-4 1-3 1-4 1-3 1-4 1h-3-4-4-3-4-4-3-4l-4-1h-3l-4-2-3-1h-4l-3-2-3-1-3-2-4-1-3-2-3-2-3-2-3-2-3-2-2-3-3-2-3-3-2-2-2-4-3-3-2-2-1-3-3-3-1-3-2-4-1-3-2-3-1-4v-3l-2-4-1-3v-4-3l-1-4v-4-3-4-3l1-4v-3-4l1-3 1-4 1-3 1-4 2-3 1-3 2-3 1-3 2-4 2-3 2-3 2-3 2-3 3-2 3-2 2-4 3-3 2-2 4-2 3-2 3-2 3-2 3-1 3-2 3-1 4-2 3-1 4-1 3-1 4-1h3 4l4-1h3 4 4l3 1h4 4l3 1 4 1 3 1h4l3 2 3 1 4 1 3 3 3 1 3 2 3 2 3 1 2 3 4 2 2 3 3 3 2 3 3 3 2 2 2 3 2 3 2 3 2 3 1 3 2 3 1 4 2 3v3l1 4 1 3 1 4 1 4v3 4 4 3 4 4 3 4l-1 3-1 4-2 3v3l-2 4-1 3-2 4-1 3-2 3-2 3-2 3-2 3-2 2-3 3-2 3zM156 159l3-3 2-2 2-3 3-3 2-2 1-3 3-4 1-3 2-3 1-4 2-3 1-4 1-3 2-3 1-4v-3-4l1-3v-4-4-3-4-4l-1-4v-3l-1-4-1-3-1-4-1-3-1-3-2-4-1-3-2-3-1-4-3-3-2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2 3 2 3 2 3 2 3 1 4 2 3 1 4 1 3 1 4 1 3 1h4l4 1h3 4 4 3 4l4-1h3 4l4-1 3-1 3-2 4-1 3-1 4-1 3-2 3-2 3-2 3-2 3-2 3-2 2-2z">
          <text:p/>
        </draw:path>
        <draw:path draw:style-name="gr66" draw:text-style-name="P64" draw:layer="layout" svg:width="0.185cm" svg:height="0.185cm" svg:x="2.792cm" svg:y="18.892cm" svg:viewBox="0 0 186 186" svg:d="M156 159l-3 4-2 2-3 2-3 2-3 2-3 2-3 2-3 1-4 2-3 1-4 1-3 2-3 1h-4l-4 1h-3l-4 1h-4-3-4-4-3l-4-1-4-1h-3l-3-1-4-1-3-1-3-1-4-2-3-1-3-2-4-2-3-2-3-2-3-2-2-2-3-3-2-2-4-3-2-3-2-2-3-3-1-3-2-3-2-3-2-3-2-3-1-4-1-3-2-4v-3l-2-3-1-4v-4-3l-1-4v-4-3-4-4l1-3v-4-4l1-3 1-4 1-3 1-4 2-3 1-4 2-3 1-3 3-3 1-3 2-3 3-4 2-2 2-3 3-2 2-3 3-3 3-1 3-3 3-2 3-2 3-2 3-1 4-2 3-1 3-2 4-1 3-1 4-1 3-1h4 3l4-1h3 4 4l3 1h4 4l3 1 4 1 3 1h4l3 2 4 1 3 2 3 2 3 1 3 2 3 2 3 2 3 3 3 2 3 2 2 3 3 2 2 3 3 3 1 2 2 3 3 3 1 4 3 3 1 3 2 4 1 3 1 3 1 5 1 3v4l1 3 1 4v4 4 3 4 3l-1 4v3l-1 4v3l-2 4-1 3-1 4-2 3-1 3-3 3-1 4-3 3-1 3-2 3-3 3-2 3-2 2zM156 160l3-2 3-3 2-2 2-4 3-3 1-3 3-3 1-3 2-3 2-4 1-3 2-3 1-4 1-4 1-3v-4l1-3 1-4v-3-4-3-4-4l-1-4-1-3-1-4v-4l-1-4-2-3-1-3-1-4-2-3-2-3-2-4-2-3-2-3-2-3-3-3-2-2-2-3-3-3-3-2-2-2-3-3-3-2-3-2-3-2-3-1-4-2-3-1-3-2-4-1-3-1-4-1-3-1h-4l-4-1h-4l-3-1h-4-4-3l-4 1h-3l-4 1h-3l-4 1-3 2h-4l-3 2-4 1-3 2-3 2-3 2-3 1-3 3-4 2-3 2-2 3-3 2-2 3-3 2-2 3-2 4-3 2-1 3-2 4-2 3-2 3-1 3-2 4v3l-2 4-1 4v3l-1 4v3l-1 4v4 4 3 4l1 4 1 4v3 4l2 3 1 3 1 4 1 3 1 4 2 3 2 3 2 4 2 3 2 3 2 2 2 3 3 3 3 2 2 3 3 2 3 2 3 3 3 2 3 2 3 2 4 1 3 2 3 1 4 1 3 2 4 1h3l3 1 4 1 3 1h4 4 4 3 4l4-1h4l3-1 4-1 3-1 3-1 4-2h3l4-2 3-2 3-2 4-1 3-3 2-2 3-2 3-2z">
          <text:p/>
        </draw:path>
        <draw:path draw:style-name="gr67" draw:text-style-name="P65" draw:layer="layout" svg:width="0.186cm" svg:height="0.186cm" svg:x="2.791cm" svg:y="18.891cm" svg:viewBox="0 0 187 187" svg:d="M158 161l-2 2-3 3-4 2-2 2-3 3-3 1-4 2-3 2-3 1-4 1-3 2-4 1-3 1-4 1-3 1h-4-4-3-3-4-4-5-3l-4-1-4-1-3-1h-4l-3-2-3-1-4-1-3-2-3-1-4-3-3-1-3-3-2-2-3-2-3-2-2-3-3-2-3-3-2-3-3-3-1-3-2-3-2-3-2-4-2-3-1-3-1-4-2-3v-4l-2-3-1-4v-3-4l-1-4v-4-3-4-4l1-4v-3-4l1-3 1-3 1-4 1-3 2-4 1-3 2-3 1-3 3-4 1-3 2-3 3-3 2-3 2-2 3-3 3-3 2-2 3-2 3-3 3-2 3-1 4-3 3-1 3-2 4-1 3-2 3-1 4-1 3-1 3-1h4 4l4-1h4 4 4l3 1h4 3l4 1 3 1 4 1h3l4 2 3 1 3 2 4 2 3 1 3 2 3 2 3 2 4 3 2 2 3 2 2 3 3 3 2 2 2 3 2 3 3 3 1 3 3 3 1 3 2 4 1 3 1 3 2 4v3l1 4 1 4 1 3v4 4 4 3 4 3 4l-1 3v4l-2 4v4l-1 4-2 3-1 3-2 4-1 3-2 3-2 3-2 3-2 3-2 3-3 3-2 3zM159 162l2-3 3-3 2-3 3-2 1-3 3-3 2-3 1-4 2-3 1-3 2-4 2-3v-4l1-3 2-5v-4-3l1-4v-3-4-3-4-4l-1-4v-4l-1-3-1-4-1-3-1-4-1-3-2-4-1-3-2-3-2-4-1-3-3-3-2-3-2-2-3-3-2-2-3-4-2-2-3-2-4-3-2-2-3-1-4-3-3-1-3-2-3-1-4-2-3-1-4-1-4-1-3-1h-4l-3-1h-4l-3-1h-4-4-4l-4 1-4 1h-4-3l-3 2-4 1h-3l-4 2-3 1-3 2-4 2-3 2-3 1-3 3-4 2-2 2-3 3-2 2-3 3-3 2-2 3-2 4-3 3-1 3-2 3-2 3-2 4-1 3-2 3v4l-1 4-2 3v3l-1 4v3l-1 4v4 4 3 4l1 4 1 4v3 4l2 4 1 3 1 4 1 3 1 4 3 3 1 3 2 3 2 3 2 3 3 4 2 3 2 2 3 3 3 2 2 3 3 2 3 2 3 3 3 1 4 2 3 2 3 1 4 2 3 1 3 1 4 1 3 1 4 1h4l3 1h5 4 4 3 3l4-1h4 3l4-1 4-2h3l4-2 3-2h4l3-3 3-1 3-2 3-2 3-2 3-3 3-2z">
          <text:p/>
        </draw:path>
        <draw:path draw:style-name="gr68" draw:text-style-name="P66" draw:layer="layout" svg:width="0.188cm" svg:height="0.188cm" svg:x="2.79cm" svg:y="18.89cm" svg:viewBox="0 0 189 189" svg:d="M159 163l-3 2-3 2-3 2-3 3-3 2-3 2-3 1-3 2-4 1-3 2-4 1-3 1-4 2h-4l-3 1h-4l-4 1h-3-3-4-4-4l-3-1-4-1h-4l-3-1-4-1-4-1-3-1-3-2-4-1-3-2-3-2-3-2-3-2-3-2-3-3-2-2-3-2-3-4-2-2-2-3-3-4-2-3-2-3-2-3-1-3-3-3-1-4-1-3-2-4v-3l-2-4-1-4v-3-3l-1-4v-4-3-4-4l1-4v-3-4l1-4 2-3v-4l1-3 2-3 1-4 2-3 1-3 3-4 1-3 2-3 3-3 2-3 2-2 4-3 2-3 3-2 2-2 3-3 3-2 3-1 4-3 3-1 3-2 4-1 3-2 3-1h4l3-2 4-1h4 4l3-1h4 4 4l3 1h4 3l4 1 3 1 4 1h4l3 2 4 1 3 2 3 2 3 1 4 2 3 2 2 2 4 3 3 2 2 2 3 3 2 3 3 3 2 2 2 3 3 3 1 3 2 4 3 3 1 3 2 4 1 3 1 4 1 3 1 4v3l1 4 1 4v4 3 4 3 4l-1 4-1 3v4l-1 4-1 3-1 4-1 3-2 4-1 3-3 3-1 4-2 3-3 3-1 3-3 2-2 3-3 3zM159 163l3-3 2-3 2-3 3-3 2-3 2-3 2-3 2-3 2-3 2-4 2-3 1-4 1-3 1-4v-4l1-3 1-4 1-4v-4-3-4-3-4l-1-4-1-4-1-3v-4l-1-4-2-3v-4l-2-3-2-4-3-3-1-3-2-3-2-3-2-3-3-3-2-3-2-2-3-3-3-3-3-2-3-3-3-2-3-1-3-3-3-1-4-2-3-1-4-2-3-1-4-1-3-1-4-1h-4l-3-1h-4l-3-1h-4-4-4l-3 1-4 1h-4-4l-3 2-4 1-3 1-3 1-4 1-3 2-3 2-4 2-3 2-3 2-3 2-3 2-3 3-2 3-3 2-3 3-2 3-2 3-2 3-2 3-2 4-2 3-2 3-1 4-1 3-1 3-1 4-2 3v4l-1 3v4l-1 4v4 4 3 4l1 4 1 3v4l1 3 1 4 1 4 1 3 2 4 1 3 2 3 1 4 2 3 2 3 2 3 3 3 2 3 2 3 3 3 3 3 3 2 2 2 3 3 3 1 3 3 4 1 3 2 3 2 4 2h3l4 2 3 1h4l4 1 3 1 4 1h4 4 4 3 3l4-1h4l4-1 3-1 4-1 4-1 3-1 4-2 3-2 3-1 4-2 3-2 3-1 3-3 2-2 3-2z">
          <text:p/>
        </draw:path>
        <draw:path draw:style-name="gr69" draw:text-style-name="P67" draw:layer="layout" svg:width="0.189cm" svg:height="0.189cm" svg:x="2.789cm" svg:y="18.889cm" svg:viewBox="0 0 190 190" svg:d="M161 163l-3 3-3 3-2 2-4 2-3 2-3 2-4 2-3 1-3 2-4 1-3 2-4 1-3 1-3 1-4 1h-4l-4 1h-3-4-4-4-3l-5-1-3-1-4-1-4-1h-3l-4-2-3-1-4-1-3-2-3-2-4-2-3-2-3-1-3-3-2-2-3-2-3-3-3-3-2-3-2-2-3-3-2-3-2-3-2-3-1-4-2-3-2-3-1-4-2-3v-4l-1-4-2-3v-4-4l-1-4v-4-3-4-3l1-4v-4-3l1-4 2-4v-3l2-4 1-3 1-4 2-3 2-3 2-4 2-3 1-3 3-2 2-3 3-3 3-3 2-3 3-2 3-2 3-3 3-1 3-3 3-2 3-2 3-2 4-1 3-1 4-2h4l3-2 4-1h4 5l3-1h3 4 4l4 1h3 4l4 1 4 1 3 1h4l3 2 4 1 3 2 3 2 4 1 3 3 3 2 3 2 3 2 3 3 2 3 3 2 3 2 2 3 2 4 3 3 2 3 1 3 2 3 2 3 2 4 1 3 1 4 2 3v4l1 3 1 4 1 3 1 4v4 4 3 4 4l-1 4-1 3-1 4-1 3v4l-1 3-2 4-1 3-2 4-1 3-3 3-1 3-2 3-3 4-2 3-2 3-3 2zM161 164l3-2 2-3 3-3 2-3 2-3 3-3 1-3 2-4 2-3 2-3 1-4 2-3v-4l1-4 1-3 1-4 1-3v-4-4-4-4-3-4-4l-1-3-1-4-1-3-1-4-1-4-1-3-1-4-2-3-2-3-2-4-2-3-2-3-2-3-2-3-3-3-3-3-2-2-3-2-3-3-2-3-4-1-3-3-3-3-4-1-3-2-3-1-4-2-3-1-4-1-3-1-4-1h-4l-3-1h-4l-4-1h-4-4-3l-4 1-4 1h-4-4l-4 2-3 1-4 1-3 1-4 1-3 2-3 2-4 3-3 2-3 1-3 3-3 2-2 3-3 3-3 3-2 2-2 3-3 3-2 3-2 3-2 3-2 3-2 4-1 3-1 4-1 3-1 4-2 4v3 4l-1 4-1 4v3 4 4 3l1 4 1 4v4l1 4 1 3 1 4 1 3 2 4 1 3 2 3 1 4 3 3 1 3 2 3 3 3 2 3 2 3 4 2 2 3 3 3 3 2 3 2 3 2 3 2 3 2 3 2 4 2 3 1 4 1 3 1 4 1 4 1 4 1 3 1h5 3 4 4 4 3 4 4l4-1 3-1 3-2h4l4-2 3-1 3-2 4-2 3-1 3-2 3-2 4-2 3-3 3-2z">
          <text:p/>
        </draw:path>
        <draw:path draw:style-name="gr70" draw:text-style-name="P68" draw:layer="layout" svg:width="0.191cm" svg:height="0.191cm" svg:x="2.789cm" svg:y="18.889cm" svg:viewBox="0 0 192 192" svg:d="M161 165l-2 3-3 2-3 3-4 2-3 1-3 3-3 1-4 2-3 1-3 2-4 1-4 1-3 2-3 1h-4-4l-4 1h-3-4-4-4-3l-4-1h-3l-4-1-4-1-4-1-3-1-4-1-3-2-4-1-3-3-3-1-3-2-3-2-3-2-3-3-3-3-3-2-3-2-2-3-2-3-3-3-2-4-2-3-2-3-1-3-2-4-2-3-1-3-2-4v-4l-1-3-2-3v-4-4l-1-4v-3-4-4-4l1-3v-4-4l1-3 2-4v-4l2-3 1-4 1-4 2-4 2-3 2-3 2-3 2-3 3-3 2-3 2-2 3-3 3-3 2-3 3-2 3-3 3-1 3-2 3-2 4-2 3-2 4-1 3-1 4-2h3l4-2 4-1h4 3l4-1h3 4 4l4 1h4 3l4 1 4 1 3 1 4 1 3 1 4 1 3 2 3 2 4 1 3 2 3 3 4 1 2 3 3 3 3 2 2 2 3 3 3 3 2 3 2 3 3 3 2 3 1 4 3 3 1 4 2 4 1 3 1 4 1 3 1 3 1 4v4l1 4v4 3 4 4 4l-1 3v4l-1 3-1 4-1 4-1 4-1 3-2 4-1 3-2 3-2 4-2 3-3 3-2 3-2 3-3 2-2 4zM162 166l2-3 3-3 2-3 3-3 2-3 3-3 2-3 2-3 2-4 1-3 2-4v-3l2-4 1-4 1-3v-4l1-4 1-3v-4-4-4-3-4l-1-4-1-4v-4l-1-3-1-3-2-4-1-4-1-3-2-5-2-3-1-3-3-3-3-3-1-3-3-3-3-3-2-3-3-3-2-2-3-2-3-3-4-2-3-2-3-2-3-2-4-2-3-1-4-2-3-1-4-1-3-1-4-1h-3l-4-1h-4l-4-1h-4-4l-3 1h-4l-4 1h-3-4l-4 2-4 1-3 1-4 1-3 1-4 2-3 2-3 2-3 2-4 2-2 3-3 2-3 2-2 3-4 3-2 3-2 2-3 3-2 3-2 3-2 4-1 3-3 3-1 5-1 3-1 4-1 4-2 4v3 4l-1 4-1 3v4 4 4 3l1 4 1 4v4l1 3 1 4 1 3 1 4 2 3 1 4 2 3 1 4 3 3 1 3 2 3 3 3 2 3 3 3 3 3 3 2 2 2 3 3 3 2 3 2 3 3 4 1 3 2 3 2 4 1 3 1 4 2 4 1 4 1h3l4 1 4 1h3 4 4 4 4l3-1h4l4-1h3l4-2 3-1 4-1 3-2 4-1 3-2 4-2 3-2 3-2 3-2 3-3 3-2z">
          <text:p/>
        </draw:path>
        <draw:path draw:style-name="gr71" draw:text-style-name="P69" draw:layer="layout" svg:width="0.192cm" svg:height="0.192cm" svg:x="2.788cm" svg:y="18.888cm" svg:viewBox="0 0 193 193" svg:d="M163 166l-3 3-2 2-3 2-3 3-3 2-3 2-4 2-3 1-4 2-3 1-4 2-3 1-4 1-4 1-4 1h-4l-3 1h-4-3-4-4-4l-4-1-4-1-3-1h-4l-4-1-4-2-3-1-4-1-3-2-3-2-4-2-3-2-3-2-3-2-3-3-3-2-3-2-2-3-3-3-2-3-3-3-2-3-2-3-2-3-1-4-2-3-2-4-1-3-2-4v-3l-1-4-1-4-1-4v-3l-1-4v-3-5-4-4l1-3v-4-4l1-3 2-4v-4l2-4 1-3 1-4 3-3 1-3 2-4 2-3 2-3 3-3 2-2 2-3 3-3 3-3 3-2 3-2 2-3 4-2 3-2 3-2 3-2 4-2 3-1 4-1 3-2h4l4-2 4-1h3 4 4l4-1h4 4l4 1h3 4l3 1 4 1 4 1 4 1 3 1 4 1 3 2 4 2 3 2 3 1 3 3 3 2 3 2 3 3 3 2 3 3 2 2 2 3 3 4 2 3 2 3 2 3 2 3 2 3 2 4 1 3 1 4 2 4 1 3v3l1 4 1 4 1 4v4 3 4 4 4l-1 4-1 4-1 4v3l-1 4-2 4-1 3-1 4-2 3-1 4-3 3-1 3-2 3-3 3-2 3-2 3-3 2zM164 167l2-3 3-2 3-3 2-3 2-3 2-4 2-3 2-3 2-4 2-3 1-3 1-4 2-4v-3l1-4 1-4 1-4v-4-4-4-4-4-3-4l-1-4-1-4-1-3v-4l-2-3-2-4-1-3-2-4-1-3-2-4-2-3-2-3-3-3-2-3-2-3-3-3-3-3-3-2-2-2-3-3-3-2-3-2-4-2-3-2-3-2-4-1-4-2-3-1-4-1-4-1-3-1h-4l-4-1h-3l-4-1h-4-4l-4 1h-4l-4 1h-3l-4 1-4 1-4 1-4 1-3 2h-4l-3 3-4 1-3 2-3 2-3 2-3 3-3 2-3 2-2 4-4 2-2 3-2 3-3 3-2 3-1 3-3 3-1 4-2 3-1 3-2 4-1 4-1 3-2 4v4 4l-1 4-1 3v4 4 5 4l1 3 1 3v4l1 4 1 4 1 4 1 3 2 4 1 3 2 4 1 3 3 3 2 3 1 4 3 2 3 3 2 3 3 3 3 3 3 2 3 2 3 3 3 2 3 2 3 2 3 1 4 2 3 1 4 2 4 2h4l3 1 4 1 4 1h4 4 4 4 3 4 4 3l4-1 4-2h4l4-1 3-2 4-1 3-2 4-1 3-3 3-1 3-3 3-2 3-2 3-3z">
          <text:p/>
        </draw:path>
        <draw:path draw:style-name="gr72" draw:text-style-name="P70" draw:layer="layout" svg:width="0.194cm" svg:height="0.194cm" svg:x="2.787cm" svg:y="18.887cm" svg:viewBox="0 0 195 195" svg:d="M164 168l-3 2-3 3-3 2-3 2-3 2-3 2-3 2-4 2-3 1-4 2-3 2h-4l-4 1-4 2h-4-3l-4 1h-4-3-4-4-4l-4-1h-4l-4-1-3-1-3-1-4-1-4-2-3-1-4-2-3-1-3-2-3-2-3-3-3-2-4-2-3-3-3-3-2-2-2-3-3-3-3-2-1-4-3-3-2-3-1-4-2-4-2-3-1-4-2-3v-4l-1-4-1-4-1-4v-3l-1-3v-4-4-4-4l1-4v-4-3l1-4 2-4v-3l2-4 1-4 2-3 2-3 1-4 2-3 2-3 2-3 3-3 2-3 2-3 3-3 3-3 3-2 3-2 3-3 3-2 3-2 3-2 4-1 3-3 4-1 3-1 4-2h4l3-1 4-2h3 4 4l4-1h4 4l4 1h3 4l4 1 3 1 4 1 4 1 3 1 4 1 4 2 3 2 3 2 4 1 3 3 3 2 3 2 2 3 3 2 4 3 2 2 3 3 2 4 2 3 3 3 2 3 2 4 1 3 2 4 1 3 2 3 1 4 1 3 1 4 1 4v4l1 4v3 4 4 3 4l-1 4v4l-1 4-1 4-1 3-1 4-1 4-2 3-1 3-2 4-2 4-2 3-2 3-2 3-2 3-3 4-3 2zM164 168l4-2 2-3 3-4 3-3 2-3 1-3 3-3 1-3 3-5 1-3 2-3 1-4 1-3 1-4 1-4v-4l1-4 1-4v-4-3-4-4-4l-1-3-1-4v-4l-1-4-1-3-1-4-2-3-2-4-1-3-2-4-1-3-3-3-2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3 2 4 2 3 3 3 2 3 2 3 3 2 3 3 3 3 3 2 3 2 3 2 3 2 4 2 3 2 4 1 3 2 4 2 4 1 3 1 3 1h4l4 1 4 1h4 4 4 3 4l4-1h4l3-1 4-1 4-1 4-1 4-1 3-2 3-1 4-2 3-2 3-2 4-2 3-2 3-3 3-2z">
          <text:p/>
        </draw:path>
        <draw:path draw:style-name="gr73" draw:text-style-name="P71" draw:layer="layout" svg:width="0.195cm" svg:height="0.195cm" svg:x="2.786cm" svg:y="18.886cm" svg:viewBox="0 0 196 196" svg:d="M166 168l-3 3-3 2-3 3-3 2-3 2-3 2-4 2-3 2-4 2-3 2-4 1-4 1-4 1-3 1-3 1h-4l-4 1h-4-4-4-4-3l-4-1-4-1-4-1h-4l-3-1-4-2-4-1-3-2-4-2-3-2-4-2-3-2-3-2-3-2-4-2-3-3-2-3-3-2-2-3-3-3-2-3-2-3-3-4-1-3-2-3-2-4-2-3-1-3-2-4v-4l-1-4-1-4-1-3v-4l-1-4v-4-3-4-4l1-4v-4-4l2-4 1-3v-4l2-3 1-4 2-3 2-4 1-3 2-4 2-3 2-3 3-3 2-3 3-3 2-3 3-2 3-3 3-2 3-3 3-2 4-2 3-2 3-1 4-2 4-2 3-1 4-2h4l3-1 4-1 4-1h4 4l4-1h3 4l4 1h4 4l4 1 3 1 4 1 3 1 4 1 3 1 4 2 3 2 4 2 3 1 3 3 3 2 3 2 4 3 3 3 2 2 3 3 2 3 3 3 2 3 2 3 3 4 1 3 2 3 1 4 2 3 1 3 2 4 1 4v4l1 4 1 4 1 3v4 4 3 4 4l-1 4-1 4-1 4v3l-1 4-2 3v4l-2 4-2 3-2 4-1 3-3 3-1 3-3 3-3 3-2 4-2 3zM166 169l3-3 3-3 2-3 2-3 3-3 2-3 2-3 2-4 1-3 3-4 1-3 1-4 2-4v-4l1-3 1-4 1-4v-4-4-4-3-4-4-4l-1-4-1-3-1-4v-4l-2-4-1-3-2-3-2-4-1-3-2-4-2-3-2-3-3-3-2-4-3-3-2-2-3-3-3-2-3-3-3-3-3-2-3-2-4-2-3-1-4-3-3-1-4-2-4-1-3-1-4-1-3-1h-4l-4-1h-4l-4-1h-4-3l-4 1h-4l-4 1h-4l-4 1-4 1-3 1-4 1-3 2-5 1-3 2-4 1-3 3-3 1-3 2-3 3-3 2-3 3-3 3-3 3-2 3-3 3-3 3-1 3-2 3-3 3-1 4-2 3-1 4-2 3-1 4-1 4-1 3-1 4v4l-1 4-1 4v4 4 3l1 4v4l1 4v4l1 4 1 3 1 4 1 4 2 3 1 3 2 4 2 3 2 3 2 4 2 3 3 3 2 4 3 2 2 3 3 2 3 3 3 3 3 2 4 2 3 2 3 2 4 2 3 2 4 2 3 1 4 2h4l4 1 4 1 4 1h4 3 4 4 4 4 4l4-1h3l4-2h3l4-1 4-2 4-1 3-2 4-2 3-2 3-2 3-2 4-3 3-2 2-3z">
          <text:p/>
        </draw:path>
        <draw:path draw:style-name="gr74" draw:text-style-name="P72" draw:layer="layout" svg:width="0.197cm" svg:height="0.197cm" svg:x="2.786cm" svg:y="18.886cm" svg:viewBox="0 0 198 198" svg:d="M167 170l-3 3-2 3-3 2-4 2-3 3-4 1-3 2-4 2-3 2-4 1-4 2h-4l-3 1-4 2h-3-4l-4 1h-4-4-4-4-3l-4-1h-4l-4-1-4-1-4-1-4-1-3-2-3-1-4-2-3-1-3-3-4-1-3-3-3-2-4-2-2-3-3-3-2-3-3-2-3-3-2-3-2-3-3-4-1-3-2-3-2-4-2-3-1-4-1-4-1-4-1-3-1-4-1-3v-4-4l-1-4v-4-4-4l1-3v-4-4l2-4 1-4v-4l2-4 1-3 2-3 2-4 1-3 2-3 3-4 1-3 3-3 3-3 2-3 2-4 3-2 3-3 4-2 3-3 3-2 3-2 3-2 4-1 3-2 4-2 3-1 4-2h3l4-1 4-1 4-1h4 4l4-1h3 4l4 1h4 4l4 1 3 1 4 1 3 1 4 1 4 1 3 2 4 2 3 2 5 2 3 2 3 2 3 2 3 3 2 3 3 3 3 3 3 3 2 3 2 3 3 3 1 3 3 4 1 3 2 4 1 3 2 4 1 4 1 4 1 4 1 3v4l1 3v4 4 4 4 4l-1 3v4l-1 4-1 4-1 4-1 4-2 4v3l-3 4-1 3-2 3-2 4-3 3-2 3-2 3-2 3-3 3zM168 171l2-3 3-3 3-2 2-4 2-3 3-3 2-4 1-3 2-3 2-4 1-3 2-4 1-4 1-4 1-3v-4l1-4 1-4v-4-4-4-4-4l-1-3-1-4v-4l-1-4-2-3v-4l-2-4-1-4-2-3-2-4-2-3-1-3-3-4-2-3-2-3-3-2-3-4-3-3-3-2-2-3-3-2-4-2-3-3-4-2-4-1-3-2-4-2-3-1-4-2-4-1-4-1-3-1h-4l-4-1h-4l-4-1h-4-3l-4 1h-4l-4 1h-4l-4 1-4 1-3 1-4 1-3 2-4 1-4 2-3 1-3 3-4 2-3 1-3 4-3 2-3 2-3 3-3 3-2 3-2 4-3 3-2 3-2 3-3 4-1 3-2 4-1 3-2 3-1 4-1 4-1 4-1 4v4l-1 4-1 3v4 4 4l1 4v4l1 4v3l1 4 1 4 1 3 1 4 2 4 1 4 2 3 2 4 2 3 2 3 2 3 3 3 2 3 3 3 2 3 3 3 3 2 4 3 3 2 3 2 3 2 4 2 3 2 4 2 3 1 3 2h4l4 2 4 1h4l4 1 4 1h3 4 4 4 4l4-1 4-1h3l4-1 4-1 4-1 3-1 4-2 4-1 3-3 4-1 4-2 3-2 3-2 3-3 3-3z">
          <text:p/>
        </draw:path>
        <draw:path draw:style-name="gr75" draw:text-style-name="P73" draw:layer="layout" svg:width="0.199cm" svg:height="0.199cm" svg:x="2.785cm" svg:y="18.885cm" svg:viewBox="0 0 200 200" svg:d="M169 172l-3 2-3 2-4 3-3 3-3 1-3 3-4 1-3 3-4 1-3 2h-3l-4 2-4 1-4 1h-4l-4 1-4 1h-3-4-4-4-4l-4-1-4-1-3-1h-4l-4-2-4-1-4-1-3-2-4-1-3-2-4-2-3-2-3-2-4-2-3-3-3-3-3-2-2-3-3-3-3-3-2-3-2-3-3-3-1-4-2-3-2-3-2-4-1-4-1-4-1-3-1-4-1-4-1-4v-4-3l-1-4v-4-4-4l1-4v-3l1-4 1-4 1-5v-4l2-4 1-3 2-3 2-4 1-3 2-4 3-3 2-3 2-3 3-4 2-3 3-2 2-3 3-2 4-3 3-3 3-1 4-3 3-2 3-1 4-2 4-2 3-1 4-2h4l4-1 4-1 4-1h3 4l4-1h4 4l4 1h3 4l4 1 4 1 4 1 4 1 4 2h3l4 3 3 1 3 2 4 2 3 2 3 3 4 2 2 2 3 3 3 3 2 3 3 2 3 3 2 3 2 4 2 3 2 3 2 4 1 3 2 4 1 4 1 4 2 4v4l1 3 1 4 1 4v4 4 4 4 4l-1 4-1 4-1 4v3l-1 4-2 4-1 3-2 4-1 3-2 4-1 3-3 3-2 4-2 3-3 3-2 3-3 3zM169 172l3-3 2-3 3-3 2-3 3-3 2-3 2-3 2-4 2-3 1-4 2-4 1-3 2-4v-3l1-4 1-4 1-4 1-4v-4-4-4-4-4l-1-4-1-4-1-3-1-4-1-5-1-4-1-3-2-4-1-4-2-3-2-3-3-4-2-3-2-3-3-3-2-3-3-3-2-2-3-3-3-3-4-2-3-2-3-3-4-2-3-1-3-2-4-2-3-1-4-2-4-1-4-1-4-1h-4l-4-1h-3l-4-1h-4-4l-4 1h-4l-3 1h-4l-4 1-4 1-4 1-4 1-4 2-3 1-4 2-3 1-3 3-4 2-3 2-3 3-4 2-3 2-3 3-2 3-3 3-2 3-3 3-2 4-2 3-2 3-2 4-2 3-1 4-2 3-1 4-1 3-1 5-1 4v4l-1 4-1 3v5 4 4l1 4v3l1 4v4l1 4 1 4 1 4 1 4 2 3 1 4 3 3 1 3 2 4 2 3 2 3 3 4 3 3 2 3 3 2 2 3 3 2 4 3 3 2 3 2 4 3 3 1 4 3 3 1 4 2 4 1 4 1 4 1 3 1 4 1 4 1 4 1h4 4 4 4 3l4-1 4-1 4-1 4-1h4l4-2 3-1 3-1 4-2 4-2 3-2 3-2 4-2 3-3 3-2 3-2z">
          <text:p/>
        </draw:path>
        <draw:path draw:style-name="gr76" draw:text-style-name="P74" draw:layer="layout" svg:width="0.2cm" svg:height="0.2cm" svg:x="2.784cm" svg:y="18.884cm" svg:viewBox="0 0 201 201" svg:d="M169 173l-2 3-3 2-3 2-3 3-4 2-3 2-3 2-4 2-4 2-3 1-4 1-4 1-4 1-4 1-4 1-4 1h-4-3-4-4-4-4-4l-4-1-4-1-3-1-4-1-4-1-4-2-4-1-3-2-4-2-3-2-4-2-3-2-3-3-3-2-3-2-2-3-3-3-3-3-3-3-2-3-2-3-2-4-2-3-2-3-2-4-2-4-1-3-1-3-1-4-1-4-1-4-1-4v-5-3l-1-4v-4-4-5l1-3v-4l1-4 1-4 1-4v-3l2-4 1-4 2-3 2-4 2-3 1-3 3-4 2-3 2-3 3-4 3-2 2-3 3-3 3-2 3-3 3-2 3-2 4-3 3-2 3-1 4-2 3-2 4-1 4-2h4l4-1 4-1 4-1h3 4l4-1h4 4l4 1h3 4l4 1 4 1 4 1 5 1 3 2 4 1 3 2 4 1 3 2 4 2 3 2 3 3 3 2 3 2 3 4 3 2 3 3 2 3 2 3 3 3 2 3 2 3 3 4 1 3 2 4 1 4 2 3 1 4 1 4 1 4 1 3 1 4v4 4 4 4 4 4 4l-1 5-1 3-1 4-1 4-1 3-2 4-1 4-2 4-1 3-3 4-1 3-2 3-3 3-2 3-3 3-2 3zM170 173l3-2 3-3 3-3 2-3 2-3 3-4 1-3 3-3 1-4 2-4 1-3 2-4 1-4 1-4 1-4 1-3v-5l1-4v-4-4-4-4l-1-4v-4-4l-1-3-1-4-2-4v-4l-2-4-1-3-2-4-2-4-2-3-2-4-2-3-3-3-2-3-2-3-3-3-4-2-2-3-3-3-3-2-3-2-4-3-3-2-4-1-3-2-4-2-4-1-3-2-4-1-4-1-4-1h-5l-4-1h-3l-4-1h-4-4l-4 1h-4l-3 1h-5l-4 1-4 1-3 1-4 1-4 2-3 1-4 2-3 2-3 2-4 2-3 2-3 3-4 2-3 3-3 2-2 3-3 3-2 4-3 3-2 3-2 3-2 4-2 3-2 4-1 3-2 3-1 4-1 4-1 4-1 4v4l-1 4v3l-1 5v4 4l1 4v3l1 5v4l1 4 1 4 1 4 1 3 2 4 1 3 3 4 1 4 2 3 3 3 2 3 2 4 3 2 2 3 3 4 3 2 3 3 3 2 3 3 3 2 4 2 3 2 3 2 4 2 4 1 3 2h4l4 2 4 1 4 1h4l3 1h5 4 4 4 3l4-1h4l4-1 4-1 4-1 4-1 4-1 4-2 3-2 4-1 3-2 4-2 3-3 3-2 3-2 3-3z">
          <text:p/>
        </draw:path>
        <draw:path draw:style-name="gr77" draw:text-style-name="P75" draw:layer="layout" svg:width="0.202cm" svg:height="0.202cm" svg:x="2.783cm" svg:y="18.883cm" svg:viewBox="0 0 203 203" svg:d="M170 174l-3 3-3 2-3 3-3 2-3 2-4 3-3 1-4 2-3 2-4 2h-4l-4 2-3 1-4 1h-4l-4 1-4 1h-4-4-3-4-5l-4-1-4-1h-3l-4-1-4-2-4-1-3-1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2 4 4 2 3 3 3 3 2 3 2 3 3 3 2 4 2 3 2 4 1 4 2 3 1 4 1 4 2 3 1 4v4l1 4v4l1 4v4 3 5 4l-1 4-1 4v3l-1 4-1 4-2 4-1 5-2 3-1 4-2 3-2 4-2 3-2 3-2 4-3 3-3 3-2 3zM171 175l3-3 3-3 2-3 4-3 2-4 1-3 3-3 2-4 2-3 1-3 2-4 1-5 2-4 1-4v-4l1-3 1-4 1-4v-4-5-3-4l-1-4v-4l-1-4-1-4v-4l-2-3-1-4-1-4-2-4-1-4-3-3-1-4-3-3-2-3-2-4-3-3-3-2-2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2 3 3 3 3 3 2 3 2 4 3 3 1 4 3 4 1 3 2 4 1 4 1 4 2h4l3 1 4 1 4 1h4 5 3 4 4l4-1 4-1 4-1h4l4-1 3-2 4-1 4-1 4-2 3-2 4-1 3-3 4-2 3-2 3-3 3-3z">
          <text:p/>
        </draw:path>
        <draw:path draw:style-name="gr78" draw:text-style-name="P76" draw:layer="layout" svg:width="0.203cm" svg:height="0.203cm" svg:x="2.782cm" svg:y="18.882cm" svg:viewBox="0 0 204 204" svg:d="M173 175l-4 2-3 4-3 2-3 3-4 2-3 2-4 2-3 1-3 3h-4l-4 2-3 2h-4l-4 1-5 1-3 1h-4-4-4-4-4-4-4l-4-1-4-1-4-1-4-1-3-1-4-2-3-1-5-2-4-2-3-1-4-3-3-2-3-2-3-3-3-4-3-2-2-3-4-3-2-3-2-3-3-3-2-4-2-3-2-4-1-3-3-4-1-4-1-4-1-4-1-3-1-4-1-4v-4-4l-1-4v-4-3l1-5v-4-4l1-4 1-3 1-4 1-4 1-4 1-4 2-4 2-3 2-4 1-3 3-4 2-3 2-3 3-3 3-3 3-3 2-2 3-3 3-3 3-2 4-2 3-3 4-1 3-2 5-2 4-2 3-1 4-1 3-1 4-1 4-1 4-1h5 4l3-1h4 4l4 1h5 3l4 1 4 1 4 1 4 1 4 2 3 1 4 2 3 1 4 3 3 1 3 2 4 3 3 2 3 3 3 3 3 3 2 3 3 2 3 3 2 4 2 3 3 3 1 4 2 3 2 4 1 4 2 4 1 3 1 4 1 4 1 4 1 4v4 4 3 4 5 4 4l-1 3-1 4-1 4v4l-2 4-2 4-1 4-2 3-1 3-2 4-3 3-1 3-3 4-3 3-2 3-3 3zM173 176l3-3 3-4 2-3 2-3 3-3 2-3 2-4 3-3 1-4 2-3 1-4 2-4 1-4 1-4 1-4 1-4v-3l1-4v-4-5-4-3l-1-4v-4-4l-1-5-1-4-1-3-1-4-2-3-1-4-2-4-2-4-2-3-2-4-2-3-3-3-2-3-3-3-2-3-3-3-4-3-3-2-3-3-3-2-4-3-3-1-4-2-3-2-3-2-4-1-4-2h-4l-4-2-4-1h-4l-3-1h-5l-4-1h-4-4l-3 1h-5l-4 1h-4l-4 1-4 1-3 1-4 1-4 2-4 1-4 2-4 2-3 2-4 2-3 2-3 3-3 3-3 2-3 3-3 3-2 2-3 4-3 3-2 3-2 4-2 3-1 3-3 4-1 4-2 4-1 4-1 4-1 4-1 3v4l-1 4v4l-1 4v4 4l1 4v4l1 4v4l1 4 1 4 1 4 2 4 1 3 2 4 2 4 1 4 2 3 3 3 2 4 2 3 3 3 3 3 3 2 2 3 3 3 3 3 4 3 3 2 3 2 4 2 3 1 5 3 4 1 4 2 3 1 4 1 4 1 4 1h4l4 1h4 4 4 4 4l4-1h4l4-1 4-1 4-1 4-1 3-2 4-1 3-2 4-1 3-3 4-1 3-3 4-2 3-2 3-4z">
          <text:p/>
        </draw:path>
        <draw:path draw:style-name="gr79" draw:text-style-name="P77" draw:layer="layout" svg:width="0.205cm" svg:height="0.205cm" svg:x="2.782cm" svg:y="18.882cm" svg:viewBox="0 0 206 206" svg:d="M173 177l-2 2-3 4-3 2-4 2-3 3-4 1-3 2-4 2-4 1-4 2-3 2-4 1-4 1-4 1h-4l-4 1-4 1h-4-4-4-4-4l-4-1-4-1h-4l-4-1-4-2h-3l-4-2-4-2-4-2-3-1-4-3-3-1-3-3-4-2-3-3-3-2-2-3-3-3-4-3-2-3-2-3-3-4-2-3-2-3-2-4-1-4-3-3v-4l-2-3-1-4-1-4-1-4-1-5v-3-4l-1-4v-4-5l1-3v-4-4l1-4 1-4 1-4 1-4 1-3 1-4 2-4 2-4 2-3 2-4 2-3 2-3 3-4 2-3 3-2 3-3 3-3 3-3 3-3 3-2 3-3 4-1 3-3 4-2 3-2 4-2 4-1 4-1 3-1 4-1 4-1 4-1h4 5l3-1h4 4l4 1h5 3l4 1 4 1 4 1 4 1 4 2 4 1 4 2 3 1 4 3 3 2 4 2 3 3 3 3 3 2 3 2 3 3 3 3 3 4 2 3 2 3 3 3 2 4 2 3 2 4 1 3 2 4 2 3v4l2 4 1 4v5l1 3v4l1 4v4 4 4 4l-1 4-1 4v4l-1 4-2 4v3l-2 4-2 4-1 4-2 4-2 3-2 4-3 3-2 3-2 3-3 3-3 3zM174 177l3-2 2-3 4-3 2-3 2-4 3-3 2-3 1-4 3-4 1-3 2-4 1-4 1-4 2-4v-3l1-5 1-4 1-4v-4-3-5-4l-1-4v-4l-1-4-1-4v-4l-2-4-1-4-1-4-2-3-2-3-2-4-2-4-1-3-3-3-2-4-3-3-3-3-3-3-2-3-3-3-3-2-4-2-3-3-3-2-4-3-3-2-4-2-4-2-4-1-4-2h-4l-4-2-4-1h-4l-3-1h-4l-5-1h-4-4l-3 1h-5l-4 1h-4l-4 1-4 1-3 1-4 1-4 2-4 1-4 3-3 1-4 2-3 3-4 2-3 3-3 2-3 3-3 3-2 3-3 3-3 3-2 3-2 3-3 4-2 3-1 4-3 4-1 3-2 4-1 4-1 3-1 4-1 5v4l-1 4v4l-1 3v5 4l1 4v4l1 4v4l1 4 1 4 1 4 2 3 1 4 2 4 2 3 2 4 1 4 3 3 2 3 2 3 3 3 3 3 3 3 3 3 3 3 3 2 3 3 3 3 4 1 3 2 4 2 4 2 4 2 3 1 4 1 3 2h5l4 1 4 1 4 1h4 4 4 4 4l4-1 4-1 4-1h4l4-1 4-2 3-1 4-2 5-1 3-2 4-2 3-2 4-2 3-2 3-3 3-3z">
          <text:p/>
        </draw:path>
        <draw:path draw:style-name="gr80" draw:text-style-name="P78" draw:layer="layout" svg:width="0.206cm" svg:height="0.206cm" svg:x="2.781cm" svg:y="18.881cm" svg:viewBox="0 0 207 207" svg:d="M175 178l-3 3-3 2-3 3-3 3-4 2-3 2-4 2-3 1-4 2-4 2-4 1-4 2h-4l-3 1-4 1-4 1h-5-4-3-4-5-4-4l-3-1-4-1-5-1-4-1-4-1-3-1-4-2-3-2-4-2-3-2-4-2-3-2-3-3-3-2-4-3-3-3-3-3-2-3-4-3-2-3-3-3-2-3-1-4-3-4-1-3-2-4-1-4-2-4-1-3-1-4-1-4-1-4v-5-4l-1-3v-4-5l1-4v-4-3l1-4 1-5 1-4 1-4 1-3 1-4 2-3 2-4 2-5 2-3 2-4 3-3 2-3 3-3 3-3 3-3 3-3 3-3 3-2 3-3 4-2 3-2 4-2 3-2 4-2 3-2 4-1 4-1 4-1 4-1 4-1 4-1h3 5l4-1h4 4l4 1h4 4l4 1 4 1 4 1 3 1 4 2 4 1 4 2 4 1 3 3 4 2 3 2 3 3 4 2 3 2 3 3 2 3 3 3 3 3 3 3 2 4 2 3 2 3 2 4 2 4 2 3 2 4 1 4 1 4 1 4 1 4 1 4 1 4v4 4 4 4 4 4 4l-1 4-1 4-1 4-1 4-1 4-1 4-2 4-2 3-2 4-1 3-3 3-2 4-2 3-3 3-3 4-2 3zM176 179l3-3 2-3 3-4 2-3 3-3 2-3 2-4 2-3 2-4 2-3 1-4 2-4 1-4 1-4 1-4 1-4v-4-4l1-4v-4-4-4l-1-4v-5-3l-1-4-1-4-1-4-2-4-1-4-1-4-3-3-1-5-2-3-3-4-1-3-3-3-3-3-2-3-3-3-3-3-3-4-3-2-3-2-3-3-4-2-3-2-4-2-4-2-3-2-4-1-4-2h-4l-4-2-4-1h-4l-4-1h-4l-4-1h-4-4l-5 1h-4l-3 1h-4l-4 1-5 1-4 1-3 1-4 2-3 1-4 3-4 1-3 2-4 3-3 2-4 2-3 3-3 3-2 2-3 3-4 3-3 3-2 3-2 4-3 3-2 4-1 4-3 4-1 4-2 4-1 3-1 4-1 4-1 4v5l-1 3v4l-1 4v5 4l1 3v5l1 4v4l1 4 1 4 1 3 2 4 1 4 2 4 2 4 2 3 1 4 3 3 2 4 3 3 3 3 3 3 3 3 3 2 3 3 3 3 3 2 4 2 3 3 4 2 4 1 3 3 3 1 4 1 4 2 4 1 4 1 5 1h3 4l4 1h5 4 3 4l5-1h4l4-1 3-1 4-1 4-1 4-2 4-1 4-2 4-1 3-3 3-2 4-2 3-3 3-2 4-2z">
          <text:p/>
        </draw:path>
        <draw:path draw:style-name="gr81" draw:text-style-name="P79" draw:layer="layout" svg:width="0.208cm" svg:height="0.208cm" svg:x="2.78cm" svg:y="18.88cm" svg:viewBox="0 0 209 209" svg:d="M176 179l-3 4-3 2-3 2-4 3-3 2-4 2-3 2-4 2-3 2-4 1-4 2-4 1-4 1-4 1h-4l-3 1-5 1h-5-3-4-5l-4-1h-4l-3-1h-5l-4-1-4-2-4-1-4-1-3-1-3-3-4-1-4-3-3-2-4-2-3-3-3-2-3-3-3-2-3-3-3-3-2-4-3-3-3-3-2-4-1-3-3-3-1-4-2-4-1-4-2-4-1-4-1-4-1-3-1-4v-4-5l-1-4v-3-5l1-4v-5-3l1-5 1-4 1-4 1-4 1-3 1-4 2-4 2-4 2-3 2-4 2-3 3-4 2-3 2-3 4-3 3-3 2-2 3-4 3-2 4-2 3-3 4-2 3-2 4-2 4-2 3-2 4-1 3-1 4-1 5-1 4-1 4-1h3 4l5-1h4 4l5 1h4 4l4 1 3 1 5 1 4 1 4 2 4 1 3 2 4 2 3 2 3 2 4 2 3 3 3 2 4 2 3 3 3 3 3 3 2 4 2 3 4 3 1 3 2 4 3 3 1 4 3 3 1 4 1 4 1 4 2 4 1 4v4l1 3v5l1 5v3 5 4l-1 4v4l-1 4v4l-1 4-2 4v4l-2 4-1 3-2 4-2 3-2 4-2 4-2 3-3 3-2 3-3 3-3 3zM176 180l3-3 4-3 2-3 3-3 2-3 3-4 2-3 1-4 3-4 1-4 2-3 1-4 1-4 2-4v-4l1-4 1-4v-4l1-4v-4-5-3l-1-5v-5l-1-3-1-4v-4l-2-5-1-4-1-4-2-3-2-3-2-4-2-4-2-3-2-4-3-3-2-3-3-3-3-3-3-3-3-3-3-3-3-2-4-3-3-2-4-2-3-2-4-2-3-2-4-1-4-2h-4l-4-2-4-1h-4l-4-1h-4l-5-1h-4-4l-5 1h-4l-3 1h-4l-5 1-4 1-4 1-3 1-4 2-4 2-4 2-3 1-4 2-3 3-4 2-3 2-3 3-3 3-3 3-3 3-3 3-3 3-2 3-2 3-3 4-2 3-1 4-2 4-2 4-1 4-2 3-1 4-1 4-1 4v4l-1 4v5l-1 4v5 3l1 4v5l1 4v4l1 3 1 5 1 4 2 4 1 4 2 3 2 4 2 3 2 4 2 3 3 3 2 4 2 3 4 3 2 3 3 3 3 3 4 2 3 3 3 2 4 2 3 2 4 2 4 2 3 1 4 2 4 1 4 2h4l4 1 4 1h4l4 1h5 4 3 6l4-1 3-1 4-1h5l4-1 4-2 4-1 3-2 4-1 3-2 4-2 4-2 3-3 3-2 3-2 4-3z">
          <text:p/>
        </draw:path>
        <draw:path draw:style-name="gr82" draw:text-style-name="P80" draw:layer="layout" svg:width="0.209cm" svg:height="0.209cm" svg:x="2.779cm" svg:y="18.879cm" svg:viewBox="0 0 210 210" svg:d="M176 181l-2 2-4 3-3 3-3 2-3 2-4 3-4 2-3 2-4 1-3 2-4 1-4 2h-4l-5 1-4 1-3 1-4 1h-5-4-4-4l-4-1h-4l-4-1-4-1-4-1-4-1-4-2-4-1-4-2-3-1-4-2-3-2-4-2-3-3-3-2-4-2-3-3-3-4-3-2-3-3-2-3-2-4-4-3-1-3-2-4-3-4-1-4-2-3-1-3-2-4-1-5-1-5-1-3-1-4v-4-5l-1-4v-3-5l1-4v-4-4l1-4 1-4 1-4 1-4 2-4v-4l3-3 1-4 2-4 2-3 2-4 3-3 2-3 3-3 3-3 3-3 3-3 3-4 3-2 3-2 4-3 3-2 4-2 3-2 4-1 3-3 4-1 4-1 4-1 4-1 5-1 3-1h4 4l5-1h4 3l5 1h4 4l4 1 4 1 4 1 4 1 4 2 4 1 3 2 4 2 3 2 4 2 3 2 4 3 3 2 3 3 3 2 3 3 3 3 3 4 2 3 3 3 2 4 2 3 3 3 2 4 1 4 3 3v4l2 4 1 5 1 3 1 4 1 4v5l1 4v3 5 4l-1 4v4l-1 4-1 4-1 4-1 4-1 4-1 4-2 4-1 4-3 4-1 4-3 3-3 4-2 3-3 3-2 3-4 3zM177 181l3-2 3-3 3-3 2-4 3-3 2-3 3-4 2-4 2-3 2-4 1-4 2-4 1-4 1-5 1-4 1-4 1-4v-4-4-4-5-3-5-4l-1-4-1-4-2-4v-4l-2-4-1-4-2-4-1-3-2-4-2-3-3-4-3-3-2-4-2-3-3-3-4-3-2-3-3-3-4-3-3-2-3-3-4-2-3-2-4-2-4-2-3-2-4-1-4-2h-4l-4-2-4-1h-4l-4-1h-4-5l-3-1h-4l-5 1h-4l-4 1h-4l-4 1-4 1-4 1-4 2-4 1-3 2-4 2-4 1-3 2-4 3-3 2-4 2-3 3-3 3-3 3-3 3-3 3-3 3-2 3-2 4-3 3-1 4-2 4-2 3-2 4-1 4-2 3-1 5-1 4-1 4v4l-1 4v4l-1 4v5 3l1 4v5l1 4v4l1 4 2 4v5l2 4 1 3 2 4 2 4 2 3 2 4 2 4 3 3 2 3 2 3 4 3 3 3 3 3 3 3 3 3 3 2 4 2 3 3 4 2 4 2 3 1 3 2 4 1 5 2 4 1 4 1 4 1 3 1h5 4 4 4 4 5 4l3-1 5-1 4-1 4-1 4-1 4-2 3-1 4-2 4-2 3-2 4-2 4-2 3-2 3-3 3-3z">
          <text:p/>
        </draw:path>
        <draw:path draw:style-name="gr83" draw:text-style-name="P81" draw:layer="layout" svg:width="0.211cm" svg:height="0.211cm" svg:x="2.779cm" svg:y="18.879cm" svg:viewBox="0 0 212 212" svg:d="M179 182l-3 3-3 3-4 2-3 3-3 2-4 2-3 2-4 2-4 2-4 1-4 2-4 1-3 1-4 1-5 1h-4l-4 1h-4-4-4-5l-3-1h-5-4l-4-1-4-1-4-2-4-1-5-2-3-1-4-2-4-1-3-3-3-2-4-2-3-2-3-4-4-2-3-3-3-3-3-4-2-3-2-3-3-3-2-4-2-4-3-3-1-4-2-4-1-3-2-4-1-4-1-4-1-5-1-4v-3-5l-1-4v-4-4l1-4v-4-5l1-3 1-4 1-4 1-5 2-4 1-4 2-3 1-3 3-4 1-4 2-3 3-4 2-3 3-3 3-3 3-3 3-3 3-3 3-3 4-2 3-3 4-2 3-2 4-2 3-1 4-3h5l4-2 4-1 3-1 4-1 5-1h4 4l4-1h4l4 1h5 3 4l5 1 4 1 4 1 3 1 4 2 4 1 4 2 4 2 4 2 3 2 4 2 3 3 3 2 4 3 3 3 2 2 3 3 3 4 3 3 2 3 2 4 2 3 3 3 1 4 2 4 1 4 2 4 1 4 1 4 2 4 1 4v4 4l1 4v4 5 4l-1 4v4 4l-1 4-1 4-2 4v4l-2 4-1 4-3 4-1 3-3 4-1 4-2 3-3 3-3 4-2 3-3 3zM179 183l4-4 2-3 3-3 2-4 3-3 2-3 2-4 3-3 1-4 2-4 2-4 1-4 1-4 2-3 1-5v-4l1-4v-4l1-4v-4-5-4l-1-4v-4l-1-4v-5l-2-3-1-4-1-4-2-4-1-4-2-4-2-4-2-3-2-3-2-4-3-3-3-3-2-4-3-3-3-3-3-3-3-2-4-3-3-3-3-2-4-1-4-3-3-1-4-3-4-1-4-2h-4l-4-2-4-1h-4l-5-1h-3-5l-4-1h-4l-4 1h-4l-4 1h-5l-4 1-3 1-5 1-4 2-5 1-3 2-4 2-3 2-4 1-4 3-3 2-3 3-4 2-3 4-2 2-3 3-4 3-2 3-3 4-2 3-3 4-1 3-2 4-2 4-2 3-1 4-2 4-1 4-1 5-1 4v3l-1 5v4l-1 4v4 4l1 5v4l1 3v5l1 4 2 4v4l2 4 1 3 2 4 2 4 2 4 2 4 2 3 3 4 2 3 3 3 3 4 3 3 3 3 3 2 3 3 4 3 3 2 4 2 3 2 4 2 3 2 4 1 5 2 4 1 4 1 4 2h4l4 1h5l3 1h5 4 4 4l4-1 4-1h5l4-1 3-2 4-1 4-1 4-2 4-1 4-2 3-2 4-2 3-3 3-2 4-3 3-2z">
          <text:p/>
        </draw:path>
        <draw:path draw:style-name="gr83" draw:text-style-name="P81" draw:layer="layout" svg:width="0.212cm" svg:height="0.212cm" svg:x="2.778cm" svg:y="18.878cm" svg:viewBox="0 0 213 213" svg:d="M180 183l-3 3-3 3-4 3-3 2-3 2-4 3-4 1-4 3-4 1-4 2-4 1-4 1-3 2h-4l-5 1-4 1-4 1h-4-4-4-5l-3-1h-5l-4-1-4-1-4-1-4-1-4-2-4-1-4-2-4-1-4-2-3-2-3-2-4-3-3-2-3-3-4-2-3-3-3-4-2-3-3-3-2-3-3-4-2-3-2-4-2-3-2-4-2-4-1-4-2-4-1-4-1-3-1-4-1-5v-4-4l-1-4v-4-5l1-4v-3-5l1-4 1-4 1-4 1-4 2-4 1-4 2-4 1-4 3-4 1-3 2-3 3-4 3-3 2-3 3-4 3-3 3-2 3-3 4-2 3-3 3-3 4-2 3-2 4-2 3-1 4-2 4-2 4-1 5-2 3-1 4-1 5-1h4 4l4-1h4l4 1h5 3 5l4 1 4 1 4 2 4 1 4 1 4 2 4 2 4 2 3 2 4 2 3 2 4 2 3 3 3 3 3 3 4 3 3 3 2 3 3 3 2 3 3 4 2 3 2 4 2 4 1 4 2 4 1 3 2 4 1 4 1 4 1 5 1 3v4l1 5v4 4 4l-1 4v5l-1 4-1 3v5l-2 4-1 4-1 4-2 3-2 4-2 4-2 4-2 3-3 4-2 3-2 3-3 3-3 3zM181 184l2-3 3-3 4-3 2-3 2-4 2-3 3-4 2-4 2-4 2-4 1-3 1-4 2-4 1-4 1-4 1-4 1-4v-5-4-4-4-4-5-4l-1-4-1-4-1-4-1-4-2-4-1-4-2-4-1-4-3-3-1-4-3-4-2-3-3-4-2-3-3-3-3-3-3-3-3-3-3-2-4-3-3-3-4-2-3-2-4-2-4-1-4-3-4-1-4-1-4-2-4-2-4-1h-4l-5-1h-3-4l-5-1h-4l-4 1h-4l-5 1h-4l-4 1-4 1-4 2-4 2-4 1-4 2-3 1-4 3-4 1-3 2-4 3-3 3-3 2-3 3-3 3-3 3-4 4-2 3-2 3-3 4-2 3-2 3-2 4-2 4-2 4-1 4-2 4-1 4-1 3-1 5v4l-1 4v4l-1 4v5 4l1 4v4l1 4v5l1 4 2 3v5l2 4 1 4 2 4 2 3 2 3 2 4 2 4 3 3 2 3 3 4 3 3 3 3 3 3 3 3 4 2 3 3 4 2 3 3 3 1 4 3 4 1 4 2 4 1 4 2 4 1 3 1 5 1 4 1h5 3 4 5 4 4 4l5-1 4-1 4-1 4-1 4-1 4-2 4-1 4-2 4-2 3-2 4-2 4-2 3-3 3-2 4-3z">
          <text:p/>
        </draw:path>
        <draw:path draw:style-name="gr84" draw:text-style-name="P82" draw:layer="layout" svg:width="0.214cm" svg:height="0.214cm" svg:x="2.777cm" svg:y="18.877cm" svg:viewBox="0 0 215 215" svg:d="M182 185l-3 3-4 2-3 3-3 3-4 2-4 2-3 2-4 2-4 2-4 1-3 2-4 1-5 1-4 1-4 1h-4l-4 1h-5-4-4-4l-4-1h-5-3l-5-1-4-2h-4l-4-2-3-2-4-1-4-2-4-2-4-1-3-3-4-2-3-3-4-2-3-4-3-2-2-3-3-3-3-4-3-3-3-3-2-4-2-4-2-3-2-4-2-4-1-3-2-4-1-5-1-4-1-4-1-4v-4-4l-1-5v-3-5l1-4v-4-4l1-4 1-5 1-4 1-4 2-3 1-4 2-4 1-4 3-4 2-4 2-3 3-4 3-3 2-3 3-4 3-3 3-3 3-3 3-2 3-3 4-3 3-2 4-1 4-3 4-1 4-2 4-1 3-2 4-1 5-1 4-1 4-1h4 4l5-1h4l4 1h4 4 5l3 1 4 1 5 1 4 2 4 1 3 1 4 3 4 1 4 2 3 2 4 2 3 3 4 3 3 2 3 3 3 3 3 3 3 3 2 3 3 5 2 3 3 4 1 4 2 3 2 4 1 4 2 3 2 5v4l2 4 1 4v4 4l1 5v4 4 4l-1 4v4 4l-1 5-1 4-1 4-2 4-1 3-1 4-3 4-1 4-2 4-3 4-2 3-2 4-3 3-3 3-3 3zM182 186l3-3 3-4 2-3 3-3 3-4 2-3 2-3 3-4 1-4 2-4 2-4 1-4 1-4 2-4 1-4v-5l1-4v-3l1-5v-4-4-4l-1-5v-4l-1-4v-4l-2-4-1-5-1-4-2-3-1-4-2-4-2-4-2-4-2-3-2-4-3-4-3-3-3-4-3-3-2-3-3-2-4-3-3-2-3-3-4-2-4-2-4-3-4-1-4-3-3-1-4-1-4-1-4-1-5-2h-3l-4-1h-5-4l-4-1h-4l-5 1h-4l-4 1h-4l-5 1-4 1-4 1-3 2-4 1-4 2-4 2-4 2-4 2-3 2-4 3-3 2-3 2-4 4-3 3-3 3-2 3-3 3-3 4-3 4-2 3-2 3-2 4-2 4-2 4-1 4-2 4-1 4-1 4-1 4v5l-1 4v4l-1 4v5 3l1 5v4l1 5v3l1 4 2 5v4l2 4 1 3 2 4 2 4 2 4 2 4 2 3 3 4 4 3 2 3 3 3 3 3 3 3 3 3 3 3 4 2 3 2 4 3 3 2 4 2 4 2 4 1 4 2 4 1 4 1 4 2h5l3 1h5l4 1h4 4 4 5l4-1 4-1h4l5-1 4-2h4l3-2 4-2 4-2 4-1 4-3 4-2 3-2 4-3 3-2 3-3z">
          <text:p/>
        </draw:path>
        <draw:path draw:style-name="gr85" draw:text-style-name="P83" draw:layer="layout" svg:width="0.215cm" svg:height="0.215cm" svg:x="2.776cm" svg:y="18.876cm" svg:viewBox="0 0 216 216" svg:d="M183 186l-4 3-3 3-3 2-4 2-3 3-3 2-4 2-4 2-4 2-4 2-4 1-4 1-3 2h-5l-4 1-5 1-3 1h-5-4-4-5l-4-1h-5l-3-1-5-1-4-1-4-1-4-1-4-2-4-2-4-1-4-2-3-3-4-2-3-2-4-3-3-2-3-3-3-3-3-3-3-3-2-3-3-3-3-4-2-3-2-4-2-4-2-4-2-4-1-4-2-3-1-4-1-5-1-4-1-4v-4-4l-1-5v-4-4l1-4v-5-4l1-4 1-4 1-5 1-4 2-4 1-4 2-4 1-4 3-4 2-3 2-3 3-4 2-3 3-3 2-4 3-3 3-3 4-3 3-2 3-2 4-3 3-2 4-2 4-3 4-1 4-2 4-1 3-2 4-1 4-1 5-1 4-1h4 4l6-1h3l5 1h4 4 4l4 1 5 2h4l4 2 3 1 4 1 4 3 4 1 4 2 4 3 3 2 4 2 3 3 3 3 4 2 2 3 3 3 3 3 2 4 3 3 3 4 2 3 2 4 2 4 1 4 2 4 2 3 1 4 1 5 1 5 1 3 1 5v4l1 4v4 5 4l-1 4v4l-1 4-1 5v4l-2 3-1 5-1 4-3 4-1 4-2 3-2 4-2 3-3 4-2 3-3 4-2 3-3 3zM183 186l3-3 4-3 2-3 3-3 2-4 3-3 2-4 1-4 3-3 1-4 2-4 1-4 2-4 1-4 1-4 1-4 1-5v-4-4-4-5-4-4-4l-1-5-1-3-1-6-1-4-2-4-1-3-2-4-1-4-3-4-2-4-2-4-3-3-2-4-2-3-3-3-3-3-3-3-4-3-3-3-3-2-4-3-3-2-3-2-4-3-4-1-4-2-4-1-4-2-4-1-4-1-4-2h-5-4l-4-1h-4l-5-1h-3l-6 1h-4l-4 1h-4l-5 1-4 1-4 1-4 2-4 1-4 2-4 2-4 2-3 2-3 2-4 3-3 2-3 3-4 3-3 3-3 3-3 3-3 4-2 3-3 4-2 3-2 3-2 4-2 4-2 4-1 4-2 4-1 4-1 5-1 4v4l-1 4v5l-1 4v4 4l1 5v4l1 4v4l1 5 2 4v4l2 3 1 5 2 4 2 4 3 3 1 4 2 3 4 4 2 3 2 3 3 4 3 3 3 3 4 2 3 3 3 2 4 3 3 2 4 2 4 3 4 1 4 2 4 1 3 2 5 1 4 1 4 1 4 1h4 5 5 4 4 5 3l5-1 4-1 5-1 3-1 4-1 5-1 4-2 4-2 3-2 4-2 3-2 4-3 3-2 4-2 3-3z">
          <text:p/>
        </draw:path>
        <draw:path draw:style-name="gr86" draw:text-style-name="P84" draw:layer="layout" svg:width="0.217cm" svg:height="0.217cm" svg:x="2.776cm" svg:y="18.876cm" svg:viewBox="0 0 218 218" svg:d="M183 187l-3 3-3 3-4 3-3 2-4 2-3 3-4 2-3 1-4 3-4 1-5 2-4 1-3 1-5 1-4 1h-5l-3 1h-5-4-4-4l-5-1h-4-4l-4-1-4-2h-5l-4-2-3-1-4-2-4-2-4-2-4-2-3-2-4-3-3-2-4-3-3-2-3-4-3-3-3-3-2-3-3-4-3-3-2-4-2-3-2-4-2-3-2-4-1-5-2-4-1-4-1-3-1-5-1-4v-5-4l-1-5v-4-4l1-4v-5-4l1-4 1-4 1-4 1-5 2-3 1-4 2-4 2-4 2-4 2-4 2-3 3-4 2-3 3-3 3-4 2-3 3-3 4-2 3-3 3-2 4-3 3-2 4-2 4-3 4-1 4-2 4-1 4-2 4-1 4-1 5-1 3-1h5 4l5-1h3l5 1h4 4 4l5 1 4 2h4l4 2 4 1 4 2 4 2 4 1 4 2 3 3 3 2 4 2 3 3 3 3 4 3 3 3 4 3 3 3 2 3 2 4 3 3 2 4 2 4 2 4 2 3 2 4 1 4 2 4v4l2 5 1 3v5 4l1 4v4 5 4l-1 4v5 5l-1 4-1 3-1 5-2 4-1 4-2 4-2 3-2 4-1 4-3 4-2 3-2 4-3 3-3 3-3 3zM184 188l4-3 2-3 3-3 3-4 3-3 2-4 2-3 2-4 2-4 2-4 1-4 2-4 1-4 1-4 2-4v-4l1-5v-5l1-4v-4-5-4l-1-4v-5l-1-4v-4l-2-4-1-4-1-5-2-3-1-4-2-4-2-4-2-4-3-3-2-4-2-4-3-3-3-3-3-3-4-3-3-3-3-2-4-3-3-3-4-2-3-2-4-3-4-1-4-2-4-1-4-2-4-1-4-1-4-2h-5-4l-4-1h-4l-5-1-3 1h-5-5l-4 1h-4l-4 1-4 2h-5l-3 2-4 1-4 2-4 2-4 2-4 2-3 2-4 3-3 2-3 3-4 3-3 3-3 3-3 4-2 3-3 3-3 4-2 3-2 3-2 4-2 4-2 4-1 5-2 3v4l-2 5-1 4v4l-1 4v5l-1 4v4 4l1 5v4l1 5v4l1 5 2 3v4l2 5 1 4 3 4 1 3 3 4 2 4 2 3 3 4 2 3 3 4 2 3 3 3 3 3 4 3 3 3 3 2 4 2 4 3 4 2 3 1 4 3 5 1 3 2 4 1 4 1 5 2h4l4 1h4l5 1h4 4 5 4l4-1 4-1h5l4-1 3-2h5l4-2 4-1 4-3 3-1 4-3 4-2 3-2 4-3 3-3 3-2z">
          <text:p/>
        </draw:path>
        <draw:path draw:style-name="gr87" draw:text-style-name="P85" draw:layer="layout" svg:width="0.219cm" svg:height="0.219cm" svg:x="2.775cm" svg:y="18.875cm" svg:viewBox="0 0 220 220" svg:d="M186 189l-4 3-3 2-3 3-4 3-3 2-4 2-4 2-4 2-4 2-4 2-3 1-5 1-4 2h-4l-4 1-4 1-5 1h-4-4-5-4l-4-1h-4l-5-1-4-1-4-1-4-1-4-1-4-2-5-1-3-3-3-1-4-3-4-2-5-2-3-3-3-3-4-2-3-3-3-3-2-3-3-4-3-3-2-4-2-3-3-4-2-4-1-4-3-4-1-4-2-5-1-4-1-3-1-5-1-4v-5-3l-1-5v-4-4l1-4v-5-4l1-4 1-4 1-5 1-4 2-4 1-4 2-4 2-4 2-4 2-3 2-4 3-4 3-3 2-3 3-3 3-3 3-3 3-3 3-3 4-2 4-3 4-2 4-2 4-2 3-2 4-2 4-1 4-2 5-1 4-1 3-1 5-1h4 4 5l4-1 5 1h3 5 4l5 1 3 2h5l4 2 4 1 4 2 3 2 4 1 4 2 4 3 4 2 3 2 4 3 3 3 3 3 3 3 3 3 2 3 3 3 3 4 2 4 2 3 3 4 2 4 2 3 1 4 2 4 1 5 1 4 1 4 1 4 1 4v5l1 4v4 5 4l-1 4v4l-1 5-1 4-1 4-1 4-1 4-2 4-1 4-2 4-2 5-2 4-2 3-2 4-4 3-2 3-3 4-2 3zM186 190l3-4 3-3 3-4 2-3 3-3 3-4 1-3 2-4 3-5 1-4 2-4 1-3 2-5 1-4 1-4 1-4 1-5v-4l1-4v-4-5-5l-1-3v-5l-1-4-1-4-1-4-1-5-2-4-1-4-2-4-2-3-2-4-2-4-2-4-2-4-3-3-3-3-3-4-2-3-3-3-4-3-3-2-3-3-4-3-4-2-3-2-4-2-4-2-4-2-4-1-4-2-4-1-5-1-3-2h-5-4l-5-1h-3l-5-1-4 1h-5-4l-4 1h-5l-3 1-5 2h-4l-4 2-4 1-4 2-4 2-4 2-4 2-3 2-5 3-3 3-3 2-4 3-3 3-3 3-3 4-2 3-3 3-3 4-2 3-2 4-2 4-2 4-2 4-1 4-2 4v4l-2 4-1 5v3l-1 5v5l-1 4v4 4l1 5v3l1 5v5l1 4 2 3v5l2 4 1 4 3 4 1 4 3 4 2 4 2 4 3 3 2 4 3 3 3 3 3 3 3 3 3 3 3 2 4 4 4 2 4 2 4 2 4 2 3 2 4 2 4 1 5 2 4 1 4 1 4 1 5 1h4l4 1h4 5 4 4l5-1 4-1 4-1 4-1 5-1 4-1 3-1 4-3 5-1 4-2 3-2 4-2 4-3 3-2 3-3 4-2z">
          <text:p/>
        </draw:path>
        <draw:path draw:style-name="gr88" draw:text-style-name="P86" draw:layer="layout" svg:width="0.22cm" svg:height="0.22cm" svg:x="2.774cm" svg:y="18.874cm" svg:viewBox="0 0 221 221" svg:d="M186 190l-3 3-3 2-4 4-3 2-4 2-3 3-3 2-4 2-5 1-4 2-4 2-3 1-5 1-4 1-5 1-4 1h-5-4-4-5-4-4-4l-5-1-4-1-4-2h-4l-5-2-4-1-4-2-3-2-4-2-4-2-4-2-3-3-4-4-3-2-3-3-3-3-3-3-3-3-3-3-3-4-2-3-2-4-3-4-2-4-1-4-3-3-1-4-2-4-1-5-1-4-1-3-1-5v-5-4l-1-4v-4-5l1-4v-4-5l1-4 1-4 1-4 1-4 2-5 1-3 2-4 2-4 2-4 2-4 2-4 3-3 3-4 2-3 3-3 3-3 3-3 3-3 4-2 3-3 4-3 3-2 4-2 4-2 4-2 4-2 4-1 4-2 4-1 5-1 3-1 5-1h4 4 5l4-1 5 1h3 5 4l5 1 4 2h5l4 2 3 1 5 2 4 2 4 2 4 1 3 3 4 2 3 2 3 3 4 3 3 3 4 3 2 3 3 4 3 3 2 3 3 4 2 4 2 4 2 3 2 4 2 4 1 4 2 4v4l2 4 1 5 1 4v4 4 5 4 4 5 4l-1 4-1 4-2 5v4l-2 4-1 4-2 4-1 4-3 4-2 4-2 3-3 4-2 3-2 3-3 4-3 3zM187 190l3-4 3-3 3-3 3-3 2-4 2-4 3-3 2-3 2-4 2-5 1-4 2-4 1-3 1-5 2-4 1-5v-3-5l1-5v-4-4-5l-1-4v-4-4l-1-5-2-4-1-4-1-4-2-4-1-5-2-3-2-4-2-4-3-4-2-3-3-4-2-3-3-3-3-4-4-2-3-3-3-3-4-3-3-3-4-2-3-2-4-2-4-2-4-2-4-1-4-2-4-1-4-1-5-2h-4-5l-5-1h-3l-5-1-5 1h-4-4l-4 1h-5l-3 1-5 2h-4l-5 2-3 1-4 2-4 2-4 2-4 2-4 2-3 4-4 2-3 2-4 3-3 3-3 3-2 4-3 3-2 3-4 4-2 4-1 3-3 4-2 5-2 4-1 3-2 4v5l-2 4-1 4v4l-1 5v4l-1 4v5 4l1 4v5l1 4v5l1 3 2 5 1 4 1 4 2 4 2 4 1 4 3 4 2 4 2 3 3 4 3 3 2 4 3 3 3 3 3 3 3 3 4 3 3 3 4 2 4 3 4 2 4 2 3 2 4 1 4 2 5 1 4 1 4 2 4 1h4 5l4 1h4 5 4 4l5-1h4l5-1 4-1 5-2 3-1 5-1 4-2 4-2 4-2 3-2 4-2 3-2 4-3 3-3 4-3z">
          <text:p/>
        </draw:path>
        <draw:path draw:style-name="gr89" draw:text-style-name="P87" draw:layer="layout" svg:width="0.222cm" svg:height="0.222cm" svg:x="2.773cm" svg:y="18.873cm" svg:viewBox="0 0 223 223" svg:d="M187 191l-3 3-4 3-3 3-4 3-3 2-4 2-3 2-4 2-4 2-4 2-5 1-3 1-5 2-4 1h-5l-3 1-5 1h-4-5-4-4l-5-1h-4l-4-1h-5l-4-2-3-1-5-1-4-2-4-1-4-3-3-1-4-3-4-2-4-2-3-3-4-3-3-3-3-3-3-3-3-3-3-3-3-4-2-4-2-3-3-4-2-3-1-4-2-4-2-5-1-4-2-3-1-5-1-4-1-5v-3-5l-1-5v-4-4l1-5v-4-4l1-4 1-5 1-4 1-4 2-4 1-4 2-4 2-4 2-4 2-3 2-4 3-4 3-3 3-4 2-3 3-3 3-3 4-3 3-3 4-2 3-3 4-2 4-3 4-2 3-2 4-2 4-1 5-2 4-1 4-1 4-1 5-1h4 4 4l5-1 4 1h4 5 4l4 1 5 2h4l4 2 4 1 4 2 4 2 4 2 4 2 3 2 4 3 3 3 4 2 3 3 3 3 4 3 3 4 3 3 2 3 3 4 2 3 3 3 2 4 2 4 3 4 1 5 2 3 1 4 1 5 2 4v4l1 4v5l1 4v4 5 4l-1 4v5l-1 4v5l-2 3-1 5-1 4-2 4-1 4-2 4-3 4-2 4-3 3-2 4-2 4-3 3-3 3-3 3zM188 192l3-3 2-3 3-3 4-4 2-3 2-4 2-4 3-4 3-4 1-4 2-3 1-5 2-4 1-5 1-3 1-5 1-4v-5l1-4v-4-5-4l-1-4v-5l-1-4-1-4-1-5-1-4-2-4-1-4-2-4-2-4-2-4-3-4-2-3-2-4-3-3-3-4-3-3-3-3-3-3-3-3-4-4-3-2-4-2-3-3-4-2-3-3-4-2-5-2-4-1-4-2-4-1-4-1-5-2h-4-4l-5-1h-4l-4-1-5 1h-4-4l-5 1h-4l-4 1-4 2h-5l-4 2-4 1-4 2-4 2-4 3-4 2-3 2-4 3-4 3-3 3-3 2-3 3-3 4-3 3-3 3-2 4-3 3-2 4-2 4-3 4-1 3-3 4-1 5-2 4v4l-2 4-1 4v5l-1 4v4l-1 5v4 4l1 5v5l1 3v5l1 4 2 5 1 3 1 5 2 4 2 4 1 4 3 3 2 4 2 4 3 4 3 3 3 4 2 3 3 3 3 3 4 2 3 4 4 2 3 3 4 2 4 2 4 2 3 2 5 2 4 1 4 2 4 1 4 1 5 1 4 1h4l5 1h4 4 5l4-1h5l4-1 4-1h5l4-2 4-2 4-1 4-2 4-1 4-2 3-2 4-2 4-3 4-3 3-2 3-3z">
          <text:p/>
        </draw:path>
        <draw:path draw:style-name="gr90" draw:text-style-name="P88" draw:layer="layout" svg:width="0.223cm" svg:height="0.222cm" svg:x="2.772cm" svg:y="18.873cm" svg:viewBox="0 0 224 223" svg:d="M190 192l-4 3-3 3-4 2-3 3-4 3-4 2-4 2-4 2-4 1-3 2-4 1-5 2-4 2h-4l-4 1-5 1h-5l-3 1h-5-5-3l-5-1h-5l-4-1-4-1-4-1-5-1-4-2-3-1-6-2-4-2-3-2-4-2-4-2-3-3-4-2-3-4-4-2-3-3-3-3-2-3-4-4-3-3-2-4-2-4-3-4-2-3-1-4-2-4-2-4-1-5-2-3-1-5-1-4-1-5v-3-5l-1-5v-4-4l1-5v-4-4l1-5 1-4 1-4 1-4 2-4 1-5 3-4 1-3 2-4 3-4 2-5 2-3 3-4 3-3 3-3 3-4 3-3 3-2 3-3 4-2 4-4 3-2 4-1 4-3 3-2 6-2 4-1 4-2h4l4-2 5-1h4l4-1h5 4l4-1 5 1h4l4 1h5 4l4 2 4 1 5 1 4 2 4 1 4 2 4 2 4 2 4 2 3 3 4 2 3 3 4 3 3 3 3 3 3 3 3 3 2 4 3 3 3 5 2 3 2 4 2 4 2 4 2 4 1 4 2 4 1 4v5l2 4 1 4v5 4 4 5 4 4 5l-1 4-1 5-1 3-1 5-2 4-1 5-2 3-1 4-3 4-2 4-2 4-3 4-2 3-3 4-3 3-2 3zM190 193l3-3 3-4 3-3 2-4 3-3 2-4 3-3 2-4 2-5 2-4 1-3 2-4 2-5v-4l2-4 1-5v-4-5l1-4v-4-5-4l-1-4v-5-4l-2-4-1-5-1-4-1-4-2-4-2-4-1-5-3-3-1-4-3-5-3-3-2-4-3-3-2-4-3-3-3-3-4-3-3-2-4-3-3-3-4-2-4-2-4-3-4-2-4-2-4-1-4-2-4-1-5-1-3-1-5-1h-5l-4-1h-4-5-4-4-5l-4 1-4 1h-5l-4 2-4 1-4 1-5 2-5 2-3 2-4 2-4 2-4 2-4 3-3 2-4 3-3 3-3 3-3 3-3 4-2 3-3 3-3 4-2 5-2 4-3 4-1 3-3 4-1 4-2 5v4l-2 4-1 4v5l-1 4v4l-1 5v4 4l1 5v5l1 4v4l2 5 1 4 1 4 2 4 1 4 2 4 2 4 2 4 2 4 2 4 3 3 3 4 3 3 3 3 3 3 3 3 3 3 4 3 3 3 4 2 4 2 4 3 3 2 4 1 5 3 4 1 4 1 4 2h5l4 2 4 1h5 5 3 5 5 3 5l5-1 4-1 4-1 4-1 5-2 4-1 4-2 4-1 4-3 4-2 4-2 3-3 3-2 4-3 3-2z">
          <text:p/>
        </draw:path>
        <draw:path draw:style-name="gr91" draw:text-style-name="P89" draw:layer="layout" svg:width="0.225cm" svg:height="0.224cm" svg:x="2.772cm" svg:y="18.872cm" svg:viewBox="0 0 226 225" svg:d="M190 193l-3 3-3 3-4 3-3 2-4 2-4 3-3 2-4 2-4 2-5 1-4 2-5 2-4 1-4 1-4 1h-5-5l-3 1h-5-5-3l-5-1h-5-4l-4-2-5-1-4-1-4-1-4-2-4-2-4-1-4-3-4-2-3-2-4-3-3-2-4-3-3-3-3-3-3-3-3-3-4-3-2-4-3-3-2-4-3-4-1-4-2-4-2-4-2-4-1-4-2-5v-4l-2-4-1-4v-5-4l-1-5v-4-4l1-5v-4-4l1-5 1-5 1-4 1-4 2-5 1-4 3-4 1-3 2-4 3-4 2-4 2-4 3-3 3-4 3-3 3-3 3-3 3-3 4-3 3-2 4-3 4-2 4-2 3-3 4-1 4-3 5-1 4-2h4l4-2 5-1h4l4-1h5 4 4 5 4l4 1h5l5 1 3 1 5 1 5 1 4 2 4 1 4 2 4 2 4 2 4 3 3 2 4 2 3 3 3 3 4 3 3 3 3 3 3 4 3 3 2 4 3 3 3 4 1 4 2 3 2 5 2 4 2 4 1 4 1 4 1 6 1 3v5l1 5 1 4v4 5 4l-1 4v5l-1 4v4l-2 5-1 4-1 4-2 4-1 4-3 4-1 5-2 3-3 4-2 3-3 4-2 3-4 4-3 3zM191 194l3-3 3-4 3-3 3-4 3-3 2-4 2-4 3-3 1-4 2-4 2-5 2-4 1-4 1-4 1-5 1-3 1-5v-5l1-4v-4-5-4l-1-5-1-4v-5l-1-5-1-4-2-4v-4l-2-5-2-4-2-4-2-3-2-4-3-4-2-4-2-4-3-3-4-3-3-4-3-3-3-2-3-3-4-3-4-3-3-2-4-2-3-3-5-2-4-2-4-1-4-2-5-1-5-1-3-1-5-1h-5l-4-1h-4-5-4-4-5l-4 1-4 1h-5l-5 2-3 1-5 1-4 2-4 2-4 2-4 2-4 2-3 2-4 3-4 3-3 2-4 3-3 3-3 3-3 4-2 3-3 4-3 3-2 4-2 4-3 4-1 4-3 4-1 4-2 4v5l-2 4-1 5v5l-1 3v5l-1 5v4l1 4v5 4l1 5v4l2 4 1 5 1 4 2 4 1 4 2 4 2 4 2 4 2 4 2 4 3 3 3 4 3 3 3 4 3 3 3 3 3 3 4 3 4 2 3 2 4 3 4 2 3 2 4 2 5 2 4 2 4 1 4 1 5 1 4 1 4 1h5l5 1h3 5 5l4-1h4l5-1h4l4-1 5-2 4-1 5-2 4-1 4-2 4-2 3-2 4-3 4-2 4-2 3-3 4-4z">
          <text:p/>
        </draw:path>
        <draw:path draw:style-name="gr92" draw:text-style-name="P90" draw:layer="layout" svg:width="0.226cm" svg:height="0.225cm" svg:x="2.771cm" svg:y="18.872cm" svg:viewBox="0 0 227 226" svg:d="M191 195l-3 2-4 3-3 3-4 3-4 2-4 2-3 3-4 2-4 1-4 2-5 2-3 1-5 2h-4l-4 1-5 1h-4l-5 1h-4-5-4l-4-1h-5l-5-1-3-1-5-1-4-2h-5l-3-2-5-2-4-2-4-2-4-2-3-3-3-2-4-2-4-3-3-4-3-3-3-3-3-3-4-4-2-3-3-4-2-3-3-4-1-4-2-4-2-4-2-4-1-4-2-4v-5l-2-4-1-4v-5-5-5l-1-4v-4l1-5v-5-3l1-5 1-5 1-4 1-4 2-4 1-4 3-5 1-3 2-4 3-4 2-4 2-3 3-4 3-4 3-3 3-3 3-3 4-3 3-2 4-3 4-3 3-2 4-2 3-3 5-1 4-3 4-1 4-2h4l5-2 4-1h4l5-1h5 3 5 5 4l4 1h5l4 1 4 1 5 1 4 1 4 2 4 1 4 2 5 2 3 2 4 3 3 2 4 2 4 3 3 4 3 2 3 3 3 4 4 3 3 3 2 4 2 4 3 3 2 4 2 4 2 4 2 4 2 4v4l2 5 1 4 2 4v5l1 4v5 4 5 4 4 6l-1 4-2 4-1 5-1 4-1 4-2 4-2 5-2 4-1 3-3 4-2 4-2 4-3 3-3 4-3 3-3 4zM192 195l3-3 3-3 2-3 3-4 3-4 3-4 2-3 2-5 2-3 2-4 2-4 1-5 2-4 1-4 2-5 1-4v-4-6l1-4v-4-5-4l-1-5v-4-5l-3-4v-4l-2-5-1-4-1-4-3-4-1-5-2-3-3-4-2-4-2-3-3-4-3-4-3-3-3-3-3-3-3-3-4-3-3-3-4-3-4-2-4-2-3-3-4-1-4-3-5-1-4-2-4-1-4-1-5-1h-4l-5-1-4-1h-4-5-5-3-5l-5 1-4 1h-4l-5 2-4 1-4 1-4 2-5 2-4 2-3 2-4 2-4 2-4 3-3 3-4 2-3 3-3 3-3 3-3 4-3 3-3 4-3 4-2 4-2 4-3 4-1 3-2 4-2 5-1 4-1 4-2 4-1 5v5l-1 3v5l-1 5v4l1 5v4 5l1 5v4l2 4 1 5 1 4 2 4 1 4 2 5 2 4 2 3 3 4 2 4 2 3 3 4 3 3 3 4 3 3 3 3 4 3 3 3 4 3 4 2 3 2 4 3 4 2 4 1 4 2 4 2 4 1 5 2h5l3 2 5 1h5 4 4 5 4 5 4l5-1 4-1 4-1 5-1 4-2 4-1 4-2 5-1 3-3 4-2 4-2 4-3 3-2 4-3 3-3z">
          <text:p/>
        </draw:path>
        <draw:path draw:style-name="gr93" draw:text-style-name="P91" draw:layer="layout" svg:width="0.228cm" svg:height="0.227cm" svg:x="2.77cm" svg:y="18.871cm" svg:viewBox="0 0 229 228" svg:d="M193 196l-3 3-4 3-3 3-4 2-3 3-4 2-4 2-4 2-5 2-3 2-4 1-5 2h-4l-4 2-5 1h-5-3l-5 1h-5-4-5l-4-1h-4-5l-4-2-4-1-5-1-4-1-5-2-4-2-4-1-4-3-4-2-4-2-3-3-4-3-3-2-4-3-3-3-3-3-3-4-3-3-3-4-2-3-3-4-2-4-2-4-2-3-2-6-2-4-1-4-2-4v-5l-2-4-1-4v-5-5-3l-1-5v-5l1-4v-5-4l1-4 1-5 1-4 2-4 1-4 2-5 2-4 1-4 2-3 3-4 2-4 2-4 3-4 4-3 3-4 3-3 3-3 3-3 4-2 3-3 4-3 3-2 4-2 4-3 4-1 5-3 4-1 4-2h5l4-2 4-1h5l4-1h5 4 5 4 5l4 1h4l5 1 5 1 3 1 5 1 4 2 4 1 4 3 4 1 4 2 4 3 4 2 4 2 3 3 4 4 3 3 3 3 3 3 3 3 3 4 2 4 3 3 2 3 2 4 2 4 2 5 2 4 2 3 1 5 1 5 1 4 1 4v5l1 4 1 4v5 5 4l-1 4v5l-1 4v4l-2 5-1 4-1 4-2 5-1 4-3 4-1 4-2 5-3 3-3 4-2 4-3 3-2 4-4 3zM193 196l3-3 4-3 3-4 3-3 2-4 3-3 2-4 2-4 2-4 3-5 1-4 2-4 1-5 1-4 1-4 1-5 1-4v-5l1-4v-4-5-5l-1-4-1-5-1-4v-4l-1-5-2-4-1-5-2-3-1-5-2-4-2-4-2-4-3-3-2-4-3-4-2-3-3-4-4-3-3-3-3-3-4-3-3-3-4-3-3-2-4-2-4-3-5-1-4-3-3-1-5-2-5-1-3-1-5-1h-5l-4-1-4-1h-5-4-5-5-4l-4 1-5 1h-4l-4 2-5 1-4 1-5 2-4 2-4 2-4 2-4 2-4 2-3 4-4 2-4 3-3 3-3 3-3 3-3 3-3 4-3 3-3 4-2 4-2 4-2 4-2 3-2 5-2 4-1 5-1 3-2 5-1 5v4l-1 4v5 4l-1 5 1 5v3 5l1 5v4l2 4 1 5 1 4 2 4 1 5 2 5 2 3 2 4 3 4 2 4 2 4 3 4 4 3 2 3 4 4 3 3 3 2 4 3 3 3 4 3 3 2 4 2 4 2 5 2 4 2 4 1 5 2 5 1 3 1 5 1h5l4 1 4 1h5 4 5l5-1h4l4-1h5l4-2 4-1 5-1 4-2 4-1 4-3 4-1 4-2 4-3 3-2 4-3 4-2 3-3z">
          <text:p/>
        </draw:path>
        <draw:path draw:style-name="gr94" draw:text-style-name="P92" draw:layer="layout" svg:width="0.229cm" svg:height="0.229cm" svg:x="2.769cm" svg:y="18.87cm" svg:viewBox="0 0 230 230" svg:d="M194 196l-3 4-3 3-4 3-4 3-4 2-3 2-4 3-4 1-4 3-5 1-4 2-5 1-4 1-4 1-5 1-4 1h-4l-5 1h-5-4-5l-4-1-4-1h-5l-5-1-3-1-5-2-5-1-4-2-3-1-5-2-4-2-4-2-4-3-3-2-4-3-3-3-3-2-4-4-3-4-3-3-3-3-3-4-2-4-3-4-2-4-2-4-2-3-2-4-2-5-1-4-2-4v-5l-2-4-1-4v-5-5-4l-1-4 1-5v-4-5-5l1-4 1-4 1-5 2-4 1-4 2-4 2-5 2-4 1-3 3-4 2-4 3-4 2-3 4-4 3-3 3-3 3-3 3-3 4-3 4-3 3-3 3-2 4-2 5-3 4-1 4-2 4-2 4-1 5-1 4-2 4-1h5l4-1h4 5 5 4 5l4 1h4l5 1 5 1 3 1 5 1 5 2 4 1 4 3 5 1 4 2 3 3 4 2 3 3 4 2 3 4 4 3 3 3 3 3 3 4 3 3 3 4 2 3 2 4 3 4 2 4 2 4 1 4 2 4 1 5 2 4v4l1 5 1 4 1 4 1 5v5 4 5l-1 4v4l-1 5-1 5-1 4-1 4-2 5-1 4-2 3-2 5-2 4-2 4-2 4-3 3-3 4-3 3-3 4-3 3zM195 197l3-3 3-4 3-3 3-4 3-4 2-3 2-3 2-5 3-4 1-4 3-4 1-4 2-5v-4l1-4 2-5 1-5v-3-5-5-4-5-5l-1-4-1-4-1-5-1-4-1-5-2-4-1-4-2-4-1-4-3-5-2-4-2-3-2-4-4-3-3-4-2-3-3-4-4-3-3-3-4-3-3-3-4-2-4-3-3-2-4-3-4-1-5-3-4-1-5-2-4-1-4-1-5-1h-4l-5-1-4-1h-5-4-5-5-4l-4 1-5 1h-4l-4 2-5 1-5 2-3 1-5 2-4 2-4 2-4 2-3 2-4 4-4 2-3 3-4 3-3 3-3 3-3 4-3 3-3 4-2 4-3 4-2 4-2 3-2 4-2 4-1 5-2 4-1 4-2 5-1 4v4l-1 5v5 4l-1 5 1 4v4l1 5v5 4l2 5 1 4 1 4 2 5 1 4 2 4 2 4 2 4 3 4 2 4 2 4 3 3 4 4 3 3 3 3 3 4 4 3 3 3 4 2 3 3 4 2 4 3 4 1 4 3 4 1 4 2 5 1 4 2h4l5 1 5 1 3 1 5 1h5 4 5l5-1h4l4-1 5-1 4-1 5-1 4-2 5-1 4-2 5-2 3-2 4-2 4-2 4-2 4-4 3-3 4-2z">
          <text:p/>
        </draw:path>
        <draw:path draw:style-name="gr94" draw:text-style-name="P92" draw:layer="layout" svg:width="0.231cm" svg:height="0.23cm" svg:x="2.769cm" svg:y="18.869cm" svg:viewBox="0 0 232 231" svg:d="M195 199l-3 3-4 2-3 3-4 3-4 3-4 2-4 2-3 2-5 2-4 2-4 1-4 2h-5l-5 2-4 1-4 1h-5-4-5-5-4-5l-4-1-4-1-5-1-4-1-4-1-5-2-4-1-4-2-4-2-4-2-4-2-4-2-4-3-4-3-3-3-3-3-4-3-3-3-3-3-3-4-3-3-2-4-3-4-2-3-2-4-2-5-2-4-2-4-1-4-2-5v-4l-2-4-1-5v-5-4-4l-1-5 1-4v-5-5-4l1-4 1-5 1-4 2-5 1-4 2-4 2-4 2-4 1-4 3-4 3-4 2-3 2-4 4-3 3-4 3-3 3-3 4-3 3-4 4-2 3-3 4-2 4-3 4-1 4-2 4-2 4-2 5-1 5-2 3-2 5-1h5l4-1h4 5 4 5 5l4 1h5l4 1 4 1 5 1 4 2 4 1 4 2 5 2 4 2 4 2 3 2 4 4 4 2 3 3 4 2 3 3 4 3 3 4 2 3 3 4 4 3 2 4 2 4 2 4 3 4 1 4 2 4 1 5 2 4 1 4 1 5 1 5 1 3 1 5 1 5v4 5 4l-1 5v4l-1 5-2 4-1 5v4l-2 4-1 4-3 5-1 4-3 3-2 5-2 4-2 3-3 4-3 4-3 3-3 4zM196 199l3-3 3-3 3-4 2-3 3-4 3-4 2-4 2-4 3-4 1-4 2-4 2-5 1-4 1-4 1-5 2-4v-5l1-4 1-5v-4-5-4l-1-5-1-5-1-4-1-4-1-5-1-4-2-4-1-5-2-4-2-4-2-4-2-4-2-4-3-4-3-4-3-3-3-3-3-4-3-3-3-3-4-3-4-3-3-2-4-3-4-3-4-1-4-2-4-2-5-2-3-2-5-1-5-2-4-1h-4l-5-1-4-1h-5-5-4-5l-5 1h-3l-5 1-5 1-4 1-4 2-5 2-4 1-4 2-4 2-5 2-4 2-3 3-4 2-3 3-4 3-3 3-4 3-3 3-3 4-3 3-3 4-2 4-2 3-3 4-2 4-2 5-2 4-1 4-2 4-1 5-1 4-2 4v5l-1 4v5 5l-1 4 1 5v5l1 3v5 5l2 4 1 5 1 4 2 4 1 4 3 5 1 4 2 4 3 3 2 4 3 4 2 4 4 3 3 4 3 3 3 3 4 3 3 3 4 3 3 3 4 2 4 2 5 2 4 2 3 2 5 1 4 2 5 1 4 1 5 1 4 1h4l5 1h4 5 5l4-1h5 5l3-1 5-2 5-1 4-1 4-2 5-1 4-2 3-2 4-2 4-3 4-3 4-2 4-3 3-3z">
          <text:p/>
        </draw:path>
        <draw:path draw:style-name="gr95" draw:text-style-name="P93" draw:layer="layout" svg:width="0.232cm" svg:height="0.232cm" svg:x="2.768cm" svg:y="18.869cm" svg:viewBox="0 0 233 233" svg:d="M197 200l-4 3-3 3-4 3-3 2-4 3-4 2-4 3-4 1-4 3-4 1-4 2-5 1-4 1-5 2h-4l-4 1h-5l-5 1h-4-5-5l-4-1-5-1h-4l-4-1-5-1-5-2-3-1-6-2-4-1-4-2-4-2-4-2-4-3-4-3-4-2-3-3-3-3-4-3-3-3-3-4-3-3-2-4-3-4-3-4-2-4-2-4-2-3-2-5-2-4-1-4-2-4v-5l-2-5-1-4v-5-4-4l-1-5 1-5v-4-5-4l1-5 2-4v-4l2-5 1-4 2-5 2-3 2-5 2-4 2-4 3-4 2-3 3-4 3-3 3-5 3-3 4-3 3-3 3-3 4-3 3-2 4-3 4-2 5-2 4-2 3-2 6-1 4-2 4-1 5-1 5-2h4 4l5-1h4 5 4 5l5 1h4l5 1 4 1 4 1 5 1 4 2 5 2 3 2 4 2 5 1 4 3 4 3 3 2 4 3 3 3 3 3 4 3 3 4 3 3 3 4 2 4 3 4 2 4 3 4 1 3 3 5 1 4 2 5 1 3 2 5 1 5v4l1 4 1 5 1 4v5 5 4l-1 5-1 4v4l-1 5-1 5-2 4-1 4-1 5-2 4-2 4-2 4-3 4-2 4-2 4-3 3-3 4-3 3-3 3zM197 200l4-3 3-3 3-4 3-4 3-3 2-4 2-3 3-5 2-4 1-4 3-4 1-4 1-5 2-4v-5l2-5v-3l1-5v-5-4-5-5-4l-1-5-1-4-1-5v-4l-2-5-2-4-1-4-2-5-2-4-1-4-3-4-2-4-3-4-2-4-4-3-3-4-3-3-3-3-4-3-3-4-4-3-3-2-4-2-4-3-4-2-4-2-4-2-4-2-5-2h-5l-3-2-5-1h-5l-4-1-5-1h-5-4-5-4l-5 1h-5l-3 1-5 1-5 1-4 1-4 2-6 1-3 2-5 2-4 3-4 2-4 2-3 3-4 3-3 2-4 3-3 4-3 3-3 3-4 5-3 4-2 3-2 3-3 5-2 4-2 4-2 4-1 4-2 5-1 5-1 3-2 5v5l-1 4v5 4l-1 5 1 5v4l1 5v4 4l2 5 1 5 1 4 2 4 1 5 3 4 1 4 2 4 3 4 2 4 3 4 2 3 4 4 3 3 3 4 4 3 3 3 3 2 4 3 4 2 4 3 4 2 4 2 4 3 4 1 6 2 3 1 5 2 5 1h4l4 1 5 1 4 1h5 5 4l5-1h5l4-1 5-1 4-1 4-1 5-2 4-1 4-2 4-2 5-2 4-2 3-3 4-2 4-2 3-4 4-3z">
          <text:p/>
        </draw:path>
        <draw:path draw:style-name="gr95" draw:text-style-name="P93" draw:layer="layout" svg:width="0.234cm" svg:height="0.233cm" svg:x="2.767cm" svg:y="18.868cm" svg:viewBox="0 0 235 234" svg:d="M198 201l-3 3-4 3-3 3-4 3-4 2-4 3-3 2-5 2-4 2-5 2-3 1-5 2-5 1-4 1-5 1-4 1h-5-5-4-5-5-4l-5-1-4-1-4-1h-5l-5-2-3-2-5-1-5-2-4-2-3-2-4-2-4-3-4-2-4-3-4-3-3-3-4-3-3-4-3-3-3-3-2-4-3-3-3-4-2-4-2-4-2-5-2-3-2-5-1-4-2-5v-4l-2-5-1-4v-4-5-5l-1-4 1-5v-4-5-5l1-4 2-5v-4l2-4 1-5 2-5 2-4 2-4 2-4 2-5 3-3 2-3 3-4 3-4 3-3 3-3 4-4 3-3 3-3 4-3 4-2 4-2 4-3 4-2 4-2 4-2 5-1 4-2 4-1 5-1 5-2h3 5l5-1h4 5 4 5l5 1h4l5 1 5 1 3 1 6 1 4 2 4 2 5 2 4 2 4 2 3 2 4 3 4 2 4 3 3 3 4 3 3 3 3 4 3 3 3 3 3 4 3 4 2 4 2 4 2 4 2 4 2 5 1 5 2 4 1 5 1 4 1 4 1 5v5l1 4v5 4 5l-1 5v4 4l-2 5-1 4-1 5-1 5-2 3-2 5-1 4-3 4-2 4-2 4-3 4-3 3-2 4-3 4-3 3zM199 202l3-3 3-4 3-3 3-4 3-4 2-4 3-4 2-3 2-5 2-4 1-5 3-3 1-5 1-5 1-3 1-5v-5l1-4 1-5v-5-4-5l-1-4-1-5v-5l-1-4-1-5-1-4-2-4-2-6-1-4-2-4-3-4-1-4-3-4-3-4-3-4-2-3-3-3-3-4-4-3-3-3-4-4-3-2-4-3-4-2-4-3-4-2-4-2-5-2-4-2-4-2h-4l-5-2-5-1h-5l-4-1-5-1h-5-4-5-4l-5 1h-5l-4 1-4 1-5 1-4 1-5 2-4 1-4 2-4 2-4 3-5 2-4 2-3 3-4 3-3 3-4 3-3 3-3 3-3 4-4 3-2 4-3 4-2 3-3 4-2 4-2 5-2 4-1 5-2 5-1 4-1 4-2 5v4l-1 5v5 4l-1 5 1 4v5l1 5v4l1 5 1 4 1 4 1 5 2 5 1 4 3 4 1 4 2 4 3 4 3 4 2 3 3 4 3 4 3 3 3 3 4 4 3 2 3 4 4 3 4 2 4 2 4 3 4 2 4 2 5 2 4 1 4 2 5 1 4 1 5 1 4 1h5l4 1h5 5 4l5-1h5 4l5-1 4-2h5l5-2 4-2 4-1 5-2 4-3 3-2 5-2 4-3 3-3 4-2 4-3z">
          <text:p/>
        </draw:path>
        <draw:path draw:style-name="gr96" draw:text-style-name="P94" draw:layer="layout" svg:width="0.236cm" svg:height="0.235cm" svg:x="2.766cm" svg:y="18.867cm" svg:viewBox="0 0 237 236" svg:d="M199 203l-3 3-4 3-4 2-3 3-4 2-5 3-3 2-4 2-5 3-4 1-4 2-5 1-4 1-4 2h-5l-5 1h-4l-5 1h-5-4-5l-4-1-5-1h-5l-4-1-4-1-5-1-4-2-4-2-5-1-4-2-4-3-4-2-4-2-4-3-4-3-3-3-4-2-3-4-3-3-3-3-3-4-3-4-2-4-4-4-2-3-2-4-2-4-2-5-2-4-1-4-2-5v-4l-1-4-2-5v-4-5-5l-1-4 1-5v-5-5-5l1-4 2-5v-4l2-4 1-5 2-5 2-3 2-5 2-4 2-4 3-4 3-3 2-4 3-3 3-4 3-3 4-3 3-3 4-4 3-3 4-2 4-2 5-3 3-2 4-2 5-2 4-1 4-2 5-1 5-1 4-2h4 5l4-1h5 5 4 5l5 1h4l5 1 4 1 5 1 4 1 4 2 4 2 5 2 4 2 4 2 4 2 4 3 4 3 3 2 4 3 3 3 4 3 3 4 3 3 2 4 3 4 3 4 3 4 1 4 3 3 2 5 2 4 2 5 1 4 2 4 1 5v4l1 5 1 5 1 4v6 4 5l-1 4-1 5v5l-1 4-1 4-2 5v4l-3 4-2 5-2 4-2 4-2 4-3 4-2 4-3 4-3 4-3 3-3 4zM200 203l3-3 3-4 3-3 3-3 2-4 3-4 3-4 2-5 2-4 2-4 2-4 2-5 1-4 2-4v-5l1-4 1-5 1-5 1-4v-5-4-6l-1-4-1-5-1-5-1-4v-5l-2-5-1-3-2-5-2-5-3-4-2-4-2-4-3-4-2-4-3-4-3-3-3-3-3-4-3-3-3-3-4-4-4-2-4-3-4-2-4-3-3-2-5-2-4-2-5-1-3-2-5-1-5-2-4-1h-5l-4-1-5-1h-5-4-5-5l-4 1h-5l-4 1-5 1-5 1-4 1-4 2-5 1-4 2-4 2-4 3-4 2-4 2-4 3-4 3-3 3-3 3-4 3-3 3-3 4-4 4-2 3-3 4-2 3-3 5-2 4-2 4-2 4-1 5-2 4-1 5-1 4-2 5v4l-1 5v5 5l-1 5 1 4v5l1 5v4l1 5 1 4 1 4 1 5 2 4 1 4 3 5 2 4 1 4 3 4 3 4 2 4 3 4 3 3 3 4 3 3 4 3 3 3 4 3 4 3 4 2 4 3 4 2 3 2 5 3 4 1 5 2 4 1 4 2 5 1h4l5 1 5 1 4 1h5 4 5l5-1h4l5-1 5-1 4-1 5-1 4-1 4-2 5-2 4-2 4-2 4-2 4-3 4-2 4-3 4-2 3-4z">
          <text:p/>
        </draw:path>
        <draw:path draw:style-name="gr96" draw:text-style-name="P94" draw:layer="layout" svg:width="0.237cm" svg:height="0.236cm" svg:x="2.765cm" svg:y="18.866cm" svg:viewBox="0 0 238 237" svg:d="M201 204l-4 3-3 3-4 3-4 3-3 2-4 2-4 3-5 2-4 1-4 3-5 1-4 2-4 1-5 1-5 1-4 1h-5l-4 1h-5-5-4l-5-1-5-1-4-1-5-1h-4l-4-2-5-1-5-2-3-2-5-2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3 2 5 2 4 2 4 2 4 3 4 3 3 2 4 3 3 3 3 4 3 3 4 4 3 3 3 4 2 4 2 4 3 4 2 4 2 4 2 5 1 4 2 4 1 5 1 4 1 5 1 5 1 4v5 5 4 5 4l-1 5-1 5-1 4-1 6-1 4-2 4-1 5-2 4-1 4-3 4-2 5-2 4-3 3-3 4-3 3-3 4-3 3zM201 204l4-3 3-3 3-4 3-4 2-4 4-3 2-4 2-4 2-5 2-4 2-4 1-5 2-4 1-4 1-6 1-4 1-5v-5l1-4v-5-4l-1-5v-5-4l-1-5-1-5-1-4-1-5-2-4-1-4-2-5-2-5-3-3-2-4-2-4-3-4-3-4-3-4-3-3-3-4-3-3-4-3-3-3-4-3-4-3-3-2-4-3-5-2-4-2-4-2-4-1-5-2-4-1-5-2-5-1h-4l-5-1-5-1h-4-5-4-5l-5 1h-4l-5 1-5 1-4 1-5 1-4 2-4 1-5 2-4 2-4 3-5 2-4 2-4 3-4 3-3 3-3 3-4 3-3 4-3 3-3 4-3 4-3 3-2 4-3 4-2 5-1 4-3 4-1 4-2 5-1 4-1 5-2 5v4 5l-1 4v5l-1 5 1 4v5l1 5v4l1 5 1 4 1 6 1 4 2 4 2 5 2 4 2 4 2 4 2 4 3 5 2 3 3 4 3 3 3 4 3 3 4 3 3 4 4 3 4 2 4 3 4 2 4 3 5 2 4 1 4 3 5 1 4 2 5 1 4 1 5 1 4 1 5 1h5 4 5 5 4 5l4-1 5-1 5-2h4l5-2 5-1 3-3 5-1 4-3 4-2 4-2 4-3 4-3 3-3 4-3z">
          <text:p/>
        </draw:path>
        <draw:path draw:style-name="gr97" draw:text-style-name="P95" draw:layer="layout" svg:width="0.238cm" svg:height="0.238cm" svg:x="2.765cm" svg:y="18.865cm" svg:viewBox="0 0 239 239" svg:d="M201 205l-3 3-4 3-3 3-4 3-4 3-4 2-4 2-4 2-5 2-3 2-5 2-5 1-4 1-5 2-5 1h-5-5l-4 1h-5-4-5l-5-1h-4l-5-1-5-1-4-1-5-1-4-2-4-1-5-3-4-1-4-3-4-2-4-2-4-3-4-3-4-3-3-3-4-3-3-4-3-3-3-4-3-3-2-4-3-5-2-4-2-4-2-4-2-4-2-5-2-4-1-4-1-5-1-4-1-5v-5l-1-4v-5l-1-5 1-4v-5l1-4v-5-5l2-4 1-5 1-5 2-4 1-4 3-5 1-4 2-4 3-4 2-4 3-4 3-4 3-3 3-3 3-4 4-3 3-3 3-4 4-2 4-3 4-2 5-3 3-2 4-2 5-2 5-1 3-2 5-1 5-1 4-2h5 5l4-1h5 4 5 5l4 1h6l4 1 5 1 5 1 4 2 5 1 4 2 4 2 4 2 5 2 4 2 3 3 4 3 4 3 3 3 4 3 3 3 3 3 3 4 3 4 3 4 3 4 2 4 2 3 3 4 2 5 2 4 1 4 2 5 1 5 1 4 1 5 1 4v5 5l1 4v5 5l-1 4v5l-1 4-1 5-1 5-1 4-2 4-1 5-2 4-2 4-2 5-2 4-2 4-4 4-2 4-3 4-3 4-3 3zM202 206l3-3 4-4 3-3 2-4 3-4 3-4 3-5 2-4 1-4 3-5 1-3 2-5 1-5 2-4 1-5 1-5v-4l1-5 1-4v-5-5l-1-4v-5l-1-5v-5l-1-5-1-3-2-5-1-5-2-4-2-4-2-5-2-4-2-4-2-4-4-4-2-4-3-4-3-3-3-4-4-3-3-3-4-3-4-3-4-2-3-3-4-3-4-2-5-2-4-2-4-1-5-2-4-1-5-2-4-1h-5l-6-1-4-1h-5-5-4-5l-4 1h-5l-5 1-4 1-5 1-5 1-4 2-4 1-5 3-4 1-4 3-4 2-4 2-4 3-4 3-3 3-4 4-3 3-3 3-3 4-4 3-3 4-2 3-3 4-2 5-3 4-1 4-3 4-1 5-2 4-1 5-1 4-1 5-1 4v5l-1 5v5 4 5 5l1 4 1 5v5l1 4 2 5v4l2 5 2 4 2 4 2 4 2 5 3 4 2 4 3 4 2 4 4 4 3 3 3 4 4 3 3 3 3 3 4 2 4 4 5 2 4 2 3 2 5 2 4 2 5 2 4 1 5 2 4 1 5 1h5l4 1 5 1h5 4 5l4-1h5l5-1h5l5-2 4-2h5l5-2 4-2 4-2 5-2 3-2 4-3 4-3 4-2 4-3 4-3z">
          <text:p/>
        </draw:path>
        <draw:path draw:style-name="gr98" draw:text-style-name="P96" draw:layer="layout" svg:width="0.239cm" svg:height="0.239cm" svg:x="2.765cm" svg:y="18.865cm" svg:viewBox="0 0 240 240" svg:d="M202 206l-3 3-4 3-4 3-4 2-4 4-4 2-3 3-5 2-4 2-4 2-5 1-5 1-4 2-5 1-5 1-4 1h-5l-4 1h-5-5-4l-5-1-5-1-4-1h-5l-4-1-5-2-5-1-4-2-4-2-5-2-4-2-3-2-5-3-4-4-4-2-3-3-4-3-3-3-4-4-3-3-3-4-2-4-3-4-3-3-2-4-2-5-2-4-2-4-2-4-2-5-1-4-1-5-1-5-1-4v-5l-1-5v-4-5-4-5l1-5v-5-5l2-4 1-4 1-5 2-4 1-5 3-4 1-5 2-3 3-5 3-4 2-4 3-4 3-3 3-3 3-4 4-3 3-3 4-3 4-3 4-3 4-2 4-3 3-2 5-1 5-3 4-1 4-2 5-1 4-1 5-2h5 4l5-1h5 4 5 4l5 1h5l5 1 4 1 5 1 4 2 5 1 4 2 4 2 5 2 4 2 4 2 3 4 4 2 4 3 4 3 3 3 4 3 3 4 3 3 4 4 2 4 3 4 3 4 2 4 2 4 2 5 2 3 2 5 1 5 2 4 1 4v5l1 4 1 6v4l1 5v5 4l-1 5-1 5-1 4v5l-1 4-2 5-1 5-2 4-1 4-3 5-1 4-3 4-3 4-2 4-3 4-2 4-4 3-4 4zM203 206l3-3 3-3 4-4 3-4 3-4 2-4 2-4 3-4 2-4 2-4 2-5 1-4 2-5 2-5v-4l1-5 1-4 1-5v-5-4-5-5-5l-1-5-1-4-1-5v-4l-2-5-2-4-1-5-2-4-2-4-2-5-3-3-2-4-3-5-2-4-3-3-4-4-4-3-3-4-3-3-4-3-4-3-4-2-4-3-4-3-4-2-4-1-5-3-4-1-4-2-5-1-4-2-5-1h-5l-4-1-6-1h-4-5-4-5l-5 1h-4l-5 1-5 1-4 1-5 1-4 2-5 1-4 3-5 1-3 3-5 2-4 3-4 2-4 3-3 4-3 3-4 3-3 3-3 4-4 3-3 4-2 4-3 4-2 4-3 4-1 4-3 5-1 5-2 3-1 5-1 5-1 4-1 5v5l-1 4v6 4 5 4l1 5 1 5v4l1 5 2 5v4l2 5 2 4 2 4 2 5 2 4 3 4 2 4 3 4 3 4 3 3 3 4 3 3 4 3 3 3 4 3 4 3 4 3 4 3 4 3 4 2 4 2 5 2 4 1 5 2 5 2h4l5 1 4 1 5 1h5 4 5 5 4 6l4-1 5-2h4l5-2 4-1 5-2 4-2 5-1 4-3 3-2 5-2 4-3 4-3 4-3 3-3z">
          <text:p/>
        </draw:path>
        <draw:path draw:style-name="gr99" draw:text-style-name="P97" draw:layer="layout" svg:width="0.241cm" svg:height="0.241cm" svg:x="2.764cm" svg:y="18.864cm" svg:viewBox="0 0 242 242" svg:d="M204 208l-4 3-3 3-4 3-3 3-4 3-5 2-4 2-4 3-4 1-5 2-5 2-3 1-5 1-5 1-4 2h-5-5l-5 1h-5-4-5l-4-1h-5l-5-1-4-1-5-1-4-1-5-2-5-1-4-3-4-1-5-3-4-2-4-3-3-2-4-3-5-3-4-3-3-4-3-3-3-3-3-4-3-3-3-4-3-5-2-4-2-4-2-4-2-4-2-5-2-4-1-5-1-5-1-4-1-5v-4l-1-5v-5-4-5-5l1-5v-5-4l2-5 1-4 1-5 2-4 1-5 3-4 1-4 2-5 3-3 3-4 2-4 3-4 3-4 3-4 3-3 4-3 3-3 5-3 4-3 4-2 4-4 4-2 4-2 5-2 3-3 5-1 5-2 4-1 5-1 5-2h4 5l4-1h5 5 4 5l5 1h5l5 1 4 1 5 1 4 2 4 1 5 2 5 3 3 2 5 2 4 2 4 3 4 3 3 3 4 3 3 3 3 4 4 3 3 4 3 3 3 4 3 4 2 4 2 4 3 5 1 3 3 5 1 5 2 4 1 4 1 5 1 4 1 5v5 5l1 5v4 5l-1 5v4l-1 5-1 4-1 5-1 5-2 4-1 5-2 4-2 4-3 5-2 4-2 4-2 4-4 3-3 4-3 4-3 3zM204 208l4-3 3-4 3-3 3-4 3-4 3-4 2-3 2-5 3-4 2-5 1-4 2-5 2-4 1-4 1-5 1-4v-6l1-4 1-5v-5-4l-1-5v-5l-1-5v-5l-1-4-2-5v-4l-2-5-2-5-2-4-1-4-3-4-2-5-3-4-2-3-4-4-3-4-3-4-3-3-3-3-4-4-4-3-3-2-3-3-5-3-4-3-4-2-4-2-5-3-4-1-5-2-4-1-5-2-4-1h-5l-5-1-4-1h-6-4-5-5l-4 1h-5l-5 1-5 1-4 1-5 1-4 2-5 1-4 3-4 2-5 2-3 3-4 3-5 2-3 3-5 3-3 3-4 3-3 4-3 3-4 4-2 4-3 4-2 4-3 4-2 4-2 5-3 4-1 4-2 5-1 5-1 4-1 5-1 4v5l-1 5v5 5 4 5l1 5 1 4v6l1 4 2 5v4l3 4 1 5 2 5 2 3 2 5 3 4 3 4 2 4 3 3 3 4 3 3 3 4 4 3 3 3 5 3 4 4 4 2 4 3 4 2 4 3 5 1 4 2 5 2 4 2h4l5 2 5 1h4l6 1 4 1h5 4 5l6-1h4l5-1 4-1 5-1 5-1 4-2 5-2 4-1 4-2 4-2 5-2 4-3 4-3 3-3 4-2 4-3z">
          <text:p/>
        </draw:path>
        <draw:path draw:style-name="gr100" draw:text-style-name="P98" draw:layer="layout" svg:width="0.242cm" svg:height="0.242cm" svg:x="2.763cm" svg:y="18.863cm" svg:viewBox="0 0 243 243" svg:d="M205 209l-3 4-4 3-4 2-4 3-4 2-3 3-5 3-4 1-5 3-3 1-5 2-5 1-4 2-5 1-4 1-5 1h-5l-5 1h-5-4-6l-4-1-6-1-4-1h-5l-5-2-4-1-4-1-5-2-4-2-5-2-4-2-4-2-4-3-4-3-4-3-4-3-3-3-4-3-3-4-3-3-3-4-3-4-2-3-4-4-2-4-2-5-2-4-2-4-2-5-2-5-1-3-1-5-1-5-1-5v-5l-1-4v-5-5-4-6l1-4v-5-4l2-5 1-5 1-4 2-5 1-5 3-3 2-5 2-4 2-4 3-4 3-4 2-4 3-5 3-3 4-4 3-3 4-3 4-3 3-3 5-2 4-3 3-3 5-2 4-1 4-3 5-1 4-2 5-1 4-1 5-1 5-1h5l4-1h6 4 5 6l4 1h5l4 1 5 1 5 1 4 2 5 1 4 2 4 2 5 2 4 2 4 3 4 3 4 3 3 2 4 3 4 4 3 3 3 3 3 4 3 5 3 3 3 4 3 4 2 5 2 4 2 4 2 4 2 5 1 4 1 5 2 5v4l1 5 1 4v6l1 4v5 5l-1 4-1 5-1 5v5l-1 5-2 4-1 4-2 5-1 4-3 5-2 4-2 4-3 4-2 4-3 4-3 4-3 3-3 4zM206 210l4-4 3-3 3-4 3-3 2-5 3-4 2-4 3-4 2-4 2-5 2-4 2-4 1-5 2-4v-5l1-5 1-4 1-6v-4-5-5-5-5l-1-4-1-5-1-4-1-5-1-5-1-4-2-5-2-5-2-3-2-5-3-4-3-5-2-3-3-4-3-5-3-3-3-4-4-3-3-3-4-3-4-3-4-3-4-3-3-2-5-2-5-2-4-3-4-1-5-2-4-1-5-2-5-1h-4l-5-1-4-1h-6-5-4-6l-4 1h-6l-4 1-5 1-4 1-5 1-5 2-4 1-4 3-5 2-4 2-4 3-4 2-4 3-4 2-4 4-3 3-4 3-3 4-3 3-4 5-2 4-3 4-2 4-3 3-2 5-2 4-2 4-2 5-2 5-1 4-1 5-1 5-1 4v5l-1 4v6 4 5 5l1 4 1 6v4l1 5 2 5 1 4 2 5 1 4 2 4 2 5 2 4 3 4 3 4 2 4 3 4 3 4 3 3 4 4 3 3 4 3 4 3 4 3 4 2 4 3 3 3 5 1 5 3 3 2 5 2 5 1 4 1 5 1 5 1 4 1 6 1h4 6 4 5 5 5l5-1 4-2h5l4-2 5-1 5-2 4-2 4-2 5-1 4-3 4-3 4-2 4-3 4-3 4-3z">
          <text:p/>
        </draw:path>
        <draw:path draw:style-name="gr101" draw:text-style-name="P99" draw:layer="layout" svg:width="0.244cm" svg:height="0.244cm" svg:x="2.762cm" svg:y="18.862cm" svg:viewBox="0 0 245 245" svg:d="M206 210l-3 3-3 3-4 4-4 3-5 2-4 3-4 2-5 2-4 2-4 2-5 1-5 2-4 1-5 1-4 2h-5-5l-5 1h-5-4-5l-5-1h-5l-5-1-4-1-5-1-4-1-5-2-5-1-4-3-4-2-5-1-4-4-4-2-3-2-4-3-4-3-4-3-3-3-4-4-3-3-3-4-3-4-2-4-4-4-2-4-2-4-2-5-2-5-2-3-1-5-2-5-1-4-1-5-1-4v-6l-1-4v-5-5-4-6l1-4v-5l1-5 1-4 1-5 1-4 2-5 2-6 2-4 2-4 2-5 2-3 3-4 3-4 2-4 3-4 4-4 3-3 3-4 4-3 4-3 4-2 4-3 4-3 4-2 4-2 5-2 3-3 5-1 5-2 4-1 5-1 5-1 4-1h6l4-1h5 4 5 6l4 1h5l4 1 5 1 5 1 4 2 5 1 4 2 4 2 5 3 5 2 3 2 5 3 4 3 4 3 4 3 3 3 4 3 3 4 3 3 3 4 3 4 2 3 3 5 3 4 2 5 1 3 3 5 1 5 2 5 1 5 1 4 1 5 1 5v4 5l1 5v5l-1 4v5 5l-1 5-1 5-1 4-1 5-2 5-1 4-2 4-2 5-2 4-3 4-2 4-3 4-2 4-4 4-3 3-3 4zM207 211l3-4 4-3 3-4 3-4 3-3 3-4 2-4 2-5 3-4 1-4 3-5 1-4 2-5 1-5 1-4 1-5v-5l1-5v-5l1-4v-5l-1-5v-5l-1-4v-5l-1-5-2-4v-5l-2-5-2-5-2-5-2-4-2-4-3-5-2-4-2-3-3-4-4-4-3-4-3-4-4-3-3-3-3-3-4-3-4-3-6-3-3-2-4-2-5-2-5-3-4-1-5-2-4-1-5-2-5-1h-4l-5-1-4-1h-6-5-4-5l-5 1-5 1h-4l-5 1-5 1-4 1-5 2-5 2-4 2-4 2-5 2-3 3-5 2-4 3-4 2-4 4-3 3-4 3-3 4-3 3-3 4-3 4-3 4-2 4-3 4-2 4-2 5-2 4-2 6-2 4-1 4-1 6-1 4-1 5v5l-1 4v6 4 5 5l1 5 1 5v4l1 5 2 4 1 5 2 5 1 4 3 5 1 4 2 4 3 4 3 4 3 4 2 4 3 4 4 3 3 4 3 3 4 3 4 4 4 2 4 3 4 2 4 3 5 2 4 2 4 2 5 2 5 2h4l5 2 4 1h5l5 1 5 1h5 4 5l5-1 5-1h5l4-1 5-1 4-1 5-2 5-1 4-2 5-2 4-3 4-2 4-2 5-3 4-3 4-3 3-3z">
          <text:p/>
        </draw:path>
        <draw:path draw:style-name="gr102" draw:text-style-name="P100" draw:layer="layout" svg:width="0.246cm" svg:height="0.246cm" svg:x="2.762cm" svg:y="18.862cm" svg:viewBox="0 0 247 247" svg:d="M208 212l-4 3-4 3-3 3-4 3-4 2-4 3-5 2-4 2-4 3-5 1-4 2-5 1-5 2-4 1-5 1h-5l-4 1-6 1h-4-5-4l-6-1-4-1-5-1h-5l-4-2-5-1-5-1-4-2-5-2-4-2-4-3-4-2-5-2-4-3-3-3-4-3-4-3-3-4-3-3-4-4-3-3-3-4-3-4-3-4-2-4-3-5-2-3-2-5-2-5-1-4-2-5-1-4-1-5-1-5v-4l-1-6v-4-5-5-6l1-4v-5l1-5 1-4 1-6 1-4 2-4 2-5 2-4 2-5 3-4 2-4 3-4 3-4 3-4 3-4 3-4 3-3 4-3 3-4 4-3 4-2 3-3 5-3 4-2 5-2 3-2 5-2 5-2 4-2 5-1 5-1 4-1 5-1h4l6-1h4 5 5 5l5 1h4l5 1 5 1 4 1 5 2 4 1 5 2 5 2 4 3 4 2 4 2 5 3 3 3 4 3 3 3 4 3 4 3 3 4 3 4 3 4 3 3 3 4 2 4 3 5 2 4 2 4 2 5 2 4 1 5 1 5 2 4v5l1 5 1 4v6l1 5v5l-1 4v5l-1 5-1 5v4l-1 5-2 5-1 4-2 5-2 5-2 3-2 5-2 5-3 4-3 3-3 4-2 4-3 4-4 3zM209 213l3-4 3-4 3-3 3-4 3-4 2-4 4-4 2-4 2-5 2-4 2-5 2-5 1-4 2-5v-5l1-4 1-5 1-4v-6l1-4v-5l-1-5v-6l-1-4-1-5-1-5-1-5-1-5-1-4-3-5-1-4-3-4-2-5-2-4-3-5-3-3-2-4-3-4-3-4-4-3-3-4-4-3-4-3-4-3-3-2-4-4-5-2-4-2-4-2-4-3-5-1-4-2-5-1-5-2-4-1h-6l-4-1-5-1h-5-5-5-4l-6 1-4 1h-5l-4 1-5 1-5 1-4 2-5 2-5 2-4 2-4 2-5 3-4 2-3 3-4 3-4 3-4 3-3 3-4 4-3 3-3 4-3 4-2 5-4 4-3 3-2 5-2 5-2 3-2 5-2 5v4l-2 5-1 5-1 5v5l-1 4v6 5 5 4l1 6 1 4v5l1 5 2 4 1 5 2 4 1 5 3 5 1 4 2 4 4 5 3 4 3 3 3 4 3 4 3 4 3 3 4 3 4 3 3 3 4 3 4 3 4 3 5 2 4 2 4 3 5 1 4 3 5 1 5 1 4 1 5 1 5 1 4 1 6 1h4 5 5l5-1 4-1h5l5-2h5l5-2 4-1 5-2 4-1 4-3 5-2 4-2 5-3 3-3 4-2 4-3 4-3z">
          <text:p/>
        </draw:path>
        <draw:path draw:style-name="gr103" draw:text-style-name="P101" draw:layer="layout" svg:width="0.247cm" svg:height="0.247cm" svg:x="2.761cm" svg:y="18.861cm" svg:viewBox="0 0 248 248" svg:d="M210 213l-4 3-4 4-4 3-4 2-4 3-4 2-4 3-5 2-4 2-4 2-5 1-5 2-4 1-6 1-4 2h-5l-4 1h-5-5-5-5-5l-5-1-4-1-5-1-5-1-4-1-6-2-4-2-5-1-4-3-4-2-5-2-4-3-4-3-4-3-3-3-4-3-4-3-3-3-3-4-3-4-3-4-3-4-3-3-3-5-2-4-2-5-2-4-2-5-1-4-2-5-1-5-1-4-1-6v-4l-1-6v-4-5-5-5l1-5v-4l1-6 1-4 1-5 1-4 2-5 2-5 2-4 2-4 2-5 2-4 4-4 2-4 3-4 3-4 3-3 4-4 3-3 4-3 4-3 4-3 3-3 4-3 5-2 4-2 4-2 5-2 5-2 4-2 6-1 4-1 5-1 5-1h4l6-1h4 5 5 5l4 1h5l5 1 5 1 5 1 4 2 5 1 5 2 3 2 5 3 4 2 5 2 3 3 4 3 4 3 4 3 4 3 3 4 4 3 3 4 3 4 2 3 3 4 3 5 2 4 2 4 3 5 1 4 2 4 2 5 1 5 1 4 1 6 1 4 1 5v5 5 5 4 6l-1 4-1 5-1 5-1 5-1 4-2 5-1 5-2 4-2 5-2 5-3 3-3 4-2 5-3 4-3 4-3 3-3 4zM210 213l3-3 3-4 4-3 3-4 3-4 2-4 3-4 2-4 3-5 1-4 3-5 1-4 2-5 1-4 1-6 1-5 1-5v-4-6l1-4v-5l-1-5v-5-5l-1-5-1-5-2-4v-5l-2-5-2-4-2-5-2-4-2-4-3-5-2-4-3-4-3-4-3-3-3-4-3-4-4-3-3-4-4-3-4-3-4-2-4-4-4-2-5-2-4-2-4-2-5-2-5-2-4-1-5-2-5-1h-5l-5-1-4-1h-5-5-5-4l-6 1-4 1h-5l-5 1-5 2h-5l-5 2-5 2-4 2-4 2-5 2-4 3-4 3-4 2-4 3-4 3-4 3-3 4-4 3-3 4-3 4-3 4-2 4-3 4-3 4-2 4-2 5-2 4-2 5-2 5v4l-2 5-1 4v6l-1 4-1 5v5 5 5 4l1 6 1 4v6l1 4 2 6 1 4 2 5 1 5 3 3 2 5 2 5 2 4 3 3 3 5 3 4 3 3 3 4 4 4 3 3 4 3 4 3 4 3 3 3 5 2 4 3 5 2 3 2 5 2 5 2 4 2h6l4 2 6 1 4 1h5 5l5 1h5 5l5-1h4l5-1 5-1 5-1 4-1 5-2 5-1 4-2 5-2 4-3 4-2 4-2 5-3 4-3 4-3 3-3z">
          <text:p/>
        </draw:path>
        <draw:path draw:style-name="gr104" draw:text-style-name="P102" draw:layer="layout" svg:width="0.249cm" svg:height="0.249cm" svg:x="2.76cm" svg:y="18.86cm" svg:viewBox="0 0 250 250" svg:d="M210 214l-3 4-4 3-3 3-4 2-5 4-4 2-4 2-4 3-5 2-5 1-4 2-5 1-5 2-5 1-5 1h-5l-4 1-5 1h-5-5l-5-1h-5l-5-1h-4l-6-1-4-2-5-1-5-1-4-2-5-2-4-2-4-3-4-2-5-2-4-3-3-3-4-3-4-4-3-3-4-3-3-4-3-3-3-4-3-5-3-4-2-4-2-5-3-5-2-3-2-5-1-5-2-4-1-6-1-4-1-5v-5l-1-5v-5-4-6-4l1-5v-4l1-6 1-4 1-5 1-5 2-4 2-5 2-5 2-4 2-4 2-5 4-4 2-3 3-4 3-4 3-4 4-3 3-4 4-3 4-3 4-3 3-2 5-4 4-2 5-2 4-2 4-2 5-2 4-2 5-1 5-1 5-1 5-1h4l6-1h4 5 5 5l4 1h5l5 1 5 1 5 1 5 2 5 1 4 3 5 1 4 3 4 2 4 2 5 3 4 3 4 3 3 3 4 4 3 3 3 4 4 3 3 4 3 4 3 4 2 4 2 4 3 4 2 5 2 5 2 4 1 5 1 4 2 5 1 5v5l1 5v4l1 6v4l-1 5v5l-1 5v5l-1 4-1 6-2 4-1 5-2 4-2 5-1 4-3 5-2 5-3 4-3 4-3 4-3 3-3 4-3 4zM211 215l3-4 4-3 3-4 3-4 3-4 3-4 2-4 3-5 2-4 2-5 2-5 2-4 1-5 1-4 2-5v-5l1-5 1-5v-5l1-5v-4l-1-6v-4l-1-5-1-5v-5l-2-5-2-4-1-5-2-4-1-5-2-5-3-4-2-4-2-5-4-4-3-3-3-4-3-4-3-4-4-3-4-3-3-3-4-3-4-3-4-4-5-2-3-2-5-2-5-2-4-2-5-2-5-1-5-1-5-2h-4l-6-1-4-1h-5-5-5-5l-5 1-4 1h-5l-5 1-5 2h-5l-4 2-5 2-5 2-4 2-4 2-5 3-4 3-3 2-5 3-3 3-4 3-4 4-3 3-4 4-3 4-2 4-3 4-3 4-3 4-2 5-2 4-2 5-1 5-3 4v5l-2 5-1 4v5l-1 5-1 5v4 6 4 6l1 4 1 5v5l1 5 2 5 1 4 2 5 1 5 3 4 2 4 2 5 2 5 3 4 3 4 3 4 3 3 3 4 4 3 3 4 4 3 4 3 4 3 4 3 4 3 5 2 4 3 4 2 5 1 4 2 5 1 5 2 4 2h5l5 1 5 1h5l5 1h5 5l5-1 4-1 6-1h4l5-1 5-2 5-1 4-2 5-1 5-3 4-2 4-2 5-3 4-3 4-3 3-3 4-3z">
          <text:p/>
        </draw:path>
        <draw:path draw:style-name="gr105" draw:text-style-name="P103" draw:layer="layout" svg:width="0.25cm" svg:height="0.25cm" svg:x="2.759cm" svg:y="18.859cm" svg:viewBox="0 0 251 251" svg:d="M211 215l-4 4-4 3-3 3-4 3-4 3-5 2-4 3-4 2-5 2-5 2-4 1-5 2-4 2h-5l-5 1-5 1-5 1h-4-6-4-6-4l-5-1-5-1-5-1-5-1-4-2-5-1-4-2-5-1-5-3-4-2-4-2-4-3-5-3-3-3-4-3-4-3-3-5-4-3-3-4-3-3-3-4-3-4-3-4-2-5-2-4-3-4-2-5-2-4-1-5-2-5-1-4-1-6-1-4v-5l-1-4v-6-4-6-4l1-5v-5l1-5 1-5 1-4 1-5 2-5 2-4 2-5 2-4 2-5 2-4 4-5 3-3 2-4 3-4 4-4 3-3 4-4 4-3 3-3 4-3 4-2 4-4 5-2 4-2 4-2 5-2 4-2 5-2 5-1 4-1 6-1 4-1h5l5-1h5 5 5 5l4 1h6l4 1 5 2h4l5 2 5 1 4 3 5 1 5 3 3 2 5 2 4 3 4 3 4 4 3 3 4 3 4 3 3 4 3 3 3 4 3 4 4 4 3 5 2 3 2 5 3 5 1 4 2 5 1 5 2 4 1 5 1 4 1 6 1 4v5 5 5 5 5l-1 5-1 4-1 6-1 4-1 5-2 5-1 4-2 5-3 4-1 4-3 5-3 4-3 4-3 4-3 4-3 4-4 3zM212 216l3-4 3-4 4-3 3-4 2-5 4-3 2-4 3-5 2-5 2-4 3-5 1-4 2-5 1-5 1-4 1-5 1-5v-5-5l1-5v-5l-1-5v-5-5l-1-5-1-4-1-5-2-5-2-5-1-4-2-5-2-4-2-5-3-4-3-4-3-5-3-3-3-4-3-4-4-3-3-4-4-3-4-3-3-3-4-3-5-3-4-3-4-2-4-2-5-2-5-2-4-2-5-1-5-1-5-2h-4l-6-1-4-1h-5-5-5-5l-5 1-5 1h-5l-5 1-4 2h-5l-5 3-4 1-5 2-4 2-5 2-4 3-5 3-3 3-4 2-4 3-4 4-4 3-3 4-3 4-3 4-3 4-3 3-3 4-3 5-2 5-1 3-3 5-1 5-2 4-1 5-2 5-1 5v5l-1 5-1 5v4 6 4 6l1 4 1 5v5l1 5 2 4 1 5 2 5 1 4 3 5 2 5 2 4 2 4 4 4 2 5 3 3 3 4 4 4 3 3 4 5 4 3 4 3 3 3 4 2 5 3 4 3 4 2 5 2 5 2 4 1 5 2 4 2 5 1 5 1 5 1h5 4l6 1h4 6l4-1h5l5-1 5-1 5-1 5-1 5-2 4-1 5-3 4-1 4-2 5-3 4-3 4-2 4-3 4-3 4-3z">
          <text:p/>
        </draw:path>
        <draw:path draw:style-name="gr106" draw:text-style-name="P104" draw:layer="layout" svg:width="0.252cm" svg:height="0.252cm" svg:x="2.759cm" svg:y="18.859cm" svg:viewBox="0 0 253 253" svg:d="M213 216l-3 4-4 3-4 3-4 3-5 2-3 4-5 2-5 3-4 1-4 2-5 2-4 2-6 1-4 1-5 1h-5l-5 1-5 1h-5-5l-5-1h-5l-4-1h-6l-4-1-5-2-5-1-4-2-5-1-5-2-4-2-5-2-4-3-4-4-4-2-4-3-4-3-4-3-3-4-4-3-3-4-3-4-4-4-2-4-3-4-2-4-3-5-3-4-2-5-2-5-1-4-2-5-1-4-1-5-1-5v-5l-1-5v-5-5-5-5l1-4v-6l1-4 1-5 1-5 2-5 1-5 2-4 2-5 3-4 2-4 3-5 2-4 3-4 4-3 3-4 3-4 3-4 4-3 3-4 4-3 4-2 4-3 5-4 3-2 5-2 5-2 4-2 5-2 5-2 4-1 5-1 4-1 6-1h4l5-1h5 5 6 4l5 1h5l5 1 4 2h6l4 2 5 1 5 3 4 1 4 3 5 2 4 3 4 2 4 3 4 4 4 3 4 3 3 4 4 3 3 3 3 4 3 4 2 5 3 4 3 4 2 5 2 4 2 4 1 5 2 5 1 5 2 5 1 4v5l1 5v5l1 5v5l-1 5v5l-1 5v5l-1 5-2 4v5l-2 4-2 5-2 5-2 4-2 5-3 5-2 3-3 4-3 5-3 4-3 3-4 4zM213 216l4-3 3-3 3-4 3-4 4-4 3-4 2-4 2-5 3-4 2-5 1-4 3-5 1-4 1-6 2-4v-5l1-5 1-5v-5l1-5v-5l-1-5v-5l-1-5-1-5v-4l-2-6-1-4-2-5-2-5-1-4-2-5-3-5-2-3-3-5-2-4-4-4-3-4-3-3-4-4-3-3-3-4-4-3-4-3-5-3-4-3-4-3-4-2-5-2-4-2-5-2-5-2-4-1-5-1-5-2h-5l-4-1-6-1h-4-6-5-5l-5 1-4 1h-6l-4 1-5 2-5 1-5 2-4 1-5 3-5 1-4 2-4 3-4 3-5 3-3 3-4 3-4 3-3 3-4 4-3 4-3 4-3 4-3 3-3 5-2 4-3 5-2 4-3 5-1 4-2 5-1 5-2 4-1 6v4l-1 5-1 5v5 5 5 5l1 5 1 5v5l1 5 2 4 1 6 2 4 1 5 3 4 3 4 2 5 2 5 3 3 3 4 3 4 4 4 3 4 3 4 4 3 3 4 4 3 4 2 5 3 4 4 4 2 4 3 5 1 4 2 5 2 5 2 5 1 5 2h4l6 1 4 1h5l5 1h5 5l5-1 5-1 5-1h5l5-1 5-2 4-1 5-2 4-2 5-2 5-2 4-2 4-4 4-2 4-4 4-3 4-3z">
          <text:p/>
        </draw:path>
        <draw:path draw:style-name="gr107" draw:text-style-name="P105" draw:layer="layout" svg:width="0.253cm" svg:height="0.253cm" svg:x="2.758cm" svg:y="18.858cm" svg:viewBox="0 0 254 254" svg:d="M214 218l-4 4-3 3-4 3-4 3-4 2-5 4-4 2-4 2-5 2-4 2-5 2-5 1-4 2h-6l-4 1-5 1-5 1h-5-5-5-5-5l-5-1-5-1-5-1-4-1-6-2-4-1-6-2-4-2-5-2-4-2-4-2-4-3-5-3-4-3-4-3-3-4-4-3-3-4-3-3-4-4-3-4-3-4-3-4-2-4-2-5-3-4-2-5-2-4-1-5-2-5-1-5-1-4-1-5v-5l-1-5v-5-5-6-4l1-6v-4l1-5 1-5 1-5 2-4 1-5 2-5 2-4 2-5 3-5 2-3 3-5 3-4 3-4 3-4 3-3 4-4 3-3 4-3 4-3 3-4 5-3 4-2 4-3 4-3 5-2 5-2 5-2 5-1 5-2 5-1 4-1 6-1h4l5-1h5 5 5 5l5 1h5l5 1 5 2h5l4 2 5 1 4 3 5 1 5 3 4 3 4 3 4 2 5 3 3 3 4 3 4 4 3 3 4 4 3 4 3 4 3 4 3 4 3 4 2 4 2 5 3 4 1 5 2 5 1 4 2 5 1 5 1 5 1 4 1 6v4 6 4 5 5l-1 5-1 5-1 5-1 5-1 5-1 5-3 4-1 5-3 5-2 3-2 5-3 5-3 4-3 3-3 4-3 4-3 4zM215 219l4-3 3-4 3-4 3-4 3-4 3-4 3-4 2-5 2-4 2-5 2-5 2-4 2-5 1-5 1-5 1-5 1-5v-5-4l1-6v-4l-1-6v-4-6l-1-4-1-6-1-4-2-5-1-4-2-5-2-5-2-4-2-5-2-5-4-3-3-5-2-4-3-4-4-4-3-3-4-4-4-3-4-3-3-4-4-3-4-2-5-2-4-4-5-2-5-2-4-2-5-2-4-1-5-1-5-2h-5l-5-1-5-1h-5-5-5-5l-5 1-5 1h-5l-4 1-6 2-4 1-5 2-5 1-5 3-5 1-4 3-4 3-5 3-4 3-3 3-4 3-4 3-4 4-3 3-4 4-3 4-3 3-3 5-3 4-2 4-2 5-2 4-3 5-1 4-2 6-1 4-2 5-1 4v6l-1 4-1 6v4 6 5 5l1 5 1 5v5l1 4 2 6 1 4 2 5 2 4 2 5 2 5 2 4 2 4 4 5 3 4 3 3 3 4 3 4 4 4 3 3 4 3 4 3 4 3 4 3 5 3 3 3 5 2 5 2 4 2 6 2 4 1 5 2 5 1 5 1 5 1h5 5l5 1h5 5l5-1h5l5-1 5-1 5-1 4-1 5-2 5-1 4-3 5-1 4-2 5-3 4-3 5-2 3-3 4-3 4-4z">
          <text:p/>
        </draw:path>
        <draw:path draw:style-name="gr108" draw:text-style-name="P106" draw:layer="layout" svg:width="0.255cm" svg:height="0.255cm" svg:x="2.757cm" svg:y="18.857cm" svg:viewBox="0 0 256 256" svg:d="M216 220l-4 3-4 3-4 4-4 3-4 2-4 2-5 3-4 3-5 1-5 3-4 1-5 2-5 1-4 1-6 1h-5l-5 1-5 1h-5-5l-5-1h-5l-5-1h-5l-5-1-5-2-5-1-4-2-5-1-5-3-4-1-5-2-4-3-4-3-4-3-5-3-4-3-3-3-3-3-4-4-3-4-3-4-4-4-3-3-3-5-2-4-2-5-3-4-1-5-3-4-1-5-2-5-1-5-1-5-1-4v-6l-1-4v-6-4-6-4l1-6v-4l1-6 1-4 1-5 2-5 1-5 2-5 2-4 3-4 2-5 2-4 3-4 3-5 3-4 3-4 4-4 3-3 4-4 3-3 4-3 4-3 4-3 5-3 3-3 5-2 5-2 4-2 5-2 5-1 4-2 6-1 4-1 5-1h5l5-1h5 5 5 5l5 1h5l6 1 5 2h4l5 2 5 1 4 3 5 2 4 2 5 3 5 2 4 2 3 3 4 4 4 3 4 3 4 4 3 3 4 4 3 5 2 4 3 4 3 4 3 5 2 4 1 5 3 5 1 4 2 5 1 5 2 4 1 6v4l1 6v4l1 6v4l-1 6v4l-1 5v5l-1 5-2 5v5l-2 4-2 5-2 5-2 4-2 5-3 5-2 3-3 4-3 5-3 4-3 4-3 3zM216 220l4-4 3-3 3-4 4-4 3-4 2-4 3-4 2-5 3-5 2-4 2-5 2-5 1-4 1-5 2-5v-5l1-4 1-6v-4l1-6v-4l-1-6v-5l-1-5-1-4v-6l-2-4-1-6-2-4-1-5-3-5-1-4-3-5-3-4-2-4-3-4-3-5-3-5-3-3-3-3-4-4-4-3-4-4-4-3-4-3-4-3-5-2-4-2-4-3-5-2-5-2-4-2-6-1-4-1-5-2h-6l-5-1-5-1h-5-5-5-5l-5 1-5 1h-5l-5 1-5 2-4 1-5 2-5 1-5 3-4 2-5 2-4 2-4 3-5 3-3 3-4 3-4 4-4 3-3 4-4 4-3 4-3 4-2 4-4 5-2 3-2 5-2 5-3 4-1 5-2 5-1 5-2 5-1 4v6l-1 4-1 6v4 6 4 6l1 4 1 6v4l1 6 2 4 1 5 2 5 2 4 2 5 2 4 2 5 3 5 3 4 3 3 3 5 3 4 4 4 3 3 4 4 3 3 4 3 4 3 4 3 5 2 4 3 4 2 5 2 4 3 6 1 4 2 5 1 5 2h5l5 1 5 1h5l5 1h5 5l5-1 5-1 5-1h6l4-1 5-2 5-1 5-2 5-2 4-2 5-2 4-3 4-2 4-3 5-3 4-4 4-3z">
          <text:p/>
        </draw:path>
        <draw:path draw:style-name="gr109" draw:text-style-name="P107" draw:layer="layout" svg:width="0.256cm" svg:height="0.256cm" svg:x="2.756cm" svg:y="18.856cm" svg:viewBox="0 0 257 257" svg:d="M216 221l-3 3-4 3-4 3-5 3-4 4-4 2-4 3-5 1-4 3-5 2-5 2-5 1-5 2h-4l-6 1-4 1-6 1-4 1h-6-4l-6-1h-4l-6-1-4-1-6-1-4-1-5-2-4-1-6-2-5-2-4-2-4-3-5-2-4-2-4-3-4-3-4-4-4-3-3-3-4-4-3-3-3-4-4-5-3-4-2-4-3-4-2-5-3-4-1-5-3-5-1-4-2-5-1-5-1-5-1-5v-5l-1-5v-5-5-5-5l1-5v-5l1-5 1-5 1-4 2-6 1-4 2-5 2-5 3-5 2-5 2-3 3-5 3-4 3-4 3-4 4-3 3-4 4-3 3-4 4-3 4-3 5-3 4-3 4-2 5-2 4-3 4-2 6-2 4-1 5-2 5-1 5-1 5-1h5l5-1h5 5 5 5l5 1h5l5 1 5 2h4l6 2 4 2 5 2 5 2 4 2 4 3 5 2 4 3 4 2 4 4 4 3 4 3 4 4 3 3 3 4 4 4 3 5 3 4 2 4 3 4 2 5 2 4 2 6 2 4 1 5 2 5 1 5 1 5 1 5 1 5v5l1 5v5l-1 5v5l-1 5-1 5-1 5-1 5-1 5-1 4-3 5-1 5-3 4-2 5-2 4-3 5-3 4-3 4-3 4-3 3-4 4zM216 222l4-4 4-4 4-4 3-4 3-3 3-5 3-5 2-3 2-5 3-5 1-4 2-5 1-5 2-5 1-5 1-5 1-5 1-5v-5-5-5-5-5l-1-5-1-5-1-5-1-5-2-5-1-5-2-4-2-6-3-4-2-5-2-5-2-3-4-5-3-4-3-4-3-4-4-3-4-4-3-3-4-3-5-4-4-3-4-3-4-2-5-2-4-3-5-2-5-2-4-2-5-1-5-1-5-2h-5l-5-1-5-1h-5-5-5-5l-5 1-5 1h-5l-5 1-5 2-5 1-5 2-5 1-4 3-5 2-5 2-3 2-5 4-4 2-4 3-4 3-4 4-3 3-4 4-3 4-3 4-3 3-3 5-4 4-2 4-2 5-2 5-3 5-1 5-2 4-1 5-2 5-1 5v5l-1 5-1 5v5 5 5 5l1 5 1 5v5l1 5 2 5 1 5 2 5 2 5 2 4 2 5 2 5 3 3 3 5 3 4 3 4 3 4 4 3 3 4 4 3 3 4 4 3 5 3 4 4 4 2 4 2 5 2 4 3 5 2 5 2 4 1 6 2 4 1 6 1 4 1 6 1h4 6 4 6 4l6-1 4-1 6-1 4-1 6-1 4-2 5-1 5-2 4-3 5-2 5-2 3-3 5-3 4-3 4-3 4-3z">
          <text:p/>
        </draw:path>
        <draw:path draw:style-name="gr110" draw:text-style-name="P108" draw:layer="layout" svg:width="0.259cm" svg:height="0.259cm" svg:x="2.755cm" svg:y="18.855cm" svg:viewBox="0 0 260 260" svg:d="M219 223l-4 3-4 4-4 3-4 3-4 3-4 2-5 2-4 3-5 2-5 2-4 2-5 1-5 2-5 1-5 1h-5l-5 1-5 1h-5-5l-5-1h-5l-5-1h-5l-5-1-6-2-5-1-5-2-4-1-5-3-5-2-4-2-4-3-5-2-4-3-4-3-4-3-4-4-4-3-3-4-4-4-3-4-3-4-3-3-2-5-3-4-3-4-2-5-1-5-3-4-1-5-2-5-1-5-1-5-1-5-1-5v-6-5-5-5-5-5l1-5 1-5 1-5 1-5 2-5 1-4 2-5 2-5 2-4 3-5 2-5 3-3 3-5 3-4 3-4 3-4 4-3 3-4 4-3 4-3 5-4 4-2 4-3 4-2 5-3 4-2 5-2 5-2 4-1 6-2 4-1 6-1 5-1 5-1h5 5 5 5 5 5l5 1 5 1 5 1 5 1 5 2 5 2 4 2 5 2 5 2 4 2 5 3 4 3 3 3 5 3 4 3 4 3 3 4 4 4 3 4 3 4 3 3 3 5 2 4 3 5 2 4 2 5 3 4 1 5 2 5 1 5 2 5 1 4v6l1 4v6l1 4v6l-1 5v5l-1 6v5l-1 5-2 5-1 4-2 6-1 4-2 5-2 4-3 5-2 4-3 5-2 4-3 4-3 4-4 4-3 4zM220 224l3-4 4-4 3-3 3-4 4-4 3-5 2-4 3-4 2-5 2-4 2-5 2-5 1-5 2-5 1-5 1-5 1-5 1-6v-5-5-6-4-6l-1-4-1-6-1-5-1-5-2-4-1-6-2-4-2-5-2-5-3-4-2-5-3-4-2-4-4-4-3-5-4-4-3-3-3-4-4-3-4-3-4-4-5-3-3-2-5-3-5-2-4-3-5-2-5-2-4-1-6-2-4-1-6-2h-4l-6-1-4-1h-6-5-5-5l-5 1-5 1h-5l-6 1-5 2-5 1-4 2-6 1-5 3-4 2-5 2-4 2-4 4-4 3-5 3-4 3-3 3-4 4-3 4-4 3-3 4-3 4-3 5-3 4-3 4-2 5-2 4-2 5-2 5-2 4-1 6-2 4-1 6v4l-1 6-1 5v5 5 5 5l1 6 1 5v5l2 5 1 5 1 5 2 5 2 5 2 5 3 4 2 5 2 4 3 4 3 4 4 5 3 4 3 4 4 3 3 3 4 4 4 3 4 3 5 3 4 3 4 2 5 3 4 2 5 2 5 2 5 1 5 2 6 1 4 1 6 1 4 1h6 5 5 5 6l4-1 6-1 4-1 6-1 4-1 6-2 4-2 5-1 4-3 5-2 5-2 4-3 4-3 4-3 5-3 3-4z">
          <text:p/>
        </draw:path>
        <draw:path draw:style-name="gr111" draw:text-style-name="P109" draw:layer="layout" svg:width="0.261cm" svg:height="0.261cm" svg:x="2.754cm" svg:y="18.854cm" svg:viewBox="0 0 262 262" svg:d="M221 225l-4 3-4 4-4 3-4 3-5 2-4 3-4 3-5 2-4 2-5 2-5 2-6 2-4 1-6 1-4 1-6 1h-4-6l-5 1h-5l-5-1h-6-4l-6-1-4-1-6-1-4-2-5-2-5-1-5-2-5-3-4-2-4-2-5-3-4-3-4-4-4-3-4-3-4-4-4-3-3-4-3-3-3-5-3-4-3-4-2-4-3-5-2-5-2-4-3-6-1-5-2-5v-5l-2-5-1-5v-5l-1-5v-5-5-5-5l1-5v-6l1-4 1-6 1-4 2-6 1-4 3-5 1-5 3-4 2-5 3-5 2-3 3-5 4-4 3-4 3-4 4-3 3-4 4-3 4-3 5-4 4-3 4-3 4-2 5-2 4-3 5-2 5-2 5-1 5-2 5-1 5-1 5-1h5l5-1h5 5 5 6l4 1h6l4 1 6 2 4 1 7 2 4 1 5 2 4 2 5 2 5 3 4 3 4 2 5 3 4 3 3 3 4 4 4 4 3 3 4 4 3 5 3 3 3 5 3 4 2 5 2 4 3 5 2 4 1 5 2 5 2 5v5l2 5 1 5v5 5l1 5v6l-1 5v5 5l-1 5-1 5-1 5-2 5-2 5-1 6-2 4-2 5-2 5-3 3-3 5-3 5-3 4-3 3-3 4-4 4zM221 226l4-4 4-4 3-4 3-4 3-4 3-4 2-5 4-4 2-5 1-5 3-4 1-6 2-5 1-5 2-5 1-5v-5l1-5v-5l1-5v-6l-1-5v-5l-1-5v-5l-2-5-1-5-1-5-2-5-1-5-3-4-2-6-2-3-3-5-3-5-3-4-3-4-3-4-3-4-4-4-3-4-4-3-4-3-4-4-4-3-5-2-4-3-4-2-5-3-5-2-5-2-4-1-6-2-5-1-5-2h-5l-6-1-4-1h-6-5-5-5l-5 1-5 1h-5l-6 1-4 2-5 1-5 2-5 1-5 3-4 2-5 2-5 3-4 3-4 3-4 3-5 3-3 4-3 3-4 4-4 3-3 4-3 5-3 4-3 4-3 4-2 5-2 4-2 6-2 5-2 4-1 6-2 4-1 6v4l-1 6-1 4v6 5 5 5l1 5 1 5v5l2 6 1 4 1 5 2 6 2 5 2 4 3 5 2 5 2 4 3 4 3 5 4 4 3 3 3 4 4 4 3 4 4 3 4 3 5 3 4 3 4 3 5 3 4 2 5 2 5 2 4 2 6 2 4 1 5 1 5 2h6l4 1h6l5 1h5l5-1h6l4-1h6l5-1 5-2h5l5-2 5-2 5-2 4-2 5-2 4-3 5-3 5-2 4-3 3-3 4-4z">
          <text:p/>
        </draw:path>
        <draw:path draw:style-name="gr111" draw:text-style-name="P109" draw:layer="layout" svg:width="0.262cm" svg:height="0.262cm" svg:x="2.753cm" svg:y="18.853cm" svg:viewBox="0 0 263 263" svg:d="M221 226l-4 4-4 3-3 4-4 3-5 2-5 3-4 2-5 3-4 2-5 1-5 3-4 1-6 1-4 2h-6l-5 1-5 1h-5l-5 1h-5l-6-1h-5l-5-1-5-1-5-1-5-1-5-1-5-2-5-2-4-2-5-2-4-2-5-3-5-3-4-3-4-3-4-3-4-3-4-4-3-4-4-4-3-4-3-3-3-6-3-4-2-4-3-5-2-5-2-4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2 4 2 5 2 4 1 6 1 4 1 6 1 4 1 6v5l1 5v5l-1 6v4l-1 6-1 5v5l-2 5-1 5-2 5-2 5-2 4-1 5-3 5-3 4-2 5-3 4-4 5-3 4-3 4-4 4zM222 226l4-3 3-3 4-4 3-5 4-5 3-4 2-5 2-4 3-4 2-5 2-5 2-5 1-5 2-5 1-5 1-5 1-5 1-5v-5-6-5-5-5l-1-6-1-4-1-6-1-5-2-5-1-4-3-6-1-4-2-5-3-4-2-5-3-5-3-4-4-4-3-4-3-4-4-4-4-3-4-4-4-3-3-3-5-3-4-3-5-3-4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1 5 3 5 1 5 2 5 1 5 1 5 1 5 1h5 6 5 5 5l5-1 5-1 6-1 4-1 6-1 4-1 6-3 4-1 5-3 5-2 4-2 5-3 4-3 4-3 4-4 4-3z">
          <text:p/>
        </draw:path>
        <draw:path draw:style-name="gr112" draw:text-style-name="P110" draw:layer="layout" svg:width="0.263cm" svg:height="0.264cm" svg:x="2.752cm" svg:y="18.852cm" svg:viewBox="0 0 264 265" svg:d="M223 226l-3 4-4 3-4 4-5 3-4 3-4 4-5 2-4 2-5 2-5 2-5 2-5 2-5 1-5 1-5 1-6 1h-4-6l-5 1h-5l-5-1h-5-5l-5-1-6-2h-4l-6-2-4-1-5-3-5-1-5-3-5-2-4-3-4-2-5-4-4-3-3-3-4-4-5-3-4-4-4-4-3-4-3-4-3-4-3-5-2-5-3-3-2-5-2-5-2-5-2-5-2-5v-5l-2-5-1-5v-5l-1-5v-5-5-6-5l1-5v-5l1-6 1-4 1-6 2-4 1-6 3-4 1-5 3-5 2-4 3-5 3-4 2-4 4-4 3-5 3-4 4-3 5-4 4-3 4-3 3-4 5-3 5-2 4-3 4-2 5-3 5-1 5-3 4-1 6-2 4-1 6-1 4-1h6l5-1h6 4 6l5 1h5 5l5 1 5 2 5 1 5 2 5 1 5 2 5 2 4 2 5 3 5 3 3 3 5 3 4 3 4 3 4 4 3 3 4 4 3 4 4 4 3 4 3 4 3 5 2 4 2 5 3 5 1 4 3 6 1 4 2 5v5l2 6 1 4v6 5 5l1 5-1 5v6 4l-1 6-1 5-1 5-2 5-1 5-2 4-2 6-3 5-2 4-2 4-3 5-3 4-3 4-3 5-4 4-3 3zM224 227l3-4 4-3 3-4 4-4 3-5 2-4 4-4 2-5 2-4 2-5 3-5 1-5 2-5 1-5 2-5 1-5v-6l1-4v-6-5-5-5-5l-1-6v-5l-2-5-1-5-1-5-2-5-2-5-2-4-2-5-2-5-3-4-3-5-3-5-3-3-3-4-4-5-3-3-4-4-3-4-4-3-5-3-4-3-4-3-5-2-5-3-4-3-5-1-5-3-4-1-6-2-4-1-6-2h-5l-5-1h-5l-5-1h-6-4-6l-5 1-6 1h-4l-6 1-5 2-5 1-4 2-6 2-4 2-5 2-4 2-5 3-5 3-4 3-4 3-4 4-4 3-4 4-4 3-3 4-3 4-4 4-3 5-3 4-2 5-3 4-2 5-2 5-2 4-2 6-1 4-2 6-1 4v6l-1 5-1 5v5 6 5 5l1 5 1 5v5l2 5 1 6 1 4 2 5 2 5 2 5 3 5 2 4 3 5 2 4 3 4 4 4 3 5 3 4 4 3 5 4 4 3 4 4 4 3 4 3 5 3 4 3 5 2 5 2 4 2 6 2 4 2 5 1 5 1 6 2h4l6 1h5l5 1h5l5-1h6l5-1h5l5-1 6-2h4l6-3 4-1 5-2 5-2 4-2 5-3 4-3 5-3 4-4 4-3 4-3z">
          <text:p/>
        </draw:path>
        <draw:path draw:style-name="gr113" draw:text-style-name="P111" draw:layer="layout" svg:width="0.265cm" svg:height="0.266cm" svg:x="2.752cm" svg:y="18.852cm" svg:viewBox="0 0 266 267" svg:d="M225 229l-4 4-4 3-4 3-4 3-5 3-4 2-5 3-5 3-4 2-5 2-5 1-5 2-5 1-5 2h-5l-5 1-5 1h-6l-5 1h-5l-5-1h-6l-5-1-5-1-6-1-5-1-5-1-4-2-6-2-4-2-5-2-5-2-4-3-5-3-4-3-4-3-4-3-4-4-4-4-4-3-3-4-4-4-3-4-3-5-2-4-3-4-3-5-2-4-2-5-2-6-2-4-2-5v-5l-2-6-1-4v-6l-1-5v-5-5-5-6l1-4v-6l1-5 1-5 1-5 2-5 1-5 3-5 1-4 3-6 3-4 2-4 3-5 3-5 3-3 3-4 3-4 4-4 4-4 4-3 4-4 4-3 4-3 5-2 5-3 4-3 5-2 4-1 6-3 4-2 5-2 5-1 7-1 4-1h6l5-1h5 5 5l6 1h5 5l5 1 6 2 4 1 6 2 4 2 5 2 5 2 4 2 5 3 4 3 5 3 4 3 4 3 4 3 4 4 4 4 3 3 4 4 3 4 3 4 3 5 3 4 3 5 2 4 2 5 2 5 2 4 2 6 1 4 1 6 1 4 1 6 1 5v6 4 6 5 5l-1 5-1 5v6l-2 4-1 6-2 4-1 6-3 4-2 5-2 5-3 4-3 5-2 4-3 4-4 4-3 4-4 4zM225 230l4-4 4-4 3-4 3-5 3-3 3-5 3-5 2-4 3-5 2-5 2-4 2-5 1-5 2-5 1-5 1-6 1-4 1-6v-5-5-6-4-6l-1-5-1-6-1-4-1-6-2-5-1-5-2-4-2-6-2-4-3-5-3-5-2-4-3-4-3-5-3-3-4-4-4-4-3-4-4-4-5-3-3-3-5-3-4-3-4-3-5-3-5-2-4-1-6-3-4-2-6-2-4-1-6-1-5-1-5-1h-5l-6-1h-5-5-5l-5 1-6 1h-5l-6 1-5 2-5 1-5 2-5 3-4 1-6 3-4 3-4 2-5 3-4 3-4 3-4 3-5 3-3 4-4 4-3 4-3 4-4 4-3 4-3 5-2 5-2 4-3 5-2 4-2 6-2 4-1 6-2 4-1 6v5l-1 5-1 5v6 5 5 5l1 5 1 6v5l2 5 1 5 1 5 2 5 2 5 2 5 3 4 2 5 3 4 2 5 3 5 4 3 3 4 3 4 4 4 4 4 4 3 5 4 3 3 5 2 4 3 5 3 4 3 6 2 4 2 5 2 5 1 5 2 5 1 6 1 5 1 5 1h6l5 1h5l5-1h6l5-1 5-1 5-1 5-1 5-2 5-1 5-2 5-2 5-2 5-2 4-3 5-2 4-3 4-3 4-3 4-4z">
          <text:p/>
        </draw:path>
        <draw:path draw:style-name="gr114" draw:text-style-name="P112" draw:layer="layout" svg:width="0.266cm" svg:height="0.267cm" svg:x="2.751cm" svg:y="18.851cm" svg:viewBox="0 0 267 268" svg:d="M226 230l-4 3-4 4-4 3-4 3-4 4-5 2-5 3-4 2-5 2-5 2-5 2-6 1-5 2-5 1-5 1-5 1-5 1h-6-5-5-5-6l-5-1-5-1-5-2h-5l-5-2-5-1-5-3-5-1-5-3-5-3-4-2-4-3-5-2-4-3-4-4-4-3-4-4-4-4-3-4-3-4-4-4-3-4-2-5-3-4-3-5-2-5-2-4-2-5-2-5-2-5v-5l-2-5-1-5v-6l-1-5v-5-5-6-5l1-5v-5l1-5 1-6 1-4 2-6 1-4 3-6 2-4 2-5 3-5 2-4 3-5 3-4 3-4 3-4 4-4 3-4 4-5 5-3 4-3 3-3 5-3 5-3 4-2 4-3 6-3 4-1 5-3 5-1 5-2 5-1 5-1 5-1h6l5-1h5 5 5l6 1h5 5l5 2 6 1 4 1 6 2 5 1 5 3 5 1 5 2 4 3 5 3 4 3 4 3 4 3 5 3 4 4 3 5 4 3 4 4 3 4 3 5 3 4 2 4 3 5 2 4 3 5 1 6 3 4 1 5 2 5v6l2 4 1 6 1 5v5 5 5 6 5l-1 6-1 4-1 6-1 5-2 5-1 5-2 5-2 4-3 5-2 5-2 4-3 5-3 4-3 4-3 5-4 4-3 3zM226 230l4-3 4-4 3-4 3-4 3-4 4-5 3-4 2-5 2-4 3-5 2-5 1-5 2-5 1-5 2-5 1-6 1-4v-6-5-6-5-5-5-5l-1-6-2-5-1-5-1-5-2-5-2-5-1-5-3-5-2-4-3-5-2-4-4-5-3-4-3-4-4-4-3-4-4-5-4-3-4-4-4-3-4-3-5-3-5-2-4-3-5-2-5-2-4-3-6-1-5-2-5-1-6-1-4-1-6-1h-5l-6-1h-5-5-5l-5 1-6 1h-5l-5 2-5 1-6 1-4 2-5 2-5 2-5 3-4 2-5 2-5 3-4 3-4 4-4 3-4 3-4 4-4 4-3 5-3 4-4 3-3 5-3 5-2 4-2 5-3 5-2 4-2 5-2 5-1 5-1 5-2 6v5l-1 5-1 5v5 6 5 6l1 4 1 6v5l2 5 1 5 2 5 1 5 2 5 2 5 3 5 2 4 3 5 3 5 3 3 3 5 3 4 4 4 4 4 4 3 4 4 4 3 4 3 4 3 5 3 4 2 5 3 5 2 4 2 6 2 4 2 6 1 5 1 5 2 5 1h5 6l5 1h5l5-1h6 5l5-1 5-1 5-2 6-1 5-2 6-1 4-2 5-2 4-3 5-2 5-3 4-3 4-3 5-3 4-4z">
          <text:p/>
        </draw:path>
        <draw:path draw:style-name="gr115" draw:text-style-name="P113" draw:layer="layout" svg:width="0.268cm" svg:height="0.269cm" svg:x="2.75cm" svg:y="18.85cm" svg:viewBox="0 0 269 270" svg:d="M226 231l-3 4-4 4-5 3-4 3-4 3-5 2-5 3-4 3-5 1-4 3-6 1-4 2-6 1-5 2-5 1h-5l-6 1h-5l-5 1h-5l-5-1h-6l-5-1h-6l-4-2-6-1-5-1-5-2-5-2-5-2-4-2-5-3-5-2-4-3-4-4-5-3-3-3-4-3-4-4-4-4-4-3-3-4-3-5-3-4-3-4-3-5-3-5-2-4-2-5-2-5-1-5-2-5-1-5-2-5-1-6v-5l-1-5v-5-5-6-5l1-6v-4l1-6 2-5v-5l2-5 1-5 3-5 2-5 2-4 3-6 2-4 3-5 3-5 3-3 3-4 4-5 4-4 4-3 4-4 4-3 4-3 4-3 5-3 4-2 5-3 5-2 5-2 5-3 4-1 6-2h5l5-2 5-1h5l6-1h4 6 5l6 1h5 5l5 2 5 1 6 1 4 2 6 1 4 3 5 2 5 2 4 2 5 3 5 3 4 3 4 3 4 4 4 3 4 4 3 4 4 4 4 4 3 4 3 5 3 4 3 6 2 4 2 5 2 5 2 5 2 5 1 5 1 5 2 5v5l1 6v4 6 5 6 5l-1 5v5l-1 5-2 6-1 4-2 6-1 4-3 6-2 4-2 5-3 5-3 4-3 5-3 4-4 4-3 4-4 4zM227 232l4-4 3-4 4-4 4-4 3-4 3-5 3-4 2-5 3-5 2-4 2-5 2-5 1-5 2-5 1-6 1-4 1-6 1-5v-5-6-5-6-4l-1-6-1-5-1-5-1-6-2-4-1-6-2-4-3-5-1-6-3-4-3-6-3-4-3-4-3-5-4-3-3-5-4-4-4-3-3-4-4-3-5-4-4-3-4-2-5-3-5-3-4-2-6-2-4-3-6-1-4-2-6-1-4-1-6-1-5-1h-5l-6-1h-5-6-4l-6 1-5 1h-5l-6 2-4 1-6 1-4 2-6 2-4 2-5 3-5 2-4 2-5 3-5 3-3 4-5 3-4 3-4 4-4 4-3 4-3 4-4 4-3 4-2 5-3 5-2 5-3 5-2 5-2 5-2 5-1 5-1 5-2 5v5l-1 5-1 6v5 6 5 5l1 5 1 5v6l2 5 1 5 2 5 1 5 2 5 2 5 3 4 3 5 2 5 3 4 3 5 3 4 3 4 4 4 4 4 4 3 4 4 4 3 4 3 5 3 4 3 4 3 6 2 4 2 5 3 5 1 5 2 5 2 5 1 5 1 6 1 5 1h6l5 1h5l5-1h5l6-1 5-1h6l4-2 6-2 4-1 6-2 4-2 6-2 4-3 5-2 4-3 4-2 5-3 4-4 4-3z">
          <text:p/>
        </draw:path>
        <draw:path draw:style-name="gr115" draw:text-style-name="P113" draw:layer="layout" svg:width="0.269cm" svg:height="0.27cm" svg:x="2.749cm" svg:y="18.849cm" svg:viewBox="0 0 270 271" svg:d="M229 233l-4 4-5 3-4 3-4 4-4 2-5 3-4 2-5 3-5 2-5 2-5 2-5 1-5 2-5 1-5 1-6 1-5 1h-5-6-4-6-5l-6-1-5-1-5-1-5-1-5-2-5-2-5-2-5-2-5-2-5-3-5-2-4-3-4-3-5-3-4-3-4-4-3-3-4-4-5-4-3-4-3-4-3-5-3-5-3-4-3-5-2-4-2-5-2-5-1-5-2-5-1-5-2-5-1-6v-5l-1-5v-5-6-5-5l1-6v-5l1-5 2-5v-6l2-5 2-5 2-5 2-5 2-5 3-5 3-4 2-5 3-4 3-4 4-4 4-4 4-4 4-4 4-4 4-3 4-3 5-3 4-3 5-2 4-3 5-2 5-2 5-3 5-1 5-2h5l5-2 6-1h5l5-1h5 5 6l5 1h6 5l5 2 5 1 5 1 5 2 5 1 5 3 5 2 5 2 5 2 4 4 5 2 4 3 4 4 4 3 4 4 4 3 4 4 3 4 3 4 3 5 3 4 3 4 2 5 4 4 1 6 2 5 3 4 1 6 2 5 1 5 1 6 1 5 1 5v5 6 5 5 6l-1 5-1 5-1 5-1 5-2 6-1 4-2 6-2 5-2 4-3 5-2 4-3 5-3 5-3 4-3 4-4 4-3 4zM229 233l4-3 4-4 3-4 3-5 4-4 3-4 2-5 3-4 2-5 3-5 1-5 2-5 2-5 2-6v-4l2-6 1-5v-5-6-5-5-6-5-5l-1-5-2-6v-5l-2-5-2-6-2-4-2-6-2-5-3-4-2-5-3-4-3-5-3-5-3-3-4-4-3-4-4-4-5-4-4-3-4-3-4-3-5-3-4-3-5-3-5-2-4-2-6-3-4-1-6-2-5-1-5-1-5-1-5-1h-6l-5-1h-6-5-5l-5 1-5 1h-6l-5 2-6 1-4 1-6 2-4 2-6 2-4 3-5 2-5 2-4 3-4 3-5 4-3 3-5 3-4 4-3 4-5 4-3 5-4 3-3 5-2 5-3 4-2 5-3 5-2 4-2 6-2 4-1 6-1 6-2 4v6l-1 5-1 6v5 5 6 5l1 6 1 4v6l2 5 1 5 2 5 1 5 3 5 1 5 3 5 3 5 2 4 3 5 3 4 3 4 4 4 4 4 4 4 4 4 4 4 4 3 4 3 5 3 4 3 5 2 4 3 5 2 6 2 4 2 6 2 4 2h6l5 2 5 1h6 5l5 1h5l6-1h5 5l6-1 5-1 5-1 5-2 5-2 5-1 6-2 4-3 5-2 4-2 5-3 5-3 4-4 4-3 4-3z">
          <text:p/>
        </draw:path>
        <draw:path draw:style-name="gr116" draw:text-style-name="P114" draw:layer="layout" svg:width="0.271cm" svg:height="0.272cm" svg:x="2.749cm" svg:y="18.849cm" svg:viewBox="0 0 272 273" svg:d="M230 234l-4 4-4 3-4 3-5 3-4 3-5 3-4 3-5 2-5 2-5 3-5 1-5 2-5 1-5 2-6 1h-5l-5 1h-6l-5 1h-5l-5-1h-6l-5-1h-5l-6-2-6-1-4-1-6-3-4-1-6-2-5-3-4-2-5-2-4-3-5-3-4-4-4-3-4-3-4-4-4-4-3-4-4-4-3-5-3-3-3-5-3-5-3-4-2-5-1-5-3-5-1-5-2-5-1-5-2-6-1-5v-5l-1-5v-5-6-5-6l1-6v-5l1-6 2-4v-6l2-5 2-5 2-5 2-5 2-4 3-5 3-5 2-4 3-5 4-4 3-4 4-4 3-4 4-4 5-3 3-4 5-3 4-3 4-3 5-2 5-3 4-2 6-2 4-2 6-2 4-2h7l5-2 5-1h6l4-1h6 5 6l5 1h5 6l5 2 5 1 5 1 5 2 5 1 6 3 4 2 5 2 4 2 5 4 5 3 4 3 4 3 4 3 5 4 3 4 4 3 3 4 3 4 4 5 3 4 3 5 2 5 2 4 3 5 2 5 1 5 3 5 1 5 1 5 2 6v5l1 5v5 6 6 5 5l-1 6v5l-2 6-1 4-1 6-2 5-2 5-2 4-2 6-2 4-3 5-3 5-3 4-3 4-3 5-4 3-4 4zM230 235l4-4 4-4 3-4 4-4 3-5 3-4 2-5 4-5 2-4 2-5 2-5 2-5 2-5 1-5 1-5 1-6 1-5 1-6v-5-5-6-6-5l-1-6-1-4-1-6-1-5-1-5-3-5-1-5-3-5-2-6-2-4-3-5-3-4-3-5-3-4-3-4-4-4-4-4-3-4-4-3-4-4-5-3-4-3-4-3-5-3-4-3-6-2-4-2-5-3-6-1-5-2-5-1-5-1-5-1-6-1h-5l-5-1h-6-5-6l-5 1-5 1h-5l-5 2-7 1-5 1-5 2-5 2-5 2-4 3-5 2-5 3-4 2-5 3-4 4-4 3-4 4-4 3-4 4-4 5-3 4-3 4-3 4-3 5-3 4-2 5-3 5-2 5-2 5-2 5-1 5-1 5-2 5v6l-1 5-1 6v6 5 6 5l1 5 1 6v4l2 6 1 5 2 5 1 5 3 6 1 4 3 5 3 4 2 5 3 5 3 4 3 4 4 5 4 4 3 3 5 4 4 3 3 4 5 3 5 3 3 3 6 3 4 2 5 2 5 3 5 1 6 3 4 1 6 1 6 1 5 1 5 1h6l5 1h5l5-1h6l5-1 5-1h6l5-2 5-1 5-2 6-2 4-2 5-2 5-2 5-3 5-3 4-3 4-3 5-3 3-4z">
          <text:p/>
        </draw:path>
        <draw:path draw:style-name="gr117" draw:text-style-name="P115" draw:layer="layout" svg:width="0.272cm" svg:height="0.273cm" svg:x="2.748cm" svg:y="18.848cm" svg:viewBox="0 0 273 274" svg:d="M231 236l-4 3-4 4-4 3-4 3-5 3-4 3-5 2-5 3-5 2-5 2-5 2-5 1-5 2-6 1-6 1-5 1-5 1h-6-5-5-5-6l-5-1-5-1-6-1-5-1-5-2-5-2-5-2-5-2-5-2-4-2-6-4-4-2-4-3-5-3-4-4-4-3-4-4-3-4-4-4-4-4-3-4-3-5-3-4-3-5-2-4-3-5-1-5-3-5-1-5-2-5-1-6-2-5-1-5v-6l-1-5v-5-6-5-6l1-5v-5l1-6 2-5v-5l2-5 2-6 2-4 2-5 2-5 3-5 3-5 3-4 3-4 3-5 3-3 4-5 4-4 4-3 4-4 3-3 5-4 5-3 4-2 5-3 4-3 5-2 5-2 5-2 5-2 5-2h6l5-2 5-1h5l5-1h6 5 6l5 1h5 6l5 2 6 1 5 1 5 2 6 1 4 3 5 2 5 2 5 2 5 4 4 3 4 3 5 3 3 4 4 3 4 4 4 3 4 4 3 5 3 4 3 4 3 5 3 5 2 4 2 6 2 4 2 6 2 4 2 6 1 5 1 5 1 5 1 5v6 5 6 5 5l-1 6-1 5-1 6-1 6-2 4-1 6-3 4-1 6-2 4-3 5-3 5-2 4-3 5-3 5-4 3-3 5-4 4zM232 236l4-4 3-4 4-4 3-4 4-4 2-5 3-5 2-4 3-5 3-5 1-5 3-5 1-5 2-5v-6l2-6 1-5v-6-5-5-6-5-6-5l-1-5-2-5-1-5-1-6-2-5-2-5-2-5-2-5-3-4-2-5-3-5-3-4-3-5-4-4-3-4-4-4-4-4-4-3-4-4-4-3-5-3-4-3-5-3-5-3-4-2-5-2-5-2-6-2-4-2-6-1-6-1-5-1-6-1h-5l-5-1h-6-5-6l-5 1-5 1h-5l-5 2-6 1-5 1-5 2-5 2-5 2-5 3-5 2-5 3-4 3-5 3-4 3-4 3-4 4-4 4-4 4-4 4-3 4-3 4-3 5-3 4-3 5-2 5-3 4-2 6-2 4-2 6-1 4-1 6-2 5v6l-1 5-1 5v6 5 6 5l1 5 1 6v6l2 4 1 6 2 5 1 6 3 4 2 5 2 5 3 5 3 5 2 4 3 5 4 4 3 3 4 5 4 4 4 3 4 4 4 3 4 4 5 3 4 2 5 3 4 3 6 2 5 2 5 2 5 1 5 2 5 1 6 2 5 1h5 5l6 1h5l5-1h6 5l5-1 6-1 6-1 5-2 5-1 5-2 6-2 4-3 5-2 5-2 4-3 5-3 5-3 3-4 5-3z">
          <text:p/>
        </draw:path>
        <draw:path draw:style-name="gr118" draw:text-style-name="P116" draw:layer="layout" svg:width="0.274cm" svg:height="0.275cm" svg:x="2.747cm" svg:y="18.847cm" svg:viewBox="0 0 275 276" svg:d="M233 237l-5 3-5 4-3 3-5 3-5 3-4 4-5 2-5 2-4 2-6 3-5 1-5 2-5 1-5 2-6 1h-5l-6 1h-5l-5 1h-6l-5-1h-6l-4-1h-6l-5-2-5-1-6-2-4-1-6-2-4-2-6-3-4-2-5-3-5-2-4-3-4-4-5-3-4-4-3-3-4-4-4-5-3-4-4-3-3-5-2-5-4-4-2-5-2-5-2-6-3-4-1-6-2-5-1-6-2-4-1-6v-5l-1-5v-6-5-5-6l1-5v-6l1-5 2-5v-6l2-4 2-6 2-4 2-6 2-5 3-4 3-5 3-4 3-5 3-5 3-3 4-4 4-4 4-4 4-4 4-3 4-3 5-3 4-3 5-3 4-3 6-2 5-2 5-2 5-2 5-2h5l6-2 4-1h6l5-1h6 5 5l6 1h5 5l6 2 5 1 6 1 4 2 6 2 5 2 5 2 4 2 5 2 5 4 4 3 5 3 4 3 4 4 5 3 4 4 4 4 3 4 4 4 3 5 3 4 3 5 2 4 2 5 3 5 2 5 2 5 2 5 1 5 1 6 2 4v6l1 5v6 5 5 6 5l-1 6v5l-2 5-1 6-1 5-2 5-2 5-2 5-2 6-3 5-2 4-3 5-3 4-3 4-4 5-3 4-3 4zM233 237l4-4 3-3 4-4 3-5 3-5 3-4 4-5 2-4 3-5 2-5 2-6 2-4 2-6 1-5 1-6 1-5 1-5 1-6v-5-6-5-5l-1-6v-5l-1-6-1-5-2-5-1-5-2-5-1-6-3-4-2-5-2-5-3-5-3-5-3-4-3-4-4-5-3-4-3-3-4-4-6-4-4-3-4-4-4-3-5-3-4-3-5-3-5-2-5-2-5-2-5-2-5-2-6-1-5-1-6-1-5-1h-5l-6-1h-5-5-6l-5 1-6 1h-5l-5 2-5 1-5 1-6 2-4 2-6 2-5 3-4 2-5 3-4 3-5 3-5 3-3 3-5 4-4 4-4 4-3 4-4 4-3 4-3 5-3 4-2 5-3 5-3 5-2 5-2 5-1 5-2 5-1 6-2 5v5l-1 6-1 5v6 5 5 6l1 5 1 5v6l2 5 1 6 2 4 1 6 3 4 2 6 2 5 3 5 3 4 3 5 3 5 3 4 3 4 4 4 4 4 4 4 4 3 4 4 5 3 4 3 4 3 6 3 4 2 5 2 5 3 5 1 5 2 6 1 5 2 5 1 5 1 5 1h6l5 1h6l5-1h6l6-1 4-1h6l5-2 5-1 6-2 4-1 6-3 4-2 6-2 4-3 5-3 5-3 4-3 4-4 4-3z">
          <text:p/>
        </draw:path>
        <draw:path draw:style-name="gr119" draw:text-style-name="P117" draw:layer="layout" svg:width="0.276cm" svg:height="0.276cm" svg:x="2.746cm" svg:y="18.846cm" svg:viewBox="0 0 277 277" svg:d="M233 238l-3 4-4 3-5 4-4 3-4 3-5 2-5 3-5 3-5 2-5 2-5 2-5 1-5 2-6 1-5 1-5 1-5 1h-6l-6 1h-5l-6-1h-5l-5-1-6-1-4-1-6-2-5-1-6-2-4-1-6-3-4-2-5-2-5-3-5-4-4-3-4-3-4-3-5-4-4-3-3-4-4-4-3-4-3-5-4-5-3-5-4-4-2-5-2-5-2-5-3-5-1-5-2-5-1-5-2-5-1-6v-5l-1-6v-5-5-6-5l1-6v-5l1-5 2-6 1-5 2-5 1-5 2-5 2-5 2-6 3-4 4-5 3-4 3-5 3-4 4-4 3-4 4-4 3-4 5-4 4-3 5-3 4-3 5-3 4-3 5-3 5-2 5-2 5-2 5-2 5-2h5l5-2 6-1h5l6-1h5 5 6l5 1h6 5l5 2 6 1 5 1 6 2 4 2 6 2 4 2 6 2 4 3 5 3 4 3 4 3 5 4 4 3 4 4 4 3 3 4 4 4 4 5 3 4 3 4 3 5 3 4 2 6 2 4 3 5 1 5 2 6 1 4 2 6 1 5 1 6v5l1 5v6 5 6 5l-1 5-1 6-1 5-1 6-2 5-1 5-2 5-2 5-2 5-3 5-3 4-3 5-3 4-3 5-3 5-4 4-4 4zM234 239l4-4 4-4 4-5 3-4 3-5 3-4 3-5 2-5 3-5 2-5 2-4 3-6 1-5 2-5v-6l2-5 1-6 1-5v-5-6-5-6l-1-5v-5l-2-6-1-5-1-6-2-5-1-5-2-5-2-5-2-5-3-5-3-4-3-5-3-4-3-5-3-4-4-5-4-3-4-4-3-4-4-3-5-4-5-3-4-3-5-3-4-3-5-2-5-2-5-2-5-2-6-2-5-1-5-1-5-1-6-1h-5l-6-1h-6-5-5l-6 1-5 1h-6l-5 2-5 1-5 2-5 1-6 2-4 2-6 3-4 3-5 2-5 3-4 3-4 3-5 4-4 3-3 4-4 4-4 5-4 3-3 5-3 5-3 4-3 5-3 4-3 5-2 6-2 4-1 6-2 5-1 5-2 6v5l-1 5-1 6v5 6 5 5l1 6 1 5v6l2 5 1 5 2 6 1 4 3 6 2 4 2 6 3 4 4 5 3 5 3 4 3 5 4 5 3 3 4 4 4 4 4 4 4 3 5 3 4 3 5 3 4 3 5 3 5 2 5 2 5 2 6 1 4 2 6 1 5 2 6 1 5 1h5 6 5 6 6l5-1 6-1 5-1 5-1 5-2 5-1 6-2 4-2 6-3 4-2 5-3 5-2 4-3 5-3 4-4 4-3z">
          <text:p/>
        </draw:path>
        <draw:path draw:style-name="gr120" draw:text-style-name="P118" draw:layer="layout" svg:width="0.277cm" svg:height="0.278cm" svg:x="2.745cm" svg:y="18.845cm" svg:viewBox="0 0 278 279" svg:d="M235 239l-4 4-4 3-4 4-5 3-5 4-4 2-5 3-4 2-6 3-4 2-6 1-5 2-5 1-5 2-6 1-5 1h-5-6l-6 1-5-1h-6-5-6l-5-1-5-2-6-1-4-2-6-1-5-2-5-2-6-3-5-2-4-3-5-3-4-4-5-3-4-3-4-4-4-4-4-4-3-3-4-5-3-4-3-5-3-4-4-5-2-4-2-6-2-4-3-6-1-4-2-6-1-5-2-6-1-5v-5l-1-6v-5-6-5-5l1-6v-5l1-6 2-5 1-5 2-6 1-5 2-5 2-5 2-5 3-4 3-5 3-5 3-4 3-5 4-4 4-4 4-4 3-4 4-3 5-4 4-3 4-3 5-3 5-3 4-3 6-2 5-2 5-2 6-1 4-2 6-1 5-2 6-1h5l5-1h6 5 6l6 1h5 6l5 2 5 1 5 1 5 2 6 2 4 2 6 2 4 2 5 3 5 3 4 3 5 3 4 4 4 3 4 4 4 3 4 4 4 5 3 4 3 4 3 5 3 5 3 4 2 5 3 5 2 5 2 5 1 5 2 5 1 6 1 5 2 5v6 5 6 5 5 6 5l-1 6-2 5-1 5-1 6-2 5-2 6-2 4-3 5-2 5-2 5-3 4-3 5-3 5-3 3-4 5-4 4zM236 239l4-4 3-4 4-4 3-4 3-5 4-4 3-5 2-5 2-4 3-6 2-4 1-6 3-5 1-5 1-5 2-6v-5l1-5v-7-5-5-6l-1-5v-6l-1-5-1-5-2-6-1-5-2-6-1-4-2-6-3-4-2-6-3-4-3-5-3-4-3-5-3-4-4-4-4-4-4-4-4-3-5-4-3-3-5-4-5-2-4-4-5-3-5-2-5-2-5-2-6-2-4-2-6-1-5-1-5-1-6-1h-5l-6-1h-6-5l-6 1h-5l-5 1h-6l-5 2-6 1-5 2-5 1-5 2-6 2-5 3-4 3-6 2-4 3-4 3-5 3-4 4-4 4-4 4-4 4-4 4-3 4-4 4-3 5-3 4-2 5-3 4-3 6-1 5-3 5-1 5-2 6-1 4-2 6v5l-1 6-1 6v5 5 6l1 5v6l1 5 1 5 1 6 1 5 2 6 1 5 3 5 2 5 2 5 3 4 3 5 3 4 3 5 3 5 4 4 4 4 4 4 3 4 4 3 5 4 5 3 3 4 5 3 5 2 5 3 5 3 6 2 5 1 5 2 5 1 6 2 5 1 5 1 6 1h5 6l5 1 6-1h6l5-1h5l6-1 5-2 5-1 5-2 6-2 5-2 5-2 5-2 5-3 4-3 5-4 4-3 4-3 5-4z">
          <text:p/>
        </draw:path>
        <draw:path draw:style-name="gr120" draw:text-style-name="P118" draw:layer="layout" svg:width="0.279cm" svg:height="0.279cm" svg:x="2.745cm" svg:y="18.845cm" svg:viewBox="0 0 280 280" svg:d="M237 240l-4 4-5 4-4 3-4 3-5 3-5 3-4 3-6 3-4 2-6 2-5 2-5 1-5 2-6 2h-5l-5 1-6 1h-5l-7 1-5-1h-6-5l-6-1-5-1-5-1-6-2-5-1-5-2-5-1-6-3-4-2-5-3-5-2-5-3-4-4-4-3-5-3-4-4-4-3-3-4-4-5-4-4-3-4-3-5-3-5-4-4-2-5-2-4-2-6-3-4-1-6-2-5-1-6-1-5-2-5v-6-5l-1-6v-5-5-6l1-5v-6l1-6 2-5 1-5 2-5 1-6 3-5 1-5 3-5 2-5 3-4 3-5 3-4 4-4 3-5 4-4 4-4 3-3 4-4 5-4 5-3 3-3 5-3 5-3 5-3 5-2 5-2 5-2 5-2 5-1 6-2 5-2 6-1h5 5l6-1h5 6l7 1h5 5l6 2 5 1 5 2 5 1 6 3 5 1 5 3 5 2 5 3 4 3 5 2 4 4 4 3 5 4 4 3 4 4 3 5 4 4 3 3 3 5 4 5 3 4 3 5 2 5 2 5 3 5 1 5 2 5 1 6 2 5 1 6 1 5v5l1 6v5 6 5 6l-1 5-1 6-1 5-1 6-2 4-2 6-1 5-3 5-2 5-2 5-3 4-3 6-3 4-3 4-4 5-3 4-4 4zM237 241l4-4 3-4 4-4 4-4 3-5 3-4 2-5 3-5 3-5 2-5 2-5 2-5 2-5 2-5 1-6 1-5 1-6 1-5v-6-5-6-5l-1-6v-5l-2-5v-6l-2-5-2-6-1-5-2-5-2-5-2-5-3-5-3-5-3-4-3-5-3-5-4-4-3-4-4-4-3-4-5-4-4-3-5-3-4-4-5-3-4-3-5-2-5-3-5-2-5-2-5-2-6-3-5-1-5-1-6-1-5-1h-5l-6-1h-7-5l-6 1h-5l-5 1h-6l-5 2-6 1-5 3-5 1-5 3-5 1-6 2-4 3-5 3-5 3-4 3-5 4-4 3-4 4-4 4-4 3-3 4-4 5-3 5-3 4-3 5-3 4-3 5-2 5-2 5-3 5-1 5-2 5-1 6-2 5v6l-1 5-1 6v6 5 5l1 6v5l1 6 1 5 1 5 1 6 2 5 1 6 3 5 2 5 2 5 3 5 3 4 3 5 3 4 4 5 3 4 4 4 4 4 3 3 5 4 4 4 5 3 4 3 5 3 4 3 5 3 5 2 6 2 4 2 6 1 5 2 6 2h5l5 2 6 1h5 6 5 7 5l6-1 5-1 5-1 6-1 5-2 6-1 4-3 6-1 5-2 5-4 4-2 5-3 5-3 4-3 5-3 4-4z">
          <text:p/>
        </draw:path>
        <draw:path draw:style-name="gr121" draw:text-style-name="P119" draw:layer="layout" svg:width="0.28cm" svg:height="0.28cm" svg:x="2.744cm" svg:y="18.844cm" svg:viewBox="0 0 281 281" svg:d="M237 242l-4 4-3 4-5 3-5 3-4 3-5 3-5 2-5 3-5 3-6 1-4 2-6 2-5 2-6 1-5 1-5 1h-6-5l-6 1-6-1h-5-5-6l-5-2-6-1-5-1-5-2-6-1-4-3-6-1-5-2-5-4-4-2-5-3-5-3-4-3-4-4-5-4-4-4-3-3-4-4-3-4-4-5-3-4-3-5-3-5-3-4-2-6-2-4-3-6-1-5-2-6-1-5-1-5-2-6v-5-5l-1-6v-5-6-5l1-6v-6l1-5 2-5 1-6 2-5 1-5 3-5 2-6 2-4 2-5 4-4 3-5 3-5 3-4 4-5 3-4 4-4 3-3 5-5 4-3 5-4 4-3 5-3 4-3 5-3 5-2 6-1 4-3 6-1 5-2 6-1 5-2 5-1h6 5l6-1h5 6l6 1h5l5 1 6 1 5 1 5 1 6 2 5 2 5 2 5 2 5 3 5 2 5 3 5 3 4 4 5 3 4 4 4 4 4 4 4 4 3 4 4 4 3 5 3 4 3 5 2 5 4 4 2 6 2 4 2 6 1 5 2 6 1 5 1 5 2 6v5 6 5 5 6 6 5l-1 6-2 5v5l-2 6-2 4-2 6-2 5-2 5-3 5-3 5-2 4-3 5-3 5-4 4-4 4-3 4zM238 243l4-4 4-4 4-5 3-4 4-4 3-5 2-5 3-5 2-4 3-6 2-4 1-6 3-5 1-6 1-5 2-5v-6l1-5v-6-6-5-5l-1-6v-5l-1-6-1-6-1-5-2-5-2-5-2-6-1-5-3-5-3-5-2-5-3-4-3-5-3-5-4-3-4-5-4-4-4-4-4-4-3-4-5-3-5-3-4-3-5-4-6-2-5-2-5-2-5-3-5-2-6-2-5-1-5-1-6-1h-5l-5-1-6-1h-6-5l-6 1h-5l-6 1h-5l-5 2-6 1-5 2-6 1-5 3-5 1-5 3-5 3-5 3-5 2-4 4-4 3-5 3-4 5-3 4-4 3-4 5-4 4-3 5-3 4-3 5-3 4-3 6-2 4-2 6-3 4-1 6-2 5-1 6-2 5v5l-1 6-1 5v6 6 5l1 6v5l1 6 1 5 1 6 1 5 2 5 2 5 2 6 2 5 2 5 3 4 3 6 3 4 3 4 4 5 3 4 4 4 4 4 4 4 4 4 5 3 4 4 4 3 5 3 5 2 5 3 5 3 5 1 5 2 6 2 5 2 5 1 6 1 5 1h6l5 1h5 7 5 5l6-1h5l5-2 6-1 5-1 6-2 5-2 5-2 5-2 5-3 6-2 4-3 5-3 5-4 4-3 4-3z">
          <text:p/>
        </draw:path>
        <draw:path draw:style-name="gr122" draw:text-style-name="P120" draw:layer="layout" svg:width="0.282cm" svg:height="0.282cm" svg:x="2.743cm" svg:y="18.843cm" svg:viewBox="0 0 283 283" svg:d="M238 243l-4 4-4 3-4 4-5 3-5 3-4 3-6 3-4 3-6 2-4 2-6 2-5 2-5 1-6 1-5 1-6 1-5 1h-5-6-6-5l-6-1h-5l-5-1-6-1-5-2-6-1-5-2-5-2-5-2-5-3-5-2-5-2-5-3-5-3-4-4-4-3-4-4-5-4-3-4-4-4-3-4-4-5-3-4-3-5-3-5-3-5-2-4-2-6-2-5-2-5-2-5-1-5-1-6-2-5v-6-6l-1-5v-5-6-6l1-5v-6l1-5 2-6 1-5 2-5 1-6 3-4 2-6 2-4 2-6 4-4 3-6 3-4 3-5 4-4 4-5 3-3 4-4 4-4 5-3 4-3 4-4 5-2 5-4 5-2 5-3 5-1 5-3 6-1 5-2 5-1 6-2 5-1h6 5l5-1h6 6l5 1h6l5 1 5 1 6 1 5 1 6 2 5 2 5 2 5 3 5 2 5 2 5 3 4 3 5 4 5 3 3 3 4 4 4 4 4 4 4 5 4 3 3 5 3 5 3 5 2 5 3 5 3 5 1 5 3 6 2 5 1 5 2 5 1 6 1 5v6l1 5v6 5 6 6l-1 5-1 5-1 6-1 5-1 6-3 5-2 5-2 5-3 5-2 5-3 5-2 5-3 5-4 3-3 5-4 5-4 4zM239 244l4-4 4-4 3-4 3-5 4-4 3-5 3-5 3-4 2-6 2-4 3-6 2-5 2-5 1-6 2-5 1-6 1-5 1-5v-6-6-5-6l-1-5v-6l-2-6v-5l-2-5-1-6-2-5-3-5-2-5-2-6-3-4-2-5-3-6-3-4-4-5-3-4-4-4-4-5-4-3-4-4-4-3-5-4-4-3-5-3-5-4-5-2-5-2-5-2-5-3-5-1-6-3h-5l-6-2-5-1h-5l-6-1-5-1h-6-6l-5 1h-5l-6 1h-6l-5 2-6 1-5 2-5 1-5 3-6 2-4 2-6 3-4 3-5 3-4 3-5 3-5 4-4 3-3 5-4 3-4 4-4 5-3 4-3 4-3 7-3 4-3 5-2 5-2 5-3 5-1 6-2 5-1 5-2 6v5l-1 6-1 5v6 6 5l1 5v6l1 6 1 5 1 6 1 5 2 5 2 6 2 4 2 6 2 4 3 6 4 4 3 5 3 5 3 4 4 4 4 5 3 4 4 4 4 3 5 3 4 4 5 3 5 3 4 3 6 2 4 2 6 3 5 2 5 2 5 1 5 2h7l5 2h5l6 1h5 6 6 5l5-1 6-1 5-1 6-1 5-2 5-1 6-3 5-2 5-2 5-2 5-3 4-3 5-3 5-3 4-4 5-3z">
          <text:p/>
        </draw:path>
        <draw:path draw:style-name="gr123" draw:text-style-name="P121" draw:layer="layout" svg:width="0.283cm" svg:height="0.283cm" svg:x="2.742cm" svg:y="18.842cm" svg:viewBox="0 0 284 284" svg:d="M240 245l-3 4-5 3-5 4-4 3-5 3-5 3-4 2-6 3-4 2-6 2-5 3-5 1-6 2h-5l-6 2-5 1h-5-6-5-6-6-5-6l-5-2-6-1-5-1-6-2-4-1-6-3-5-2-5-2-5-2-5-4-5-2-4-4-5-3-5-3-4-4-4-4-4-3-4-5-3-4-3-5-4-4-3-5-3-4-3-6-2-4-2-6-2-4-2-6-2-5-1-6-1-5-2-5v-6-6l-1-5v-6-5-6l1-6v-5l1-5 2-6 1-5 2-6 1-6 3-5 2-5 2-5 2-5 4-4 3-6 3-4 3-4 4-5 4-4 3-4 4-4 4-3 5-4 5-3 5-3 4-3 5-4 5-2 5-2 5-2 6-3 4-1 6-2 5-1 6-2 6-1h5 6l5-1h5 6l6 1h5l6 1 5 1 5 1 6 1 5 2 6 2 5 2 5 3 5 2 5 2 4 3 6 3 3 4 5 3 5 3 4 4 3 4 4 5 4 4 3 4 4 5 3 4 3 5 3 5 3 4 2 6 1 5 3 6 1 5 2 5 1 6 1 5 2 5v7 5 5 6 6 5 6l-1 5-2 6-1 5-1 5-2 6-2 5-2 6-2 4-3 6-3 4-3 5-3 4-3 5-3 5-4 4-4 3zM241 245l4-4 4-4 3-4 4-4 3-5 3-4 3-6 3-4 2-5 3-5 2-6 2-5 1-5 2-5 1-6 2-6v-5-6l1-5v-6-6-5l-1-5v-7l-1-5-1-5-1-6-2-5-1-5-3-7-2-4-2-6-3-5-3-5-2-4-3-5-4-5-3-4-4-4-4-4-4-4-4-4-4-3-5-4-4-3-5-3-5-4-5-2-5-2-5-2-5-3-5-1-5-3h-6l-5-2-6-1h-6l-5-1-6-1h-6-5l-5 1h-6l-6 1h-5l-6 2-5 1-6 2-5 1-5 3-5 2-5 2-5 3-5 3-5 3-5 3-4 3-5 4-5 4-3 4-4 3-4 4-3 5-4 5-3 4-3 5-3 4-3 6-2 4-2 6-3 5-1 6-2 6-1 5-2 6v5l-1 5-1 6v6 5 6l1 5v6l1 6 1 5 1 5 1 6 2 5 2 6 2 5 2 5 3 5 2 5 4 5 3 5 3 4 3 4 4 5 4 4 3 4 4 4 5 3 4 4 5 3 5 3 4 3 6 3 4 3 6 2 4 2 6 3 5 1 6 2 5 1 5 1 6 1h6l5 1h6 6 5 6l5-1h5l7-2 5-1 5-1 6-2 5-2 5-2 5-3 5-2 5-2 5-3 4-3 5-4 5-3 4-4z">
          <text:p/>
        </draw:path>
        <draw:path draw:style-name="gr124" draw:text-style-name="P122" draw:layer="layout" svg:width="0.285cm" svg:height="0.285cm" svg:x="2.742cm" svg:y="18.842cm" svg:viewBox="0 0 286 286" svg:d="M242 246l-5 4-4 3-4 4-5 3-4 3-5 4-5 2-5 2-5 2-5 3-5 2-6 2-5 1-6 1-6 1-5 1-6 1h-5-5-7-5l-5-1h-6l-6-1-6-1-5-2-6-1-5-2-6-2-4-2-6-3-4-2-6-3-4-3-5-3-5-3-3-4-5-3-4-4-4-5-4-3-3-5-3-4-4-5-3-4-3-6-2-4-3-6-2-4-2-6-2-5-2-5-1-6-1-5-2-6v-5-6l-1-6v-5-5-6l1-6v-6l1-5 2-6 1-5 2-6 1-5 3-5 2-6 2-4 2-6 4-4 3-5 3-5 4-4 3-5 4-4 3-4 4-3 5-4 4-4 4-3 5-3 5-3 5-4 5-2 5-2 5-2 5-3 5-1 6-2 5-1 6-2 6-1h6 5l6-1h5 6l6 1h5l5 1 7 1 5 1 5 1 6 2 4 2 6 2 5 3 5 2 5 2 5 3 4 3 5 4 5 3 4 4 4 3 4 5 4 4 4 4 3 4 4 5 3 4 2 5 3 5 2 5 3 6 2 4 2 6 2 5 1 5 2 6 1 5v5l1 7 1 6v5 6 6l-1 5v6l-1 5-1 5-2 6-1 6-2 5-1 5-3 5-2 6-2 4-3 5-3 5-3 5-3 5-4 3-3 5-4 4zM242 247l4-4 4-5 3-4 4-4 3-5 3-5 4-4 2-5 3-5 2-6 3-4 1-6 2-5 1-6 2-5v-6l2-5v-6l1-5v-6-6-5l-1-6-1-7-1-5v-5l-2-6-1-5-2-5-2-6-3-5-2-6-2-4-3-5-3-5-3-5-3-5-4-3-3-5-4-4-5-4-4-4-4-3-4-3-5-4-4-3-6-3-4-3-6-2-4-2-6-3-5-1-6-2-5-1-5-2-6-1h-6l-5-1-6-1h-6-5l-6 1h-6l-5 1h-6l-6 2-5 1-6 2-5 1-5 3-6 2-4 2-6 3-4 3-5 3-5 3-4 4-5 3-4 4-4 4-4 3-3 5-4 4-4 5-3 4-3 5-3 5-3 5-2 5-2 6-3 4-1 6-2 5-1 5-2 6v6l-1 6v6l-1 6v5 5l1 6v6l1 5 1 6 1 5 1 6 2 5 2 5 2 6 2 5 3 5 2 5 4 5 3 4 3 5 4 5 3 4 4 4 3 4 5 4 4 4 4 4 5 3 5 3 4 3 5 3 5 2 5 2 5 3 6 2 5 2 6 1 5 2h6l5 2h7l5 1h5 7 5 5l6-1 6-1 5-1 6-1 5-2 6-1 5-2 5-3 5-2 5-2 5-3 5-3 5-3 4-4 4-3 5-4z">
          <text:p/>
        </draw:path>
        <draw:path draw:style-name="gr124" draw:text-style-name="P122" draw:layer="layout" svg:width="0.286cm" svg:height="0.286cm" svg:x="2.741cm" svg:y="18.841cm" svg:viewBox="0 0 287 287" svg:d="M243 247l-4 4-5 4-4 3-4 4-6 3-4 2-5 3-5 3-5 2-5 2-6 3-5 1-6 2h-6l-5 2-6 1-6 1h-5-5-7-5l-5-1h-7l-5-2-5-1-6-1-5-2-5-1-6-2-5-3-5-2-5-2-5-3-5-4-4-3-5-3-4-4-4-3-5-4-4-4-4-4-3-5-3-4-4-5-3-4-3-5-2-5-3-5-2-5-2-6-2-5-2-6-1-5-1-5-2-6v-5-6l-1-7v-5-5l1-6v-6-5l1-6 2-6 1-5 2-6 1-5 3-5 2-5 2-5 3-5 3-5 3-5 3-5 4-4 3-4 4-5 3-4 5-3 4-4 4-3 5-4 5-3 4-3 5-4 5-2 5-2 5-2 6-3 5-1 6-2 5-1 5-2 6-1h5 6l6-1h5 6l6 1h5l6 1 6 1 6 1 5 2 6 1 5 2 5 2 5 3 5 2 5 3 5 2 5 3 5 4 3 3 5 4 4 4 5 4 3 4 3 4 4 4 3 5 3 4 4 6 3 4 2 5 2 6 3 5 2 5 1 6 2 5 1 5 1 6 1 5 1 6 1 6v5 6 6l-1 6v5l-2 6-1 6-1 5-2 6-1 5-2 5-2 5-2 5-3 6-3 4-3 5-3 5-3 4-4 5-4 4-3 4zM243 248l4-4 4-4 4-4 3-5 4-5 3-4 3-6 2-4 3-6 3-4 2-6 2-5 1-5 2-6 1-5 1-6 2-6v-5-6-6-6-5-6l-1-6-1-5-1-6-1-6-2-5-1-5-3-5-2-5-2-6-3-5-3-5-3-5-3-4-3-5-4-4-4-4-3-5-4-4-4-4-5-3-4-3-5-4-5-3-4-3-6-3-4-2-6-2-5-3-5-1-6-2-5-1-6-2-6-1h-6l-5-1-6-1h-6-5l-6 1h-6l-5 1-6 1-5 1-5 1-7 2-4 1-6 3-5 2-5 2-5 3-5 3-5 3-5 3-4 4-4 3-5 4-4 4-3 4-4 4-4 5-3 4-4 5-3 5-3 4-3 6-2 4-2 6-3 5-1 5-2 6-1 5-1 6-1 6-1 5v6l-1 6v5 5l1 7v6l1 5 1 6 1 6 1 5 2 6 2 5 3 5 2 5 2 5 2 5 4 5 3 5 3 5 4 4 3 4 4 5 4 4 4 3 4 4 4 3 5 4 5 3 4 3 6 3 4 3 6 2 5 2 6 3 5 1 5 2 6 1 5 1 5 1 7 1h5 5 7 5 5 7l5-1 5-2 6-1 6-1 5-2 6-2 5-2 5-3 5-2 5-3 5-3 5-3 4-3 5-4 4-3z">
          <text:p/>
        </draw:path>
        <draw:path draw:style-name="gr125" draw:text-style-name="P123" draw:layer="layout" svg:width="0.288cm" svg:height="0.288cm" svg:x="2.74cm" svg:y="18.84cm" svg:viewBox="0 0 289 289" svg:d="M244 249l-4 4-5 3-5 4-4 3-5 3-5 3-5 3-5 2-5 3-5 2-6 1-5 3-6 1-5 1-5 2h-6l-6 1h-5-6-6-5l-6-1h-6l-5-1-6-1-5-2-5-1-6-2-5-2-5-2-6-3-5-2-5-3-5-3-4-3-5-4-4-3-4-4-4-4-5-4-3-4-4-4-3-5-4-4-3-5-3-5-2-5-2-5-3-6-2-4-2-6-2-5-1-6-1-6-2-6v-5-6l-1-6v-5-6l1-6v-5-6l2-6 1-5 1-5 2-6 1-5 3-6 2-5 2-5 3-5 3-5 3-4 4-5 3-5 3-4 4-4 4-5 4-3 5-4 3-3 5-4 5-3 4-3 6-3 4-3 6-2 5-2 6-3 4-1 6-2 6-1 5-1 5-2h6 6l5-1h6 6l5 1h6l6 1 5 1 6 1 5 2 6 1 5 2 5 2 6 3 4 2 6 3 4 3 5 3 5 3 4 3 6 4 3 4 4 4 4 5 4 3 4 5 3 5 3 4 3 5 3 5 2 5 3 5 2 6 2 4 2 6 1 5 2 6 1 6 1 5v5l1 7v5 5 7l-1 5v5l-1 6-1 6-2 5-1 6-2 6-1 5-2 6-3 4-3 6-2 4-3 6-3 4-4 5-3 5-4 3-4 5zM245 249l4-4 4-4 4-4 3-5 3-5 4-4 3-5 2-5 3-5 2-5 2-6 2-5 2-6 1-6 2-5 1-6 1-5v-6l1-5v-7-5-5l-1-7-1-5v-5l-1-7-2-5-1-5-2-6-2-5-2-5-3-5-2-6-3-4-3-6-3-4-3-5-4-4-4-4-4-4-4-5-4-4-5-3-5-3-4-4-5-3-5-3-5-3-5-2-6-2-5-3-5-1-6-2-5-1-6-2-5-1h-5l-7-1-5-1h-6-6l-5 1h-6l-6 1-5 1-6 1-5 1-6 2-5 1-6 3-5 2-5 2-5 3-5 3-4 3-5 4-5 3-4 4-5 4-4 3-3 4-4 5-4 4-3 4-3 5-3 5-4 5-3 5-2 5-2 5-2 6-2 5-2 6-1 5-1 5-1 6-1 6v5l-1 6v6 5l1 6v6l1 5 1 6 1 6 1 6 2 5 2 6 3 5 2 5 2 5 2 5 4 5 3 5 4 4 3 5 3 5 4 3 4 5 4 4 5 4 4 3 5 4 4 3 5 3 5 2 5 3 6 3 4 2 6 2 5 2 5 1 6 2 6 1h5l6 1 6 1h5 6 6 5l6-1 6-1 5-1 5-1 7-2 5-2 5-1 5-3 5-2 6-2 4-3 6-3 4-4 5-3 5-3 4-4z">
          <text:p/>
        </draw:path>
        <draw:path draw:style-name="gr126" draw:text-style-name="P124" draw:layer="layout" svg:width="0.289cm" svg:height="0.289cm" svg:x="2.739cm" svg:y="18.839cm" svg:viewBox="0 0 290 290" svg:d="M246 250l-5 3-4 4-4 4-5 3-5 3-5 3-5 3-5 3-5 2-5 2-5 2-6 2-6 2-5 1-6 1-5 1-6 1h-6-5-6-6l-6-1-5-1-6-1h-5l-6-2-6-2-5-1-5-2-5-3-5-2-6-3-4-2-5-3-5-4-4-3-5-3-4-4-4-4-4-5-4-4-4-4-3-5-4-5-3-4-3-5-2-5-3-6-2-5-2-5-3-6-2-5-1-6-1-5-2-6v-5-6l-1-6v-5-7l1-5v-5-7l2-5 1-5 1-6 2-5 3-5 1-6 3-5 2-6 3-4 3-6 3-4 3-5 3-5 4-3 4-5 4-4 4-4 4-4 5-3 5-3 4-4 5-3 4-3 6-3 5-2 5-2 5-3 6-1 5-2 5-1 7-1 5-2h5 7l5-1h5 7l5 1h6l5 1 6 1 5 1 6 2 6 1 4 2 6 2 5 3 6 2 4 3 6 3 4 3 5 3 5 4 3 3 5 4 4 5 4 4 4 4 3 4 3 5 4 4 3 6 3 4 2 6 2 4 3 6 2 5 1 5 2 6 2 5v6l1 6 1 5 1 6v6 5 6l-1 6v6l-2 5v6l-2 5-2 5-1 6-2 5-2 6-2 5-3 6-3 5-3 4-3 5-4 5-3 4-4 5-3 4zM246 250l4-3 4-5 3-4 4-5 3-4 4-5 2-5 3-5 3-6 3-5 1-5 3-5 1-6 2-5 1-6 1-6 2-5v-6-6-6-5-6-6l-1-5-1-6-1-6-1-5-2-6-1-5-3-5-2-6-2-5-3-5-3-5-3-5-3-4-4-5-3-5-4-4-3-4-5-4-4-4-4-4-5-3-5-4-4-3-5-3-5-2-5-3-5-2-6-3-5-1-6-2-5-1-6-2-6-1h-5l-6-1-5-1h-7-5l-5 1h-7l-5 1-6 1-6 1-5 1-5 2-6 1-5 3-5 2-6 2-5 3-5 4-5 3-4 3-5 3-4 4-4 4-5 3-4 4-4 5-3 4-3 5-4 5-3 4-3 5-2 5-3 6-2 4-2 6-3 5-2 6-1 6-1 5-1 5-1 7v5l-1 5v7 5l1 6v6l1 5 1 6 1 5 1 6 3 5 2 6 2 5 3 5 2 7 3 4 2 6 3 4 4 5 3 5 4 4 4 4 4 4 5 4 3 4 5 3 5 3 4 4 5 3 5 3 5 3 5 2 6 2 5 2 5 2 6 2 5 1 6 1 6 1 5 1h6 6 6 5 6 6l5-1 6-2h6l5-2 6-2 5-2 5-2 6-2 4-3 6-3 4-3 5-3 5-3 4-4 5-4z">
          <text:p/>
        </draw:path>
        <draw:path draw:style-name="gr127" draw:text-style-name="P125" draw:layer="layout" svg:width="0.291cm" svg:height="0.291cm" svg:x="2.739cm" svg:y="18.839cm" svg:viewBox="0 0 292 292" svg:d="M247 251l-4 4-5 4-5 4-4 3-5 3-4 3-6 3-4 2-6 3-5 2-6 1-5 3-5 1-7 1-5 2h-5l-7 1h-5-5-6-6l-6-1h-5l-6-1-6-1-5-1-6-2-5-2-6-2-5-2-5-2-5-4-5-2-6-3-4-4-5-3-5-4-3-4-5-3-4-4-4-4-4-5-3-5-4-5-3-4-2-6-3-4-2-6-3-5-2-6-2-5-2-5-1-6-1-5-2-6v-6-5l-1-6v-6-6l1-5v-6-6l2-5 1-6 1-6 2-5 2-5 2-6 2-4 3-6 2-5 3-5 3-5 4-4 3-5 3-4 4-5 4-4 5-4 4-4 4-3 5-3 4-4 6-3 5-3 5-3 5-2 6-2 5-3 5-1 6-2 5-1 6-1 6-2h5 6l6-1h5 6l6 1h6l5 1 6 1 6 1 5 2 6 1 5 2 5 2 6 3 4 3 6 2 4 3 5 3 5 3 4 4 5 4 4 4 4 4 4 4 4 4 3 5 4 4 3 5 3 5 3 5 3 5 2 5 2 5 2 6 2 5 2 6 1 5 1 5 1 7v5l1 6v6 5 6l-1 5v7l-1 5-1 5-1 7-2 5-2 5-2 6-1 5-3 5-3 5-3 5-2 5-4 5-3 4-4 5-3 5-4 4zM247 252l4-4 4-5 4-5 4-4 3-4 3-6 3-4 3-6 2-4 3-6 2-5 2-6 2-5 1-5 2-6 1-6 1-5v-7l1-5v-6-5-6l-1-6-1-5v-7l-1-5-2-5-1-6-3-6-1-5-2-5-3-5-3-6-2-4-3-6-3-4-4-5-4-5-3-3-5-5-3-4-4-4-5-4-5-3-4-4-5-3-5-3-5-2-5-3-6-2-5-3-5-1-6-2-5-1-6-2-6-1h-5l-6-1-6-1h-6-5l-6 1h-6l-5 1-6 1-6 1-5 1-6 2-5 2-5 2-6 2-5 2-6 3-4 4-6 3-5 3-5 3-3 4-5 4-4 3-4 5-4 4-3 4-4 5-3 5-3 4-4 6-2 4-3 6-2 5-2 6-2 5-2 5-1 6-1 6-1 5-1 6v6l-1 5v6 6l1 6v5l1 6 1 6 1 5 1 6 3 6 1 5 3 6 2 4 2 6 3 5 3 5 3 4 4 6 3 4 3 5 4 5 5 3 4 4 4 4 4 4 5 3 5 3 6 3 4 3 6 3 5 3 5 2 6 1 5 3 6 1 5 2 5 1h7l5 1 6 1h6 6 5 6l6-1 5-1 6-1 6-1 5-1 5-3 6-1 5-3 6-2 5-3 5-2 5-3 5-3 4-4 5-3 4-4z">
          <text:p/>
        </draw:path>
        <draw:path draw:style-name="gr127" draw:text-style-name="P125" draw:layer="layout" svg:width="0.293cm" svg:height="0.293cm" svg:x="2.738cm" svg:y="18.838cm" svg:viewBox="0 0 294 294" svg:d="M248 252l-5 4-3 4-5 3-5 4-4 3-6 3-4 3-6 3-5 2-5 2-6 2-5 2-6 2-5 1-6 1-6 1-5 1h-6-6-6-5l-6-1-6-1-7-1h-5l-5-2-6-1-5-3-6-1-5-3-5-2-6-3-4-3-5-4-5-3-5-3-4-4-4-4-4-4-5-3-4-5-4-5-3-4-3-5-3-5-3-4-3-6-2-5-3-5-2-5-2-5-2-7-1-5-1-5-2-6v-6-5l-1-6v-6-6l1-5v-7-5l2-5 1-7 1-5 2-5 2-6 2-5 2-5 3-6 2-5 3-5 3-5 4-4 3-5 4-4 3-4 5-5 4-4 4-4 4-3 5-3 5-4 5-3 4-3 6-3 5-2 6-2 5-2 5-2 6-2 5-1 6-1 6-2h6 5l7-1h5 6l5 1h7l5 1 6 1 6 1 5 2 5 1 6 2 5 2 6 3 5 3 5 2 5 3 5 3 4 3 5 4 4 4 4 4 4 4 5 4 3 4 4 5 4 4 3 5 3 5 2 5 3 5 2 6 3 4 1 6 3 6 1 5 2 6v5l1 6 1 6 1 6v5 6 6l-1 5v6l-2 6v6l-2 5-1 6-2 5-2 6-3 5-2 5-2 5-3 5-3 5-3 5-4 5-3 4-4 4-4 5zM249 253l4-5 4-4 3-4 4-5 3-5 3-4 3-6 4-4 2-6 2-5 2-5 3-6 1-5 2-6 1-5 1-6 2-6v-6l1-5v-6-6-6l-1-5-1-6-1-6-1-5-1-6-2-6-2-5-2-6-2-5-2-5-3-5-3-5-3-5-3-5-4-5-3-4-4-4-4-5-4-4-5-4-4-4-4-3-5-4-5-3-5-3-5-2-5-3-5-2-5-2-7-2-5-2-5-1-6-2-6-1h-5l-7-1-5-1h-6-5l-7 1h-5l-6 1-6 1-6 1-6 1-5 2-6 2-5 2-5 2-6 3-5 2-5 4-5 3-4 3-5 4-4 3-5 4-4 4-4 4-4 5-3 3-4 5-3 5-3 5-4 5-2 5-3 6-2 5-2 5-2 6-2 5-1 5-1 7-1 5-1 5v7l-1 5v6 6l1 6v5l1 6 1 6 2 6v5l3 6 1 5 3 5 2 6 2 5 3 5 3 5 3 5 4 4 3 5 4 5 4 4 4 4 4 4 4 4 5 4 5 3 4 3 5 4 5 3 6 3 4 2 6 2 5 2 5 2 7 2 5 1 5 1 7 1 6 1 6 1h5 6 6 6l5-1 6-1 6-2 5-1 6-2 6-1 5-2 6-2 4-2 6-3 5-3 5-3 4-4 5-4 5-3 4-3z">
          <text:p/>
        </draw:path>
        <draw:path draw:style-name="gr128" draw:text-style-name="P126" draw:layer="layout" svg:width="0.294cm" svg:height="0.294cm" svg:x="2.737cm" svg:y="18.837cm" svg:viewBox="0 0 295 295" svg:d="M250 254l-5 4-5 4-4 3-5 4-5 3-4 3-6 2-5 3-5 3-5 2-5 2-6 1-7 2-5 1-6 2-6 1h-5-6-6-6-5-6l-6-1-6-1-5-1-6-1-6-2-5-2-6-2-5-2-5-2-5-3-5-4-5-3-5-3-4-3-5-4-4-3-4-4-4-5-4-4-4-4-4-5-3-5-3-4-3-6-3-4-2-6-3-5-2-5-2-6-2-5-1-6-1-6-1-5-1-6v-6l-1-6v-5-6l1-6v-6-5l2-6 1-6 1-5 2-6 2-5 2-6 2-5 3-5 2-6 3-4 3-5 4-5 3-5 4-4 4-4 4-4 4-5 4-4 5-3 5-4 4-3 5-3 5-3 5-2 5-3 6-3 5-1 5-3 6-1 6-2 5-1 7-2h5 5l7-1h5 6l5 1h7l5 1 6 1 6 2 5 2 6 1 6 3 6 1 4 2 6 3 5 3 5 3 4 3 6 4 4 3 4 4 5 4 4 3 4 5 3 5 4 4 3 5 4 5 3 4 3 6 3 4 2 6 2 5 2 5 2 6 2 5 1 6 1 6 1 6 1 5v6 6 5 6 6 6l-2 5-1 6-1 6-2 5-1 6-3 5-2 5-2 6-3 5-3 5-3 5-3 5-3 5-4 4-4 5-4 4zM250 254l4-4 4-4 4-4 3-5 4-4 3-6 3-4 3-6 2-4 3-6 2-5 2-6 2-5 1-6 2-6 1-5 1-6v-5l1-7v-6-5-6l-1-6v-6l-1-5-1-6-2-6-1-5-2-6-2-5-2-5-3-6-3-5-3-5-3-5-3-5-3-4-4-5-4-5-4-4-4-4-4-4-5-3-4-4-5-3-5-4-5-2-5-3-5-3-5-3-6-1-5-3-5-1-7-2-6-2-5-1h-6l-6-1-6-1h-6-5l-7 1h-5l-6 1-6 1-5 1-6 2-6 2-5 2-5 2-6 2-5 3-6 2-4 3-6 3-4 4-5 3-4 4-4 4-5 4-4 4-4 4-3 5-3 5-4 4-3 5-4 5-2 6-2 4-2 6-3 5-2 5-2 7-1 5-1 5-1 7-1 5v6l-1 6v6 5l1 6v6l1 6 1 5 2 6v6l3 5 1 6 3 5 2 5 2 6 3 5 3 5 3 5 4 5 3 4 4 4 4 5 4 4 5 4 3 4 5 3 5 4 4 3 6 3 4 3 6 3 5 3 5 2 6 2 5 2 6 1 6 2 5 1 6 1h6l6 1h5 6 6 6l5-1h7l5-2 5-2 7-1 6-2 5-1 5-3 6-2 5-3 5-3 5-2 5-4 5-3 4-4 5-4z">
          <text:p/>
        </draw:path>
        <draw:path draw:style-name="gr129" draw:text-style-name="P127" draw:layer="layout" svg:width="0.296cm" svg:height="0.296cm" svg:x="2.736cm" svg:y="18.836cm" svg:viewBox="0 0 297 297" svg:d="M250 255l-4 4-5 4-4 4-5 3-5 3-5 3-5 3-5 3-6 2-5 3-5 1-6 2-6 1-5 2-6 1-6 1-5 1h-6-6-6-5l-6-1-6-1h-6l-5-1-7-2-5-1-5-3-6-1-5-3-6-3-5-2-5-3-5-3-5-3-4-4-5-3-4-4-4-5-4-3-4-5-4-4-4-4-3-5-3-6-3-4-3-6-2-5-3-5-2-6-2-5-2-5-1-6-1-6-1-5-1-7v-5l-1-6v-6-6l1-5v-6-6l2-6 1-5 1-6 2-6 2-5 2-6 3-5 2-5 2-5 3-5 3-5 4-5 3-4 4-5 4-4 4-4 5-4 3-4 5-4 5-4 4-4 6-3 4-3 6-2 5-3 5-2 6-2 5-2 6-2 6-1 5-1 6-2h6 5l6-1h6 6l6 1h5l7 1 5 1 5 1 7 2 5 1 5 3 6 1 5 3 5 3 5 3 5 2 5 4 5 3 4 5 5 3 5 4 4 4 4 4 4 5 4 4 3 5 3 5 3 5 3 5 3 5 2 5 3 6 1 5 3 6 1 5 2 6 1 5v6l1 6 1 5v7 5 6l-1 6-1 6v6l-1 5-2 6-1 6-2 5-2 6-3 5-2 5-2 5-3 5-3 5-3 5-4 5-3 5-4 4-4 4zM251 256l4-4 5-5 3-4 4-5 3-5 3-4 4-6 3-4 2-6 2-5 3-5 2-6 1-5 2-6 2-6v-5l1-6 1-6 1-6v-6-5-7l-1-5-1-6-1-6v-6l-2-5-2-5-2-7-1-5-3-5-3-6-2-4-3-6-3-4-3-6-4-4-3-5-4-4-4-5-5-3-4-4-5-4-4-5-5-3-6-3-4-3-6-3-5-2-5-3-6-2-5-2-5-2-6-1-6-2-5-1h-7l-5-1-6-1h-6-6l-6 1h-5l-6 1-6 1-6 1-5 1-6 2-6 2-5 3-6 2-4 2-6 2-5 4-5 3-4 4-5 3-5 4-4 4-4 4-5 5-4 3-3 5-3 5-4 4-3 6-3 4-3 6-2 5-2 5-3 6-2 5-2 6-1 6-1 5-1 6-1 6v6l-1 5v6 6l1 6 1 6v6l1 6 2 5 1 6 2 6 1 5 3 5 2 6 3 5 2 5 3 5 3 5 4 5 3 4 4 5 4 4 4 4 5 4 4 4 5 4 4 4 5 3 5 3 5 3 5 2 6 3 5 2 6 2 5 2 5 2 6 2h6l5 1 7 1 5 1h6 6 6 6l5-1 6-1 6-1 6-2 5-2 6-1 5-2 5-2 6-3 5-2 6-3 4-4 5-3 5-3 5-4 4-3z">
          <text:p/>
        </draw:path>
        <draw:path draw:style-name="gr130" draw:text-style-name="P128" draw:layer="layout" svg:width="0.297cm" svg:height="0.297cm" svg:x="2.735cm" svg:y="18.835cm" svg:viewBox="0 0 298 298" svg:d="M252 257l-5 3-4 4-4 4-6 3-4 3-5 3-5 3-6 3-5 3-5 1-6 3-5 1-6 2-6 1-5 2-6 1h-6-6-5-6-7-5l-6-1-6-1-6-1-5-1-5-2-6-2-5-2-6-2-5-3-5-2-6-3-4-4-5-3-5-3-4-4-5-4-5-4-3-4-4-4-4-5-3-5-4-4-3-5-3-5-3-5-3-5-2-6-3-5-2-6-1-6-2-5-1-6-1-6-1-5v-6l-1-6v-6-6l1-5v-6-6l2-6 1-5 1-7 2-5 2-5 3-6 2-5 3-6 3-5 2-5 4-5 3-5 3-5 4-5 4-3 4-5 4-4 5-4 5-4 4-3 5-4 4-3 6-3 5-2 5-2 5-3 6-2 6-2 5-2 6-1 6-1 5-2h6 6l6-1h5 6l7 1h5l6 1 5 1 7 1 5 2 5 1 6 3 5 2 6 2 5 3 5 3 5 3 5 3 5 3 5 4 4 4 4 4 5 3 4 5 3 4 4 5 3 5 3 5 4 5 3 5 2 5 3 5 2 6 2 5 2 6 2 6 1 5 1 6 1 6 1 6v5 6 6 6 6l-1 5-1 7-1 5-1 6-2 6-1 5-3 5-2 6-2 5-3 6-3 4-3 6-3 4-4 5-4 4-3 5-4 5zM253 257l4-4 3-4 4-5 4-4 3-5 4-5 3-5 2-5 3-6 3-4 2-6 2-6 2-5 2-6 1-6 1-5 1-7v-5l1-6v-5-7-6l-1-5v-6l-1-6-1-6-1-5-2-6-2-6-2-5-2-6-3-5-3-5-3-5-3-5-3-5-4-5-4-5-3-5-4-4-4-4-5-4-4-4-5-4-5-3-4-3-6-3-5-3-5-2-5-3-5-2-7-2-5-2-5-1-7-2-5-1h-6l-5-1-7-1h-6-5l-6 1h-6l-6 1-5 1-6 1-6 1-6 2-5 2-6 3-5 2-6 2-5 3-5 3-5 3-5 4-4 3-5 3-4 4-4 5-4 4-4 4-4 5-4 5-3 5-3 5-3 5-3 5-2 6-3 5-3 6-2 5-2 5-1 7-1 5-1 5-1 7v6l-1 5v6 6l1 6 1 6v5l1 6 2 6 1 6 2 5 1 6 3 5 3 6 3 5 2 5 3 5 3 5 4 5 3 5 4 4 4 4 4 5 4 4 5 3 5 4 4 3 5 4 5 3 5 3 5 3 6 2 5 2 5 3 7 2 5 2 5 1 6 1 6 1h6l5 1h7 6 5 6l6-1h6l5-2 6-1 6-2 6-2 5-2 6-2 5-3 6-2 4-3 6-3 4-3 5-3 4-4 5-4z">
          <text:p/>
        </draw:path>
        <draw:path draw:style-name="gr131" draw:text-style-name="P129" draw:layer="layout" svg:width="0.299cm" svg:height="0.299cm" svg:x="2.735cm" svg:y="18.835cm" svg:viewBox="0 0 300 300" svg:d="M253 258l-4 4-5 4-4 4-5 3-5 3-5 3-5 3-5 2-5 3-6 2-5 2-6 2-6 1-6 2-5 1-7 1-5 1h-6-5-7-6l-5-1-6-1h-6l-6-1-5-2-6-1-6-3-5-2-6-2-5-3-5-2-5-3-6-3-5-4-4-3-5-4-5-4-4-3-4-5-4-4-4-5-3-4-4-5-3-5-3-5-2-5-3-6-3-5-2-5-2-6-1-5-2-6-1-6-1-6-1-5v-6l-1-6v-6-6l1-6v-6-6l2-5 1-6 1-6 2-5 2-6 2-5 3-5 2-7 3-5 3-5 3-5 3-5 4-4 4-5 4-4 4-4 4-5 4-4 5-4 4-3 5-4 6-3 5-2 5-3 6-2 5-3 5-2 6-2 6-2 5-1 6-1 6-2h6 5l7-1h5 6l6 1h6l6 1 5 1 6 1 6 2 5 1 6 3 6 2 5 2 5 3 5 3 6 3 4 3 5 3 4 4 5 4 5 4 4 3 3 5 4 5 4 4 4 5 3 5 3 5 3 5 2 5 4 6 2 6 1 5 3 5 1 6 2 6 1 6v5l1 7 1 5v6 6 6l-1 6-1 5v6l-1 6-2 6-1 5-2 6-2 6-2 5-3 5-3 5-2 6-3 4-4 6-3 4-4 5-4 5-4 3zM253 258l5-4 4-4 4-4 4-5 3-5 4-5 3-5 2-5 3-5 2-6 3-5 2-5 2-7 1-5 2-5v-7l1-6 1-5 1-6v-6-6-6l-1-5-1-7-1-6-1-5-1-6-1-6-3-5-2-5-2-6-3-6-2-5-3-6-3-4-3-6-4-4-4-5-4-5-4-4-4-4-4-4-5-4-4-3-5-4-5-3-5-3-5-3-6-2-5-3-6-2-5-2-6-2-6-1-5-2-6-1h-6l-6-1-6-1h-6-5l-7 1h-5l-6 1-6 1-6 1-6 1-5 2-6 2-5 3-5 2-6 2-5 3-6 3-5 3-5 4-5 3-5 3-3 5-5 4-4 4-4 4-4 5-3 5-4 4-3 6-3 4-3 6-2 5-2 6-3 6-1 6-3 5-1 6-1 6-1 5-1 6v6l-1 6v6 6l1 6 1 6v5l1 6 2 6 1 6 2 5 1 6 3 6 2 5 3 5 2 5 3 6 4 4 3 5 4 5 4 4 4 5 4 4 4 4 4 4 5 4 5 3 5 4 5 3 6 2 5 3 5 3 6 2 5 2 6 2 6 2 5 1 6 1 6 1 6 1 5 1h6 7 5 6l6-1 6-2h6l5-2 6-1 6-2 5-2 6-3 5-2 5-2 6-3 4-3 6-4 4-3 5-3 5-4z">
          <text:p/>
        </draw:path>
        <draw:path draw:style-name="gr131" draw:text-style-name="P129" draw:layer="layout" svg:width="0.3cm" svg:height="0.3cm" svg:x="2.734cm" svg:y="18.834cm" svg:viewBox="0 0 301 301" svg:d="M254 259l-4 4-4 4-5 3-4 4-6 3-5 3-5 3-5 3-6 2-5 2-5 3-6 1-6 2-5 1-7 1-5 2h-6-6-6-6-6-5l-7-1-6-1-6-1-5-1-6-2-6-2-5-2-6-3-5-2-5-3-6-2-4-3-5-4-5-3-5-4-4-4-5-4-3-5-4-4-4-4-4-5-3-5-4-5-3-5-2-5-3-5-3-5-2-7-2-5-1-5-2-7-1-5-1-6-1-6v-6l-1-5v-6-6l1-6v-6-6l2-6 1-6 1-6 2-5 2-6 2-6 3-5 2-6 3-5 3-5 3-5 3-5 4-4 4-5 4-4 4-4 4-4 4-5 5-3 5-4 5-3 4-3 6-3 5-3 6-2 5-3 5-2 6-2 5-2 6-1 6-1 6-2h7 5l6-1h6 6l6 1h5l7 1 6 1 5 1 6 2 6 1 5 3 6 2 5 2 5 3 6 3 4 3 6 3 4 4 5 3 5 4 3 4 5 4 4 4 4 5 4 4 3 5 4 5 3 5 3 5 2 6 2 5 3 6 2 5 2 5 2 6 1 7 1 5 1 6 1 6v6 6 6 5 7l-1 5-1 6-1 6-1 6-2 5-1 6-3 6-2 5-2 5-3 6-3 4-3 6-4 5-3 5-3 5-4 3-4 5zM255 260l4-4 4-5 4-4 4-5 3-5 3-4 3-6 3-5 4-6 2-5 2-5 2-6 2-5 2-6 1-6 1-6 1-5v-6l1-7v-5-6-6l-1-6v-6l-1-6-2-5v-7l-3-6-1-6-3-5-2-6-2-5-3-5-3-5-3-5-4-5-3-5-3-5-4-4-4-5-5-3-4-5-4-4-6-3-4-4-5-3-5-3-6-3-5-2-5-3-6-2-5-2-6-2-6-1-5-2-6-1h-6l-6-1-6-1h-6-6l-6 1h-6l-6 1-6 1-6 1-6 1-5 3-6 1-6 3-5 2-6 2-5 3-5 3-5 3-5 4-4 3-5 4-4 4-4 4-5 5-4 3-4 5-3 5-4 5-3 5-3 5-3 5-2 6-2 5-3 6-1 5-3 6-1 6-1 6-1 6-1 6v5l-1 7v6 6l1 5 1 6v7l1 5 2 6 1 6 2 5 2 6 2 6 3 5 2 5 3 6 3 4 3 6 3 4 4 5 4 5 4 4 4 4 4 5 5 4 5 3 4 3 5 4 5 3 6 3 4 3 6 2 5 2 6 3 6 1 5 3h6l5 2 7 1h7l5 1h6 6 6l6-1h6l5-1 7-1 5-1 6-2 6-1 5-3 6-2 5-2 5-3 5-3 6-3 5-3 4-4 5-4 4-4z">
          <text:p/>
        </draw:path>
        <draw:path draw:style-name="gr132" draw:text-style-name="P130" draw:layer="layout" svg:width="0.302cm" svg:height="0.302cm" svg:x="2.733cm" svg:y="18.833cm" svg:viewBox="0 0 303 303" svg:d="M256 260l-5 4-4 4-5 4-5 4-4 3-6 3-5 3-5 2-5 3-6 2-6 2-5 2-6 1-6 2-6 1-5 1h-6l-7 1h-6-6-6l-5-1-7-1h-6l-5-2-6-1-6-2-5-1-6-3-6-2-5-2-5-4-5-2-5-4-5-3-5-4-4-3-5-4-5-4-3-4-4-5-4-4-4-5-3-4-3-6-3-5-3-5-3-5-3-6-1-5-3-6-1-6-2-5-1-6-1-6-1-6v-6l-1-5v-6-7l1-6v-5-7l2-6 1-6 1-5 2-6 2-6 2-5 3-5 2-6 3-5 3-6 3-4 3-5 4-5 4-5 4-4 4-4 4-4 5-4 5-4 4-4 5-3 5-3 5-3 5-3 6-2 5-3 5-2 7-2 5-2 6-1 5-1 7-2h5 6l6-1h6 6l7 1h6l5 1 7 1 5 1 6 2 6 1 5 3 5 2 6 2 5 3 5 3 6 3 5 3 4 4 6 3 3 4 5 4 5 4 3 5 4 4 4 4 3 6 4 4 3 6 3 4 3 6 2 5 2 6 3 5 1 6 2 5 1 7 2 5v7l1 5 1 7v6 6 5l-1 6-1 7v5l-1 6-2 6-1 6-2 5-2 5-2 6-3 5-3 6-3 5-3 5-3 5-3 5-4 4-4 5-4 5zM257 261l3-4 4-4 4-5 4-5 4-5 3-5 3-5 3-5 3-5 2-5 3-6 1-6 3-5 1-6 2-6v-6l1-5 1-7 1-6v-5-6-6l-1-7-1-5-1-7-1-6-1-6-2-6-2-5-2-5-2-6-3-5-3-6-2-5-3-5-4-5-3-5-4-4-4-5-4-5-4-3-5-4-4-4-5-4-5-4-5-3-5-3-5-2-6-3-5-3-5-2-6-2-6-2-6-1-5-2-7-1h-5l-6-1-7-1h-6-6l-6 1-6 1h-5l-7 1-6 1-5 1-6 3-6 1-5 3-5 2-6 2-5 3-6 3-4 3-6 4-4 3-5 4-4 4-4 4-5 5-4 4-4 5-3 4-4 5-3 5-3 5-3 5-2 6-2 5-3 6-1 6-3 5-1 6-1 6-1 6-1 7v5l-1 6v7 6l1 5 1 6v6l1 6 2 6 1 5 2 7 2 5 2 5 3 6 2 5 3 5 3 6 3 5 3 5 4 5 4 4 4 4 4 5 4 3 5 4 5 4 4 4 6 3 4 3 6 3 5 3 5 3 6 2 5 2 6 2 6 2 6 1 5 1 6 1 6 1 6 1h6 6 6l7-1h6l6-2h5l7-2 5-1 5-2 6-2 6-3 5-2 6-3 5-2 5-3 5-4 5-3 4-4 5-4z">
          <text:p/>
        </draw:path>
        <draw:path draw:style-name="gr133" draw:text-style-name="P131" draw:layer="layout" svg:width="0.303cm" svg:height="0.303cm" svg:x="2.732cm" svg:y="18.832cm" svg:viewBox="0 0 304 304" svg:d="M257 262l-4 4-5 4-5 3-4 4-6 3-4 3-6 3-5 3-6 2-6 3-6 2-5 1-5 2-7 1-5 1-6 2h-6l-7 1h-5-6-6l-6-1-6-1-6-1-5-1-7-1-5-2-6-2-5-2-6-3-5-2-6-3-5-3-5-3-5-3-5-4-4-4-5-4-4-4-4-4-4-4-4-5-4-4-3-6-3-4-3-6-3-5-3-6-3-5-1-5-3-6-1-6-2-5-1-6-1-6-1-6v-6l-1-6v-6-7l1-6v-5-6l2-7 1-5 1-6 2-5 2-6 2-6 3-5 2-6 3-5 3-5 3-5 4-5 3-4 4-5 4-5 4-4 4-4 5-4 5-4 4-4 6-3 4-3 6-3 5-3 5-2 6-3 5-2 6-2 6-2 5-1 6-1 6-1 6-1h6l6-1h6 6l6 1h6l5 1 7 1 5 1 6 2 6 1 6 3 5 2 5 2 7 3 5 3 5 3 5 3 5 4 4 4 5 4 5 3 3 4 5 5 4 4 4 5 3 5 4 5 3 5 2 5 3 6 2 5 3 5 2 6 2 5 2 6 1 6 1 6 1 6 1 5 1 7v6 6 6l-1 6-1 6-1 6-1 6-1 6-2 5-2 6-1 6-3 5-2 6-3 5-3 5-3 5-3 5-4 5-4 5-4 4-4 4zM257 263l5-5 4-5 4-4 3-5 4-4 3-5 3-5 4-6 2-5 3-6 2-5 2-5 2-7 2-5 1-6 1-6 1-6 1-6v-6-6-6-6-7l-1-5-1-6-2-6v-6l-3-6-1-5-2-6-3-6-2-5-3-6-3-4-3-6-3-4-4-6-4-4-4-5-4-4-4-4-4-4-5-4-5-4-5-3-5-4-5-3-5-2-7-3-5-3-5-2-6-2-6-2-5-1-6-2-7-1h-5l-6-1h-6l-6-1h-6l-6 1-6 1h-6l-6 1-6 1-5 1-6 3-6 1-5 3-6 2-6 2-4 3-6 3-5 3-5 4-4 3-5 4-5 4-4 5-4 4-4 4-4 5-4 4-4 6-3 4-3 6-2 5-3 6-2 5-3 5-1 7-3 5v6l-2 5-1 7-1 6v5l-1 6v7 6l1 6 1 6v6l1 6 2 6 1 6 2 5 2 6 2 6 3 5 2 6 3 5 3 5 3 5 4 5 3 4 4 5 5 5 3 4 5 4 4 4 5 4 5 4 5 3 5 3 5 3 5 3 6 2 6 3 5 2 5 1 6 2 6 1 6 2 6 1 6 1h6 6 6 5 7 6l6-2 5-1 7-1 5-2 6-1 5-3 6-2 6-2 5-3 6-3 5-3 5-4 5-3 5-4 4-3z">
          <text:p/>
        </draw:path>
        <draw:path draw:style-name="gr134" draw:text-style-name="P132" draw:layer="layout" svg:width="0.305cm" svg:height="0.305cm" svg:x="2.732cm" svg:y="18.832cm" svg:viewBox="0 0 306 306" svg:d="M257 263l-4 4-4 4-5 4-5 3-5 4-5 3-6 2-5 3-5 3-6 2-5 2-6 2-6 1-6 2-5 1-6 1h-7l-6 1h-5-6-6l-7-1h-5l-6-1-6-2-6-1-6-2-5-1-6-3-5-2-6-2-5-3-5-4-6-3-4-3-5-4-5-3-4-4-5-4-4-5-4-4-4-5-3-5-4-4-3-6-3-4-3-6-3-5-2-5-2-7-3-5-1-5-2-6-1-7-1-6-1-6v-6l-1-6v-6-6l1-6v-5l1-7 1-6 1-5 1-6 2-6 2-6 2-5 3-6 3-5 2-5 3-6 3-4 4-6 4-4 4-5 4-5 3-4 5-4 5-4 4-4 5-3 5-4 5-3 5-3 5-3 5-2 7-3 5-2 5-2 6-2 6-1 6-1 5-1 7-1h6l6-1h5l6 1h7 6l5 1 6 1 7 1 5 2 6 1 5 3 6 2 5 2 6 3 5 3 5 3 5 4 5 3 5 4 5 4 4 3 4 5 4 4 4 4 4 5 4 5 3 5 3 5 4 5 3 6 2 5 2 5 3 6 1 6 2 6 1 5 2 7 1 6v5l1 6v6 7 5l-1 6v6l-1 6-1 6-2 7-1 5-2 6-2 6-2 5-3 6-3 5-3 5-3 6-3 4-5 5-3 5-4 4-4 5zM258 263l5-3 4-5 3-5 4-4 4-5 4-5 3-6 3-4 2-6 4-5 2-6 1-6 3-5 1-6 2-7 1-6v-6l1-6 1-6v-5-7-6l-1-6-1-6v-5l-2-7-2-6-1-5-2-6-2-6-2-5-3-5-3-6-3-5-3-6-3-4-5-5-3-5-4-4-4-5-5-4-4-4-5-4-5-4-4-3-6-3-4-3-6-3-5-3-5-3-7-2-5-2-5-2-6-1-7-2-5-1h-6l-6-1h-7l-6-1h-5l-6 1-6 1h-7l-5 1-6 2h-6l-6 3-6 1-5 3-6 2-5 3-5 2-6 3-4 3-6 4-4 3-5 4-5 5-4 4-4 4-4 5-4 5-4 4-3 5-4 5-3 6-2 4-3 6-2 6-3 5-1 6-2 6-1 5-2 6-1 6-1 6v6l-1 6v6 6l1 7 1 5v6l1 6 2 7 1 6 2 5 2 6 2 6 3 5 2 5 3 6 3 5 3 5 4 5 4 5 4 4 4 5 3 4 5 5 5 3 4 4 5 3 5 4 5 3 5 3 6 3 5 3 6 2 6 2 5 2 6 1 6 2 6 2h6l5 1 7 1h6 6 6l5-1h7l6-1 6-1 5-2 6-1 6-2 5-2 6-2 6-3 5-3 6-3 4-3 6-3 4-4 5-3 4-4z">
          <text:p/>
        </draw:path>
        <draw:path draw:style-name="gr135" draw:text-style-name="P133" draw:layer="layout" svg:width="0.306cm" svg:height="0.306cm" svg:x="2.731cm" svg:y="18.831cm" svg:viewBox="0 0 307 307" svg:d="M260 264l-5 5-5 4-4 3-5 4-5 3-5 3-5 3-6 3-5 2-6 3-6 2-5 1-6 2-6 2h-6l-6 2h-6l-5 1h-7-6-6l-6-1-5-1-7-1-6-1-5-2-6-1-6-2-6-2-5-2-6-3-5-3-6-3-4-3-6-4-4-3-5-4-4-4-5-4-4-4-4-5-4-4-3-5-5-5-3-5-3-5-3-6-3-5-2-6-2-6-3-6-1-5-2-6-1-6-1-6-1-6v-6l-1-6v-6-6l1-6v-6l1-6 1-6 1-6 2-6 1-6 2-5 2-5 3-7 3-5 2-5 3-5 4-5 4-5 4-5 4-4 3-5 4-5 5-3 4-5 5-4 5-3 5-4 5-3 5-3 6-2 5-3 5-3 6-2 6-2 5-2 6-1 7-1 5-1 6-1h6l6-1h6l6 1h6 6l6 1 6 1 6 1 6 2 6 2 5 2 6 2 6 2 5 3 5 4 5 3 5 3 5 3 5 4 4 4 5 3 4 5 4 5 4 4 4 5 4 4 3 5 3 5 3 6 3 5 3 6 2 5 2 5 2 7 1 5 2 6 1 6 1 6 1 6 1 6v6 6 6l-1 6-1 6-1 6v6l-2 6-2 6-2 5-1 6-3 7-3 5-2 5-3 5-3 6-4 5-3 5-4 4-4 5-4 4zM260 265l4-5 5-3 4-5 4-5 3-5 3-5 4-5 3-6 2-5 2-5 3-6 2-7 2-5 2-6 1-6 1-6 1-6 1-6v-6-6-6-6-6l-1-6-1-6-1-6-2-6-2-5-1-7-2-5-3-5-2-6-3-6-3-5-3-5-3-5-4-5-4-5-4-4-5-5-3-4-5-4-5-4-4-3-6-4-4-3-6-3-5-3-5-3-6-3-5-2-6-2-6-2-6-1-5-2-7-1h-6l-6-1h-6l-6-1h-6l-6 1-6 1h-6l-6 1-6 2-6 1-5 2-6 1-6 3-5 2-5 3-6 2-5 3-6 4-4 3-6 4-4 4-5 4-4 4-4 4-4 5-4 5-4 4-4 6-3 4-3 6-3 5-3 5-2 6-3 6-1 5-2 6-1 6-2 6-1 6v6l-1 6-1 6v6 6l1 6 1 6v6l1 6 2 6 1 6 2 6 2 5 2 6 3 7 2 5 3 5 3 5 3 5 5 5 4 5 4 5 3 4 5 4 4 4 4 5 5 4 5 3 5 4 5 3 6 3 5 2 6 3 5 3 5 2 7 1 5 2 6 2 6 1 6 1 6 1h6 6 6 7 5 6l6-2 6-1 6-1 6-2 5-1 7-3 5-2 5-2 6-3 5-3 6-4 4-3 6-3 4-4 5-4z">
          <text:p/>
        </draw:path>
        <draw:path draw:style-name="gr135" draw:text-style-name="P133" draw:layer="layout" svg:width="0.308cm" svg:height="0.308cm" svg:x="2.73cm" svg:y="18.83cm" svg:viewBox="0 0 309 309" svg:d="M261 266l-4 4-5 3-5 4-5 4-5 3-5 3-6 3-5 4-5 2-6 2-6 2-5 2-6 2-6 1-6 1-6 1h-6l-6 1h-6-6-6l-6-1h-6l-6-1-6-2-6-1-6-2-6-1-5-3-6-2-5-3-6-2-6-3-5-4-5-3-5-3-5-4-4-5-4-4-5-4-3-4-4-5-4-5-4-6-3-5-3-5-3-5-3-5-2-7-2-5-3-5-1-7-2-5-1-6-1-6-1-6v-6l-1-6v-6-6l1-6v-7l1-5 1-6 1-6 2-6 1-6 2-5 2-6 3-6 3-5 3-6 3-5 3-5 3-5 4-5 4-4 4-5 4-5 4-3 5-4 4-4 6-4 4-3 6-4 5-3 6-2 6-3 5-3 5-2 7-2 5-1 6-2 6-1 6-1 6-1h6l6-1h6l6 1h6 6l6 1 6 1 6 1 6 2 5 2 7 2 5 2 5 2 6 3 5 4 6 3 4 3 6 4 4 3 5 4 4 4 4 4 5 5 4 4 4 5 3 4 3 6 4 5 3 5 3 5 2 6 2 6 3 5 1 6 2 6 1 6 2 5 1 7v6l1 6v6 6 6l-1 6v6l-1 6-1 6-1 6-2 6-2 5-3 6-2 6-2 5-3 5-3 6-3 5-4 6-3 5-4 5-3 4-5 4zM261 267l5-5 4-5 4-4 3-5 4-5 3-6 4-5 2-5 4-5 2-6 2-6 2-5 3-6 1-6 2-6 1-6v-6l1-6 1-6v-6-6-6l-1-6-1-6v-7l-2-5-1-6-2-6-2-6-2-6-2-5-2-6-4-5-3-6-3-5-4-5-3-5-4-5-3-4-5-4-4-5-4-3-5-4-5-4-5-4-5-3-5-3-6-3-5-3-6-3-5-2-6-2-6-2-6-1-6-1-6-2h-6l-6-1h-6l-6-1h-6l-6 1-6 1h-6l-6 1-6 2-6 1-6 2-6 1-6 3-5 2-6 3-6 2-5 3-5 4-5 3-5 4-4 4-5 4-5 4-3 4-5 5-4 5-4 5-3 5-3 5-3 5-3 6-2 5-3 6-2 5-2 6-2 5-1 7-2 6-1 5v6l-1 7-1 6v6 6l1 6 1 6v6l1 6 2 6 1 5 2 7 2 5 2 6 3 6 3 5 2 5 3 6 4 4 3 7 4 4 4 5 4 4 4 5 5 4 4 4 5 4 5 3 5 4 5 3 5 3 6 3 6 3 6 2 5 2 6 2 6 2 6 1 5 2h7l6 1 6 1h6 6 6l6-1h6l6-1 6-1 6-2 6-1 6-2 5-2 6-2 6-3 5-3 6-3 4-3 6-3 4-4 6-4 4-4z">
          <text:p/>
        </draw:path>
        <draw:path draw:style-name="gr136" draw:text-style-name="P134" draw:layer="layout" svg:width="0.309cm" svg:height="0.309cm" svg:x="2.729cm" svg:y="18.829cm" svg:viewBox="0 0 310 310" svg:d="M262 267l-4 4-5 4-5 4-5 4-5 3-5 3-5 3-5 3-7 2-5 3-5 2-6 2-6 1-6 2h-6l-6 2h-6l-6 1h-6-6-6l-7-1-6-1-7-1-5-1-6-2-6-1-6-2-5-2-6-2-6-3-5-3-6-3-4-3-6-4-4-4-5-4-4-3-5-5-5-5-3-4-4-5-4-4-3-6-4-4-3-6-3-5-3-6-2-5-2-6-3-6-1-6-2-5-1-6-1-7-1-5v-6l-1-6v-6-7l1-6v-6l1-6 1-5 1-7 2-6 1-5 3-6 1-6 3-5 3-5 3-6 3-5 3-6 3-4 4-6 4-4 4-5 4-4 5-4 4-4 5-4 5-4 5-3 5-4 5-3 6-2 5-3 5-3 6-2 6-2 6-1 6-2 6-1 6-1 6-1h7l6-1h6l6 1h6 6l6 1 6 2h6l6 2 6 2 5 2 6 2 6 3 5 2 6 4 4 3 6 3 4 4 6 3 4 4 5 4 4 5 4 4 4 4 4 5 3 5 4 5 3 5 3 6 3 5 3 5 2 6 2 6 2 5 1 7 2 6 1 5 1 6 1 6 1 7v6 6 6l-1 5-1 7-1 6v6l-2 5-1 7-3 6-2 5-2 5-3 7-3 5-2 5-4 5-3 5-4 5-3 5-5 4-3 5zM263 267l4-4 4-5 4-5 4-4 4-6 3-4 3-6 3-5 3-5 2-6 3-6 2-5 2-6 2-6 1-6 1-6 1-6 1-7v-5-6-6-6-7l-1-6-1-6-1-6-2-5-1-7-2-6-2-5-3-6-3-5-2-6-3-5-3-5-4-6-4-4-3-5-5-4-3-5-5-5-5-3-4-4-5-4-5-4-5-3-5-3-6-3-5-3-6-3-6-2-5-2-6-2-6-1-6-1-6-2h-6l-6-1h-6l-6-1h-6l-6 1-7 1h-6l-6 1-7 2-5 1-6 2-6 1-6 3-5 2-5 3-6 3-5 3-6 3-4 3-6 4-4 4-5 4-5 4-3 5-4 5-5 4-3 5-4 5-3 5-3 5-3 6-2 5-3 6-2 6-2 5-2 6-1 6-2 6-1 6v6l-1 6-1 6v7 6l1 6 1 6v6l1 6 2 6 1 6 2 5 2 7 2 5 3 5 3 6 2 6 4 5 3 5 3 5 4 5 4 5 4 4 4 5 5 4 4 4 5 4 5 4 5 3 5 4 6 3 5 2 6 3 5 3 6 2 6 2 6 1 5 2 6 1 7 1 6 1h7 6 6 6 6l6-1 6-1 6-1 6-1 6-2 6-2 6-2 5-2 6-3 5-2 5-3 6-3 5-4 5-3 4-4 5-4z">
          <text:p/>
        </draw:path>
        <draw:path draw:style-name="gr137" draw:text-style-name="P135" draw:layer="layout" svg:width="0.311cm" svg:height="0.311cm" svg:x="2.729cm" svg:y="18.829cm" svg:viewBox="0 0 312 312" svg:d="M263 267l-4 5-5 4-4 4-5 3-5 4-6 3-5 3-6 2-5 4-5 2-7 2-5 2-7 2-6 1-6 1-6 1h-6l-6 1h-6-6-6l-7-1h-6l-6-1-6-2-5-1-7-2-5-1-6-3-6-2-5-4-5-2-6-3-5-4-5-3-5-4-5-4-4-4-5-3-4-5-4-5-4-4-4-5-3-5-3-6-4-4-3-6-3-6-2-5-2-6-3-6-1-5-2-6-1-7-1-5-1-6v-6l-1-6v-7-6l1-6v-6l1-6 1-6 1-6 2-6 1-6 3-6 1-5 3-6 3-5 3-6 3-5 3-5 4-5 3-5 5-5 3-4 4-5 5-4 4-4 5-4 5-4 5-3 5-3 6-3 5-3 6-3 5-3 5-2 7-2 6-1 5-2 6-1 7-1 6-1h6l6-1h6l6 1h6 6l6 1 6 2h6l6 2 7 2 5 2 6 2 6 3 5 2 5 4 6 3 5 3 5 4 4 3 5 4 5 4 4 5 4 4 5 5 3 5 4 4 4 6 3 5 3 5 2 6 3 5 2 6 3 5 1 6 2 6 1 6 2 6 1 6v6l1 6v7 6 6l-1 5v6l-1 7-2 6v6l-3 5-1 6-3 6-2 6-2 5-3 6-3 5-3 6-4 4-3 6-4 4-4 5-4 4zM264 268l4-5 5-3 4-5 3-5 4-5 3-5 3-6 4-5 3-6 2-5 2-5 3-7 1-5 2-6 1-6 2-6v-6l1-6 1-6v-6-6-7l-1-6-1-6v-6l-2-6-1-6-2-6-1-6-3-5-2-7-3-5-2-5-4-6-3-5-4-5-3-5-4-5-4-4-4-5-5-4-4-4-5-4-4-4-6-3-5-4-5-3-5-3-6-3-6-3-5-2-6-2-6-2-7-1-6-1-6-2h-6l-6-1h-6l-6-1h-6l-6 1-6 1h-6l-7 1-6 2-6 1-5 2-7 2-5 2-6 3-5 2-6 3-5 3-6 3-4 4-5 3-5 4-5 5-4 3-4 5-4 5-4 4-4 5-4 5-3 6-3 5-3 6-2 5-3 5-2 6-2 6-2 6-1 5-2 7-1 6v6l-1 6-1 6v6 7l1 6 1 6v6l1 6 2 6 1 6 2 6 2 5 2 6 3 6 3 5 3 6 3 5 3 5 4 5 3 5 5 5 3 4 5 5 4 4 4 4 6 4 4 4 6 3 4 3 6 3 5 3 6 4 6 2 5 2 6 2 7 2 5 1 6 2h6l6 1 7 1h6 6 6l6-1 6-1h7l5-1 6-2 7-1 5-2 7-2 5-2 6-4 6-2 5-4 5-3 5-4 5-3 5-3 5-4z">
          <text:p/>
        </draw:path>
        <draw:path draw:style-name="gr137" draw:text-style-name="P135" draw:layer="layout" svg:width="0.313cm" svg:height="0.313cm" svg:x="2.728cm" svg:y="18.828cm" svg:viewBox="0 0 314 314" svg:d="M265 270l-5 4-5 4-5 4-5 3-5 4-5 3-5 3-6 2-6 3-5 3-7 1-5 3-6 1-6 2h-6l-6 1-6 1-6 1h-6-6-7l-6-1-6-1-6-1-6-1-6-2-6-1-6-2-5-2-7-2-5-3-5-3-6-4-4-3-6-3-4-4-6-3-4-4-4-5-5-5-4-3-4-6-3-4-4-5-3-5-3-6-4-5-3-6-2-5-2-6-3-6-1-6-2-6-1-5-1-6-1-7v-6l-1-6v-6-6l1-6v-7l1-6 1-6 1-6 2-5 1-7 3-5 2-6 2-6 3-5 3-5 3-6 3-5 4-6 4-4 4-5 3-4 5-5 4-4 4-4 6-4 4-3 5-4 5-3 6-3 5-4 6-2 6-3 5-2 6-3 6-1 6-2 6-1 6-1 6-1h7l6-1h6l5 1h6 7l6 1 6 2h6l6 2 6 2 6 2 5 3 6 3 6 2 5 3 5 3 5 4 6 3 4 4 6 4 4 5 5 4 4 4 4 5 3 4 4 6 3 4 4 6 3 5 3 6 3 5 2 6 2 6 2 6 1 5 2 6 1 6 1 7 1 6 1 6v6 6 6l-1 7-1 6-1 5-1 6-1 6-2 7-2 5-2 6-2 6-3 5-3 5-3 6-3 5-3 6-4 4-4 6-4 4-4 4zM265 270l5-4 4-5 4-4 4-5 4-5 3-5 3-5 3-6 3-5 2-6 3-6 2-5 2-6 2-7 1-6 1-5 1-6 1-6 1-7v-6-6-6l-1-6-1-6-1-7-1-6-2-6-1-6-3-5-1-7-3-5-3-5-3-6-2-5-4-6-3-5-4-5-4-5-4-5-4-3-4-5-5-5-5-4-5-3-5-3-5-4-6-3-5-4-6-2-5-2-6-3-6-3-6-2-6-1-6-1-6-2h-6l-6-1h-6l-6-1h-6l-6 1-7 1h-6l-6 1-6 2-6 1-6 2-6 2-6 2-5 3-6 3-5 3-6 3-5 3-5 4-5 4-5 4-4 3-5 5-4 4-4 4-4 5-4 5-3 5-4 5-3 6-3 5-2 6-3 6-2 5-2 6-2 6-1 6-2 6-1 6v6l-1 7-1 6v6 6l1 6 1 6v7l1 6 2 6 1 5 2 6 2 7 2 5 3 5 3 6 3 6 3 5 3 5 4 5 4 5 4 5 3 4 5 5 5 4 4 4 5 4 4 4 6 3 5 3 6 3 5 3 5 3 6 3 6 1 6 3 6 1 6 2 6 1 6 1 6 1 6 1h7 6 6l6-1 6-1 6-1 7-1 5-1 6-2 6-2 6-1 6-3 5-3 6-2 5-3 5-3 6-4 4-4 5-4 6-4z">
          <text:p/>
        </draw:path>
        <draw:path draw:style-name="gr138" draw:text-style-name="P136" draw:layer="layout" svg:width="0.314cm" svg:height="0.314cm" svg:x="2.727cm" svg:y="18.827cm" svg:viewBox="0 0 315 315" svg:d="M265 271l-4 4-5 4-5 4-4 4-6 3-5 4-6 3-5 2-5 3-7 2-5 2-6 2-6 2-6 1-6 1-6 1-6 1h-6-7-6-6-6l-6-1-6-1-7-2-6-1-5-2-6-2-6-1-6-4-5-2-6-3-5-3-5-3-6-3-4-4-5-4-5-5-4-3-5-5-4-5-4-4-3-5-4-5-3-6-3-4-4-6-3-6-2-5-2-6-3-6-1-6-2-5-1-6-1-7-1-6v-6l-1-6v-6-6l1-7v-6l1-6 1-6 1-6 2-6 1-6 3-6 2-5 2-7 3-5 3-5 3-6 4-5 3-5 4-5 4-5 3-4 5-4 5-5 4-4 5-4 4-4 6-4 5-3 6-3 5-3 5-3 6-3 6-1 5-3 7-1 6-2 6-1 6-1 6-1h6l7-1h6l6 1h6 6l6 1 6 2h6l6 2 6 2 6 3 6 2 5 2 6 2 5 4 5 3 6 4 4 3 6 3 4 5 5 5 4 4 4 4 4 5 4 5 4 5 3 5 4 6 2 5 3 5 3 6 3 5 1 6 3 6 1 6 2 6 1 6 1 6 1 7 1 6v6 6 6l-1 6-1 6-1 7-1 5-1 6-2 6-2 7-2 5-3 6-2 5-3 6-3 5-3 6-3 4-4 6-4 4-4 5-4 5zM266 272l4-5 4-4 5-5 4-5 3-5 4-5 3-6 3-5 3-6 2-5 3-6 2-5 1-7 2-6 1-5 2-6 1-7 1-6 1-6v-6-6-6l-1-6-1-7-1-6-2-6-1-6-2-6-2-6-1-6-4-5-2-6-3-6-3-5-3-6-3-4-4-6-4-4-4-5-4-4-5-5-5-4-4-5-5-3-5-4-6-3-4-4-6-3-6-3-5-2-6-2-6-3-6-1-6-2-5-1-7-2h-6l-6-1h-6l-6-1-7 1h-6l-7 1h-6l-6 1-5 2-6 1-7 2-6 2-5 2-6 3-6 2-5 3-6 3-5 3-5 4-5 4-5 4-4 4-5 5-4 5-4 4-4 5-4 4-3 6-4 5-3 6-3 5-2 5-3 6-2 6-2 5-2 7-1 6-2 6-1 6v6l-1 6-1 7v6 6l1 6 1 6v6l1 7 2 6 1 6 2 5 2 6 2 6 3 6 3 5 3 6 3 5 3 6 4 4 4 6 4 4 4 5 4 4 5 4 4 4 5 5 5 3 5 4 5 3 6 3 5 3 6 2 6 3 6 2 5 2 6 2 6 1 7 2 6 1h6l6 1h6 6 7l6-1h6l6-1 6-1 6-2 6-1 6-2 6-3 6-2 5-2 6-3 6-3 5-4 5-3 5-4 5-3 4-4z">
          <text:p/>
        </draw:path>
        <draw:path draw:style-name="gr139" draw:text-style-name="P137" draw:layer="layout" svg:width="0.316cm" svg:height="0.316cm" svg:x="2.726cm" svg:y="18.826cm" svg:viewBox="0 0 317 317" svg:d="M267 273l-4 4-5 3-5 4-5 4-5 3-5 4-5 2-7 3-5 3-5 2-6 2-7 3-5 1-6 2-6 1h-7l-6 1-6 1h-6-6-6l-6-1-7-1h-6l-6-2-6-2-6-1-6-2-6-3-5-2-6-2-6-3-5-3-6-4-4-3-6-4-4-4-6-4-4-4-4-4-5-5-4-5-3-5-4-5-3-5-3-5-4-6-3-5-2-6-2-6-2-6-2-5-2-7-1-6-1-6-1-6v-6l-1-6v-7-6l1-6v-6l1-6 1-6 1-7 2-6 1-6 3-5 2-6 2-6 3-5 3-6 3-5 4-5 3-6 4-5 4-5 4-4 4-5 5-5 5-3 5-4 5-4 5-4 5-3 5-3 6-3 6-3 5-2 6-2 6-3 6-1 6-2 6-1 6-1 6-1h6 6l7-1 6 1h7 6l6 1 6 2h5l7 3 6 1 5 3 6 2 6 2 5 3 6 3 5 3 5 4 6 3 4 4 5 4 5 4 4 5 5 4 4 5 3 4 4 7 3 4 4 6 3 5 3 5 2 7 3 5 2 5 2 6 1 7 2 6 2 6v6l1 6 1 6v7 6 6l-1 6-1 6v6l-2 7-2 5-1 6-2 6-2 6-2 6-3 5-3 6-3 5-3 5-4 6-3 5-4 5-4 4-4 5zM268 273l5-4 4-5 3-5 4-5 4-4 4-6 3-5 3-6 2-5 4-6 2-6 2-6 2-5 1-6 2-6 1-7 1-6 1-6 1-6v-6-6-7l-1-6-1-7-1-6-1-6-2-5-1-7-3-6-1-5-3-6-3-6-3-5-3-5-3-6-4-5-3-6-4-5-4-5-4-4-5-5-4-4-5-4-5-3-5-4-5-3-6-3-5-4-6-3-6-2-5-2-6-3-6-1-6-2-6-1-6-2h-6l-6-1h-7l-6-1-7 1h-6l-6 1h-6l-6 1-7 2-5 1-6 2-6 2-6 2-6 3-5 2-6 3-5 3-5 4-6 3-4 4-6 4-5 4-4 4-5 5-3 4-5 5-3 6-4 5-3 5-4 6-2 5-3 6-3 6-2 6-2 5-2 6-1 6-2 7-1 6v6l-1 6-1 6v6 7l1 6 1 6v6l1 6 2 6 1 7 2 6 2 5 2 6 3 6 3 5 3 6 3 5 4 5 3 6 4 4 4 6 4 4 4 4 5 5 5 4 5 3 5 4 5 4 6 3 5 3 6 3 5 3 6 2 6 2 6 3 6 1 6 2 6 1 6 1 7 1 6 1h6 6 6l6-1 6-1 7-1h6l6-2 6-2 6-2 6-2 5-2 6-3 6-3 5-3 5-3 6-3 4-4 6-4 4-4z">
          <text:p/>
        </draw:path>
        <draw:path draw:style-name="gr140" draw:text-style-name="P138" draw:layer="layout" svg:width="0.317cm" svg:height="0.317cm" svg:x="2.725cm" svg:y="18.825cm" svg:viewBox="0 0 318 318" svg:d="M269 273l-5 5-4 4-6 4-4 4-6 3-5 3-6 3-5 3-6 2-6 3-6 2-5 2-6 2-6 1-7 1-6 1-6 1h-6-6-6-7-6l-6-1-6-1-6-1-6-2-7-2-6-2-6-2-6-2-5-3-6-3-5-3-6-3-5-4-5-4-5-4-5-3-4-5-4-4-5-5-4-5-3-5-3-5-4-5-3-5-4-6-2-6-3-5-2-6-2-5-2-7-2-6-1-6-1-6-1-6v-6l-1-7v-6-6l1-6v-6l1-6 1-7 1-6 2-6 1-6 3-5 2-7 2-5 3-7 3-5 4-6 3-5 4-5 3-5 4-5 4-4 5-5 4-4 4-4 6-4 4-4 6-3 5-4 5-3 6-3 5-3 6-2 6-2 7-3 6-1 5-2 6-1 7-1 6-1h6 6l7-1 6 1h6 6l7 1 6 2h6l5 3 7 1 6 3 5 2 6 2 6 3 5 3 5 3 6 4 4 3 6 4 4 4 5 4 5 5 4 4 4 5 4 4 3 6 4 5 3 6 3 5 3 5 3 7 3 6 1 5 2 6 2 6 2 6 1 6 1 6 1 6v7 6 7 6 6l-1 6-1 6-1 6-2 7-2 6-1 5-2 6-3 6-3 6-2 5-3 6-3 5-4 5-4 5-4 5-4 5-4 5zM270 274l3-4 5-5 4-5 4-4 4-6 3-5 4-5 3-6 2-5 3-6 2-6 3-5 1-6 2-6 1-7 2-6 1-6v-6l1-6v-6-7-7l-1-6v-6l-1-6-2-6-1-6-2-6-2-6-2-6-3-5-2-7-3-6-3-5-3-6-4-5-4-5-4-4-4-6-4-4-4-4-5-5-5-4-5-3-5-4-6-3-4-3-6-4-6-3-5-2-6-2-6-3-6-1-6-2-6-1-6-2h-7l-6-1h-6l-6-1-7 1h-6l-6 1h-6l-7 1-6 2-6 1-7 2-5 2-6 2-6 3-6 3-5 2-6 3-5 4-5 3-5 4-5 4-4 4-5 4-5 5-3 4-4 6-4 4-4 6-3 5-3 6-3 5-3 6-3 6-2 6-2 6-2 6-1 6-2 6-1 7v6l-1 6-1 6v6 6l1 7 1 6v6l1 6 2 6 1 6 2 7 2 6 2 5 3 6 3 6 3 5 3 5 4 6 3 4 4 6 4 4 4 5 5 5 4 4 5 4 5 4 5 4 5 4 5 3 5 3 7 3 5 2 5 3 7 2 6 2 6 2 6 1 6 2 6 1h7l6 1h7 6 6l6-1h6l6-1 7-1 6-1 6-2 6-2 5-3 7-2 5-2 6-3 6-3 5-3 5-4 5-3 5-4 5-5z">
          <text:p/>
        </draw:path>
        <draw:path draw:style-name="gr141" draw:text-style-name="P139" draw:layer="layout" svg:width="0.319cm" svg:height="0.319cm" svg:x="2.725cm" svg:y="18.825cm" svg:viewBox="0 0 320 320" svg:d="M270 275l-4 4-6 4-4 4-6 4-4 3-6 3-5 3-6 4-6 2-6 2-5 2-6 3-6 1-7 2-6 1h-6l-6 1-6 1h-7-6-7l-6-1-7-1h-6l-6-2-6-1-6-2-6-2-6-3-5-2-6-2-6-3-5-3-6-3-4-4-6-4-4-4-5-4-4-5-5-4-4-5-5-4-3-6-3-4-4-6-3-5-4-6-2-5-3-6-2-6-2-6-2-6-2-6-1-6-1-6-1-7v-6l-1-6v-6-6l1-6v-6l1-7 1-7 1-5 2-6 1-7 3-6 2-6 2-6 3-5 4-6 3-5 3-5 4-6 3-4 4-6 4-4 5-5 4-4 5-4 5-4 5-4 5-3 5-4 5-3 6-3 6-3 5-2 7-2 5-3 6-1 6-2 6-1 7-1 6-1h6 6l7-1 7 1h6 6l6 1 7 2 6 1 6 2 5 1 6 3 7 2 5 2 5 3 7 3 4 3 6 4 5 3 5 4 5 4 5 5 3 4 5 4 4 6 4 4 4 5 4 5 3 6 3 5 3 5 2 7 2 5 3 6 2 6 2 6 1 7 2 6v6l1 6 1 6v7 6 6l-1 7-1 6v6l-2 6-1 6-2 6-2 7-2 5-2 6-3 6-3 5-3 5-3 6-4 5-3 6-4 4-4 5-5 4zM270 276l5-5 5-4 3-5 4-5 4-5 3-5 4-6 3-5 3-6 3-6 2-5 2-6 2-7 1-6 2-6 1-6 1-6 1-6 1-7v-6-6-7l-1-6-1-6-1-6-1-6-2-7-1-7-3-5-2-6-2-6-2-6-4-5-3-5-3-6-4-5-3-6-4-4-4-5-5-4-4-5-5-4-5-5-4-3-6-3-5-4-5-3-6-4-5-3-6-2-7-2-5-3-6-1-6-2-6-1-7-2h-6l-6-1h-6l-7-1-7 1h-6l-6 1h-6l-7 1-6 2-6 1-6 2-6 2-6 2-6 3-5 3-6 2-5 4-5 3-6 4-4 4-6 4-4 3-5 5-5 5-3 4-4 5-4 5-4 5-3 5-3 6-3 5-3 6-3 6-2 6-2 6-2 5-1 7-2 6-1 7v6l-1 7-1 6v6 6l1 6 1 6v7l1 7 2 5 1 6 2 6 2 6 2 6 3 6 3 5 3 6 3 6 4 5 4 5 3 5 4 5 4 5 5 4 4 4 5 5 5 4 5 3 5 4 6 3 5 3 6 4 5 2 6 2 6 2 6 3 6 1 6 2 6 1 6 1 7 1 6 1h7 6 7l6-1 6-1 6-1h6l7-2 6-1 6-3 6-2 5-2 7-3 5-3 5-3 6-3 5-4 6-3 4-4 5-4z">
          <text:p/>
        </draw:path>
        <draw:path draw:style-name="gr141" draw:text-style-name="P139" draw:layer="layout" svg:width="0.32cm" svg:height="0.32cm" svg:x="2.724cm" svg:y="18.824cm" svg:viewBox="0 0 321 321" svg:d="M271 277l-4 3-5 5-5 4-5 3-5 4-6 3-5 3-6 3-6 2-6 3-6 2-6 2-6 2-7 1-6 1-6 1-6 1h-6-6-7-7-6l-6-1-6-1-6-1-6-2-7-1-5-3-6-2-6-2-6-3-5-3-5-3-6-4-5-3-5-4-5-4-5-4-4-4-5-5-4-4-4-5-4-5-3-6-4-4-3-6-4-6-2-5-3-6-2-6-2-6-2-6-2-6-1-6-1-7-1-6v-6l-1-6v-6-6l1-7v-7l1-6 1-7 1-6 2-6 1-5 3-6 2-7 2-5 3-6 4-6 3-5 3-5 4-5 3-5 4-5 4-5 5-4 4-5 5-4 5-4 5-3 5-4 6-3 5-4 6-3 5-3 6-2 6-2 6-3 6-1 6-2 6-1 6-1 7-1h6 6l7-1 6 1h6 6l6 1 7 2 6 1 6 2 6 1 5 3 7 2 7 2 5 3 5 3 6 3 5 4 6 3 4 4 5 5 4 4 5 4 5 5 3 5 4 4 4 6 4 5 3 5 3 6 3 5 3 6 2 6 2 6 3 5 1 6 2 7 1 6 1 6 1 7v6 7 6 6 6l-1 7-1 6-1 6-2 6-1 6-2 6-2 7-3 5-3 6-2 6-3 5-4 5-3 6-4 4-4 6-4 4-4 5zM272 277l5-4 3-5 5-5 4-5 4-5 3-6 3-5 3-5 3-6 3-6 2-5 3-7 1-6 2-6 1-6 2-6 1-6v-7l1-6v-6-6-7l-1-6v-7l-1-6-2-6-1-7-2-6-2-6-2-6-3-5-2-7-3-5-3-5-4-6-3-5-4-5-4-5-4-5-4-4-5-5-4-4-5-4-5-4-6-3-4-4-6-3-6-4-5-3-7-2-6-2-6-3-6-1-6-2-6-1-7-2h-6l-6-1h-6l-6-1-7 1h-6l-6 1h-7l-6 1-6 2-6 1-6 2-6 2-7 2-5 3-5 3-7 3-5 3-5 3-6 4-4 4-5 4-5 3-5 5-4 5-4 4-4 5-4 5-4 6-3 5-3 5-3 6-3 5-3 6-2 7-2 5-2 6-1 6-2 6-1 7v6l-1 7-1 7v6l1 6v6l1 7v6l1 6 2 7 1 6 2 6 3 5 2 6 2 6 3 6 3 5 4 6 3 5 4 6 3 4 4 5 5 5 4 4 4 5 6 3 4 5 6 4 4 3 6 4 5 3 6 2 6 3 6 3 5 2 6 2 7 2 6 1 6 2 6 1h6l6 1h7 7 6l6-1h6l7-1 6-1 6-1 6-3 6-1 6-3 7-2 5-2 6-3 6-3 5-3 5-4 5-4 6-4 4-4z">
          <text:p/>
        </draw:path>
        <draw:path draw:style-name="gr142" draw:text-style-name="P140" draw:layer="layout" svg:width="0.322cm" svg:height="0.322cm" svg:x="2.723cm" svg:y="18.823cm" svg:viewBox="0 0 323 323" svg:d="M272 277l-5 5-4 4-6 4-5 4-5 3-5 3-6 4-6 3-5 2-6 2-6 3-7 1-5 2-6 2-6 1h-7l-6 1-7 1h-6-6-7l-6-1-6-1h-6l-6-2-7-1-6-2-6-2-5-3-6-2-6-3-6-2-5-3-6-4-4-3-6-4-4-5-6-4-4-4-4-4-5-5-4-5-4-5-3-5-4-5-3-6-3-5-3-6-2-6-2-6-3-5-2-7-2-6-1-6-1-6-1-6v-7-7l-1-6v-6l1-7v-6l1-7 1-6 1-6 2-6 1-6 3-6 2-6 2-6 3-5 4-6 3-5 3-6 4-5 3-5 4-5 5-5 4-4 4-5 6-4 4-4 5-3 5-4 6-3 5-3 6-4 6-3 5-2 6-2 6-3 7-1 6-2 6-1 6-1 6-1h6 7l7-1 6 1h6 6l6 1 6 2 7 1 6 2 6 1 6 3 5 2 7 2 5 3 6 3 6 3 4 4 6 3 5 5 5 4 4 4 5 4 4 5 5 5 4 5 4 5 3 5 4 5 3 6 3 5 2 6 2 6 3 6 2 6 2 6 1 6 2 7v6l1 6 1 6v7 6 7l-1 6-1 6v7l-2 6-1 6-2 6-1 6-3 6-2 6-3 6-3 5-3 6-3 5-3 5-4 6-4 4-5 6-4 4zM273 278l4-5 5-4 4-5 4-5 4-5 3-5 3-6 4-5 3-6 2-6 3-6 2-5 2-6 1-6 2-7 1-6 1-7 1-6 1-6v-7-6-7l-1-6-1-6-1-6-1-7-2-6-1-6-2-6-3-6-2-6-3-6-2-5-4-6-3-5-3-5-4-6-4-4-5-6-4-4-5-4-5-5-5-4-5-4-5-3-5-4-6-3-5-4-6-3-6-2-6-2-6-3-6-1-6-2-6-1-7-2h-6l-6-1h-6l-6-1-7 1h-7l-6 1h-6l-6 1-7 2-6 1-6 2-6 2-6 2-5 3-6 3-6 3-5 3-6 3-5 4-5 4-5 4-5 4-4 4-5 5-4 4-4 6-4 4-3 6-4 5-3 5-3 7-3 5-3 5-2 7-2 6-2 6-1 6-2 6-1 6v7l-1 6-1 7v6l1 6v7l1 7v6l2 6 1 6 1 6 2 7 3 6 2 5 2 6 3 6 4 5 3 6 3 5 4 5 3 6 4 4 5 5 5 5 4 4 5 4 4 4 6 4 5 4 6 3 5 3 5 3 7 3 5 2 6 3 6 2 6 1 7 2 6 1 6 1 6 1 6 1h7 6 6l7-1 7-1 6-1 6-1 6-1 6-2 6-2 6-2 6-2 6-3 6-3 5-3 5-3 6-4 5-4 5-3 4-4z">
          <text:p/>
        </draw:path>
        <draw:path draw:style-name="gr143" draw:text-style-name="P141" draw:layer="layout" svg:width="0.323cm" svg:height="0.323cm" svg:x="2.722cm" svg:y="18.822cm" svg:viewBox="0 0 324 324" svg:d="M274 279l-5 4-5 4-4 4-6 4-5 4-6 3-5 3-5 3-7 2-6 3-5 2-6 2-6 2-7 1-6 1-6 1-7 1-6 1h-6-6-7l-6-1-7-1-6-1-6-1-6-2-6-1-6-3-7-2-5-2-6-3-5-3-6-4-5-3-6-3-5-4-5-4-4-4-5-5-5-4-4-5-4-5-4-5-4-5-3-5-3-6-3-5-3-6-2-6-3-5-3-7-2-6-2-6v-7l-2-6-1-6v-7-6l-1-6v-7l1-7v-6l1-6 1-6 1-6 2-6 1-7 4-6 2-6 2-5 3-6 3-6 3-5 4-6 3-5 4-5 5-5 4-5 4-4 5-4 5-5 4-4 6-3 5-4 5-3 6-3 5-4 6-3 6-2 6-2 6-3 5-1 7-2 7-1 6-1 6-1h6 6l7-1 6 1h6 7l6 1 7 2 6 1 6 2 5 1 7 3 6 2 5 2 6 3 6 3 5 3 5 4 6 4 4 4 6 4 4 4 5 4 4 5 5 5 3 5 4 5 3 6 4 5 3 6 3 5 3 6 2 5 2 7 3 6 1 6 2 6 1 6 1 6 1 7 1 6v7 6 6l-1 6-1 6-1 7-1 7-2 6-1 7-3 6-1 5-3 6-3 6-3 6-3 5-3 6-4 5-3 5-4 5-4 5-5 4zM274 280l5-5 4-5 4-4 4-6 4-5 4-5 3-6 3-5 3-6 2-6 4-5 1-6 2-6 2-7 1-6 2-7 1-6 1-7v-6-6-6-7-6l-1-7-1-6-2-7-1-6-2-6-2-5-2-7-3-6-3-5-2-6-4-6-3-5-4-5-3-6-4-4-4-5-5-5-5-4-4-5-5-4-5-4-5-3-5-4-6-3-6-4-5-2-6-3-6-2-6-3-6-1-6-2-6-1-6-2h-7l-7-1h-6l-6-1-7 1h-6l-6 1h-6l-7 1-6 2-7 1-6 2-6 2-5 2-6 3-6 3-6 3-5 3-6 3-5 4-5 4-5 4-5 4-4 5-5 4-4 5-4 5-4 5-3 5-4 6-3 5-4 6-2 6-3 5-2 6-3 6-2 7-1 6-2 6-1 6v6l-1 6-1 7v7l1 6v6l1 7v6l2 6 1 7 2 6 1 6 4 7 2 6 2 5 3 6 3 6 3 5 4 5 3 6 4 4 5 6 4 4 4 5 5 5 5 4 5 3 5 4 5 4 5 3 6 3 6 3 5 3 6 3 7 2 6 2 5 2 7 1 6 2 6 1 7 1h6 7 6 6 6l7-1 6-1 6-2h7l6-3 6-1 6-2 5-3 7-3 5-2 6-3 6-4 5-3 5-4 5-4 5-5z">
          <text:p/>
        </draw:path>
        <draw:path draw:style-name="gr144" draw:text-style-name="P142" draw:layer="layout" svg:width="0.325cm" svg:height="0.324cm" svg:x="2.722cm" svg:y="18.822cm" svg:viewBox="0 0 326 325" svg:d="M275 280l-5 3-4 5-6 4-4 4-6 3-5 4-6 3-6 2-6 3-5 3-6 2-6 1-7 3h-6l-6 2-6 1-7 1h-6-6-7-6-7l-6-1-6-1-6-2-7-1-5-2-7-2-6-2-6-3-5-3-6-3-6-3-5-3-6-4-4-4-6-3-5-4-5-5-4-5-4-4-5-6-4-4-3-6-4-5-3-5-3-6-3-6-2-5-2-7-3-6-1-7-3-6v-6l-2-6-1-6v-7-6l-1-6v-7l1-7v-6l1-6 1-6 1-6 2-6 2-7 2-6 2-6 3-5 2-6 4-6 3-5 4-6 3-5 4-5 4-5 4-5 5-4 4-5 5-4 5-4 6-4 5-4 5-3 6-3 6-3 5-3 6-3 6-2 6-2 6-2 6-1 7-2 6-1h7l6-1h6l7-1 6 1h6l6 1h7l6 2 7 1 6 2 6 1 6 3 5 2 7 3 5 2 5 4 7 3 5 4 5 3 5 4 5 4 4 5 5 4 4 5 4 5 5 4 3 6 4 5 3 5 4 6 2 6 3 5 3 6 2 7 2 5 2 6 1 6 2 7 1 6v7l1 6v7 6 6l-1 6v7l-1 6-2 6-1 7-2 6-2 6-2 7-3 5-2 6-3 6-3 5-3 6-4 5-4 5-4 6-4 4-4 5zM276 280l4-4 4-5 5-5 4-5 4-5 3-6 4-5 3-5 3-7 2-5 2-6 3-7 2-6 1-6 2-7 2-6v-6l1-7 1-6v-6-7-6l-1-6-1-7-1-6-1-7-2-6-1-6-2-6-3-6-2-6-3-6-3-5-3-6-3-6-4-4-4-6-4-5-4-5-4-4-5-5-5-4-5-5-5-3-5-4-5-3-6-4-5-3-6-3-6-3-6-2-6-2-6-2-6-1-7-2-6-1-7-1-6-1h-6-6-7-6l-6 1-7 1h-6l-7 2-6 1-6 3-6 1-6 3-6 3-6 2-5 3-6 3-5 4-5 3-7 4-4 5-6 3-4 5-4 5-5 4-4 6-3 4-4 6-4 5-3 5-3 7-3 5-3 6-2 6-2 6-2 6-1 6-2 7-1 6v6l-1 6v7l-1 7 1 6v7l1 6v6l2 6 1 6 2 6 1 7 3 6 2 7 2 6 3 5 4 6 3 6 4 5 3 5 4 5 4 5 4 5 5 5 4 4 6 4 4 4 6 4 6 4 5 3 6 3 5 3 6 3 6 3 6 2 6 1 6 3 6 1 6 1 7 2h6l7 1h6 7 6l7-1h6l6-1 6-2 6-1 7-2 6-1 6-3 6-2 5-3 7-2 5-3 5-4 6-3 5-4 5-4 5-5z">
          <text:p/>
        </draw:path>
        <draw:path draw:style-name="gr145" draw:text-style-name="P143" draw:layer="layout" svg:width="0.326cm" svg:height="0.326cm" svg:x="2.721cm" svg:y="18.822cm" svg:viewBox="0 0 327 327" svg:d="M277 281l-5 4-5 5-5 4-5 3-6 3-5 4-6 3-6 3-5 3-6 2-7 2-6 2-6 2-6 1-6 2h-6l-7 1-6 1h-7-6-7l-6-1-6-1-7-1-6-1-6-2-7-2-6-1-6-3-6-2-6-3-5-3-6-3-5-3-6-4-5-4-5-4-5-5-5-3-4-5-4-5-4-5-5-5-3-5-4-5-3-7-3-6-3-5-2-6-2-6-3-7-1-6-3-6v-6l-2-6-1-6v-7-7l-1-6 1-6v-7-6l1-6 1-6 1-7 2-6 2-7 2-5 2-6 3-6 2-6 4-6 3-5 4-6 3-5 4-5 4-5 5-5 4-4 4-5 6-4 4-4 6-4 5-3 5-4 6-3 5-3 6-3 6-3 6-2 6-2 7-2 6-1 6-2 6-1h7l7-1h6 7 6 6l6 1h7l6 2 6 1 7 2 6 1 6 3 6 2 5 3 7 2 5 4 5 3 6 4 5 3 5 4 5 5 5 4 4 4 5 5 4 5 4 5 4 5 3 5 4 6 3 6 3 5 3 6 2 5 2 7 3 6 1 6 2 6 1 6 1 7 1 6 1 7v6 7 6l-1 6-1 7-1 6-1 6-2 6-1 7-3 6-2 6-2 6-3 5-3 7-3 5-3 6-4 6-3 5-4 5-5 5-4 5zM277 281l5-4 4-5 4-5 4-5 4-5 3-5 4-7 3-5 3-6 3-6 2-6 2-6 2-6 2-7 2-6 1-6 1-6 1-6v-7-6-7-6-7l-1-7-2-6v-6l-2-6-2-6-2-6-2-7-2-6-4-5-3-6-3-6-3-5-4-5-3-6-4-4-5-6-4-4-4-5-6-4-4-5-6-3-4-4-6-3-6-3-5-4-6-3-6-3-6-2-6-2-6-2-7-1-6-2-6-1-6-1-7-1h-6-6-7-6l-7 1-7 1h-6l-6 2-6 1-7 3-6 1-6 3-6 3-6 2-6 3-5 3-6 4-5 4-6 4-4 4-5 3-4 5-5 5-5 5-4 5-3 5-4 5-3 6-4 5-3 6-3 6-3 5-2 6-2 6-2 7-1 6-2 6-1 7v6l-1 6v7l-1 6 1 6v7l1 7v6l2 6 1 7 2 6 1 6 3 6 2 6 2 6 3 6 4 5 3 7 4 5 3 5 4 6 4 4 5 5 4 5 5 4 5 4 5 5 5 4 5 3 5 4 6 3 6 3 5 2 6 3 7 2 6 2 7 2 6 2 6 1 7 1 6 1 6 1h7 6 7l6-1 7-1 6-1 6-1 7-2 6-1 6-2 6-2 6-2 6-4 5-3 7-3 5-3 5-4 5-3 5-4 5-4z">
          <text:p/>
        </draw:path>
        <draw:path draw:style-name="gr146" draw:text-style-name="P144" draw:layer="layout" svg:width="0.328cm" svg:height="0.327cm" svg:x="2.72cm" svg:y="18.821cm" svg:viewBox="0 0 329 328" svg:d="M278 282l-5 5-5 3-5 4-5 4-5 4-6 3-6 3-5 3-6 3-7 3-5 2-6 1-6 2-7 2-6 1-7 1-6 1h-7-7-6-7-6l-6-1-7-2h-6l-6-2-6-2-7-2-6-2-6-3-5-3-6-3-6-3-5-4-6-3-4-3-6-5-4-4-5-5-5-4-4-6-4-4-4-6-4-5-4-5-3-6-3-5-3-6-2-7-2-5-3-6-1-6-3-6v-7l-2-6-1-7v-6-7l-1-6 1-6v-7-6l1-6 1-7 1-6 2-7 2-6 2-6 2-6 3-5 2-7 4-5 3-5 4-6 3-5 4-6 4-4 5-6 4-4 5-5 5-4 4-4 6-3 5-4 5-4 6-3 6-3 5-3 6-3 7-2 6-2 6-2 6-1 6-2 6-1h7l7-1h6 7 7 6l7 1h6l6 2 6 1 6 2 6 1 7 3 6 2 6 3 5 3 6 3 6 3 5 4 5 3 5 4 5 5 5 4 5 4 4 5 4 5 4 5 4 5 4 6 3 5 3 6 3 6 3 5 3 6 2 6 1 7 3 6 1 6 1 6 2 6v7 6l1 6v7 7l-1 6v7l-1 6-2 6-1 6-2 7-2 5-2 7-3 6-2 6-3 5-3 6-4 6-3 5-4 5-4 5-4 5-4 5zM278 283l5-5 4-5 4-6 5-4 4-6 3-5 4-5 3-6 3-6 2-6 2-6 3-6 2-6 2-6 1-6 2-7v-6l1-7 1-6v-7-7l-1-6v-6l-1-7-1-6-1-6-1-6-3-6-1-7-3-6-2-6-3-6-3-5-3-6-3-6-4-5-4-5-4-5-4-5-5-5-5-4-4-5-5-4-5-4-6-3-5-4-5-3-6-4-6-3-6-3-6-2-6-2-6-2-6-1-7-2-6-1-6-1-7-1h-6-7-7-6l-7 1-7 1h-6l-6 2-7 1-6 3-6 1-6 3-6 3-6 2-5 3-6 4-6 3-4 4-6 4-5 4-5 4-4 5-5 4-4 5-5 5-3 5-4 5-3 6-3 5-4 6-3 6-2 6-3 6-2 6-2 6-1 7-2 6-1 6v7l-1 6v7l-1 6 1 6v7l1 6v7l2 6 1 7 2 6 1 6 3 6 2 6 2 6 3 6 4 5 3 6 4 6 3 5 4 5 4 5 5 6 4 4 5 5 5 4 5 4 5 4 6 3 5 4 6 3 5 3 6 3 6 3 6 2 7 1 6 3 6 1 6 1 6 2h7l6 1h6 7 7l7-1h6l7-1 7-2 6-1 6-2 6-1 6-3 6-2 6-3 6-3 5-3 6-3 5-4 5-4 6-4 4-4z">
          <text:p/>
        </draw:path>
        <draw:path draw:style-name="gr147" draw:text-style-name="P145" draw:layer="layout" svg:width="0.329cm" svg:height="0.329cm" svg:x="2.719cm" svg:y="18.82cm" svg:viewBox="0 0 330 330" svg:d="M279 283l-5 4-4 4-6 4-5 4-6 5-5 3-5 3-6 3-6 3-7 2-6 2-6 2-6 2-6 1-7 2h-7l-6 1-7 1h-6-7-6l-6-1-7-1-6-1-6-1-7-1-6-3-6-1-6-3-6-3-6-2-6-3-5-3-6-4-5-4-5-4-6-4-4-4-5-5-5-4-4-5-4-5-4-5-4-5-4-6-3-6-3-5-3-7-2-5-2-6-3-6-1-6-2-7-1-6-2-7-1-6v-6-7l-1-6 1-6v-7-6l1-7 1-6 1-7 2-6 2-6 2-6 3-6 2-6 3-6 3-6 3-5 4-6 3-5 4-6 5-4 4-5 4-4 5-5 5-5 5-4 5-3 5-4 6-3 6-4 5-3 6-3 6-3 6-2 6-2 6-2 7-1 6-2 6-1h6l7-1h6 7 7 6l7 1h6l6 2 7 1 6 2 6 2 6 2 7 2 6 3 6 3 5 3 6 3 5 4 5 4 6 4 4 4 5 4 5 5 4 5 5 4 4 6 4 4 4 6 3 6 3 5 3 6 3 6 2 6 2 6 2 6 2 6 2 7 1 6 1 6 1 7v6l1 6v7 6l-1 7-1 6-1 7-1 7-2 6-1 6-3 6-2 6-2 6-2 6-4 6-3 5-3 6-4 5-3 5-5 5-4 5-5 5zM280 283l4-4 5-5 4-5 4-6 3-4 4-6 4-6 3-5 3-5 3-7 2-6 2-6 3-6 1-6 2-6 1-7 1-7 1-6v-7-6-7-6-6l-1-7-2-6v-6l-2-7-2-6-2-7-2-6-3-5-2-6-4-6-3-6-3-5-4-6-3-5-5-5-4-5-5-5-4-4-5-5-5-4-5-4-5-3-6-4-6-3-5-4-6-3-6-2-7-3-6-2-6-2-6-1-6-2-7-1-6-1-7-1h-6-7-7-6l-7 1-6 1h-6l-7 2-6 1-6 3-6 1-7 3-6 3-5 2-6 3-6 4-5 3-5 4-6 4-4 4-6 4-4 5-5 4-4 5-5 5-3 6-3 4-4 7-3 5-4 5-3 7-2 6-2 5-3 6-2 7-1 6-2 7-1 6v7l-1 6v6l-1 7 1 6v7l1 6v7l2 6 1 6 2 7 1 6 3 6 2 6 3 6 2 6 4 6 3 5 4 6 3 5 4 5 5 5 4 5 4 5 5 4 5 4 5 4 5 4 6 5 5 4 6 3 6 3 6 2 5 3 6 2 7 2 6 2 7 2 6 1 6 1 7 1 6 1h6 7 6l7-1 6-1 7-1 7-1 6-2 6-1 6-2 6-2 7-3 6-2 6-4 6-3 5-3 6-4 5-4 5-4 5-5z">
          <text:p/>
        </draw:path>
        <draw:path draw:style-name="gr148" draw:text-style-name="P146" draw:layer="layout" svg:width="0.331cm" svg:height="0.33cm" svg:x="2.719cm" svg:y="18.819cm" svg:viewBox="0 0 332 331" svg:d="M280 284l-5 4-5 5-5 4-5 3-6 4-5 3-6 3-6 4-6 2-6 3-6 2-6 2-7 1-6 3-6 1-7 1-6 1h-7-6-7-6-6l-7-1-6-2h-7l-7-3-6-2-6-2-6-2-5-3-7-2-5-3-6-3-6-4-5-4-5-4-5-4-5-4-5-4-5-5-3-5-5-5-4-5-4-6-3-5-4-5-3-7-2-5-3-6-2-6-3-7-1-6-2-6-1-6-2-6-1-7v-6-7l-1-6 1-7v-6-7l1-7 1-6 1-6 2-6 2-7 3-6 2-6 2-6 3-6 3-5 3-6 4-6 3-4 4-6 5-5 4-5 4-4 5-5 5-5 5-4 5-3 6-4 5-3 6-4 6-3 5-3 6-3 6-2 7-2 6-2 6-1 7-2 6-1h6l7-1h6 7 6 6l7 1h7l7 2 6 1 6 2 6 2 6 2 6 3 6 2 6 3 5 3 6 3 6 4 5 4 5 4 5 4 5 4 5 5 5 5 4 4 4 6 4 5 3 5 4 6 3 5 3 6 3 7 3 5 2 6 2 6 2 6 1 7 1 7 2 6v7 6l1 6v7 6l-1 7v6l-1 6-2 7-1 6-2 7-2 6-2 6-3 6-3 6-2 6-3 5-4 6-4 6-4 4-3 6-4 5-5 5zM281 284l5-4 4-5 4-5 4-5 4-5 4-6 3-5 4-6 2-6 3-6 2-6 3-6 2-6 2-7 1-6 2-6v-7l1-6 1-7v-6-7l-1-6v-7l-1-6-1-6-1-7-1-7-3-6-1-6-3-6-3-6-2-6-3-6-3-5-4-6-4-6-4-5-3-5-4-5-5-5-5-4-6-4-4-5-6-4-5-3-6-4-5-3-6-4-5-3-7-2-6-2-6-3-6-2-6-1-6-2-7-1-7-1-6-1h-7-6-7-6l-7 1-6 1h-7l-6 2-6 1-6 3-7 1-6 3-6 3-6 3-5 3-6 3-6 3-5 4-5 4-5 4-5 4-5 5-4 4-5 6-4 4-4 6-3 5-4 6-3 5-4 6-3 6-2 6-2 6-3 6-2 6-1 6-2 7-1 6v7l-1 7v6l-1 7 1 6v7l1 6v7l2 6 1 6 2 7 1 6 3 6 2 7 3 5 2 6 4 6 3 6 4 5 3 5 4 5 5 5 4 5 5 5 5 4 4 5 6 4 5 4 5 4 6 3 5 3 6 4 6 2 6 3 6 2 6 2 6 2 7 2 7 1 6 2h7l6 1h6 7 6l7-1h6l7-1 6-2 6-2 7-1 7-3 6-1 5-3 6-3 6-3 6-3 5-3 6-4 5-4 5-3 5-5z">
          <text:p/>
        </draw:path>
        <draw:path draw:style-name="gr149" draw:text-style-name="P147" draw:layer="layout" svg:width="0.333cm" svg:height="0.332cm" svg:x="2.718cm" svg:y="18.819cm" svg:viewBox="0 0 334 333" svg:d="M282 286l-5 4-5 5-5 4-6 4-5 4-6 3-5 3-6 3-6 2-6 3-6 2-7 2-6 2-6 1-6 2h-7l-6 1-7 1h-7-6-7l-6-1-7-1-6-1-7-1-6-1-6-3-6-1-6-3-7-3-5-2-6-3-6-4-5-3-5-4-6-4-5-3-5-5-4-5-5-4-5-5-4-5-4-5-4-5-3-6-4-6-3-5-2-6-3-6-3-6-2-6-2-6-1-7-2-6-1-7-1-7-1-6v-7l-1-6 1-7v-6l1-6 1-7 1-6 1-7 2-6 2-6 2-7 3-6 2-6 3-5 3-6 3-6 4-5 4-6 4-5 4-5 4-5 5-5 4-4 5-4 5-5 5-4 5-3 7-4 5-3 5-4 7-3 6-2 6-3 6-2 6-2 6-1 7-2 7-1h6l7-1h6 7 6 7l6 1h6l7 2 6 1 6 2 7 2 6 3 6 2 6 2 5 3 7 4 5 3 5 4 6 4 5 4 5 4 5 4 5 5 4 4 4 6 4 4 4 6 4 5 4 6 3 6 3 5 2 6 3 7 3 6 1 6 2 6 2 6 1 7 1 6 1 6v7l1 7v6 7l-1 7-1 6-1 7-1 6-2 6-1 6-2 6-3 6-2 7-3 6-2 6-4 5-3 6-4 5-4 6-4 5-5 5-3 4zM282 287l5-5 4-5 5-5 4-5 4-5 3-5 3-7 4-5 3-6 3-6 2-6 2-6 3-6 1-7 2-6 1-6 1-7 1-6 1-7v-7-6l-1-7v-7l-1-6-2-7v-6l-2-6-2-6-2-6-2-6-3-7-2-6-3-6-4-5-3-6-4-5-4-6-4-5-5-5-4-4-5-5-4-4-5-5-5-4-6-4-5-3-6-4-6-4-6-3-5-2-7-2-6-3-7-2-6-1-6-2-6-1-7-1-6-1h-7-6-7-6l-7 1-6 1h-7l-7 2-6 1-7 3-6 2-6 2-5 3-7 3-6 4-5 3-6 4-5 3-5 4-6 4-4 5-5 4-5 5-4 5-4 5-4 5-4 5-4 6-3 6-3 5-3 6-2 6-2 6-3 7-2 6-2 6v7l-2 6-1 6-1 7v6l-1 7 1 6v7l1 6 1 7 2 7 1 6 2 7 1 6 3 6 2 6 3 6 3 6 3 6 3 5 4 6 4 5 4 5 4 6 4 4 5 5 4 5 5 4 5 4 6 4 5 4 6 3 6 4 5 2 6 3 7 2 6 3 6 2 6 2 6 2 7 1 6 1 6 1 7 1h7 6 7l7-1 6-1 7-1 6-1 7-2 6-1 6-2 6-2 6-3 7-2 5-3 6-4 6-3 5-3 5-4 6-5 4-4z">
          <text:p/>
        </draw:path>
        <draw:path draw:style-name="gr149" draw:text-style-name="P147" draw:layer="layout" svg:width="0.334cm" svg:height="0.333cm" svg:x="2.717cm" svg:y="18.818cm" svg:viewBox="0 0 335 334" svg:d="M283 287l-5 5-5 4-5 4-5 4-6 3-5 4-6 3-6 3-6 3-6 3-6 1-6 3-6 1-7 2-7 1-6 1-7 1-7 1h-6-7-6l-7-1-6-1-6-2h-7l-6-2-6-2-7-2-6-3-6-2-6-3-5-2-7-4-5-3-5-4-6-4-5-5-5-4-5-4-5-5-4-4-4-6-4-5-4-6-4-5-3-5-3-7-3-5-3-6-2-6-3-6-1-7-2-6-1-7-2-6-1-7v-6-7l-1-6 1-7v-6-7l1-6 2-6v-7l2-7 2-6 3-6 2-6 2-6 3-6 3-6 3-5 4-6 4-6 4-4 4-6 4-4 5-6 5-4 5-5 5-4 6-4 5-3 6-4 5-3 6-4 6-3 6-2 6-2 6-3 7-2 6-1 6-2 7-1h6l7-1h7 6 7 7l6 1 7 1 6 1 6 1 6 2 7 2 6 3 6 2 6 2 6 3 5 3 7 4 5 3 5 4 6 4 4 5 5 5 5 5 4 4 5 5 4 5 4 6 3 5 4 5 3 6 3 6 3 6 3 6 2 6 2 7 2 6 1 6 1 6 2 7 1 6v7 6 7 6 7l-1 7-1 6-2 7-1 6-2 7-2 6-2 6-3 6-3 6-3 6-3 5-3 6-4 6-4 5-3 5-5 5-5 5zM283 288l5-5 5-5 4-5 4-5 4-5 4-6 3-5 3-6 3-6 3-6 3-6 2-6 2-6 2-6 1-7 2-7 1-6v-7-7l1-6v-7l-1-6v-7-6l-2-7-1-6-1-6-3-7-1-6-3-6-3-7-2-5-3-6-4-6-3-6-4-5-4-6-3-4-5-6-5-4-4-5-5-5-5-4-6-5-5-3-5-4-6-3-6-4-5-3-7-2-6-2-6-3-6-2-7-1-6-2-6-1-7-1-6-1h-7-7-6-7l-7 1-6 1-7 1-6 1-7 1-6 3-6 2-6 2-6 3-6 3-6 3-5 3-7 4-5 4-5 3-5 4-5 5-6 5-4 5-4 5-5 5-4 5-3 6-4 5-3 6-4 6-3 6-2 5-2 6-3 7-1 6-2 7-1 6-2 7v6l-1 7v6l-1 7 1 7v6l1 7v6l2 6 1 7 2 6 1 7 3 6 2 6 3 6 3 6 3 6 3 6 4 5 4 6 4 5 4 5 4 5 5 5 5 4 6 4 4 5 6 4 5 3 6 3 6 4 6 3 5 3 7 2 6 2 6 3 7 1 6 2 6 1 7 2 6 1h7 6 7 7 6l7-1 6-1 7-2 7-1 6-2 6-2 6-2 6-3 6-2 7-3 5-3 5-4 6-4 5-4 5-3 6-4z">
          <text:p/>
        </draw:path>
        <draw:path draw:style-name="gr150" draw:text-style-name="P148" draw:layer="layout" svg:width="0.336cm" svg:height="0.335cm" svg:x="2.716cm" svg:y="18.817cm" svg:viewBox="0 0 337 336" svg:d="M284 289l-4 5-6 3-5 4-5 4-6 4-5 4-6 3-6 3-6 2-6 3-6 2-7 2-6 2-7 1-6 2-6 1h-7l-6 1h-7-7-6l-7-1h-6l-7-2-6-1-6-2-7-2-7-2-6-2-7-3-5-3-6-3-6-3-6-3-5-4-6-4-4-4-6-4-4-5-5-4-4-6-4-4-4-6-4-5-4-5-3-7-3-5-3-6-3-6-2-7-3-6-1-6-2-6-1-7-2-6-1-6v-7-6l-1-7 1-7v-6-7l1-6 2-7v-7l3-6 1-6 3-7 2-6 2-5 3-7 3-6 3-5 4-6 4-5 4-6 5-5 3-5 5-5 5-4 5-5 5-4 5-4 5-3 7-4 5-3 6-4 6-3 6-2 7-2 6-3 6-2 7-1 6-1 6-2h7l7-1h6 7 6 7l7 1 6 1 7 1 6 1 7 2 6 2 6 3 6 2 6 2 6 3 6 3 5 4 6 3 5 4 5 5 6 4 4 4 5 5 5 4 4 6 4 4 4 7 4 5 3 6 4 6 3 6 2 5 3 6 3 6 1 7 2 7 2 6 1 6 1 7 1 6v7l1 6v7l-1 6v7l-1 7v6l-2 6-2 7-1 6-2 7-3 6-2 6-3 6-3 6-3 6-3 5-4 5-4 6-5 5-3 5-5 5zM285 290l5-6 4-4 4-5 5-5 4-6 3-5 4-6 3-6 3-6 3-6 2-6 2-6 3-7 1-6 2-6 1-7 1-6 1-7v-6l1-7v-7l-1-6v-7l-1-6-1-7-1-6-2-7-2-6-2-7-3-6-2-6-3-6-3-6-3-6-3-5-4-5-4-7-5-5-3-5-5-5-5-5-5-4-5-4-5-4-6-4-5-4-6-3-5-4-7-3-6-2-6-2-6-3-6-2-6-1-7-2-7-1-6-1-7-1h-7-6-7-7l-6 1-7 1-6 1-7 1-6 1-6 3-6 2-7 2-6 3-7 3-6 3-5 3-6 4-5 4-5 3-6 4-4 5-5 5-5 4-4 6-5 4-4 6-3 6-4 5-3 6-4 6-3 6-2 6-2 6-3 6-1 6-2 7-1 7-2 7v6l-1 7v6l-1 7 1 7v6l1 7v6l2 7 1 6 2 6 1 7 3 6 3 6 2 7 3 5 3 6 3 6 4 5 4 5 4 6 5 5 3 5 5 4 5 5 5 5 5 3 6 5 5 3 6 4 6 3 5 3 6 3 7 3 6 2 7 2 6 2 7 2 6 1 7 1 6 1h7l6 1h7 7l6-1 7-1h6l7-2 6-2 6-1 7-2 7-3 6-2 5-2 6-3 6-4 6-3 5-4 6-4 5-4 5-4z">
          <text:p/>
        </draw:path>
        <draw:path draw:style-name="gr151" draw:text-style-name="P149" draw:layer="layout" svg:width="0.337cm" svg:height="0.336cm" svg:x="2.715cm" svg:y="18.816cm" svg:viewBox="0 0 338 337" svg:d="M286 290l-6 4-4 5-6 4-5 4-5 3-6 4-6 3-6 3-5 3-7 2-7 2-6 3-6 1-6 2-7 1-6 1-7 1-6 1h-7-7l-7-1h-7l-6-1-7-1-6-1-7-3-6-1-7-2-6-3-6-2-6-3-5-3-7-3-5-4-5-3-6-5-5-4-5-4-5-5-5-5-4-4-4-6-4-5-4-5-4-6-3-5-3-6-3-6-2-6-3-6-3-6-1-7-2-6-1-6-2-7-1-6v-7-7l-1-7 1-6v-7-7l1-6 2-7v-6l3-7 1-6 3-6 2-6 2-6 3-7 3-6 4-6 3-5 4-6 4-5 5-5 4-5 5-5 4-4 5-5 5-4 6-4 5-3 6-4 5-3 6-4 6-3 7-2 6-2 6-3 6-2 6-1 7-1 6-2h7l6-1h8 7 6 7l6 1 7 1 6 1 7 1 6 2 7 2 6 3 6 2 6 2 6 3 6 3 6 4 5 4 6 4 5 4 5 4 5 4 5 5 4 4 4 6 5 5 4 6 3 5 4 5 3 6 3 7 3 6 2 6 2 6 3 6 2 7 2 7v6l2 7 1 6v7 6 7 7 6l-1 7-2 6v7l-2 6-2 6-2 6-2 7-2 6-4 6-3 6-3 5-4 7-3 5-3 5-5 6-4 4-5 5zM286 290l4-4 5-5 5-5 4-6 3-5 4-5 4-6 3-6 3-5 3-6 3-7 2-6 1-6 3-7 1-6 1-7 2-6v-7-6l1-7v-7l-1-6v-7-7l-2-6-1-7-2-6-2-7-2-6-2-7-2-5-4-6-3-7-3-6-3-6-4-5-3-6-5-5-5-5-4-5-5-5-5-3-5-5-5-4-5-4-6-4-6-3-6-4-5-2-6-3-6-2-7-3-7-2-6-1-6-2-7-1-7-1-6-1h-7-6-7-8l-6 1-7 1-6 1-7 1-6 2-6 2-7 2-6 2-6 3-6 3-6 3-5 3-7 4-5 4-5 3-5 5-5 4-5 5-5 5-4 5-4 5-5 5-3 6-4 5-3 6-4 6-2 7-3 6-2 6-3 6-1 6-2 7-1 6-2 7v6l-1 7v7l-1 6 1 7v7l1 7v6l2 7 1 6 2 7 2 6 2 6 3 6 2 6 3 7 3 5 3 6 4 5 4 6 4 5 5 6 4 4 5 5 4 5 6 4 4 4 6 4 5 4 6 4 6 3 6 3 6 3 6 2 6 2 7 3 6 1 7 2 6 1 7 2 6 1h7 7 7 7 6l7-1 6-1 7-1 6-2 7-2 6-2 6-2 7-2 6-4 5-2 6-4 6-3 6-4 5-3 5-4 5-5z">
          <text:p/>
        </draw:path>
        <draw:path draw:style-name="gr151" draw:text-style-name="P149" draw:layer="layout" svg:width="0.338cm" svg:height="0.338cm" svg:x="2.715cm" svg:y="18.815cm" svg:viewBox="0 0 339 339" svg:d="M286 291l-5 5-5 4-5 4-5 4-6 4-6 3-6 4-5 2-6 3-7 3-6 2-6 2-7 2-7 1-7 2-6 1h-7l-6 1h-7-7l-6-1h-7-6l-7-2-6-1-7-2-6-2-7-2-6-2-6-2-6-4-6-3-6-3-6-4-5-3-6-4-4-4-6-5-4-4-5-5-4-5-5-5-4-5-4-6-4-5-3-6-3-6-3-6-2-6-3-6-2-6-2-7-2-6-1-7-2-7v-6l-1-7v-6l-1-7 1-7v-6l1-7v-6l2-7 1-6 2-7 1-7 3-6 2-6 3-6 2-7 4-6 3-5 4-6 3-5 5-5 4-6 4-4 5-6 5-4 5-4 5-5 5-4 5-3 7-4 5-3 6-4 6-3 6-2 6-2 7-3 6-1 6-2 7-1 6-2h7l6-1h7 7 6 7l7 1 6 1 7 1 7 1 6 2 7 2 7 3 6 2 6 3 5 2 6 4 6 3 6 4 5 4 5 4 5 4 5 4 5 5 4 5 5 5 5 5 3 6 4 5 3 6 3 6 3 6 4 6 2 5 2 7 2 7 2 6 2 7 1 6 2 7v7 6l1 7v7l-1 6v7 7l-2 6-1 7-1 6-3 7-1 6-2 6-3 6-3 6-3 6-3 6-4 5-4 6-3 5-4 6-5 5-5 5zM287 292l4-5 5-5 4-5 4-5 4-5 4-6 4-6 3-5 3-7 2-6 3-6 3-6 1-6 3-7 1-6 1-7 1-6 1-7v-7l1-6v-7l-1-7v-6l-1-7-1-7-2-6-1-7-2-7-2-7-2-6-3-6-3-6-3-5-3-7-4-5-4-6-3-6-4-4-5-6-5-4-4-5-5-4-5-5-6-4-5-4-5-4-7-3-5-3-6-3-6-3-6-2-7-3-6-2-7-1-7-2-7-1-6-1-7-1h-7-6-7-7l-6 1-7 1-7 1-6 1-6 2-7 2-6 2-6 2-6 3-7 3-5 3-6 4-6 3-5 4-5 3-6 5-5 5-5 4-4 5-5 5-4 5-4 5-3 6-4 5-3 6-4 6-3 6-3 6-2 6-2 7-2 7-2 6-1 7-1 6-1 7-1 7v6 7 7 6l1 7 1 7 1 6 2 7 1 6 2 7 2 6 3 6 2 6 3 6 4 6 3 6 4 6 3 5 5 6 4 4 4 6 5 4 5 5 5 5 5 4 6 3 5 4 6 4 6 3 5 3 6 3 7 3 6 2 7 2 6 2 6 1 7 2 6 1 7 1h7l6 1h7 7l6-1 7-1h7l6-2 7-1 7-2 6-2 6-3 7-2 6-3 6-3 6-3 5-3 6-4 5-4 6-5 5-3z">
          <text:p/>
        </draw:path>
        <draw:path draw:style-name="gr152" draw:text-style-name="P150" draw:layer="layout" svg:width="0.34cm" svg:height="0.34cm" svg:x="2.715cm" svg:y="18.815cm" svg:viewBox="0 0 341 341" svg:d="M287 293l-4 4-6 4-5 5-5 4-7 4-5 3-6 3-6 3-6 3-7 2-6 2-6 3-7 1-6 2-6 1-7 1-7 1-6 1h-7-7l-6-1h-7l-7-1-6-1-7-2-6-1-7-2-7-2-6-3-6-2-6-3-5-3-7-3-5-4-5-4-6-4-5-4-6-4-4-5-5-4-4-6-4-4-5-6-4-5-3-6-4-6-3-6-3-6-2-6-3-6-2-7-2-6-2-6-1-7-2-6v-7l-1-7v-6-7-7-6l1-7v-7l2-7 1-7 2-6 1-6 3-7 2-6 3-6 2-6 4-6 3-6 4-6 4-5 4-5 4-6 4-4 5-5 5-5 5-4 5-5 6-4 5-3 6-4 6-3 5-4 6-3 7-2 6-2 6-3 7-1 6-2 6-1 7-2h7l6-1h7 7 6 7l7 1 6 1 7 1 6 1 7 2 6 2 7 3 6 2 6 3 6 3 5 3 7 3 6 4 5 4 6 4 5 4 5 5 4 5 5 4 4 6 4 4 4 6 4 6 4 5 3 6 3 6 3 6 2 6 3 6 2 6 2 7 1 7 2 6 1 7 1 7v7l1 6v7l-1 7v6l-1 7-1 7-1 6-2 7-2 7-2 6-2 6-3 6-2 6-3 6-3 6-4 6-4 5-4 6-4 5-4 5-5 5zM288 294l5-6 4-5 5-5 4-5 4-5 4-6 3-5 3-7 4-5 2-6 3-6 2-7 2-6 2-7 2-7v-6l2-7 1-7v-6l1-7v-7l-1-6v-7l-1-7-2-7-1-6-2-7-1-7-3-6-2-6-2-6-3-6-3-6-3-6-4-6-4-5-4-6-4-5-4-6-5-4-5-5-5-4-5-4-5-5-5-4-7-4-6-3-6-3-6-3-6-3-6-2-7-3-6-2-7-1-6-2-7-1-6-1-7-1h-7-6-7-7l-6 1-7 1-7 1-6 1-7 2-6 2-6 2-6 2-7 3-6 3-6 3-5 4-7 3-5 4-5 4-6 4-4 5-6 4-4 5-4 5-5 6-4 4-3 6-4 6-3 5-4 6-3 7-3 6-2 6-2 6-2 7-1 6-2 7-1 7-1 7-1 7v6 7 7 6l1 7 1 7 1 6 2 7 1 6 2 7 3 6 2 7 2 6 3 6 4 5 3 6 4 6 4 5 4 6 4 5 4 5 5 5 5 5 5 3 5 5 6 4 5 4 6 3 6 4 6 3 6 3 6 2 6 2 7 3 7 1 6 2 7 1 6 2 7 1h7l6 1h7 7l6-1 7-1 7-1 6-1 7-2 6-1 6-3 7-2 6-2 6-3 6-4 6-3 5-3 7-4 6-3 5-5 5-4z">
          <text:p/>
        </draw:path>
        <draw:path draw:style-name="gr152" draw:text-style-name="P150" draw:layer="layout" svg:width="0.341cm" svg:height="0.341cm" svg:x="2.714cm" svg:y="18.814cm" svg:viewBox="0 0 342 342" svg:d="M288 294l-5 5-5 4-5 4-6 4-6 3-5 4-6 3-6 3-6 3-6 3-7 2-6 2-6 2-7 1-6 2-7 1-7 1h-7-6-7-7-6l-7-1-7-2-6-1-7-2-7-1-6-3-6-2-6-2-6-3-6-4-6-3-6-3-5-4-6-4-5-5-5-4-5-4-5-6-4-4-4-6-4-5-4-5-4-6-4-6-3-5-3-7-2-6-2-6-3-6-2-7-2-6-1-7-2-6v-7l-1-7v-6-7-8-6l1-7v-7l2-6 1-7 2-6 1-7 3-6 2-6 3-7 3-6 3-6 3-5 4-6 4-6 4-5 5-5 3-5 5-5 5-5 5-4 5-4 6-5 5-3 6-4 6-3 6-4 6-2 6-3 6-2 7-3 6-1 7-2 6-1 7-2h7l6-1h7 7 6 7l7 1 6 1 7 1 6 1 7 2 6 2 6 3 7 2 6 3 6 3 6 3 5 3 7 4 5 4 5 5 5 3 5 5 5 5 5 4 4 6 4 5 4 5 4 6 4 6 3 5 4 7 3 6 2 6 2 6 3 6 1 7 2 6 1 7 2 6 1 7v7 6 8 7 6l-1 7-2 7-1 6-1 7-2 6-2 6-2 7-3 7-3 6-3 5-4 6-3 6-4 6-4 5-4 5-5 5-4 5zM288 294l6-4 4-5 4-5 5-6 3-5 4-6 4-6 4-5 3-6 2-6 3-7 3-6 1-7 3-6 1-7 1-6 2-7v-7-6l1-7v-8l-1-7v-6-7l-2-7-2-6-1-7-2-6-2-6-2-7-3-6-3-6-3-6-3-6-4-5-4-6-4-6-5-5-4-5-4-5-6-5-4-4-6-4-5-5-5-4-6-3-6-4-5-3-7-3-6-3-6-2-7-3-6-1-6-2-7-2-6-1-7-1-7-1h-7-6-7-7l-7 1-6 1-7 1-6 2-7 1-6 2-7 2-6 2-7 3-6 3-5 4-6 3-6 4-6 3-5 4-5 4-5 5-5 4-5 6-4 4-5 6-4 5-3 5-4 6-3 6-4 6-3 6-3 7-2 6-2 6-2 6-1 7-2 6-1 7-1 7-1 6v7 8 7 6l1 7 1 7 1 6 2 7 1 6 2 7 3 6 2 6 2 6 3 7 4 6 3 5 4 6 4 6 4 5 5 5 4 5 5 5 4 4 6 5 4 5 7 3 5 4 5 3 7 4 6 3 5 3 6 3 7 2 6 2 7 2 7 1 6 2 7 2h7 6l7 1h7 6l7-1h7l7-1 6-2 7-1 6-2 7-2 6-3 6-2 6-3 6-3 7-3 5-4 5-4 6-4 5-3 5-5z">
          <text:p/>
        </draw:path>
        <draw:path draw:style-name="gr153" draw:text-style-name="P151" draw:layer="layout" svg:width="0.343cm" svg:height="0.343cm" svg:x="2.713cm" svg:y="18.813cm" svg:viewBox="0 0 344 344" svg:d="M290 295l-5 5-5 4-6 4-5 4-6 4-5 4-6 3-6 3-6 3-7 2-6 3-7 2-6 1-7 2-6 2h-7l-7 1-6 1h-7-7l-6-1h-7l-7-1-7-1-6-2-7-1-6-2-6-2-7-3-6-3-6-2-6-3-6-4-5-3-6-4-6-4-5-4-5-5-5-4-4-5-5-6-4-4-4-6-4-5-4-6-5-5-3-7-3-6-2-6-2-6-3-6-2-7-2-6-1-7-2-6v-8l-1-7v-6-7-7-7l1-6v-7l2-7 1-6 2-7 1-6 3-7 2-6 3-6 3-6 3-6 4-6 4-6 4-5 4-6 4-5 5-5 5-5 4-5 6-4 4-4 6-4 6-4 5-4 6-3 6-4 6-2 6-3 6-2 7-3 6-1 7-2 6-1 7-2h7l6-1h7 7 6 7l7 1 7 1 6 1 7 1 7 3 6 1 7 3 6 2 6 3 6 3 6 3 6 4 5 3 5 4 6 5 5 3 5 5 5 5 5 5 4 5 4 5 4 5 4 7 4 5 3 6 3 6 3 6 2 6 3 7 2 6 2 6 1 7 2 6 1 7 1 7v6l1 7v7l-1 7v6l-1 8-1 7-1 6-2 7-2 6-1 7-3 6-3 6-2 7-3 6-4 5-3 6-4 6-4 5-4 5-4 6-5 4zM290 296l5-5 5-5 4-5 4-5 5-6 4-6 3-5 3-6 3-6 3-7 2-6 3-6 2-6 2-7 2-6 1-7 1-7 1-7v-7l1-7v-7l-1-7v-6l-1-7-1-7-2-6-2-7-1-6-2-7-3-6-2-6-3-6-3-7-4-5-3-6-4-6-4-5-4-5-5-6-5-4-4-5-5-5-5-4-6-4-5-4-6-4-6-4-6-3-6-3-6-3-6-2-7-3-6-1-7-2-7-2-6-1-7-1h-7l-7-1h-6-7-7l-6 1-7 1-7 1-6 2-7 1-7 2-6 2-6 2-6 3-6 3-6 4-7 3-5 4-5 3-6 4-5 5-6 4-4 5-5 5-4 4-5 6-4 5-4 5-4 7-3 5-4 6-3 6-3 7-2 6-2 7-2 6-1 7-2 6-1 7-1 7-1 6v7 7 7 7l1 6 1 8 1 6 2 7 1 7 2 6 3 6 2 7 3 6 2 6 4 6 4 6 4 5 4 5 4 6 4 5 5 6 5 4 4 5 6 5 5 3 5 5 6 4 6 3 5 4 7 3 6 2 6 3 6 3 7 2 6 1 7 2 6 2 7 1 7 1h6l7 1h7 7l7-1 6-1 7-1 7-1 6-2 7-1 6-3 6-2 7-2 6-3 6-3 6-4 6-3 6-4 5-4 5-4 6-5z">
          <text:p/>
        </draw:path>
        <draw:path draw:style-name="gr154" draw:text-style-name="P152" draw:layer="layout" svg:width="0.344cm" svg:height="0.344cm" svg:x="2.712cm" svg:y="18.812cm" svg:viewBox="0 0 345 345" svg:d="M291 297l-4 4-6 5-5 4-6 4-5 3-6 4-6 3-6 3-7 3-6 3-6 2-6 2-7 2-6 2-7 1-7 1-6 1h-7-7-7-7-6l-7-1-7-2-6-1-7-2-6-1-7-3-6-2-7-3-6-2-6-3-5-4-6-3-7-4-5-5-5-4-6-4-4-5-5-5-5-5-4-5-4-6-4-5-4-6-3-6-4-5-2-6-3-6-2-7-3-7-2-6-2-7-1-7-2-6v-7l-1-7v-7-6-7-7l1-6v-7l2-7 1-6 2-7 1-7 3-7 2-6 3-6 3-6 3-6 3-6 4-6 4-5 4-6 5-5 4-5 5-4 4-5 6-4 5-5 6-4 6-4 5-4 6-3 7-3 6-3 6-3 6-2 6-3 7-1 6-2 7-1 7-2h6l7-1h7 7 6l7 1h7l7 1 6 1 7 1 6 3 7 1 6 3 7 2 6 3 6 3 6 3 5 4 7 4 5 4 5 4 6 4 4 5 5 4 5 5 4 5 5 6 4 5 4 6 3 6 4 5 3 6 3 6 2 7 2 6 3 7 1 6 2 7 1 6 2 7 1 7v6 7 7 7 7l-1 6-2 7v7l-2 6-2 8-2 6-3 6-2 6-3 6-3 6-4 7-3 5-3 6-5 6-4 5-5 5-4 5zM292 297l5-4 4-6 5-5 4-5 4-6 3-5 4-6 3-6 3-6 3-6 3-6 2-7 2-6 3-8 1-6 1-7 2-7v-6-7l1-7v-7l-1-7v-6l-1-7-1-7-1-7-2-6-2-7-2-6-2-6-3-7-3-6-3-6-4-6-3-6-3-6-5-5-4-5-5-6-4-4-5-5-5-5-6-4-4-4-6-4-6-4-6-4-5-3-6-3-7-2-7-3-6-3-6-1-7-2-6-2-7-1-7-1h-7l-7-1h-6-7-7l-7 1-7 1-6 1-7 2-6 1-7 2-6 2-7 2-6 3-6 3-6 4-6 3-5 4-7 3-6 4-5 5-5 4-5 5-5 5-4 5-4 5-5 6-3 5-4 6-3 6-4 6-3 6-2 6-3 6-2 7-2 7-1 6-2 7-1 7-1 7-1 6v7 7 6 7l1 7 1 7 1 6 2 7 1 7 2 6 3 7 2 7 3 6 3 6 3 6 3 5 4 7 4 5 5 5 4 6 4 4 5 6 5 4 5 5 5 4 6 4 7 4 5 3 6 4 6 3 6 3 7 3 6 2 6 2 7 2 6 2 7 1 7 2h7 6l7 1h7 7l7-1h6l7-1 7-2 6-1 7-2 6-2 7-2 6-3 6-3 6-3 7-3 5-4 5-4 7-4 5-4 5-4z">
          <text:p/>
        </draw:path>
        <draw:path draw:style-name="gr154" draw:text-style-name="P152" draw:layer="layout" svg:width="0.346cm" svg:height="0.346cm" svg:x="2.712cm" svg:y="18.812cm" svg:viewBox="0 0 347 347" svg:d="M293 298l-6 5-4 4-6 4-6 4-5 4-6 4-6 3-6 3-6 3-6 2-7 3-6 2-7 2-6 1-7 2h-7l-6 1-7 1h-7-7l-7-1h-6l-7-1-7-1-7-2-6-1-8-2-6-2-6-2-7-4-6-2-6-4-6-3-5-4-7-3-5-4-5-4-5-5-5-4-5-6-5-4-3-6-5-5-4-6-4-6-3-5-3-6-3-6-3-7-2-7-3-7-2-6-2-7-1-6-2-7v-7l-1-6v-7-7-7-7l1-6v-7l2-7 1-6 2-7 1-7 3-6 3-6 2-6 3-6 3-6 4-7 3-5 4-5 5-6 4-5 4-6 5-4 5-5 5-4 5-5 6-4 6-4 5-4 6-3 6-3 6-3 6-3 7-2 6-3 8-1 6-2 7-1 6-2h7l7-1h7 7 6l7 1h7l7 1 7 1 6 1 7 3 6 1 6 3 7 3 6 2 6 3 6 3 6 4 5 4 7 4 4 4 6 4 5 5 5 4 4 5 5 5 4 6 4 5 4 6 3 6 4 6 3 6 2 6 4 6 2 7 2 6 2 7 1 6 2 7 1 7 1 7v6l1 7v7l-1 7v7l-1 6-1 7-1 7-1 6-3 7-2 6-2 7-3 7-3 6-3 6-3 5-4 7-4 5-4 5-3 6-5 5-5 6zM293 298l5-4 5-5 4-6 4-5 4-5 4-6 4-6 3-6 3-6 3-6 2-7 3-6 2-7 2-7 2-6 1-7 1-7 1-6v-7l1-7v-7l-1-7v-7l-2-6v-7l-2-7-1-6-2-7-2-6-3-7-3-7-2-6-3-6-4-6-4-5-4-6-4-6-3-5-5-5-5-5-5-5-5-5-5-4-5-4-6-4-6-4-5-4-7-3-6-3-6-2-6-3-7-3-6-1-7-2-6-2-7-1-7-1h-7l-6-1h-7-7-7l-7 1-7 1-6 1-7 2-7 1-7 2-7 2-6 2-6 3-6 3-6 4-7 3-5 4-5 3-6 5-5 4-6 4-4 5-6 5-3 5-5 5-4 6-4 5-4 6-3 7-4 5-3 6-2 6-3 7-2 6-2 7-1 7-2 6-1 7-1 7-1 6v7 7 7 7l1 7 1 6 1 7 2 7 1 6 2 7 3 6 2 7 3 7 3 6 3 6 3 6 4 5 4 7 5 5 4 5 4 5 6 5 4 4 6 5 5 4 5 4 6 4 6 4 5 3 7 3 6 3 6 3 7 3 6 2 8 2 6 1 7 2h7l6 2h7l7 1h7 7l7-1 6-1 7-1 7-1 6-2 7-1 7-3 6-2 6-3 6-2 6-3 6-4 7-3 5-4 5-4 6-5 5-4z">
          <text:p/>
        </draw:path>
        <draw:path draw:style-name="gr155" draw:text-style-name="P153" draw:layer="layout" svg:width="0.347cm" svg:height="0.347cm" svg:x="2.711cm" svg:y="18.811cm" svg:viewBox="0 0 348 348" svg:d="M294 299l-5 5-6 4-5 5-5 4-6 3-6 4-6 3-6 3-6 3-6 3-7 2-7 3-6 1-7 2-7 1-6 1-7 1h-7-7-7-7-7l-6-2-7-1-7-1-6-2-7-1-6-3-7-2-7-3-6-3-6-3-5-3-6-4-6-4-5-4-6-4-5-5-5-5-5-4-5-6-3-4-5-6-4-6-4-6-3-6-3-6-3-6-3-7-2-6-3-6-2-7-2-6-1-7-2-7v-6l-1-7v-7-7-7-7l1-7v-6l2-7 1-7 2-6 1-7 3-6 3-7 2-6 3-6 3-6 4-6 4-6 4-5 4-6 4-5 4-5 6-5 4-5 6-4 5-4 5-5 6-4 5-4 6-3 7-3 6-3 6-3 6-2 7-3 6-1 7-2 7-1 6-2h7l7-1h7 7 8l6 1h7l7 1 7 1 6 1 7 3 6 1 7 3 6 3 6 2 6 3 6 3 6 4 6 4 5 4 6 4 5 4 5 5 5 4 5 6 4 5 4 5 4 6 4 5 4 6 4 6 3 6 2 6 3 6 2 7 3 6 1 7 2 7 1 7 1 6 2 7v7 6 7 7 7l-1 7-2 6v7l-2 7-2 6-3 7-2 7-2 6-3 6-3 6-3 6-4 6-4 6-4 6-4 5-4 6-5 4zM294 300l5-5 5-5 4-5 5-5 4-7 3-5 4-7 3-5 3-6 4-7 2-6 2-7 3-6 1-7 2-7 1-6 2-7v-7-7l1-7v-7l-1-6v-7l-1-7-1-6-1-7-2-7-1-7-3-6-2-7-3-6-3-6-3-6-3-6-4-6-4-6-4-5-5-6-3-5-6-5-4-5-5-5-6-3-5-5-6-4-5-4-7-3-5-4-6-3-7-2-6-3-6-3-7-1-7-2-6-2-7-1h-7l-7-1-6-1h-8-7-7l-7 1-7 1-7 1-6 2-7 1-7 2-6 2-6 3-6 2-6 3-7 4-6 3-6 4-5 3-6 5-5 4-6 4-4 5-5 5-4 6-5 4-4 7-4 5-4 5-3 7-4 6-3 6-2 6-3 6-2 7-2 6-1 7-2 7-1 6-1 7-1 7v7 7 7 7l1 7 1 6 1 7 2 7 1 7 2 6 3 6 2 7 3 6 3 6 3 7 4 5 3 7 5 5 4 6 4 5 5 6 5 4 4 5 6 4 5 5 5 4 7 4 5 4 6 3 6 3 6 3 7 3 6 2 7 3 6 1 7 2 7 1 7 1 6 1h7l7 1h7 7l7-1h7l7-1 6-2 7-1 7-2 6-2 7-2 6-3 7-3 6-3 6-4 5-3 6-4 6-3 5-5 6-5z">
          <text:p/>
        </draw:path>
        <draw:path draw:style-name="gr156" draw:text-style-name="P154" draw:layer="layout" svg:width="0.349cm" svg:height="0.349cm" svg:x="2.71cm" svg:y="18.81cm" svg:viewBox="0 0 350 350" svg:d="M295 300l-5 5-5 5-5 4-6 4-6 4-5 3-6 4-7 3-6 2-7 3-6 3-7 1-7 3-7 1-6 2h-7l-7 1-7 1h-7-7l-6-1h-7l-7-1-6-1-7-2-7-1-7-2-6-2-7-2-6-3-6-4-6-3-6-3-6-4-6-3-5-4-6-5-5-4-5-5-4-5-5-6-4-5-4-6-5-5-3-6-4-6-3-6-3-6-3-6-2-7-3-6-2-6-2-7-1-7-1-7-1-6-1-7v-7-7-7-7l1-7v-7l2-6 1-7 2-7 2-6 2-7 3-6 2-6 3-6 3-7 4-6 4-5 4-6 4-6 4-4 5-6 5-5 4-5 6-4 5-4 5-5 6-4 6-3 6-4 6-3 6-3 7-2 6-3 6-3 7-1 7-2 6-1 7-2h7l7-1h7 7 7l6 1h7l7 1 7 1 6 1 7 3 7 1 7 3 6 3 7 2 6 3 5 4 6 3 6 4 6 4 5 4 6 4 4 5 5 5 5 5 4 5 5 6 4 5 3 5 4 7 3 6 3 6 4 6 3 6 2 6 2 7 2 6 1 7 2 7 1 7 1 6v7l1 7v7l-1 7v7l-1 7-1 7-1 6-2 7-2 7-2 6-2 6-3 7-3 6-3 7-3 5-4 6-4 5-3 7-5 5-4 5-5 6zM296 301l4-4 5-7 5-5 4-5 4-6 4-5 4-6 3-6 3-7 3-6 2-6 3-7 2-6 2-7 1-7 2-6 1-7 1-7v-7l1-7v-7l-1-7v-7l-2-7v-6l-2-7-1-7-2-7-2-6-3-6-3-7-3-6-3-6-3-6-4-6-4-6-3-5-5-6-5-4-4-6-5-4-5-5-6-4-5-5-6-4-6-4-5-3-6-4-6-3-7-2-6-3-7-3-7-1-7-2-6-2-7-1h-7l-6-1-7-1h-7-7-7l-7 1-7 1-7 1-7 2-6 1-7 2-6 2-7 3-6 2-6 3-7 4-6 3-5 4-6 4-6 4-5 5-5 4-5 5-5 4-4 6-5 5-4 6-4 5-4 6-3 6-4 6-3 7-2 6-2 6-3 7-2 6-1 7-2 6-1 7-1 7-1 7v7 7 7 7l1 7 1 7 1 6 2 7 1 7 2 6 3 7 2 6 3 6 3 6 3 6 4 7 4 5 4 6 4 5 4 6 5 5 5 6 5 4 5 5 5 4 6 4 6 4 6 4 5 3 6 3 6 3 7 3 7 3 6 1 7 3 7 1 7 2h6l7 2h7l6 1h7 7l7-1 7-1 7-1 6-1 7-2 7-2 7-1 7-3 6-3 6-2 7-4 6-3 6-4 5-3 6-5 5-4 5-4z">
          <text:p/>
        </draw:path>
        <draw:path draw:style-name="gr156" draw:text-style-name="P154" draw:layer="layout" svg:width="0.35cm" svg:height="0.35cm" svg:x="2.709cm" svg:y="18.809cm" svg:viewBox="0 0 351 351" svg:d="M297 301l-6 5-5 4-6 4-6 6-5 3-6 4-6 3-7 4-6 2-6 3-7 2-6 2-7 2-7 2-6 1-7 1-7 1-7 1h-7-7l-7-1h-7l-7-2-6-1-7-1-7-2-6-2-7-1-6-4-7-2-6-3-6-3-5-3-7-4-5-4-6-5-6-4-4-5-6-4-4-6-5-4-4-6-4-5-4-6-4-6-4-6-3-6-3-6-3-6-2-6-3-7-2-7-2-7-1-6-1-7-1-7-1-6v-7-7-7-7l1-7v-7l2-7 1-6 2-7 2-6 3-7 2-6 2-7 3-6 4-6 3-6 4-6 4-6 4-5 4-5 5-6 5-4 5-5 5-5 5-4 6-4 6-4 5-4 6-4 6-3 6-3 7-2 7-3 6-3 7-1 6-2 7-1 7-2h7l7-1h6 7 7l7 1h6l7 1 7 1 7 1 6 3 7 1 7 3 6 3 7 2 6 3 6 4 5 3 6 4 7 4 5 4 5 5 6 5 4 4 5 6 5 4 4 6 4 5 4 6 4 6 3 6 3 6 3 6 3 7 3 6 2 6 1 7 2 7 1 7 1 6 2 7v7l1 7v7l-1 7v7l-1 7-2 7-1 6-2 7-1 7-2 6-3 7-2 6-3 6-3 6-3 6-4 7-4 5-4 5-5 6-4 5-5 6zM297 302l5-5 5-5 4-5 4-6 5-5 4-6 3-7 3-5 4-6 3-7 2-6 2-6 3-7 1-7 2-6 1-7 2-7 1-7v-7-7-7-7l-1-7-1-7-1-7-1-6-2-7-1-7-3-6-2-7-3-6-3-6-3-6-3-6-4-7-4-5-4-5-5-6-4-5-5-6-5-4-5-5-5-4-6-4-6-5-6-3-6-4-6-3-6-3-7-3-6-2-7-3-6-2-7-2-7-2-7-1h-6l-7-1-7-1h-7-7-6l-7 1-7 1-7 1-7 2-6 1-7 2-7 2-6 3-7 2-6 3-6 4-6 3-6 4-6 4-5 4-5 5-6 4-4 5-6 5-4 5-4 5-5 6-4 6-4 5-3 6-4 7-3 6-2 6-2 7-3 6-2 7-1 7-2 6-1 7-1 7-1 7v7 7 7 7l1 6 1 7 1 7 2 6 1 7 2 7 3 7 2 6 3 7 3 6 3 6 4 5 4 6 4 6 4 5 4 6 5 5 5 5 5 5 5 5 6 4 5 5 6 4 6 3 6 4 6 3 6 3 6 2 7 3 6 2 7 2 7 2 7 1 6 1 7 2h7 7 7 7 7l7-1 7-2 7-1 6-1 7-2 7-2 6-2 6-3 7-3 6-4 6-3 6-3 6-4 6-5 6-4 5-4z">
          <text:p/>
        </draw:path>
        <draw:path draw:style-name="gr157" draw:text-style-name="P155" draw:layer="layout" svg:width="0.352cm" svg:height="0.352cm" svg:x="2.708cm" svg:y="18.808cm" svg:viewBox="0 0 353 353" svg:d="M297 303l-5 4-5 5-6 4-5 4-6 4-6 3-6 4-6 3-7 3-6 4-6 2-7 1-7 3-6 1-7 1-7 2h-7l-7 1h-7-7l-7-1h-7l-7-1-7-1-6-2-7-1-7-2-6-2-7-3-6-2-6-3-6-4-6-4-7-3-5-4-5-5-6-4-5-4-5-6-5-4-5-6-4-5-4-5-4-6-4-6-4-5-3-6-3-7-3-6-2-7-3-6-2-7-2-7-1-6-1-7-1-7-1-7v-7-7-7-6l1-7v-7l2-7 1-6 2-7 2-7 3-6 2-7 2-7 3-6 4-6 3-6 4-5 4-7 5-5 3-5 5-5 5-5 5-5 5-5 6-4 5-4 6-4 6-4 6-4 6-3 6-3 6-2 7-3 6-2 7-2 7-2 7-1 6-2h7l7-1h7 7 7l7 1h7l6 1 7 1 7 1 7 3 6 2 7 2 6 3 6 3 7 3 6 3 6 4 6 3 5 4 6 4 5 5 5 5 5 4 6 6 4 5 5 5 4 6 4 5 3 6 3 6 4 7 3 6 3 6 2 7 2 6 2 7 1 7 2 6 1 7 1 7v7l1 7v7l-1 7v7 7l-2 6-2 7-1 7-2 6-2 7-2 7-3 6-3 7-3 6-4 5-3 6-4 7-4 5-4 5-5 6-5 4zM297 303l6-5 5-5 5-6 4-5 4-5 4-6 3-6 4-6 3-6 3-6 3-7 2-7 2-7 2-6 1-7 2-7 1-6 1-7v-7l1-7v-7l-1-7-1-7v-7l-1-7-2-7-1-6-3-7-1-7-3-6-3-6-3-7-3-6-3-6-4-6-4-6-4-5-4-6-5-5-5-5-5-5-6-5-4-4-7-4-5-4-5-4-7-4-6-3-6-3-6-3-7-2-6-3-7-2-7-2-6-1-7-2h-7l-7-1-7-1h-7-7-7l-7 1-7 1-6 1-7 2-7 1-7 2-6 3-7 2-7 2-6 3-6 4-6 3-5 4-7 4-5 4-5 5-6 4-4 5-5 5-5 6-4 5-5 5-4 6-4 6-3 6-3 6-3 6-3 7-2 6-3 7-2 7-1 6-2 7-1 7-1 7-1 7v6 7 7 7l1 7 1 7 1 7 2 7 2 6 1 7 3 7 3 6 2 6 3 7 3 6 4 6 4 6 4 5 5 6 4 5 5 6 4 4 5 5 5 4 6 5 6 4 5 4 7 4 5 4 6 3 7 3 6 3 6 3 7 1 7 3 6 1 7 2 7 1 7 1h7l7 1h7l7-1h7l7-1 7-1 7-1 7-2 6-2 7-1 6-3 7-3 6-3 6-3 6-3 6-5 6-4 6-3 5-5 6-5z">
          <text:p/>
        </draw:path>
        <draw:path draw:style-name="gr157" draw:text-style-name="P155" draw:layer="layout" svg:width="0.353cm" svg:height="0.353cm" svg:x="2.708cm" svg:y="18.808cm" svg:viewBox="0 0 354 354" svg:d="M299 304l-5 4-5 5-6 4-6 4-5 4-6 4-6 3-7 3-6 3-7 3-6 3-7 1-6 2-7 2-7 1-7 1-7 1h-7l-7 2h-6l-7-2h-7l-7-1-7-1-7-2-6-1-7-3-7-1-6-3-6-3-7-3-7-3-5-4-6-3-6-4-6-4-5-5-5-4-5-5-5-5-4-5-5-5-5-6-3-5-4-6-4-7-3-6-3-6-3-6-3-6-2-7-2-7-2-6-1-7-1-7-2-7-1-7v-7-7-7-7l1-7 1-7 2-6 1-7 2-7 2-7 2-6 3-7 3-6 3-6 3-6 3-6 4-6 4-6 4-5 5-6 5-5 4-5 5-5 5-5 6-4 5-4 6-4 6-4 6-3 6-4 6-3 7-2 6-2 7-3 6-2 7-2 7-1 7-2h7l7-1h7 7 7l7 1h7l6 1 7 2 7 1 6 2 7 2 7 2 7 3 6 3 6 3 6 3 6 4 6 4 5 3 6 4 5 5 5 5 6 5 4 5 5 5 4 5 4 6 4 6 4 5 3 6 3 7 3 7 3 6 3 6 1 7 2 7 2 6 2 7v7l1 7 1 7 1 7v6l-1 7v7l-1 7-1 7-2 7-2 7-1 6-2 7-3 6-2 7-3 6-3 7-4 6-3 6-4 5-5 6-3 5-5 6-5 5zM300 304l4-4 5-6 5-5 4-6 4-5 4-6 4-6 4-6 3-7 2-6 3-6 2-7 3-6 1-7 2-7 1-7 2-7 1-7v-7-7-6-7l-1-7-1-7-1-7-1-7-2-7-2-6-2-7-3-7-2-6-3-6-3-7-4-6-3-6-4-5-5-6-4-6-4-4-5-6-5-4-5-6-6-4-5-4-6-4-6-4-6-4-6-3-6-3-6-3-7-2-7-3-7-2-6-2-7-1-7-2h-6l-7-1-7-1h-7-7-7l-7 1-7 1-7 1-7 2-7 1-7 2-6 3-7 2-6 2-6 3-6 4-6 3-7 4-5 4-5 5-6 4-5 4-6 6-4 4-5 6-4 5-4 5-5 7-3 5-4 6-3 6-3 6-3 7-2 7-3 6-2 7-2 7-1 7-2 6-1 7-1 7v7 7 7 7l1 7 2 7 1 7 1 7 3 7 1 6 3 7 3 6 2 7 3 6 4 6 3 6 4 6 4 5 4 6 5 6 5 4 4 6 6 4 5 5 5 5 6 3 5 4 6 4 6 4 7 3 6 3 7 3 6 2 7 2 6 2 7 2 7 2h7l7 3h7 7 6 7 7l7-2 7-1 7-1 7-2 7-2 6-2 7-3 6-2 6-3 7-3 6-3 6-4 6-4 5-4 6-4 5-5z">
          <text:p/>
        </draw:path>
        <draw:path draw:style-name="gr157" draw:text-style-name="P155" draw:layer="layout" svg:width="0.355cm" svg:height="0.355cm" svg:x="2.707cm" svg:y="18.807cm" svg:viewBox="0 0 356 356" svg:d="M300 306l-5 4-5 5-6 5-5 4-6 3-6 4-6 3-7 3-6 4-6 2-7 2-6 2-7 3-7 1-7 1-7 2h-7-7l-7 1h-7l-7-1h-7l-6-1-7-1-7-1-7-2-6-2-7-3-7-2-6-2-7-3-6-3-6-4-6-4-6-4-5-4-5-4-6-5-5-5-5-5-5-5-5-5-4-6-4-6-4-6-3-5-4-6-3-7-2-6-3-7-3-7-1-6-3-7-1-7-1-7-1-6-1-7v-7-7-7-7l1-7v-7l2-7 1-7 2-7 2-6 3-7 2-6 3-7 3-6 3-6 4-6 3-6 5-6 4-5 4-6 5-5 5-5 6-5 5-5 5-4 6-4 5-4 6-4 6-3 7-5 6-3 6-2 7-2 6-3 7-2 7-2 7-1 7-2h7l7-1h7 6 7l7 1h7l7 1 7 2 7 1 6 2 7 2 7 2 6 3 6 3 7 3 6 4 6 4 6 3 5 4 6 5 5 4 6 5 4 5 6 5 4 5 4 5 5 6 4 6 3 6 4 6 3 6 3 6 2 6 3 7 2 7 2 7 2 6 1 7 1 7 1 7v7l1 7v7l-1 7v7 7l-2 7-1 7-2 7-2 7-2 6-2 7-3 6-3 6-3 6-4 6-3 6-4 7-4 5-5 5-4 6-5 5zM301 307l5-6 4-4 5-6 5-5 4-6 3-6 4-6 3-6 4-6 3-6 3-7 2-6 2-7 2-7 1-7 2-7 1-7 1-7v-7l1-7v-7l-1-7-1-7v-7l-1-7-2-7-1-6-3-7-1-7-3-7-2-6-4-7-3-6-4-6-3-5-4-7-4-5-5-5-4-6-5-5-5-5-5-4-5-5-6-5-6-3-5-4-6-4-7-4-6-3-7-3-6-2-7-3-6-2-7-2-7-1-7-2h-7l-7-1-7-1h-7-6-7l-8 1-7 1-7 1-6 2-7 1-7 2-7 3-6 2-6 3-7 3-6 3-6 4-6 4-6 4-5 5-6 4-5 5-6 4-5 6-5 4-4 6-4 6-4 5-4 7-4 6-3 6-3 6-3 6-2 7-3 6-2 7-1 7-2 7-1 7-1 7-1 7v7 7 7 7l1 7 1 6 1 7 2 7 2 7 1 7 3 6 3 7 2 6 3 7 4 6 3 6 4 6 5 5 4 6 4 5 5 6 5 5 6 5 5 4 5 5 6 4 6 4 6 3 5 4 7 3 7 4 6 2 7 2 6 2 7 3 7 1 7 2 7 1h6l7 1 7 1h7l7-1h7l7-1 7-1 7-1 7-1 7-3 7-2 6-2 7-3 6-3 6-3 6-3 6-4 6-4 6-4 5-4 6-5z">
          <text:p/>
        </draw:path>
        <draw:path draw:style-name="gr158" draw:text-style-name="P156" draw:layer="layout" svg:width="0.356cm" svg:height="0.356cm" svg:x="2.706cm" svg:y="18.806cm" svg:viewBox="0 0 357 357" svg:d="M302 307l-5 5-6 5-5 3-6 5-6 4-6 4-6 3-6 3-6 3-7 2-6 3-7 2-7 2-7 2-7 1-7 1-7 1h-7l-7 1h-7l-7-1-7-1-7-1h-7l-7-2-6-1-7-3-7-2-7-2-6-3-7-3-7-4-5-3-6-4-6-3-6-4-5-5-5-5-6-4-4-6-5-5-5-5-4-6-4-5-4-6-3-6-4-7-3-6-2-6-3-7-3-6-1-7-3-7-1-7-1-7-1-7-1-7v-7-7-6-7l1-7v-7l2-7 1-7 2-7 2-7 3-6 2-7 3-6 3-6 3-7 4-6 4-6 4-5 4-6 4-6 5-4 4-6 6-4 5-6 6-4 5-5 6-4 6-4 6-3 6-3 8-3 6-3 6-2 7-3 7-2 7-2 6-1 7-2h7l7-1h7 7 7l7 1h7l7 1 7 2 7 1 7 2 6 2 7 2 6 3 7 3 6 3 6 3 6 4 6 4 6 3 5 5 6 5 5 5 5 5 4 5 5 5 5 6 4 5 3 6 4 6 4 6 3 6 3 7 3 6 3 7 1 6 3 7 1 7 2 7v7l1 7 1 7 1 7v7l-1 7v7l-1 7-1 7-2 6-1 7-2 7-2 7-3 6-3 7-2 7-4 6-3 6-4 6-4 5-4 7-4 5-5 5-4 5zM302 307l5-4 5-6 5-5 4-5 4-6 4-6 4-6 3-6 3-6 3-7 3-7 2-6 3-7 1-7 2-6 1-7 1-7 2-7v-7-7-7-7l-1-7-1-7-1-7-1-7-2-7-2-7-2-7-3-6-2-7-3-6-3-6-4-6-4-6-4-6-4-6-4-5-5-6-4-4-6-6-5-5-6-5-5-4-5-4-7-4-6-4-6-3-6-3-6-3-7-2-6-3-7-2-7-2-7-1-7-2h-7l-7-1-7-1h-7-7-7l-7 1-7 1-7 1-7 2-7 1-6 2-7 3-7 2-6 3-7 3-6 3-6 4-7 3-5 5-6 4-6 4-5 6-5 4-5 6-5 5-3 6-5 5-4 6-4 6-4 6-3 6-3 6-3 7-2 6-3 7-2 7-1 7-2 7-1 7-1 7-1 7v7 6 7 7l1 7 1 7 1 7 2 7 2 7 1 7 3 7 3 6 3 6 3 7 3 6 4 6 4 6 4 6 4 5 4 6 5 5 5 5 5 5 5 5 6 4 6 4 5 4 6 4 6 3 7 4 7 2 6 3 7 3 7 2 7 2 6 2 7 1 7 1 7 1 7 1h7 7 7 7l7-1 8-2h6l7-2 7-2 7-3 6-2 7-2 6-3 6-3 6-4 6-3 6-4 6-5 6-4 5-4z">
          <text:p/>
        </draw:path>
        <draw:path draw:style-name="gr158" draw:text-style-name="P156" draw:layer="layout" svg:width="0.358cm" svg:height="0.358cm" svg:x="2.705cm" svg:y="18.805cm" svg:viewBox="0 0 359 359" svg:d="M303 308l-5 6-5 4-6 4-6 5-6 3-6 4-6 3-6 4-7 3-6 2-7 2-7 3-7 2-6 1-7 1-7 2h-7-7l-7 1h-7l-7-1h-7l-7-1-8-1-7-1-6-2-7-2-7-3-7-2-6-3-7-2-6-4-6-3-6-4-6-4-6-5-5-3-5-5-5-5-5-5-5-5-5-6-4-5-3-6-4-6-4-6-3-6-3-7-3-6-3-6-3-7-1-7-3-7-1-7-1-7-1-7-1-7v-7-7-7-7l1-7v-6l2-7 1-7 2-7 2-7 3-7 2-6 3-7 3-6 3-7 4-6 4-5 4-6 4-6 4-6 5-5 5-6 5-4 5-5 6-4 6-4 5-5 6-3 6-4 7-3 6-3 6-3 7-2 7-3 6-2 7-2 7-1 8-2h6l7-1h8 7 7l7 1h7l7 1 7 2 7 1 7 2 7 2 6 2 7 3 6 3 6 3 6 3 6 4 6 4 6 4 5 4 6 5 5 4 5 6 5 4 5 6 4 6 4 6 4 5 4 7 4 6 3 6 3 6 2 7 2 6 3 7 2 7 2 7 1 7 1 7 1 7v7l1 7v7l-1 7v6l-1 7-1 8-1 7-2 6-1 7-3 7-2 6-3 7-3 6-3 6-3 7-4 6-4 6-4 5-5 6-4 5-5 6zM304 309l4-5 6-5 4-5 4-6 5-6 3-5 4-7 3-6 4-6 3-7 3-6 2-7 2-7 2-6 1-7 2-7 1-7 1-7v-7l1-7v-7l-1-7-1-7v-7l-1-8-2-7-1-6-2-7-3-7-2-7-2-6-3-6-4-7-3-6-4-6-4-6-5-5-4-7-4-5-6-5-4-5-6-5-5-5-5-4-7-4-5-4-6-3-6-4-7-3-6-3-7-2-6-3-7-2-7-2-7-1-7-2h-7l-7-1-7-1h-7-7-8l-7 1-6 1-8 1-7 2-7 1-7 2-6 3-7 2-6 3-7 3-6 3-6 4-6 4-6 4-5 4-6 4-5 5-6 5-4 5-5 5-4 6-5 6-4 6-4 6-4 6-3 7-3 6-3 6-2 7-3 7-2 6-1 7-2 7-1 7-1 7-1 7v7 7 7 7l1 7 1 8 1 7 2 7 2 6 1 7 3 7 3 6 3 7 3 6 3 6 4 6 4 6 4 6 4 6 5 5 5 5 4 5 6 5 5 5 5 4 6 5 6 4 6 4 6 3 6 3 7 3 6 3 7 2 7 3 7 2 6 1 7 2 8 1h7l7 1 7 1h7l7-1h7l7-1 7-1 7-1 7-1 7-3 6-2 7-2 6-3 7-3 6-3 7-4 6-4 5-3 6-4 6-5 5-4z">
          <text:p/>
        </draw:path>
        <draw:path draw:style-name="gr158" draw:text-style-name="P156" draw:layer="layout" svg:width="0.36cm" svg:height="0.36cm" svg:x="2.705cm" svg:y="18.805cm" svg:viewBox="0 0 361 361" svg:d="M304 310l-5 4-5 5-6 5-6 3-5 4-7 4-6 4-6 3-7 3-6 2-7 3-6 2-7 2-7 2-7 1-7 1-8 1h-7l-7 1h-7l-7-1-7-1-7-1h-8l-7-2-6-1-7-3-7-2-7-2-6-3-6-3-6-4-6-3-6-4-7-3-5-5-5-5-6-4-5-5-5-5-4-5-5-5-5-6-3-6-4-6-4-6-3-6-3-6-3-7-3-7-3-6-1-7-3-7-1-7-1-6-1-8-1-7v-7-7-7-7l1-7v-7l2-7 1-7 2-7 2-6 3-7 2-7 3-6 3-7 3-7 4-6 4-6 4-6 4-5 5-6 5-5 4-5 6-5 5-5 5-4 6-4 6-4 5-4 6-4 7-3 7-3 6-3 7-2 6-3 7-2 7-2 7-1 7-2h6l7-1h8 7 7l7 1h8l7 1 6 2 7 1 7 2 7 2 7 2 6 3 7 3 6 3 7 4 6 3 5 4 6 4 6 4 5 5 6 4 4 6 6 5 4 5 4 6 5 5 3 6 4 6 3 7 4 7 3 6 3 6 2 7 2 7 3 7 1 6 2 7v8l1 7 1 6 1 7v7l-1 7v8l-2 7v7l-2 7-1 7-2 6-2 7-3 7-3 6-3 7-3 6-3 6-4 6-4 6-4 6-4 5-5 6-5 5zM305 310l5-5 4-5 5-5 5-6 4-6 4-6 3-6 4-6 3-6 3-6 3-7 3-6 2-7 1-7 2-7 1-7 1-7 2-7v-8l1-7v-7l-1-7-1-6-1-8-1-7-1-7-2-7-2-7-2-6-3-7-3-6-2-7-4-6-3-7-4-6-4-7-4-5-5-5-4-6-5-5-5-5-5-4-5-5-7-5-5-3-6-4-6-4-7-4-6-3-7-3-6-2-7-3-7-2-6-2-7-1-7-2h-7l-8-1-7-1h-7-7-8l-7 1-6 1-7 1-7 2-7 1-7 2-7 3-6 2-7 3-6 3-7 3-6 4-6 4-6 4-5 5-6 3-5 6-6 4-4 6-5 4-4 7-5 5-4 5-4 7-4 6-3 7-3 7-3 6-2 7-3 6-2 7-1 7-2 7-1 7-1 6-1 8v7 7 7l1 7v8l1 7 1 6 2 7 2 7 2 7 3 6 2 7 3 7 3 6 3 7 4 6 4 5 4 6 4 6 5 5 5 6 4 5 6 5 5 4 5 5 6 4 6 4 6 3 6 4 6 3 7 3 6 3 7 3 7 2 7 2 6 2 7 1 7 1 8 1 7 1 7 1h7l7-1h7l8-1 7-2h7l7-3 7-1 7-2 6-3 7-2 6-3 6-3 6-4 7-4 6-4 6-4 5-4 6-5z">
          <text:p/>
        </draw:path>
        <draw:path draw:style-name="gr159" draw:text-style-name="P157" draw:layer="layout" svg:width="0.361cm" svg:height="0.361cm" svg:x="2.704cm" svg:y="18.804cm" svg:viewBox="0 0 362 362" svg:d="M306 311l-6 5-5 4-5 5-7 4-6 4-6 4-6 4-6 3-6 3-8 2-6 2-7 3-7 1-7 2-7 1-7 2-7 1h-7-7-7-7l-7-1-8-1-7-1-7-1-7-2-7-2-6-2-7-3-6-3-7-3-6-3-6-4-6-3-6-5-6-3-5-5-6-5-5-4-5-6-4-5-5-5-5-6-3-6-4-5-4-7-3-6-3-7-3-6-3-7-2-6-2-7-3-7-1-7-1-7-1-7v-7l-1-7v-7-7-7l1-8 1-7 1-7 1-7 2-6 2-7 3-7 2-7 3-6 3-7 3-7 4-6 4-6 4-5 4-6 5-6 5-4 4-6 6-4 5-6 5-4 6-4 6-4 6-4 6-4 6-3 7-3 6-3 7-2 7-3 7-2 6-2 7-1 7-1 7-1 7-1h8 7 7l7 1h7l7 1 7 2 7 1 6 2 7 2 7 2 7 3 7 3 6 3 6 4 7 4 6 3 5 4 6 5 6 4 5 5 5 5 4 5 5 5 5 6 4 5 4 6 4 7 3 6 4 6 2 7 3 6 3 8 2 6 2 7 2 7 1 7 1 7 1 7 1 7v7 7 7 8l-2 7-1 7-1 7-2 6-1 7-3 7-2 7-3 6-3 7-3 6-4 6-3 6-4 6-5 6-4 6-5 5-5 5zM306 312l5-5 5-6 4-5 5-6 4-6 5-5 3-6 4-6 3-7 3-7 2-6 3-7 2-7 2-7 1-6 2-7 1-7 1-7v-8l1-7-1-7v-7-7l-1-7-1-7-2-7-1-7-2-7-3-7-2-7-3-7-3-6-3-6-3-7-4-6-4-6-5-6-4-5-5-6-5-5-5-5-5-4-6-5-5-5-6-3-6-4-6-4-6-4-7-3-6-2-8-3-6-3-7-2-7-2-7-1-7-2h-7l-7-1-7-1h-7-8-7l-7 1-7 1-7 1-7 2-6 1-7 2-7 3-7 2-6 3-7 3-7 3-6 4-5 4-6 4-6 5-6 4-5 5-5 4-5 6-5 5-4 6-4 5-5 6-4 6-3 6-4 7-3 6-2 7-3 7-3 7-2 7-1 6-2 7-1 7-1 7-1 7v8 7 7l1 7v7l1 7 1 7 2 7 2 7 2 7 3 7 2 6 3 7 3 6 3 6 4 7 4 6 4 5 4 6 5 6 5 5 5 5 5 5 5 5 6 4 5 4 7 4 6 4 6 4 6 3 6 3 7 3 6 2 7 3 7 2 7 1 7 2 7 1 7 1h8l7 1h7l7-1h7 7l7-2 7-1 7-2 7-2 7-2 7-2 7-3 7-3 6-3 6-4 6-3 6-4 6-4 5-5 5-4z">
          <text:p/>
        </draw:path>
        <draw:path draw:style-name="gr159" draw:text-style-name="P157" draw:layer="layout" svg:width="0.363cm" svg:height="0.363cm" svg:x="2.703cm" svg:y="18.803cm" svg:viewBox="0 0 364 364" svg:d="M307 313l-6 4-6 5-5 5-6 3-6 4-6 4-6 3-6 4-7 2-6 4-7 2-7 2-7 2-7 2-7 1-7 1-7 1h-8l-7 1h-7l-7-1-7-1h-7l-7-1-7-2-7-1-7-3-7-2-6-2-7-3-6-3-6-3-6-4-7-4-6-4-5-4-6-5-6-4-4-6-6-4-4-6-5-5-5-6-3-6-4-6-4-6-3-6-3-6-3-7-3-6-2-7-2-7-3-7-1-7-1-7-1-7v-7l-1-7v-7-7-8l1-7 1-7 1-7 1-7 2-7 2-7 3-7 3-7 2-6 3-7 4-6 3-6 4-6 4-6 4-6 5-5 5-5 5-6 5-4 5-5 6-5 5-4 7-4 5-4 6-4 7-3 6-3 6-3 7-2 7-3 7-2 7-2 7-1 7-1 7-1 7-1h7 8 7l6 1h7l8 1 7 2 7 1 7 2 7 2 6 2 7 3 6 3 7 3 6 4 6 4 6 3 6 4 5 5 6 4 6 5 5 5 5 5 4 5 5 6 5 6 4 6 3 6 4 7 3 6 3 6 3 7 2 6 2 7 3 7 1 8 2 6 1 7v7l1 8v7l1 7-1 7-1 8v6l-1 7-2 7-1 7-2 7-2 7-3 7-3 6-3 7-3 6-4 6-3 7-4 5-4 6-5 6-4 5-5 5zM307 313l6-5 4-5 5-6 5-5 3-6 4-6 4-7 4-6 3-6 3-6 3-7 3-7 1-7 2-7 2-7 2-7v-7l1-6 1-7 1-8-1-7v-7l-1-8-1-7v-7l-2-6-2-8-2-7-2-7-2-7-4-6-3-7-3-6-4-6-3-7-4-6-4-5-5-6-4-5-5-5-5-6-6-4-6-5-5-5-7-3-6-4-6-4-6-3-6-4-7-2-6-3-7-3-7-2-7-2-7-1-7-2h-7l-8-1-6-1h-7-8-7l-7 1-7 1-7 1-8 2-6 1-7 2-7 3-7 2-6 3-7 3-6 3-6 4-6 4-6 4-6 5-5 4-5 5-6 5-4 5-6 5-4 6-4 6-4 5-5 6-3 6-4 7-3 7-2 6-3 7-3 7-2 7-1 7-2 7-1 7-1 7-1 7v8 7 7l1 7v7l1 7 1 7 2 7 2 7 2 7 3 7 2 7 3 6 3 6 3 7 4 6 4 5 4 7 4 5 5 6 5 5 5 5 5 5 6 5 5 4 5 5 7 4 6 3 6 4 6 3 7 3 6 4 7 2 7 2 7 2 7 2 7 2h7l7 1 7 1 7 1h7l7-1h8l7-1 7-1 7-2 7-2 7-1 7-2 7-3 6-3 7-2 6-4 6-3 6-4 6-4 6-4 6-4 6-5z">
          <text:p/>
        </draw:path>
        <draw:path draw:style-name="gr159" draw:text-style-name="P157" draw:layer="layout" svg:width="0.363cm" svg:height="0.364cm" svg:x="2.702cm" svg:y="18.802cm" svg:viewBox="0 0 364 365" svg:d="M307 314l-5 5-5 5-6 3-6 5-6 4-6 4-6 3-7 4-6 2-7 3-7 2-7 3-7 1-6 2-7 1-7 2-7 1h-8-7-7-7l-7-1-7-1-7-1-7-1-7-2-7-2-7-2-7-3-6-3-7-3-6-3-6-4-7-4-6-4-5-4-6-4-5-5-5-5-5-5-5-5-5-6-4-6-4-6-4-5-4-6-3-7-3-6-3-7-3-6-2-7-2-7-2-7-2-7-1-7-1-7v-7l-1-8v-7-7-7l1-8 1-7 1-7 1-7 2-7 2-7 3-7 3-7 2-6 3-7 4-6 3-6 5-6 3-6 4-6 5-5 5-5 5-5 5-5 6-5 5-5 5-4 7-4 6-4 6-4 6-3 6-3 7-3 7-2 6-3 7-2 7-2 8-1 7-1 7-1 7-1h7 7 7l7 1h8l7 1 7 2 7 1 7 2 7 2 7 2 6 3 7 3 6 4 6 3 6 4 6 3 6 4 6 5 5 4 6 5 5 5 5 6 4 5 5 6 4 5 4 6 3 6 4 7 3 6 4 7 3 6 3 7 2 7 2 7 2 7 1 6 1 7 1 8 1 8v7 7 7l-1 7-1 7-1 7-1 7-2 7-2 7-2 7-3 7-2 7-4 6-3 6-4 6-4 6-4 7-3 6-5 5-5 6-4 5zM308 314l5-5 5-5 5-6 4-5 4-6 4-6 4-6 4-6 3-7 4-6 2-7 3-6 2-7 2-7 2-7 1-8 1-7 1-7v-7-7-7-7-8l-1-8-1-7-1-6-2-7-2-7-3-7-2-7-3-7-4-6-3-6-4-7-4-6-4-6-3-6-5-6-5-5-5-5-5-5-5-5-5-5-7-4-5-4-6-4-6-4-6-3-7-3-7-3-6-3-7-3-7-2-7-2-7-1-7-2h-7l-8-1-7-1h-7-7l-7 1h-7l-7 1-8 1-7 2-7 1-7 2-7 3-6 3-7 2-6 3-7 4-6 3-6 4-6 5-6 4-5 4-5 5-6 5-4 6-5 5-5 5-4 6-4 6-4 6-4 6-3 6-4 7-2 6-3 7-3 7-1 7-2 6-2 8-1 7-1 7-1 8v7 7 7l1 8 1 7v7l2 7 1 7 2 7 2 7 3 7 2 6 3 7 3 7 4 6 3 6 4 6 4 6 5 6 5 5 4 5 5 6 5 4 6 5 5 5 6 4 6 4 7 4 6 4 6 3 6 3 7 3 7 2 7 3 7 2 7 2 7 1 7 1 7 1h7l7 1h7l8-1h7 7l7-2 7-1 7-2 7-2 7-2 6-2 7-3 6-3 7-3 6-3 7-4 6-4 5-5 6-4 6-5z">
          <text:p/>
        </draw:path>
        <draw:path draw:style-name="gr160" draw:text-style-name="P158" draw:layer="layout" svg:width="0.365cm" svg:height="0.366cm" svg:x="2.702cm" svg:y="18.802cm" svg:viewBox="0 0 366 367" svg:d="M310 315l-6 5-5 4-6 5-6 5-6 3-6 4-6 3-7 3-6 4-7 3-6 2-7 2-7 2-7 1-8 2-7 1-7 1h-7l-7 1h-7l-7-1-8-1h-7l-7-1-7-2-7-1-7-3-7-2-6-2-7-3-7-3-6-3-6-4-6-4-6-4-6-5-6-4-5-5-6-4-4-6-5-5-4-6-5-5-5-6-4-6-3-7-4-6-3-7-3-6-3-7-2-7-2-6-2-7-1-7-2-7-1-7v-7l-1-8v-8-7-7l1-7 1-7 1-7 1-8 3-7 1-7 3-6 3-7 2-7 4-6 3-6 4-6 4-6 4-7 5-5 4-5 5-6 5-5 5-5 5-5 6-5 6-4 5-4 7-4 6-3 7-4 6-3 7-2 6-3 7-3 7-2 7-2 7-1 7-1 7-1h7l7-1h8 7l7 1h7l7 1 7 2 7 1 7 2 7 2 7 2 7 3 6 3 7 4 6 3 6 4 7 3 5 5 6 4 6 4 5 6 5 4 5 6 5 5 4 6 4 6 4 6 4 5 4 7 3 6 3 7 3 7 2 6 2 7 3 7 1 7 2 7 1 7v7l1 8v7 7 8l-1 7v7l-1 7-2 8-1 7-3 7-1 6-3 7-2 7-4 6-3 7-3 6-4 6-4 6-5 6-4 5-4 6-6 5zM310 316l5-6 5-5 4-5 5-6 5-6 3-6 4-6 3-6 4-7 3-6 3-7 2-7 2-6 3-7 1-7 2-7v-8l1-7 1-7v-8-7-8l-1-7-1-7v-7l-2-7-1-7-3-7-2-7-2-6-3-7-4-7-3-6-3-7-4-6-4-6-5-5-4-7-5-5-5-5-5-5-5-5-6-4-5-5-6-4-7-4-6-4-6-3-6-3-7-3-7-3-7-3-6-2-8-2-7-1-7-2h-7l-7-1-7-1h-7-8l-7 1h-7l-7 1-7 1-7 2-7 2-7 1-7 3-7 3-6 2-7 3-6 4-6 3-7 5-6 4-5 4-6 4-6 6-4 4-6 6-4 5-5 5-5 6-4 6-4 6-4 6-3 7-3 6-3 7-3 6-3 7-1 7-2 7-2 7-1 8-1 7-1 7v7 7 8l1 8 1 7v7l2 7 1 7 2 7 2 7 3 7 2 6 3 7 3 6 4 7 4 6 4 7 4 5 5 6 4 6 5 5 5 5 5 5 6 5 6 4 5 5 6 4 6 4 7 3 6 3 7 4 7 3 6 2 7 2 7 2 7 2 7 2h7l7 1 7 1 8 1h7l7-1h7l7-1 8-1 7-2 7-1 7-2 7-2 7-3 6-3 7-3 6-3 6-4 6-3 6-4 7-4 5-5 5-5z">
          <text:p/>
        </draw:path>
        <draw:path draw:style-name="gr160" draw:text-style-name="P158" draw:layer="layout" svg:width="0.366cm" svg:height="0.367cm" svg:x="2.701cm" svg:y="18.801cm" svg:viewBox="0 0 367 368" svg:d="M310 317l-5 4-5 5-6 4-6 4-6 5-6 3-6 4-7 3-6 3-7 3-7 2-6 3-7 1-7 2-7 1-8 2-7 1h-7-8-7-7l-7-1-7-1-7-1-8-1-7-2-7-2-7-2-6-3-7-3-7-3-6-3-6-4-6-4-7-3-5-5-6-5-6-4-5-6-5-4-5-6-4-5-5-6-4-6-3-6-4-6-4-7-3-6-3-7-3-6-2-7-2-7-2-7-1-7-2-8-1-7v-7l-1-8v-7-7-8l1-6 1-7 1-8 1-7 3-7 1-7 3-7 3-6 3-7 3-6 3-7 4-6 4-6 3-6 5-6 5-5 4-6 6-5 4-5 6-5 6-5 5-4 7-3 6-5 7-3 6-4 7-3 6-2 7-3 7-3 7-1 7-3 6-1 7-1 8-1h7l7-1h8 7l7 1h7l7 1 7 2 7 1 8 2 6 2 7 2 7 3 7 3 6 4 6 3 6 4 6 3 7 5 5 5 5 4 6 5 5 4 5 6 5 5 4 6 5 6 3 6 4 6 4 6 3 6 3 7 3 7 3 6 2 7 2 7 2 7 1 8 1 7 1 7 1 7v7 7 8l-1 7-1 8-1 7-1 7-2 7-2 7-2 7-3 7-2 6-3 7-4 6-3 7-4 6-4 6-4 6-5 5-5 6-4 5zM311 317l6-5 4-5 5-6 4-6 5-5 4-7 4-6 3-6 4-7 3-6 2-7 2-7 3-7 2-7 2-7 1-7 1-7 1-8v-7-8-7-7-7l-1-7-1-8-1-7-3-7-1-7-3-7-2-6-3-7-3-7-3-6-4-7-4-6-4-5-4-6-5-6-5-5-4-6-6-5-5-5-5-4-6-5-6-4-6-4-6-4-7-3-6-3-7-3-6-3-7-3-7-2-7-2-7-1-8-2h-7l-7-1-7-1h-7-8l-7 1h-7l-8 1-7 1-6 2-7 2-7 1-7 3-7 3-7 2-6 3-7 4-6 4-7 4-6 4-6 4-5 5-6 5-5 4-5 6-5 5-5 6-4 5-4 7-4 6-4 6-3 6-3 7-3 6-3 7-3 7-1 7-2 7-2 7-1 7-1 8-1 6v8 7 7l1 8 1 7v8l2 7 1 7 2 7 2 7 3 7 2 7 3 6 3 7 4 6 4 6 4 6 3 7 5 5 5 5 4 6 6 5 5 5 5 5 6 5 6 4 7 4 6 4 6 3 6 4 7 3 7 2 6 3 7 3 7 1 7 3 7 1 8 1 7 1h7l7 1h7l8-1h7 7l8-2 7-1 7-2 7-1 6-3 7-2 7-3 6-3 7-3 7-4 6-4 6-4 5-4 6-4 6-5z">
          <text:p/>
        </draw:path>
        <draw:path draw:style-name="gr161" draw:text-style-name="P159" draw:layer="layout" svg:width="0.368cm" svg:height="0.369cm" svg:x="2.7cm" svg:y="18.8cm" svg:viewBox="0 0 369 370" svg:d="M312 317l-5 6-6 4-6 5-5 4-7 4-6 4-6 3-7 4-6 3-7 3-7 2-7 2-7 2-7 1-7 2-7 1-7 1h-7l-8 1h-7l-7-1-7-1h-7l-8-1-7-2-7-2-7-1-8-3-6-3-7-2-7-3-6-4-6-3-6-4-6-5-6-4-6-4-5-5-6-5-5-6-5-5-4-5-5-6-4-6-3-6-4-6-4-6-3-7-3-6-3-7-2-7-2-7-2-8-1-7-2-7-1-8v-6l-1-8v-7-7-8l1-7 1-7 1-7 1-7 3-7 1-7 3-7 3-7 3-6 3-7 3-6 4-6 4-7 3-6 5-5 5-6 4-6 6-5 5-5 5-4 6-5 6-5 5-3 7-4 6-4 7-4 6-3 7-2 7-3 7-3 7-1 7-3 7-1 7-1 8-1h7l7-1h7 7l8 1h7l7 1 8 2 7 1 7 2 6 2 7 2 7 3 6 3 7 4 7 3 6 4 6 4 5 4 6 5 6 4 5 5 6 5 4 6 5 5 4 5 5 7 4 5 4 6 4 7 3 6 3 7 3 6 2 7 3 7 1 7 2 7 2 7 1 8v7l1 7v7 7 8l-1 7v7l-1 7-2 7-1 7-2 8-3 7-2 7-2 7-3 6-4 7-3 6-4 6-4 6-5 6-4 6-5 5-5 6zM313 318l4-5 6-5 4-6 5-5 4-7 5-6 3-6 3-6 4-6 3-7 3-7 2-7 2-7 3-8 1-7 2-7v-6l1-8 1-7v-8-7-7l-1-7-1-7v-8l-2-7-2-7-2-7-2-7-2-7-3-7-3-6-4-7-3-6-4-6-4-6-5-6-4-6-5-5-5-6-5-5-5-5-7-4-5-5-6-4-6-3-6-4-7-4-7-3-6-3-7-3-7-3-6-2-7-2-7-1-8-2h-7l-7-1-8-1h-7-7l-7 1h-8l-7 1-7 1-7 2-7 2-7 1-8 3-6 3-7 3-7 3-6 3-6 4-7 4-6 4-6 4-5 5-6 5-5 5-5 5-5 6-5 5-4 5-4 7-4 6-4 6-3 7-3 6-3 7-2 7-4 7-1 7-2 7-2 7-1 7-1 7-1 7v8 7 7l1 8 1 6v8l2 7 1 7 2 8 2 7 3 7 3 7 2 6 4 7 3 7 4 6 4 6 4 5 4 6 5 6 5 5 5 6 5 4 5 6 7 4 5 4 6 5 6 4 7 3 6 4 7 3 7 2 6 3 8 2 7 2 7 2 7 2h8l7 1 7 1 7 1h7l8-1h7l8-1 6-1 7-2 7-1 7-2 7-2 7-3 7-3 7-3 6-3 6-4 7-3 6-4 6-4 6-5 5-4z">
          <text:p/>
        </draw:path>
        <draw:path draw:style-name="gr162" draw:text-style-name="P160" draw:layer="layout" svg:width="0.37cm" svg:height="0.37cm" svg:x="2.699cm" svg:y="18.799cm" svg:viewBox="0 0 371 371" svg:d="M314 319l-6 5-5 5-6 5-7 3-5 4-7 4-6 4-6 3-7 3-7 3-7 3-7 2-7 1-7 2-7 1-7 2-7 1h-7l-8 1h-7l-8-1-7-1-7-1-8-1-7-1-7-2-7-2-7-2-7-3-7-3-6-3-7-4-6-3-6-3-6-5-6-4-6-5-5-5-6-5-4-5-6-5-4-6-4-6-5-5-3-7-4-6-3-7-4-6-3-7-3-7-2-7-2-7-2-7-1-7-2-7-1-8v-7l-1-7v-7-7-8l1-7 1-8 1-7 1-6 3-7 1-7 3-7 3-7 3-7 3-6 3-7 4-6 4-7 4-6 4-5 5-6 5-5 5-5 5-6 5-4 6-5 6-5 6-3 6-4 7-4 6-3 7-3 7-3 6-3 7-3 7-1 7-3 7-1 7-1 7-1h8l7-1h8 7l8 1h7l7 1 7 2 7 1 7 2 7 2 7 2 7 3 6 3 7 4 6 3 6 4 7 4 6 4 5 5 6 4 6 5 4 5 6 6 4 5 5 5 5 7 4 6 3 6 4 6 3 7 3 6 3 7 3 7 2 7 2 7 2 7 1 7 1 7 1 7 1 7v8 7 8l-1 7-1 7-1 7-1 7-2 7-2 7-2 7-3 7-3 8-2 7-4 6-3 6-4 6-4 6-4 6-5 6-4 6-6 5zM314 320l5-6 5-5 5-5 5-6 3-6 4-6 4-6 4-7 3-6 3-7 3-7 3-7 2-7 2-7 2-8 1-7 1-7 1-7 1-7v-8-7-8l-1-7-1-7-1-7-1-7-3-7-1-8-2-7-4-7-2-6-3-7-4-6-3-7-4-6-4-5-4-7-5-6-4-5-6-6-5-4-6-6-5-4-6-5-6-4-6-3-6-4-7-4-6-3-7-3-7-3-7-3-7-1-7-3-7-1-7-2h-7l-7-1-8-1h-7-8l-7 1h-8l-7 1-7 1-7 2-7 2-7 1-7 3-7 3-7 3-6 3-7 3-6 4-7 4-6 4-5 4-6 5-6 5-4 5-6 5-4 6-5 5-5 6-4 6-4 7-4 6-3 6-3 7-3 6-2 7-3 7-2 7-2 8-2 6-1 7-1 8v7l-1 8v7 7l1 7 1 7v8l2 7 1 7 2 8 2 6 3 7 3 7 2 7 4 7 3 6 4 6 4 7 4 6 5 5 4 6 5 6 5 5 5 5 6 4 6 5 6 5 5 4 7 3 6 4 6 4 7 3 7 2 6 4 7 2 8 1 7 3 7 1 7 1 8 1 7 1h8 7 8 7l7-1 7-2 7-1 8-2 7-1 7-3 7-3 7-2 6-3 7-3 6-4 6-4 6-4 6-4 6-5 5-5z">
          <text:p/>
        </draw:path>
        <draw:path draw:style-name="gr163" draw:text-style-name="P161" draw:layer="layout" svg:width="0.371cm" svg:height="0.372cm" svg:x="2.698cm" svg:y="18.798cm" svg:viewBox="0 0 372 373" svg:d="M314 320l-5 5-5 5-6 4-6 5-6 4-6 4-7 4-6 3-7 3-7 2-6 3-7 2-7 2-8 1-8 2-7 2h-7-7l-8 1h-7l-8-1h-7l-7-1-7-1-7-2-7-2-8-1-7-3-6-3-7-2-7-3-6-4-6-4-7-4-5-4-7-4-5-5-6-4-5-5-5-5-5-6-4-6-5-5-5-7-3-6-4-6-3-7-4-7-3-7-3-6-2-7-2-7-2-7-1-7-2-7-1-8v-7l-1-7v-8-7l1-7v-7l1-8 1-7 1-7 3-7 2-7 2-7 3-7 3-6 3-7 3-6 4-7 4-6 4-6 5-6 4-6 5-5 5-5 5-6 6-4 6-5 5-5 6-3 6-4 7-4 6-3 7-3 7-3 6-3 7-3 7-1 7-3 8-1 7-1 7-1h8l6-1h8 7l8 1h7l7 1 8 2 7 1 7 2 7 2 7 3 7 2 7 3 6 4 7 3 6 4 6 4 6 4 6 5 5 4 6 6 5 4 5 6 5 5 5 6 3 6 5 6 4 6 3 7 4 6 3 7 2 6 3 7 3 7 1 8 2 7 2 7 1 6 1 8v7 8 7 7 7l-1 8-1 7-2 7-1 8-2 7-3 7-2 6-3 7-3 7-3 6-4 7-4 7-4 6-4 6-4 5-5 6-5 5zM315 321l5-5 5-6 5-5 4-6 5-6 4-6 4-7 4-7 3-6 3-7 3-7 2-6 2-7 3-7 1-7 2-8 1-7v-8l1-7v-7-7-8l-1-7v-8l-1-6-2-7-2-8-2-7-2-7-3-7-2-7-3-6-4-7-3-6-4-6-5-6-4-7-4-5-6-5-4-6-6-5-5-5-5-5-7-4-6-5-6-3-6-4-6-4-7-3-6-3-7-3-7-3-7-1-8-3-7-1-8-2h-7l-7-1-8-1h-7-8l-6 1h-8l-7 1-8 1-7 2-7 2-7 1-7 4-6 2-7 3-7 3-6 3-7 4-6 4-6 4-6 4-6 5-5 5-5 5-6 5-4 6-5 6-5 5-3 6-5 7-3 6-4 7-3 6-3 7-2 7-3 7-2 7-2 7-2 7-1 7-1 7v8l-1 7v7 8l1 7 1 8v7l2 7 1 7 2 7 2 7 3 7 3 7 3 7 3 6 3 8 4 6 4 6 4 6 5 6 4 5 5 6 5 5 6 5 5 5 6 5 6 4 6 4 6 4 6 4 7 3 6 3 7 3 7 3 7 2 7 2 8 2 7 2 7 1h7l7 1 8 1h7l8-1h7l7-1 7-1 9-2 7-1 7-2 7-2 6-3 7-3 7-3 6-3 7-4 7-3 6-4 5-5 6-5 6-4z">
          <text:p/>
        </draw:path>
        <draw:path draw:style-name="gr164" draw:text-style-name="P162" draw:layer="layout" svg:width="0.373cm" svg:height="0.373cm" svg:x="2.698cm" svg:y="18.798cm" svg:viewBox="0 0 374 374" svg:d="M316 322l-6 5-5 4-6 5-5 5-7 3-7 4-6 4-7 3-7 3-7 3-6 3-7 2-7 1-7 2-8 2-7 1-8 1h-7l-7 1h-7l-8-1-7-1-8-1h-6l-7-2-8-2-7-2-7-2-7-3-7-3-6-3-7-3-6-4-6-4-6-4-7-5-5-4-5-5-6-5-5-6-5-5-4-5-5-7-5-6-3-6-4-6-3-7-4-6-3-7-3-7-2-7-2-7-2-7-1-8-2-7-1-6v-8l-1-7v-8-8l1-6v-8l1-7 1-7 1-8 3-7 2-7 2-7 3-6 3-7 3-7 4-6 3-7 4-6 4-6 5-5 4-7 5-5 5-5 6-5 5-5 6-5 6-4 6-4 6-4 6-4 6-3 7-3 7-3 7-3 7-3 7-1 7-3 7-1 8-1 7-1h7l7-1h8 7l8 1h7l7 1 7 2 7 1 8 2 7 2 7 3 7 2 6 3 7 4 7 3 6 4 6 4 6 5 6 4 6 5 5 5 5 5 5 5 5 6 4 5 5 6 5 7 3 6 4 6 3 7 3 6 3 7 3 7 2 7 2 7 2 7 2 7v7l1 8 1 7v8 7 7l-1 7-1 8v7l-2 7-2 7-2 7-2 7-2 7-4 7-3 7-3 6-4 6-3 7-4 6-5 6-5 7-4 5-5 6zM317 322l5-5 5-5 4-6 5-6 5-6 3-7 4-6 4-6 3-7 3-7 3-7 3-7 2-7 2-7 2-7 1-7 1-7 1-8 1-7v-7-7-8l-1-7-1-8-1-7-1-7-3-7-1-7-2-7-3-7-3-7-3-7-4-6-4-7-3-6-4-6-5-6-5-6-4-5-6-6-4-5-6-5-6-4-5-5-6-5-6-3-7-4-7-4-6-3-7-3-7-3-7-2-7-2-7-3-8-1-7-2h-7l-7-1-8-1h-7-8l-7 1h-7l-7 1-8 1-7 2-7 2-8 1-7 4-6 2-7 3-7 3-6 3-7 4-6 4-6 4-5 5-7 5-5 4-5 6-6 5-4 5-5 6-5 6-3 6-4 6-4 7-4 6-3 7-3 7-2 6-3 7-2 7-2 7-2 7-1 8-1 7v8l-1 6v8 8l1 7 1 8v6l2 8 1 7 2 7 2 7 3 7 3 7 3 7 3 7 3 6 4 6 4 6 4 6 5 7 4 6 6 5 4 5 6 6 5 4 6 5 6 5 6 4 7 3 6 4 6 3 7 3 7 4 7 2 7 3 7 1 7 3 8 1 6 1 8 1 7 1h8 7 7 7l8-2 7-1 8-1 7-2 7-1 7-3 6-3 7-2 7-3 8-4 6-3 6-4 7-4 6-4 5-5 6-5z">
          <text:p/>
        </draw:path>
        <draw:path draw:style-name="gr165" draw:text-style-name="P163" draw:layer="layout" svg:width="0.374cm" svg:height="0.375cm" svg:x="2.697cm" svg:y="18.797cm" svg:viewBox="0 0 375 376" svg:d="M317 322l-6 6-6 5-5 4-6 4-7 5-6 4-6 3-7 4-7 3-7 2-7 3-7 2-7 2-7 2-7 1-7 1-8 1h-7l-7 1h-7l-8-1h-7l-8-1-7-2h-7l-7-3-7-1-7-3-7-3-7-3-7-3-6-3-6-4-7-4-6-3-6-5-6-5-5-4-6-7-4-5-6-5-4-6-5-6-4-6-4-6-4-6-3-7-4-6-3-7-3-7-2-7-2-7-2-7-1-7-2-8-1-7v-7l-1-7v-8-8l1-7v-7l1-7 1-8 1-7 3-7 2-7 2-7 3-7 3-7 3-7 4-6 4-6 3-6 4-6 5-6 4-6 5-5 5-6 6-5 5-5 6-4 6-5 6-4 6-4 7-4 6-3 7-3 6-3 7-3 7-3 8-1 7-3 7-1 7-1 7-1h8l7-1h8 7l7 1h7l8 1 7 2 8 1 7 2 7 3 6 2 7 2 7 3 6 4 7 3 7 4 6 4 6 5 5 4 6 5 6 5 5 5 6 5 4 6 5 6 5 5 3 7 4 6 4 7 4 6 3 7 2 7 3 7 3 7 1 6 3 7v8l2 7 1 8v7 7 7 8 7l-1 8-1 7-1 7-2 7-2 7-3 7-2 7-3 7-3 7-3 7-4 6-4 6-4 6-4 6-5 6-5 6-4 5zM317 323l6-6 5-5 5-5 4-7 5-5 4-6 4-7 4-6 3-7 3-6 3-7 2-7 2-7 3-8 1-7 2-7 1-7v-7l1-8v-8-7-7l-1-7v-8l-2-7-1-8-2-7-2-6-2-8-3-7-3-6-3-7-3-7-4-6-4-6-4-7-4-6-5-5-5-6-5-6-6-4-6-6-5-4-6-5-6-5-6-3-7-4-6-3-7-4-7-3-7-3-6-2-7-2-7-3-7-1-8-2h-7l-8-1-7-1h-7-8l-7 1-8 1h-7l-7 1-7 2-8 2-7 2-7 3-7 2-7 3-6 3-7 4-6 3-6 5-6 3-6 5-6 5-6 4-5 6-5 5-5 5-5 6-5 6-3 6-4 6-4 7-4 6-3 7-3 7-2 6-3 7-2 8-2 7-2 7-1 8-1 7v7l-1 7v8 8l1 7 1 7v7l2 8 1 7 2 7 2 8 3 6 3 7 3 7 3 6 4 7 4 7 3 6 4 6 5 5 4 6 6 6 5 5 5 6 6 5 5 5 7 4 6 4 6 4 6 4 7 3 7 3 6 3 7 2 8 3 7 2 7 2 7 1 7 2h8l7 1h8l7 1 7-1h7l8-1 8-1 6-2 7-1 8-3 7-1 7-3 7-2 6-4 7-3 6-3 7-4 6-5 6-4 6-4 5-5z">
          <text:p/>
        </draw:path>
        <draw:path draw:style-name="gr166" draw:text-style-name="P164" draw:layer="layout" svg:width="0.376cm" svg:height="0.376cm" svg:x="2.696cm" svg:y="18.796cm" svg:viewBox="0 0 377 377" svg:d="M317 324l-5 5-5 5-7 4-5 4-6 5-7 4-6 3-7 4-6 3-7 3-7 3-7 1-8 3-7 1-7 2h-7l-8 2h-7l-8 1-7-1h-7l-7-1-8-1-8-1-7-2-7-1-6-3-8-2-7-2-6-3-7-3-7-3-6-4-6-5-7-4-6-4-5-5-6-5-5-5-5-5-6-6-4-6-5-5-4-6-4-7-4-7-3-6-4-7-3-6-3-7-2-7-2-7-2-7-1-7-2-8-1-7v-8l-1-7v-7-8l1-7v-8l1-7 1-7 1-7 3-7 2-8 2-7 3-7 3-6 3-7 4-7 4-6 3-6 4-6 5-6 4-6 6-5 4-6 6-5 6-5 5-4 7-5 6-4 6-4 6-3 7-4 6-3 7-3 7-3 7-2 7-2 8-3 7-1 6-1 8-1h8l7-1h8 6l8 1h8l7 1 7 2 7 1 7 2 7 3 7 2 7 2 7 3 7 4 6 3 6 4 7 4 6 5 6 4 5 5 6 5 5 5 5 5 5 7 5 5 4 6 4 6 4 6 4 7 3 7 3 6 3 7 3 7 3 7 2 7 2 7 1 8 1 7 1 7 1 7v8 7 8l-1 7-1 7v8l-2 7-1 7-3 8-3 7-2 7-3 6-3 7-3 7-4 6-4 7-4 6-5 5-4 6-5 6-5 5zM318 324l6-5 4-5 6-7 4-5 4-6 5-6 4-7 3-6 3-7 4-7 3-6 3-7 2-7 2-7 2-8 1-7 1-8 1-7 1-7v-8-7-8l-1-7-1-7-1-8-2-7-1-7-2-7-2-7-4-7-3-7-3-7-3-6-4-7-4-6-4-7-5-6-4-5-6-6-4-5-6-5-5-6-6-4-6-5-6-4-6-4-6-4-7-3-6-4-7-3-7-3-7-2-8-2-7-3-7-1-7-2h-7l-8-1-8-1h-6-8l-7 1-8 1h-8l-6 1-8 2-7 2-7 2-7 3-7 2-7 3-7 3-6 4-7 4-6 4-6 3-6 5-6 5-5 5-6 5-5 5-5 5-5 7-4 6-4 5-4 7-4 6-4 6-3 7-3 7-2 7-3 7-2 7-2 8-2 7-1 7v7l-1 8-1 7v8 7l1 7 1 8v7l2 8 1 7 2 7 2 7 3 7 3 7 3 7 3 6 4 7 4 6 3 7 5 6 4 6 5 5 5 6 5 5 6 5 5 5 6 5 6 4 6 5 6 5 7 3 6 3 7 4 7 3 7 2 7 2 7 3 7 1 7 2 8 1 7 1 8 1h7 7 8 8l7-2 7-1 7-1 8-2 7-2 7-2 7-3 7-3 7-3 6-3 7-4 6-4 6-4 6-5 6-4 6-5z">
          <text:p/>
        </draw:path>
        <draw:path draw:style-name="gr167" draw:text-style-name="P165" draw:layer="layout" svg:width="0.377cm" svg:height="0.378cm" svg:x="2.695cm" svg:y="18.795cm" svg:viewBox="0 0 378 379" svg:d="M320 325l-6 5-5 4-6 5-6 5-7 3-6 4-7 4-6 3-7 3-7 3-7 3-7 2-6 3-8 2-7 1-8 1-7 1h-7l-8 1-7-1h-8-8l-6-1-8-2-7-1-8-2-7-3-7-2-7-2-7-3-6-4-7-3-7-3-6-4-6-5-5-5-6-4-6-5-5-5-6-6-4-5-6-5-3-7-6-6-4-6-4-6-3-7-4-6-3-7-3-7-2-7-2-7-2-8-1-7-2-7-1-7v-8l-1-7v-7-8l1-7v-8l1-7 1-7 2-7 2-8 2-7 2-7 3-7 3-7 3-7 4-6 4-6 3-7 6-5 4-7 5-6 5-5 5-6 5-4 6-6 5-4 6-5 7-4 6-3 7-4 6-4 7-3 7-3 7-3 7-2 6-2 7-3 8-1 7-1 8-1h7l7-1h8 7l8 1h7l7 1 8 2 7 1 7 2 8 3 7 2 6 2 7 3 7 4 6 3 7 4 6 5 6 4 5 4 7 5 5 5 5 6 5 5 5 6 5 5 5 6 3 6 4 6 4 7 3 7 3 6 3 7 3 7 3 7 1 8 2 7 1 7 2 8 1 6v8 8 7 8 7l-1 7-1 8-1 7-2 8-2 6-3 7-2 7-3 7-3 7-3 6-4 7-4 6-4 7-4 6-5 5-5 6-5 6zM320 325l6-5 4-6 6-5 5-5 3-7 5-6 4-7 3-6 4-7 3-7 3-6 2-8 3-7 2-6 1-8 2-7 1-8v-7l1-7v-8-7-8l-1-8v-6l-2-8-1-7-2-8-2-7-3-7-2-7-3-7-3-6-3-7-4-7-4-6-4-6-4-6-5-6-5-6-5-5-5-5-6-5-6-5-6-5-5-4-7-4-7-4-6-3-7-4-7-3-6-3-7-2-7-2-8-3-7-1-8-2h-7l-7-1-7-1h-8-8l-7 1-7 1h-8l-7 1-8 2-7 2-7 2-7 3-7 2-7 3-6 3-7 4-6 4-6 4-7 3-6 5-6 5-5 5-6 5-5 6-5 5-4 6-5 6-5 6-4 6-4 6-3 7-4 7-2 7-3 7-3 7-2 7-2 7-1 8-2 6v8l-1 8-1 7v8 7l1 7 1 8v8l2 6 1 8 2 7 2 7 3 7 3 7 3 7 3 7 4 6 4 7 3 6 6 6 4 6 5 6 5 5 5 6 5 5 6 5 6 4 6 5 6 4 6 4 7 3 7 4 6 3 7 3 7 3 7 2 7 3 8 2 7 1 8 2h6l8 1h8l7 1 8-1h7l7-1 8-1 7-2 8-1 6-2 7-4 8-2 6-3 7-3 7-3 6-4 7-4 6-4 7-4 5-5 6-5z">
          <text:p/>
        </draw:path>
        <draw:path draw:style-name="gr168" draw:text-style-name="P166" draw:layer="layout" svg:width="0.379cm" svg:height="0.38cm" svg:x="2.695cm" svg:y="18.795cm" svg:viewBox="0 0 380 381" svg:d="M321 327l-5 5-6 5-6 4-6 5-6 4-7 4-6 3-7 4-7 3-6 3-8 2-7 2-7 3-7 1-7 2h-8l-7 2h-8l-7 1-7-1h-8l-8-1-7-1-7-1-7-2-8-1-7-2-7-3-7-2-7-3-7-3-7-4-6-3-6-5-7-4-6-4-6-5-6-5-5-5-5-5-5-6-5-5-4-6-5-6-4-7-4-7-3-6-4-7-3-7-2-6-3-7-2-7-2-7-1-8-2-7-1-8v-7l-1-7v-8-8l1-7v-7l1-8 2-7 1-8 2-7 2-6 2-7 3-7 3-7 4-7 3-7 4-6 3-6 5-7 5-6 4-5 5-6 5-5 6-5 5-6 6-4 6-5 7-4 6-4 7-4 7-3 6-4 7-3 7-3 7-2 7-2 7-2 8-2 7-1 7-1h7l8-1h8 8l6 1h8l7 1 8 2 7 1 7 2 7 3 7 2 7 4 7 3 7 3 6 4 6 4 7 4 6 4 6 4 6 6 5 4 6 6 4 5 6 5 5 6 3 7 5 6 4 6 4 6 3 7 3 7 3 7 2 7 3 7 2 7 1 7 2 7 1 8 1 7 1 8v7 7 8l-1 8-1 7v7l-2 7-1 8-3 7-2 7-2 8-3 6-3 7-4 7-3 6-4 7-5 6-4 6-4 5-6 6-4 6zM321 327l6-5 5-5 5-6 4-6 5-6 4-6 4-6 3-7 4-7 3-6 3-7 3-7 2-8 2-7 2-7 1-8 1-7 1-7 1-8v-8-7-7l-1-8-1-7-1-8-2-7-1-7-3-7-2-8-2-7-3-7-3-6-4-7-3-7-4-6-5-6-4-6-5-6-5-6-5-5-6-6-5-4-5-5-6-4-7-5-6-4-6-4-7-4-7-3-7-3-7-4-7-2-7-2-6-3-8-1-7-2h-8l-8-1-6-1h-8-8l-8 1-7 1h-7l-8 2-7 1-7 2-7 2-7 3-7 2-7 4-7 3-6 4-7 4-6 3-7 5-7 5-5 4-6 5-6 5-4 6-6 5-4 6-5 6-4 6-4 7-4 6-3 7-4 6-2 7-3 7-3 7-2 7-2 7-1 8-2 7v8l-1 7-1 7v8 8l1 7 1 7v8l2 7 1 8 2 7 2 7 3 7 3 7 3 7 3 6 4 7 4 6 3 7 5 6 5 6 4 6 6 5 4 6 6 4 6 6 5 5 6 4 7 4 6 4 7 4 7 4 6 3 7 3 7 2 8 2 7 3 7 1 8 2 7 1 7 1 8 1h8l7 1 7-1 8-1 7-1 8-1 7-1 7-2 7-2 8-2 7-3 7-3 7-3 6-3 7-4 6-3 6-4 6-5 6-5 6-4z">
          <text:p/>
        </draw:path>
        <draw:path draw:style-name="gr169" draw:text-style-name="P167" draw:layer="layout" svg:width="0.38cm" svg:height="0.38cm" svg:x="2.694cm" svg:y="18.794cm" svg:viewBox="0 0 381 381" svg:d="M322 328l-5 6-6 4-6 5-6 4-6 4-6 4-7 4-7 3-6 3-7 3-7 3-8 2-7 2-7 2-8 1-7 1-7 1-8 1h-8-7-7l-8-1-7-1-8-2-7-1-7-2-7-2-9-2-7-3-7-3-6-3-7-4-7-3-6-4-6-4-6-5-5-4-7-6-5-4-5-6-5-5-5-6-4-6-5-7-4-6-4-6-3-7-4-6-3-7-2-7-3-7-2-8-2-6-1-8-2-7-1-8v-8l-1-6v-8-8l1-7v-8l1-7 2-7 1-8 2-7 2-7 2-7 3-7 3-7 4-6 3-7 4-7 3-6 5-7 5-5 4-6 6-6 4-5 6-5 6-5 5-5 6-4 7-6 6-3 7-4 6-4 7-3 7-3 7-3 7-2 8-2 7-2 7-1 8-2 7-1h7l8-1h8 7l7 1h8l8 1 7 2 7 1 7 2 7 3 7 2 7 3 7 3 7 3 7 4 6 4 6 4 6 5 6 5 6 5 5 4 6 6 5 5 5 6 4 5 5 7 5 6 3 6 4 7 3 7 3 6 3 7 3 7 2 8 2 7 2 6 1 8 2 8 1 7 1 7v8 7 8l-1 8-1 6-1 8-1 8-3 7-1 7-2 7-3 7-3 7-3 7-4 6-3 7-4 7-4 6-5 6-5 6-4 5-6 6zM323 329l5-5 6-6 4-6 5-5 4-7 4-6 4-7 4-6 4-7 3-7 2-7 3-7 3-6 1-8 2-7 2-8 1-7 1-7v-8-8-7-8-7l-1-8-2-7-1-8-2-6-2-8-2-7-3-7-3-7-3-7-4-7-3-6-4-6-4-6-5-7-5-6-4-5-6-5-5-6-5-5-7-5-5-4-6-6-7-4-6-4-6-3-7-4-7-3-7-3-7-2-8-2-7-3-7-1-7-2h-8l-8-1-7-1h-7-8l-8 1-7 1h-7l-8 2-7 1-8 2-7 2-7 3-7 2-7 3-7 4-7 3-6 4-7 4-6 5-6 5-6 4-5 5-6 5-5 6-6 5-4 6-5 6-4 7-4 6-4 6-3 7-3 7-3 7-3 7-3 7-2 6-2 8-1 8-2 7v7l-1 8-1 7v8 8l1 7 1 7v8l2 8 1 7 3 7 1 7 3 7 3 7 3 7 4 7 3 6 4 7 4 6 4 6 5 6 4 6 6 6 5 5 5 5 6 5 6 5 6 5 6 4 6 3 7 4 7 4 6 3 7 3 7 3 8 2 8 2 7 2 7 1 7 2 8 1h8 7 7 8 8l7-1 7-1 8-2 7-1 8-2 7-3 7-2 7-3 6-3 7-3 7-4 7-4 6-4 6-4 6-5 5-5z">
          <text:p/>
        </draw:path>
        <draw:path draw:style-name="gr170" draw:text-style-name="P168" draw:layer="layout" svg:width="0.382cm" svg:height="0.382cm" svg:x="2.693cm" svg:y="18.793cm" svg:viewBox="0 0 383 383" svg:d="M324 330l-6 4-5 6-6 4-7 5-6 4-7 4-6 4-7 3-7 3-7 3-7 2-6 2-8 3-7 1-8 2-7 1h-7l-8 1h-8-7-8l-8-1h-8l-7-2-7-2-7-1-8-2-7-3-7-2-7-3-7-3-7-4-6-4-6-4-6-4-6-4-6-5-6-5-5-6-6-4-5-6-5-6-4-6-4-6-5-6-4-7-3-6-4-7-3-7-2-7-3-7-2-7-2-8-1-7-2-7-1-8v-7l-1-8v-7-8l1-7v-8l1-7 2-7 1-8 2-8 2-7 2-7 3-7 3-7 4-6 3-7 4-7 4-6 4-6 5-6 4-6 6-6 5-6 5-5 6-5 6-4 5-5 7-5 6-3 7-4 7-3 6-4 7-3 7-3 7-2 7-2 8-2 7-1 8-2 7-1h8l8-1h7 8l7 1h8l7 1 7 2 8 1 7 2 8 3 7 2 7 3 6 3 7 3 7 4 6 4 7 4 6 5 5 4 6 5 6 5 5 6 6 6 4 5 5 6 4 6 4 7 5 6 3 6 4 7 3 7 3 7 2 7 3 7 2 7 1 7 2 8 2 7v8l1 7v8 7 8l-1 7v8l-1 7-2 8-2 7-2 7-2 7-3 7-2 7-3 7-4 7-4 6-4 7-4 6-4 6-5 6-5 6-5 5zM324 330l6-5 4-6 6-5 4-7 5-6 4-6 4-6 4-7 3-6 3-7 3-7 3-8 2-7 2-7 2-7 2-8v-7l1-8 1-7v-8-7-8l-1-7-1-8-1-7-2-8-1-7-3-7-2-7-2-7-3-7-3-7-4-7-4-7-4-6-4-6-4-7-5-6-5-5-5-5-5-7-7-5-5-5-6-4-6-5-6-4-7-4-7-3-7-4-6-3-7-3-7-2-7-2-8-3-7-1-8-2h-7l-8-1-7-1h-8-7l-8 1-9 1h-6l-8 2-8 1-7 2-7 2-7 3-7 3-7 2-7 4-6 3-7 4-6 4-7 4-6 5-6 4-5 6-6 4-5 7-5 6-5 5-5 6-4 7-3 6-4 7-4 7-3 6-3 7-3 7-3 7-2 7-2 8-1 7-2 8v7l-1 7-1 8v8 7l1 8 1 7v8l2 7 1 7 3 8 1 7 3 7 3 8 3 6 4 7 3 7 4 6 4 7 4 6 5 5 5 6 5 6 5 5 5 6 7 4 5 6 6 3 6 5 6 4 7 4 7 4 7 3 7 3 7 2 7 2 7 3 8 1 7 2 7 1 8 1 8 1h8 7 8l8-1 7-1h7l8-2 8-2 7-2 6-2 8-2 7-4 7-3 6-3 7-4 6-3 6-5 7-4 6-4 6-6z">
          <text:p/>
        </draw:path>
        <draw:path draw:style-name="gr171" draw:text-style-name="P169" draw:layer="layout" svg:width="0.383cm" svg:height="0.383cm" svg:x="2.692cm" svg:y="18.792cm" svg:viewBox="0 0 384 384" svg:d="M325 331l-5 5-6 5-7 5-6 4-6 4-6 4-7 4-6 3-7 3-7 3-8 3-7 2-7 2-7 2-8 1-8 1-7 1-8 1h-8-7-8l-7-1-8-1-7-1-8-2-7-2-7-2-7-2-7-2-7-4-7-3-7-3-7-4-6-4-6-5-6-4-6-5-6-5-5-5-6-5-4-6-6-6-4-5-4-7-5-6-4-7-3-7-4-6-3-7-2-7-3-7-2-7-2-8-1-7-2-8-1-7v-7l-1-8v-8-7l1-8v-7l1-8 2-7 1-7 2-8 2-7 2-7 3-8 3-7 4-6 3-7 4-6 4-7 4-6 5-7 5-5 5-6 5-6 5-4 6-6 6-4 6-5 6-5 6-3 7-4 7-3 6-4 7-3 7-3 8-2 7-2 7-2 8-1 7-2 7-1h8l8-1h7 8l7 1h8l8 1 8 2 7 1 8 2 6 3 7 2 7 3 7 3 7 3 7 4 6 4 6 4 7 5 6 4 5 5 6 5 6 6 4 5 6 5 4 6 5 7 4 7 4 6 4 7 3 7 3 7 4 6 2 7 2 7 2 7 2 8 2 8 1 7 1 7 1 8v8 7 7l-1 8-1 8-1 7-1 7-3 8-1 7-2 7-3 8-3 7-4 7-3 6-4 7-3 6-4 6-5 6-4 6-6 6-5 6zM325 331l5-5 6-6 5-5 5-6 4-6 4-6 4-7 4-7 3-6 3-7 3-7 3-7 3-8 1-7 3-8 1-7 1-7 1-8v-8-7-7-8-8l-1-7-2-8-1-7-2-8-2-7-2-7-3-7-3-7-3-7-4-7-4-6-3-6-4-7-5-7-4-6-6-6-5-5-6-6-5-4-5-6-7-4-6-4-6-5-7-4-7-3-6-4-7-3-7-3-8-2-6-2-8-3-7-1-8-2h-8l-7-1-8-1h-8-7l-8 1-8 1h-7l-7 2-8 1-7 2-8 2-7 3-7 3-7 3-6 3-7 3-7 4-6 4-7 4-6 5-5 4-6 6-6 5-5 6-5 5-4 6-5 7-5 6-3 6-4 7-4 7-3 6-3 7-3 7-3 8-2 7-2 7-1 8-2 7v8l-1 7-1 8v7 8l1 8 1 7v7l2 8 1 8 3 7 2 7 2 7 3 7 3 7 4 7 3 6 4 7 4 6 5 7 4 6 5 6 5 5 5 6 6 5 6 5 6 4 5 5 7 5 6 3 7 4 6 3 7 4 7 3 7 3 8 2 7 2 7 2 7 1 8 2 8 1h7 8 7 8 8l7-1 9-1 7-1 7-2 7-2 8-3 7-2 7-3 7-3 7-4 6-3 7-4 6-4 6-5 6-5 6-4z">
          <text:p/>
        </draw:path>
        <draw:path draw:style-name="gr172" draw:text-style-name="P170" draw:layer="layout" svg:width="0.385cm" svg:height="0.385cm" svg:x="2.692cm" svg:y="18.792cm" svg:viewBox="0 0 386 386" svg:d="M326 332l-6 5-5 5-6 5-6 4-6 5-7 4-7 3-6 4-7 3-8 3-7 2-8 2-7 3-7 1-7 2-8 1h-8l-7 1h-8-7-8l-7-1h-8l-8-2-7-1-7-2-7-2-8-3-7-2-7-3-7-4-6-3-7-4-6-4-7-4-6-5-6-4-5-5-6-6-6-5-4-5-5-6-4-7-5-6-4-6-5-7-3-6-4-7-3-7-2-7-2-8-3-6-2-7-1-8-2-8-1-7v-7l-1-8v-8-8l1-7v-7l1-8 2-8 1-7 2-7 2-7 2-8 3-7 3-7 4-7 3-7 4-7 4-6 5-6 4-6 5-6 5-6 5-5 5-5 7-6 5-4 6-5 6-4 7-4 6-4 7-3 7-4 7-3 7-3 7-2 8-2 7-2 7-1 8-2 7-1h8l7-1h8 8l8 1h6l8 1 8 2 7 1 8 2 6 3 8 2 8 3 7 3 6 3 7 4 7 4 6 5 6 4 6 4 6 6 5 4 5 6 6 5 5 6 5 5 5 7 3 7 4 6 4 7 4 7 3 7 3 6 2 7 3 8 2 7 2 8 1 7 2 7v8l1 8v8 6 8l-1 8v8l-1 7-2 7-2 8-2 7-2 8-3 6-3 7-3 7-3 7-4 6-4 7-4 7-4 6-5 6-5 5-6 6zM327 333l5-6 5-5 5-6 5-6 4-6 5-7 4-6 4-7 3-7 3-7 3-7 3-6 2-7 2-8 2-8 2-7v-7l1-8 1-8v-8-6-8l-1-8-1-8-1-7-2-7-1-8-3-8-2-7-2-7-3-6-3-7-4-7-4-8-4-6-4-6-4-7-6-6-4-5-6-6-5-5-6-5-6-5-6-5-6-4-6-5-6-4-7-3-7-4-7-3-8-3-7-2-7-2-7-2-8-2-8-1-8-1-6-1-8-1h-8-8l-7 1-8 1h-8l-7 2-7 1-8 2-7 2-7 3-8 3-7 3-6 3-7 4-7 4-6 3-6 4-6 5-6 5-6 5-5 5-5 6-6 6-4 5-5 6-5 7-3 6-4 7-4 7-3 7-3 7-3 7-3 7-2 8-2 7-1 7-2 8v7l-1 8-1 7v8 8l1 8 1 7v7l2 8 1 8 3 7 2 7 2 7 3 7 3 7 4 7 3 7 4 6 4 7 5 6 4 6 5 6 5 6 6 5 5 5 6 5 6 5 6 5 6 4 6 4 7 4 7 3 7 4 7 2 7 3 7 2 8 3 7 1 7 2 8 1 8 1 7 1h7 8 8l7-1 8-1h8l7-2 7-1 8-3 7-2 7-2 8-3 7-4 6-3 7-3 7-5 7-4 6-5 5-4 6-5z">
          <text:p/>
        </draw:path>
        <draw:path draw:style-name="gr173" draw:text-style-name="P171" draw:layer="layout" svg:width="0.386cm" svg:height="0.386cm" svg:x="2.691cm" svg:y="18.791cm" svg:viewBox="0 0 387 387" svg:d="M327 334l-5 5-6 5-6 4-6 5-7 4-7 4-7 3-6 4-7 3-7 3-7 3-7 2-8 2-8 2-7 1-7 1-8 1-8 1h-7-8-7l-8-1-7-1-8-1-7-2-8-1-7-3-7-2-7-3-7-2-7-4-7-3-7-4-6-4-6-5-7-4-6-5-5-5-5-5-6-5-5-7-5-5-4-6-5-6-4-7-4-6-4-7-3-7-3-7-3-7-2-7-3-8-2-7-1-7-2-8-1-7v-8l-1-7v-8-8l1-8v-7l1-7 2-8 1-8 2-6 2-8 2-7 3-8 3-7 4-7 3-7 4-7 4-6 5-6 4-6 5-5 5-7 6-5 5-5 6-5 6-5 6-5 6-4 6-4 7-4 6-3 7-4 7-3 8-3 7-2 7-2 7-2 8-1 7-2 8-1h7l8-1h8 8l7 1h7l8 2 8 1 7 2 7 1 8 3 7 2 7 3 7 3 7 3 7 4 6 4 6 5 6 4 7 5 6 5 6 5 5 5 5 6 5 5 5 6 4 6 5 7 4 6 4 7 3 7 4 7 3 7 2 7 2 7 3 8 1 8 2 6 1 8 1 8 1 8v7 7 8l-1 8-1 7-1 8-1 7-2 8-2 7-2 7-3 7-3 7-4 7-3 7-3 7-4 6-5 6-5 6-4 7-5 6-5 5zM328 334l6-5 5-6 5-6 4-6 5-6 4-6 4-7 4-6 3-7 3-7 3-7 3-8 3-7 1-7 3-7v-8l2-8 1-7v-8-8-7-7-8l-1-8-2-8-1-7-2-7-2-8-2-7-3-8-3-7-4-7-3-6-3-7-4-7-5-6-5-7-4-5-5-6-5-5-6-6-6-5-5-5-7-4-6-5-6-5-7-4-7-3-7-4-7-3-7-3-7-2-8-2-7-2-7-2-8-1-7-1-8-1-7-1h-8-8l-8 1-7 1h-8l-7 2-8 1-7 2-7 2-8 3-7 3-7 3-7 3-7 4-6 4-7 3-6 5-6 5-6 4-6 5-5 5-5 6-6 6-4 6-5 5-5 7-3 6-4 7-4 7-3 6-3 7-3 9-3 7-2 7-2 7-1 8-2 8v7l-1 7-1 8v8 8l1 7 1 8v8l2 7 1 7 3 8 2 7 2 7 3 8 3 7 4 6 3 7 4 7 4 6 5 6 4 6 5 6 5 6 6 5 5 5 6 6 6 4 6 5 7 4 6 5 7 3 6 3 7 4 7 3 8 3 7 2 7 2 7 2 8 1 8 2 7 1h8 7 8 7 8l8-1 7-1 8-1 7-2 8-2 7-3 7-2 7-3 7-3 7-4 6-4 7-4 7-3 6-5 7-5 6-5z">
          <text:p/>
        </draw:path>
        <draw:path draw:style-name="gr174" draw:text-style-name="P172" draw:layer="layout" svg:width="0.388cm" svg:height="0.388cm" svg:x="2.69cm" svg:y="18.79cm" svg:viewBox="0 0 389 389" svg:d="M328 335l-5 5-6 5-7 5-6 4-6 4-7 4-6 4-7 4-7 3-7 3-7 2-7 3-8 2-7 1-8 2-7 1h-8l-8 1h-8-7-7l-8-1h-8l-7-2-8-1-7-2-8-2-7-3-7-3-7-3-7-3-6-3-7-4-6-4-7-4-7-5-5-4-6-6-5-5-6-6-5-5-5-6-4-6-5-6-4-7-4-7-4-6-3-7-3-7-3-7-2-7-3-7-2-8-1-8-2-7-1-7v-8l-1-8v-7-8l1-8v-7l1-7 2-8 1-8 2-8 2-7 2-7 3-8 3-7 4-7 3-6 4-7 4-6 5-7 4-5 5-6 5-7 6-5 5-5 6-5 6-5 6-4 6-5 7-4 6-4 7-3 7-4 7-3 7-3 8-2 7-2 7-2 8-1 7-2 8-1h7l8-1h8 7l8 1h8l7 2 7 1 8 2 7 1 8 3 7 2 7 3 7 3 6 4 7 3 7 4 7 5 6 4 6 5 5 5 6 5 6 5 5 6 5 6 4 5 5 6 5 7 4 7 4 6 3 7 4 7 3 6 2 8 3 7 2 9 2 7 1 7 2 8v8l1 7v8 7 8l-1 7v8l-2 8-1 8-2 6-1 8-3 7-3 8-3 7-3 7-3 7-4 6-5 7-4 6-5 6-4 6-5 6-5 6zM329 335l5-5 5-6 5-6 5-5 5-6 3-7 6-6 4-7 3-7 3-7 3-7 2-7 3-8 2-7 2-7 1-8 1-8 1-8 1-7v-8-7-8l-1-7-1-8-1-8-2-7-1-8-2-8-3-8-3-7-2-6-4-7-3-7-4-7-5-6-4-7-5-6-4-6-6-6-4-5-7-6-5-5-6-5-6-4-6-5-7-4-6-4-7-4-7-4-7-3-7-2-7-3-7-2-8-2-8-2-7-1-7-1-8-1-8-1h-7-8l-8 1-7 1h-8l-8 2-7 1-7 2-8 2-7 3-7 3-7 3-7 3-7 4-7 4-6 3-6 5-6 5-6 4-7 6-5 5-5 5-5 6-5 6-5 6-4 6-4 6-4 7-4 7-3 7-3 7-3 7-3 8-2 7-2 8-1 8-2 7v8l-1 7-1 8v8 7l1 8 1 8v7l2 8 1 7 3 8 2 7 2 7 3 7 3 7 4 7 3 7 4 6 4 7 5 6 4 7 6 5 4 6 6 6 6 5 5 5 6 5 7 5 6 3 6 5 7 3 7 4 7 3 7 3 7 3 7 3 7 2 8 1 8 2 7 1 8 1 7 1h8 7 8l8-1 8-1h7l8-2 8-1 7-3 7-2 7-2 7-3 7-3 7-4 7-4 6-4 7-4 6-4 6-5 6-5z">
          <text:p/>
        </draw:path>
        <draw:path draw:style-name="gr60" draw:text-style-name="P58" draw:layer="layout" svg:width="0.174cm" svg:height="0.175cm" svg:x="2.798cm" svg:y="18.898cm" svg:viewBox="0 0 175 176" svg:d="M148 150l-2 3-3 2-3 2-3 2-3 2-2 2-3 2-3 1-4 1-3 2-3 1-4 1-3 1-3 1h-4l-3 1h-3-4l-3 1h-3l-4-1h-3l-4-1h-3-3l-4-1-3-2-3-1-4-1-3-1-3-1-3-2-3-1-2-3-3-1-3-3-3-2-2-2-4-3-2-2-2-2-3-3-1-3-3-3-1-2-2-3-2-3-2-3v-3l-2-3-1-3-1-4-1-3-1-4v-4-3l-1-4v-3-3-4-3l1-4v-3-3l1-4 1-3 1-3 1-3 1-4 1-3 2-3 2-3 1-3 2-3 2-3 2-2 3-3 2-2 2-3 3-2 3-2 3-3 2-2 3-2 3-2 3-1 3-2 3-2 3-1 4-1 3-1 3-1 4-1 3-1h3 4l3-1h3 4 3 4l3 1h3 4l3 1 3 1 4 1 3 1 3 2 3 1 3 2 3 1 3 2 3 2 2 2 4 2 2 2 2 3 2 2 4 2 1 3 2 3 3 2 1 3 3 3 1 3 2 3 1 3 1 3 1 4 1 3 2 3 1 4v3 3l1 4v3 4 3 3 4l-1 3v3 4l-1 3-1 4-2 3v3l-2 3-1 4-2 3-1 3-2 3-2 3-2 2-2 3-2 3-3 2zM148 151l3-2 2-3 3-3 1-2 2-3 3-3 1-2 2-4 1-3 2-3 1-4 1-3 2-3 1-3v-4l1-4v-3l1-3v-4-3-3-4-3l-1-4v-3l-1-3v-4l-2-3-1-3-1-4-1-3-2-3-1-4-2-3-2-2-2-3-2-3-2-2-2-3-3-3-2-2-2-2-3-3-3-2-3-2-3-2-3-1-2-2-3-2-4-1-3-2h-3l-4-1-3-2h-3-4l-3-1-3-1h-4-3-4-3l-3 1h-4l-3 1h-4l-3 1-3 1-4 1-3 1-3 2-3 1-4 2-3 2-2 2-3 1-3 2-2 3-4 2-3 2-2 3-2 3-3 2-1 3-2 3-2 3-2 3-2 3-1 3-2 3-1 3-1 3-1 4-1 3v3l-1 4v3l-1 4v3 4 3 4l1 3v3l1 4v4l1 3 2 4v3l2 3 1 3 2 3 2 3 1 3 2 3 2 3 2 3 3 2 2 3 2 2 3 3 3 2 3 2 2 2 3 2 3 2 3 2 3 1 3 2 3 1 4 1 3 1 3 2h4l3 1h3l4 1h3l4 1h3l3-1h4 3l3-1 4-1h3l3-1 4-2 3-1 3-1 4-2 3-1 3-2 3-1 3-3 2-1 3-2 3-3z">
          <text:p/>
        </draw:path>
        <draw:path draw:style-name="gr61" draw:text-style-name="P59" draw:layer="layout" svg:width="0.175cm" svg:height="0.176cm" svg:x="2.797cm" svg:y="18.897cm" svg:viewBox="0 0 176 177" svg:d="M149 151l-3 3-2 2-3 3-2 1-3 3-3 1-4 2-3 1-4 2-3 1-3 1-4 2h-3l-3 1-4 1-3 1h-3-4-3-3-4-3l-4-1h-3l-3-1-4-1-3-1-3-1-4-2h-3l-3-2-3-1-3-3-3-1-3-2-2-2-3-2-3-3-2-3-2-2-3-3-2-2-2-3-3-3-1-3-2-3-1-3-2-3-1-3-2-3-1-3-1-4-1-3-1-3v-4-3l-1-3v-4-3-4-3l1-4v-3-4l1-3 1-3 1-4 1-3 1-3 1-3 2-3 2-4 2-3 1-3 3-2 1-3 3-2 2-3 2-3 3-2 3-2 2-3 3-2 3-2 2-1 3-2 4-2 3-2 3-1 3-1 4-1 3-1 3-1 4-1h3 4l3-1h3 4 3 4l3 1h3 4l3 1 3 2h4l3 1 3 2 4 1 3 2 3 1 3 2 3 2 3 2 2 2 3 2 3 3 2 2 2 2 3 3 2 3 2 3 2 3 1 2 3 3 1 3 2 3v3l2 4 1 3 1 3 1 4 1 3v3l1 4v3 4 3 4 3l-1 4v3l-1 3-1 4v3l-2 3-1 3-1 4-2 3-1 3-2 4-1 2-3 3-2 3-2 2-2 3-2 3zM149 152l3-3 2-3 2-2 3-3 2-2 2-3 2-3 1-4 2-3 1-3 2-3 1-3 1-4 1-3 1-3 1-4v-3-4-3-4-3-4-3-4-3l-1-3-1-4-1-3-1-3-2-4-1-3-1-3-2-3-2-3-1-3-3-3-1-2-3-3-2-3-2-3-3-2-3-2-2-3-3-1-2-3-3-2-3-1-4-2-3-2-4-1-3-2h-3l-4-1-3-2h-3-4l-3-1-3-1h-4-3-4-3l-4 1h-3l-4 1h-3l-3 1-4 1-3 1-3 2-3 1-3 1-4 2-3 2-3 2-3 2-2 1-3 3-2 2-3 2-3 4-2 2-2 2-2 3-2 3-2 3-2 3-2 3-1 3-1 4-2 3-1 3-1 3-1 4v3l-1 4v3l-1 4v3 4 3 4l1 3v3l1 4v3l1 3 2 4v3l2 3 1 4 2 3 2 3 1 3 2 2 2 3 2 3 3 3 2 2 2 3 3 3 3 2 2 3 3 1 3 3 2 1 3 2 4 2 3 1 3 1 4 2 3 1 3 1 4 1 3 1h3 4 3l4 1h3l3-1h4 3 4l3-1 3-1 4-1 3-1 3-1 3-2 4-1 4-2 3-1 3-2 3-2 3-2 2-2 3-2z">
          <text:p/>
        </draw:path>
        <draw:path draw:style-name="gr62" draw:text-style-name="P60" draw:layer="layout" svg:width="0.177cm" svg:height="0.178cm" svg:x="2.797cm" svg:y="18.897cm" svg:viewBox="0 0 178 179" svg:d="M150 153l-2 3-3 2-2 2-4 2-3 2-2 2-3 1-3 2-4 1-3 2-3 1-3 1-4 1-3 1h-3l-4 1h-3-4l-3 1h-4l-3-1h-4l-3-1h-4-3l-4-1-3-2h-3l-3-2-4-1-4-1-3-2-3-2-2-2-3-2-3-2-3-2-3-2-2-2-2-4-3-2-2-2-2-3-2-3-2-3-2-3-1-3-2-3-1-3-2-4-1-3-1-3-1-4-1-3v-3-4l-1-3v-4-3-4-3l1-4v-3-4l1-3 1-4 1-3 1-3 2-3v-4l2-3 2-3 2-2 1-3 3-3 2-3 2-3 2-2 3-3 2-2 3-3 3-3 2-1 3-3 3-1 3-2 3-2 4-2h3l3-2 3-1 4-1 3-1 3-1h4 3l4-1h3 4 3 4l3 1h4 3l4 1 3 2h3l4 1 3 2 3 1 3 2 3 1 3 2 3 2 3 2 3 2 2 2 3 3 3 3 2 3 2 2 2 3 2 3 2 3 2 3 2 3 2 3 1 3 1 3 2 3v4l2 3 1 3v4 3l1 4v3 4 3 4 3l-1 4v3 4l-1 3-1 3-1 4-1 3-2 3-1 3-2 3-1 3-3 3-1 3-3 3-2 3-2 2-2 3zM151 154l2-3 3-2 2-3 2-3 3-3 1-3 2-2 2-3 1-3 2-4 1-3 1-3 1-3 2-4v-3l1-4v-3l1-4v-3-4-3-4-3l-1-4v-3l-1-4v-3l-2-4-1-3-1-3-2-3-1-4-2-3-1-3-2-2-2-3-2-4-2-2-2-3-3-2-3-3-2-3-3-2-2-2-4-3-3-1-3-2-3-2-3-2-3-1-3-1-3-1-4-1-3-2h-3-4l-3-1-4-1h-4-3-4-3l-4 1h-3l-4 1h-3l-4 1-3 2h-3l-3 2-4 1-3 1-4 3-3 1-3 2-2 2-3 2-2 2-3 3-3 3-2 2-2 3-3 3-2 2-2 3-2 3-1 3-3 3-1 3-1 3-2 4v3l-2 3-1 4v3l-1 3v4l-1 4v3 4 3 4l1 3v4l1 3v4l1 3 2 3v4l2 3 1 3 2 3 2 3 1 3 2 3 2 4 2 2 3 3 2 2 2 3 3 3 3 2 3 1 2 3 3 2 3 2 3 1 3 2 4 1 3 2 3 1 4 1 3 2h4l3 1h3l4 1h4 3l4 1 3-1h4 3l4-1 3-1h4l3-1 3-2h4l3-2 3-2 3-1 3-2 3-1 3-2 3-3 3-1 2-3z">
          <text:p/>
        </draw:path>
        <draw:path draw:style-name="gr62" draw:text-style-name="P60" draw:layer="layout" svg:width="0.178cm" svg:height="0.179cm" svg:x="2.796cm" svg:y="18.896cm" svg:viewBox="0 0 179 180" svg:d="M152 155l-4 2-2 2-3 2-3 2-3 3-3 1-3 2-3 1-3 2-3 1-4 1-3 2h-3l-4 1-3 1-4 1h-3-4-3-4-3-4l-4-1h-3l-3-1-4-1-3-1-4-1-3-1-3-2-3-2-3-1-3-2-3-1-3-2-3-3-3-1-2-3-3-3-2-2-3-2-2-3-2-3-2-3-2-3-2-3-1-3-2-3-1-3-2-3-1-4-1-3-1-3-1-4v-3-4l-1-3v-4-3-4-3l1-4v-4-3l1-3 1-5 1-3 1-3 2-4v-3l2-3 2-3 2-3 1-3 3-3 2-2 2-3 3-3 2-2 2-3 3-2 3-2 3-2 2-3 3-1 3-2 3-2 3-2h4l3-2 3-1 3-1 4-1 3-1h4 3l4-1h3 4 3 4l4 1h3 4l3 1 3 2h4l3 2 3 1 3 1 3 2 3 1 3 3 3 1 4 2 2 3 3 2 3 2 3 3 2 2 3 3 2 2 2 4 2 3 1 2 2 3 2 3 1 4 2 3 1 3 1 3 1 4 1 4 1 4v3l1 4v3 4 3 4 3l-1 3v4l-1 3-1 3-1 4-1 3-1 3-1 4-2 3-1 4-2 3-2 2-2 3-2 3-2 3-3 2-2 3zM153 155l2-2 2-3 2-3 3-2 1-3 3-3 1-3 2-3 2-4 2-3v-3l2-4 1-3 1-4 1-3 1-3v-4-3-3-4-3-4-4-3l-1-4v-3l-2-5v-3l-1-3-2-4-1-3-2-3-1-3-2-3-1-3-3-3-2-3-2-3-3-3-2-2-2-2-3-3-3-2-3-2-3-3-3-1-3-2-3-2-3-2-3-1-4-1-3-1-3-1-4-1-3-1h-4l-3-1-4-1h-3-4-4-3l-4 1h-3l-4 1h-3l-4 1-3 2h-3l-4 2-3 1-3 2-3 2-3 1-3 2-3 2-3 2-2 3-3 2-3 2-2 3-2 3-3 2-2 3-2 3-2 3-1 2-2 4-2 3-1 3-2 4v3l-2 3-1 4v4l-1 3v4l-1 3v4 4 3 4l1 3v4l1 3v4l1 3 2 4v3l2 3 1 4 2 3 2 3 1 3 2 3 3 2 1 3 3 3 2 3 3 2 2 2 3 3 3 2 3 2 2 3 3 1 3 2 3 1 4 2 3 1 3 2 3 1h4l3 2 4 1h3 4 3 4l4 1 3-1h4 3 4l3-1 4-1 3-1 4-1 3-1 3-1 3-2 4-2 3-1 2-2 3-2 3-2 3-3 3-2z">
          <text:p/>
        </draw:path>
        <draw:path draw:style-name="gr63" draw:text-style-name="P61" draw:layer="layout" svg:width="0.18cm" svg:height="0.18cm" svg:x="2.795cm" svg:y="18.895cm" svg:viewBox="0 0 181 181" svg:d="M153 156l-3 2-2 2-3 3-3 2-3 1-3 3-3 1-4 2-3 1-3 2-3 1-4 1-3 1-4 1h-3l-4 1h-3-3l-4 1-3-1h-4-3l-4-1h-3-4l-4-2-4-1h-3l-3-2-3-1-4-2-3-2-3-1-3-2-2-2-4-2-3-3-2-2-2-2-3-2-3-4-2-2-2-3-2-2-2-3-2-3-1-3-2-4-1-3-2-4-1-3-1-4-1-3-1-4v-3-4l-1-3v-4-3-4-4l1-3v-4-3l1-4 1-3 1-4 1-3 2-3 1-3 2-3 1-4 2-2 2-3 2-3 2-3 2-3 3-3 2-2 2-2 3-3 3-2 3-2 3-3 3-1 3-2 3-1 3-2 3-1 3-2 4-1 3-1 5-1 3-1h4 3l4-1h3 4 4 3l3 1h4 3l3 2 4 1h3l3 2 4 1 3 1 4 2 3 1 3 3 3 1 2 2 3 3 3 2 3 2 2 3 2 2 2 3 3 2 2 4 2 3 2 3 1 3 2 3 2 3 1 3 2 4v3l1 3 2 4v3 4l1 3v4 4 3 4 3l-1 3v4 3l-1 3-2 5v3l-2 4-1 3-1 3-2 3-2 3-2 3-2 4-1 3-3 2-2 3-2 2zM153 156l3-2 3-3 2-2 2-3 2-3 2-3 2-3 2-3 2-4 1-3 1-3 1-3 1-4 2-4v-4l1-3v-4l1-3v-3-4-3-4-4l-1-3-1-4v-3l-1-4-1-3-1-4-1-3-2-3-1-3-2-4-1-3-3-3-1-2-2-4-3-3-2-2-2-3-3-2-3-3-2-2-3-2-3-2-3-2-3-2-3-2-4-2-3-1-3-1-4-1-3-1-4-1-3-1h-3l-4-1h-3l-3-1h-4-4-3l-4 1h-4l-3 1h-4l-4 1-4 2h-3l-3 2-3 1-4 2-3 2-3 1-3 2-2 2-3 2-3 3-3 2-3 2-2 3-2 3-3 3-2 2-2 3-2 3-1 3-2 3-2 3-1 3-2 4v3l-2 4-1 3v4l-1 3v4l-1 3v4 4 3 4l1 4v3l1 4v3l1 4 2 3v3l2 4 1 3 2 4 2 3 2 3 1 3 3 3 2 3 2 2 3 3 2 3 2 2 3 2 3 3 3 2 3 1 3 3 3 1 3 2 3 1 3 2 4 1 3 1 4 1 4 1 4 1h3l4 1h3 4 3 4 3l4-1h3l4-1h3l4-1 3-2h3l4-2 3-1 3-2 3-2 3-2 4-1 3-3 2-2 3-2z">
          <text:p/>
        </draw:path>
        <draw:path draw:style-name="gr64" draw:text-style-name="P62" draw:layer="layout" svg:width="0.182cm" svg:height="0.182cm" svg:x="2.794cm" svg:y="18.894cm" svg:viewBox="0 0 183 183" svg:d="M153 156l-2 3-3 2-2 3-3 2-4 2-3 2-3 2-3 1-3 2-4 1-3 1-3 2h-4l-3 1-4 1h-3l-4 1h-3-4-3-4-3l-4-1h-3l-4-1-3-1-4-1-3-1-4-1-3-2-3-1-3-2-3-2-3-2-3-1-4-3-2-3-3-2-2-2-3-3-2-3-2-2-3-3-2-3-1-3-3-3-1-3-2-4-1-3-2-4-1-3-1-3-1-4-1-3v-3-4l-1-3v-4-3-4-4l1-3v-4-3l1-4 1-3 1-4 1-3 2-4 1-3 2-3 1-3 2-3 2-3 2-3 2-3 2-3 3-2 2-3 3-2 2-3 3-2 4-2 2-2 3-2 3-2 3-1 4-2 3-1 3-2 3-1 4-1 3-1 4-1h3 4l4-1h3 4 4l3 1h3 4l3 1 3 1 4 1h3l4 2 3 1 3 1 4 2 3 2 3 2 3 2 3 1 3 3 2 2 3 2 3 3 2 3 2 2 3 3 2 3 2 3 2 3 2 3 2 4 1 3 2 3 1 3 1 4 1 3 1 4v3l1 4 1 3v4 3 3 4 3l-1 4v4l-1 3-1 4-1 3-1 4-1 3-1 3-2 3-1 4-3 3-1 3-3 3-2 3-2 3-2 2-3 3zM154 157l2-3 3-2 2-3 2-3 3-3 3-3 1-3 2-3 1-3 2-3 1-4 2-3 1-4 1-3 1-4 1-3v-4l1-3v-4-4-3-3-4l-1-3-1-4-1-4-1-3v-4l-1-3-2-3-1-4-2-3-1-3-2-3-2-3-2-3-3-4-2-2-2-3-3-2-3-3-2-3-3-2-2-2-3-2-4-2-3-2-3-1-3-3h-4l-3-2-3-1-4-1-3-1-4-1h-3l-4-1h-3l-3-1h-4-4-3l-4 1h-4l-3 1h-4l-3 1-4 2h-3l-4 2-3 1-3 2-3 2-3 1-3 2-3 2-3 2-3 3-3 2-2 3-3 2-2 3-3 3-1 3-3 3-2 2-1 4-2 3-2 3-1 3-2 3v4l-2 3-1 4v3l-1 4v4l-1 3v4 4 3 4l1 3v4l1 3v3l2 4 1 3v4l2 3 1 3 2 4 2 3 2 3 1 4 3 2 2 3 2 3 3 2 2 3 3 3 2 2 3 3 4 2 2 2 3 2 3 2 4 1 3 2 3 1 3 2 4 1h3l4 2h3l4 1 4 1h3 4 3 4 3l4-1h3l4-1 3-1 4-1 3-1 4-1 3-1 3-2 3-1 4-3 3-1 3-3 3-1 3-2 2-4z">
          <text:p/>
        </draw:path>
        <draw:path draw:style-name="gr65" draw:text-style-name="P63" draw:layer="layout" svg:width="0.183cm" svg:height="0.183cm" svg:x="2.793cm" svg:y="18.893cm" svg:viewBox="0 0 184 184" svg:d="M156 159l-3 2-3 2-3 3-3 1-2 2-3 2-4 2-3 2-3 1-3 2-4 1-3 1-4 1-3 1-4 1h-3-4-4-3-4-4-3-4l-4-1h-3l-4-2-3-1h-4l-3-2-3-1-3-2-4-1-3-2-3-2-3-2-3-2-3-2-2-3-3-2-3-3-2-2-2-4-3-3-2-2-1-3-3-3-1-3-2-4-1-3-2-3-1-4v-3l-2-4-1-3v-4-3l-1-4v-4-3-4-3l1-4v-3-4l1-3 1-4 1-3 1-4 2-3 1-3 2-3 1-3 2-4 2-3 2-3 2-3 2-3 3-2 3-2 2-4 3-3 2-2 4-2 3-2 3-2 3-2 3-1 3-2 3-1 4-2 3-1 4-1 3-1 4-1h3 4l4-1h3 4 4l3 1h4 4l3 1 4 1 3 1h4l3 2 3 1 4 1 3 3 3 1 3 2 3 2 3 1 2 3 4 2 2 3 3 3 2 3 3 3 2 2 2 3 2 3 2 3 2 3 1 3 2 3 1 4 2 3v3l1 4 1 3 1 4 1 4v3 4 4 3 4 4 3 4l-1 3-1 4-2 3v3l-2 4-1 3-2 4-1 3-2 3-2 3-2 3-2 3-2 2-3 3-2 3zM156 159l3-3 2-2 2-3 3-3 2-2 1-3 3-4 1-3 2-3 1-4 2-3 1-4 1-3 2-3 1-4v-3-4l1-3v-4-4-3-4-4l-1-4v-3l-1-4-1-3-1-4-1-3-1-3-2-4-1-3-2-3-1-4-3-3-2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2 3 2 3 2 3 2 3 1 4 2 3 1 4 1 3 1 4 1 3 1h4l4 1h3 4 4 3 4l4-1h3 4l4-1 3-1 3-2 4-1 3-1 4-1 3-2 3-2 3-2 3-2 3-2 3-2 2-2z">
          <text:p/>
        </draw:path>
        <draw:path draw:style-name="gr66" draw:text-style-name="P64" draw:layer="layout" svg:width="0.185cm" svg:height="0.185cm" svg:x="2.793cm" svg:y="18.893cm" svg:viewBox="0 0 186 186" svg:d="M156 159l-3 4-2 2-3 2-3 2-3 2-3 2-3 2-3 1-4 2-3 1-4 1-3 2-3 1h-4l-4 1h-3l-4 1h-4-3-4-4-3l-4-1-4-1h-3l-3-1-4-1-3-1-3-1-4-2-3-1-3-2-4-2-3-2-3-2-3-2-2-2-3-3-2-2-4-3-2-3-2-2-3-3-1-3-2-3-2-3-2-3-2-3-1-4-1-3-2-4v-3l-2-3-1-4v-4-3l-1-4v-4-3-4-4l1-3v-4-4l1-3 1-4 1-3 1-4 2-3 1-4 2-3 1-3 3-3 1-3 2-3 3-4 2-2 2-3 3-2 2-3 3-3 3-1 3-3 3-2 3-2 3-2 3-1 4-2 3-1 3-2 4-1 3-1 4-1 3-1h4 3l4-1h3 4 4l3 1h4 4l3 1 4 1 3 1h4l3 2 4 1 3 2 3 2 3 1 3 2 3 2 3 2 3 3 3 2 3 2 2 3 3 2 2 3 3 3 1 2 2 3 3 3 1 4 3 3 1 3 2 4 1 3 1 3 1 5 1 3v4l1 3 1 4v4 4 3 4 3l-1 4v3l-1 4v3l-2 4-1 3-1 4-2 3-1 3-3 3-1 4-3 3-1 3-2 3-3 3-2 3-2 2zM156 160l3-2 3-3 2-2 2-4 3-3 1-3 3-3 1-3 2-3 2-4 1-3 2-3 1-4 1-4 1-3v-4l1-3 1-4v-3-4-3-4-4l-1-4-1-3-1-4v-4l-1-4-2-3-1-3-1-4-2-3-2-3-2-4-2-3-2-3-2-3-3-3-2-2-2-3-3-3-3-2-2-2-3-3-3-2-3-2-3-2-3-1-4-2-3-1-3-2-4-1-3-1-4-1-3-1h-4l-4-1h-4l-3-1h-4-4-3l-4 1h-3l-4 1h-3l-4 1-3 2h-4l-3 2-4 1-3 2-3 2-3 2-3 1-3 3-4 2-3 2-2 3-3 2-2 3-3 2-2 3-2 4-3 2-1 3-2 4-2 3-2 3-1 3-2 4v3l-2 4-1 4v3l-1 4v3l-1 4v4 4 3 4l1 4 1 4v3 4l2 3 1 3 1 4 1 3 1 4 2 3 2 3 2 4 2 3 2 3 2 2 2 3 3 3 3 2 2 3 3 2 3 2 3 3 3 2 3 2 3 2 4 1 3 2 3 1 4 1 3 2 4 1h3l3 1 4 1 3 1h4 4 4 3 4l4-1h4l3-1 4-1 3-1 3-1 4-2h3l4-2 3-2 3-2 4-1 3-3 2-2 3-2 3-2z">
          <text:p/>
        </draw:path>
        <draw:path draw:style-name="gr67" draw:text-style-name="P65" draw:layer="layout" svg:width="0.186cm" svg:height="0.186cm" svg:x="2.792cm" svg:y="18.892cm" svg:viewBox="0 0 187 187" svg:d="M158 161l-2 2-3 3-4 2-2 2-3 3-3 1-4 2-3 2-3 1-4 1-3 2-4 1-3 1-4 1-3 1h-4-4-3-3-4-4-5-3l-4-1-4-1-3-1h-4l-3-2-3-1-4-1-3-2-3-1-4-3-3-1-3-3-2-2-3-2-3-2-2-3-3-2-3-3-2-3-3-3-1-3-2-3-2-3-2-4-2-3-1-3-1-4-2-3v-4l-2-3-1-4v-3-4l-1-4v-4-3-4-4l1-4v-3-4l1-3 1-3 1-4 1-3 2-4 1-3 2-3 1-3 3-4 1-3 2-3 3-3 2-3 2-2 3-3 3-3 2-2 3-2 3-3 3-2 3-1 4-3 3-1 3-2 4-1 3-2 3-1 4-1 3-1 3-1h4 4l4-1h4 4 4l3 1h4 3l4 1 3 1 4 1h3l4 2 3 1 3 2 4 2 3 1 3 2 3 2 3 2 4 3 2 2 3 2 2 3 3 3 2 2 2 3 2 3 3 3 1 3 3 3 1 3 2 4 1 3 1 3 2 4v3l1 4 1 4 1 3v4 4 4 3 4 3 4l-1 3v4l-2 4v4l-1 4-2 3-1 3-2 4-1 3-2 3-2 3-2 3-2 3-2 3-3 3-2 3zM159 162l2-3 3-3 2-3 3-2 1-3 3-3 2-3 1-4 2-3 1-3 2-4 2-3v-4l1-3 2-5v-4-3l1-4v-3-4-3-4-4l-1-4v-4l-1-3-1-4-1-3-1-4-1-3-2-4-1-3-2-3-2-4-1-3-3-3-2-3-2-2-3-3-2-2-3-4-2-2-3-2-4-3-2-2-3-1-4-3-3-1-3-2-3-1-4-2-3-1-4-1-4-1-3-1h-4l-3-1h-4l-3-1h-4-4-4l-4 1-4 1h-4-3l-3 2-4 1h-3l-4 2-3 1-3 2-4 2-3 2-3 1-3 3-4 2-2 2-3 3-2 2-3 3-3 2-2 3-2 4-3 3-1 3-2 3-2 3-2 4-1 3-2 3v4l-1 4-2 3v3l-1 4v3l-1 4v4 4 3 4l1 4 1 4v3 4l2 4 1 3 1 4 1 3 1 4 3 3 1 3 2 3 2 3 2 3 3 4 2 3 2 2 3 3 3 2 2 3 3 2 3 2 3 3 3 1 4 2 3 2 3 1 4 2 3 1 3 1 4 1 3 1 4 1h4l3 1h5 4 4 3 3l4-1h4 3l4-1 4-2h3l4-2 3-2h4l3-3 3-1 3-2 3-2 3-2 3-3 3-2z">
          <text:p/>
        </draw:path>
        <draw:path draw:style-name="gr68" draw:text-style-name="P66" draw:layer="layout" svg:width="0.188cm" svg:height="0.188cm" svg:x="2.791cm" svg:y="18.891cm" svg:viewBox="0 0 189 189" svg:d="M159 163l-3 2-3 2-3 2-3 3-3 2-3 2-3 1-3 2-4 1-3 2-4 1-3 1-4 2h-4l-3 1h-4l-4 1h-3-3-4-4-4l-3-1-4-1h-4l-3-1-4-1-4-1-3-1-3-2-4-1-3-2-3-2-3-2-3-2-3-2-3-3-2-2-3-2-3-4-2-2-2-3-3-4-2-3-2-3-2-3-1-3-3-3-1-4-1-3-2-4v-3l-2-4-1-4v-3-3l-1-4v-4-3-4-4l1-4v-3-4l1-4 2-3v-4l1-3 2-3 1-4 2-3 1-3 3-4 1-3 2-3 3-3 2-3 2-2 4-3 2-3 3-2 2-2 3-3 3-2 3-1 4-3 3-1 3-2 4-1 3-2 3-1h4l3-2 4-1h4 4l3-1h4 4 4l3 1h4 3l4 1 3 1 4 1h4l3 2 4 1 3 2 3 2 3 1 4 2 3 2 2 2 4 3 3 2 2 2 3 3 2 3 3 3 2 2 2 3 3 3 1 3 2 4 3 3 1 3 2 4 1 3 1 4 1 3 1 4v3l1 4 1 4v4 3 4 3 4l-1 4-1 3v4l-1 4-1 3-1 4-1 3-2 4-1 3-3 3-1 4-2 3-3 3-1 3-3 2-2 3-3 3zM159 163l3-3 2-3 2-3 3-3 2-3 2-3 2-3 2-3 2-3 2-4 2-3 1-4 1-3 1-4v-4l1-3 1-4 1-4v-4-3-4-3-4l-1-4-1-4-1-3v-4l-1-4-2-3v-4l-2-3-2-4-3-3-1-3-2-3-2-3-2-3-3-3-2-3-2-2-3-3-3-3-3-2-3-3-3-2-3-1-3-3-3-1-4-2-3-1-4-2-3-1-4-1-3-1-4-1h-4l-3-1h-4l-3-1h-4-4-4l-3 1-4 1h-4-4l-3 2-4 1-3 1-3 1-4 1-3 2-3 2-4 2-3 2-3 2-3 2-3 2-3 3-2 3-3 2-3 3-2 3-2 3-2 3-2 3-2 4-2 3-2 3-1 4-1 3-1 3-1 4-2 3v4l-1 3v4l-1 4v4 4 3 4l1 4 1 3v4l1 3 1 4 1 4 1 3 2 4 1 3 2 3 1 4 2 3 2 3 2 3 3 3 2 3 2 3 3 3 3 3 3 2 2 2 3 3 3 1 3 3 4 1 3 2 3 2 4 2h3l4 2 3 1h4l4 1 3 1 4 1h4 4 4 3 3l4-1h4l4-1 3-1 4-1 4-1 3-1 4-2 3-2 3-1 4-2 3-2 3-1 3-3 2-2 3-2z">
          <text:p/>
        </draw:path>
        <draw:path draw:style-name="gr69" draw:text-style-name="P67" draw:layer="layout" svg:width="0.189cm" svg:height="0.189cm" svg:x="2.79cm" svg:y="18.89cm" svg:viewBox="0 0 190 190" svg:d="M161 163l-3 3-3 3-2 2-4 2-3 2-3 2-4 2-3 1-3 2-4 1-3 2-4 1-3 1-3 1-4 1h-4l-4 1h-3-4-4-4-3l-5-1-3-1-4-1-4-1h-3l-4-2-3-1-4-1-3-2-3-2-4-2-3-2-3-1-3-3-2-2-3-2-3-3-3-3-2-3-2-2-3-3-2-3-2-3-2-3-1-4-2-3-2-3-1-4-2-3v-4l-1-4-2-3v-4-4l-1-4v-4-3-4-3l1-4v-4-3l1-4 2-4v-3l2-4 1-3 1-4 2-3 2-3 2-4 2-3 1-3 3-2 2-3 3-3 3-3 2-3 3-2 3-2 3-3 3-1 3-3 3-2 3-2 3-2 4-1 3-1 4-2h4l3-2 4-1h4 5l3-1h3 4 4l4 1h3 4l4 1 4 1 3 1h4l3 2 4 1 3 2 3 2 4 1 3 3 3 2 3 2 3 2 3 3 2 3 3 2 3 2 2 3 2 4 3 3 2 3 1 3 2 3 2 3 2 4 1 3 1 4 2 3v4l1 3 1 4 1 3 1 4v4 4 3 4 4l-1 4-1 3-1 4-1 3v4l-1 3-2 4-1 3-2 4-1 3-3 3-1 3-2 3-3 4-2 3-2 3-3 2zM161 164l3-2 2-3 3-3 2-3 2-3 3-3 1-3 2-4 2-3 2-3 1-4 2-3v-4l1-4 1-3 1-4 1-3v-4-4-4-4-3-4-4l-1-3-1-4-1-3-1-4-1-4-1-3-1-4-2-3-2-3-2-4-2-3-2-3-2-3-2-3-3-3-3-3-2-2-3-2-3-3-2-3-4-1-3-3-3-3-4-1-3-2-3-1-4-2-3-1-4-1-3-1-4-1h-4l-3-1h-4l-4-1h-4-4-3l-4 1-4 1h-4-4l-4 2-3 1-4 1-3 1-4 1-3 2-3 2-4 3-3 2-3 1-3 3-3 2-2 3-3 3-3 3-2 2-2 3-3 3-2 3-2 3-2 3-2 3-2 4-1 3-1 4-1 3-1 4-2 4v3 4l-1 4-1 4v3 4 4 3l1 4 1 4v4l1 4 1 3 1 4 1 3 2 4 1 3 2 3 1 4 3 3 1 3 2 3 3 3 2 3 2 3 4 2 2 3 3 3 3 2 3 2 3 2 3 2 3 2 3 2 4 2 3 1 4 1 3 1 4 1 4 1 4 1 3 1h5 3 4 4 4 3 4 4l4-1 3-1 3-2h4l4-2 3-1 3-2 4-2 3-1 3-2 3-2 4-2 3-3 3-2z">
          <text:p/>
        </draw:path>
        <draw:path draw:style-name="gr70" draw:text-style-name="P68" draw:layer="layout" svg:width="0.191cm" svg:height="0.191cm" svg:x="2.79cm" svg:y="18.89cm" svg:viewBox="0 0 192 192" svg:d="M161 165l-2 3-3 2-3 3-4 2-3 1-3 3-3 1-4 2-3 1-3 2-4 1-4 1-3 2-3 1h-4-4l-4 1h-3-4-4-4-3l-4-1h-3l-4-1-4-1-4-1-3-1-4-1-3-2-4-1-3-3-3-1-3-2-3-2-3-2-3-3-3-3-3-2-3-2-2-3-2-3-3-3-2-4-2-3-2-3-1-3-2-4-2-3-1-3-2-4v-4l-1-3-2-3v-4-4l-1-4v-3-4-4-4l1-3v-4-4l1-3 2-4v-4l2-3 1-4 1-4 2-4 2-3 2-3 2-3 2-3 3-3 2-3 2-2 3-3 3-3 2-3 3-2 3-3 3-1 3-2 3-2 4-2 3-2 4-1 3-1 4-2h3l4-2 4-1h4 3l4-1h3 4 4l4 1h4 3l4 1 4 1 3 1 4 1 3 1 4 1 3 2 3 2 4 1 3 2 3 3 4 1 2 3 3 3 3 2 2 2 3 3 3 3 2 3 2 3 3 3 2 3 1 4 3 3 1 4 2 4 1 3 1 4 1 3 1 3 1 4v4l1 4v4 3 4 4 4l-1 3v4l-1 3-1 4-1 4-1 4-1 3-2 4-1 3-2 3-2 4-2 3-3 3-2 3-2 3-3 2-2 4zM162 166l2-3 3-3 2-3 3-3 2-3 3-3 2-3 2-3 2-4 1-3 2-4v-3l2-4 1-4 1-3v-4l1-4 1-3v-4-4-4-3-4l-1-4-1-4v-4l-1-3-1-3-2-4-1-4-1-3-2-5-2-3-1-3-3-3-3-3-1-3-3-3-3-3-2-3-3-3-2-2-3-2-3-3-4-2-3-2-3-2-3-2-4-2-3-1-4-2-3-1-4-1-3-1-4-1h-3l-4-1h-4l-4-1h-4-4l-3 1h-4l-4 1h-3-4l-4 2-4 1-3 1-4 1-3 1-4 2-3 2-3 2-3 2-4 2-2 3-3 2-3 2-2 3-4 3-2 3-2 2-3 3-2 3-2 3-2 4-1 3-3 3-1 5-1 3-1 4-1 4-2 4v3 4l-1 4-1 3v4 4 4 3l1 4 1 4v4l1 3 1 4 1 3 1 4 2 3 1 4 2 3 1 4 3 3 1 3 2 3 3 3 2 3 3 3 3 3 3 2 2 2 3 3 3 2 3 2 3 3 4 1 3 2 3 2 4 1 3 1 4 2 4 1 4 1h3l4 1 4 1h3 4 4 4 4l3-1h4l4-1h3l4-2 3-1 4-1 3-2 4-1 3-2 4-2 3-2 3-2 3-2 3-3 3-2z">
          <text:p/>
        </draw:path>
        <draw:path draw:style-name="gr71" draw:text-style-name="P69" draw:layer="layout" svg:width="0.192cm" svg:height="0.192cm" svg:x="2.789cm" svg:y="18.889cm" svg:viewBox="0 0 193 193" svg:d="M163 166l-3 3-2 2-3 2-3 3-3 2-3 2-4 2-3 1-4 2-3 1-4 2-3 1-4 1-4 1-4 1h-4l-3 1h-4-3-4-4-4l-4-1-4-1-3-1h-4l-4-1-4-2-3-1-4-1-3-2-3-2-4-2-3-2-3-2-3-2-3-3-3-2-3-2-2-3-3-3-2-3-3-3-2-3-2-3-2-3-1-4-2-3-2-4-1-3-2-4v-3l-1-4-1-4-1-4v-3l-1-4v-3-5-4-4l1-3v-4-4l1-3 2-4v-4l2-4 1-3 1-4 3-3 1-3 2-4 2-3 2-3 3-3 2-2 2-3 3-3 3-3 3-2 3-2 2-3 4-2 3-2 3-2 3-2 4-2 3-1 4-1 3-2h4l4-2 4-1h3 4 4l4-1h4 4l4 1h3 4l3 1 4 1 4 1 4 1 3 1 4 1 3 2 4 2 3 2 3 1 3 3 3 2 3 2 3 3 3 2 3 3 2 2 2 3 3 4 2 3 2 3 2 3 2 3 2 3 2 4 1 3 1 4 2 4 1 3v3l1 4 1 4 1 4v4 3 4 4 4l-1 4-1 4-1 4v3l-1 4-2 4-1 3-1 4-2 3-1 4-3 3-1 3-2 3-3 3-2 3-2 3-3 2zM164 167l2-3 3-2 3-3 2-3 2-3 2-4 2-3 2-3 2-4 2-3 1-3 1-4 2-4v-3l1-4 1-4 1-4v-4-4-4-4-4-3-4l-1-4-1-4-1-3v-4l-2-3-2-4-1-3-2-4-1-3-2-4-2-3-2-3-3-3-2-3-2-3-3-3-3-3-3-2-2-2-3-3-3-2-3-2-4-2-3-2-3-2-4-1-4-2-3-1-4-1-4-1-3-1h-4l-4-1h-3l-4-1h-4-4l-4 1h-4l-4 1h-3l-4 1-4 1-4 1-4 1-3 2h-4l-3 3-4 1-3 2-3 2-3 2-3 3-3 2-3 2-2 4-4 2-2 3-2 3-3 3-2 3-1 3-3 3-1 4-2 3-1 3-2 4-1 4-1 3-2 4v4 4l-1 4-1 3v4 4 5 4l1 3 1 3v4l1 4 1 4 1 4 1 3 2 4 1 3 2 4 1 3 3 3 2 3 1 4 3 2 3 3 2 3 3 3 3 3 3 2 3 2 3 3 3 2 3 2 3 2 3 1 4 2 3 1 4 2 4 2h4l3 1 4 1 4 1h4 4 4 4 3 4 4 3l4-1 4-2h4l4-1 3-2 4-1 3-2 4-1 3-3 3-1 3-3 3-2 3-2 3-3z">
          <text:p/>
        </draw:path>
        <draw:path draw:style-name="gr72" draw:text-style-name="P70" draw:layer="layout" svg:width="0.194cm" svg:height="0.194cm" svg:x="2.788cm" svg:y="18.888cm" svg:viewBox="0 0 195 195" svg:d="M164 168l-3 2-3 3-3 2-3 2-3 2-3 2-3 2-4 2-3 1-4 2-3 2h-4l-4 1-4 2h-4-3l-4 1h-4-3-4-4-4l-4-1h-4l-4-1-3-1-3-1-4-1-4-2-3-1-4-2-3-1-3-2-3-2-3-3-3-2-4-2-3-3-3-3-2-2-2-3-3-3-3-2-1-4-3-3-2-3-1-4-2-4-2-3-1-4-2-3v-4l-1-4-1-4-1-4v-3l-1-3v-4-4-4-4l1-4v-4-3l1-4 2-4v-3l2-4 1-4 2-3 2-3 1-4 2-3 2-3 2-3 3-3 2-3 2-3 3-3 3-3 3-2 3-2 3-3 3-2 3-2 3-2 4-1 3-3 4-1 3-1 4-2h4l3-1 4-2h3 4 4l4-1h4 4l4 1h3 4l4 1 3 1 4 1 4 1 3 1 4 1 4 2 3 2 3 2 4 1 3 3 3 2 3 2 2 3 3 2 4 3 2 2 3 3 2 4 2 3 3 3 2 3 2 4 1 3 2 4 1 3 2 3 1 4 1 3 1 4 1 4v4l1 4v3 4 4 3 4l-1 4v4l-1 4-1 4-1 3-1 4-1 4-2 3-1 3-2 4-2 4-2 3-2 3-2 3-2 3-3 4-3 2zM164 168l4-2 2-3 3-4 3-3 2-3 1-3 3-3 1-3 3-5 1-3 2-3 1-4 1-3 1-4 1-4v-4l1-4 1-4v-4-3-4-4-4l-1-3-1-4v-4l-1-4-1-3-1-4-2-3-2-4-1-3-2-4-1-3-3-3-2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3 2 4 2 3 3 3 2 3 2 3 3 2 3 3 3 3 3 2 3 2 3 2 3 2 4 2 3 2 4 1 3 2 4 2 4 1 3 1 3 1h4l4 1 4 1h4 4 4 3 4l4-1h4l3-1 4-1 4-1 4-1 4-1 3-2 3-1 4-2 3-2 3-2 4-2 3-2 3-3 3-2z">
          <text:p/>
        </draw:path>
        <draw:path draw:style-name="gr73" draw:text-style-name="P71" draw:layer="layout" svg:width="0.195cm" svg:height="0.195cm" svg:x="2.787cm" svg:y="18.887cm" svg:viewBox="0 0 196 196" svg:d="M166 168l-3 3-3 2-3 3-3 2-3 2-3 2-4 2-3 2-4 2-3 2-4 1-4 1-4 1-3 1-3 1h-4l-4 1h-4-4-4-4-3l-4-1-4-1-4-1h-4l-3-1-4-2-4-1-3-2-4-2-3-2-4-2-3-2-3-2-3-2-4-2-3-3-2-3-3-2-2-3-3-3-2-3-2-3-3-4-1-3-2-3-2-4-2-3-1-3-2-4v-4l-1-4-1-4-1-3v-4l-1-4v-4-3-4-4l1-4v-4-4l2-4 1-3v-4l2-3 1-4 2-3 2-4 1-3 2-4 2-3 2-3 3-3 2-3 3-3 2-3 3-2 3-3 3-2 3-3 3-2 4-2 3-2 3-1 4-2 4-2 3-1 4-2h4l3-1 4-1 4-1h4 4l4-1h3 4l4 1h4 4l4 1 3 1 4 1 3 1 4 1 3 1 4 2 3 2 4 2 3 1 3 3 3 2 3 2 4 3 3 3 2 2 3 3 2 3 3 3 2 3 2 3 3 4 1 3 2 3 1 4 2 3 1 3 2 4 1 4v4l1 4 1 4 1 3v4 4 3 4 4l-1 4-1 4-1 4v3l-1 4-2 3v4l-2 4-2 3-2 4-1 3-3 3-1 3-3 3-3 3-2 4-2 3zM166 169l3-3 3-3 2-3 2-3 3-3 2-3 2-3 2-4 1-3 3-4 1-3 1-4 2-4v-4l1-3 1-4 1-4v-4-4-4-3-4-4-4l-1-4-1-3-1-4v-4l-2-4-1-3-2-3-2-4-1-3-2-4-2-3-2-3-3-3-2-4-3-3-2-2-3-3-3-2-3-3-3-3-3-2-3-2-4-2-3-1-4-3-3-1-4-2-4-1-3-1-4-1-3-1h-4l-4-1h-4l-4-1h-4-3l-4 1h-4l-4 1h-4l-4 1-4 1-3 1-4 1-3 2-5 1-3 2-4 1-3 3-3 1-3 2-3 3-3 2-3 3-3 3-3 3-2 3-3 3-3 3-1 3-2 3-3 3-1 4-2 3-1 4-2 3-1 4-1 4-1 3-1 4v4l-1 4-1 4v4 4 3l1 4v4l1 4v4l1 4 1 3 1 4 1 4 2 3 1 3 2 4 2 3 2 3 2 4 2 3 3 3 2 4 3 2 2 3 3 2 3 3 3 3 3 2 4 2 3 2 3 2 4 2 3 2 4 2 3 1 4 2h4l4 1 4 1 4 1h4 3 4 4 4 4 4l4-1h3l4-2h3l4-1 4-2 4-1 3-2 4-2 3-2 3-2 3-2 4-3 3-2 2-3z">
          <text:p/>
        </draw:path>
        <draw:path draw:style-name="gr74" draw:text-style-name="P72" draw:layer="layout" svg:width="0.197cm" svg:height="0.197cm" svg:x="2.786cm" svg:y="18.886cm" svg:viewBox="0 0 198 198" svg:d="M167 170l-3 3-2 3-3 2-4 2-3 3-4 1-3 2-4 2-3 2-4 1-4 2h-4l-3 1-4 2h-3-4l-4 1h-4-4-4-4-3l-4-1h-4l-4-1-4-1-4-1-4-1-3-2-3-1-4-2-3-1-3-3-4-1-3-3-3-2-4-2-2-3-3-3-2-3-3-2-3-3-2-3-2-3-3-4-1-3-2-3-2-4-2-3-1-4-1-4-1-4-1-3-1-4-1-3v-4-4l-1-4v-4-4-4l1-3v-4-4l2-4 1-4v-4l2-4 1-3 2-3 2-4 1-3 2-3 3-4 1-3 3-3 3-3 2-3 2-4 3-2 3-3 4-2 3-3 3-2 3-2 3-2 4-1 3-2 4-2 3-1 4-2h3l4-1 4-1 4-1h4 4l4-1h3 4l4 1h4 4l4 1 3 1 4 1 3 1 4 1 4 1 3 2 4 2 3 2 5 2 3 2 3 2 3 2 3 3 2 3 3 3 3 3 3 3 2 3 2 3 3 3 1 3 3 4 1 3 2 4 1 3 2 4 1 4 1 4 1 4 1 3v4l1 3v4 4 4 4 4l-1 3v4l-1 4-1 4-1 4-1 4-2 4v3l-3 4-1 3-2 3-2 4-3 3-2 3-2 3-2 3-3 3zM168 171l2-3 3-3 3-2 2-4 2-3 3-3 2-4 1-3 2-3 2-4 1-3 2-4 1-4 1-4 1-3v-4l1-4 1-4v-4-4-4-4-4l-1-3-1-4v-4l-1-4-2-3v-4l-2-4-1-4-2-3-2-4-2-3-1-3-3-4-2-3-2-3-3-2-3-4-3-3-3-2-2-3-3-2-4-2-3-3-4-2-4-1-3-2-4-2-3-1-4-2-4-1-4-1-3-1h-4l-4-1h-4l-4-1h-4-3l-4 1h-4l-4 1h-4l-4 1-4 1-3 1-4 1-3 2-4 1-4 2-3 1-3 3-4 2-3 1-3 4-3 2-3 2-3 3-3 3-2 3-2 4-3 3-2 3-2 3-3 4-1 3-2 4-1 3-2 3-1 4-1 4-1 4-1 4v4l-1 4-1 3v4 4 4l1 4v4l1 4v3l1 4 1 4 1 3 1 4 2 4 1 4 2 3 2 4 2 3 2 3 2 3 3 3 2 3 3 3 2 3 3 3 3 2 4 3 3 2 3 2 3 2 4 2 3 2 4 2 3 1 3 2h4l4 2 4 1h4l4 1 4 1h3 4 4 4 4l4-1 4-1h3l4-1 4-1 4-1 3-1 4-2 4-1 3-3 4-1 4-2 3-2 3-2 3-3 3-3z">
          <text:p/>
        </draw:path>
        <draw:path draw:style-name="gr75" draw:text-style-name="P73" draw:layer="layout" svg:width="0.199cm" svg:height="0.199cm" svg:x="2.786cm" svg:y="18.886cm" svg:viewBox="0 0 200 200" svg:d="M169 172l-3 2-3 2-4 3-3 3-3 1-3 3-4 1-3 3-4 1-3 2h-3l-4 2-4 1-4 1h-4l-4 1-4 1h-3-4-4-4-4l-4-1-4-1-3-1h-4l-4-2-4-1-4-1-3-2-4-1-3-2-4-2-3-2-3-2-4-2-3-3-3-3-3-2-2-3-3-3-3-3-2-3-2-3-3-3-1-4-2-3-2-3-2-4-1-4-1-4-1-3-1-4-1-4-1-4v-4-3l-1-4v-4-4-4l1-4v-3l1-4 1-4 1-5v-4l2-4 1-3 2-3 2-4 1-3 2-4 3-3 2-3 2-3 3-4 2-3 3-2 2-3 3-2 4-3 3-3 3-1 4-3 3-2 3-1 4-2 4-2 3-1 4-2h4l4-1 4-1 4-1h3 4l4-1h4 4l4 1h3 4l4 1 4 1 4 1 4 1 4 2h3l4 3 3 1 3 2 4 2 3 2 3 3 4 2 2 2 3 3 3 3 2 3 3 2 3 3 2 3 2 4 2 3 2 3 2 4 1 3 2 4 1 4 1 4 2 4v4l1 3 1 4 1 4v4 4 4 4 4l-1 4-1 4-1 4v3l-1 4-2 4-1 3-2 4-1 3-2 4-1 3-3 3-2 4-2 3-3 3-2 3-3 3zM169 172l3-3 2-3 3-3 2-3 3-3 2-3 2-3 2-4 2-3 1-4 2-4 1-3 2-4v-3l1-4 1-4 1-4 1-4v-4-4-4-4-4l-1-4-1-4-1-3-1-4-1-5-1-4-1-3-2-4-1-4-2-3-2-3-3-4-2-3-2-3-3-3-2-3-3-3-2-2-3-3-3-3-4-2-3-2-3-3-4-2-3-1-3-2-4-2-3-1-4-2-4-1-4-1-4-1h-4l-4-1h-3l-4-1h-4-4l-4 1h-4l-3 1h-4l-4 1-4 1-4 1-4 1-4 2-3 1-4 2-3 1-3 3-4 2-3 2-3 3-4 2-3 2-3 3-2 3-3 3-2 3-3 3-2 4-2 3-2 3-2 4-2 3-1 4-2 3-1 4-1 3-1 5-1 4v4l-1 4-1 3v5 4 4l1 4v3l1 4v4l1 4 1 4 1 4 1 4 2 3 1 4 3 3 1 3 2 4 2 3 2 3 3 4 3 3 2 3 3 2 2 3 3 2 4 3 3 2 3 2 4 3 3 1 4 3 3 1 4 2 4 1 4 1 4 1 3 1 4 1 4 1 4 1h4 4 4 4 3l4-1 4-1 4-1 4-1h4l4-2 3-1 3-1 4-2 4-2 3-2 3-2 4-2 3-3 3-2 3-2z">
          <text:p/>
        </draw:path>
        <draw:path draw:style-name="gr76" draw:text-style-name="P74" draw:layer="layout" svg:width="0.2cm" svg:height="0.2cm" svg:x="2.785cm" svg:y="18.885cm" svg:viewBox="0 0 201 201" svg:d="M169 173l-2 3-3 2-3 2-3 3-4 2-3 2-3 2-4 2-4 2-3 1-4 1-4 1-4 1-4 1-4 1-4 1h-4-3-4-4-4-4-4l-4-1-4-1-3-1-4-1-4-1-4-2-4-1-3-2-4-2-3-2-4-2-3-2-3-3-3-2-3-2-2-3-3-3-3-3-3-3-2-3-2-3-2-4-2-3-2-3-2-4-2-4-1-3-1-3-1-4-1-4-1-4-1-4v-5-3l-1-4v-4-4-5l1-3v-4l1-4 1-4 1-4v-3l2-4 1-4 2-3 2-4 2-3 1-3 3-4 2-3 2-3 3-4 3-2 2-3 3-3 3-2 3-3 3-2 3-2 4-3 3-2 3-1 4-2 3-2 4-1 4-2h4l4-1 4-1 4-1h3 4l4-1h4 4l4 1h3 4l4 1 4 1 4 1 5 1 3 2 4 1 3 2 4 1 3 2 4 2 3 2 3 3 3 2 3 2 3 4 3 2 3 3 2 3 2 3 3 3 2 3 2 3 3 4 1 3 2 4 1 4 2 3 1 4 1 4 1 4 1 3 1 4v4 4 4 4 4 4 4l-1 5-1 3-1 4-1 4-1 3-2 4-1 4-2 4-1 3-3 4-1 3-2 3-3 3-2 3-3 3-2 3zM170 173l3-2 3-3 3-3 2-3 2-3 3-4 1-3 3-3 1-4 2-4 1-3 2-4 1-4 1-4 1-4 1-3v-5l1-4v-4-4-4-4l-1-4v-4-4l-1-3-1-4-2-4v-4l-2-4-1-3-2-4-2-4-2-3-2-4-2-3-3-3-2-3-2-3-3-3-4-2-2-3-3-3-3-2-3-2-4-3-3-2-4-1-3-2-4-2-4-1-3-2-4-1-4-1-4-1h-5l-4-1h-3l-4-1h-4-4l-4 1h-4l-3 1h-5l-4 1-4 1-3 1-4 1-4 2-3 1-4 2-3 2-3 2-4 2-3 2-3 3-4 2-3 3-3 2-2 3-3 3-2 4-3 3-2 3-2 3-2 4-2 3-2 4-1 3-2 3-1 4-1 4-1 4-1 4v4l-1 4v3l-1 5v4 4l1 4v3l1 5v4l1 4 1 4 1 4 1 3 2 4 1 3 3 4 1 4 2 3 3 3 2 3 2 4 3 2 2 3 3 4 3 2 3 3 3 2 3 3 3 2 4 2 3 2 3 2 4 2 4 1 3 2h4l4 2 4 1 4 1h4l3 1h5 4 4 4 3l4-1h4l4-1 4-1 4-1 4-1 4-1 4-2 3-2 4-1 3-2 4-2 3-3 3-2 3-2 3-3z">
          <text:p/>
        </draw:path>
        <draw:path draw:style-name="gr77" draw:text-style-name="P75" draw:layer="layout" svg:width="0.202cm" svg:height="0.202cm" svg:x="2.784cm" svg:y="18.884cm" svg:viewBox="0 0 203 203" svg:d="M170 174l-3 3-3 2-3 3-3 2-3 2-4 3-3 1-4 2-3 2-4 2h-4l-4 2-3 1-4 1h-4l-4 1-4 1h-4-4-3-4-5l-4-1-4-1h-3l-4-1-4-2-4-1-3-1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2 4 4 2 3 3 3 3 2 3 2 3 3 3 2 4 2 3 2 4 1 4 2 3 1 4 1 4 2 3 1 4v4l1 4v4l1 4v4 3 5 4l-1 4-1 4v3l-1 4-1 4-2 4-1 5-2 3-1 4-2 3-2 4-2 3-2 3-2 4-3 3-3 3-2 3zM171 175l3-3 3-3 2-3 4-3 2-4 1-3 3-3 2-4 2-3 1-3 2-4 1-5 2-4 1-4v-4l1-3 1-4 1-4v-4-5-3-4l-1-4v-4l-1-4-1-4v-4l-2-3-1-4-1-4-2-4-1-4-3-3-1-4-3-3-2-3-2-4-3-3-3-2-2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2 3 3 3 3 3 2 3 2 4 3 3 1 4 3 4 1 3 2 4 1 4 1 4 2h4l3 1 4 1 4 1h4 5 3 4 4l4-1 4-1 4-1h4l4-1 3-2 4-1 4-1 4-2 3-2 4-1 3-3 4-2 3-2 3-3 3-3z">
          <text:p/>
        </draw:path>
        <draw:path draw:style-name="gr78" draw:text-style-name="P76" draw:layer="layout" svg:width="0.203cm" svg:height="0.203cm" svg:x="2.783cm" svg:y="18.883cm" svg:viewBox="0 0 204 204" svg:d="M173 175l-4 2-3 4-3 2-3 3-4 2-3 2-4 2-3 1-3 3h-4l-4 2-3 2h-4l-4 1-5 1-3 1h-4-4-4-4-4-4-4l-4-1-4-1-4-1-4-1-3-1-4-2-3-1-5-2-4-2-3-1-4-3-3-2-3-2-3-3-3-4-3-2-2-3-4-3-2-3-2-3-3-3-2-4-2-3-2-4-1-3-3-4-1-4-1-4-1-4-1-3-1-4-1-4v-4-4l-1-4v-4-3l1-5v-4-4l1-4 1-3 1-4 1-4 1-4 1-4 2-4 2-3 2-4 1-3 3-4 2-3 2-3 3-3 3-3 3-3 2-2 3-3 3-3 3-2 4-2 3-3 4-1 3-2 5-2 4-2 3-1 4-1 3-1 4-1 4-1 4-1h5 4l3-1h4 4l4 1h5 3l4 1 4 1 4 1 4 1 4 2 3 1 4 2 3 1 4 3 3 1 3 2 4 3 3 2 3 3 3 3 3 3 2 3 3 2 3 3 2 4 2 3 3 3 1 4 2 3 2 4 1 4 2 4 1 3 1 4 1 4 1 4 1 4v4 4 3 4 5 4 4l-1 3-1 4-1 4v4l-2 4-2 4-1 4-2 3-1 3-2 4-3 3-1 3-3 4-3 3-2 3-3 3zM173 176l3-3 3-4 2-3 2-3 3-3 2-3 2-4 3-3 1-4 2-3 1-4 2-4 1-4 1-4 1-4 1-4v-3l1-4v-4-5-4-3l-1-4v-4-4l-1-5-1-4-1-3-1-4-2-3-1-4-2-4-2-4-2-3-2-4-2-3-3-3-2-3-3-3-2-3-3-3-4-3-3-2-3-3-3-2-4-3-3-1-4-2-3-2-3-2-4-1-4-2h-4l-4-2-4-1h-4l-3-1h-5l-4-1h-4-4l-3 1h-5l-4 1h-4l-4 1-4 1-3 1-4 1-4 2-4 1-4 2-4 2-3 2-4 2-3 2-3 3-3 3-3 2-3 3-3 3-2 2-3 4-3 3-2 3-2 4-2 3-1 3-3 4-1 4-2 4-1 4-1 4-1 4-1 3v4l-1 4v4l-1 4v4 4l1 4v4l1 4v4l1 4 1 4 1 4 2 4 1 3 2 4 2 4 1 4 2 3 3 3 2 4 2 3 3 3 3 3 3 2 2 3 3 3 3 3 4 3 3 2 3 2 4 2 3 1 5 3 4 1 4 2 3 1 4 1 4 1 4 1h4l4 1h4 4 4 4 4l4-1h4l4-1 4-1 4-1 4-1 3-2 4-1 3-2 4-1 3-3 4-1 3-3 4-2 3-2 3-4z">
          <text:p/>
        </draw:path>
        <draw:path draw:style-name="gr79" draw:text-style-name="P77" draw:layer="layout" svg:width="0.205cm" svg:height="0.205cm" svg:x="2.783cm" svg:y="18.883cm" svg:viewBox="0 0 206 206" svg:d="M173 177l-2 2-3 4-3 2-4 2-3 3-4 1-3 2-4 2-4 1-4 2-3 2-4 1-4 1-4 1h-4l-4 1-4 1h-4-4-4-4-4l-4-1-4-1h-4l-4-1-4-2h-3l-4-2-4-2-4-2-3-1-4-3-3-1-3-3-4-2-3-3-3-2-2-3-3-3-4-3-2-3-2-3-3-4-2-3-2-3-2-4-1-4-3-3v-4l-2-3-1-4-1-4-1-4-1-5v-3-4l-1-4v-4-5l1-3v-4-4l1-4 1-4 1-4 1-4 1-3 1-4 2-4 2-4 2-3 2-4 2-3 2-3 3-4 2-3 3-2 3-3 3-3 3-3 3-3 3-2 3-3 4-1 3-3 4-2 3-2 4-2 4-1 4-1 3-1 4-1 4-1 4-1h4 5l3-1h4 4l4 1h5 3l4 1 4 1 4 1 4 1 4 2 4 1 4 2 3 1 4 3 3 2 4 2 3 3 3 3 3 2 3 2 3 3 3 3 3 4 2 3 2 3 3 3 2 4 2 3 2 4 1 3 2 4 2 3v4l2 4 1 4v5l1 3v4l1 4v4 4 4 4l-1 4-1 4v4l-1 4-2 4v3l-2 4-2 4-1 4-2 4-2 3-2 4-3 3-2 3-2 3-3 3-3 3zM174 177l3-2 2-3 4-3 2-3 2-4 3-3 2-3 1-4 3-4 1-3 2-4 1-4 1-4 2-4v-3l1-5 1-4 1-4v-4-3-5-4l-1-4v-4l-1-4-1-4v-4l-2-4-1-4-1-4-2-3-2-3-2-4-2-4-1-3-3-3-2-4-3-3-3-3-3-3-2-3-3-3-3-2-4-2-3-3-3-2-4-3-3-2-4-2-4-2-4-1-4-2h-4l-4-2-4-1h-4l-3-1h-4l-5-1h-4-4l-3 1h-5l-4 1h-4l-4 1-4 1-3 1-4 1-4 2-4 1-4 3-3 1-4 2-3 3-4 2-3 3-3 2-3 3-3 3-2 3-3 3-3 3-2 3-2 3-3 4-2 3-1 4-3 4-1 3-2 4-1 4-1 3-1 4-1 5v4l-1 4v4l-1 3v5 4l1 4v4l1 4v4l1 4 1 4 1 4 2 3 1 4 2 4 2 3 2 4 1 4 3 3 2 3 2 3 3 3 3 3 3 3 3 3 3 3 3 2 3 3 3 3 4 1 3 2 4 2 4 2 4 2 3 1 4 1 3 2h5l4 1 4 1 4 1h4 4 4 4 4l4-1 4-1 4-1h4l4-1 4-2 3-1 4-2 5-1 3-2 4-2 3-2 4-2 3-2 3-3 3-3z">
          <text:p/>
        </draw:path>
        <draw:path draw:style-name="gr80" draw:text-style-name="P78" draw:layer="layout" svg:width="0.206cm" svg:height="0.206cm" svg:x="2.782cm" svg:y="18.882cm" svg:viewBox="0 0 207 207" svg:d="M175 178l-3 3-3 2-3 3-3 3-4 2-3 2-4 2-3 1-4 2-4 2-4 1-4 2h-4l-3 1-4 1-4 1h-5-4-3-4-5-4-4l-3-1-4-1-5-1-4-1-4-1-3-1-4-2-3-2-4-2-3-2-4-2-3-2-3-3-3-2-4-3-3-3-3-3-2-3-4-3-2-3-3-3-2-3-1-4-3-4-1-3-2-4-1-4-2-4-1-3-1-4-1-4-1-4v-5-4l-1-3v-4-5l1-4v-4-3l1-4 1-5 1-4 1-4 1-3 1-4 2-3 2-4 2-5 2-3 2-4 3-3 2-3 3-3 3-3 3-3 3-3 3-3 3-2 3-3 4-2 3-2 4-2 3-2 4-2 3-2 4-1 4-1 4-1 4-1 4-1 4-1h3 5l4-1h4 4l4 1h4 4l4 1 4 1 4 1 3 1 4 2 4 1 4 2 4 1 3 3 4 2 3 2 3 3 4 2 3 2 3 3 2 3 3 3 3 3 3 3 2 4 2 3 2 3 2 4 2 4 2 3 2 4 1 4 1 4 1 4 1 4 1 4 1 4v4 4 4 4 4 4 4l-1 4-1 4-1 4-1 4-1 4-1 4-2 4-2 3-2 4-1 3-3 3-2 4-2 3-3 3-3 4-2 3zM176 179l3-3 2-3 3-4 2-3 3-3 2-3 2-4 2-3 2-4 2-3 1-4 2-4 1-4 1-4 1-4 1-4v-4-4l1-4v-4-4-4l-1-4v-5-3l-1-4-1-4-1-4-2-4-1-4-1-4-3-3-1-5-2-3-3-4-1-3-3-3-3-3-2-3-3-3-3-3-3-4-3-2-3-2-3-3-4-2-3-2-4-2-4-2-3-2-4-1-4-2h-4l-4-2-4-1h-4l-4-1h-4l-4-1h-4-4l-5 1h-4l-3 1h-4l-4 1-5 1-4 1-3 1-4 2-3 1-4 3-4 1-3 2-4 3-3 2-4 2-3 3-3 3-2 2-3 3-4 3-3 3-2 3-2 4-3 3-2 4-1 4-3 4-1 4-2 4-1 3-1 4-1 4-1 4v5l-1 3v4l-1 4v5 4l1 3v5l1 4v4l1 4 1 4 1 3 2 4 1 4 2 4 2 4 2 3 1 4 3 3 2 4 3 3 3 3 3 3 3 3 3 2 3 3 3 3 3 2 4 2 3 3 4 2 4 1 3 3 3 1 4 1 4 2 4 1 4 1 5 1h3 4l4 1h5 4 3 4l5-1h4l4-1 3-1 4-1 4-1 4-2 4-1 4-2 4-1 3-3 3-2 4-2 3-3 3-2 4-2z">
          <text:p/>
        </draw:path>
        <draw:path draw:style-name="gr81" draw:text-style-name="P79" draw:layer="layout" svg:width="0.208cm" svg:height="0.208cm" svg:x="2.781cm" svg:y="18.881cm" svg:viewBox="0 0 209 209" svg:d="M176 179l-3 4-3 2-3 2-4 3-3 2-4 2-3 2-4 2-3 2-4 1-4 2-4 1-4 1-4 1h-4l-3 1-5 1h-5-3-4-5l-4-1h-4l-3-1h-5l-4-1-4-2-4-1-4-1-3-1-3-3-4-1-4-3-3-2-4-2-3-3-3-2-3-3-3-2-3-3-3-3-2-4-3-3-3-3-2-4-1-3-3-3-1-4-2-4-1-4-2-4-1-4-1-4-1-3-1-4v-4-5l-1-4v-3-5l1-4v-5-3l1-5 1-4 1-4 1-4 1-3 1-4 2-4 2-4 2-3 2-4 2-3 3-4 2-3 2-3 4-3 3-3 2-2 3-4 3-2 4-2 3-3 4-2 3-2 4-2 4-2 3-2 4-1 3-1 4-1 5-1 4-1 4-1h3 4l5-1h4 4l5 1h4 4l4 1 3 1 5 1 4 1 4 2 4 1 3 2 4 2 3 2 3 2 4 2 3 3 3 2 4 2 3 3 3 3 3 3 2 4 2 3 4 3 1 3 2 4 3 3 1 4 3 3 1 4 1 4 1 4 2 4 1 4v4l1 3v5l1 5v3 5 4l-1 4v4l-1 4v4l-1 4-2 4v4l-2 4-1 3-2 4-2 3-2 4-2 4-2 3-3 3-2 3-3 3-3 3zM176 180l3-3 4-3 2-3 3-3 2-3 3-4 2-3 1-4 3-4 1-4 2-3 1-4 1-4 2-4v-4l1-4 1-4v-4l1-4v-4-5-3l-1-5v-5l-1-3-1-4v-4l-2-5-1-4-1-4-2-3-2-3-2-4-2-4-2-3-2-4-3-3-2-3-3-3-3-3-3-3-3-3-3-3-3-2-4-3-3-2-4-2-3-2-4-2-3-2-4-1-4-2h-4l-4-2-4-1h-4l-4-1h-4l-5-1h-4-4l-5 1h-4l-3 1h-4l-5 1-4 1-4 1-3 1-4 2-4 2-4 2-3 1-4 2-3 3-4 2-3 2-3 3-3 3-3 3-3 3-3 3-3 3-2 3-2 3-3 4-2 3-1 4-2 4-2 4-1 4-2 3-1 4-1 4-1 4v4l-1 4v5l-1 4v5 3l1 4v5l1 4v4l1 3 1 5 1 4 2 4 1 4 2 3 2 4 2 3 2 4 2 3 3 3 2 4 2 3 4 3 2 3 3 3 3 3 4 2 3 3 3 2 4 2 3 2 4 2 4 2 3 1 4 2 4 1 4 2h4l4 1 4 1h4l4 1h5 4 3 6l4-1 3-1 4-1h5l4-1 4-2 4-1 3-2 4-1 3-2 4-2 4-2 3-3 3-2 3-2 4-3z">
          <text:p/>
        </draw:path>
        <draw:path draw:style-name="gr82" draw:text-style-name="P80" draw:layer="layout" svg:width="0.209cm" svg:height="0.209cm" svg:x="2.78cm" svg:y="18.88cm" svg:viewBox="0 0 210 210" svg:d="M176 181l-2 2-4 3-3 3-3 2-3 2-4 3-4 2-3 2-4 1-3 2-4 1-4 2h-4l-5 1-4 1-3 1-4 1h-5-4-4-4l-4-1h-4l-4-1-4-1-4-1-4-1-4-2-4-1-4-2-3-1-4-2-3-2-4-2-3-3-3-2-4-2-3-3-3-4-3-2-3-3-2-3-2-4-4-3-1-3-2-4-3-4-1-4-2-3-1-3-2-4-1-5-1-5-1-3-1-4v-4-5l-1-4v-3-5l1-4v-4-4l1-4 1-4 1-4 1-4 2-4v-4l3-3 1-4 2-4 2-3 2-4 3-3 2-3 3-3 3-3 3-3 3-3 3-4 3-2 3-2 4-3 3-2 4-2 3-2 4-1 3-3 4-1 4-1 4-1 4-1 5-1 3-1h4 4l5-1h4 3l5 1h4 4l4 1 4 1 4 1 4 1 4 2 4 1 3 2 4 2 3 2 4 2 3 2 4 3 3 2 3 3 3 2 3 3 3 3 3 4 2 3 3 3 2 4 2 3 3 3 2 4 1 4 3 3v4l2 4 1 5 1 3 1 4 1 4v5l1 4v3 5 4l-1 4v4l-1 4-1 4-1 4-1 4-1 4-1 4-2 4-1 4-3 4-1 4-3 3-3 4-2 3-3 3-2 3-4 3zM177 181l3-2 3-3 3-3 2-4 3-3 2-3 3-4 2-4 2-3 2-4 1-4 2-4 1-4 1-5 1-4 1-4 1-4v-4-4-4-5-3-5-4l-1-4-1-4-2-4v-4l-2-4-1-4-2-4-1-3-2-4-2-3-3-4-3-3-2-4-2-3-3-3-4-3-2-3-3-3-4-3-3-2-3-3-4-2-3-2-4-2-4-2-3-2-4-1-4-2h-4l-4-2-4-1h-4l-4-1h-4-5l-3-1h-4l-5 1h-4l-4 1h-4l-4 1-4 1-4 1-4 2-4 1-3 2-4 2-4 1-3 2-4 3-3 2-4 2-3 3-3 3-3 3-3 3-3 3-3 3-2 3-2 4-3 3-1 4-2 4-2 3-2 4-1 4-2 3-1 5-1 4-1 4v4l-1 4v4l-1 4v5 3l1 4v5l1 4v4l1 4 2 4v5l2 4 1 3 2 4 2 4 2 3 2 4 2 4 3 3 2 3 2 3 4 3 3 3 3 3 3 3 3 3 3 2 4 2 3 3 4 2 4 2 3 1 3 2 4 1 5 2 4 1 4 1 4 1 3 1h5 4 4 4 4 5 4l3-1 5-1 4-1 4-1 4-1 4-2 3-1 4-2 4-2 3-2 4-2 4-2 3-2 3-3 3-3z">
          <text:p/>
        </draw:path>
        <draw:path draw:style-name="gr83" draw:text-style-name="P81" draw:layer="layout" svg:width="0.211cm" svg:height="0.211cm" svg:x="2.78cm" svg:y="18.88cm" svg:viewBox="0 0 212 212" svg:d="M179 182l-3 3-3 3-4 2-3 3-3 2-4 2-3 2-4 2-4 2-4 1-4 2-4 1-3 1-4 1-5 1h-4l-4 1h-4-4-4-5l-3-1h-5-4l-4-1-4-1-4-2-4-1-5-2-3-1-4-2-4-1-3-3-3-2-4-2-3-2-3-4-4-2-3-3-3-3-3-4-2-3-2-3-3-3-2-4-2-4-3-3-1-4-2-4-1-3-2-4-1-4-1-4-1-5-1-4v-3-5l-1-4v-4-4l1-4v-4-5l1-3 1-4 1-4 1-5 2-4 1-4 2-3 1-3 3-4 1-4 2-3 3-4 2-3 3-3 3-3 3-3 3-3 3-3 3-3 4-2 3-3 4-2 3-2 4-2 3-1 4-3h5l4-2 4-1 3-1 4-1 5-1h4 4l4-1h4l4 1h5 3 4l5 1 4 1 4 1 3 1 4 2 4 1 4 2 4 2 4 2 3 2 4 2 3 3 3 2 4 3 3 3 2 2 3 3 3 4 3 3 2 3 2 4 2 3 3 3 1 4 2 4 1 4 2 4 1 4 1 4 2 4 1 4v4 4l1 4v4 5 4l-1 4v4 4l-1 4-1 4-2 4v4l-2 4-1 4-3 4-1 3-3 4-1 4-2 3-3 3-3 4-2 3-3 3zM179 183l4-4 2-3 3-3 2-4 3-3 2-3 2-4 3-3 1-4 2-4 2-4 1-4 1-4 2-3 1-5v-4l1-4v-4l1-4v-4-5-4l-1-4v-4l-1-4v-5l-2-3-1-4-1-4-2-4-1-4-2-4-2-4-2-3-2-3-2-4-3-3-3-3-2-4-3-3-3-3-3-3-3-2-4-3-3-3-3-2-4-1-4-3-3-1-4-3-4-1-4-2h-4l-4-2-4-1h-4l-5-1h-3-5l-4-1h-4l-4 1h-4l-4 1h-5l-4 1-3 1-5 1-4 2-5 1-3 2-4 2-3 2-4 1-4 3-3 2-3 3-4 2-3 4-2 2-3 3-4 3-2 3-3 4-2 3-3 4-1 3-2 4-2 4-2 3-1 4-2 4-1 4-1 5-1 4v3l-1 5v4l-1 4v4 4l1 5v4l1 3v5l1 4 2 4v4l2 4 1 3 2 4 2 4 2 4 2 4 2 3 3 4 2 3 3 3 3 4 3 3 3 3 3 2 3 3 4 3 3 2 4 2 3 2 4 2 3 2 4 1 5 2 4 1 4 1 4 2h4l4 1h5l3 1h5 4 4 4l4-1 4-1h5l4-1 3-2 4-1 4-1 4-2 4-1 4-2 3-2 4-2 3-3 3-2 4-3 3-2z">
          <text:p/>
        </draw:path>
        <draw:path draw:style-name="gr83" draw:text-style-name="P81" draw:layer="layout" svg:width="0.212cm" svg:height="0.212cm" svg:x="2.779cm" svg:y="18.879cm" svg:viewBox="0 0 213 213" svg:d="M180 183l-3 3-3 3-4 3-3 2-3 2-4 3-4 1-4 3-4 1-4 2-4 1-4 1-3 2h-4l-5 1-4 1-4 1h-4-4-4-5l-3-1h-5l-4-1-4-1-4-1-4-1-4-2-4-1-4-2-4-1-4-2-3-2-3-2-4-3-3-2-3-3-4-2-3-3-3-4-2-3-3-3-2-3-3-4-2-3-2-4-2-3-2-4-2-4-1-4-2-4-1-4-1-3-1-4-1-5v-4-4l-1-4v-4-5l1-4v-3-5l1-4 1-4 1-4 1-4 2-4 1-4 2-4 1-4 3-4 1-3 2-3 3-4 3-3 2-3 3-4 3-3 3-2 3-3 4-2 3-3 3-3 4-2 3-2 4-2 3-1 4-2 4-2 4-1 5-2 3-1 4-1 5-1h4 4l4-1h4l4 1h5 3 5l4 1 4 1 4 2 4 1 4 1 4 2 4 2 4 2 3 2 4 2 3 2 4 2 3 3 3 3 3 3 4 3 3 3 2 3 3 3 2 3 3 4 2 3 2 4 2 4 1 4 2 4 1 3 2 4 1 4 1 4 1 5 1 3v4l1 5v4 4 4l-1 4v5l-1 4-1 3v5l-2 4-1 4-1 4-2 3-2 4-2 4-2 4-2 3-3 4-2 3-2 3-3 3-3 3zM181 184l2-3 3-3 4-3 2-3 2-4 2-3 3-4 2-4 2-4 2-4 1-3 1-4 2-4 1-4 1-4 1-4 1-4v-5-4-4-4-4-5-4l-1-4-1-4-1-4-1-4-2-4-1-4-2-4-1-4-3-3-1-4-3-4-2-3-3-4-2-3-3-3-3-3-3-3-3-3-3-2-4-3-3-3-4-2-3-2-4-2-4-1-4-3-4-1-4-1-4-2-4-2-4-1h-4l-5-1h-3-4l-5-1h-4l-4 1h-4l-5 1h-4l-4 1-4 1-4 2-4 2-4 1-4 2-3 1-4 3-4 1-3 2-4 3-3 3-3 2-3 3-3 3-3 3-4 4-2 3-2 3-3 4-2 3-2 3-2 4-2 4-2 4-1 4-2 4-1 4-1 3-1 5v4l-1 4v4l-1 4v5 4l1 4v4l1 4v5l1 4 2 3v5l2 4 1 4 2 4 2 3 2 3 2 4 2 4 3 3 2 3 3 4 3 3 3 3 3 3 3 3 4 2 3 3 4 2 3 3 3 1 4 3 4 1 4 2 4 1 4 2 4 1 3 1 5 1 4 1h5 3 4 5 4 4 4l5-1 4-1 4-1 4-1 4-1 4-2 4-1 4-2 4-2 3-2 4-2 4-2 3-3 3-2 4-3z">
          <text:p/>
        </draw:path>
        <draw:path draw:style-name="gr84" draw:text-style-name="P82" draw:layer="layout" svg:width="0.214cm" svg:height="0.214cm" svg:x="2.778cm" svg:y="18.878cm" svg:viewBox="0 0 215 215" svg:d="M182 185l-3 3-4 2-3 3-3 3-4 2-4 2-3 2-4 2-4 2-4 1-3 2-4 1-5 1-4 1-4 1h-4l-4 1h-5-4-4-4l-4-1h-5-3l-5-1-4-2h-4l-4-2-3-2-4-1-4-2-4-2-4-1-3-3-4-2-3-3-4-2-3-4-3-2-2-3-3-3-3-4-3-3-3-3-2-4-2-4-2-3-2-4-2-4-1-3-2-4-1-5-1-4-1-4-1-4v-4-4l-1-5v-3-5l1-4v-4-4l1-4 1-5 1-4 1-4 2-3 1-4 2-4 1-4 3-4 2-4 2-3 3-4 3-3 2-3 3-4 3-3 3-3 3-3 3-2 3-3 4-3 3-2 4-1 4-3 4-1 4-2 4-1 3-2 4-1 5-1 4-1 4-1h4 4l5-1h4l4 1h4 4 5l3 1 4 1 5 1 4 2 4 1 3 1 4 3 4 1 4 2 3 2 4 2 3 3 4 3 3 2 3 3 3 3 3 3 3 3 2 3 3 5 2 3 3 4 1 4 2 3 2 4 1 4 2 3 2 5v4l2 4 1 4v4 4l1 5v4 4 4l-1 4v4 4l-1 5-1 4-1 4-2 4-1 3-1 4-3 4-1 4-2 4-3 4-2 3-2 4-3 3-3 3-3 3zM182 186l3-3 3-4 2-3 3-3 3-4 2-3 2-3 3-4 1-4 2-4 2-4 1-4 1-4 2-4 1-4v-5l1-4v-3l1-5v-4-4-4l-1-5v-4l-1-4v-4l-2-4-1-5-1-4-2-3-1-4-2-4-2-4-2-4-2-3-2-4-3-4-3-3-3-4-3-3-2-3-3-2-4-3-3-2-3-3-4-2-4-2-4-3-4-1-4-3-3-1-4-1-4-1-4-1-5-2h-3l-4-1h-5-4l-4-1h-4l-5 1h-4l-4 1h-4l-5 1-4 1-4 1-3 2-4 1-4 2-4 2-4 2-4 2-3 2-4 3-3 2-3 2-4 4-3 3-3 3-2 3-3 3-3 4-3 4-2 3-2 3-2 4-2 4-2 4-1 4-2 4-1 4-1 4-1 4v5l-1 4v4l-1 4v5 3l1 5v4l1 5v3l1 4 2 5v4l2 4 1 3 2 4 2 4 2 4 2 4 2 3 3 4 4 3 2 3 3 3 3 3 3 3 3 3 3 3 4 2 3 2 4 3 3 2 4 2 4 2 4 1 4 2 4 1 4 1 4 2h5l3 1h5l4 1h4 4 4 5l4-1 4-1h4l5-1 4-2h4l3-2 4-2 4-2 4-1 4-3 4-2 3-2 4-3 3-2 3-3z">
          <text:p/>
        </draw:path>
        <draw:path draw:style-name="gr85" draw:text-style-name="P83" draw:layer="layout" svg:width="0.215cm" svg:height="0.215cm" svg:x="2.777cm" svg:y="18.877cm" svg:viewBox="0 0 216 216" svg:d="M183 186l-4 3-3 3-3 2-4 2-3 3-3 2-4 2-4 2-4 2-4 2-4 1-4 1-3 2h-5l-4 1-5 1-3 1h-5-4-4-5l-4-1h-5l-3-1-5-1-4-1-4-1-4-1-4-2-4-2-4-1-4-2-3-3-4-2-3-2-4-3-3-2-3-3-3-3-3-3-3-3-2-3-3-3-3-4-2-3-2-4-2-4-2-4-2-4-1-4-2-3-1-4-1-5-1-4-1-4v-4-4l-1-5v-4-4l1-4v-5-4l1-4 1-4 1-5 1-4 2-4 1-4 2-4 1-4 3-4 2-3 2-3 3-4 2-3 3-3 2-4 3-3 3-3 4-3 3-2 3-2 4-3 3-2 4-2 4-3 4-1 4-2 4-1 3-2 4-1 4-1 5-1 4-1h4 4l6-1h3l5 1h4 4 4l4 1 5 2h4l4 2 3 1 4 1 4 3 4 1 4 2 4 3 3 2 4 2 3 3 3 3 4 2 2 3 3 3 3 3 2 4 3 3 3 4 2 3 2 4 2 4 1 4 2 4 2 3 1 4 1 5 1 5 1 3 1 5v4l1 4v4 5 4l-1 4v4l-1 4-1 5v4l-2 3-1 5-1 4-3 4-1 4-2 3-2 4-2 3-3 4-2 3-3 4-2 3-3 3zM183 186l3-3 4-3 2-3 3-3 2-4 3-3 2-4 1-4 3-3 1-4 2-4 1-4 2-4 1-4 1-4 1-4 1-5v-4-4-4-5-4-4-4l-1-5-1-3-1-6-1-4-2-4-1-3-2-4-1-4-3-4-2-4-2-4-3-3-2-4-2-3-3-3-3-3-3-3-4-3-3-3-3-2-4-3-3-2-3-2-4-3-4-1-4-2-4-1-4-2-4-1-4-1-4-2h-5-4l-4-1h-4l-5-1h-3l-6 1h-4l-4 1h-4l-5 1-4 1-4 1-4 2-4 1-4 2-4 2-4 2-3 2-3 2-4 3-3 2-3 3-4 3-3 3-3 3-3 3-3 4-2 3-3 4-2 3-2 3-2 4-2 4-2 4-1 4-2 4-1 4-1 5-1 4v4l-1 4v5l-1 4v4 4l1 5v4l1 4v4l1 5 2 4v4l2 3 1 5 2 4 2 4 3 3 1 4 2 3 4 4 2 3 2 3 3 4 3 3 3 3 4 2 3 3 3 2 4 3 3 2 4 2 4 3 4 1 4 2 4 1 3 2 5 1 4 1 4 1 4 1h4 5 5 4 4 5 3l5-1 4-1 5-1 3-1 4-1 5-1 4-2 4-2 3-2 4-2 3-2 4-3 3-2 4-2 3-3z">
          <text:p/>
        </draw:path>
        <draw:path draw:style-name="gr86" draw:text-style-name="P84" draw:layer="layout" svg:width="0.217cm" svg:height="0.217cm" svg:x="2.776cm" svg:y="18.876cm" svg:viewBox="0 0 218 218" svg:d="M183 187l-3 3-3 3-4 3-3 2-4 2-3 3-4 2-3 1-4 3-4 1-5 2-4 1-3 1-5 1-4 1h-5l-3 1h-5-4-4-4l-5-1h-4-4l-4-1-4-2h-5l-4-2-3-1-4-2-4-2-4-2-4-2-3-2-4-3-3-2-4-3-3-2-3-4-3-3-3-3-2-3-3-4-3-3-2-4-2-3-2-4-2-3-2-4-1-5-2-4-1-4-1-3-1-5-1-4v-5-4l-1-5v-4-4l1-4v-5-4l1-4 1-4 1-4 1-5 2-3 1-4 2-4 2-4 2-4 2-4 2-3 3-4 2-3 3-3 3-4 2-3 3-3 4-2 3-3 3-2 4-3 3-2 4-2 4-3 4-1 4-2 4-1 4-2 4-1 4-1 5-1 3-1h5 4l5-1h3l5 1h4 4 4l5 1 4 2h4l4 2 4 1 4 2 4 2 4 1 4 2 3 3 3 2 4 2 3 3 3 3 4 3 3 3 4 3 3 3 2 3 2 4 3 3 2 4 2 4 2 4 2 3 2 4 1 4 2 4v4l2 5 1 3v5 4l1 4v4 5 4l-1 4v5 5l-1 4-1 3-1 5-2 4-1 4-2 4-2 3-2 4-1 4-3 4-2 3-2 4-3 3-3 3-3 3zM184 188l4-3 2-3 3-3 3-4 3-3 2-4 2-3 2-4 2-4 2-4 1-4 2-4 1-4 1-4 2-4v-4l1-5v-5l1-4v-4-5-4l-1-4v-5l-1-4v-4l-2-4-1-4-1-5-2-3-1-4-2-4-2-4-2-4-3-3-2-4-2-4-3-3-3-3-3-3-4-3-3-3-3-2-4-3-3-3-4-2-3-2-4-3-4-1-4-2-4-1-4-2-4-1-4-1-4-2h-5-4l-4-1h-4l-5-1-3 1h-5-5l-4 1h-4l-4 1-4 2h-5l-3 2-4 1-4 2-4 2-4 2-4 2-3 2-4 3-3 2-3 3-4 3-3 3-3 3-3 4-2 3-3 3-3 4-2 3-2 3-2 4-2 4-2 4-1 5-2 3v4l-2 5-1 4v4l-1 4v5l-1 4v4 4l1 5v4l1 5v4l1 5 2 3v4l2 5 1 4 3 4 1 3 3 4 2 4 2 3 3 4 2 3 3 4 2 3 3 3 3 3 4 3 3 3 3 2 4 2 4 3 4 2 3 1 4 3 5 1 3 2 4 1 4 1 5 2h4l4 1h4l5 1h4 4 5 4l4-1 4-1h5l4-1 3-2h5l4-2 4-1 4-3 3-1 4-3 4-2 3-2 4-3 3-3 3-2z">
          <text:p/>
        </draw:path>
        <draw:path draw:style-name="gr87" draw:text-style-name="P85" draw:layer="layout" svg:width="0.219cm" svg:height="0.219cm" svg:x="2.776cm" svg:y="18.876cm" svg:viewBox="0 0 220 220" svg:d="M186 189l-4 3-3 2-3 3-4 3-3 2-4 2-4 2-4 2-4 2-4 2-3 1-5 1-4 2h-4l-4 1-4 1-5 1h-4-4-5-4l-4-1h-4l-5-1-4-1-4-1-4-1-4-1-4-2-5-1-3-3-3-1-4-3-4-2-5-2-3-3-3-3-4-2-3-3-3-3-2-3-3-4-3-3-2-4-2-3-3-4-2-4-1-4-3-4-1-4-2-5-1-4-1-3-1-5-1-4v-5-3l-1-5v-4-4l1-4v-5-4l1-4 1-4 1-5 1-4 2-4 1-4 2-4 2-4 2-4 2-3 2-4 3-4 3-3 2-3 3-3 3-3 3-3 3-3 3-3 4-2 4-3 4-2 4-2 4-2 3-2 4-2 4-1 4-2 5-1 4-1 3-1 5-1h4 4 5l4-1 5 1h3 5 4l5 1 3 2h5l4 2 4 1 4 2 3 2 4 1 4 2 4 3 4 2 3 2 4 3 3 3 3 3 3 3 3 3 2 3 3 3 3 4 2 4 2 3 3 4 2 4 2 3 1 4 2 4 1 5 1 4 1 4 1 4 1 4v5l1 4v4 5 4l-1 4v4l-1 5-1 4-1 4-1 4-1 4-2 4-1 4-2 4-2 5-2 4-2 3-2 4-4 3-2 3-3 4-2 3zM186 190l3-4 3-3 3-4 2-3 3-3 3-4 1-3 2-4 3-5 1-4 2-4 1-3 2-5 1-4 1-4 1-4 1-5v-4l1-4v-4-5-5l-1-3v-5l-1-4-1-4-1-4-1-5-2-4-1-4-2-4-2-3-2-4-2-4-2-4-2-4-3-3-3-3-3-4-2-3-3-3-4-3-3-2-3-3-4-3-4-2-3-2-4-2-4-2-4-2-4-1-4-2-4-1-5-1-3-2h-5-4l-5-1h-3l-5-1-4 1h-5-4l-4 1h-5l-3 1-5 2h-4l-4 2-4 1-4 2-4 2-4 2-4 2-3 2-5 3-3 3-3 2-4 3-3 3-3 3-3 4-2 3-3 3-3 4-2 3-2 4-2 4-2 4-2 4-1 4-2 4v4l-2 4-1 5v3l-1 5v5l-1 4v4 4l1 5v3l1 5v5l1 4 2 3v5l2 4 1 4 3 4 1 4 3 4 2 4 2 4 3 3 2 4 3 3 3 3 3 3 3 3 3 3 3 2 4 4 4 2 4 2 4 2 4 2 3 2 4 2 4 1 5 2 4 1 4 1 4 1 5 1h4l4 1h4 5 4 4l5-1 4-1 4-1 4-1 5-1 4-1 3-1 4-3 5-1 4-2 3-2 4-2 4-3 3-2 3-3 4-2z">
          <text:p/>
        </draw:path>
        <draw:path draw:style-name="gr88" draw:text-style-name="P86" draw:layer="layout" svg:width="0.22cm" svg:height="0.22cm" svg:x="2.775cm" svg:y="18.875cm" svg:viewBox="0 0 221 221" svg:d="M186 190l-3 3-3 2-4 4-3 2-4 2-3 3-3 2-4 2-5 1-4 2-4 2-3 1-5 1-4 1-5 1-4 1h-5-4-4-5-4-4-4l-5-1-4-1-4-2h-4l-5-2-4-1-4-2-3-2-4-2-4-2-4-2-3-3-4-4-3-2-3-3-3-3-3-3-3-3-3-3-3-4-2-3-2-4-3-4-2-4-1-4-3-3-1-4-2-4-1-5-1-4-1-3-1-5v-5-4l-1-4v-4-5l1-4v-4-5l1-4 1-4 1-4 1-4 2-5 1-3 2-4 2-4 2-4 2-4 2-4 3-3 3-4 2-3 3-3 3-3 3-3 3-3 4-2 3-3 4-3 3-2 4-2 4-2 4-2 4-2 4-1 4-2 4-1 5-1 3-1 5-1h4 4 5l4-1 5 1h3 5 4l5 1 4 2h5l4 2 3 1 5 2 4 2 4 2 4 1 3 3 4 2 3 2 3 3 4 3 3 3 4 3 2 3 3 4 3 3 2 3 3 4 2 4 2 4 2 3 2 4 2 4 1 4 2 4v4l2 4 1 5 1 4v4 4 5 4 4 5 4l-1 4-1 4-2 5v4l-2 4-1 4-2 4-1 4-3 4-2 4-2 3-3 4-2 3-2 3-3 4-3 3zM187 190l3-4 3-3 3-3 3-3 2-4 2-4 3-3 2-3 2-4 2-5 1-4 2-4 1-3 1-5 2-4 1-5v-3-5l1-5v-4-4-5l-1-4v-4-4l-1-5-2-4-1-4-1-4-2-4-1-5-2-3-2-4-2-4-3-4-2-3-3-4-2-3-3-3-3-4-4-2-3-3-3-3-4-3-3-3-4-2-3-2-4-2-4-2-4-2-4-1-4-2-4-1-4-1-5-2h-4-5l-5-1h-3l-5-1-5 1h-4-4l-4 1h-5l-3 1-5 2h-4l-5 2-3 1-4 2-4 2-4 2-4 2-4 2-3 4-4 2-3 2-4 3-3 3-3 3-2 4-3 3-2 3-4 4-2 4-1 3-3 4-2 5-2 4-1 3-2 4v5l-2 4-1 4v4l-1 5v4l-1 4v5 4l1 4v5l1 4v5l1 3 2 5 1 4 1 4 2 4 2 4 1 4 3 4 2 4 2 3 3 4 3 3 2 4 3 3 3 3 3 3 3 3 4 3 3 3 4 2 4 3 4 2 4 2 3 2 4 1 4 2 5 1 4 1 4 2 4 1h4 5l4 1h4 5 4 4l5-1h4l5-1 4-1 5-2 3-1 5-1 4-2 4-2 4-2 3-2 4-2 3-2 4-3 3-3 4-3z">
          <text:p/>
        </draw:path>
        <draw:path draw:style-name="gr89" draw:text-style-name="P87" draw:layer="layout" svg:width="0.222cm" svg:height="0.222cm" svg:x="2.774cm" svg:y="18.874cm" svg:viewBox="0 0 223 223" svg:d="M187 191l-3 3-4 3-3 3-4 3-3 2-4 2-3 2-4 2-4 2-4 2-5 1-3 1-5 2-4 1h-5l-3 1-5 1h-4-5-4-4l-5-1h-4l-4-1h-5l-4-2-3-1-5-1-4-2-4-1-4-3-3-1-4-3-4-2-4-2-3-3-4-3-3-3-3-3-3-3-3-3-3-3-3-4-2-4-2-3-3-4-2-3-1-4-2-4-2-5-1-4-2-3-1-5-1-4-1-5v-3-5l-1-5v-4-4l1-5v-4-4l1-4 1-5 1-4 1-4 2-4 1-4 2-4 2-4 2-4 2-3 2-4 3-4 3-3 3-4 2-3 3-3 3-3 4-3 3-3 4-2 3-3 4-2 4-3 4-2 3-2 4-2 4-1 5-2 4-1 4-1 4-1 5-1h4 4 4l5-1 4 1h4 5 4l4 1 5 2h4l4 2 4 1 4 2 4 2 4 2 4 2 3 2 4 3 3 3 4 2 3 3 3 3 4 3 3 4 3 3 2 3 3 4 2 3 3 3 2 4 2 4 3 4 1 5 2 3 1 4 1 5 2 4v4l1 4v5l1 4v4 5 4l-1 4v5l-1 4v5l-2 3-1 5-1 4-2 4-1 4-2 4-3 4-2 4-3 3-2 4-2 4-3 3-3 3-3 3zM188 192l3-3 2-3 3-3 4-4 2-3 2-4 2-4 3-4 3-4 1-4 2-3 1-5 2-4 1-5 1-3 1-5 1-4v-5l1-4v-4-5-4l-1-4v-5l-1-4-1-4-1-5-1-4-2-4-1-4-2-4-2-4-2-4-3-4-2-3-2-4-3-3-3-4-3-3-3-3-3-3-3-3-4-4-3-2-4-2-3-3-4-2-3-3-4-2-5-2-4-1-4-2-4-1-4-1-5-2h-4-4l-5-1h-4l-4-1-5 1h-4-4l-5 1h-4l-4 1-4 2h-5l-4 2-4 1-4 2-4 2-4 3-4 2-3 2-4 3-4 3-3 3-3 2-3 3-3 4-3 3-3 3-2 4-3 3-2 4-2 4-3 4-1 3-3 4-1 5-2 4v4l-2 4-1 4v5l-1 4v4l-1 5v4 4l1 5v5l1 3v5l1 4 2 5 1 3 1 5 2 4 2 4 1 4 3 3 2 4 2 4 3 4 3 3 3 4 2 3 3 3 3 3 4 2 3 4 4 2 3 3 4 2 4 2 4 2 3 2 5 2 4 1 4 2 4 1 4 1 5 1 4 1h4l5 1h4 4 5l4-1h5l4-1 4-1h5l4-2 4-2 4-1 4-2 4-1 4-2 3-2 4-2 4-3 4-3 3-2 3-3z">
          <text:p/>
        </draw:path>
        <draw:path draw:style-name="gr90" draw:text-style-name="P88" draw:layer="layout" svg:width="0.223cm" svg:height="0.222cm" svg:x="2.773cm" svg:y="18.874cm" svg:viewBox="0 0 224 223" svg:d="M190 192l-4 3-3 3-4 2-3 3-4 3-4 2-4 2-4 2-4 1-3 2-4 1-5 2-4 2h-4l-4 1-5 1h-5l-3 1h-5-5-3l-5-1h-5l-4-1-4-1-4-1-5-1-4-2-3-1-6-2-4-2-3-2-4-2-4-2-3-3-4-2-3-4-4-2-3-3-3-3-2-3-4-4-3-3-2-4-2-4-3-4-2-3-1-4-2-4-2-4-1-5-2-3-1-5-1-4-1-5v-3-5l-1-5v-4-4l1-5v-4-4l1-5 1-4 1-4 1-4 2-4 1-5 3-4 1-3 2-4 3-4 2-5 2-3 3-4 3-3 3-3 3-4 3-3 3-2 3-3 4-2 4-4 3-2 4-1 4-3 3-2 6-2 4-1 4-2h4l4-2 5-1h4l4-1h5 4l4-1 5 1h4l4 1h5 4l4 2 4 1 5 1 4 2 4 1 4 2 4 2 4 2 4 2 3 3 4 2 3 3 4 3 3 3 3 3 3 3 3 3 2 4 3 3 3 5 2 3 2 4 2 4 2 4 2 4 1 4 2 4 1 4v5l2 4 1 4v5 4 4 5 4 4 5l-1 4-1 5-1 3-1 5-2 4-1 5-2 3-1 4-3 4-2 4-2 4-3 4-2 3-3 4-3 3-2 3zM190 193l3-3 3-4 3-3 2-4 3-3 2-4 3-3 2-4 2-5 2-4 1-3 2-4 2-5v-4l2-4 1-5v-4-5l1-4v-4-5-4l-1-4v-5-4l-2-4-1-5-1-4-1-4-2-4-2-4-1-5-3-3-1-4-3-5-3-3-2-4-3-3-2-4-3-3-3-3-4-3-3-2-4-3-3-3-4-2-4-2-4-3-4-2-4-2-4-1-4-2-4-1-5-1-3-1-5-1h-5l-4-1h-4-5-4-4-5l-4 1-4 1h-5l-4 2-4 1-4 1-5 2-5 2-3 2-4 2-4 2-4 2-4 3-3 2-4 3-3 3-3 3-3 3-3 4-2 3-3 3-3 4-2 5-2 4-3 4-1 3-3 4-1 4-2 5v4l-2 4-1 4v5l-1 4v4l-1 5v4 4l1 5v5l1 4v4l2 5 1 4 1 4 2 4 1 4 2 4 2 4 2 4 2 4 2 4 3 3 3 4 3 3 3 3 3 3 3 3 3 3 4 3 3 3 4 2 4 2 4 3 3 2 4 1 5 3 4 1 4 1 4 2h5l4 2 4 1h5 5 3 5 5 3 5l5-1 4-1 4-1 4-1 5-2 4-1 4-2 4-1 4-3 4-2 4-2 3-3 3-2 4-3 3-2z">
          <text:p/>
        </draw:path>
        <draw:path draw:style-name="gr91" draw:text-style-name="P89" draw:layer="layout" svg:width="0.225cm" svg:height="0.224cm" svg:x="2.773cm" svg:y="18.873cm" svg:viewBox="0 0 226 225" svg:d="M190 193l-3 3-3 3-4 3-3 2-4 2-4 3-3 2-4 2-4 2-5 1-4 2-5 2-4 1-4 1-4 1h-5-5l-3 1h-5-5-3l-5-1h-5-4l-4-2-5-1-4-1-4-1-4-2-4-2-4-1-4-3-4-2-3-2-4-3-3-2-4-3-3-3-3-3-3-3-3-3-4-3-2-4-3-3-2-4-3-4-1-4-2-4-2-4-2-4-1-4-2-5v-4l-2-4-1-4v-5-4l-1-5v-4-4l1-5v-4-4l1-5 1-5 1-4 1-4 2-5 1-4 3-4 1-3 2-4 3-4 2-4 2-4 3-3 3-4 3-3 3-3 3-3 3-3 4-3 3-2 4-3 4-2 4-2 3-3 4-1 4-3 5-1 4-2h4l4-2 5-1h4l4-1h5 4 4 5 4l4 1h5l5 1 3 1 5 1 5 1 4 2 4 1 4 2 4 2 4 2 4 3 3 2 4 2 3 3 3 3 4 3 3 3 3 3 3 4 3 3 2 4 3 3 3 4 1 4 2 3 2 5 2 4 2 4 1 4 1 4 1 6 1 3v5l1 5 1 4v4 5 4l-1 4v5l-1 4v4l-2 5-1 4-1 4-2 4-1 4-3 4-1 5-2 3-3 4-2 3-3 4-2 3-4 4-3 3zM191 194l3-3 3-4 3-3 3-4 3-3 2-4 2-4 3-3 1-4 2-4 2-5 2-4 1-4 1-4 1-5 1-3 1-5v-5l1-4v-4-5-4l-1-5-1-4v-5l-1-5-1-4-2-4v-4l-2-5-2-4-2-4-2-3-2-4-3-4-2-4-2-4-3-3-4-3-3-4-3-3-3-2-3-3-4-3-4-3-3-2-4-2-3-3-5-2-4-2-4-1-4-2-5-1-5-1-3-1-5-1h-5l-4-1h-4-5-4-4-5l-4 1-4 1h-5l-5 2-3 1-5 1-4 2-4 2-4 2-4 2-4 2-3 2-4 3-4 3-3 2-4 3-3 3-3 3-3 4-2 3-3 4-3 3-2 4-2 4-3 4-1 4-3 4-1 4-2 4v5l-2 4-1 5v5l-1 3v5l-1 5v4l1 4v5 4l1 5v4l2 4 1 5 1 4 2 4 1 4 2 4 2 4 2 4 2 4 2 4 3 3 3 4 3 3 3 4 3 3 3 3 3 3 4 3 4 2 3 2 4 3 4 2 3 2 4 2 5 2 4 2 4 1 4 1 5 1 4 1 4 1h5l5 1h3 5 5l4-1h4l5-1h4l4-1 5-2 4-1 5-2 4-1 4-2 4-2 3-2 4-3 4-2 4-2 3-3 4-4z">
          <text:p/>
        </draw:path>
        <draw:path draw:style-name="gr92" draw:text-style-name="P90" draw:layer="layout" svg:width="0.226cm" svg:height="0.225cm" svg:x="2.772cm" svg:y="18.873cm" svg:viewBox="0 0 227 226" svg:d="M191 195l-3 2-4 3-3 3-4 3-4 2-4 2-3 3-4 2-4 1-4 2-5 2-3 1-5 2h-4l-4 1-5 1h-4l-5 1h-4-5-4l-4-1h-5l-5-1-3-1-5-1-4-2h-5l-3-2-5-2-4-2-4-2-4-2-3-3-3-2-4-2-4-3-3-4-3-3-3-3-3-3-4-4-2-3-3-4-2-3-3-4-1-4-2-4-2-4-2-4-1-4-2-4v-5l-2-4-1-4v-5-5-5l-1-4v-4l1-5v-5-3l1-5 1-5 1-4 1-4 2-4 1-4 3-5 1-3 2-4 3-4 2-4 2-3 3-4 3-4 3-3 3-3 3-3 4-3 3-2 4-3 4-3 3-2 4-2 3-3 5-1 4-3 4-1 4-2h4l5-2 4-1h4l5-1h5 3 5 5 4l4 1h5l4 1 4 1 5 1 4 1 4 2 4 1 4 2 5 2 3 2 4 3 3 2 4 2 4 3 3 4 3 2 3 3 3 4 4 3 3 3 2 4 2 4 3 3 2 4 2 4 2 4 2 4 2 4v4l2 5 1 4 2 4v5l1 4v5 4 5 4 4 6l-1 4-2 4-1 5-1 4-1 4-2 4-2 5-2 4-1 3-3 4-2 4-2 4-3 3-3 4-3 3-3 4zM192 195l3-3 3-3 2-3 3-4 3-4 3-4 2-3 2-5 2-3 2-4 2-4 1-5 2-4 1-4 2-5 1-4v-4-6l1-4v-4-5-4l-1-5v-4-5l-3-4v-4l-2-5-1-4-1-4-3-4-1-5-2-3-3-4-2-4-2-3-3-4-3-4-3-3-3-3-3-3-3-3-4-3-3-3-4-3-4-2-4-2-3-3-4-1-4-3-5-1-4-2-4-1-4-1-5-1h-4l-5-1-4-1h-4-5-5-3-5l-5 1-4 1h-4l-5 2-4 1-4 1-4 2-5 2-4 2-3 2-4 2-4 2-4 3-3 3-4 2-3 3-3 3-3 3-3 4-3 3-3 4-3 4-2 4-2 4-3 4-1 3-2 4-2 5-1 4-1 4-2 4-1 5v5l-1 3v5l-1 5v4l1 5v4 5l1 5v4l2 4 1 5 1 4 2 4 1 4 2 5 2 4 2 3 3 4 2 4 2 3 3 4 3 3 3 4 3 3 3 3 4 3 3 3 4 3 4 2 3 2 4 3 4 2 4 1 4 2 4 2 4 1 5 2h5l3 2 5 1h5 4 4 5 4 5 4l5-1 4-1 4-1 5-1 4-2 4-1 4-2 5-1 3-3 4-2 4-2 4-3 3-2 4-3 3-3z">
          <text:p/>
        </draw:path>
        <draw:path draw:style-name="gr93" draw:text-style-name="P91" draw:layer="layout" svg:width="0.228cm" svg:height="0.227cm" svg:x="2.771cm" svg:y="18.872cm" svg:viewBox="0 0 229 228" svg:d="M193 196l-3 3-4 3-3 3-4 2-3 3-4 2-4 2-4 2-5 2-3 2-4 1-5 2h-4l-4 2-5 1h-5-3l-5 1h-5-4-5l-4-1h-4-5l-4-2-4-1-5-1-4-1-5-2-4-2-4-1-4-3-4-2-4-2-3-3-4-3-3-2-4-3-3-3-3-3-3-4-3-3-3-4-2-3-3-4-2-4-2-4-2-3-2-6-2-4-1-4-2-4v-5l-2-4-1-4v-5-5-3l-1-5v-5l1-4v-5-4l1-4 1-5 1-4 2-4 1-4 2-5 2-4 1-4 2-3 3-4 2-4 2-4 3-4 4-3 3-4 3-3 3-3 3-3 4-2 3-3 4-3 3-2 4-2 4-3 4-1 5-3 4-1 4-2h5l4-2 4-1h5l4-1h5 4 5 4 5l4 1h4l5 1 5 1 3 1 5 1 4 2 4 1 4 3 4 1 4 2 4 3 4 2 4 2 3 3 4 4 3 3 3 3 3 3 3 3 3 4 2 4 3 3 2 3 2 4 2 4 2 5 2 4 2 3 1 5 1 5 1 4 1 4v5l1 4 1 4v5 5 4l-1 4v5l-1 4v4l-2 5-1 4-1 4-2 5-1 4-3 4-1 4-2 5-3 3-3 4-2 4-3 3-2 4-4 3zM193 196l3-3 4-3 3-4 3-3 2-4 3-3 2-4 2-4 2-4 3-5 1-4 2-4 1-5 1-4 1-4 1-5 1-4v-5l1-4v-4-5-5l-1-4-1-5-1-4v-4l-1-5-2-4-1-5-2-3-1-5-2-4-2-4-2-4-3-3-2-4-3-4-2-3-3-4-4-3-3-3-3-3-4-3-3-3-4-3-3-2-4-2-4-3-5-1-4-3-3-1-5-2-5-1-3-1-5-1h-5l-4-1-4-1h-5-4-5-5-4l-4 1-5 1h-4l-4 2-5 1-4 1-5 2-4 2-4 2-4 2-4 2-4 2-3 4-4 2-4 3-3 3-3 3-3 3-3 3-3 4-3 3-3 4-2 4-2 4-2 4-2 3-2 5-2 4-1 5-1 3-2 5-1 5v4l-1 4v5 4l-1 5 1 5v3 5l1 5v4l2 4 1 5 1 4 2 4 1 5 2 5 2 3 2 4 3 4 2 4 2 4 3 4 4 3 2 3 4 4 3 3 3 2 4 3 3 3 4 3 3 2 4 2 4 2 5 2 4 2 4 1 5 2 5 1 3 1 5 1h5l4 1 4 1h5 4 5l5-1h4l4-1h5l4-2 4-1 5-1 4-2 4-1 4-3 4-1 4-2 4-3 3-2 4-3 4-2 3-3z">
          <text:p/>
        </draw:path>
        <draw:path draw:style-name="gr94" draw:text-style-name="P92" draw:layer="layout" svg:width="0.229cm" svg:height="0.229cm" svg:x="2.77cm" svg:y="18.871cm" svg:viewBox="0 0 230 230" svg:d="M194 196l-3 4-3 3-4 3-4 3-4 2-3 2-4 3-4 1-4 3-5 1-4 2-5 1-4 1-4 1-5 1-4 1h-4l-5 1h-5-4-5l-4-1-4-1h-5l-5-1-3-1-5-2-5-1-4-2-3-1-5-2-4-2-4-2-4-3-3-2-4-3-3-3-3-2-4-4-3-4-3-3-3-3-3-4-2-4-3-4-2-4-2-4-2-3-2-4-2-5-1-4-2-4v-5l-2-4-1-4v-5-5-4l-1-4 1-5v-4-5-5l1-4 1-4 1-5 2-4 1-4 2-4 2-5 2-4 1-3 3-4 2-4 3-4 2-3 4-4 3-3 3-3 3-3 3-3 4-3 4-3 3-3 3-2 4-2 5-3 4-1 4-2 4-2 4-1 5-1 4-2 4-1h5l4-1h4 5 5 4 5l4 1h4l5 1 5 1 3 1 5 1 5 2 4 1 4 3 5 1 4 2 3 3 4 2 3 3 4 2 3 4 4 3 3 3 3 3 3 4 3 3 3 4 2 3 2 4 3 4 2 4 2 4 1 4 2 4 1 5 2 4v4l1 5 1 4 1 4 1 5v5 4 5l-1 4v4l-1 5-1 5-1 4-1 4-2 5-1 4-2 3-2 5-2 4-2 4-2 4-3 3-3 4-3 3-3 4-3 3zM195 197l3-3 3-4 3-3 3-4 3-4 2-3 2-3 2-5 3-4 1-4 3-4 1-4 2-5v-4l1-4 2-5 1-5v-3-5-5-4-5-5l-1-4-1-4-1-5-1-4-1-5-2-4-1-4-2-4-1-4-3-5-2-4-2-3-2-4-4-3-3-4-2-3-3-4-4-3-3-3-4-3-3-3-4-2-4-3-3-2-4-3-4-1-5-3-4-1-5-2-4-1-4-1-5-1h-4l-5-1-4-1h-5-4-5-5-4l-4 1-5 1h-4l-4 2-5 1-5 2-3 1-5 2-4 2-4 2-4 2-3 2-4 4-4 2-3 3-4 3-3 3-3 3-3 4-3 3-3 4-2 4-3 4-2 4-2 3-2 4-2 4-1 5-2 4-1 4-2 5-1 4v4l-1 5v5 4l-1 5 1 4v4l1 5v5 4l2 5 1 4 1 4 2 5 1 4 2 4 2 4 2 4 3 4 2 4 2 4 3 3 4 4 3 3 3 3 3 4 4 3 3 3 4 2 3 3 4 2 4 3 4 1 4 3 4 1 4 2 5 1 4 2h4l5 1 5 1 3 1 5 1h5 4 5l5-1h4l4-1 5-1 4-1 5-1 4-2 5-1 4-2 5-2 3-2 4-2 4-2 4-2 4-4 3-3 4-2z">
          <text:p/>
        </draw:path>
        <draw:path draw:style-name="gr94" draw:text-style-name="P92" draw:layer="layout" svg:width="0.231cm" svg:height="0.23cm" svg:x="2.77cm" svg:y="18.87cm" svg:viewBox="0 0 232 231" svg:d="M195 199l-3 3-4 2-3 3-4 3-4 3-4 2-4 2-3 2-5 2-4 2-4 1-4 2h-5l-5 2-4 1-4 1h-5-4-5-5-4-5l-4-1-4-1-5-1-4-1-4-1-5-2-4-1-4-2-4-2-4-2-4-2-4-2-4-3-4-3-3-3-3-3-4-3-3-3-3-3-3-4-3-3-2-4-3-4-2-3-2-4-2-5-2-4-2-4-1-4-2-5v-4l-2-4-1-5v-5-4-4l-1-5 1-4v-5-5-4l1-4 1-5 1-4 2-5 1-4 2-4 2-4 2-4 1-4 3-4 3-4 2-3 2-4 4-3 3-4 3-3 3-3 4-3 3-4 4-2 3-3 4-2 4-3 4-1 4-2 4-2 4-2 5-1 5-2 3-2 5-1h5l4-1h4 5 4 5 5l4 1h5l4 1 4 1 5 1 4 2 4 1 4 2 5 2 4 2 4 2 3 2 4 4 4 2 3 3 4 2 3 3 4 3 3 4 2 3 3 4 4 3 2 4 2 4 2 4 3 4 1 4 2 4 1 5 2 4 1 4 1 5 1 5 1 3 1 5 1 5v4 5 4l-1 5v4l-1 5-2 4-1 5v4l-2 4-1 4-3 5-1 4-3 3-2 5-2 4-2 3-3 4-3 4-3 3-3 4zM196 199l3-3 3-3 3-4 2-3 3-4 3-4 2-4 2-4 3-4 1-4 2-4 2-5 1-4 1-4 1-5 2-4v-5l1-4 1-5v-4-5-4l-1-5-1-5-1-4-1-4-1-5-1-4-2-4-1-5-2-4-2-4-2-4-2-4-2-4-3-4-3-4-3-3-3-3-3-4-3-3-3-3-4-3-4-3-3-2-4-3-4-3-4-1-4-2-4-2-5-2-3-2-5-1-5-2-4-1h-4l-5-1-4-1h-5-5-4-5l-5 1h-3l-5 1-5 1-4 1-4 2-5 2-4 1-4 2-4 2-5 2-4 2-3 3-4 2-3 3-4 3-3 3-4 3-3 3-3 4-3 3-3 4-2 4-2 3-3 4-2 4-2 5-2 4-1 4-2 4-1 5-1 4-2 4v5l-1 4v5 5l-1 4 1 5v5l1 3v5 5l2 4 1 5 1 4 2 4 1 4 3 5 1 4 2 4 3 3 2 4 3 4 2 4 4 3 3 4 3 3 3 3 4 3 3 3 4 3 3 3 4 2 4 2 5 2 4 2 3 2 5 1 4 2 5 1 4 1 5 1 4 1h4l5 1h4 5 5l4-1h5 5l3-1 5-2 5-1 4-1 4-2 5-1 4-2 3-2 4-2 4-3 4-3 4-2 4-3 3-3z">
          <text:p/>
        </draw:path>
        <draw:path draw:style-name="gr95" draw:text-style-name="P93" draw:layer="layout" svg:width="0.232cm" svg:height="0.232cm" svg:x="2.769cm" svg:y="18.87cm" svg:viewBox="0 0 233 233" svg:d="M197 200l-4 3-3 3-4 3-3 2-4 3-4 2-4 3-4 1-4 3-4 1-4 2-5 1-4 1-5 2h-4l-4 1h-5l-5 1h-4-5-5l-4-1-5-1h-4l-4-1-5-1-5-2-3-1-6-2-4-1-4-2-4-2-4-2-4-3-4-3-4-2-3-3-3-3-4-3-3-3-3-4-3-3-2-4-3-4-3-4-2-4-2-4-2-3-2-5-2-4-1-4-2-4v-5l-2-5-1-4v-5-4-4l-1-5 1-5v-4-5-4l1-5 2-4v-4l2-5 1-4 2-5 2-3 2-5 2-4 2-4 3-4 2-3 3-4 3-3 3-5 3-3 4-3 3-3 3-3 4-3 3-2 4-3 4-2 5-2 4-2 3-2 6-1 4-2 4-1 5-1 5-2h4 4l5-1h4 5 4 5l5 1h4l5 1 4 1 4 1 5 1 4 2 5 2 3 2 4 2 5 1 4 3 4 3 3 2 4 3 3 3 3 3 4 3 3 4 3 3 3 4 2 4 3 4 2 4 3 4 1 3 3 5 1 4 2 5 1 3 2 5 1 5v4l1 4 1 5 1 4v5 5 4l-1 5-1 4v4l-1 5-1 5-2 4-1 4-1 5-2 4-2 4-2 4-3 4-2 4-2 4-3 3-3 4-3 3-3 3zM197 200l4-3 3-3 3-4 3-4 3-3 2-4 2-3 3-5 2-4 1-4 3-4 1-4 1-5 2-4v-5l2-5v-3l1-5v-5-4-5-5-4l-1-5-1-4-1-5v-4l-2-5-2-4-1-4-2-5-2-4-1-4-3-4-2-4-3-4-2-4-4-3-3-4-3-3-3-3-4-3-3-4-4-3-3-2-4-2-4-3-4-2-4-2-4-2-4-2-5-2h-5l-3-2-5-1h-5l-4-1-5-1h-5-4-5-4l-5 1h-5l-3 1-5 1-5 1-4 1-4 2-6 1-3 2-5 2-4 3-4 2-4 2-3 3-4 3-3 2-4 3-3 4-3 3-3 3-4 5-3 4-2 3-2 3-3 5-2 4-2 4-2 4-1 4-2 5-1 5-1 3-2 5v5l-1 4v5 4l-1 5 1 5v4l1 5v4 4l2 5 1 5 1 4 2 4 1 5 3 4 1 4 2 4 3 4 2 4 3 4 2 3 4 4 3 3 3 4 4 3 3 3 3 2 4 3 4 2 4 3 4 2 4 2 4 3 4 1 6 2 3 1 5 2 5 1h4l4 1 5 1 4 1h5 5 4l5-1h5l4-1 5-1 4-1 4-1 5-2 4-1 4-2 4-2 5-2 4-2 3-3 4-2 4-2 3-4 4-3z">
          <text:p/>
        </draw:path>
        <draw:path draw:style-name="gr95" draw:text-style-name="P93" draw:layer="layout" svg:width="0.234cm" svg:height="0.233cm" svg:x="2.768cm" svg:y="18.869cm" svg:viewBox="0 0 235 234" svg:d="M198 201l-3 3-4 3-3 3-4 3-4 2-4 3-3 2-5 2-4 2-5 2-3 1-5 2-5 1-4 1-5 1-4 1h-5-5-4-5-5-4l-5-1-4-1-4-1h-5l-5-2-3-2-5-1-5-2-4-2-3-2-4-2-4-3-4-2-4-3-4-3-3-3-4-3-3-4-3-3-3-3-2-4-3-3-3-4-2-4-2-4-2-5-2-3-2-5-1-4-2-5v-4l-2-5-1-4v-4-5-5l-1-4 1-5v-4-5-5l1-4 2-5v-4l2-4 1-5 2-5 2-4 2-4 2-4 2-5 3-3 2-3 3-4 3-4 3-3 3-3 4-4 3-3 3-3 4-3 4-2 4-2 4-3 4-2 4-2 4-2 5-1 4-2 4-1 5-1 5-2h3 5l5-1h4 5 4 5l5 1h4l5 1 5 1 3 1 6 1 4 2 4 2 5 2 4 2 4 2 3 2 4 3 4 2 4 3 3 3 4 3 3 3 3 4 3 3 3 3 3 4 3 4 2 4 2 4 2 4 2 4 2 5 1 5 2 4 1 5 1 4 1 4 1 5v5l1 4v5 4 5l-1 5v4 4l-2 5-1 4-1 5-1 5-2 3-2 5-1 4-3 4-2 4-2 4-3 4-3 3-2 4-3 4-3 3zM199 202l3-3 3-4 3-3 3-4 3-4 2-4 3-4 2-3 2-5 2-4 1-5 3-3 1-5 1-5 1-3 1-5v-5l1-4 1-5v-5-4-5l-1-4-1-5v-5l-1-4-1-5-1-4-2-4-2-6-1-4-2-4-3-4-1-4-3-4-3-4-3-4-2-3-3-3-3-4-4-3-3-3-4-4-3-2-4-3-4-2-4-3-4-2-4-2-5-2-4-2-4-2h-4l-5-2-5-1h-5l-4-1-5-1h-5-4-5-4l-5 1h-5l-4 1-4 1-5 1-4 1-5 2-4 1-4 2-4 2-4 3-5 2-4 2-3 3-4 3-3 3-4 3-3 3-3 3-3 4-4 3-2 4-3 4-2 3-3 4-2 4-2 5-2 4-1 5-2 5-1 4-1 4-2 5v4l-1 5v5 4l-1 5 1 4v5l1 5v4l1 5 1 4 1 4 1 5 2 5 1 4 3 4 1 4 2 4 3 4 3 4 2 3 3 4 3 4 3 3 3 3 4 4 3 2 3 4 4 3 4 2 4 2 4 3 4 2 4 2 5 2 4 1 4 2 5 1 4 1 5 1 4 1h5l4 1h5 5 4l5-1h5 4l5-1 4-2h5l5-2 4-2 4-1 5-2 4-3 3-2 5-2 4-3 3-3 4-2 4-3z">
          <text:p/>
        </draw:path>
        <draw:path draw:style-name="gr96" draw:text-style-name="P94" draw:layer="layout" svg:width="0.236cm" svg:height="0.235cm" svg:x="2.767cm" svg:y="18.868cm" svg:viewBox="0 0 237 236" svg:d="M199 203l-3 3-4 3-4 2-3 3-4 2-5 3-3 2-4 2-5 3-4 1-4 2-5 1-4 1-4 2h-5l-5 1h-4l-5 1h-5-4-5l-4-1-5-1h-5l-4-1-4-1-5-1-4-2-4-2-5-1-4-2-4-3-4-2-4-2-4-3-4-3-3-3-4-2-3-4-3-3-3-3-3-4-3-4-2-4-4-4-2-3-2-4-2-4-2-5-2-4-1-4-2-5v-4l-1-4-2-5v-4-5-5l-1-4 1-5v-5-5-5l1-4 2-5v-4l2-4 1-5 2-5 2-3 2-5 2-4 2-4 3-4 3-3 2-4 3-3 3-4 3-3 4-3 3-3 4-4 3-3 4-2 4-2 5-3 3-2 4-2 5-2 4-1 4-2 5-1 5-1 4-2h4 5l4-1h5 5 4 5l5 1h4l5 1 4 1 5 1 4 1 4 2 4 2 5 2 4 2 4 2 4 2 4 3 4 3 3 2 4 3 3 3 4 3 3 4 3 3 2 4 3 4 3 4 3 4 1 4 3 3 2 5 2 4 2 5 1 4 2 4 1 5v4l1 5 1 5 1 4v6 4 5l-1 4-1 5v5l-1 4-1 4-2 5v4l-3 4-2 5-2 4-2 4-2 4-3 4-2 4-3 4-3 4-3 3-3 4zM200 203l3-3 3-4 3-3 3-3 2-4 3-4 3-4 2-5 2-4 2-4 2-4 2-5 1-4 2-4v-5l1-4 1-5 1-5 1-4v-5-4-6l-1-4-1-5-1-5-1-4v-5l-2-5-1-3-2-5-2-5-3-4-2-4-2-4-3-4-2-4-3-4-3-3-3-3-3-4-3-3-3-3-4-4-4-2-4-3-4-2-4-3-3-2-5-2-4-2-5-1-3-2-5-1-5-2-4-1h-5l-4-1-5-1h-5-4-5-5l-4 1h-5l-4 1-5 1-5 1-4 1-4 2-5 1-4 2-4 2-4 3-4 2-4 2-4 3-4 3-3 3-3 3-4 3-3 3-3 4-4 4-2 3-3 4-2 3-3 5-2 4-2 4-2 4-1 5-2 4-1 5-1 4-2 5v4l-1 5v5 5l-1 5 1 4v5l1 5v4l1 5 1 4 1 4 1 5 2 4 1 4 3 5 2 4 1 4 3 4 3 4 2 4 3 4 3 3 3 4 3 3 4 3 3 3 4 3 4 3 4 2 4 3 4 2 3 2 5 3 4 1 5 2 4 1 4 2 5 1h4l5 1 5 1 4 1h5 4 5l5-1h4l5-1 5-1 4-1 5-1 4-1 4-2 5-2 4-2 4-2 4-2 4-3 4-2 4-3 4-2 3-4z">
          <text:p/>
        </draw:path>
        <draw:path draw:style-name="gr96" draw:text-style-name="P94" draw:layer="layout" svg:width="0.237cm" svg:height="0.236cm" svg:x="2.766cm" svg:y="18.867cm" svg:viewBox="0 0 238 237" svg:d="M201 204l-4 3-3 3-4 3-4 3-3 2-4 2-4 3-5 2-4 1-4 3-5 1-4 2-4 1-5 1-5 1-4 1h-5l-4 1h-5-5-4l-5-1-5-1-4-1-5-1h-4l-4-2-5-1-5-2-3-2-5-2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3 2 5 2 4 2 4 2 4 3 4 3 3 2 4 3 3 3 3 4 3 3 4 4 3 3 3 4 2 4 2 4 3 4 2 4 2 4 2 5 1 4 2 4 1 5 1 4 1 5 1 5 1 4v5 5 4 5 4l-1 5-1 5-1 4-1 6-1 4-2 4-1 5-2 4-1 4-3 4-2 5-2 4-3 3-3 4-3 3-3 4-3 3zM201 204l4-3 3-3 3-4 3-4 2-4 4-3 2-4 2-4 2-5 2-4 2-4 1-5 2-4 1-4 1-6 1-4 1-5v-5l1-4v-5-4l-1-5v-5-4l-1-5-1-5-1-4-1-5-2-4-1-4-2-5-2-5-3-3-2-4-2-4-3-4-3-4-3-4-3-3-3-4-3-3-4-3-3-3-4-3-4-3-3-2-4-3-5-2-4-2-4-2-4-1-5-2-4-1-5-2-5-1h-4l-5-1-5-1h-4-5-4-5l-5 1h-4l-5 1-5 1-4 1-5 1-4 2-4 1-5 2-4 2-4 3-5 2-4 2-4 3-4 3-3 3-3 3-4 3-3 4-3 3-3 4-3 4-3 3-2 4-3 4-2 5-1 4-3 4-1 4-2 5-1 4-1 5-2 5v4 5l-1 4v5l-1 5 1 4v5l1 5v4l1 5 1 4 1 6 1 4 2 4 2 5 2 4 2 4 2 4 2 4 3 5 2 3 3 4 3 3 3 4 3 3 4 3 3 4 4 3 4 2 4 3 4 2 4 3 5 2 4 1 4 3 5 1 4 2 5 1 4 1 5 1 4 1 5 1h5 4 5 5 4 5l4-1 5-1 5-2h4l5-2 5-1 3-3 5-1 4-3 4-2 4-2 4-3 4-3 3-3 4-3z">
          <text:p/>
        </draw:path>
        <draw:path draw:style-name="gr97" draw:text-style-name="P95" draw:layer="layout" svg:width="0.238cm" svg:height="0.238cm" svg:x="2.766cm" svg:y="18.866cm" svg:viewBox="0 0 239 239" svg:d="M201 205l-3 3-4 3-3 3-4 3-4 3-4 2-4 2-4 2-5 2-3 2-5 2-5 1-4 1-5 2-5 1h-5-5l-4 1h-5-4-5l-5-1h-4l-5-1-5-1-4-1-5-1-4-2-4-1-5-3-4-1-4-3-4-2-4-2-4-3-4-3-4-3-3-3-4-3-3-4-3-3-3-4-3-3-2-4-3-5-2-4-2-4-2-4-2-4-2-5-2-4-1-4-1-5-1-4-1-5v-5l-1-4v-5l-1-5 1-4v-5l1-4v-5-5l2-4 1-5 1-5 2-4 1-4 3-5 1-4 2-4 3-4 2-4 3-4 3-4 3-3 3-3 3-4 4-3 3-3 3-4 4-2 4-3 4-2 5-3 3-2 4-2 5-2 5-1 3-2 5-1 5-1 4-2h5 5l4-1h5 4 5 5l4 1h6l4 1 5 1 5 1 4 2 5 1 4 2 4 2 4 2 5 2 4 2 3 3 4 3 4 3 3 3 4 3 3 3 3 3 3 4 3 4 3 4 3 4 2 4 2 3 3 4 2 5 2 4 1 4 2 5 1 5 1 4 1 5 1 4v5 5l1 4v5 5l-1 4v5l-1 4-1 5-1 5-1 4-2 4-1 5-2 4-2 4-2 5-2 4-2 4-4 4-2 4-3 4-3 4-3 3zM202 206l3-3 4-4 3-3 2-4 3-4 3-4 3-5 2-4 1-4 3-5 1-3 2-5 1-5 2-4 1-5 1-5v-4l1-5 1-4v-5-5l-1-4v-5l-1-5v-5l-1-5-1-3-2-5-1-5-2-4-2-4-2-5-2-4-2-4-2-4-4-4-2-4-3-4-3-3-3-4-4-3-3-3-4-3-4-3-4-2-3-3-4-3-4-2-5-2-4-2-4-1-5-2-4-1-5-2-4-1h-5l-6-1-4-1h-5-5-4-5l-4 1h-5l-5 1-4 1-5 1-5 1-4 2-4 1-5 3-4 1-4 3-4 2-4 2-4 3-4 3-3 3-4 4-3 3-3 3-3 4-4 3-3 4-2 3-3 4-2 5-3 4-1 4-3 4-1 5-2 4-1 5-1 4-1 5-1 4v5l-1 5v5 4 5 5l1 4 1 5v5l1 4 2 5v4l2 5 2 4 2 4 2 4 2 5 3 4 2 4 3 4 2 4 4 4 3 3 3 4 4 3 3 3 3 3 4 2 4 4 5 2 4 2 3 2 5 2 4 2 5 2 4 1 5 2 4 1 5 1h5l4 1 5 1h5 4 5l4-1h5l5-1h5l5-2 4-2h5l5-2 4-2 4-2 5-2 3-2 4-3 4-3 4-2 4-3 4-3z">
          <text:p/>
        </draw:path>
        <draw:path draw:style-name="gr98" draw:text-style-name="P96" draw:layer="layout" svg:width="0.239cm" svg:height="0.239cm" svg:x="2.766cm" svg:y="18.866cm" svg:viewBox="0 0 240 240" svg:d="M202 206l-3 3-4 3-4 3-4 2-4 4-4 2-3 3-5 2-4 2-4 2-5 1-5 1-4 2-5 1-5 1-4 1h-5l-4 1h-5-5-4l-5-1-5-1-4-1h-5l-4-1-5-2-5-1-4-2-4-2-5-2-4-2-3-2-5-3-4-4-4-2-3-3-4-3-3-3-4-4-3-3-3-4-2-4-3-4-3-3-2-4-2-5-2-4-2-4-2-4-2-5-1-4-1-5-1-5-1-4v-5l-1-5v-4-5-4-5l1-5v-5-5l2-4 1-4 1-5 2-4 1-5 3-4 1-5 2-3 3-5 3-4 2-4 3-4 3-3 3-3 3-4 4-3 3-3 4-3 4-3 4-3 4-2 4-3 3-2 5-1 5-3 4-1 4-2 5-1 4-1 5-2h5 4l5-1h5 4 5 4l5 1h5l5 1 4 1 5 1 4 2 5 1 4 2 4 2 5 2 4 2 4 2 3 4 4 2 4 3 4 3 3 3 4 3 3 4 3 3 4 4 2 4 3 4 3 4 2 4 2 4 2 5 2 3 2 5 1 5 2 4 1 4v5l1 4 1 6v4l1 5v5 4l-1 5-1 5-1 4v5l-1 4-2 5-1 5-2 4-1 4-3 5-1 4-3 4-3 4-2 4-3 4-2 4-4 3-4 4zM203 206l3-3 3-3 4-4 3-4 3-4 2-4 2-4 3-4 2-4 2-4 2-5 1-4 2-5 2-5v-4l1-5 1-4 1-5v-5-4-5-5-5l-1-5-1-4-1-5v-4l-2-5-2-4-1-5-2-4-2-4-2-5-3-3-2-4-3-5-2-4-3-3-4-4-4-3-3-4-3-3-4-3-4-3-4-2-4-3-4-3-4-2-4-1-5-3-4-1-4-2-5-1-4-2-5-1h-5l-4-1-6-1h-4-5-4-5l-5 1h-4l-5 1-5 1-4 1-5 1-4 2-5 1-4 3-5 1-3 3-5 2-4 3-4 2-4 3-3 4-3 3-4 3-3 3-3 4-4 3-3 4-2 4-3 4-2 4-3 4-1 4-3 5-1 5-2 3-1 5-1 5-1 4-1 5v5l-1 4v6 4 5 4l1 5 1 5v4l1 5 2 5v4l2 5 2 4 2 4 2 5 2 4 3 4 2 4 3 4 3 4 3 3 3 4 3 3 4 3 3 3 4 3 4 3 4 3 4 3 4 3 4 2 4 2 5 2 4 1 5 2 5 2h4l5 1 4 1 5 1h5 4 5 5 4 6l4-1 5-2h4l5-2 4-1 5-2 4-2 5-1 4-3 3-2 5-2 4-3 4-3 4-3 3-3z">
          <text:p/>
        </draw:path>
        <draw:path draw:style-name="gr99" draw:text-style-name="P97" draw:layer="layout" svg:width="0.241cm" svg:height="0.241cm" svg:x="2.765cm" svg:y="18.865cm" svg:viewBox="0 0 242 242" svg:d="M204 208l-4 3-3 3-4 3-3 3-4 3-5 2-4 2-4 3-4 1-5 2-5 2-3 1-5 1-5 1-4 2h-5-5l-5 1h-5-4-5l-4-1h-5l-5-1-4-1-5-1-4-1-5-2-5-1-4-3-4-1-5-3-4-2-4-3-3-2-4-3-5-3-4-3-3-4-3-3-3-3-3-4-3-3-3-4-3-5-2-4-2-4-2-4-2-4-2-5-2-4-1-5-1-5-1-4-1-5v-4l-1-5v-5-4-5-5l1-5v-5-4l2-5 1-4 1-5 2-4 1-5 3-4 1-4 2-5 3-3 3-4 2-4 3-4 3-4 3-4 3-3 4-3 3-3 5-3 4-3 4-2 4-4 4-2 4-2 5-2 3-3 5-1 5-2 4-1 5-1 5-2h4 5l4-1h5 5 4 5l5 1h5l5 1 4 1 5 1 4 2 4 1 5 2 5 3 3 2 5 2 4 2 4 3 4 3 3 3 4 3 3 3 3 4 4 3 3 4 3 3 3 4 3 4 2 4 2 4 3 5 1 3 3 5 1 5 2 4 1 4 1 5 1 4 1 5v5 5l1 5v4 5l-1 5v4l-1 5-1 4-1 5-1 5-2 4-1 5-2 4-2 4-3 5-2 4-2 4-2 4-4 3-3 4-3 4-3 3zM204 208l4-3 3-4 3-3 3-4 3-4 3-4 2-3 2-5 3-4 2-5 1-4 2-5 2-4 1-4 1-5 1-4v-6l1-4 1-5v-5-4l-1-5v-5l-1-5v-5l-1-4-2-5v-4l-2-5-2-5-2-4-1-4-3-4-2-5-3-4-2-3-4-4-3-4-3-4-3-3-3-3-4-4-4-3-3-2-3-3-5-3-4-3-4-2-4-2-5-3-4-1-5-2-4-1-5-2-4-1h-5l-5-1-4-1h-6-4-5-5l-4 1h-5l-5 1-5 1-4 1-5 1-4 2-5 1-4 3-4 2-5 2-3 3-4 3-5 2-3 3-5 3-3 3-4 3-3 4-3 3-4 4-2 4-3 4-2 4-3 4-2 4-2 5-3 4-1 4-2 5-1 5-1 4-1 5-1 4v5l-1 5v5 5 4 5l1 5 1 4v6l1 4 2 5v4l3 4 1 5 2 5 2 3 2 5 3 4 3 4 2 4 3 3 3 4 3 3 3 4 4 3 3 3 5 3 4 4 4 2 4 3 4 2 4 3 5 1 4 2 5 2 4 2h4l5 2 5 1h4l6 1 4 1h5 4 5l6-1h4l5-1 4-1 5-1 5-1 4-2 5-2 4-1 4-2 4-2 5-2 4-3 4-3 3-3 4-2 4-3z">
          <text:p/>
        </draw:path>
        <draw:path draw:style-name="gr100" draw:text-style-name="P98" draw:layer="layout" svg:width="0.242cm" svg:height="0.242cm" svg:x="2.764cm" svg:y="18.864cm" svg:viewBox="0 0 243 243" svg:d="M205 209l-3 4-4 3-4 2-4 3-4 2-3 3-5 3-4 1-5 3-3 1-5 2-5 1-4 2-5 1-4 1-5 1h-5l-5 1h-5-4-6l-4-1-6-1-4-1h-5l-5-2-4-1-4-1-5-2-4-2-5-2-4-2-4-2-4-3-4-3-4-3-4-3-3-3-4-3-3-4-3-3-3-4-3-4-2-3-4-4-2-4-2-5-2-4-2-4-2-5-2-5-1-3-1-5-1-5-1-5v-5l-1-4v-5-5-4-6l1-4v-5-4l2-5 1-5 1-4 2-5 1-5 3-3 2-5 2-4 2-4 3-4 3-4 2-4 3-5 3-3 4-4 3-3 4-3 4-3 3-3 5-2 4-3 3-3 5-2 4-1 4-3 5-1 4-2 5-1 4-1 5-1 5-1h5l4-1h6 4 5 6l4 1h5l4 1 5 1 5 1 4 2 5 1 4 2 4 2 5 2 4 2 4 3 4 3 4 3 3 2 4 3 4 4 3 3 3 3 3 4 3 5 3 3 3 4 3 4 2 5 2 4 2 4 2 4 2 5 1 4 1 5 2 5v4l1 5 1 4v6l1 4v5 5l-1 4-1 5-1 5v5l-1 5-2 4-1 4-2 5-1 4-3 5-2 4-2 4-3 4-2 4-3 4-3 4-3 3-3 4zM206 210l4-4 3-3 3-4 3-3 2-5 3-4 2-4 3-4 2-4 2-5 2-4 2-4 1-5 2-4v-5l1-5 1-4 1-6v-4-5-5-5-5l-1-4-1-5-1-4-1-5-1-5-1-4-2-5-2-5-2-3-2-5-3-4-3-5-2-3-3-4-3-5-3-3-3-4-4-3-3-3-4-3-4-3-4-3-4-3-3-2-5-2-5-2-4-3-4-1-5-2-4-1-5-2-5-1h-4l-5-1-4-1h-6-5-4-6l-4 1h-6l-4 1-5 1-4 1-5 1-5 2-4 1-4 3-5 2-4 2-4 3-4 2-4 3-4 2-4 4-3 3-4 3-3 4-3 3-4 5-2 4-3 4-2 4-3 3-2 5-2 4-2 4-2 5-2 5-1 4-1 5-1 5-1 4v5l-1 4v6 4 5 5l1 4 1 6v4l1 5 2 5 1 4 2 5 1 4 2 4 2 5 2 4 3 4 3 4 2 4 3 4 3 4 3 3 4 4 3 3 4 3 4 3 4 3 4 2 4 3 3 3 5 1 5 3 3 2 5 2 5 1 4 1 5 1 5 1 4 1 6 1h4 6 4 5 5 5l5-1 4-2h5l4-2 5-1 5-2 4-2 4-2 5-1 4-3 4-3 4-2 4-3 4-3 4-3z">
          <text:p/>
        </draw:path>
        <draw:path draw:style-name="gr101" draw:text-style-name="P99" draw:layer="layout" svg:width="0.244cm" svg:height="0.244cm" svg:x="2.763cm" svg:y="18.863cm" svg:viewBox="0 0 245 245" svg:d="M206 210l-3 3-3 3-4 4-4 3-5 2-4 3-4 2-5 2-4 2-4 2-5 1-5 2-4 1-5 1-4 2h-5-5l-5 1h-5-4-5l-5-1h-5l-5-1-4-1-5-1-4-1-5-2-5-1-4-3-4-2-5-1-4-4-4-2-3-2-4-3-4-3-4-3-3-3-4-4-3-3-3-4-3-4-2-4-4-4-2-4-2-4-2-5-2-5-2-3-1-5-2-5-1-4-1-5-1-4v-6l-1-4v-5-5-4-6l1-4v-5l1-5 1-4 1-5 1-4 2-5 2-6 2-4 2-4 2-5 2-3 3-4 3-4 2-4 3-4 4-4 3-3 3-4 4-3 4-3 4-2 4-3 4-3 4-2 4-2 5-2 3-3 5-1 5-2 4-1 5-1 5-1 4-1h6l4-1h5 4 5 6l4 1h5l4 1 5 1 5 1 4 2 5 1 4 2 4 2 5 3 5 2 3 2 5 3 4 3 4 3 4 3 3 3 4 3 3 4 3 3 3 4 3 4 2 3 3 5 3 4 2 5 1 3 3 5 1 5 2 5 1 5 1 4 1 5 1 5v4 5l1 5v5l-1 4v5 5l-1 5-1 5-1 4-1 5-2 5-1 4-2 4-2 5-2 4-3 4-2 4-3 4-2 4-4 4-3 3-3 4zM207 211l3-4 4-3 3-4 3-4 3-3 3-4 2-4 2-5 3-4 1-4 3-5 1-4 2-5 1-5 1-4 1-5v-5l1-5v-5l1-4v-5l-1-5v-5l-1-4v-5l-1-5-2-4v-5l-2-5-2-5-2-5-2-4-2-4-3-5-2-4-2-3-3-4-4-4-3-4-3-4-4-3-3-3-3-3-4-3-4-3-6-3-3-2-4-2-5-2-5-3-4-1-5-2-4-1-5-2-5-1h-4l-5-1-4-1h-6-5-4-5l-5 1-5 1h-4l-5 1-5 1-4 1-5 2-5 2-4 2-4 2-5 2-3 3-5 2-4 3-4 2-4 4-3 3-4 3-3 4-3 3-3 4-3 4-3 4-2 4-3 4-2 4-2 5-2 4-2 6-2 4-1 4-1 6-1 4-1 5v5l-1 4v6 4 5 5l1 5 1 5v4l1 5 2 4 1 5 2 5 1 4 3 5 1 4 2 4 3 4 3 4 3 4 2 4 3 4 4 3 3 4 3 3 4 3 4 4 4 2 4 3 4 2 4 3 5 2 4 2 4 2 5 2 5 2h4l5 2 4 1h5l5 1 5 1h5 4 5l5-1 5-1h5l4-1 5-1 4-1 5-2 5-1 4-2 5-2 4-3 4-2 4-2 5-3 4-3 4-3 3-3z">
          <text:p/>
        </draw:path>
        <draw:path draw:style-name="gr102" draw:text-style-name="P100" draw:layer="layout" svg:width="0.246cm" svg:height="0.246cm" svg:x="2.763cm" svg:y="18.863cm" svg:viewBox="0 0 247 247" svg:d="M208 212l-4 3-4 3-3 3-4 3-4 2-4 3-5 2-4 2-4 3-5 1-4 2-5 1-5 2-4 1-5 1h-5l-4 1-6 1h-4-5-4l-6-1-4-1-5-1h-5l-4-2-5-1-5-1-4-2-5-2-4-2-4-3-4-2-5-2-4-3-3-3-4-3-4-3-3-4-3-3-4-4-3-3-3-4-3-4-3-4-2-4-3-5-2-3-2-5-2-5-1-4-2-5-1-4-1-5-1-5v-4l-1-6v-4-5-5-6l1-4v-5l1-5 1-4 1-6 1-4 2-4 2-5 2-4 2-5 3-4 2-4 3-4 3-4 3-4 3-4 3-4 3-3 4-3 3-4 4-3 4-2 3-3 5-3 4-2 5-2 3-2 5-2 5-2 4-2 5-1 5-1 4-1 5-1h4l6-1h4 5 5 5l5 1h4l5 1 5 1 4 1 5 2 4 1 5 2 5 2 4 3 4 2 4 2 5 3 3 3 4 3 3 3 4 3 4 3 3 4 3 4 3 4 3 3 3 4 2 4 3 5 2 4 2 4 2 5 2 4 1 5 1 5 2 4v5l1 5 1 4v6l1 5v5l-1 4v5l-1 5-1 5v4l-1 5-2 5-1 4-2 5-2 5-2 3-2 5-2 5-3 4-3 3-3 4-2 4-3 4-4 3zM209 213l3-4 3-4 3-3 3-4 3-4 2-4 4-4 2-4 2-5 2-4 2-5 2-5 1-4 2-5v-5l1-4 1-5 1-4v-6l1-4v-5l-1-5v-6l-1-4-1-5-1-5-1-5-1-5-1-4-3-5-1-4-3-4-2-5-2-4-3-5-3-3-2-4-3-4-3-4-4-3-3-4-4-3-4-3-4-3-3-2-4-4-5-2-4-2-4-2-4-3-5-1-4-2-5-1-5-2-4-1h-6l-4-1-5-1h-5-5-5-4l-6 1-4 1h-5l-4 1-5 1-5 1-4 2-5 2-5 2-4 2-4 2-5 3-4 2-3 3-4 3-4 3-4 3-3 3-4 4-3 3-3 4-3 4-2 5-4 4-3 3-2 5-2 5-2 3-2 5-2 5v4l-2 5-1 5-1 5v5l-1 4v6 5 5 4l1 6 1 4v5l1 5 2 4 1 5 2 4 1 5 3 5 1 4 2 4 4 5 3 4 3 3 3 4 3 4 3 4 3 3 4 3 4 3 3 3 4 3 4 3 4 3 5 2 4 2 4 3 5 1 4 3 5 1 5 1 4 1 5 1 5 1 4 1 6 1h4 5 5l5-1 4-1h5l5-2h5l5-2 4-1 5-2 4-1 4-3 5-2 4-2 5-3 3-3 4-2 4-3 4-3z">
          <text:p/>
        </draw:path>
        <draw:path draw:style-name="gr103" draw:text-style-name="P101" draw:layer="layout" svg:width="0.247cm" svg:height="0.247cm" svg:x="2.762cm" svg:y="18.862cm" svg:viewBox="0 0 248 248" svg:d="M210 213l-4 3-4 4-4 3-4 2-4 3-4 2-4 3-5 2-4 2-4 2-5 1-5 2-4 1-6 1-4 2h-5l-4 1h-5-5-5-5-5l-5-1-4-1-5-1-5-1-4-1-6-2-4-2-5-1-4-3-4-2-5-2-4-3-4-3-4-3-3-3-4-3-4-3-3-3-3-4-3-4-3-4-3-4-3-3-3-5-2-4-2-5-2-4-2-5-1-4-2-5-1-5-1-4-1-6v-4l-1-6v-4-5-5-5l1-5v-4l1-6 1-4 1-5 1-4 2-5 2-5 2-4 2-4 2-5 2-4 4-4 2-4 3-4 3-4 3-3 4-4 3-3 4-3 4-3 4-3 3-3 4-3 5-2 4-2 4-2 5-2 5-2 4-2 6-1 4-1 5-1 5-1h4l6-1h4 5 5 5l4 1h5l5 1 5 1 5 1 4 2 5 1 5 2 3 2 5 3 4 2 5 2 3 3 4 3 4 3 4 3 4 3 3 4 4 3 3 4 3 4 2 3 3 4 3 5 2 4 2 4 3 5 1 4 2 4 2 5 1 5 1 4 1 6 1 4 1 5v5 5 5 4 6l-1 4-1 5-1 5-1 5-1 4-2 5-1 5-2 4-2 5-2 5-3 3-3 4-2 5-3 4-3 4-3 3-3 4zM210 213l3-3 3-4 4-3 3-4 3-4 2-4 3-4 2-4 3-5 1-4 3-5 1-4 2-5 1-4 1-6 1-5 1-5v-4-6l1-4v-5l-1-5v-5-5l-1-5-1-5-2-4v-5l-2-5-2-4-2-5-2-4-2-4-3-5-2-4-3-4-3-4-3-3-3-4-3-4-4-3-3-4-4-3-4-3-4-2-4-4-4-2-5-2-4-2-4-2-5-2-5-2-4-1-5-2-5-1h-5l-5-1-4-1h-5-5-5-4l-6 1-4 1h-5l-5 1-5 2h-5l-5 2-5 2-4 2-4 2-5 2-4 3-4 3-4 2-4 3-4 3-4 3-3 4-4 3-3 4-3 4-3 4-2 4-3 4-3 4-2 4-2 5-2 4-2 5-2 5v4l-2 5-1 4v6l-1 4-1 5v5 5 5 4l1 6 1 4v6l1 4 2 6 1 4 2 5 1 5 3 3 2 5 2 5 2 4 3 3 3 5 3 4 3 3 3 4 4 4 3 3 4 3 4 3 4 3 3 3 5 2 4 3 5 2 3 2 5 2 5 2 4 2h6l4 2 6 1 4 1h5 5l5 1h5 5l5-1h4l5-1 5-1 5-1 4-1 5-2 5-1 4-2 5-2 4-3 4-2 4-2 5-3 4-3 4-3 3-3z">
          <text:p/>
        </draw:path>
        <draw:path draw:style-name="gr104" draw:text-style-name="P102" draw:layer="layout" svg:width="0.249cm" svg:height="0.249cm" svg:x="2.761cm" svg:y="18.861cm" svg:viewBox="0 0 250 250" svg:d="M210 214l-3 4-4 3-3 3-4 2-5 4-4 2-4 2-4 3-5 2-5 1-4 2-5 1-5 2-5 1-5 1h-5l-4 1-5 1h-5-5l-5-1h-5l-5-1h-4l-6-1-4-2-5-1-5-1-4-2-5-2-4-2-4-3-4-2-5-2-4-3-3-3-4-3-4-4-3-3-4-3-3-4-3-3-3-4-3-5-3-4-2-4-2-5-3-5-2-3-2-5-1-5-2-4-1-6-1-4-1-5v-5l-1-5v-5-4-6-4l1-5v-4l1-6 1-4 1-5 1-5 2-4 2-5 2-5 2-4 2-4 2-5 4-4 2-3 3-4 3-4 3-4 4-3 3-4 4-3 4-3 4-3 3-2 5-4 4-2 5-2 4-2 4-2 5-2 4-2 5-1 5-1 5-1 5-1h4l6-1h4 5 5 5l4 1h5l5 1 5 1 5 1 5 2 5 1 4 3 5 1 4 3 4 2 4 2 5 3 4 3 4 3 3 3 4 4 3 3 3 4 4 3 3 4 3 4 3 4 2 4 2 4 3 4 2 5 2 5 2 4 1 5 1 4 2 5 1 5v5l1 5v4l1 6v4l-1 5v5l-1 5v5l-1 4-1 6-2 4-1 5-2 4-2 5-1 4-3 5-2 5-3 4-3 4-3 4-3 3-3 4-3 4zM211 215l3-4 4-3 3-4 3-4 3-4 3-4 2-4 3-5 2-4 2-5 2-5 2-4 1-5 1-4 2-5v-5l1-5 1-5v-5l1-5v-4l-1-6v-4l-1-5-1-5v-5l-2-5-2-4-1-5-2-4-1-5-2-5-3-4-2-4-2-5-4-4-3-3-3-4-3-4-3-4-4-3-4-3-3-3-4-3-4-3-4-4-5-2-3-2-5-2-5-2-4-2-5-2-5-1-5-1-5-2h-4l-6-1-4-1h-5-5-5-5l-5 1-4 1h-5l-5 1-5 2h-5l-4 2-5 2-5 2-4 2-4 2-5 3-4 3-3 2-5 3-3 3-4 3-4 4-3 3-4 4-3 4-2 4-3 4-3 4-3 4-2 5-2 4-2 5-1 5-3 4v5l-2 5-1 4v5l-1 5-1 5v4 6 4 6l1 4 1 5v5l1 5 2 5 1 4 2 5 1 5 3 4 2 4 2 5 2 5 3 4 3 4 3 4 3 3 3 4 4 3 3 4 4 3 4 3 4 3 4 3 4 3 5 2 4 3 4 2 5 1 4 2 5 1 5 2 4 2h5l5 1 5 1h5l5 1h5 5l5-1 4-1 6-1h4l5-1 5-2 5-1 4-2 5-1 5-3 4-2 4-2 5-3 4-3 4-3 3-3 4-3z">
          <text:p/>
        </draw:path>
        <draw:path draw:style-name="gr105" draw:text-style-name="P103" draw:layer="layout" svg:width="0.25cm" svg:height="0.25cm" svg:x="2.76cm" svg:y="18.86cm" svg:viewBox="0 0 251 251" svg:d="M211 215l-4 4-4 3-3 3-4 3-4 3-5 2-4 3-4 2-5 2-5 2-4 1-5 2-4 2h-5l-5 1-5 1-5 1h-4-6-4-6-4l-5-1-5-1-5-1-5-1-4-2-5-1-4-2-5-1-5-3-4-2-4-2-4-3-5-3-3-3-4-3-4-3-3-5-4-3-3-4-3-3-3-4-3-4-3-4-2-5-2-4-3-4-2-5-2-4-1-5-2-5-1-4-1-6-1-4v-5l-1-4v-6-4-6-4l1-5v-5l1-5 1-5 1-4 1-5 2-5 2-4 2-5 2-4 2-5 2-4 4-5 3-3 2-4 3-4 4-4 3-3 4-4 4-3 3-3 4-3 4-2 4-4 5-2 4-2 4-2 5-2 4-2 5-2 5-1 4-1 6-1 4-1h5l5-1h5 5 5 5l4 1h6l4 1 5 2h4l5 2 5 1 4 3 5 1 5 3 3 2 5 2 4 3 4 3 4 4 3 3 4 3 4 3 3 4 3 3 3 4 3 4 4 4 3 5 2 3 2 5 3 5 1 4 2 5 1 5 2 4 1 5 1 4 1 6 1 4v5 5 5 5 5l-1 5-1 4-1 6-1 4-1 5-2 5-1 4-2 5-3 4-1 4-3 5-3 4-3 4-3 4-3 4-3 4-4 3zM212 216l3-4 3-4 4-3 3-4 2-5 4-3 2-4 3-5 2-5 2-4 3-5 1-4 2-5 1-5 1-4 1-5 1-5v-5-5l1-5v-5l-1-5v-5-5l-1-5-1-4-1-5-2-5-2-5-1-4-2-5-2-4-2-5-3-4-3-4-3-5-3-3-3-4-3-4-4-3-3-4-4-3-4-3-3-3-4-3-5-3-4-3-4-2-4-2-5-2-5-2-4-2-5-1-5-1-5-2h-4l-6-1-4-1h-5-5-5-5l-5 1-5 1h-5l-5 1-4 2h-5l-5 3-4 1-5 2-4 2-5 2-4 3-5 3-3 3-4 2-4 3-4 4-4 3-3 4-3 4-3 4-3 4-3 3-3 4-3 5-2 5-1 3-3 5-1 5-2 4-1 5-2 5-1 5v5l-1 5-1 5v4 6 4 6l1 4 1 5v5l1 5 2 4 1 5 2 5 1 4 3 5 2 5 2 4 2 4 4 4 2 5 3 3 3 4 4 4 3 3 4 5 4 3 4 3 3 3 4 2 5 3 4 3 4 2 5 2 5 2 4 1 5 2 4 2 5 1 5 1 5 1h5 4l6 1h4 6l4-1h5l5-1 5-1 5-1 5-1 5-2 4-1 5-3 4-1 4-2 5-3 4-3 4-2 4-3 4-3 4-3z">
          <text:p/>
        </draw:path>
        <draw:path draw:style-name="gr106" draw:text-style-name="P104" draw:layer="layout" svg:width="0.252cm" svg:height="0.252cm" svg:x="2.76cm" svg:y="18.86cm" svg:viewBox="0 0 253 253" svg:d="M213 216l-3 4-4 3-4 3-4 3-5 2-3 4-5 2-5 3-4 1-4 2-5 2-4 2-6 1-4 1-5 1h-5l-5 1-5 1h-5-5l-5-1h-5l-4-1h-6l-4-1-5-2-5-1-4-2-5-1-5-2-4-2-5-2-4-3-4-4-4-2-4-3-4-3-4-3-3-4-4-3-3-4-3-4-4-4-2-4-3-4-2-4-3-5-3-4-2-5-2-5-1-4-2-5-1-4-1-5-1-5v-5l-1-5v-5-5-5-5l1-4v-6l1-4 1-5 1-5 2-5 1-5 2-4 2-5 3-4 2-4 3-5 2-4 3-4 4-3 3-4 3-4 3-4 4-3 3-4 4-3 4-2 4-3 5-4 3-2 5-2 5-2 4-2 5-2 5-2 4-1 5-1 4-1 6-1h4l5-1h5 5 6 4l5 1h5l5 1 4 2h6l4 2 5 1 5 3 4 1 4 3 5 2 4 3 4 2 4 3 4 4 4 3 4 3 3 4 4 3 3 3 3 4 3 4 2 5 3 4 3 4 2 5 2 4 2 4 1 5 2 5 1 5 2 5 1 4v5l1 5v5l1 5v5l-1 5v5l-1 5v5l-1 5-2 4v5l-2 4-2 5-2 5-2 4-2 5-3 5-2 3-3 4-3 5-3 4-3 3-4 4zM213 216l4-3 3-3 3-4 3-4 4-4 3-4 2-4 2-5 3-4 2-5 1-4 3-5 1-4 1-6 2-4v-5l1-5 1-5v-5l1-5v-5l-1-5v-5l-1-5-1-5v-4l-2-6-1-4-2-5-2-5-1-4-2-5-3-5-2-3-3-5-2-4-4-4-3-4-3-3-4-4-3-3-3-4-4-3-4-3-5-3-4-3-4-3-4-2-5-2-4-2-5-2-5-2-4-1-5-1-5-2h-5l-4-1-6-1h-4-6-5-5l-5 1-4 1h-6l-4 1-5 2-5 1-5 2-4 1-5 3-5 1-4 2-4 3-4 3-5 3-3 3-4 3-4 3-3 3-4 4-3 4-3 4-3 4-3 3-3 5-2 4-3 5-2 4-3 5-1 4-2 5-1 5-2 4-1 6v4l-1 5-1 5v5 5 5 5l1 5 1 5v5l1 5 2 4 1 6 2 4 1 5 3 4 3 4 2 5 2 5 3 3 3 4 3 4 4 4 3 4 3 4 4 3 3 4 4 3 4 2 5 3 4 4 4 2 4 3 5 1 4 2 5 2 5 2 5 1 5 2h4l6 1 4 1h5l5 1h5 5l5-1 5-1 5-1h5l5-1 5-2 4-1 5-2 4-2 5-2 5-2 4-2 4-4 4-2 4-4 4-3 4-3z">
          <text:p/>
        </draw:path>
        <draw:path draw:style-name="gr107" draw:text-style-name="P105" draw:layer="layout" svg:width="0.253cm" svg:height="0.253cm" svg:x="2.759cm" svg:y="18.859cm" svg:viewBox="0 0 254 254" svg:d="M214 218l-4 4-3 3-4 3-4 3-4 2-5 4-4 2-4 2-5 2-4 2-5 2-5 1-4 2h-6l-4 1-5 1-5 1h-5-5-5-5-5l-5-1-5-1-5-1-4-1-6-2-4-1-6-2-4-2-5-2-4-2-4-2-4-3-5-3-4-3-4-3-3-4-4-3-3-4-3-3-4-4-3-4-3-4-3-4-2-4-2-5-3-4-2-5-2-4-1-5-2-5-1-5-1-4-1-5v-5l-1-5v-5-5-6-4l1-6v-4l1-5 1-5 1-5 2-4 1-5 2-5 2-4 2-5 3-5 2-3 3-5 3-4 3-4 3-4 3-3 4-4 3-3 4-3 4-3 3-4 5-3 4-2 4-3 4-3 5-2 5-2 5-2 5-1 5-2 5-1 4-1 6-1h4l5-1h5 5 5 5l5 1h5l5 1 5 2h5l4 2 5 1 4 3 5 1 5 3 4 3 4 3 4 2 5 3 3 3 4 3 4 4 3 3 4 4 3 4 3 4 3 4 3 4 3 4 2 4 2 5 3 4 1 5 2 5 1 4 2 5 1 5 1 5 1 4 1 6v4 6 4 5 5l-1 5-1 5-1 5-1 5-1 5-1 5-3 4-1 5-3 5-2 3-2 5-3 5-3 4-3 3-3 4-3 4-3 4zM215 219l4-3 3-4 3-4 3-4 3-4 3-4 3-4 2-5 2-4 2-5 2-5 2-4 2-5 1-5 1-5 1-5 1-5v-5-4l1-6v-4l-1-6v-4-6l-1-4-1-6-1-4-2-5-1-4-2-5-2-5-2-4-2-5-2-5-4-3-3-5-2-4-3-4-4-4-3-3-4-4-4-3-4-3-3-4-4-3-4-2-5-2-4-4-5-2-5-2-4-2-5-2-4-1-5-1-5-2h-5l-5-1-5-1h-5-5-5-5l-5 1-5 1h-5l-4 1-6 2-4 1-5 2-5 1-5 3-5 1-4 3-4 3-5 3-4 3-3 3-4 3-4 3-4 4-3 3-4 4-3 4-3 3-3 5-3 4-2 4-2 5-2 4-3 5-1 4-2 6-1 4-2 5-1 4v6l-1 4-1 6v4 6 5 5l1 5 1 5v5l1 4 2 6 1 4 2 5 2 4 2 5 2 5 2 4 2 4 4 5 3 4 3 3 3 4 3 4 4 4 3 3 4 3 4 3 4 3 4 3 5 3 3 3 5 2 5 2 4 2 6 2 4 1 5 2 5 1 5 1 5 1h5 5l5 1h5 5l5-1h5l5-1 5-1 5-1 4-1 5-2 5-1 4-3 5-1 4-2 5-3 4-3 5-2 3-3 4-3 4-4z">
          <text:p/>
        </draw:path>
        <draw:path draw:style-name="gr108" draw:text-style-name="P106" draw:layer="layout" svg:width="0.255cm" svg:height="0.255cm" svg:x="2.758cm" svg:y="18.858cm" svg:viewBox="0 0 256 256" svg:d="M216 220l-4 3-4 3-4 4-4 3-4 2-4 2-5 3-4 3-5 1-5 3-4 1-5 2-5 1-4 1-6 1h-5l-5 1-5 1h-5-5l-5-1h-5l-5-1h-5l-5-1-5-2-5-1-4-2-5-1-5-3-4-1-5-2-4-3-4-3-4-3-5-3-4-3-3-3-3-3-4-4-3-4-3-4-4-4-3-3-3-5-2-4-2-5-3-4-1-5-3-4-1-5-2-5-1-5-1-5-1-4v-6l-1-4v-6-4-6-4l1-6v-4l1-6 1-4 1-5 2-5 1-5 2-5 2-4 3-4 2-5 2-4 3-4 3-5 3-4 3-4 4-4 3-3 4-4 3-3 4-3 4-3 4-3 5-3 3-3 5-2 5-2 4-2 5-2 5-1 4-2 6-1 4-1 5-1h5l5-1h5 5 5 5l5 1h5l6 1 5 2h4l5 2 5 1 4 3 5 2 4 2 5 3 5 2 4 2 3 3 4 4 4 3 4 3 4 4 3 3 4 4 3 5 2 4 3 4 3 4 3 5 2 4 1 5 3 5 1 4 2 5 1 5 2 4 1 6v4l1 6v4l1 6v4l-1 6v4l-1 5v5l-1 5-2 5v5l-2 4-2 5-2 5-2 4-2 5-3 5-2 3-3 4-3 5-3 4-3 4-3 3zM216 220l4-4 3-3 3-4 4-4 3-4 2-4 3-4 2-5 3-5 2-4 2-5 2-5 1-4 1-5 2-5v-5l1-4 1-6v-4l1-6v-4l-1-6v-5l-1-5-1-4v-6l-2-4-1-6-2-4-1-5-3-5-1-4-3-5-3-4-2-4-3-4-3-5-3-5-3-3-3-3-4-4-4-3-4-4-4-3-4-3-4-3-5-2-4-2-4-3-5-2-5-2-4-2-6-1-4-1-5-2h-6l-5-1-5-1h-5-5-5-5l-5 1-5 1h-5l-5 1-5 2-4 1-5 2-5 1-5 3-4 2-5 2-4 2-4 3-5 3-3 3-4 3-4 4-4 3-3 4-4 4-3 4-3 4-2 4-4 5-2 3-2 5-2 5-3 4-1 5-2 5-1 5-2 5-1 4v6l-1 4-1 6v4 6 4 6l1 4 1 6v4l1 6 2 4 1 5 2 5 2 4 2 5 2 4 2 5 3 5 3 4 3 3 3 5 3 4 4 4 3 3 4 4 3 3 4 3 4 3 4 3 5 2 4 3 4 2 5 2 4 3 6 1 4 2 5 1 5 2h5l5 1 5 1h5l5 1h5 5l5-1 5-1 5-1h6l4-1 5-2 5-1 5-2 5-2 4-2 5-2 4-3 4-2 4-3 5-3 4-4 4-3z">
          <text:p/>
        </draw:path>
        <draw:path draw:style-name="gr109" draw:text-style-name="P107" draw:layer="layout" svg:width="0.256cm" svg:height="0.256cm" svg:x="2.757cm" svg:y="18.857cm" svg:viewBox="0 0 257 257" svg:d="M216 221l-3 3-4 3-4 3-5 3-4 4-4 2-4 3-5 1-4 3-5 2-5 2-5 1-5 2h-4l-6 1-4 1-6 1-4 1h-6-4l-6-1h-4l-6-1-4-1-6-1-4-1-5-2-4-1-6-2-5-2-4-2-4-3-5-2-4-2-4-3-4-3-4-4-4-3-3-3-4-4-3-3-3-4-4-5-3-4-2-4-3-4-2-5-3-4-1-5-3-5-1-4-2-5-1-5-1-5-1-5v-5l-1-5v-5-5-5-5l1-5v-5l1-5 1-5 1-4 2-6 1-4 2-5 2-5 3-5 2-5 2-3 3-5 3-4 3-4 3-4 4-3 3-4 4-3 3-4 4-3 4-3 5-3 4-3 4-2 5-2 4-3 4-2 6-2 4-1 5-2 5-1 5-1 5-1h5l5-1h5 5 5 5l5 1h5l5 1 5 2h4l6 2 4 2 5 2 5 2 4 2 4 3 5 2 4 3 4 2 4 4 4 3 4 3 4 4 3 3 3 4 4 4 3 5 3 4 2 4 3 4 2 5 2 4 2 6 2 4 1 5 2 5 1 5 1 5 1 5 1 5v5l1 5v5l-1 5v5l-1 5-1 5-1 5-1 5-1 5-1 4-3 5-1 5-3 4-2 5-2 4-3 5-3 4-3 4-3 4-3 3-4 4zM216 222l4-4 4-4 4-4 3-4 3-3 3-5 3-5 2-3 2-5 3-5 1-4 2-5 1-5 2-5 1-5 1-5 1-5 1-5v-5-5-5-5-5l-1-5-1-5-1-5-1-5-2-5-1-5-2-4-2-6-3-4-2-5-2-5-2-3-4-5-3-4-3-4-3-4-4-3-4-4-3-3-4-3-5-4-4-3-4-3-4-2-5-2-4-3-5-2-5-2-4-2-5-1-5-1-5-2h-5l-5-1-5-1h-5-5-5-5l-5 1-5 1h-5l-5 1-5 2-5 1-5 2-5 1-4 3-5 2-5 2-3 2-5 4-4 2-4 3-4 3-4 4-3 3-4 4-3 4-3 4-3 3-3 5-4 4-2 4-2 5-2 5-3 5-1 5-2 4-1 5-2 5-1 5v5l-1 5-1 5v5 5 5 5l1 5 1 5v5l1 5 2 5 1 5 2 5 2 5 2 4 2 5 2 5 3 3 3 5 3 4 3 4 3 4 4 3 3 4 4 3 3 4 4 3 5 3 4 4 4 2 4 2 5 2 4 3 5 2 5 2 4 1 6 2 4 1 6 1 4 1 6 1h4 6 4 6 4l6-1 4-1 6-1 4-1 6-1 4-2 5-1 5-2 4-3 5-2 5-2 3-3 5-3 4-3 4-3 4-3z">
          <text:p/>
        </draw:path>
        <draw:path draw:style-name="gr110" draw:text-style-name="P108" draw:layer="layout" svg:width="0.259cm" svg:height="0.259cm" svg:x="2.756cm" svg:y="18.856cm" svg:viewBox="0 0 260 260" svg:d="M219 223l-4 3-4 4-4 3-4 3-4 3-4 2-5 2-4 3-5 2-5 2-4 2-5 1-5 2-5 1-5 1h-5l-5 1-5 1h-5-5l-5-1h-5l-5-1h-5l-5-1-6-2-5-1-5-2-4-1-5-3-5-2-4-2-4-3-5-2-4-3-4-3-4-3-4-4-4-3-3-4-4-4-3-4-3-4-3-3-2-5-3-4-3-4-2-5-1-5-3-4-1-5-2-5-1-5-1-5-1-5-1-5v-6-5-5-5-5-5l1-5 1-5 1-5 1-5 2-5 1-4 2-5 2-5 2-4 3-5 2-5 3-3 3-5 3-4 3-4 3-4 4-3 3-4 4-3 4-3 5-4 4-2 4-3 4-2 5-3 4-2 5-2 5-2 4-1 6-2 4-1 6-1 5-1 5-1h5 5 5 5 5 5l5 1 5 1 5 1 5 1 5 2 5 2 4 2 5 2 5 2 4 2 5 3 4 3 3 3 5 3 4 3 4 3 3 4 4 4 3 4 3 4 3 3 3 5 2 4 3 5 2 4 2 5 3 4 1 5 2 5 1 5 2 5 1 4v6l1 4v6l1 4v6l-1 5v5l-1 6v5l-1 5-2 5-1 4-2 6-1 4-2 5-2 4-3 5-2 4-3 5-2 4-3 4-3 4-4 4-3 4zM220 224l3-4 4-4 3-3 3-4 4-4 3-5 2-4 3-4 2-5 2-4 2-5 2-5 1-5 2-5 1-5 1-5 1-5 1-6v-5-5-6-4-6l-1-4-1-6-1-5-1-5-2-4-1-6-2-4-2-5-2-5-3-4-2-5-3-4-2-4-4-4-3-5-4-4-3-3-3-4-4-3-4-3-4-4-5-3-3-2-5-3-5-2-4-3-5-2-5-2-4-1-6-2-4-1-6-2h-4l-6-1-4-1h-6-5-5-5l-5 1-5 1h-5l-6 1-5 2-5 1-4 2-6 1-5 3-4 2-5 2-4 2-4 4-4 3-5 3-4 3-3 3-4 4-3 4-4 3-3 4-3 4-3 5-3 4-3 4-2 5-2 4-2 5-2 5-2 4-1 6-2 4-1 6v4l-1 6-1 5v5 5 5 5l1 6 1 5v5l2 5 1 5 1 5 2 5 2 5 2 5 3 4 2 5 2 4 3 4 3 4 4 5 3 4 3 4 4 3 3 3 4 4 4 3 4 3 5 3 4 3 4 2 5 3 4 2 5 2 5 2 5 1 5 2 6 1 4 1 6 1 4 1h6 5 5 5 6l4-1 6-1 4-1 6-1 4-1 6-2 4-2 5-1 4-3 5-2 5-2 4-3 4-3 4-3 5-3 3-4z">
          <text:p/>
        </draw:path>
        <draw:path draw:style-name="gr111" draw:text-style-name="P109" draw:layer="layout" svg:width="0.261cm" svg:height="0.261cm" svg:x="2.755cm" svg:y="18.855cm" svg:viewBox="0 0 262 262" svg:d="M221 225l-4 3-4 4-4 3-4 3-5 2-4 3-4 3-5 2-4 2-5 2-5 2-6 2-4 1-6 1-4 1-6 1h-4-6l-5 1h-5l-5-1h-6-4l-6-1-4-1-6-1-4-2-5-2-5-1-5-2-5-3-4-2-4-2-5-3-4-3-4-4-4-3-4-3-4-4-4-3-3-4-3-3-3-5-3-4-3-4-2-4-3-5-2-5-2-4-3-6-1-5-2-5v-5l-2-5-1-5v-5l-1-5v-5-5-5-5l1-5v-6l1-4 1-6 1-4 2-6 1-4 3-5 1-5 3-4 2-5 3-5 2-3 3-5 4-4 3-4 3-4 4-3 3-4 4-3 4-3 5-4 4-3 4-3 4-2 5-2 4-3 5-2 5-2 5-1 5-2 5-1 5-1 5-1h5l5-1h5 5 5 6l4 1h6l4 1 6 2 4 1 7 2 4 1 5 2 4 2 5 2 5 3 4 3 4 2 5 3 4 3 3 3 4 4 4 4 3 3 4 4 3 5 3 3 3 5 3 4 2 5 2 4 3 5 2 4 1 5 2 5 2 5v5l2 5 1 5v5 5l1 5v6l-1 5v5 5l-1 5-1 5-1 5-2 5-2 5-1 6-2 4-2 5-2 5-3 3-3 5-3 5-3 4-3 3-3 4-4 4zM221 226l4-4 4-4 3-4 3-4 3-4 3-4 2-5 4-4 2-5 1-5 3-4 1-6 2-5 1-5 2-5 1-5v-5l1-5v-5l1-5v-6l-1-5v-5l-1-5v-5l-2-5-1-5-1-5-2-5-1-5-3-4-2-6-2-3-3-5-3-5-3-4-3-4-3-4-3-4-4-4-3-4-4-3-4-3-4-4-4-3-5-2-4-3-4-2-5-3-5-2-5-2-4-1-6-2-5-1-5-2h-5l-6-1-4-1h-6-5-5-5l-5 1-5 1h-5l-6 1-4 2-5 1-5 2-5 1-5 3-4 2-5 2-5 3-4 3-4 3-4 3-5 3-3 4-3 3-4 4-4 3-3 4-3 5-3 4-3 4-3 4-2 5-2 4-2 6-2 5-2 4-1 6-2 4-1 6v4l-1 6-1 4v6 5 5 5l1 5 1 5v5l2 6 1 4 1 5 2 6 2 5 2 4 3 5 2 5 2 4 3 4 3 5 4 4 3 3 3 4 4 4 3 4 4 3 4 3 5 3 4 3 4 3 5 3 4 2 5 2 5 2 4 2 6 2 4 1 5 1 5 2h6l4 1h6l5 1h5l5-1h6l4-1h6l5-1 5-2h5l5-2 5-2 5-2 4-2 5-2 4-3 5-3 5-2 4-3 3-3 4-4z">
          <text:p/>
        </draw:path>
        <draw:path draw:style-name="gr111" draw:text-style-name="P109" draw:layer="layout" svg:width="0.262cm" svg:height="0.262cm" svg:x="2.754cm" svg:y="18.854cm" svg:viewBox="0 0 263 263" svg:d="M221 226l-4 4-4 3-3 4-4 3-5 2-5 3-4 2-5 3-4 2-5 1-5 3-4 1-6 1-4 2h-6l-5 1-5 1h-5l-5 1h-5l-6-1h-5l-5-1-5-1-5-1-5-1-5-1-5-2-5-2-4-2-5-2-4-2-5-3-5-3-4-3-4-3-4-3-4-3-4-4-3-4-4-4-3-4-3-3-3-6-3-4-2-4-3-5-2-5-2-4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2 4 2 5 2 4 1 6 1 4 1 6 1 4 1 6v5l1 5v5l-1 6v4l-1 6-1 5v5l-2 5-1 5-2 5-2 5-2 4-1 5-3 5-3 4-2 5-3 4-4 5-3 4-3 4-4 4zM222 226l4-3 3-3 4-4 3-5 4-5 3-4 2-5 2-4 3-4 2-5 2-5 2-5 1-5 2-5 1-5 1-5 1-5 1-5v-5-6-5-5-5l-1-6-1-4-1-6-1-5-2-5-1-4-3-6-1-4-2-5-3-4-2-5-3-5-3-4-4-4-3-4-3-4-4-4-4-3-4-4-4-3-3-3-5-3-4-3-5-3-4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1 5 3 5 1 5 2 5 1 5 1 5 1 5 1h5 6 5 5 5l5-1 5-1 6-1 4-1 6-1 4-1 6-3 4-1 5-3 5-2 4-2 5-3 4-3 4-3 4-4 4-3z">
          <text:p/>
        </draw:path>
        <draw:path draw:style-name="gr112" draw:text-style-name="P110" draw:layer="layout" svg:width="0.263cm" svg:height="0.264cm" svg:x="2.753cm" svg:y="18.853cm" svg:viewBox="0 0 264 265" svg:d="M223 226l-3 4-4 3-4 4-5 3-4 3-4 4-5 2-4 2-5 2-5 2-5 2-5 2-5 1-5 1-5 1-6 1h-4-6l-5 1h-5l-5-1h-5-5l-5-1-6-2h-4l-6-2-4-1-5-3-5-1-5-3-5-2-4-3-4-2-5-4-4-3-3-3-4-4-5-3-4-4-4-4-3-4-3-4-3-4-3-5-2-5-3-3-2-5-2-5-2-5-2-5-2-5v-5l-2-5-1-5v-5l-1-5v-5-5-6-5l1-5v-5l1-6 1-4 1-6 2-4 1-6 3-4 1-5 3-5 2-4 3-5 3-4 2-4 4-4 3-5 3-4 4-3 5-4 4-3 4-3 3-4 5-3 5-2 4-3 4-2 5-3 5-1 5-3 4-1 6-2 4-1 6-1 4-1h6l5-1h6 4 6l5 1h5 5l5 1 5 2 5 1 5 2 5 1 5 2 5 2 4 2 5 3 5 3 3 3 5 3 4 3 4 3 4 4 3 3 4 4 3 4 4 4 3 4 3 4 3 5 2 4 2 5 3 5 1 4 3 6 1 4 2 5v5l2 6 1 4v6 5 5l1 5-1 5v6 4l-1 6-1 5-1 5-2 5-1 5-2 4-2 6-3 5-2 4-2 4-3 5-3 4-3 4-3 5-4 4-3 3zM224 227l3-4 4-3 3-4 4-4 3-5 2-4 4-4 2-5 2-4 2-5 3-5 1-5 2-5 1-5 2-5 1-5v-6l1-4v-6-5-5-5-5l-1-6v-5l-2-5-1-5-1-5-2-5-2-5-2-4-2-5-2-5-3-4-3-5-3-5-3-3-3-4-4-5-3-3-4-4-3-4-4-3-5-3-4-3-4-3-5-2-5-3-4-3-5-1-5-3-4-1-6-2-4-1-6-2h-5l-5-1h-5l-5-1h-6-4-6l-5 1-6 1h-4l-6 1-5 2-5 1-4 2-6 2-4 2-5 2-4 2-5 3-5 3-4 3-4 3-4 4-4 3-4 4-4 3-3 4-3 4-4 4-3 5-3 4-2 5-3 4-2 5-2 5-2 4-2 6-1 4-2 6-1 4v6l-1 5-1 5v5 6 5 5l1 5 1 5v5l2 5 1 6 1 4 2 5 2 5 2 5 3 5 2 4 3 5 2 4 3 4 4 4 3 5 3 4 4 3 5 4 4 3 4 4 4 3 4 3 5 3 4 3 5 2 5 2 4 2 6 2 4 2 5 1 5 1 6 2h4l6 1h5l5 1h5l5-1h6l5-1h5l5-1 6-2h4l6-3 4-1 5-2 5-2 4-2 5-3 4-3 5-3 4-4 4-3 4-3z">
          <text:p/>
        </draw:path>
        <draw:path draw:style-name="gr113" draw:text-style-name="P111" draw:layer="layout" svg:width="0.265cm" svg:height="0.266cm" svg:x="2.753cm" svg:y="18.853cm" svg:viewBox="0 0 266 267" svg:d="M225 229l-4 4-4 3-4 3-4 3-5 3-4 2-5 3-5 3-4 2-5 2-5 1-5 2-5 1-5 2h-5l-5 1-5 1h-6l-5 1h-5l-5-1h-6l-5-1-5-1-6-1-5-1-5-1-4-2-6-2-4-2-5-2-5-2-4-3-5-3-4-3-4-3-4-3-4-4-4-4-4-3-3-4-4-4-3-4-3-5-2-4-3-4-3-5-2-4-2-5-2-6-2-4-2-5v-5l-2-6-1-4v-6l-1-5v-5-5-5-6l1-4v-6l1-5 1-5 1-5 2-5 1-5 3-5 1-4 3-6 3-4 2-4 3-5 3-5 3-3 3-4 3-4 4-4 4-4 4-3 4-4 4-3 4-3 5-2 5-3 4-3 5-2 4-1 6-3 4-2 5-2 5-1 7-1 4-1h6l5-1h5 5 5l6 1h5 5l5 1 6 2 4 1 6 2 4 2 5 2 5 2 4 2 5 3 4 3 5 3 4 3 4 3 4 3 4 4 4 4 3 3 4 4 3 4 3 4 3 5 3 4 3 5 2 4 2 5 2 5 2 4 2 6 1 4 1 6 1 4 1 6 1 5v6 4 6 5 5l-1 5-1 5v6l-2 4-1 6-2 4-1 6-3 4-2 5-2 5-3 4-3 5-2 4-3 4-4 4-3 4-4 4zM225 230l4-4 4-4 3-4 3-5 3-3 3-5 3-5 2-4 3-5 2-5 2-4 2-5 1-5 2-5 1-5 1-6 1-4 1-6v-5-5-6-4-6l-1-5-1-6-1-4-1-6-2-5-1-5-2-4-2-6-2-4-3-5-3-5-2-4-3-4-3-5-3-3-4-4-4-4-3-4-4-4-5-3-3-3-5-3-4-3-4-3-5-3-5-2-4-1-6-3-4-2-6-2-4-1-6-1-5-1-5-1h-5l-6-1h-5-5-5l-5 1-6 1h-5l-6 1-5 2-5 1-5 2-5 3-4 1-6 3-4 3-4 2-5 3-4 3-4 3-4 3-5 3-3 4-4 4-3 4-3 4-4 4-3 4-3 5-2 5-2 4-3 5-2 4-2 6-2 4-1 6-2 4-1 6v5l-1 5-1 5v6 5 5 5l1 5 1 6v5l2 5 1 5 1 5 2 5 2 5 2 5 3 4 2 5 3 4 2 5 3 5 4 3 3 4 3 4 4 4 4 4 4 3 5 4 3 3 5 2 4 3 5 3 4 3 6 2 4 2 5 2 5 1 5 2 5 1 6 1 5 1 5 1h6l5 1h5l5-1h6l5-1 5-1 5-1 5-1 5-2 5-1 5-2 5-2 5-2 5-2 4-3 5-2 4-3 4-3 4-3 4-4z">
          <text:p/>
        </draw:path>
        <draw:path draw:style-name="gr114" draw:text-style-name="P112" draw:layer="layout" svg:width="0.266cm" svg:height="0.267cm" svg:x="2.752cm" svg:y="18.852cm" svg:viewBox="0 0 267 268" svg:d="M226 230l-4 3-4 4-4 3-4 3-4 4-5 2-5 3-4 2-5 2-5 2-5 2-6 1-5 2-5 1-5 1-5 1-5 1h-6-5-5-5-6l-5-1-5-1-5-2h-5l-5-2-5-1-5-3-5-1-5-3-5-3-4-2-4-3-5-2-4-3-4-4-4-3-4-4-4-4-3-4-3-4-4-4-3-4-2-5-3-4-3-5-2-5-2-4-2-5-2-5-2-5v-5l-2-5-1-5v-6l-1-5v-5-5-6-5l1-5v-5l1-5 1-6 1-4 2-6 1-4 3-6 2-4 2-5 3-5 2-4 3-5 3-4 3-4 3-4 4-4 3-4 4-5 5-3 4-3 3-3 5-3 5-3 4-2 4-3 6-3 4-1 5-3 5-1 5-2 5-1 5-1 5-1h6l5-1h5 5 5l6 1h5 5l5 2 6 1 4 1 6 2 5 1 5 3 5 1 5 2 4 3 5 3 4 3 4 3 4 3 5 3 4 4 3 5 4 3 4 4 3 4 3 5 3 4 2 4 3 5 2 4 3 5 1 6 3 4 1 5 2 5v6l2 4 1 6 1 5v5 5 5 6 5l-1 6-1 4-1 6-1 5-2 5-1 5-2 5-2 4-3 5-2 5-2 4-3 5-3 4-3 4-3 5-4 4-3 3zM226 230l4-3 4-4 3-4 3-4 3-4 4-5 3-4 2-5 2-4 3-5 2-5 1-5 2-5 1-5 2-5 1-6 1-4v-6-5-6-5-5-5-5l-1-6-2-5-1-5-1-5-2-5-2-5-1-5-3-5-2-4-3-5-2-4-4-5-3-4-3-4-4-4-3-4-4-5-4-3-4-4-4-3-4-3-5-3-5-2-4-3-5-2-5-2-4-3-6-1-5-2-5-1-6-1-4-1-6-1h-5l-6-1h-5-5-5l-5 1-6 1h-5l-5 2-5 1-6 1-4 2-5 2-5 2-5 3-4 2-5 2-5 3-4 3-4 4-4 3-4 3-4 4-4 4-3 5-3 4-4 3-3 5-3 5-2 4-2 5-3 5-2 4-2 5-2 5-1 5-1 5-2 6v5l-1 5-1 5v5 6 5 6l1 4 1 6v5l2 5 1 5 2 5 1 5 2 5 2 5 3 5 2 4 3 5 3 5 3 3 3 5 3 4 4 4 4 4 4 3 4 4 4 3 4 3 4 3 5 3 4 2 5 3 5 2 4 2 6 2 4 2 6 1 5 1 5 2 5 1h5 6l5 1h5l5-1h6 5l5-1 5-1 5-2 6-1 5-2 6-1 4-2 5-2 4-3 5-2 5-3 4-3 4-3 5-3 4-4z">
          <text:p/>
        </draw:path>
        <draw:path draw:style-name="gr115" draw:text-style-name="P113" draw:layer="layout" svg:width="0.268cm" svg:height="0.269cm" svg:x="2.751cm" svg:y="18.851cm" svg:viewBox="0 0 269 270" svg:d="M226 231l-3 4-4 4-5 3-4 3-4 3-5 2-5 3-4 3-5 1-4 3-6 1-4 2-6 1-5 2-5 1h-5l-6 1h-5l-5 1h-5l-5-1h-6l-5-1h-6l-4-2-6-1-5-1-5-2-5-2-5-2-4-2-5-3-5-2-4-3-4-4-5-3-3-3-4-3-4-4-4-4-4-3-3-4-3-5-3-4-3-4-3-5-3-5-2-4-2-5-2-5-1-5-2-5-1-5-2-5-1-6v-5l-1-5v-5-5-6-5l1-6v-4l1-6 2-5v-5l2-5 1-5 3-5 2-5 2-4 3-6 2-4 3-5 3-5 3-3 3-4 4-5 4-4 4-3 4-4 4-3 4-3 4-3 5-3 4-2 5-3 5-2 5-2 5-3 4-1 6-2h5l5-2 5-1h5l6-1h4 6 5l6 1h5 5l5 2 5 1 6 1 4 2 6 1 4 3 5 2 5 2 4 2 5 3 5 3 4 3 4 3 4 4 4 3 4 4 3 4 4 4 4 4 3 4 3 5 3 4 3 6 2 4 2 5 2 5 2 5 2 5 1 5 1 5 2 5v5l1 6v4 6 5 6 5l-1 5v5l-1 5-2 6-1 4-2 6-1 4-3 6-2 4-2 5-3 5-3 4-3 5-3 4-4 4-3 4-4 4zM227 232l4-4 3-4 4-4 4-4 3-4 3-5 3-4 2-5 3-5 2-4 2-5 2-5 1-5 2-5 1-6 1-4 1-6 1-5v-5-6-5-6-4l-1-6-1-5-1-5-1-6-2-4-1-6-2-4-3-5-1-6-3-4-3-6-3-4-3-4-3-5-4-3-3-5-4-4-4-3-3-4-4-3-5-4-4-3-4-2-5-3-5-3-4-2-6-2-4-3-6-1-4-2-6-1-4-1-6-1-5-1h-5l-6-1h-5-6-4l-6 1-5 1h-5l-6 2-4 1-6 1-4 2-6 2-4 2-5 3-5 2-4 2-5 3-5 3-3 4-5 3-4 3-4 4-4 4-3 4-3 4-4 4-3 4-2 5-3 5-2 5-3 5-2 5-2 5-2 5-1 5-1 5-2 5v5l-1 5-1 6v5 6 5 5l1 5 1 5v6l2 5 1 5 2 5 1 5 2 5 2 5 3 4 3 5 2 5 3 4 3 5 3 4 3 4 4 4 4 4 4 3 4 4 4 3 4 3 5 3 4 3 4 3 6 2 4 2 5 3 5 1 5 2 5 2 5 1 5 1 6 1 5 1h6l5 1h5l5-1h5l6-1 5-1h6l4-2 6-2 4-1 6-2 4-2 6-2 4-3 5-2 4-3 4-2 5-3 4-4 4-3z">
          <text:p/>
        </draw:path>
        <draw:path draw:style-name="gr115" draw:text-style-name="P113" draw:layer="layout" svg:width="0.269cm" svg:height="0.27cm" svg:x="2.75cm" svg:y="18.85cm" svg:viewBox="0 0 270 271" svg:d="M229 233l-4 4-5 3-4 3-4 4-4 2-5 3-4 2-5 3-5 2-5 2-5 2-5 1-5 2-5 1-5 1-6 1-5 1h-5-6-4-6-5l-6-1-5-1-5-1-5-1-5-2-5-2-5-2-5-2-5-2-5-3-5-2-4-3-4-3-5-3-4-3-4-4-3-3-4-4-5-4-3-4-3-4-3-5-3-5-3-4-3-5-2-4-2-5-2-5-1-5-2-5-1-5-2-5-1-6v-5l-1-5v-5-6-5-5l1-6v-5l1-5 2-5v-6l2-5 2-5 2-5 2-5 2-5 3-5 3-4 2-5 3-4 3-4 4-4 4-4 4-4 4-4 4-4 4-3 4-3 5-3 4-3 5-2 4-3 5-2 5-2 5-3 5-1 5-2h5l5-2 6-1h5l5-1h5 5 6l5 1h6 5l5 2 5 1 5 1 5 2 5 1 5 3 5 2 5 2 5 2 4 4 5 2 4 3 4 4 4 3 4 4 4 3 4 4 3 4 3 4 3 5 3 4 3 4 2 5 4 4 1 6 2 5 3 4 1 6 2 5 1 5 1 6 1 5 1 5v5 6 5 5 6l-1 5-1 5-1 5-1 5-2 6-1 4-2 6-2 5-2 4-3 5-2 4-3 5-3 5-3 4-3 4-4 4-3 4zM229 233l4-3 4-4 3-4 3-5 4-4 3-4 2-5 3-4 2-5 3-5 1-5 2-5 2-5 2-6v-4l2-6 1-5v-5-6-5-5-6-5-5l-1-5-2-6v-5l-2-5-2-6-2-4-2-6-2-5-3-4-2-5-3-4-3-5-3-5-3-3-4-4-3-4-4-4-5-4-4-3-4-3-4-3-5-3-4-3-5-3-5-2-4-2-6-3-4-1-6-2-5-1-5-1-5-1-5-1h-6l-5-1h-6-5-5l-5 1-5 1h-6l-5 2-6 1-4 1-6 2-4 2-6 2-4 3-5 2-5 2-4 3-4 3-5 4-3 3-5 3-4 4-3 4-5 4-3 5-4 3-3 5-2 5-3 4-2 5-3 5-2 4-2 6-2 4-1 6-1 6-2 4v6l-1 5-1 6v5 5 6 5l1 6 1 4v6l2 5 1 5 2 5 1 5 3 5 1 5 3 5 3 5 2 4 3 5 3 4 3 4 4 4 4 4 4 4 4 4 4 4 4 3 4 3 5 3 4 3 5 2 4 3 5 2 6 2 4 2 6 2 4 2h6l5 2 5 1h6 5l5 1h5l6-1h5 5l6-1 5-1 5-1 5-2 5-2 5-1 6-2 4-3 5-2 4-2 5-3 5-3 4-4 4-3 4-3z">
          <text:p/>
        </draw:path>
        <draw:path draw:style-name="gr116" draw:text-style-name="P114" draw:layer="layout" svg:width="0.271cm" svg:height="0.272cm" svg:x="2.75cm" svg:y="18.85cm" svg:viewBox="0 0 272 273" svg:d="M230 234l-4 4-4 3-4 3-5 3-4 3-5 3-4 3-5 2-5 2-5 3-5 1-5 2-5 1-5 2-6 1h-5l-5 1h-6l-5 1h-5l-5-1h-6l-5-1h-5l-6-2-6-1-4-1-6-3-4-1-6-2-5-3-4-2-5-2-4-3-5-3-4-4-4-3-4-3-4-4-4-4-3-4-4-4-3-5-3-3-3-5-3-5-3-4-2-5-1-5-3-5-1-5-2-5-1-5-2-6-1-5v-5l-1-5v-5-6-5-6l1-6v-5l1-6 2-4v-6l2-5 2-5 2-5 2-5 2-4 3-5 3-5 2-4 3-5 4-4 3-4 4-4 3-4 4-4 5-3 3-4 5-3 4-3 4-3 5-2 5-3 4-2 6-2 4-2 6-2 4-2h7l5-2 5-1h6l4-1h6 5 6l5 1h5 6l5 2 5 1 5 1 5 2 5 1 6 3 4 2 5 2 4 2 5 4 5 3 4 3 4 3 4 3 5 4 3 4 4 3 3 4 3 4 4 5 3 4 3 5 2 5 2 4 3 5 2 5 1 5 3 5 1 5 1 5 2 6v5l1 5v5 6 6 5 5l-1 6v5l-2 6-1 4-1 6-2 5-2 5-2 4-2 6-2 4-3 5-3 5-3 4-3 4-3 5-4 3-4 4zM230 235l4-4 4-4 3-4 4-4 3-5 3-4 2-5 4-5 2-4 2-5 2-5 2-5 2-5 1-5 1-5 1-6 1-5 1-6v-5-5-6-6-5l-1-6-1-4-1-6-1-5-1-5-3-5-1-5-3-5-2-6-2-4-3-5-3-4-3-5-3-4-3-4-4-4-4-4-3-4-4-3-4-4-5-3-4-3-4-3-5-3-4-3-6-2-4-2-5-3-6-1-5-2-5-1-5-1-5-1-6-1h-5l-5-1h-6-5-6l-5 1-5 1h-5l-5 2-7 1-5 1-5 2-5 2-5 2-4 3-5 2-5 3-4 2-5 3-4 4-4 3-4 4-4 3-4 4-4 5-3 4-3 4-3 4-3 5-3 4-2 5-3 5-2 5-2 5-2 5-1 5-1 5-2 5v6l-1 5-1 6v6 5 6 5l1 5 1 6v4l2 6 1 5 2 5 1 5 3 6 1 4 3 5 3 4 2 5 3 5 3 4 3 4 4 5 4 4 3 3 5 4 4 3 3 4 5 3 5 3 3 3 6 3 4 2 5 2 5 3 5 1 6 3 4 1 6 1 6 1 5 1 5 1h6l5 1h5l5-1h6l5-1 5-1h6l5-2 5-1 5-2 6-2 4-2 5-2 5-2 5-3 5-3 4-3 4-3 5-3 3-4z">
          <text:p/>
        </draw:path>
        <draw:path draw:style-name="gr117" draw:text-style-name="P115" draw:layer="layout" svg:width="0.272cm" svg:height="0.273cm" svg:x="2.749cm" svg:y="18.849cm" svg:viewBox="0 0 273 274" svg:d="M231 236l-4 3-4 4-4 3-4 3-5 3-4 3-5 2-5 3-5 2-5 2-5 2-5 1-5 2-6 1-6 1-5 1-5 1h-6-5-5-5-6l-5-1-5-1-6-1-5-1-5-2-5-2-5-2-5-2-5-2-4-2-6-4-4-2-4-3-5-3-4-4-4-3-4-4-3-4-4-4-4-4-3-4-3-5-3-4-3-5-2-4-3-5-1-5-3-5-1-5-2-5-1-6-2-5-1-5v-6l-1-5v-5-6-5-6l1-5v-5l1-6 2-5v-5l2-5 2-6 2-4 2-5 2-5 3-5 3-5 3-4 3-4 3-5 3-3 4-5 4-4 4-3 4-4 3-3 5-4 5-3 4-2 5-3 4-3 5-2 5-2 5-2 5-2 5-2h6l5-2 5-1h5l5-1h6 5 6l5 1h5 6l5 2 6 1 5 1 5 2 6 1 4 3 5 2 5 2 5 2 5 4 4 3 4 3 5 3 3 4 4 3 4 4 4 3 4 4 3 5 3 4 3 4 3 5 3 5 2 4 2 6 2 4 2 6 2 4 2 6 1 5 1 5 1 5 1 5v6 5 6 5 5l-1 6-1 5-1 6-1 6-2 4-1 6-3 4-1 6-2 4-3 5-3 5-2 4-3 5-3 5-4 3-3 5-4 4zM232 236l4-4 3-4 4-4 3-4 4-4 2-5 3-5 2-4 3-5 3-5 1-5 3-5 1-5 2-5v-6l2-6 1-5v-6-5-5-6-5-6-5l-1-5-2-5-1-5-1-6-2-5-2-5-2-5-2-5-3-4-2-5-3-5-3-4-3-5-4-4-3-4-4-4-4-4-4-3-4-4-4-3-5-3-4-3-5-3-5-3-4-2-5-2-5-2-6-2-4-2-6-1-6-1-5-1-6-1h-5l-5-1h-6-5-6l-5 1-5 1h-5l-5 2-6 1-5 1-5 2-5 2-5 2-5 3-5 2-5 3-4 3-5 3-4 3-4 3-4 4-4 4-4 4-4 4-3 4-3 4-3 5-3 4-3 5-2 5-3 4-2 6-2 4-2 6-1 4-1 6-2 5v6l-1 5-1 5v6 5 6 5l1 5 1 6v6l2 4 1 6 2 5 1 6 3 4 2 5 2 5 3 5 3 5 2 4 3 5 4 4 3 3 4 5 4 4 4 3 4 4 4 3 4 4 5 3 4 2 5 3 4 3 6 2 5 2 5 2 5 1 5 2 5 1 6 2 5 1h5 5l6 1h5l5-1h6 5l5-1 6-1 6-1 5-2 5-1 5-2 6-2 4-3 5-2 5-2 4-3 5-3 5-3 3-4 5-3z">
          <text:p/>
        </draw:path>
        <draw:path draw:style-name="gr118" draw:text-style-name="P116" draw:layer="layout" svg:width="0.274cm" svg:height="0.275cm" svg:x="2.748cm" svg:y="18.848cm" svg:viewBox="0 0 275 276" svg:d="M233 237l-5 3-5 4-3 3-5 3-5 3-4 4-5 2-5 2-4 2-6 3-5 1-5 2-5 1-5 2-6 1h-5l-6 1h-5l-5 1h-6l-5-1h-6l-4-1h-6l-5-2-5-1-6-2-4-1-6-2-4-2-6-3-4-2-5-3-5-2-4-3-4-4-5-3-4-4-3-3-4-4-4-5-3-4-4-3-3-5-2-5-4-4-2-5-2-5-2-6-3-4-1-6-2-5-1-6-2-4-1-6v-5l-1-5v-6-5-5-6l1-5v-6l1-5 2-5v-6l2-4 2-6 2-4 2-6 2-5 3-4 3-5 3-4 3-5 3-5 3-3 4-4 4-4 4-4 4-4 4-3 4-3 5-3 4-3 5-3 4-3 6-2 5-2 5-2 5-2 5-2h5l6-2 4-1h6l5-1h6 5 5l6 1h5 5l6 2 5 1 6 1 4 2 6 2 5 2 5 2 4 2 5 2 5 4 4 3 5 3 4 3 4 4 5 3 4 4 4 4 3 4 4 4 3 5 3 4 3 5 2 4 2 5 3 5 2 5 2 5 2 5 1 5 1 6 2 4v6l1 5v6 5 5 6 5l-1 6v5l-2 5-1 6-1 5-2 5-2 5-2 5-2 6-3 5-2 4-3 5-3 4-3 4-4 5-3 4-3 4zM233 237l4-4 3-3 4-4 3-5 3-5 3-4 4-5 2-4 3-5 2-5 2-6 2-4 2-6 1-5 1-6 1-5 1-5 1-6v-5-6-5-5l-1-6v-5l-1-6-1-5-2-5-1-5-2-5-1-6-3-4-2-5-2-5-3-5-3-5-3-4-3-4-4-5-3-4-3-3-4-4-6-4-4-3-4-4-4-3-5-3-4-3-5-3-5-2-5-2-5-2-5-2-5-2-6-1-5-1-6-1-5-1h-5l-6-1h-5-5-6l-5 1-6 1h-5l-5 2-5 1-5 1-6 2-4 2-6 2-5 3-4 2-5 3-4 3-5 3-5 3-3 3-5 4-4 4-4 4-3 4-4 4-3 4-3 5-3 4-2 5-3 5-3 5-2 5-2 5-1 5-2 5-1 6-2 5v5l-1 6-1 5v6 5 5 6l1 5 1 5v6l2 5 1 6 2 4 1 6 3 4 2 6 2 5 3 5 3 4 3 5 3 5 3 4 3 4 4 4 4 4 4 4 4 3 4 4 5 3 4 3 4 3 6 3 4 2 5 2 5 3 5 1 5 2 6 1 5 2 5 1 5 1 5 1h6l5 1h6l5-1h6l6-1 4-1h6l5-2 5-1 6-2 4-1 6-3 4-2 6-2 4-3 5-3 5-3 4-3 4-4 4-3z">
          <text:p/>
        </draw:path>
        <draw:path draw:style-name="gr119" draw:text-style-name="P117" draw:layer="layout" svg:width="0.276cm" svg:height="0.276cm" svg:x="2.747cm" svg:y="18.847cm" svg:viewBox="0 0 277 277" svg:d="M233 238l-3 4-4 3-5 4-4 3-4 3-5 2-5 3-5 3-5 2-5 2-5 2-5 1-5 2-6 1-5 1-5 1-5 1h-6l-6 1h-5l-6-1h-5l-5-1-6-1-4-1-6-2-5-1-6-2-4-1-6-3-4-2-5-2-5-3-5-4-4-3-4-3-4-3-5-4-4-3-3-4-4-4-3-4-3-5-4-5-3-5-4-4-2-5-2-5-2-5-3-5-1-5-2-5-1-5-2-5-1-6v-5l-1-6v-5-5-6-5l1-6v-5l1-5 2-6 1-5 2-5 1-5 2-5 2-5 2-6 3-4 4-5 3-4 3-5 3-4 4-4 3-4 4-4 3-4 5-4 4-3 5-3 4-3 5-3 4-3 5-3 5-2 5-2 5-2 5-2 5-2h5l5-2 6-1h5l6-1h5 5 6l5 1h6 5l5 2 6 1 5 1 6 2 4 2 6 2 4 2 6 2 4 3 5 3 4 3 4 3 5 4 4 3 4 4 4 3 3 4 4 4 4 5 3 4 3 4 3 5 3 4 2 6 2 4 3 5 1 5 2 6 1 4 2 6 1 5 1 6v5l1 5v6 5 6 5l-1 5-1 6-1 5-1 6-2 5-1 5-2 5-2 5-2 5-3 5-3 4-3 5-3 4-3 5-3 5-4 4-4 4zM234 239l4-4 4-4 4-5 3-4 3-5 3-4 3-5 2-5 3-5 2-5 2-4 3-6 1-5 2-5v-6l2-5 1-6 1-5v-5-6-5-6l-1-5v-5l-2-6-1-5-1-6-2-5-1-5-2-5-2-5-2-5-3-5-3-4-3-5-3-4-3-5-3-4-4-5-4-3-4-4-3-4-4-3-5-4-5-3-4-3-5-3-4-3-5-2-5-2-5-2-5-2-6-2-5-1-5-1-5-1-6-1h-5l-6-1h-6-5-5l-6 1-5 1h-6l-5 2-5 1-5 2-5 1-6 2-4 2-6 3-4 3-5 2-5 3-4 3-4 3-5 4-4 3-3 4-4 4-4 5-4 3-3 5-3 5-3 4-3 5-3 4-3 5-2 6-2 4-1 6-2 5-1 5-2 6v5l-1 5-1 6v5 6 5 5l1 6 1 5v6l2 5 1 5 2 6 1 4 3 6 2 4 2 6 3 4 4 5 3 5 3 4 3 5 4 5 3 3 4 4 4 4 4 4 4 3 5 3 4 3 5 3 4 3 5 3 5 2 5 2 5 2 6 1 4 2 6 1 5 2 6 1 5 1h5 6 5 6 6l5-1 6-1 5-1 5-1 5-2 5-1 6-2 4-2 6-3 4-2 5-3 5-2 4-3 5-3 4-4 4-3z">
          <text:p/>
        </draw:path>
        <draw:path draw:style-name="gr120" draw:text-style-name="P118" draw:layer="layout" svg:width="0.277cm" svg:height="0.278cm" svg:x="2.746cm" svg:y="18.846cm" svg:viewBox="0 0 278 279" svg:d="M235 239l-4 4-4 3-4 4-5 3-5 4-4 2-5 3-4 2-6 3-4 2-6 1-5 2-5 1-5 2-6 1-5 1h-5-6l-6 1-5-1h-6-5-6l-5-1-5-2-6-1-4-2-6-1-5-2-5-2-6-3-5-2-4-3-5-3-4-4-5-3-4-3-4-4-4-4-4-4-3-3-4-5-3-4-3-5-3-4-4-5-2-4-2-6-2-4-3-6-1-4-2-6-1-5-2-6-1-5v-5l-1-6v-5-6-5-5l1-6v-5l1-6 2-5 1-5 2-6 1-5 2-5 2-5 2-5 3-4 3-5 3-5 3-4 3-5 4-4 4-4 4-4 3-4 4-3 5-4 4-3 4-3 5-3 5-3 4-3 6-2 5-2 5-2 6-1 4-2 6-1 5-2 6-1h5l5-1h6 5 6l6 1h5 6l5 2 5 1 5 1 5 2 6 2 4 2 6 2 4 2 5 3 5 3 4 3 5 3 4 4 4 3 4 4 4 3 4 4 4 5 3 4 3 4 3 5 3 5 3 4 2 5 3 5 2 5 2 5 1 5 2 5 1 6 1 5 2 5v6 5 6 5 5 6 5l-1 6-2 5-1 5-1 6-2 5-2 6-2 4-3 5-2 5-2 5-3 4-3 5-3 5-3 3-4 5-4 4zM236 239l4-4 3-4 4-4 3-4 3-5 4-4 3-5 2-5 2-4 3-6 2-4 1-6 3-5 1-5 1-5 2-6v-5l1-5v-7-5-5-6l-1-5v-6l-1-5-1-5-2-6-1-5-2-6-1-4-2-6-3-4-2-6-3-4-3-5-3-4-3-5-3-4-4-4-4-4-4-4-4-3-5-4-3-3-5-4-5-2-4-4-5-3-5-2-5-2-5-2-6-2-4-2-6-1-5-1-5-1-6-1h-5l-6-1h-6-5l-6 1h-5l-5 1h-6l-5 2-6 1-5 2-5 1-5 2-6 2-5 3-4 3-6 2-4 3-4 3-5 3-4 4-4 4-4 4-4 4-4 4-3 4-4 4-3 5-3 4-2 5-3 4-3 6-1 5-3 5-1 5-2 6-1 4-2 6v5l-1 6-1 6v5 5 6l1 5v6l1 5 1 5 1 6 1 5 2 6 1 5 3 5 2 5 2 5 3 4 3 5 3 4 3 5 3 5 4 4 4 4 4 4 3 4 4 3 5 4 5 3 3 4 5 3 5 2 5 3 5 3 6 2 5 1 5 2 5 1 6 2 5 1 5 1 6 1h5 6l5 1 6-1h6l5-1h5l6-1 5-2 5-1 5-2 6-2 5-2 5-2 5-2 5-3 4-3 5-4 4-3 4-3 5-4z">
          <text:p/>
        </draw:path>
        <draw:path draw:style-name="gr120" draw:text-style-name="P118" draw:layer="layout" svg:width="0.279cm" svg:height="0.279cm" svg:x="2.746cm" svg:y="18.846cm" svg:viewBox="0 0 280 280" svg:d="M237 240l-4 4-5 4-4 3-4 3-5 3-5 3-4 3-6 3-4 2-6 2-5 2-5 1-5 2-6 2h-5l-5 1-6 1h-5l-7 1-5-1h-6-5l-6-1-5-1-5-1-6-2-5-1-5-2-5-1-6-3-4-2-5-3-5-2-5-3-4-4-4-3-5-3-4-4-4-3-3-4-4-5-4-4-3-4-3-5-3-5-4-4-2-5-2-4-2-6-3-4-1-6-2-5-1-6-1-5-2-5v-6-5l-1-6v-5-5-6l1-5v-6l1-6 2-5 1-5 2-5 1-6 3-5 1-5 3-5 2-5 3-4 3-5 3-4 4-4 3-5 4-4 4-4 3-3 4-4 5-4 5-3 3-3 5-3 5-3 5-3 5-2 5-2 5-2 5-2 5-1 6-2 5-2 6-1h5 5l6-1h5 6l7 1h5 5l6 2 5 1 5 2 5 1 6 3 5 1 5 3 5 2 5 3 4 3 5 2 4 4 4 3 5 4 4 3 4 4 3 5 4 4 3 3 3 5 4 5 3 4 3 5 2 5 2 5 3 5 1 5 2 5 1 6 2 5 1 6 1 5v5l1 6v5 6 5 6l-1 5-1 6-1 5-1 6-2 4-2 6-1 5-3 5-2 5-2 5-3 4-3 6-3 4-3 4-4 5-3 4-4 4zM237 241l4-4 3-4 4-4 4-4 3-5 3-4 2-5 3-5 3-5 2-5 2-5 2-5 2-5 2-5 1-6 1-5 1-6 1-5v-6-5-6-5l-1-6v-5l-2-5v-6l-2-5-2-6-1-5-2-5-2-5-2-5-3-5-3-5-3-4-3-5-3-5-4-4-3-4-4-4-3-4-5-4-4-3-5-3-4-4-5-3-4-3-5-2-5-3-5-2-5-2-5-2-6-3-5-1-5-1-6-1-5-1h-5l-6-1h-7-5l-6 1h-5l-5 1h-6l-5 2-6 1-5 3-5 1-5 3-5 1-6 2-4 3-5 3-5 3-4 3-5 4-4 3-4 4-4 4-4 3-3 4-4 5-3 5-3 4-3 5-3 4-3 5-2 5-2 5-3 5-1 5-2 5-1 6-2 5v6l-1 5-1 6v6 5 5l1 6v5l1 6 1 5 1 5 1 6 2 5 1 6 3 5 2 5 2 5 3 5 3 4 3 5 3 4 4 5 3 4 4 4 4 4 3 3 5 4 4 4 5 3 4 3 5 3 4 3 5 3 5 2 6 2 4 2 6 1 5 2 6 2h5l5 2 6 1h5 6 5 7 5l6-1 5-1 5-1 6-1 5-2 6-1 4-3 6-1 5-2 5-4 4-2 5-3 5-3 4-3 5-3 4-4z">
          <text:p/>
        </draw:path>
        <draw:path draw:style-name="gr121" draw:text-style-name="P119" draw:layer="layout" svg:width="0.28cm" svg:height="0.28cm" svg:x="2.745cm" svg:y="18.845cm" svg:viewBox="0 0 281 281" svg:d="M237 242l-4 4-3 4-5 3-5 3-4 3-5 3-5 2-5 3-5 3-6 1-4 2-6 2-5 2-6 1-5 1-5 1h-6-5l-6 1-6-1h-5-5-6l-5-2-6-1-5-1-5-2-6-1-4-3-6-1-5-2-5-4-4-2-5-3-5-3-4-3-4-4-5-4-4-4-3-3-4-4-3-4-4-5-3-4-3-5-3-5-3-4-2-6-2-4-3-6-1-5-2-6-1-5-1-5-2-6v-5-5l-1-6v-5-6-5l1-6v-6l1-5 2-5 1-6 2-5 1-5 3-5 2-6 2-4 2-5 4-4 3-5 3-5 3-4 4-5 3-4 4-4 3-3 5-5 4-3 5-4 4-3 5-3 4-3 5-3 5-2 6-1 4-3 6-1 5-2 6-1 5-2 5-1h6 5l6-1h5 6l6 1h5l5 1 6 1 5 1 5 1 6 2 5 2 5 2 5 2 5 3 5 2 5 3 5 3 4 4 5 3 4 4 4 4 4 4 4 4 3 4 4 4 3 5 3 4 3 5 2 5 4 4 2 6 2 4 2 6 1 5 2 6 1 5 1 5 2 6v5 6 5 5 6 6 5l-1 6-2 5v5l-2 6-2 4-2 6-2 5-2 5-3 5-3 5-2 4-3 5-3 5-4 4-4 4-3 4zM238 243l4-4 4-4 4-5 3-4 4-4 3-5 2-5 3-5 2-4 3-6 2-4 1-6 3-5 1-6 1-5 2-5v-6l1-5v-6-6-5-5l-1-6v-5l-1-6-1-6-1-5-2-5-2-5-2-6-1-5-3-5-3-5-2-5-3-4-3-5-3-5-4-3-4-5-4-4-4-4-4-4-3-4-5-3-5-3-4-3-5-4-6-2-5-2-5-2-5-3-5-2-6-2-5-1-5-1-6-1h-5l-5-1-6-1h-6-5l-6 1h-5l-6 1h-5l-5 2-6 1-5 2-6 1-5 3-5 1-5 3-5 3-5 3-5 2-4 4-4 3-5 3-4 5-3 4-4 3-4 5-4 4-3 5-3 4-3 5-3 4-3 6-2 4-2 6-3 4-1 6-2 5-1 6-2 5v5l-1 6-1 5v6 6 5l1 6v5l1 6 1 5 1 6 1 5 2 5 2 5 2 6 2 5 2 5 3 4 3 6 3 4 3 4 4 5 3 4 4 4 4 4 4 4 4 4 5 3 4 4 4 3 5 3 5 2 5 3 5 3 5 1 5 2 6 2 5 2 5 1 6 1 5 1h6l5 1h5 7 5 5l6-1h5l5-2 6-1 5-1 6-2 5-2 5-2 5-2 5-3 6-2 4-3 5-3 5-4 4-3 4-3z">
          <text:p/>
        </draw:path>
        <draw:path draw:style-name="gr122" draw:text-style-name="P120" draw:layer="layout" svg:width="0.282cm" svg:height="0.282cm" svg:x="2.744cm" svg:y="18.844cm" svg:viewBox="0 0 283 283" svg:d="M238 243l-4 4-4 3-4 4-5 3-5 3-4 3-6 3-4 3-6 2-4 2-6 2-5 2-5 1-6 1-5 1-6 1-5 1h-5-6-6-5l-6-1h-5l-5-1-6-1-5-2-6-1-5-2-5-2-5-2-5-3-5-2-5-2-5-3-5-3-4-4-4-3-4-4-5-4-3-4-4-4-3-4-4-5-3-4-3-5-3-5-3-5-2-4-2-6-2-5-2-5-2-5-1-5-1-6-2-5v-6-6l-1-5v-5-6-6l1-5v-6l1-5 2-6 1-5 2-5 1-6 3-4 2-6 2-4 2-6 4-4 3-6 3-4 3-5 4-4 4-5 3-3 4-4 4-4 5-3 4-3 4-4 5-2 5-4 5-2 5-3 5-1 5-3 6-1 5-2 5-1 6-2 5-1h6 5l5-1h6 6l5 1h6l5 1 5 1 6 1 5 1 6 2 5 2 5 2 5 3 5 2 5 2 5 3 4 3 5 4 5 3 3 3 4 4 4 4 4 4 4 5 4 3 3 5 3 5 3 5 2 5 3 5 3 5 1 5 3 6 2 5 1 5 2 5 1 6 1 5v6l1 5v6 5 6 6l-1 5-1 5-1 6-1 5-1 6-3 5-2 5-2 5-3 5-2 5-3 5-2 5-3 5-4 3-3 5-4 5-4 4zM239 244l4-4 4-4 3-4 3-5 4-4 3-5 3-5 3-4 2-6 2-4 3-6 2-5 2-5 1-6 2-5 1-6 1-5 1-5v-6-6-5-6l-1-5v-6l-2-6v-5l-2-5-1-6-2-5-3-5-2-5-2-6-3-4-2-5-3-6-3-4-4-5-3-4-4-4-4-5-4-3-4-4-4-3-5-4-4-3-5-3-5-4-5-2-5-2-5-2-5-3-5-1-6-3h-5l-6-2-5-1h-5l-6-1-5-1h-6-6l-5 1h-5l-6 1h-6l-5 2-6 1-5 2-5 1-5 3-6 2-4 2-6 3-4 3-5 3-4 3-5 3-5 4-4 3-3 5-4 3-4 4-4 5-3 4-3 4-3 7-3 4-3 5-2 5-2 5-3 5-1 6-2 5-1 5-2 6v5l-1 6-1 5v6 6 5l1 5v6l1 6 1 5 1 6 1 5 2 5 2 6 2 4 2 6 2 4 3 6 4 4 3 5 3 5 3 4 4 4 4 5 3 4 4 4 4 3 5 3 4 4 5 3 5 3 4 3 6 2 4 2 6 3 5 2 5 2 5 1 5 2h7l5 2h5l6 1h5 6 6 5l5-1 6-1 5-1 6-1 5-2 5-1 6-3 5-2 5-2 5-2 5-3 4-3 5-3 5-3 4-4 5-3z">
          <text:p/>
        </draw:path>
        <draw:path draw:style-name="gr123" draw:text-style-name="P121" draw:layer="layout" svg:width="0.283cm" svg:height="0.283cm" svg:x="2.743cm" svg:y="18.843cm" svg:viewBox="0 0 284 284" svg:d="M240 245l-3 4-5 3-5 4-4 3-5 3-5 3-4 2-6 3-4 2-6 2-5 3-5 1-6 2h-5l-6 2-5 1h-5-6-5-6-6-5-6l-5-2-6-1-5-1-6-2-4-1-6-3-5-2-5-2-5-2-5-4-5-2-4-4-5-3-5-3-4-4-4-4-4-3-4-5-3-4-3-5-4-4-3-5-3-4-3-6-2-4-2-6-2-4-2-6-2-5-1-6-1-5-2-5v-6-6l-1-5v-6-5-6l1-6v-5l1-5 2-6 1-5 2-6 1-6 3-5 2-5 2-5 2-5 4-4 3-6 3-4 3-4 4-5 4-4 3-4 4-4 4-3 5-4 5-3 5-3 4-3 5-4 5-2 5-2 5-2 6-3 4-1 6-2 5-1 6-2 6-1h5 6l5-1h5 6l6 1h5l6 1 5 1 5 1 6 1 5 2 6 2 5 2 5 3 5 2 5 2 4 3 6 3 3 4 5 3 5 3 4 4 3 4 4 5 4 4 3 4 4 5 3 4 3 5 3 5 3 4 2 6 1 5 3 6 1 5 2 5 1 6 1 5 2 5v7 5 5 6 6 5 6l-1 5-2 6-1 5-1 5-2 6-2 5-2 6-2 4-3 6-3 4-3 5-3 4-3 5-3 5-4 4-4 3zM241 245l4-4 4-4 3-4 4-4 3-5 3-4 3-6 3-4 2-5 3-5 2-6 2-5 1-5 2-5 1-6 2-6v-5-6l1-5v-6-6-5l-1-5v-7l-1-5-1-5-1-6-2-5-1-5-3-7-2-4-2-6-3-5-3-5-2-4-3-5-4-5-3-4-4-4-4-4-4-4-4-4-4-3-5-4-4-3-5-3-5-4-5-2-5-2-5-2-5-3-5-1-5-3h-6l-5-2-6-1h-6l-5-1-6-1h-6-5l-5 1h-6l-6 1h-5l-6 2-5 1-6 2-5 1-5 3-5 2-5 2-5 3-5 3-5 3-5 3-4 3-5 4-5 4-3 4-4 3-4 4-3 5-4 5-3 4-3 5-3 4-3 6-2 4-2 6-3 5-1 6-2 6-1 5-2 6v5l-1 5-1 6v6 5 6l1 5v6l1 6 1 5 1 5 1 6 2 5 2 6 2 5 2 5 3 5 2 5 4 5 3 5 3 4 3 4 4 5 4 4 3 4 4 4 5 3 4 4 5 3 5 3 4 3 6 3 4 3 6 2 4 2 6 3 5 1 6 2 5 1 5 1 6 1h6l5 1h6 6 5 6l5-1h5l7-2 5-1 5-1 6-2 5-2 5-2 5-3 5-2 5-2 5-3 4-3 5-4 5-3 4-4z">
          <text:p/>
        </draw:path>
        <draw:path draw:style-name="gr124" draw:text-style-name="P122" draw:layer="layout" svg:width="0.285cm" svg:height="0.285cm" svg:x="2.743cm" svg:y="18.843cm" svg:viewBox="0 0 286 286" svg:d="M242 246l-5 4-4 3-4 4-5 3-4 3-5 4-5 2-5 2-5 2-5 3-5 2-6 2-5 1-6 1-6 1-5 1-6 1h-5-5-7-5l-5-1h-6l-6-1-6-1-5-2-6-1-5-2-6-2-4-2-6-3-4-2-6-3-4-3-5-3-5-3-3-4-5-3-4-4-4-5-4-3-3-5-3-4-4-5-3-4-3-6-2-4-3-6-2-4-2-6-2-5-2-5-1-6-1-5-2-6v-5-6l-1-6v-5-5-6l1-6v-6l1-5 2-6 1-5 2-6 1-5 3-5 2-6 2-4 2-6 4-4 3-5 3-5 4-4 3-5 4-4 3-4 4-3 5-4 4-4 4-3 5-3 5-3 5-4 5-2 5-2 5-2 5-3 5-1 6-2 5-1 6-2 6-1h6 5l6-1h5 6l6 1h5l5 1 7 1 5 1 5 1 6 2 4 2 6 2 5 3 5 2 5 2 5 3 4 3 5 4 5 3 4 4 4 3 4 5 4 4 4 4 3 4 4 5 3 4 2 5 3 5 2 5 3 6 2 4 2 6 2 5 1 5 2 6 1 5v5l1 7 1 6v5 6 6l-1 5v6l-1 5-1 5-2 6-1 6-2 5-1 5-3 5-2 6-2 4-3 5-3 5-3 5-3 5-4 3-3 5-4 4zM242 247l4-4 4-5 3-4 4-4 3-5 3-5 4-4 2-5 3-5 2-6 3-4 1-6 2-5 1-6 2-5v-6l2-5v-6l1-5v-6-6-5l-1-6-1-7-1-5v-5l-2-6-1-5-2-5-2-6-3-5-2-6-2-4-3-5-3-5-3-5-3-5-4-3-3-5-4-4-5-4-4-4-4-3-4-3-5-4-4-3-6-3-4-3-6-2-4-2-6-3-5-1-6-2-5-1-5-2-6-1h-6l-5-1-6-1h-6-5l-6 1h-6l-5 1h-6l-6 2-5 1-6 2-5 1-5 3-6 2-4 2-6 3-4 3-5 3-5 3-4 4-5 3-4 4-4 4-4 3-3 5-4 4-4 5-3 4-3 5-3 5-3 5-2 5-2 6-3 4-1 6-2 5-1 5-2 6v6l-1 6v6l-1 6v5 5l1 6v6l1 5 1 6 1 5 1 6 2 5 2 5 2 6 2 5 3 5 2 5 4 5 3 4 3 5 4 5 3 4 4 4 3 4 5 4 4 4 4 4 5 3 5 3 4 3 5 3 5 2 5 2 5 3 6 2 5 2 6 1 5 2h6l5 2h7l5 1h5 7 5 5l6-1 6-1 5-1 6-1 5-2 6-1 5-2 5-3 5-2 5-2 5-3 5-3 5-3 4-4 4-3 5-4z">
          <text:p/>
        </draw:path>
        <draw:path draw:style-name="gr124" draw:text-style-name="P122" draw:layer="layout" svg:width="0.286cm" svg:height="0.286cm" svg:x="2.742cm" svg:y="18.842cm" svg:viewBox="0 0 287 287" svg:d="M243 247l-4 4-5 4-4 3-4 4-6 3-4 2-5 3-5 3-5 2-5 2-6 3-5 1-6 2h-6l-5 2-6 1-6 1h-5-5-7-5l-5-1h-7l-5-2-5-1-6-1-5-2-5-1-6-2-5-3-5-2-5-2-5-3-5-4-4-3-5-3-4-4-4-3-5-4-4-4-4-4-3-5-3-4-4-5-3-4-3-5-2-5-3-5-2-5-2-6-2-5-2-6-1-5-1-5-2-6v-5-6l-1-7v-5-5l1-6v-6-5l1-6 2-6 1-5 2-6 1-5 3-5 2-5 2-5 3-5 3-5 3-5 3-5 4-4 3-4 4-5 3-4 5-3 4-4 4-3 5-4 5-3 4-3 5-4 5-2 5-2 5-2 6-3 5-1 6-2 5-1 5-2 6-1h5 6l6-1h5 6l6 1h5l6 1 6 1 6 1 5 2 6 1 5 2 5 2 5 3 5 2 5 3 5 2 5 3 5 4 3 3 5 4 4 4 5 4 3 4 3 4 4 4 3 5 3 4 4 6 3 4 2 5 2 6 3 5 2 5 1 6 2 5 1 5 1 6 1 5 1 6 1 6v5 6 6l-1 6v5l-2 6-1 6-1 5-2 6-1 5-2 5-2 5-2 5-3 6-3 4-3 5-3 5-3 4-4 5-4 4-3 4zM243 248l4-4 4-4 4-4 3-5 4-5 3-4 3-6 2-4 3-6 3-4 2-6 2-5 1-5 2-6 1-5 1-6 2-6v-5-6-6-6-5-6l-1-6-1-5-1-6-1-6-2-5-1-5-3-5-2-5-2-6-3-5-3-5-3-5-3-4-3-5-4-4-4-4-3-5-4-4-4-4-5-3-4-3-5-4-5-3-4-3-6-3-4-2-6-2-5-3-5-1-6-2-5-1-6-2-6-1h-6l-5-1-6-1h-6-5l-6 1h-6l-5 1-6 1-5 1-5 1-7 2-4 1-6 3-5 2-5 2-5 3-5 3-5 3-5 3-4 4-4 3-5 4-4 4-3 4-4 4-4 5-3 4-4 5-3 5-3 4-3 6-2 4-2 6-3 5-1 5-2 6-1 5-1 6-1 6-1 5v6l-1 6v5 5l1 7v6l1 5 1 6 1 6 1 5 2 6 2 5 3 5 2 5 2 5 2 5 4 5 3 5 3 5 4 4 3 4 4 5 4 4 4 3 4 4 4 3 5 4 5 3 4 3 6 3 4 3 6 2 5 2 6 3 5 1 5 2 6 1 5 1 5 1 7 1h5 5 7 5 5 7l5-1 5-2 6-1 6-1 5-2 6-2 5-2 5-3 5-2 5-3 5-3 5-3 4-3 5-4 4-3z">
          <text:p/>
        </draw:path>
        <draw:path draw:style-name="gr125" draw:text-style-name="P123" draw:layer="layout" svg:width="0.288cm" svg:height="0.288cm" svg:x="2.741cm" svg:y="18.841cm" svg:viewBox="0 0 289 289" svg:d="M244 249l-4 4-5 3-5 4-4 3-5 3-5 3-5 3-5 2-5 3-5 2-6 1-5 3-6 1-5 1-5 2h-6l-6 1h-5-6-6-5l-6-1h-6l-5-1-6-1-5-2-5-1-6-2-5-2-5-2-6-3-5-2-5-3-5-3-4-3-5-4-4-3-4-4-4-4-5-4-3-4-4-4-3-5-4-4-3-5-3-5-2-5-2-5-3-6-2-4-2-6-2-5-1-6-1-6-2-6v-5-6l-1-6v-5-6l1-6v-5-6l2-6 1-5 1-5 2-6 1-5 3-6 2-5 2-5 3-5 3-5 3-4 4-5 3-5 3-4 4-4 4-5 4-3 5-4 3-3 5-4 5-3 4-3 6-3 4-3 6-2 5-2 6-3 4-1 6-2 6-1 5-1 5-2h6 6l5-1h6 6l5 1h6l6 1 5 1 6 1 5 2 6 1 5 2 5 2 6 3 4 2 6 3 4 3 5 3 5 3 4 3 6 4 3 4 4 4 4 5 4 3 4 5 3 5 3 4 3 5 3 5 2 5 3 5 2 6 2 4 2 6 1 5 2 6 1 6 1 5v5l1 7v5 5 7l-1 5v5l-1 6-1 6-2 5-1 6-2 6-1 5-2 6-3 4-3 6-2 4-3 6-3 4-4 5-3 5-4 3-4 5zM245 249l4-4 4-4 4-4 3-5 3-5 4-4 3-5 2-5 3-5 2-5 2-6 2-5 2-6 1-6 2-5 1-6 1-5v-6l1-5v-7-5-5l-1-7-1-5v-5l-1-7-2-5-1-5-2-6-2-5-2-5-3-5-2-6-3-4-3-6-3-4-3-5-4-4-4-4-4-4-4-5-4-4-5-3-5-3-4-4-5-3-5-3-5-3-5-2-6-2-5-3-5-1-6-2-5-1-6-2-5-1h-5l-7-1-5-1h-6-6l-5 1h-6l-6 1-5 1-6 1-5 1-6 2-5 1-6 3-5 2-5 2-5 3-5 3-4 3-5 4-5 3-4 4-5 4-4 3-3 4-4 5-4 4-3 4-3 5-3 5-4 5-3 5-2 5-2 5-2 6-2 5-2 6-1 5-1 5-1 6-1 6v5l-1 6v6 5l1 6v6l1 5 1 6 1 6 1 6 2 5 2 6 3 5 2 5 2 5 2 5 4 5 3 5 4 4 3 5 3 5 4 3 4 5 4 4 5 4 4 3 5 4 4 3 5 3 5 2 5 3 6 3 4 2 6 2 5 2 5 1 6 2 6 1h5l6 1 6 1h5 6 6 5l6-1 6-1 5-1 5-1 7-2 5-2 5-1 5-3 5-2 6-2 4-3 6-3 4-4 5-3 5-3 4-4z">
          <text:p/>
        </draw:path>
        <draw:path draw:style-name="gr126" draw:text-style-name="P124" draw:layer="layout" svg:width="0.289cm" svg:height="0.289cm" svg:x="2.74cm" svg:y="18.84cm" svg:viewBox="0 0 290 290" svg:d="M246 250l-5 3-4 4-4 4-5 3-5 3-5 3-5 3-5 3-5 2-5 2-5 2-6 2-6 2-5 1-6 1-5 1-6 1h-6-5-6-6l-6-1-5-1-6-1h-5l-6-2-6-2-5-1-5-2-5-3-5-2-6-3-4-2-5-3-5-4-4-3-5-3-4-4-4-4-4-5-4-4-4-4-3-5-4-5-3-4-3-5-2-5-3-6-2-5-2-5-3-6-2-5-1-6-1-5-2-6v-5-6l-1-6v-5-7l1-5v-5-7l2-5 1-5 1-6 2-5 3-5 1-6 3-5 2-6 3-4 3-6 3-4 3-5 3-5 4-3 4-5 4-4 4-4 4-4 5-3 5-3 4-4 5-3 4-3 6-3 5-2 5-2 5-3 6-1 5-2 5-1 7-1 5-2h5 7l5-1h5 7l5 1h6l5 1 6 1 5 1 6 2 6 1 4 2 6 2 5 3 6 2 4 3 6 3 4 3 5 3 5 4 3 3 5 4 4 5 4 4 4 4 3 4 3 5 4 4 3 6 3 4 2 6 2 4 3 6 2 5 1 5 2 6 2 5v6l1 6 1 5 1 6v6 5 6l-1 6v6l-2 5v6l-2 5-2 5-1 6-2 5-2 6-2 5-3 6-3 5-3 4-3 5-4 5-3 4-4 5-3 4zM246 250l4-3 4-5 3-4 4-5 3-4 4-5 2-5 3-5 3-6 3-5 1-5 3-5 1-6 2-5 1-6 1-6 2-5v-6-6-6-5-6-6l-1-5-1-6-1-6-1-5-2-6-1-5-3-5-2-6-2-5-3-5-3-5-3-5-3-4-4-5-3-5-4-4-3-4-5-4-4-4-4-4-5-3-5-4-4-3-5-3-5-2-5-3-5-2-6-3-5-1-6-2-5-1-6-2-6-1h-5l-6-1-5-1h-7-5l-5 1h-7l-5 1-6 1-6 1-5 1-5 2-6 1-5 3-5 2-6 2-5 3-5 4-5 3-4 3-5 3-4 4-4 4-5 3-4 4-4 5-3 4-3 5-4 5-3 4-3 5-2 5-3 6-2 4-2 6-3 5-2 6-1 6-1 5-1 5-1 7v5l-1 5v7 5l1 6v6l1 5 1 6 1 5 1 6 3 5 2 6 2 5 3 5 2 7 3 4 2 6 3 4 4 5 3 5 4 4 4 4 4 4 5 4 3 4 5 3 5 3 4 4 5 3 5 3 5 3 5 2 6 2 5 2 5 2 6 2 5 1 6 1 6 1 5 1h6 6 6 5 6 6l5-1 6-2h6l5-2 6-2 5-2 5-2 6-2 4-3 6-3 4-3 5-3 5-3 4-4 5-4z">
          <text:p/>
        </draw:path>
        <draw:path draw:style-name="gr127" draw:text-style-name="P125" draw:layer="layout" svg:width="0.291cm" svg:height="0.291cm" svg:x="2.739cm" svg:y="18.839cm" svg:viewBox="0 0 292 292" svg:d="M247 251l-4 4-5 4-5 4-4 3-5 3-4 3-6 3-4 2-6 3-5 2-6 1-5 3-5 1-7 1-5 2h-5l-7 1h-5-5-6-6l-6-1h-5l-6-1-6-1-5-1-6-2-5-2-6-2-5-2-5-2-5-4-5-2-6-3-4-4-5-3-5-4-3-4-5-3-4-4-4-4-4-5-3-5-4-5-3-4-2-6-3-4-2-6-3-5-2-6-2-5-2-5-1-6-1-5-2-6v-6-5l-1-6v-6-6l1-5v-6-6l2-5 1-6 1-6 2-5 2-5 2-6 2-4 3-6 2-5 3-5 3-5 4-4 3-5 3-4 4-5 4-4 5-4 4-4 4-3 5-3 4-4 6-3 5-3 5-3 5-2 6-2 5-3 5-1 6-2 5-1 6-1 6-2h5 6l6-1h5 6l6 1h6l5 1 6 1 6 1 5 2 6 1 5 2 5 2 6 3 4 3 6 2 4 3 5 3 5 3 4 4 5 4 4 4 4 4 4 4 4 4 3 5 4 4 3 5 3 5 3 5 3 5 2 5 2 5 2 6 2 5 2 6 1 5 1 5 1 7v5l1 6v6 5 6l-1 5v7l-1 5-1 5-1 7-2 5-2 5-2 6-1 5-3 5-3 5-3 5-2 5-4 5-3 4-4 5-3 5-4 4zM247 252l4-4 4-5 4-5 4-4 3-4 3-6 3-4 3-6 2-4 3-6 2-5 2-6 2-5 1-5 2-6 1-6 1-5v-7l1-5v-6-5-6l-1-6-1-5v-7l-1-5-2-5-1-6-3-6-1-5-2-5-3-5-3-6-2-4-3-6-3-4-4-5-4-5-3-3-5-5-3-4-4-4-5-4-5-3-4-4-5-3-5-3-5-2-5-3-6-2-5-3-5-1-6-2-5-1-6-2-6-1h-5l-6-1-6-1h-6-5l-6 1h-6l-5 1-6 1-6 1-5 1-6 2-5 2-5 2-6 2-5 2-6 3-4 4-6 3-5 3-5 3-3 4-5 4-4 3-4 5-4 4-3 4-4 5-3 5-3 4-4 6-2 4-3 6-2 5-2 6-2 5-2 5-1 6-1 6-1 5-1 6v6l-1 5v6 6l1 6v5l1 6 1 6 1 5 1 6 3 6 1 5 3 6 2 4 2 6 3 5 3 5 3 4 4 6 3 4 3 5 4 5 5 3 4 4 4 4 4 4 5 3 5 3 6 3 4 3 6 3 5 3 5 2 6 1 5 3 6 1 5 2 5 1h7l5 1 6 1h6 6 5 6l6-1 5-1 6-1 6-1 5-1 5-3 6-1 5-3 6-2 5-3 5-2 5-3 5-3 4-4 5-3 4-4z">
          <text:p/>
        </draw:path>
        <draw:path draw:style-name="gr127" draw:text-style-name="P125" draw:layer="layout" svg:width="0.293cm" svg:height="0.293cm" svg:x="2.739cm" svg:y="18.839cm" svg:viewBox="0 0 294 294" svg:d="M248 252l-5 4-3 4-5 3-5 4-4 3-6 3-4 3-6 3-5 2-5 2-6 2-5 2-6 2-5 1-6 1-6 1-5 1h-6-6-6-5l-6-1-6-1-7-1h-5l-5-2-6-1-5-3-6-1-5-3-5-2-6-3-4-3-5-4-5-3-5-3-4-4-4-4-4-4-5-3-4-5-4-5-3-4-3-5-3-5-3-4-3-6-2-5-3-5-2-5-2-5-2-7-1-5-1-5-2-6v-6-5l-1-6v-6-6l1-5v-7-5l2-5 1-7 1-5 2-5 2-6 2-5 2-5 3-6 2-5 3-5 3-5 4-4 3-5 4-4 3-4 5-5 4-4 4-4 4-3 5-3 5-4 5-3 4-3 6-3 5-2 6-2 5-2 5-2 6-2 5-1 6-1 6-2h6 5l7-1h5 6l5 1h7l5 1 6 1 6 1 5 2 5 1 6 2 5 2 6 3 5 3 5 2 5 3 5 3 4 3 5 4 4 4 4 4 4 4 5 4 3 4 4 5 4 4 3 5 3 5 2 5 3 5 2 6 3 4 1 6 3 6 1 5 2 6v5l1 6 1 6 1 6v5 6 6l-1 5v6l-2 6v6l-2 5-1 6-2 5-2 6-3 5-2 5-2 5-3 5-3 5-3 5-4 5-3 4-4 4-4 5zM249 253l4-5 4-4 3-4 4-5 3-5 3-4 3-6 4-4 2-6 2-5 2-5 3-6 1-5 2-6 1-5 1-6 2-6v-6l1-5v-6-6-6l-1-5-1-6-1-6-1-5-1-6-2-6-2-5-2-6-2-5-2-5-3-5-3-5-3-5-3-5-4-5-3-4-4-4-4-5-4-4-5-4-4-4-4-3-5-4-5-3-5-3-5-2-5-3-5-2-5-2-7-2-5-2-5-1-6-2-6-1h-5l-7-1-5-1h-6-5l-7 1h-5l-6 1-6 1-6 1-6 1-5 2-6 2-5 2-5 2-6 3-5 2-5 4-5 3-4 3-5 4-4 3-5 4-4 4-4 4-4 5-3 3-4 5-3 5-3 5-4 5-2 5-3 6-2 5-2 5-2 6-2 5-1 5-1 7-1 5-1 5v7l-1 5v6 6l1 6v5l1 6 1 6 2 6v5l3 6 1 5 3 5 2 6 2 5 3 5 3 5 3 5 4 4 3 5 4 5 4 4 4 4 4 4 4 4 5 4 5 3 4 3 5 4 5 3 6 3 4 2 6 2 5 2 5 2 7 2 5 1 5 1 7 1 6 1 6 1h5 6 6 6l5-1 6-1 6-2 5-1 6-2 6-1 5-2 6-2 4-2 6-3 5-3 5-3 4-4 5-4 5-3 4-3z">
          <text:p/>
        </draw:path>
        <draw:path draw:style-name="gr128" draw:text-style-name="P126" draw:layer="layout" svg:width="0.294cm" svg:height="0.294cm" svg:x="2.738cm" svg:y="18.838cm" svg:viewBox="0 0 295 295" svg:d="M250 254l-5 4-5 4-4 3-5 4-5 3-4 3-6 2-5 3-5 3-5 2-5 2-6 1-7 2-5 1-6 2-6 1h-5-6-6-6-5-6l-6-1-6-1-5-1-6-1-6-2-5-2-6-2-5-2-5-2-5-3-5-4-5-3-5-3-4-3-5-4-4-3-4-4-4-5-4-4-4-4-4-5-3-5-3-4-3-6-3-4-2-6-3-5-2-5-2-6-2-5-1-6-1-6-1-5-1-6v-6l-1-6v-5-6l1-6v-6-5l2-6 1-6 1-5 2-6 2-5 2-6 2-5 3-5 2-6 3-4 3-5 4-5 3-5 4-4 4-4 4-4 4-5 4-4 5-3 5-4 4-3 5-3 5-3 5-2 5-3 6-3 5-1 5-3 6-1 6-2 5-1 7-2h5 5l7-1h5 6l5 1h7l5 1 6 1 6 2 5 2 6 1 6 3 6 1 4 2 6 3 5 3 5 3 4 3 6 4 4 3 4 4 5 4 4 3 4 5 3 5 4 4 3 5 4 5 3 4 3 6 3 4 2 6 2 5 2 5 2 6 2 5 1 6 1 6 1 6 1 5v6 6 5 6 6 6l-2 5-1 6-1 6-2 5-1 6-3 5-2 5-2 6-3 5-3 5-3 5-3 5-3 5-4 4-4 5-4 4zM250 254l4-4 4-4 4-4 3-5 4-4 3-6 3-4 3-6 2-4 3-6 2-5 2-6 2-5 1-6 2-6 1-5 1-6v-5l1-7v-6-5-6l-1-6v-6l-1-5-1-6-2-6-1-5-2-6-2-5-2-5-3-6-3-5-3-5-3-5-3-5-3-4-4-5-4-5-4-4-4-4-4-4-5-3-4-4-5-3-5-4-5-2-5-3-5-3-5-3-6-1-5-3-5-1-7-2-6-2-5-1h-6l-6-1-6-1h-6-5l-7 1h-5l-6 1-6 1-5 1-6 2-6 2-5 2-5 2-6 2-5 3-6 2-4 3-6 3-4 4-5 3-4 4-4 4-5 4-4 4-4 4-3 5-3 5-4 4-3 5-4 5-2 6-2 4-2 6-3 5-2 5-2 7-1 5-1 5-1 7-1 5v6l-1 6v6 5l1 6v6l1 6 1 5 2 6v6l3 5 1 6 3 5 2 5 2 6 3 5 3 5 3 5 4 5 3 4 4 4 4 5 4 4 5 4 3 4 5 3 5 4 4 3 6 3 4 3 6 3 5 3 5 2 6 2 5 2 6 1 6 2 5 1 6 1h6l6 1h5 6 6 6l5-1h7l5-2 5-2 7-1 6-2 5-1 5-3 6-2 5-3 5-3 5-2 5-4 5-3 4-4 5-4z">
          <text:p/>
        </draw:path>
        <draw:path draw:style-name="gr129" draw:text-style-name="P127" draw:layer="layout" svg:width="0.296cm" svg:height="0.296cm" svg:x="2.737cm" svg:y="18.837cm" svg:viewBox="0 0 297 297" svg:d="M250 255l-4 4-5 4-4 4-5 3-5 3-5 3-5 3-5 3-6 2-5 3-5 1-6 2-6 1-5 2-6 1-6 1-5 1h-6-6-6-5l-6-1-6-1h-6l-5-1-7-2-5-1-5-3-6-1-5-3-6-3-5-2-5-3-5-3-5-3-4-4-5-3-4-4-4-5-4-3-4-5-4-4-4-4-3-5-3-6-3-4-3-6-2-5-3-5-2-6-2-5-2-5-1-6-1-6-1-5-1-7v-5l-1-6v-6-6l1-5v-6-6l2-6 1-5 1-6 2-6 2-5 2-6 3-5 2-5 2-5 3-5 3-5 4-5 3-4 4-5 4-4 4-4 5-4 3-4 5-4 5-4 4-4 6-3 4-3 6-2 5-3 5-2 6-2 5-2 6-2 6-1 5-1 6-2h6 5l6-1h6 6l6 1h5l7 1 5 1 5 1 7 2 5 1 5 3 6 1 5 3 5 3 5 3 5 2 5 4 5 3 4 5 5 3 5 4 4 4 4 4 4 5 4 4 3 5 3 5 3 5 3 5 3 5 2 5 3 6 1 5 3 6 1 5 2 6 1 5v6l1 6 1 5v7 5 6l-1 6-1 6v6l-1 5-2 6-1 6-2 5-2 6-3 5-2 5-2 5-3 5-3 5-3 5-4 5-3 5-4 4-4 4zM251 256l4-4 5-5 3-4 4-5 3-5 3-4 4-6 3-4 2-6 2-5 3-5 2-6 1-5 2-6 2-6v-5l1-6 1-6 1-6v-6-5-7l-1-5-1-6-1-6v-6l-2-5-2-5-2-7-1-5-3-5-3-6-2-4-3-6-3-4-3-6-4-4-3-5-4-4-4-5-5-3-4-4-5-4-4-5-5-3-6-3-4-3-6-3-5-2-5-3-6-2-5-2-5-2-6-1-6-2-5-1h-7l-5-1-6-1h-6-6l-6 1h-5l-6 1-6 1-6 1-5 1-6 2-6 2-5 3-6 2-4 2-6 2-5 4-5 3-4 4-5 3-5 4-4 4-4 4-5 5-4 3-3 5-3 5-4 4-3 6-3 4-3 6-2 5-2 5-3 6-2 5-2 6-1 6-1 5-1 6-1 6v6l-1 5v6 6l1 6 1 6v6l1 6 2 5 1 6 2 6 1 5 3 5 2 6 3 5 2 5 3 5 3 5 4 5 3 4 4 5 4 4 4 4 5 4 4 4 5 4 4 4 5 3 5 3 5 3 5 2 6 3 5 2 6 2 5 2 5 2 6 2h6l5 1 7 1 5 1h6 6 6 6l5-1 6-1 6-1 6-2 5-2 6-1 5-2 5-2 6-3 5-2 6-3 4-4 5-3 5-3 5-4 4-3z">
          <text:p/>
        </draw:path>
        <draw:path draw:style-name="gr130" draw:text-style-name="P128" draw:layer="layout" svg:width="0.297cm" svg:height="0.297cm" svg:x="2.736cm" svg:y="18.836cm" svg:viewBox="0 0 298 298" svg:d="M252 257l-5 3-4 4-4 4-6 3-4 3-5 3-5 3-6 3-5 3-5 1-6 3-5 1-6 2-6 1-5 2-6 1h-6-6-5-6-7-5l-6-1-6-1-6-1-5-1-5-2-6-2-5-2-6-2-5-3-5-2-6-3-4-4-5-3-5-3-4-4-5-4-5-4-3-4-4-4-4-5-3-5-4-4-3-5-3-5-3-5-3-5-2-6-3-5-2-6-1-6-2-5-1-6-1-6-1-5v-6l-1-6v-6-6l1-5v-6-6l2-6 1-5 1-7 2-5 2-5 3-6 2-5 3-6 3-5 2-5 4-5 3-5 3-5 4-5 4-3 4-5 4-4 5-4 5-4 4-3 5-4 4-3 6-3 5-2 5-2 5-3 6-2 6-2 5-2 6-1 6-1 5-2h6 6l6-1h5 6l7 1h5l6 1 5 1 7 1 5 2 5 1 6 3 5 2 6 2 5 3 5 3 5 3 5 3 5 3 5 4 4 4 4 4 5 3 4 5 3 4 4 5 3 5 3 5 4 5 3 5 2 5 3 5 2 6 2 5 2 6 2 6 1 5 1 6 1 6 1 6v5 6 6 6 6l-1 5-1 7-1 5-1 6-2 6-1 5-3 5-2 6-2 5-3 6-3 4-3 6-3 4-4 5-4 4-3 5-4 5zM253 257l4-4 3-4 4-5 4-4 3-5 4-5 3-5 2-5 3-6 3-4 2-6 2-6 2-5 2-6 1-6 1-5 1-7v-5l1-6v-5-7-6l-1-5v-6l-1-6-1-6-1-5-2-6-2-6-2-5-2-6-3-5-3-5-3-5-3-5-3-5-4-5-4-5-3-5-4-4-4-4-5-4-4-4-5-4-5-3-4-3-6-3-5-3-5-2-5-3-5-2-7-2-5-2-5-1-7-2-5-1h-6l-5-1-7-1h-6-5l-6 1h-6l-6 1-5 1-6 1-6 1-6 2-5 2-6 3-5 2-6 2-5 3-5 3-5 3-5 4-4 3-5 3-4 4-4 5-4 4-4 4-4 5-4 5-3 5-3 5-3 5-3 5-2 6-3 5-3 6-2 5-2 5-1 7-1 5-1 5-1 7v6l-1 5v6 6l1 6 1 6v5l1 6 2 6 1 6 2 5 1 6 3 5 3 6 3 5 2 5 3 5 3 5 4 5 3 5 4 4 4 4 4 5 4 4 5 3 5 4 4 3 5 4 5 3 5 3 5 3 6 2 5 2 5 3 7 2 5 2 5 1 6 1 6 1h6l5 1h7 6 5 6l6-1h6l5-2 6-1 6-2 6-2 5-2 6-2 5-3 6-2 4-3 6-3 4-3 5-3 4-4 5-4z">
          <text:p/>
        </draw:path>
        <draw:path draw:style-name="gr131" draw:text-style-name="P129" draw:layer="layout" svg:width="0.299cm" svg:height="0.299cm" svg:x="2.736cm" svg:y="18.836cm" svg:viewBox="0 0 300 300" svg:d="M253 258l-4 4-5 4-4 4-5 3-5 3-5 3-5 3-5 2-5 3-6 2-5 2-6 2-6 1-6 2-5 1-7 1-5 1h-6-5-7-6l-5-1-6-1h-6l-6-1-5-2-6-1-6-3-5-2-6-2-5-3-5-2-5-3-6-3-5-4-4-3-5-4-5-4-4-3-4-5-4-4-4-5-3-4-4-5-3-5-3-5-2-5-3-6-3-5-2-5-2-6-1-5-2-6-1-6-1-6-1-5v-6l-1-6v-6-6l1-6v-6-6l2-5 1-6 1-6 2-5 2-6 2-5 3-5 2-7 3-5 3-5 3-5 3-5 4-4 4-5 4-4 4-4 4-5 4-4 5-4 4-3 5-4 6-3 5-2 5-3 6-2 5-3 5-2 6-2 6-2 5-1 6-1 6-2h6 5l7-1h5 6l6 1h6l6 1 5 1 6 1 6 2 5 1 6 3 6 2 5 2 5 3 5 3 6 3 4 3 5 3 4 4 5 4 5 4 4 3 3 5 4 5 4 4 4 5 3 5 3 5 3 5 2 5 4 6 2 6 1 5 3 5 1 6 2 6 1 6v5l1 7 1 5v6 6 6l-1 6-1 5v6l-1 6-2 6-1 5-2 6-2 6-2 5-3 5-3 5-2 6-3 4-4 6-3 4-4 5-4 5-4 3zM253 258l5-4 4-4 4-4 4-5 3-5 4-5 3-5 2-5 3-5 2-6 3-5 2-5 2-7 1-5 2-5v-7l1-6 1-5 1-6v-6-6-6l-1-5-1-7-1-6-1-5-1-6-1-6-3-5-2-5-2-6-3-6-2-5-3-6-3-4-3-6-4-4-4-5-4-5-4-4-4-4-4-4-5-4-4-3-5-4-5-3-5-3-5-3-6-2-5-3-6-2-5-2-6-2-6-1-5-2-6-1h-6l-6-1-6-1h-6-5l-7 1h-5l-6 1-6 1-6 1-6 1-5 2-6 2-5 3-5 2-6 2-5 3-6 3-5 3-5 4-5 3-5 3-3 5-5 4-4 4-4 4-4 5-3 5-4 4-3 6-3 4-3 6-2 5-2 6-3 6-1 6-3 5-1 6-1 6-1 5-1 6v6l-1 6v6 6l1 6 1 6v5l1 6 2 6 1 6 2 5 1 6 3 6 2 5 3 5 2 5 3 6 4 4 3 5 4 5 4 4 4 5 4 4 4 4 4 4 5 4 5 3 5 4 5 3 6 2 5 3 5 3 6 2 5 2 6 2 6 2 5 1 6 1 6 1 6 1 5 1h6 7 5 6l6-1 6-2h6l5-2 6-1 6-2 5-2 6-3 5-2 5-2 6-3 4-3 6-4 4-3 5-3 5-4z">
          <text:p/>
        </draw:path>
        <draw:path draw:style-name="gr131" draw:text-style-name="P129" draw:layer="layout" svg:width="0.3cm" svg:height="0.3cm" svg:x="2.735cm" svg:y="18.835cm" svg:viewBox="0 0 301 301" svg:d="M254 259l-4 4-4 4-5 3-4 4-6 3-5 3-5 3-5 3-6 2-5 2-5 3-6 1-6 2-5 1-7 1-5 2h-6-6-6-6-6-5l-7-1-6-1-6-1-5-1-6-2-6-2-5-2-6-3-5-2-5-3-6-2-4-3-5-4-5-3-5-4-4-4-5-4-3-5-4-4-4-4-4-5-3-5-4-5-3-5-2-5-3-5-3-5-2-7-2-5-1-5-2-7-1-5-1-6-1-6v-6l-1-5v-6-6l1-6v-6-6l2-6 1-6 1-6 2-5 2-6 2-6 3-5 2-6 3-5 3-5 3-5 3-5 4-4 4-5 4-4 4-4 4-4 4-5 5-3 5-4 5-3 4-3 6-3 5-3 6-2 5-3 5-2 6-2 5-2 6-1 6-1 6-2h7 5l6-1h6 6l6 1h5l7 1 6 1 5 1 6 2 6 1 5 3 6 2 5 2 5 3 6 3 4 3 6 3 4 4 5 3 5 4 3 4 5 4 4 4 4 5 4 4 3 5 4 5 3 5 3 5 2 6 2 5 3 6 2 5 2 5 2 6 1 7 1 5 1 6 1 6v6 6 6 5 7l-1 5-1 6-1 6-1 6-2 5-1 6-3 6-2 5-2 5-3 6-3 4-3 6-4 5-3 5-3 5-4 3-4 5zM255 260l4-4 4-5 4-4 4-5 3-5 3-4 3-6 3-5 4-6 2-5 2-5 2-6 2-5 2-6 1-6 1-6 1-5v-6l1-7v-5-6-6l-1-6v-6l-1-6-2-5v-7l-3-6-1-6-3-5-2-6-2-5-3-5-3-5-3-5-4-5-3-5-3-5-4-4-4-5-5-3-4-5-4-4-6-3-4-4-5-3-5-3-6-3-5-2-5-3-6-2-5-2-6-2-6-1-5-2-6-1h-6l-6-1-6-1h-6-6l-6 1h-6l-6 1-6 1-6 1-6 1-5 3-6 1-6 3-5 2-6 2-5 3-5 3-5 3-5 4-4 3-5 4-4 4-4 4-5 5-4 3-4 5-3 5-4 5-3 5-3 5-3 5-2 6-2 5-3 6-1 5-3 6-1 6-1 6-1 6-1 6v5l-1 7v6 6l1 5 1 6v7l1 5 2 6 1 6 2 5 2 6 2 6 3 5 2 5 3 6 3 4 3 6 3 4 4 5 4 5 4 4 4 4 4 5 5 4 5 3 4 3 5 4 5 3 6 3 4 3 6 2 5 2 6 3 6 1 5 3h6l5 2 7 1h7l5 1h6 6 6l6-1h6l5-1 7-1 5-1 6-2 6-1 5-3 6-2 5-2 5-3 5-3 6-3 5-3 4-4 5-4 4-4z">
          <text:p/>
        </draw:path>
        <draw:path draw:style-name="gr132" draw:text-style-name="P130" draw:layer="layout" svg:width="0.302cm" svg:height="0.302cm" svg:x="2.734cm" svg:y="18.834cm" svg:viewBox="0 0 303 303" svg:d="M256 260l-5 4-4 4-5 4-5 4-4 3-6 3-5 3-5 2-5 3-6 2-6 2-5 2-6 1-6 2-6 1-5 1h-6l-7 1h-6-6-6l-5-1-7-1h-6l-5-2-6-1-6-2-5-1-6-3-6-2-5-2-5-4-5-2-5-4-5-3-5-4-4-3-5-4-5-4-3-4-4-5-4-4-4-5-3-4-3-6-3-5-3-5-3-5-3-6-1-5-3-6-1-6-2-5-1-6-1-6-1-6v-6l-1-5v-6-7l1-6v-5-7l2-6 1-6 1-5 2-6 2-6 2-5 3-5 2-6 3-5 3-6 3-4 3-5 4-5 4-5 4-4 4-4 4-4 5-4 5-4 4-4 5-3 5-3 5-3 5-3 6-2 5-3 5-2 7-2 5-2 6-1 5-1 7-2h5 6l6-1h6 6l7 1h6l5 1 7 1 5 1 6 2 6 1 5 3 5 2 6 2 5 3 5 3 6 3 5 3 4 4 6 3 3 4 5 4 5 4 3 5 4 4 4 4 3 6 4 4 3 6 3 4 3 6 2 5 2 6 3 5 1 6 2 5 1 7 2 5v7l1 5 1 7v6 6 5l-1 6-1 7v5l-1 6-2 6-1 6-2 5-2 5-2 6-3 5-3 6-3 5-3 5-3 5-3 5-4 4-4 5-4 5zM257 261l3-4 4-4 4-5 4-5 4-5 3-5 3-5 3-5 3-5 2-5 3-6 1-6 3-5 1-6 2-6v-6l1-5 1-7 1-6v-5-6-6l-1-7-1-5-1-7-1-6-1-6-2-6-2-5-2-5-2-6-3-5-3-6-2-5-3-5-4-5-3-5-4-4-4-5-4-5-4-3-5-4-4-4-5-4-5-4-5-3-5-3-5-2-6-3-5-3-5-2-6-2-6-2-6-1-5-2-7-1h-5l-6-1-7-1h-6-6l-6 1-6 1h-5l-7 1-6 1-5 1-6 3-6 1-5 3-5 2-6 2-5 3-6 3-4 3-6 4-4 3-5 4-4 4-4 4-5 5-4 4-4 5-3 4-4 5-3 5-3 5-3 5-2 6-2 5-3 6-1 6-3 5-1 6-1 6-1 6-1 7v5l-1 6v7 6l1 5 1 6v6l1 6 2 6 1 5 2 7 2 5 2 5 3 6 2 5 3 5 3 6 3 5 3 5 4 5 4 4 4 4 4 5 4 3 5 4 5 4 4 4 6 3 4 3 6 3 5 3 5 3 6 2 5 2 6 2 6 2 6 1 5 1 6 1 6 1 6 1h6 6 6l7-1h6l6-2h5l7-2 5-1 5-2 6-2 6-3 5-2 6-3 5-2 5-3 5-4 5-3 4-4 5-4z">
          <text:p/>
        </draw:path>
        <draw:path draw:style-name="gr133" draw:text-style-name="P131" draw:layer="layout" svg:width="0.303cm" svg:height="0.303cm" svg:x="2.733cm" svg:y="18.833cm" svg:viewBox="0 0 304 304" svg:d="M257 262l-4 4-5 4-5 3-4 4-6 3-4 3-6 3-5 3-6 2-6 3-6 2-5 1-5 2-7 1-5 1-6 2h-6l-7 1h-5-6-6l-6-1-6-1-6-1-5-1-7-1-5-2-6-2-5-2-6-3-5-2-6-3-5-3-5-3-5-3-5-4-4-4-5-4-4-4-4-4-4-4-4-5-4-4-3-6-3-4-3-6-3-5-3-6-3-5-1-5-3-6-1-6-2-5-1-6-1-6-1-6v-6l-1-6v-6-7l1-6v-5-6l2-7 1-5 1-6 2-5 2-6 2-6 3-5 2-6 3-5 3-5 3-5 4-5 3-4 4-5 4-5 4-4 4-4 5-4 5-4 4-4 6-3 4-3 6-3 5-3 5-2 6-3 5-2 6-2 6-2 5-1 6-1 6-1 6-1h6l6-1h6 6l6 1h6l5 1 7 1 5 1 6 2 6 1 6 3 5 2 5 2 7 3 5 3 5 3 5 3 5 4 4 4 5 4 5 3 3 4 5 5 4 4 4 5 3 5 4 5 3 5 2 5 3 6 2 5 3 5 2 6 2 5 2 6 1 6 1 6 1 6 1 5 1 7v6 6 6l-1 6-1 6-1 6-1 6-1 6-2 5-2 6-1 6-3 5-2 6-3 5-3 5-3 5-3 5-4 5-4 5-4 4-4 4zM257 263l5-5 4-5 4-4 3-5 4-4 3-5 3-5 4-6 2-5 3-6 2-5 2-5 2-7 2-5 1-6 1-6 1-6 1-6v-6-6-6-6-7l-1-5-1-6-2-6v-6l-3-6-1-5-2-6-3-6-2-5-3-6-3-4-3-6-3-4-4-6-4-4-4-5-4-4-4-4-4-4-5-4-5-4-5-3-5-4-5-3-5-2-7-3-5-3-5-2-6-2-6-2-5-1-6-2-7-1h-5l-6-1h-6l-6-1h-6l-6 1-6 1h-6l-6 1-6 1-5 1-6 3-6 1-5 3-6 2-6 2-4 3-6 3-5 3-5 4-4 3-5 4-5 4-4 5-4 4-4 4-4 5-4 4-4 6-3 4-3 6-2 5-3 6-2 5-3 5-1 7-3 5v6l-2 5-1 7-1 6v5l-1 6v7 6l1 6 1 6v6l1 6 2 6 1 6 2 5 2 6 2 6 3 5 2 6 3 5 3 5 3 5 4 5 3 4 4 5 5 5 3 4 5 4 4 4 5 4 5 4 5 3 5 3 5 3 5 3 6 2 6 3 5 2 5 1 6 2 6 1 6 2 6 1 6 1h6 6 6 5 7 6l6-2 5-1 7-1 5-2 6-1 5-3 6-2 6-2 5-3 6-3 5-3 5-4 5-3 5-4 4-3z">
          <text:p/>
        </draw:path>
        <draw:path draw:style-name="gr134" draw:text-style-name="P132" draw:layer="layout" svg:width="0.305cm" svg:height="0.305cm" svg:x="2.733cm" svg:y="18.833cm" svg:viewBox="0 0 306 306" svg:d="M257 263l-4 4-4 4-5 4-5 3-5 4-5 3-6 2-5 3-5 3-6 2-5 2-6 2-6 1-6 2-5 1-6 1h-7l-6 1h-5-6-6l-7-1h-5l-6-1-6-2-6-1-6-2-5-1-6-3-5-2-6-2-5-3-5-4-6-3-4-3-5-4-5-3-4-4-5-4-4-5-4-4-4-5-3-5-4-4-3-6-3-4-3-6-3-5-2-5-2-7-3-5-1-5-2-6-1-7-1-6-1-6v-6l-1-6v-6-6l1-6v-5l1-7 1-6 1-5 1-6 2-6 2-6 2-5 3-6 3-5 2-5 3-6 3-4 4-6 4-4 4-5 4-5 3-4 5-4 5-4 4-4 5-3 5-4 5-3 5-3 5-3 5-2 7-3 5-2 5-2 6-2 6-1 6-1 5-1 7-1h6l6-1h5l6 1h7 6l5 1 6 1 7 1 5 2 6 1 5 3 6 2 5 2 6 3 5 3 5 3 5 4 5 3 5 4 5 4 4 3 4 5 4 4 4 4 4 5 4 5 3 5 3 5 4 5 3 6 2 5 2 5 3 6 1 6 2 6 1 5 2 7 1 6v5l1 6v6 7 5l-1 6v6l-1 6-1 6-2 7-1 5-2 6-2 6-2 5-3 6-3 5-3 5-3 6-3 4-5 5-3 5-4 4-4 5zM258 263l5-3 4-5 3-5 4-4 4-5 4-5 3-6 3-4 2-6 4-5 2-6 1-6 3-5 1-6 2-7 1-6v-6l1-6 1-6v-5-7-6l-1-6-1-6v-5l-2-7-2-6-1-5-2-6-2-6-2-5-3-5-3-6-3-5-3-6-3-4-5-5-3-5-4-4-4-5-5-4-4-4-5-4-5-4-4-3-6-3-4-3-6-3-5-3-5-3-7-2-5-2-5-2-6-1-7-2-5-1h-6l-6-1h-7l-6-1h-5l-6 1-6 1h-7l-5 1-6 2h-6l-6 3-6 1-5 3-6 2-5 3-5 2-6 3-4 3-6 4-4 3-5 4-5 5-4 4-4 4-4 5-4 5-4 4-3 5-4 5-3 6-2 4-3 6-2 6-3 5-1 6-2 6-1 5-2 6-1 6-1 6v6l-1 6v6 6l1 7 1 5v6l1 6 2 7 1 6 2 5 2 6 2 6 3 5 2 5 3 6 3 5 3 5 4 5 4 5 4 4 4 5 3 4 5 5 5 3 4 4 5 3 5 4 5 3 5 3 6 3 5 3 6 2 6 2 5 2 6 1 6 2 6 2h6l5 1 7 1h6 6 6l5-1h7l6-1 6-1 5-2 6-1 6-2 5-2 6-2 6-3 5-3 6-3 4-3 6-3 4-4 5-3 4-4z">
          <text:p/>
        </draw:path>
        <draw:path draw:style-name="gr135" draw:text-style-name="P133" draw:layer="layout" svg:width="0.306cm" svg:height="0.306cm" svg:x="2.732cm" svg:y="18.832cm" svg:viewBox="0 0 307 307" svg:d="M260 264l-5 5-5 4-4 3-5 4-5 3-5 3-5 3-6 3-5 2-6 3-6 2-5 1-6 2-6 2h-6l-6 2h-6l-5 1h-7-6-6l-6-1-5-1-7-1-6-1-5-2-6-1-6-2-6-2-5-2-6-3-5-3-6-3-4-3-6-4-4-3-5-4-4-4-5-4-4-4-4-5-4-4-3-5-5-5-3-5-3-5-3-6-3-5-2-6-2-6-3-6-1-5-2-6-1-6-1-6-1-6v-6l-1-6v-6-6l1-6v-6l1-6 1-6 1-6 2-6 1-6 2-5 2-5 3-7 3-5 2-5 3-5 4-5 4-5 4-5 4-4 3-5 4-5 5-3 4-5 5-4 5-3 5-4 5-3 5-3 6-2 5-3 5-3 6-2 6-2 5-2 6-1 7-1 5-1 6-1h6l6-1h6l6 1h6 6l6 1 6 1 6 1 6 2 6 2 5 2 6 2 6 2 5 3 5 4 5 3 5 3 5 3 5 4 4 4 5 3 4 5 4 5 4 4 4 5 4 4 3 5 3 5 3 6 3 5 3 6 2 5 2 5 2 7 1 5 2 6 1 6 1 6 1 6 1 6v6 6 6l-1 6-1 6-1 6v6l-2 6-2 6-2 5-1 6-3 7-3 5-2 5-3 5-3 6-4 5-3 5-4 4-4 5-4 4zM260 265l4-5 5-3 4-5 4-5 3-5 3-5 4-5 3-6 2-5 2-5 3-6 2-7 2-5 2-6 1-6 1-6 1-6 1-6v-6-6-6-6-6l-1-6-1-6-1-6-2-6-2-5-1-7-2-5-3-5-2-6-3-6-3-5-3-5-3-5-4-5-4-5-4-4-5-5-3-4-5-4-5-4-4-3-6-4-4-3-6-3-5-3-5-3-6-3-5-2-6-2-6-2-6-1-5-2-7-1h-6l-6-1h-6l-6-1h-6l-6 1-6 1h-6l-6 1-6 2-6 1-5 2-6 1-6 3-5 2-5 3-6 2-5 3-6 4-4 3-6 4-4 4-5 4-4 4-4 4-4 5-4 5-4 4-4 6-3 4-3 6-3 5-3 5-2 6-3 6-1 5-2 6-1 6-2 6-1 6v6l-1 6-1 6v6 6l1 6 1 6v6l1 6 2 6 1 6 2 6 2 5 2 6 3 7 2 5 3 5 3 5 3 5 5 5 4 5 4 5 3 4 5 4 4 4 4 5 5 4 5 3 5 4 5 3 6 3 5 2 6 3 5 3 5 2 7 1 5 2 6 2 6 1 6 1 6 1h6 6 6 7 5 6l6-2 6-1 6-1 6-2 5-1 7-3 5-2 5-2 6-3 5-3 6-4 4-3 6-3 4-4 5-4z">
          <text:p/>
        </draw:path>
        <draw:path draw:style-name="gr135" draw:text-style-name="P133" draw:layer="layout" svg:width="0.308cm" svg:height="0.308cm" svg:x="2.731cm" svg:y="18.831cm" svg:viewBox="0 0 309 309" svg:d="M261 266l-4 4-5 3-5 4-5 4-5 3-5 3-6 3-5 4-5 2-6 2-6 2-5 2-6 2-6 1-6 1-6 1h-6l-6 1h-6-6-6l-6-1h-6l-6-1-6-2-6-1-6-2-6-1-5-3-6-2-5-3-6-2-6-3-5-4-5-3-5-3-5-4-4-5-4-4-5-4-3-4-4-5-4-5-4-6-3-5-3-5-3-5-3-5-2-7-2-5-3-5-1-7-2-5-1-6-1-6-1-6v-6l-1-6v-6-6l1-6v-7l1-5 1-6 1-6 2-6 1-6 2-5 2-6 3-6 3-5 3-6 3-5 3-5 3-5 4-5 4-4 4-5 4-5 4-3 5-4 4-4 6-4 4-3 6-4 5-3 6-2 6-3 5-3 5-2 7-2 5-1 6-2 6-1 6-1 6-1h6l6-1h6l6 1h6 6l6 1 6 1 6 1 6 2 5 2 7 2 5 2 5 2 6 3 5 4 6 3 4 3 6 4 4 3 5 4 4 4 4 4 5 5 4 4 4 5 3 4 3 6 4 5 3 5 3 5 2 6 2 6 3 5 1 6 2 6 1 6 2 5 1 7v6l1 6v6 6 6l-1 6v6l-1 6-1 6-1 6-2 6-2 5-3 6-2 6-2 5-3 5-3 6-3 5-4 6-3 5-4 5-3 4-5 4zM261 267l5-5 4-5 4-4 3-5 4-5 3-6 4-5 2-5 4-5 2-6 2-6 2-5 3-6 1-6 2-6 1-6v-6l1-6 1-6v-6-6-6l-1-6-1-6v-7l-2-5-1-6-2-6-2-6-2-6-2-5-2-6-4-5-3-6-3-5-4-5-3-5-4-5-3-4-5-4-4-5-4-3-5-4-5-4-5-4-5-3-5-3-6-3-5-3-6-3-5-2-6-2-6-2-6-1-6-1-6-2h-6l-6-1h-6l-6-1h-6l-6 1-6 1h-6l-6 1-6 2-6 1-6 2-6 1-6 3-5 2-6 3-6 2-5 3-5 4-5 3-5 4-4 4-5 4-5 4-3 4-5 5-4 5-4 5-3 5-3 5-3 5-3 6-2 5-3 6-2 5-2 6-2 5-1 7-2 6-1 5v6l-1 7-1 6v6 6l1 6 1 6v6l1 6 2 6 1 5 2 7 2 5 2 6 3 6 3 5 2 5 3 6 4 4 3 7 4 4 4 5 4 4 4 5 5 4 4 4 5 4 5 3 5 4 5 3 5 3 6 3 6 3 6 2 5 2 6 2 6 2 6 1 5 2h7l6 1 6 1h6 6 6l6-1h6l6-1 6-1 6-2 6-1 6-2 5-2 6-2 6-3 5-3 6-3 4-3 6-3 4-4 6-4 4-4z">
          <text:p/>
        </draw:path>
        <draw:path draw:style-name="gr136" draw:text-style-name="P134" draw:layer="layout" svg:width="0.309cm" svg:height="0.309cm" svg:x="2.73cm" svg:y="18.83cm" svg:viewBox="0 0 310 310" svg:d="M262 267l-4 4-5 4-5 4-5 4-5 3-5 3-5 3-5 3-7 2-5 3-5 2-6 2-6 1-6 2h-6l-6 2h-6l-6 1h-6-6-6l-7-1-6-1-7-1-5-1-6-2-6-1-6-2-5-2-6-2-6-3-5-3-6-3-4-3-6-4-4-4-5-4-4-3-5-5-5-5-3-4-4-5-4-4-3-6-4-4-3-6-3-5-3-6-2-5-2-6-3-6-1-6-2-5-1-6-1-7-1-5v-6l-1-6v-6-7l1-6v-6l1-6 1-5 1-7 2-6 1-5 3-6 1-6 3-5 3-5 3-6 3-5 3-6 3-4 4-6 4-4 4-5 4-4 5-4 4-4 5-4 5-4 5-3 5-4 5-3 6-2 5-3 5-3 6-2 6-2 6-1 6-2 6-1 6-1 6-1h7l6-1h6l6 1h6 6l6 1 6 2h6l6 2 6 2 5 2 6 2 6 3 5 2 6 4 4 3 6 3 4 4 6 3 4 4 5 4 4 5 4 4 4 4 4 5 3 5 4 5 3 5 3 6 3 5 3 5 2 6 2 6 2 5 1 7 2 6 1 5 1 6 1 6 1 7v6 6 6l-1 5-1 7-1 6v6l-2 5-1 7-3 6-2 5-2 5-3 7-3 5-2 5-4 5-3 5-4 5-3 5-5 4-3 5zM263 267l4-4 4-5 4-5 4-4 4-6 3-4 3-6 3-5 3-5 2-6 3-6 2-5 2-6 2-6 1-6 1-6 1-6 1-7v-5-6-6-6-7l-1-6-1-6-1-6-2-5-1-7-2-6-2-5-3-6-3-5-2-6-3-5-3-5-4-6-4-4-3-5-5-4-3-5-5-5-5-3-4-4-5-4-5-4-5-3-5-3-6-3-5-3-6-3-6-2-5-2-6-2-6-1-6-1-6-2h-6l-6-1h-6l-6-1h-6l-6 1-7 1h-6l-6 1-7 2-5 1-6 2-6 1-6 3-5 2-5 3-6 3-5 3-6 3-4 3-6 4-4 4-5 4-5 4-3 5-4 5-5 4-3 5-4 5-3 5-3 5-3 6-2 5-3 6-2 6-2 5-2 6-1 6-2 6-1 6v6l-1 6-1 6v7 6l1 6 1 6v6l1 6 2 6 1 6 2 5 2 7 2 5 3 5 3 6 2 6 4 5 3 5 3 5 4 5 4 5 4 4 4 5 5 4 4 4 5 4 5 4 5 3 5 4 6 3 5 2 6 3 5 3 6 2 6 2 6 1 5 2 6 1 7 1 6 1h7 6 6 6 6l6-1 6-1 6-1 6-1 6-2 6-2 6-2 5-2 6-3 5-2 5-3 6-3 5-4 5-3 4-4 5-4z">
          <text:p/>
        </draw:path>
        <draw:path draw:style-name="gr137" draw:text-style-name="P135" draw:layer="layout" svg:width="0.311cm" svg:height="0.311cm" svg:x="2.729cm" svg:y="18.829cm" svg:viewBox="0 0 312 312" svg:d="M263 267l-4 5-5 4-4 4-5 3-5 4-6 3-5 3-6 2-5 4-5 2-7 2-5 2-7 2-6 1-6 1-6 1h-6l-6 1h-6-6-6l-7-1h-6l-6-1-6-2-5-1-7-2-5-1-6-3-6-2-5-4-5-2-6-3-5-4-5-3-5-4-5-4-4-4-5-3-4-5-4-5-4-4-4-5-3-5-3-6-4-4-3-6-3-6-2-5-2-6-3-6-1-5-2-6-1-7-1-5-1-6v-6l-1-6v-7-6l1-6v-6l1-6 1-6 1-6 2-6 1-6 3-6 1-5 3-6 3-5 3-6 3-5 3-5 4-5 3-5 5-5 3-4 4-5 5-4 4-4 5-4 5-4 5-3 5-3 6-3 5-3 6-3 5-3 5-2 7-2 6-1 5-2 6-1 7-1 6-1h6l6-1h6l6 1h6 6l6 1 6 2h6l6 2 7 2 5 2 6 2 6 3 5 2 5 4 6 3 5 3 5 4 4 3 5 4 5 4 4 5 4 4 5 5 3 5 4 4 4 6 3 5 3 5 2 6 3 5 2 6 3 5 1 6 2 6 1 6 2 6 1 6v6l1 6v7 6 6l-1 5v6l-1 7-2 6v6l-3 5-1 6-3 6-2 6-2 5-3 6-3 5-3 6-4 4-3 6-4 4-4 5-4 4zM264 268l4-5 5-3 4-5 3-5 4-5 3-5 3-6 4-5 3-6 2-5 2-5 3-7 1-5 2-6 1-6 2-6v-6l1-6 1-6v-6-6-7l-1-6-1-6v-6l-2-6-1-6-2-6-1-6-3-5-2-7-3-5-2-5-4-6-3-5-4-5-3-5-4-5-4-4-4-5-5-4-4-4-5-4-4-4-6-3-5-4-5-3-5-3-6-3-6-3-5-2-6-2-6-2-7-1-6-1-6-2h-6l-6-1h-6l-6-1h-6l-6 1-6 1h-6l-7 1-6 2-6 1-5 2-7 2-5 2-6 3-5 2-6 3-5 3-6 3-4 4-5 3-5 4-5 5-4 3-4 5-4 5-4 4-4 5-4 5-3 6-3 5-3 6-2 5-3 5-2 6-2 6-2 6-1 5-2 7-1 6v6l-1 6-1 6v6 7l1 6 1 6v6l1 6 2 6 1 6 2 6 2 5 2 6 3 6 3 5 3 6 3 5 3 5 4 5 3 5 5 5 3 4 5 5 4 4 4 4 6 4 4 4 6 3 4 3 6 3 5 3 6 4 6 2 5 2 6 2 7 2 5 1 6 2h6l6 1 7 1h6 6 6l6-1 6-1h7l5-1 6-2 7-1 5-2 7-2 5-2 6-4 6-2 5-4 5-3 5-4 5-3 5-3 5-4z">
          <text:p/>
        </draw:path>
        <draw:path draw:style-name="gr137" draw:text-style-name="P135" draw:layer="layout" svg:width="0.313cm" svg:height="0.313cm" svg:x="2.729cm" svg:y="18.829cm" svg:viewBox="0 0 314 314" svg:d="M265 270l-5 4-5 4-5 4-5 3-5 4-5 3-5 3-6 2-6 3-5 3-7 1-5 3-6 1-6 2h-6l-6 1-6 1-6 1h-6-6-7l-6-1-6-1-6-1-6-1-6-2-6-1-6-2-5-2-7-2-5-3-5-3-6-4-4-3-6-3-4-4-6-3-4-4-4-5-5-5-4-3-4-6-3-4-4-5-3-5-3-6-4-5-3-6-2-5-2-6-3-6-1-6-2-6-1-5-1-6-1-7v-6l-1-6v-6-6l1-6v-7l1-6 1-6 1-6 2-5 1-7 3-5 2-6 2-6 3-5 3-5 3-6 3-5 4-6 4-4 4-5 3-4 5-5 4-4 4-4 6-4 4-3 5-4 5-3 6-3 5-4 6-2 6-3 5-2 6-3 6-1 6-2 6-1 6-1 6-1h7l6-1h6l5 1h6 7l6 1 6 2h6l6 2 6 2 6 2 5 3 6 3 6 2 5 3 5 3 5 4 6 3 4 4 6 4 4 5 5 4 4 4 4 5 3 4 4 6 3 4 4 6 3 5 3 6 3 5 2 6 2 6 2 6 1 5 2 6 1 6 1 7 1 6 1 6v6 6 6l-1 7-1 6-1 5-1 6-1 6-2 7-2 5-2 6-2 6-3 5-3 5-3 6-3 5-3 6-4 4-4 6-4 4-4 4zM265 270l5-4 4-5 4-4 4-5 4-5 3-5 3-5 3-6 3-5 2-6 3-6 2-5 2-6 2-7 1-6 1-5 1-6 1-6 1-7v-6-6-6l-1-6-1-6-1-7-1-6-2-6-1-6-3-5-1-7-3-5-3-5-3-6-2-5-4-6-3-5-4-5-4-5-4-5-4-3-4-5-5-5-5-4-5-3-5-3-5-4-6-3-5-4-6-2-5-2-6-3-6-3-6-2-6-1-6-1-6-2h-6l-6-1h-6l-6-1h-6l-6 1-7 1h-6l-6 1-6 2-6 1-6 2-6 2-6 2-5 3-6 3-5 3-6 3-5 3-5 4-5 4-5 4-4 3-5 5-4 4-4 4-4 5-4 5-3 5-4 5-3 6-3 5-2 6-3 6-2 5-2 6-2 6-1 6-2 6-1 6v6l-1 7-1 6v6 6l1 6 1 6v7l1 6 2 6 1 5 2 6 2 7 2 5 3 5 3 6 3 6 3 5 3 5 4 5 4 5 4 5 3 4 5 5 5 4 4 4 5 4 4 4 6 3 5 3 6 3 5 3 5 3 6 3 6 1 6 3 6 1 6 2 6 1 6 1 6 1 6 1h7 6 6l6-1 6-1 6-1 7-1 5-1 6-2 6-2 6-1 6-3 5-3 6-2 5-3 5-3 6-4 4-4 5-4 6-4z">
          <text:p/>
        </draw:path>
        <draw:path draw:style-name="gr138" draw:text-style-name="P136" draw:layer="layout" svg:width="0.314cm" svg:height="0.314cm" svg:x="2.728cm" svg:y="18.828cm" svg:viewBox="0 0 315 315" svg:d="M265 271l-4 4-5 4-5 4-4 4-6 3-5 4-6 3-5 2-5 3-7 2-5 2-6 2-6 2-6 1-6 1-6 1-6 1h-6-7-6-6-6l-6-1-6-1-7-2-6-1-5-2-6-2-6-1-6-4-5-2-6-3-5-3-5-3-6-3-4-4-5-4-5-5-4-3-5-5-4-5-4-4-3-5-4-5-3-6-3-4-4-6-3-6-2-5-2-6-3-6-1-6-2-5-1-6-1-7-1-6v-6l-1-6v-6-6l1-7v-6l1-6 1-6 1-6 2-6 1-6 3-6 2-5 2-7 3-5 3-5 3-6 4-5 3-5 4-5 4-5 3-4 5-4 5-5 4-4 5-4 4-4 6-4 5-3 6-3 5-3 5-3 6-3 6-1 5-3 7-1 6-2 6-1 6-1 6-1h6l7-1h6l6 1h6 6l6 1 6 2h6l6 2 6 2 6 3 6 2 5 2 6 2 5 4 5 3 6 4 4 3 6 3 4 5 5 5 4 4 4 4 4 5 4 5 4 5 3 5 4 6 2 5 3 5 3 6 3 5 1 6 3 6 1 6 2 6 1 6 1 6 1 7 1 6v6 6 6l-1 6-1 6-1 7-1 5-1 6-2 6-2 7-2 5-3 6-2 5-3 6-3 5-3 6-3 4-4 6-4 4-4 5-4 5zM266 272l4-5 4-4 5-5 4-5 3-5 4-5 3-6 3-5 3-6 2-5 3-6 2-5 1-7 2-6 1-5 2-6 1-7 1-6 1-6v-6-6-6l-1-6-1-7-1-6-2-6-1-6-2-6-2-6-1-6-4-5-2-6-3-6-3-5-3-6-3-4-4-6-4-4-4-5-4-4-5-5-5-4-4-5-5-3-5-4-6-3-4-4-6-3-6-3-5-2-6-2-6-3-6-1-6-2-5-1-7-2h-6l-6-1h-6l-6-1-7 1h-6l-7 1h-6l-6 1-5 2-6 1-7 2-6 2-5 2-6 3-6 2-5 3-6 3-5 3-5 4-5 4-5 4-4 4-5 5-4 5-4 4-4 5-4 4-3 6-4 5-3 6-3 5-2 5-3 6-2 6-2 5-2 7-1 6-2 6-1 6v6l-1 6-1 7v6 6l1 6 1 6v6l1 7 2 6 1 6 2 5 2 6 2 6 3 6 3 5 3 6 3 5 3 6 4 4 4 6 4 4 4 5 4 4 5 4 4 4 5 5 5 3 5 4 5 3 6 3 5 3 6 2 6 3 6 2 5 2 6 2 6 1 7 2 6 1h6l6 1h6 6 7l6-1h6l6-1 6-1 6-2 6-1 6-2 6-3 6-2 5-2 6-3 6-3 5-4 5-3 5-4 5-3 4-4z">
          <text:p/>
        </draw:path>
        <draw:path draw:style-name="gr139" draw:text-style-name="P137" draw:layer="layout" svg:width="0.316cm" svg:height="0.316cm" svg:x="2.727cm" svg:y="18.827cm" svg:viewBox="0 0 317 317" svg:d="M267 273l-4 4-5 3-5 4-5 4-5 3-5 4-5 2-7 3-5 3-5 2-6 2-7 3-5 1-6 2-6 1h-7l-6 1-6 1h-6-6-6l-6-1-7-1h-6l-6-2-6-2-6-1-6-2-6-3-5-2-6-2-6-3-5-3-6-4-4-3-6-4-4-4-6-4-4-4-4-4-5-5-4-5-3-5-4-5-3-5-3-5-4-6-3-5-2-6-2-6-2-6-2-5-2-7-1-6-1-6-1-6v-6l-1-6v-7-6l1-6v-6l1-6 1-6 1-7 2-6 1-6 3-5 2-6 2-6 3-5 3-6 3-5 4-5 3-6 4-5 4-5 4-4 4-5 5-5 5-3 5-4 5-4 5-4 5-3 5-3 6-3 6-3 5-2 6-2 6-3 6-1 6-2 6-1 6-1 6-1h6 6l7-1 6 1h7 6l6 1 6 2h5l7 3 6 1 5 3 6 2 6 2 5 3 6 3 5 3 5 4 6 3 4 4 5 4 5 4 4 5 5 4 4 5 3 4 4 7 3 4 4 6 3 5 3 5 2 7 3 5 2 5 2 6 1 7 2 6 2 6v6l1 6 1 6v7 6 6l-1 6-1 6v6l-2 7-2 5-1 6-2 6-2 6-2 6-3 5-3 6-3 5-3 5-4 6-3 5-4 5-4 4-4 5zM268 273l5-4 4-5 3-5 4-5 4-4 4-6 3-5 3-6 2-5 4-6 2-6 2-6 2-5 1-6 2-6 1-7 1-6 1-6 1-6v-6-6-7l-1-6-1-7-1-6-1-6-2-5-1-7-3-6-1-5-3-6-3-6-3-5-3-5-3-6-4-5-3-6-4-5-4-5-4-4-5-5-4-4-5-4-5-3-5-4-5-3-6-3-5-4-6-3-6-2-5-2-6-3-6-1-6-2-6-1-6-2h-6l-6-1h-7l-6-1-7 1h-6l-6 1h-6l-6 1-7 2-5 1-6 2-6 2-6 2-6 3-5 2-6 3-5 3-5 4-6 3-4 4-6 4-5 4-4 4-5 5-3 4-5 5-3 6-4 5-3 5-4 6-2 5-3 6-3 6-2 6-2 5-2 6-1 6-2 7-1 6v6l-1 6-1 6v6 7l1 6 1 6v6l1 6 2 6 1 7 2 6 2 5 2 6 3 6 3 5 3 6 3 5 4 5 3 6 4 4 4 6 4 4 4 4 5 5 5 4 5 3 5 4 5 4 6 3 5 3 6 3 5 3 6 2 6 2 6 3 6 1 6 2 6 1 6 1 7 1 6 1h6 6 6l6-1 6-1 7-1h6l6-2 6-2 6-2 6-2 5-2 6-3 6-3 5-3 5-3 6-3 4-4 6-4 4-4z">
          <text:p/>
        </draw:path>
        <draw:path draw:style-name="gr140" draw:text-style-name="P138" draw:layer="layout" svg:width="0.317cm" svg:height="0.317cm" svg:x="2.726cm" svg:y="18.826cm" svg:viewBox="0 0 318 318" svg:d="M269 273l-5 5-4 4-6 4-4 4-6 3-5 3-6 3-5 3-6 2-6 3-6 2-5 2-6 2-6 1-7 1-6 1-6 1h-6-6-6-7-6l-6-1-6-1-6-1-6-2-7-2-6-2-6-2-6-2-5-3-6-3-5-3-6-3-5-4-5-4-5-4-5-3-4-5-4-4-5-5-4-5-3-5-3-5-4-5-3-5-4-6-2-6-3-5-2-6-2-5-2-7-2-6-1-6-1-6-1-6v-6l-1-7v-6-6l1-6v-6l1-6 1-7 1-6 2-6 1-6 3-5 2-7 2-5 3-7 3-5 4-6 3-5 4-5 3-5 4-5 4-4 5-5 4-4 4-4 6-4 4-4 6-3 5-4 5-3 6-3 5-3 6-2 6-2 7-3 6-1 5-2 6-1 7-1 6-1h6 6l7-1 6 1h6 6l7 1 6 2h6l5 3 7 1 6 3 5 2 6 2 6 3 5 3 5 3 6 4 4 3 6 4 4 4 5 4 5 5 4 4 4 5 4 4 3 6 4 5 3 6 3 5 3 5 3 7 3 6 1 5 2 6 2 6 2 6 1 6 1 6 1 6v7 6 7 6 6l-1 6-1 6-1 6-2 7-2 6-1 5-2 6-3 6-3 6-2 5-3 6-3 5-4 5-4 5-4 5-4 5-4 5zM270 274l3-4 5-5 4-5 4-4 4-6 3-5 4-5 3-6 2-5 3-6 2-6 3-5 1-6 2-6 1-7 2-6 1-6v-6l1-6v-6-7-7l-1-6v-6l-1-6-2-6-1-6-2-6-2-6-2-6-3-5-2-7-3-6-3-5-3-6-4-5-4-5-4-4-4-6-4-4-4-4-5-5-5-4-5-3-5-4-6-3-4-3-6-4-6-3-5-2-6-2-6-3-6-1-6-2-6-1-6-2h-7l-6-1h-6l-6-1-7 1h-6l-6 1h-6l-7 1-6 2-6 1-7 2-5 2-6 2-6 3-6 3-5 2-6 3-5 4-5 3-5 4-5 4-4 4-5 4-5 5-3 4-4 6-4 4-4 6-3 5-3 6-3 5-3 6-3 6-2 6-2 6-2 6-1 6-2 6-1 7v6l-1 6-1 6v6 6l1 7 1 6v6l1 6 2 6 1 6 2 7 2 6 2 5 3 6 3 6 3 5 3 5 4 6 3 4 4 6 4 4 4 5 5 5 4 4 5 4 5 4 5 4 5 4 5 3 5 3 7 3 5 2 5 3 7 2 6 2 6 2 6 1 6 2 6 1h7l6 1h7 6 6l6-1h6l6-1 7-1 6-1 6-2 6-2 5-3 7-2 5-2 6-3 6-3 5-3 5-4 5-3 5-4 5-5z">
          <text:p/>
        </draw:path>
        <draw:path draw:style-name="gr141" draw:text-style-name="P139" draw:layer="layout" svg:width="0.319cm" svg:height="0.319cm" svg:x="2.726cm" svg:y="18.826cm" svg:viewBox="0 0 320 320" svg:d="M270 275l-4 4-6 4-4 4-6 4-4 3-6 3-5 3-6 4-6 2-6 2-5 2-6 3-6 1-7 2-6 1h-6l-6 1-6 1h-7-6-7l-6-1-7-1h-6l-6-2-6-1-6-2-6-2-6-3-5-2-6-2-6-3-5-3-6-3-4-4-6-4-4-4-5-4-4-5-5-4-4-5-5-4-3-6-3-4-4-6-3-5-4-6-2-5-3-6-2-6-2-6-2-6-2-6-1-6-1-6-1-7v-6l-1-6v-6-6l1-6v-6l1-7 1-7 1-5 2-6 1-7 3-6 2-6 2-6 3-5 4-6 3-5 3-5 4-6 3-4 4-6 4-4 5-5 4-4 5-4 5-4 5-4 5-3 5-4 5-3 6-3 6-3 5-2 7-2 5-3 6-1 6-2 6-1 7-1 6-1h6 6l7-1 7 1h6 6l6 1 7 2 6 1 6 2 5 1 6 3 7 2 5 2 5 3 7 3 4 3 6 4 5 3 5 4 5 4 5 5 3 4 5 4 4 6 4 4 4 5 4 5 3 6 3 5 3 5 2 7 2 5 3 6 2 6 2 6 1 7 2 6v6l1 6 1 6v7 6 6l-1 7-1 6v6l-2 6-1 6-2 6-2 7-2 5-2 6-3 6-3 5-3 5-3 6-4 5-3 6-4 4-4 5-5 4zM270 276l5-5 5-4 3-5 4-5 4-5 3-5 4-6 3-5 3-6 3-6 2-5 2-6 2-7 1-6 2-6 1-6 1-6 1-6 1-7v-6-6-7l-1-6-1-6-1-6-1-6-2-7-1-7-3-5-2-6-2-6-2-6-4-5-3-5-3-6-4-5-3-6-4-4-4-5-5-4-4-5-5-4-5-5-4-3-6-3-5-4-5-3-6-4-5-3-6-2-7-2-5-3-6-1-6-2-6-1-7-2h-6l-6-1h-6l-7-1-7 1h-6l-6 1h-6l-7 1-6 2-6 1-6 2-6 2-6 2-6 3-5 3-6 2-5 4-5 3-6 4-4 4-6 4-4 3-5 5-5 5-3 4-4 5-4 5-4 5-3 5-3 6-3 5-3 6-3 6-2 6-2 6-2 5-1 7-2 6-1 7v6l-1 7-1 6v6 6l1 6 1 6v7l1 7 2 5 1 6 2 6 2 6 2 6 3 6 3 5 3 6 3 6 4 5 4 5 3 5 4 5 4 5 5 4 4 4 5 5 5 4 5 3 5 4 6 3 5 3 6 4 5 2 6 2 6 2 6 3 6 1 6 2 6 1 6 1 7 1 6 1h7 6 7l6-1 6-1 6-1h6l7-2 6-1 6-3 6-2 5-2 7-3 5-3 5-3 6-3 5-4 6-3 4-4 5-4z">
          <text:p/>
        </draw:path>
        <draw:path draw:style-name="gr141" draw:text-style-name="P139" draw:layer="layout" svg:width="0.32cm" svg:height="0.32cm" svg:x="2.725cm" svg:y="18.825cm" svg:viewBox="0 0 321 321" svg:d="M271 277l-4 3-5 5-5 4-5 3-5 4-6 3-5 3-6 3-6 2-6 3-6 2-6 2-6 2-7 1-6 1-6 1-6 1h-6-6-7-7-6l-6-1-6-1-6-1-6-2-7-1-5-3-6-2-6-2-6-3-5-3-5-3-6-4-5-3-5-4-5-4-5-4-4-4-5-5-4-4-4-5-4-5-3-6-4-4-3-6-4-6-2-5-3-6-2-6-2-6-2-6-2-6-1-6-1-7-1-6v-6l-1-6v-6-6l1-7v-7l1-6 1-7 1-6 2-6 1-5 3-6 2-7 2-5 3-6 4-6 3-5 3-5 4-5 3-5 4-5 4-5 5-4 4-5 5-4 5-4 5-3 5-4 6-3 5-4 6-3 5-3 6-2 6-2 6-3 6-1 6-2 6-1 6-1 7-1h6 6l7-1 6 1h6 6l6 1 7 2 6 1 6 2 6 1 5 3 7 2 7 2 5 3 5 3 6 3 5 4 6 3 4 4 5 5 4 4 5 4 5 5 3 5 4 4 4 6 4 5 3 5 3 6 3 5 3 6 2 6 2 6 3 5 1 6 2 7 1 6 1 6 1 7v6 7 6 6 6l-1 7-1 6-1 6-2 6-1 6-2 6-2 7-3 5-3 6-2 6-3 5-4 5-3 6-4 4-4 6-4 4-4 5zM272 277l5-4 3-5 5-5 4-5 4-5 3-6 3-5 3-5 3-6 3-6 2-5 3-7 1-6 2-6 1-6 2-6 1-6v-7l1-6v-6-6-7l-1-6v-7l-1-6-2-6-1-7-2-6-2-6-2-6-3-5-2-7-3-5-3-5-4-6-3-5-4-5-4-5-4-5-4-4-5-5-4-4-5-4-5-4-6-3-4-4-6-3-6-4-5-3-7-2-6-2-6-3-6-1-6-2-6-1-7-2h-6l-6-1h-6l-6-1-7 1h-6l-6 1h-7l-6 1-6 2-6 1-6 2-6 2-7 2-5 3-5 3-7 3-5 3-5 3-6 4-4 4-5 4-5 3-5 5-4 5-4 4-4 5-4 5-4 6-3 5-3 5-3 6-3 5-3 6-2 7-2 5-2 6-1 6-2 6-1 7v6l-1 7-1 7v6l1 6v6l1 7v6l1 6 2 7 1 6 2 6 3 5 2 6 2 6 3 6 3 5 4 6 3 5 4 6 3 4 4 5 5 5 4 4 4 5 6 3 4 5 6 4 4 3 6 4 5 3 6 2 6 3 6 3 5 2 6 2 7 2 6 1 6 2 6 1h6l6 1h7 7 6l6-1h6l7-1 6-1 6-1 6-3 6-1 6-3 7-2 5-2 6-3 6-3 5-3 5-4 5-4 6-4 4-4z">
          <text:p/>
        </draw:path>
        <draw:path draw:style-name="gr142" draw:text-style-name="P140" draw:layer="layout" svg:width="0.322cm" svg:height="0.322cm" svg:x="2.724cm" svg:y="18.824cm" svg:viewBox="0 0 323 323" svg:d="M272 277l-5 5-4 4-6 4-5 4-5 3-5 3-6 4-6 3-5 2-6 2-6 3-7 1-5 2-6 2-6 1h-7l-6 1-7 1h-6-6-7l-6-1-6-1h-6l-6-2-7-1-6-2-6-2-5-3-6-2-6-3-6-2-5-3-6-4-4-3-6-4-4-5-6-4-4-4-4-4-5-5-4-5-4-5-3-5-4-5-3-6-3-5-3-6-2-6-2-6-3-5-2-7-2-6-1-6-1-6-1-6v-7-7l-1-6v-6l1-7v-6l1-7 1-6 1-6 2-6 1-6 3-6 2-6 2-6 3-5 4-6 3-5 3-6 4-5 3-5 4-5 5-5 4-4 4-5 6-4 4-4 5-3 5-4 6-3 5-3 6-4 6-3 5-2 6-2 6-3 7-1 6-2 6-1 6-1 6-1h6 7l7-1 6 1h6 6l6 1 6 2 7 1 6 2 6 1 6 3 5 2 7 2 5 3 6 3 6 3 4 4 6 3 5 5 5 4 4 4 5 4 4 5 5 5 4 5 4 5 3 5 4 5 3 6 3 5 2 6 2 6 3 6 2 6 2 6 1 6 2 7v6l1 6 1 6v7 6 7l-1 6-1 6v7l-2 6-1 6-2 6-1 6-3 6-2 6-3 6-3 5-3 6-3 5-3 5-4 6-4 4-5 6-4 4zM273 278l4-5 5-4 4-5 4-5 4-5 3-5 3-6 4-5 3-6 2-6 3-6 2-5 2-6 1-6 2-7 1-6 1-7 1-6 1-6v-7-6-7l-1-6-1-6-1-6-1-7-2-6-1-6-2-6-3-6-2-6-3-6-2-5-4-6-3-5-3-5-4-6-4-4-5-6-4-4-5-4-5-5-5-4-5-4-5-3-5-4-6-3-5-4-6-3-6-2-6-2-6-3-6-1-6-2-6-1-7-2h-6l-6-1h-6l-6-1-7 1h-7l-6 1h-6l-6 1-7 2-6 1-6 2-6 2-6 2-5 3-6 3-6 3-5 3-6 3-5 4-5 4-5 4-5 4-4 4-5 5-4 4-4 6-4 4-3 6-4 5-3 5-3 7-3 5-3 5-2 7-2 6-2 6-1 6-2 6-1 6v7l-1 6-1 7v6l1 6v7l1 7v6l2 6 1 6 1 6 2 7 3 6 2 5 2 6 3 6 4 5 3 6 3 5 4 5 3 6 4 4 5 5 5 5 4 4 5 4 4 4 6 4 5 4 6 3 5 3 5 3 7 3 5 2 6 3 6 2 6 1 7 2 6 1 6 1 6 1 6 1h7 6 6l7-1 7-1 6-1 6-1 6-1 6-2 6-2 6-2 6-2 6-3 6-3 5-3 5-3 6-4 5-4 5-3 4-4z">
          <text:p/>
        </draw:path>
        <draw:path draw:style-name="gr143" draw:text-style-name="P141" draw:layer="layout" svg:width="0.323cm" svg:height="0.323cm" svg:x="2.723cm" svg:y="18.823cm" svg:viewBox="0 0 324 324" svg:d="M274 279l-5 4-5 4-4 4-6 4-5 4-6 3-5 3-5 3-7 2-6 3-5 2-6 2-6 2-7 1-6 1-6 1-7 1-6 1h-6-6-7l-6-1-7-1-6-1-6-1-6-2-6-1-6-3-7-2-5-2-6-3-5-3-6-4-5-3-6-3-5-4-5-4-4-4-5-5-5-4-4-5-4-5-4-5-4-5-3-5-3-6-3-5-3-6-2-6-3-5-3-7-2-6-2-6v-7l-2-6-1-6v-7-6l-1-6v-7l1-7v-6l1-6 1-6 1-6 2-6 1-7 4-6 2-6 2-5 3-6 3-6 3-5 4-6 3-5 4-5 5-5 4-5 4-4 5-4 5-5 4-4 6-3 5-4 5-3 6-3 5-4 6-3 6-2 6-2 6-3 5-1 7-2 7-1 6-1 6-1h6 6l7-1 6 1h6 7l6 1 7 2 6 1 6 2 5 1 7 3 6 2 5 2 6 3 6 3 5 3 5 4 6 4 4 4 6 4 4 4 5 4 4 5 5 5 3 5 4 5 3 6 4 5 3 6 3 5 3 6 2 5 2 7 3 6 1 6 2 6 1 6 1 6 1 7 1 6v7 6 6l-1 6-1 6-1 7-1 7-2 6-1 7-3 6-1 5-3 6-3 6-3 6-3 5-3 6-4 5-3 5-4 5-4 5-5 4zM274 280l5-5 4-5 4-4 4-6 4-5 4-5 3-6 3-5 3-6 2-6 4-5 1-6 2-6 2-7 1-6 2-7 1-6 1-7v-6-6-6-7-6l-1-7-1-6-2-7-1-6-2-6-2-5-2-7-3-6-3-5-2-6-4-6-3-5-4-5-3-6-4-4-4-5-5-5-5-4-4-5-5-4-5-4-5-3-5-4-6-3-6-4-5-2-6-3-6-2-6-3-6-1-6-2-6-1-6-2h-7l-7-1h-6l-6-1-7 1h-6l-6 1h-6l-7 1-6 2-7 1-6 2-6 2-5 2-6 3-6 3-6 3-5 3-6 3-5 4-5 4-5 4-5 4-4 5-5 4-4 5-4 5-4 5-3 5-4 6-3 5-4 6-2 6-3 5-2 6-3 6-2 7-1 6-2 6-1 6v6l-1 6-1 7v7l1 6v6l1 7v6l2 6 1 7 2 6 1 6 4 7 2 6 2 5 3 6 3 6 3 5 4 5 3 6 4 4 5 6 4 4 4 5 5 5 5 4 5 3 5 4 5 4 5 3 6 3 6 3 5 3 6 3 7 2 6 2 5 2 7 1 6 2 6 1 7 1h6 7 6 6 6l7-1 6-1 6-2h7l6-3 6-1 6-2 5-3 7-3 5-2 6-3 6-4 5-3 5-4 5-4 5-5z">
          <text:p/>
        </draw:path>
        <draw:path draw:style-name="gr144" draw:text-style-name="P142" draw:layer="layout" svg:width="0.325cm" svg:height="0.324cm" svg:x="2.723cm" svg:y="18.823cm" svg:viewBox="0 0 326 325" svg:d="M275 280l-5 3-4 5-6 4-4 4-6 3-5 4-6 3-6 2-6 3-5 3-6 2-6 1-7 3h-6l-6 2-6 1-7 1h-6-6-7-6-7l-6-1-6-1-6-2-7-1-5-2-7-2-6-2-6-3-5-3-6-3-6-3-5-3-6-4-4-4-6-3-5-4-5-5-4-5-4-4-5-6-4-4-3-6-4-5-3-5-3-6-3-6-2-5-2-7-3-6-1-7-3-6v-6l-2-6-1-6v-7-6l-1-6v-7l1-7v-6l1-6 1-6 1-6 2-6 2-7 2-6 2-6 3-5 2-6 4-6 3-5 4-6 3-5 4-5 4-5 4-5 5-4 4-5 5-4 5-4 6-4 5-4 5-3 6-3 6-3 5-3 6-3 6-2 6-2 6-2 6-1 7-2 6-1h7l6-1h6l7-1 6 1h6l6 1h7l6 2 7 1 6 2 6 1 6 3 5 2 7 3 5 2 5 4 7 3 5 4 5 3 5 4 5 4 4 5 5 4 4 5 4 5 5 4 3 6 4 5 3 5 4 6 2 6 3 5 3 6 2 7 2 5 2 6 1 6 2 7 1 6v7l1 6v7 6 6l-1 6v7l-1 6-2 6-1 7-2 6-2 6-2 7-3 5-2 6-3 6-3 5-3 6-4 5-4 5-4 6-4 4-4 5zM276 280l4-4 4-5 5-5 4-5 4-5 3-6 4-5 3-5 3-7 2-5 2-6 3-7 2-6 1-6 2-7 2-6v-6l1-7 1-6v-6-7-6l-1-6-1-7-1-6-1-7-2-6-1-6-2-6-3-6-2-6-3-6-3-5-3-6-3-6-4-4-4-6-4-5-4-5-4-4-5-5-5-4-5-5-5-3-5-4-5-3-6-4-5-3-6-3-6-3-6-2-6-2-6-2-6-1-7-2-6-1-7-1-6-1h-6-6-7-6l-6 1-7 1h-6l-7 2-6 1-6 3-6 1-6 3-6 3-6 2-5 3-6 3-5 4-5 3-7 4-4 5-6 3-4 5-4 5-5 4-4 6-3 4-4 6-4 5-3 5-3 7-3 5-3 6-2 6-2 6-2 6-1 6-2 7-1 6v6l-1 6v7l-1 7 1 6v7l1 6v6l2 6 1 6 2 6 1 7 3 6 2 7 2 6 3 5 4 6 3 6 4 5 3 5 4 5 4 5 4 5 5 5 4 4 6 4 4 4 6 4 6 4 5 3 6 3 5 3 6 3 6 3 6 2 6 1 6 3 6 1 6 1 7 2h6l7 1h6 7 6l7-1h6l6-1 6-2 6-1 7-2 6-1 6-3 6-2 5-3 7-2 5-3 5-4 6-3 5-4 5-4 5-5z">
          <text:p/>
        </draw:path>
        <draw:path draw:style-name="gr145" draw:text-style-name="P143" draw:layer="layout" svg:width="0.326cm" svg:height="0.326cm" svg:x="2.722cm" svg:y="18.823cm" svg:viewBox="0 0 327 327" svg:d="M277 281l-5 4-5 5-5 4-5 3-6 3-5 4-6 3-6 3-5 3-6 2-7 2-6 2-6 2-6 1-6 2h-6l-7 1-6 1h-7-6-7l-6-1-6-1-7-1-6-1-6-2-7-2-6-1-6-3-6-2-6-3-5-3-6-3-5-3-6-4-5-4-5-4-5-5-5-3-4-5-4-5-4-5-5-5-3-5-4-5-3-7-3-6-3-5-2-6-2-6-3-7-1-6-3-6v-6l-2-6-1-6v-7-7l-1-6 1-6v-7-6l1-6 1-6 1-7 2-6 2-7 2-5 2-6 3-6 2-6 4-6 3-5 4-6 3-5 4-5 4-5 5-5 4-4 4-5 6-4 4-4 6-4 5-3 5-4 6-3 5-3 6-3 6-3 6-2 6-2 7-2 6-1 6-2 6-1h7l7-1h6 7 6 6l6 1h7l6 2 6 1 7 2 6 1 6 3 6 2 5 3 7 2 5 4 5 3 6 4 5 3 5 4 5 5 5 4 4 4 5 5 4 5 4 5 4 5 3 5 4 6 3 6 3 5 3 6 2 5 2 7 3 6 1 6 2 6 1 6 1 7 1 6 1 7v6 7 6l-1 6-1 7-1 6-1 6-2 6-1 7-3 6-2 6-2 6-3 5-3 7-3 5-3 6-4 6-3 5-4 5-5 5-4 5zM277 281l5-4 4-5 4-5 4-5 4-5 3-5 4-7 3-5 3-6 3-6 2-6 2-6 2-6 2-7 2-6 1-6 1-6 1-6v-7-6-7-6-7l-1-7-2-6v-6l-2-6-2-6-2-6-2-7-2-6-4-5-3-6-3-6-3-5-4-5-3-6-4-4-5-6-4-4-4-5-6-4-4-5-6-3-4-4-6-3-6-3-5-4-6-3-6-3-6-2-6-2-6-2-7-1-6-2-6-1-6-1-7-1h-6-6-7-6l-7 1-7 1h-6l-6 2-6 1-7 3-6 1-6 3-6 3-6 2-6 3-5 3-6 4-5 4-6 4-4 4-5 3-4 5-5 5-5 5-4 5-3 5-4 5-3 6-4 5-3 6-3 6-3 5-2 6-2 6-2 7-1 6-2 6-1 7v6l-1 6v7l-1 6 1 6v7l1 7v6l2 6 1 7 2 6 1 6 3 6 2 6 2 6 3 6 4 5 3 7 4 5 3 5 4 6 4 4 5 5 4 5 5 4 5 4 5 5 5 4 5 3 5 4 6 3 6 3 5 2 6 3 7 2 6 2 7 2 6 2 6 1 7 1 6 1 6 1h7 6 7l6-1 7-1 6-1 6-1 7-2 6-1 6-2 6-2 6-2 6-4 5-3 7-3 5-3 5-4 5-3 5-4 5-4z">
          <text:p/>
        </draw:path>
        <draw:path draw:style-name="gr146" draw:text-style-name="P144" draw:layer="layout" svg:width="0.328cm" svg:height="0.327cm" svg:x="2.721cm" svg:y="18.822cm" svg:viewBox="0 0 329 328" svg:d="M278 282l-5 5-5 3-5 4-5 4-5 4-6 3-6 3-5 3-6 3-7 3-5 2-6 1-6 2-7 2-6 1-7 1-6 1h-7-7-6-7-6l-6-1-7-2h-6l-6-2-6-2-7-2-6-2-6-3-5-3-6-3-6-3-5-4-6-3-4-3-6-5-4-4-5-5-5-4-4-6-4-4-4-6-4-5-4-5-3-6-3-5-3-6-2-7-2-5-3-6-1-6-3-6v-7l-2-6-1-7v-6-7l-1-6 1-6v-7-6l1-6 1-7 1-6 2-7 2-6 2-6 2-6 3-5 2-7 4-5 3-5 4-6 3-5 4-6 4-4 5-6 4-4 5-5 5-4 4-4 6-3 5-4 5-4 6-3 6-3 5-3 6-3 7-2 6-2 6-2 6-1 6-2 6-1h7l7-1h6 7 7 6l7 1h6l6 2 6 1 6 2 6 1 7 3 6 2 6 3 5 3 6 3 6 3 5 4 5 3 5 4 5 5 5 4 5 4 4 5 4 5 4 5 4 5 4 6 3 5 3 6 3 6 3 5 3 6 2 6 1 7 3 6 1 6 1 6 2 6v7 6l1 6v7 7l-1 6v7l-1 6-2 6-1 6-2 7-2 5-2 7-3 6-2 6-3 5-3 6-4 6-3 5-4 5-4 5-4 5-4 5zM278 283l5-5 4-5 4-6 5-4 4-6 3-5 4-5 3-6 3-6 2-6 2-6 3-6 2-6 2-6 1-6 2-7v-6l1-7 1-6v-7-7l-1-6v-6l-1-7-1-6-1-6-1-6-3-6-1-7-3-6-2-6-3-6-3-5-3-6-3-6-4-5-4-5-4-5-4-5-5-5-5-4-4-5-5-4-5-4-6-3-5-4-5-3-6-4-6-3-6-3-6-2-6-2-6-2-6-1-7-2-6-1-6-1-7-1h-6-7-7-6l-7 1-7 1h-6l-6 2-7 1-6 3-6 1-6 3-6 3-6 2-5 3-6 4-6 3-4 4-6 4-5 4-5 4-4 5-5 4-4 5-5 5-3 5-4 5-3 6-3 5-4 6-3 6-2 6-3 6-2 6-2 6-1 7-2 6-1 6v7l-1 6v7l-1 6 1 6v7l1 6v7l2 6 1 7 2 6 1 6 3 6 2 6 2 6 3 6 4 5 3 6 4 6 3 5 4 5 4 5 5 6 4 4 5 5 5 4 5 4 5 4 6 3 5 4 6 3 5 3 6 3 6 3 6 2 7 1 6 3 6 1 6 1 6 2h7l6 1h6 7 7l7-1h6l7-1 7-2 6-1 6-2 6-1 6-3 6-2 6-3 6-3 5-3 6-3 5-4 5-4 6-4 4-4z">
          <text:p/>
        </draw:path>
        <draw:path draw:style-name="gr147" draw:text-style-name="P145" draw:layer="layout" svg:width="0.329cm" svg:height="0.329cm" svg:x="2.72cm" svg:y="18.821cm" svg:viewBox="0 0 330 330" svg:d="M279 283l-5 4-4 4-6 4-5 4-6 5-5 3-5 3-6 3-6 3-7 2-6 2-6 2-6 2-6 1-7 2h-7l-6 1-7 1h-6-7-6l-6-1-7-1-6-1-6-1-7-1-6-3-6-1-6-3-6-3-6-2-6-3-5-3-6-4-5-4-5-4-6-4-4-4-5-5-5-4-4-5-4-5-4-5-4-5-4-6-3-6-3-5-3-7-2-5-2-6-3-6-1-6-2-7-1-6-2-7-1-6v-6-7l-1-6 1-6v-7-6l1-7 1-6 1-7 2-6 2-6 2-6 3-6 2-6 3-6 3-6 3-5 4-6 3-5 4-6 5-4 4-5 4-4 5-5 5-5 5-4 5-3 5-4 6-3 6-4 5-3 6-3 6-3 6-2 6-2 6-2 7-1 6-2 6-1h6l7-1h6 7 7 6l7 1h6l6 2 7 1 6 2 6 2 6 2 7 2 6 3 6 3 5 3 6 3 5 4 5 4 6 4 4 4 5 4 5 5 4 5 5 4 4 6 4 4 4 6 3 6 3 5 3 6 3 6 2 6 2 6 2 6 2 6 2 7 1 6 1 6 1 7v6l1 6v7 6l-1 7-1 6-1 7-1 7-2 6-1 6-3 6-2 6-2 6-2 6-4 6-3 5-3 6-4 5-3 5-5 5-4 5-5 5zM280 283l4-4 5-5 4-5 4-6 3-4 4-6 4-6 3-5 3-5 3-7 2-6 2-6 3-6 1-6 2-6 1-7 1-7 1-6v-7-6-7-6-6l-1-7-2-6v-6l-2-7-2-6-2-7-2-6-3-5-2-6-4-6-3-6-3-5-4-6-3-5-5-5-4-5-5-5-4-4-5-5-5-4-5-4-5-3-6-4-6-3-5-4-6-3-6-2-7-3-6-2-6-2-6-1-6-2-7-1-6-1-7-1h-6-7-7-6l-7 1-6 1h-6l-7 2-6 1-6 3-6 1-7 3-6 3-5 2-6 3-6 4-5 3-5 4-6 4-4 4-6 4-4 5-5 4-4 5-5 5-3 6-3 4-4 7-3 5-4 5-3 7-2 6-2 5-3 6-2 7-1 6-2 7-1 6v7l-1 6v6l-1 7 1 6v7l1 6v7l2 6 1 6 2 7 1 6 3 6 2 6 3 6 2 6 4 6 3 5 4 6 3 5 4 5 5 5 4 5 4 5 5 4 5 4 5 4 5 4 6 5 5 4 6 3 6 3 6 2 5 3 6 2 7 2 6 2 7 2 6 1 6 1 7 1 6 1h6 7 6l7-1 6-1 7-1 7-1 6-2 6-1 6-2 6-2 7-3 6-2 6-4 6-3 5-3 6-4 5-4 5-4 5-5z">
          <text:p/>
        </draw:path>
        <draw:path draw:style-name="gr148" draw:text-style-name="P146" draw:layer="layout" svg:width="0.331cm" svg:height="0.33cm" svg:x="2.719cm" svg:y="18.82cm" svg:viewBox="0 0 332 331" svg:d="M280 284l-5 4-5 5-5 4-5 3-6 4-5 3-6 3-6 4-6 2-6 3-6 2-6 2-7 1-6 3-6 1-7 1-6 1h-7-6-7-6-6l-7-1-6-2h-7l-7-3-6-2-6-2-6-2-5-3-7-2-5-3-6-3-6-4-5-4-5-4-5-4-5-4-5-4-5-5-3-5-5-5-4-5-4-6-3-5-4-5-3-7-2-5-3-6-2-6-3-7-1-6-2-6-1-6-2-6-1-7v-6-7l-1-6 1-7v-6-7l1-7 1-6 1-6 2-6 2-7 3-6 2-6 2-6 3-6 3-5 3-6 4-6 3-4 4-6 5-5 4-5 4-4 5-5 5-5 5-4 5-3 6-4 5-3 6-4 6-3 5-3 6-3 6-2 7-2 6-2 6-1 7-2 6-1h6l7-1h6 7 6 6l7 1h7l7 2 6 1 6 2 6 2 6 2 6 3 6 2 6 3 5 3 6 3 6 4 5 4 5 4 5 4 5 4 5 5 5 5 4 4 4 6 4 5 3 5 4 6 3 5 3 6 3 7 3 5 2 6 2 6 2 6 1 7 1 7 2 6v7 6l1 6v7 6l-1 7v6l-1 6-2 7-1 6-2 7-2 6-2 6-3 6-3 6-2 6-3 5-4 6-4 6-4 4-3 6-4 5-5 5zM281 284l5-4 4-5 4-5 4-5 4-5 4-6 3-5 4-6 2-6 3-6 2-6 3-6 2-6 2-7 1-6 2-6v-7l1-6 1-7v-6-7l-1-6v-7l-1-6-1-6-1-7-1-7-3-6-1-6-3-6-3-6-2-6-3-6-3-5-4-6-4-6-4-5-3-5-4-5-5-5-5-4-6-4-4-5-6-4-5-3-6-4-5-3-6-4-5-3-7-2-6-2-6-3-6-2-6-1-6-2-7-1-7-1-6-1h-7-6-7-6l-7 1-6 1h-7l-6 2-6 1-6 3-7 1-6 3-6 3-6 3-5 3-6 3-6 3-5 4-5 4-5 4-5 4-5 5-4 4-5 6-4 4-4 6-3 5-4 6-3 5-4 6-3 6-2 6-2 6-3 6-2 6-1 6-2 7-1 6v7l-1 7v6l-1 7 1 6v7l1 6v7l2 6 1 6 2 7 1 6 3 6 2 7 3 5 2 6 4 6 3 6 4 5 3 5 4 5 5 5 4 5 5 5 5 4 4 5 6 4 5 4 5 4 6 3 5 3 6 4 6 2 6 3 6 2 6 2 6 2 7 2 7 1 6 2h7l6 1h6 7 6l7-1h6l7-1 6-2 6-2 7-1 7-3 6-1 5-3 6-3 6-3 6-3 5-3 6-4 5-4 5-3 5-5z">
          <text:p/>
        </draw:path>
        <draw:path draw:style-name="gr149" draw:text-style-name="P147" draw:layer="layout" svg:width="0.333cm" svg:height="0.332cm" svg:x="2.719cm" svg:y="18.819cm" svg:viewBox="0 0 334 333" svg:d="M282 286l-5 4-5 5-5 4-6 4-5 4-6 3-5 3-6 3-6 2-6 3-6 2-7 2-6 2-6 1-6 2h-7l-6 1-7 1h-7-6-7l-6-1-7-1-6-1-7-1-6-1-6-3-6-1-6-3-7-3-5-2-6-3-6-4-5-3-5-4-6-4-5-3-5-5-4-5-5-4-5-5-4-5-4-5-4-5-3-6-4-6-3-5-2-6-3-6-3-6-2-6-2-6-1-7-2-6-1-7-1-7-1-6v-7l-1-6 1-7v-6l1-6 1-7 1-6 1-7 2-6 2-6 2-7 3-6 2-6 3-5 3-6 3-6 4-5 4-6 4-5 4-5 4-5 5-5 4-4 5-4 5-5 5-4 5-3 7-4 5-3 5-4 7-3 6-2 6-3 6-2 6-2 6-1 7-2 7-1h6l7-1h6 7 6 7l6 1h6l7 2 6 1 6 2 7 2 6 3 6 2 6 2 5 3 7 4 5 3 5 4 6 4 5 4 5 4 5 4 5 5 4 4 4 6 4 4 4 6 4 5 4 6 3 6 3 5 2 6 3 7 3 6 1 6 2 6 2 6 1 7 1 6 1 6v7l1 7v6 7l-1 7-1 6-1 7-1 6-2 6-1 6-2 6-3 6-2 7-3 6-2 6-4 5-3 6-4 5-4 6-4 5-5 5-3 4zM282 287l5-5 4-5 5-5 4-5 4-5 3-5 3-7 4-5 3-6 3-6 2-6 2-6 3-6 1-7 2-6 1-6 1-7 1-6 1-7v-7-6l-1-7v-7l-1-6-2-7v-6l-2-6-2-6-2-6-2-6-3-7-2-6-3-6-4-5-3-6-4-5-4-6-4-5-5-5-4-4-5-5-4-4-5-5-5-4-6-4-5-3-6-4-6-4-6-3-5-2-7-2-6-3-7-2-6-1-6-2-6-1-7-1-6-1h-7-6-7-6l-7 1-6 1h-7l-7 2-6 1-7 3-6 2-6 2-5 3-7 3-6 4-5 3-6 4-5 3-5 4-6 4-4 5-5 4-5 5-4 5-4 5-4 5-4 5-4 6-3 6-3 5-3 6-2 6-2 6-3 7-2 6-2 6v7l-2 6-1 6-1 7v6l-1 7 1 6v7l1 6 1 7 2 7 1 6 2 7 1 6 3 6 2 6 3 6 3 6 3 6 3 5 4 6 4 5 4 5 4 6 4 4 5 5 4 5 5 4 5 4 6 4 5 4 6 3 6 4 5 2 6 3 7 2 6 3 6 2 6 2 6 2 7 1 6 1 6 1 7 1h7 6 7l7-1 6-1 7-1 6-1 7-2 6-1 6-2 6-2 6-3 7-2 5-3 6-4 6-3 5-3 5-4 6-5 4-4z">
          <text:p/>
        </draw:path>
        <draw:path draw:style-name="gr149" draw:text-style-name="P147" draw:layer="layout" svg:width="0.334cm" svg:height="0.333cm" svg:x="2.718cm" svg:y="18.819cm" svg:viewBox="0 0 335 334" svg:d="M283 287l-5 5-5 4-5 4-5 4-6 3-5 4-6 3-6 3-6 3-6 3-6 1-6 3-6 1-7 2-7 1-6 1-7 1-7 1h-6-7-6l-7-1-6-1-6-2h-7l-6-2-6-2-7-2-6-3-6-2-6-3-5-2-7-4-5-3-5-4-6-4-5-5-5-4-5-4-5-5-4-4-4-6-4-5-4-6-4-5-3-5-3-7-3-5-3-6-2-6-3-6-1-7-2-6-1-7-2-6-1-7v-6-7l-1-6 1-7v-6-7l1-6 2-6v-7l2-7 2-6 3-6 2-6 2-6 3-6 3-6 3-5 4-6 4-6 4-4 4-6 4-4 5-6 5-4 5-5 5-4 6-4 5-3 6-4 5-3 6-4 6-3 6-2 6-2 6-3 7-2 6-1 6-2 7-1h6l7-1h7 6 7 7l6 1 7 1 6 1 6 1 6 2 7 2 6 3 6 2 6 2 6 3 5 3 7 4 5 3 5 4 6 4 4 5 5 5 5 5 4 4 5 5 4 5 4 6 3 5 4 5 3 6 3 6 3 6 3 6 2 6 2 7 2 6 1 6 1 6 2 7 1 6v7 6 7 6 7l-1 7-1 6-2 7-1 6-2 7-2 6-2 6-3 6-3 6-3 6-3 5-3 6-4 6-4 5-3 5-5 5-5 5zM283 288l5-5 5-5 4-5 4-5 4-5 4-6 3-5 3-6 3-6 3-6 3-6 2-6 2-6 2-6 1-7 2-7 1-6v-7-7l1-6v-7l-1-6v-7-6l-2-7-1-6-1-6-3-7-1-6-3-6-3-7-2-5-3-6-4-6-3-6-4-5-4-6-3-4-5-6-5-4-4-5-5-5-5-4-6-5-5-3-5-4-6-3-6-4-5-3-7-2-6-2-6-3-6-2-7-1-6-2-6-1-7-1-6-1h-7-7-6-7l-7 1-6 1-7 1-6 1-7 1-6 3-6 2-6 2-6 3-6 3-6 3-5 3-7 4-5 4-5 3-5 4-5 5-6 5-4 5-4 5-5 5-4 5-3 6-4 5-3 6-4 6-3 6-2 5-2 6-3 7-1 6-2 7-1 6-2 7v6l-1 7v6l-1 7 1 7v6l1 7v6l2 6 1 7 2 6 1 7 3 6 2 6 3 6 3 6 3 6 3 6 4 5 4 6 4 5 4 5 4 5 5 5 5 4 6 4 4 5 6 4 5 3 6 3 6 4 6 3 5 3 7 2 6 2 6 3 7 1 6 2 6 1 7 2 6 1h7 6 7 7 6l7-1 6-1 7-2 7-1 6-2 6-2 6-2 6-3 6-2 7-3 5-3 5-4 6-4 5-4 5-3 6-4z">
          <text:p/>
        </draw:path>
        <draw:path draw:style-name="gr150" draw:text-style-name="P148" draw:layer="layout" svg:width="0.336cm" svg:height="0.335cm" svg:x="2.717cm" svg:y="18.818cm" svg:viewBox="0 0 337 336" svg:d="M284 289l-4 5-6 3-5 4-5 4-6 4-5 4-6 3-6 3-6 2-6 3-6 2-7 2-6 2-7 1-6 2-6 1h-7l-6 1h-7-7-6l-7-1h-6l-7-2-6-1-6-2-7-2-7-2-6-2-7-3-5-3-6-3-6-3-6-3-5-4-6-4-4-4-6-4-4-5-5-4-4-6-4-4-4-6-4-5-4-5-3-7-3-5-3-6-3-6-2-7-3-6-1-6-2-6-1-7-2-6-1-6v-7-6l-1-7 1-7v-6-7l1-6 2-7v-7l3-6 1-6 3-7 2-6 2-5 3-7 3-6 3-5 4-6 4-5 4-6 5-5 3-5 5-5 5-4 5-5 5-4 5-4 5-3 7-4 5-3 6-4 6-3 6-2 7-2 6-3 6-2 7-1 6-1 6-2h7l7-1h6 7 6 7l7 1 6 1 7 1 6 1 7 2 6 2 6 3 6 2 6 2 6 3 6 3 5 4 6 3 5 4 5 5 6 4 4 4 5 5 5 4 4 6 4 4 4 7 4 5 3 6 4 6 3 6 2 5 3 6 3 6 1 7 2 7 2 6 1 6 1 7 1 6v7l1 6v7l-1 6v7l-1 7v6l-2 6-2 7-1 6-2 7-3 6-2 6-3 6-3 6-3 6-3 5-4 5-4 6-5 5-3 5-5 5zM285 290l5-6 4-4 4-5 5-5 4-6 3-5 4-6 3-6 3-6 3-6 2-6 2-6 3-7 1-6 2-6 1-7 1-6 1-7v-6l1-7v-7l-1-6v-7l-1-6-1-7-1-6-2-7-2-6-2-7-3-6-2-6-3-6-3-6-3-6-3-5-4-5-4-7-5-5-3-5-5-5-5-5-5-4-5-4-5-4-6-4-5-4-6-3-5-4-7-3-6-2-6-2-6-3-6-2-6-1-7-2-7-1-6-1-7-1h-7-6-7-7l-6 1-7 1-6 1-7 1-6 1-6 3-6 2-7 2-6 3-7 3-6 3-5 3-6 4-5 4-5 3-6 4-4 5-5 5-5 4-4 6-5 4-4 6-3 6-4 5-3 6-4 6-3 6-2 6-2 6-3 6-1 6-2 7-1 7-2 7v6l-1 7v6l-1 7 1 7v6l1 7v6l2 7 1 6 2 6 1 7 3 6 3 6 2 7 3 5 3 6 3 6 4 5 4 5 4 6 5 5 3 5 5 4 5 5 5 5 5 3 6 5 5 3 6 4 6 3 5 3 6 3 7 3 6 2 7 2 6 2 7 2 6 1 7 1 6 1h7l6 1h7 7l6-1 7-1h6l7-2 6-2 6-1 7-2 7-3 6-2 5-2 6-3 6-4 6-3 5-4 6-4 5-4 5-4z">
          <text:p/>
        </draw:path>
        <draw:path draw:style-name="gr151" draw:text-style-name="P149" draw:layer="layout" svg:width="0.337cm" svg:height="0.336cm" svg:x="2.716cm" svg:y="18.817cm" svg:viewBox="0 0 338 337" svg:d="M286 290l-6 4-4 5-6 4-5 4-5 3-6 4-6 3-6 3-5 3-7 2-7 2-6 3-6 1-6 2-7 1-6 1-7 1-6 1h-7-7l-7-1h-7l-6-1-7-1-6-1-7-3-6-1-7-2-6-3-6-2-6-3-5-3-7-3-5-4-5-3-6-5-5-4-5-4-5-5-5-5-4-4-4-6-4-5-4-5-4-6-3-5-3-6-3-6-2-6-3-6-3-6-1-7-2-6-1-6-2-7-1-6v-7-7l-1-7 1-6v-7-7l1-6 2-7v-6l3-7 1-6 3-6 2-6 2-6 3-7 3-6 4-6 3-5 4-6 4-5 5-5 4-5 5-5 4-4 5-5 5-4 6-4 5-3 6-4 5-3 6-4 6-3 7-2 6-2 6-3 6-2 6-1 7-1 6-2h7l6-1h8 7 6 7l6 1 7 1 6 1 7 1 6 2 7 2 6 3 6 2 6 2 6 3 6 3 6 4 5 4 6 4 5 4 5 4 5 4 5 5 4 4 4 6 5 5 4 6 3 5 4 5 3 6 3 7 3 6 2 6 2 6 3 6 2 7 2 7v6l2 7 1 6v7 6 7 7 6l-1 7-2 6v7l-2 6-2 6-2 6-2 7-2 6-4 6-3 6-3 5-4 7-3 5-3 5-5 6-4 4-5 5zM286 290l4-4 5-5 5-5 4-6 3-5 4-5 4-6 3-6 3-5 3-6 3-7 2-6 1-6 3-7 1-6 1-7 2-6v-7-6l1-7v-7l-1-6v-7-7l-2-6-1-7-2-6-2-7-2-6-2-7-2-5-4-6-3-7-3-6-3-6-4-5-3-6-5-5-5-5-4-5-5-5-5-3-5-5-5-4-5-4-6-4-6-3-6-4-5-2-6-3-6-2-7-3-7-2-6-1-6-2-7-1-7-1-6-1h-7-6-7-8l-6 1-7 1-6 1-7 1-6 2-6 2-7 2-6 2-6 3-6 3-6 3-5 3-7 4-5 4-5 3-5 5-5 4-5 5-5 5-4 5-4 5-5 5-3 6-4 5-3 6-4 6-2 7-3 6-2 6-3 6-1 6-2 7-1 6-2 7v6l-1 7v7l-1 6 1 7v7l1 7v6l2 7 1 6 2 7 2 6 2 6 3 6 2 6 3 7 3 5 3 6 4 5 4 6 4 5 5 6 4 4 5 5 4 5 6 4 4 4 6 4 5 4 6 4 6 3 6 3 6 3 6 2 6 2 7 3 6 1 7 2 6 1 7 2 6 1h7 7 7 7 6l7-1 6-1 7-1 6-2 7-2 6-2 6-2 7-2 6-4 5-2 6-4 6-3 6-4 5-3 5-4 5-5z">
          <text:p/>
        </draw:path>
        <draw:path draw:style-name="gr151" draw:text-style-name="P149" draw:layer="layout" svg:width="0.338cm" svg:height="0.338cm" svg:x="2.716cm" svg:y="18.816cm" svg:viewBox="0 0 339 339" svg:d="M286 291l-5 5-5 4-5 4-5 4-6 4-6 3-6 4-5 2-6 3-7 3-6 2-6 2-7 2-7 1-7 2-6 1h-7l-6 1h-7-7l-6-1h-7-6l-7-2-6-1-7-2-6-2-7-2-6-2-6-2-6-4-6-3-6-3-6-4-5-3-6-4-4-4-6-5-4-4-5-5-4-5-5-5-4-5-4-6-4-5-3-6-3-6-3-6-2-6-3-6-2-6-2-7-2-6-1-7-2-7v-6l-1-7v-6l-1-7 1-7v-6l1-7v-6l2-7 1-6 2-7 1-7 3-6 2-6 3-6 2-7 4-6 3-5 4-6 3-5 5-5 4-6 4-4 5-6 5-4 5-4 5-5 5-4 5-3 7-4 5-3 6-4 6-3 6-2 6-2 7-3 6-1 6-2 7-1 6-2h7l6-1h7 7 6 7l7 1 6 1 7 1 7 1 6 2 7 2 7 3 6 2 6 3 5 2 6 4 6 3 6 4 5 4 5 4 5 4 5 4 5 5 4 5 5 5 5 5 3 6 4 5 3 6 3 6 3 6 4 6 2 5 2 7 2 7 2 6 2 7 1 6 2 7v7 6l1 7v7l-1 6v7 7l-2 6-1 7-1 6-3 7-1 6-2 6-3 6-3 6-3 6-3 6-4 5-4 6-3 5-4 6-5 5-5 5zM287 292l4-5 5-5 4-5 4-5 4-5 4-6 4-6 3-5 3-7 2-6 3-6 3-6 1-6 3-7 1-6 1-7 1-6 1-7v-7l1-6v-7l-1-7v-6l-1-7-1-7-2-6-1-7-2-7-2-7-2-6-3-6-3-6-3-5-3-7-4-5-4-6-3-6-4-4-5-6-5-4-4-5-5-4-5-5-6-4-5-4-5-4-7-3-5-3-6-3-6-3-6-2-7-3-6-2-7-1-7-2-7-1-6-1-7-1h-7-6-7-7l-6 1-7 1-7 1-6 1-6 2-7 2-6 2-6 2-6 3-7 3-5 3-6 4-6 3-5 4-5 3-6 5-5 5-5 4-4 5-5 5-4 5-4 5-3 6-4 5-3 6-4 6-3 6-3 6-2 6-2 7-2 7-2 6-1 7-1 6-1 7-1 7v6 7 7 6l1 7 1 7 1 6 2 7 1 6 2 7 2 6 3 6 2 6 3 6 4 6 3 6 4 6 3 5 5 6 4 4 4 6 5 4 5 5 5 5 5 4 6 3 5 4 6 4 6 3 5 3 6 3 7 3 6 2 7 2 6 2 6 1 7 2 6 1 7 1h7l6 1h7 7l6-1 7-1h7l6-2 7-1 7-2 6-2 6-3 7-2 6-3 6-3 6-3 5-3 6-4 5-4 6-5 5-3z">
          <text:p/>
        </draw:path>
        <draw:path draw:style-name="gr152" draw:text-style-name="P150" draw:layer="layout" svg:width="0.34cm" svg:height="0.34cm" svg:x="2.716cm" svg:y="18.816cm" svg:viewBox="0 0 341 341" svg:d="M287 293l-4 4-6 4-5 5-5 4-7 4-5 3-6 3-6 3-6 3-7 2-6 2-6 3-7 1-6 2-6 1-7 1-7 1-6 1h-7-7l-6-1h-7l-7-1-6-1-7-2-6-1-7-2-7-2-6-3-6-2-6-3-5-3-7-3-5-4-5-4-6-4-5-4-6-4-4-5-5-4-4-6-4-4-5-6-4-5-3-6-4-6-3-6-3-6-2-6-3-6-2-7-2-6-2-6-1-7-2-6v-7l-1-7v-6-7-7-6l1-7v-7l2-7 1-7 2-6 1-6 3-7 2-6 3-6 2-6 4-6 3-6 4-6 4-5 4-5 4-6 4-4 5-5 5-5 5-4 5-5 6-4 5-3 6-4 6-3 5-4 6-3 7-2 6-2 6-3 7-1 6-2 6-1 7-2h7l6-1h7 7 6 7l7 1 6 1 7 1 6 1 7 2 6 2 7 3 6 2 6 3 6 3 5 3 7 3 6 4 5 4 6 4 5 4 5 5 4 5 5 4 4 6 4 4 4 6 4 6 4 5 3 6 3 6 3 6 2 6 3 6 2 6 2 7 1 7 2 6 1 7 1 7v7l1 6v7l-1 7v6l-1 7-1 7-1 6-2 7-2 7-2 6-2 6-3 6-2 6-3 6-3 6-4 6-4 5-4 6-4 5-4 5-5 5zM288 294l5-6 4-5 5-5 4-5 4-5 4-6 3-5 3-7 4-5 2-6 3-6 2-7 2-6 2-7 2-7v-6l2-7 1-7v-6l1-7v-7l-1-6v-7l-1-7-2-7-1-6-2-7-1-7-3-6-2-6-2-6-3-6-3-6-3-6-4-6-4-5-4-6-4-5-4-6-5-4-5-5-5-4-5-4-5-5-5-4-7-4-6-3-6-3-6-3-6-3-6-2-7-3-6-2-7-1-6-2-7-1-6-1-7-1h-7-6-7-7l-6 1-7 1-7 1-6 1-7 2-6 2-6 2-6 2-7 3-6 3-6 3-5 4-7 3-5 4-5 4-6 4-4 5-6 4-4 5-4 5-5 6-4 4-3 6-4 6-3 5-4 6-3 7-3 6-2 6-2 6-2 7-1 6-2 7-1 7-1 7-1 7v6 7 7 6l1 7 1 7 1 6 2 7 1 6 2 7 3 6 2 7 2 6 3 6 4 5 3 6 4 6 4 5 4 6 4 5 4 5 5 5 5 5 5 3 5 5 6 4 5 4 6 3 6 4 6 3 6 3 6 2 6 2 7 3 7 1 6 2 7 1 6 2 7 1h7l6 1h7 7l6-1 7-1 7-1 6-1 7-2 6-1 6-3 7-2 6-2 6-3 6-4 6-3 5-3 7-4 6-3 5-5 5-4z">
          <text:p/>
        </draw:path>
        <draw:path draw:style-name="gr152" draw:text-style-name="P150" draw:layer="layout" svg:width="0.341cm" svg:height="0.341cm" svg:x="2.715cm" svg:y="18.815cm" svg:viewBox="0 0 342 342" svg:d="M288 294l-5 5-5 4-5 4-6 4-6 3-5 4-6 3-6 3-6 3-6 3-7 2-6 2-6 2-7 1-6 2-7 1-7 1h-7-6-7-7-6l-7-1-7-2-6-1-7-2-7-1-6-3-6-2-6-2-6-3-6-4-6-3-6-3-5-4-6-4-5-5-5-4-5-4-5-6-4-4-4-6-4-5-4-5-4-6-4-6-3-5-3-7-2-6-2-6-3-6-2-7-2-6-1-7-2-6v-7l-1-7v-6-7-8-6l1-7v-7l2-6 1-7 2-6 1-7 3-6 2-6 3-7 3-6 3-6 3-5 4-6 4-6 4-5 5-5 3-5 5-5 5-5 5-4 5-4 6-5 5-3 6-4 6-3 6-4 6-2 6-3 6-2 7-3 6-1 7-2 6-1 7-2h7l6-1h7 7 6 7l7 1 6 1 7 1 6 1 7 2 6 2 6 3 7 2 6 3 6 3 6 3 5 3 7 4 5 4 5 5 5 3 5 5 5 5 5 4 4 6 4 5 4 5 4 6 4 6 3 5 4 7 3 6 2 6 2 6 3 6 1 7 2 6 1 7 2 6 1 7v7 6 8 7 6l-1 7-2 7-1 6-1 7-2 6-2 6-2 7-3 7-3 6-3 5-4 6-3 6-4 6-4 5-4 5-5 5-4 5zM288 294l6-4 4-5 4-5 5-6 3-5 4-6 4-6 4-5 3-6 2-6 3-7 3-6 1-7 3-6 1-7 1-6 2-7v-7-6l1-7v-8l-1-7v-6-7l-2-7-2-6-1-7-2-6-2-6-2-7-3-6-3-6-3-6-3-6-4-5-4-6-4-6-5-5-4-5-4-5-6-5-4-4-6-4-5-5-5-4-6-3-6-4-5-3-7-3-6-3-6-2-7-3-6-1-6-2-7-2-6-1-7-1-7-1h-7-6-7-7l-7 1-6 1-7 1-6 2-7 1-6 2-7 2-6 2-7 3-6 3-5 4-6 3-6 4-6 3-5 4-5 4-5 5-5 4-5 6-4 4-5 6-4 5-3 5-4 6-3 6-4 6-3 6-3 7-2 6-2 6-2 6-1 7-2 6-1 7-1 7-1 6v7 8 7 6l1 7 1 7 1 6 2 7 1 6 2 7 3 6 2 6 2 6 3 7 4 6 3 5 4 6 4 6 4 5 5 5 4 5 5 5 4 4 6 5 4 5 7 3 5 4 5 3 7 4 6 3 5 3 6 3 7 2 6 2 7 2 7 1 6 2 7 2h7 6l7 1h7 6l7-1h7l7-1 6-2 7-1 6-2 7-2 6-3 6-2 6-3 6-3 7-3 5-4 5-4 6-4 5-3 5-5z">
          <text:p/>
        </draw:path>
        <draw:path draw:style-name="gr153" draw:text-style-name="P151" draw:layer="layout" svg:width="0.343cm" svg:height="0.343cm" svg:x="2.714cm" svg:y="18.814cm" svg:viewBox="0 0 344 344" svg:d="M290 295l-5 5-5 4-6 4-5 4-6 4-5 4-6 3-6 3-6 3-7 2-6 3-7 2-6 1-7 2-6 2h-7l-7 1-6 1h-7-7l-6-1h-7l-7-1-7-1-6-2-7-1-6-2-6-2-7-3-6-3-6-2-6-3-6-4-5-3-6-4-6-4-5-4-5-5-5-4-4-5-5-6-4-4-4-6-4-5-4-6-5-5-3-7-3-6-2-6-2-6-3-6-2-7-2-6-1-7-2-6v-8l-1-7v-6-7-7-7l1-6v-7l2-7 1-6 2-7 1-6 3-7 2-6 3-6 3-6 3-6 4-6 4-6 4-5 4-6 4-5 5-5 5-5 4-5 6-4 4-4 6-4 6-4 5-4 6-3 6-4 6-2 6-3 6-2 7-3 6-1 7-2 6-1 7-2h7l6-1h7 7 6 7l7 1 7 1 6 1 7 1 7 3 6 1 7 3 6 2 6 3 6 3 6 3 6 4 5 3 5 4 6 5 5 3 5 5 5 5 5 5 4 5 4 5 4 5 4 7 4 5 3 6 3 6 3 6 2 6 3 7 2 6 2 6 1 7 2 6 1 7 1 7v6l1 7v7l-1 7v6l-1 8-1 7-1 6-2 7-2 6-1 7-3 6-3 6-2 7-3 6-4 5-3 6-4 6-4 5-4 5-4 6-5 4zM290 296l5-5 5-5 4-5 4-5 5-6 4-6 3-5 3-6 3-6 3-7 2-6 3-6 2-6 2-7 2-6 1-7 1-7 1-7v-7l1-7v-7l-1-7v-6l-1-7-1-7-2-6-2-7-1-6-2-7-3-6-2-6-3-6-3-7-4-5-3-6-4-6-4-5-4-5-5-6-5-4-4-5-5-5-5-4-6-4-5-4-6-4-6-4-6-3-6-3-6-3-6-2-7-3-6-1-7-2-7-2-6-1-7-1h-7l-7-1h-6-7-7l-6 1-7 1-7 1-6 2-7 1-7 2-6 2-6 2-6 3-6 3-6 4-7 3-5 4-5 3-6 4-5 5-6 4-4 5-5 5-4 4-5 6-4 5-4 5-4 7-3 5-4 6-3 6-3 7-2 6-2 7-2 6-1 7-2 6-1 7-1 7-1 6v7 7 7 7l1 6 1 8 1 6 2 7 1 7 2 6 3 6 2 7 3 6 2 6 4 6 4 6 4 5 4 5 4 6 4 5 5 6 5 4 4 5 6 5 5 3 5 5 6 4 6 3 5 4 7 3 6 2 6 3 6 3 7 2 6 1 7 2 6 2 7 1 7 1h6l7 1h7 7l7-1 6-1 7-1 7-1 6-2 7-1 6-3 6-2 7-2 6-3 6-3 6-4 6-3 6-4 5-4 5-4 6-5z">
          <text:p/>
        </draw:path>
        <draw:path draw:style-name="gr154" draw:text-style-name="P152" draw:layer="layout" svg:width="0.344cm" svg:height="0.344cm" svg:x="2.713cm" svg:y="18.813cm" svg:viewBox="0 0 345 345" svg:d="M291 297l-4 4-6 5-5 4-6 4-5 3-6 4-6 3-6 3-7 3-6 3-6 2-6 2-7 2-6 2-7 1-7 1-6 1h-7-7-7-7-6l-7-1-7-2-6-1-7-2-6-1-7-3-6-2-7-3-6-2-6-3-5-4-6-3-7-4-5-5-5-4-6-4-4-5-5-5-5-5-4-5-4-6-4-5-4-6-3-6-4-5-2-6-3-6-2-7-3-7-2-6-2-7-1-7-2-6v-7l-1-7v-7-6-7-7l1-6v-7l2-7 1-6 2-7 1-7 3-7 2-6 3-6 3-6 3-6 3-6 4-6 4-5 4-6 5-5 4-5 5-4 4-5 6-4 5-5 6-4 6-4 5-4 6-3 7-3 6-3 6-3 6-2 6-3 7-1 6-2 7-1 7-2h6l7-1h7 7 6l7 1h7l7 1 6 1 7 1 6 3 7 1 6 3 7 2 6 3 6 3 6 3 5 4 7 4 5 4 5 4 6 4 4 5 5 4 5 5 4 5 5 6 4 5 4 6 3 6 4 5 3 6 3 6 2 7 2 6 3 7 1 6 2 7 1 6 2 7 1 7v6 7 7 7 7l-1 6-2 7v7l-2 6-2 8-2 6-3 6-2 6-3 6-3 6-4 7-3 5-3 6-5 6-4 5-5 5-4 5zM292 297l5-4 4-6 5-5 4-5 4-6 3-5 4-6 3-6 3-6 3-6 3-6 2-7 2-6 3-8 1-6 1-7 2-7v-6-7l1-7v-7l-1-7v-6l-1-7-1-7-1-7-2-6-2-7-2-6-2-6-3-7-3-6-3-6-4-6-3-6-3-6-5-5-4-5-5-6-4-4-5-5-5-5-6-4-4-4-6-4-6-4-6-4-5-3-6-3-7-2-7-3-6-3-6-1-7-2-6-2-7-1-7-1h-7l-7-1h-6-7-7l-7 1-7 1-6 1-7 2-6 1-7 2-6 2-7 2-6 3-6 3-6 4-6 3-5 4-7 3-6 4-5 5-5 4-5 5-5 5-4 5-4 5-5 6-3 5-4 6-3 6-4 6-3 6-2 6-3 6-2 7-2 7-1 6-2 7-1 7-1 7-1 6v7 7 6 7l1 7 1 7 1 6 2 7 1 7 2 6 3 7 2 7 3 6 3 6 3 6 3 5 4 7 4 5 5 5 4 6 4 4 5 6 5 4 5 5 5 4 6 4 7 4 5 3 6 4 6 3 6 3 7 3 6 2 6 2 7 2 6 2 7 1 7 2h7 6l7 1h7 7l7-1h6l7-1 7-2 6-1 7-2 6-2 7-2 6-3 6-3 6-3 7-3 5-4 5-4 7-4 5-4 5-4z">
          <text:p/>
        </draw:path>
        <draw:path draw:style-name="gr154" draw:text-style-name="P152" draw:layer="layout" svg:width="0.346cm" svg:height="0.346cm" svg:x="2.713cm" svg:y="18.813cm" svg:viewBox="0 0 347 347" svg:d="M293 298l-6 5-4 4-6 4-6 4-5 4-6 4-6 3-6 3-6 3-6 2-7 3-6 2-7 2-6 1-7 2h-7l-6 1-7 1h-7-7l-7-1h-6l-7-1-7-1-7-2-6-1-8-2-6-2-6-2-7-4-6-2-6-4-6-3-5-4-7-3-5-4-5-4-5-5-5-4-5-6-5-4-3-6-5-5-4-6-4-6-3-5-3-6-3-6-3-7-2-7-3-7-2-6-2-7-1-6-2-7v-7l-1-6v-7-7-7-7l1-6v-7l2-7 1-6 2-7 1-7 3-6 3-6 2-6 3-6 3-6 4-7 3-5 4-5 5-6 4-5 4-6 5-4 5-5 5-4 5-5 6-4 6-4 5-4 6-3 6-3 6-3 6-3 7-2 6-3 8-1 6-2 7-1 6-2h7l7-1h7 7 6l7 1h7l7 1 7 1 6 1 7 3 6 1 6 3 7 3 6 2 6 3 6 3 6 4 5 4 7 4 4 4 6 4 5 5 5 4 4 5 5 5 4 6 4 5 4 6 3 6 4 6 3 6 2 6 4 6 2 7 2 6 2 7 1 6 2 7 1 7 1 7v6l1 7v7l-1 7v7l-1 6-1 7-1 7-1 6-3 7-2 6-2 7-3 7-3 6-3 6-3 5-4 7-4 5-4 5-3 6-5 5-5 6zM293 298l5-4 5-5 4-6 4-5 4-5 4-6 4-6 3-6 3-6 3-6 2-7 3-6 2-7 2-7 2-6 1-7 1-7 1-6v-7l1-7v-7l-1-7v-7l-2-6v-7l-2-7-1-6-2-7-2-6-3-7-3-7-2-6-3-6-4-6-4-5-4-6-4-6-3-5-5-5-5-5-5-5-5-5-5-4-5-4-6-4-6-4-5-4-7-3-6-3-6-2-6-3-7-3-6-1-7-2-6-2-7-1-7-1h-7l-6-1h-7-7-7l-7 1-7 1-6 1-7 2-7 1-7 2-7 2-6 2-6 3-6 3-6 4-7 3-5 4-5 3-6 5-5 4-6 4-4 5-6 5-3 5-5 5-4 6-4 5-4 6-3 7-4 5-3 6-2 6-3 7-2 6-2 7-1 7-2 6-1 7-1 7-1 6v7 7 7 7l1 7 1 6 1 7 2 7 1 6 2 7 3 6 2 7 3 7 3 6 3 6 3 6 4 5 4 7 5 5 4 5 4 5 6 5 4 4 6 5 5 4 5 4 6 4 6 4 5 3 7 3 6 3 6 3 7 3 6 2 8 2 6 1 7 2h7l6 2h7l7 1h7 7l7-1 6-1 7-1 7-1 6-2 7-1 7-3 6-2 6-3 6-2 6-3 6-4 7-3 5-4 5-4 6-5 5-4z">
          <text:p/>
        </draw:path>
        <draw:path draw:style-name="gr155" draw:text-style-name="P153" draw:layer="layout" svg:width="0.347cm" svg:height="0.347cm" svg:x="2.712cm" svg:y="18.812cm" svg:viewBox="0 0 348 348" svg:d="M294 299l-5 5-6 4-5 5-5 4-6 3-6 4-6 3-6 3-6 3-6 3-7 2-7 3-6 1-7 2-7 1-6 1-7 1h-7-7-7-7-7l-6-2-7-1-7-1-6-2-7-1-6-3-7-2-7-3-6-3-6-3-5-3-6-4-6-4-5-4-6-4-5-5-5-5-5-4-5-6-3-4-5-6-4-6-4-6-3-6-3-6-3-6-3-7-2-6-3-6-2-7-2-6-1-7-2-7v-6l-1-7v-7-7-7-7l1-7v-6l2-7 1-7 2-6 1-7 3-6 3-7 2-6 3-6 3-6 4-6 4-6 4-5 4-6 4-5 4-5 6-5 4-5 6-4 5-4 5-5 6-4 5-4 6-3 7-3 6-3 6-3 6-2 7-3 6-1 7-2 7-1 6-2h7l7-1h7 7 8l6 1h7l7 1 7 1 6 1 7 3 6 1 7 3 6 3 6 2 6 3 6 3 6 4 6 4 5 4 6 4 5 4 5 5 5 4 5 6 4 5 4 5 4 6 4 5 4 6 4 6 3 6 2 6 3 6 2 7 3 6 1 7 2 7 1 7 1 6 2 7v7 6 7 7 7l-1 7-2 6v7l-2 7-2 6-3 7-2 7-2 6-3 6-3 6-3 6-4 6-4 6-4 6-4 5-4 6-5 4zM294 300l5-5 5-5 4-5 5-5 4-7 3-5 4-7 3-5 3-6 4-7 2-6 2-7 3-6 1-7 2-7 1-6 2-7v-7-7l1-7v-7l-1-6v-7l-1-7-1-6-1-7-2-7-1-7-3-6-2-7-3-6-3-6-3-6-3-6-4-6-4-6-4-5-5-6-3-5-6-5-4-5-5-5-6-3-5-5-6-4-5-4-7-3-5-4-6-3-7-2-6-3-6-3-7-1-7-2-6-2-7-1h-7l-7-1-6-1h-8-7-7l-7 1-7 1-7 1-6 2-7 1-7 2-6 2-6 3-6 2-6 3-7 4-6 3-6 4-5 3-6 5-5 4-6 4-4 5-5 5-4 6-5 4-4 7-4 5-4 5-3 7-4 6-3 6-2 6-3 6-2 7-2 6-1 7-2 7-1 6-1 7-1 7v7 7 7 7l1 7 1 6 1 7 2 7 1 7 2 6 3 6 2 7 3 6 3 6 3 7 4 5 3 7 5 5 4 6 4 5 5 6 5 4 4 5 6 4 5 5 5 4 7 4 5 4 6 3 6 3 6 3 7 3 6 2 7 3 6 1 7 2 7 1 7 1 6 1h7l7 1h7 7l7-1h7l7-1 6-2 7-1 7-2 6-2 7-2 6-3 7-3 6-3 6-4 5-3 6-4 6-3 5-5 6-5z">
          <text:p/>
        </draw:path>
        <draw:path draw:style-name="gr156" draw:text-style-name="P154" draw:layer="layout" svg:width="0.349cm" svg:height="0.349cm" svg:x="2.711cm" svg:y="18.811cm" svg:viewBox="0 0 350 350" svg:d="M295 300l-5 5-5 5-5 4-6 4-6 4-5 3-6 4-7 3-6 2-7 3-6 3-7 1-7 3-7 1-6 2h-7l-7 1-7 1h-7-7l-6-1h-7l-7-1-6-1-7-2-7-1-7-2-6-2-7-2-6-3-6-4-6-3-6-3-6-4-6-3-5-4-6-5-5-4-5-5-4-5-5-6-4-5-4-6-5-5-3-6-4-6-3-6-3-6-3-6-2-7-3-6-2-6-2-7-1-7-1-7-1-6-1-7v-7-7-7-7l1-7v-7l2-6 1-7 2-7 2-6 2-7 3-6 2-6 3-6 3-7 4-6 4-5 4-6 4-6 4-4 5-6 5-5 4-5 6-4 5-4 5-5 6-4 6-3 6-4 6-3 6-3 7-2 6-3 6-3 7-1 7-2 6-1 7-2h7l7-1h7 7 7l6 1h7l7 1 7 1 6 1 7 3 7 1 7 3 6 3 7 2 6 3 5 4 6 3 6 4 6 4 5 4 6 4 4 5 5 5 5 5 4 5 5 6 4 5 3 5 4 7 3 6 3 6 4 6 3 6 2 6 2 7 2 6 1 7 2 7 1 7 1 6v7l1 7v7l-1 7v7l-1 7-1 7-1 6-2 7-2 7-2 6-2 6-3 7-3 6-3 7-3 5-4 6-4 5-3 7-5 5-4 5-5 6zM296 301l4-4 5-7 5-5 4-5 4-6 4-5 4-6 3-6 3-7 3-6 2-6 3-7 2-6 2-7 1-7 2-6 1-7 1-7v-7l1-7v-7l-1-7v-7l-2-7v-6l-2-7-1-7-2-7-2-6-3-6-3-7-3-6-3-6-3-6-4-6-4-6-3-5-5-6-5-4-4-6-5-4-5-5-6-4-5-5-6-4-6-4-5-3-6-4-6-3-7-2-6-3-7-3-7-1-7-2-6-2-7-1h-7l-6-1-7-1h-7-7-7l-7 1-7 1-7 1-7 2-6 1-7 2-6 2-7 3-6 2-6 3-7 4-6 3-5 4-6 4-6 4-5 5-5 4-5 5-5 4-4 6-5 5-4 6-4 5-4 6-3 6-4 6-3 7-2 6-2 6-3 7-2 6-1 7-2 6-1 7-1 7-1 7v7 7 7 7l1 7 1 7 1 6 2 7 1 7 2 6 3 7 2 6 3 6 3 6 3 6 4 7 4 5 4 6 4 5 4 6 5 5 5 6 5 4 5 5 5 4 6 4 6 4 6 4 5 3 6 3 6 3 7 3 7 3 6 1 7 3 7 1 7 2h6l7 2h7l6 1h7 7l7-1 7-1 7-1 6-1 7-2 7-2 7-1 7-3 6-3 6-2 7-4 6-3 6-4 5-3 6-5 5-4 5-4z">
          <text:p/>
        </draw:path>
        <draw:path draw:style-name="gr156" draw:text-style-name="P154" draw:layer="layout" svg:width="0.35cm" svg:height="0.35cm" svg:x="2.71cm" svg:y="18.81cm" svg:viewBox="0 0 351 351" svg:d="M297 301l-6 5-5 4-6 4-6 6-5 3-6 4-6 3-7 4-6 2-6 3-7 2-6 2-7 2-7 2-6 1-7 1-7 1-7 1h-7-7l-7-1h-7l-7-2-6-1-7-1-7-2-6-2-7-1-6-4-7-2-6-3-6-3-5-3-7-4-5-4-6-5-6-4-4-5-6-4-4-6-5-4-4-6-4-5-4-6-4-6-4-6-3-6-3-6-3-6-2-6-3-7-2-7-2-7-1-6-1-7-1-7-1-6v-7-7-7-7l1-7v-7l2-7 1-6 2-7 2-6 3-7 2-6 2-7 3-6 4-6 3-6 4-6 4-6 4-5 4-5 5-6 5-4 5-5 5-5 5-4 6-4 6-4 5-4 6-4 6-3 6-3 7-2 7-3 6-3 7-1 6-2 7-1 7-2h7l7-1h6 7 7l7 1h6l7 1 7 1 7 1 6 3 7 1 7 3 6 3 7 2 6 3 6 4 5 3 6 4 7 4 5 4 5 5 6 5 4 4 5 6 5 4 4 6 4 5 4 6 4 6 3 6 3 6 3 6 3 7 3 6 2 6 1 7 2 7 1 7 1 6 2 7v7l1 7v7l-1 7v7l-1 7-2 7-1 6-2 7-1 7-2 6-3 7-2 6-3 6-3 6-3 6-4 7-4 5-4 5-5 6-4 5-5 6zM297 302l5-5 5-5 4-5 4-6 5-5 4-6 3-7 3-5 4-6 3-7 2-6 2-6 3-7 1-7 2-6 1-7 2-7 1-7v-7-7-7-7l-1-7-1-7-1-7-1-6-2-7-1-7-3-6-2-7-3-6-3-6-3-6-3-6-4-7-4-5-4-5-5-6-4-5-5-6-5-4-5-5-5-4-6-4-6-5-6-3-6-4-6-3-6-3-7-3-6-2-7-3-6-2-7-2-7-2-7-1h-6l-7-1-7-1h-7-7-6l-7 1-7 1-7 1-7 2-6 1-7 2-7 2-6 3-7 2-6 3-6 4-6 3-6 4-6 4-5 4-5 5-6 4-4 5-6 5-4 5-4 5-5 6-4 6-4 5-3 6-4 7-3 6-2 6-2 7-3 6-2 7-1 7-2 6-1 7-1 7-1 7v7 7 7 7l1 6 1 7 1 7 2 6 1 7 2 7 3 7 2 6 3 7 3 6 3 6 4 5 4 6 4 6 4 5 4 6 5 5 5 5 5 5 5 5 6 4 5 5 6 4 6 3 6 4 6 3 6 3 6 2 7 3 6 2 7 2 7 2 7 1 6 1 7 2h7 7 7 7 7l7-1 7-2 7-1 6-1 7-2 7-2 6-2 6-3 7-3 6-4 6-3 6-3 6-4 6-5 6-4 5-4z">
          <text:p/>
        </draw:path>
        <draw:path draw:style-name="gr157" draw:text-style-name="P155" draw:layer="layout" svg:width="0.352cm" svg:height="0.352cm" svg:x="2.709cm" svg:y="18.809cm" svg:viewBox="0 0 353 353" svg:d="M297 303l-5 4-5 5-6 4-5 4-6 4-6 3-6 4-6 3-7 3-6 4-6 2-7 1-7 3-6 1-7 1-7 2h-7l-7 1h-7-7l-7-1h-7l-7-1-7-1-6-2-7-1-7-2-6-2-7-3-6-2-6-3-6-4-6-4-7-3-5-4-5-5-6-4-5-4-5-6-5-4-5-6-4-5-4-5-4-6-4-6-4-5-3-6-3-7-3-6-2-7-3-6-2-7-2-7-1-6-1-7-1-7-1-7v-7-7-7-6l1-7v-7l2-7 1-6 2-7 2-7 3-6 2-7 2-7 3-6 4-6 3-6 4-5 4-7 5-5 3-5 5-5 5-5 5-5 5-5 6-4 5-4 6-4 6-4 6-4 6-3 6-3 6-2 7-3 6-2 7-2 7-2 7-1 6-2h7l7-1h7 7 7l7 1h7l6 1 7 1 7 1 7 3 6 2 7 2 6 3 6 3 7 3 6 3 6 4 6 3 5 4 6 4 5 5 5 5 5 4 6 6 4 5 5 5 4 6 4 5 3 6 3 6 4 7 3 6 3 6 2 7 2 6 2 7 1 7 2 6 1 7 1 7v7l1 7v7l-1 7v7 7l-2 6-2 7-1 7-2 6-2 7-2 7-3 6-3 7-3 6-4 5-3 6-4 7-4 5-4 5-5 6-5 4zM297 303l6-5 5-5 5-6 4-5 4-5 4-6 3-6 4-6 3-6 3-6 3-7 2-7 2-7 2-6 1-7 2-7 1-6 1-7v-7l1-7v-7l-1-7-1-7v-7l-1-7-2-7-1-6-3-7-1-7-3-6-3-6-3-7-3-6-3-6-4-6-4-6-4-5-4-6-5-5-5-5-5-5-6-5-4-4-7-4-5-4-5-4-7-4-6-3-6-3-6-3-7-2-6-3-7-2-7-2-6-1-7-2h-7l-7-1-7-1h-7-7-7l-7 1-7 1-6 1-7 2-7 1-7 2-6 3-7 2-7 2-6 3-6 4-6 3-5 4-7 4-5 4-5 5-6 4-4 5-5 5-5 6-4 5-5 5-4 6-4 6-3 6-3 6-3 6-3 7-2 6-3 7-2 7-1 6-2 7-1 7-1 7-1 7v6 7 7 7l1 7 1 7 1 7 2 7 2 6 1 7 3 7 3 6 2 6 3 7 3 6 4 6 4 6 4 5 5 6 4 5 5 6 4 4 5 5 5 4 6 5 6 4 5 4 7 4 5 4 6 3 7 3 6 3 6 3 7 1 7 3 6 1 7 2 7 1 7 1h7l7 1h7l7-1h7l7-1 7-1 7-1 7-2 6-2 7-1 6-3 7-3 6-3 6-3 6-3 6-5 6-4 6-3 5-5 6-5z">
          <text:p/>
        </draw:path>
        <draw:path draw:style-name="gr157" draw:text-style-name="P155" draw:layer="layout" svg:width="0.353cm" svg:height="0.353cm" svg:x="2.709cm" svg:y="18.809cm" svg:viewBox="0 0 354 354" svg:d="M299 304l-5 4-5 5-6 4-6 4-5 4-6 4-6 3-7 3-6 3-7 3-6 3-7 1-6 2-7 2-7 1-7 1-7 1h-7l-7 2h-6l-7-2h-7l-7-1-7-1-7-2-6-1-7-3-7-1-6-3-6-3-7-3-7-3-5-4-6-3-6-4-6-4-5-5-5-4-5-5-5-5-4-5-5-5-5-6-3-5-4-6-4-7-3-6-3-6-3-6-3-6-2-7-2-7-2-6-1-7-1-7-2-7-1-7v-7-7-7-7l1-7 1-7 2-6 1-7 2-7 2-7 2-6 3-7 3-6 3-6 3-6 3-6 4-6 4-6 4-5 5-6 5-5 4-5 5-5 5-5 6-4 5-4 6-4 6-4 6-3 6-4 6-3 7-2 6-2 7-3 6-2 7-2 7-1 7-2h7l7-1h7 7 7l7 1h7l6 1 7 2 7 1 6 2 7 2 7 2 7 3 6 3 6 3 6 3 6 4 6 4 5 3 6 4 5 5 5 5 6 5 4 5 5 5 4 5 4 6 4 6 4 5 3 6 3 7 3 7 3 6 3 6 1 7 2 7 2 6 2 7v7l1 7 1 7 1 7v6l-1 7v7l-1 7-1 7-2 7-2 7-1 6-2 7-3 6-2 7-3 6-3 7-4 6-3 6-4 5-5 6-3 5-5 6-5 5zM300 304l4-4 5-6 5-5 4-6 4-5 4-6 4-6 4-6 3-7 2-6 3-6 2-7 3-6 1-7 2-7 1-7 2-7 1-7v-7-7-6-7l-1-7-1-7-1-7-1-7-2-7-2-6-2-7-3-7-2-6-3-6-3-7-4-6-3-6-4-5-5-6-4-6-4-4-5-6-5-4-5-6-6-4-5-4-6-4-6-4-6-4-6-3-6-3-6-3-7-2-7-3-7-2-6-2-7-1-7-2h-6l-7-1-7-1h-7-7-7l-7 1-7 1-7 1-7 2-7 1-7 2-6 3-7 2-6 2-6 3-6 4-6 3-7 4-5 4-5 5-6 4-5 4-6 6-4 4-5 6-4 5-4 5-5 7-3 5-4 6-3 6-3 6-3 7-2 7-3 6-2 7-2 7-1 7-2 6-1 7-1 7v7 7 7 7l1 7 2 7 1 7 1 7 3 7 1 6 3 7 3 6 2 7 3 6 4 6 3 6 4 6 4 5 4 6 5 6 5 4 4 6 6 4 5 5 5 5 6 3 5 4 6 4 6 4 7 3 6 3 7 3 6 2 7 2 6 2 7 2 7 2h7l7 3h7 7 6 7 7l7-2 7-1 7-1 7-2 7-2 6-2 7-3 6-2 6-3 7-3 6-3 6-4 6-4 5-4 6-4 5-5z">
          <text:p/>
        </draw:path>
        <draw:path draw:style-name="gr157" draw:text-style-name="P155" draw:layer="layout" svg:width="0.355cm" svg:height="0.355cm" svg:x="2.708cm" svg:y="18.808cm" svg:viewBox="0 0 356 356" svg:d="M300 306l-5 4-5 5-6 5-5 4-6 3-6 4-6 3-7 3-6 4-6 2-7 2-6 2-7 3-7 1-7 1-7 2h-7-7l-7 1h-7l-7-1h-7l-6-1-7-1-7-1-7-2-6-2-7-3-7-2-6-2-7-3-6-3-6-4-6-4-6-4-5-4-5-4-6-5-5-5-5-5-5-5-5-5-4-6-4-6-4-6-3-5-4-6-3-7-2-6-3-7-3-7-1-6-3-7-1-7-1-7-1-6-1-7v-7-7-7-7l1-7v-7l2-7 1-7 2-7 2-6 3-7 2-6 3-7 3-6 3-6 4-6 3-6 5-6 4-5 4-6 5-5 5-5 6-5 5-5 5-4 6-4 5-4 6-4 6-3 7-5 6-3 6-2 7-2 6-3 7-2 7-2 7-1 7-2h7l7-1h7 6 7l7 1h7l7 1 7 2 7 1 6 2 7 2 7 2 6 3 6 3 7 3 6 4 6 4 6 3 5 4 6 5 5 4 6 5 4 5 6 5 4 5 4 5 5 6 4 6 3 6 4 6 3 6 3 6 2 6 3 7 2 7 2 7 2 6 1 7 1 7 1 7v7l1 7v7l-1 7v7 7l-2 7-1 7-2 7-2 7-2 6-2 7-3 6-3 6-3 6-4 6-3 6-4 7-4 5-5 5-4 6-5 5zM301 307l5-6 4-4 5-6 5-5 4-6 3-6 4-6 3-6 4-6 3-6 3-7 2-6 2-7 2-7 1-7 2-7 1-7 1-7v-7l1-7v-7l-1-7-1-7v-7l-1-7-2-7-1-6-3-7-1-7-3-7-2-6-4-7-3-6-4-6-3-5-4-7-4-5-5-5-4-6-5-5-5-5-5-4-5-5-6-5-6-3-5-4-6-4-7-4-6-3-7-3-6-2-7-3-6-2-7-2-7-1-7-2h-7l-7-1-7-1h-7-6-7l-8 1-7 1-7 1-6 2-7 1-7 2-7 3-6 2-6 3-7 3-6 3-6 4-6 4-6 4-5 5-6 4-5 5-6 4-5 6-5 4-4 6-4 6-4 5-4 7-4 6-3 6-3 6-3 6-2 7-3 6-2 7-1 7-2 7-1 7-1 7-1 7v7 7 7 7l1 7 1 6 1 7 2 7 2 7 1 7 3 6 3 7 2 6 3 7 4 6 3 6 4 6 5 5 4 6 4 5 5 6 5 5 6 5 5 4 5 5 6 4 6 4 6 3 5 4 7 3 7 4 6 2 7 2 6 2 7 3 7 1 7 2 7 1h6l7 1 7 1h7l7-1h7l7-1 7-1 7-1 7-1 7-3 7-2 6-2 7-3 6-3 6-3 6-3 6-4 6-4 6-4 5-4 6-5z">
          <text:p/>
        </draw:path>
        <draw:path draw:style-name="gr158" draw:text-style-name="P156" draw:layer="layout" svg:width="0.356cm" svg:height="0.356cm" svg:x="2.707cm" svg:y="18.807cm" svg:viewBox="0 0 357 357" svg:d="M302 307l-5 5-6 5-5 3-6 5-6 4-6 4-6 3-6 3-6 3-7 2-6 3-7 2-7 2-7 2-7 1-7 1-7 1h-7l-7 1h-7l-7-1-7-1-7-1h-7l-7-2-6-1-7-3-7-2-7-2-6-3-7-3-7-4-5-3-6-4-6-3-6-4-5-5-5-5-6-4-4-6-5-5-5-5-4-6-4-5-4-6-3-6-4-7-3-6-2-6-3-7-3-6-1-7-3-7-1-7-1-7-1-7-1-7v-7-7-6-7l1-7v-7l2-7 1-7 2-7 2-7 3-6 2-7 3-6 3-6 3-7 4-6 4-6 4-5 4-6 4-6 5-4 4-6 6-4 5-6 6-4 5-5 6-4 6-4 6-3 6-3 8-3 6-3 6-2 7-3 7-2 7-2 6-1 7-2h7l7-1h7 7 7l7 1h7l7 1 7 2 7 1 7 2 6 2 7 2 6 3 7 3 6 3 6 3 6 4 6 4 6 3 5 5 6 5 5 5 5 5 4 5 5 5 5 6 4 5 3 6 4 6 4 6 3 6 3 7 3 6 3 7 1 6 3 7 1 7 2 7v7l1 7 1 7 1 7v7l-1 7v7l-1 7-1 7-2 6-1 7-2 7-2 7-3 6-3 7-2 7-4 6-3 6-4 6-4 5-4 7-4 5-5 5-4 5zM302 307l5-4 5-6 5-5 4-5 4-6 4-6 4-6 3-6 3-6 3-7 3-7 2-6 3-7 1-7 2-6 1-7 1-7 2-7v-7-7-7-7l-1-7-1-7-1-7-1-7-2-7-2-7-2-7-3-6-2-7-3-6-3-6-4-6-4-6-4-6-4-6-4-5-5-6-4-4-6-6-5-5-6-5-5-4-5-4-7-4-6-4-6-3-6-3-6-3-7-2-6-3-7-2-7-2-7-1-7-2h-7l-7-1-7-1h-7-7-7l-7 1-7 1-7 1-7 2-7 1-6 2-7 3-7 2-6 3-7 3-6 3-6 4-7 3-5 5-6 4-6 4-5 6-5 4-5 6-5 5-3 6-5 5-4 6-4 6-4 6-3 6-3 6-3 7-2 6-3 7-2 7-1 7-2 7-1 7-1 7-1 7v7 6 7 7l1 7 1 7 1 7 2 7 2 7 1 7 3 7 3 6 3 6 3 7 3 6 4 6 4 6 4 6 4 5 4 6 5 5 5 5 5 5 5 5 6 4 6 4 5 4 6 4 6 3 7 4 7 2 6 3 7 3 7 2 7 2 6 2 7 1 7 1 7 1 7 1h7 7 7 7l7-1 8-2h6l7-2 7-2 7-3 6-2 7-2 6-3 6-3 6-4 6-3 6-4 6-5 6-4 5-4z">
          <text:p/>
        </draw:path>
        <draw:path draw:style-name="gr158" draw:text-style-name="P156" draw:layer="layout" svg:width="0.358cm" svg:height="0.358cm" svg:x="2.706cm" svg:y="18.806cm" svg:viewBox="0 0 359 359" svg:d="M303 308l-5 6-5 4-6 4-6 5-6 3-6 4-6 3-6 4-7 3-6 2-7 2-7 3-7 2-6 1-7 1-7 2h-7-7l-7 1h-7l-7-1h-7l-7-1-8-1-7-1-6-2-7-2-7-3-7-2-6-3-7-2-6-4-6-3-6-4-6-4-6-5-5-3-5-5-5-5-5-5-5-5-5-6-4-5-3-6-4-6-4-6-3-6-3-7-3-6-3-6-3-7-1-7-3-7-1-7-1-7-1-7-1-7v-7-7-7-7l1-7v-6l2-7 1-7 2-7 2-7 3-7 2-6 3-7 3-6 3-7 4-6 4-5 4-6 4-6 4-6 5-5 5-6 5-4 5-5 6-4 6-4 5-5 6-3 6-4 7-3 6-3 6-3 7-2 7-3 6-2 7-2 7-1 8-2h6l7-1h8 7 7l7 1h7l7 1 7 2 7 1 7 2 7 2 6 2 7 3 6 3 6 3 6 3 6 4 6 4 6 4 5 4 6 5 5 4 5 6 5 4 5 6 4 6 4 6 4 5 4 7 4 6 3 6 3 6 2 7 2 6 3 7 2 7 2 7 1 7 1 7 1 7v7l1 7v7l-1 7v6l-1 7-1 8-1 7-2 6-1 7-3 7-2 6-3 7-3 6-3 6-3 7-4 6-4 6-4 5-5 6-4 5-5 6zM304 309l4-5 6-5 4-5 4-6 5-6 3-5 4-7 3-6 4-6 3-7 3-6 2-7 2-7 2-6 1-7 2-7 1-7 1-7v-7l1-7v-7l-1-7-1-7v-7l-1-8-2-7-1-6-2-7-3-7-2-7-2-6-3-6-4-7-3-6-4-6-4-6-5-5-4-7-4-5-6-5-4-5-6-5-5-5-5-4-7-4-5-4-6-3-6-4-7-3-6-3-7-2-6-3-7-2-7-2-7-1-7-2h-7l-7-1-7-1h-7-7-8l-7 1-6 1-8 1-7 2-7 1-7 2-6 3-7 2-6 3-7 3-6 3-6 4-6 4-6 4-5 4-6 4-5 5-6 5-4 5-5 5-4 6-5 6-4 6-4 6-4 6-3 7-3 6-3 6-2 7-3 7-2 6-1 7-2 7-1 7-1 7-1 7v7 7 7 7l1 7 1 8 1 7 2 7 2 6 1 7 3 7 3 6 3 7 3 6 3 6 4 6 4 6 4 6 4 6 5 5 5 5 4 5 6 5 5 5 5 4 6 5 6 4 6 4 6 3 6 3 7 3 6 3 7 2 7 3 7 2 6 1 7 2 8 1h7l7 1 7 1h7l7-1h7l7-1 7-1 7-1 7-1 7-3 6-2 7-2 6-3 7-3 6-3 7-4 6-4 5-3 6-4 6-5 5-4z">
          <text:p/>
        </draw:path>
        <draw:path draw:style-name="gr158" draw:text-style-name="P156" draw:layer="layout" svg:width="0.36cm" svg:height="0.36cm" svg:x="2.706cm" svg:y="18.806cm" svg:viewBox="0 0 361 361" svg:d="M304 310l-5 4-5 5-6 5-6 3-5 4-7 4-6 4-6 3-7 3-6 2-7 3-6 2-7 2-7 2-7 1-7 1-8 1h-7l-7 1h-7l-7-1-7-1-7-1h-8l-7-2-6-1-7-3-7-2-7-2-6-3-6-3-6-4-6-3-6-4-7-3-5-5-5-5-6-4-5-5-5-5-4-5-5-5-5-6-3-6-4-6-4-6-3-6-3-6-3-7-3-7-3-6-1-7-3-7-1-7-1-6-1-8-1-7v-7-7-7-7l1-7v-7l2-7 1-7 2-7 2-6 3-7 2-7 3-6 3-7 3-7 4-6 4-6 4-6 4-5 5-6 5-5 4-5 6-5 5-5 5-4 6-4 6-4 5-4 6-4 7-3 7-3 6-3 7-2 6-3 7-2 7-2 7-1 7-2h6l7-1h8 7 7l7 1h8l7 1 6 2 7 1 7 2 7 2 7 2 6 3 7 3 6 3 7 4 6 3 5 4 6 4 6 4 5 5 6 4 4 6 6 5 4 5 4 6 5 5 3 6 4 6 3 7 4 7 3 6 3 6 2 7 2 7 3 7 1 6 2 7v8l1 7 1 6 1 7v7l-1 7v8l-2 7v7l-2 7-1 7-2 6-2 7-3 7-3 6-3 7-3 6-3 6-4 6-4 6-4 6-4 5-5 6-5 5zM305 310l5-5 4-5 5-5 5-6 4-6 4-6 3-6 4-6 3-6 3-6 3-7 3-6 2-7 1-7 2-7 1-7 1-7 2-7v-8l1-7v-7l-1-7-1-6-1-8-1-7-1-7-2-7-2-7-2-6-3-7-3-6-2-7-4-6-3-7-4-6-4-7-4-5-5-5-4-6-5-5-5-5-5-4-5-5-7-5-5-3-6-4-6-4-7-4-6-3-7-3-6-2-7-3-7-2-6-2-7-1-7-2h-7l-8-1-7-1h-7-7-8l-7 1-6 1-7 1-7 2-7 1-7 2-7 3-6 2-7 3-6 3-7 3-6 4-6 4-6 4-5 5-6 3-5 6-6 4-4 6-5 4-4 7-5 5-4 5-4 7-4 6-3 7-3 7-3 6-2 7-3 6-2 7-1 7-2 7-1 7-1 6-1 8v7 7 7l1 7v8l1 7 1 6 2 7 2 7 2 7 3 6 2 7 3 7 3 6 3 7 4 6 4 5 4 6 4 6 5 5 5 6 4 5 6 5 5 4 5 5 6 4 6 4 6 3 6 4 6 3 7 3 6 3 7 3 7 2 7 2 6 2 7 1 7 1 8 1 7 1 7 1h7l7-1h7l8-1 7-2h7l7-3 7-1 7-2 6-3 7-2 6-3 6-3 6-4 7-4 6-4 6-4 5-4 6-5z">
          <text:p/>
        </draw:path>
        <draw:path draw:style-name="gr159" draw:text-style-name="P157" draw:layer="layout" svg:width="0.361cm" svg:height="0.361cm" svg:x="2.705cm" svg:y="18.805cm" svg:viewBox="0 0 362 362" svg:d="M306 311l-6 5-5 4-5 5-7 4-6 4-6 4-6 4-6 3-6 3-8 2-6 2-7 3-7 1-7 2-7 1-7 2-7 1h-7-7-7-7l-7-1-8-1-7-1-7-1-7-2-7-2-6-2-7-3-6-3-7-3-6-3-6-4-6-3-6-5-6-3-5-5-6-5-5-4-5-6-4-5-5-5-5-6-3-6-4-5-4-7-3-6-3-7-3-6-3-7-2-6-2-7-3-7-1-7-1-7-1-7v-7l-1-7v-7-7-7l1-8 1-7 1-7 1-7 2-6 2-7 3-7 2-7 3-6 3-7 3-7 4-6 4-6 4-5 4-6 5-6 5-4 4-6 6-4 5-6 5-4 6-4 6-4 6-4 6-4 6-3 7-3 6-3 7-2 7-3 7-2 6-2 7-1 7-1 7-1 7-1h8 7 7l7 1h7l7 1 7 2 7 1 6 2 7 2 7 2 7 3 7 3 6 3 6 4 7 4 6 3 5 4 6 5 6 4 5 5 5 5 4 5 5 5 5 6 4 5 4 6 4 7 3 6 4 6 2 7 3 6 3 8 2 6 2 7 2 7 1 7 1 7 1 7 1 7v7 7 7 8l-2 7-1 7-1 7-2 6-1 7-3 7-2 7-3 6-3 7-3 6-4 6-3 6-4 6-5 6-4 6-5 5-5 5zM306 312l5-5 5-6 4-5 5-6 4-6 5-5 3-6 4-6 3-7 3-7 2-6 3-7 2-7 2-7 1-6 2-7 1-7 1-7v-8l1-7-1-7v-7-7l-1-7-1-7-2-7-1-7-2-7-3-7-2-7-3-7-3-6-3-6-3-7-4-6-4-6-5-6-4-5-5-6-5-5-5-5-5-4-6-5-5-5-6-3-6-4-6-4-6-4-7-3-6-2-8-3-6-3-7-2-7-2-7-1-7-2h-7l-7-1-7-1h-7-8-7l-7 1-7 1-7 1-7 2-6 1-7 2-7 3-7 2-6 3-7 3-7 3-6 4-5 4-6 4-6 5-6 4-5 5-5 4-5 6-5 5-4 6-4 5-5 6-4 6-3 6-4 7-3 6-2 7-3 7-3 7-2 7-1 6-2 7-1 7-1 7-1 7v8 7 7l1 7v7l1 7 1 7 2 7 2 7 2 7 3 7 2 6 3 7 3 6 3 6 4 7 4 6 4 5 4 6 5 6 5 5 5 5 5 5 5 5 6 4 5 4 7 4 6 4 6 4 6 3 6 3 7 3 6 2 7 3 7 2 7 1 7 2 7 1 7 1h8l7 1h7l7-1h7 7l7-2 7-1 7-2 7-2 7-2 7-2 7-3 7-3 6-3 6-4 6-3 6-4 6-4 5-5 5-4z">
          <text:p/>
        </draw:path>
        <draw:path draw:style-name="gr159" draw:text-style-name="P157" draw:layer="layout" svg:width="0.363cm" svg:height="0.363cm" svg:x="2.704cm" svg:y="18.804cm" svg:viewBox="0 0 364 364" svg:d="M307 313l-6 4-6 5-5 5-6 3-6 4-6 4-6 3-6 4-7 2-6 4-7 2-7 2-7 2-7 2-7 1-7 1-7 1h-8l-7 1h-7l-7-1-7-1h-7l-7-1-7-2-7-1-7-3-7-2-6-2-7-3-6-3-6-3-6-4-7-4-6-4-5-4-6-5-6-4-4-6-6-4-4-6-5-5-5-6-3-6-4-6-4-6-3-6-3-6-3-7-3-6-2-7-2-7-3-7-1-7-1-7-1-7v-7l-1-7v-7-7-8l1-7 1-7 1-7 1-7 2-7 2-7 3-7 3-7 2-6 3-7 4-6 3-6 4-6 4-6 4-6 5-5 5-5 5-6 5-4 5-5 6-5 5-4 7-4 5-4 6-4 7-3 6-3 6-3 7-2 7-3 7-2 7-2 7-1 7-1 7-1 7-1h7 8 7l6 1h7l8 1 7 2 7 1 7 2 7 2 6 2 7 3 6 3 7 3 6 4 6 4 6 3 6 4 5 5 6 4 6 5 5 5 5 5 4 5 5 6 5 6 4 6 3 6 4 7 3 6 3 6 3 7 2 6 2 7 3 7 1 8 2 6 1 7v7l1 8v7l1 7-1 7-1 8v6l-1 7-2 7-1 7-2 7-2 7-3 7-3 6-3 7-3 6-4 6-3 7-4 5-4 6-5 6-4 5-5 5zM307 313l6-5 4-5 5-6 5-5 3-6 4-6 4-7 4-6 3-6 3-6 3-7 3-7 1-7 2-7 2-7 2-7v-7l1-6 1-7 1-8-1-7v-7l-1-8-1-7v-7l-2-6-2-8-2-7-2-7-2-7-4-6-3-7-3-6-4-6-3-7-4-6-4-5-5-6-4-5-5-5-5-6-6-4-6-5-5-5-7-3-6-4-6-4-6-3-6-4-7-2-6-3-7-3-7-2-7-2-7-1-7-2h-7l-8-1-6-1h-7-8-7l-7 1-7 1-7 1-8 2-6 1-7 2-7 3-7 2-6 3-7 3-6 3-6 4-6 4-6 4-6 5-5 4-5 5-6 5-4 5-6 5-4 6-4 6-4 5-5 6-3 6-4 7-3 7-2 6-3 7-3 7-2 7-1 7-2 7-1 7-1 7-1 7v8 7 7l1 7v7l1 7 1 7 2 7 2 7 2 7 3 7 2 7 3 6 3 6 3 7 4 6 4 5 4 7 4 5 5 6 5 5 5 5 5 5 6 5 5 4 5 5 7 4 6 3 6 4 6 3 7 3 6 4 7 2 7 2 7 2 7 2 7 2h7l7 1 7 1 7 1h7l7-1h8l7-1 7-1 7-2 7-2 7-1 7-2 7-3 6-3 7-2 6-4 6-3 6-4 6-4 6-4 6-4 6-5z">
          <text:p/>
        </draw:path>
        <draw:path draw:style-name="gr159" draw:text-style-name="P157" draw:layer="layout" svg:width="0.363cm" svg:height="0.364cm" svg:x="2.703cm" svg:y="18.803cm" svg:viewBox="0 0 364 365" svg:d="M307 314l-5 5-5 5-6 3-6 5-6 4-6 4-6 3-7 4-6 2-7 3-7 2-7 3-7 1-6 2-7 1-7 2-7 1h-8-7-7-7l-7-1-7-1-7-1-7-1-7-2-7-2-7-2-7-3-6-3-7-3-6-3-6-4-7-4-6-4-5-4-6-4-5-5-5-5-5-5-5-5-5-6-4-6-4-6-4-5-4-6-3-7-3-6-3-7-3-6-2-7-2-7-2-7-2-7-1-7-1-7v-7l-1-8v-7-7-7l1-8 1-7 1-7 1-7 2-7 2-7 3-7 3-7 2-6 3-7 4-6 3-6 5-6 3-6 4-6 5-5 5-5 5-5 5-5 6-5 5-5 5-4 7-4 6-4 6-4 6-3 6-3 7-3 7-2 6-3 7-2 7-2 8-1 7-1 7-1 7-1h7 7 7l7 1h8l7 1 7 2 7 1 7 2 7 2 7 2 6 3 7 3 6 4 6 3 6 4 6 3 6 4 6 5 5 4 6 5 5 5 5 6 4 5 5 6 4 5 4 6 3 6 4 7 3 6 4 7 3 6 3 7 2 7 2 7 2 7 1 6 1 7 1 8 1 8v7 7 7l-1 7-1 7-1 7-1 7-2 7-2 7-2 7-3 7-2 7-4 6-3 6-4 6-4 6-4 7-3 6-5 5-5 6-4 5zM308 314l5-5 5-5 5-6 4-5 4-6 4-6 4-6 4-6 3-7 4-6 2-7 3-6 2-7 2-7 2-7 1-8 1-7 1-7v-7-7-7-7-8l-1-8-1-7-1-6-2-7-2-7-3-7-2-7-3-7-4-6-3-6-4-7-4-6-4-6-3-6-5-6-5-5-5-5-5-5-5-5-5-5-7-4-5-4-6-4-6-4-6-3-7-3-7-3-6-3-7-3-7-2-7-2-7-1-7-2h-7l-8-1-7-1h-7-7l-7 1h-7l-7 1-8 1-7 2-7 1-7 2-7 3-6 3-7 2-6 3-7 4-6 3-6 4-6 5-6 4-5 4-5 5-6 5-4 6-5 5-5 5-4 6-4 6-4 6-4 6-3 6-4 7-2 6-3 7-3 7-1 7-2 6-2 8-1 7-1 7-1 8v7 7 7l1 8 1 7v7l2 7 1 7 2 7 2 7 3 7 2 6 3 7 3 7 4 6 3 6 4 6 4 6 5 6 5 5 4 5 5 6 5 4 6 5 5 5 6 4 6 4 7 4 6 4 6 3 6 3 7 3 7 2 7 3 7 2 7 2 7 1 7 1 7 1h7l7 1h7l8-1h7 7l7-2 7-1 7-2 7-2 7-2 6-2 7-3 6-3 7-3 6-3 7-4 6-4 5-5 6-4 6-5z">
          <text:p/>
        </draw:path>
        <draw:path draw:style-name="gr160" draw:text-style-name="P158" draw:layer="layout" svg:width="0.365cm" svg:height="0.366cm" svg:x="2.703cm" svg:y="18.803cm" svg:viewBox="0 0 366 367" svg:d="M310 315l-6 5-5 4-6 5-6 5-6 3-6 4-6 3-7 3-6 4-7 3-6 2-7 2-7 2-7 1-8 2-7 1-7 1h-7l-7 1h-7l-7-1-8-1h-7l-7-1-7-2-7-1-7-3-7-2-6-2-7-3-7-3-6-3-6-4-6-4-6-4-6-5-6-4-5-5-6-4-4-6-5-5-4-6-5-5-5-6-4-6-3-7-4-6-3-7-3-6-3-7-2-7-2-6-2-7-1-7-2-7-1-7v-7l-1-8v-8-7-7l1-7 1-7 1-7 1-8 3-7 1-7 3-6 3-7 2-7 4-6 3-6 4-6 4-6 4-7 5-5 4-5 5-6 5-5 5-5 5-5 6-5 6-4 5-4 7-4 6-3 7-4 6-3 7-2 6-3 7-3 7-2 7-2 7-1 7-1 7-1h7l7-1h8 7l7 1h7l7 1 7 2 7 1 7 2 7 2 7 2 7 3 6 3 7 4 6 3 6 4 7 3 5 5 6 4 6 4 5 6 5 4 5 6 5 5 4 6 4 6 4 6 4 5 4 7 3 6 3 7 3 7 2 6 2 7 3 7 1 7 2 7 1 7v7l1 8v7 7 8l-1 7v7l-1 7-2 8-1 7-3 7-1 6-3 7-2 7-4 6-3 7-3 6-4 6-4 6-5 6-4 5-4 6-6 5zM310 316l5-6 5-5 4-5 5-6 5-6 3-6 4-6 3-6 4-7 3-6 3-7 2-7 2-6 3-7 1-7 2-7v-8l1-7 1-7v-8-7-8l-1-7-1-7v-7l-2-7-1-7-3-7-2-7-2-6-3-7-4-7-3-6-3-7-4-6-4-6-5-5-4-7-5-5-5-5-5-5-5-5-6-4-5-5-6-4-7-4-6-4-6-3-6-3-7-3-7-3-7-3-6-2-8-2-7-1-7-2h-7l-7-1-7-1h-7-8l-7 1h-7l-7 1-7 1-7 2-7 2-7 1-7 3-7 3-6 2-7 3-6 4-6 3-7 5-6 4-5 4-6 4-6 6-4 4-6 6-4 5-5 5-5 6-4 6-4 6-4 6-3 7-3 6-3 7-3 6-3 7-1 7-2 7-2 7-1 8-1 7-1 7v7 7 8l1 8 1 7v7l2 7 1 7 2 7 2 7 3 7 2 6 3 7 3 6 4 7 4 6 4 7 4 5 5 6 4 6 5 5 5 5 5 5 6 5 6 4 5 5 6 4 6 4 7 3 6 3 7 4 7 3 6 2 7 2 7 2 7 2 7 2h7l7 1 7 1 8 1h7l7-1h7l7-1 8-1 7-2 7-1 7-2 7-2 7-3 6-3 7-3 6-3 6-4 6-3 6-4 7-4 5-5 5-5z">
          <text:p/>
        </draw:path>
        <draw:path draw:style-name="gr160" draw:text-style-name="P158" draw:layer="layout" svg:width="0.366cm" svg:height="0.367cm" svg:x="2.702cm" svg:y="18.802cm" svg:viewBox="0 0 367 368" svg:d="M310 317l-5 4-5 5-6 4-6 4-6 5-6 3-6 4-7 3-6 3-7 3-7 2-6 3-7 1-7 2-7 1-8 2-7 1h-7-8-7-7l-7-1-7-1-7-1-8-1-7-2-7-2-7-2-6-3-7-3-7-3-6-3-6-4-6-4-7-3-5-5-6-5-6-4-5-6-5-4-5-6-4-5-5-6-4-6-3-6-4-6-4-7-3-6-3-7-3-6-2-7-2-7-2-7-1-7-2-8-1-7v-7l-1-8v-7-7-8l1-6 1-7 1-8 1-7 3-7 1-7 3-7 3-6 3-7 3-6 3-7 4-6 4-6 3-6 5-6 5-5 4-6 6-5 4-5 6-5 6-5 5-4 7-3 6-5 7-3 6-4 7-3 6-2 7-3 7-3 7-1 7-3 6-1 7-1 8-1h7l7-1h8 7l7 1h7l7 1 7 2 7 1 8 2 6 2 7 2 7 3 7 3 6 4 6 3 6 4 6 3 7 5 5 5 5 4 6 5 5 4 5 6 5 5 4 6 5 6 3 6 4 6 4 6 3 6 3 7 3 7 3 6 2 7 2 7 2 7 1 8 1 7 1 7 1 7v7 7 8l-1 7-1 8-1 7-1 7-2 7-2 7-2 7-3 7-2 6-3 7-4 6-3 7-4 6-4 6-4 6-5 5-5 6-4 5zM311 317l6-5 4-5 5-6 4-6 5-5 4-7 4-6 3-6 4-7 3-6 2-7 2-7 3-7 2-7 2-7 1-7 1-7 1-8v-7-8-7-7-7l-1-7-1-8-1-7-3-7-1-7-3-7-2-6-3-7-3-7-3-6-4-7-4-6-4-5-4-6-5-6-5-5-4-6-6-5-5-5-5-4-6-5-6-4-6-4-6-4-7-3-6-3-7-3-6-3-7-3-7-2-7-2-7-1-8-2h-7l-7-1-7-1h-7-8l-7 1h-7l-8 1-7 1-6 2-7 2-7 1-7 3-7 3-7 2-6 3-7 4-6 4-7 4-6 4-6 4-5 5-6 5-5 4-5 6-5 5-5 6-4 5-4 7-4 6-4 6-3 6-3 7-3 6-3 7-3 7-1 7-2 7-2 7-1 7-1 8-1 6v8 7 7l1 8 1 7v8l2 7 1 7 2 7 2 7 3 7 2 7 3 6 3 7 4 6 4 6 4 6 3 7 5 5 5 5 4 6 6 5 5 5 5 5 6 5 6 4 7 4 6 4 6 3 6 4 7 3 7 2 6 3 7 3 7 1 7 3 7 1 8 1 7 1h7l7 1h7l8-1h7 7l8-2 7-1 7-2 7-1 6-3 7-2 7-3 6-3 7-3 7-4 6-4 6-4 5-4 6-4 6-5z">
          <text:p/>
        </draw:path>
        <draw:path draw:style-name="gr161" draw:text-style-name="P159" draw:layer="layout" svg:width="0.368cm" svg:height="0.369cm" svg:x="2.701cm" svg:y="18.801cm" svg:viewBox="0 0 369 370" svg:d="M312 317l-5 6-6 4-6 5-5 4-7 4-6 4-6 3-7 4-6 3-7 3-7 2-7 2-7 2-7 1-7 2-7 1-7 1h-7l-8 1h-7l-7-1-7-1h-7l-8-1-7-2-7-2-7-1-8-3-6-3-7-2-7-3-6-4-6-3-6-4-6-5-6-4-6-4-5-5-6-5-5-6-5-5-4-5-5-6-4-6-3-6-4-6-4-6-3-7-3-6-3-7-2-7-2-7-2-8-1-7-2-7-1-8v-6l-1-8v-7-7-8l1-7 1-7 1-7 1-7 3-7 1-7 3-7 3-7 3-6 3-7 3-6 4-6 4-7 3-6 5-5 5-6 4-6 6-5 5-5 5-4 6-5 6-5 5-3 7-4 6-4 7-4 6-3 7-2 7-3 7-3 7-1 7-3 7-1 7-1 8-1h7l7-1h7 7l8 1h7l7 1 8 2 7 1 7 2 6 2 7 2 7 3 6 3 7 4 7 3 6 4 6 4 5 4 6 5 6 4 5 5 6 5 4 6 5 5 4 5 5 7 4 5 4 6 4 7 3 6 3 7 3 6 2 7 3 7 1 7 2 7 2 7 1 8v7l1 7v7 7 8l-1 7v7l-1 7-2 7-1 7-2 8-3 7-2 7-2 7-3 6-4 7-3 6-4 6-4 6-5 6-4 6-5 5-5 6zM313 318l4-5 6-5 4-6 5-5 4-7 5-6 3-6 3-6 4-6 3-7 3-7 2-7 2-7 3-8 1-7 2-7v-6l1-8 1-7v-8-7-7l-1-7-1-7v-8l-2-7-2-7-2-7-2-7-2-7-3-7-3-6-4-7-3-6-4-6-4-6-5-6-4-6-5-5-5-6-5-5-5-5-7-4-5-5-6-4-6-3-6-4-7-4-7-3-6-3-7-3-7-3-6-2-7-2-7-1-8-2h-7l-7-1-8-1h-7-7l-7 1h-8l-7 1-7 1-7 2-7 2-7 1-8 3-6 3-7 3-7 3-6 3-6 4-7 4-6 4-6 4-5 5-6 5-5 5-5 5-5 6-5 5-4 5-4 7-4 6-4 6-3 7-3 6-3 7-2 7-4 7-1 7-2 7-2 7-1 7-1 7-1 7v8 7 7l1 8 1 6v8l2 7 1 7 2 8 2 7 3 7 3 7 2 6 4 7 3 7 4 6 4 6 4 5 4 6 5 6 5 5 5 6 5 4 5 6 7 4 5 4 6 5 6 4 7 3 6 4 7 3 7 2 6 3 8 2 7 2 7 2 7 2h8l7 1 7 1 7 1h7l8-1h7l8-1 6-1 7-2 7-1 7-2 7-2 7-3 7-3 7-3 6-3 6-4 7-3 6-4 6-4 6-5 5-4z">
          <text:p/>
        </draw:path>
        <draw:path draw:style-name="gr162" draw:text-style-name="P160" draw:layer="layout" svg:width="0.37cm" svg:height="0.37cm" svg:x="2.7cm" svg:y="18.8cm" svg:viewBox="0 0 371 371" svg:d="M314 319l-6 5-5 5-6 5-7 3-5 4-7 4-6 4-6 3-7 3-7 3-7 3-7 2-7 1-7 2-7 1-7 2-7 1h-7l-8 1h-7l-8-1-7-1-7-1-8-1-7-1-7-2-7-2-7-2-7-3-7-3-6-3-7-4-6-3-6-3-6-5-6-4-6-5-5-5-6-5-4-5-6-5-4-6-4-6-5-5-3-7-4-6-3-7-4-6-3-7-3-7-2-7-2-7-2-7-1-7-2-7-1-8v-7l-1-7v-7-7-8l1-7 1-8 1-7 1-6 3-7 1-7 3-7 3-7 3-7 3-6 3-7 4-6 4-7 4-6 4-5 5-6 5-5 5-5 5-6 5-4 6-5 6-5 6-3 6-4 7-4 6-3 7-3 7-3 6-3 7-3 7-1 7-3 7-1 7-1 7-1h8l7-1h8 7l8 1h7l7 1 7 2 7 1 7 2 7 2 7 2 7 3 6 3 7 4 6 3 6 4 7 4 6 4 5 5 6 4 6 5 4 5 6 6 4 5 5 5 5 7 4 6 3 6 4 6 3 7 3 6 3 7 3 7 2 7 2 7 2 7 1 7 1 7 1 7 1 7v8 7 8l-1 7-1 7-1 7-1 7-2 7-2 7-2 7-3 7-3 8-2 7-4 6-3 6-4 6-4 6-4 6-5 6-4 6-6 5zM314 320l5-6 5-5 5-5 5-6 3-6 4-6 4-6 4-7 3-6 3-7 3-7 3-7 2-7 2-7 2-8 1-7 1-7 1-7 1-7v-8-7-8l-1-7-1-7-1-7-1-7-3-7-1-8-2-7-4-7-2-6-3-7-4-6-3-7-4-6-4-5-4-7-5-6-4-5-6-6-5-4-6-6-5-4-6-5-6-4-6-3-6-4-7-4-6-3-7-3-7-3-7-3-7-1-7-3-7-1-7-2h-7l-7-1-8-1h-7-8l-7 1h-8l-7 1-7 1-7 2-7 2-7 1-7 3-7 3-7 3-6 3-7 3-6 4-7 4-6 4-5 4-6 5-6 5-4 5-6 5-4 6-5 5-5 6-4 6-4 7-4 6-3 6-3 7-3 6-2 7-3 7-2 7-2 8-2 6-1 7-1 8v7l-1 8v7 7l1 7 1 7v8l2 7 1 7 2 8 2 6 3 7 3 7 2 7 4 7 3 6 4 6 4 7 4 6 5 5 4 6 5 6 5 5 5 5 6 4 6 5 6 5 5 4 7 3 6 4 6 4 7 3 7 2 6 4 7 2 8 1 7 3 7 1 7 1 8 1 7 1h8 7 8 7l7-1 7-2 7-1 8-2 7-1 7-3 7-3 7-2 6-3 7-3 6-4 6-4 6-4 6-4 6-5 5-5z">
          <text:p/>
        </draw:path>
        <draw:path draw:style-name="gr163" draw:text-style-name="P161" draw:layer="layout" svg:width="0.371cm" svg:height="0.372cm" svg:x="2.699cm" svg:y="18.799cm" svg:viewBox="0 0 372 373" svg:d="M314 320l-5 5-5 5-6 4-6 5-6 4-6 4-7 4-6 3-7 3-7 2-6 3-7 2-7 2-8 1-8 2-7 2h-7-7l-8 1h-7l-8-1h-7l-7-1-7-1-7-2-7-2-8-1-7-3-6-3-7-2-7-3-6-4-6-4-7-4-5-4-7-4-5-5-6-4-5-5-5-5-5-6-4-6-5-5-5-7-3-6-4-6-3-7-4-7-3-7-3-6-2-7-2-7-2-7-1-7-2-7-1-8v-7l-1-7v-8-7l1-7v-7l1-8 1-7 1-7 3-7 2-7 2-7 3-7 3-6 3-7 3-6 4-7 4-6 4-6 5-6 4-6 5-5 5-5 5-6 6-4 6-5 5-5 6-3 6-4 7-4 6-3 7-3 7-3 6-3 7-3 7-1 7-3 8-1 7-1 7-1h8l6-1h8 7l8 1h7l7 1 8 2 7 1 7 2 7 2 7 3 7 2 7 3 6 4 7 3 6 4 6 4 6 4 6 5 5 4 6 6 5 4 5 6 5 5 5 6 3 6 5 6 4 6 3 7 4 6 3 7 2 6 3 7 3 7 1 8 2 7 2 7 1 6 1 8v7 8 7 7 7l-1 8-1 7-2 7-1 8-2 7-3 7-2 6-3 7-3 7-3 6-4 7-4 7-4 6-4 6-4 5-5 6-5 5zM315 321l5-5 5-6 5-5 4-6 5-6 4-6 4-7 4-7 3-6 3-7 3-7 2-6 2-7 3-7 1-7 2-8 1-7v-8l1-7v-7-7-8l-1-7v-8l-1-6-2-7-2-8-2-7-2-7-3-7-2-7-3-6-4-7-3-6-4-6-5-6-4-7-4-5-6-5-4-6-6-5-5-5-5-5-7-4-6-5-6-3-6-4-6-4-7-3-6-3-7-3-7-3-7-1-8-3-7-1-8-2h-7l-7-1-8-1h-7-8l-6 1h-8l-7 1-8 1-7 2-7 2-7 1-7 4-6 2-7 3-7 3-6 3-7 4-6 4-6 4-6 4-6 5-5 5-5 5-6 5-4 6-5 6-5 5-3 6-5 7-3 6-4 7-3 6-3 7-2 7-3 7-2 7-2 7-2 7-1 7-1 7v8l-1 7v7 8l1 7 1 8v7l2 7 1 7 2 7 2 7 3 7 3 7 3 7 3 6 3 8 4 6 4 6 4 6 5 6 4 5 5 6 5 5 6 5 5 5 6 5 6 4 6 4 6 4 6 4 7 3 6 3 7 3 7 3 7 2 7 2 8 2 7 2 7 1h7l7 1 8 1h7l8-1h7l7-1 7-1 9-2 7-1 7-2 7-2 6-3 7-3 7-3 6-3 7-4 7-3 6-4 5-5 6-5 6-4z">
          <text:p/>
        </draw:path>
        <draw:path draw:style-name="gr164" draw:text-style-name="P162" draw:layer="layout" svg:width="0.373cm" svg:height="0.373cm" svg:x="2.699cm" svg:y="18.799cm" svg:viewBox="0 0 374 374" svg:d="M316 322l-6 5-5 4-6 5-5 5-7 3-7 4-6 4-7 3-7 3-7 3-6 3-7 2-7 1-7 2-8 2-7 1-8 1h-7l-7 1h-7l-8-1-7-1-8-1h-6l-7-2-8-2-7-2-7-2-7-3-7-3-6-3-7-3-6-4-6-4-6-4-7-5-5-4-5-5-6-5-5-6-5-5-4-5-5-7-5-6-3-6-4-6-3-7-4-6-3-7-3-7-2-7-2-7-2-7-1-8-2-7-1-6v-8l-1-7v-8-8l1-6v-8l1-7 1-7 1-8 3-7 2-7 2-7 3-6 3-7 3-7 4-6 3-7 4-6 4-6 5-5 4-7 5-5 5-5 6-5 5-5 6-5 6-4 6-4 6-4 6-4 6-3 7-3 7-3 7-3 7-3 7-1 7-3 7-1 8-1 7-1h7l7-1h8 7l8 1h7l7 1 7 2 7 1 8 2 7 2 7 3 7 2 6 3 7 4 7 3 6 4 6 4 6 5 6 4 6 5 5 5 5 5 5 5 5 6 4 5 5 6 5 7 3 6 4 6 3 7 3 6 3 7 3 7 2 7 2 7 2 7 2 7v7l1 8 1 7v8 7 7l-1 7-1 8v7l-2 7-2 7-2 7-2 7-2 7-4 7-3 7-3 6-4 6-3 7-4 6-5 6-5 7-4 5-5 6zM317 322l5-5 5-5 4-6 5-6 5-6 3-7 4-6 4-6 3-7 3-7 3-7 3-7 2-7 2-7 2-7 1-7 1-7 1-8 1-7v-7-7-8l-1-7-1-8-1-7-1-7-3-7-1-7-2-7-3-7-3-7-3-7-4-6-4-7-3-6-4-6-5-6-5-6-4-5-6-6-4-5-6-5-6-4-5-5-6-5-6-3-7-4-7-4-6-3-7-3-7-3-7-2-7-2-7-3-8-1-7-2h-7l-7-1-8-1h-7-8l-7 1h-7l-7 1-8 1-7 2-7 2-8 1-7 4-6 2-7 3-7 3-6 3-7 4-6 4-6 4-5 5-7 5-5 4-5 6-6 5-4 5-5 6-5 6-3 6-4 6-4 7-4 6-3 7-3 7-2 6-3 7-2 7-2 7-2 7-1 8-1 7v8l-1 6v8 8l1 7 1 8v6l2 8 1 7 2 7 2 7 3 7 3 7 3 7 3 7 3 6 4 6 4 6 4 6 5 7 4 6 6 5 4 5 6 6 5 4 6 5 6 5 6 4 7 3 6 4 6 3 7 3 7 4 7 2 7 3 7 1 7 3 8 1 6 1 8 1 7 1h8 7 7 7l8-2 7-1 8-1 7-2 7-1 7-3 6-3 7-2 7-3 8-4 6-3 6-4 7-4 6-4 5-5 6-5z">
          <text:p/>
        </draw:path>
        <draw:path draw:style-name="gr165" draw:text-style-name="P163" draw:layer="layout" svg:width="0.374cm" svg:height="0.375cm" svg:x="2.698cm" svg:y="18.798cm" svg:viewBox="0 0 375 376" svg:d="M317 322l-6 6-6 5-5 4-6 4-7 5-6 4-6 3-7 4-7 3-7 2-7 3-7 2-7 2-7 2-7 1-7 1-8 1h-7l-7 1h-7l-8-1h-7l-8-1-7-2h-7l-7-3-7-1-7-3-7-3-7-3-7-3-6-3-6-4-7-4-6-3-6-5-6-5-5-4-6-7-4-5-6-5-4-6-5-6-4-6-4-6-4-6-3-7-4-6-3-7-3-7-2-7-2-7-2-7-1-7-2-8-1-7v-7l-1-7v-8-8l1-7v-7l1-7 1-8 1-7 3-7 2-7 2-7 3-7 3-7 3-7 4-6 4-6 3-6 4-6 5-6 4-6 5-5 5-6 6-5 5-5 6-4 6-5 6-4 6-4 7-4 6-3 7-3 6-3 7-3 7-3 8-1 7-3 7-1 7-1 7-1h8l7-1h8 7l7 1h7l8 1 7 2 8 1 7 2 7 3 6 2 7 2 7 3 6 4 7 3 7 4 6 4 6 5 5 4 6 5 6 5 5 5 6 5 4 6 5 6 5 5 3 7 4 6 4 7 4 6 3 7 2 7 3 7 3 7 1 6 3 7v8l2 7 1 8v7 7 7 8 7l-1 8-1 7-1 7-2 7-2 7-3 7-2 7-3 7-3 7-3 7-4 6-4 6-4 6-4 6-5 6-5 6-4 5zM317 323l6-6 5-5 5-5 4-7 5-5 4-6 4-7 4-6 3-7 3-6 3-7 2-7 2-7 3-8 1-7 2-7 1-7v-7l1-8v-8-7-7l-1-7v-8l-2-7-1-8-2-7-2-6-2-8-3-7-3-6-3-7-3-7-4-6-4-6-4-7-4-6-5-5-5-6-5-6-6-4-6-6-5-4-6-5-6-5-6-3-7-4-6-3-7-4-7-3-7-3-6-2-7-2-7-3-7-1-8-2h-7l-8-1-7-1h-7-8l-7 1-8 1h-7l-7 1-7 2-8 2-7 2-7 3-7 2-7 3-6 3-7 4-6 3-6 5-6 3-6 5-6 5-6 4-5 6-5 5-5 5-5 6-5 6-3 6-4 6-4 7-4 6-3 7-3 7-2 6-3 7-2 8-2 7-2 7-1 8-1 7v7l-1 7v8 8l1 7 1 7v7l2 8 1 7 2 7 2 8 3 6 3 7 3 7 3 6 4 7 4 7 3 6 4 6 5 5 4 6 6 6 5 5 5 6 6 5 5 5 7 4 6 4 6 4 6 4 7 3 7 3 6 3 7 2 8 3 7 2 7 2 7 1 7 2h8l7 1h8l7 1 7-1h7l8-1 8-1 6-2 7-1 8-3 7-1 7-3 7-2 6-4 7-3 6-3 7-4 6-5 6-4 6-4 5-5z">
          <text:p/>
        </draw:path>
        <draw:path draw:style-name="gr166" draw:text-style-name="P164" draw:layer="layout" svg:width="0.376cm" svg:height="0.376cm" svg:x="2.697cm" svg:y="18.797cm" svg:viewBox="0 0 377 377" svg:d="M317 324l-5 5-5 5-7 4-5 4-6 5-7 4-6 3-7 4-6 3-7 3-7 3-7 1-8 3-7 1-7 2h-7l-8 2h-7l-8 1-7-1h-7l-7-1-8-1-8-1-7-2-7-1-6-3-8-2-7-2-6-3-7-3-7-3-6-4-6-5-7-4-6-4-5-5-6-5-5-5-5-5-6-6-4-6-5-5-4-6-4-7-4-7-3-6-4-7-3-6-3-7-2-7-2-7-2-7-1-7-2-8-1-7v-8l-1-7v-7-8l1-7v-8l1-7 1-7 1-7 3-7 2-8 2-7 3-7 3-6 3-7 4-7 4-6 3-6 4-6 5-6 4-6 6-5 4-6 6-5 6-5 5-4 7-5 6-4 6-4 6-3 7-4 6-3 7-3 7-3 7-2 7-2 8-3 7-1 6-1 8-1h8l7-1h8 6l8 1h8l7 1 7 2 7 1 7 2 7 3 7 2 7 2 7 3 7 4 6 3 6 4 7 4 6 5 6 4 5 5 6 5 5 5 5 5 5 7 5 5 4 6 4 6 4 6 4 7 3 7 3 6 3 7 3 7 3 7 2 7 2 7 1 8 1 7 1 7 1 7v8 7 8l-1 7-1 7v8l-2 7-1 7-3 8-3 7-2 7-3 6-3 7-3 7-4 6-4 7-4 6-5 5-4 6-5 6-5 5zM318 324l6-5 4-5 6-7 4-5 4-6 5-6 4-7 3-6 3-7 4-7 3-6 3-7 2-7 2-7 2-8 1-7 1-8 1-7 1-7v-8-7-8l-1-7-1-7-1-8-2-7-1-7-2-7-2-7-4-7-3-7-3-7-3-6-4-7-4-6-4-7-5-6-4-5-6-6-4-5-6-5-5-6-6-4-6-5-6-4-6-4-6-4-7-3-6-4-7-3-7-3-7-2-8-2-7-3-7-1-7-2h-7l-8-1-8-1h-6-8l-7 1-8 1h-8l-6 1-8 2-7 2-7 2-7 3-7 2-7 3-7 3-6 4-7 4-6 4-6 3-6 5-6 5-5 5-6 5-5 5-5 5-5 7-4 6-4 5-4 7-4 6-4 6-3 7-3 7-2 7-3 7-2 7-2 8-2 7-1 7v7l-1 8-1 7v8 7l1 7 1 8v7l2 8 1 7 2 7 2 7 3 7 3 7 3 7 3 6 4 7 4 6 3 7 5 6 4 6 5 5 5 6 5 5 6 5 5 5 6 5 6 4 6 5 6 5 7 3 6 3 7 4 7 3 7 2 7 2 7 3 7 1 7 2 8 1 7 1 8 1h7 7 8 8l7-2 7-1 7-1 8-2 7-2 7-2 7-3 7-3 7-3 6-3 7-4 6-4 6-4 6-5 6-4 6-5z">
          <text:p/>
        </draw:path>
        <draw:path draw:style-name="gr167" draw:text-style-name="P165" draw:layer="layout" svg:width="0.377cm" svg:height="0.378cm" svg:x="2.696cm" svg:y="18.796cm" svg:viewBox="0 0 378 379" svg:d="M320 325l-6 5-5 4-6 5-6 5-7 3-6 4-7 4-6 3-7 3-7 3-7 3-7 2-6 3-8 2-7 1-8 1-7 1h-7l-8 1-7-1h-8-8l-6-1-8-2-7-1-8-2-7-3-7-2-7-2-7-3-6-4-7-3-7-3-6-4-6-5-5-5-6-4-6-5-5-5-6-6-4-5-6-5-3-7-6-6-4-6-4-6-3-7-4-6-3-7-3-7-2-7-2-7-2-8-1-7-2-7-1-7v-8l-1-7v-7-8l1-7v-8l1-7 1-7 2-7 2-8 2-7 2-7 3-7 3-7 3-7 4-6 4-6 3-7 6-5 4-7 5-6 5-5 5-6 5-4 6-6 5-4 6-5 7-4 6-3 7-4 6-4 7-3 7-3 7-3 7-2 6-2 7-3 8-1 7-1 8-1h7l7-1h8 7l8 1h7l7 1 8 2 7 1 7 2 8 3 7 2 6 2 7 3 7 4 6 3 7 4 6 5 6 4 5 4 7 5 5 5 5 6 5 5 5 6 5 5 5 6 3 6 4 6 4 7 3 7 3 6 3 7 3 7 3 7 1 8 2 7 1 7 2 8 1 6v8 8 7 8 7l-1 7-1 8-1 7-2 8-2 6-3 7-2 7-3 7-3 7-3 6-4 7-4 6-4 7-4 6-5 5-5 6-5 6zM320 325l6-5 4-6 6-5 5-5 3-7 5-6 4-7 3-6 4-7 3-7 3-6 2-8 3-7 2-6 1-8 2-7 1-8v-7l1-7v-8-7-8l-1-8v-6l-2-8-1-7-2-8-2-7-3-7-2-7-3-7-3-6-3-7-4-7-4-6-4-6-4-6-5-6-5-6-5-5-5-5-6-5-6-5-6-5-5-4-7-4-7-4-6-3-7-4-7-3-6-3-7-2-7-2-8-3-7-1-8-2h-7l-7-1-7-1h-8-8l-7 1-7 1h-8l-7 1-8 2-7 2-7 2-7 3-7 2-7 3-6 3-7 4-6 4-6 4-7 3-6 5-6 5-5 5-6 5-5 6-5 5-4 6-5 6-5 6-4 6-4 6-3 7-4 7-2 7-3 7-3 7-2 7-2 7-1 8-2 6v8l-1 8-1 7v8 7l1 7 1 8v8l2 6 1 8 2 7 2 7 3 7 3 7 3 7 3 7 4 6 4 7 3 6 6 6 4 6 5 6 5 5 5 6 5 5 6 5 6 4 6 5 6 4 6 4 7 3 7 4 6 3 7 3 7 3 7 2 7 3 8 2 7 1 8 2h6l8 1h8l7 1 8-1h7l7-1 8-1 7-2 8-1 6-2 7-4 8-2 6-3 7-3 7-3 6-4 7-4 6-4 7-4 5-5 6-5z">
          <text:p/>
        </draw:path>
        <draw:path draw:style-name="gr168" draw:text-style-name="P166" draw:layer="layout" svg:width="0.379cm" svg:height="0.38cm" svg:x="2.696cm" svg:y="18.796cm" svg:viewBox="0 0 380 381" svg:d="M321 327l-5 5-6 5-6 4-6 5-6 4-7 4-6 3-7 4-7 3-6 3-8 2-7 2-7 3-7 1-7 2h-8l-7 2h-8l-7 1-7-1h-8l-8-1-7-1-7-1-7-2-8-1-7-2-7-3-7-2-7-3-7-3-7-4-6-3-6-5-7-4-6-4-6-5-6-5-5-5-5-5-5-6-5-5-4-6-5-6-4-7-4-7-3-6-4-7-3-7-2-6-3-7-2-7-2-7-1-8-2-7-1-8v-7l-1-7v-8-8l1-7v-7l1-8 2-7 1-8 2-7 2-6 2-7 3-7 3-7 4-7 3-7 4-6 3-6 5-7 5-6 4-5 5-6 5-5 6-5 5-6 6-4 6-5 7-4 6-4 7-4 7-3 6-4 7-3 7-3 7-2 7-2 7-2 8-2 7-1 7-1h7l8-1h8 8l6 1h8l7 1 8 2 7 1 7 2 7 3 7 2 7 4 7 3 7 3 6 4 6 4 7 4 6 4 6 4 6 6 5 4 6 6 4 5 6 5 5 6 3 7 5 6 4 6 4 6 3 7 3 7 3 7 2 7 3 7 2 7 1 7 2 7 1 8 1 7 1 8v7 7 8l-1 8-1 7v7l-2 7-1 8-3 7-2 7-2 8-3 6-3 7-4 7-3 6-4 7-5 6-4 6-4 5-6 6-4 6zM321 327l6-5 5-5 5-6 4-6 5-6 4-6 4-6 3-7 4-7 3-6 3-7 3-7 2-8 2-7 2-7 1-8 1-7 1-7 1-8v-8-7-7l-1-8-1-7-1-8-2-7-1-7-3-7-2-8-2-7-3-7-3-6-4-7-3-7-4-6-5-6-4-6-5-6-5-6-5-5-6-6-5-4-5-5-6-4-7-5-6-4-6-4-7-4-7-3-7-3-7-4-7-2-7-2-6-3-8-1-7-2h-8l-8-1-6-1h-8-8l-8 1-7 1h-7l-8 2-7 1-7 2-7 2-7 3-7 2-7 4-7 3-6 4-7 4-6 3-7 5-7 5-5 4-6 5-6 5-4 6-6 5-4 6-5 6-4 6-4 7-4 6-3 7-4 6-2 7-3 7-3 7-2 7-2 7-1 8-2 7v8l-1 7-1 7v8 8l1 7 1 7v8l2 7 1 8 2 7 2 7 3 7 3 7 3 7 3 6 4 7 4 6 3 7 5 6 5 6 4 6 6 5 4 6 6 4 6 6 5 5 6 4 7 4 6 4 7 4 7 4 6 3 7 3 7 2 8 2 7 3 7 1 8 2 7 1 7 1 8 1h8l7 1 7-1 8-1 7-1 8-1 7-1 7-2 7-2 8-2 7-3 7-3 7-3 6-3 7-4 6-3 6-4 6-5 6-5 6-4z">
          <text:p/>
        </draw:path>
        <draw:path draw:style-name="gr169" draw:text-style-name="P167" draw:layer="layout" svg:width="0.38cm" svg:height="0.38cm" svg:x="2.695cm" svg:y="18.795cm" svg:viewBox="0 0 381 381" svg:d="M322 328l-5 6-6 4-6 5-6 4-6 4-6 4-7 4-7 3-6 3-7 3-7 3-8 2-7 2-7 2-8 1-7 1-7 1-8 1h-8-7-7l-8-1-7-1-8-2-7-1-7-2-7-2-9-2-7-3-7-3-6-3-7-4-7-3-6-4-6-4-6-5-5-4-7-6-5-4-5-6-5-5-5-6-4-6-5-7-4-6-4-6-3-7-4-6-3-7-2-7-3-7-2-8-2-6-1-8-2-7-1-8v-8l-1-6v-8-8l1-7v-8l1-7 2-7 1-8 2-7 2-7 2-7 3-7 3-7 4-6 3-7 4-7 3-6 5-7 5-5 4-6 6-6 4-5 6-5 6-5 5-5 6-4 7-6 6-3 7-4 6-4 7-3 7-3 7-3 7-2 8-2 7-2 7-1 8-2 7-1h7l8-1h8 7l7 1h8l8 1 7 2 7 1 7 2 7 3 7 2 7 3 7 3 7 3 7 4 6 4 6 4 6 5 6 5 6 5 5 4 6 6 5 5 5 6 4 5 5 7 5 6 3 6 4 7 3 7 3 6 3 7 3 7 2 8 2 7 2 6 1 8 2 8 1 7 1 7v8 7 8l-1 8-1 6-1 8-1 8-3 7-1 7-2 7-3 7-3 7-3 7-4 6-3 7-4 7-4 6-5 6-5 6-4 5-6 6zM323 329l5-5 6-6 4-6 5-5 4-7 4-6 4-7 4-6 4-7 3-7 2-7 3-7 3-6 1-8 2-7 2-8 1-7 1-7v-8-8-7-8-7l-1-8-2-7-1-8-2-6-2-8-2-7-3-7-3-7-3-7-4-7-3-6-4-6-4-6-5-7-5-6-4-5-6-5-5-6-5-5-7-5-5-4-6-6-7-4-6-4-6-3-7-4-7-3-7-3-7-2-8-2-7-3-7-1-7-2h-8l-8-1-7-1h-7-8l-8 1-7 1h-7l-8 2-7 1-8 2-7 2-7 3-7 2-7 3-7 4-7 3-6 4-7 4-6 5-6 5-6 4-5 5-6 5-5 6-6 5-4 6-5 6-4 7-4 6-4 6-3 7-3 7-3 7-3 7-3 7-2 6-2 8-1 8-2 7v7l-1 8-1 7v8 8l1 7 1 7v8l2 8 1 7 3 7 1 7 3 7 3 7 3 7 4 7 3 6 4 7 4 6 4 6 5 6 4 6 6 6 5 5 5 5 6 5 6 5 6 5 6 4 6 3 7 4 7 4 6 3 7 3 7 3 8 2 8 2 7 2 7 1 7 2 8 1h8 7 7 8 8l7-1 7-1 8-2 7-1 8-2 7-3 7-2 7-3 6-3 7-3 7-4 7-4 6-4 6-4 6-5 5-5z">
          <text:p/>
        </draw:path>
        <draw:path draw:style-name="gr170" draw:text-style-name="P168" draw:layer="layout" svg:width="0.382cm" svg:height="0.382cm" svg:x="2.694cm" svg:y="18.794cm" svg:viewBox="0 0 383 383" svg:d="M324 330l-6 4-5 6-6 4-7 5-6 4-7 4-6 4-7 3-7 3-7 3-7 2-6 2-8 3-7 1-8 2-7 1h-7l-8 1h-8-7-8l-8-1h-8l-7-2-7-2-7-1-8-2-7-3-7-2-7-3-7-3-7-4-6-4-6-4-6-4-6-4-6-5-6-5-5-6-6-4-5-6-5-6-4-6-4-6-5-6-4-7-3-6-4-7-3-7-2-7-3-7-2-7-2-8-1-7-2-7-1-8v-7l-1-8v-7-8l1-7v-8l1-7 2-7 1-8 2-8 2-7 2-7 3-7 3-7 4-6 3-7 4-7 4-6 4-6 5-6 4-6 6-6 5-6 5-5 6-5 6-4 5-5 7-5 6-3 7-4 7-3 6-4 7-3 7-3 7-2 7-2 8-2 7-1 8-2 7-1h8l8-1h7 8l7 1h8l7 1 7 2 8 1 7 2 8 3 7 2 7 3 6 3 7 3 7 4 6 4 7 4 6 5 5 4 6 5 6 5 5 6 6 6 4 5 5 6 4 6 4 7 5 6 3 6 4 7 3 7 3 7 2 7 3 7 2 7 1 7 2 8 2 7v8l1 7v8 7 8l-1 7v8l-1 7-2 8-2 7-2 7-2 7-3 7-2 7-3 7-4 7-4 6-4 7-4 6-4 6-5 6-5 6-5 5zM324 330l6-5 4-6 6-5 4-7 5-6 4-6 4-6 4-7 3-6 3-7 3-7 3-8 2-7 2-7 2-7 2-8v-7l1-8 1-7v-8-7-8l-1-7-1-8-1-7-2-8-1-7-3-7-2-7-2-7-3-7-3-7-4-7-4-7-4-6-4-6-4-7-5-6-5-5-5-5-5-7-7-5-5-5-6-4-6-5-6-4-7-4-7-3-7-4-6-3-7-3-7-2-7-2-8-3-7-1-8-2h-7l-8-1-7-1h-8-7l-8 1-9 1h-6l-8 2-8 1-7 2-7 2-7 3-7 3-7 2-7 4-6 3-7 4-6 4-7 4-6 5-6 4-5 6-6 4-5 7-5 6-5 5-5 6-4 7-3 6-4 7-4 7-3 6-3 7-3 7-3 7-2 7-2 8-1 7-2 8v7l-1 7-1 8v8 7l1 8 1 7v8l2 7 1 7 3 8 1 7 3 7 3 8 3 6 4 7 3 7 4 6 4 7 4 6 5 5 5 6 5 6 5 5 5 6 7 4 5 6 6 3 6 5 6 4 7 4 7 4 7 3 7 3 7 2 7 2 7 3 8 1 7 2 7 1 8 1 8 1h8 7 8l8-1 7-1h7l8-2 8-2 7-2 6-2 8-2 7-4 7-3 6-3 7-4 6-3 6-5 7-4 6-4 6-6z">
          <text:p/>
        </draw:path>
        <draw:path draw:style-name="gr171" draw:text-style-name="P169" draw:layer="layout" svg:width="0.383cm" svg:height="0.383cm" svg:x="2.693cm" svg:y="18.793cm" svg:viewBox="0 0 384 384" svg:d="M325 331l-5 5-6 5-7 5-6 4-6 4-6 4-7 4-6 3-7 3-7 3-8 3-7 2-7 2-7 2-8 1-8 1-7 1-8 1h-8-7-8l-7-1-8-1-7-1-8-2-7-2-7-2-7-2-7-2-7-4-7-3-7-3-7-4-6-4-6-5-6-4-6-5-6-5-5-5-6-5-4-6-6-6-4-5-4-7-5-6-4-7-3-7-4-6-3-7-2-7-3-7-2-7-2-8-1-7-2-8-1-7v-7l-1-8v-8-7l1-8v-7l1-8 2-7 1-7 2-8 2-7 2-7 3-8 3-7 4-6 3-7 4-6 4-7 4-6 5-7 5-5 5-6 5-6 5-4 6-6 6-4 6-5 6-5 6-3 7-4 7-3 6-4 7-3 7-3 8-2 7-2 7-2 8-1 7-2 7-1h8l8-1h7 8l7 1h8l8 1 8 2 7 1 8 2 6 3 7 2 7 3 7 3 7 3 7 4 6 4 6 4 7 5 6 4 5 5 6 5 6 6 4 5 6 5 4 6 5 7 4 7 4 6 4 7 3 7 3 7 4 6 2 7 2 7 2 7 2 8 2 8 1 7 1 7 1 8v8 7 7l-1 8-1 8-1 7-1 7-3 8-1 7-2 7-3 8-3 7-4 7-3 6-4 7-3 6-4 6-5 6-4 6-6 6-5 6zM325 331l5-5 6-6 5-5 5-6 4-6 4-6 4-7 4-7 3-6 3-7 3-7 3-7 3-8 1-7 3-8 1-7 1-7 1-8v-8-7-7-8-8l-1-7-2-8-1-7-2-8-2-7-2-7-3-7-3-7-3-7-4-7-4-6-3-6-4-7-5-7-4-6-6-6-5-5-6-6-5-4-5-6-7-4-6-4-6-5-7-4-7-3-6-4-7-3-7-3-8-2-6-2-8-3-7-1-8-2h-8l-7-1-8-1h-8-7l-8 1-8 1h-7l-7 2-8 1-7 2-8 2-7 3-7 3-7 3-6 3-7 3-7 4-6 4-7 4-6 5-5 4-6 6-6 5-5 6-5 5-4 6-5 7-5 6-3 6-4 7-4 7-3 6-3 7-3 7-3 8-2 7-2 7-1 8-2 7v8l-1 7-1 8v7 8l1 8 1 7v7l2 8 1 8 3 7 2 7 2 7 3 7 3 7 4 7 3 6 4 7 4 6 5 7 4 6 5 6 5 5 5 6 6 5 6 5 6 4 5 5 7 5 6 3 7 4 6 3 7 4 7 3 7 3 8 2 7 2 7 2 7 1 8 2 8 1h7 8 7 8 8l7-1 9-1 7-1 7-2 7-2 8-3 7-2 7-3 7-3 7-4 6-3 7-4 6-4 6-5 6-5 6-4z">
          <text:p/>
        </draw:path>
        <draw:path draw:style-name="gr172" draw:text-style-name="P170" draw:layer="layout" svg:width="0.385cm" svg:height="0.385cm" svg:x="2.693cm" svg:y="18.793cm" svg:viewBox="0 0 386 386" svg:d="M326 332l-6 5-5 5-6 5-6 4-6 5-7 4-7 3-6 4-7 3-8 3-7 2-8 2-7 3-7 1-7 2-8 1h-8l-7 1h-8-7-8l-7-1h-8l-8-2-7-1-7-2-7-2-8-3-7-2-7-3-7-4-6-3-7-4-6-4-7-4-6-5-6-4-5-5-6-6-6-5-4-5-5-6-4-7-5-6-4-6-5-7-3-6-4-7-3-7-2-7-2-8-3-6-2-7-1-8-2-8-1-7v-7l-1-8v-8-8l1-7v-7l1-8 2-8 1-7 2-7 2-7 2-8 3-7 3-7 4-7 3-7 4-7 4-6 5-6 4-6 5-6 5-6 5-5 5-5 7-6 5-4 6-5 6-4 7-4 6-4 7-3 7-4 7-3 7-3 7-2 8-2 7-2 7-1 8-2 7-1h8l7-1h8 8l8 1h6l8 1 8 2 7 1 8 2 6 3 8 2 8 3 7 3 6 3 7 4 7 4 6 5 6 4 6 4 6 6 5 4 5 6 6 5 5 6 5 5 5 7 3 7 4 6 4 7 4 7 3 7 3 6 2 7 3 8 2 7 2 8 1 7 2 7v8l1 8v8 6 8l-1 8v8l-1 7-2 7-2 8-2 7-2 8-3 6-3 7-3 7-3 7-4 6-4 7-4 7-4 6-5 6-5 5-6 6zM327 333l5-6 5-5 5-6 5-6 4-6 5-7 4-6 4-7 3-7 3-7 3-7 3-6 2-7 2-8 2-8 2-7v-7l1-8 1-8v-8-6-8l-1-8-1-8-1-7-2-7-1-8-3-8-2-7-2-7-3-6-3-7-4-7-4-8-4-6-4-6-4-7-6-6-4-5-6-6-5-5-6-5-6-5-6-5-6-4-6-5-6-4-7-3-7-4-7-3-8-3-7-2-7-2-7-2-8-2-8-1-8-1-6-1-8-1h-8-8l-7 1-8 1h-8l-7 2-7 1-8 2-7 2-7 3-8 3-7 3-6 3-7 4-7 4-6 3-6 4-6 5-6 5-6 5-5 5-5 6-6 6-4 5-5 6-5 7-3 6-4 7-4 7-3 7-3 7-3 7-3 7-2 8-2 7-1 7-2 8v7l-1 8-1 7v8 8l1 8 1 7v7l2 8 1 8 3 7 2 7 2 7 3 7 3 7 4 7 3 7 4 6 4 7 5 6 4 6 5 6 5 6 6 5 5 5 6 5 6 5 6 5 6 4 6 4 7 4 7 3 7 4 7 2 7 3 7 2 8 3 7 1 7 2 8 1 8 1 7 1h7 8 8l7-1 8-1h8l7-2 7-1 8-3 7-2 7-2 8-3 7-4 6-3 7-3 7-5 7-4 6-5 5-4 6-5z">
          <text:p/>
        </draw:path>
        <draw:path draw:style-name="gr173" draw:text-style-name="P171" draw:layer="layout" svg:width="0.386cm" svg:height="0.386cm" svg:x="2.692cm" svg:y="18.792cm" svg:viewBox="0 0 387 387" svg:d="M327 334l-5 5-6 5-6 4-6 5-7 4-7 4-7 3-6 4-7 3-7 3-7 3-7 2-8 2-8 2-7 1-7 1-8 1-8 1h-7-8-7l-8-1-7-1-8-1-7-2-8-1-7-3-7-2-7-3-7-2-7-4-7-3-7-4-6-4-6-5-7-4-6-5-5-5-5-5-6-5-5-7-5-5-4-6-5-6-4-7-4-6-4-7-3-7-3-7-3-7-2-7-3-8-2-7-1-7-2-8-1-7v-8l-1-7v-8-8l1-8v-7l1-7 2-8 1-8 2-6 2-8 2-7 3-8 3-7 4-7 3-7 4-7 4-6 5-6 4-6 5-5 5-7 6-5 5-5 6-5 6-5 6-5 6-4 6-4 7-4 6-3 7-4 7-3 8-3 7-2 7-2 7-2 8-1 7-2 8-1h7l8-1h8 8l7 1h7l8 2 8 1 7 2 7 1 8 3 7 2 7 3 7 3 7 3 7 4 6 4 6 5 6 4 7 5 6 5 6 5 5 5 5 6 5 5 5 6 4 6 5 7 4 6 4 7 3 7 4 7 3 7 2 7 2 7 3 8 1 8 2 6 1 8 1 8 1 8v7 7 8l-1 8-1 7-1 8-1 7-2 8-2 7-2 7-3 7-3 7-4 7-3 7-3 7-4 6-5 6-5 6-4 7-5 6-5 5zM328 334l6-5 5-6 5-6 4-6 5-6 4-6 4-7 4-6 3-7 3-7 3-7 3-8 3-7 1-7 3-7v-8l2-8 1-7v-8-8-7-7-8l-1-8-2-8-1-7-2-7-2-8-2-7-3-8-3-7-4-7-3-6-3-7-4-7-5-6-5-7-4-5-5-6-5-5-6-6-6-5-5-5-7-4-6-5-6-5-7-4-7-3-7-4-7-3-7-3-7-2-8-2-7-2-7-2-8-1-7-1-8-1-7-1h-8-8l-8 1-7 1h-8l-7 2-8 1-7 2-7 2-8 3-7 3-7 3-7 3-7 4-6 4-7 3-6 5-6 5-6 4-6 5-5 5-5 6-6 6-4 6-5 5-5 7-3 6-4 7-4 7-3 6-3 7-3 9-3 7-2 7-2 7-1 8-2 8v7l-1 7-1 8v8 8l1 7 1 8v8l2 7 1 7 3 8 2 7 2 7 3 8 3 7 4 6 3 7 4 7 4 6 5 6 4 6 5 6 5 6 6 5 5 5 6 6 6 4 6 5 7 4 6 5 7 3 6 3 7 4 7 3 8 3 7 2 7 2 7 2 8 1 8 2 7 1h8 7 8 7 8l8-1 7-1 8-1 7-2 8-2 7-3 7-2 7-3 7-3 7-4 6-4 7-4 7-3 6-5 7-5 6-5z">
          <text:p/>
        </draw:path>
        <draw:path draw:style-name="gr174" draw:text-style-name="P172" draw:layer="layout" svg:width="0.388cm" svg:height="0.388cm" svg:x="2.691cm" svg:y="18.791cm" svg:viewBox="0 0 389 389" svg:d="M328 335l-5 5-6 5-7 5-6 4-6 4-7 4-6 4-7 4-7 3-7 3-7 2-7 3-8 2-7 1-8 2-7 1h-8l-8 1h-8-7-7l-8-1h-8l-7-2-8-1-7-2-8-2-7-3-7-3-7-3-7-3-6-3-7-4-6-4-7-4-7-5-5-4-6-6-5-5-6-6-5-5-5-6-4-6-5-6-4-7-4-7-4-6-3-7-3-7-3-7-2-7-3-7-2-8-1-8-2-7-1-7v-8l-1-8v-7-8l1-8v-7l1-7 2-8 1-8 2-8 2-7 2-7 3-8 3-7 4-7 3-6 4-7 4-6 5-7 4-5 5-6 5-7 6-5 5-5 6-5 6-5 6-4 6-5 7-4 6-4 7-3 7-4 7-3 7-3 8-2 7-2 7-2 8-1 7-2 8-1h7l8-1h8 7l8 1h8l7 2 7 1 8 2 7 1 8 3 7 2 7 3 7 3 6 4 7 3 7 4 7 5 6 4 6 5 5 5 6 5 6 5 5 6 5 6 4 5 5 6 5 7 4 7 4 6 3 7 4 7 3 6 2 8 3 7 2 9 2 7 1 7 2 8v8l1 7v8 7 8l-1 7v8l-2 8-1 8-2 6-1 8-3 7-3 8-3 7-3 7-3 7-4 6-5 7-4 6-5 6-4 6-5 6-5 6zM329 335l5-5 5-6 5-6 5-5 5-6 3-7 6-6 4-7 3-7 3-7 3-7 2-7 3-8 2-7 2-7 1-8 1-8 1-8 1-7v-8-7-8l-1-7-1-8-1-8-2-7-1-8-2-8-3-8-3-7-2-6-4-7-3-7-4-7-5-6-4-7-5-6-4-6-6-6-4-5-7-6-5-5-6-5-6-4-6-5-7-4-6-4-7-4-7-4-7-3-7-2-7-3-7-2-8-2-8-2-7-1-7-1-8-1-8-1h-7-8l-8 1-7 1h-8l-8 2-7 1-7 2-8 2-7 3-7 3-7 3-7 3-7 4-7 4-6 3-6 5-6 5-6 4-7 6-5 5-5 5-5 6-5 6-5 6-4 6-4 6-4 7-4 7-3 7-3 7-3 7-3 8-2 7-2 8-1 8-2 7v8l-1 7-1 8v8 7l1 8 1 8v7l2 8 1 7 3 8 2 7 2 7 3 7 3 7 4 7 3 7 4 6 4 7 5 6 4 7 6 5 4 6 6 6 6 5 5 5 6 5 7 5 6 3 6 5 7 3 7 4 7 3 7 3 7 3 7 3 7 2 8 1 8 2 7 1 8 1 7 1h8 7 8l8-1 8-1h7l8-2 8-1 7-3 7-2 7-2 7-3 7-3 7-4 7-4 6-4 7-4 6-4 6-5 6-5z">
          <text:p/>
        </draw:path>
        <draw:polygon draw:style-name="gr1" draw:text-style-name="P1" draw:layer="layout" svg:width="0.499cm" svg:height="0.147cm" svg:x="2.4cm" svg:y="18.92cm" svg:viewBox="0 0 500 148" draw:points="0,148 500,148 500,0 0,0">
          <text:p/>
        </draw:polygon>
        <draw:polygon draw:style-name="gr2" draw:text-style-name="P2" draw:layer="layout" svg:width="0.499cm" svg:height="0.136cm" svg:x="2.4cm" svg:y="18.922cm" svg:viewBox="0 0 500 137" draw:points="0,137 500,137 500,0 0,0">
          <text:p/>
        </draw:polygon>
        <draw:polygon draw:style-name="gr3" draw:text-style-name="P3" draw:layer="layout" svg:width="0.499cm" svg:height="0.125cm" svg:x="2.4cm" svg:y="18.924cm" svg:viewBox="0 0 500 126" draw:points="0,126 500,126 500,0 0,0">
          <text:p/>
        </draw:polygon>
        <draw:polygon draw:style-name="gr4" draw:text-style-name="P4" draw:layer="layout" svg:width="0.499cm" svg:height="0.103cm" svg:x="2.4cm" svg:y="18.928cm" svg:viewBox="0 0 500 104" draw:points="0,104 500,104 500,0 0,0">
          <text:p/>
        </draw:polygon>
        <draw:polygon draw:style-name="gr5" draw:text-style-name="P5" draw:layer="layout" svg:width="0.499cm" svg:height="0.114cm" svg:x="2.4cm" svg:y="18.926cm" svg:viewBox="0 0 500 115" draw:points="0,115 500,115 500,0 0,0">
          <text:p/>
        </draw:polygon>
        <draw:polygon draw:style-name="gr6" draw:text-style-name="P6" draw:layer="layout" svg:width="0.499cm" svg:height="0.092cm" svg:x="2.4cm" svg:y="18.93cm" svg:viewBox="0 0 500 93" draw:points="0,93 500,93 500,0 0,0">
          <text:p/>
        </draw:polygon>
        <draw:polygon draw:style-name="gr7" draw:text-style-name="P7" draw:layer="layout" svg:width="0.499cm" svg:height="0.082cm" svg:x="2.4cm" svg:y="18.931cm" svg:viewBox="0 0 500 83" draw:points="0,83 500,83 500,0 0,0">
          <text:p/>
        </draw:polygon>
        <draw:polygon draw:style-name="gr8" draw:text-style-name="P8" draw:layer="layout" svg:width="0.499cm" svg:height="0.071cm" svg:x="2.4cm" svg:y="18.933cm" svg:viewBox="0 0 500 72" draw:points="0,72 500,72 500,0 0,0">
          <text:p/>
        </draw:polygon>
        <draw:polygon draw:style-name="gr9" draw:text-style-name="P9" draw:layer="layout" svg:width="0.499cm" svg:height="0.06cm" svg:x="2.4cm" svg:y="18.935cm" svg:viewBox="0 0 500 61" draw:points="0,61 500,61 500,0 0,0">
          <text:p/>
        </draw:polygon>
        <draw:polygon draw:style-name="gr10" draw:text-style-name="P10" draw:layer="layout" svg:width="0.499cm" svg:height="0.049cm" svg:x="2.4cm" svg:y="18.937cm" svg:viewBox="0 0 500 50" draw:points="0,50 500,50 500,0 0,0">
          <text:p/>
        </draw:polygon>
        <draw:path draw:style-name="gr60" draw:text-style-name="P58" draw:layer="layout" svg:width="0.174cm" svg:height="0.175cm" svg:x="5.201cm" svg:y="23.607cm" svg:viewBox="0 0 175 176" svg:d="M148 150l-2 3-3 2-3 2-3 3-3 1-2 2-3 2-3 1-3 1-4 2-3 1-3 1-4 1-3 1h-3l-4 1h-3-4l-3 1h-3l-4-1h-3l-3-1h-4-3l-3-1-4-2h-3l-4-2-3-1-3-1-3-2-3-1-2-3-3-1-3-3-3-2-2-2-4-2-2-3-2-2-3-3-1-2-3-4-1-2-2-3-2-3-2-3v-3l-2-3-1-3-1-4-1-3-1-4v-4-3l-1-4v-3-3-4-3l1-4v-3-3l1-4 1-3 1-3 1-3 1-4 1-3 2-3 2-3 1-3 2-3 2-3 2-2 3-3 2-2 2-3 3-2 3-2 3-3 2-2 3-2 3-2 3-1 3-2 3-2 3-1 4-1 3-1 3-1 4-1 3-1h3 4l3-1h3 4 3 4l3 1h4 3l3 1 4 1 3 1 3 1 3 2 3 1 3 2 3 1 3 2 3 2 3 2 3 2 2 2 2 3 3 2 3 2 1 3 2 3 3 2 1 3 3 3 1 3 2 3 1 3 1 3 2 4v3l2 3 1 4v3 3l1 4v3 4 3 3 4l-1 3v4 3l-1 3-1 4-1 3-1 3-2 4-1 3-2 3-1 3-2 3-2 3-2 2-2 3-2 3-3 2zM148 151l3-2 2-3 3-3 1-2 3-3 2-3 1-2 2-4 1-3 2-3 2-4v-3l2-3 1-3v-4l1-3v-4l1-3v-4-3-3-4-3l-1-4v-3l-1-3v-4l-2-3-1-3-1-4-1-3-2-3-1-4-2-3-2-2-1-3-3-3-2-2-2-3-3-3-2-2-2-2-3-3-3-2-3-2-3-2-3-1-2-2-3-2-4-1-3-2h-3l-3-1-4-2h-3-3l-4-1-3-1h-4-3-4-3l-3 1h-4l-3 1h-4l-3 1-3 1-4 1-3 1-3 2-3 1-4 2-3 2-2 2-3 1-3 2-2 3-4 2-3 2-2 3-2 3-3 2-1 3-2 3-2 3-2 3-2 3-1 3-2 3-1 3-1 3-1 4-1 3v3l-1 4v3l-1 4v3 4 3 4l1 3v3l1 4v4l1 4 2 3v3l2 3 1 3 2 3 2 3 1 3 2 3 2 3 2 3 3 2 2 3 2 2 3 3 3 2 3 2 2 3 3 1 3 2 3 2 3 1 3 2 3 1 4 1 3 1 4 2h3l3 1h4l3 1h3l4 1h3l3-1h4 3l4-1 3-1h3l4-1 3-2h3l4-2 3-2 3-1 3-2 3-1 3-2 2-2 3-2 3-3z">
          <text:p/>
        </draw:path>
        <draw:path draw:style-name="gr61" draw:text-style-name="P59" draw:layer="layout" svg:width="0.176cm" svg:height="0.176cm" svg:x="5.2cm" svg:y="23.606cm" svg:viewBox="0 0 177 177" svg:d="M149 151l-3 3-2 2-3 3-2 1-3 3-3 1-4 2-3 1-3 2-4 1-3 1-3 2h-4l-3 1-3 1-4 1h-3-4l-3 1h-3l-4-1h-3l-3-1h-4l-3-1-3-1-4-1-3-1-4-1-3-1-3-2-3-1-3-3-3-1-3-2-2-2-3-2-3-3-2-3-2-2-3-3-2-2-2-3-3-3-1-3-2-3-1-3-2-3-1-3-2-3-1-3-1-3-1-4-1-3v-4-3l-1-3v-4-3-4-3l1-4v-3-4l1-3 1-3 1-4 1-3 1-3 1-3 2-3 2-4 2-3 1-3 3-2 1-3 3-2 2-3 2-3 3-2 3-2 2-3 3-2 3-2 2-1 3-2 4-2 3-2 3-1 3-1 4-1 3-1 3-1 4-1h3 4l3-1h3 4 3 4l3 1h4 3l3 1 4 2h3l3 1 3 2 4 1 3 2 3 1 3 2 3 2 3 2 2 2 3 2 3 3 2 2 2 2 3 3 2 3 2 3 2 3 1 2 3 3 1 3 2 3 1 3 1 4 1 3 1 4 1 3 1 3v4l1 3v3 4 3 4 3l-1 4v3l-1 3-1 4v3l-2 3-1 3-1 4-2 3-1 3-2 4-1 2-3 3-2 3-2 2-2 3-2 3zM150 152l2-2 2-4 2-2 3-3 2-2 2-3 2-3 1-4 2-3 2-3 1-3 1-3 1-4 1-3 1-3 1-4v-3l1-4v-3-4-3-4-3l-1-3v-4l-1-3-1-3-1-4-1-3-2-4v-3l-2-3-2-3-2-3-1-3-3-3-1-2-3-3-2-3-2-3-2-2-4-2-2-3-3-1-2-3-3-2-3-1-4-2-3-2-3-1-4-2h-3l-3-1-4-2h-3-3l-4-1-3-1h-4-3-4-3l-4 1h-3l-4 1h-3l-3 1-4 1-3 1-3 2-3 1-3 1-4 2-3 2-3 2-3 2-2 1-3 3-2 2-3 2-3 4-2 2-2 2-2 3-2 3-2 3-2 3-2 3-1 3-1 4-2 3-1 3-1 3-1 4v3l-1 4v3l-1 4v3 4 3 4l1 3v4l1 3v3l1 4 2 3v3l2 4 1 3 2 3 2 3 1 3 2 2 2 3 2 3 3 3 2 2 2 3 3 3 3 2 2 3 3 1 3 3 2 1 3 2 4 2 3 2h3l4 2 3 1 3 1 4 1 3 1h4l3 1h3 4 3 3 4 3l4-1 3-1 3-1 4-1 3-1 3-1 4-1 3-2 4-2 3-1 3-2 3-2 3-1 2-3 3-2z">
          <text:p/>
        </draw:path>
        <draw:path draw:style-name="gr62" draw:text-style-name="P60" draw:layer="layout" svg:width="0.177cm" svg:height="0.178cm" svg:x="5.199cm" svg:y="23.605cm" svg:viewBox="0 0 178 179" svg:d="M150 153l-2 3-3 2-2 2-3 2-4 2-2 2-3 1-3 2-4 1-3 2-3 1-3 1-4 1-3 1-3 1h-4-3-4l-3 1h-4l-3-1h-4-3-4l-3-1-4-1-3-2h-3l-3-2-4-1-4-1-3-2-3-2-2-2-3-2-3-1-3-3-3-2-2-2-2-3-3-3-2-2-2-3-2-3-2-3-2-3-1-3-2-3-1-3-2-4-1-3-1-3-1-4-1-3v-3-4l-1-3v-4-3-4-3l1-4v-3-4l1-3 1-3 1-4 1-3 2-3v-4l2-3 2-3 2-2 1-3 3-3 2-3 2-3 2-2 3-3 2-2 3-3 3-3 2-1 3-3 3-1 3-2 3-2 4-2h3l3-2 3-1 4-1 3-1 3-1h4 3l4-1h3 4 3 4l3 1h4 3l4 1 3 2h3l4 1 3 2 3 1 3 2 3 1 3 2 4 2 2 2 3 2 2 2 3 3 3 3 2 3 2 2 3 3 1 3 2 3 2 3 2 3 2 3 1 3 1 3 2 3v4l2 3 1 3 1 4v3 4 3 4 3 4 3 4 3l-1 4-1 3-1 3-1 4-1 3-2 3-1 3-2 3-1 3-3 3-1 3-2 3-3 3-2 2-2 3zM151 154l2-3 3-2 2-3 2-3 3-3 1-3 2-2 2-3 2-3 1-4 1-3 1-3 1-3 2-4 1-3v-4-3l1-4v-3-4-3-4-3l-1-4v-3-4l-1-3-2-4-1-3-1-3-2-3v-4l-3-3-1-3-2-2-2-3-2-4-2-2-2-3-3-2-3-3-2-3-3-2-2-2-3-3-4-1-3-2-3-2-3-2-3-1-3-1-3-1-4-1-3-2h-3-4l-3-1-4-1h-4-3-4-3l-4 1h-3l-4 1h-3l-3 1-4 2h-3l-3 2-4 1-3 1-4 3-3 1-3 2-2 2-3 2-2 2-3 3-3 3-2 2-2 3-3 3-2 2-2 3-2 3-1 3-3 3-1 3-1 3-2 4v3l-2 4-1 3v3l-1 4v3l-1 4v3 4 3 4l1 3v4l1 3v4l1 3 2 3v4l2 3 1 3 2 3 2 3 1 3 2 4 2 3 2 2 3 3 2 2 2 3 3 3 3 2 3 2 2 2 3 2 3 2 3 1 3 2 4 1 3 2 3 1 4 1 3 2 4 1h3 3l4 1h4 3l4 1 3-1h4 3l4-1h3l4-1 3-1 3-2h4l3-2 3-1 3-2 3-2 3-1 3-2 3-3 3-1 2-3z">
          <text:p/>
        </draw:path>
        <draw:path draw:style-name="gr62" draw:text-style-name="P60" draw:layer="layout" svg:width="0.179cm" svg:height="0.179cm" svg:x="5.199cm" svg:y="23.605cm" svg:viewBox="0 0 180 180" svg:d="M152 155l-4 2-2 3-3 1-3 2-3 3-3 1-3 2-3 1-3 2-3 1-4 1-3 2-3 1h-4l-3 1-4 1h-3-4l-3 1-4-1h-3-4l-4-1h-3l-3-1h-4l-3-2-4-1-3-1-3-2-3-1-3-2-3-2-3-1-3-2-3-3-3-1-2-3-3-3-2-2-3-2-2-3-2-3-2-3-2-3-2-3-1-3-2-3-1-3-2-3-1-4-1-3-1-3-1-4v-3-4l-1-3v-4-3-4-3l1-4v-4-3l1-3 1-4 1-4 1-3 2-4v-3l2-3 2-3 2-3 1-3 3-3 2-2 2-3 3-3 2-2 2-3 3-2 3-2 3-2 2-3 3-1 3-2 3-2 3-2h4l3-2 3-1 4-1 3-1 3-1h4 3l4-1h3 4 3 4l4 1h3 4l3 1 3 2h4l3 2 3 1 3 1 3 2 3 1 3 3 4 1 3 2 2 3 3 2 3 2 3 3 2 2 3 3 2 2 2 4 2 3 1 2 2 3 2 3 1 4 2 3 1 3 1 3 2 4v4l1 4v3l1 4v3 4 3 4 3l-1 4v3l-1 3v4l-2 3-1 3-1 4-1 3-2 3-1 4-2 3-2 2-2 3-2 3-2 3-3 3-2 2zM153 155l2-2 2-3 3-3 2-2 1-3 3-3 1-3 3-3 1-4 2-3v-3l2-4 1-3 1-3 1-4 1-3v-3l1-4v-3-4-3-4-4l-1-3-1-4v-3l-1-5-1-3-1-3-2-4-1-3-2-3-1-3-2-3-1-3-3-3-2-3-2-3-3-3-2-2-2-2-3-3-3-2-3-2-3-3-3-1-3-2-3-2-3-2-3-1-4-1-3-1-3-1-4-1-3-1h-4l-3-1-4-1h-3-4-4-3l-4 1h-3l-4 1h-3l-3 1-4 2h-3l-4 2-3 1-3 2-3 2-3 1-3 2-3 2-3 2-2 3-3 2-3 2-2 3-2 3-3 2-2 3-2 3-2 3-1 2-2 4-2 3-1 3-2 4v3l-2 4-1 3v4l-1 3v4l-1 3v4 4 3 4l1 3v4l1 3v4l1 3 2 4v3l2 3 1 4 2 3 2 3 1 3 2 3 3 2 1 3 3 3 2 3 3 2 2 2 3 3 3 2 3 2 2 3 3 1 3 2 3 1 4 2 3 1 3 2 3 1 4 1 3 1 4 1h3l4 1h3 4 4 3 4 3l4-1 3-1 4-1h3l4-2 3-1 3-1 3-2 4-1 3-2 2-2 3-2 3-2 3-2 3-3z">
          <text:p/>
        </draw:path>
        <draw:path draw:style-name="gr63" draw:text-style-name="P61" draw:layer="layout" svg:width="0.18cm" svg:height="0.18cm" svg:x="5.198cm" svg:y="23.604cm" svg:viewBox="0 0 181 181" svg:d="M153 156l-3 2-2 2-3 3-3 2-3 1-3 3-3 1-4 2-3 1-3 2-3 1-4 1-3 1-4 1-3 1h-3-4-3l-4 1-3-1h-4-3-4-3l-4-1-4-2h-4l-3-1-3-2-3-1-4-2-3-1-3-2-3-2-2-2-4-2-3-2-2-3-2-2-3-2-3-3-2-3-2-3-2-2-2-3-2-3-1-3-2-4-1-3-2-3-1-4-1-4-1-3-1-4v-3-4l-1-3v-4-3-4-4l1-3v-4-3l1-4 1-3 1-4 1-3 2-3 1-3 2-3 1-4 2-2 2-3 2-3 2-3 2-3 3-3 2-2 2-2 3-3 3-2 3-2 3-3 3-1 3-2 3-1 3-2 3-1 3-2 4-1 3-1 5-1 3-1h4 3l4-1h3 4 4 3l4 1h3 3l4 2 3 1h3l4 2 3 1 3 1 4 2 3 1 3 3 3 1 2 2 3 3 3 2 3 2 2 3 2 2 3 3 2 2 2 4 2 3 2 3 2 3 1 3 2 3 1 3 2 4 1 3v3l2 4v3l1 4v3 4 4 3 4 3 4 3l-1 3-1 4-1 4-1 3-2 4-1 3-1 3-2 3-2 3-2 4-2 3-1 3-3 2-2 3-2 2zM153 156l3-2 3-3 2-2 2-3 2-3 2-3 2-3 2-3 2-4 1-3 1-3 2-3v-4l2-4 1-4v-3-3l1-4v-3-4-3-4-4l-1-3v-4-3l-2-4-1-3v-4l-2-3-2-3-1-3-2-4-1-3-3-3-1-2-2-4-3-3-2-2-2-3-3-2-3-3-2-2-3-2-3-2-3-2-3-2-3-2-4-2-3-1-3-1-4-1-3-1-3-1-4-1h-3l-3-1h-4l-3-1h-4-4-3l-4 1h-4l-3 1h-4l-4 1-4 2h-3l-3 2-3 1-4 2-3 2-3 1-3 2-2 2-3 2-3 3-3 2-3 2-2 3-2 3-3 3-2 2-2 3-2 3-1 3-2 3-2 3-1 3-2 4v3l-2 4-1 3v4l-1 3v4l-1 3v4 4 3 4l1 4v3l1 4v3l1 4 2 3v4l2 3 1 3 2 4 2 3 2 3 1 3 3 3 2 3 2 2 3 3 2 3 2 2 3 2 3 3 3 2 3 1 3 3 3 1 3 2 3 1 3 2 4 2h3l4 1 4 2h4 3l4 1h3 4 3 4 3l4-1h3 4l3-1 4-1 3-1 3-1 4-2 3-1 3-2 3-1 4-3 3-1 3-3 2-2 3-2z">
          <text:p/>
        </draw:path>
        <draw:path draw:style-name="gr64" draw:text-style-name="P62" draw:layer="layout" svg:width="0.182cm" svg:height="0.182cm" svg:x="5.197cm" svg:y="23.603cm" svg:viewBox="0 0 183 183" svg:d="M153 156l-2 3-3 2-2 3-3 2-3 2-4 2-3 2-3 1-3 2-4 2h-3l-3 2-4 1h-3l-4 1h-3l-4 1h-3-4-3-4-3l-4-1h-3l-4-1-3-1-4-1-3-1-4-1-3-2-3-1-3-2-3-1-3-3-3-1-4-3-2-3-3-2-2-2-3-3-2-3-2-2-3-3-2-3-1-3-3-3-1-3-2-4-1-3-2-3-1-4-1-3-1-3-1-4v-3-3l-1-4v-4-3-4-4l1-3v-4-3l1-4 1-3 1-4 1-3 2-4 1-3 2-3 1-3 2-3 2-3 2-3 2-3 2-3 3-2 2-3 3-2 2-3 3-2 4-2 2-2 3-2 3-2 3-1 4-2 3-1 3-2 3-1 4-1 3-1 4-1h3 4l4-1h3 4 4l3 1h4 3l3 1 4 1 3 1h3l4 2 3 1 3 1 4 2 3 2 3 2 3 2 3 1 3 3 2 2 3 2 3 3 2 3 2 2 3 3 2 3 2 3 3 3 1 3 2 4 1 3 2 3 1 3 1 4 1 3 1 4v3l1 4 1 3v4 3 3 4 3l-1 4v4l-1 3v4l-2 3-1 4-1 3-1 3-2 3-1 4-2 3-2 3-3 3-2 3-2 3-2 2-3 3zM154 157l2-3 3-2 2-3 2-3 3-3 3-3 1-3 2-3 1-3 2-3 2-4 1-3 1-4 1-3 1-4 1-3v-4l1-3v-4-4-3-3-4l-1-3-1-4-1-4v-3l-1-4-1-3-1-3-2-4-2-3-1-3-2-3-2-3-2-3-3-4-2-2-2-3-3-2-3-3-2-3-3-2-2-2-3-2-3-2-4-2-3-1-3-3h-4l-3-2-3-1-4-1-3-1-4-1h-3l-3-1h-4l-3-1h-4-4-3l-4 1h-4l-3 1h-4l-3 1-4 2h-3l-4 2-3 1-3 2-3 2-3 1-3 2-3 2-3 2-3 3-3 2-2 3-3 2-2 3-3 3-1 3-3 3-2 2-1 4-2 3-2 3-1 3-2 3v4l-2 3-1 4v3l-1 4v4l-1 3v4 4 3 4l1 4v3l1 3v4l2 3 1 3v4l2 3 1 3 2 4 2 3 2 4 1 3 3 2 2 3 2 3 3 2 2 3 3 3 2 2 3 3 4 2 2 2 3 2 3 2 4 1 3 2 3 2 3 1 4 1 3 1 4 1h3l4 1 4 1h3 4 3 4 3l4-1h3l4-1 3-1h4l3-2 4-1 3-1 3-2 3-1 4-3 3-1 3-3 3-1 3-2 2-3z">
          <text:p/>
        </draw:path>
        <draw:path draw:style-name="gr65" draw:text-style-name="P63" draw:layer="layout" svg:width="0.183cm" svg:height="0.183cm" svg:x="5.196cm" svg:y="23.602cm" svg:viewBox="0 0 184 184" svg:d="M156 159l-3 2-3 2-3 3-3 1-2 3-3 1-4 2-3 2-3 2-3 1-4 1-3 1-4 1-3 1-4 1h-3-4-4-3-4-4-3-4l-4-1h-3l-4-2h-3l-4-1-3-2-3-1-3-2-4-1-3-2-3-2-3-2-3-2-3-2-2-3-3-2-3-3-2-2-2-3-3-4-2-2-1-3-3-3-1-3-2-4-1-3-2-3-1-4v-3l-2-4-1-3v-4-3l-1-4v-4-3-4-3l1-4v-3-4l1-3 1-4 1-3 1-4 2-3 1-3 2-3 1-3 2-4 2-3 2-3 2-3 2-3 3-2 3-2 2-4 3-3 2-2 4-2 3-2 3-2 3-2 3-1 3-2 3-1 4-2 3-1 4-1 3-1 4-1h3 4l4-1h3 4 4l3 1h4 4l3 1 4 1 3 1h4l3 2 3 1 4 1 3 3 3 1 3 2 3 2 3 1 3 3 3 2 2 3 3 3 2 3 3 3 2 2 2 3 2 3 2 3 2 3 1 3 2 3 1 4 2 3 1 4v3l1 3 1 4 1 4v3 4 4 3 4 4 3 4l-1 3-1 4-1 3-1 4-2 3-1 3-2 4-1 3-2 3-1 3-3 3-2 3-2 2-3 3-2 3zM156 159l3-3 2-2 2-3 3-3 2-2 2-3 2-3 1-4 2-3 2-4 1-3 2-3v-4l2-3 1-3v-4-4l1-3v-4-4-3-4-4l-1-4v-3l-1-4-1-3-1-3v-4l-2-3-1-4-2-3-2-3-1-4-2-3-3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3 3 1 3 2 3 2 3 2 4 1 3 2h4l3 1 4 1 3 1h4l4 1h3 4 4 3 4l4-1h3 4l4-1 3-1 4-1 3-2 3-1 4-1 3-2 3-2 3-2 3-2 3-2 3-2 2-2z">
          <text:p/>
        </draw:path>
        <draw:path draw:style-name="gr66" draw:text-style-name="P64" draw:layer="layout" svg:width="0.185cm" svg:height="0.185cm" svg:x="5.196cm" svg:y="23.602cm" svg:viewBox="0 0 186 186" svg:d="M156 160l-3 3-2 2-3 2-3 2-3 2-3 2-3 2-3 2-4 1-3 1-3 1-4 2-3 1h-4l-4 1h-3l-4 1h-4-3-4-4-3l-4-1-3-1h-4l-3-1-3-1-4-1-3-1-4-2-3-1-3-2-4-2-3-2-3-2-3-2-2-2-3-3-2-2-4-3-2-3-2-2-3-3-1-3-2-3-2-3-2-3-2-3-1-4-1-3-2-3v-4l-2-3-1-4v-4-3l-1-4v-4-3-4-4l1-3v-4-3l1-4 1-4 1-3 1-4 2-3 1-4 2-3 1-3 3-3 1-3 2-3 3-4 2-2 2-3 3-2 2-3 3-3 3-1 3-3 3-2 3-2 3-2 3-1 4-2 3-1 3-2 4-1 3-1 4-1 4-1h3 3l4-1h3 4 4l3 1h4 4l3 1 4 1 3 1h4l3 2 4 1 3 2 3 2 3 1 3 2 3 2 3 2 3 3 3 2 3 2 2 3 3 2 2 3 3 3 1 2 3 3 2 3 1 4 3 3 1 3 2 4 1 3 1 4 1 4 1 3v4l1 3 1 4v4 4 3 4 4l-1 3v3l-1 4v3l-2 4-1 3-1 4-2 3-1 3-3 3-1 4-2 3-2 3-2 3-3 3-2 3-2 2zM156 160l4-2 2-3 2-2 2-3 3-4 1-3 3-3 1-3 3-3 1-4 2-3 1-3 1-4 1-4 1-3v-4l1-3 1-3v-4-4-3-4-4l-1-4-1-3-1-4v-4l-1-3-2-4v-3l-2-4-1-3-3-3-2-4-2-3-2-3-2-3-3-3-2-2-2-3-3-3-3-2-2-2-3-3-3-2-3-2-3-2-3-1-4-2-3-1-3-2-4-1-3-1-4-1-3-1h-4l-4-1h-4l-3-1h-4-4-3l-4 1h-3l-4 1h-3l-4 1-3 2h-4l-3 2-4 1-3 2-3 2-3 2-3 1-3 3-4 2-3 2-2 3-3 2-2 3-3 2-2 3-2 4-3 2-1 3-2 4-2 3-2 3-1 3-2 4v3l-2 4-1 4v4l-1 3v3l-1 4v4 4 3 4l1 4 1 4v3 4l2 3 1 4 1 3 1 3 1 4 2 3 2 4 2 3 2 3 2 3 2 2 2 3 3 3 3 3 2 2 3 2 3 2 3 3 3 2 3 2 3 2 4 2 3 1 3 2h4l3 2 4 1h3l4 1 3 1 3 1h4 4 4 3 4l4-1h4l3-1 4-1 3-1 4-1 3-1 3-1 4-2 3-2 4-2 3-1 3-2 2-3 3-2 3-2z">
          <text:p/>
        </draw:path>
        <draw:path draw:style-name="gr67" draw:text-style-name="P65" draw:layer="layout" svg:width="0.186cm" svg:height="0.186cm" svg:x="5.195cm" svg:y="23.601cm" svg:viewBox="0 0 187 187" svg:d="M158 161l-2 2-3 3-3 2-3 2-3 3-3 1-4 2-3 2-3 2h-4l-3 2-4 1-3 1-4 1-3 1h-4l-3 1h-4-3-4-4-5l-3-1-4-1-4-1-3-1h-3l-4-2-3-1-4-1-3-2-3-1-4-3-3-1-3-2-2-3-3-2-3-2-2-3-3-2-3-3-2-3-3-2-1-4-2-3-2-3-2-4-2-3-1-3-1-4-2-3v-4l-2-3-1-4v-3-4l-1-4v-4-3-4-4l1-4v-3-3l1-4 1-3 1-4 1-3 2-4 1-3 2-3 1-3 3-4 1-3 2-3 3-3 2-3 2-2 3-3 3-3 2-2 3-2 3-3 3-2 3-1 4-3 3-1 3-2 4-1 3-2 4-1 3-1 3-1 4-1h3 4l4-1h4 4 4l3 1h4 3l4 1 3 1 4 1h3l4 2 3 1 3 2 4 2 3 1 3 2 3 2 4 2 3 3 2 2 3 2 2 3 3 3 2 2 2 3 3 3 2 3 1 3 3 3 1 3 2 4 1 3 1 3 2 4v3l1 4 1 4 1 3 1 4v4 4 3 4 4l-1 3-1 3v4l-2 4v4l-1 4-2 3-1 3-2 4-1 3-2 3-2 3-2 3-2 3-2 3-3 3-2 3zM159 162l2-3 3-3 2-3 3-2 1-3 3-3 2-3 2-4 1-3 2-3 1-4 2-3v-4l1-3 2-5v-4l1-3v-3-4-4-3-4-4-4l-1-4-1-3-1-4-1-3-1-4-1-3-1-4-2-3-1-3-3-4-1-3-3-3-2-3-2-2-3-3-2-2-3-4-2-2-3-2-3-3-3-2-3-1-4-3-3-1-3-2-3-1-4-2-3-1-4-1-4-1-3-1h-4l-3-1h-3l-4-1h-4-4-4l-4 1-4 1h-3-4l-3 2-4 1h-3l-4 2-3 1-3 2-4 2-3 2-3 1-3 3-4 2-2 2-3 3-2 2-3 3-3 2-2 3-2 4-3 3-1 3-2 3-2 3-2 4-1 3-2 3v4l-1 4-2 3v4l-1 3v3l-1 4v4 4 3 4l1 4 1 4v3 4l2 4 1 3 1 4 1 3 1 4 3 3 1 3 2 3 2 3 2 4 3 3 2 3 2 2 3 3 3 2 2 3 3 2 3 2 3 3 3 1 4 3 3 1 3 2 4 1 3 1 4 1 3 1 3 1 4 1 4 1h3 5 4 4 3 4 3 4l3-1 4-1 4-2h3l4-2 3-1 4-1 3-2 3-2 3-2 3-2 3-2 3-3 3-2z">
          <text:p/>
        </draw:path>
        <draw:path draw:style-name="gr68" draw:text-style-name="P66" draw:layer="layout" svg:width="0.188cm" svg:height="0.188cm" svg:x="5.194cm" svg:y="23.6cm" svg:viewBox="0 0 189 189" svg:d="M159 163l-3 2-3 2-3 3-3 2-3 2-3 2-3 1-3 3h-4l-3 2-4 1-3 1-4 2-4 1h-3-4l-3 1h-4-3-4-4-4l-3-1h-4l-4-1-3-1-4-1-4-1-3-1-3-2-4-1-3-2-3-2-3-2-3-2-3-2-3-3-2-2-3-2-3-4-2-2-2-3-3-3-2-4-2-3-2-3-1-3-3-3-1-4-1-3-2-4v-3l-2-4-1-3v-4-3l-1-4v-4-3-4-4l1-4v-3-4l1-4 2-3v-3l1-4 2-3 1-4 2-3 1-3 3-4 1-3 2-3 3-3 2-3 2-2 4-3 2-3 3-2 2-2 3-3 3-2 3-1 4-3 3-1 3-2 4-1 3-2 4-1h3l3-2 4-1h4 4l3-1h4 4 4l4 1h3 3l4 1 3 1 4 1h4l3 2 4 1 3 2 3 2 3 1 4 2 3 2 3 2 3 3 3 2 2 2 3 3 2 3 3 3 2 2 2 3 3 3 1 3 3 4 2 3 1 3 2 4 1 3 1 4 1 3 1 4 1 3v4l1 4v4 3 4 3 4l-1 4v3 4l-2 4-1 3-1 4-1 3-2 4-1 3-2 3-2 4-2 3-3 3-1 3-3 2-2 3-3 4zM160 163l2-3 2-3 2-3 3-3 2-3 2-3 2-3 2-3 3-3 1-4 2-3 1-4 1-3 1-4 1-4v-3l1-4 1-4v-4-3-4-3-4l-1-4-1-4v-3l-1-4-1-4-2-3v-4l-2-3-1-4-3-3-2-3-2-3-2-3-2-3-3-3-2-3-2-2-3-3-3-3-3-2-3-3-3-2-3-1-3-3-3-1-4-2-3-1-4-2-3-1-4-1-3-1-4-1h-4l-3-1h-3l-4-1h-4-4-4l-3 1-4 1h-4-4l-3 2-3 1-4 1-3 1-4 1-3 2-3 2-4 2-3 2-3 2-3 2-3 2-3 3-2 3-3 2-3 3-2 3-2 3-2 3-2 3-2 4-2 3-2 3-1 4-1 3-1 4-1 3-2 3v4l-1 3v4l-1 4v4 4 3 4l1 4 1 3v4l1 3 1 4 1 4 1 3 2 4 1 3 2 3 1 4 2 3 2 3 2 3 3 3 2 3 2 4 3 2 3 3 3 2 2 3 3 2 3 1 3 3 4 1 3 3 3 1 4 2h3l4 2 3 1 4 1h4l3 1 4 1h4 4 4 3 4l3-1h4l4-1h3l4-2 4-1 3-1 4-2 3-1 3-2 4-1 3-3 3-1 3-3 2-2 3-2z">
          <text:p/>
        </draw:path>
        <draw:path draw:style-name="gr69" draw:text-style-name="P67" draw:layer="layout" svg:width="0.189cm" svg:height="0.189cm" svg:x="5.193cm" svg:y="23.599cm" svg:viewBox="0 0 190 190" svg:d="M161 163l-3 3-3 3-2 2-3 2-4 2-3 2-3 2-4 1-3 2-4 1-3 2-3 1-4 1-3 1-4 1h-4l-4 1h-3-4-4-4-3l-5-1-3-1-4-1h-4l-3-1-4-2-3-1-4-1-3-2-3-2-4-1-3-3-3-1-3-3-2-2-3-2-3-3-3-3-2-3-2-2-3-3-2-3-2-3-2-3-1-4-2-3-2-3-1-4-2-3v-4l-1-4-2-3v-4-4l-1-4v-4-3-4-3l1-4v-4-3l1-4 2-4v-3l2-4 1-3 1-4 2-3 2-3 2-4 2-3 1-3 3-2 2-3 3-3 3-3 2-3 3-2 3-2 3-3 3-1 3-3 3-2 3-2 3-2 4-1 3-1 4-2h4l3-2 4-1h4 5l3-1h3 4 4l4 1h3 4l4 1 4 1 3 1h4l3 2 4 1 3 2 4 2 3 1 3 3 3 2 3 2 3 2 3 3 2 3 3 2 3 2 2 3 2 4 3 3 2 3 2 3 1 3 2 3 2 4 1 3 1 4 2 3 1 4v4l1 3 1 3 1 4v4 4 3 4 4l-1 4-1 4-1 3v3l-1 4-1 3-2 4-1 3-2 4-1 3-2 3-2 3-2 4-3 3-2 3-2 3-3 2zM161 164l3-2 2-3 3-3 2-3 2-3 3-3 1-3 3-4 1-3 2-3 1-4 2-3 1-4v-4l1-3 1-3 1-4v-4-4-4-4-3-4-4l-1-3-1-4-1-3v-4l-2-4-1-3-1-4-2-3-2-3-2-4-2-3-2-3-2-3-2-3-3-3-3-3-2-2-3-2-3-3-2-3-3-1-4-3-3-3-3-1-4-2-3-1-4-2-3-1-3-1-4-1-4-1h-4l-3-1h-4l-4-1h-4-4-3l-4 1-4 1h-4-4l-4 2-3 1-4 1-3 1-4 1-3 2-3 2-4 3-3 2-3 1-3 3-3 2-2 3-3 3-3 3-2 2-2 3-3 3-2 3-2 3-2 3-2 3-2 4-1 3-1 4-1 3-1 4-2 4v3 4l-1 4-1 4v3 4 4 3l1 4 1 4v4l1 4 1 3 1 4 1 3 2 4 1 3 2 4 1 3 3 3 1 3 2 3 3 3 2 3 2 3 4 2 2 3 3 3 3 2 3 2 3 2 3 2 3 2 3 2 4 2 3 1 4 1 3 2h4l4 1 4 1 3 1h5 3 4 4 4 3 4 4l4-1 3-1 4-1 3-1 4-2 3-1 3-2 4-1 3-2 3-2 4-2 3-2 3-2 3-3z">
          <text:p/>
        </draw:path>
        <draw:path draw:style-name="gr70" draw:text-style-name="P68" draw:layer="layout" svg:width="0.191cm" svg:height="0.191cm" svg:x="5.192cm" svg:y="23.598cm" svg:viewBox="0 0 192 192" svg:d="M161 165l-2 3-3 2-3 3-3 2-4 2-3 2-3 1-4 2-3 1-3 2-4 2h-3l-4 2-3 1h-4-4l-4 1h-3-4-4-4-3l-4-1h-3l-4-1-4-1-4-1-3-1-4-1-3-2-4-1-3-2-3-2-3-2-3-2-3-2-3-2-3-4-3-2-3-2-2-3-2-3-3-3-2-3-2-4-2-3-1-3-2-4-2-3-1-3-2-4v-3l-1-4-2-3v-4-4l-1-4v-3-4-4-4l1-3v-4-4l1-3 2-4v-4l2-3 1-4 1-4 2-4 2-3 2-3 2-3 2-3 3-3 2-3 2-2 3-3 3-3 2-3 3-2 3-3 3-1 3-2 3-2 4-2 3-2 4-1 3-1 4-2h3l4-2 4-1h4 3l4-1h3 4 4l4 1h4 3l4 1 4 1 4 1 3 1 3 1 4 1 3 2 4 2 3 1 3 2 4 3 3 1 2 3 3 3 3 2 2 2 3 3 3 3 2 3 2 3 3 3 2 3 2 4 2 3 1 4 2 4 1 3 1 4 1 3 1 4 1 3v4l1 4v4 3 4 4 4l-1 3v4l-1 3-1 4-1 4v4l-2 3-2 4-1 3-2 3-2 4-1 3-4 3-2 3-2 3-3 3-2 3zM162 166l2-3 3-3 3-3 2-3 2-3 3-3 2-3 2-3 2-4 1-3 2-4 1-3 1-4 1-4 1-3v-4l1-4 1-3v-4-4-4-3-4l-1-4-1-4v-3l-1-4-1-3-1-4-2-4-1-3-2-5-2-3-1-3-2-3-4-3-1-3-3-3-3-3-2-3-3-3-2-2-3-2-3-3-3-2-4-2-3-2-3-2-4-2-3-1-4-2-3-1-3-1-4-1-4-1h-3l-4-1h-4l-4-1h-4-4l-3 1h-4l-4 1h-3-4l-4 2-4 1-3 1-4 1-3 1-4 2-3 2-3 2-3 2-4 2-2 3-3 2-3 2-2 3-4 3-2 3-2 2-3 3-2 3-2 3-2 4-1 3-3 3-1 5-1 3-1 4-1 4-2 4v3 4l-1 4-1 3v4 4 4 3l1 4 1 4v4l1 3 1 4 1 3 1 4 2 3 1 4 2 3 1 4 3 3 1 3 2 3 3 3 2 4 3 2 3 3 3 2 2 3 3 2 3 2 3 3 3 2 4 1 3 2 3 2 4 1 3 2 4 1 4 1 4 1h3l4 1 4 1h3 4 4 4 4l3-1h4l4-1h3l4-2 3-1 4-1 3-2 4-1 3-2 4-1 3-3 3-2 3-2 3-3 3-2z">
          <text:p/>
        </draw:path>
        <draw:path draw:style-name="gr71" draw:text-style-name="P69" draw:layer="layout" svg:width="0.192cm" svg:height="0.192cm" svg:x="5.192cm" svg:y="23.598cm" svg:viewBox="0 0 193 193" svg:d="M163 166l-3 3-2 2-3 2-3 3-3 2-3 2-4 2-3 1-4 2-3 2-4 1-3 1-4 1-4 1-4 1h-4l-3 1h-3-4-4-4-4l-4-1-4-1-3-1h-4l-4-1-4-2-3-1-4-1-3-2-3-2-4-1-3-3-3-2-3-2-3-3-3-2-3-2-2-3-3-3-2-3-3-3-2-3-2-3-2-3-1-4-2-3-2-4-1-3-2-4v-3l-1-4-1-4-1-3v-4l-1-4v-3-5-4-4l1-3v-4-4l1-3 2-4v-4l2-4 1-3 1-4 3-3 1-3 2-4 2-3 2-3 3-3 2-2 2-3 3-3 3-3 3-2 3-2 2-3 4-2 3-2 3-2 3-2 4-2 3-1 4-1 3-2h4l5-2 3-1h3 4 4l4-1h4 4l4 1h3 4l3 1 4 1 4 1 4 1 3 1 4 1 3 2 4 2 3 2 3 1 3 3 3 2 3 2 3 3 3 2 3 3 2 2 2 3 3 4 2 3 2 3 3 3 1 3 2 3 2 4 1 3 1 4 2 4 1 3v4l1 3 1 4 1 4v4 3 4 5 3l-1 4-1 4-1 4v3l-1 4-2 4v3l-2 4-2 3-1 4-2 3-2 3-2 3-3 3-2 3-2 3-3 2zM164 167l2-3 4-2 2-3 2-3 3-3 1-3 2-4 2-3 2-3 2-4 1-3 1-4 2-4v-3l1-4 1-4 1-4v-4-3-5-4-4-3-4l-1-4-1-3-1-4v-4l-2-3-1-4-2-3-2-4-1-3-2-4-2-3-2-3-3-3-2-3-2-3-3-3-3-3-3-2-2-2-3-3-3-2-3-2-4-2-3-2-3-2-4-1-4-2-3-1-4-1-4-1-3-1h-4l-4-1h-3l-4-1h-4-4l-4 1h-4l-4 1h-3l-3 1-5 1-4 1-4 1-3 2h-4l-3 3-4 1-3 2-3 2-3 2-3 3-3 2-3 2-2 4-4 2-2 3-2 3-3 3-2 3-1 3-3 3-1 4-2 3-1 3-2 4-1 4-1 3-2 4v4 4l-1 4-1 3v4 4 5 4l1 3 1 4v3l1 4 1 4 1 4 1 3 2 4 1 3 2 4 1 3 3 3 2 3 1 4 3 2 3 3 2 3 3 3 3 3 3 2 3 2 3 3 3 2 3 2 3 2 3 1 4 2 3 2 4 1 4 2h4l4 1 3 1 4 1h4 4 4 4 4 3 4 3l4-1 4-2h4l4-1 3-2 4-1 3-2 4-1 3-3 3-1 3-2 3-3 3-2 3-2z">
          <text:p/>
        </draw:path>
        <draw:path draw:style-name="gr72" draw:text-style-name="P70" draw:layer="layout" svg:width="0.194cm" svg:height="0.194cm" svg:x="5.191cm" svg:y="23.597cm" svg:viewBox="0 0 195 195" svg:d="M164 168l-3 2-3 3-3 2-3 2-3 3-3 1-3 2-4 2-3 2-4 1-3 2h-4l-4 1-4 2h-4-3l-4 1h-3-4-4-4-4l-4-1h-4l-3-1-4-1-3-1-4-1-4-2-3-1-4-2-3-1-3-2-3-2-3-2-3-3-4-2-3-2-3-4-2-2-2-3-3-3-3-2-1-4-3-3-2-3-1-4-2-4-2-3-1-4-2-3v-4l-1-4-1-4-1-3v-4l-1-3v-4-4-4-4l1-4v-4-3l1-4 2-4v-3l2-4 1-4 2-3 2-3 1-4 2-3 2-3 2-3 3-3 2-3 2-3 3-3 3-3 3-2 3-2 3-3 3-2 3-2 3-2 4-1 3-3 4-1 3-1 4-2h4l4-1 3-2h3 4 4l4-1h4 4l4 1h3 4l4 1 3 1 4 1 4 1 3 1 4 1 4 2 3 2 3 2 4 1 3 3 3 2 3 2 2 3 3 2 4 3 3 2 2 3 2 4 3 3 2 3 2 3 2 4 1 3 2 4 1 3 2 4 1 3 1 3 1 4 1 4v4l1 4v3 4 4 4 3l-1 4v4l-1 4-1 4-1 3-1 4-1 4-1 3-2 4-2 3-2 4-2 3-2 3-2 3-2 4-3 3-3 2zM164 168l4-2 2-3 3-3 3-4 2-3 2-3 2-3 1-3 3-4 1-4 2-3 1-4 1-3 1-4 1-4v-4l1-4 1-4v-3-4-4-4-4l-1-3-1-4v-4l-1-4-1-3-1-4-2-3-1-4-2-3-2-4-1-3-2-3-3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4 2 3 2 3 3 3 2 3 2 3 3 2 3 3 3 3 3 2 3 2 3 3 3 1 4 2 3 2 4 2 3 1 4 2 4 1 3 1 4 1h3l4 1 4 1h4 4 4 4 3l4-1h4l3-1 4-1 4-1 4-1 4-1 3-2 4-1 3-2 3-2 4-2 3-2 3-2 3-3 3-2z">
          <text:p/>
        </draw:path>
        <draw:path draw:style-name="gr73" draw:text-style-name="P71" draw:layer="layout" svg:width="0.196cm" svg:height="0.196cm" svg:x="5.19cm" svg:y="23.596cm" svg:viewBox="0 0 197 197" svg:d="M166 168l-3 3-3 2-3 3-3 2-3 2-3 2-4 2-3 2-4 2-3 2-4 1-4 1-3 1-4 1-3 1h-4l-4 1h-4-4-4-4-3l-4-1-4-1-4-1h-4l-3-1-4-2-4-1-3-2-4-2-3-2-4-2-3-1-3-3-3-2-4-2-3-3-2-3-3-2-2-3-3-3-2-3-2-3-3-3-1-4-2-3-2-3-2-4-1-3-2-4v-4l-1-4-1-4-1-3v-4l-1-4v-3-4-4-4l1-4v-4-4l2-3 1-4v-4l2-3 1-4 2-3 2-4 1-3 2-4 2-3 2-3 3-3 2-3 3-3 2-3 3-2 3-3 3-2 3-3 3-2 4-2 3-2 3-1 4-2 4-2 4-1 3-2h4l3-1 4-1 4-1h4 4l4-1h3 4l4 1h4 4l4 1 4 1 3 1 3 1 4 1 3 1 4 2 3 2 4 2 3 1 3 3 3 2 4 2 3 3 3 3 2 2 3 3 2 3 3 3 2 3 2 3 3 4 1 3 2 3 1 4 2 3 1 4 2 3 1 4v4l1 4 1 4 1 3v4 4 3 4 4l-1 4-1 4-1 4v4l-1 3-2 3v4l-2 4-1 3-3 4-1 3-3 3-1 3-2 3-4 4-2 3-2 3zM166 169l4-3 2-3 2-3 3-3 2-3 2-3 2-3 2-4 2-3 2-4 1-3 1-4 2-4v-3l1-4 1-4 1-4 1-4v-4-4-3-4-4l-1-4-1-4-1-3-1-4v-4l-2-3-1-4-2-3-1-4-2-3-2-4-2-3-2-3-2-3-3-4-3-3-2-2-3-3-3-2-3-3-3-3-3-2-3-2-4-2-3-1-4-3-3-1-4-2-4-1-3-1-3-1-4-1h-4l-4-1h-4l-4-1h-4-3l-4 1h-4l-4 1h-4l-4 1-4 1-3 1-3 1-4 2-5 1-3 2-4 1-3 3-3 1-3 2-3 3-3 2-3 3-3 3-3 3-2 3-3 3-3 3-1 3-2 3-3 3-1 4-2 3-1 4-2 3-1 4-1 4-1 4-1 3v4l-1 4-1 4v4 4 4l1 3v4l1 4v4l1 4 1 3 1 4 1 4 2 3 1 4 2 3 2 3 2 4 2 3 2 3 3 4 2 3 3 2 2 3 3 2 3 3 3 3 3 2 4 2 3 2 3 2 4 2 3 2 4 2 4 1 3 2h4l4 1 4 1 4 1 4 1h3 4 4 4 4l4-1 4-1h3l4-2h3l4-1 4-2 4-1 3-2 4-2 3-2 3-2 3-2 4-2 3-3 2-3z">
          <text:p/>
        </draw:path>
        <draw:path draw:style-name="gr74" draw:text-style-name="P72" draw:layer="layout" svg:width="0.197cm" svg:height="0.197cm" svg:x="5.189cm" svg:y="23.595cm" svg:viewBox="0 0 198 198" svg:d="M167 170l-3 3-2 3-3 2-4 2-3 3-4 1-3 3-4 1-3 2-4 1-4 2h-4l-3 1-4 2h-3l-4 1h-4-4-4-4-4-3-4l-4-1-4-1-4-1-4-1-3-1-4-2-3-1-4-2-3-1-3-3-4-1-3-2-3-3-4-2-2-3-3-2-2-4-3-2-3-3-2-3-2-3-3-4-1-3-2-3-2-4-2-3-1-4-1-4-1-4-1-3-1-4-1-3v-4-4l-1-4v-4-4-4l1-3v-4-4l2-4 1-4v-4l2-3 1-4 2-3 2-4 1-3 2-3 3-4 1-3 3-3 3-3 2-3 2-4 3-2 3-3 4-2 3-3 3-2 3-2 3-2 4-1 3-2 4-2 4-1 3-2h3l4-1 4-1 4-1h4 4l4-1h3 4l4 1h4 4l4 1 4 1 3 1 3 1 4 1 4 1 3 2 4 2 3 2 5 2 3 2 3 2 3 2 3 3 2 3 4 3 2 3 3 3 2 3 3 3 2 3 1 3 3 4 1 3 2 4 1 3 2 4 1 4 1 4 1 4 1 3 1 4v3 4 4 4 4 4 4l-1 3-1 4-1 4-1 4-1 4-2 4v3l-3 4-1 3-2 4-2 3-2 3-3 3-2 3-2 3-3 3zM168 171l2-3 3-3 3-2 2-3 2-4 3-3 2-3 2-4 1-3 2-3 1-4 2-4 1-4 1-4 1-3 1-4v-4l1-4v-4-4-4-4-4l-1-3v-4l-1-4-1-4-2-3v-4l-2-4-1-4-2-3-1-4-3-3-1-3-3-4-2-3-2-3-3-2-3-4-3-3-3-2-2-3-3-2-4-2-3-3-4-2-4-1-3-2-4-2-3-1-4-2-4-1-3-1-4-1h-4l-4-1h-4l-4-1h-4-3l-4 1h-4l-4 1h-4l-4 1-4 1-3 1-4 1-3 2-4 1-4 2-3 1-3 3-4 2-3 1-3 4-3 2-3 2-3 3-3 3-2 3-2 4-3 3-2 3-2 3-3 4-1 3-2 4-1 3-2 4-1 3-1 4-1 4-1 4v4l-1 4-1 3v4 4 4l1 4v4l1 4v3l1 4 1 4 1 3 1 4 2 4 1 4 2 3 2 4 2 3 2 3 2 3 3 3 2 3 3 3 2 3 3 3 3 2 4 3 3 2 3 2 3 2 4 3 3 1 4 2 3 1 4 2h3l4 2 4 1 4 1h4l4 1h3 4 4 4 4l4-1h4 3l4-2 4-1 4-1 3-1 4-2 4-1 3-2 4-2 4-2 3-2 3-2 3-3 3-3z">
          <text:p/>
        </draw:path>
        <draw:path draw:style-name="gr75" draw:text-style-name="P73" draw:layer="layout" svg:width="0.199cm" svg:height="0.199cm" svg:x="5.189cm" svg:y="23.595cm" svg:viewBox="0 0 200 200" svg:d="M169 172l-3 2-3 3-3 3-4 2-3 1-3 3-4 1-3 3-3 1-4 2h-3l-4 2-4 1-4 1h-4l-4 1-4 1h-3-4-4-4-4l-4-1-4-1h-3l-4-1-4-2-4-1-4-1-3-2-4-1-3-2-4-2-3-2-3-2-4-2-3-3-3-3-3-2-2-3-3-3-3-3-2-3-2-3-3-3-1-3-2-4-2-3-2-4-1-4-1-4-1-3-1-4-1-4-1-4v-3-4l-1-4v-4-4-4l1-4v-3l1-4 1-4 1-5v-4l2-3 1-4 2-3 2-4 1-3 2-4 3-3 2-3 2-3 3-4 2-3 3-2 2-3 3-2 4-3 3-3 3-1 4-3 3-2 3-1 4-2 4-2 3-1 4-2h4l4-1 4-1 4-1h3 4l4-1h4 4l4 1h4 3l4 1 4 1 4 1 4 1 4 2h3l4 3 3 1 4 2 3 2 3 2 4 3 3 2 2 2 3 3 3 3 2 3 4 2 2 3 2 3 2 4 2 3 2 3 2 4 1 3 2 4 1 4 1 4 2 4 1 4v3l1 4 1 4v4 4 4 4 4l-1 4-1 4v4l-1 3-1 4-2 4-1 3-2 4-1 3-2 4-1 3-3 3-2 4-2 3-2 3-3 3-3 3zM169 172l3-2 2-4 3-3 3-3 2-3 2-3 2-3 2-4 2-3 1-4 2-4 1-3 2-4 1-3v-4l1-4 1-4 1-4v-4-4-4-4-4l-1-4-1-4-1-3v-4l-2-5-1-4-1-3-2-4-1-4-2-3-2-3-3-4-2-3-2-3-2-3-3-3-3-3-2-2-3-3-3-3-3-2-4-2-3-3-3-2-4-1-3-2-3-2-4-1-4-2-4-1-4-1-4-1h-4l-3-1h-4l-4-1h-4-4l-4 1h-4l-3 1h-4l-4 1-4 1-4 1-4 1-4 2-3 1-4 2-3 1-3 3-4 2-3 2-3 3-4 2-3 2-3 3-2 3-3 3-2 3-3 3-2 4-2 3-2 3-2 4-2 3-1 4-2 4-1 3-1 3-1 5-1 4v4l-1 4-1 3v5 4 4l1 4v4l1 3v4l1 4 1 4 1 4 1 4 2 3 1 4 3 3 1 4 2 3 2 3 2 4 3 3 3 3 2 3 3 2 2 3 3 3 4 2 3 2 3 2 4 3 3 1 4 3 3 1 4 2 4 1 4 1 4 2h3l4 1 4 1 4 1h4 4 4 4 3l4-1 4-1 4-1h4l4-1 4-2 3-1 4-1 3-2 4-2 3-1 3-3 4-2 3-2 3-3 3-2z">
          <text:p/>
        </draw:path>
        <draw:path draw:style-name="gr76" draw:text-style-name="P74" draw:layer="layout" svg:width="0.2cm" svg:height="0.2cm" svg:x="5.188cm" svg:y="23.594cm" svg:viewBox="0 0 201 201" svg:d="M170 173l-3 3-3 2-3 2-3 3-4 2-3 2-3 2-4 2-4 2-3 1-4 1-4 2h-4l-4 1-4 1-4 1h-4-3-4-4-4-4-4l-4-1-4-1-3-1-4-1-4-1-4-2-4-1-3-2-4-2-3-1-4-3-3-2-3-2-3-3-3-2-2-3-3-2-3-4-3-3-2-3-2-3-2-4-2-3-2-3-2-4-2-3-1-4-1-3-1-4-1-4-1-4-1-4v-4-4l-1-4v-4-4-5l1-3v-4l1-4 1-4 1-4v-3l2-4 1-4 2-3 2-4 2-3 1-3 3-4 2-3 2-3 3-4 3-2 2-3 3-3 3-2 3-3 3-2 3-2 4-3 3-2 3-1 4-2 3-2 4-1 4-2h4l4-1 4-1 4-1h3 4l4-1h4 4l4 1h4 3l4 1 4 1 4 1 5 1 3 2 4 1 3 2 4 1 3 2 4 2 3 2 3 3 3 2 3 2 4 4 2 2 3 3 2 3 3 3 2 3 2 3 3 3 2 4 1 3 2 4 1 4 2 3 1 4 1 4 1 4 1 3 1 4v4 4 4 4 4 4 4l-1 5-1 4-1 3v4l-2 3-2 4-1 4-2 4-1 3-2 4-2 3-2 3-3 3-2 3-3 3-2 3zM170 173l3-2 3-3 3-3 2-3 2-3 3-4 1-3 3-3 1-4 2-4 1-3 2-4 1-4 1-4 1-3 1-4v-5l1-4v-4-4-4-4l-1-4v-4-4l-1-3-1-4-1-4-1-4-2-4-1-3-2-4-2-4-2-3-2-4-2-3-3-3-2-3-2-3-3-3-3-2-3-3-3-3-3-2-3-2-4-3-3-2-4-1-3-2-4-2-4-1-3-2-4-1-4-1-4-1h-5l-3-1h-4l-4-1h-4-4l-4 1h-4l-3 1h-5l-4 1-4 1-3 1-4 1-4 2-3 1-4 2-3 2-3 2-4 2-3 2-3 3-4 2-3 3-3 2-2 3-3 3-2 4-3 3-2 3-2 3-2 4-2 3-2 4-1 3-2 4-1 3-1 4-1 4-1 4v4l-1 4v3l-1 5v4 4l1 4v4l1 4v4l1 4 1 4 1 4 1 3 2 4 1 3 3 4 1 4 2 3 3 3 2 3 2 4 3 2 2 4 3 3 3 2 3 3 3 2 3 3 3 2 4 2 3 2 3 2 4 2 4 1 3 2 4 1 4 1 4 1 4 1h4l3 1h5 4 4 4 3l4-1h4l4-1 4-1 4-1 4-1 4-1 4-2 3-2 4-1 3-2 4-2 3-3 3-2 3-2 3-2z">
          <text:p/>
        </draw:path>
        <draw:path draw:style-name="gr77" draw:text-style-name="P75" draw:layer="layout" svg:width="0.202cm" svg:height="0.202cm" svg:x="5.187cm" svg:y="23.593cm" svg:viewBox="0 0 203 203" svg:d="M170 174l-3 3-3 3-3 2-3 2-3 3-4 2-3 1-4 2-3 2-4 2-4 1-4 1-3 1-4 1h-4l-4 1-4 1h-4-3-4-4-5l-4-1-4-1h-3l-4-1-4-2h-4l-3-2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3 4 3 2 4 3 2 3 2 3 2 3 3 3 2 4 2 3 2 4 1 4 2 3 2 4v4l2 4 1 3v4l1 4v4l1 4v4 4 4 4l-1 4-1 4v4l-1 3-1 4-1 4-2 5-2 3-1 4-2 4-2 3-1 3-3 4-2 3-2 3-3 3-3 3zM171 175l3-3 3-3 3-3 3-3 2-3 2-4 2-3 2-3 2-4 1-3 2-4 1-5 2-4 1-4v-3l1-4 1-4 1-4v-4-4-4-4l-1-4v-4l-1-4-1-4v-3l-2-4-1-4-1-4-2-4-1-4-3-3-1-4-2-3-3-3-2-4-2-3-3-2-3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3 3 3 3 2 3 2 3 3 4 2 3 1 4 3 4 1 3 2 4 1 4 1 4 2h4l3 1 4 1 4 1h4 5 4 3 4l4-1 4-1 5-1h3l4-1 3-2 4-1 4-1 4-2 3-2 4-1 3-3 4-2 3-2 3-3 3-3z">
          <text:p/>
        </draw:path>
        <draw:path draw:style-name="gr78" draw:text-style-name="P76" draw:layer="layout" svg:width="0.203cm" svg:height="0.203cm" svg:x="5.186cm" svg:y="23.592cm" svg:viewBox="0 0 204 204" svg:d="M173 175l-3 2-4 4-3 2-3 3-4 2-3 2-3 2-4 1-3 3-4 1-4 1-3 2h-4l-4 1-5 1-3 1h-4-4-4-4-4-4-4l-4-1-4-1-4-1-4-1-3-1-4-1-3-2-5-2-4-2-3-1-4-3-3-2-3-2-3-3-3-3-3-3-2-3-4-3-2-3-2-3-3-3-2-4-2-3-2-4-1-3-3-4-1-4-1-4-1-4-1-3-1-4-1-4v-4-4l-1-4v-3-4l1-5v-4-4l1-4 1-3 1-4 1-4 1-4 1-4 2-4 2-3 2-4 1-3 3-4 2-3 2-3 3-3 3-3 3-3 2-2 3-3 3-3 3-2 4-2 3-3 4-1 3-2 5-2 4-2 3-1 4-1 4-1 3-1 4-1 4-1h5 4l3-1h4 4l4 1h5 3l4 1 4 1 4 1 4 1 4 2 3 1 4 2 4 1 3 3 3 1 4 2 3 3 3 2 3 3 3 3 3 3 2 3 3 2 3 3 2 4 2 3 3 3 1 4 2 3 2 4 2 4 1 4 1 3 1 4 1 4 1 4 1 4v4 4 3 4 5 4 4l-1 3-1 4-1 4v4l-2 4-1 4-2 4-2 3-1 4-2 3-3 3-1 4-3 3-3 3-2 3-3 3zM173 176l3-3 3-3 2-4 2-3 3-3 2-3 2-4 3-3 1-4 2-3 1-4 2-4 1-4 1-4 1-4 1-4v-3l1-4v-4-5-4-3l-1-4v-4-4l-1-5-1-3-1-4-1-4-2-3-1-4-2-4-2-4-2-3-2-4-2-3-3-3-2-3-3-3-2-3-3-3-3-3-4-2-3-3-3-2-4-3-3-1-3-2-4-2-3-2-4-1-4-2h-4l-4-2-4-1h-4l-3-1h-5l-4-1h-4-4l-3 1h-5l-4 1h-4l-4 1-3 1-4 1-4 1-4 2-4 1-4 2-4 2-3 2-4 2-3 2-3 3-3 3-3 2-3 3-3 3-2 2-3 4-3 3-2 3-2 4-2 3-1 3-3 4-1 4-2 4-1 4-1 4-1 4-1 3v4l-1 4v4l-1 4v5 3l1 4v4l1 4v5l1 3 1 4 1 4 2 4 1 3 2 4 2 4 1 4 2 3 3 3 2 4 2 3 3 3 3 3 3 2 2 3 3 3 3 3 4 3 3 2 3 2 4 2 3 1 5 3 4 1 4 2 3 1 4 1 4 1 4 1h4l4 1h4 4 4 4 4l4-1h4l4-1 4-1 4-1 4-1 4-2 3-1 3-2 4-1 3-3 4-1 3-2 4-3 3-2 3-4z">
          <text:p/>
        </draw:path>
        <draw:path draw:style-name="gr79" draw:text-style-name="P77" draw:layer="layout" svg:width="0.205cm" svg:height="0.205cm" svg:x="5.185cm" svg:y="23.591cm" svg:viewBox="0 0 206 206" svg:d="M173 177l-2 3-3 3-3 2-4 2-3 3-4 1-3 2-4 2-4 2-3 1-4 2-4 1-4 1-4 1h-4l-4 1-4 1h-4-4-4-4-4l-4-1-4-1h-4l-4-1-4-2h-3l-4-2-4-1-4-3-3-1-4-3-3-1-3-2-4-3-3-3-3-2-2-3-3-3-4-3-2-3-2-3-3-4-2-3-2-3-2-4-1-4-3-3v-3l-2-4-1-4-1-4-1-4-1-5v-3-4l-1-4v-4-5l1-3v-4-4l1-4 1-4 1-4 1-4 1-3 1-4 2-4 2-4 2-3 2-4 2-3 2-3 3-4 2-3 3-2 3-3 3-3 3-3 3-3 3-2 3-3 4-1 3-3 4-2 3-2 4-2 4-1 4-1 4-1 3-1 4-1 4-1h4 5l3-1h4 4l4 1h5 3l4 1 4 1 4 1 4 1 4 2 4 1 4 2 3 1 4 3 3 2 4 2 3 3 3 3 3 2 3 2 4 3 2 3 3 4 2 3 3 3 2 3 2 4 2 3 2 4 2 3 1 4 2 3v4l2 4 1 4v5l1 3v4l1 4v4 4 4 4l-1 4-1 4v4l-1 4-2 4v3l-2 4-1 4-2 4-2 4-2 3-2 4-2 3-3 3-2 3-2 3-3 3zM174 177l3-2 3-3 3-3 2-3 2-4 3-3 2-3 1-4 3-4 1-3 2-4 1-4 1-4 2-4v-3l1-5 1-4 1-4v-4-3-5-4l-1-4v-4l-1-4-1-4v-4l-2-4-1-4-1-3-2-4-2-3-2-4-2-4-1-3-3-3-2-4-3-3-2-3-3-3-3-3-3-3-3-2-4-2-3-3-3-2-4-3-3-2-4-2-4-2-4-1-4-2h-4l-4-2-4-1h-4l-3-1h-4l-5-1h-4-4l-3 1h-5l-4 1h-4l-4 1-3 1-4 1-4 1-4 2-4 1-4 3-3 1-4 2-3 3-4 2-3 3-3 2-3 3-3 3-2 3-3 3-3 3-2 3-2 3-3 4-2 3-1 4-3 4-1 3-2 4-1 4-1 4-1 3-1 5v4l-1 4v4l-1 3v5 4l1 4v4l1 4v4l1 4 1 4 1 4 2 4 1 3 2 4 2 3 2 4 1 4 3 3 2 3 2 3 3 3 3 3 3 4 3 3 3 2 3 2 3 3 3 3 4 1 3 2 4 2 4 2 4 2 3 1 4 1 4 2h4l4 1 4 1 4 1h4 4 4 4 4l4-1 4-1 4-1h4l4-1 4-2 4-1 3-2 5-1 3-2 4-2 3-2 4-2 3-2 3-3 3-3z">
          <text:p/>
        </draw:path>
        <draw:path draw:style-name="gr80" draw:text-style-name="P78" draw:layer="layout" svg:width="0.206cm" svg:height="0.206cm" svg:x="5.185cm" svg:y="23.591cm" svg:viewBox="0 0 207 207" svg:d="M175 178l-3 3-3 2-3 4-3 2-4 2-3 2-4 2-3 2-4 1-4 2-4 1-4 2h-4l-3 1-4 1-4 1-5 1h-4-3-4-5-4l-4-1-3-1-4-1-5-1-4-1-4-1-3-1-4-2-3-2-4-2-3-2-4-2-3-2-3-3-3-2-4-3-3-3-3-3-2-3-4-3-2-3-3-3-2-3-1-4-3-4-1-3-2-4-1-4-2-4-1-3-1-4-1-4-1-4v-5-3l-1-4v-4-5l1-4v-4-3l1-4 1-5 1-4 1-4 1-3 1-4 2-3 2-4 2-5 2-3 2-4 3-3 2-3 3-3 3-3 3-3 3-3 3-3 3-2 3-3 4-2 3-2 4-2 3-2 4-2 4-2 3-1 4-1 4-1 4-1 4-1 4-1h3 5l4-1h4 4l4 1h4 4l4 1 4 1 4 1 3 1 4 2 4 1 4 2 4 1 3 3 4 2 3 2 3 3 4 2 3 2 3 3 2 3 3 3 3 3 3 3 2 4 2 3 2 3 2 4 2 4 2 3 2 4 1 4 1 4 1 4 1 4 1 4 1 4v4l1 4v4 4 4 4l-1 4-1 4-1 4-1 4-1 4-1 4-1 4-2 4-1 3-3 4-1 3-3 4-2 3-2 3-3 4-3 3-2 3zM176 179l3-3 2-3 3-3 3-4 2-3 2-3 2-4 2-3 2-3 2-4 1-4 2-4 1-4 1-4 1-4 1-3 1-5v-4-4-4-4-4-4-5l-1-3-1-4-1-4-1-4-2-4-1-4-1-4-2-3-2-5-2-3-3-4-1-3-3-3-3-3-2-3-3-3-3-3-3-4-3-2-3-2-3-3-4-2-3-2-4-2-4-2-3-2-4-1-4-2h-4l-4-2-4-1h-4l-4-1h-4l-4-1h-4-4l-5 1h-4l-3 1h-4l-4 1-5 1-4 1-3 1-4 2-3 1-4 3-4 1-3 2-4 3-3 2-4 2-3 3-3 3-2 2-3 3-4 3-3 3-2 3-2 4-3 3-2 4-1 4-3 4-1 4-2 4-1 3-1 4-1 4-1 4v5l-1 3v4l-1 4v5 4l1 4v4l1 4v4l1 4 1 4 1 3 2 4 1 4 2 4 2 4 2 3 1 4 3 3 2 4 3 3 3 3 3 3 3 3 3 2 3 3 3 3 3 2 4 2 3 3 4 2 4 2 3 2 4 1 3 1 4 2 4 1 4 1 5 1 3 1h4 4 5 4 3 4 5l4-1 4-1 3-1 4-1 4-1 4-2 4-1 4-2 4-1 3-3 4-2 3-2 3-2 4-3 3-2z">
          <text:p/>
        </draw:path>
        <draw:path draw:style-name="gr81" draw:text-style-name="P79" draw:layer="layout" svg:width="0.208cm" svg:height="0.208cm" svg:x="5.184cm" svg:y="23.59cm" svg:viewBox="0 0 209 209" svg:d="M177 180l-4 3-3 2-3 2-4 3-3 2-4 2-3 3-3 1-4 2-4 1-4 2-4 1-4 1-4 1-3 1h-4l-5 1h-5-3-4-5l-4-1h-4-3l-5-1-4-1-4-2-4-1-3-1-4-1-3-3-4-1-4-3-3-2-4-2-3-2-3-3-3-3-3-2-3-3-3-3-2-3-3-4-3-3-2-3-1-4-3-3-1-4-2-4-1-4-2-4-1-4-1-4-1-3-1-4v-4-5l-1-4v-3-5l1-4v-5-3l1-5 1-4 1-4 1-4 1-3 1-4 2-4 2-4 2-3 2-4 2-3 3-4 2-3 2-3 4-3 3-3 2-2 3-4 3-2 4-2 3-3 4-2 3-2 4-2 4-2 3-2 4-1 3-1 4-1 5-1 4-1 4-1h3 4l5-1h4 4l5 1h4 4l4 1 3 1 5 1 4 1 4 2 4 1 3 2 4 2 3 2 4 2 3 2 3 3 4 2 3 2 3 3 3 3 3 3 2 4 3 3 3 3 1 3 2 4 3 3 1 4 3 3 1 4 1 4 1 4 2 4 1 4 1 4v3 5l1 5v4 4 4l-1 4v4 4l-1 4-1 4-2 4v4l-2 4-1 3-2 4-2 3-2 4-2 4-2 3-3 3-2 3-3 3-2 4zM177 180l3-3 3-3 2-3 3-3 2-3 3-4 2-3 2-4 2-4 1-4 2-3 1-4 1-4 2-4 1-4v-4l1-4v-4l1-4v-4-4-4l-1-5v-5l-1-3v-4l-1-4-2-5-1-4-1-3-2-4-2-3-1-4-3-4-2-3-2-4-3-3-2-3-3-3-2-3-3-3-4-3-3-3-3-2-4-3-3-2-4-2-3-2-3-2-4-2-4-1-4-2h-4l-4-2-4-1h-4l-4-1h-4l-5-1h-4-4l-5 1h-4l-3 1h-4l-5 1-4 1-4 1-3 1-4 2-4 2-4 2-3 1-4 2-3 3-4 2-3 2-3 3-3 3-3 3-3 3-3 3-3 3-2 3-2 3-3 4-2 3-1 4-2 4-2 4-1 4-2 3-1 4-1 4-1 4v4l-1 4v5l-1 4v5 3l1 4v5l1 4v4l1 3 1 5 1 4 2 4 1 4 2 3 2 4 2 3 2 4 2 3 3 3 2 4 2 3 4 4 2 2 3 3 3 3 4 2 3 3 3 2 4 2 3 3 4 1 4 2 4 1 3 2 4 1 4 2 4 1h4l4 1h4l4 1h5 4 3 6l4-1 4-1h3l5-1 4-1 4-2 4-1 3-2 4-1 3-2 4-2 4-2 3-3 3-2 3-2 4-3z">
          <text:p/>
        </draw:path>
        <draw:path draw:style-name="gr82" draw:text-style-name="P80" draw:layer="layout" svg:width="0.209cm" svg:height="0.209cm" svg:x="5.183cm" svg:y="23.589cm" svg:viewBox="0 0 210 210" svg:d="M177 181l-3 2-4 4-3 2-3 2-3 2-4 3-4 2-3 2-4 1-3 2-4 1-4 2-4 1h-5l-3 1-4 1-4 1h-5-4-3-5l-4-1h-4l-4-1-4-1h-4l-4-2-4-2-4-1-4-2-3-1-4-2-3-2-4-2-3-3-3-2-4-2-3-3-3-3-3-3-3-3-2-3-2-4-4-3-1-3-2-4-3-4-1-3-2-4-1-3-2-4-1-5-1-5-1-3-1-4v-4-5l-1-4v-3-5l1-4v-4-4l1-4 1-4 1-4 1-4 2-4v-3l3-4 1-4 2-4 2-3 2-4 3-3 2-3 3-3 3-3 3-3 3-3 3-4 3-2 3-2 4-3 3-2 4-2 3-2 4-1 4-3 3-1 4-1 4-1 4-1 5-1 3-1h4 4l5-1h4 3l5 1h4 4l4 1 4 1 4 1 4 1 4 2 4 1 4 2 3 2 3 2 4 2 3 2 4 3 3 2 3 3 4 2 3 3 2 3 3 4 2 3 3 3 2 4 2 3 3 3 2 4 1 4 3 3v4l2 4 2 5v3l1 4 1 4v5l1 4v4 4 4l-1 4v4l-1 4-1 4v4l-2 4-1 5-1 3-2 4-1 4-3 4-1 4-3 3-3 4-2 3-3 3-2 3-3 3zM177 181l3-2 3-3 3-3 2-4 3-3 2-3 3-4 2-4 2-3 2-4 1-4 2-4 1-4 1-5 1-4 1-4 1-4v-4-4-4-4-4-5-4l-1-4-1-4-1-4-1-4-2-4-1-4-2-4-1-3-2-4-2-3-3-4-3-3-2-4-2-3-3-3-3-3-3-3-3-3-4-3-3-2-3-3-4-2-3-2-4-2-3-2-4-2-4-1-4-2h-4l-4-2-4-1h-4l-4-1h-4-5l-3-1h-4l-5 1h-4l-4 1h-4l-4 1-4 1-4 1-4 2-3 1-4 2-4 2-4 1-3 2-4 3-3 2-4 2-3 3-3 3-3 3-3 3-3 3-3 3-2 3-2 4-3 3-1 4-2 4-2 3-2 4-1 4-2 3-1 5-1 4-1 4v4l-1 4v4l-1 4v5 3l1 4v5l1 4v4l1 4 2 4v5l2 4 1 3 2 4 2 4 2 3 2 4 2 4 3 3 2 3 2 3 4 3 3 3 3 3 3 3 3 3 3 2 4 2 3 3 4 2 4 2 3 1 4 2 3 1 5 2 4 1 4 1 4 1 3 1h5 4 5 3 4 5 4l4-1 4-1 4-1h4l4-2 4-2 3-1 4-2 4-2 3-1 4-3 4-2 3-2 3-3 3-3z">
          <text:p/>
        </draw:path>
        <draw:path draw:style-name="gr83" draw:text-style-name="P81" draw:layer="layout" svg:width="0.211cm" svg:height="0.211cm" svg:x="5.182cm" svg:y="23.588cm" svg:viewBox="0 0 212 212" svg:d="M179 182l-3 3-3 3-3 2-4 3-3 2-4 2-3 2-4 2-4 2-4 1-4 2-4 1-3 1-4 1-5 1h-4l-4 1h-4-4-4-5l-3-1h-5-4l-4-1-4-1-3-1-5-2-5-2-3-1-4-2-4-1-3-2-3-3-4-2-3-2-3-3-4-3-3-3-3-3-3-4-2-3-2-3-3-3-2-4-2-4-3-3-1-4-2-4-1-3-2-4-1-4-1-4-1-5-1-3v-4-5l-1-4v-4-4l1-4v-4-5l1-3 1-4 1-4 1-5 2-4 1-3 2-4 1-3 3-4 1-4 2-3 3-4 2-3 3-3 3-3 3-3 3-3 3-3 3-3 4-2 3-3 4-2 3-2 4-2 3-1 4-3h5l4-2 4-1 3-1 4-1 5-1h4 4l4-1h4l4 1h5 3 4l5 1 4 1 4 1 4 1 3 2 4 1 4 2 4 2 4 2 3 2 4 2 3 3 3 2 4 3 3 3 2 2 3 3 3 4 3 3 2 3 2 4 3 3 2 3 1 4 2 4 1 4 2 4 2 4v4l2 4 1 4v4 4l1 4v4 5 4l-1 4v4 4l-1 4-1 4-1 4-1 4-2 4-1 4-3 4-1 3-2 4-2 4-2 3-3 3-3 4-2 3-3 4zM180 183l3-3 2-4 3-3 2-3 3-4 2-3 2-3 3-4 1-4 2-4 2-4 2-4v-4l2-3 1-5v-4l1-4v-4l1-4v-4-5-4l-1-4v-4l-1-4v-5l-2-3-1-4-1-4-2-4-1-4-2-4-2-4-2-3-2-3-2-4-3-3-3-3-2-4-3-3-3-3-3-3-3-2-3-3-4-3-3-2-4-1-4-3-3-1-4-3-4-1-4-2h-4l-4-2-4-1h-4l-5-1h-3-5l-4-1h-4l-4 1h-4l-4 1h-5l-4 1-3 1-5 1-4 2-4 1-4 2-4 2-3 2-4 1-4 3-3 2-3 3-4 2-3 4-2 2-3 3-4 3-2 3-3 4-2 3-3 4-1 3-2 4-2 4-2 4-1 3-2 4-1 4-1 5-1 4v3l-1 5v4l-1 4v4 4l1 5v4l1 4v4l1 4 2 4v4l2 4 1 3 2 4 2 4 2 4 2 4 2 3 3 4 2 3 3 3 3 4 3 3 3 3 3 2 3 3 4 3 3 2 4 2 3 2 4 2 3 2 4 1 5 2 4 1 4 1 4 2h4l4 1h5l3 1h5 4 4 4l4-1 4-1h5l4-1 3-2h4l4-2 4-2 4-1 4-2 4-2 3-2 3-3 4-2 3-3 4-2z">
          <text:p/>
        </draw:path>
        <draw:path draw:style-name="gr83" draw:text-style-name="P81" draw:layer="layout" svg:width="0.212cm" svg:height="0.212cm" svg:x="5.182cm" svg:y="23.588cm" svg:viewBox="0 0 213 213" svg:d="M180 183l-3 4-3 2-4 3-3 2-3 3-4 2-4 1-4 3-4 1-4 2-4 1-4 1-3 2h-4l-5 1-4 1-4 1h-4-4-4-5l-3-1h-5l-4-1-4-1-4-1-4-1-4-1-4-2-4-2-4-1-4-2-3-2-3-2-4-3-3-2-3-3-4-2-3-3-3-3-2-3-3-4-2-3-3-4-2-3-2-3-2-4-2-4-2-4-1-4-2-4-1-4-1-3-1-4-1-5v-4-4l-1-4v-4-5l1-4v-3-5l1-4 1-4 1-4 1-4 2-4 1-4 2-4 1-4 3-4 1-3 2-3 3-4 3-3 2-3 3-4 3-3 3-2 3-3 4-2 3-3 3-3 4-2 3-2 4-2 3-1 4-2 4-2 4-1 5-2 3-1 4-1 5-1h4 4l4-1h4l4 1h5 3 5l4 1 4 1 4 2 4 1 4 1 4 2 4 2 4 2 4 2 3 2 3 2 4 2 3 3 4 3 3 3 3 3 3 3 2 3 3 3 2 3 3 4 2 3 2 4 2 4 1 4 2 4 2 3 1 4 1 4 1 4 1 5 1 3v4l1 5v4 4 4l-1 4v5l-1 4-1 3v5l-2 4-1 4-1 4-2 4-2 3-2 4-2 4-2 3-3 4-2 3-2 3-3 3-3 3zM181 184l2-3 4-3 3-3 2-3 2-4 3-3 2-4 2-4 2-4 2-3 2-4v-4l2-4 1-4 1-4 1-4 1-4v-5-4-4-4-4-5-4l-1-4-1-4-1-4-1-4-2-4-1-4-2-4-1-4-3-3-1-4-2-4-3-3-3-4-2-3-2-3-4-3-3-3-3-3-3-2-4-3-3-3-4-2-3-2-4-2-4-1-4-3-4-1-4-1-4-2-4-2-4-1h-4l-5-1h-3-4l-5-1h-4l-4 1h-4l-5 1h-4l-4 1-4 1-4 2-4 2-4 1-4 2-3 1-4 3-4 1-3 2-4 3-3 3-3 2-3 3-3 3-3 3-4 4-2 3-2 3-3 4-2 3-2 3-2 4-2 4-2 4-1 4-2 4-1 4-1 3-1 5v4l-1 4v4l-1 4v5 4l1 4v4l1 4v5l1 4 2 3v5l2 4 1 4 2 4 2 3 2 4 2 3 2 4 3 3 2 3 3 4 3 3 3 3 3 3 3 3 4 2 3 3 4 3 3 2 3 1 4 3 4 1 4 2 4 1 4 2 4 1 3 1 5 1 4 1h5 3 4 5 4 4 4l5-1 4-1 4-1 4-1 4-1 4-1 4-2 4-2 4-2 3-2 4-2 4-2 3-3 3-2 4-3z">
          <text:p/>
        </draw:path>
        <draw:path draw:style-name="gr84" draw:text-style-name="P82" draw:layer="layout" svg:width="0.214cm" svg:height="0.214cm" svg:x="5.181cm" svg:y="23.587cm" svg:viewBox="0 0 215 215" svg:d="M182 185l-3 3-4 2-3 3-3 3-4 2-4 2-3 2-4 2-4 2-4 1-3 2-4 1-5 1-4 1-4 1h-4l-4 1h-5-4-4-4l-4-1h-5-3l-5-1-4-2h-4l-4-2-3-1-4-2-4-2-4-2-4-1-3-3-4-2-3-3-4-2-3-3-3-3-2-3-3-3-3-4-3-3-3-3-2-4-2-4-2-3-2-4-2-3-1-4-2-4-1-5-1-4-1-4-1-4v-4-4l-1-4v-4-5l1-4v-4-4l1-4 1-5 1-4 1-3 2-4 1-4 2-4 1-4 3-4 2-4 2-3 3-4 3-3 2-3 3-4 3-3 3-3 3-3 3-2 3-3 4-3 3-2 4-1 4-3 4-1 4-2 4-1 4-2 3-1 5-1 4-1 4-1h4 4l5-1h4l4 1h4 4 5l3 1 4 1 5 1 4 2 4 1 4 1 3 3 4 1 4 2 3 2 4 2 3 3 4 3 3 2 3 3 3 3 3 3 3 3 2 3 3 5 2 3 3 4 1 4 2 3 2 4 2 4 1 3 2 5v4l2 4 1 4v4 4l1 5v4 4 4l-1 4v5 3l-1 5-1 4-1 4-2 4-1 3-1 4-3 4-1 4-2 4-3 4-2 3-2 4-3 3-3 3-3 3zM182 186l3-3 3-3 2-3 3-4 3-3 2-4 2-3 3-4 1-4 2-4 2-4 1-4 1-4 2-4 1-4v-5l1-3v-4l1-5v-4-4-4l-1-5v-4l-1-4v-4l-2-4-1-5-1-4-2-3-1-4-2-4-2-4-2-4-2-3-2-4-3-4-3-3-3-4-3-3-2-3-3-2-4-3-3-2-3-3-4-2-4-2-4-3-4-1-3-3-4-1-4-1-4-1-4-1-5-2h-3l-4-1h-5-4l-4-1h-4l-5 1h-4l-4 1h-4l-5 1-4 1-3 1-4 2-4 1-4 2-4 2-4 2-4 2-3 2-4 3-3 2-3 2-4 4-3 3-3 3-2 3-3 3-3 4-3 4-2 3-2 3-2 4-2 4-2 4-1 4-2 5-1 3-1 4-1 4v5l-1 4v4l-1 4v5 4l1 4v4l1 5v3l1 4 2 5v4l2 4 1 4 2 3 2 4 2 4 2 4 2 3 3 4 4 3 2 3 3 3 3 3 3 3 3 3 3 3 4 2 3 2 4 3 3 2 4 2 4 2 4 1 4 2 4 1 4 1 4 2h5l3 1h5l4 1h4 4 4 5l4-1 4-1h4l5-1 4-2h4l3-2 4-1 4-3 4-1 4-3 4-2 3-2 4-3 3-2 3-3z">
          <text:p/>
        </draw:path>
        <draw:path draw:style-name="gr85" draw:text-style-name="P83" draw:layer="layout" svg:width="0.216cm" svg:height="0.216cm" svg:x="5.18cm" svg:y="23.586cm" svg:viewBox="0 0 217 217" svg:d="M183 187l-3 2-3 3-4 2-3 3-4 2-3 2-4 2-4 2-4 2-4 2-4 1-3 1-4 2h-5l-4 1-4 1-4 1h-5-4-4-5l-4-1h-5l-3-1-5-1-4-1-4-1-4-1-4-2-4-1-4-2-4-2-3-3-4-2-3-2-4-3-3-2-3-3-3-3-3-3-3-3-2-3-3-3-3-4-2-3-2-4-2-4-2-4-2-4-1-4-2-3-1-4-1-5-1-4-1-4v-4-4l-1-5v-4-4l1-4v-5-4l1-4 1-4 1-5 1-3 2-5 1-4 2-4 1-4 3-4 2-3 2-3 3-4 2-3 3-3 2-4 3-3 3-3 4-3 3-2 3-2 4-3 3-2 4-2 4-3 4-1 4-2 4-1 4-2 3-1 4-1 5-1 4-1h4 4l6-1h3l5 1h4 5 3l4 1 5 2h4l4 2 3 1 4 1 4 3 4 1 4 2 4 3 4 2 3 2 3 3 4 3 3 2 2 3 3 3 3 3 2 4 4 3 2 4 2 3 2 4 2 4 2 4 1 4 2 3 1 4 1 5 1 5 1 3 1 5v4l1 5v3 5 4l-1 4v4l-1 4-1 5v4l-2 4-1 4-1 4-2 4-2 4-2 4-2 3-2 3-2 4-3 3-3 4-2 3-3 3zM183 187l4-4 3-3 2-3 3-3 2-4 3-3 2-4 1-3 3-4 1-4 2-4 1-4 2-4 1-4 1-4 1-4 1-5v-4l1-4v-4-5-3l-1-5v-4l-1-5-1-3-1-6-1-4-2-4-1-3-2-4-1-4-3-4-2-4-2-4-2-3-3-4-2-3-3-3-3-3-3-3-3-3-3-3-4-2-3-3-4-2-3-2-4-3-4-1-4-2-4-1-4-2-4-1-4-1-4-2h-5-3l-5-1h-4l-5-1h-3l-6 1h-4l-4 1h-4l-5 1-4 1-3 1-5 2-4 1-4 2-4 2-4 2-3 2-3 2-4 3-3 2-3 3-4 3-3 3-3 3-3 3-3 4-2 3-3 4-2 3-2 3-2 4-2 4-2 4-1 4-2 4-1 4-1 5-1 4v4l-1 4v5l-1 4v4 4l1 5v4l1 4v4l1 5 2 4v4l2 3 1 5 2 4 2 4 3 3 1 4 2 4 4 3 2 4 2 3 3 3 3 3 3 3 4 2 3 3 3 3 4 2 3 2 4 2 4 3 4 1 4 2 4 1 4 2 4 1 4 1 4 1 4 1h4l5 1h5 4 4 5l4-1 4-1 4-1 5-1 4-1 3-1 5-1 4-2 4-2 4-2 3-2 3-2 4-3 3-2 4-2 3-3z">
          <text:p/>
        </draw:path>
        <draw:path draw:style-name="gr86" draw:text-style-name="P84" draw:layer="layout" svg:width="0.217cm" svg:height="0.217cm" svg:x="5.179cm" svg:y="23.585cm" svg:viewBox="0 0 218 218" svg:d="M183 187l-3 3-3 3-4 3-3 2-4 2-3 3-3 2-4 2-4 2-4 1-5 2-3 1-4 1-5 1-4 1-4 1h-4-5-4-4-4-5-4l-4-1-4-1-4-2h-5l-4-2-3-1-4-2-4-1-4-3-4-2-3-2-4-3-3-2-4-3-3-2-3-3-3-4-3-3-2-3-3-4-3-3-2-4-2-3-2-3-2-4-2-4-1-5-2-4-1-3-1-4-1-5-1-4v-4-5l-1-5v-4-4l1-4v-5-4l1-4 1-4 1-4 1-4 2-4 1-4 2-4 2-4 2-4 2-4 2-3 3-4 2-3 3-3 3-4 2-3 3-3 4-2 3-3 3-2 4-3 3-2 4-2 4-3 4-1 4-2 4-1 4-2 4-1 4-1 5-1 3-1h5 4l5-1h3l5 1h4 5 3l5 1 4 2h4l4 2 4 1 4 2 4 2 4 1 4 2 3 3 4 2 3 2 4 3 3 3 3 3 4 3 3 3 3 3 2 3 2 4 3 3 2 4 2 4 3 4 1 4 2 3 1 4 2 4v4l2 5 1 3 1 5v4 5 3 5 4 4 5l-1 5-1 4-1 3-1 5-2 4-1 4-2 4-1 3-3 4-1 4-3 4-2 3-2 4-3 3-3 3-3 3zM184 188l4-3 2-3 3-3 3-4 3-3 2-4 2-3 2-4 2-4 2-4 1-3 2-5 1-4 1-4 2-4 1-4v-5-5l1-4v-4-5-3l-1-5v-5-4l-1-4-2-4-1-4-1-5-2-3-1-4-2-4-2-4-2-4-3-3-2-4-2-4-3-3-3-3-3-3-4-3-3-3-3-2-4-3-3-3-4-2-3-2-4-3-4-1-4-2-4-1-4-2-3-1-5-1-4-2h-5-3l-5-1h-4l-5-1-3 1h-5-5l-4 1h-4l-4 1-4 2h-4l-4 2-4 1-4 2-4 2-4 2-4 2-3 2-4 3-3 2-3 3-4 3-3 3-3 3-3 4-2 3-3 3-3 4-2 3-2 3-2 4-2 4-2 4-1 5-2 4v3l-2 5-1 4v4l-1 4v5l-1 4v4 4l1 5v5l1 4v4l1 5 2 4v3l2 5 1 4 3 4 1 4 3 3 2 4 2 3 3 4 2 3 3 4 2 3 3 3 3 3 4 3 3 3 3 2 4 2 4 3 4 2 3 2 4 2 5 1 3 2 4 1 4 1 5 2 4 1h4 4l5 1h4 4 5 4l4-1h4l5-1 4-1 4-2h4l4-2 4-1 4-3 4-1 3-3 4-2 3-2 4-2 3-4 3-2z">
          <text:p/>
        </draw:path>
        <draw:path draw:style-name="gr87" draw:text-style-name="P85" draw:layer="layout" svg:width="0.219cm" svg:height="0.219cm" svg:x="5.179cm" svg:y="23.585cm" svg:viewBox="0 0 220 220" svg:d="M186 189l-4 3-3 2-3 3-4 3-3 2-4 2-4 3-4 1-4 2-3 2-4 1-5 1-4 2-4 1h-4l-4 1-5 1h-4-4-5-4l-4-1h-4l-5-1h-4l-4-2-4-1-4-1-4-2-4-1-4-3-3-1-4-3-4-2-5-2-3-2-3-4-4-2-3-3-3-3-2-3-3-4-3-3-2-4-2-3-3-4-2-4-1-4-3-4-1-4-2-5-1-3-1-4-1-5-1-4v-4-4l-1-5v-4-4l1-4v-5-4l1-4 1-4 1-5 1-4 2-4 1-4 2-4 2-4 2-4 2-3 2-4 3-4 3-3 2-3 3-3 3-3 3-3 3-3 3-3 4-2 4-3 4-2 4-2 4-2 4-2 3-2 4-1 4-2 5-1 4-1 3-1 5-1h4 5 4l4-1 5 1h3 5 4l5 1 3 2h5l4 2 4 1 4 2 3 2 4 1 4 2 4 3 4 2 3 2 4 3 3 3 3 3 3 3 3 3 2 3 4 3 2 4 2 4 2 3 3 4 2 4 2 4 1 3 2 4 1 5 1 4 2 4v4l1 4v5l1 4v4 5 4l-1 4v4l-1 5v4l-2 4-1 4-1 4-2 5-1 3-2 4-2 5-2 4-2 3-2 4-3 3-3 4-3 3-2 3zM186 190l3-3 3-4 3-3 2-3 3-4 3-3 1-4 3-4 2-5 1-4 2-3 1-4 2-5 1-4 1-4 1-4 1-5v-4l1-4v-4-5-4l-1-4v-5l-1-4-1-4-1-4-1-5-2-4-1-4-2-3-2-4-1-4-3-4-2-4-2-4-3-3-3-3-3-4-2-3-3-3-4-3-3-2-3-3-4-3-4-2-3-2-4-2-4-2-4-2-4-1-4-2-4-1-5-1-3-2h-5-4l-5-1h-3l-5-1-4 1h-4-5l-4 1h-5l-3 1-5 2h-4l-4 2-4 1-4 2-4 2-4 2-4 2-3 2-5 3-3 3-3 2-4 3-3 3-3 3-3 4-2 3-3 3-3 4-2 3-2 4-2 4-2 4-2 4-1 4-2 4v4l-2 4-1 5v3l-1 5v5l-1 4v4 4l1 5v4l1 4v5l1 4 2 4v4l2 4 1 4 3 4 1 4 3 4 2 4 2 4 3 3 2 4 3 3 3 3 3 3 3 3 3 3 3 3 4 3 4 2 4 2 4 3 4 1 4 2 3 2 4 1 5 2 4 1 4 1 4 1 5 1h4l4 1h4 5 4 4l5-1 4-1 4-1h4l5-2 4-1 4-1 3-3 5-1 4-2 3-2 4-2 4-3 3-2 4-3 3-2z">
          <text:p/>
        </draw:path>
        <draw:path draw:style-name="gr88" draw:text-style-name="P86" draw:layer="layout" svg:width="0.22cm" svg:height="0.22cm" svg:x="5.178cm" svg:y="23.584cm" svg:viewBox="0 0 221 221" svg:d="M187 190l-4 3-3 2-3 4-4 2-3 2-4 3-3 2-4 2-5 1-4 2-4 2-3 1-5 1-4 1-5 1-4 1h-5-4-4-5-4-4-4l-5-1-4-1-4-1-4-1-5-2-4-1-3-2-4-2-4-2-4-2-4-2-3-3-4-3-3-3-3-3-3-3-3-3-3-3-3-3-3-4-2-3-2-4-3-4-2-4-1-4-3-3-1-4-2-4-1-5-1-4-1-3-1-5v-5-4l-1-4v-4-5l1-3v-5-5l1-4 1-4 1-4 1-4 2-5 1-3 2-4 2-4 2-4 2-4 2-4 3-3 3-4 2-3 3-3 3-3 3-3 3-3 4-2 3-3 4-3 3-2 4-2 4-2 4-2 4-2 4-1 4-2 4-1 5-1 3-1 5-1h4 5 4l4-1 5 1h3 5 4l5 1 4 2h5l4 2 4 1 4 2 4 2 4 2 4 1 3 3 4 2 4 2 3 3 3 3 4 3 3 3 2 3 3 4 3 3 2 3 3 4 2 4 2 4 2 3 2 4 2 4 1 4 2 4 1 4 1 4 1 5 1 4v4 4 5 5 3 5 4l-1 4-1 4-1 5-1 4-2 4-1 4-2 4-1 4-3 4-2 4-2 4-3 3-2 4-2 3-3 3-3 4zM187 190l3-3 3-4 3-3 3-3 2-4 2-3 3-4 2-3 2-4 2-5 1-4 2-4 2-3v-5l2-4 1-5v-3-5l1-5v-3-5-5l-1-4v-4-4l-1-5-2-4v-4l-2-4-2-4-1-4-2-4-2-4-2-4-3-4-2-3-3-4-2-3-3-3-3-4-3-2-4-3-3-3-3-3-4-3-3-2-4-2-4-2-4-2-4-2-4-1-4-2-4-1-4-1-5-2h-4-5l-5-1h-3l-5-1-5 1h-3-5l-4 1h-5l-3 1-5 2h-4l-5 2-3 1-4 2-4 2-4 2-4 2-4 2-3 4-4 2-3 2-4 3-3 3-3 3-2 4-3 3-2 3-4 4-2 4-1 3-3 4-2 5-2 4-1 3-2 4v5l-2 4-1 4v4l-1 5v4l-1 4v5 4l1 4v5l1 4v5l1 3 2 5 1 4 1 4 2 4 2 4 1 4 3 4 2 4 2 3 3 4 3 4 2 3 3 3 3 3 3 3 3 3 4 3 3 3 4 2 4 3 4 2 4 2 4 2 3 1 4 2 5 2h4l4 2 4 1h4 5l4 1h4 5 4 4l5-1h4l5-1 4-1 5-1 3-2 5-1 4-2 4-2 4-2 3-1 4-3 3-2 4-3 3-3 4-3z">
          <text:p/>
        </draw:path>
        <draw:path draw:style-name="gr89" draw:text-style-name="P87" draw:layer="layout" svg:width="0.222cm" svg:height="0.222cm" svg:x="5.177cm" svg:y="23.583cm" svg:viewBox="0 0 223 223" svg:d="M187 191l-3 3-4 3-3 3-4 3-3 2-4 2-3 2-4 2-4 2-4 2-5 1-3 1-5 2-4 1h-5l-3 1-5 1h-4-4-5-4l-5-1h-4l-4-1h-5l-4-2-3-1-5-1-4-2-4-1-4-3-3-1-4-2-4-3-4-2-3-3-4-2-3-4-3-3-3-3-3-3-3-3-3-4-2-4-2-3-3-4-2-3-1-4-2-4-2-5-1-4-2-3-1-5-1-4-1-5v-3-5l-1-5v-3-5l1-5v-4-4l1-4 1-5 1-4 1-4 2-4 1-4 2-4 2-4 2-4 2-3 2-4 3-4 3-3 3-4 2-3 3-3 3-3 4-3 3-3 4-2 3-3 4-2 4-3 4-2 4-2 3-2 4-1 5-2 4-1 4-1 4-1 5-1h4 4 4l5-1 4 1h4 5 4l4 1 5 2h4l4 2 4 1 4 2 4 2 4 2 4 2 4 2 3 3 4 3 3 2 3 3 4 3 3 3 3 4 3 3 2 3 3 4 2 3 3 3 2 4 2 4 3 4 1 5 2 4 1 3 1 5 2 4v4l1 4v5l1 4v4 5 4l-1 5v4l-1 4v5l-2 4-1 4-1 4-2 4-1 4-2 4-3 4-2 4-3 3-2 4-2 4-3 3-3 3-3 3zM188 192l3-3 2-3 4-3 3-4 2-3 2-4 3-4 2-4 3-4 1-4 2-3 2-5 1-4 1-4 1-4 1-5 1-4v-4l1-5v-4-5-4l-1-4v-5l-1-4-1-4-1-5-1-4-1-4-2-4-2-4-2-4-2-4-2-4-3-3-2-4-3-3-2-4-4-3-3-3-3-3-3-3-4-4-3-2-4-2-3-3-4-2-3-3-4-2-5-2-4-1-4-2-4-1-4-1-5-2h-4-4l-5-1h-4l-4-1-5 1h-4-4l-5 1h-4l-4 1-4 2h-5l-4 2-4 1-4 2-4 2-4 3-4 2-3 2-4 3-4 3-3 3-3 2-3 3-3 4-3 3-3 3-2 4-3 3-2 4-2 4-3 4-1 4-3 3-1 5-2 4v4l-2 4-1 4v5l-1 4v4l-1 5v5 3l1 5v5l1 3v5l1 4 2 5 1 3 1 5 2 4 2 4 1 4 3 3 2 4 2 4 3 4 3 3 3 4 2 3 3 3 3 3 4 3 3 3 4 2 3 3 4 2 4 2 4 2 4 2 4 2 4 2 4 1 4 1 4 1 5 1 4 1h4l5 1h4 5 4l4-1h5l4-1 4-1h5l4-2 4-1 4-2 4-2 4-1 4-2 3-2 4-2 4-3 4-3 3-2 3-3z">
          <text:p/>
        </draw:path>
        <draw:path draw:style-name="gr90" draw:text-style-name="P88" draw:layer="layout" svg:width="0.223cm" svg:height="0.223cm" svg:x="5.176cm" svg:y="23.583cm" svg:viewBox="0 0 224 224" svg:d="M190 192l-4 3-3 3-3 2-4 3-4 3-4 2-4 2-4 2-4 1-3 2-4 2-5 1-4 2h-4l-4 1-5 1h-4l-4 1h-5-5-3l-5-1h-5l-4-1-4-1-4-1-5-1-3-1-4-2-6-2-4-2-3-2-4-2-4-2-3-3-4-2-3-3-4-3-3-3-3-3-2-3-4-4-3-3-2-4-2-4-3-4-2-3-1-4-2-4-2-4-1-5-2-3-1-5-1-4-1-5v-3-5l-1-5v-3-5l1-5v-4-4l1-5 1-4 1-4 1-4 2-4 1-5 3-3 1-4 2-4 3-4 2-5 2-3 3-4 3-3 3-3 3-4 3-3 3-2 3-3 4-2 4-4 3-2 4-1 4-3 4-2 5-2 4-1 4-2h4l4-2 5-1h4l4-1h5 4l4-1 5 1h4l4 1h5 4l5 2 3 1 5 1 4 2 4 1 4 2 4 2 4 2 4 2 3 3 4 2 3 3 4 3 3 3 3 3 3 3 3 3 2 4 3 3 3 5 2 3 2 4 2 4 2 4 2 4 1 4 2 4 1 4v5l2 4 1 4v5l1 4v4 5 4l-1 5v4l-1 4-1 5-1 4-1 4-2 4-1 5-2 3-1 4-3 4-2 4-2 4-3 4-2 3-3 4-3 3-2 3zM190 193l3-3 3-3 3-4 2-3 3-4 3-4 2-3 2-4 2-5 2-4 2-3 1-4 2-5v-4l2-4 1-5 1-4v-4-5-4-5-4-4l-1-5v-4l-2-4-1-5-1-4-1-4-1-4-3-4-1-5-3-3-1-4-2-5-4-3-2-4-3-3-2-4-3-3-3-3-4-3-3-2-3-3-4-3-4-2-4-2-4-3-4-2-4-2-4-1-4-2-4-1-4-1-4-1-5-1h-5l-3-1h-5-5-4-4-5l-4 1-4 1h-5l-4 2-4 1-4 1-5 2-4 2-4 2-4 2-4 2-4 2-4 3-3 2-4 3-3 3-3 3-3 3-3 4-2 3-3 3-3 4-2 5-2 4-3 4-1 4-3 3-1 4-2 5v4l-2 4-1 4v5l-1 4v4l-1 5v5 3l1 5v5l1 4v4l2 5 1 4 1 4 2 4 1 4 2 5 2 3 2 4 2 4 2 4 3 3 3 4 3 3 3 3 3 3 3 3 3 3 4 3 3 3 4 2 4 2 4 3 3 2 4 1 5 3 4 1 4 1 4 2h5l4 2 4 1h5l5 1h3 5 5l4-1h4l5-1 4-1 4-1 4-1 5-2 4-1 4-2 4-1 4-3 4-2 4-2 4-3 3-2 3-3 4-2z">
          <text:p/>
        </draw:path>
        <draw:path draw:style-name="gr91" draw:text-style-name="P89" draw:layer="layout" svg:width="0.225cm" svg:height="0.224cm" svg:x="5.175cm" svg:y="23.582cm" svg:viewBox="0 0 226 225" svg:d="M190 193l-3 4-3 2-4 3-3 2-4 3-3 2-4 2-4 2-4 2-5 2-3 1-6 2-4 1-4 1-4 1-5 1h-4-4-5-5-3-5-5l-4-1-4-2-5-1-4-1-4-1-4-1-4-3-4-1-4-3-4-2-3-2-4-3-3-2-4-3-3-3-3-3-3-3-3-3-4-3-2-4-3-3-2-4-3-4-1-4-2-4-2-4-2-4-1-4-2-5v-3l-2-5-1-4v-5-4l-1-5v-4-4l1-5v-4-4l1-5 1-5 1-4 1-4 2-5 1-4 3-3 1-4 2-4 3-4 2-4 2-4 3-3 3-4 3-3 3-3 3-3 3-3 4-3 3-2 4-3 4-2 4-2 3-3 4-1 4-3 5-1 4-2h4l4-2 5-1h4l4-1h5 4 4 5 5l3 1h5l5 1 4 1 4 1 5 1 4 2 4 1 4 2 4 2 4 2 4 3 4 2 3 2 3 3 4 3 3 3 3 3 4 3 2 4 3 3 2 4 3 3 3 4 1 4 2 3 2 5 2 4 2 4 1 4 1 4 1 6 2 3v5 5l1 4v4 5 4l-1 4v5 4l-1 4-2 5-1 4-1 5-2 3-1 4-3 4-1 5-2 4-3 3-2 4-3 3-2 3-3 4-4 3zM191 194l3-3 3-4 3-3 3-4 3-3 2-4 2-3 3-4 1-4 3-4 1-5 2-3 1-5 1-4 2-5v-3l1-5v-5l1-4v-4-5-4l-1-5-1-4v-5l-1-5-1-4-2-4v-4l-2-5-2-4-2-4-2-3-2-4-3-4-2-4-2-4-3-3-3-3-4-4-3-3-3-2-3-3-4-3-3-3-4-2-3-2-4-3-5-2-4-2-4-1-4-2-5-1-4-1-4-1-5-1h-5l-3-1h-5-5-4-4-5l-4 1-4 1h-5l-5 2-3 1-5 1-4 2-4 2-4 2-4 2-4 2-3 2-4 3-4 3-3 2-4 3-3 3-3 3-3 4-2 3-3 4-3 3-2 4-2 4-3 4-1 4-3 4-1 4-2 4v5l-2 4-1 5v5l-1 3v5l-1 5v4l1 4v5 4l1 5v4l2 5 1 4 1 4 2 4 1 4 2 4 2 4 2 4 2 4 2 4 3 4 3 3 3 4 3 3 3 3 3 3 3 3 4 3 4 2 3 3 4 2 4 2 3 2 4 2 5 2 4 2 4 1 4 1 5 1 4 2h4 5l5 1h3 5 5l4-1h4 5l4-1 4-1 5-2 5-1 4-2 4-1 4-2 4-2 4-2 3-3 4-2 4-2 3-3 4-3z">
          <text:p/>
        </draw:path>
        <draw:path draw:style-name="gr92" draw:text-style-name="P90" draw:layer="layout" svg:width="0.226cm" svg:height="0.226cm" svg:x="5.175cm" svg:y="23.581cm" svg:viewBox="0 0 227 227" svg:d="M191 195l-3 2-4 3-3 3-4 3-4 2-3 2-4 3-4 2-4 2-4 1-4 2-4 1-5 2-4 1h-4l-5 1h-4l-5 1h-4-5-4l-4-1h-5l-5-1-3-1-5-1-4-2h-4l-4-2-5-2-4-2-4-2-4-2-3-3-3-2-4-2-4-3-3-3-3-4-3-3-3-3-4-4-2-3-3-3-2-4-3-4-1-4-2-4-2-4-2-4-1-4-2-4v-5l-2-4-1-4v-5-5-5l-1-4v-4l1-5v-5-3l1-5 1-5 1-4 1-4 2-4 1-4 3-4 1-4 2-4 3-4 2-4 2-3 3-4 3-4 3-3 3-3 3-3 4-3 3-2 4-3 4-3 3-2 4-2 3-3 5-1 4-3 4-1 4-2h4l5-2 4-1h4l5-1h5 3 5 5 4l4 1h5l4 1 4 1 5 1 4 1 4 2 4 1 4 2 5 2 4 2 3 3 4 2 3 2 4 3 3 4 3 2 3 3 4 4 3 3 3 3 2 4 2 4 3 3 2 4 2 4 2 4 2 4 2 5v3l2 5 1 4 2 4v5l1 4 1 5v4 5 4l-1 4v6l-1 4-1 4-2 5-1 4-1 4-2 4-1 5-3 4-1 3-3 4-2 4-2 4-3 3-3 4-3 3-3 4zM192 195l3-3 3-3 2-3 3-4 3-4 3-4 2-3 2-5 2-3 2-4 2-4 1-5 2-4 1-4 2-5 1-4 1-4v-6-4-4-5-4-5l-1-4v-5l-2-4-1-4-2-5-1-4-1-4-2-4-2-5-2-3-3-4-2-4-2-3-3-4-3-4-3-3-3-3-3-3-3-3-4-3-3-3-4-3-4-2-3-2-4-3-4-1-4-3-5-1-3-2-5-1-4-1-5-1h-4l-5-1-4-1h-4-5-5-3-5l-5 1-4 1h-4l-5 2-4 1-4 1-4 2-5 2-4 2-3 2-4 2-4 2-4 3-3 3-4 2-3 3-3 3-3 3-3 4-3 3-3 4-3 4-2 4-2 4-3 4-1 4-2 3-2 5-1 4-1 4-2 4-1 5v5l-1 3v5l-1 5v4l1 5v4 5l1 5v4l2 4 1 5 1 4 2 4 1 4 2 5 2 4 2 4 3 3 2 4 2 3 3 4 3 3 3 4 3 3 3 3 4 3 3 3 4 3 4 2 3 2 4 3 4 2 4 2 4 1 5 2 3 1 5 2 5 1 3 1 5 1h5l4 1h4 5 4l5-1h4l5-1 4-1 4-1 5-1 4-2 4-1 4-2 5-1 3-3 4-2 4-2 4-2 3-3 4-3 3-3z">
          <text:p/>
        </draw:path>
        <draw:path draw:style-name="gr93" draw:text-style-name="P91" draw:layer="layout" svg:width="0.228cm" svg:height="0.227cm" svg:x="5.174cm" svg:y="23.581cm" svg:viewBox="0 0 229 228" svg:d="M193 196l-3 3-3 3-4 3-3 2-4 3-4 2-4 2-4 3-4 1-4 2-4 1-5 2-4 1-4 1-5 1-5 1h-3-5-5-4-5-4-4l-5-1-4-2h-4l-5-2-4-1-5-2-4-2-4-1-4-3-4-2-4-2-3-2-4-4-3-2-4-3-3-3-3-3-3-4-3-3-3-4-2-3-3-4-2-4-2-4-2-3-2-6-2-4-1-4-2-4v-5l-2-4-1-4v-5-4-4l-1-5v-5l1-4v-5-4l1-4 1-5 1-4 2-4 1-4 2-5 2-4 1-4 2-3 3-4 2-4 2-4 3-4 4-3 3-4 3-3 3-3 3-3 4-2 3-3 4-3 3-2 4-2 4-3 4-1 5-3 4-1 4-2h5l4-2 4-1h5l5-1h4 4 5 4 5l4 1h4l5 1 5 1 3 1 5 1 4 2 5 1 3 3 4 1 4 2 4 3 4 2 4 2 3 3 4 4 3 3 3 3 3 3 3 3 3 4 2 4 3 3 2 3 2 4 3 4 1 5 2 4 2 4 1 4 1 5 1 4 2 4v5 4l1 4v5 5 4l-1 4v5 4l-1 4-2 5v4l-2 4-2 5-1 4-2 4-2 4-2 5-3 3-3 4-2 4-3 4-2 3-3 3zM193 197l4-4 3-3 3-3 3-4 2-3 3-4 2-4 2-4 2-4 3-5 1-4 2-4 1-5 1-4 2-4v-5l1-4v-5l1-4v-4-5-5l-1-4-1-5v-4l-1-4-1-5-1-4-2-4-2-4-1-5-2-4-2-4-2-4-3-3-2-4-3-4-2-3-3-4-3-3-4-3-3-3-3-3-4-3-3-3-4-2-4-2-4-3-5-1-3-3-4-1-5-2-5-1-3-1-5-1h-5l-4-1-4-1h-5-4-5-5-3l-5 1-5 1h-4l-4 2-5 1-4 1-5 2-4 2-4 2-4 2-4 2-4 2-3 4-4 2-4 3-3 3-3 3-3 3-3 3-3 4-3 3-3 4-2 4-2 4-2 4-2 4-2 4-2 4-1 5-1 3-2 5-1 5v4l-1 4v5 4l-1 5 1 5v4 4l1 5v4l2 4 1 5 1 5 2 3 1 5 2 5 2 3 2 4 3 4 2 4 2 4 3 4 4 3 2 3 4 4 3 3 3 2 4 3 3 3 4 3 3 2 4 2 4 3 5 1 4 2 4 1 5 2 5 1 3 1 5 2h5 4l4 1h5 4 5l5-1h4 4l5-1 4-2h4l5-2 4-2 4-1 4-2 4-2 4-2 4-3 4-2 3-3 4-2 3-3z">
          <text:p/>
        </draw:path>
        <draw:path draw:style-name="gr94" draw:text-style-name="P92" draw:layer="layout" svg:width="0.229cm" svg:height="0.229cm" svg:x="5.173cm" svg:y="23.58cm" svg:viewBox="0 0 230 230" svg:d="M194 197l-3 3-3 3-4 3-4 3-3 2-4 2-4 3-4 1-4 3-5 1-4 2-5 1-4 1-4 2h-5l-4 1h-4l-5 1h-5-4-5l-4-1-4-1h-5l-5-1-3-1-5-1-5-2-4-2-3-1-5-2-4-2-4-2-4-3-3-2-4-3-3-3-3-2-4-4-3-4-3-3-3-3-3-4-2-4-3-4-2-4-2-4-2-3-2-4-2-5-1-4-2-4v-5l-2-4-1-4v-5-5-4l-1-4 1-5v-4-5-5l1-4 1-4 1-5 2-4 1-4 2-4 2-5 2-4 1-3 3-4 2-4 3-4 2-3 4-4 3-3 3-3 3-3 3-3 4-3 4-3 3-3 3-2 4-2 5-3 4-1 4-2 4-2 4-1 5-1 4-2 4-1h5l5-1h3 5 5 4 5l4 1h4l5 1 5 1 3 1 5 1 5 2 4 1 4 3 5 1 4 2 4 3 3 2 3 3 4 2 3 4 4 3 3 3 3 3 3 4 3 3 3 4 2 3 2 4 3 4 2 4 2 4 1 4 2 4 1 5 2 4 1 4v5l1 4 1 5 1 4v5 4 5l-1 4v4l-1 5-1 5-1 4-1 4-1 5-2 4-2 4-2 4-2 4-2 4-2 4-3 4-2 3-4 4-3 3-3 3zM195 197l3-3 3-4 3-3 3-4 3-3 2-3 2-4 3-5 2-4 1-4 3-4 1-4 2-5 1-4v-4l2-5 1-5v-3-5-5-4-5-4l-1-5-1-4-1-5v-4l-2-5-1-4-2-4-2-4-1-4-2-5-3-4-2-3-2-4-3-3-4-4-2-3-3-4-4-3-3-3-4-3-3-3-4-2-3-3-4-2-4-3-4-1-5-3-4-1-5-2-4-1-4-1-5-1h-4l-5-1-4-1h-5-4-5-5-3l-5 1-5 1h-4l-4 2-5 1-4 2-4 1-5 2-4 2-4 2-4 2-3 2-4 4-4 2-3 3-4 3-3 3-3 3-3 4-3 3-3 4-2 4-3 4-2 4-2 3-2 4-2 4-1 5-2 4-1 4-2 5-1 4v4l-1 5v5 4l-1 5 1 4v4l1 5v5 4l2 5 1 4 1 4 2 5 1 4 2 4 2 4 2 4 3 4 2 4 2 4 3 3 4 4 3 3 3 3 3 4 4 3 3 3 4 2 3 3 4 2 4 3 4 1 4 3 4 1 4 2 5 1 4 2 4 1h5l5 1 4 1 4 1h5 4 5l5-1h4l4-1 5-1 4-1 5-1 4-1 5-2 4-2 5-2 4-1 3-3 4-2 4-2 4-3 3-4 4-2z">
          <text:p/>
        </draw:path>
        <draw:path draw:style-name="gr94" draw:text-style-name="P92" draw:layer="layout" svg:width="0.231cm" svg:height="0.23cm" svg:x="5.172cm" svg:y="23.579cm" svg:viewBox="0 0 232 231" svg:d="M195 199l-3 3-4 2-3 3-4 3-4 3-4 2-3 2-4 2-5 2-4 2-4 1-4 2-5 1-4 1-5 1-4 1h-5-4-5-4-5-5l-4-1-4-1-5-1h-4l-4-2-5-1-4-2-4-2-4-2-4-1-4-3-4-2-4-3-4-2-3-4-3-3-4-3-3-3-3-3-3-4-3-3-2-4-3-3-2-4-2-4-2-5-2-4-2-4-1-4-2-5v-4l-2-4-1-5v-5-4-4l-1-5 1-4v-5-4-5l1-4 1-5 1-4 2-5 1-4 2-4 2-4 2-4 1-4 3-4 3-4 2-3 2-4 4-3 3-4 3-3 3-3 4-3 3-4 4-2 3-3 4-2 4-3 4-1 4-2 4-2 4-2 5-1 5-2 3-2 5-1h5l4-1h4 5 4 5 5l4 1h5l4 1 4 1 5 1 4 2 4 1 4 2 5 2 4 2 4 2 4 2 3 4 4 2 3 3 4 2 3 3 4 3 3 4 2 3 4 4 3 3 2 4 2 4 3 4 2 5 1 3 2 4 2 5 1 4 2 4v5l1 5 1 3 1 5 1 5v4 5 5l-1 4v4l-1 5-2 4v5l-1 4-2 4-1 4-3 5-1 4-2 4-3 4-2 4-2 3-3 4-3 4-3 3-3 4zM196 199l3-3 3-3 3-4 2-3 3-4 3-4 2-4 2-4 3-4 1-4 3-4 1-5 1-3 1-5 1-5 2-4v-5l1-4 1-4v-5-5-4l-1-5-1-5-1-4-1-4-1-5-1-4-2-4-1-5-2-4-2-4-2-4-2-4-2-4-3-4-3-4-3-3-3-3-3-4-3-3-3-3-4-3-4-3-3-2-4-3-4-3-4-1-4-2-4-2-5-2-3-2-5-1-5-2-3-1h-5l-5-1-4-1h-5-5-4-5l-4 1h-4l-5 1-5 1-4 1-4 2-5 2-4 1-4 2-4 2-5 2-4 2-3 3-4 2-3 3-4 3-3 3-4 3-3 3-3 4-3 3-3 4-2 4-2 3-3 4-2 4-2 5-2 4-1 4-2 4-1 5-1 4-2 4v5l-1 5v4 5l-1 4 1 5v5l1 3v5 5l2 4 1 5 1 4 2 4 1 4 3 5 1 4 2 4 3 4 2 3 3 4 2 4 4 3 3 4 3 3 3 3 4 3 3 3 4 3 3 3 4 2 4 2 5 2 4 2 3 2 5 1 4 2 5 1 4 1 5 1 4 1h4l5 1h5 4 5l4-1h5 5l4-1 4-2h5l4-2 4-1 5-2 4-2 4-2 3-2 4-3 4-3 4-2 4-3 3-3z">
          <text:p/>
        </draw:path>
        <draw:path draw:style-name="gr95" draw:text-style-name="P93" draw:layer="layout" svg:width="0.233cm" svg:height="0.232cm" svg:x="5.172cm" svg:y="23.578cm" svg:viewBox="0 0 234 233" svg:d="M197 200l-4 3-3 3-3 3-4 2-4 3-4 3-4 2-4 1-4 3-4 1-4 2-5 1-4 1-5 2h-4l-4 1h-5l-5 1h-4-5-5l-4-1-5-1h-4l-4-1-5-1-5-1-3-2-6-1-4-2-3-2-5-2-4-2-4-3-4-3-4-2-3-3-3-3-4-3-3-3-3-4-3-3-2-4-3-4-3-4-2-4-2-3-2-4-2-5-2-4-1-4-2-4v-5l-2-4-1-5v-5-4-4l-1-5 1-4v-5-5-4l1-5 2-4v-4l2-5 1-4 2-5 2-3 2-5 2-4 2-4 3-4 2-3 3-4 3-3 3-5 3-3 4-3 3-3 3-3 4-3 3-2 4-3 4-2 5-2 4-2 3-2 6-1 4-2 4-1 5-1 5-2h4 4l5-1h4 5 5 4l5 1h4l5 1 4 1 5 1 4 1 4 2 5 2 3 2 4 2 5 1 4 3 4 3 3 2 4 3 3 3 4 3 3 3 3 4 3 3 3 4 2 4 3 4 3 4 2 4 1 4 3 4 1 4 2 5 1 3 2 5 1 5v4l1 4 1 5 1 4v5 5 4l-1 5-1 4v4l-1 5-1 5-2 4v4l-2 5-2 4-2 4-2 4-2 4-3 4-2 4-3 4-2 3-4 3-3 4zM197 200l4-3 3-3 3-4 3-3 3-4 2-3 2-4 3-5 2-4 2-4 2-4 1-4 1-5 2-4v-5l2-5v-3l1-5 1-5v-4-5-5l-1-4-1-5-1-4-1-5v-4l-2-5-1-4-2-4-1-5-3-3-1-5-3-4-2-4-3-4-2-4-3-3-4-4-3-3-3-3-4-3-3-4-3-3-4-2-4-2-4-3-4-2-4-2-4-2-4-2-5-2h-4l-4-2-5-1h-5l-4-1-5-1h-4-5-5-4l-5 1h-5l-3 1-5 1-5 1-4 1-4 2-6 1-3 2-5 2-4 3-4 2-4 2-3 3-4 3-3 2-4 3-3 4-3 3-3 3-4 5-3 4-2 3-2 3-3 5-2 4-2 4-2 4-1 4-2 5-1 5-1 3-2 5v5l-1 4v5 5l-1 4 1 5v4l1 5v4 5l2 4 1 5 1 4 2 4 1 5 3 4 1 4 2 4 3 4 2 4 3 4 2 3 4 4 3 3 3 4 4 3 3 3 3 2 4 3 4 2 4 4 4 1 4 2 4 3 4 1 6 2 3 1 5 2 5 1h4l4 1 5 1 4 1h5 5 4l5-1h5l4-1 5-1 4-1 4-1 5-1 4-2 4-1 4-3 5-2 4-2 4-3 3-2 4-2 3-3 4-4z">
          <text:p/>
        </draw:path>
        <draw:path draw:style-name="gr95" draw:text-style-name="P93" draw:layer="layout" svg:width="0.234cm" svg:height="0.233cm" svg:x="5.171cm" svg:y="23.578cm" svg:viewBox="0 0 235 234" svg:d="M198 201l-3 3-4 3-3 3-4 3-4 2-3 3-4 2-5 2-4 2-4 2-4 1-5 2-5 1-4 1-5 1-4 1h-5l-5 1h-4-5-5l-4-1-5-1-4-1-4-1h-5l-5-2-3-1-5-2-5-1-3-3-4-2-4-2-4-3-4-2-4-3-4-2-3-4-4-3-3-3-3-4-3-3-2-3-3-4-3-4-2-4-2-4-2-5-2-3-2-5-1-4-2-4v-5l-2-5-1-4v-4-5-4l-1-5 1-5v-4-5-5l1-4 2-5v-4l2-4 1-5 2-5 2-4 2-4 2-4 2-5 3-3 2-3 3-4 3-4 3-3 3-3 4-4 3-3 3-3 4-3 4-2 4-2 4-3 4-2 4-2 4-2 5-1 4-2 4-1 5-1 5-2h3 5l5-1h4 5 5 4l5 1h4l5 1 5 1 4 1 5 1 5 2 3 2 5 2 4 2 4 2 4 2 3 3 4 2 4 3 3 3 4 3 3 3 3 4 3 3 3 3 3 4 3 4 2 4 2 4 2 5 2 3 2 5 1 5 2 4 1 5 1 4 1 4 1 5 1 5v4 5 4 5 5l-1 4v4l-2 5-1 4-1 5-1 5-1 4-3 4-1 4-3 4-2 5-2 3-3 4-3 3-2 4-3 4-3 3zM199 202l3-3 3-4 3-3 3-4 3-4 3-4 2-3 2-4 3-5 1-4 2-4 2-4 1-5 1-5 1-3 2-5v-5-4l1-5v-5-4-5l-1-4v-5l-1-5-1-4-1-5-1-4-2-4-1-6-2-4-2-4-3-4-1-4-3-4-3-4-3-4-2-3-3-3-3-4-4-3-3-3-4-4-3-2-4-3-4-2-3-3-5-2-4-2-5-2-3-2-5-2h-4l-5-2-5-1h-5l-4-1-5-1h-4-5-5-4l-5 1h-5l-4 1-4 1-5 1-4 1-5 2-4 1-4 2-4 2-4 3-5 2-4 2-3 3-4 3-3 3-4 3-3 3-3 3-3 4-4 3-2 4-3 4-2 3-3 4-2 4-2 5-2 4-1 5-2 5-1 4-1 4-2 5v4l-1 5v5 4l-1 5 1 5v4l1 5v4l1 5 1 4 1 5 1 4 2 5 1 4 3 4 1 4 2 4 3 4 3 4 2 4 3 3 3 4 3 3 3 3 4 4 3 3 3 3 4 3 4 2 4 2 4 3 5 2 3 2 5 2 4 1 4 2 5 1 4 1 5 1 4 1 5 1h4 5 5 4 5 5l4-1 5-1 4-2h5l5-2 4-1 4-2 5-2 4-3 4-2 4-2 4-3 3-3 4-2 4-3z">
          <text:p/>
        </draw:path>
        <draw:path draw:style-name="gr96" draw:text-style-name="P94" draw:layer="layout" svg:width="0.236cm" svg:height="0.235cm" svg:x="5.17cm" svg:y="23.577cm" svg:viewBox="0 0 237 236" svg:d="M199 203l-3 3-4 3-4 2-3 3-4 3-4 2-4 2-4 3-5 2-4 1-4 2-5 1-4 1-4 2-5 1h-5-4l-5 1h-5-4-5l-4-1h-5l-5-1-4-1-4-1-5-1-4-2-4-1-5-2-4-2-4-3-4-2-4-2-4-3-4-3-3-3-4-2-3-4-3-3-3-3-3-4-3-4-2-4-4-3-2-4-2-4-2-4-2-5-2-3-1-5-2-5v-4l-1-4-2-5v-4-5-5l-1-4 1-5v-5-5-5l1-4 2-5v-4l2-4 1-5 2-5 2-3 2-5 2-4 2-4 3-4 3-3 2-4 3-3 3-4 3-3 4-3 3-3 4-4 3-3 4-2 4-2 5-3 4-2 3-2 5-2 4-1 4-2 5-1 5-1 4-2h4 5l4-1h5 5 4 5l5 1h4l5 1 4 1 5 1 4 1 5 2 3 2 5 2 4 2 5 2 3 2 4 3 4 3 3 2 4 3 3 3 4 3 3 4 3 3 2 4 3 4 3 4 3 4 1 4 3 4 2 4 2 4 2 5 1 4 2 4 1 5 1 4v5l1 5 1 4v6 4 5l-1 4-1 5v5l-1 4-1 4-2 5v4l-3 4-2 5-1 4-3 4-2 4-2 4-3 4-3 4-3 4-3 3-3 4zM200 203l3-3 3-3 3-4 3-3 2-4 3-4 3-4 2-5 2-3 3-5 1-4 2-5 1-4 2-4 1-5v-4l1-5 1-5 1-4v-5-4-6l-1-4-1-5-1-5v-4l-1-5-2-5-1-3-2-5-1-5-3-3-3-5-2-4-2-4-3-4-3-4-3-3-3-3-3-4-3-3-3-3-4-4-4-2-4-3-4-2-3-3-4-2-5-2-4-2-4-1-4-2-5-1-5-2-4-1h-5l-4-1-5-1h-5-4-5-5l-4 1h-5l-4 1-5 1-5 1-4 1-4 2-5 1-4 2-4 2-4 3-4 2-4 2-4 3-4 3-3 3-3 3-4 3-3 3-3 4-4 4-2 3-3 4-2 3-3 5-2 4-2 4-2 4-1 5-2 4-1 5-1 4-2 5v4l-1 5v5 5l-1 5 1 4v5l1 5v4l1 5 1 4 1 4 1 5 2 5 1 3 3 5 2 4 1 5 3 3 3 4 2 4 3 4 3 3 3 4 3 3 4 3 3 3 4 3 4 3 4 3 4 2 4 2 4 3 4 2 4 1 5 2 4 1 4 2 5 1 4 1h5l5 1 4 1h5 4 5l5-1h4l5-1h5l4-2 5-1 4-1 4-2 5-2 4-2 4-2 4-2 4-3 4-2 4-3 4-2 3-3z">
          <text:p/>
        </draw:path>
        <draw:path draw:style-name="gr96" draw:text-style-name="P94" draw:layer="layout" svg:width="0.237cm" svg:height="0.236cm" svg:x="5.169cm" svg:y="23.576cm" svg:viewBox="0 0 238 237" svg:d="M201 204l-4 3-3 3-4 3-3 3-4 2-4 2-4 3-5 2-4 2-4 2-5 1-4 2-4 1-5 1-4 1-5 1h-5l-4 1h-5-5-4l-5-1-4-1-5-1h-5l-4-1-4-2-5-1-4-2-4-1-5-3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4 2 4 2 4 2 4 2 4 3 4 3 3 2 4 3 3 3 3 4 4 3 3 4 3 3 3 4 2 4 2 4 3 4 2 4 2 4 2 5 1 4 2 4 2 5v4l1 5 1 5 1 4v5 5 4 5 4l-1 5-1 5-1 4v6l-2 4-2 4-1 5-2 4-1 4-2 4-3 5-2 4-3 4-3 3-3 3-3 4-3 3zM201 204l4-3 3-3 3-4 3-4 3-3 3-4 2-4 2-4 2-5 2-4 2-4 1-5 2-4 1-4 1-6 1-4 1-5v-5l1-4v-5-4l-1-5v-5-4l-1-5-1-5-1-4-1-5-2-4-1-4-2-5-2-4-2-4-3-4-2-4-2-4-4-4-3-4-3-3-3-4-3-3-4-3-3-3-4-3-3-3-4-2-4-3-5-2-4-2-4-2-4-1-5-2-4-1-5-2-5-1h-4l-5-1-5-1h-4-5-4-5l-5 1h-4l-5 1-5 1-4 1-5 1-4 2-4 1-5 2-4 2-4 3-5 2-4 2-4 3-4 3-3 3-3 3-4 3-3 4-3 3-3 4-3 4-3 3-2 4-3 4-2 5-1 4-3 4-1 4-2 5-1 4-1 5-2 5v4 5l-1 4v5l-1 5 1 4v5l1 5v4l1 5 1 4 1 6 1 4 2 4 2 5 2 4 2 4 2 4 2 4 3 5 2 3 3 4 3 4 3 3 3 3 4 4 3 3 4 3 4 2 4 3 4 2 4 3 5 2 4 2 5 2 4 1 4 2 5 2h4l5 1 5 1 4 1h5 4 5 5 4 5l5-1 4-1 5-1 4-1 5-2 5-1 3-3 5-1 4-2 4-3 4-2 4-2 4-4 3-3 4-3z">
          <text:p/>
        </draw:path>
        <draw:path draw:style-name="gr97" draw:text-style-name="P95" draw:layer="layout" svg:width="0.238cm" svg:height="0.238cm" svg:x="5.169cm" svg:y="23.575cm" svg:viewBox="0 0 239 239" svg:d="M201 205l-3 3-4 3-3 3-4 3-4 3-4 2-4 2-4 3-5 1-3 2-5 2-5 2h-4l-5 2-4 1h-6-5l-4 1h-5-4-5l-5-1h-4l-5-1-5-1-4-1-5-1-4-2-4-1-5-3-4-1-4-2-4-3-4-2-4-3-4-3-4-3-3-3-4-3-3-4-3-3-3-4-3-3-2-3-3-6-2-4-2-4-2-4-2-4-2-5-2-4-1-4-1-5-1-4-1-5v-5l-1-4v-5l-1-5 1-4v-5l1-4v-5-5l2-4 1-5 1-5 2-4 1-4 3-5 1-3 2-5 3-4 2-4 3-4 3-4 3-3 3-3 3-4 4-3 3-3 3-4 4-2 4-3 4-2 5-3 4-2 3-2 5-2 5-1 3-2 5-1 5-1 4-2h5 5l4-1h5 4 5 5l4 1h6l4 1 5 1 5 1 4 2 5 1 4 2 4 2 4 2 5 2 4 2 4 3 3 3 4 3 3 3 4 3 3 3 3 3 3 4 3 4 4 4 2 4 2 4 3 3 2 4 2 5 2 5 1 3 2 5 1 5 1 4 1 5 1 5v4 5l1 4v5 5l-1 4v5l-1 5-1 4-1 5-1 4-2 4-1 5-2 4-2 4-2 5-2 4-2 4-3 4-3 4-3 4-3 4-3 3zM202 206l3-3 4-4 3-3 2-4 3-4 3-4 3-4 2-5 2-4 2-5 1-3 2-5 2-5 1-4 1-5 1-4v-5l1-5 1-4v-5-5l-1-4v-5l-1-5v-5l-1-5-1-3-1-5-2-5-2-4-2-4-1-5-3-4-2-4-2-4-3-4-3-4-3-4-3-3-3-4-4-3-3-3-4-3-4-3-3-2-4-3-4-3-4-2-5-2-4-2-4-1-5-2-4-1-5-2-4-1h-4l-7-1-4-1h-5-5-4-5l-4 1h-5l-5 1-4 1-5 1-5 1-4 2-4 1-5 3-4 1-4 3-4 2-4 2-4 3-4 3-3 3-4 4-3 3-3 3-3 4-4 3-3 4-2 3-3 4-2 5-3 4-1 4-3 4-1 5-2 4-1 5-1 4-1 5-1 4v5l-1 5v5 4 5 5l1 4 1 5v5l1 4 2 5v4l2 5 2 4 2 5 2 3 2 5 3 4 2 5 3 3 2 4 4 4 3 3 3 4 4 3 3 3 3 3 4 3 4 3 5 2 4 2 4 3 4 1 4 2 5 2 4 2 5 1 4 1 5 1h5l4 1 5 1h5 4 5l4-1h5l6-1h4l5-2 4-1 5-1 5-2 4-2 4-2 5-2 4-2 3-3 4-3 4-2 4-3 4-3z">
          <text:p/>
        </draw:path>
        <draw:path draw:style-name="gr98" draw:text-style-name="P96" draw:layer="layout" svg:width="0.239cm" svg:height="0.239cm" svg:x="5.169cm" svg:y="23.575cm" svg:viewBox="0 0 240 240" svg:d="M202 206l-3 3-4 3-4 3-4 2-4 4-3 3-4 2-5 2-4 2-4 2-5 2h-5l-4 2-5 1-4 1-5 1h-5l-4 1h-5-5-4l-5-1-4-1-5-1h-5l-4-1-5-2-5-1-4-2-4-2-5-2-4-2-3-2-5-3-4-3-4-3-3-3-4-3-3-3-4-4-3-3-3-4-2-4-3-3-3-4-2-4-2-5-2-4-2-4-2-4-2-5-1-4-1-5-1-5-1-4v-5l-1-5v-4-5-4-5l1-5v-5-5l2-4 1-4 1-5 2-4 1-5 3-4 1-4 2-4 3-5 3-4 2-4 3-4 3-3 3-3 3-4 4-3 3-3 4-3 4-3 4-3 4-2 4-3 4-2 4-1 5-3 4-1 4-2 5-1 4-1 5-2h5 4l5-1h5 4 5 4l5 1h6l4 1 4 1 5 1 4 2 5 1 4 2 4 2 5 2 4 2 4 2 4 4 3 2 4 3 4 3 3 3 4 3 3 4 3 3 4 4 2 4 3 4 3 4 2 4 2 4 2 5 2 4 2 4 1 5 2 4 1 4v5l1 5 1 5v5l1 4v5 4l-1 5-1 5-1 4v5l-1 5-2 4-1 5-2 4-1 4-3 5-1 4-2 4-4 4-2 4-3 4-2 4-4 3-4 4zM203 207l3-4 3-3 4-4 3-4 3-4 2-4 3-4 2-3 2-5 2-4 2-5 2-4 1-5 2-4v-5l1-5 1-4 1-5v-5-4-5-4-6l-1-4-1-5-1-5v-4l-2-5-1-4-2-4-2-5-2-4-2-5-2-3-3-4-3-5-2-4-3-3-4-4-4-3-3-4-3-3-4-3-4-3-4-2-4-3-3-3-5-2-4-1-5-3-4-1-4-2-5-1-4-2-5-1h-4l-5-1-6-1h-4-5-4-5l-5 1h-4l-5 1-5 1-4 1-5 1-4 2-5 1-4 3-4 1-4 3-5 2-4 3-4 2-4 3-3 4-3 3-4 3-3 3-3 4-4 3-3 4-2 4-3 4-2 4-3 5-1 3-3 5-1 5-2 3-1 5-1 5-1 4-1 5v5l-1 4v6 4 5 4l1 5 1 5v4l1 5 2 5v4l2 5 2 4 2 4 2 5 2 4 3 4 2 4 3 4 3 4 3 3 3 4 3 3 4 3 3 3 4 3 4 3 4 3 4 4 4 2 4 2 4 2 5 2 4 2 5 1 5 2h4l5 1 5 1 4 1h5 4 5 5 4 6l4-1 5-2h5l4-2 4-1 5-2 4-2 5-1 4-2 4-3 4-2 4-3 4-3 4-3 3-3z">
          <text:p/>
        </draw:path>
        <draw:path draw:style-name="gr99" draw:text-style-name="P97" draw:layer="layout" svg:width="0.241cm" svg:height="0.241cm" svg:x="5.168cm" svg:y="23.574cm" svg:viewBox="0 0 242 242" svg:d="M204 208l-4 3-3 3-4 3-3 3-4 3-5 2-4 2-4 3-4 1-5 2-4 2-4 1-5 1-5 1-4 2h-5-5l-5 1h-4-5-5l-4-1h-5l-5-1-4-1-5-1-4-1-5-2-5-1-4-3-4-1-5-2-4-3-4-3-3-2-4-3-5-3-4-3-3-3-3-4-3-3-3-3-3-4-3-4-3-5-2-4-2-3-2-5-2-4-2-5-2-4-1-5-1-4-1-5-1-5v-4l-1-5v-5-4-5-5l1-5v-4-5l2-5 1-4 1-5 2-4 1-4 3-5 1-4 2-5 3-3 3-4 2-4 3-4 3-4 3-4 3-3 4-3 3-3 5-3 4-3 4-2 4-4 4-2 4-2 5-2 4-3 4-1 5-2 4-1 5-1 5-2h4 5l5-1h4 5 4 5l5 1h5l5 1 4 1 5 1 5 2 3 1 5 2 5 3 4 2 4 2 4 2 4 3 4 3 4 3 3 3 3 3 4 4 3 3 3 4 4 3 2 4 3 4 2 4 3 4 2 5 1 3 3 5 1 5 2 4 1 4 1 5 1 4 1 5v5 5l1 5v4 5l-1 5v4l-1 5-1 4-1 5-1 5-2 4-1 5-2 5-2 3-2 5-3 4-2 4-2 4-3 3-4 4-3 4-3 3zM204 208l4-3 3-4 3-3 3-4 3-4 3-3 2-4 2-5 3-4 2-4 2-5 1-5 2-4 1-4 1-5 1-4v-6l1-4 1-5v-5-4l-1-5v-5l-1-5v-5l-1-4-2-5v-4l-2-5-1-5-3-4-1-4-3-4-2-5-3-4-2-3-3-4-4-4-3-4-3-3-3-3-4-4-3-3-4-2-3-3-5-3-4-3-4-2-4-2-5-3-4-1-4-2-5-1-5-2-4-1h-5l-5-1-4-1h-6-4-5-4l-5 1h-5l-5 1-5 1-4 1-5 1-4 2-4 1-5 3-4 2-5 2-3 3-4 3-5 2-3 3-5 3-3 3-4 3-3 4-3 3-4 4-2 4-3 4-2 4-3 4-2 4-2 5-3 4-1 4-2 5-1 5-1 4-1 5-1 5v4l-1 5v5 5 4 5l1 5 1 4v6l1 4 2 5v4l3 4 1 5 2 5 2 4 2 4 3 4 3 4 2 4 3 4 3 3 3 3 3 4 4 3 3 3 5 4 4 3 4 2 4 3 4 2 4 3 5 1 4 3 5 1 4 2h4l5 2 5 1h4l6 1 4 1h5 5 4l6-1h4l5-1 4-1 5-1 5-1 4-2 5-1 4-2 4-2 4-2 5-2 4-3 4-3 3-3 4-2 4-3z">
          <text:p/>
        </draw:path>
        <draw:path draw:style-name="gr100" draw:text-style-name="P98" draw:layer="layout" svg:width="0.243cm" svg:height="0.243cm" svg:x="5.167cm" svg:y="23.573cm" svg:viewBox="0 0 244 244" svg:d="M205 209l-3 4-4 3-4 2-4 3-3 3-4 3-5 2-4 1-4 3-4 1-5 2-5 1-4 2-5 1-4 1-5 1h-5l-5 1h-5-4-6l-4-1-6-1-4-1h-5l-5-2-4-1-4-1-5-2-4-2-5-2-4-2-4-2-4-3-4-3-4-3-4-3-3-3-4-3-3-4-3-3-3-4-3-4-2-3-4-4-2-4-2-5-2-4-2-4-2-5-2-4-1-4-1-5-1-5-1-5v-5l-1-4v-5-4-5-5l1-5v-5-4l2-5 1-5 1-4 2-5 1-4 3-4 2-5 2-4 2-4 3-4 3-4 2-4 3-5 3-3 4-4 3-3 4-3 4-3 3-3 5-2 4-3 3-3 5-2 4-1 5-3 4-1 4-2 5-1 4-1 5-1 5-1h5l5-1h5 5 4 6l4 1h5l4 1 5 1 5 1 4 2 5 1 4 2 4 2 5 2 4 2 4 3 4 3 4 3 3 2 4 3 4 4 3 3 3 3 3 4 3 5 3 3 3 4 3 4 2 5 2 4 2 4 2 4 2 5 1 4 1 5 2 5v4l1 5 1 4v6l1 4v5 5l-1 4-1 5-1 5v5l-1 5-2 4-1 4-2 5-1 4-3 5-2 4-2 4-2 4-3 4-3 4-3 4-3 3-3 4zM206 210l4-3 3-4 3-4 3-3 2-5 3-4 3-4 2-3 2-5 3-5 1-4 2-4 1-5 2-4v-5l1-5 1-4 1-6v-4l1-5v-5l-1-5v-5l-1-4-1-5-1-4-1-5-1-5-1-4-2-5-2-5-2-3-2-5-2-4-3-5-3-3-3-4-3-5-3-3-3-4-4-3-3-3-4-3-4-3-4-3-3-3-4-2-5-2-5-2-3-3-5-1-5-2-4-1-5-2-5-1h-4l-5-1-4-1h-6-4-5-5l-5 1h-5l-5 1-5 1-4 1-5 1-5 2-4 1-4 3-5 2-4 2-4 3-4 2-4 3-4 2-4 4-3 3-4 3-3 4-3 3-4 5-2 4-3 4-2 4-3 3-2 5-2 4-2 5-2 4-2 5-1 4-1 5-1 5-1 4v5l-1 5v5 5 4 5l1 4 1 6v4l1 5 2 5 1 4 2 5 1 4 2 4 2 5 2 4 3 5 3 3 2 4 3 4 3 4 3 3 4 4 3 3 4 3 4 3 4 3 4 3 4 2 3 3 5 1 5 3 4 2 4 2 5 1 4 1 5 1 5 1 4 1 6 1 4 1h6 4 5l5-1h5l5-1 4-2h5l4-2 5-1 5-2 4-1 4-3 5-1 4-3 4-3 4-2 4-3 4-3 4-3z">
          <text:p/>
        </draw:path>
        <draw:path draw:style-name="gr101" draw:text-style-name="P99" draw:layer="layout" svg:width="0.244cm" svg:height="0.244cm" svg:x="5.166cm" svg:y="23.572cm" svg:viewBox="0 0 245 245" svg:d="M207 210l-4 3-3 4-4 3-4 3-5 2-4 3-4 2-5 2-4 2-4 2-5 1-5 2-4 1-5 1-4 2-5 1h-5-5-5-4-5-5l-5-1-5-1-4-1-5-1-4-1-5-2-5-1-4-2-4-3-5-1-4-3-4-3-3-2-4-3-4-3-4-3-3-3-4-4-3-3-3-4-3-4-2-4-4-4-2-4-2-4-2-5-2-4-2-4-1-5-2-5-1-4-1-5-1-4v-6l-1-4v-5-5-4-6l1-4v-5l1-5 1-4 1-5 1-4 2-5 2-5 2-5 2-4 2-5 2-3 3-4 3-4 2-4 3-4 4-4 3-3 3-4 4-3 4-3 4-2 4-3 4-3 4-2 4-2 5-2 4-3 4-1 5-2 4-1 5-1 5-1 4-1h6l4-1h5 5 4 6l4 1h5l4 1 5 1 5 1 4 2 5 1 5 2 3 2 5 3 5 2 4 2 4 3 4 3 4 3 4 3 3 3 4 3 3 4 3 3 3 4 3 4 2 3 3 5 3 4 2 5 2 3 2 5 1 5 2 5 1 5 1 4 1 5 1 5 1 4v5 5 5 4 5l-1 6-1 4-1 5-1 4-1 5-2 5-1 4-2 4-2 5-2 4-3 4-2 4-3 4-2 5-3 3-4 3-3 4zM207 211l3-4 4-3 3-4 3-3 3-4 3-4 2-4 2-5 3-4 1-4 3-5 1-4 2-5 1-5 1-4 1-5 1-4v-6-5l1-4v-5l-1-5v-5-4l-1-5-1-5-2-4v-5l-2-5-2-5-2-5-2-4-2-4-3-5-2-4-2-3-3-4-3-4-4-4-3-4-3-3-4-3-3-3-4-3-4-3-5-3-4-2-4-2-5-2-4-3-5-1-5-2-4-1-5-2-5-1h-4l-5-1-4-1h-6-4-5-5l-5 1-5 1h-4l-5 1-5 1-4 1-5 2-4 2-5 2-4 2-5 2-3 3-5 2-4 3-4 2-4 4-3 3-4 3-3 4-3 3-3 4-3 4-3 4-2 4-3 4-2 4-2 5-2 5-2 5-2 4-1 4-1 6-1 4-1 5v5l-1 4v6 4 5 5l1 5 1 5v4l1 5 2 4 1 5 2 5 1 4 3 5 1 4 2 4 3 4 3 4 3 4 2 4 3 4 4 4 3 3 3 3 4 4 4 3 4 2 4 3 4 2 4 3 5 2 4 2 4 2 5 2 5 2h4l5 2 4 1 5 1h5l5 1h5 4 5l5-1h5 5l4-2 5-1 4-1 5-2 5-1 4-2 5-2 4-3 4-2 4-2 5-2 5-4 3-3 3-3z">
          <text:p/>
        </draw:path>
        <draw:path draw:style-name="gr102" draw:text-style-name="P100" draw:layer="layout" svg:width="0.246cm" svg:height="0.246cm" svg:x="5.165cm" svg:y="23.571cm" svg:viewBox="0 0 247 247" svg:d="M208 212l-4 3-4 3-3 3-4 3-4 3-4 2-5 2-3 3-5 2-5 1-4 2-5 1-5 2-4 1-5 1h-4l-5 1-6 1h-4-5-4l-6-1-4-1h-5l-5-1-4-2-5-1-5-1-4-2-5-2-4-2-4-3-4-2-5-2-4-3-3-3-4-3-4-3-3-4-3-3-4-4-3-3-3-4-3-4-3-4-2-4-3-4-2-4-2-5-2-5-1-4-2-5-1-4-1-5-1-5v-4l-1-6v-4-5-5-6l1-4v-5l1-5 1-4 1-6 1-4 2-4 2-5 2-4 2-5 3-4 2-4 3-4 3-4 3-4 3-4 3-4 3-3 4-3 3-4 4-3 4-2 3-3 5-3 4-2 5-2 3-2 5-2 5-2 4-2 5-1 5-1 4-1 5-1h4l6-1h4 5 5 5l5 1h4l5 1 5 1 4 1 5 2 4 1 5 2 5 2 4 3 4 2 4 2 5 3 4 3 3 3 3 3 4 3 4 3 3 4 3 4 3 4 4 3 2 4 2 4 3 5 2 4 2 4 2 5 2 4 1 5 1 5 2 4 1 5v5l1 4v6l1 5v5l-1 4v5l-1 5v5l-1 5-1 4-2 5-1 4-2 5-2 5-1 4-3 4-2 5-2 4-3 3-4 4-2 4-3 4-4 3zM209 213l3-4 3-4 3-3 3-4 3-4 3-4 3-4 2-4 2-5 2-4 2-5 2-5 1-4 2-5 1-4v-5l1-5 1-4v-6l1-4v-5l-1-5v-6l-1-4-1-5v-5l-2-5-1-5-1-4-3-5-1-4-2-4-3-5-2-4-2-5-3-3-3-4-3-4-3-4-4-3-3-4-4-3-4-3-3-3-4-2-4-4-5-2-4-2-4-2-4-3-5-1-4-2-5-1-5-2-4-1h-6l-4-1-5-1h-5-5-5-4l-6 1-4 1h-5l-4 1-5 1-5 1-4 2-5 2-5 2-4 2-4 2-5 3-4 2-3 3-4 3-4 3-4 3-3 3-4 4-3 3-3 4-3 4-2 5-4 4-3 3-2 5-2 5-2 4-2 4-2 5v4l-2 5-1 5-1 5v5l-1 4v6 5 5 4l1 6 1 4v5l1 5 2 4 1 5 2 4 1 5 3 5 1 4 2 4 4 5 3 4 3 4 3 3 3 4 3 4 3 3 4 3 4 3 3 3 4 4 4 3 4 2 5 2 4 3 4 2 5 1 4 3 5 1 5 1 4 2h5l5 1 4 1 6 1h4 5 5l5-1 5-1h4l5-1 5-1 5-2 4-1 5-2 4-1 5-3 4-2 4-2 5-3 3-3 4-2 4-3 4-3z">
          <text:p/>
        </draw:path>
        <draw:path draw:style-name="gr103" draw:text-style-name="P101" draw:layer="layout" svg:width="0.247cm" svg:height="0.247cm" svg:x="5.165cm" svg:y="23.571cm" svg:viewBox="0 0 248 248" svg:d="M210 213l-4 4-4 3-4 3-4 2-4 3-4 2-4 3-5 2-4 2-4 2-5 1-4 2-5 2h-5l-5 2h-5l-4 1h-5-5-5-5-5l-5-1-4-1-5-1-5-1-4-1-6-2-4-2-5-1-4-3-4-2-5-2-4-3-4-3-4-3-3-3-4-3-4-3-3-3-3-4-3-4-3-4-3-4-3-3-3-5-2-4-2-4-2-5-2-5-1-4-2-5-1-5-1-4-1-6v-4l-1-6v-4-5-5-5l1-5v-4l1-6 1-4 1-5 1-4 2-5 2-5 2-4 2-4 2-5 2-4 4-4 2-4 3-4 3-4 3-3 4-4 3-3 4-3 4-3 4-3 3-3 4-3 5-2 4-2 4-2 5-2 5-2 4-2 6-1 4-1 5-1 5-1h4l6-1h4 5 5 5l5 1h4l6 1 4 1 5 1 4 2 5 1 5 2 4 2 4 3 4 2 5 2 3 3 4 3 4 3 4 3 4 3 3 4 4 3 3 4 3 4 2 3 3 4 3 5 2 4 2 4 3 5 1 4 2 4 2 5 1 5 1 4 1 6 1 4 1 5v5 5 5 4 6l-1 4-1 5-1 5v5l-2 5-2 4-1 5-2 4-2 5-2 5-3 4-3 3-2 5-3 4-3 4-3 3-3 4zM210 213l3-3 4-3 3-4 3-4 3-4 2-4 3-4 3-4 2-5 1-4 3-4 1-5 2-5 1-4 1-6 1-5 1-5v-4-6l1-4v-5l-1-5v-5-5l-1-5-1-5-1-4-1-5-2-5-2-4-2-5-2-4-2-4-3-5-2-4-3-4-3-4-3-3-3-4-3-4-4-3-3-4-4-3-4-3-4-2-4-4-4-2-5-2-4-2-4-2-5-2-5-2-4-1-5-2-4-1h-6l-4-1-5-1h-5-5-5-4l-6 1-4 1h-5l-5 1-5 2h-5l-5 2-5 2-4 2-4 2-5 2-4 3-4 3-4 2-4 3-4 3-4 3-3 4-4 3-3 4-3 4-3 4-2 4-3 4-3 4-2 4-2 5-2 4-2 5-2 5v4l-2 5-1 4v6l-1 4-1 5v5 5 5 4l1 6 1 4v6l1 4 2 6 1 4 2 5 1 5 3 4 2 4 2 5 2 4 3 3 3 5 3 4 3 3 3 4 4 4 3 3 4 3 4 3 4 3 3 3 5 2 4 3 5 2 3 2 5 2 5 2 4 2 6 1 4 1 6 1 4 1h5 5l5 1h5 5l5-1h4l5-1 5-1 5-1 5-1 4-2 5-1 4-2 5-2 4-2 5-3 3-2 5-3 4-2 4-4 4-3z">
          <text:p/>
        </draw:path>
        <draw:path draw:style-name="gr104" draw:text-style-name="P102" draw:layer="layout" svg:width="0.249cm" svg:height="0.249cm" svg:x="5.164cm" svg:y="23.57cm" svg:viewBox="0 0 250 250" svg:d="M210 214l-3 4-4 3-3 3-4 3-5 3-4 2-4 2-4 3-5 2-4 1-5 2-5 2-5 1-5 1-5 1h-5l-4 1-5 1h-5-5l-5-1h-5l-5-1h-4l-6-1-4-2h-5l-5-2-4-2-5-2-4-2-4-2-4-3-5-2-4-3-3-3-4-3-4-3-3-4-4-3-3-4-3-3-3-4-3-5-3-4-2-3-2-6-3-4-2-4-2-5-1-5-2-4-1-6-1-4-1-5v-4l-1-6v-5-4-6-4l1-5v-4l1-6 1-4 1-5 1-5 2-4 2-5 2-5 2-4 2-4 2-5 4-4 2-3 3-4 3-4 3-4 4-3 3-4 4-3 4-3 4-3 3-2 5-4 4-2 5-2 4-2 4-2 5-2 4-2 5-1 5-1 5-1 5-1h4l6-1h4 5 5 5l5 1h4l6 1 4 1 6 1 4 2 5 1 4 3 5 1 4 3 5 2 3 2 5 3 4 3 4 3 4 3 3 4 3 3 4 4 3 3 3 4 3 4 3 4 2 4 3 5 2 3 2 5 2 5 2 4 2 5v4l2 5 1 5v5l1 5v4l1 6v4l-1 5v5l-1 5v5l-1 4-1 6-1 4-2 5-2 5-2 4-1 4-3 5-2 5-3 4-2 4-3 4-4 3-3 4-3 4zM211 215l3-4 4-3 3-4 3-4 3-3 3-5 2-4 3-5 2-4 2-5 2-4 2-5 1-5 1-4 2-5v-5l1-5 1-5v-5l1-5v-4l-1-6v-4l-1-5-1-5v-5l-2-5-1-4-2-5-2-4-1-5-2-5-3-4-2-4-2-5-3-4-3-3-4-4-3-4-3-4-4-3-3-3-4-3-4-3-4-3-4-4-4-2-4-2-5-2-5-2-4-2-5-2-4-1-6-1-4-2h-5l-5-1-5-1h-5-5-5-5l-5 1-4 1h-5l-5 1-5 2h-5l-4 2-5 2-5 2-4 2-4 2-5 3-4 3-3 2-5 3-3 3-4 3-4 4-3 3-4 4-3 4-2 4-3 4-3 4-3 4-2 5-2 4-2 5-1 5-3 4v5l-2 5-1 4v5l-1 5-1 5v4 6 4 6l1 5 1 4v5l1 5 2 5 1 4 2 5 1 5 3 4 2 4 2 6 2 4 3 4 3 4 3 4 3 4 3 3 4 3 3 4 4 3 4 4 4 3 4 2 4 3 5 2 4 3 4 2 5 1 4 2 5 2 5 1 4 2h5l5 1 5 1h5l5 1h5 5l5-1 4-1 6-1h4l5-1 5-2 5-1 5-2 4-1 5-3 4-2 4-2 5-3 4-3 4-3 3-3 4-3z">
          <text:p/>
        </draw:path>
        <draw:path draw:style-name="gr105" draw:text-style-name="P103" draw:layer="layout" svg:width="0.25cm" svg:height="0.25cm" svg:x="5.163cm" svg:y="23.569cm" svg:viewBox="0 0 251 251" svg:d="M211 215l-4 4-4 3-3 3-4 3-4 3-5 3-4 2-4 2-5 2-4 2-5 2-5 1-4 2h-5l-5 1-5 1-5 1h-4-6-4-6-4l-5-1-5-1-5-1-5-1-4-2-5-1-4-2-5-1-5-3-3-2-5-2-4-3-5-3-3-3-4-3-4-3-3-5-4-3-3-3-3-4-3-4-3-4-3-4-2-4-2-5-3-4-2-5-2-4-1-5-2-4-1-5-1-5-1-5v-5l-1-4v-6-4-6-4l1-5v-5l1-5 1-5 1-4 1-5 2-5 2-4 2-5 2-4 2-5 2-4 4-5 3-3 2-4 3-4 4-4 3-3 4-4 4-3 3-3 4-3 4-2 4-4 5-2 4-2 4-2 5-2 4-2 5-2 5-1 4-1 6-1 4-1h5l5-1h5 5 5 5l4 1h6l4 1 5 2h5l4 2 5 1 4 3 5 1 5 3 4 2 4 2 4 3 4 3 4 4 4 3 3 3 4 3 3 4 3 3 4 4 3 4 3 4 3 5 2 4 2 4 3 5 1 4 2 5 1 5 2 4 1 5 1 5 1 5 1 5v4 6 4 5 5l-1 5-1 4-1 6-1 4-1 5-1 5-2 4-2 5-3 5-1 3-3 5-3 4-3 5-3 3-3 4-3 4-4 3zM212 217l3-5 3-4 4-3 3-4 2-4 4-4 3-4 2-5 2-4 2-5 3-5 1-4 2-5 1-5 1-4 1-5 1-5v-5-5l1-5v-4l-1-6v-4-6l-1-4-1-5-1-5-2-5-1-5-2-4-2-5-2-4-2-4-2-5-4-4-3-5-3-3-3-4-3-4-4-3-3-4-4-3-4-3-3-3-4-3-5-3-4-3-4-2-4-2-5-2-4-2-5-2-5-1-5-1-5-2h-4l-6-1-4-1h-5-5-5-5l-5 1-5 1h-5l-5 1-4 2h-5l-5 3-4 1-5 2-4 2-5 2-4 3-5 3-3 3-4 2-4 3-4 4-4 3-3 4-3 4-3 4-3 4-3 3-3 4-3 5-2 5-1 3-3 5-1 5-2 4-1 5-2 5-1 5v5l-1 5-1 5v4 6 4 6l1 4 1 5v5l1 5 2 5 1 4 2 5 1 4 3 5 2 5 2 4 2 4 4 4 2 5 3 3 3 4 4 4 3 3 4 5 4 3 4 3 3 3 4 2 5 4 4 2 4 2 5 2 5 2 4 2 5 1 4 2 5 1 5 1 5 1h5 4l6 1h4 6l4-1h5l5-1 5-1 5-1 5-1 5-2 4-1 5-3 4-1 4-2 5-3 4-3 5-2 3-3 4-3 4-3z">
          <text:p/>
        </draw:path>
        <draw:path draw:style-name="gr106" draw:text-style-name="P104" draw:layer="layout" svg:width="0.252cm" svg:height="0.252cm" svg:x="5.162cm" svg:y="23.568cm" svg:viewBox="0 0 253 253" svg:d="M213 217l-3 3-4 3-4 3-4 3-5 2-3 4-5 2-5 3-3 1-5 3-5 1-4 2-6 1-4 1-5 1h-5l-5 1-5 1h-5-5l-5-1h-5l-4-1h-6l-4-1-5-2-5-1-4-2-5-1-4-2-5-2-5-2-4-3-4-4-4-2-4-3-4-3-4-3-3-4-4-3-3-4-3-4-4-4-2-4-3-4-2-4-3-5-3-4-2-5-2-4-1-5-2-5-1-4-1-5-1-5v-5l-1-5v-5-5-5-5l1-4v-6l1-4 1-5 1-5 2-5 1-5 2-4 2-5 3-4 2-4 3-5 2-4 3-4 4-3 3-4 3-4 3-4 4-3 3-4 4-3 4-2 4-3 5-4 4-2 4-2 5-2 4-2 5-2 5-2 4-1 5-1 5-1 5-1h5l4-1h6 4 6 4l5 1h5l5 1 4 2h6l4 2 5 1 5 3 4 1 4 3 5 2 4 3 4 2 4 3 4 4 4 3 4 3 3 4 4 3 3 3 3 4 3 4 2 5 3 4 3 4 2 5 2 4 2 4 1 5 2 5 1 5 2 5 1 4v5l1 5v5l1 5v5l-1 5v5l-1 5v5l-1 5-2 4v5l-2 4-1 5-3 5-2 4-2 5-3 5-2 3-3 4-2 5-3 4-4 3-3 4zM213 217l4-4 3-3 4-4 3-4 3-4 3-4 2-4 2-5 3-4 2-4 2-5 2-5 1-4 1-6 2-4v-5l1-5 1-5v-5l1-5v-5l-1-5v-5l-1-5-1-5v-4l-2-6-1-4-2-5-1-5-2-4-2-5-3-4-2-4-3-5-2-4-3-4-3-4-4-3-3-4-4-3-3-4-4-3-4-3-5-3-4-3-4-3-4-2-5-2-4-2-5-2-5-2-4-1-5-1-5-2h-5l-4-1-6-1h-4-6-4-6l-4 1-5 1h-5l-5 1-5 2-5 1-5 2-4 1-5 3-5 1-3 2-5 3-4 3-5 3-3 3-4 3-4 3-3 3-4 4-3 4-3 4-3 4-3 3-3 5-2 4-3 5-2 4-3 5-1 4-2 5-1 5-2 4-1 6v4l-1 5-1 5v5 5 5 5l1 5 1 5v5l1 5 2 4 1 6 2 4 1 5 3 5 3 3 2 5 2 5 3 4 3 3 3 4 4 4 3 4 3 4 4 3 3 4 4 3 4 2 5 3 4 4 4 2 4 3 5 1 4 3 5 1 5 2 5 1 5 2h4l6 1 4 1h5l5 1h5 5l5-1 5-1 5-1h5l5-1 5-2 4-1 5-2 5-2 4-2 5-2 4-2 4-4 4-2 4-3 5-3 3-4z">
          <text:p/>
        </draw:path>
        <draw:path draw:style-name="gr107" draw:text-style-name="P105" draw:layer="layout" svg:width="0.253cm" svg:height="0.253cm" svg:x="5.162cm" svg:y="23.568cm" svg:viewBox="0 0 254 254" svg:d="M214 218l-4 4-3 3-4 3-4 3-4 3-5 3-3 2-5 2-5 2-4 2-5 2-5 1-4 2h-6l-4 1-5 1-5 1-5 1h-5-5l-5-1h-5l-5-1-5-1-5-1-4-1-6-2-4-1-6-2-4-2-5-2-4-2-4-2-4-3-5-3-4-3-4-3-3-4-4-3-3-4-3-3-4-4-3-4-3-4-3-4-2-4-2-5-3-4-2-4-2-5-1-5-2-5-1-5-1-4-1-5v-5l-1-5v-5-5-5-5l1-5v-5l1-5 1-5 1-5 2-4 1-5 2-5 2-4 2-5 3-4 2-4 3-5 3-4 3-4 3-4 3-3 4-4 3-3 4-3 4-3 3-4 5-3 4-2 5-3 3-3 5-2 5-2 5-2 5-1 5-2 5-1 4-1 6-1h4l5-1h5 5 5 5l5 1h5l5 1 5 2h5l4 2 5 1 5 3 4 1 5 3 4 3 4 3 4 2 5 3 4 3 3 3 4 4 3 3 4 4 3 4 3 4 3 4 3 4 3 4 2 4 2 5 3 4 1 5 2 5 1 4 2 5 1 5 1 5 1 4 1 6v4l1 6v4l-1 5v6l-1 4-1 6-1 4-1 5-1 5-1 5-3 4-1 5-3 5-2 4-2 4-2 5-4 4-3 3-3 4-3 4-3 4zM215 219l4-3 3-4 3-4 3-4 3-4 3-4 3-4 2-5 2-4 3-5 1-5 2-4 2-5 1-4 1-6 1-4 1-6 1-4v-5-6-4-6-4l-1-6-1-4-1-6-1-4-2-5-1-4-2-5-2-5-2-4-2-5-2-5-3-3-4-5-2-4-3-4-4-4-3-3-4-4-4-3-3-3-4-4-4-3-4-2-5-2-4-4-5-2-4-2-5-2-5-2-4-1-5-1-5-2h-5l-5-1-5-1h-5-5-5-5l-5 1-5 1h-5l-4 1-6 2-4 1-5 2-5 1-5 3-5 1-4 3-4 3-5 3-4 3-3 3-4 3-4 3-4 4-3 3-4 4-3 4-3 3-3 5-3 4-2 5-2 4-2 4-3 5-1 4-2 6-1 4-2 5-1 5v5l-1 5-1 5v5 5 5 5l1 5 1 5v5l1 4 2 6 1 4 2 5 2 5 2 4 2 5 2 4 2 4 4 5 3 4 3 4 3 3 3 4 4 4 3 3 4 3 4 3 4 3 4 4 5 2 4 3 4 2 5 2 4 2 6 2 4 1 5 2 5 1 5 1 5 1 5 1h5 5 5 5 5l5-1 5-1 5-1 5-1 4-1 5-2 5-1 4-2 5-2 5-2 4-3 4-3 5-2 3-3 4-3 4-4z">
          <text:p/>
        </draw:path>
        <draw:path draw:style-name="gr108" draw:text-style-name="P106" draw:layer="layout" svg:width="0.255cm" svg:height="0.255cm" svg:x="5.161cm" svg:y="23.567cm" svg:viewBox="0 0 256 256" svg:d="M216 220l-4 3-4 4-4 3-4 3-4 2-4 2-5 3-4 3-5 1-5 3-4 1-5 2-4 1-5 1-6 1-5 1h-5l-5 1h-5-5l-5-1h-5-5l-5-1-5-1-5-2-5-1-4-2-5-1-4-2-5-2-5-2-4-3-4-3-4-3-5-3-4-3-3-3-3-3-4-4-3-4-3-4-4-4-3-3-3-5-2-4-2-4-3-5-1-5-3-4-1-5-2-5-1-5-1-5-1-4v-6l-1-4v-6-4-6-4l1-6v-4l1-6 1-4 1-5 2-5 1-5 2-5 2-4 3-4 2-5 2-4 3-4 3-5 3-4 3-4 4-4 3-3 4-4 3-3 4-3 4-3 4-3 5-3 4-3 4-2 5-2 4-2 5-2 5-1 4-2 6-1 4-1 5-1h5l5-1h5 5 5 5l5 1h5l6 1 5 2h4l5 2 5 1 4 3 5 2 5 2 4 3 5 2 4 2 3 3 4 4 4 3 4 3 4 4 3 3 4 4 3 5 2 4 3 4 3 4 3 5 2 4 2 5 2 5 1 4 2 5 1 5 2 4 1 6 1 4v6 4l1 6v4l-1 6v4 5l-1 5-1 5-2 5v5l-2 5-2 4-2 5-2 4-2 5-3 5-2 4-3 3-3 5-3 4-3 4-3 4zM217 220l3-3 4-4 3-4 3-4 3-4 2-4 3-4 2-5 3-5 2-3 2-6 2-4 1-5 1-5 2-5 1-5v-4l1-6v-4l1-6v-4l-1-6v-5l-1-5v-4l-1-6-2-4-1-6-2-4-1-5-3-5-1-4-3-5-3-4-2-4-3-4-3-5-3-5-3-3-3-3-4-4-4-3-4-4-4-3-4-3-4-3-5-2-4-2-4-3-5-2-5-2-4-2-6-1-4-1-5-2h-6l-5-1-5-1h-5-5-5-5l-5 1-5 1h-5l-5 1-5 2-4 1-5 2-5 1-5 3-4 2-4 2-5 2-4 3-5 3-3 3-4 3-4 4-4 3-3 4-4 4-3 4-3 4-2 4-4 5-2 4-2 4-2 5-3 4-1 5-2 5-1 5-2 5-1 4v6l-1 4-1 6v4 6 4 6l1 4 1 6v4l1 6 2 4 1 5 2 5 2 4 2 5 2 5 2 4 3 5 3 4 3 3 3 5 3 4 4 4 3 3 4 4 3 3 4 3 4 3 4 3 5 2 4 3 4 2 5 2 4 3 6 1 4 2 5 1 5 2 5 1h5l5 1h5l5 1h5 5l5-1 5-1h5l6-1 5-1 4-2 6-1 4-2 5-2 4-2 5-2 4-3 5-2 3-3 5-3 4-3 4-3z">
          <text:p/>
        </draw:path>
        <draw:path draw:style-name="gr109" draw:text-style-name="P107" draw:layer="layout" svg:width="0.256cm" svg:height="0.256cm" svg:x="5.16cm" svg:y="23.566cm" svg:viewBox="0 0 257 257" svg:d="M217 221l-4 3-4 3-4 3-5 4-3 3-5 2-4 3-5 2-4 2-5 2-4 2-6 1-4 2-5 1h-5l-5 1-5 1-5 1h-6-4l-6-1h-4l-6-1-4-1h-6l-4-2-5-2-4-1-6-2-4-2-5-2-4-3-5-2-4-2-4-3-4-3-4-3-4-3-3-4-4-3-3-4-3-4-4-5-3-4-2-3-3-5-2-5-3-4-1-5-3-5-1-4-2-5-1-4-1-6-1-4v-6l-1-4v-6-5-5-5l1-5v-5l1-5 1-5 1-4 2-6 1-4 2-5 2-5 3-5 2-4 2-4 3-5 3-4 3-4 3-4 4-3 3-4 4-3 3-4 4-3 4-3 5-3 4-3 4-2 5-2 4-3 4-2 6-2 4-1 5-2 5-1 5-1 5-1h5l5-1h5 5 5 5l5 1h5l5 1 5 2h4l6 2 4 2 5 2 5 2 4 2 4 3 5 2 4 3 4 2 4 4 4 3 4 3 4 4 4 3 3 4 3 4 3 5 3 4 2 4 3 4 3 5 1 4 2 6 2 4 1 5 2 5 2 5v5l1 5 1 5v5l1 5v5l-1 5v5l-1 5-1 5v5l-2 5-1 5-1 4-3 5-1 5-2 4-3 5-2 4-3 5-2 4-4 4-3 4-3 3-4 4zM217 222l3-4 4-4 4-4 3-3 3-4 3-5 3-5 2-3 2-5 3-5 1-4 2-5 1-5 2-5 1-5 1-5 1-5 1-5v-5-5-5-5-5l-1-5-1-5-1-5-1-5-2-5-1-5-2-4-2-6-2-4-3-5-2-5-2-3-3-5-4-4-3-4-3-4-4-3-3-4-4-3-4-3-5-4-4-3-3-3-5-2-5-2-4-3-5-2-5-2-4-2-5-1-5-1-5-2h-5l-5-1-5-1h-5-5-5-5l-5 1-5 1h-5l-5 1-5 2-5 1-5 2-5 1-4 3-5 2-4 2-4 2-5 4-4 2-4 3-4 3-4 4-3 3-4 4-3 4-3 4-3 3-3 5-4 4-2 5-2 4-2 5-3 5-1 5-2 4-1 5-2 5-1 5v5l-1 5-1 5v5 5 5 6l1 4 1 6v4l1 6 2 4 1 6 2 4 2 5 2 4 2 5 2 5 3 4 3 4 3 4 3 4 3 4 4 4 3 3 4 4 3 3 4 3 5 4 4 3 4 2 4 2 5 3 5 2 4 2 5 2 4 1 6 2 4 1 6 1 4 1 6 1h4 6 4 6 5l5-1 5-1 5-1h5l5-2 5-2 4-1 5-2 4-3 5-2 5-2 4-3 4-3 4-3 4-3 4-3z">
          <text:p/>
        </draw:path>
        <draw:path draw:style-name="gr110" draw:text-style-name="P108" draw:layer="layout" svg:width="0.26cm" svg:height="0.26cm" svg:x="5.159cm" svg:y="23.565cm" svg:viewBox="0 0 261 261" svg:d="M219 224l-4 3-4 3-4 3-4 3-4 3-4 2-5 3-4 2-5 2-4 2-5 2-5 2-5 1-5 1-5 1h-5l-5 1-5 1h-5-5l-5-1h-5l-5-1h-5l-5-1-6-2-5-1-5-2-4-1-5-3-5-2-4-2-4-3-5-2-4-3-4-3-4-3-4-4-4-3-3-4-4-4-3-4-3-3-3-4-2-5-3-4-3-4-2-5-1-5-3-4-1-5-2-5-1-5-1-5-1-5-1-5v-6-5-5-5-5-5l1-5 1-5 1-5 1-5 2-5 1-4 2-5 2-5 2-4 3-5 2-5 3-3 3-5 3-4 3-4 3-4 4-3 3-4 4-3 4-3 5-4 4-2 4-3 4-2 5-3 4-2 5-2 5-2 4-1 6-2 4-1 6-1 5-1 5-1h5 5 5 5 5 5l5 1 5 1 5 1 5 1 5 2 5 2 4 2 5 2 5 2 4 2 5 3 4 3 4 3 4 3 4 3 4 3 3 4 4 4 3 4 3 4 3 3 3 5 2 4 3 5 2 4 2 5 3 4 1 5 2 5 1 5 2 5 1 4v6l1 4v6l1 4v6l-1 5v5l-1 6v5l-1 5-2 5-1 4-2 6-1 4-2 5-2 5-2 4-3 4-3 5-2 4-3 4-3 4-4 4-3 4zM220 224l4-4 3-3 3-4 4-4 3-4 3-5 2-4 3-4 2-5 2-4 2-5 2-5 1-5 2-5 1-5 1-5 1-5 1-6v-5l1-5v-6l-1-4v-6l-1-4-1-6-1-5-1-5-2-4-1-6-2-4-2-5-2-5-3-4-2-5-3-4-2-4-3-4-4-5-3-4-3-3-4-4-4-3-4-3-4-4-5-3-3-2-5-3-5-2-4-3-5-2-4-2-5-1-6-2-4-1-6-2h-4l-6-1-4-1h-6-5-5-5l-5 1-5 1h-5l-6 1-5 2-5 1-4 2-6 1-4 3-5 2-5 2-4 2-4 4-4 3-5 3-4 3-3 3-4 4-3 4-4 3-3 4-3 4-3 5-3 4-3 4-2 5-2 5-2 4-2 5-2 4-1 6-2 4-1 6v4l-1 6-1 5v5 5 5 5l1 6 1 5v5l2 5 1 5 1 5 2 5 2 5 2 5 3 4 2 5 2 4 3 4 3 4 4 5 3 4 3 4 4 3 3 4 4 3 4 3 4 3 5 3 4 3 4 2 5 3 4 2 5 2 5 2 5 1 5 2 6 1 4 1 6 1 4 1h6l5 1h5l5-1h6l4-1 6-1 4-1 6-1 4-1 6-1 4-3 5-1 5-3 4-2 5-2 4-3 4-3 4-3 5-3 4-4z">
          <text:p/>
        </draw:path>
        <draw:path draw:style-name="gr111" draw:text-style-name="P109" draw:layer="layout" svg:width="0.261cm" svg:height="0.261cm" svg:x="5.158cm" svg:y="23.564cm" svg:viewBox="0 0 262 262" svg:d="M221 225l-4 3-4 4-4 3-4 3-5 2-3 4-5 2-5 2-4 2-5 2-5 2-6 2-4 1-6 1-4 1-6 1-4 1h-6-5-5-5-6l-4-1-6-1-4-1-6-1-4-2-5-1-5-2-5-2-5-3-4-2-4-2-5-3-4-3-4-3-4-4-4-3-4-3-4-4-3-3-3-4-3-5-3-4-3-4-2-4-3-5-2-4-2-5-3-6-1-5-2-5v-5l-2-5-1-5v-5l-1-5v-5-5-5-5l1-5v-6l1-4 1-6 1-4 2-6 1-4 3-5 1-5 3-4 2-5 3-5 2-3 3-5 4-4 3-4 3-4 4-3 3-4 4-3 4-3 5-4 4-3 4-3 4-2 5-2 4-3 5-2 5-2 5-1 5-2 5-1 5-1 5-1h5l5-1h5 5 5 6l4 1h6l4 1 6 2 4 1 7 2 4 1 5 2 5 2 4 2 5 3 4 3 4 2 5 3 4 3 4 3 3 4 4 4 3 3 4 4 3 5 3 3 3 5 3 4 2 5 2 4 3 5 2 4 2 5 1 5 2 5v5l2 5 1 6 1 4v6 4 6 5 5l-1 5-1 5-1 5-1 5-2 5-1 5-2 6-2 4-2 5-2 5-3 4-3 4-3 5-3 4-3 3-3 4-4 4zM221 226l4-4 4-4 3-4 3-4 3-4 3-4 3-5 3-4 2-5 1-5 3-4 1-6 2-5 1-5 2-5 1-5 1-5v-5-5l1-5v-6l-1-4v-6-5l-1-5-2-5-1-5-1-5-2-5-1-5-3-4-2-6-2-3-2-5-4-5-3-4-3-4-3-4-3-4-4-4-3-4-4-3-4-3-4-4-4-3-5-2-4-3-4-2-5-3-5-2-5-2-4-1-6-2-5-1-5-2h-5l-6-1-4-1h-6-5-5-5l-5 1-5 1h-5l-6 1-4 2-5 1-5 2-5 1-5 3-4 2-5 2-5 3-4 3-4 3-4 3-5 3-3 4-3 3-4 4-4 3-3 4-3 5-3 4-3 4-3 4-2 5-2 5-2 5-2 5-2 4-1 6-2 4-1 6v4l-1 6-1 4v6 5 5 5l1 5 1 5v5l2 6 1 4 1 5 2 6 2 5 2 5 3 4 2 5 2 4 3 4 3 5 4 4 3 4 3 3 4 4 3 4 4 3 4 3 5 3 4 3 4 4 5 2 4 2 5 2 5 2 4 2 6 2 4 1 5 1 5 2 6 1h4 6l5 1h5l5-1h6 4l6-1 5-1 5-2h5l5-2 5-2 5-2 4-2 5-2 5-3 4-3 5-2 4-3 3-3 4-4z">
          <text:p/>
        </draw:path>
        <draw:path draw:style-name="gr111" draw:text-style-name="P109" draw:layer="layout" svg:width="0.263cm" svg:height="0.263cm" svg:x="5.157cm" svg:y="23.563cm" svg:viewBox="0 0 264 264" svg:d="M221 227l-4 3-4 4-3 3-4 3-5 2-4 3-5 2-5 3-4 2-5 2-5 2-4 1-6 1-4 2-6 1h-5l-5 1h-5l-5 1h-5l-5-1h-6l-4-1h-6l-5-2-5-1-5-1-5-2-5-2-4-2-5-2-4-2-5-3-5-3-4-3-4-3-4-3-4-3-4-4-3-4-4-4-3-4-3-3-3-6-3-4-2-4-3-5-2-4-2-5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3 4 1 5 2 4 1 6 1 5 2 5v5l1 5v5l1 5v5l-1 6v4l-1 6v5l-1 5-2 5-1 5-2 5-1 5-3 4-1 5-3 5-3 4-2 5-3 4-4 5-3 4-3 4-4 4zM222 227l4-3 3-4 4-4 3-5 4-4 3-5 2-5 2-4 3-4 2-5 2-5 2-5 1-4 2-6 2-4v-6l1-5 1-5v-5l1-6-1-5v-5-5l-1-5-1-5-1-5-1-6-2-5-1-4-2-6-2-4-2-5-3-4-2-5-3-5-3-4-4-4-3-4-3-4-4-4-4-3-4-4-4-3-3-3-5-3-4-3-4-3-5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2 5 2 5 1 5 2 5 1 5 1 6 1 4 1h6l5 1h5l5-1h5l5-1 5-1h6l4-2 6-1 4-1 6-3 4-1 5-3 5-2 4-2 5-3 4-3 4-3 4-3 4-4z">
          <text:p/>
        </draw:path>
        <draw:path draw:style-name="gr112" draw:text-style-name="P110" draw:layer="layout" svg:width="0.263cm" svg:height="0.264cm" svg:x="5.156cm" svg:y="23.562cm" svg:viewBox="0 0 264 265" svg:d="M224 227l-4 3-4 4-4 3-5 3-4 4-4 3-5 2-4 2-5 3-5 1-5 2-5 2-5 1-5 1-5 1-5 1-5 1h-5-6-5-5-5l-5-1-5-1-6-1-4-1-6-2-4-1-5-3-5-1-5-3-5-2-4-3-4-2-5-4-4-3-3-3-4-4-5-3-4-4-4-4-3-4-3-4-3-4-3-5-2-4-3-4-2-5-2-5-2-5-2-5-2-5v-5l-2-5-1-5v-5l-1-5v-5-5-6-5l1-5v-5l1-6 1-4 1-6 2-4 1-6 3-4 1-5 3-5 2-4 3-5 3-4 2-4 4-4 3-5 3-4 4-3 5-4 4-3 4-3 3-4 5-3 5-2 4-3 4-2 5-3 5-1 5-3 4-1 6-2 5-1 5-1 5-1h5l5-1h6 4 6l5 1h5 5l6 1 4 2 6 1 4 2 6 1 4 2 5 2 4 2 5 3 5 3 4 3 4 3 4 3 4 3 4 4 4 3 3 4 4 4 3 4 3 4 3 4 3 5 2 4 2 5 3 5 1 4 3 6 1 4 2 5 1 5 1 6 1 4 1 6v5 5 5 6 5l-1 5-1 5-1 5-1 5-2 5-1 5-2 5-2 5-3 5-2 4-2 4-2 5-4 4-3 4-3 5-4 4-3 4zM224 227l3-3 4-4 3-4 4-4 3-5 3-4 3-4 2-5 2-4 3-5 2-5 1-5 2-5 2-5 1-5 1-5 1-5v-5-5-6-5-5-5-6l-1-5-2-5v-5l-2-5-2-5-2-5-1-4-3-5-2-5-3-4-2-5-4-5-3-3-3-4-4-5-3-3-3-4-4-4-4-3-5-3-4-3-4-3-5-2-5-3-4-3-5-1-4-3-5-1-5-2-5-1-5-2h-6l-4-1h-6l-5-1h-6-4-6l-5 1-5 1h-5l-5 1-6 2-5 1-4 2-6 2-4 2-5 2-4 2-5 3-5 3-4 3-4 3-4 4-4 3-4 4-4 3-3 4-3 4-4 4-3 5-3 4-2 5-3 4-2 5-2 5-2 4-2 6-1 4-2 6-1 4v6l-1 5-1 5v5 6 5 5l1 5 1 5v5l2 5 1 6 1 4 2 5 2 5 2 5 3 5 2 4 3 5 2 4 3 4 4 4 3 5 3 4 4 3 5 4 4 4 4 3 4 3 4 4 5 2 4 3 5 2 5 3 4 1 6 2 4 2 5 2h5l6 2 4 1h6 5l5 1h5l6-1h5 5l5-1 5-1 6-1 4-1 6-3 4-1 5-2 5-2 4-2 5-3 4-3 5-3 4-4 5-3 3-3z">
          <text:p/>
        </draw:path>
        <draw:path draw:style-name="gr113" draw:text-style-name="P111" draw:layer="layout" svg:width="0.265cm" svg:height="0.266cm" svg:x="5.155cm" svg:y="23.561cm" svg:viewBox="0 0 266 267" svg:d="M225 229l-4 4-4 3-4 3-4 3-5 3-4 2-5 3-5 3-4 2-5 2-4 1-6 3h-5l-5 2-5 1h-5l-5 1h-6l-5 1h-5l-5-1h-6l-5-1h-5l-6-2-5-1-5-1-4-2-6-2-4-2-5-2-5-2-4-3-5-3-4-3-4-3-4-3-4-4-4-4-4-3-3-4-4-4-3-4-3-5-2-4-3-4-3-5-2-4-2-5-2-5-2-5-2-5v-5l-2-5-1-5v-5l-1-6v-4-6-5-6l1-4v-6l1-5 1-5 1-5 2-5 1-5 3-5 1-4 3-6 3-4 2-4 3-5 3-5 3-3 3-4 3-4 4-4 4-4 4-3 4-4 4-3 4-3 5-2 5-3 4-3 5-2 4-1 6-3 4-2 5-2 6-1 6-1 4-1h6l5-1h5 5 6l5 1h5 5l5 1 6 2 4 1 6 2 4 2 5 2 5 2 4 2 5 3 4 3 5 3 4 3 5 3 3 3 4 4 4 4 3 3 4 4 3 4 3 4 3 5 3 4 3 5 2 5 2 4 2 5 2 4 2 6 1 4 1 6 2 4v6l1 5v6 4 6 5 5l-1 5v5l-1 6-2 4-1 6-2 5-1 5-3 5-2 4-2 5-3 4-3 5-2 4-3 4-4 4-3 4-4 4zM225 230l4-4 4-4 3-4 3-5 3-3 3-5 3-5 2-3 3-6 2-4 2-5 2-5 2-5 1-5 2-5v-6l1-4 1-6v-5-5-6-4-6l-1-5-1-6-1-4-1-6-1-5-2-5-2-4-2-6-2-4-3-5-3-4-2-5-3-4-3-5-3-3-4-4-4-4-3-4-4-4-4-3-4-3-5-3-4-3-4-3-5-3-5-2-4-1-6-3-4-2-6-2-4-1-6-1-5-1-5-1h-5l-5-1h-6-5-5l-5 1-6 1h-5l-5 1-6 2-5 1-5 2-5 3-4 1-6 3-4 3-4 2-5 3-4 3-4 3-4 3-5 3-3 4-4 4-3 4-3 4-4 4-3 4-3 5-2 5-2 4-3 5-2 4-2 6-2 4-1 6-2 5-1 5v5l-1 5-1 5v6 5 6 4l1 6 1 5v5l2 5 1 5 1 5 2 5 2 5 2 5 3 4 2 5 3 4 2 5 3 5 4 4 3 3 3 4 4 4 4 4 4 3 5 4 3 3 5 2 4 3 5 3 4 3 6 2 4 2 5 2 5 2 5 1 5 1 6 1 5 1 5 1h6l5 1h5l5-1h6l5-1 5-1h5l5-2 5-1 6-2 4-2 6-2 4-1 5-3 4-3 5-2 4-3 4-3 4-3 4-4z">
          <text:p/>
        </draw:path>
        <draw:path draw:style-name="gr114" draw:text-style-name="P112" draw:layer="layout" svg:width="0.266cm" svg:height="0.267cm" svg:x="5.155cm" svg:y="23.561cm" svg:viewBox="0 0 267 268" svg:d="M226 230l-4 4-4 3-4 3-4 4-4 3-5 2-4 3-5 2-5 2-5 2-5 2-6 1-5 2-5 1-5 1-5 1-5 1h-6-5-5-5-6l-5-1-5-1-5-1-5-1-5-2-5-1-5-3-5-1-5-2-5-4-4-2-4-3-5-2-4-3-4-4-4-3-4-4-4-4-3-4-3-4-4-4-3-4-2-5-3-4-3-5-2-5-2-4-2-5-2-5-2-5v-5l-2-5-1-5v-6l-1-5v-5-5-6-5l1-5v-5l1-5 1-6 1-4 2-6 1-4 3-6 2-4 2-5 3-5 2-4 3-5 3-4 3-4 3-4 4-4 3-4 4-5 5-3 4-3 3-3 5-3 5-3 4-2 4-3 6-3 4-1 5-3 5-1 5-2 5-1 5-1 5-1h6l5-1h5 5 6l5 1h5 5l5 2 6 1 4 1 7 2 4 1 6 3 4 1 5 2 4 3 5 3 4 3 4 3 4 3 5 3 4 4 3 5 4 3 4 4 3 4 3 5 3 4 2 4 3 5 3 5 2 4 1 6 3 4 1 5 2 5 1 6 1 4 1 6 1 5v5 5 5 6 5l-1 6-1 4-1 6-1 5-2 5-1 5-2 5-2 4-2 5-3 5-2 4-3 5-3 4-3 4-3 5-3 4-4 4zM227 230l3-3 4-3 3-5 3-4 4-4 3-4 3-5 2-5 2-4 3-5 2-5 2-5 1-5 2-5 1-5 1-6 1-4v-6-5-6-5-5-5-5l-1-6-2-5v-5l-2-5-1-5-3-5-1-5-3-4-2-5-3-5-2-4-3-5-4-4-3-4-3-4-4-4-4-5-4-3-4-4-4-3-4-3-5-3-5-2-4-3-5-2-4-2-5-3-5-1-6-2-5-1-6-1-4-1-6-1h-5l-5-1h-6-5-5l-5 1-6 1h-5l-5 2-5 1-6 1-4 2-5 2-5 2-5 3-4 2-5 2-5 3-4 3-4 4-4 3-4 3-4 4-4 4-3 5-3 4-4 3-3 5-3 5-2 4-2 5-3 5-2 4-2 5-2 5-1 5-1 5-2 6v5l-1 5-1 5v5 6 5 6l1 4 1 6v5l2 5 1 5 2 6 1 4 2 6 2 4 3 5 2 4 3 5 3 5 3 3 3 5 3 4 4 4 4 4 4 4 4 3 4 3 4 3 4 3 5 3 4 2 5 3 5 2 4 2 6 3 4 1 6 2h5l5 2 5 1h5 6l5 1h5l5-1h6 5l5-1 5-1 5-1 6-2 5-1 6-2 4-2 5-2 5-3 4-2 5-3 4-3 4-3 5-3 4-4z">
          <text:p/>
        </draw:path>
        <draw:path draw:style-name="gr115" draw:text-style-name="P113" draw:layer="layout" svg:width="0.268cm" svg:height="0.269cm" svg:x="5.154cm" svg:y="23.56cm" svg:viewBox="0 0 269 270" svg:d="M227 231l-4 4-4 4-5 3-4 3-4 3-5 2-4 3-5 3-5 1-4 3-6 1-4 2-6 1-5 2-5 1h-5l-6 1h-5l-5 1h-5l-5-1h-6l-5-1h-6l-4-2-6-1-5-1-5-2-5-2-5-2-4-2-5-3-4-2-5-3-4-3-5-4-3-3-4-3-4-4-4-3-4-4-3-4-3-5-3-4-3-4-3-5-3-4-2-5-2-5-2-5-1-5-2-5-1-5-2-5-1-6v-5l-1-5v-5-5-6-5l1-6v-4l1-6 2-5v-5l2-5 1-5 3-5 2-5 2-4 3-6 2-4 3-5 3-5 3-3 3-4 4-5 4-4 4-3 4-4 4-3 4-3 4-3 5-3 4-2 5-3 5-2 5-2 5-3 4-1 6-2h5l5-2 5-1h5l6-1h4 6 5l6 1h5 5l5 2 5 1 6 1 5 2 5 1 5 3 4 2 5 2 4 2 5 3 5 3 4 3 4 3 4 4 4 3 4 4 4 4 3 4 4 4 3 4 3 5 3 4 3 6 2 4 2 5 2 5 2 5 2 5 1 5 1 5 2 5v5l1 6v4 6 5 6 5l-1 5v5l-1 5-2 6-1 4-2 6-1 4-3 6-2 4-2 5-3 5-3 4-3 5-3 4-4 4-3 4-4 4zM227 232l4-4 3-4 4-4 4-3 3-5 3-5 3-4 3-5 2-5 2-4 3-5 1-5 2-5 1-5 1-6 1-4 1-6 1-5v-5-6-5-6-4l-1-6-1-5-1-5-1-6-1-4-2-6-2-4-3-5-1-5-3-5-3-5-3-5-3-4-3-5-4-3-3-5-4-4-3-3-4-4-4-3-5-4-4-3-4-2-5-3-4-3-5-2-5-2-5-3-5-1-5-2-6-1-4-1-6-1-5-1h-5l-6-1h-5-6-4l-6 1-5 1h-5l-6 2-4 1-6 1-4 2-6 2-4 2-5 3-5 2-4 2-5 3-5 3-3 4-5 3-4 3-4 4-4 4-3 4-3 4-4 4-3 4-2 5-3 5-2 5-3 5-2 5-2 5-2 5-1 5-1 5-2 5v5l-1 5-1 6v5 6 5 5l1 5 1 5v6l2 5 1 5 2 5 1 5 2 5 2 5 3 5 3 4 2 5 3 4 3 5 3 4 3 5 4 3 4 4 4 3 4 4 4 3 4 3 5 3 4 3 4 3 6 2 4 2 5 3 5 1 5 3 5 1 5 1 5 1 6 1 5 1h6l5 1h5l5-1h5l6-1 5-1h6l4-2 6-1 4-2 6-1 4-3 6-2 4-2 5-3 5-3 3-2 5-3 4-4 5-3z">
          <text:p/>
        </draw:path>
        <draw:path draw:style-name="gr115" draw:text-style-name="P113" draw:layer="layout" svg:width="0.27cm" svg:height="0.27cm" svg:x="5.153cm" svg:y="23.559cm" svg:viewBox="0 0 271 271" svg:d="M229 233l-4 4-5 3-3 4-5 3-4 2-5 3-4 2-5 3-5 2-5 2-5 2-5 1-5 2-5 1-5 1-6 1-5 1h-5l-6 1h-4l-6-1h-5l-6-1-5-1-5-1-5-1-5-2-5-2-5-1-5-3-5-2-5-2-5-3-4-3-4-3-5-3-4-3-4-4-3-3-4-4-5-4-3-4-3-4-3-5-3-4-3-5-3-5-2-4-2-5-2-5-1-5-2-5-1-5-2-5-1-6v-5l-1-5v-5-6-5-5l1-6v-5l1-5 2-5v-6l2-5 2-5 2-5 2-5 2-5 3-5 3-4 2-5 3-4 3-4 4-4 4-4 4-4 4-4 4-4 4-3 4-3 5-3 4-3 5-2 5-3 4-2 5-2 5-3 5-1 5-2h5l5-2 6-1h5l5-1h5 5 6l5 1h6 5l5 2 5 1 5 1 5 2 5 1 5 3 5 2 5 2 5 2 4 4 5 2 4 3 4 4 4 3 4 4 4 3 4 4 3 4 3 4 3 5 3 4 3 4 3 5 3 5 1 5 3 5 2 4 1 6 2 5 1 5 1 6 1 5 1 6v4 6 5 5 6l-1 5-1 6-1 4-1 6-2 5-1 5-2 5-2 5-2 4-3 5-2 4-3 5-3 5-3 4-3 4-4 4-3 4zM229 234l4-4 4-4 3-4 4-5 3-4 3-4 2-5 3-4 2-5 3-5 1-5 3-5 1-5 2-5v-5l2-5 1-6 1-5v-6-5-5-6-5l-1-5-1-5-2-6v-5l-2-5-2-6-2-4-2-6-2-4-3-5-2-5-3-4-3-5-3-5-3-3-4-4-3-4-4-4-5-4-4-3-3-3-5-3-5-3-4-3-5-3-5-2-4-2-6-3-4-1-6-2-5-1-5-1-5-1-5-1h-6l-5-1h-6-5-5l-5 1-5 1h-6l-5 2-6 1-4 1-6 2-4 2-6 2-4 3-5 2-4 2-5 3-4 3-5 4-3 3-5 3-4 4-3 4-5 4-3 5-4 3-3 5-2 5-3 4-2 5-3 5-2 4-2 6-2 4-1 6-1 6-2 4v6l-1 5-1 6v5 5 6 5l1 6 1 4v6l2 5 1 5 2 5 1 5 3 5 1 5 3 5 3 5 2 4 3 5 3 4 3 4 4 4 4 4 4 4 4 4 4 4 4 3 4 3 5 3 4 3 5 2 5 3 4 2 6 2 4 2 6 2 4 2h6l5 2 5 1 6 1h5 5 5 6 5l5-1 6-1 5-1 6-1 4-2 6-1 4-2 6-2 4-3 5-2 4-2 5-3 5-3 4-3 4-4 4-3z">
          <text:p/>
        </draw:path>
        <draw:path draw:style-name="gr116" draw:text-style-name="P114" draw:layer="layout" svg:width="0.271cm" svg:height="0.272cm" svg:x="5.152cm" svg:y="23.558cm" svg:viewBox="0 0 272 273" svg:d="M230 234l-4 4-4 3-4 3-5 3-4 3-5 4-4 2-5 2-5 3-5 2-5 1-5 2-5 1-5 2-5 1-6 1h-5-6l-5 1h-5l-5-1h-5-6l-5-1-6-2-6-1-4-1-6-2-4-2-6-2-4-3-5-2-5-2-4-3-5-3-4-3-4-4-4-3-4-4-4-4-3-4-4-4-3-4-3-4-3-5-3-5-3-4-2-5-1-5-3-5-1-5-2-5-1-5-2-6-1-5v-5l-1-5v-5-6-5-6l1-6v-5l1-6 2-4v-6l2-5 2-5 2-5 2-5 2-4 3-5 3-4 2-5 3-5 4-4 3-4 4-4 3-4 4-4 5-3 3-4 5-3 4-3 5-3 4-2 5-3 4-2 6-2 4-2 6-2 4-2h7l5-2 5-1h6l4-1h6 5 6l5 1h5 6l5 2 5 1 5 1 6 2 4 1 6 3 4 2 5 2 4 2 5 4 5 3 4 3 4 3 4 3 5 4 4 4 3 3 3 4 4 4 3 5 3 4 3 5 2 5 2 4 3 5 2 5 2 5 2 5 1 5 1 5 2 6 1 5v5 5 6 6 5 6 5l-1 5-2 6-1 4-1 6-2 5-2 5-1 4-3 6-2 4-3 5-3 5-3 4-3 4-3 5-4 4-3 3zM230 235l4-4 4-4 3-4 4-4 3-5 3-4 3-5 3-5 2-4 2-5 2-5 2-5 2-5 1-5 1-5 2-6v-5l1-5v-6-5-6-6-5l-1-6v-4l-2-6-1-5-1-5-3-5-1-5-2-5-3-5-2-5-2-5-4-4-3-5-3-4-3-4-4-4-3-4-4-4-4-3-4-4-5-3-4-3-4-3-5-3-4-3-6-2-4-2-5-3-5-1-6-2-4-1-6-1-5-1-6-1h-5l-5-1h-6-5-6l-5 1-5 1h-5l-5 2-7 1-5 1-5 2-5 2-5 2-4 3-5 2-4 3-5 2-5 3-4 4-4 3-4 4-4 3-4 4-4 5-3 4-3 4-3 4-3 5-3 4-2 5-3 5-2 5-2 5-2 5-1 5-1 5-2 5v6l-1 5-1 6v6 5 6 5l1 5 1 6v4l2 6 1 5 2 6 1 4 3 6 1 4 3 5 3 4 2 5 3 5 3 4 3 4 4 5 4 4 3 4 5 3 4 3 3 4 5 3 5 3 4 3 5 3 5 2 4 3 5 2 5 1 6 3 4 1 6 1 6 2h5l6 1h5l5 1h5l5-1h6l5-1h6l5-1 5-2 5-1 5-2 6-1 4-3 5-2 5-2 5-3 5-3 4-3 4-3 5-3 4-4z">
          <text:p/>
        </draw:path>
        <draw:path draw:style-name="gr117" draw:text-style-name="P115" draw:layer="layout" svg:width="0.273cm" svg:height="0.273cm" svg:x="5.152cm" svg:y="23.558cm" svg:viewBox="0 0 274 274" svg:d="M231 236l-4 3-3 4-5 3-4 3-5 3-4 3-5 2-5 3-5 2-4 2-6 2-5 1-5 2-6 2h-5l-6 1-5 1h-6l-5 1h-5l-5-1h-5l-6-1-5-1-6-1-5-1-5-2-5-2-5-1-5-3-5-2-4-2-6-3-4-3-4-3-5-3-4-4-4-3-4-4-3-4-4-3-4-5-3-4-3-5-3-4-3-5-2-4-3-5-1-5-3-5-1-5-2-5-1-5-2-6-1-5v-6l-1-5v-5-6-5-6l1-5v-5l1-6 2-5v-5l2-5 2-6 2-4 2-5 2-5 3-5 3-4 3-5 3-4 3-5 3-3 4-5 4-4 4-3 4-4 3-3 5-4 5-3 4-2 5-3 5-3 4-2 5-2 5-2 5-2 5-2h6l5-2 5-1h5l5-1h6 5 6l5 1h5 6l5 2 6 1 5 1 5 2 6 1 4 3 5 2 5 2 5 2 5 4 4 3 4 3 5 3 4 4 3 3 4 4 4 3 4 4 3 5 3 4 3 4 3 5 3 5 2 4 2 6 3 4 1 6 2 4 2 6 1 5 1 6 1 4 1 6v5 5 6 5 6l-1 5-1 5-1 6-1 6-2 5-1 5-2 5-2 5-2 5-3 4-3 5-2 4-3 5-3 5-4 4-3 4-4 4zM232 236l4-4 3-4 4-4 3-4 4-4 2-5 3-4 2-5 4-5 2-5 1-5 3-5 1-5 2-5 1-6 1-6 1-5 1-5v-6-5-6-5-5l-1-6-1-5-1-5-2-5-1-6-2-5-2-5-2-5-2-5-3-4-2-5-3-5-3-4-3-5-4-4-3-4-4-4-4-4-4-3-4-4-4-3-5-3-4-3-5-3-5-3-4-2-5-2-5-2-6-2-4-2-6-1-6-1-5-1-6-1h-5l-5-1h-6-5-6l-5 1-5 1h-5l-5 2-6 1-5 1-5 2-5 2-5 2-5 3-5 2-4 3-5 3-5 3-4 3-4 3-4 4-4 4-4 4-4 4-3 4-3 4-3 5-3 5-3 4-2 5-3 4-2 6-2 4-2 6-1 4-1 6-2 5v6l-1 5-1 5v6 5 6 5l1 5 1 6v6l2 5 1 5 2 5 1 6 3 4 2 5 2 5 3 5 3 5 2 4 3 5 4 4 3 4 4 4 4 4 4 3 4 4 4 3 4 4 5 3 4 2 5 3 5 3 5 2 5 2 5 2 5 1 5 2 5 2 6 1 5 1 5 1h5 6 5 5 6l5-1 6-1 5-1 6-1 6-2 4-1 6-2 5-2 5-2 4-3 5-2 4-3 5-3 5-3 4-3 4-4z">
          <text:p/>
        </draw:path>
        <draw:path draw:style-name="gr118" draw:text-style-name="P116" draw:layer="layout" svg:width="0.274cm" svg:height="0.275cm" svg:x="5.151cm" svg:y="23.557cm" svg:viewBox="0 0 275 276" svg:d="M233 237l-5 3-4 4-4 3-5 3-5 4-4 3-5 2-4 2-5 3-5 2-6 1-4 2-6 2-5 1-6 1-5 1h-5-6l-5 1h-6l-5-1h-5-5l-5-1-6-2-5-1-6-2-4-1-6-2-4-2-6-2-4-3-5-3-5-2-4-3-4-4-5-3-4-4-3-3-4-4-4-5-3-3-4-4-3-5-2-5-4-4-2-5-2-5-2-6-3-4-1-6-2-5-1-5-2-5-1-5v-6l-1-5v-6-5-5-6l1-5v-6l1-5 2-5v-6l2-4 2-6 2-4 2-6 2-4 3-5 3-5 3-4 3-5 3-5 3-3 4-4 4-4 4-4 4-4 4-3 4-3 5-3 4-3 5-3 5-3 5-2 5-2 5-2 5-2 5-2h5l6-2 4-1h6l5-1h6 5 5l6 1h5 6l5 2 5 1 6 1 4 2 6 2 5 2 5 2 4 2 5 2 5 4 4 3 5 3 4 3 4 4 5 3 4 4 4 4 3 4 4 4 3 5 3 4 3 5 2 4 3 5 2 5 2 5 2 5 2 5 1 6 1 5 2 5 1 5v5 6 5 6 5 5 6l-1 5-2 5v6l-2 5-2 5-2 5-1 5-3 6-3 5-2 4-3 5-3 5-3 3-3 5-4 4-3 4zM233 237l4-3 3-4 4-4 3-5 3-4 4-5 3-5 2-4 3-5 2-5 2-6 2-4 2-6 1-5 1-6 2-5v-5l1-6v-5-5-6-5l-1-6v-5-5l-2-6-1-5-2-5-2-5-1-6-2-4-3-5-2-5-3-5-2-5-4-4-3-4-3-5-4-4-3-3-4-4-6-4-3-3-5-4-4-3-5-3-4-3-5-3-5-2-5-2-5-2-5-2-5-2-6-1-5-1-5-1-6-1h-5l-6-1h-5-5-6l-5 1-6 1h-5l-5 2-5 1-5 1-6 2-4 2-6 2-4 3-5 2-5 3-4 3-5 3-5 3-3 3-5 4-4 4-4 4-3 4-4 4-3 4-3 5-3 5-2 4-3 5-3 5-2 5-2 5-1 5-2 5-1 6-2 5v5l-1 6-1 5v6 5 5 6l1 5 1 6v5l2 5 1 6 2 4 1 6 3 4 2 7 2 4 3 5 3 4 3 5 3 5 3 4 3 4 4 4 4 4 4 4 4 4 4 3 5 3 4 3 4 3 6 3 4 2 5 3 5 2 5 1 5 2 6 2 5 1 5 2h5l6 1h5l5 1h6l5-1h6l6-1h4l6-1 5-2 6-1 5-2 5-1 5-3 5-2 5-2 5-3 4-3 5-3 4-3 4-4 4-3z">
          <text:p/>
        </draw:path>
        <draw:path draw:style-name="gr119" draw:text-style-name="P117" draw:layer="layout" svg:width="0.276cm" svg:height="0.276cm" svg:x="5.15cm" svg:y="23.556cm" svg:viewBox="0 0 277 277" svg:d="M234 238l-4 4-4 3-5 4-4 3-4 3-5 2-5 4-5 2-5 2-5 2-5 2-5 2-5 1-6 2h-5l-5 1-5 1h-6l-6 1h-5l-6-1h-5l-5-1-6-1-4-1-6-2-5-1-6-2-4-1-6-3-4-2-5-2-5-3-5-3-4-4-4-3-4-3-5-4-4-3-3-4-4-4-3-4-3-5-4-5-3-5-4-4-2-5-2-4-2-6-3-4-1-6-2-4-1-6-2-5-1-6v-5l-1-5v-6-5-6-5l1-5v-6l1-5 2-6 1-5 2-5 1-5 2-5 2-5 2-5 3-5 4-5 3-4 3-5 3-4 4-4 3-4 4-4 3-4 5-4 4-3 5-3 4-3 5-3 4-3 5-3 5-2 5-2 5-2 5-2 6-2h4l6-2 5-1h5l6-1h5 6 5l5 1h6 5l5 2 6 1 5 1 6 2 4 2 6 2 4 2 6 2 4 3 5 3 5 3 3 3 5 4 4 3 5 4 3 3 3 4 4 4 4 5 3 4 3 4 3 5 3 4 2 6 2 4 3 5 1 5 2 6 1 5 2 5 1 5 1 6v5l1 5v6 5 6 5l-1 5-1 6-1 5-1 6-1 5-2 5-2 5-2 5-2 5-3 5-3 4-3 5-3 5-3 4-3 6-4 3-4 4zM234 239l4-4 4-4 4-4 3-5 3-5 3-4 3-5 3-5 2-5 2-5 2-4 3-6 1-5 2-5 1-6 1-5 1-6 1-5v-5-6-5-6l-1-5v-5l-2-6v-5l-2-5-1-6-2-5-2-5-2-5-2-5-2-5-4-4-3-5-3-4-3-5-3-4-4-5-4-3-3-4-4-4-4-3-5-4-4-3-5-3-5-3-4-3-5-2-5-2-5-2-5-2-6-2-5-1-5-1-5-1-6-1h-5l-6-1h-5-6-5l-6 1-5 1h-5l-6 2-5 1-5 2-5 1-6 2-4 2-6 3-4 3-5 2-5 3-4 3-4 3-5 4-4 3-3 4-4 4-4 5-4 3-3 5-3 5-3 4-3 5-3 5-3 4-2 6-2 4-1 6-2 5-1 5-2 6v5l-1 6-1 5v5 6 5 6l1 5 1 5v6l2 5 1 6 2 5 1 5 3 5 2 5 2 5 3 5 4 4 3 5 3 4 3 5 4 5 3 4 4 3 4 4 4 4 4 3 5 3 4 3 5 3 4 4 5 2 5 2 5 2 5 2 6 2 5 1 5 2 5 1 6 1 5 1h5 6 5 6 6l5-1 6-1 5-1 5-1 5-2 5-1 6-2 4-2 6-2 4-3 5-3 5-2 4-3 5-3 5-4 3-3z">
          <text:p/>
        </draw:path>
        <draw:path draw:style-name="gr120" draw:text-style-name="P118" draw:layer="layout" svg:width="0.277cm" svg:height="0.278cm" svg:x="5.149cm" svg:y="23.555cm" svg:viewBox="0 0 278 279" svg:d="M235 239l-4 4-4 3-4 4-5 3-5 4-4 2-5 3-4 2-6 3-4 2-6 2-5 1-5 2-5 1-6 1-5 1h-5-6l-6 1-5-1h-6-5-6l-5-1-5-2-6-1-4-2-6-1-5-2-5-2-6-2-5-3-4-3-5-3-4-4-5-3-4-3-4-4-4-4-4-3-3-4-4-5-3-4-3-4-3-5-4-5-2-4-2-6-2-4-3-6-1-4-2-6-1-5-2-6-1-5v-5l-1-6v-5-5-6-5l1-6v-5l1-5 2-6 1-5 2-6 1-5 2-5 2-5 2-5 3-4 3-5 3-5 3-4 3-5 4-4 4-4 4-4 3-4 4-3 5-4 4-3 4-3 5-3 5-3 4-3 6-2 5-2 5-2 6-1 5-2 5-1 5-2 6-1h5l5-1h6 5 6l6 1h5 6l5 2 5 1 5 1 5 2 6 2 4 2 6 2 4 2 5 3 5 3 4 3 5 3 5 4 3 3 4 4 4 3 4 4 4 5 3 4 3 4 3 5 3 5 3 4 3 5 2 5 2 5 2 5 1 5 2 5 1 6 1 5 2 5v6 5 6 5 5 6 5l-1 6-2 5v5l-2 6-1 5-3 6-2 4-2 5-3 5-2 5-3 4-3 5-3 5-3 4-4 4-4 4zM236 239l4-4 4-4 3-4 3-4 4-5 3-4 3-5 2-5 2-4 3-6 2-4 2-6 2-5 1-5 1-5 2-6v-5l1-5v-7-5-5-6l-1-5v-6l-1-5-1-5-1-6-2-5-1-6-2-4-2-6-3-4-2-6-3-4-3-5-3-4-3-5-3-4-4-4-4-4-4-4-4-3-4-4-4-3-5-4-5-2-4-4-5-3-5-2-5-2-5-2-6-2-4-2-6-1-5-1-5-1-6-1h-5l-6-1h-6-5l-6 1h-5l-5 1h-6l-5 2-5 1-6 2-5 1-5 2-6 2-5 3-4 3-6 2-4 3-4 3-5 3-4 4-4 4-4 4-4 4-4 4-3 4-4 4-3 5-3 4-2 5-3 5-3 5-1 5-3 5-1 5-2 6-1 4-2 6v5l-1 6-1 6v5 6 5l1 5v6l1 5 1 5 1 6 1 5 2 6 1 5 3 5 2 5 2 5 3 4 3 5 3 5 3 4 3 5 4 4 4 4 4 4 3 4 4 3 5 4 5 3 3 4 5 3 5 2 5 3 5 3 6 2 5 2 5 1 5 2 6 1 5 1 5 1 6 1h5 6l5 1 6-1h6l5-1h5l6-1 5-2 6-1 4-2 6-2 5-2 5-2 5-2 5-3 4-3 5-4 5-3 3-3 5-4z">
          <text:p/>
        </draw:path>
        <draw:path draw:style-name="gr120" draw:text-style-name="P118" draw:layer="layout" svg:width="0.279cm" svg:height="0.28cm" svg:x="5.148cm" svg:y="23.554cm" svg:viewBox="0 0 280 281" svg:d="M237 240l-4 4-5 4-4 3-4 3-5 3-5 4-4 3-6 2-4 2-6 2-5 2-5 2-5 1-5 2h-6l-5 1-6 1h-5l-7 1-5-1h-6-5l-6-1-5-1-5-1-6-2-5-1-5-2-5-1-6-3-4-2-5-3-5-2-5-3-4-3-4-4-5-3-4-3-4-4-3-4-4-5-4-4-3-4-3-5-3-5-4-4-2-5-2-4-2-6-3-4-1-6-2-5-1-6-1-5-2-5v-6-5l-1-6v-5-5-6l1-5v-6l1-6 2-5 1-5 2-5 1-6 3-5 1-5 3-5 2-5 3-4 3-5 3-4 4-4 3-5 4-4 4-4 3-3 4-4 5-4 5-3 3-3 5-3 5-3 5-3 5-2 5-2 5-2 5-2 6-1 5-2 5-2 6-1h5 5l6-1h5 6l7 1h5 5l6 2 5 1 6 2 4 1 6 3 5 1 5 3 5 2 5 3 4 3 5 2 5 4 3 3 5 4 4 3 4 4 4 5 3 4 3 3 4 5 3 5 3 4 3 5 2 5 2 5 3 5 1 5 2 5 1 6 2 5 1 6 1 5v5l1 6v5 6 5 6l-1 6-1 5-1 5-1 6-1 4-3 6-1 5-3 5-2 5-2 5-2 4-4 6-3 4-3 4-4 5-3 4-4 4zM237 241l4-4 3-3 4-5 4-4 3-5 3-4 3-5 3-4 2-6 2-4 3-6 1-5 2-5 2-5 1-6 1-5 1-5 1-6v-6-5-6-5l-1-6v-5l-2-5v-6l-2-5-1-6-2-5-1-5-3-5-2-5-3-5-2-5-4-4-3-5-3-5-4-4-3-4-4-4-3-4-5-4-4-3-4-3-5-4-5-3-4-3-5-2-5-3-5-2-5-2-5-2-5-3-6-1-5-1-6-1-5-1h-5l-6-1h-7-5l-6 1h-5l-5 1h-6l-5 2-5 1-6 3-5 1-5 3-5 1-6 2-4 3-5 3-5 3-4 3-5 4-4 3-4 4-4 4-4 3-3 4-4 5-3 5-3 4-3 5-3 4-3 5-2 5-2 5-3 5-1 5-2 6-1 5-2 5v6l-1 5-1 6v6 5 5l1 6v5l1 6 1 5 1 5 1 6 2 5 1 6 3 5 2 5 2 5 3 5 3 4 3 5 3 5 4 4 3 4 4 4 4 4 3 4 5 3 4 4 5 3 4 3 5 4 4 2 5 3 5 2 6 2 4 2 6 2 5 1 6 2h5l5 2 6 1h5 6l5 1 7-1h5l6-1 5-1 6-1 5-1 5-2 6-1 4-2 6-2 5-2 5-3 4-3 5-3 5-3 4-3 5-3 4-4z">
          <text:p/>
        </draw:path>
        <draw:path draw:style-name="gr121" draw:text-style-name="P119" draw:layer="layout" svg:width="0.28cm" svg:height="0.28cm" svg:x="5.148cm" svg:y="23.554cm" svg:viewBox="0 0 281 281" svg:d="M237 242l-3 4-4 4-5 3-5 3-4 3-5 3-5 2-5 3-5 3-6 1-4 3-6 1-5 2-5 1-6 1-5 1-6 1h-5-6-6-5-5l-6-1-5-2-6-1-5-1-5-2-6-1-4-2-6-2-5-2-5-3-4-3-5-3-5-3-4-3-4-4-5-4-4-4-3-3-4-4-3-4-4-5-3-4-3-5-3-5-3-4-2-6-2-4-3-6-1-5-2-5-1-6-1-5-2-6v-5-5l-1-6v-5-6-5l1-6v-6l1-5 2-5 1-6 2-5 1-5 3-5 2-6 2-4 2-5 4-4 3-5 3-5 3-4 4-5 3-4 4-4 3-3 5-5 4-3 5-4 4-3 5-3 4-3 5-3 5-2 6-1 4-3 6-1 5-2 6-1 5-2 5-1h6 5l6-1h5 6l6 1h5l5 1 6 1 5 1 6 1 5 2 5 2 5 2 5 2 5 3 5 2 5 3 5 3 4 4 5 3 4 4 4 4 4 4 4 4 3 4 4 4 3 5 3 5 3 4 3 5 3 4 2 6 2 4 2 6 1 5 2 6 1 5 1 5 2 6v5l1 6v5 5 6 6l-1 5-1 6-2 5v6l-2 5-2 5-2 5-2 5-2 5-3 5-3 5-2 5-3 4-3 5-4 4-4 4-3 4zM238 243l4-4 4-4 4-5 3-4 4-4 3-5 2-5 3-5 2-4 3-6 2-4 2-6 2-5 1-5 1-6 2-5 1-6v-5-5-7-5-5-6-5l-2-6-1-6-1-5-2-5-1-5-3-6-1-5-3-5-3-5-2-5-3-4-3-5-3-5-4-3-4-5-4-4-4-4-3-4-4-4-5-3-5-3-4-3-5-4-6-2-5-2-5-2-5-3-5-2-5-2-6-1-5-1-6-1h-5l-5-1-6-1h-6-5l-6 1h-5l-6 1h-5l-5 2-6 1-5 2-6 1-5 3-5 1-5 3-5 3-5 3-5 2-4 4-4 3-5 3-4 5-3 4-4 3-4 5-4 4-3 5-3 4-3 5-3 4-3 6-2 4-2 6-3 4-1 6-2 5-1 6-2 5v5l-1 6-1 5v6 6 5l1 6v5l1 6 1 6 1 5 1 5 2 5 2 5 2 6 2 5 2 5 3 4 3 6 3 4 3 4 4 5 3 5 4 3 4 4 4 4 4 4 5 3 4 4 4 3 5 3 5 2 5 3 5 3 5 1 5 3 6 1 5 2 5 1 6 1 5 2h6 5 5 7 5 5 6l5-1 6-2 5-1 5-1 6-2 5-2 5-1 5-3 5-3 6-2 5-3 4-3 5-3 4-4 4-3z">
          <text:p/>
        </draw:path>
        <draw:path draw:style-name="gr122" draw:text-style-name="P120" draw:layer="layout" svg:width="0.282cm" svg:height="0.282cm" svg:x="5.147cm" svg:y="23.553cm" svg:viewBox="0 0 283 283" svg:d="M238 244l-4 3-4 3-4 4-5 3-4 4-5 3-5 2-5 3-5 2-5 2-5 2-6 2-5 1-6 1-5 2h-5l-6 1h-5-6-6-5l-6-1h-5l-5-1-6-1-5-2-6-1-5-2-5-2-5-1-5-4-5-2-5-2-5-3-5-3-4-4-4-3-4-4-5-4-3-4-4-4-3-4-4-5-3-4-3-4-3-6-3-4-2-5-2-5-2-6-2-5-2-5-1-5-1-6-2-5v-6-6l-1-5v-5-6-6l1-5v-6l1-5 2-6 1-5 2-5 1-6 3-4 2-6 2-4 2-6 4-4 3-6 3-4 3-5 4-4 4-5 3-3 4-4 4-4 5-3 4-3 4-4 5-2 5-4 5-2 5-3 5-1 5-3 6-1 5-2 5-1 6-2 5-1h6 5l5-1h6 6l5 1h6l5 1 6 1 5 1 5 1 6 2 5 2 5 2 5 3 5 2 5 2 5 3 4 3 5 4 5 3 4 3 3 4 4 4 4 4 4 5 4 3 3 5 3 5 3 5 2 5 3 5 3 5 1 5 3 6 2 5 1 5 2 5 1 6 1 6v5l1 5v6 5 6 6l-1 5v5l-2 6-1 5-1 6-3 5-2 5-2 5-3 5-2 5-3 5-2 5-3 5-4 4-3 4-4 5-4 4zM239 244l4-4 4-4 3-4 4-5 3-4 3-5 3-5 3-4 2-6 3-4 3-6 1-5 2-5 1-6 2-5 1-6 1-5 1-5v-6-6-5-6l-1-5v-6l-1-6-1-5-2-5-1-6-2-5-3-5-1-5-3-6-3-4-2-5-3-6-3-4-4-5-3-4-4-4-4-5-4-3-4-4-4-3-5-4-4-3-5-3-5-4-4-2-6-2-4-2-6-3-5-1-6-3h-5l-5-2-6-1h-5l-6-1-5-1h-6-6l-5 1h-5l-6 1h-6l-5 2-6 1-5 2-5 1-5 3-6 2-4 2-6 3-4 3-5 3-4 3-5 3-5 4-4 3-3 5-4 3-4 4-4 5-3 4-3 4-3 7-3 4-3 5-2 5-2 5-3 5-1 6-2 5-1 5-2 6v5l-1 6-1 5v6 6 5l1 5v7l1 5 1 5 1 6 1 5 2 6 2 5 2 5 2 5 2 5 3 5 4 5 3 4 3 5 3 4 4 4 4 5 3 4 4 4 4 3 5 4 4 3 5 4 5 2 4 3 6 2 4 3 6 2 5 2 5 2 5 1 5 2 7 1 5 1h5l6 1h5 6 6 5l6-1 5-1 5-1 6-1 5-2 6-1 5-2 5-3 5-2 5-2 5-3 5-3 4-3 5-3 4-4 5-3z">
          <text:p/>
        </draw:path>
        <draw:path draw:style-name="gr123" draw:text-style-name="P121" draw:layer="layout" svg:width="0.283cm" svg:height="0.283cm" svg:x="5.146cm" svg:y="23.552cm" svg:viewBox="0 0 284 284" svg:d="M240 245l-3 4-5 3-5 4-4 3-5 3-5 3-4 2-6 3-4 2-6 2-5 3-5 1-6 2-5 1-6 1-5 1-5 1h-6-5-6-6l-5-1h-5l-6-2h-6l-5-2-6-2-4-1-6-2-5-3-5-2-5-2-5-3-4-3-5-4-5-3-5-3-4-4-4-3-4-4-4-5-3-4-3-4-4-5-3-5-3-4-3-6-2-4-2-6-2-4-2-6-2-5-1-5-1-6-2-5v-6-6l-1-5v-6-5-6l1-6v-5l1-5 2-6 1-5 2-6 1-6 3-5 2-5 2-5 2-5 4-4 3-6 3-4 3-4 4-5 4-4 3-4 4-4 4-3 5-4 5-3 5-3 4-3 5-4 5-2 5-2 5-2 6-3 4-1 6-2 5-1 6-2 6-1h5 6l5-1h5 7l5 1h5l6 1 5 1 6 1 5 1 5 2 6 2 5 2 5 3 5 2 5 2 4 3 6 3 4 4 4 3 5 3 4 4 4 4 3 5 4 4 3 4 4 5 3 4 3 5 3 5 3 4 2 6 2 5 2 6 1 5 2 5 2 6v5l2 6v6l1 5v6 5 6 5l-1 6-1 5-1 6-2 5-1 5-2 6-2 5-2 6-2 4-3 6-3 4-3 5-3 5-3 4-3 5-4 4-4 3zM241 245l4-4 4-4 3-4 4-4 3-5 3-4 3-6 3-4 3-5 2-5 2-6 2-5 1-5 2-5 1-6 2-6 1-5v-6-5-6-5-6-5l-1-6-1-6-1-5-1-6-2-5-1-5-3-7-2-4-2-6-3-5-3-5-2-4-3-5-4-5-3-4-4-4-4-4-4-4-4-4-4-3-5-4-4-3-5-3-5-4-5-2-5-2-5-2-5-3-5-1-5-3h-6l-5-2-6-1h-6l-5-1-5-1h-7-5l-5 1h-6l-6 1h-5l-6 2-5 1-6 2-5 1-5 3-5 2-5 2-5 3-5 3-5 3-5 3-4 3-5 4-5 4-3 4-4 3-4 4-3 5-4 5-3 4-3 5-3 4-3 6-2 4-2 6-3 5-1 6-2 6-1 5-2 6v5l-1 5-1 6v6 5 6l1 5v6l1 6 1 5 1 6 1 5 2 5 2 6 2 5 2 5 3 5 2 5 4 5 3 5 3 4 3 4 4 5 4 4 3 4 4 4 5 3 4 4 5 3 5 3 4 3 6 3 4 3 6 2 4 2 6 3 5 1 6 2 5 1 5 1 7 2h5 5 6 6 5 6 5l5-1 7-2h5l5-2 6-2 5-2 5-2 5-2 5-3 5-2 5-3 5-3 4-4 5-3 4-4z">
          <text:p/>
        </draw:path>
        <draw:path draw:style-name="gr124" draw:text-style-name="P122" draw:layer="layout" svg:width="0.285cm" svg:height="0.285cm" svg:x="5.145cm" svg:y="23.551cm" svg:viewBox="0 0 286 286" svg:d="M242 246l-5 4-3 4-5 3-5 4-4 3-5 3-5 2-5 2-5 3-5 2-5 2-6 2-5 1-6 1-6 2h-5l-6 1h-5-5-6-6l-5-1h-6l-6-1-6-1-5-1-6-2-5-2-6-2-4-2-6-2-4-3-6-3-4-3-5-3-5-3-3-4-5-3-4-4-4-5-4-3-3-5-3-4-4-4-3-5-3-6-2-4-3-6-2-4-2-6-2-5-2-5-1-6-1-5-2-6v-5-6l-1-5v-6-5-6l1-6v-6l1-5 2-6 1-5 2-6 1-5 3-5 2-6 2-4 2-6 4-4 3-5 3-5 4-4 3-5 4-4 3-4 4-3 5-4 4-4 4-3 5-3 5-3 5-4 5-2 5-2 5-2 5-3 5-1 6-2 5-1 6-2 6-1h6 5l6-1h5 6l6 1h5l5 1 7 1 5 1 5 1 6 2 4 2 6 2 5 3 5 2 5 2 5 3 5 3 4 4 5 3 4 4 4 3 4 5 4 4 4 4 3 4 4 5 3 5 2 4 3 5 3 5 2 6 2 4 2 6 2 5 2 5 1 6 1 5 1 6v6l1 6v5 6 6l-1 5v6 5l-2 5-1 7-2 5-2 5-1 5-2 5-3 6-2 4-3 5-3 5-3 5-3 5-4 4-3 4-4 4zM242 247l4-4 4-5 4-4 3-4 4-5 3-5 3-4 2-5 3-5 2-6 3-4 1-6 2-5 1-5 2-6 1-6 1-5v-6l1-5v-6-6-5l-1-6-1-6v-6l-1-5-2-6-1-5-2-5-2-6-2-5-3-6-2-4-3-5-3-5-3-5-3-5-4-3-3-5-4-4-5-4-4-4-4-3-4-3-5-4-4-3-6-3-4-3-6-2-4-2-6-3-5-1-6-2-5-1-5-2-6-1h-6l-5-1-6-1h-6-5l-6 1h-6l-5 1h-6l-6 2-5 1-6 2-5 1-5 3-6 2-4 2-6 3-4 3-5 3-5 3-4 4-5 3-4 4-4 4-4 3-3 5-4 4-4 5-3 4-3 5-3 5-3 5-2 5-2 6-3 4-1 6-2 5-1 5-2 6v6l-1 6v6l-1 6v5 6l1 5v6l1 5 1 6 1 5 1 6 2 5 2 5 2 6 2 5 3 5 2 5 4 5 3 5 3 4 4 5 3 4 4 4 3 4 5 4 4 4 4 4 5 3 5 3 4 3 5 3 5 2 5 3 5 2 6 2 5 2 6 1 5 2 6 1 6 1h6l5 1h6 6 5 5l6-1 6-1 5-1 6-1 5-1 6-2 5-2 5-3 5-2 5-2 5-3 5-3 5-3 4-4 5-3 4-4z">
          <text:p/>
        </draw:path>
        <draw:path draw:style-name="gr124" draw:text-style-name="P122" draw:layer="layout" svg:width="0.286cm" svg:height="0.286cm" svg:x="5.145cm" svg:y="23.551cm" svg:viewBox="0 0 287 287" svg:d="M243 247l-4 4-5 4-4 3-4 4-6 3-4 2-5 4-5 2-5 2-5 2-6 3-5 1-5 2-7 1-5 1-6 1-6 1h-5-5-6-6l-5-1h-6l-6-2h-5l-6-2-5-1-5-2-6-2-5-3-5-2-5-2-5-3-4-3-5-3-5-4-4-3-4-4-5-4-4-4-4-4-3-4-3-5-4-5-3-4-3-5-2-5-3-5-2-5-2-6-2-5-2-6-1-5-1-5-2-6v-5-6l-1-6v-6-5l1-6v-6-5l1-6 2-6 1-5 2-6 1-5 3-5 2-5 2-5 3-5 3-5 3-5 3-5 4-4 3-4 4-5 3-4 5-3 4-4 4-3 5-4 5-3 4-3 5-4 5-2 5-2 5-2 6-3 5-1 6-2 5-1 5-2 6-1h5 6l6-1h5 6l6 1h5l6 1 6 1 6 1 5 2 6 1 5 2 5 2 5 3 5 2 5 3 5 2 5 3 5 4 4 3 4 4 4 4 5 4 3 4 4 4 3 4 4 5 3 5 3 5 3 5 2 4 2 6 3 5 2 5 2 6 1 5 2 6v5l1 5 1 6 1 6v5 6 6l-1 6v5l-2 6v6l-2 5-1 6-2 5-2 6-2 4-2 6-3 5-3 5-3 4-3 5-3 4-4 5-4 4-3 5zM244 248l3-4 4-4 4-4 3-5 4-4 3-5 3-5 3-5 3-5 2-5 2-5 2-6 1-5 2-6 1-5 1-5 2-7v-5-6-6-6-5-6l-1-6-1-5-1-5-1-7-2-5-1-5-3-5-2-5-2-6-2-4-4-6-3-4-3-5-3-5-4-4-4-4-3-5-4-4-4-4-5-3-4-3-5-4-5-3-4-3-6-3-4-2-6-2-5-3-5-1-6-2-5-1-6-2-6-1h-6l-5-1-6-1h-6-5l-6 1h-6l-5 1-6 1-5 1-5 1-7 2-4 1-6 3-5 2-5 2-5 3-5 3-5 3-5 3-4 4-4 3-5 4-4 4-3 4-4 4-4 5-3 4-4 5-3 5-3 4-3 6-2 4-2 6-3 5-1 5-2 6-1 5-1 6-1 6-1 5v6l-1 6v5 6l1 6v6l1 5 1 6 1 6 1 5 2 6 2 5 3 5 2 5 2 5 2 5 4 5 3 5 3 5 4 4 3 4 4 5 4 4 4 3 4 4 4 3 5 4 5 3 4 3 6 4 4 2 6 2 5 2 6 3 5 1 5 2 6 1 5 1 6 1 6 1h5 6 6 5 5 7l5-1 5-2h7l5-2 5-2 6-2 5-2 6-2 4-3 6-3 4-3 5-3 4-3 5-4 4-3z">
          <text:p/>
        </draw:path>
        <draw:path draw:style-name="gr125" draw:text-style-name="P123" draw:layer="layout" svg:width="0.288cm" svg:height="0.288cm" svg:x="5.144cm" svg:y="23.55cm" svg:viewBox="0 0 289 289" svg:d="M244 249l-4 4-5 3-5 4-4 3-5 3-4 3-6 3-4 2-6 3-5 2-6 2-5 2-5 1-6 1-5 2h-6l-6 1h-5-6-6-5l-6-1h-6l-5-1-5-1-6-1-5-2-6-1-5-3-5-2-6-2-4-3-6-3-4-3-5-3-5-4-4-3-4-4-4-4-5-3-3-5-4-4-3-5-4-4-3-5-3-5-2-5-2-5-3-6-2-4-2-6-2-5-1-6-1-6-2-6v-5-6l-1-6v-5-5l1-7v-5-5l2-7 1-5 1-5 2-6 1-5 3-6 2-5 2-5 3-5 3-5 3-4 4-5 3-5 3-4 4-4 4-5 4-3 5-4 3-3 5-4 5-3 4-3 6-3 4-3 6-2 5-2 6-3 4-1 6-2 6-1 5-1 6-2h5 6l6-1h5 6l5 1h6l6 1 5 1 6 1 5 2 6 1 5 2 5 2 6 3 4 2 6 3 4 3 5 3 5 3 4 3 6 4 4 4 3 4 4 5 4 3 4 5 3 5 3 4 3 5 3 5 3 5 2 5 2 6 3 4 1 6 2 5 1 6 1 6 1 5v5l1 7v5 5 7l-1 5v5l-1 7-1 5-1 5-2 7-1 5-2 5-2 6-3 4-3 6-2 4-3 6-3 4-4 5-3 5-4 3-4 5zM245 249l4-4 4-4 4-4 3-5 4-5 3-4 3-5 2-5 3-5 2-5 2-6 2-5 2-5 1-7 2-5 1-5 1-6v-6l1-5v-7-5-5l-1-7-1-5v-5l-1-6-2-6-1-5-2-6-2-5-2-5-3-5-2-5-3-5-3-5-3-5-3-5-4-4-4-4-4-4-4-5-4-4-5-3-5-3-4-4-5-3-5-3-5-3-5-2-6-2-5-3-5-1-6-2-5-1-6-2-5-1h-5l-7-1-5-1h-6-5l-6 1h-6l-5 1-6 1-6 1-5 1-6 2-5 1-6 3-5 2-5 2-5 3-5 3-4 3-5 4-5 3-4 4-5 4-4 3-3 4-4 5-4 4-3 4-3 5-3 5-4 5-3 5-2 5-2 5-2 6-2 5-2 6-1 5-1 5-1 6-1 6v5l-1 6v6 5l1 6v6l1 5 1 6 1 6 1 6 2 5 2 6 3 5 2 6 2 4 2 6 4 4 3 5 4 4 3 5 3 5 4 4 4 4 4 4 5 4 4 3 5 4 5 3 4 3 5 2 5 3 6 3 4 2 6 2 5 2 5 1 7 2 5 1h5l6 1 6 1h5 6 6 5l6-1 6-1 5-1 6-1 6-1 5-3 6-1 4-3 6-2 5-2 5-3 5-3 5-3 4-3 5-4 4-4z">
          <text:p/>
        </draw:path>
        <draw:path draw:style-name="gr126" draw:text-style-name="P124" draw:layer="layout" svg:width="0.29cm" svg:height="0.29cm" svg:x="5.143cm" svg:y="23.549cm" svg:viewBox="0 0 291 291" svg:d="M246 250l-5 4-4 3-4 4-5 3-4 3-6 4-5 3-5 2-5 2-5 3-5 1-6 2-6 2-5 1-6 1-5 1-6 1h-6-5-6-6l-6-1-5-1-6-1h-5l-6-2-5-1-6-2-5-2-5-3-5-2-6-3-4-2-5-3-5-3-4-4-5-3-4-4-4-4-4-5-4-4-4-4-3-5-4-4-3-5-3-5-2-5-3-5-2-6-2-5-3-6-2-5-1-5-1-6-2-6v-5-6l-1-6v-5-6l1-6v-5-6l2-6 1-5 1-6 2-5 3-5 1-6 3-5 2-6 3-4 3-6 3-4 3-5 3-5 4-3 4-5 4-4 4-4 4-4 5-3 5-3 4-4 5-3 5-3 5-3 5-2 5-2 5-3 6-1 5-2 6-1 6-1 5-2h5 7l5-1h5 7l5 1h6l6 1 5 1 5 1 6 2 6 1 5 2 5 2 5 3 6 2 4 3 6 3 4 3 5 3 5 4 3 3 5 4 4 5 4 4 4 4 4 4 3 5 3 4 3 6 3 4 2 6 2 4 3 6 2 5 2 6 1 5 2 5v6l1 6 1 5 1 6v6 5 6l-1 6v6l-2 5v6l-2 5-1 6-2 5-2 5-2 6-2 5-3 6-2 5-4 5-3 4-3 5-4 4-3 5-4 4zM246 250l4-3 4-5 3-4 4-4 3-5 4-5 3-5 3-5 2-6 3-5 2-5 2-5 1-6 2-5 1-6 1-6 2-5v-6l1-6v-6-5-6l-1-6-1-5-1-6-1-6-1-5-2-5-1-6-2-5-3-6-2-5-2-5-3-5-4-5-3-4-3-5-4-5-3-4-4-4-5-4-4-4-4-4-5-3-5-4-4-3-5-3-5-2-5-3-5-2-6-3-5-1-5-2-6-1-6-2-5-1h-6l-6-1-5-1h-7-5l-5 1h-7l-5 1-6 1-5 1-6 1-5 2-6 1-5 3-5 2-6 2-4 3-6 4-4 3-5 3-5 3-4 4-4 4-5 3-4 4-4 5-3 4-3 5-4 5-3 4-3 5-2 5-3 6-2 4-2 6-3 5-2 6-1 6-1 5-1 6-1 6v5l-1 6v6 5l1 6v6l1 5 1 6 1 6 1 5 3 5 2 6 2 5 3 6 2 6 3 4 2 6 3 4 4 5 3 5 4 4 4 4 4 4 5 4 3 4 5 4 5 3 4 3 5 4 5 2 5 3 5 2 6 3 5 1 6 2 5 2 5 1 6 1 6 1 5 1 6 1h6 6 5 6l6-1 5-1 6-2h6l5-2 6-2 5-2 5-2 6-2 4-3 6-3 5-3 4-3 5-3 4-4 5-4z">
          <text:p/>
        </draw:path>
        <draw:path draw:style-name="gr127" draw:text-style-name="P125" draw:layer="layout" svg:width="0.291cm" svg:height="0.291cm" svg:x="5.142cm" svg:y="23.548cm" svg:viewBox="0 0 292 292" svg:d="M247 251l-4 4-5 4-4 4-5 3-5 3-4 3-6 3-4 2-6 3-5 2-6 2-5 2-5 1-6 1-6 2-5 1h-6-6-5-6-6-6l-5-1-6-1-6-1-5-1-6-2-5-2-6-2-5-2-5-2-5-3-5-3-6-3-4-4-5-3-5-4-3-3-5-4-4-4-4-4-4-5-3-5-4-5-3-4-2-6-3-4-2-6-3-5-2-5-2-6-2-5-1-6-1-5-2-6v-6-5l-1-6v-6-6l1-5v-6-6l2-5 1-5 1-7 2-5 2-5 2-6 2-4 3-6 2-5 3-5 3-4 4-5 3-5 3-4 4-5 4-4 5-4 4-4 4-3 5-3 5-4 5-3 5-3 5-3 5-2 6-2 5-3 6-1 5-2 5-1 6-1 6-2h5 6l6-1h5 6l6 1h6l5 1 6 1 6 1 5 2 6 1 5 2 5 2 6 3 4 3 6 2 5 3 4 3 5 3 4 4 5 4 4 4 4 4 4 4 4 4 3 5 4 4 3 5 3 5 3 5 3 5 2 5 2 5 3 6 1 5 2 6 1 5 1 5 1 7 1 5v6 6 5 6 6 6l-2 5-1 6-1 6-2 5-1 5-3 6-1 5-3 5-3 5-3 5-2 5-4 5-3 5-4 4-3 5-4 4zM247 252l4-4 4-4 4-6 4-4 3-4 3-6 3-4 3-6 2-4 3-6 2-5 2-6 2-5 1-5 2-6 1-6 1-5v-6l1-6v-6-5-6l-1-6v-5l-1-7-1-5-2-5-1-6-2-6-2-5-2-5-3-5-3-6-2-4-3-6-3-4-4-5-4-5-3-3-5-5-3-4-4-4-5-4-4-3-5-4-5-3-5-3-5-2-5-3-6-2-5-3-5-1-6-2-5-1-5-2-7-1h-5l-6-1-6-1h-6-5l-6 1h-6l-5 1-6 1-6 1-5 1-5 2-6 2-5 2-6 2-5 2-5 3-5 4-5 3-6 3-5 3-3 4-5 4-4 3-4 5-4 4-3 4-4 5-3 5-3 4-4 6-2 4-3 6-2 5-2 6-2 5-2 5-1 6-1 6-1 5-1 6v6l-1 5v6 6l1 6v5l1 7 1 5 1 5 1 6 3 6 1 5 3 6 2 4 2 6 3 5 3 5 3 4 4 6 3 4 3 5 4 5 5 3 4 4 4 4 4 4 5 3 5 3 6 3 4 3 6 3 5 3 5 2 6 2 5 2 6 1 5 2 5 1 7 1h5l6 1h6 6 5 6l6-1h5l6-2 6-1 5-1 5-3 6-1 5-2 6-3 5-3 5-2 5-3 5-3 4-4 5-3 4-4z">
          <text:p/>
        </draw:path>
        <draw:path draw:style-name="gr127" draw:text-style-name="P125" draw:layer="layout" svg:width="0.293cm" svg:height="0.293cm" svg:x="5.142cm" svg:y="23.548cm" svg:viewBox="0 0 294 294" svg:d="M248 252l-4 4-4 4-5 3-5 4-4 3-6 4-4 2-6 3-5 2-5 3-6 1-5 2-6 2-5 1-6 1-6 1-5 1h-6-5-7-5l-6-1-6-1h-7l-5-1-5-2-6-1-5-3-6-1-5-2-5-3-6-3-4-3-5-4-5-3-5-3-4-4-4-4-4-4-5-3-4-5-4-5-3-3-3-6-3-4-3-5-3-6-2-5-3-5-2-5-2-5-2-6-1-6-1-5-2-6v-6-5l-1-6v-6-6l1-5v-7-5l2-5 1-6 1-6 2-5 2-6 2-5 2-5 3-6 2-4 3-6 3-4 4-5 3-5 4-4 3-4 5-5 4-4 4-4 4-3 5-3 5-4 5-3 5-3 5-3 5-2 6-2 5-2 6-2 5-2 5-1 6-1 6-2h6 5l7-1h5 6l6 1h6l5 1 6 1 6 1 5 2 5 1 6 2 5 2 6 3 5 3 5 2 5 3 5 3 4 3 5 4 5 4 3 4 4 4 5 4 3 4 4 5 4 4 3 5 3 5 2 5 3 5 3 6 2 4 1 6 3 6 1 5 2 6 1 5v6l1 6 1 6v5 6 6l-1 5v6l-1 6-1 6-2 5-1 6-2 5-2 6-2 5-3 5-2 5-3 5-3 5-3 5-3 5-4 4-4 5-4 4zM249 253l4-5 4-4 4-4 3-5 3-5 4-4 3-6 3-4 2-6 2-5 3-5 2-6 1-5 2-6 2-5v-6l2-6v-6l1-5v-6-6-6l-1-5-1-6-1-6v-5l-2-6-2-6-2-5-1-6-3-5-2-5-3-5-2-5-3-5-4-5-3-5-4-4-4-4-4-5-4-4-4-4-5-4-4-3-5-4-5-3-5-3-5-2-5-3-5-2-5-2-7-2-5-2-5-1-6-2-6-1h-5l-6-1-6-1h-6-5l-7 1h-5l-6 1-6 1-6 1-6 1-5 2-6 2-5 2-5 2-6 3-4 2-6 4-4 3-5 3-5 4-4 3-5 4-4 4-4 4-4 5-3 3-4 5-3 6-3 4-4 5-2 5-3 6-2 5-2 5-2 6-2 5-1 6-1 6-1 5-1 5v7l-1 5v6 6l1 6v5l1 6 1 6 2 6v5l3 6 1 5 3 5 2 6 2 5 3 5 3 5 3 5 4 5 3 4 4 5 4 4 4 4 4 4 4 4 5 4 5 3 4 3 5 4 5 3 6 3 4 2 6 3 5 1 6 2 6 2 5 2h5l7 1 6 1 6 1h5 7 5 6l5-1 6-1 6-1 5-2 6-2 6-1 5-2 6-2 4-2 6-3 5-3 5-3 4-4 5-3 5-3 4-4z">
          <text:p/>
        </draw:path>
        <draw:path draw:style-name="gr128" draw:text-style-name="P126" draw:layer="layout" svg:width="0.294cm" svg:height="0.294cm" svg:x="5.141cm" svg:y="23.547cm" svg:viewBox="0 0 295 295" svg:d="M250 254l-5 4-5 4-4 3-5 4-4 3-5 3-5 2-6 4-4 2-6 2-5 2-6 1-7 2-5 1-6 2-6 1h-5-6-5-7-5-6l-6-1-6-1-5-1-6-1-6-2-5-2-6-2-5-2-5-2-5-3-5-3-5-3-5-4-4-3-5-3-4-4-4-4-4-5-4-4-4-4-4-5-3-5-3-4-3-6-3-4-2-6-3-5-2-5-2-6-2-5-1-6-1-6-1-5-1-6v-6l-1-6v-5-6l1-6v-6-5l2-6 1-6 1-5 2-6 2-5 2-6 2-5 3-5 2-6 3-4 3-5 4-5 3-5 4-4 4-4 4-4 4-5 4-4 5-3 5-4 4-3 5-3 5-3 5-2 5-3 6-3 5-1 6-3 5-1 6-2 5-1 7-2h5 5l7-1h5 6l6 1h6l5 1 6 1 6 2 5 2 6 1 6 3 6 1 4 2 6 3 5 3 5 3 4 3 6 4 4 3 4 4 5 4 4 3 4 5 4 5 3 4 3 5 4 5 3 4 3 6 3 4 2 6 2 5 2 5 2 6 2 5 1 6 1 6 1 6 1 5v6 6 5 6 6 6l-2 5-1 7-1 5-2 5-1 6-3 5-2 6-2 5-3 5-3 5-3 5-3 5-3 5-4 4-4 5-3 4zM250 254l4-4 4-4 4-4 3-5 4-4 3-6 3-4 3-6 3-4 2-6 2-5 2-5 2-6 2-6 1-5 1-6 1-6v-5l1-7v-6-5-6l-1-6v-6l-1-5-1-6-1-6-2-5-2-6-2-5-2-5-2-6-4-5-3-5-3-5-3-5-3-4-4-5-4-5-3-4-5-4-4-4-5-3-4-4-5-3-4-4-6-2-4-3-6-3-5-3-6-1-5-3-5-1-7-2-6-2-5-1h-6l-6-1-6-1h-6-5l-7 1h-5l-6 1-6 1-5 1-6 2-5 2-6 2-5 2-6 2-5 3-5 2-5 3-5 3-5 4-5 3-4 4-4 4-5 4-4 4-4 4-3 5-3 5-4 4-3 5-4 5-2 6-2 4-2 6-3 5-2 6-2 6-1 5-1 5-1 7-1 5v6l-1 6v6 5l1 6v6l1 6 1 5 2 6v6l3 5 1 6 3 5 2 5 2 6 3 5 3 5 3 5 4 5 3 4 4 4 4 5 4 4 5 4 3 4 5 3 5 4 4 3 6 3 4 3 6 3 5 3 5 2 6 2 5 2 6 2 6 1 5 1 6 1h6l6 1h5 7 5 6l5-1h7l5-2 5-1 7-2 6-2 5-1 6-2 5-3 5-3 5-3 5-2 5-4 5-3 4-4 5-4z">
          <text:p/>
        </draw:path>
        <draw:path draw:style-name="gr129" draw:text-style-name="P127" draw:layer="layout" svg:width="0.296cm" svg:height="0.296cm" svg:x="5.14cm" svg:y="23.546cm" svg:viewBox="0 0 297 297" svg:d="M250 255l-4 4-5 4-4 4-5 3-5 4-5 2-5 3-5 3-5 2-6 3-5 1-6 2-6 1-5 2-6 1-6 1-5 1h-6-6-6-5l-6-1-6-1h-6l-5-1-7-2-5-1-5-3-6-1-5-2-6-3-5-3-5-3-5-3-5-3-4-4-5-3-4-4-4-4-4-4-4-5-4-4-4-4-3-5-3-5-3-5-3-5-2-6-3-5-2-6-2-5-2-5-1-6-1-6-1-5-1-7v-5l-1-6v-5-7l1-5v-6-6l2-6 1-5 1-6 2-6 2-5 2-6 3-5 2-5 2-5 3-5 3-5 4-5 3-4 4-5 4-4 4-4 5-4 3-4 5-4 5-4 4-4 6-3 4-3 6-2 5-3 5-2 6-2 5-2 6-2 6-1 5-1 6-2h6 5l6-1h6 6l6 1h5l7 1 5 1 5 1 7 2 5 1 5 3 6 1 5 3 6 3 4 3 6 2 4 4 5 3 4 5 5 3 5 4 4 4 4 4 4 5 4 4 3 5 3 5 3 5 3 5 3 5 3 5 2 6 1 5 3 6 1 5 2 6 1 6v5l1 6 1 6v6 5 6l-1 6-1 6v6l-1 5-2 6-1 6-2 5-2 6-2 5-3 5-2 5-3 6-3 4-3 6-4 4-3 5-4 4-4 4zM251 256l4-4 5-5 3-4 4-5 4-4 3-5 3-5 3-5 2-6 2-5 3-5 2-6 2-5 1-5 2-7v-5l1-6 1-6 1-6v-6-5-6l-1-6-1-6-1-5v-7l-2-5-1-5-3-7-1-5-3-5-3-6-2-4-3-6-3-4-3-6-4-4-3-5-4-4-4-5-5-3-4-4-5-4-4-5-5-3-5-3-5-3-5-3-6-2-5-3-6-2-5-2-5-2-6-1-6-2-5-1h-7l-5-1-6-1h-6-6l-6 1h-5l-6 1-6 1-6 1-5 1-6 2-6 2-5 3-6 2-4 2-6 2-5 4-5 3-4 4-5 3-5 4-4 4-4 4-5 5-4 3-3 5-3 5-4 4-3 6-3 4-3 6-2 5-2 5-3 6-2 5-2 6-1 6-1 5-1 6-1 6v6l-1 5v7 5l1 6 1 6v6l1 6 2 5 1 6 2 6 1 5 3 6 2 5 3 5 2 5 3 5 3 5 4 5 3 4 4 5 4 4 4 4 5 4 4 4 5 4 4 4 5 3 5 3 5 3 5 2 6 3 5 2 6 2 5 3 5 1 6 2h6l5 1 7 1 5 1h6 6 6 6l5-1 6-1 6-1 6-2 5-1 6-2 5-2 6-2 5-3 5-2 6-3 4-3 5-3 5-4 5-3 4-4z">
          <text:p/>
        </draw:path>
        <draw:path draw:style-name="gr130" draw:text-style-name="P128" draw:layer="layout" svg:width="0.297cm" svg:height="0.297cm" svg:x="5.139cm" svg:y="23.545cm" svg:viewBox="0 0 298 298" svg:d="M252 257l-5 4-3 3-5 4-5 3-5 3-5 3-5 4-6 2-5 3-5 1-6 3-5 1-5 2-7 1-5 2-6 1-6 1h-6-5-6-6l-6-1-6-1-5-1-7-1-5-1-5-2-6-2-5-2-6-2-5-3-5-2-6-3-4-3-5-3-5-4-4-4-5-4-5-4-3-4-4-4-4-5-3-5-4-4-3-5-3-5-3-5-3-5-2-6-3-5-2-5-1-7-2-5-1-5-1-7-1-5v-6l-1-6v-6-6l1-5v-6-6l2-6 1-5 1-7 2-5 2-5 3-6 2-5 3-6 3-5 2-5 4-5 3-5 3-5 4-5 4-3 4-5 4-4 5-4 5-4 4-3 5-4 4-3 6-3 5-2 5-2 5-3 6-2 6-2 5-2 6-1 6-1 5-2h6 6l6-1h5 6l7 1h5l6 1 6 1 6 1 5 2 6 1 5 3 5 2 6 2 5 3 6 3 4 3 6 3 4 3 5 4 4 4 4 4 5 3 4 5 4 4 3 5 4 5 3 5 3 5 3 5 2 5 3 5 2 6 2 5 2 6 2 6 1 5 1 6 1 6 1 6 1 5v6 6 6l-1 6-1 6-1 6-1 5-1 6-2 6-1 5-3 5-2 6-2 5-2 6-4 4-3 6-3 4-4 5-3 5-3 4-5 5zM253 257l4-4 4-4 3-5 4-4 3-5 4-5 3-5 3-5 3-6 2-4 2-6 3-6 1-5 2-6 1-6 1-5 1-6 1-6v-6-5-7-6-5l-1-6-1-6-1-6-1-5-2-6-2-6-2-5-2-6-3-5-2-5-4-5-3-5-3-5-4-5-3-5-4-5-4-4-4-4-5-4-4-4-5-4-4-3-5-3-5-3-6-3-5-2-5-3-5-2-6-2-6-2-5-1-6-2-6-1h-6l-5-1-7-1h-6-5l-6 1h-6l-6 1-5 1-6 1-6 1-6 2-5 2-6 3-5 2-6 2-5 3-5 3-5 3-5 4-4 3-5 3-4 4-4 5-4 4-4 4-4 5-4 5-3 5-3 5-3 5-3 5-2 6-3 5-3 6-2 5-2 5-1 7-1 5-1 5-1 7v6l-1 5v6 6l1 6 1 6v5l1 7 2 5 1 6 2 6 1 5 3 5 3 6 3 5 2 6 3 4 3 6 4 4 3 5 4 4 4 4 4 5 4 4 5 4 5 3 4 4 5 3 5 3 5 4 5 2 6 2 5 2 5 3 7 2 5 2 5 1 7 1 5 1 6 1h6 6 6 5 6 6l6-1 5-2 7-1 5-2 6-1 5-3 6-2 5-2 6-3 4-3 6-3 4-3 5-3 5-4 4-4z">
          <text:p/>
        </draw:path>
        <draw:path draw:style-name="gr131" draw:text-style-name="P129" draw:layer="layout" svg:width="0.299cm" svg:height="0.299cm" svg:x="5.138cm" svg:y="23.544cm" svg:viewBox="0 0 300 300" svg:d="M254 258l-5 4-5 4-4 4-5 3-5 3-5 3-5 3-5 2-5 3-6 2-5 2-6 2-6 1-6 2-5 2h-6l-6 1h-6-5-7-6l-5-1h-6l-6-1-6-1-5-2-6-1-6-2-5-3-6-2-5-2-5-3-5-3-6-3-5-4-4-3-5-4-5-3-4-4-4-5-4-4-4-4-3-5-4-5-3-5-3-5-2-5-3-6-3-5-2-5-2-6-1-5-2-6-1-6-1-6-1-5v-6l-1-6v-6-6l1-5v-7-6l2-5 1-6 1-6 2-5 2-6 2-5 3-5 2-7 3-5 3-5 3-5 3-5 4-4 4-5 4-4 4-4 4-5 4-4 5-4 4-3 5-4 6-3 5-2 5-3 6-2 5-3 5-2 6-2 6-2 5-1 7-1 5-2h6 6l6-1h5 6l6 1h6l6 1 5 1 7 1 5 2 5 1 6 3 6 2 5 2 5 3 5 3 6 3 4 3 5 3 5 4 4 4 5 4 4 3 4 5 3 5 4 4 4 5 3 5 3 5 3 5 3 5 3 6 2 6 2 5 2 5 1 7 2 5 1 6 1 5v7l1 5v6 6 6l-1 6v5l-1 7-1 5-2 6-1 5-2 6-2 6-2 5-3 5-3 5-2 6-3 4-4 6-3 4-4 5-4 5-4 4zM254 258l4-4 4-4 4-4 4-5 3-5 4-5 3-5 2-5 3-5 2-6 3-5 2-5 2-7 1-5 2-5 1-6v-7l1-5 1-6v-6-6-6l-1-5-1-7v-6l-2-5-1-6-1-6-3-5-2-5-2-6-3-6-2-5-3-6-3-4-3-6-4-4-4-5-4-5-4-4-4-4-4-4-5-4-4-3-5-4-5-3-5-3-5-3-6-2-5-3-6-2-5-2-6-2-5-1-6-2-6-1h-6l-6-1-6-1h-6-5l-6 1h-6l-6 1-6 1-6 1-6 1-5 2-6 2-5 3-5 2-6 2-5 3-6 3-5 3-5 4-5 3-5 3-3 5-5 4-4 4-4 4-4 5-3 5-4 4-3 6-3 4-3 6-2 5-2 6-3 6-1 6-3 5-1 6-1 6-1 5-1 6v7l-1 5v6 6l1 6 1 6v5l1 6 2 6 1 6 2 5 1 6 3 6 2 5 3 5 2 5 3 6 4 4 3 5 4 5 4 4 4 5 4 4 4 4 4 4 5 4 5 3 5 4 5 3 6 2 5 3 5 3 6 2 5 2 6 2 6 2 5 1 6 2h6l6 1 5 1h6 7 5 6l6-1 6-1 6-1 5-2 6-1 6-2 5-2 6-3 5-2 5-2 6-3 4-3 6-3 4-4 5-3 5-4z">
          <text:p/>
        </draw:path>
        <draw:path draw:style-name="gr131" draw:text-style-name="P129" draw:layer="layout" svg:width="0.3cm" svg:height="0.3cm" svg:x="5.138cm" svg:y="23.544cm" svg:viewBox="0 0 301 301" svg:d="M254 259l-4 5-4 3-5 4-4 3-6 3-4 4-6 3-5 2-6 2-5 3-5 2-6 1-6 2-5 2h-6l-6 2-6 1h-6-6-6-6l-5-1-7-1-6-1-6-1-5-1-6-2-6-2-5-2-6-3-5-2-5-3-6-2-4-3-5-4-5-3-5-4-4-4-5-4-3-4-4-5-4-4-4-5-3-5-4-5-3-5-2-5-3-5-3-5-2-7-2-5-1-5-2-6-1-6-1-6-1-5v-7l-1-5v-6-6l1-6v-6-6l2-5 1-7 1-6 2-5 2-6 2-6 3-5 2-6 3-5 3-5 3-5 3-5 4-4 4-5 4-4 4-4 4-4 4-5 5-3 5-4 5-3 4-3 6-3 5-3 6-2 5-3 5-2 6-2 5-2 6-1 6-1 6-2h7 5l6-1h6 6l6 1h6l6 1 6 1 5 1 6 2 6 1 5 3 6 2 5 2 5 3 6 3 4 3 6 3 4 4 5 3 5 4 4 4 4 4 4 4 4 5 4 4 4 5 3 5 3 5 3 5 2 6 2 5 3 6 2 5 2 5 2 6 1 7 1 5 1 6 1 6 1 6v6 6 6l-1 6-1 5-1 6v6l-2 6-2 5-1 6-2 6-3 5-2 6-3 5-2 5-4 5-3 5-3 5-4 5-4 3-4 5zM255 260l4-4 5-5 3-4 4-5 3-5 3-4 4-6 3-5 3-5 2-6 2-5 2-6 2-5 2-6 1-6 1-6 1-5 1-6v-6-6-6-6-6l-1-6-1-6-1-5-1-7-3-6-1-6-2-5-3-6-2-5-2-5-3-5-4-5-3-5-3-5-4-5-4-4-4-5-5-3-4-5-4-4-6-3-4-4-5-3-5-3-6-3-5-2-5-3-6-2-5-2-6-2-6-1-5-2-6-1h-6l-6-1-6-1h-6-6l-6 1h-6l-6 1-6 1-6 1-6 1-5 3-6 1-6 3-5 2-6 2-5 3-5 3-5 3-5 4-4 3-5 4-4 4-4 4-5 5-4 3-4 5-3 5-4 5-3 5-3 5-3 5-2 6-2 5-3 6-1 5-3 6-1 6-1 7-1 5-1 6v6l-1 6v6 6l1 5 1 7v6l1 5 2 6 1 6 2 5 2 6 2 6 3 5 2 5 3 6 3 4 3 6 3 4 4 5 4 5 4 4 4 4 4 5 5 4 5 3 4 4 5 3 5 4 6 2 4 3 6 2 5 3 6 2 6 1 5 3 6 1 6 1 6 1 7 1h5 6 6 6 6 6l6-2 6-1 5-1 6-2 6-1 5-3 6-2 6-2 4-3 6-3 5-3 5-3 4-4 5-4 4-3z">
          <text:p/>
        </draw:path>
        <draw:path draw:style-name="gr132" draw:text-style-name="P130" draw:layer="layout" svg:width="0.302cm" svg:height="0.302cm" svg:x="5.137cm" svg:y="23.543cm" svg:viewBox="0 0 303 303" svg:d="M256 261l-5 3-4 4-5 4-5 4-4 3-6 3-5 3-5 2-5 3-6 2-6 2-5 2-6 2-6 1-6 1-5 1h-6l-6 1h-7-6-6l-5-1h-7l-6-1-5-2h-6l-6-3-5-1-6-3-6-2-5-2-5-3-5-3-5-4-5-3-5-3-4-4-5-3-5-5-3-4-4-5-4-4-4-5-3-4-3-6-3-4-3-6-3-5-3-6-1-5-3-6-1-6-2-5-1-6-1-5-1-7v-6l-1-5v-6-7l1-6v-5-7l2-5 1-7 1-5 2-6 2-6 2-5 3-5 2-6 3-5 3-6 3-4 3-5 4-5 4-5 4-4 4-4 4-4 5-4 5-4 4-4 5-3 5-3 5-3 5-3 6-2 5-3 5-2 7-2 5-2 6-1 6-1 6-2h5 6l6-1h6 6l7 1h6l6 1 6 1 5 1 6 2 6 1 5 3 5 2 6 2 5 3 6 3 5 3 5 3 4 4 6 3 3 4 5 4 5 4 4 5 3 4 4 4 3 6 4 4 3 6 3 4 3 6 2 5 2 6 3 5 1 6 3 6v6l2 5 1 7v5l1 7v6 6 5l-1 6v7l-1 5-1 6-1 6-2 6-2 5-2 6-2 5-3 5-3 6-3 5-3 6-3 4-3 5-4 4-4 5-4 5zM257 261l4-4 3-4 4-5 4-4 4-6 3-4 3-6 3-4 3-6 3-5 2-6 1-6 3-5 1-6 2-6 1-6v-5l1-7 1-6v-5-6-6l-1-7-1-5v-7l-2-6-1-5-2-7-2-5-2-5-2-6-3-5-3-6-2-5-3-5-4-5-3-5-4-4-4-5-4-5-4-3-5-4-4-4-5-4-5-4-5-3-5-3-5-2-5-3-6-3-5-2-6-2-6-2-6-1-5-2-6-1h-6l-6-1-7-1h-6-6l-6 1-6 1h-5l-6 1-7 1-5 1-6 3-6 1-5 3-5 2-6 2-5 3-6 3-4 3-6 4-4 3-5 4-4 4-4 4-5 5-4 4-4 5-3 4-4 5-3 5-3 5-3 5-2 6-2 5-3 6-1 6-3 5-1 6-1 6-1 6-1 7v5l-1 6v7 6l1 5 1 6v7l1 5 2 6 1 5 2 7 2 5 2 5 3 6 2 5 3 6 3 5 3 5 3 5 4 5 4 4 4 4 4 5 4 4 5 3 5 4 4 4 6 3 4 3 6 3 5 3 5 3 6 2 5 2 6 2 6 2 6 1 5 2h6l6 1 6 1h6 6 7l6-1h6l6-1 5-1 7-2 5-1 5-2 7-2 5-2 5-3 6-3 5-2 5-3 5-4 5-3 4-4 5-4z">
          <text:p/>
        </draw:path>
        <draw:path draw:style-name="gr133" draw:text-style-name="P131" draw:layer="layout" svg:width="0.303cm" svg:height="0.303cm" svg:x="5.136cm" svg:y="23.542cm" svg:viewBox="0 0 304 304" svg:d="M257 262l-4 4-5 4-4 4-5 3-5 4-5 3-5 2-6 3-6 2-5 3-7 2-5 2-5 1-7 2h-5l-6 2h-6l-6 1h-6-6-6l-6-1-6-1-6-1-5-1-6-1-6-2-6-2-5-2-6-2-5-3-6-3-5-3-5-3-5-3-5-4-4-4-5-4-4-3-4-5-4-4-4-5-4-4-3-6-3-4-3-6-3-5-3-5-3-6-1-5-3-6-1-6-2-5-1-6-1-6-1-6v-6l-1-5v-7-7l1-6v-5-6l2-6 1-6 1-6 2-5 2-6 2-6 3-5 2-6 3-5 3-5 3-5 4-5 3-4 4-5 4-5 4-4 4-4 5-4 5-4 4-4 6-3 4-3 6-3 5-3 5-2 6-3 5-2 6-2 6-2 5-1 6-1 6-1 6-1h6l6-1h6 6l6 1h6l6 1 6 1 5 1 6 2 6 1 6 3 5 2 6 2 6 3 5 3 5 3 5 3 5 4 4 4 5 4 5 3 4 4 4 5 4 4 4 5 3 5 4 5 3 5 2 5 3 6 3 5 2 5 2 6 2 5 2 6 1 6 1 6 1 6 1 5 1 7v6 6 6l-1 6-1 6-1 6v6l-2 6-1 6-3 5-1 6-3 5-2 6-3 5-3 5-3 5-3 5-4 5-4 5-4 5-4 3zM257 263l5-5 4-4 4-5 4-5 3-4 4-5 3-5 3-6 2-5 3-6 2-5 2-5 2-6 2-6 1-6 1-5 1-7 1-6v-6-6-6-6-7l-1-5-1-6-1-6-1-6-2-6-2-5-2-6-3-6-2-5-3-6-3-4-3-6-3-4-4-6-4-4-4-5-4-4-4-4-4-4-5-4-4-4-6-3-4-4-6-3-5-2-6-3-6-3-5-2-6-2-6-2-5-1-6-2-6-1h-6l-6-1h-6l-6-1h-6l-6 1-6 1h-6l-6 1-6 1-5 1-6 3-6 1-5 3-6 2-6 2-4 3-6 3-5 3-5 4-4 3-5 4-5 4-4 5-4 4-4 4-4 5-4 4-4 6-3 4-3 6-2 5-3 6-2 5-3 5-1 7-3 5v6l-2 6-1 6-1 6v5l-1 6v7 7l1 5 1 6v6l1 6 2 6 1 6 2 5 2 6 2 6 3 5 2 6 3 5 3 5 3 5 4 5 3 4 4 5 5 5 3 4 5 4 4 4 5 4 5 4 5 3 5 3 5 3 5 3 6 2 6 3 5 2 5 2 7 1 5 2 6 1 6 1 6 1h6 6 6 6 6 6l6-2 5-1 7-1 5-2 6-1 6-3 5-2 6-2 6-3 5-3 5-3 5-4 5-3 5-3 5-4z">
          <text:p/>
        </draw:path>
        <draw:path draw:style-name="gr134" draw:text-style-name="P132" draw:layer="layout" svg:width="0.305cm" svg:height="0.305cm" svg:x="5.135cm" svg:y="23.541cm" svg:viewBox="0 0 306 306" svg:d="M257 264l-3 3-5 4-5 4-5 3-5 4-5 3-5 2-6 4-5 2-6 2-5 3-6 1-6 2-6 1-5 1-6 1h-7l-6 1h-5-6-6l-7-1h-5l-6-1-6-2-6-1-6-2-5-1-6-3-5-2-6-2-5-3-5-3-6-3-4-4-5-3-5-4-4-4-5-4-4-5-4-4-4-5-3-4-4-5-3-5-3-5-3-5-3-6-2-5-2-6-3-6-1-5-2-6-1-7-1-6-1-6v-6l-1-5v-7-6l1-6v-5l1-7 1-6 1-5 1-6 2-6 2-6 2-5 3-6 3-5 2-5 3-6 3-4 4-6 4-4 4-5 4-5 3-4 5-4 5-4 4-4 5-3 5-4 5-3 5-3 5-3 5-2 7-3 5-2 5-2 7-2 5-1 6-1 5-1 7-1h6l6-1h5l7 1h6 6l5 1 6 1 7 1 5 2 6 1 6 3 5 2 5 2 6 3 5 3 6 3 4 4 6 3 4 4 5 4 4 3 4 5 4 4 4 4 4 5 4 6 4 4 3 6 3 4 3 6 2 5 2 5 3 7 1 5 3 6v5l2 7 1 6v5l1 6v7 6 5l-1 6v6l-1 7-1 5-1 7-2 5-2 6-2 6-2 5-3 6-3 5-3 5-3 6-3 4-4 5-4 5-4 4-4 5zM258 264l5-4 4-5 4-5 3-4 4-5 4-5 3-6 3-4 3-6 3-5 2-6 2-6 2-5 1-6 2-7 1-5v-7l1-6 1-6v-5-6-7l-1-6-1-6v-5l-2-7-1-6-2-5-1-6-3-6-2-5-2-5-4-6-3-5-3-6-3-4-4-5-4-5-4-4-4-5-5-4-4-4-5-4-4-4-5-3-5-3-5-3-5-3-6-3-5-3-6-2-6-2-5-2-6-1-7-2-5-1h-6l-6-1h-6l-7-1h-5l-6 1-6 1h-7l-5 1-6 2h-6l-6 3-6 1-5 3-6 2-5 3-5 2-6 3-4 3-6 4-4 3-5 4-5 5-4 4-4 4-4 5-4 5-4 4-3 5-4 5-3 6-2 4-3 6-2 6-3 5-1 6-2 6-1 5-2 6-1 6-1 6v6l-1 6v6 7l1 6 1 5v6l1 6 2 7 1 6 2 5 2 6 2 6 3 5 2 6 3 5 3 5 3 5 4 5 4 5 4 5 4 4 3 4 5 5 5 4 4 3 5 3 5 4 5 3 5 3 6 4 5 2 6 2 6 3 5 1 6 2 6 1 6 2h6l5 1 7 1h6 6 6l5-1h7l6-1 6-1 5-2 7-1 5-2 5-2 6-2 6-3 5-3 6-3 4-3 6-3 4-4 5-3 5-4z">
          <text:p/>
        </draw:path>
        <draw:path draw:style-name="gr135" draw:text-style-name="P133" draw:layer="layout" svg:width="0.307cm" svg:height="0.307cm" svg:x="5.135cm" svg:y="23.541cm" svg:viewBox="0 0 308 308" svg:d="M260 264l-5 5-5 4-4 3-5 4-5 3-5 3-5 3-6 3-5 2-6 3-6 2-5 2-6 1-5 2h-7l-6 2h-6l-5 1h-7-6-6l-6-1-5-1-7-1-6-1-5-2-6-1-6-2-6-2-5-2-6-3-5-3-5-3-5-3-5-4-5-3-5-4-4-4-5-4-4-4-4-5-4-4-3-5-5-5-3-5-3-5-3-6-3-5-2-6-2-6-3-6-1-5-2-6-1-6-1-6-1-6v-6l-1-6v-6-6l1-6v-6l1-6 1-6 1-6 2-5 1-7 2-5 2-5 3-7 3-5 2-5 3-5 4-5 4-5 4-5 4-4 3-5 4-5 5-3 4-5 5-4 5-3 5-4 5-3 5-3 6-2 5-3 5-3 6-2 6-2 5-2 6-1 7-1 5-1 6-1h6l7-1h5l6 1h6 6l7 1 5 1 6 1 6 2 6 2 5 2 6 2 6 2 5 3 5 4 5 3 5 3 5 3 5 4 4 4 5 3 5 5 3 5 4 4 4 5 4 5 3 4 3 6 3 5 3 5 3 6 2 5 2 6 2 6 1 5 2 6 1 6 1 6 1 6 1 6v6 6 6l-1 6-1 6-1 6v6l-2 6-1 6-3 5-1 6-3 7-3 5-2 6-3 4-3 6-4 5-3 5-4 4-4 5-4 5zM261 265l3-4 5-4 4-5 4-5 3-5 4-5 3-5 3-5 2-6 2-5 3-6 2-7 2-5 2-6 1-5 1-7 1-6 1-6 1-6v-6-6-6l-1-6-1-6-1-6-1-6-2-6-1-5-2-6-2-6-3-5-2-6-3-6-3-4-3-6-3-5-4-5-4-5-4-4-4-5-4-4-5-4-5-4-4-3-6-4-4-3-6-3-5-3-5-3-6-3-5-2-6-2-6-2-6-1-5-2-6-1h-7l-6-1h-6l-6-1h-5l-7 1-6 1h-6l-6 1-6 2-6 1-5 2-6 1-6 3-5 2-5 3-6 2-5 3-6 4-4 3-6 4-4 4-5 4-4 4-4 4-4 5-4 5-4 4-4 6-3 4-3 6-3 5-3 5-2 6-3 6-1 5-2 7-1 5-2 6-1 6v6l-1 6-1 6v6 6l1 6 1 6v6l1 6 2 6 1 6 2 6 2 5 2 6 3 7 2 5 3 5 3 5 3 5 5 5 4 5 4 5 3 4 5 5 4 3 4 5 5 4 6 3 4 4 6 3 5 3 5 2 6 3 5 3 6 2 6 2 5 1 6 2 6 1 6 1 6 1 6 1h6 6 7l5-1h6l6-2 7-1 5-1 6-2 5-1 7-2 5-3 5-2 6-3 5-3 6-3 4-3 6-4 4-4 5-4z">
          <text:p/>
        </draw:path>
        <draw:path draw:style-name="gr135" draw:text-style-name="P133" draw:layer="layout" svg:width="0.308cm" svg:height="0.308cm" svg:x="5.134cm" svg:y="23.54cm" svg:viewBox="0 0 309 309" svg:d="M261 266l-4 4-5 4-5 3-5 4-5 3-5 3-5 4-6 3-5 2-6 2-6 3-5 1-6 2-6 1-6 1-6 2h-6-6-6-6-6-6l-6-1-6-1-6-2-6-1-6-2-6-1-5-2-6-3-5-3-6-2-5-3-6-3-4-4-6-3-5-4-4-5-4-4-5-4-3-4-4-5-4-5-4-6-3-5-3-5-3-5-3-5-2-7-2-5-3-5-1-6-2-6-1-6-1-6-1-6v-6l-1-6v-6-6l1-6v-7l1-5 1-6 1-6 2-6 1-6 2-5 2-6 3-6 3-5 3-6 3-5 3-5 3-5 4-5 4-4 4-5 4-5 4-3 5-4 4-4 6-4 4-3 6-4 5-3 6-2 6-3 5-3 6-2 6-2 5-1 6-2 6-1 6-1 6-1h6l6-1h6l6 1h6 6l6 1 7 1 5 1 6 2 5 2 7 2 5 2 5 2 6 3 5 4 6 3 4 3 6 4 4 3 5 4 5 4 3 4 5 5 4 4 4 5 4 5 3 5 3 5 3 5 3 5 2 6 3 6 2 5 1 6 2 6 1 6 2 5 1 7 1 6v6 6 6 6 6l-1 6-1 6-1 6-1 6-2 6-2 5-2 6-3 6-2 5-2 6-4 5-3 5-3 6-4 5-3 5-4 4-5 4zM261 267l5-5 4-5 4-4 3-5 4-4 3-7 4-5 3-5 3-5 2-6 2-6 3-5 2-6 1-6 2-6 1-6 1-6v-6l1-6v-6-6-6l-1-6v-6l-1-7-2-5-1-6-2-6-1-6-3-6-2-5-2-6-3-5-4-5-3-6-3-4-4-6-3-5-4-4-5-4-4-5-4-3-5-4-5-4-5-4-5-3-5-3-5-3-6-3-6-3-5-2-6-2-6-2-6-1-5-1-7-2h-6l-6-1h-6l-6-1h-6l-6 1-6 1h-6l-6 1-6 2-6 1-6 2-5 1-7 3-5 2-6 3-6 2-5 3-5 4-5 3-5 4-4 4-5 4-5 4-3 4-5 5-4 5-4 5-3 5-3 5-3 5-3 6-2 5-3 6-2 5-2 6-2 6-1 6-2 6-1 5v6l-1 7-1 6v6 6l1 6 1 6v6l1 6 2 6 1 6 2 6 2 5 2 6 3 6 3 5 2 5 3 6 4 4 3 7 4 4 4 5 4 5 4 4 5 4 4 4 5 4 5 4 5 3 5 3 5 4 6 2 6 3 6 2 5 3 6 1 6 2 6 1 5 2 7 1h6l6 1h6 6 6l7-1h5l6-1 6-1 6-2 6-1 6-2 5-2 6-2 6-3 5-3 6-3 4-3 6-3 4-4 6-4 4-3z">
          <text:p/>
        </draw:path>
        <draw:path draw:style-name="gr136" draw:text-style-name="P134" draw:layer="layout" svg:width="0.31cm" svg:height="0.31cm" svg:x="5.133cm" svg:y="23.539cm" svg:viewBox="0 0 311 311" svg:d="M262 267l-4 4-4 4-6 4-4 4-6 3-4 3-6 3-5 3-6 3-6 2-5 2-6 2-6 1-6 2-6 1-6 1h-6l-6 1h-6-6-6l-7-1-6-1h-7l-5-2-6-2-6-1-6-2-5-2-6-2-6-3-5-3-5-3-5-3-5-4-5-4-5-3-4-4-5-5-5-4-3-5-4-5-4-4-3-6-4-4-3-6-3-5-3-6-2-5-2-6-3-6-1-6-2-5-1-6-1-6-1-6v-6l-1-6v-6-6l1-7v-6l1-6 1-5 1-7 2-6 1-5 3-6 1-6 3-5 3-5 3-6 3-5 3-6 3-4 4-6 4-4 4-5 4-4 5-4 4-4 5-4 5-4 5-3 5-4 5-3 6-2 5-3 5-3 7-2 5-2 6-1 6-2 6-1 6-1 6-1h7l6-1h6l6 1h6 6l6 1 6 2h6l6 2 6 2 5 2 6 2 6 3 5 2 6 4 4 3 6 3 4 4 6 3 4 4 5 4 4 5 5 4 3 4 4 5 3 5 4 5 3 5 3 6 3 5 3 5 2 6 2 6 2 5 1 7 2 6 2 5v6l1 7 1 6v6 6 6l-1 6-1 6v6l-1 6-2 5-1 7-3 6-2 5-2 6-3 6-3 5-2 5-4 5-3 6-4 4-3 5-4 4-4 5zM263 267l4-4 4-5 4-4 4-5 4-5 3-5 3-5 3-6 3-5 3-6 2-6 2-5 2-6 2-6 1-6 1-6 1-6 1-6 1-6v-6-6-6l-1-6-1-7-1-6-1-6-2-5-1-7-2-6-2-5-2-6-4-5-2-6-3-5-3-5-4-5-4-5-3-5-4-4-4-5-5-5-5-3-4-4-5-4-4-4-6-3-5-3-6-3-5-3-5-3-7-2-5-2-6-2-6-1-6-1-6-2h-6l-6-1h-6l-6-1h-6l-6 1-7 1h-6l-6 1-7 2-5 1-6 2-6 1-6 3-5 2-5 3-6 3-5 3-6 3-4 3-6 4-4 4-5 4-5 4-3 5-4 5-5 4-3 5-4 5-3 5-3 5-3 6-2 5-3 6-2 6-2 5-2 6-1 6-2 6-1 6v6l-1 6-1 7v6 6l1 6 1 6v6l1 6 2 6 1 6 2 5 2 7 2 5 3 5 3 7 2 5 4 5 3 5 3 5 4 5 4 5 4 4 4 5 5 5 4 3 5 4 6 4 4 3 6 4 5 3 5 2 6 4 5 2 6 2 6 2 6 1 5 2 6 1 7 1 6 1 7 1h6 6 6l6-1 6-1 6-1h6l6-2 6-2 6-2 6-1 5-3 6-3 5-2 6-3 5-3 5-4 5-3 5-4 4-4z">
          <text:p/>
        </draw:path>
        <draw:path draw:style-name="gr137" draw:text-style-name="P135" draw:layer="layout" svg:width="0.311cm" svg:height="0.311cm" svg:x="5.132cm" svg:y="23.538cm" svg:viewBox="0 0 312 312" svg:d="M264 267l-5 5-5 4-4 4-5 3-5 4-6 3-5 3-5 2-6 4-5 2-6 2-6 2-7 2-6 1-6 1-6 1-6 1h-6-6-6-6-6l-7-1-6-1-6-1-5-2-7-2-5-1-6-2-6-3-5-4-5-2-6-3-5-4-5-3-5-4-5-4-4-3-5-4-4-5-4-5-4-4-4-5-3-5-3-6-4-4-3-6-3-6-2-5-2-6-3-6-1-5-2-6-1-6-1-6-1-6v-6l-1-6v-7-6l1-6v-6l1-6 1-6 1-6 2-6 1-6 3-5 1-6 3-6 3-5 3-6 3-5 3-5 4-5 3-5 5-5 3-4 4-5 5-4 4-4 5-4 6-4 4-3 6-3 5-3 5-3 6-3 5-3 6-2 6-2 6-1 5-2 6-1 7-1 6-1h6l6-1h6l6 1h6 6l6 1 6 2h6l6 2 7 2 5 2 6 2 6 3 5 2 6 4 5 3 5 3 5 4 5 3 4 4 5 4 4 5 4 4 5 5 3 5 4 4 4 6 3 5 3 5 2 6 3 5 3 6 2 5 1 6 2 6 2 6 1 6 1 6 1 6v6 7 6 6 5l-1 7-1 6-1 6-1 6-3 5-1 7-2 5-3 6-2 6-3 5-3 5-3 6-3 4-4 6-4 4-4 5-4 5zM264 268l4-4 5-4 4-5 4-5 3-5 3-5 4-6 3-5 3-5 2-6 2-5 3-6 1-6 3-6v-6l2-6 1-6v-6l1-6v-6-6-7l-1-6v-6l-1-6-2-6-1-6-2-6-1-6-3-5-2-7-3-5-2-5-3-6-4-5-3-5-4-5-4-5-4-4-4-5-4-4-5-4-5-4-4-4-6-3-5-4-5-3-5-3-6-3-6-3-5-2-6-2-6-2-7-1-6-1-6-2h-6l-6-1h-6l-6-1h-6l-6 1-6 1h-6l-7 1-6 2-6 1-5 2-6 2-6 2-6 3-5 2-6 3-5 3-6 3-4 4-5 3-5 4-5 5-4 3-4 5-4 5-4 4-4 5-4 5-3 6-3 5-3 6-2 5-3 5-2 7-2 5-2 6-1 5-2 7-1 6v6l-1 6-1 6v6 7l1 6 1 6v6l1 6 2 6 1 6 2 6 2 5 2 7 3 5 3 5 3 6 3 5 3 6 4 4 3 5 5 5 3 4 5 5 4 4 4 4 6 4 5 4 5 3 5 3 5 3 5 3 6 4 6 2 5 2 6 2 7 2 5 1 6 2 6 1h7l6 1h6 6 6l6-1h7l6-1 5-1 6-1 7-2 6-2 6-2 5-2 6-4 6-2 5-3 5-4 5-3 5-3 5-4 5-4z">
          <text:p/>
        </draw:path>
        <draw:path draw:style-name="gr137" draw:text-style-name="P135" draw:layer="layout" svg:width="0.313cm" svg:height="0.313cm" svg:x="5.132cm" svg:y="23.538cm" svg:viewBox="0 0 314 314" svg:d="M265 270l-4 4-6 4-5 4-5 3-5 4-5 3-5 3-6 3-6 3-5 2-6 1-6 3-6 1-6 2-6 1h-6l-6 1-6 1h-6-6-7l-6-1-6-1h-6l-6-2-6-1-6-2-6-2-5-2-7-2-5-3-5-3-6-3-4-4-6-3-4-3-6-4-4-4-4-5-5-4-4-4-4-6-3-4-4-5-3-5-3-6-4-5-3-5-2-6-2-6-3-5-1-7-2-6-1-5-1-6-1-6v-7l-1-6v-6-6l1-6v-6l1-7 1-6 1-6 2-5 1-7 3-5 2-6 2-6 3-5 3-5 3-6 3-5 4-5 4-5 4-5 3-4 5-5 4-4 4-4 6-4 5-3 4-4 6-3 5-3 5-4 6-2 6-3 5-2 6-3 6-1 6-2 6-1 6-1 7-1h6l6-1h6l5 1h7 6l6 1 6 2h6l6 2 6 2 6 2 5 3 6 3 6 2 5 3 5 3 5 4 6 3 4 4 6 4 4 5 5 4 4 4 4 5 4 4 3 6 3 4 4 6 3 5 3 6 3 5 2 6 2 6 2 6 2 5 1 6 2 6v7l1 6 1 6v6 6 6l-1 7-1 6v5l-2 6-1 7-2 6-2 5-2 6-2 6-2 5-4 5-3 6-3 5-3 6-4 4-4 6-3 4-5 4zM265 271l5-5 4-5 4-4 4-5 4-5 3-5 3-5 3-6 3-5 3-6 2-6 2-5 2-6 2-6 1-7 1-5 1-6 1-6 1-7v-6-6-6l-1-6-1-6-1-7-1-6-2-6-1-6-3-5-1-7-2-5-3-5-4-6-2-5-4-6-3-5-4-5-4-5-3-5-5-3-4-5-4-5-6-4-5-3-5-3-5-4-6-3-5-4-5-2-6-2-6-3-5-3-7-2-6-1-6-1-6-2h-5l-7-1h-6l-6-1h-6l-6 1-6 1h-7l-6 1-6 2-6 1-6 2-6 2-6 2-5 3-6 3-5 3-5 3-6 3-5 4-5 4-5 4-4 3-5 5-4 4-4 4-4 5-4 6-3 4-4 6-3 5-3 5-2 6-3 6-2 5-2 6-2 6-1 6-2 6-1 6v7l-1 6-1 6v6 6l1 6 1 7v6l1 6 2 6 1 5 2 7 2 6 2 5 3 6 3 5 3 6 3 5 3 5 4 5 4 5 4 5 3 4 5 5 5 4 4 4 5 4 5 4 5 3 5 3 6 3 5 4 5 2 6 3 6 1 6 3 6 1 6 2 6 1 6 1 6 1 6 1h7 6 6l6-1 6-1 6-1h7l5-2 6-1 6-3 6-1 6-3 5-3 6-2 5-3 5-3 6-4 4-4 5-4 6-4z">
          <text:p/>
        </draw:path>
        <draw:path draw:style-name="gr138" draw:text-style-name="P136" draw:layer="layout" svg:width="0.314cm" svg:height="0.314cm" svg:x="5.131cm" svg:y="23.537cm" svg:viewBox="0 0 315 315" svg:d="M265 271l-4 4-5 4-5 4-4 4-6 4-5 3-6 3-5 2-5 3-7 2-5 2-6 2-6 2-6 1-6 1-6 1-6 1h-6-6-7-6-6l-6-1-6-1-6-1-7-2-5-1-6-3-6-1-6-3-5-3-6-3-5-3-5-3-6-3-4-4-5-4-5-4-4-4-5-5-4-4-4-5-3-5-4-5-3-6-3-4-4-6-3-6-2-5-2-6-3-6-1-6-2-5-1-6-1-7-1-6v-6l-1-6v-6-6l1-7v-6l1-6 1-6 1-6 2-6 1-6 3-6 2-5 2-7 3-5 3-5 3-6 4-5 3-5 4-5 4-5 3-4 5-4 5-5 4-4 5-4 5-4 5-4 5-3 6-3 5-3 5-3 6-3 6-1 5-3 7-1 6-2 6-1 6-1 6-1h6l7-1h6l6 1h6 6l6 1 6 2h6l6 2 6 2 6 3 6 2 5 2 6 2 5 4 5 3 6 4 4 3 6 3 5 5 4 5 4 4 5 4 3 5 4 5 4 5 3 5 4 6 2 5 4 5 3 6 2 5 1 6 3 6 1 6 2 6 1 6 1 6 1 7 1 6v6 6 6l-1 6-1 7-1 6-1 5-1 6-2 6-2 7-2 5-2 6-3 6-3 5-3 5-3 6-3 4-4 6-4 4-4 5-4 5zM266 272l5-5 3-4 5-5 4-4 3-6 4-5 3-6 3-5 3-5 2-6 3-6 2-5 2-7 1-6 2-5 1-6 1-6 1-7 1-6v-6-6-6l-1-6-1-7-1-6-1-6-2-6-1-6-3-6-1-6-3-5-3-6-3-6-3-5-3-6-3-4-4-6-4-4-4-5-4-4-5-5-4-4-5-5-5-3-5-4-6-3-4-4-6-3-6-3-5-2-6-2-6-3-6-1-6-2-5-1-7-2h-6l-6-1h-6l-6-1-7 1h-6l-6 1h-7l-6 1-5 2-6 1-7 2-6 2-5 2-6 3-6 2-5 3-5 3-6 3-4 4-6 4-5 4-4 4-5 5-4 5-4 4-4 5-4 5-3 5-4 5-3 6-3 5-2 5-3 6-2 6-2 5-2 7-1 6-2 6-1 6v6l-1 6-1 7v6 6l1 6 1 6v6l1 7 2 6 1 6 2 5 2 6 2 6 3 6 3 5 3 6 3 5 3 6 4 4 4 6 4 4 4 5 4 5 5 3 4 4 5 5 5 3 5 4 5 3 6 3 5 3 6 2 6 3 6 2 5 2 6 2 7 1 6 2 6 1h6l6 1h6 7 6l6-1h6l6-1 6-1 7-1 5-2 6-2 6-3 6-2 5-2 6-3 6-3 5-3 5-4 5-3 5-4 4-4z">
          <text:p/>
        </draw:path>
        <draw:path draw:style-name="gr139" draw:text-style-name="P137" draw:layer="layout" svg:width="0.316cm" svg:height="0.316cm" svg:x="5.13cm" svg:y="23.536cm" svg:viewBox="0 0 317 317" svg:d="M267 273l-4 4-5 4-4 3-6 4-4 3-6 4-5 3-6 3-6 2-5 2-6 3-7 2-5 1-6 2-6 1h-6l-7 1-6 1h-6-6-6l-6-1-7-1h-6l-6-2-6-1-6-2-6-2-6-3-5-2-6-2-6-3-5-3-6-3-4-4-6-3-4-5-6-4-4-4-4-4-5-5-4-5-3-5-4-5-3-5-3-5-4-6-3-5-2-6-2-6-2-6-2-5-2-6-1-7-1-6-1-6v-6l-1-6v-6-7l1-6v-6l1-6 1-6 1-6 2-7 1-6 3-5 2-6 2-6 3-5 3-6 3-5 4-5 3-6 4-5 4-5 4-4 4-5 5-5 5-3 5-4 5-4 5-4 5-3 5-3 6-3 6-3 5-2 6-2 6-3 6-1 6-2 6-1 6-1 6-1h6 6l7-1 6 1h7 6l6 1 6 2h6l6 3 6 1 5 3 6 2 6 2 5 3 6 3 5 3 5 4 6 3 4 4 5 4 5 4 4 5 5 4 4 5 4 4 3 7 4 4 3 6 3 5 3 5 2 7 3 5 2 5 2 7 2 6 1 6 2 6v6l1 6 1 7v6 6 6l-1 6-1 6v7l-2 6-1 5-2 6-1 6-3 6-2 6-2 5-3 6-4 5-3 6-4 5-3 5-3 5-5 5-4 4zM268 273l5-4 4-5 4-5 3-5 4-4 4-6 3-5 3-5 3-6 3-6 2-5 2-7 2-5 1-6 2-6 1-6 1-7 1-6 1-6v-6-6-6l-1-7-1-7-1-6-1-6-2-5-1-6-2-7-2-5-3-6-2-6-3-5-4-5-3-6-4-5-3-6-3-5-5-5-4-4-5-5-4-4-5-4-5-3-5-4-5-3-6-3-5-4-5-3-7-2-5-2-6-3-6-1-6-2-6-1-6-2h-6l-6-1h-7l-6-1-7 1h-6l-6 1h-6l-6 1-6 2-6 1-6 2-6 2-6 2-6 3-5 2-6 3-5 3-5 4-6 3-4 4-6 4-5 4-4 4-5 5-3 4-5 5-3 6-4 5-3 5-4 6-2 5-3 6-3 6-2 6-2 5-2 6-1 7-2 6-1 6v6l-1 6-1 6v7 6l1 6 1 6v6l1 6 2 7 1 6 2 6 2 5 2 6 3 6 3 5 3 6 3 5 4 5 3 6 4 4 4 6 4 4 4 4 5 5 5 4 5 4 5 3 5 4 6 3 5 4 6 3 5 2 6 2 6 3 6 2 6 1 6 2 6 1 6 1 7 1 6 1h6 6 6l6-1 7-1 6-1h6l6-2 6-1 6-3 6-2 5-2 6-3 6-3 5-3 6-3 5-3 5-4 5-4 5-4z">
          <text:p/>
        </draw:path>
        <draw:path draw:style-name="gr140" draw:text-style-name="P138" draw:layer="layout" svg:width="0.317cm" svg:height="0.317cm" svg:x="5.129cm" svg:y="23.535cm" svg:viewBox="0 0 318 318" svg:d="M269 274l-5 4-4 4-6 4-4 4-6 3-5 3-5 3-6 3-6 2-5 3-7 2-5 2-6 2-6 1-6 1-7 1-6 1-6 1h-6-6-6l-7-1-6-1-6-1-6-1-6-2-6-1-7-3-6-2-6-2-5-3-6-3-5-3-6-3-5-4-5-4-5-3-5-4-4-5-4-4-5-4-4-6-3-4-3-6-4-5-3-5-4-6-2-5-3-6-2-6-2-5-2-7-2-6-1-6-1-6-1-6v-6l-1-7v-6-6l1-6v-6l1-6 1-7 1-6 2-6 1-6 3-5 2-7 2-5 3-7 3-5 4-6 3-5 4-5 3-5 4-5 4-4 5-5 4-4 4-4 6-4 4-4 6-3 5-4 5-3 6-3 5-3 6-2 6-2 7-3 6-1 5-2 6-1 7-1 6-1h6 6l7-1 6 1h6 7l6 1 6 2h6l5 3 7 1 6 3 5 2 6 2 6 3 5 3 6 3 5 4 5 3 5 4 5 4 4 4 5 5 4 4 4 5 4 4 3 6 4 5 3 6 3 5 3 5 3 7 3 6 1 5 3 6 1 6 2 6 1 6 1 6 1 6 1 7v6 7 6l-1 6-1 6-1 6-1 6-2 7-1 6-2 5-2 6-3 6-3 6-2 5-3 6-3 5-4 5-4 5-4 5-4 5-3 5zM270 274l4-4 4-5 4-4 4-5 4-6 3-5 4-5 3-6 2-5 3-5 3-7 2-5 1-6 2-6 1-7 2-6 1-6 1-6v-6-6-7-6-7l-1-6-1-6-2-6-1-6-2-6-2-6-2-6-3-5-2-7-3-6-3-5-3-6-4-5-4-5-4-4-4-6-4-4-4-4-5-5-5-4-5-3-5-4-5-3-5-3-6-4-6-3-5-2-6-2-6-3-6-1-6-2-6-1-6-2h-6l-7-1h-6l-6-1-7 1h-6l-6 1h-6l-7 1-6 2-6 1-7 2-5 2-6 2-6 3-6 3-5 2-6 3-5 4-5 3-5 4-5 4-4 4-5 4-5 5-3 4-4 6-4 5-4 5-3 5-3 6-3 5-3 6-3 6-2 6-2 6-2 6-1 6-2 6-1 7v6l-1 6-1 6v6 6l1 7 1 6v6l1 6 2 6 1 6 2 7 2 6 2 5 3 6 3 6 3 5 3 6 4 5 3 5 4 5 4 5 4 4 5 5 4 4 5 4 5 4 5 4 5 4 5 3 5 3 7 3 5 2 5 3 7 2 7 2 5 2 6 1 6 2 6 1 7 1h7 6 6 6 6l6-1 7-1 6-1 6-1 6-2 6-2 6-2 6-3 5-2 6-3 6-3 5-3 5-3 5-4 5-4 5-5z">
          <text:p/>
        </draw:path>
        <draw:path draw:style-name="gr141" draw:text-style-name="P139" draw:layer="layout" svg:width="0.319cm" svg:height="0.319cm" svg:x="5.128cm" svg:y="23.534cm" svg:viewBox="0 0 320 320" svg:d="M271 275l-5 4-5 5-5 3-6 4-4 3-6 4-5 3-6 3-5 2-7 2-5 3-6 2-6 1-7 2-6 1-6 1h-6l-6 1h-7-6-6l-7-1h-7l-6-1-6-2-6-1-5-2-7-2-6-2-5-3-6-2-6-3-5-3-6-3-4-4-6-4-4-4-5-4-4-4-5-5-4-5-5-4-3-6-3-4-4-6-3-5-4-5-2-6-3-6-2-5-2-7-2-6-2-6-1-6-1-6-1-6v-7l-1-6v-6-6l1-6v-6l1-7 1-7 1-5 2-6 1-7 3-6 2-6 2-6 3-5 4-6 3-5 3-5 4-6 3-4 4-6 4-4 5-5 4-4 5-4 5-4 5-4 5-3 5-4 5-3 6-3 6-3 5-2 7-2 5-3 6-1 6-2 6-1 7-1 6-1h6 6l7-1 7 1h6 6l7 1 6 2 6 1 6 2 5 1 7 3 6 2 5 2 6 3 6 3 4 3 6 4 5 3 5 4 5 4 5 5 4 4 4 4 4 6 4 4 4 5 4 5 3 6 3 5 3 5 2 7 3 5 2 6 2 6 2 6 1 7 2 6 1 6v6l1 6v7 6 7l-1 6v6l-1 6-2 6-1 6-2 7-1 6-3 5-2 6-3 6-2 5-3 5-4 6-3 5-4 6-4 4-4 5-5 5zM271 276l4-5 5-4 4-5 3-5 4-5 3-5 4-6 3-5 3-6 3-6 2-5 2-6 2-6 1-7 2-6 2-6v-6l1-6 1-6v-7-6-7l-1-6-1-6v-6l-2-6-2-7-1-6-2-6-3-6-2-6-2-6-3-5-3-5-4-6-3-5-4-6-4-4-4-5-5-4-4-5-5-4-4-5-5-3-6-3-5-4-5-3-6-4-5-3-6-2-6-2-6-3-6-1-6-2-6-1-6-2h-7l-6-1h-6l-7-1-7 1h-6l-6 1h-6l-7 1-6 2-6 1-6 2-6 2-6 2-6 3-5 3-6 2-5 4-5 3-6 4-4 4-6 4-4 3-5 5-5 5-3 4-4 5-4 5-4 5-3 5-3 6-3 5-3 6-3 6-2 6-2 6-2 5-1 7-2 6-1 7v6l-1 7-1 6v6 6l1 6 1 7v6l1 7 2 5 1 6 2 6 2 7 2 5 3 6 3 6 3 5 3 6 4 5 4 5 3 6 4 4 4 5 5 4 4 4 5 5 5 4 5 4 5 3 6 4 5 3 6 3 5 2 6 2 6 3 6 2 6 1 6 2 6 2h6l7 1 6 1h7 6 7l6-1 6-1h6l6-1 7-2 6-1 6-3 6-2 6-2 6-3 5-3 5-3 6-3 5-4 6-3 4-4 5-4z">
          <text:p/>
        </draw:path>
        <draw:path draw:style-name="gr141" draw:text-style-name="P139" draw:layer="layout" svg:width="0.32cm" svg:height="0.32cm" svg:x="5.128cm" svg:y="23.534cm" svg:viewBox="0 0 321 321" svg:d="M271 277l-4 4-5 4-5 4-5 3-5 4-6 3-5 3-6 3-6 3-6 2-6 2-6 2-6 2-7 2h-6l-6 1-6 1-6 1h-6-7-6l-7-1-6-1-6-1-6-1-6-2-6-1-6-3-6-2-6-2-6-3-5-3-5-3-6-4-5-3-5-4-5-3-5-5-4-4-5-4-4-5-4-5-4-5-3-6-4-4-3-6-4-6-2-5-3-6-2-6-2-6-2-6-2-6-1-6-1-6-1-7v-6l-1-6v-6-6l1-6v-8l1-6 1-7 1-6 2-6 1-5 3-6 2-7 2-5 3-6 4-6 3-5 3-5 4-5 3-5 4-5 4-5 5-4 4-5 5-4 5-4 5-3 5-4 6-3 5-4 6-3 5-3 6-2 6-2 6-3 6-1 6-2 6-1 6-1 7-1h6 6l7-1 6 1h6 6l7 1 6 2 6 1 6 2 6 1 6 3 7 2 6 2 5 3 5 3 6 3 5 4 6 3 4 4 5 5 5 4 4 4 5 5 4 5 3 4 4 6 4 5 3 5 3 6 3 5 3 6 2 6 2 6 3 5 1 6 2 7 1 6 1 6 1 7 1 6v7 6 6l-1 7-1 6-1 6-1 6-2 6-1 6-2 6-2 7-2 5-4 6-2 6-3 5-4 5-3 6-4 4-4 6-3 4-5 5zM272 277l5-4 4-5 4-5 4-5 4-5 3-6 3-5 3-5 3-6 3-6 3-5 2-7 1-6 2-6 2-6 1-6 1-6 1-6v-7-6-6-7-6l-1-7-1-6-1-6-2-7-2-6-2-6-2-6-2-5-3-7-3-5-3-5-4-6-3-5-4-5-4-5-4-5-4-4-5-5-4-4-5-4-5-4-6-3-4-4-6-3-6-4-5-3-6-2-7-2-6-3-6-1-6-2-6-1-6-2h-7l-6-1h-6l-6-1-7 1h-6l-6 1h-7l-6 1-6 2-6 1-6 2-6 2-7 2-5 3-5 3-7 3-5 3-5 3-6 4-4 4-5 4-5 3-5 5-4 5-4 4-4 5-4 5-4 6-3 5-3 5-3 6-3 5-3 6-2 7-2 5-2 6-1 6-2 6-1 7v6l-1 8-1 6v6l1 6v6l1 7v6l1 6 2 7 1 6 2 6 3 5 2 7 2 5 3 6 3 5 4 6 3 5 4 6 3 4 4 5 5 5 4 4 4 5 6 4 4 4 6 4 4 3 6 4 5 3 6 2 6 4 6 2 5 2 7 2 6 2 6 2 6 1 6 1 6 1h7 6 7 6 6l6-1 7-1 6-1 6-1 6-3 6-1 6-2 7-3 5-2 6-3 6-3 5-3 5-4 5-4 6-4 4-4z">
          <text:p/>
        </draw:path>
        <draw:path draw:style-name="gr142" draw:text-style-name="P140" draw:layer="layout" svg:width="0.322cm" svg:height="0.322cm" svg:x="5.127cm" svg:y="23.533cm" svg:viewBox="0 0 323 323" svg:d="M272 277l-5 5-4 4-6 4-5 4-5 4-5 3-6 3-6 3-5 2-6 2-6 3-6 1-6 3-6 1-6 1-7 1h-6l-6 1h-7-6-7l-6-1h-6l-6-1-6-2-7-1-6-2-6-2-5-2-6-3-6-3-6-2-5-3-6-4-4-3-6-4-4-5-6-3-4-5-4-4-5-5-4-5-4-5-3-5-4-5-3-6-3-5-3-6-2-6-2-6-3-5-2-6-2-7-1-6-1-6-1-6v-7-7l-1-6v-6l1-6v-7l1-7 1-6 1-6 2-6 1-6 3-6 2-6 2-6 3-5 4-6 3-5 3-6 4-5 3-5 4-5 5-5 4-4 4-5 6-4 4-4 5-3 5-4 6-3 5-3 6-4 6-3 5-2 6-2 7-3 6-1 6-2 6-1 6-1 6-1h7 6l7-1 6 1h6 6l6 1 6 2 7 1 6 2 6 1 6 3 6 2 6 2 5 3 6 3 6 3 4 4 6 3 5 5 5 4 4 4 5 4 5 5 4 5 4 5 4 5 3 5 4 5 3 6 3 5 2 6 3 6 2 6 2 6 2 6 1 6 2 7 1 6v6l1 6v7 6 7l-1 6v6l-1 7-2 6-1 6-2 6-1 6-3 6-2 6-3 6-3 5-3 6-3 5-3 6-4 5-4 5-5 5-4 5zM273 278l4-4 5-5 4-5 5-5 3-5 4-5 3-5 3-6 3-6 2-5 3-7 2-5 2-6 2-6 1-6 2-7v-7l1-6 1-6v-7-6-7l-1-6-1-6v-6l-2-7-1-6-2-6-2-6-3-6-2-6-3-6-2-5-3-6-4-5-3-5-4-6-4-4-5-6-4-4-5-4-5-5-5-4-5-4-5-3-5-4-6-3-5-4-6-3-6-2-6-2-6-3-5-1-7-2-6-1-7-2h-6l-6-1h-6l-6-1-7 1h-6l-7 1h-6l-6 1-7 2-6 1-5 2-7 2-6 2-5 3-6 3-6 3-5 3-6 3-5 4-5 4-5 4-5 4-4 4-5 5-4 4-4 6-4 4-3 6-4 5-3 5-3 7-3 5-3 5-2 7-2 6-2 6-1 6-2 6-1 6v7l-1 6-1 7v6l1 6v7l1 7v6l2 6 1 6 1 7 2 6 3 6 2 5 2 6 3 6 4 5 3 6 3 5 4 5 3 6 4 4 5 5 5 5 4 4 5 4 4 4 6 4 5 4 6 3 5 3 5 3 7 3 5 2 6 3 6 2 6 2 7 1 6 2h6l6 1 6 1h7 6 7l6-1 7-1h6l6-2 6-1 6-2 6-2 6-2 6-2 6-2 6-4 5-3 5-3 6-4 5-3 5-4 4-4z">
          <text:p/>
        </draw:path>
        <draw:path draw:style-name="gr143" draw:text-style-name="P141" draw:layer="layout" svg:width="0.323cm" svg:height="0.323cm" svg:x="5.126cm" svg:y="23.532cm" svg:viewBox="0 0 324 324" svg:d="M274 279l-5 5-5 3-4 4-6 4-5 4-5 3-6 3-5 3-6 3-7 2-5 2-6 2-6 2-6 1-7 1-6 1-7 1-6 1h-6-6-7l-6-1-6-1-7-1-6-1-6-2-6-1-6-3-6-2-6-2-6-3-5-3-6-3-5-3-6-4-5-4-5-4-4-4-5-5-5-4-4-5-4-4-4-6-4-5-3-5-3-6-3-5-3-6-2-6-3-5-3-7-2-6-2-6v-7l-2-6-1-6v-7-6l-1-6v-7l1-6v-7l1-6 1-6 1-6 2-6 1-6 4-7 2-6 2-5 3-6 3-6 3-5 4-6 3-5 4-5 5-5 4-5 4-4 5-4 5-5 4-4 6-3 5-4 5-3 6-3 5-4 6-3 6-2 6-2 6-3 5-1 7-2 7-1 6-1 6-1h6 6l7-1 6 1h7 6l6 1 7 2 6 1 6 2 5 1 7 3 6 2 5 2 6 3 6 3 5 3 6 4 5 4 5 4 5 4 5 4 4 4 4 5 5 5 4 5 3 5 4 6 3 5 3 6 3 5 3 6 2 6 2 6 3 6 1 6 2 6 1 6 1 7 1 6 1 6v7 6 6l-1 6-1 6-1 7-1 7-2 6-1 7-3 6-1 5-3 6-2 6-4 6-3 5-3 6-4 5-3 5-4 5-4 5-5 4zM274 280l5-5 5-4 3-5 4-5 4-6 4-5 3-6 3-5 3-5 3-7 3-5 1-6 3-6 1-7 2-6 1-7 1-6 1-7v-6-6-6-7-6l-1-6-1-7-1-7-2-6-1-6-3-5-2-6-2-7-3-5-3-6-4-6-3-5-4-5-3-6-4-4-4-5-5-5-4-4-5-5-5-4-5-4-5-3-5-4-6-3-6-4-5-2-6-3-6-2-6-3-6-1-6-2-6-1-6-2h-7l-6-1h-7l-6-1-7 1h-6l-6 1h-6l-7 1-6 2-7 1-6 2-6 2-5 2-6 3-6 3-6 3-5 3-6 3-5 4-5 4-5 4-5 4-4 5-5 4-4 5-4 5-4 5-3 5-4 6-3 5-4 6-2 6-3 5-2 6-3 7-2 6-1 6-2 6-1 6v6l-1 7-1 6v7l1 6v6l1 7v6l2 6 1 7 2 6 1 6 4 7 2 6 2 5 3 6 3 6 3 5 4 6 3 5 4 5 5 5 4 5 4 4 5 5 5 4 5 4 5 3 5 4 5 3 6 3 6 4 5 3 7 2 6 2 6 3 5 1 7 2 6 1 7 1 6 1h6 7 6 6 6l7-1 6-1 7-1 6-1 6-2 6-2 6-2 6-3 6-3 5-2 6-3 6-4 5-3 5-4 5-4 5-4z">
          <text:p/>
        </draw:path>
        <draw:path draw:style-name="gr144" draw:text-style-name="P142" draw:layer="layout" svg:width="0.325cm" svg:height="0.324cm" svg:x="5.125cm" svg:y="23.532cm" svg:viewBox="0 0 326 325" svg:d="M275 280l-4 4-5 4-5 4-5 4-6 3-5 4-6 3-5 2-7 3-5 3-6 2-6 2-7 2-6 1-6 1-6 1-7 1h-6-6-6-7-7l-6-1-6-1-6-1-7-2-5-1-7-3-6-2-6-2-5-3-6-4-6-3-5-3-6-4-4-3-6-4-5-4-5-5-4-4-4-5-5-5-4-5-3-5-4-6-3-5-3-6-3-6-2-5-2-7-3-6-1-6-3-7v-6l-2-6-1-6v-7-6l-1-6v-7l1-6v-7l1-6 1-6 1-6 2-6 2-6 2-7 2-6 3-5 2-6 4-6 3-5 4-6 3-5 4-5 4-5 4-5 5-4 4-5 5-4 5-4 6-4 5-4 5-3 6-3 6-3 5-3 7-3 5-2 6-2 6-2 6-1 7-2 7-1h6l6-1h6l7-1 6 1h6l6 1h7l7 2 6 1 6 2 6 1 6 3 6 2 6 3 5 2 6 4 6 3 5 4 5 3 5 4 5 4 4 5 5 4 5 5 3 5 5 4 3 6 4 5 3 5 4 6 2 6 3 5 3 7 2 6 2 5 2 6 1 6 2 7 1 7v6l1 6v7 6 6l-1 6v7l-1 6-2 7-1 6-2 6-2 6-2 7-3 5-2 7-3 5-3 5-3 6-4 5-4 6-4 5-4 5-4 4zM276 281l5-5 3-5 5-5 4-5 4-5 4-6 3-5 3-5 3-6 2-6 2-6 3-7 2-6 2-6 1-6 2-7v-6l1-7 1-6v-6-7-6l-1-6-1-6-1-7-1-7-1-6-2-6-2-6-3-6-2-6-3-6-3-5-3-6-3-6-4-4-4-6-4-5-4-5-4-4-5-5-4-4-6-5-4-3-6-4-5-3-6-4-5-3-6-3-6-3-6-2-6-2-6-2-6-1-6-2-7-1-7-1-6-1h-6-6-7-6l-6 1-7 1h-6l-7 2-6 1-6 3-6 1-6 3-6 3-6 2-5 3-6 3-5 4-5 3-7 4-4 5-6 3-4 5-4 5-5 4-4 6-3 4-4 6-4 5-3 5-3 7-3 5-3 6-2 6-2 6-2 6-1 6-2 7-1 6v6l-1 7v6l-1 7 1 6v7l1 6v6l2 6 1 6 2 7 1 6 3 6 2 7 2 6 3 5 4 6 3 6 4 5 3 5 4 5 4 5 4 5 5 5 4 4 6 4 4 4 6 4 6 4 5 3 6 3 5 3 6 3 6 3 6 2 6 2 6 2 6 1 6 1 7 2h6l7 1h7 6 6l7-1h6l6-1 6-2h6l7-3 6-1 6-3 6-2 6-3 6-2 5-3 5-4 6-3 5-4 5-4 5-5z">
          <text:p/>
        </draw:path>
        <draw:path draw:style-name="gr145" draw:text-style-name="P143" draw:layer="layout" svg:width="0.327cm" svg:height="0.326cm" svg:x="5.125cm" svg:y="23.531cm" svg:viewBox="0 0 328 327" svg:d="M277 281l-5 4-5 5-5 4-5 4-6 3-5 3-6 4-6 2-5 3-6 2-6 3-7 1-6 2-6 1-6 2h-6l-6 1-7 1h-7-6-7l-6-1-6-1-7-1-6-1-6-1-7-3-6-1-6-3-6-2-6-3-5-3-6-3-5-3-6-4-5-4-5-4-5-4-5-4-4-5-4-5-4-5-5-5-3-5-4-5-3-7-3-6-3-5-2-6-2-6-3-7-1-6-3-6v-6l-2-6-1-6v-6-7l-1-7 1-6v-7-6l1-6 1-6 1-7 2-6 2-6 2-6 2-6 3-6 2-6 4-6 3-5 4-6 3-5 4-5 4-5 5-5 4-4 4-5 6-4 4-4 6-4 5-3 5-4 6-3 5-3 6-3 6-3 6-2 6-2 7-2 6-1 6-2 7-1h6l7-1h6 7 6 6l6 1h7l6 2 6 1 7 2 6 1 6 3 6 2 6 3 6 2 5 4 5 3 6 4 5 3 5 4 5 5 5 4 5 4 4 5 4 5 4 5 4 5 4 5 3 6 3 6 3 5 3 6 2 6 3 6 2 6 1 6 2 6 1 6 1 7 1 6 1 7v6 7 6l-1 6-1 7-1 6-1 6-2 6-1 7-2 6-3 6-2 6-2 6-3 6-4 5-3 6-3 6-4 5-4 5-5 5-4 5zM277 281l5-4 4-5 5-5 3-5 4-5 3-5 4-7 3-5 3-6 3-6 2-6 2-6 3-6 1-7 2-6 1-6 1-6 1-6 1-7v-6-7l-1-6v-7l-1-6-2-7v-6l-2-6-2-6-2-6-2-6-2-7-3-5-3-6-4-6-3-5-3-5-4-6-4-4-5-6-4-4-4-5-6-4-4-5-6-3-4-4-6-3-6-3-5-4-6-3-6-3-6-2-6-2-6-2-7-1-6-2-6-1-6-1-7-1h-6-6-7-6l-7 1-6 1h-7l-6 2-6 1-7 3-6 1-6 3-6 3-6 2-6 3-5 3-6 4-5 4-6 4-4 4-5 3-4 5-5 5-5 5-4 5-3 5-4 5-3 6-4 5-3 6-3 6-3 5-2 6-2 7-2 6-1 6-2 6-1 7v6l-1 6v7l-1 6 1 7v7l1 6v6l2 6 1 7 2 6 1 6 3 6 2 6 2 6 3 6 4 6 3 6 4 5 3 6 4 5 4 5 5 4 4 5 5 4 5 4 5 5 5 4 5 3 5 4 6 3 6 3 5 2 7 3 6 3 6 1 7 2 6 2 6 1 7 1 6 1 6 1h7 6 7l7-1 6-1 6-1 6-1 7-2 6-1 6-2 6-2 6-2 6-3 5-3 7-4 5-3 5-3 5-4 5-4 5-4z">
          <text:p/>
        </draw:path>
        <draw:path draw:style-name="gr146" draw:text-style-name="P144" draw:layer="layout" svg:width="0.328cm" svg:height="0.327cm" svg:x="5.124cm" svg:y="23.531cm" svg:viewBox="0 0 329 328" svg:d="M278 282l-5 5-5 4-5 3-5 4-5 4-6 3-6 3-5 3-6 3-6 3-6 2-6 2-6 1-7 2-6 1-6 1-7 1-7 1h-7-6-7l-6-1-6-1-7-2h-6l-6-2-6-2-7-2-6-2-6-3-5-2-6-3-6-4-5-3-6-3-4-4-6-5-4-4-5-4-5-5-4-5-4-5-4-5-4-6-4-5-3-6-3-5-3-6-2-6-2-6-3-6-1-6-3-6v-7l-2-6-1-7v-6-7l-1-6 1-6v-7-6l1-6 1-7 1-6 2-7 2-6 2-6 2-6 3-5 2-7 4-5 3-5 4-6 3-5 4-6 4-4 5-6 4-4 5-5 5-4 4-4 6-3 5-4 5-4 6-3 6-3 5-3 7-3 6-2 6-2 6-2 6-1 6-2 7-1h6l7-1h6 7 7 6l7 1h6l6 2 6 1 6 2 7 1 6 3 6 2 6 3 5 3 6 3 6 3 5 4 5 3 5 4 5 5 5 4 5 4 4 5 5 5 3 5 4 5 4 6 3 5 3 6 3 6 3 5 3 6 2 6 2 7 2 6 1 6 1 6 2 6 1 7v6 7 6 7 7l-1 6-1 6-2 6-1 6-2 7-2 6-2 6-3 6-2 6-3 5-3 6-4 6-3 5-4 5-4 5-4 5-4 5zM278 283l5-5 4-5 4-6 5-4 4-6 3-5 4-5 3-6 3-6 2-6 3-5 2-7 2-6 2-6 1-6 2-7 1-6v-6l1-7v-7-6l-1-7v-6-7l-2-6-1-6-1-6-3-6-1-7-2-6-3-6-3-6-3-5-3-6-3-6-4-5-4-5-4-5-4-5-5-5-5-4-4-5-5-4-5-4-6-3-5-4-5-3-6-4-6-3-6-3-5-2-7-2-6-2-6-1-7-2-6-1-6-1-7-1h-6-7-7-6l-7 1-6 1h-7l-6 2-7 1-6 3-6 1-5 3-7 3-6 2-5 3-6 4-6 3-4 4-6 4-5 4-5 4-4 5-5 4-4 5-5 5-3 5-4 5-3 6-3 5-4 6-3 6-2 6-3 6-2 6-2 6-1 7-2 6-1 6v7l-1 6v7l-1 6 1 6v7l1 6v7l2 7 1 6 2 6 1 6 3 6 2 6 2 6 3 6 4 5 3 6 4 6 3 5 4 5 4 5 5 6 4 4 5 5 5 4 5 4 5 4 6 3 5 4 6 3 5 3 6 3 6 3 6 2 7 2 6 2 6 1 6 1 6 2 7 1h6 7 6 7 7l7-1 6-1 7-2 6-1 6-2 6-1 6-2 6-3 6-3 6-3 5-3 6-3 5-4 6-4 5-4 5-4z">
          <text:p/>
        </draw:path>
        <draw:path draw:style-name="gr147" draw:text-style-name="P145" draw:layer="layout" svg:width="0.33cm" svg:height="0.329cm" svg:x="5.123cm" svg:y="23.53cm" svg:viewBox="0 0 331 330" svg:d="M279 283l-5 4-4 4-6 4-5 4-5 5-6 3-5 3-6 3-6 3-7 2-6 3-6 1-6 2-6 1-7 2-6 1h-7l-7 1h-6-7-6l-6-1h-7l-6-2-6-1-6-1-7-3-6-1-6-2-6-4-6-2-6-3-5-3-5-4-6-4-5-4-6-4-4-4-5-5-5-4-4-5-4-5-4-5-4-5-4-6-3-6-3-5-3-6-2-6-2-6-3-6-1-6-2-7-1-6-2-7-1-6v-6-7l-1-6 1-6v-7-6l1-7 1-6 1-7 2-6 2-6 2-6 3-6 2-6 3-6 3-6 3-5 4-6 3-5 4-6 5-4 4-5 4-4 5-5 5-5 5-4 5-3 5-4 6-3 6-4 5-3 6-3 6-3 6-2 6-2 6-2 7-1 6-2 6-1h6l7-1h7 6 7 6l7 1h6l6 2 7 1 6 2 6 2 7 2 6 2 6 3 6 3 5 3 6 3 5 4 6 4 5 4 5 4 4 4 5 5 4 5 5 4 4 6 4 4 4 6 3 6 3 5 3 6 3 6 2 6 3 6 1 6 2 7 2 6 1 6 1 6 1 7v6l1 6v7 6l-1 7-1 7v6l-2 7-2 6-1 6-2 6-3 6-2 6-2 6-3 6-3 5-4 6-3 5-4 6-5 4-4 6-4 4zM280 284l4-5 5-5 4-5 4-5 4-5 3-5 4-7 3-5 3-5 3-7 2-6 2-6 3-6 1-6 2-6 1-7 1-6 1-7 1-7v-6-7l-1-6v-6l-1-7-1-6-1-6-2-7-2-6-2-7-2-6-3-5-2-6-3-6-3-6-4-5-3-6-4-5-5-5-4-5-4-5-5-4-5-5-5-4-5-4-5-3-5-4-7-3-5-4-6-3-6-2-6-3-7-2-6-2-6-1-6-2-7-1-6-1-7-1h-6-7-6-7l-7 1-6 1h-6l-7 2-6 1-6 3-6 1-6 3-7 3-5 2-6 3-6 4-5 3-5 4-6 4-4 4-6 4-4 5-5 4-4 5-5 5-3 6-3 4-4 7-3 5-4 5-3 7-2 6-2 5-3 6-2 7-1 6-2 7-1 6v7l-1 6v6l-1 7 1 6v7l1 6v7l2 6 1 6 2 7 1 6 3 6 2 6 3 6 2 6 4 6 3 5 4 6 3 5 4 5 5 5 4 5 4 5 5 4 5 5 5 3 5 4 6 5 5 4 6 3 6 3 6 2 5 3 6 3 7 1 6 2 7 2 6 1 6 1 7 1 6 1h6 7 6l7-1 7-1h6l7-2 6-2 6-1 6-2 6-2 7-3 6-2 6-3 6-3 5-4 6-3 5-5 5-4 5-5z">
          <text:p/>
        </draw:path>
        <draw:path draw:style-name="gr148" draw:text-style-name="P146" draw:layer="layout" svg:width="0.331cm" svg:height="0.33cm" svg:x="5.122cm" svg:y="23.529cm" svg:viewBox="0 0 332 331" svg:d="M281 284l-6 4-5 5-5 4-5 4-6 3-5 4-6 3-6 3-6 2-6 3-6 2-6 2-6 1-7 3-6 1-7 1-6 1-7 1h-6-7-6l-6-1-7-1-6-1-7-1-6-3-7-2-6-1-6-3-5-3-7-2-5-3-6-3-5-4-6-4-5-4-5-4-5-4-5-4-5-5-3-5-5-5-4-5-4-6-3-5-4-5-3-7-2-5-3-6-2-6-3-6-1-7-2-6-1-6-2-6-1-7v-6-7l-1-6 1-7v-6-7l1-6 1-7 1-6 2-6 2-7 3-6 2-5 2-7 3-6 3-5 3-6 4-6 3-4 4-6 5-5 4-5 4-4 5-5 5-5 5-4 5-3 6-4 5-3 6-4 6-3 5-3 6-3 6-2 7-2 6-2 6-1 7-2 6-1h6l7-1h6 7 6 7l7 1h6l7 2 6 1 6 2 6 2 6 2 6 3 6 2 6 3 5 3 7 3 5 4 5 4 5 4 5 4 5 4 5 5 5 5 4 4 5 6 3 5 3 6 4 5 3 5 3 6 3 7 3 5 2 6 2 6 2 7 2 6v7l2 6 1 7v6 6 7 6 7l-1 6-1 6-1 7-2 7-2 6-2 6-2 6-2 6-4 6-2 6-3 5-4 6-4 6-3 4-4 6-4 5-5 5zM281 284l5-4 4-5 4-4 4-6 4-5 4-6 3-5 4-5 2-7 3-6 3-6 2-6 2-6 2-6 1-7 2-6 1-7v-6l1-7v-6-7l-1-6v-7-6l-2-6-1-7-1-6-3-7-1-6-2-6-3-6-3-6-3-6-3-5-4-6-4-6-3-5-4-5-4-5-5-5-4-4-7-4-4-5-6-4-5-3-5-4-6-3-6-4-5-3-7-2-6-2-6-3-6-2-6-1-6-2-7-1-6-1-7-1h-7-6-7-6l-7 1-6 1h-7l-6 2-6 1-6 3-7 1-6 3-6 3-6 3-5 3-6 3-6 3-5 4-5 4-5 4-5 4-5 5-4 4-5 6-4 4-4 6-3 5-4 6-3 5-4 6-3 6-2 6-2 6-3 6-2 6-1 6-2 7-1 7v6l-1 7v6l-1 7 1 6v7l1 6v7l2 6 1 6 2 7 1 6 3 7 2 6 3 5 2 6 4 6 3 6 4 5 3 6 4 4 5 6 4 4 5 5 5 4 4 5 6 4 5 4 6 4 5 3 5 4 6 3 6 2 6 3 6 2 6 2 7 2 6 3h7l6 2 7 1h6 6 7 6 7l6-1 7-1 6-1 7-3 6-1 7-3 6-1 5-3 6-3 7-3 5-3 5-3 6-4 5-3 6-4 4-5z">
          <text:p/>
        </draw:path>
        <draw:path draw:style-name="gr149" draw:text-style-name="P147" draw:layer="layout" svg:width="0.333cm" svg:height="0.332cm" svg:x="5.122cm" svg:y="23.528cm" svg:viewBox="0 0 334 333" svg:d="M282 286l-5 5-5 4-5 4-6 4-5 4-6 3-5 3-6 3-6 2-6 3-6 2-7 2-6 2-6 1-6 2-7 1h-6l-7 1h-6-7-7l-6-1h-7l-6-2-7-1-6-1-6-3-6-1-6-2-7-3-5-3-6-3-6-4-5-3-5-4-6-3-5-4-5-5-4-5-5-4-5-5-4-5-4-5-4-5-3-6-4-6-3-5-2-6-3-6-3-6-2-6-2-6-1-7-2-6-1-7-1-6-1-7v-7l-1-6 1-7v-6l1-6 1-7 1-6 1-7 2-6 2-6 2-7 3-6 2-6 3-5 3-6 3-6 4-5 4-6 4-5 4-5 4-5 5-5 4-4 5-4 6-5 4-4 6-3 6-4 5-3 5-4 7-3 6-2 6-3 6-2 6-2 6-1 7-2 7-1h6l7-1h6 7 6 7l6 1h6l7 2 6 1 6 2 7 2 6 3 6 2 6 2 6 3 6 4 5 3 6 4 5 4 5 4 5 4 5 4 5 5 5 4 3 6 4 5 4 5 4 5 4 6 3 6 3 5 2 6 3 7 3 6 1 6 3 6 1 6 1 7 1 6 1 7v6l1 7v7 6l-1 7-1 6v7l-2 6-1 6-2 6-2 6-3 7-2 6-3 6-2 6-4 5-3 6-4 5-4 6-4 5-4 5-4 4zM282 287l5-5 4-5 5-5 4-5 4-5 4-5 3-7 3-5 3-6 3-5 2-7 2-6 3-6 1-7 2-6 1-6 1-7 1-6 1-7v-6-7l-1-7v-6l-1-7-1-7-1-6-2-6-2-6-2-6-2-6-3-7-2-6-3-6-3-5-4-6-4-5-4-5-4-6-4-5-5-4-5-5-4-4-5-5-5-4-6-4-5-3-6-4-6-4-6-3-5-2-6-2-7-3-7-2-6-1-6-2-6-1-7-1-6-1h-7-6-7-6l-7 1-6 1h-7l-7 2-6 1-7 3-6 2-6 2-5 3-7 3-6 4-5 3-5 4-6 3-5 4-6 4-4 5-5 4-5 5-4 5-4 5-4 5-4 5-4 6-3 6-3 5-3 6-2 6-2 6-3 7-2 6-2 6v7l-2 6-1 6-1 7v6l-1 7 1 6v7l1 7 1 6 2 7 1 7 2 6 1 6 3 6 2 6 3 6 3 6 3 6 3 5 4 6 4 5 4 6 4 5 4 5 5 4 4 5 5 4 6 4 5 4 5 4 6 3 6 4 5 2 6 3 7 3 6 2 6 2 6 3 6 1 7 1 6 1 7 1 6 1h7 7 6l7-1 6-1h7l6-2 7-1 6-2 6-2 6-2 7-3 6-2 5-3 6-3 6-4 5-3 5-4 6-5 4-4z">
          <text:p/>
        </draw:path>
        <draw:path draw:style-name="gr149" draw:text-style-name="P147" draw:layer="layout" svg:width="0.334cm" svg:height="0.334cm" svg:x="5.121cm" svg:y="23.528cm" svg:viewBox="0 0 335 335" svg:d="M283 287l-5 5-4 4-6 5-5 3-6 4-5 3-6 3-6 4-6 2-6 3-6 1-6 3-6 1-7 2-6 1-7 1-7 1-6 1h-7-7-6l-7-1-6-1-6-1-7-1-6-2-6-2-6-2-7-3-6-2-6-3-5-2-7-4-5-3-5-4-6-4-5-5-5-3-5-5-5-5-4-4-4-6-4-5-4-5-4-6-3-5-3-6-3-6-3-6-2-6-3-6-1-7-2-6-1-7-2-6-1-7v-6-7l-1-6 1-7v-6-7l1-6 2-6v-7l2-6 2-7 3-6 2-6 2-6 3-6 3-6 3-5 4-6 4-6 4-4 4-6 4-4 5-6 5-4 5-5 6-4 5-4 5-3 6-4 5-3 6-4 6-3 6-2 6-2 6-3 7-2 6-1 6-2 7-1h7l6-1h7 7 6 7l6 1 7 1 6 1 6 1 6 2 7 2 6 3 7 2 5 2 6 3 5 3 7 4 5 3 5 4 6 4 4 5 5 5 5 5 4 4 5 5 4 5 4 6 4 5 3 5 3 6 4 6 2 6 3 6 2 7 2 6 2 6 2 6v6l2 7 1 6v7l1 6v7 7l-1 6-1 7-1 7-1 6-2 6-1 7-3 6-2 6-2 6-3 6-4 6-3 5-3 6-4 6-3 5-4 5-5 5-5 5zM284 288l4-4 5-6 4-4 4-6 4-5 4-6 3-5 3-6 3-6 3-6 3-6 2-6 2-6 2-6 1-7 2-6 1-7 1-7v-6-7-7-6-7l-1-6-2-7-1-6-1-6-2-7-2-6-3-6-2-7-3-5-3-6-4-6-3-6-4-5-3-5-4-5-5-6-5-4-4-5-5-5-5-4-6-5-5-3-5-4-6-3-6-4-5-3-6-2-7-2-6-3-6-2-7-1-6-2-6-1-7-1-6-1h-7-6-7-7l-6 1-7 1-7 1-6 1-7 1-6 3-6 2-6 2-6 3-6 3-6 3-5 3-6 4-6 4-5 3-5 4-5 5-6 5-4 5-4 5-5 5-4 5-3 6-4 5-3 6-4 6-3 6-2 5-2 6-3 7-1 7-2 6-1 6-2 7v6l-1 7v6l-1 7 1 7v6l1 7v6l2 6 1 7 2 6 1 7 3 6 2 6 3 6 3 6 3 6 3 6 4 5 4 6 4 5 4 5 4 5 5 5 5 4 6 4 5 5 5 4 5 4 6 3 6 3 6 3 5 3 7 2 6 2 6 3 7 1 6 3h6l7 2 6 1 7 1h6 7 7l6-1 7-1 7-1 6-1 7-2 6-1 6-3 6-2 6-2 6-3 7-3 5-3 5-4 7-4 4-3 6-4 5-4z">
          <text:p/>
        </draw:path>
        <draw:path draw:style-name="gr150" draw:text-style-name="P148" draw:layer="layout" svg:width="0.336cm" svg:height="0.335cm" svg:x="5.12cm" svg:y="23.527cm" svg:viewBox="0 0 337 336" svg:d="M284 289l-4 5-6 4-5 3-5 4-6 4-5 4-6 3-6 3-6 2-6 3-6 2-6 2-7 2-7 1-6 2-6 1-7 1h-6-7-7-6-7l-6-1-7-2-6-1-6-2-7-1-6-3-7-2-7-2-5-3-6-4-6-3-6-3-5-4-5-3-5-5-6-4-4-5-5-4-4-6-4-4-4-6-4-5-4-5-3-7-3-5-3-6-3-6-2-6-3-7-1-6-2-6-1-7-2-6-1-6v-7-6l-1-7 1-7v-6-7l1-6 2-7v-7l3-6 1-6 3-7 2-6 2-5 3-7 3-6 3-5 4-5 4-6 4-6 5-5 3-5 5-5 5-4 5-5 5-4 5-4 6-3 6-4 5-3 6-4 6-3 6-2 7-2 6-3 6-2 7-1 6-1 6-2h7l7-1h6 7 7 6l7 1 7 1 6 1 6 1 7 2 6 2 6 3 6 2 6 2 6 3 6 3 5 4 6 3 5 4 6 5 5 4 5 4 4 5 5 4 5 6 3 5 4 6 4 5 3 6 4 6 3 6 2 5 3 6 3 7 1 6 3 7 1 6 1 6 2 7v6 7l1 6v7l-1 6v7 7l-1 6-2 6-1 7-2 7-2 6-3 6-2 6-3 6-3 6-3 6-3 5-4 6-4 5-4 5-4 5-5 5zM285 290l5-6 4-4 4-5 5-5 4-6 3-5 4-6 3-6 3-6 3-6 2-6 3-6 2-6 1-7 2-6 1-7 1-6 1-7v-6l1-7v-7l-1-6v-7l-1-6-1-7-1-6-2-7-2-6-2-6-3-7-2-6-3-6-3-6-3-6-3-5-4-5-4-6-4-6-4-5-5-5-5-5-5-4-5-4-5-4-5-4-6-4-6-3-5-4-7-3-6-2-6-2-6-3-6-2-6-1-7-2-6-1-7-1-7-1h-6-7-7-7l-6 1-7 1-6 1-7 1-6 1-6 3-6 2-7 2-6 3-7 3-6 3-5 3-5 4-6 4-5 3-6 4-4 5-5 5-5 4-4 6-5 4-4 6-3 6-4 5-3 6-4 6-3 6-2 6-2 6-3 6-1 7-2 6-1 7-2 7v6l-1 7v6l-1 7 1 7v6l1 7v6l2 7 1 6 2 6 1 7 3 6 3 7 2 6 3 5 3 6 3 6 4 5 4 5 4 6 5 5 3 5 5 4 5 5 5 5 6 4 5 4 5 3 6 4 6 3 5 3 6 3 7 3 7 2 6 2 6 2 7 2 6 1 7 2h6 7l6 1h7 7l6-1h7l6-1 7-2 6-1 7-2 6-2 7-3 6-2 5-2 6-3 7-4 5-3 5-4 6-4 5-4 5-4z">
          <text:p/>
        </draw:path>
        <draw:path draw:style-name="gr151" draw:text-style-name="P149" draw:layer="layout" svg:width="0.337cm" svg:height="0.337cm" svg:x="5.119cm" svg:y="23.526cm" svg:viewBox="0 0 338 338" svg:d="M286 291l-5 3-5 5-5 4-6 4-5 4-6 3-6 4-6 3-5 2-7 2-6 3-7 2-6 1-6 2-7 2h-6l-7 1-6 1h-7-7l-7-1h-7l-6-1-7-1-6-1-7-2-6-2-6-2-7-3-6-2-6-3-5-3-7-3-5-4-5-3-6-5-5-3-5-5-5-5-5-4-4-5-4-5-4-6-4-5-4-6-3-5-3-6-3-6-2-6-3-6-3-6-1-7-2-6-1-6-2-7-1-6v-7-6l-1-7 1-7v-7-6l1-7 2-7v-6l3-7 1-6 3-6 2-6 2-6 3-7 3-6 4-6 3-5 4-6 4-5 5-5 4-5 5-5 4-4 5-5 6-4 5-4 5-3 6-4 5-3 6-4 6-3 7-2 6-2 6-3 6-2 6-1 7-1 6-2h7l6-1h8 7 6 7l6 1 7 1 6 1 7 1 7 2 6 2 6 3 6 2 6 2 6 3 6 3 6 4 5 4 6 4 5 4 5 4 5 4 5 5 4 4 4 6 5 5 4 6 4 5 3 5 3 6 3 7 3 6 2 6 3 6 2 6 2 7 2 7 1 6 1 7 1 6v7l1 6v7l-1 7v6l-1 7-1 6-1 7-2 6-1 6-3 7-2 6-2 6-3 6-3 6-4 6-3 6-3 5-4 6-5 5-4 5-4 4zM286 291l5-5 4-5 5-5 4-5 4-6 3-5 4-6 3-6 3-5 3-6 3-7 2-6 2-6 2-7 2-6v-7l2-6 1-7v-6-7-7-6-7l-1-7-2-6v-7l-3-6-1-7-3-6-2-7-2-5-3-6-3-7-4-6-3-6-3-5-4-5-5-6-5-5-3-5-6-5-4-3-6-5-4-4-6-4-6-4-5-3-7-4-5-2-6-3-6-2-6-3-7-2-7-1-6-2-7-1-7-1-6-1h-7-6-7-8l-6 1-7 1-6 1-7 1-6 2-6 2-7 2-6 2-6 3-6 3-6 3-5 3-6 4-6 4-5 3-5 5-5 4-5 5-5 5-4 5-4 5-5 5-3 6-4 5-3 6-4 6-2 7-3 6-2 6-3 6-1 6-2 7-1 6-2 7v7l-1 6v7l-1 7 1 7v6l1 7v6l2 7 1 6 2 7 2 6 2 6 3 6 2 6 3 7 3 5 3 6 4 6 4 5 4 5 5 6 4 4 5 5 4 5 6 4 5 4 5 4 5 4 6 4 6 3 6 3 6 3 6 2 7 3 6 2 6 1 7 2 6 2 7 1 6 1h7l7 1h7 7l6-1 7-1 6-1 7-1 6-2 7-1 6-3 6-2 7-2 6-3 5-3 6-4 6-3 6-3 5-4 5-4 5-5z">
          <text:p/>
        </draw:path>
        <draw:path draw:style-name="gr151" draw:text-style-name="P149" draw:layer="layout" svg:width="0.338cm" svg:height="0.338cm" svg:x="5.119cm" svg:y="23.525cm" svg:viewBox="0 0 339 339" svg:d="M286 291l-5 5-5 5-5 3-5 4-6 4-6 3-6 4-5 2-6 3-7 3-6 2-6 2-7 2-7 2-7 1-6 1-7 1h-6-7-7-6-7l-6-1-7-2-6-1-7-2-6-1-6-3-7-2-6-2-6-3-6-3-6-4-6-3-5-4-5-4-5-4-6-5-4-4-5-5-4-4-5-6-4-5-4-6-4-5-3-6-3-6-3-6-2-6-3-6-2-6-2-6-2-7-1-7-2-6v-7l-1-7v-6l-1-7 1-7v-6l1-7v-6l2-7 1-6 2-7 1-7 3-6 2-6 3-6 2-7 4-6 3-5 4-5 3-6 5-5 4-6 4-4 5-6 5-4 5-4 5-5 5-4 6-3 6-4 5-3 6-4 6-3 6-2 6-2 7-3 6-1 6-2 7-1 6-2h7l6-1h7 7 7 6l7 1 7 1 6 1 7 1 7 2 7 2 6 3 6 2 6 3 5 2 7 4 5 3 6 4 6 4 4 4 6 4 4 4 6 5 3 5 5 5 5 5 4 6 3 5 3 6 4 6 3 6 3 6 2 5 2 7 3 7 1 6 3 7v7l2 6 1 7v7 6 7 7 6l-1 7-2 6v7l-2 6-2 7-2 6-2 6-3 6-3 7-3 5-3 6-4 6-3 5-4 5-4 6-5 5-4 5zM287 292l4-5 5-5 5-5 3-5 4-5 4-6 4-6 3-5 3-6 2-7 4-6 2-6 1-6 3-7 1-6 1-7 2-6v-7-6l1-7v-7l-1-6v-7-7l-2-6-1-7-2-7-2-7-2-6-2-7-3-6-3-6-3-5-3-7-4-5-3-6-4-5-4-5-5-6-4-4-5-5-5-4-5-5-5-4-6-4-5-4-6-3-6-3-6-3-6-3-6-2-6-3-7-2-7-1-7-2-6-1-7-1-7-1h-6-7-7-7l-6 1-7 1-7 1-6 1-6 2-7 2-6 2-6 2-6 3-7 3-5 3-6 4-5 3-6 4-5 3-6 5-5 5-5 4-4 5-5 5-4 5-4 5-3 6-4 5-3 6-4 6-3 6-3 6-2 6-2 7-2 7-2 6-1 7-1 6-1 7-1 7v6 7 7 6l1 7 1 7 1 6 2 7 1 7 2 6 2 6 3 6 2 6 3 6 4 7 3 5 4 6 3 6 5 5 4 5 4 5 5 5 5 4 5 5 6 4 5 4 5 3 6 4 6 3 5 3 6 3 7 3 6 2 7 2 6 2 6 2 7 1 6 2h7 7l6 1h7 7l6-1h7l7-1 6-2 7-1 7-2 6-2 6-2 7-3 6-3 6-3 6-3 6-3 5-4 5-4 6-4 5-4z">
          <text:p/>
        </draw:path>
        <draw:path draw:style-name="gr152" draw:text-style-name="P150" draw:layer="layout" svg:width="0.34cm" svg:height="0.34cm" svg:x="5.118cm" svg:y="23.524cm" svg:viewBox="0 0 341 341" svg:d="M287 293l-4 5-6 3-5 5-5 4-6 4-6 3-6 3-6 3-6 3-7 2-6 3-6 2-7 2-6 1-6 2h-7l-7 1-6 1h-7-7l-6-1h-7l-7-1-6-1-7-2-6-1-7-2-6-2-7-2-6-3-6-3-5-3-7-3-5-4-5-4-6-4-5-3-6-5-4-5-5-4-4-6-4-4-5-6-4-5-3-6-4-6-3-6-3-6-2-6-3-6-2-6-2-7-2-6-1-7-2-6v-7l-1-7v-6-7-7-6l1-7v-7l2-7 1-7 2-6 1-6 3-7 2-6 3-6 2-6 4-6 3-6 4-5 4-6 4-5 4-6 4-4 5-5 5-5 5-4 6-5 5-4 5-3 6-4 6-3 5-4 6-3 7-2 6-2 6-3 7-1 6-2 6-1 7-2h7l6-1h7 7 6 7l7 1 6 1 7 1 6 1 7 2 7 2 6 3 6 2 6 3 6 3 6 3 6 3 6 4 5 4 6 4 5 4 5 5 4 5 5 4 5 6 3 4 4 6 4 6 4 5 3 6 3 6 3 6 3 6 2 6 2 6 2 7 1 7 2 7 1 6 1 7v7l1 6v7l-1 7v7l-1 6-1 7-1 7-1 6-3 7-1 6-3 6-3 6-2 6-3 6-3 6-4 6-4 5-4 6-4 5-4 5-5 5zM288 294l5-6 5-4 4-6 4-4 4-6 4-6 3-5 4-7 3-5 2-6 3-6 2-7 2-6 2-7 2-6 1-7 1-7 1-6v-7l1-7v-7l-1-6v-7l-1-7-1-6-2-7-1-7-2-7-2-6-3-6-2-6-3-6-3-6-3-6-4-6-4-5-4-6-4-5-4-6-5-4-5-5-5-4-5-4-5-5-5-4-7-4-6-3-6-3-6-3-6-3-6-2-6-3-7-2-7-1-6-2-7-1-6-1-7-1h-7-6-7-7l-6 1-7 1-7 1-6 1-7 2-6 2-6 2-6 2-7 3-6 3-6 3-5 4-6 3-6 4-5 4-6 4-4 5-6 4-4 5-4 5-5 6-4 4-3 7-4 5-3 5-4 6-3 7-3 6-2 6-2 6-2 7-1 6-2 7-1 7-1 7-1 7v6 7 7 6l1 7 1 7 1 6 2 7 1 6 2 7 3 6 2 7 2 6 3 6 4 5 3 7 4 5 4 5 4 6 4 5 4 5 5 5 5 5 5 4 6 4 5 4 5 4 6 3 6 4 6 3 6 3 6 2 7 3 6 2 7 2 6 1 7 2 6 1 7 1h7l6 1h7 7l6-1 7-1 7-1 6-1 7-2 6-1 6-3 7-2 6-2 7-3 5-3 6-3 6-4 6-3 6-4 5-5 5-4z">
          <text:p/>
        </draw:path>
        <draw:path draw:style-name="gr152" draw:text-style-name="P150" draw:layer="layout" svg:width="0.341cm" svg:height="0.341cm" svg:x="5.118cm" svg:y="23.524cm" svg:viewBox="0 0 342 342" svg:d="M288 294l-5 5-5 4-5 5-6 3-6 3-5 4-6 3-6 3-6 4-6 2-7 2-6 3-6 1-7 2-6 1-7 1-7 1h-6-7-7-6-7l-7-1-6-2-7-1-7-2-7-1-6-3-6-2-6-2-6-3-6-3-6-4-6-3-5-4-6-4-5-5-5-3-5-5-5-6-4-4-4-6-4-5-4-5-4-6-4-6-3-5-3-6-2-7-2-6-3-6-2-7-2-6-1-7-2-6v-7l-1-7v-6-7-8-6l1-7v-7l2-6 1-7 2-6 1-7 3-6 2-6 3-7 3-6 3-6 3-5 4-6 4-6 4-4 5-6 3-5 5-5 5-5 5-4 6-4 5-5 5-3 6-4 6-3 6-4 6-2 6-3 7-2 6-3 6-1 7-2 6-1 7-2h7l6-1h7 7 6 7l7 1 6 1 7 1 6 1 7 2 6 2 6 3 7 2 6 3 6 3 6 3 6 3 6 4 5 4 5 5 5 3 5 5 5 5 5 4 4 6 4 5 4 5 4 6 5 6 3 5 3 7 3 6 2 6 2 6 3 6 1 7 2 6 1 7 2 6 1 7v7 6 8 7 6l-1 7-2 7v6l-2 7-2 6-2 7-2 7-3 6-3 6-3 5-3 6-4 6-4 6-4 5-4 5-4 5-5 5zM288 294l6-4 4-5 4-5 5-6 4-5 3-5 4-7 4-5 3-6 3-6 3-6 2-7 2-7 2-6 1-7 1-6 2-7v-7-6l1-7v-8l-1-6v-7-7l-2-6-1-7-2-7-1-6-3-6-2-7-2-6-4-6-3-6-3-6-4-5-4-6-4-6-5-5-3-5-5-5-6-5-4-4-6-4-5-5-5-4-6-3-6-4-5-3-6-3-7-3-6-2-7-3-6-1-6-2-7-2-6-1-7-1-7-1h-7-6-7-7l-7 1-6 1-7 1-6 2-7 1-6 2-7 2-6 2-7 3-6 3-5 4-6 3-6 4-6 3-5 4-5 4-5 5-5 4-5 6-4 4-5 6-4 5-3 6-4 5-3 6-4 6-3 6-3 7-2 6-2 6-2 6-1 7-2 6-1 7-1 7-1 6v7 8 7 6l1 7 1 7 1 6 2 7 1 6 2 7 3 6 2 6 2 7 3 6 4 6 3 5 4 6 4 6 4 5 5 5 4 5 5 5 4 5 6 4 5 5 6 4 5 3 5 4 7 3 6 3 5 3 6 3 7 2 6 3 7 1 7 2 6 1 7 2h7 7l6 1h7 7l6-1h7l7-1 6-2 7-1 6-2 7-2 6-2 6-3 6-3 6-3 7-3 5-4 5-4 6-3 5-4 6-5z">
          <text:p/>
        </draw:path>
        <draw:path draw:style-name="gr153" draw:text-style-name="P151" draw:layer="layout" svg:width="0.343cm" svg:height="0.343cm" svg:x="5.117cm" svg:y="23.523cm" svg:viewBox="0 0 344 344" svg:d="M290 295l-5 5-5 4-6 4-5 4-5 4-6 4-6 3-6 3-6 3-6 2-7 3-7 2-6 2-7 1-6 2h-7l-7 1-6 1h-7-7l-6-1h-7l-7-1-7-1-6-2-7-1-6-2-6-2-7-2-6-3-6-3-6-3-6-4-5-3-6-4-6-3-5-5-5-5-5-4-4-5-5-5-4-5-4-5-4-6-4-6-5-5-3-7-3-6-2-6-2-6-3-6-2-7-2-6-1-7-2-6v-8l-1-7v-6-7-7-7l1-6v-7l2-7 1-6 2-7 1-6 3-6 2-7 3-6 3-6 3-6 4-6 4-6 4-5 4-5 4-6 5-5 5-5 4-5 6-4 4-4 6-4 6-4 5-4 6-3 6-4 6-2 6-3 6-2 7-3 6-1 7-2 7-1 6-2h7l7-1h6 7 7 7l6 1 7 1 7 1 6 1 7 3 6 1 7 3 6 2 6 3 6 3 6 3 6 4 5 3 6 4 5 5 5 3 5 5 5 5 5 5 4 5 5 5 3 5 4 7 4 5 3 6 3 6 3 6 3 6 2 7 2 6 2 6 1 7 2 6 1 7 1 7v6l1 7v7l-1 7v6l-1 8-1 7-1 6-1 7-3 6-1 7-3 6-3 6-2 7-3 6-4 5-3 6-4 6-4 5-4 6-4 5-5 5zM291 296l4-5 5-5 4-5 4-5 5-5 4-7 3-5 3-6 3-6 3-7 2-6 4-6 1-6 2-7 2-6 1-7 1-7 1-7v-7l1-7v-7l-1-7v-6l-1-7-1-7-2-6-1-7-2-6-2-7-3-6-2-6-3-6-3-7-4-5-3-6-4-6-4-5-4-5-5-6-5-4-4-5-5-5-5-4-6-4-5-4-6-4-6-4-6-3-6-3-6-3-6-2-6-3-7-1-7-2-6-2-7-1-7-1h-6l-7-1h-7-7-6l-7 1-7 1-6 1-7 2-7 1-7 2-6 2-6 2-6 3-6 3-6 4-7 3-5 4-5 3-6 4-5 5-6 4-4 5-5 5-4 4-5 6-4 5-4 6-4 6-3 5-4 6-3 6-3 7-2 6-2 7-2 6-1 7-2 6-1 7-1 7-1 6v7 7 7 7l1 6 1 8 1 7 2 6 1 7 2 6 3 6 2 7 3 6 2 6 4 6 4 6 4 5 4 6 4 5 4 5 5 6 5 4 4 5 6 5 5 4 5 4 6 4 6 3 5 4 7 3 6 2 6 3 6 3 7 2 6 2 7 1 6 2 7 1 7 1h6l7 1h7 7l7-1 6-1 7-1 7-1 6-2 7-1 6-2 7-3 6-2 6-3 6-3 6-3 6-4 6-4 5-4 6-4 5-4z">
          <text:p/>
        </draw:path>
        <draw:path draw:style-name="gr154" draw:text-style-name="P152" draw:layer="layout" svg:width="0.344cm" svg:height="0.344cm" svg:x="5.116cm" svg:y="23.522cm" svg:viewBox="0 0 345 345" svg:d="M291 297l-4 4-6 5-5 4-5 4-6 4-6 3-6 3-6 4-7 3-6 2-6 2-6 3-7 1-6 2-7 1-7 1-6 1-7 1h-7-7l-7-1h-6l-7-1-7-2-6-1-7-2-6-1-7-2-6-3-6-3-7-2-6-3-5-4-6-3-7-4-5-5-5-4-6-4-4-5-5-4-5-6-4-5-4-6-4-5-4-5-3-7-4-5-2-6-3-6-2-7-3-6-2-7-2-7-1-6-2-7v-7l-1-6v-7-7-7-7l1-6v-7l2-7 1-6 2-7 1-7 3-6 2-7 3-6 3-6 3-6 3-6 4-6 4-5 4-5 5-6 4-5 5-4 4-5 6-4 5-5 6-4 6-4 5-4 6-3 7-3 6-3 6-3 6-2 6-3 7-1 6-2 7-1 7-2h6l7-1h7 7 6l7 1h7l7 1 6 1 7 1 6 3 7 1 7 3 6 2 6 3 6 3 6 3 6 4 6 4 5 4 6 4 5 4 5 5 4 4 5 5 4 5 5 6 4 5 4 6 3 6 4 5 3 6 3 7 2 6 3 6 2 7 1 6 2 7 1 6 2 7 1 7v6l1 7v7l-1 7v7l-1 6-2 7v7l-2 6-2 8-2 6-3 6-2 6-3 6-3 7-3 6-3 5-4 6-5 6-4 5-4 5-5 5zM292 298l5-5 4-6 5-5 4-5 4-6 4-5 3-6 3-6 4-6 3-6 2-6 2-7 3-6 2-8 1-6 1-7 2-7 1-6v-7-7-7-7-6l-2-7-1-7-1-7-2-6-1-7-3-6-2-6-3-6-2-7-4-6-3-6-3-6-4-6-5-5-4-5-4-6-5-4-5-5-5-5-5-4-5-4-6-4-6-4-6-4-5-3-6-3-7-2-6-3-7-3-6-1-7-2-6-2-7-1-7-1h-7l-7-1h-6-7-7l-7 1-7 1-6 1-7 2-6 1-7 2-6 2-7 2-6 3-6 3-6 4-6 3-5 4-7 3-5 4-6 5-5 4-5 5-5 5-4 5-4 6-5 5-3 5-4 6-3 6-4 6-3 6-2 6-3 7-2 6-2 7-1 6-2 7-1 7-1 7-1 6v7 7 7 7l1 6 1 7 1 7 2 6 1 7 2 7 3 7 2 6 3 6 3 6 3 6 3 6 4 6 4 5 5 6 4 5 4 5 5 5 5 5 5 4 5 4 6 4 7 4 5 4 6 3 6 4 7 2 6 3 6 2 6 3 7 1 6 2 7 1 7 2 7 1h6 7 7 7 7l6-1 7-1 7-2 6-1 7-2 6-2 7-2 6-3 6-3 7-3 6-3 5-4 6-4 6-3 5-5 5-4z">
          <text:p/>
        </draw:path>
        <draw:path draw:style-name="gr154" draw:text-style-name="P152" draw:layer="layout" svg:width="0.346cm" svg:height="0.346cm" svg:x="5.115cm" svg:y="23.521cm" svg:viewBox="0 0 347 347" svg:d="M293 298l-6 5-4 4-6 4-6 4-5 4-5 4-7 3-6 3-6 3-6 3-7 2-6 2-7 2-6 1-7 2-7 1h-6l-7 1h-7-7l-7-1h-6-7l-7-2-7-2-6-1-8-2-6-2-6-2-6-3-7-3-6-4-6-3-5-3-7-4-5-4-5-4-5-5-5-4-5-6-5-4-3-6-5-5-4-5-4-7-3-5-3-6-3-6-3-7-2-6-3-7-2-7-2-7-1-6-2-7v-7l-1-6v-7-7-7-6l1-7v-7l2-6 1-7 2-7 1-7 3-6 3-6 2-6 3-6 3-6 4-7 3-5 4-5 5-6 4-5 4-6 5-4 5-5 5-4 5-5 6-4 6-4 5-4 6-3 6-3 6-3 6-3 7-2 6-3 8-1 6-2 7-1 6-2h7l7-1h7 7 6l7 1h7l7 1 7 1 6 1 7 3 6 1 6 3 7 3 6 2 7 3 5 3 6 4 6 4 6 4 4 4 6 4 5 5 5 4 4 5 5 5 4 6 4 5 4 6 3 6 4 6 3 6 3 6 3 6 2 7 2 6 2 7 1 6 2 7 1 7 1 7v6l1 7v7l-1 7v7 6l-2 7-1 7-1 6-3 7-2 6-2 7-3 7-3 6-3 6-3 6-4 6-4 5-3 5-4 6-5 5-4 6zM293 298l5-4 5-5 5-5 3-6 4-5 4-6 4-6 3-6 3-6 3-6 3-7 2-6 2-7 2-6 2-7 1-7 1-6 1-7v-7l1-7v-7l-1-7v-7l-1-6-1-7-2-7-1-6-2-7-2-6-2-7-4-6-2-7-3-6-4-6-4-5-4-6-3-6-4-5-5-5-4-5-6-5-5-5-5-4-5-4-6-4-6-4-5-4-6-3-7-3-6-2-6-3-7-3-6-1-7-2-6-2-7-1-7-1h-7l-6-1h-7-7-7l-7 1-7 1-6 1-7 2-7 1-7 2-7 2-6 2-6 3-6 3-6 4-7 3-5 4-5 3-6 5-5 4-6 4-4 5-6 5-3 5-5 6-4 5-4 5-4 6-3 7-4 5-3 6-2 6-3 7-2 6-2 7-1 7-2 7-1 6-1 7-1 7v6 7 7 7l1 7 1 6 1 7 2 7 1 6 2 7 3 7 2 6 3 7 3 6 3 6 3 6 4 6 4 6 5 5 4 5 4 5 6 5 4 4 6 5 5 5 5 3 6 4 6 4 5 3 7 3 6 3 6 4 7 2 6 2 8 2 6 1 7 2 7 1 6 1h7l7 1h7 7l7-1 7-1h6l7-2 7-2 6-1 7-2 6-3 6-3 6-2 6-3 7-4 6-3 5-4 5-4 6-4 5-5z">
          <text:p/>
        </draw:path>
        <draw:path draw:style-name="gr155" draw:text-style-name="P153" draw:layer="layout" svg:width="0.347cm" svg:height="0.347cm" svg:x="5.115cm" svg:y="23.521cm" svg:viewBox="0 0 348 348" svg:d="M294 299l-5 5-5 4-6 5-5 4-6 4-6 3-6 4-6 3-6 2-6 3-7 2-6 3-7 1-7 2-7 1-6 1-7 1-7 1h-7-7l-7-1h-7l-6-2h-7l-7-2-6-2-7-1-6-2-7-3-6-3-7-3-6-3-5-3-6-4-6-4-5-4-6-4-5-5-5-4-5-5-5-6-3-4-5-6-4-6-4-6-3-6-3-6-3-6-3-7-2-6-3-6-2-7-2-6-1-7-2-7v-6l-1-7v-7-7-7-7l1-7v-6l2-7 1-7 2-6 1-7 3-6 3-7 2-6 3-6 3-6 4-6 4-6 4-5 4-6 4-5 4-5 6-5 4-5 6-4 5-4 5-5 6-4 5-4 6-3 7-3 6-3 6-3 6-2 7-3 6-1 7-2 7-1 6-2h7l7-1h7 7 8l6 1h7l7 1 7 1 6 1 7 3 6 1 7 3 6 3 6 2 6 3 7 3 5 4 6 4 5 4 6 4 5 4 5 5 5 4 5 6 5 5 3 5 4 6 4 5 4 6 4 6 3 6 2 6 3 6 3 7 2 7 1 6 2 7 2 7v7l2 6v7l1 7v7l-1 6v7l-1 7-1 6-1 7-2 7-2 7-2 6-3 7-2 6-3 6-3 6-3 6-4 6-4 7-4 5-4 5-4 6-5 4zM294 300l5-5 5-5 4-5 5-5 4-6 4-6 3-7 4-5 3-6 3-6 2-7 2-7 3-6 1-7 3-7v-6l2-7 1-7v-7-6-7-7-7l-2-6-1-7-1-7-2-7-1-6-3-7-2-7-3-6-3-6-3-6-3-6-4-6-4-6-4-5-4-6-4-5-6-5-4-5-5-5-5-3-6-5-6-4-5-4-6-3-6-4-6-3-7-2-6-3-6-3-7-1-6-2-7-2-7-1h-7l-7-1-6-1h-8-7-7l-7 1-7 1-7 1-6 2-7 1-7 2-6 2-6 3-6 2-6 3-7 4-6 3-6 4-5 3-6 5-5 4-6 4-4 5-5 5-4 6-5 5-4 6-4 5-4 5-3 7-4 6-3 6-2 6-3 6-2 7-2 6-1 7-2 7-1 6-1 7-1 7v7 7 7 7l1 7 1 6 1 7 2 7 1 7 2 6 3 6 2 7 3 6 3 7 3 6 4 5 3 7 5 5 4 6 4 5 5 6 5 4 4 5 6 5 5 4 5 4 7 4 5 4 6 3 6 3 7 3 6 3 6 2 7 3 6 1 7 2 7 1 7 1 6 2h7 7 7 7 7l7-1 7-1 6-1 7-2 7-2 6-2 7-2 7-3 6-3 6-3 6-4 5-3 7-3 5-4 5-5 6-5z">
          <text:p/>
        </draw:path>
        <draw:path draw:style-name="gr156" draw:text-style-name="P154" draw:layer="layout" svg:width="0.349cm" svg:height="0.349cm" svg:x="5.114cm" svg:y="23.52cm" svg:viewBox="0 0 350 350" svg:d="M295 301l-4 4-6 5-5 4-6 4-6 4-5 3-6 4-7 3-6 3-7 3-6 2-7 1-7 3-7 1-6 2-7 1h-7l-7 1h-6-7l-7-1h-7l-6-1-7-1-7-1-7-2-6-2-7-2-7-2-6-3-6-3-6-3-6-4-6-3-6-4-5-4-6-5-5-4-5-5-4-5-5-6-4-5-4-6-5-5-3-6-4-5-3-7-3-6-3-6-2-7-3-6-2-6-2-7-1-7-1-7-1-6-1-7v-7-7-7-7l1-7v-7l2-6 1-7 2-7 2-6 2-7 3-6 2-6 3-6 3-7 4-6 4-5 4-6 4-6 4-4 5-6 5-5 4-5 6-4 5-4 5-5 6-4 6-3 6-4 6-3 7-3 6-2 6-3 6-3 7-1 7-2 6-1 7-2h7l7-1h7 7 7l6 1h7l7 1 7 1 7 1 6 3 7 1 7 3 6 3 7 2 6 3 5 4 6 3 6 4 6 4 5 4 6 4 4 5 5 5 5 5 4 5 5 6 4 5 4 5 3 7 4 6 3 6 3 6 3 6 2 6 2 7 2 6 2 7 1 7 1 7 1 6v7l1 7v7l-1 7v7 7l-2 7-1 6-2 7-2 7-2 6-2 6-2 7-4 6-3 7-3 5-4 6-3 6-4 6-5 5-4 5-5 6zM296 301l5-4 4-6 5-6 4-5 4-6 4-5 4-6 3-6 3-7 3-6 3-6 2-7 2-6 2-7 1-7 2-6 1-7 1-7v-7l1-7v-7l-1-7v-7l-1-6-1-7-2-7-1-7-2-6-2-7-2-6-3-7-4-6-3-6-3-6-4-6-3-6-4-5-5-6-5-4-4-6-5-4-5-5-6-4-5-5-5-4-7-4-5-3-6-4-6-3-6-2-7-3-7-3-7-1-6-2-7-2-7-1h-7l-6-1-7-1h-7-7-7l-7 1-7 1-7 1-7 2-6 1-7 2-6 2-7 3-6 2-6 3-7 4-6 3-5 4-6 4-6 4-5 5-5 4-5 5-5 4-4 6-5 5-4 6-4 5-4 6-3 6-4 6-3 7-2 6-2 6-3 7-2 6-1 7-2 6-1 7-1 7-1 7v7 7 7 7l1 7 1 7 1 6 2 7 1 7 2 6 3 7 2 6 3 6 3 6 3 7 4 6 4 5 4 6 4 6 4 5 5 5 5 6 5 4 5 5 5 4 6 5 6 3 6 4 5 3 6 3 7 4 6 2 7 3 7 1 6 3 7 1 7 2 6 1 7 1h7l7 1h7 6l7-1 7-1h7l6-2 7-1 7-3 7-1 7-3 6-3 6-2 7-4 6-3 6-4 5-3 6-5 5-3 6-5z">
          <text:p/>
        </draw:path>
        <draw:path draw:style-name="gr156" draw:text-style-name="P154" draw:layer="layout" svg:width="0.35cm" svg:height="0.35cm" svg:x="5.113cm" svg:y="23.519cm" svg:viewBox="0 0 351 351" svg:d="M297 301l-6 5-5 5-5 3-7 6-5 3-6 4-6 3-7 4-6 2-6 3-7 2-6 2-7 2-7 2-6 1-7 1-7 1-7 1h-7-7l-7-1h-7l-6-2h-7l-7-2-7-1-6-3-7-1-6-3-7-3-6-3-6-3-5-3-7-4-5-4-6-5-6-4-4-5-6-4-4-6-5-4-4-6-4-5-4-6-4-6-4-6-3-6-3-6-3-6-2-6-3-7-2-6-2-7-1-7-1-7-1-6-1-7v-7-7-7-7l1-7v-7l2-7 1-6 2-7 2-6 3-7 2-6 2-6 3-7 4-6 3-6 4-6 4-6 4-5 4-5 5-6 5-4 5-5 5-5 5-4 6-4 6-4 5-4 6-4 6-3 7-3 6-2 7-3 6-3 7-1 6-2 7-1 7-2h7l7-1h7 7 6l7 1h7l6 1 7 1 7 1 7 3 6 1 7 3 7 3 6 2 6 3 6 4 5 3 7 4 6 4 5 4 6 5 5 5 5 4 4 6 5 4 4 6 4 5 4 6 4 6 3 6 3 6 3 6 3 7 3 6 2 6 2 7 1 7 2 7v6l2 7v7l1 7v7l-1 7v7l-1 7-1 7-2 6-1 7-2 7-2 6-3 7-2 6-3 6-3 6-3 7-4 6-4 5-4 6-4 5-5 5-5 6zM298 302l4-5 5-5 4-5 4-6 5-5 4-6 3-6 4-6 3-6 3-7 2-6 2-6 3-7 1-7 2-6 1-7 2-7 1-7v-7-7-7-7l-1-7-1-7-1-7-1-6-2-7-1-7-3-6-2-7-3-6-3-6-3-6-3-6-4-7-4-5-4-5-4-6-5-5-5-6-5-4-5-5-5-4-5-4-7-5-6-3-6-4-6-3-6-3-6-3-7-2-7-3-6-2-7-2-7-2-7-1h-6l-7-1-7-1h-6-7-7l-7 1-7 1-7 1-7 2-6 1-7 2-7 2-6 3-6 2-7 3-6 4-6 3-6 4-6 4-5 4-5 5-6 4-4 5-6 5-4 5-4 5-5 6-4 6-4 5-3 6-4 7-3 6-2 6-2 7-3 6-2 7-1 7-2 6-1 7-1 7-1 7v7 7 7 7l1 7 1 6 1 7 2 7 1 7 2 6 3 7 2 7 3 6 3 6 3 6 4 5 4 7 4 5 4 5 4 6 5 5 5 5 5 5 5 5 6 4 5 5 6 4 6 3 6 4 6 3 6 3 6 2 7 3 7 2 6 2 7 2 7 1 7 1 6 2h7 7 7 7 7l7-1 7-2h7l6-2 7-2 7-2 6-2 6-3 7-3 6-3 7-3 5-4 6-4 6-5 6-4 5-4z">
          <text:p/>
        </draw:path>
        <draw:path draw:style-name="gr157" draw:text-style-name="P155" draw:layer="layout" svg:width="0.352cm" svg:height="0.352cm" svg:x="5.112cm" svg:y="23.518cm" svg:viewBox="0 0 353 353" svg:d="M298 303l-6 5-5 4-6 4-5 4-6 4-6 4-6 3-6 4-7 3-6 3-6 2-7 2-7 2-6 1-7 1-7 2h-7l-7 1h-7-7l-7-1h-7l-7-1-7-1-6-1-7-2-7-2-6-2-7-3-6-2-6-3-6-3-6-5-7-3-5-4-5-5-6-3-5-5-5-5-5-5-5-5-4-6-4-5-4-6-4-6-4-5-3-6-3-7-3-6-2-7-3-6-2-7-2-7-1-6-1-7-1-7-1-7v-7-6-7-7l1-7v-7l2-7 1-6 2-7 2-7 3-6 2-7 2-6 3-7 4-6 3-6 4-5 4-7 5-5 3-5 5-5 5-5 5-5 5-5 6-4 5-4 6-4 6-4 6-4 6-3 6-3 6-2 7-3 7-2 6-2 7-2 7-1 7-2h6l7-1h7 7 7l7 1h7l6 1 7 1 7 1 7 3 6 2 7 2 6 3 6 3 7 3 6 3 6 4 6 3 6 4 5 4 5 5 5 5 5 4 6 6 4 5 5 5 4 6 4 5 4 6 3 6 3 7 3 6 3 6 2 7 3 6 1 7 2 7 1 6 1 7 1 7v7l1 7v7l-1 7v7 7l-2 7-1 6-2 7-1 7-3 7-2 6-2 6-3 7-4 6-3 5-4 7-3 6-5 5-4 5-4 6-6 5zM298 303l5-5 5-5 5-6 4-5 4-5 4-6 3-6 4-6 3-6 3-6 3-7 2-6 2-7 2-7 1-7 2-6 1-7 1-7v-7l1-7v-7l-1-7-1-7v-7l-1-7-2-7-1-6-2-7-2-7-3-6-2-6-3-7-4-6-3-6-4-6-3-6-5-5-4-6-4-5-6-5-5-5-6-5-4-4-6-4-6-4-5-4-6-4-7-3-6-3-6-3-7-2-6-3-7-2-7-2-6-1-7-2h-7l-7-1-7-1h-7-7-7l-7 1-6 1-7 1-7 2-7 1-6 2-7 3-7 2-6 2-7 3-6 4-6 3-5 4-7 4-5 4-5 5-6 4-4 5-5 5-5 6-4 5-5 5-4 6-4 6-3 6-3 6-3 7-3 6-2 6-3 7-2 7-1 6-2 7-1 7-1 7-1 7v7 7 6 7l1 7 1 7 1 7 2 7 2 6 1 7 3 7 3 6 2 6 3 7 3 6 4 6 4 6 4 6 5 5 4 5 5 6 4 4 5 5 5 5 6 4 6 4 5 4 7 4 5 4 6 4 7 3 6 2 6 3 7 2 7 2 6 1 7 2 7 1 7 1h7l7 1h7l7-1h7l7-1 7-1 7-1 7-1 6-3 7-1 6-3 7-3 6-3 6-3 6-3 7-5 5-3 6-4 5-5 6-4z">
          <text:p/>
        </draw:path>
        <draw:path draw:style-name="gr157" draw:text-style-name="P155" draw:layer="layout" svg:width="0.354cm" svg:height="0.354cm" svg:x="5.111cm" svg:y="23.517cm" svg:viewBox="0 0 355 355" svg:d="M299 304l-5 4-5 5-5 5-7 3-5 4-6 4-6 3-6 3-7 3-7 3-6 3-7 1-6 3-7 1-7 1-7 1-7 1h-6l-7 2h-7l-7-2h-7l-7-1-7-1-7-2-6-1-7-2-7-2-6-3-6-2-7-3-7-4-5-3-6-4-5-4-7-4-5-5-5-4-5-5-5-4-4-6-5-5-5-6-3-5-4-6-4-6-3-7-3-6-3-6-3-6-2-7-2-7-2-6-1-7-1-7-2-7-1-7v-7-7-7-7l1-7 1-6 2-7 1-7 2-7 2-6 2-7 3-7 3-6 3-6 3-6 3-6 4-6 4-6 4-5 5-6 5-5 4-5 5-5 5-5 6-4 5-4 6-4 6-4 6-3 6-4 6-3 7-2 6-2 7-3 6-2 7-2 7-1 7-2h7l7-1h7 7 7l7 1h7l7 1 6 2 7 1 7 2 7 2 6 2 7 3 6 3 6 3 6 3 6 4 6 4 5 3 6 4 5 5 5 5 6 5 4 5 5 5 4 5 4 6 4 6 4 5 3 6 3 7 3 7 3 6 3 6 1 7 3 7 1 6 2 7v7l1 7 1 7 1 7v7l-1 7v6l-1 7-1 7-2 7-1 7-2 6-2 7-3 6-2 7-3 7-3 6-4 6-3 6-4 5-4 6-4 5-5 6-5 5zM300 304l4-4 5-6 5-5 4-5 4-6 4-6 4-6 4-6 3-6 2-7 3-6 3-7 2-6 1-7 2-7 1-7 2-7 1-7v-6l1-7v-7l-1-7-1-7-1-7-1-7-1-7-2-7-2-6-1-7-4-7-2-6-3-6-3-7-4-6-3-6-4-5-4-6-5-6-4-4-5-6-5-4-5-6-6-4-5-4-6-4-6-4-6-4-6-3-6-3-6-3-7-2-6-3-7-2-7-2-7-1-6-2h-7l-7-1-7-1h-7-7-7l-7 1-7 1-7 1-7 2-7 1-7 2-6 3-7 2-6 2-6 3-6 4-6 3-7 4-5 4-5 5-6 4-5 4-6 6-4 4-5 6-4 5-4 5-5 7-3 5-4 6-3 6-3 7-3 6-2 7-3 7-2 6-2 7-1 7-2 7-1 6-1 7v7 7 7 7l1 7 2 7 1 7 1 7 3 7 1 6 3 7 3 6 2 7 3 6 4 6 3 6 4 6 4 5 4 6 5 6 5 5 4 5 6 5 5 4 5 5 6 4 5 3 6 4 6 4 7 3 6 3 7 3 6 2 7 2 6 3 7 1 7 2h7l7 3h7l7 1h7l7-1h6l7-2 7-1 7-1 7-2 7-2 6-2 7-3 6-2 7-3 7-3 5-3 6-4 6-4 6-4 5-4 5-5z">
          <text:p/>
        </draw:path>
        <draw:path draw:style-name="gr157" draw:text-style-name="P155" draw:layer="layout" svg:width="0.355cm" svg:height="0.355cm" svg:x="5.111cm" svg:y="23.517cm" svg:viewBox="0 0 356 356" svg:d="M301 306l-6 5-5 4-6 5-5 4-6 4-6 3-6 4-7 3-6 3-6 2-7 2-6 3-7 2-7 1-7 1-7 2-7 1h-7-7-7-7-6l-7-2-7-1-7-1-7-2-6-2-7-2-6-3-7-2-7-3-6-3-6-4-6-4-5-4-6-4-5-4-6-5-5-5-5-5-5-5-5-5-4-6-4-6-4-6-3-5-4-6-3-6-2-7-3-7-3-6-1-7-3-7-1-7-1-6-1-7-1-7v-7-7-7-7l1-7v-7l2-7 1-7 2-7 2-6 3-7 2-6 3-7 3-6 3-6 4-6 3-6 5-6 4-5 4-6 5-5 5-5 6-5 5-5 5-4 6-4 5-4 6-4 6-3 7-5 6-3 6-2 7-2 6-3 7-2 7-2 7-1 7-2h7l7-1h7 7 7l6 1h7l7 1 7 2 7 1 6 2 7 2 7 2 6 3 7 3 6 3 6 4 6 4 6 3 6 4 5 5 5 4 6 5 4 5 6 5 4 5 4 5 5 6 4 6 3 6 4 6 3 6 3 6 2 7 3 6 2 7 2 7 2 7 1 6 1 7 1 7 1 7v7 7 7 7l-1 7-2 7-1 7-2 7-1 7-3 6-2 7-3 6-2 6-3 6-4 6-4 7-4 6-4 5-5 6-4 5-5 5zM301 307l5-6 5-4 4-6 5-5 4-6 4-6 3-6 4-6 3-6 3-6 3-7 2-6 2-7 2-7 1-7 2-7 2-7v-7-7l1-7v-7l-1-7v-7l-1-7-1-7-2-6-1-7-2-7-2-7-3-6-2-7-3-7-3-6-4-6-4-5-4-6-4-6-5-5-4-6-5-5-4-5-6-4-5-5-6-5-6-3-5-4-6-4-6-4-7-3-7-3-6-2-7-3-6-2-7-2-7-1-7-2h-7l-7-1-6-1h-7-7-7l-8 1-7 1-7 1-6 2-7 1-7 2-7 3-6 2-6 3-7 3-6 3-6 4-6 4-6 4-5 5-6 4-5 5-6 4-5 6-5 4-4 6-4 6-4 5-4 7-4 6-3 6-3 6-3 6-2 7-3 6-2 7-1 7-2 7-1 7-1 7-1 7v7 7 7 7l1 7 1 7 1 6 2 7 2 7 1 7 3 6 3 7 2 7 3 6 4 6 3 6 4 6 5 6 4 5 4 5 5 6 5 5 6 5 5 4 5 5 6 4 6 4 6 4 5 3 7 4 7 3 6 2 7 2 6 3 7 2 7 1 7 2 7 1 7 1h6l7 1h7l7-1h7 7l7-2 7-1 7-1 7-3 7-2 6-2 7-3 6-3 6-3 6-3 7-4 5-4 6-4 6-4 5-5z">
          <text:p/>
        </draw:path>
        <draw:path draw:style-name="gr158" draw:text-style-name="P156" draw:layer="layout" svg:width="0.357cm" svg:height="0.357cm" svg:x="5.11cm" svg:y="23.516cm" svg:viewBox="0 0 358 358" svg:d="M302 308l-5 4-6 5-5 4-6 4-6 4-6 4-6 3-6 3-6 3-7 3-6 2-7 2-7 2-7 2-7 1-7 1-7 1h-7l-7 1h-7l-7-1-7-1h-7l-7-1-6-2-7-1-7-3-7-2-6-2-7-3-7-3-7-3-5-4-6-3-6-4-6-4-5-5-5-4-6-5-4-5-5-6-5-5-4-6-4-5-4-6-3-6-4-6-3-7-2-6-3-7-3-6-1-7-3-7-1-7-1-7-1-7-1-7v-6-7-7-7l1-7v-7l2-7 1-7 2-7 2-7 3-6 2-7 3-6 3-6 3-7 4-6 4-6 4-5 4-6 4-6 5-4 4-6 6-4 5-6 6-4 5-5 6-4 6-4 6-3 6-3 8-3 6-3 6-2 7-3 7-2 7-2 6-1 7-2h7l7-1h7 7 7l7 1h7l7 1 7 2 7 1 7 2 6 2 7 2 6 3 7 3 6 3 6 3 7 4 5 4 6 3 6 5 5 5 5 5 5 5 5 5 4 6 5 5 4 5 4 6 3 6 4 6 3 6 3 7 3 6 3 7 1 6 3 7 1 7 2 7 1 7v7l1 7 1 7v7l-1 7v7l-1 7-1 7-2 7-1 7-2 6-2 7-2 7-4 6-2 7-4 6-3 6-4 6-4 6-3 6-5 5-5 6-4 4zM302 308l6-5 4-5 5-6 4-5 4-6 4-6 4-6 3-6 3-6 3-7 3-6 3-7 2-7 1-6 2-7 2-7v-7l2-7v-7l1-7v-7l-1-7-1-7-1-7v-7l-2-7-2-7-2-7-2-7-2-6-3-7-3-6-3-6-4-6-4-6-4-6-3-6-5-5-5-6-4-4-6-6-5-5-5-5-6-4-5-4-6-4-7-4-6-3-6-3-6-3-7-2-6-3-7-2-7-2-7-1-7-2h-7l-7-1-7-1h-7-7-7l-7 1-7 1-7 1-7 2-7 1-6 2-7 3-7 2-6 3-7 3-6 3-6 4-7 3-5 5-6 4-6 4-5 6-5 4-5 6-5 5-3 6-5 5-4 6-4 6-4 6-3 6-3 6-3 7-2 6-3 7-2 7-1 7-2 7-1 7-1 7-1 7v7 7 7 6l1 7 1 7 1 7 2 7 2 7 1 7 3 7 3 6 3 6 3 7 3 6 4 7 4 5 4 6 4 6 4 5 5 5 5 5 5 5 5 5 6 4 6 4 5 4 6 4 6 3 7 4 7 2 7 4 6 2 7 2 7 2 7 2 6 2h7l7 1 7 1 7 1h7l7-1h7l7-1 8-1 7-1 6-2 7-2 7-2 7-3 6-2 6-3 6-3 6-4 6-3 7-4 5-5 6-3 6-5z">
          <text:p/>
        </draw:path>
        <draw:path draw:style-name="gr158" draw:text-style-name="P156" draw:layer="layout" svg:width="0.358cm" svg:height="0.358cm" svg:x="5.109cm" svg:y="23.515cm" svg:viewBox="0 0 359 359" svg:d="M303 308l-5 6-5 4-6 4-6 5-6 4-6 3-6 4-6 3-7 3-6 2-7 2-7 3-6 2-7 2h-7l-7 2-7 1h-7-7-7-7l-7-1-7-1-8-1-6-1-7-2-7-2-7-2-6-3-7-3-7-2-6-4-6-3-6-4-5-4-7-4-5-4-5-5-5-5-5-5-5-5-5-6-4-5-3-6-4-6-4-6-3-6-3-7-3-6-3-6-3-7-1-7-3-7-1-7-1-7-1-7-1-7v-7-7-7-7l1-6v-7l2-7 1-7 2-7 2-7 3-7 2-6 3-7 3-6 3-7 4-6 4-5 4-6 4-6 4-6 5-5 5-6 5-4 5-5 6-4 6-4 5-5 6-3 6-4 7-3 6-3 6-3 7-2 7-3 6-2 7-2 7-1 8-2h7l6-1h8 7 7l7 1h7l7 1 7 2 7 1 7 2 7 2 6 2 7 3 6 3 6 3 6 3 6 4 7 4 5 4 5 4 6 5 5 4 6 6 4 4 5 6 4 6 4 6 4 5 4 7 4 6 3 6 3 6 2 7 3 6 2 7 2 7 2 7 1 7 1 7 1 7 1 7v7 7 7 7l-2 6-1 8-1 7-2 6-1 7-3 7-2 6-3 7-3 6-3 7-3 6-4 6-4 6-4 5-4 6-5 5-5 6zM304 309l4-5 6-5 4-5 4-6 5-6 4-5 4-6 3-7 3-6 3-7 3-6 2-7 2-7 2-6 2-7 1-7 1-7 1-7v-7l1-7v-7l-1-7v-7l-1-7-1-8-1-7-2-6-2-7-3-7-2-7-2-6-3-6-4-7-3-6-4-6-4-6-5-5-3-7-5-5-5-5-5-5-5-5-6-5-5-4-6-4-6-4-6-3-6-4-7-3-6-3-6-2-7-3-7-2-7-2-7-1-7-2h-7l-7-1-7-1h-7-7-8l-6 1-7 1-8 1-7 2-7 1-7 2-6 3-7 2-6 3-7 3-6 3-6 4-6 4-6 4-5 4-6 4-5 5-6 5-4 5-5 5-4 6-5 6-4 6-4 6-4 6-3 7-3 6-3 6-2 7-3 7-2 6-1 7-2 7-1 7-1 8-1 6v7 7 7 7l1 7 1 8 1 7 2 7 2 6 1 7 3 7 3 6 3 7 3 6 3 6 4 6 4 7 4 5 4 6 5 6 5 4 4 6 6 4 5 5 5 4 6 5 6 4 6 4 6 3 6 3 7 3 6 3 7 2 7 3 7 2 6 2 7 1 8 1 7 1h7l7 1h7l7-1h7 7l7-2 7-1 7-1 7-3 6-2 7-2 6-2 7-4 7-3 6-3 6-4 5-4 6-4 6-5 5-4z">
          <text:p/>
        </draw:path>
        <draw:path draw:style-name="gr158" draw:text-style-name="P156" draw:layer="layout" svg:width="0.36cm" svg:height="0.36cm" svg:x="5.108cm" svg:y="23.514cm" svg:viewBox="0 0 361 361" svg:d="M304 310l-5 4-5 5-6 5-6 4-5 3-6 4-7 4-6 3-7 3-6 3-7 2-6 2-7 3-7 1-7 1-7 1-8 1h-7l-7 1h-7l-7-1-7-1h-7l-8-1-6-2-7-1-7-3-7-2-6-2-7-3-6-3-6-3-6-3-6-4-6-4-6-5-5-4-6-5-5-5-5-5-4-5-5-5-5-6-3-6-4-6-4-6-3-6-3-6-3-7-3-6-3-7-1-7-3-6-1-7-1-7-1-8-1-7v-7-7-7-7l1-7v-7l2-7 1-7 2-7 2-6 3-7 2-7 3-6 3-7 3-7 4-6 4-6 4-6 4-5 5-6 5-5 4-5 6-5 5-5 5-4 6-4 6-4 5-4 6-4 7-3 7-3 6-3 7-2 6-3 7-2 7-2 7-1 7-2h7l6-1h8 7 7l7 1h8l7 1 7 2 7 1 6 2 7 2 7 2 6 3 7 3 7 3 6 4 6 3 5 4 6 4 6 4 5 5 6 4 4 6 6 5 4 5 4 6 5 5 4 6 4 6 3 7 3 7 4 6 2 6 2 7 2 7 3 7 1 6 2 7 1 8v7l1 7 1 7v6l-1 7v8l-1 7-1 7-2 7-1 7-2 6-2 7-2 7-3 6-4 7-3 6-3 6-4 6-3 6-5 6-4 5-5 6-5 5zM305 311l5-6 4-4 5-6 5-6 4-5 4-7 3-6 4-6 3-6 3-6 3-7 3-6 2-7 2-7 1-7 2-7v-7l2-7v-8l1-7v-6l-1-7-1-7-1-8v-7l-2-7-1-7-3-7-2-6-2-7-3-6-3-7-4-6-3-7-4-6-3-6-5-6-5-5-4-6-5-5-5-5-5-4-5-5-7-5-5-3-6-4-6-4-6-4-7-3-7-3-6-2-7-3-7-2-6-2-7-1-7-2h-7l-8-1-7-1h-7-7-8l-6 1-7 1-7 1-7 2-7 1-7 2-7 3-6 2-7 3-6 3-7 3-6 4-6 4-6 4-5 5-6 3-5 6-6 4-4 6-5 4-4 7-5 5-4 5-4 7-4 6-3 7-3 7-3 6-2 7-3 6-2 7-1 7-2 7-1 7-1 7-1 7v7 7 7l1 7v8l1 7 1 7 2 7 2 6 2 7 3 7 2 6 3 7 3 7 3 6 4 6 4 5 4 6 4 6 5 5 5 6 4 5 6 5 5 4 5 5 7 4 5 4 6 4 6 3 6 3 7 4 7 3 6 2 7 2 7 3 7 1 6 2h7l8 1 7 1 7 1h7l7-1h8l7-1 7-1 7-1 7-2 7-2 7-2 6-3 7-2 6-3 6-3 7-4 6-4 6-4 6-4 5-4 6-5z">
          <text:p/>
        </draw:path>
        <draw:path draw:style-name="gr159" draw:text-style-name="P157" draw:layer="layout" svg:width="0.361cm" svg:height="0.361cm" svg:x="5.108cm" svg:y="23.514cm" svg:viewBox="0 0 362 362" svg:d="M306 311l-5 5-6 5-5 4-6 4-7 4-6 4-6 4-6 3-6 3-8 2-6 2-7 3-7 1-7 3h-7l-7 2-7 1h-7-7-7-7l-7-1-8-1-7-1-7-1-7-2-7-2-6-2-7-3-6-3-7-3-6-3-6-4-6-3-6-4-6-4-5-5-6-5-5-4-5-6-4-5-5-5-5-6-3-6-4-5-4-6-3-7-3-7-3-6-3-7-2-6-2-7-3-7-1-7-1-7-1-7v-7l-1-7v-7-7-7l1-8 1-7 1-7 1-6 2-7 2-7 3-7 2-7 3-6 3-7 3-7 4-6 4-6 4-5 4-6 5-6 5-4 4-6 6-4 5-6 5-4 6-4 6-4 6-4 6-4 6-3 7-3 7-3 6-2 7-3 7-2 7-2 6-1 7-1 7-1 7-1h8 7 7l7 1h7l7 1 7 2 7 1 6 2 7 2 7 2 7 3 7 3 6 3 7 4 6 4 6 3 5 4 6 5 6 4 5 5 5 5 4 5 5 6 5 5 4 5 4 6 4 7 3 6 4 6 2 7 3 6 3 8 2 6 2 7 2 7 1 7 1 7 1 7 1 7v7 7 7 8l-2 7-1 7-1 7-2 7-1 7-3 6-2 7-3 7-3 6-3 6-4 6-3 6-4 6-5 6-4 6-5 5-4 5zM306 312l5-5 5-6 5-5 4-5 4-7 5-5 3-6 4-6 3-6 3-7 2-7 3-7 3-6 1-7 2-7 1-7 1-7 1-7v-8l1-7-1-7v-7-7l-1-7-1-7-1-7-2-7-2-7-3-7-2-7-3-7-3-6-3-6-3-7-4-6-4-6-5-6-4-5-5-6-4-5-6-5-5-4-6-5-5-5-6-3-6-4-6-4-6-4-7-3-6-2-8-3-6-3-7-2-7-2-7-1-7-2h-7l-7-1-7-1h-7-8-7l-7 1-7 1-7 1-6 2-7 1-7 2-7 3-7 2-6 3-7 3-7 3-6 4-5 4-6 4-6 5-6 4-5 5-5 4-5 6-5 5-4 6-4 5-5 6-4 6-3 6-4 7-3 6-2 7-3 7-3 7-2 7-1 7-2 6-1 7-1 7-1 7v8 7 7l1 8v6l1 7 1 7 2 7 2 7 2 7 3 7 2 6 3 7 3 6 3 7 4 6 4 6 4 5 4 6 5 6 5 5 5 5 5 5 5 5 6 4 6 4 6 4 6 4 6 4 6 3 6 3 7 3 6 2 7 3 7 2 7 2 7 1 7 1 7 1h8l7 1h7l7-1h7 7l7-2 7-1 7-2 7-1 7-3 7-2 7-3 7-2 6-4 6-3 6-4 6-4 6-4 5-5 6-4z">
          <text:p/>
        </draw:path>
        <draw:path draw:style-name="gr159" draw:text-style-name="P157" draw:layer="layout" svg:width="0.363cm" svg:height="0.363cm" svg:x="5.107cm" svg:y="23.513cm" svg:viewBox="0 0 364 364" svg:d="M307 313l-6 5-6 4-5 5-6 4-6 4-6 3-6 3-6 4-7 3-6 3-7 2-7 2-7 2-7 2-7 1-7 1-7 1h-8l-7 1h-6l-7-1-8-1h-7l-7-1-7-2-7-1-7-2-7-3-6-2-7-3-6-3-6-3-6-4-7-4-6-4-5-4-6-4-6-5-4-5-6-5-4-5-5-6-5-6-3-5-4-7-4-6-3-6-3-6-3-7-3-6-2-7-2-7-3-7-1-7-1-7-1-7v-7l-1-7v-7-7-8l1-7 1-7 1-7 1-7 2-7 2-7 3-7 3-6 2-7 3-7 4-6 3-6 4-6 4-6 4-6 5-5 5-5 5-6 5-4 5-5 6-5 6-4 6-4 5-4 6-4 7-3 6-3 7-3 6-2 7-3 7-2 7-2 7-1 7-1 7-1 7-1h7 8 7l7 1h6l8 1 7 2 7 1 7 2 7 2 6 2 7 3 6 3 7 3 6 4 6 4 6 3 6 4 5 5 7 4 5 5 5 5 5 5 5 6 4 5 5 6 4 6 4 6 3 7 3 6 3 6 3 7 2 6 3 7 2 7 1 8 2 7 1 6v7l1 8v7l1 7-1 7-1 8v7l-1 6-2 7-1 7-2 7-2 7-3 7-2 6-3 7-4 6-3 7-3 6-5 5-4 6-5 6-4 5-5 6zM308 313l5-5 5-5 4-5 5-6 4-6 4-6 3-6 4-7 3-6 3-6 3-7 3-7 1-7 3-7 1-7 2-7v-6l1-7 1-7 1-8-1-7v-7l-1-8-1-7v-6l-2-7-1-8-3-7-2-7-2-7-3-6-3-7-4-6-3-6-3-7-5-6-4-5-5-5-4-6-5-5-5-6-6-4-6-5-5-5-6-3-7-4-6-4-6-3-6-4-7-2-6-3-7-3-7-2-7-2-7-1-7-2h-7l-7-1-7-1h-7-8-7l-7 1-7 1-7 1-7 2-7 1-7 2-7 3-6 2-7 3-7 3-6 3-6 4-6 4-6 4-6 5-5 4-5 5-6 5-4 5-6 5-4 6-4 6-4 5-5 6-3 6-4 7-3 7-2 6-3 7-3 7-2 7-1 7-2 7-1 7-1 7-1 7v8 7 7l1 7v7l1 7 1 7 2 7 2 7 2 7 3 7 2 7 3 6 3 6 3 7 4 6 4 6 4 6 4 5 5 6 5 5 5 5 5 5 6 5 5 4 6 5 6 4 6 4 6 3 6 4 7 3 6 3 7 2 7 2 7 3 7 1 7 2h7l7 1 8 1 7 1h6l7-1h8l7-1 7-1 7-2 7-1 7-2 7-2 7-3 7-3 6-2 6-4 6-3 6-4 6-4 7-4 5-4 6-5z">
          <text:p/>
        </draw:path>
        <draw:path draw:style-name="gr159" draw:text-style-name="P157" draw:layer="layout" svg:width="0.364cm" svg:height="0.364cm" svg:x="5.106cm" svg:y="23.512cm" svg:viewBox="0 0 365 365" svg:d="M308 314l-6 5-5 5-6 4-6 4-6 4-6 4-6 3-6 4-7 2-7 3-7 3-6 2-7 1-7 2-7 1-7 2-7 1h-8l-7 1h-7l-7-1-7-1-7-1-7-1-7-1-7-2-7-2-7-2-7-3-6-3-7-3-6-3-6-4-7-3-6-4-5-5-5-4-6-5-5-5-5-5-5-5-5-6-4-5-4-7-4-5-4-6-3-7-3-6-3-6-3-7-2-7-2-7-2-7-2-7-1-7-1-7v-7l-1-8v-7-6-8l1-8 1-7 1-7 1-7 2-7 2-7 3-7 3-6 2-7 3-7 4-6 3-6 5-6 3-5 4-7 5-5 5-5 5-5 5-5 6-5 5-5 6-4 6-4 6-4 6-4 6-3 6-3 7-3 7-2 6-3 7-2 7-2 8-1 7-1 7-1 7-1h7 7 7l7 1h8l7 1 7 2 7 1 7 2 7 2 7 2 6 3 7 3 6 4 6 3 6 4 6 3 7 4 5 5 5 4 6 5 5 5 5 6 4 5 5 6 4 5 5 6 3 6 3 7 4 6 3 7 3 6 3 7 2 7 2 7 2 7 1 7 1 6 1 8 1 8v7l1 7-1 7-1 7-1 7-1 7-1 7-2 7-2 7-1 7-4 7-2 7-4 6-3 6-4 6-3 7-4 6-4 6-5 5-4 6-5 5zM308 314l5-5 5-5 5-6 4-5 4-6 4-6 4-6 4-6 3-7 4-6 2-7 3-6 2-7 2-7 2-7 1-8 1-7 1-7 1-7v-7-7-7l-1-8-1-8-1-6-1-7-2-7-2-7-2-7-3-7-3-7-4-6-3-6-4-7-3-6-4-6-4-6-5-5-4-6-6-5-4-5-6-5-5-5-6-4-6-4-6-4-6-4-6-3-7-3-6-3-7-3-7-3-7-2-7-2-7-1-7-2h-7l-8-1-7-1h-7-7l-7 1h-7l-7 1-8 1-7 2-7 1-7 2-7 3-6 3-7 2-6 3-7 4-6 3-6 4-5 5-7 4-5 4-5 5-6 5-4 6-5 5-5 5-4 6-4 6-4 6-4 6-3 6-4 7-2 7-3 6-3 7-1 7-2 7-2 7-1 7-1 7-1 8v8 6 7l1 8 1 7v7l2 7 1 8 2 7 2 6 3 7 2 7 3 6 3 7 4 6 3 6 4 6 4 6 5 6 5 5 4 6 5 5 5 5 6 4 5 5 6 4 6 4 7 4 6 4 6 3 6 3 7 3 7 3 7 2 7 2 7 2 7 1 7 1 7 1 7 1h7 7 8 7l7-1 7-2 7-1 7-2 7-1 7-3 6-2 7-3 7-3 6-3 7-3 6-4 6-4 5-5 7-4 5-5z">
          <text:p/>
        </draw:path>
        <draw:path draw:style-name="gr160" draw:text-style-name="P158" draw:layer="layout" svg:width="0.365cm" svg:height="0.366cm" svg:x="5.105cm" svg:y="23.511cm" svg:viewBox="0 0 366 367" svg:d="M310 315l-6 5-5 4-6 5-6 5-6 4-6 3-6 4-7 3-6 3-7 3-6 2-7 2-7 2-7 1-8 2-7 2h-7-7l-7 1h-7l-7-1h-8l-7-1-7-1-7-2-7-1-7-2-6-3-7-2-7-3-6-3-7-3-6-4-6-4-6-4-6-4-6-5-5-5-6-4-4-6-5-5-4-5-5-6-5-6-4-6-3-6-4-7-3-6-3-7-3-7-2-7-2-6-2-7-1-7-2-7-1-7v-7l-1-8v-8-6-8l1-7 1-7 1-7 1-8 3-7 1-7 3-6 3-7 2-7 4-6 3-6 4-6 4-6 4-6 5-6 4-5 5-6 5-5 5-5 6-5 5-5 6-4 5-4 7-4 6-3 7-4 6-3 7-2 6-3 7-3 7-2 7-2 7-1 7-1 7-1h7l7-1h8 7l7 1h8l6 1 7 2 7 1 7 2 7 2 7 2 7 3 6 3 7 4 6 3 7 4 6 3 5 5 6 4 6 4 5 6 5 4 5 6 5 5 4 6 4 6 4 6 4 5 4 7 3 7 3 6 3 7 2 7 3 6 2 7 1 7 2 7 1 7 1 7v8 7 8 7 7l-1 7-1 7-2 8-1 7-2 7-2 7-3 6-2 7-3 6-3 7-4 6-4 6-4 6-5 6-4 5-4 6-6 5zM310 316l5-5 5-6 4-5 5-6 5-6 4-6 3-6 4-6 3-6 3-7 3-7 2-6 2-7 3-7 1-7 2-7 1-8v-7l1-7v-7-8-8l-1-7v-7l-1-7-2-7-1-7-3-7-2-7-2-6-3-7-3-7-3-6-4-7-4-6-4-6-5-5-4-6-5-6-5-5-5-5-5-5-6-4-5-5-6-4-6-4-7-4-6-3-6-3-7-3-7-3-7-3-6-2-8-2-7-1-7-2h-6l-8-1-7-1h-7-8l-7 1h-7l-7 1-7 1-7 2-7 2-7 1-7 3-7 3-6 2-7 3-6 4-6 3-7 5-6 4-5 4-6 4-6 6-4 4-6 6-4 5-5 5-5 7-4 5-4 6-4 6-3 7-3 6-3 7-3 6-3 7-1 7-2 7-2 7-1 8-1 7-1 7v8 6 8l1 8 1 7v7l2 7 1 7 2 7 2 7 3 7 2 6 3 7 3 6 4 7 4 7 4 6 4 5 5 6 4 6 5 5 5 5 5 5 6 5 6 4 5 5 6 4 6 4 7 4 6 3 7 3 7 3 6 2 7 2 7 2 7 2 7 2 7 1h7l7 1 8 1h7l7-1h7l7-1 8-1 7-2 7-1 7-2 7-2 7-2 6-4 7-3 6-3 6-4 6-3 6-4 7-4 5-5 5-4z">
          <text:p/>
        </draw:path>
        <draw:path draw:style-name="gr160" draw:text-style-name="P158" draw:layer="layout" svg:width="0.367cm" svg:height="0.367cm" svg:x="5.105cm" svg:y="23.511cm" svg:viewBox="0 0 368 368" svg:d="M311 317l-6 4-5 5-6 5-6 4-6 4-6 3-6 4-6 3-7 3-7 3-6 3-7 2-7 1-7 2-7 2-8 1-7 1h-7l-7 1h-7l-8-1-7-1-7-1h-7l-8-2-7-2-7-2-6-2-7-2-7-4-6-3-7-3-6-4-6-3-7-4-5-5-6-5-6-4-5-6-5-4-5-6-4-5-5-6-4-6-3-6-4-6-4-7-3-6-3-7-3-6-2-7-2-7-2-7-1-7-2-8-1-7v-7l-1-8v-7-7-7l1-7 1-7 1-8 1-7 3-7 1-7 3-7 3-6 3-7 3-6 3-7 4-6 4-6 3-6 5-6 5-5 4-6 6-5 4-5 6-5 6-5 5-4 7-3 6-5 7-3 6-4 7-3 6-2 7-3 7-3 7-1 7-3 7-1 6-1 8-1h7l7-1h8 7l7 1h7l7 1 7 2 7 1 8 2 6 2 7 2 7 3 7 3 6 4 6 3 6 4 6 3 7 5 5 5 5 4 6 5 5 4 5 6 5 5 4 6 5 6 4 6 3 6 4 6 3 7 3 6 4 7 2 7 2 6 2 7 2 7 2 8v7l1 7 1 7v8 7 7l-1 7-1 8v8l-2 7-2 6-2 7-2 7-2 7-3 6-3 7-4 7-3 6-4 6-3 6-5 6-5 6-4 5-5 5zM311 317l6-5 4-5 5-6 5-6 4-5 4-6 4-7 3-6 4-7 3-6 2-7 3-7 2-7 2-7 2-6 1-7 1-8 1-8 1-7v-7-7-8l-1-7-1-7-1-8-1-7-3-7-1-7-2-6-3-7-3-7-3-6-3-7-4-7-4-6-3-5-5-6-5-6-4-5-5-6-5-5-6-5-5-4-6-5-6-4-6-4-6-4-7-3-6-3-7-3-6-3-7-3-7-2-7-2-7-1-8-2h-7l-7-1-7-1h-7-8l-7 1h-7l-8 1-6 1-7 2-7 2-7 1-7 3-7 3-7 2-6 3-7 4-6 4-7 4-6 4-6 4-5 5-6 5-5 4-5 6-5 5-5 6-4 6-4 6-4 6-4 6-3 6-3 7-3 6-3 7-3 7-1 7-2 7-2 7-1 7-1 8-1 7v7 7 7l1 8 1 7v8l2 7 1 7 2 7 2 7 3 7 2 7 3 6 3 7 4 6 4 6 4 6 3 7 5 5 5 5 4 6 6 5 5 6 6 4 5 5 6 4 7 4 6 4 6 3 7 4 6 3 7 3 7 3 6 2 7 1 7 3 7 1 8 1 7 1 7 1h8 7 7 7l7-1 8-2 7-1 7-2 7-1 7-3 6-2 7-3 7-3 7-3 6-4 6-4 6-4 5-4 7-4 5-5z">
          <text:p/>
        </draw:path>
        <draw:path draw:style-name="gr161" draw:text-style-name="P159" draw:layer="layout" svg:width="0.368cm" svg:height="0.369cm" svg:x="5.104cm" svg:y="23.51cm" svg:viewBox="0 0 369 370" svg:d="M312 318l-5 5-6 5-6 4-5 4-6 4-7 4-6 4-7 3-6 3-7 3-7 2-7 2-7 2-6 2-7 1-8 2h-7-7l-8 1h-7l-7-1h-7l-7-1-8-1-7-1-7-3-7-1-7-3-7-3-7-2-6-3-7-4-6-3-6-4-6-4-6-4-6-5-5-5-6-5-5-5-5-6-4-5-5-6-4-6-3-6-4-6-4-6-3-7-3-6-3-7-2-7-2-7-2-8-1-7-2-7-1-7v-7l-1-8v-7-7-8l1-7 1-7 1-7 1-7 3-7 1-7 3-7 3-7 3-6 3-7 3-6 4-6 4-7 3-6 5-5 5-6 4-6 6-5 5-5 6-4 5-5 6-5 5-3 7-4 6-4 7-4 6-3 7-2 7-3 7-3 7-1 7-3 7-1 7-1 8-1h7l7-1h8 6l8 1h7l7 1 8 2 7 1 7 2 7 2 6 2 7 3 7 3 6 4 7 3 6 4 6 4 5 4 7 5 5 4 5 5 6 5 4 6 5 5 5 5 4 7 4 5 4 6 4 7 3 6 3 7 3 6 2 7 3 7 1 7 3 7 1 7 1 8 1 7v7 7 7 8 7l-1 7-1 8-1 7-2 6-2 8-3 7-2 7-2 7-3 6-4 7-3 6-4 6-4 7-5 5-4 6-5 6-4 5zM313 318l5-5 5-5 5-6 4-5 4-6 5-7 4-6 3-6 3-6 3-7 3-7 2-7 2-7 3-8 1-6 2-7 1-7v-8l1-7v-8-7-7l-1-7v-7l-1-8-2-7-2-7-2-7-2-7-2-7-3-7-3-6-3-7-4-6-4-6-4-6-5-6-4-6-5-5-5-6-5-5-5-5-6-4-6-5-6-4-6-3-6-4-6-4-7-3-7-3-7-3-6-3-7-2-7-2-7-1-8-2h-7l-7-1-8-1h-6-8l-7 1h-8l-7 1-7 1-7 2-7 2-7 1-8 3-6 3-7 3-7 3-6 3-6 4-7 4-6 4-6 4-5 5-6 5-5 5-5 5-5 6-5 5-4 6-4 6-4 6-4 6-3 7-3 6-3 7-2 7-4 7-1 7-2 7-2 7-1 7-1 7-1 7v8 7 7l1 8 1 7v7l2 7 1 7 2 8 2 7 3 7 3 7 2 7 4 6 3 7 4 6 4 6 4 5 4 7 5 5 5 5 5 6 5 4 6 6 6 4 5 4 6 5 6 4 7 3 7 4 6 3 7 2 7 3 7 2 7 2 7 2 7 2 8 1h7l7 1 7 1h7l8-1h7l8-1 7-1 7-2 6-1 7-2 7-2 7-2 7-3 7-4 6-3 6-3 7-4 6-4 6-4 6-5 6-4z">
          <text:p/>
        </draw:path>
        <draw:path draw:style-name="gr162" draw:text-style-name="P160" draw:layer="layout" svg:width="0.37cm" svg:height="0.371cm" svg:x="5.103cm" svg:y="23.509cm" svg:viewBox="0 0 371 372" svg:d="M314 319l-6 5-5 5-6 5-6 4-6 3-7 4-6 4-6 3-7 3-7 3-7 3-7 2-7 2-7 1-7 2-7 1-7 1h-7l-8 1h-7l-8-1-7-1-7-1h-8l-7-2-7-2-7-2-7-2-7-3-7-2-6-4-7-3-6-3-6-4-6-5-6-4-6-4-5-6-6-4-4-6-6-5-4-6-4-6-5-5-3-6-4-7-3-6-4-7-3-7-3-7-2-7-2-7-2-7-1-7-2-7-1-8v-7l-1-7v-7-7-8l1-7 1-8 1-6 1-7 3-7 1-7 3-7 3-7 3-7 3-6 3-7 4-6 4-7 4-6 4-5 5-5 5-6 5-5 5-6 6-4 5-5 6-5 6-3 6-4 7-4 6-3 7-3 7-3 6-3 7-3 7-1 7-3 7-1 7-1 7-1h8l8-1h7 7l8 1h7l7 1 8 2 6 1 7 2 7 2 7 2 7 3 6 3 7 4 6 3 7 4 6 4 6 4 5 5 7 4 5 5 5 5 5 6 5 5 4 5 5 7 4 6 4 6 3 6 3 7 4 6 3 7 2 7 2 7 2 7 2 7 2 7v8l1 6 1 7v8 7 8l-1 7-1 7v7l-2 7-1 7-3 7-2 7-2 7-3 8-3 7-4 6-3 6-4 6-4 6-4 7-5 5-4 6-6 5zM314 320l5-6 5-5 5-5 5-6 4-6 3-6 4-6 4-6 3-7 3-7 3-7 3-7 2-7 2-7 2-8 1-7 1-7 1-7 1-7v-8-7-8l-1-7-1-7-1-7-1-7-2-7-2-8-2-7-3-7-3-6-3-7-4-6-3-7-4-6-4-5-4-7-5-6-4-5-6-6-5-4-5-6-6-4-6-5-5-4-7-3-6-4-7-4-6-3-7-3-7-3-7-3-7-1-7-3-6-1-7-2h-8l-7-1-8-1h-7-7l-8 1h-8l-7 1-7 1-7 2-7 2-7 1-7 3-7 3-7 3-6 3-7 3-6 4-7 4-6 4-5 4-5 5-7 5-4 5-6 5-4 6-5 5-5 6-4 6-4 7-4 6-3 6-3 7-3 6-2 7-3 7-2 7-2 8-2 7-1 6-1 8v7l-1 8v7 7l1 7 1 7v8l2 7 1 7 2 8 2 7 3 6 3 7 2 7 4 7 3 6 4 7 4 6 4 6 5 5 4 7 5 5 5 5 5 5 6 5 6 4 6 5 5 4 7 4 6 3 7 4 6 3 7 3 7 3 6 2 8 2 7 2 7 1 7 1 8 1 7 1 8 1h7l8-1h7l7-1 7-2 7-1 8-2 7-1 7-3 7-3 7-2 6-3 7-3 6-4 6-4 6-4 7-4 5-5 5-5z">
          <text:p/>
        </draw:path>
        <draw:path draw:style-name="gr163" draw:text-style-name="P161" draw:layer="layout" svg:width="0.371cm" svg:height="0.372cm" svg:x="5.102cm" svg:y="23.508cm" svg:viewBox="0 0 372 373" svg:d="M314 321l-5 4-5 5-6 5-6 4-6 4-6 4-6 4-7 3-6 3-7 2-7 3-7 3-7 1-8 2-8 1-7 2-7 1h-7-8-7-8l-7-1-7-1-7-1-7-1-7-3-8-1-7-3-6-3-7-2-7-3-6-4-6-4-7-4-5-3-7-5-5-5-6-4-5-5-5-5-5-6-4-6-5-5-5-6-3-7-4-6-3-7-4-7-3-7-3-6-2-7-2-7-2-7-1-7-2-7-1-8v-7l-1-7v-7-7l1-8v-7l1-8 1-7 1-7 3-7 2-7 2-7 3-7 3-6 3-7 3-6 4-7 4-6 4-6 5-6 4-5 5-6 5-5 5-6 6-4 6-5 5-5 6-3 6-4 7-4 7-3 6-3 7-3 7-3 6-3 7-1 7-3 8-1 7-1 7-1h8l7-1h7 7l8 1h7l8 1 7 2 7 1 7 2 7 2 7 3 7 2 7 3 6 4 7 3 6 4 6 4 6 4 6 5 5 4 6 6 5 4 5 6 5 5 5 6 4 6 4 6 4 6 3 7 4 6 3 7 2 6 3 7 3 7 1 8 3 7 1 7 1 7 1 7 1 7v8 7 8l-1 6-1 8-1 7-1 7-2 8-2 7-3 7-2 7-3 6-3 7-3 7-4 7-4 6-4 6-3 6-5 5-5 6-5 5zM315 321l6-5 4-5 5-6 5-6 4-6 4-6 4-6 4-7 3-7 3-6 3-7 2-7 3-7 2-7 1-7 2-8 1-7 1-8v-6-8-7-8-7l-1-7-1-7-2-7-2-8-1-7-3-7-3-7-2-7-3-6-4-7-3-6-4-6-5-6-4-7-4-5-6-5-4-6-6-5-5-5-5-5-6-4-7-5-6-3-6-4-6-4-7-3-6-3-7-3-7-3-7-1-8-3-7-1-7-2h-8l-7-1-8-1h-7-7l-7 1h-8l-7 1-8 1-7 2-7 2-7 1-6 4-7 2-7 3-7 3-6 3-7 4-6 4-6 4-6 4-5 5-6 5-5 5-6 5-4 6-5 6-5 5-3 6-5 7-3 6-4 7-3 6-3 7-2 7-3 7-2 7-2 7-2 7-1 7-1 7v8l-1 7v8 7l1 7 1 8v7l2 7 1 7 2 7 2 7 3 7 3 7 3 7 3 6 3 8 4 6 4 6 4 6 5 6 4 5 5 6 5 5 6 5 5 5 6 5 6 4 6 4 6 4 6 4 7 3 6 3 7 3 7 3 7 3 7 1 8 2 7 2 7 1 7 1h7l8 1h7l8-1h7 7l7-2 9-2 7-1 7-2 7-2 7-3 7-2 6-3 7-4 6-3 7-4 6-4 5-5 6-4 6-5z">
          <text:p/>
        </draw:path>
        <draw:path draw:style-name="gr164" draw:text-style-name="P162" draw:layer="layout" svg:width="0.373cm" svg:height="0.374cm" svg:x="5.101cm" svg:y="23.507cm" svg:viewBox="0 0 374 375" svg:d="M316 322l-5 5-6 4-6 5-5 5-7 4-6 3-7 4-7 3-6 3-7 3-7 3-7 2-7 2-7 1-8 2-7 1-8 1h-6l-8 1h-7l-8-1-7-1h-7l-7-1-7-2-8-2-7-2-7-2-7-3-7-3-6-3-7-3-6-4-6-4-6-4-7-4-5-5-5-5-6-5-5-6-5-5-4-5-5-7-5-6-3-6-4-6-3-7-4-6-3-7-3-7-2-7-2-7-2-7-1-7-2-7-1-7v-8l-1-7v-8-7l1-7v-8l1-7 1-7 1-8 3-7 2-7 2-6 3-7 3-7 3-6 4-7 3-7 4-6 4-6 5-5 4-6 5-6 5-5 6-5 5-5 6-5 6-4 6-4 6-4 6-4 7-3 6-3 7-3 7-3 7-3 7-1 7-3 7-1 8-1 7-1h7l7-1h8 7l8 1h7l7 1 7 2 7 1 8 2 7 2 7 3 7 2 6 3 8 4 6 3 6 4 6 4 6 5 6 4 6 5 5 5 6 5 4 5 6 6 4 5 4 6 5 7 4 6 3 6 4 7 3 6 2 7 3 7 2 7 2 7 2 7 2 7 1 7v8l1 7v8 7 7l-1 7v8l-1 7-2 8-1 7-3 6-2 7-2 7-3 7-3 7-4 6-3 7-4 6-4 6-5 6-4 7-5 5-5 6zM317 322l5-4 5-6 4-6 5-6 5-6 4-7 3-6 4-6 3-7 3-7 3-7 3-7 2-7 2-6 2-7 2-8v-7l1-8 1-7v-7-7-8l-1-7-1-8-1-7-1-7-2-7-2-7-2-7-3-7-3-7-3-7-4-6-3-7-4-6-4-6-5-6-4-6-5-5-5-6-5-5-5-5-7-4-5-5-6-5-6-3-6-4-7-4-7-3-7-3-7-3-7-2-7-2-7-3-8-1-7-2h-7l-7-1-8-1h-7-8l-7 1h-7l-7 1-8 1-7 2-7 2-8 1-6 4-7 2-7 3-6 3-7 3-7 4-6 4-6 4-5 5-6 5-6 4-5 6-6 5-4 6-5 5-5 6-3 6-4 6-4 7-4 6-3 7-3 7-2 7-3 6-2 7-2 7-2 7-1 8-1 7v8l-1 7v7 8l1 7 1 8v7l2 7 1 7 2 7 2 7 3 7 3 7 3 7 3 7 3 6 4 6 4 6 4 7 5 6 4 6 6 5 4 6 6 5 5 5 6 4 6 5 6 4 7 4 6 3 6 4 7 3 7 3 7 2 7 3 7 2 7 2 8 1 7 1 7 1 7 1 8 1h7l8-1h6l8-2h7l8-2 7-2 7-1 7-2 7-4 7-2 6-3 8-4 6-3 6-4 7-4 6-4 5-5 6-4z">
          <text:p/>
        </draw:path>
        <draw:path draw:style-name="gr165" draw:text-style-name="P163" draw:layer="layout" svg:width="0.374cm" svg:height="0.375cm" svg:x="5.101cm" svg:y="23.507cm" svg:viewBox="0 0 375 376" svg:d="M317 322l-6 6-6 5-5 5-6 3-7 5-6 4-6 3-7 4-7 3-7 2-7 3-7 3-6 1-7 2-8 1-7 1-8 2h-7-7-7-8l-7-1-8-1-7-1-7-1-7-3-7-1-7-3-7-3-7-3-7-3-6-3-6-4-7-3-6-4-6-5-6-5-5-4-6-6-4-6-6-5-4-6-5-6-4-6-4-6-4-6-3-6-4-7-3-7-3-7-2-7-2-7-2-7-1-7-2-8-1-7v-7l-1-7v-8-8l1-7v-7l1-7 1-8 1-7 3-7 2-7 2-7 3-7 3-7 3-6 4-7 4-6 3-6 4-6 5-6 4-6 5-5 5-6 6-5 5-5 6-4 6-5 6-4 6-4 7-4 6-3 7-3 6-3 7-3 7-3 8-1 7-3 7-1 8-1 6-1h8l7-1h8 7l7 1h7l8 1 7 2 8 1 7 2 7 3 7 2 7 2 6 3 7 4 7 3 6 4 6 4 6 5 5 4 7 5 5 5 5 5 6 5 4 6 5 6 5 5 4 7 3 6 4 7 4 6 3 7 2 7 4 7 2 7 1 7 3 6 1 8 1 7 1 8 1 7v7 7 8l-1 7-1 8-1 7-1 7-2 7-2 7-2 7-3 7-3 7-3 7-3 7-4 6-4 6-4 6-4 7-5 5-4 6-5 6zM317 323l6-5 5-6 5-5 5-6 4-6 4-6 4-7 4-6 3-7 3-6 3-7 2-7 3-7 2-8 2-7 1-7 1-7 1-7v-8-8-7-7-7l-1-8-2-7v-8l-3-6-1-7-3-8-3-7-3-6-3-7-3-7-4-6-4-6-4-7-4-6-5-5-4-6-6-6-6-4-5-6-6-4-6-5-6-5-6-3-6-4-7-3-7-4-6-3-7-3-7-2-7-2-7-3-7-1-8-2h-7l-8-1-7-1h-7-8l-7 1-8 1h-7l-7 1-7 2-8 2-7 2-7 3-7 2-7 3-6 3-7 4-6 3-6 5-6 3-6 5-6 5-6 4-5 6-5 5-5 6-5 5-5 6-3 6-4 6-4 7-4 7-3 6-3 7-2 7-3 6-2 8-2 7-2 7-1 8-1 7v7l-1 7v8 8l1 7 1 7v7l2 8 1 7 2 7 2 8 3 7 3 7 3 6 3 7 4 6 4 7 3 6 4 6 5 5 4 7 6 5 5 5 5 6 6 5 5 5 7 4 6 4 6 4 6 4 7 3 7 3 6 3 7 3 8 2 7 2 7 2 7 1 7 2 8 1h7 8l7 1 7-1h7l8-1 8-1 7-1 7-2 7-2 7-2 7-3 7-2 6-3 7-4 6-3 7-4 6-5 6-4 6-4 5-5z">
          <text:p/>
        </draw:path>
        <draw:path draw:style-name="gr166" draw:text-style-name="P164" draw:layer="layout" svg:width="0.376cm" svg:height="0.377cm" svg:x="5.1cm" svg:y="23.506cm" svg:viewBox="0 0 377 378" svg:d="M318 324l-6 5-5 5-6 4-6 4-6 6-7 3-6 4-7 3-6 3-7 3-7 3-7 1-8 3-7 1-7 2-7 1-8 1h-7l-8 1-7-1h-7l-7-1h-8l-8-2-7-1-6-2-7-2-8-3-7-2-6-3-7-3-7-3-6-4-6-5-7-4-6-4-5-5-6-5-5-5-5-5-6-6-4-6-5-5-4-6-4-7-4-6-3-7-4-7-3-6-3-7-2-7-2-7-2-7-1-7-2-8-1-7v-8l-1-6v-8-8l1-7v-8l1-6 1-8 1-7 3-7 2-8 2-7 3-7 3-6 3-7 4-7 4-6 3-6 4-6 5-6 4-6 6-5 4-6 6-5 6-5 5-4 7-5 6-4 6-4 6-3 7-4 6-3 7-3 7-3 7-2 7-2 8-3 7-1 7-1 7-1h8l7-1h8 7l7 1h8l7 1 8 2 7 1 6 2 7 3 7 2 7 2 7 3 7 4 6 3 6 4 7 4 6 5 6 4 5 5 6 5 5 5 6 5 4 7 5 5 4 6 4 6 4 6 4 7 3 7 3 7 3 6 3 7 3 7 2 7 2 7 1 8 2 7v8l1 7v7 7 8l-1 8v6l-1 8-2 7-1 7-3 8-3 7-2 7-3 7-3 6-3 7-4 6-4 7-4 6-4 5-5 7-5 5-5 5zM318 324l6-5 4-5 6-6 4-6 4-6 5-6 4-6 4-7 3-6 3-7 3-7 3-7 2-7 3-7 1-8 2-7v-8l1-6 1-8v-8-7-7l-1-8-1-7-1-8-2-7-1-7-2-7-2-7-4-7-3-7-3-7-3-6-4-7-4-6-4-7-4-6-5-5-5-6-5-5-5-5-6-6-6-4-5-5-7-4-6-4-6-4-7-3-6-4-7-3-7-3-7-2-8-2-6-3-7-1-8-2h-7l-8-1-7-1h-7-8l-7 1-8 1h-7l-7 1-8 2-7 2-7 2-7 3-7 2-7 3-7 3-6 4-7 4-6 4-6 3-6 5-6 5-5 5-6 5-5 5-5 6-5 6-4 6-4 5-4 7-4 6-4 7-3 6-3 7-2 7-3 7-2 7-2 8-2 7-1 8v6l-1 8-1 7v8 8l1 6 1 8v7l2 8 1 7 2 7 2 7 3 7 3 7 3 7 3 6 4 7 4 6 3 7 5 6 4 6 5 5 5 6 5 5 6 6 5 4 6 5 6 4 6 5 6 5 7 4 6 3 7 3 7 3 7 2 7 2 7 3 7 1 7 2 8 1 7 1 8 1h7l7 1 8-1h8l7-2h7l7-2 8-1 7-3 7-2 7-2 7-4 7-3 6-3 7-4 6-3 6-5 6-5 7-4 5-5z">
          <text:p/>
        </draw:path>
        <draw:path draw:style-name="gr167" draw:text-style-name="P165" draw:layer="layout" svg:width="0.377cm" svg:height="0.378cm" svg:x="5.099cm" svg:y="23.505cm" svg:viewBox="0 0 378 379" svg:d="M320 325l-6 5-5 5-6 4-6 5-6 4-7 3-7 4-6 3-7 3-7 4-7 2-6 2-7 3-8 2-7 1-8 1-7 2h-7-8-7-8l-7-1-7-1-8-1-7-2-8-1-7-4-7-2-7-2-6-3-7-3-7-3-7-4-6-4-6-5-5-4-6-5-6-5-5-5-6-5-4-6-6-5-3-6-6-7-4-6-4-6-3-7-4-6-3-7-3-7-2-7-2-7-2-7-1-7-2-8-1-7v-8l-1-7v-7-8l1-7v-8l1-7 1-7 2-7 2-8 2-7 2-7 3-7 3-7 3-7 4-6 4-6 3-7 6-5 4-7 5-6 5-5 5-6 5-4 6-6 5-4 6-5 7-4 6-3 7-4 6-4 7-3 7-3 7-3 7-2 7-2 6-3 8-1 7-1 8-1h8l6-1h8 7l8 1h7l7 1 8 2 7 1 7 2 8 3 7 2 7 2 7 3 6 4 7 3 6 4 6 5 6 4 6 4 6 5 5 5 5 6 5 5 6 6 4 5 5 6 4 6 3 6 4 7 3 7 3 7 4 6 3 7 2 7 2 8 1 7 2 7 1 8 1 7 1 7v8 7 8l-1 7-1 7-1 8-1 7-2 8-2 7-2 6-3 7-3 7-3 7-3 6-4 7-4 7-4 6-4 6-5 5-5 6-5 6zM321 325l5-4 5-7 5-5 5-5 4-6 4-7 4-7 3-6 4-7 3-7 3-6 2-8 3-6 2-7 2-8 1-7 1-8 1-7v-7-8-7-8-7l-1-7-2-8-1-7-2-8-2-7-2-7-3-7-3-6-3-7-3-7-4-7-4-6-4-6-4-6-5-6-5-6-5-5-5-5-6-5-6-5-6-5-5-4-7-4-6-4-7-3-6-4-7-3-7-3-7-2-7-2-8-3-7-1-8-2h-7l-7-1-7-1h-8-8l-7 1-7 1h-8l-7 1-8 2-6 2-8 2-7 3-7 2-7 3-6 3-7 4-6 4-6 4-7 3-6 5-6 5-5 5-6 5-5 6-5 5-4 6-5 6-5 6-4 6-4 6-3 7-4 7-2 7-3 7-3 7-2 7-2 7-1 8-2 7v7l-1 8-1 7v8 7l1 7 1 8v8l2 7 1 7 2 7 2 7 3 7 3 7 3 7 3 7 4 6 4 7 3 6 6 6 4 7 5 5 5 5 5 6 5 5 6 5 6 4 6 5 6 4 6 4 7 4 7 3 7 3 6 4 7 2 7 2 7 3 8 2 7 1 8 2 7 1h7 8l7 1 8-1h7l7-1 8-1 7-1 8-2 7-2 6-3 8-3 6-3 7-3 7-3 6-4 7-4 7-3 6-5 5-5 6-4z">
          <text:p/>
        </draw:path>
        <draw:path draw:style-name="gr168" draw:text-style-name="P166" draw:layer="layout" svg:width="0.379cm" svg:height="0.38cm" svg:x="5.098cm" svg:y="23.504cm" svg:viewBox="0 0 380 381" svg:d="M321 327l-5 5-6 5-6 4-6 5-6 4-7 4-6 4-7 3-7 3-6 3-8 2-7 3-7 2-7 1-7 2-8 1-7 1h-8l-7 1-7-1h-8l-8-1h-7l-7-2-7-1-8-2-7-2-7-3-7-2-7-3-7-3-7-4-6-3-6-5-7-3-6-5-6-5-6-4-5-6-5-5-5-6-5-5-4-6-5-6-4-6-4-7-3-7-4-6-3-7-2-7-3-7-2-7-2-7-1-8-2-7-1-8v-7l-1-7v-8-8l1-6v-8l1-8 2-7 1-8 2-6 2-7 2-7 3-7 3-7 4-7 3-7 4-6 3-6 5-7 5-6 4-5 5-6 5-5 6-5 5-6 6-4 6-5 7-4 6-4 7-4 7-3 6-4 7-3 7-3 7-2 7-2 7-2 8-2 7-1 8-1h7l7-1h8 8l7 1h7l7 1 8 2 7 1 8 2 6 3 7 2 7 4 7 3 7 3 6 4 7 4 7 4 5 4 6 4 6 6 6 4 5 6 5 5 5 5 5 7 4 6 4 6 4 6 4 6 3 7 3 7 3 7 2 7 3 7 2 7 2 8 1 6 2 8v7l1 8v8 6 8l-1 8v7l-1 8-2 6-1 8-2 7-3 7-2 8-3 6-3 7-4 7-3 6-4 7-5 6-4 6-4 6-6 5-4 6zM321 328l6-6 5-5 5-6 4-6 5-6 4-6 5-6 3-7 3-6 4-7 3-7 2-7 2-8 2-7 2-7 2-7v-8l1-7 1-8v-8-6-8l-1-8-1-7-1-8-2-7-1-7-2-7-3-8-2-7-3-7-3-6-3-7-4-7-4-6-5-6-4-6-5-6-5-6-5-5-5-6-6-4-5-5-6-4-6-5-7-4-6-4-7-4-7-3-7-3-7-4-7-2-6-2-7-3-8-1-7-2h-8l-7-1-7-1h-8-8l-7 1-7 1h-8l-8 2-7 1-7 2-7 2-7 3-7 2-7 4-7 3-6 4-7 4-6 3-7 5-7 5-5 4-6 5-6 5-4 6-6 5-4 6-5 6-4 6-4 7-4 6-3 7-4 6-2 7-3 7-3 7-2 8-2 6-1 8-2 7v8l-1 8-1 6v8 8l1 7 1 7v8l2 7 1 8 2 7 2 7 3 7 3 7 3 7 3 6 4 7 4 7 3 6 5 6 5 6 4 6 6 6 4 5 6 5 6 5 5 5 6 4 7 4 6 4 7 4 7 4 7 3 6 3 7 2 8 3 7 2 7 1 8 2 7 1 7 1 8 1h8l7 1 7-1 8-1 7-1h8l7-2 7-1 7-3 8-2 7-2 7-3 7-4 6-3 7-3 6-4 6-4 6-5 7-4 5-5z">
          <text:p/>
        </draw:path>
        <draw:path draw:style-name="gr169" draw:text-style-name="P167" draw:layer="layout" svg:width="0.381cm" svg:height="0.381cm" svg:x="5.098cm" svg:y="23.504cm" svg:viewBox="0 0 382 382" svg:d="M322 328l-5 6-6 4-6 5-6 5-6 3-6 4-7 4-6 3-7 3-7 3-7 3-8 2-7 2-7 2-7 1-8 1-7 1-8 1-8 1-6-1h-8l-8-1-7-1-8-1-7-2-7-1-7-3-9-2-7-2-6-3-7-4-7-3-7-4-6-4-6-4-6-5-5-4-7-6-5-4-5-6-5-5-5-6-4-6-5-6-4-7-4-6-3-7-4-6-3-7-2-7-3-7-2-7-2-7-1-8-2-7-1-8v-7l-1-7v-8-8l1-7v-7l1-8 2-7 1-8 2-7 2-7 2-7 3-7 3-7 4-6 3-7 4-7 3-6 5-7 5-5 4-6 6-6 4-5 6-5 6-5 5-5 6-4 7-6 6-3 7-4 6-4 7-3 7-3 7-3 7-2 8-2 7-2 7-1 8-2 7-1h7l8-1h8 7l7 1h8l8 1 7 2 7 1 7 2 7 3 7 2 7 3 7 3 7 3 7 4 6 4 6 4 6 5 7 5 5 5 5 4 6 6 5 5 5 6 4 6 5 6 5 6 4 6 3 7 3 7 4 6 3 7 2 7 2 8 3 7 1 7 2 7 1 8 1 7 1 8v7 7 8l-1 8-1 7-1 7-1 8-2 7-2 7-2 8-3 7-3 6-3 7-4 7-3 6-4 7-4 6-5 6-4 6-5 6-5 5zM323 329l5-5 6-6 4-6 5-5 5-6 3-7 4-7 4-6 4-7 3-7 2-6 4-7 2-7 1-8 3-7 1-8 1-7 1-7 1-8v-8-7-7l-1-8-1-8-2-7-1-7-2-7-2-8-2-7-3-7-3-7-3-7-4-7-3-6-4-6-4-6-5-6-4-7-5-5-5-5-6-6-5-5-6-5-6-4-6-6-7-4-6-4-6-3-7-4-7-3-7-3-7-2-8-2-7-3-7-1-7-2h-8l-8-1-7-1h-7-8l-8 1-7 1h-7l-8 2-7 1-8 2-7 2-7 3-7 2-7 3-7 4-7 3-6 4-7 4-6 5-6 5-6 4-5 5-6 5-5 6-6 5-4 6-5 6-4 7-4 6-4 6-3 7-3 7-3 7-3 7-3 7-2 7-2 7-1 8-2 7v8l-1 7-1 7v8 8l1 7 1 7v8l2 8 1 7 3 7 1 7 3 7 3 7 3 7 4 7 3 6 4 7 4 6 4 6 5 7 4 5 6 6 5 5 5 5 6 6 6 4 6 5 6 4 6 4 7 3 7 4 7 3 6 3 7 3 8 2 8 2 7 2 7 1 7 2 8 1 8 1h8 6 8l8-1 8-1 7-1 7-1 7-2 8-2 7-2 7-3 7-3 7-3 7-3 6-4 7-4 6-4 6-4 6-5 6-5z">
          <text:p/>
        </draw:path>
        <draw:path draw:style-name="gr170" draw:text-style-name="P168" draw:layer="layout" svg:width="0.382cm" svg:height="0.382cm" svg:x="5.097cm" svg:y="23.503cm" svg:viewBox="0 0 383 383" svg:d="M324 330l-6 5-5 5-6 5-6 4-7 4-7 4-6 4-7 3-7 3-6 3-7 2-7 3-8 2-7 1-8 2-7 1-7 1h-8-8-7-7-9l-8-1-7-2-7-1-7-2-8-2-7-2-7-3-7-3-7-3-7-4-6-4-6-4-6-3-6-5-6-5-6-5-5-5-6-5-5-6-5-6-4-6-4-6-5-6-4-7-3-6-4-7-3-7-2-7-3-7-2-7-2-8-1-7-2-7-1-8v-7l-1-8v-7-8l1-7v-8l1-7 2-7 1-8 2-8 2-7 2-7 3-7 3-6 4-7 3-7 4-7 4-6 4-6 5-6 4-6 6-6 5-6 5-5 6-5 6-4 5-5 7-5 6-3 7-4 7-3 7-4 6-3 7-3 7-2 7-2 8-2 7-1 8-2 7-1h8l8-1h7 8l7 1h8l8 1 6 2 8 1 7 2 8 3 7 2 7 3 7 3 7 3 6 4 6 4 7 4 6 5 5 4 7 5 5 5 5 6 6 6 4 5 5 6 5 6 3 7 5 6 3 6 4 7 3 7 3 7 3 7 2 7 2 7 2 7 1 8 2 7 1 8v7 8 7 8 7l-1 8-1 7-2 8-2 7-1 7-3 7-3 7-2 7-3 7-4 7-4 6-4 7-4 6-4 7-5 5-4 6-6 5zM324 331l6-6 5-6 5-5 5-6 4-7 4-6 4-6 4-7 3-6 4-7 2-7 3-8 2-7 2-7 2-7 2-8 1-7v-8l1-7v-8-7-8l-1-7v-8l-2-7-2-8-1-7-2-7-3-7-2-7-3-7-3-7-4-7-4-7-4-6-4-6-4-6-5-7-5-5-5-5-5-7-6-5-6-5-6-4-6-5-6-4-7-4-6-3-7-4-7-3-7-3-7-2-7-2-8-3-7-1-7-2h-8l-8-1-7-1h-8-7l-8 1-8 1h-7l-8 2-8 1-7 2-7 2-7 3-7 3-7 2-7 4-6 3-7 4-6 4-7 4-6 5-6 4-5 6-6 4-5 7-5 6-5 5-5 6-4 7-3 6-4 7-4 7-3 6-3 7-3 7-3 7-2 7-2 8-1 7-2 8v7l-1 7-1 8v8 7l1 8 1 7v8l2 7 1 7 3 8 1 7 3 7 3 8 3 7 4 6 3 7 4 6 4 7 4 6 5 5 5 7 5 5 5 5 5 6 7 4 5 6 6 4 6 4 6 4 7 4 7 4 7 3 7 3 7 2 7 3 7 2 8 1 7 2 7 2h8l9 1h7 7 8l8-1h7l7-1 8-2 8-1 7-3 7-2 7-2 7-3 7-3 6-4 7-3 6-4 7-5 6-4 6-4 6-6z">
          <text:p/>
        </draw:path>
        <draw:path draw:style-name="gr171" draw:text-style-name="P169" draw:layer="layout" svg:width="0.384cm" svg:height="0.384cm" svg:x="5.096cm" svg:y="23.502cm" svg:viewBox="0 0 385 385" svg:d="M325 331l-5 5-6 5-6 5-7 4-6 5-6 3-7 4-6 3-7 3-7 4-8 2-7 2-7 2-7 2-8 2h-8l-7 1-8 1h-8-7-7l-8-1-8-1-7-1-7-2-8-1-7-3-7-2-7-2-7-3-7-3-7-4-7-4-6-4-6-5-6-3-6-6-6-4-5-6-6-5-4-6-6-6-4-5-4-6-5-7-4-7-3-6-4-7-3-7-2-7-3-7-2-7-2-8-1-7-2-7-1-8v-7l-1-8v-8-7l1-8v-7l1-8 2-7 1-7 2-8 2-7 2-7 3-8 3-6 4-7 3-7 4-6 4-7 4-6 5-7 5-5 5-6 5-6 5-4 6-6 6-4 6-5 6-5 6-3 7-4 7-3 7-4 6-3 7-3 8-2 7-2 7-2 8-1 7-2 7-1h8l8-1h7 8l7 1h8l8 1 8 2 7 1 8 2 7 3 7 2 6 3 7 3 7 3 7 4 6 4 7 4 6 5 6 4 5 5 6 5 6 6 5 5 5 5 5 7 4 6 4 7 4 6 4 7 4 7 3 7 3 7 2 6 2 7 3 7 1 8 2 8 1 7 1 7 1 8v8 7 7l-1 8-1 8v7l-2 8-2 7-2 7-2 7-3 8-3 7-3 7-4 6-3 7-4 6-4 6-5 6-4 6-6 6-4 6zM325 331l6-5 5-5 5-6 5-6 4-6 5-6 3-7 4-6 3-7 3-7 4-7 3-7 2-8 1-7 3-7 1-7 1-8 1-8 1-8v-7-7-8l-1-8-1-7-1-8-2-7-2-8-2-7-2-7-2-7-4-7-3-7-4-7-3-6-4-6-4-7-5-7-4-6-6-6-5-5-6-6-5-4-5-6-6-4-7-4-6-5-7-4-7-3-6-4-7-3-7-3-7-2-7-2-8-3-7-1-8-2h-8l-7-1-8-1h-8-7l-8 1-8 1h-7l-7 2-8 1-7 2-8 2-7 3-7 3-6 3-7 3-7 3-7 4-6 4-7 4-6 5-5 4-6 6-6 5-5 6-5 5-4 6-5 7-5 6-3 6-4 7-4 7-3 7-3 6-3 7-3 8-2 7-2 7-1 8-2 7v8l-1 7-1 8v7 8l1 8 1 8v7l2 7 1 8 3 7 2 7 2 8 3 6 3 7 4 7 3 6 4 7 4 7 5 6 4 6 5 6 5 5 5 6 6 5 6 5 6 5 5 4 7 5 6 4 7 3 6 4 7 3 7 4 7 2 8 2 7 2 8 2 6 2 8 1 8 1 8 1h7 7 8l8-1 7-1 9-1 7-1 7-2 7-2 8-2 7-3 7-3 7-3 7-4 6-3 7-4 6-4 6-5 6-5 6-4z">
          <text:p/>
        </draw:path>
        <draw:path draw:style-name="gr172" draw:text-style-name="P170" draw:layer="layout" svg:width="0.385cm" svg:height="0.385cm" svg:x="5.095cm" svg:y="23.501cm" svg:viewBox="0 0 386 386" svg:d="M326 332l-5 6-6 4-6 5-6 4-6 5-7 4-6 3-7 4-7 3-8 3-7 2-8 3-7 2-7 2-7 1-8 1-8 1h-7-8-7-8-7l-8-1-8-2-7-1-7-2-7-2-8-2-7-3-7-3-7-4-6-3-7-4-6-3-7-5-5-5-7-4-5-5-6-5-6-6-4-5-5-6-4-6-5-7-4-6-5-7-3-6-4-7-3-7-2-7-2-7-3-7-2-7-1-8-2-8-1-7v-7l-1-8v-8-7l1-8v-7l1-8 2-8 1-7 2-7 2-7 2-8 3-7 3-7 4-7 3-7 4-7 4-6 5-6 4-6 5-6 5-6 5-5 5-5 7-6 5-4 6-5 6-4 7-4 6-4 7-3 7-4 7-3 7-3 7-2 8-2 7-2 7-1 8-2 7-1h8l8-1h7 8l8 1h7l7 1 8 2 7 1 8 2 7 3 7 2 8 3 7 3 6 3 7 4 7 4 6 5 6 4 6 4 6 6 5 4 6 6 5 5 5 6 5 6 5 6 4 7 3 6 4 7 4 7 3 7 3 7 3 6 2 8 2 7 2 8 1 7 2 7 1 8v8 8 7 7 8l-1 8-1 7-1 7-3 8-1 7-3 8-3 7-3 7-3 6-3 7-4 7-4 7-4 6-4 6-5 6-5 5-6 6zM327 333l5-5 6-6 4-6 5-6 4-6 5-6 4-7 4-7 3-7 3-6 3-7 3-7 2-7 2-8 2-8 2-7 1-7v-8l1-8v-7-7-8l-1-8v-8l-2-7-1-7-2-8-2-8-3-7-2-6-3-7-3-7-4-7-4-8-4-6-4-6-4-6-6-7-4-5-6-6-5-5-5-5-7-5-6-5-6-4-6-5-6-4-7-3-7-4-7-3-8-3-7-2-7-2-7-2-8-2-8-1-7-1-7-1-8-1h-8-7l-8 1-8 1h-8l-7 2-7 1-8 2-7 2-7 3-8 3-6 3-7 3-7 4-7 4-6 3-6 4-6 5-6 5-6 5-5 5-5 6-6 6-4 5-5 6-5 7-3 6-4 7-4 7-3 7-3 7-3 7-3 7-2 8-2 7-1 7-2 8v7l-1 8-1 8v7 8l1 8 1 7v7l2 8 1 8 3 7 2 7 2 7 3 7 3 7 4 7 3 7 4 6 4 7 5 6 4 6 5 6 5 6 6 5 5 5 6 5 6 5 6 5 6 4 6 4 7 4 7 3 7 4 7 2 7 3 7 3 8 2 7 2 7 1 8 2h8l7 1h7 8 8l7-1h8l8-1 7-2 7-1 8-3 7-2 7-2 8-3 7-3 7-4 7-3 6-5 7-4 6-4 5-5 6-5z">
          <text:p/>
        </draw:path>
        <draw:path draw:style-name="gr173" draw:text-style-name="P171" draw:layer="layout" svg:width="0.387cm" svg:height="0.387cm" svg:x="5.095cm" svg:y="23.501cm" svg:viewBox="0 0 388 388" svg:d="M328 334l-6 5-6 5-6 4-6 5-7 4-6 4-7 4-7 3-7 4-7 3-7 2-7 2-8 3-7 1-7 2h-8l-8 1-8 1h-7-8-7l-8-1-7-1-8-1-7-2-8-1-7-3-7-2-7-3-7-2-7-4-7-3-7-4-6-4-6-5-6-4-7-5-5-5-5-5-6-5-5-6-5-6-4-6-5-6-4-7-4-6-4-7-3-7-3-7-3-7-2-7-3-8-2-7-1-7-2-8-1-7v-8l-1-7v-8-8l1-7v-8l1-7 2-8 1-7 2-7 2-8 2-7 3-8 3-7 4-7 3-7 4-7 4-6 5-6 4-6 5-5 5-7 6-5 5-5 6-5 6-5 6-5 6-4 6-4 7-4 6-3 7-4 7-3 8-3 7-2 7-2 8-2 7-1 7-2 8-1h8l7-1h8 8l7 1h7l8 2 8 1 7 2 7 1 8 3 7 2 7 3 7 3 7 3 7 4 6 4 6 5 6 4 7 5 6 5 6 5 5 5 6 6 4 5 6 6 3 6 5 7 4 6 4 7 4 7 3 7 3 7 2 7 2 7 3 8 1 8 2 7 1 7 1 8 1 8v7 7 8l-1 8-1 7v8l-2 7-2 8-2 7-2 7-3 7-3 7-3 7-3 7-4 7-4 6-5 6-4 7-5 6-5 6-5 5zM328 335l6-6 5-6 5-5 4-7 5-6 5-6 3-7 4-6 3-7 4-7 3-7 3-8 2-7 2-7 2-7 1-8 1-8 1-7 1-8v-8-7-7l-1-8-1-8-1-7-2-8-1-7-3-8-2-7-2-7-3-8-4-7-3-6-4-7-4-7-5-6-4-6-5-6-5-6-5-5-5-6-7-5-5-5-7-4-6-5-6-5-7-4-7-3-7-4-7-3-7-3-7-2-8-2-7-2-7-2-8-1-7-1-8-1-7-1h-8-8l-7 1-8 1h-8l-7 2-7 1-8 2-7 2-8 3-7 3-7 3-7 3-7 4-6 4-7 3-6 5-6 5-6 4-6 5-5 5-5 6-6 6-4 6-5 5-5 7-3 6-4 7-4 7-3 7-3 6-3 9-3 7-2 7-2 8-1 7-2 8v7l-1 8-1 7v8 8l1 7 1 8v8l2 7 1 7 3 8 2 7 2 7 3 8 3 7 4 7 3 6 4 7 4 6 5 6 4 6 5 6 5 6 6 5 5 6 6 5 6 5 6 4 7 4 6 5 7 4 6 3 7 3 7 3 8 3 7 2 7 3 7 1 8 2 8 1 7 1 8 1h7 8 7l8-1 8-1 8-1 7-1 7-2 8-2 7-2 8-3 7-3 6-3 7-4 7-4 7-3 6-4 6-5 7-4 6-6z">
          <text:p/>
        </draw:path>
        <draw:path draw:style-name="gr174" draw:text-style-name="P172" draw:layer="layout" svg:width="0.388cm" svg:height="0.388cm" svg:x="5.094cm" svg:y="23.5cm" svg:viewBox="0 0 389 389" svg:d="M328 335l-5 5-6 5-6 5-7 5-6 3-7 4-6 4-7 4-7 3-7 3-7 2-7 3-8 2-7 2-8 1-7 1-8 1h-8-7-8-7-8l-8-1-7-2-8-1-7-2-8-2-7-2-7-3-7-3-7-4-6-3-7-4-6-4-7-4-6-5-6-4-6-6-5-5-6-5-5-6-5-6-4-6-5-6-4-6-4-7-4-7-3-7-3-6-3-8-2-7-3-7-2-8-1-7-2-7-1-8v-8l-1-8v-7-8l1-8v-7l1-7 2-8 1-8 2-8 2-7 2-7 3-8 3-7 4-7 3-6 4-7 4-6 5-7 4-5 5-6 5-7 6-5 5-5 6-5 6-5 6-4 6-5 7-4 6-4 7-3 7-4 7-3 7-3 8-2 7-2 7-2 8-1 7-2 8-1h7l8-1h8 7l8 1h8l7 2 8 1 7 2 7 1 8 3 7 2 7 3 7 3 7 4 7 3 7 4 6 5 6 4 6 5 5 5 7 5 5 5 5 6 5 6 5 5 4 6 5 7 4 7 4 7 3 6 4 7 3 7 3 7 2 7 2 9 2 7 1 7 2 8 1 8v7 8 7 8 7l-1 8-2 8v8l-3 7-1 7-3 7-3 8-3 7-3 7-3 7-4 6-4 7-5 6-5 6-4 6-5 6-5 6zM329 335l6-5 4-6 6-6 4-5 5-6 4-7 5-6 4-7 3-7 3-7 3-7 2-7 4-8 1-7 2-7 1-8 2-8v-8l1-7v-8-7-8l-1-7v-8l-2-8-1-7-2-8-2-8-3-8-3-6-2-7-4-7-3-7-4-7-4-6-5-7-5-6-4-6-6-6-4-5-6-6-6-5-6-5-5-4-7-5-6-4-7-4-7-4-7-4-6-3-7-2-8-3-7-2-8-2-7-2-7-1-8-1-8-1-8-1h-7-8l-8 1-7 1h-8l-8 2-7 1-7 2-8 2-7 3-7 3-7 3-7 3-7 4-7 4-6 3-6 5-6 5-6 4-7 6-5 5-5 5-5 6-5 6-5 6-4 6-4 6-4 7-4 7-3 7-3 7-3 7-3 8-2 7-2 8-1 8-2 7v8l-1 7-1 8v8 7l1 8 1 8v8l2 7 1 7 3 8 2 7 2 8 3 7 3 6 4 7 3 7 4 7 4 6 5 7 4 6 6 5 4 6 6 6 6 5 5 5 7 5 6 5 6 4 6 4 7 3 7 4 7 3 7 3 7 3 7 3 7 2 8 2 8 1 7 2h8l7 1h8 8 7l8-1h8l7-1 8-2 8-1 7-2 7-3 7-2 7-3 7-3 7-4 7-4 6-4 7-4 6-4 7-5 5-5z">
          <text:p/>
        </draw:path>
        <draw:polygon draw:style-name="gr219" draw:text-style-name="P212" draw:layer="layout" svg:width="0.547cm" svg:height="0.4cm" draw:transform="skewX (-0.717330322569669) rotate (-0.839677903134472) translate (5.14923907516848cm 22.3535684445048cm)" svg:viewBox="0 0 548 401" draw:points="524,0 0,304 24,401 548,97">
          <text:p/>
        </draw:polygon>
        <draw:polygon draw:style-name="gr220" draw:text-style-name="P213" draw:layer="layout" svg:width="0.544cm" svg:height="0.393cm" draw:transform="skewX (-0.714886861616877) rotate (-0.837234442181681) translate (5.14922895134083cm 22.3565339928237cm)" svg:viewBox="0 0 545 394" draw:points="523,0 0,303 22,394 545,91">
          <text:p/>
        </draw:polygon>
        <draw:polygon draw:style-name="gr221" draw:text-style-name="P214" draw:layer="layout" svg:width="0.543cm" svg:height="0.386cm" draw:transform="skewX (-0.716283125018473) rotate (-0.83740897510688) translate (5.14889050546849cm 22.3581533603065cm)" svg:viewBox="0 0 544 387" draw:points="523,0 0,303 20,387 544,84">
          <text:p/>
        </draw:polygon>
        <draw:polygon draw:style-name="gr222" draw:text-style-name="P215" draw:layer="layout" svg:width="0.542cm" svg:height="0.378cm" draw:transform="skewX (-0.717504855494869) rotate (-0.837583508032079) translate (5.14861329821796cm 22.3598403358459cm)" svg:viewBox="0 0 543 379" draw:points="524,0 0,303 18,379 543,76">
          <text:p/>
        </draw:polygon>
        <draw:polygon draw:style-name="gr223" draw:text-style-name="P216" draw:layer="layout" svg:width="0.54cm" svg:height="0.371cm" draw:transform="skewX (-0.718028454270467) rotate (-0.837758040957279) translate (5.14870114245353cm 22.3608667331152cm)" svg:viewBox="0 0 541 372" draw:points="524,0 0,302 17,372 541,69">
          <text:p/>
        </draw:polygon>
        <draw:polygon draw:style-name="gr224" draw:text-style-name="P217" draw:layer="layout" svg:width="0.537cm" svg:height="0.364cm" draw:transform="skewX (-0.713839664065681) rotate (-0.837932573882478) translate (5.15035154868284cm 22.3646947234161cm)" svg:viewBox="0 0 538 365" draw:points="522,0 0,303 15,365 538,61">
          <text:p/>
        </draw:polygon>
        <draw:polygon draw:style-name="gr225" draw:text-style-name="P218" draw:layer="layout" svg:width="0.536cm" svg:height="0.357cm" draw:transform="skewX (-0.716632190868872) rotate (-0.838107106807678) translate (5.14963111981105cm 22.3648231904522cm)" svg:viewBox="0 0 537 358" draw:points="523,0 0,304 13,358 537,55">
          <text:p/>
        </draw:polygon>
        <draw:polygon draw:style-name="gr226" draw:text-style-name="P219" draw:layer="layout" svg:width="0.533cm" svg:height="0.349cm" draw:transform="skewX (-0.715410460392476) rotate (-0.838456172658076) translate (5.1503025780767cm 22.3674277540095cm)" svg:viewBox="0 0 534 350" draw:points="523,0 0,303 12,350 534,47">
          <text:p/>
        </draw:polygon>
        <draw:polygon draw:style-name="gr227" draw:text-style-name="P220" draw:layer="layout" svg:width="0.532cm" svg:height="0.342cm" draw:transform="skewX (-0.716806723794071) rotate (-0.838456172658076) translate (5.14988696545842cm 22.369096555868cm)" svg:viewBox="0 0 533 343" draw:points="523,0 0,303 10,343 533,39">
          <text:p/>
        </draw:polygon>
        <draw:polygon draw:style-name="gr228" draw:text-style-name="P221" draw:layer="layout" svg:width="0.531cm" svg:height="0.335cm" draw:transform="skewX (-0.71715578964447) rotate (-0.838630705583276) translate (5.15003602396891cm 22.3701908279062cm)" svg:viewBox="0 0 532 336" draw:points="524,0 0,303 8,336 532,33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LTStd1" svg:font-family="HelveticaLTStd"/>
    <style:font-face style:name="Times1" svg:font-family="Times"/>
    <style:font-face style:name="TimesNewRoman1" svg:font-family="TimesNewRoman"/>
    <style:font-face style:name="DejaVu Sans1" svg:font-family="'DejaVu Sans'" style:font-pitch="variable"/>
    <style:font-face style:name="HelveticaLTStd" svg:font-family="HelveticaLTStd" style:font-pitch="variable"/>
    <style:font-face style:name="Liberation Serif1" svg:font-family="'Liberation Serif'" style:font-pitch="variable"/>
    <style:font-face style:name="Times" svg:font-family="Time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cm" fo:page-height="24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4T13:49:12.710840140</dc:date>
    <meta:editing-duration>PT2H50M50S</meta:editing-duration>
    <meta:editing-cycles>67</meta:editing-cycles>
    <meta:generator>LibreOffice/6.4.7.2$Linux_X86_64 LibreOffice_project/40$Build-2</meta:generator>
    <meta:document-statistic meta:object-count="1590"/>
  </office:meta>
</office:document-meta>
</file>